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7.052cm"/>
    </style:style>
    <style:style style:name="co11" style:family="table-column">
      <style:table-column-properties fo:break-before="auto" style:column-width="1.579cm"/>
    </style:style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0.924cm"/>
    </style:style>
    <style:style style:name="co12" style:family="table-column">
      <style:table-column-properties fo:break-before="auto" style:column-width="6.316cm"/>
    </style:style>
    <style:style style:name="co13" style:family="table-column">
      <style:table-column-properties fo:break-before="auto" style:column-width="1.415cm"/>
    </style:style>
    <style:style style:name="co16" style:family="table-column">
      <style:table-column-properties fo:break-before="auto" style:column-width="2.15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605cm" fo:break-before="auto" style:use-optimal-row-height="false"/>
    </style:style>
    <style:style style:name="ro1" style:family="table-row">
      <style:table-row-properties style:row-height="2.263cm" fo:break-before="auto" style:use-optimal-row-height="true"/>
    </style:style>
    <style:style style:name="ro7" style:family="table-row">
      <style:table-row-properties style:row-height="2.316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2.157cm" fo:break-before="auto" style:use-optimal-row-height="false"/>
    </style:style>
    <style:style style:name="ro11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ext-properties style:text-position=""/>
    </style:style>
    <style:style style:name="ce16" style:family="table-cell" style:parent-style-name="Default">
      <style:table-cell-properties style:text-align-source="fix" style:repeat-content="false" fo:background-color="transparent" fo:wrap-option="wrap" style:rotation-angle="90"/>
      <style:paragraph-properties fo:text-align="center"/>
      <style:text-properties style:use-window-font-color="true" style:text-outline="false" style:text-line-through-style="none" style:text-position="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text-position="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style:text-position="" style:font-name="Arial"/>
    </style:style>
    <style:style style:name="ce20" style:family="table-cell" style:parent-style-name="Default">
      <style:table-cell-properties style:text-align-source="fix" style:repeat-content="false" fo:background-color="transparent" fo:wrap-option="wrap" style:rotation-angle="90"/>
      <style:paragraph-properties fo:text-align="center" fo:margin-left="0cm"/>
      <style:text-properties style:use-window-font-color="true" style:text-outline="false" style:text-line-through-style="none" style:text-position="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style:use-window-font-color="true" style:text-outline="false" style:text-line-through-style="none" style:text-position="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3" style:family="table-cell" style:parent-style-name="Default">
      <style:text-properties style:text-position="" style:font-name="Arial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rotation-angle="90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Arial"/>
    </style:style>
    <style:style style:name="ce2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1" style:family="table-cell" style:parent-style-name="Default">
      <style:table-cell-properties style:text-align-source="fix" style:repeat-content="false" fo:background-color="transparent" fo:wrap-option="wrap" style:rotation-angle="9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ejaVu Sans" style:font-name-complex="Lohit Hindi"/>
    </style:style>
    <style:style style:name="ce35" style:family="table-cell" style:parent-style-name="Default">
      <style:table-cell-properties style:rotation-angle="90"/>
      <style:text-properties fo:font-weight="bold" style:font-weight-asian="bold" style:font-weight-complex="bold"/>
    </style:style>
  </office:automatic-styles>
  <office:body>
    <office:spreadsheet>
      <table:table table:name="Summary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2" table:number-columns-repeated="3" table:default-cell-style-name="ce32"/>
        <table:table-column table:style-name="co2" table:number-columns-repeated="4" table:default-cell-style-name="ce30"/>
        <table:table-column table:style-name="co3" table:number-columns-repeated="1014" table:default-cell-style-name="Default"/>
        <table:table-row table:style-name="ro1">
          <table:table-cell table:style-name="ce25" office:value-type="string">
            <text:p>Keyword</text:p>
          </table:table-cell>
          <table:table-cell table:style-name="ce29" office:value-type="string">
            <text:p>PostgreSQL</text:p>
          </table:table-cell>
          <table:table-cell table:style-name="ce31" office:value-type="string">
            <text:p>SQL:2011</text:p>
          </table:table-cell>
          <table:table-cell table:style-name="ce31" office:value-type="string">
            <text:p>SQL:2008</text:p>
          </table:table-cell>
          <table:table-cell table:style-name="ce31" office:value-type="string">
            <text:p>SQL-92</text:p>
          </table:table-cell>
          <table:table-cell table:style-name="ce33" office:value-type="string">
            <text:p>SQLite3</text:p>
          </table:table-cell>
          <table:table-cell table:style-name="ce33" office:value-type="string">
            <text:p>MySQL</text:p>
          </table:table-cell>
          <table:table-cell table:style-name="ce33" office:value-type="string">
            <text:p>Transact-SQL</text:p>
          </table:table-cell>
          <table:table-cell table:style-name="ce33" office:value-type="string">
            <text:p>ODBC</text:p>
          </table:table-cell>
          <table:table-cell table:style-name="ce35" table:number-columns-repeated="1014"/>
        </table:table-row>
        <table:table-row table:style-name="ro2">
          <table:table-cell table:style-name="ce26" office:value-type="string">
            <text:p>A</text:p>
          </table:table-cell>
          <table:table-cell table:formula="of:=IF(ISNA(VLOOKUP([.$A2];['PostgreSQL 9.3'.$A$2:.$A$1001];1;0));&quot;&quot;;&quot;Y&quot;)">
            <text:p/>
          </table:table-cell>
          <table:table-cell table:formula="of:=IF(ISNA(VLOOKUP([.$A2];['SQL 2011'.$A$2:.$A$1001];1;0));&quot;&quot;;&quot;Y&quot;)" office:value-type="string" office:string-value="Y">
            <text:p>Y</text:p>
          </table:table-cell>
          <table:table-cell table:formula="of:=IF(ISNA(VLOOKUP([.$A2];['SQL 2008'.$A$2:.$A$1001];1;0));&quot;&quot;;&quot;Y&quot;)" office:value-type="string" office:string-value="Y">
            <text:p>Y</text:p>
          </table:table-cell>
          <table:table-cell table:formula="of:=IF(ISNA(VLOOKUP([.$A2];['SQL 92'.$A$2:.$A$1001];1;0));&quot;&quot;;&quot;Y&quot;)">
            <text:p/>
          </table:table-cell>
          <table:table-cell table:style-name="ce34" table:formula="of:=IF(ISNA(VLOOKUP([.$A2];['SQLite 3'.$A$2:.$B$1002];1;0));&quot;&quot;;&quot;Y&quot;)">
            <text:p/>
          </table:table-cell>
          <table:table-cell table:style-name="ce34" table:formula="of:=IF(ISNA(VLOOKUP([.$A2];['MySQL 5.7'.$A$2:.$A$832];1;0));&quot;&quot;;&quot;Y&quot;)">
            <text:p/>
          </table:table-cell>
          <table:table-cell table:formula="of:=IF(ISNA(VLOOKUP([.$A2];['Transact-SQL 2012'.$A$2:.$A$1001];1;0));&quot;&quot;;&quot;Y&quot;)">
            <text:p/>
          </table:table-cell>
          <table:table-cell table:formula="of:=IF(ISNA(VLOOKUP([.$A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BORT</text:p>
          </table:table-cell>
          <table:table-cell table:formula="of:=IF(ISNA(VLOOKUP([.$A3];['PostgreSQL 9.3'.$A$2:.$A$1001];1;0));&quot;&quot;;&quot;Y&quot;)" office:value-type="string" office:string-value="Y">
            <text:p>Y</text:p>
          </table:table-cell>
          <table:table-cell table:formula="of:=IF(ISNA(VLOOKUP([.$A3];['SQL 2011'.$A$2:.$A$1001];1;0));&quot;&quot;;&quot;Y&quot;)">
            <text:p/>
          </table:table-cell>
          <table:table-cell table:formula="of:=IF(ISNA(VLOOKUP([.$A3];['SQL 2008'.$A$2:.$A$1001];1;0));&quot;&quot;;&quot;Y&quot;)">
            <text:p/>
          </table:table-cell>
          <table:table-cell table:formula="of:=IF(ISNA(VLOOKUP([.$A3];['SQL 92'.$A$2:.$A$1001];1;0));&quot;&quot;;&quot;Y&quot;)">
            <text:p/>
          </table:table-cell>
          <table:table-cell table:style-name="ce34" table:formula="of:=IF(ISNA(VLOOKUP([.$A3];['SQLite 3'.$A$2:.$B$1002];1;0));&quot;&quot;;&quot;Y&quot;)" office:value-type="string" office:string-value="Y">
            <text:p>Y</text:p>
          </table:table-cell>
          <table:table-cell table:style-name="ce34" table:formula="of:=IF(ISNA(VLOOKUP([.$A3];['MySQL 5.7'.$A$2:.$A$832];1;0));&quot;&quot;;&quot;Y&quot;)">
            <text:p/>
          </table:table-cell>
          <table:table-cell table:formula="of:=IF(ISNA(VLOOKUP([.$A3];['Transact-SQL 2012'.$A$2:.$A$1001];1;0));&quot;&quot;;&quot;Y&quot;)">
            <text:p/>
          </table:table-cell>
          <table:table-cell table:formula="of:=IF(ISNA(VLOOKUP([.$A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BS</text:p>
          </table:table-cell>
          <table:table-cell table:formula="of:=IF(ISNA(VLOOKUP([.$A4];['PostgreSQL 9.3'.$A$2:.$A$1001];1;0));&quot;&quot;;&quot;Y&quot;)">
            <text:p/>
          </table:table-cell>
          <table:table-cell table:formula="of:=IF(ISNA(VLOOKUP([.$A4];['SQL 2011'.$A$2:.$A$1001];1;0));&quot;&quot;;&quot;Y&quot;)" office:value-type="string" office:string-value="Y">
            <text:p>Y</text:p>
          </table:table-cell>
          <table:table-cell table:formula="of:=IF(ISNA(VLOOKUP([.$A4];['SQL 2008'.$A$2:.$A$1001];1;0));&quot;&quot;;&quot;Y&quot;)" office:value-type="string" office:string-value="Y">
            <text:p>Y</text:p>
          </table:table-cell>
          <table:table-cell table:formula="of:=IF(ISNA(VLOOKUP([.$A4];['SQL 92'.$A$2:.$A$1001];1;0));&quot;&quot;;&quot;Y&quot;)">
            <text:p/>
          </table:table-cell>
          <table:table-cell table:style-name="ce34" table:formula="of:=IF(ISNA(VLOOKUP([.$A4];['SQLite 3'.$A$2:.$B$1002];1;0));&quot;&quot;;&quot;Y&quot;)">
            <text:p/>
          </table:table-cell>
          <table:table-cell table:style-name="ce34" table:formula="of:=IF(ISNA(VLOOKUP([.$A4];['MySQL 5.7'.$A$2:.$A$832];1;0));&quot;&quot;;&quot;Y&quot;)">
            <text:p/>
          </table:table-cell>
          <table:table-cell table:formula="of:=IF(ISNA(VLOOKUP([.$A4];['Transact-SQL 2012'.$A$2:.$A$1001];1;0));&quot;&quot;;&quot;Y&quot;)">
            <text:p/>
          </table:table-cell>
          <table:table-cell table:formula="of:=IF(ISNA(VLOOKUP([.$A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BSENT</text:p>
          </table:table-cell>
          <table:table-cell table:formula="of:=IF(ISNA(VLOOKUP([.$A5];['PostgreSQL 9.3'.$A$2:.$A$1001];1;0));&quot;&quot;;&quot;Y&quot;)">
            <text:p/>
          </table:table-cell>
          <table:table-cell table:formula="of:=IF(ISNA(VLOOKUP([.$A5];['SQL 2011'.$A$2:.$A$1001];1;0));&quot;&quot;;&quot;Y&quot;)" office:value-type="string" office:string-value="Y">
            <text:p>Y</text:p>
          </table:table-cell>
          <table:table-cell table:formula="of:=IF(ISNA(VLOOKUP([.$A5];['SQL 2008'.$A$2:.$A$1001];1;0));&quot;&quot;;&quot;Y&quot;)" office:value-type="string" office:string-value="Y">
            <text:p>Y</text:p>
          </table:table-cell>
          <table:table-cell table:formula="of:=IF(ISNA(VLOOKUP([.$A5];['SQL 92'.$A$2:.$A$1001];1;0));&quot;&quot;;&quot;Y&quot;)">
            <text:p/>
          </table:table-cell>
          <table:table-cell table:style-name="ce34" table:formula="of:=IF(ISNA(VLOOKUP([.$A5];['SQLite 3'.$A$2:.$B$1002];1;0));&quot;&quot;;&quot;Y&quot;)">
            <text:p/>
          </table:table-cell>
          <table:table-cell table:style-name="ce34" table:formula="of:=IF(ISNA(VLOOKUP([.$A5];['MySQL 5.7'.$A$2:.$A$832];1;0));&quot;&quot;;&quot;Y&quot;)">
            <text:p/>
          </table:table-cell>
          <table:table-cell table:formula="of:=IF(ISNA(VLOOKUP([.$A5];['Transact-SQL 2012'.$A$2:.$A$1001];1;0));&quot;&quot;;&quot;Y&quot;)">
            <text:p/>
          </table:table-cell>
          <table:table-cell table:formula="of:=IF(ISNA(VLOOKUP([.$A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BSOLUTE</text:p>
          </table:table-cell>
          <table:table-cell table:formula="of:=IF(ISNA(VLOOKUP([.$A6];['PostgreSQL 9.3'.$A$2:.$A$1001];1;0));&quot;&quot;;&quot;Y&quot;)" office:value-type="string" office:string-value="Y">
            <text:p>Y</text:p>
          </table:table-cell>
          <table:table-cell table:formula="of:=IF(ISNA(VLOOKUP([.$A6];['SQL 2011'.$A$2:.$A$1001];1;0));&quot;&quot;;&quot;Y&quot;)" office:value-type="string" office:string-value="Y">
            <text:p>Y</text:p>
          </table:table-cell>
          <table:table-cell table:formula="of:=IF(ISNA(VLOOKUP([.$A6];['SQL 2008'.$A$2:.$A$1001];1;0));&quot;&quot;;&quot;Y&quot;)" office:value-type="string" office:string-value="Y">
            <text:p>Y</text:p>
          </table:table-cell>
          <table:table-cell table:formula="of:=IF(ISNA(VLOOKUP([.$A6];['SQL 92'.$A$2:.$A$1001];1;0));&quot;&quot;;&quot;Y&quot;)" office:value-type="string" office:string-value="Y">
            <text:p>Y</text:p>
          </table:table-cell>
          <table:table-cell table:style-name="ce34" table:formula="of:=IF(ISNA(VLOOKUP([.$A6];['SQLite 3'.$A$2:.$B$1002];1;0));&quot;&quot;;&quot;Y&quot;)">
            <text:p/>
          </table:table-cell>
          <table:table-cell table:style-name="ce34" table:formula="of:=IF(ISNA(VLOOKUP([.$A6];['MySQL 5.7'.$A$2:.$A$832];1;0));&quot;&quot;;&quot;Y&quot;)">
            <text:p/>
          </table:table-cell>
          <table:table-cell table:formula="of:=IF(ISNA(VLOOKUP([.$A6];['Transact-SQL 2012'.$A$2:.$A$1001];1;0));&quot;&quot;;&quot;Y&quot;)">
            <text:p/>
          </table:table-cell>
          <table:table-cell table:formula="of:=IF(ISNA(VLOOKUP([.$A6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ACCESS</text:p>
          </table:table-cell>
          <table:table-cell table:formula="of:=IF(ISNA(VLOOKUP([.$A7];['PostgreSQL 9.3'.$A$2:.$A$1001];1;0));&quot;&quot;;&quot;Y&quot;)" office:value-type="string" office:string-value="Y">
            <text:p>Y</text:p>
          </table:table-cell>
          <table:table-cell table:formula="of:=IF(ISNA(VLOOKUP([.$A7];['SQL 2011'.$A$2:.$A$1001];1;0));&quot;&quot;;&quot;Y&quot;)">
            <text:p/>
          </table:table-cell>
          <table:table-cell table:formula="of:=IF(ISNA(VLOOKUP([.$A7];['SQL 2008'.$A$2:.$A$1001];1;0));&quot;&quot;;&quot;Y&quot;)">
            <text:p/>
          </table:table-cell>
          <table:table-cell table:formula="of:=IF(ISNA(VLOOKUP([.$A7];['SQL 92'.$A$2:.$A$1001];1;0));&quot;&quot;;&quot;Y&quot;)">
            <text:p/>
          </table:table-cell>
          <table:table-cell table:style-name="ce34" table:formula="of:=IF(ISNA(VLOOKUP([.$A7];['SQLite 3'.$A$2:.$B$1002];1;0));&quot;&quot;;&quot;Y&quot;)">
            <text:p/>
          </table:table-cell>
          <table:table-cell table:style-name="ce34" table:formula="of:=IF(ISNA(VLOOKUP([.$A7];['MySQL 5.7'.$A$2:.$A$832];1;0));&quot;&quot;;&quot;Y&quot;)">
            <text:p/>
          </table:table-cell>
          <table:table-cell table:formula="of:=IF(ISNA(VLOOKUP([.$A7];['Transact-SQL 2012'.$A$2:.$A$1001];1;0));&quot;&quot;;&quot;Y&quot;)">
            <text:p/>
          </table:table-cell>
          <table:table-cell table:formula="of:=IF(ISNA(VLOOKUP([.$A7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ACCESSIBLE</text:p>
          </table:table-cell>
          <table:table-cell table:formula="of:=IF(ISNA(VLOOKUP([.$A8];['PostgreSQL 9.3'.$A$2:.$A$1001];1;0));&quot;&quot;;&quot;Y&quot;)">
            <text:p/>
          </table:table-cell>
          <table:table-cell table:formula="of:=IF(ISNA(VLOOKUP([.$A8];['SQL 2011'.$A$2:.$A$1001];1;0));&quot;&quot;;&quot;Y&quot;)">
            <text:p/>
          </table:table-cell>
          <table:table-cell table:formula="of:=IF(ISNA(VLOOKUP([.$A8];['SQL 2008'.$A$2:.$A$1001];1;0));&quot;&quot;;&quot;Y&quot;)">
            <text:p/>
          </table:table-cell>
          <table:table-cell table:formula="of:=IF(ISNA(VLOOKUP([.$A8];['SQL 92'.$A$2:.$A$1001];1;0));&quot;&quot;;&quot;Y&quot;)">
            <text:p/>
          </table:table-cell>
          <table:table-cell table:style-name="ce34" table:formula="of:=IF(ISNA(VLOOKUP([.$A8];['SQLite 3'.$A$2:.$B$1002];1;0));&quot;&quot;;&quot;Y&quot;)">
            <text:p/>
          </table:table-cell>
          <table:table-cell table:style-name="ce34" table:formula="of:=IF(ISNA(VLOOKUP([.$A8];['MySQL 5.7'.$A$2:.$A$832];1;0));&quot;&quot;;&quot;Y&quot;)" office:value-type="string" office:string-value="Y">
            <text:p>Y</text:p>
          </table:table-cell>
          <table:table-cell table:formula="of:=IF(ISNA(VLOOKUP([.$A8];['Transact-SQL 2012'.$A$2:.$A$1001];1;0));&quot;&quot;;&quot;Y&quot;)">
            <text:p/>
          </table:table-cell>
          <table:table-cell table:formula="of:=IF(ISNA(VLOOKUP([.$A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CCORDING</text:p>
          </table:table-cell>
          <table:table-cell table:formula="of:=IF(ISNA(VLOOKUP([.$A9];['PostgreSQL 9.3'.$A$2:.$A$1001];1;0));&quot;&quot;;&quot;Y&quot;)">
            <text:p/>
          </table:table-cell>
          <table:table-cell table:formula="of:=IF(ISNA(VLOOKUP([.$A9];['SQL 2011'.$A$2:.$A$1001];1;0));&quot;&quot;;&quot;Y&quot;)" office:value-type="string" office:string-value="Y">
            <text:p>Y</text:p>
          </table:table-cell>
          <table:table-cell table:formula="of:=IF(ISNA(VLOOKUP([.$A9];['SQL 2008'.$A$2:.$A$1001];1;0));&quot;&quot;;&quot;Y&quot;)" office:value-type="string" office:string-value="Y">
            <text:p>Y</text:p>
          </table:table-cell>
          <table:table-cell table:formula="of:=IF(ISNA(VLOOKUP([.$A9];['SQL 92'.$A$2:.$A$1001];1;0));&quot;&quot;;&quot;Y&quot;)">
            <text:p/>
          </table:table-cell>
          <table:table-cell table:style-name="ce34" table:formula="of:=IF(ISNA(VLOOKUP([.$A9];['SQLite 3'.$A$2:.$B$1002];1;0));&quot;&quot;;&quot;Y&quot;)">
            <text:p/>
          </table:table-cell>
          <table:table-cell table:style-name="ce34" table:formula="of:=IF(ISNA(VLOOKUP([.$A9];['MySQL 5.7'.$A$2:.$A$832];1;0));&quot;&quot;;&quot;Y&quot;)">
            <text:p/>
          </table:table-cell>
          <table:table-cell table:formula="of:=IF(ISNA(VLOOKUP([.$A9];['Transact-SQL 2012'.$A$2:.$A$1001];1;0));&quot;&quot;;&quot;Y&quot;)">
            <text:p/>
          </table:table-cell>
          <table:table-cell table:formula="of:=IF(ISNA(VLOOKUP([.$A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CTION</text:p>
          </table:table-cell>
          <table:table-cell table:formula="of:=IF(ISNA(VLOOKUP([.$A10];['PostgreSQL 9.3'.$A$2:.$A$1001];1;0));&quot;&quot;;&quot;Y&quot;)" office:value-type="string" office:string-value="Y">
            <text:p>Y</text:p>
          </table:table-cell>
          <table:table-cell table:formula="of:=IF(ISNA(VLOOKUP([.$A10];['SQL 2011'.$A$2:.$A$1001];1;0));&quot;&quot;;&quot;Y&quot;)" office:value-type="string" office:string-value="Y">
            <text:p>Y</text:p>
          </table:table-cell>
          <table:table-cell table:formula="of:=IF(ISNA(VLOOKUP([.$A10];['SQL 2008'.$A$2:.$A$1001];1;0));&quot;&quot;;&quot;Y&quot;)" office:value-type="string" office:string-value="Y">
            <text:p>Y</text:p>
          </table:table-cell>
          <table:table-cell table:formula="of:=IF(ISNA(VLOOKUP([.$A10];['SQL 92'.$A$2:.$A$1001];1;0));&quot;&quot;;&quot;Y&quot;)" office:value-type="string" office:string-value="Y">
            <text:p>Y</text:p>
          </table:table-cell>
          <table:table-cell table:style-name="ce34" table:formula="of:=IF(ISNA(VLOOKUP([.$A10];['SQLite 3'.$A$2:.$B$1002];1;0));&quot;&quot;;&quot;Y&quot;)" office:value-type="string" office:string-value="Y">
            <text:p>Y</text:p>
          </table:table-cell>
          <table:table-cell table:style-name="ce34" table:formula="of:=IF(ISNA(VLOOKUP([.$A10];['MySQL 5.7'.$A$2:.$A$832];1;0));&quot;&quot;;&quot;Y&quot;)">
            <text:p/>
          </table:table-cell>
          <table:table-cell table:formula="of:=IF(ISNA(VLOOKUP([.$A10];['Transact-SQL 2012'.$A$2:.$A$1001];1;0));&quot;&quot;;&quot;Y&quot;)">
            <text:p/>
          </table:table-cell>
          <table:table-cell table:formula="of:=IF(ISNA(VLOOKUP([.$A10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ADA</text:p>
          </table:table-cell>
          <table:table-cell table:formula="of:=IF(ISNA(VLOOKUP([.$A11];['PostgreSQL 9.3'.$A$2:.$A$1001];1;0));&quot;&quot;;&quot;Y&quot;)">
            <text:p/>
          </table:table-cell>
          <table:table-cell table:formula="of:=IF(ISNA(VLOOKUP([.$A11];['SQL 2011'.$A$2:.$A$1001];1;0));&quot;&quot;;&quot;Y&quot;)" office:value-type="string" office:string-value="Y">
            <text:p>Y</text:p>
          </table:table-cell>
          <table:table-cell table:formula="of:=IF(ISNA(VLOOKUP([.$A11];['SQL 2008'.$A$2:.$A$1001];1;0));&quot;&quot;;&quot;Y&quot;)" office:value-type="string" office:string-value="Y">
            <text:p>Y</text:p>
          </table:table-cell>
          <table:table-cell table:formula="of:=IF(ISNA(VLOOKUP([.$A11];['SQL 92'.$A$2:.$A$1001];1;0));&quot;&quot;;&quot;Y&quot;)" office:value-type="string" office:string-value="Y">
            <text:p>Y</text:p>
          </table:table-cell>
          <table:table-cell table:style-name="ce34" table:formula="of:=IF(ISNA(VLOOKUP([.$A11];['SQLite 3'.$A$2:.$B$1002];1;0));&quot;&quot;;&quot;Y&quot;)">
            <text:p/>
          </table:table-cell>
          <table:table-cell table:style-name="ce34" table:formula="of:=IF(ISNA(VLOOKUP([.$A11];['MySQL 5.7'.$A$2:.$A$832];1;0));&quot;&quot;;&quot;Y&quot;)">
            <text:p/>
          </table:table-cell>
          <table:table-cell table:formula="of:=IF(ISNA(VLOOKUP([.$A11];['Transact-SQL 2012'.$A$2:.$A$1001];1;0));&quot;&quot;;&quot;Y&quot;)">
            <text:p/>
          </table:table-cell>
          <table:table-cell table:formula="of:=IF(ISNA(VLOOKUP([.$A1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ADD</text:p>
          </table:table-cell>
          <table:table-cell table:formula="of:=IF(ISNA(VLOOKUP([.$A12];['PostgreSQL 9.3'.$A$2:.$A$1001];1;0));&quot;&quot;;&quot;Y&quot;)" office:value-type="string" office:string-value="Y">
            <text:p>Y</text:p>
          </table:table-cell>
          <table:table-cell table:formula="of:=IF(ISNA(VLOOKUP([.$A12];['SQL 2011'.$A$2:.$A$1001];1;0));&quot;&quot;;&quot;Y&quot;)" office:value-type="string" office:string-value="Y">
            <text:p>Y</text:p>
          </table:table-cell>
          <table:table-cell table:formula="of:=IF(ISNA(VLOOKUP([.$A12];['SQL 2008'.$A$2:.$A$1001];1;0));&quot;&quot;;&quot;Y&quot;)" office:value-type="string" office:string-value="Y">
            <text:p>Y</text:p>
          </table:table-cell>
          <table:table-cell table:formula="of:=IF(ISNA(VLOOKUP([.$A12];['SQL 92'.$A$2:.$A$1001];1;0));&quot;&quot;;&quot;Y&quot;)" office:value-type="string" office:string-value="Y">
            <text:p>Y</text:p>
          </table:table-cell>
          <table:table-cell table:style-name="ce34" table:formula="of:=IF(ISNA(VLOOKUP([.$A12];['SQLite 3'.$A$2:.$B$1002];1;0));&quot;&quot;;&quot;Y&quot;)" office:value-type="string" office:string-value="Y">
            <text:p>Y</text:p>
          </table:table-cell>
          <table:table-cell table:style-name="ce34" table:formula="of:=IF(ISNA(VLOOKUP([.$A12];['MySQL 5.7'.$A$2:.$A$832];1;0));&quot;&quot;;&quot;Y&quot;)" office:value-type="string" office:string-value="Y">
            <text:p>Y</text:p>
          </table:table-cell>
          <table:table-cell table:formula="of:=IF(ISNA(VLOOKUP([.$A12];['Transact-SQL 2012'.$A$2:.$A$1001];1;0));&quot;&quot;;&quot;Y&quot;)" office:value-type="string" office:string-value="Y">
            <text:p>Y</text:p>
          </table:table-cell>
          <table:table-cell table:formula="of:=IF(ISNA(VLOOKUP([.$A1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ADMIN</text:p>
          </table:table-cell>
          <table:table-cell table:formula="of:=IF(ISNA(VLOOKUP([.$A13];['PostgreSQL 9.3'.$A$2:.$A$1001];1;0));&quot;&quot;;&quot;Y&quot;)" office:value-type="string" office:string-value="Y">
            <text:p>Y</text:p>
          </table:table-cell>
          <table:table-cell table:formula="of:=IF(ISNA(VLOOKUP([.$A13];['SQL 2011'.$A$2:.$A$1001];1;0));&quot;&quot;;&quot;Y&quot;)" office:value-type="string" office:string-value="Y">
            <text:p>Y</text:p>
          </table:table-cell>
          <table:table-cell table:formula="of:=IF(ISNA(VLOOKUP([.$A13];['SQL 2008'.$A$2:.$A$1001];1;0));&quot;&quot;;&quot;Y&quot;)" office:value-type="string" office:string-value="Y">
            <text:p>Y</text:p>
          </table:table-cell>
          <table:table-cell table:formula="of:=IF(ISNA(VLOOKUP([.$A13];['SQL 92'.$A$2:.$A$1001];1;0));&quot;&quot;;&quot;Y&quot;)">
            <text:p/>
          </table:table-cell>
          <table:table-cell table:style-name="ce34" table:formula="of:=IF(ISNA(VLOOKUP([.$A13];['SQLite 3'.$A$2:.$B$1002];1;0));&quot;&quot;;&quot;Y&quot;)">
            <text:p/>
          </table:table-cell>
          <table:table-cell table:style-name="ce34" table:formula="of:=IF(ISNA(VLOOKUP([.$A13];['MySQL 5.7'.$A$2:.$A$832];1;0));&quot;&quot;;&quot;Y&quot;)">
            <text:p/>
          </table:table-cell>
          <table:table-cell table:formula="of:=IF(ISNA(VLOOKUP([.$A13];['Transact-SQL 2012'.$A$2:.$A$1001];1;0));&quot;&quot;;&quot;Y&quot;)">
            <text:p/>
          </table:table-cell>
          <table:table-cell table:formula="of:=IF(ISNA(VLOOKUP([.$A1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FTER</text:p>
          </table:table-cell>
          <table:table-cell table:formula="of:=IF(ISNA(VLOOKUP([.$A14];['PostgreSQL 9.3'.$A$2:.$A$1001];1;0));&quot;&quot;;&quot;Y&quot;)" office:value-type="string" office:string-value="Y">
            <text:p>Y</text:p>
          </table:table-cell>
          <table:table-cell table:formula="of:=IF(ISNA(VLOOKUP([.$A14];['SQL 2011'.$A$2:.$A$1001];1;0));&quot;&quot;;&quot;Y&quot;)" office:value-type="string" office:string-value="Y">
            <text:p>Y</text:p>
          </table:table-cell>
          <table:table-cell table:formula="of:=IF(ISNA(VLOOKUP([.$A14];['SQL 2008'.$A$2:.$A$1001];1;0));&quot;&quot;;&quot;Y&quot;)" office:value-type="string" office:string-value="Y">
            <text:p>Y</text:p>
          </table:table-cell>
          <table:table-cell table:formula="of:=IF(ISNA(VLOOKUP([.$A14];['SQL 92'.$A$2:.$A$1001];1;0));&quot;&quot;;&quot;Y&quot;)">
            <text:p/>
          </table:table-cell>
          <table:table-cell table:style-name="ce34" table:formula="of:=IF(ISNA(VLOOKUP([.$A14];['SQLite 3'.$A$2:.$B$1002];1;0));&quot;&quot;;&quot;Y&quot;)" office:value-type="string" office:string-value="Y">
            <text:p>Y</text:p>
          </table:table-cell>
          <table:table-cell table:style-name="ce34" table:formula="of:=IF(ISNA(VLOOKUP([.$A14];['MySQL 5.7'.$A$2:.$A$832];1;0));&quot;&quot;;&quot;Y&quot;)">
            <text:p/>
          </table:table-cell>
          <table:table-cell table:formula="of:=IF(ISNA(VLOOKUP([.$A14];['Transact-SQL 2012'.$A$2:.$A$1001];1;0));&quot;&quot;;&quot;Y&quot;)">
            <text:p/>
          </table:table-cell>
          <table:table-cell table:formula="of:=IF(ISNA(VLOOKUP([.$A1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GGREGATE</text:p>
          </table:table-cell>
          <table:table-cell table:formula="of:=IF(ISNA(VLOOKUP([.$A15];['PostgreSQL 9.3'.$A$2:.$A$1001];1;0));&quot;&quot;;&quot;Y&quot;)" office:value-type="string" office:string-value="Y">
            <text:p>Y</text:p>
          </table:table-cell>
          <table:table-cell table:formula="of:=IF(ISNA(VLOOKUP([.$A15];['SQL 2011'.$A$2:.$A$1001];1;0));&quot;&quot;;&quot;Y&quot;)">
            <text:p/>
          </table:table-cell>
          <table:table-cell table:formula="of:=IF(ISNA(VLOOKUP([.$A15];['SQL 2008'.$A$2:.$A$1001];1;0));&quot;&quot;;&quot;Y&quot;)">
            <text:p/>
          </table:table-cell>
          <table:table-cell table:formula="of:=IF(ISNA(VLOOKUP([.$A15];['SQL 92'.$A$2:.$A$1001];1;0));&quot;&quot;;&quot;Y&quot;)">
            <text:p/>
          </table:table-cell>
          <table:table-cell table:style-name="ce34" table:formula="of:=IF(ISNA(VLOOKUP([.$A15];['SQLite 3'.$A$2:.$B$1002];1;0));&quot;&quot;;&quot;Y&quot;)">
            <text:p/>
          </table:table-cell>
          <table:table-cell table:style-name="ce34" table:formula="of:=IF(ISNA(VLOOKUP([.$A15];['MySQL 5.7'.$A$2:.$A$832];1;0));&quot;&quot;;&quot;Y&quot;)">
            <text:p/>
          </table:table-cell>
          <table:table-cell table:formula="of:=IF(ISNA(VLOOKUP([.$A15];['Transact-SQL 2012'.$A$2:.$A$1001];1;0));&quot;&quot;;&quot;Y&quot;)">
            <text:p/>
          </table:table-cell>
          <table:table-cell table:formula="of:=IF(ISNA(VLOOKUP([.$A1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LL</text:p>
          </table:table-cell>
          <table:table-cell table:formula="of:=IF(ISNA(VLOOKUP([.$A16];['PostgreSQL 9.3'.$A$2:.$A$1001];1;0));&quot;&quot;;&quot;Y&quot;)" office:value-type="string" office:string-value="Y">
            <text:p>Y</text:p>
          </table:table-cell>
          <table:table-cell table:formula="of:=IF(ISNA(VLOOKUP([.$A16];['SQL 2011'.$A$2:.$A$1001];1;0));&quot;&quot;;&quot;Y&quot;)" office:value-type="string" office:string-value="Y">
            <text:p>Y</text:p>
          </table:table-cell>
          <table:table-cell table:formula="of:=IF(ISNA(VLOOKUP([.$A16];['SQL 2008'.$A$2:.$A$1001];1;0));&quot;&quot;;&quot;Y&quot;)" office:value-type="string" office:string-value="Y">
            <text:p>Y</text:p>
          </table:table-cell>
          <table:table-cell table:formula="of:=IF(ISNA(VLOOKUP([.$A16];['SQL 92'.$A$2:.$A$1001];1;0));&quot;&quot;;&quot;Y&quot;)" office:value-type="string" office:string-value="Y">
            <text:p>Y</text:p>
          </table:table-cell>
          <table:table-cell table:style-name="ce34" table:formula="of:=IF(ISNA(VLOOKUP([.$A16];['SQLite 3'.$A$2:.$B$1002];1;0));&quot;&quot;;&quot;Y&quot;)" office:value-type="string" office:string-value="Y">
            <text:p>Y</text:p>
          </table:table-cell>
          <table:table-cell table:style-name="ce34" table:formula="of:=IF(ISNA(VLOOKUP([.$A16];['MySQL 5.7'.$A$2:.$A$832];1;0));&quot;&quot;;&quot;Y&quot;)" office:value-type="string" office:string-value="Y">
            <text:p>Y</text:p>
          </table:table-cell>
          <table:table-cell table:formula="of:=IF(ISNA(VLOOKUP([.$A16];['Transact-SQL 2012'.$A$2:.$A$1001];1;0));&quot;&quot;;&quot;Y&quot;)" office:value-type="string" office:string-value="Y">
            <text:p>Y</text:p>
          </table:table-cell>
          <table:table-cell table:formula="of:=IF(ISNA(VLOOKUP([.$A16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ALLOCATE</text:p>
          </table:table-cell>
          <table:table-cell table:formula="of:=IF(ISNA(VLOOKUP([.$A17];['PostgreSQL 9.3'.$A$2:.$A$1001];1;0));&quot;&quot;;&quot;Y&quot;)">
            <text:p/>
          </table:table-cell>
          <table:table-cell table:formula="of:=IF(ISNA(VLOOKUP([.$A17];['SQL 2011'.$A$2:.$A$1001];1;0));&quot;&quot;;&quot;Y&quot;)" office:value-type="string" office:string-value="Y">
            <text:p>Y</text:p>
          </table:table-cell>
          <table:table-cell table:formula="of:=IF(ISNA(VLOOKUP([.$A17];['SQL 2008'.$A$2:.$A$1001];1;0));&quot;&quot;;&quot;Y&quot;)" office:value-type="string" office:string-value="Y">
            <text:p>Y</text:p>
          </table:table-cell>
          <table:table-cell table:formula="of:=IF(ISNA(VLOOKUP([.$A17];['SQL 92'.$A$2:.$A$1001];1;0));&quot;&quot;;&quot;Y&quot;)" office:value-type="string" office:string-value="Y">
            <text:p>Y</text:p>
          </table:table-cell>
          <table:table-cell table:style-name="ce34" table:formula="of:=IF(ISNA(VLOOKUP([.$A17];['SQLite 3'.$A$2:.$B$1002];1;0));&quot;&quot;;&quot;Y&quot;)">
            <text:p/>
          </table:table-cell>
          <table:table-cell table:style-name="ce34" table:formula="of:=IF(ISNA(VLOOKUP([.$A17];['MySQL 5.7'.$A$2:.$A$832];1;0));&quot;&quot;;&quot;Y&quot;)">
            <text:p/>
          </table:table-cell>
          <table:table-cell table:formula="of:=IF(ISNA(VLOOKUP([.$A17];['Transact-SQL 2012'.$A$2:.$A$1001];1;0));&quot;&quot;;&quot;Y&quot;)">
            <text:p/>
          </table:table-cell>
          <table:table-cell table:formula="of:=IF(ISNA(VLOOKUP([.$A17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ALSO</text:p>
          </table:table-cell>
          <table:table-cell table:formula="of:=IF(ISNA(VLOOKUP([.$A18];['PostgreSQL 9.3'.$A$2:.$A$1001];1;0));&quot;&quot;;&quot;Y&quot;)" office:value-type="string" office:string-value="Y">
            <text:p>Y</text:p>
          </table:table-cell>
          <table:table-cell table:formula="of:=IF(ISNA(VLOOKUP([.$A18];['SQL 2011'.$A$2:.$A$1001];1;0));&quot;&quot;;&quot;Y&quot;)">
            <text:p/>
          </table:table-cell>
          <table:table-cell table:formula="of:=IF(ISNA(VLOOKUP([.$A18];['SQL 2008'.$A$2:.$A$1001];1;0));&quot;&quot;;&quot;Y&quot;)">
            <text:p/>
          </table:table-cell>
          <table:table-cell table:formula="of:=IF(ISNA(VLOOKUP([.$A18];['SQL 92'.$A$2:.$A$1001];1;0));&quot;&quot;;&quot;Y&quot;)">
            <text:p/>
          </table:table-cell>
          <table:table-cell table:style-name="ce34" table:formula="of:=IF(ISNA(VLOOKUP([.$A18];['SQLite 3'.$A$2:.$B$1002];1;0));&quot;&quot;;&quot;Y&quot;)">
            <text:p/>
          </table:table-cell>
          <table:table-cell table:style-name="ce34" table:formula="of:=IF(ISNA(VLOOKUP([.$A18];['MySQL 5.7'.$A$2:.$A$832];1;0));&quot;&quot;;&quot;Y&quot;)">
            <text:p/>
          </table:table-cell>
          <table:table-cell table:formula="of:=IF(ISNA(VLOOKUP([.$A18];['Transact-SQL 2012'.$A$2:.$A$1001];1;0));&quot;&quot;;&quot;Y&quot;)">
            <text:p/>
          </table:table-cell>
          <table:table-cell table:formula="of:=IF(ISNA(VLOOKUP([.$A1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LTER</text:p>
          </table:table-cell>
          <table:table-cell table:formula="of:=IF(ISNA(VLOOKUP([.$A19];['PostgreSQL 9.3'.$A$2:.$A$1001];1;0));&quot;&quot;;&quot;Y&quot;)" office:value-type="string" office:string-value="Y">
            <text:p>Y</text:p>
          </table:table-cell>
          <table:table-cell table:formula="of:=IF(ISNA(VLOOKUP([.$A19];['SQL 2011'.$A$2:.$A$1001];1;0));&quot;&quot;;&quot;Y&quot;)" office:value-type="string" office:string-value="Y">
            <text:p>Y</text:p>
          </table:table-cell>
          <table:table-cell table:formula="of:=IF(ISNA(VLOOKUP([.$A19];['SQL 2008'.$A$2:.$A$1001];1;0));&quot;&quot;;&quot;Y&quot;)" office:value-type="string" office:string-value="Y">
            <text:p>Y</text:p>
          </table:table-cell>
          <table:table-cell table:formula="of:=IF(ISNA(VLOOKUP([.$A19];['SQL 92'.$A$2:.$A$1001];1;0));&quot;&quot;;&quot;Y&quot;)" office:value-type="string" office:string-value="Y">
            <text:p>Y</text:p>
          </table:table-cell>
          <table:table-cell table:style-name="ce34" table:formula="of:=IF(ISNA(VLOOKUP([.$A19];['SQLite 3'.$A$2:.$B$1002];1;0));&quot;&quot;;&quot;Y&quot;)" office:value-type="string" office:string-value="Y">
            <text:p>Y</text:p>
          </table:table-cell>
          <table:table-cell table:style-name="ce34" table:formula="of:=IF(ISNA(VLOOKUP([.$A19];['MySQL 5.7'.$A$2:.$A$832];1;0));&quot;&quot;;&quot;Y&quot;)" office:value-type="string" office:string-value="Y">
            <text:p>Y</text:p>
          </table:table-cell>
          <table:table-cell table:formula="of:=IF(ISNA(VLOOKUP([.$A19];['Transact-SQL 2012'.$A$2:.$A$1001];1;0));&quot;&quot;;&quot;Y&quot;)" office:value-type="string" office:string-value="Y">
            <text:p>Y</text:p>
          </table:table-cell>
          <table:table-cell table:formula="of:=IF(ISNA(VLOOKUP([.$A19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ALWAYS</text:p>
          </table:table-cell>
          <table:table-cell table:formula="of:=IF(ISNA(VLOOKUP([.$A20];['PostgreSQL 9.3'.$A$2:.$A$1001];1;0));&quot;&quot;;&quot;Y&quot;)" office:value-type="string" office:string-value="Y">
            <text:p>Y</text:p>
          </table:table-cell>
          <table:table-cell table:formula="of:=IF(ISNA(VLOOKUP([.$A20];['SQL 2011'.$A$2:.$A$1001];1;0));&quot;&quot;;&quot;Y&quot;)" office:value-type="string" office:string-value="Y">
            <text:p>Y</text:p>
          </table:table-cell>
          <table:table-cell table:formula="of:=IF(ISNA(VLOOKUP([.$A20];['SQL 2008'.$A$2:.$A$1001];1;0));&quot;&quot;;&quot;Y&quot;)" office:value-type="string" office:string-value="Y">
            <text:p>Y</text:p>
          </table:table-cell>
          <table:table-cell table:formula="of:=IF(ISNA(VLOOKUP([.$A20];['SQL 92'.$A$2:.$A$1001];1;0));&quot;&quot;;&quot;Y&quot;)">
            <text:p/>
          </table:table-cell>
          <table:table-cell table:style-name="ce34" table:formula="of:=IF(ISNA(VLOOKUP([.$A20];['SQLite 3'.$A$2:.$B$1002];1;0));&quot;&quot;;&quot;Y&quot;)">
            <text:p/>
          </table:table-cell>
          <table:table-cell table:style-name="ce34" table:formula="of:=IF(ISNA(VLOOKUP([.$A20];['MySQL 5.7'.$A$2:.$A$832];1;0));&quot;&quot;;&quot;Y&quot;)">
            <text:p/>
          </table:table-cell>
          <table:table-cell table:formula="of:=IF(ISNA(VLOOKUP([.$A20];['Transact-SQL 2012'.$A$2:.$A$1001];1;0));&quot;&quot;;&quot;Y&quot;)">
            <text:p/>
          </table:table-cell>
          <table:table-cell table:formula="of:=IF(ISNA(VLOOKUP([.$A2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NALYSE</text:p>
          </table:table-cell>
          <table:table-cell table:formula="of:=IF(ISNA(VLOOKUP([.$A21];['PostgreSQL 9.3'.$A$2:.$A$1001];1;0));&quot;&quot;;&quot;Y&quot;)" office:value-type="string" office:string-value="Y">
            <text:p>Y</text:p>
          </table:table-cell>
          <table:table-cell table:formula="of:=IF(ISNA(VLOOKUP([.$A21];['SQL 2011'.$A$2:.$A$1001];1;0));&quot;&quot;;&quot;Y&quot;)">
            <text:p/>
          </table:table-cell>
          <table:table-cell table:formula="of:=IF(ISNA(VLOOKUP([.$A21];['SQL 2008'.$A$2:.$A$1001];1;0));&quot;&quot;;&quot;Y&quot;)">
            <text:p/>
          </table:table-cell>
          <table:table-cell table:formula="of:=IF(ISNA(VLOOKUP([.$A21];['SQL 92'.$A$2:.$A$1001];1;0));&quot;&quot;;&quot;Y&quot;)">
            <text:p/>
          </table:table-cell>
          <table:table-cell table:style-name="ce34" table:formula="of:=IF(ISNA(VLOOKUP([.$A21];['SQLite 3'.$A$2:.$B$1002];1;0));&quot;&quot;;&quot;Y&quot;)">
            <text:p/>
          </table:table-cell>
          <table:table-cell table:style-name="ce34" table:formula="of:=IF(ISNA(VLOOKUP([.$A21];['MySQL 5.7'.$A$2:.$A$832];1;0));&quot;&quot;;&quot;Y&quot;)">
            <text:p/>
          </table:table-cell>
          <table:table-cell table:formula="of:=IF(ISNA(VLOOKUP([.$A21];['Transact-SQL 2012'.$A$2:.$A$1001];1;0));&quot;&quot;;&quot;Y&quot;)">
            <text:p/>
          </table:table-cell>
          <table:table-cell table:formula="of:=IF(ISNA(VLOOKUP([.$A2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NALYZE</text:p>
          </table:table-cell>
          <table:table-cell table:formula="of:=IF(ISNA(VLOOKUP([.$A22];['PostgreSQL 9.3'.$A$2:.$A$1001];1;0));&quot;&quot;;&quot;Y&quot;)" office:value-type="string" office:string-value="Y">
            <text:p>Y</text:p>
          </table:table-cell>
          <table:table-cell table:formula="of:=IF(ISNA(VLOOKUP([.$A22];['SQL 2011'.$A$2:.$A$1001];1;0));&quot;&quot;;&quot;Y&quot;)">
            <text:p/>
          </table:table-cell>
          <table:table-cell table:formula="of:=IF(ISNA(VLOOKUP([.$A22];['SQL 2008'.$A$2:.$A$1001];1;0));&quot;&quot;;&quot;Y&quot;)">
            <text:p/>
          </table:table-cell>
          <table:table-cell table:formula="of:=IF(ISNA(VLOOKUP([.$A22];['SQL 92'.$A$2:.$A$1001];1;0));&quot;&quot;;&quot;Y&quot;)">
            <text:p/>
          </table:table-cell>
          <table:table-cell table:style-name="ce34" table:formula="of:=IF(ISNA(VLOOKUP([.$A22];['SQLite 3'.$A$2:.$B$1002];1;0));&quot;&quot;;&quot;Y&quot;)" office:value-type="string" office:string-value="Y">
            <text:p>Y</text:p>
          </table:table-cell>
          <table:table-cell table:style-name="ce34" table:formula="of:=IF(ISNA(VLOOKUP([.$A22];['MySQL 5.7'.$A$2:.$A$832];1;0));&quot;&quot;;&quot;Y&quot;)" office:value-type="string" office:string-value="Y">
            <text:p>Y</text:p>
          </table:table-cell>
          <table:table-cell table:formula="of:=IF(ISNA(VLOOKUP([.$A22];['Transact-SQL 2012'.$A$2:.$A$1001];1;0));&quot;&quot;;&quot;Y&quot;)">
            <text:p/>
          </table:table-cell>
          <table:table-cell table:formula="of:=IF(ISNA(VLOOKUP([.$A2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ND</text:p>
          </table:table-cell>
          <table:table-cell table:formula="of:=IF(ISNA(VLOOKUP([.$A23];['PostgreSQL 9.3'.$A$2:.$A$1001];1;0));&quot;&quot;;&quot;Y&quot;)" office:value-type="string" office:string-value="Y">
            <text:p>Y</text:p>
          </table:table-cell>
          <table:table-cell table:formula="of:=IF(ISNA(VLOOKUP([.$A23];['SQL 2011'.$A$2:.$A$1001];1;0));&quot;&quot;;&quot;Y&quot;)" office:value-type="string" office:string-value="Y">
            <text:p>Y</text:p>
          </table:table-cell>
          <table:table-cell table:formula="of:=IF(ISNA(VLOOKUP([.$A23];['SQL 2008'.$A$2:.$A$1001];1;0));&quot;&quot;;&quot;Y&quot;)" office:value-type="string" office:string-value="Y">
            <text:p>Y</text:p>
          </table:table-cell>
          <table:table-cell table:formula="of:=IF(ISNA(VLOOKUP([.$A23];['SQL 92'.$A$2:.$A$1001];1;0));&quot;&quot;;&quot;Y&quot;)" office:value-type="string" office:string-value="Y">
            <text:p>Y</text:p>
          </table:table-cell>
          <table:table-cell table:style-name="ce34" table:formula="of:=IF(ISNA(VLOOKUP([.$A23];['SQLite 3'.$A$2:.$B$1002];1;0));&quot;&quot;;&quot;Y&quot;)" office:value-type="string" office:string-value="Y">
            <text:p>Y</text:p>
          </table:table-cell>
          <table:table-cell table:style-name="ce34" table:formula="of:=IF(ISNA(VLOOKUP([.$A23];['MySQL 5.7'.$A$2:.$A$832];1;0));&quot;&quot;;&quot;Y&quot;)" office:value-type="string" office:string-value="Y">
            <text:p>Y</text:p>
          </table:table-cell>
          <table:table-cell table:formula="of:=IF(ISNA(VLOOKUP([.$A23];['Transact-SQL 2012'.$A$2:.$A$1001];1;0));&quot;&quot;;&quot;Y&quot;)" office:value-type="string" office:string-value="Y">
            <text:p>Y</text:p>
          </table:table-cell>
          <table:table-cell table:formula="of:=IF(ISNA(VLOOKUP([.$A23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ANY</text:p>
          </table:table-cell>
          <table:table-cell table:formula="of:=IF(ISNA(VLOOKUP([.$A24];['PostgreSQL 9.3'.$A$2:.$A$1001];1;0));&quot;&quot;;&quot;Y&quot;)" office:value-type="string" office:string-value="Y">
            <text:p>Y</text:p>
          </table:table-cell>
          <table:table-cell table:formula="of:=IF(ISNA(VLOOKUP([.$A24];['SQL 2011'.$A$2:.$A$1001];1;0));&quot;&quot;;&quot;Y&quot;)" office:value-type="string" office:string-value="Y">
            <text:p>Y</text:p>
          </table:table-cell>
          <table:table-cell table:formula="of:=IF(ISNA(VLOOKUP([.$A24];['SQL 2008'.$A$2:.$A$1001];1;0));&quot;&quot;;&quot;Y&quot;)" office:value-type="string" office:string-value="Y">
            <text:p>Y</text:p>
          </table:table-cell>
          <table:table-cell table:formula="of:=IF(ISNA(VLOOKUP([.$A24];['SQL 92'.$A$2:.$A$1001];1;0));&quot;&quot;;&quot;Y&quot;)" office:value-type="string" office:string-value="Y">
            <text:p>Y</text:p>
          </table:table-cell>
          <table:table-cell table:style-name="ce34" table:formula="of:=IF(ISNA(VLOOKUP([.$A24];['SQLite 3'.$A$2:.$B$1002];1;0));&quot;&quot;;&quot;Y&quot;)">
            <text:p/>
          </table:table-cell>
          <table:table-cell table:style-name="ce34" table:formula="of:=IF(ISNA(VLOOKUP([.$A24];['MySQL 5.7'.$A$2:.$A$832];1;0));&quot;&quot;;&quot;Y&quot;)">
            <text:p/>
          </table:table-cell>
          <table:table-cell table:formula="of:=IF(ISNA(VLOOKUP([.$A24];['Transact-SQL 2012'.$A$2:.$A$1001];1;0));&quot;&quot;;&quot;Y&quot;)" office:value-type="string" office:string-value="Y">
            <text:p>Y</text:p>
          </table:table-cell>
          <table:table-cell table:formula="of:=IF(ISNA(VLOOKUP([.$A2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ARE</text:p>
          </table:table-cell>
          <table:table-cell table:formula="of:=IF(ISNA(VLOOKUP([.$A25];['PostgreSQL 9.3'.$A$2:.$A$1001];1;0));&quot;&quot;;&quot;Y&quot;)">
            <text:p/>
          </table:table-cell>
          <table:table-cell table:formula="of:=IF(ISNA(VLOOKUP([.$A25];['SQL 2011'.$A$2:.$A$1001];1;0));&quot;&quot;;&quot;Y&quot;)" office:value-type="string" office:string-value="Y">
            <text:p>Y</text:p>
          </table:table-cell>
          <table:table-cell table:formula="of:=IF(ISNA(VLOOKUP([.$A25];['SQL 2008'.$A$2:.$A$1001];1;0));&quot;&quot;;&quot;Y&quot;)" office:value-type="string" office:string-value="Y">
            <text:p>Y</text:p>
          </table:table-cell>
          <table:table-cell table:formula="of:=IF(ISNA(VLOOKUP([.$A25];['SQL 92'.$A$2:.$A$1001];1;0));&quot;&quot;;&quot;Y&quot;)" office:value-type="string" office:string-value="Y">
            <text:p>Y</text:p>
          </table:table-cell>
          <table:table-cell table:style-name="ce34" table:formula="of:=IF(ISNA(VLOOKUP([.$A25];['SQLite 3'.$A$2:.$B$1002];1;0));&quot;&quot;;&quot;Y&quot;)">
            <text:p/>
          </table:table-cell>
          <table:table-cell table:style-name="ce34" table:formula="of:=IF(ISNA(VLOOKUP([.$A25];['MySQL 5.7'.$A$2:.$A$832];1;0));&quot;&quot;;&quot;Y&quot;)">
            <text:p/>
          </table:table-cell>
          <table:table-cell table:formula="of:=IF(ISNA(VLOOKUP([.$A25];['Transact-SQL 2012'.$A$2:.$A$1001];1;0));&quot;&quot;;&quot;Y&quot;)">
            <text:p/>
          </table:table-cell>
          <table:table-cell table:formula="of:=IF(ISNA(VLOOKUP([.$A25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ARRAY</text:p>
          </table:table-cell>
          <table:table-cell table:formula="of:=IF(ISNA(VLOOKUP([.$A26];['PostgreSQL 9.3'.$A$2:.$A$1001];1;0));&quot;&quot;;&quot;Y&quot;)" office:value-type="string" office:string-value="Y">
            <text:p>Y</text:p>
          </table:table-cell>
          <table:table-cell table:formula="of:=IF(ISNA(VLOOKUP([.$A26];['SQL 2011'.$A$2:.$A$1001];1;0));&quot;&quot;;&quot;Y&quot;)" office:value-type="string" office:string-value="Y">
            <text:p>Y</text:p>
          </table:table-cell>
          <table:table-cell table:formula="of:=IF(ISNA(VLOOKUP([.$A26];['SQL 2008'.$A$2:.$A$1001];1;0));&quot;&quot;;&quot;Y&quot;)" office:value-type="string" office:string-value="Y">
            <text:p>Y</text:p>
          </table:table-cell>
          <table:table-cell table:formula="of:=IF(ISNA(VLOOKUP([.$A26];['SQL 92'.$A$2:.$A$1001];1;0));&quot;&quot;;&quot;Y&quot;)">
            <text:p/>
          </table:table-cell>
          <table:table-cell table:style-name="ce34" table:formula="of:=IF(ISNA(VLOOKUP([.$A26];['SQLite 3'.$A$2:.$B$1002];1;0));&quot;&quot;;&quot;Y&quot;)">
            <text:p/>
          </table:table-cell>
          <table:table-cell table:style-name="ce34" table:formula="of:=IF(ISNA(VLOOKUP([.$A26];['MySQL 5.7'.$A$2:.$A$832];1;0));&quot;&quot;;&quot;Y&quot;)">
            <text:p/>
          </table:table-cell>
          <table:table-cell table:formula="of:=IF(ISNA(VLOOKUP([.$A26];['Transact-SQL 2012'.$A$2:.$A$1001];1;0));&quot;&quot;;&quot;Y&quot;)">
            <text:p/>
          </table:table-cell>
          <table:table-cell table:formula="of:=IF(ISNA(VLOOKUP([.$A2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RRAY_AGG</text:p>
          </table:table-cell>
          <table:table-cell table:formula="of:=IF(ISNA(VLOOKUP([.$A27];['PostgreSQL 9.3'.$A$2:.$A$1001];1;0));&quot;&quot;;&quot;Y&quot;)">
            <text:p/>
          </table:table-cell>
          <table:table-cell table:formula="of:=IF(ISNA(VLOOKUP([.$A27];['SQL 2011'.$A$2:.$A$1001];1;0));&quot;&quot;;&quot;Y&quot;)" office:value-type="string" office:string-value="Y">
            <text:p>Y</text:p>
          </table:table-cell>
          <table:table-cell table:formula="of:=IF(ISNA(VLOOKUP([.$A27];['SQL 2008'.$A$2:.$A$1001];1;0));&quot;&quot;;&quot;Y&quot;)" office:value-type="string" office:string-value="Y">
            <text:p>Y</text:p>
          </table:table-cell>
          <table:table-cell table:formula="of:=IF(ISNA(VLOOKUP([.$A27];['SQL 92'.$A$2:.$A$1001];1;0));&quot;&quot;;&quot;Y&quot;)">
            <text:p/>
          </table:table-cell>
          <table:table-cell table:style-name="ce34" table:formula="of:=IF(ISNA(VLOOKUP([.$A27];['SQLite 3'.$A$2:.$B$1002];1;0));&quot;&quot;;&quot;Y&quot;)">
            <text:p/>
          </table:table-cell>
          <table:table-cell table:style-name="ce34" table:formula="of:=IF(ISNA(VLOOKUP([.$A27];['MySQL 5.7'.$A$2:.$A$832];1;0));&quot;&quot;;&quot;Y&quot;)">
            <text:p/>
          </table:table-cell>
          <table:table-cell table:formula="of:=IF(ISNA(VLOOKUP([.$A27];['Transact-SQL 2012'.$A$2:.$A$1001];1;0));&quot;&quot;;&quot;Y&quot;)">
            <text:p/>
          </table:table-cell>
          <table:table-cell table:formula="of:=IF(ISNA(VLOOKUP([.$A2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RRAY_MAX_CARDINALITY</text:p>
          </table:table-cell>
          <table:table-cell table:formula="of:=IF(ISNA(VLOOKUP([.$A28];['PostgreSQL 9.3'.$A$2:.$A$1001];1;0));&quot;&quot;;&quot;Y&quot;)">
            <text:p/>
          </table:table-cell>
          <table:table-cell table:formula="of:=IF(ISNA(VLOOKUP([.$A28];['SQL 2011'.$A$2:.$A$1001];1;0));&quot;&quot;;&quot;Y&quot;)" office:value-type="string" office:string-value="Y">
            <text:p>Y</text:p>
          </table:table-cell>
          <table:table-cell table:formula="of:=IF(ISNA(VLOOKUP([.$A28];['SQL 2008'.$A$2:.$A$1001];1;0));&quot;&quot;;&quot;Y&quot;)">
            <text:p/>
          </table:table-cell>
          <table:table-cell table:formula="of:=IF(ISNA(VLOOKUP([.$A28];['SQL 92'.$A$2:.$A$1001];1;0));&quot;&quot;;&quot;Y&quot;)">
            <text:p/>
          </table:table-cell>
          <table:table-cell table:style-name="ce34" table:formula="of:=IF(ISNA(VLOOKUP([.$A28];['SQLite 3'.$A$2:.$B$1002];1;0));&quot;&quot;;&quot;Y&quot;)">
            <text:p/>
          </table:table-cell>
          <table:table-cell table:style-name="ce34" table:formula="of:=IF(ISNA(VLOOKUP([.$A28];['MySQL 5.7'.$A$2:.$A$832];1;0));&quot;&quot;;&quot;Y&quot;)">
            <text:p/>
          </table:table-cell>
          <table:table-cell table:formula="of:=IF(ISNA(VLOOKUP([.$A28];['Transact-SQL 2012'.$A$2:.$A$1001];1;0));&quot;&quot;;&quot;Y&quot;)">
            <text:p/>
          </table:table-cell>
          <table:table-cell table:formula="of:=IF(ISNA(VLOOKUP([.$A2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S</text:p>
          </table:table-cell>
          <table:table-cell table:formula="of:=IF(ISNA(VLOOKUP([.$A29];['PostgreSQL 9.3'.$A$2:.$A$1001];1;0));&quot;&quot;;&quot;Y&quot;)" office:value-type="string" office:string-value="Y">
            <text:p>Y</text:p>
          </table:table-cell>
          <table:table-cell table:formula="of:=IF(ISNA(VLOOKUP([.$A29];['SQL 2011'.$A$2:.$A$1001];1;0));&quot;&quot;;&quot;Y&quot;)" office:value-type="string" office:string-value="Y">
            <text:p>Y</text:p>
          </table:table-cell>
          <table:table-cell table:formula="of:=IF(ISNA(VLOOKUP([.$A29];['SQL 2008'.$A$2:.$A$1001];1;0));&quot;&quot;;&quot;Y&quot;)" office:value-type="string" office:string-value="Y">
            <text:p>Y</text:p>
          </table:table-cell>
          <table:table-cell table:formula="of:=IF(ISNA(VLOOKUP([.$A29];['SQL 92'.$A$2:.$A$1001];1;0));&quot;&quot;;&quot;Y&quot;)" office:value-type="string" office:string-value="Y">
            <text:p>Y</text:p>
          </table:table-cell>
          <table:table-cell table:style-name="ce34" table:formula="of:=IF(ISNA(VLOOKUP([.$A29];['SQLite 3'.$A$2:.$B$1002];1;0));&quot;&quot;;&quot;Y&quot;)" office:value-type="string" office:string-value="Y">
            <text:p>Y</text:p>
          </table:table-cell>
          <table:table-cell table:style-name="ce34" table:formula="of:=IF(ISNA(VLOOKUP([.$A29];['MySQL 5.7'.$A$2:.$A$832];1;0));&quot;&quot;;&quot;Y&quot;)" office:value-type="string" office:string-value="Y">
            <text:p>Y</text:p>
          </table:table-cell>
          <table:table-cell table:formula="of:=IF(ISNA(VLOOKUP([.$A29];['Transact-SQL 2012'.$A$2:.$A$1001];1;0));&quot;&quot;;&quot;Y&quot;)" office:value-type="string" office:string-value="Y">
            <text:p>Y</text:p>
          </table:table-cell>
          <table:table-cell table:formula="of:=IF(ISNA(VLOOKUP([.$A29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ASC</text:p>
          </table:table-cell>
          <table:table-cell table:formula="of:=IF(ISNA(VLOOKUP([.$A30];['PostgreSQL 9.3'.$A$2:.$A$1001];1;0));&quot;&quot;;&quot;Y&quot;)" office:value-type="string" office:string-value="Y">
            <text:p>Y</text:p>
          </table:table-cell>
          <table:table-cell table:formula="of:=IF(ISNA(VLOOKUP([.$A30];['SQL 2011'.$A$2:.$A$1001];1;0));&quot;&quot;;&quot;Y&quot;)" office:value-type="string" office:string-value="Y">
            <text:p>Y</text:p>
          </table:table-cell>
          <table:table-cell table:formula="of:=IF(ISNA(VLOOKUP([.$A30];['SQL 2008'.$A$2:.$A$1001];1;0));&quot;&quot;;&quot;Y&quot;)" office:value-type="string" office:string-value="Y">
            <text:p>Y</text:p>
          </table:table-cell>
          <table:table-cell table:formula="of:=IF(ISNA(VLOOKUP([.$A30];['SQL 92'.$A$2:.$A$1001];1;0));&quot;&quot;;&quot;Y&quot;)" office:value-type="string" office:string-value="Y">
            <text:p>Y</text:p>
          </table:table-cell>
          <table:table-cell table:style-name="ce34" table:formula="of:=IF(ISNA(VLOOKUP([.$A30];['SQLite 3'.$A$2:.$B$1002];1;0));&quot;&quot;;&quot;Y&quot;)" office:value-type="string" office:string-value="Y">
            <text:p>Y</text:p>
          </table:table-cell>
          <table:table-cell table:style-name="ce34" table:formula="of:=IF(ISNA(VLOOKUP([.$A30];['MySQL 5.7'.$A$2:.$A$832];1;0));&quot;&quot;;&quot;Y&quot;)" office:value-type="string" office:string-value="Y">
            <text:p>Y</text:p>
          </table:table-cell>
          <table:table-cell table:formula="of:=IF(ISNA(VLOOKUP([.$A30];['Transact-SQL 2012'.$A$2:.$A$1001];1;0));&quot;&quot;;&quot;Y&quot;)" office:value-type="string" office:string-value="Y">
            <text:p>Y</text:p>
          </table:table-cell>
          <table:table-cell table:formula="of:=IF(ISNA(VLOOKUP([.$A30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ASENSITIVE</text:p>
          </table:table-cell>
          <table:table-cell table:formula="of:=IF(ISNA(VLOOKUP([.$A31];['PostgreSQL 9.3'.$A$2:.$A$1001];1;0));&quot;&quot;;&quot;Y&quot;)">
            <text:p/>
          </table:table-cell>
          <table:table-cell table:formula="of:=IF(ISNA(VLOOKUP([.$A31];['SQL 2011'.$A$2:.$A$1001];1;0));&quot;&quot;;&quot;Y&quot;)" office:value-type="string" office:string-value="Y">
            <text:p>Y</text:p>
          </table:table-cell>
          <table:table-cell table:formula="of:=IF(ISNA(VLOOKUP([.$A31];['SQL 2008'.$A$2:.$A$1001];1;0));&quot;&quot;;&quot;Y&quot;)" office:value-type="string" office:string-value="Y">
            <text:p>Y</text:p>
          </table:table-cell>
          <table:table-cell table:formula="of:=IF(ISNA(VLOOKUP([.$A31];['SQL 92'.$A$2:.$A$1001];1;0));&quot;&quot;;&quot;Y&quot;)">
            <text:p/>
          </table:table-cell>
          <table:table-cell table:style-name="ce34" table:formula="of:=IF(ISNA(VLOOKUP([.$A31];['SQLite 3'.$A$2:.$B$1002];1;0));&quot;&quot;;&quot;Y&quot;)">
            <text:p/>
          </table:table-cell>
          <table:table-cell table:style-name="ce34" table:formula="of:=IF(ISNA(VLOOKUP([.$A31];['MySQL 5.7'.$A$2:.$A$832];1;0));&quot;&quot;;&quot;Y&quot;)" office:value-type="string" office:string-value="Y">
            <text:p>Y</text:p>
          </table:table-cell>
          <table:table-cell table:formula="of:=IF(ISNA(VLOOKUP([.$A31];['Transact-SQL 2012'.$A$2:.$A$1001];1;0));&quot;&quot;;&quot;Y&quot;)">
            <text:p/>
          </table:table-cell>
          <table:table-cell table:formula="of:=IF(ISNA(VLOOKUP([.$A3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SSERTION</text:p>
          </table:table-cell>
          <table:table-cell table:formula="of:=IF(ISNA(VLOOKUP([.$A32];['PostgreSQL 9.3'.$A$2:.$A$1001];1;0));&quot;&quot;;&quot;Y&quot;)" office:value-type="string" office:string-value="Y">
            <text:p>Y</text:p>
          </table:table-cell>
          <table:table-cell table:formula="of:=IF(ISNA(VLOOKUP([.$A32];['SQL 2011'.$A$2:.$A$1001];1;0));&quot;&quot;;&quot;Y&quot;)" office:value-type="string" office:string-value="Y">
            <text:p>Y</text:p>
          </table:table-cell>
          <table:table-cell table:formula="of:=IF(ISNA(VLOOKUP([.$A32];['SQL 2008'.$A$2:.$A$1001];1;0));&quot;&quot;;&quot;Y&quot;)" office:value-type="string" office:string-value="Y">
            <text:p>Y</text:p>
          </table:table-cell>
          <table:table-cell table:formula="of:=IF(ISNA(VLOOKUP([.$A32];['SQL 92'.$A$2:.$A$1001];1;0));&quot;&quot;;&quot;Y&quot;)" office:value-type="string" office:string-value="Y">
            <text:p>Y</text:p>
          </table:table-cell>
          <table:table-cell table:style-name="ce34" table:formula="of:=IF(ISNA(VLOOKUP([.$A32];['SQLite 3'.$A$2:.$B$1002];1;0));&quot;&quot;;&quot;Y&quot;)">
            <text:p/>
          </table:table-cell>
          <table:table-cell table:style-name="ce34" table:formula="of:=IF(ISNA(VLOOKUP([.$A32];['MySQL 5.7'.$A$2:.$A$832];1;0));&quot;&quot;;&quot;Y&quot;)">
            <text:p/>
          </table:table-cell>
          <table:table-cell table:formula="of:=IF(ISNA(VLOOKUP([.$A32];['Transact-SQL 2012'.$A$2:.$A$1001];1;0));&quot;&quot;;&quot;Y&quot;)">
            <text:p/>
          </table:table-cell>
          <table:table-cell table:formula="of:=IF(ISNA(VLOOKUP([.$A3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ASSIGNMENT</text:p>
          </table:table-cell>
          <table:table-cell table:formula="of:=IF(ISNA(VLOOKUP([.$A33];['PostgreSQL 9.3'.$A$2:.$A$1001];1;0));&quot;&quot;;&quot;Y&quot;)" office:value-type="string" office:string-value="Y">
            <text:p>Y</text:p>
          </table:table-cell>
          <table:table-cell table:formula="of:=IF(ISNA(VLOOKUP([.$A33];['SQL 2011'.$A$2:.$A$1001];1;0));&quot;&quot;;&quot;Y&quot;)" office:value-type="string" office:string-value="Y">
            <text:p>Y</text:p>
          </table:table-cell>
          <table:table-cell table:formula="of:=IF(ISNA(VLOOKUP([.$A33];['SQL 2008'.$A$2:.$A$1001];1;0));&quot;&quot;;&quot;Y&quot;)" office:value-type="string" office:string-value="Y">
            <text:p>Y</text:p>
          </table:table-cell>
          <table:table-cell table:formula="of:=IF(ISNA(VLOOKUP([.$A33];['SQL 92'.$A$2:.$A$1001];1;0));&quot;&quot;;&quot;Y&quot;)">
            <text:p/>
          </table:table-cell>
          <table:table-cell table:style-name="ce34" table:formula="of:=IF(ISNA(VLOOKUP([.$A33];['SQLite 3'.$A$2:.$B$1002];1;0));&quot;&quot;;&quot;Y&quot;)">
            <text:p/>
          </table:table-cell>
          <table:table-cell table:style-name="ce34" table:formula="of:=IF(ISNA(VLOOKUP([.$A33];['MySQL 5.7'.$A$2:.$A$832];1;0));&quot;&quot;;&quot;Y&quot;)">
            <text:p/>
          </table:table-cell>
          <table:table-cell table:formula="of:=IF(ISNA(VLOOKUP([.$A33];['Transact-SQL 2012'.$A$2:.$A$1001];1;0));&quot;&quot;;&quot;Y&quot;)">
            <text:p/>
          </table:table-cell>
          <table:table-cell table:formula="of:=IF(ISNA(VLOOKUP([.$A3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SYMMETRIC</text:p>
          </table:table-cell>
          <table:table-cell table:formula="of:=IF(ISNA(VLOOKUP([.$A34];['PostgreSQL 9.3'.$A$2:.$A$1001];1;0));&quot;&quot;;&quot;Y&quot;)" office:value-type="string" office:string-value="Y">
            <text:p>Y</text:p>
          </table:table-cell>
          <table:table-cell table:formula="of:=IF(ISNA(VLOOKUP([.$A34];['SQL 2011'.$A$2:.$A$1001];1;0));&quot;&quot;;&quot;Y&quot;)" office:value-type="string" office:string-value="Y">
            <text:p>Y</text:p>
          </table:table-cell>
          <table:table-cell table:formula="of:=IF(ISNA(VLOOKUP([.$A34];['SQL 2008'.$A$2:.$A$1001];1;0));&quot;&quot;;&quot;Y&quot;)" office:value-type="string" office:string-value="Y">
            <text:p>Y</text:p>
          </table:table-cell>
          <table:table-cell table:formula="of:=IF(ISNA(VLOOKUP([.$A34];['SQL 92'.$A$2:.$A$1001];1;0));&quot;&quot;;&quot;Y&quot;)">
            <text:p/>
          </table:table-cell>
          <table:table-cell table:style-name="ce34" table:formula="of:=IF(ISNA(VLOOKUP([.$A34];['SQLite 3'.$A$2:.$B$1002];1;0));&quot;&quot;;&quot;Y&quot;)">
            <text:p/>
          </table:table-cell>
          <table:table-cell table:style-name="ce34" table:formula="of:=IF(ISNA(VLOOKUP([.$A34];['MySQL 5.7'.$A$2:.$A$832];1;0));&quot;&quot;;&quot;Y&quot;)">
            <text:p/>
          </table:table-cell>
          <table:table-cell table:formula="of:=IF(ISNA(VLOOKUP([.$A34];['Transact-SQL 2012'.$A$2:.$A$1001];1;0));&quot;&quot;;&quot;Y&quot;)">
            <text:p/>
          </table:table-cell>
          <table:table-cell table:formula="of:=IF(ISNA(VLOOKUP([.$A3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T</text:p>
          </table:table-cell>
          <table:table-cell table:formula="of:=IF(ISNA(VLOOKUP([.$A35];['PostgreSQL 9.3'.$A$2:.$A$1001];1;0));&quot;&quot;;&quot;Y&quot;)" office:value-type="string" office:string-value="Y">
            <text:p>Y</text:p>
          </table:table-cell>
          <table:table-cell table:formula="of:=IF(ISNA(VLOOKUP([.$A35];['SQL 2011'.$A$2:.$A$1001];1;0));&quot;&quot;;&quot;Y&quot;)" office:value-type="string" office:string-value="Y">
            <text:p>Y</text:p>
          </table:table-cell>
          <table:table-cell table:formula="of:=IF(ISNA(VLOOKUP([.$A35];['SQL 2008'.$A$2:.$A$1001];1;0));&quot;&quot;;&quot;Y&quot;)" office:value-type="string" office:string-value="Y">
            <text:p>Y</text:p>
          </table:table-cell>
          <table:table-cell table:formula="of:=IF(ISNA(VLOOKUP([.$A35];['SQL 92'.$A$2:.$A$1001];1;0));&quot;&quot;;&quot;Y&quot;)" office:value-type="string" office:string-value="Y">
            <text:p>Y</text:p>
          </table:table-cell>
          <table:table-cell table:style-name="ce34" table:formula="of:=IF(ISNA(VLOOKUP([.$A35];['SQLite 3'.$A$2:.$B$1002];1;0));&quot;&quot;;&quot;Y&quot;)">
            <text:p/>
          </table:table-cell>
          <table:table-cell table:style-name="ce34" table:formula="of:=IF(ISNA(VLOOKUP([.$A35];['MySQL 5.7'.$A$2:.$A$832];1;0));&quot;&quot;;&quot;Y&quot;)">
            <text:p/>
          </table:table-cell>
          <table:table-cell table:formula="of:=IF(ISNA(VLOOKUP([.$A35];['Transact-SQL 2012'.$A$2:.$A$1001];1;0));&quot;&quot;;&quot;Y&quot;)">
            <text:p/>
          </table:table-cell>
          <table:table-cell table:formula="of:=IF(ISNA(VLOOKUP([.$A35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ATOMIC</text:p>
          </table:table-cell>
          <table:table-cell table:formula="of:=IF(ISNA(VLOOKUP([.$A36];['PostgreSQL 9.3'.$A$2:.$A$1001];1;0));&quot;&quot;;&quot;Y&quot;)">
            <text:p/>
          </table:table-cell>
          <table:table-cell table:formula="of:=IF(ISNA(VLOOKUP([.$A36];['SQL 2011'.$A$2:.$A$1001];1;0));&quot;&quot;;&quot;Y&quot;)" office:value-type="string" office:string-value="Y">
            <text:p>Y</text:p>
          </table:table-cell>
          <table:table-cell table:formula="of:=IF(ISNA(VLOOKUP([.$A36];['SQL 2008'.$A$2:.$A$1001];1;0));&quot;&quot;;&quot;Y&quot;)" office:value-type="string" office:string-value="Y">
            <text:p>Y</text:p>
          </table:table-cell>
          <table:table-cell table:formula="of:=IF(ISNA(VLOOKUP([.$A36];['SQL 92'.$A$2:.$A$1001];1;0));&quot;&quot;;&quot;Y&quot;)">
            <text:p/>
          </table:table-cell>
          <table:table-cell table:style-name="ce34" table:formula="of:=IF(ISNA(VLOOKUP([.$A36];['SQLite 3'.$A$2:.$B$1002];1;0));&quot;&quot;;&quot;Y&quot;)">
            <text:p/>
          </table:table-cell>
          <table:table-cell table:style-name="ce34" table:formula="of:=IF(ISNA(VLOOKUP([.$A36];['MySQL 5.7'.$A$2:.$A$832];1;0));&quot;&quot;;&quot;Y&quot;)">
            <text:p/>
          </table:table-cell>
          <table:table-cell table:formula="of:=IF(ISNA(VLOOKUP([.$A36];['Transact-SQL 2012'.$A$2:.$A$1001];1;0));&quot;&quot;;&quot;Y&quot;)">
            <text:p/>
          </table:table-cell>
          <table:table-cell table:formula="of:=IF(ISNA(VLOOKUP([.$A3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TTACH</text:p>
          </table:table-cell>
          <table:table-cell table:formula="of:=IF(ISNA(VLOOKUP([.$A37];['PostgreSQL 9.3'.$A$2:.$A$1001];1;0));&quot;&quot;;&quot;Y&quot;)">
            <text:p/>
          </table:table-cell>
          <table:table-cell table:formula="of:=IF(ISNA(VLOOKUP([.$A37];['SQL 2011'.$A$2:.$A$1001];1;0));&quot;&quot;;&quot;Y&quot;)">
            <text:p/>
          </table:table-cell>
          <table:table-cell table:formula="of:=IF(ISNA(VLOOKUP([.$A37];['SQL 2008'.$A$2:.$A$1001];1;0));&quot;&quot;;&quot;Y&quot;)">
            <text:p/>
          </table:table-cell>
          <table:table-cell table:formula="of:=IF(ISNA(VLOOKUP([.$A37];['SQL 92'.$A$2:.$A$1001];1;0));&quot;&quot;;&quot;Y&quot;)">
            <text:p/>
          </table:table-cell>
          <table:table-cell table:style-name="ce34" table:formula="of:=IF(ISNA(VLOOKUP([.$A37];['SQLite 3'.$A$2:.$B$1002];1;0));&quot;&quot;;&quot;Y&quot;)" office:value-type="string" office:string-value="Y">
            <text:p>Y</text:p>
          </table:table-cell>
          <table:table-cell table:style-name="ce34" table:formula="of:=IF(ISNA(VLOOKUP([.$A37];['MySQL 5.7'.$A$2:.$A$832];1;0));&quot;&quot;;&quot;Y&quot;)">
            <text:p/>
          </table:table-cell>
          <table:table-cell table:formula="of:=IF(ISNA(VLOOKUP([.$A37];['Transact-SQL 2012'.$A$2:.$A$1001];1;0));&quot;&quot;;&quot;Y&quot;)">
            <text:p/>
          </table:table-cell>
          <table:table-cell table:formula="of:=IF(ISNA(VLOOKUP([.$A3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TTRIBUTE</text:p>
          </table:table-cell>
          <table:table-cell table:formula="of:=IF(ISNA(VLOOKUP([.$A38];['PostgreSQL 9.3'.$A$2:.$A$1001];1;0));&quot;&quot;;&quot;Y&quot;)" office:value-type="string" office:string-value="Y">
            <text:p>Y</text:p>
          </table:table-cell>
          <table:table-cell table:formula="of:=IF(ISNA(VLOOKUP([.$A38];['SQL 2011'.$A$2:.$A$1001];1;0));&quot;&quot;;&quot;Y&quot;)" office:value-type="string" office:string-value="Y">
            <text:p>Y</text:p>
          </table:table-cell>
          <table:table-cell table:formula="of:=IF(ISNA(VLOOKUP([.$A38];['SQL 2008'.$A$2:.$A$1001];1;0));&quot;&quot;;&quot;Y&quot;)" office:value-type="string" office:string-value="Y">
            <text:p>Y</text:p>
          </table:table-cell>
          <table:table-cell table:formula="of:=IF(ISNA(VLOOKUP([.$A38];['SQL 92'.$A$2:.$A$1001];1;0));&quot;&quot;;&quot;Y&quot;)">
            <text:p/>
          </table:table-cell>
          <table:table-cell table:style-name="ce34" table:formula="of:=IF(ISNA(VLOOKUP([.$A38];['SQLite 3'.$A$2:.$B$1002];1;0));&quot;&quot;;&quot;Y&quot;)">
            <text:p/>
          </table:table-cell>
          <table:table-cell table:style-name="ce34" table:formula="of:=IF(ISNA(VLOOKUP([.$A38];['MySQL 5.7'.$A$2:.$A$832];1;0));&quot;&quot;;&quot;Y&quot;)">
            <text:p/>
          </table:table-cell>
          <table:table-cell table:formula="of:=IF(ISNA(VLOOKUP([.$A38];['Transact-SQL 2012'.$A$2:.$A$1001];1;0));&quot;&quot;;&quot;Y&quot;)">
            <text:p/>
          </table:table-cell>
          <table:table-cell table:formula="of:=IF(ISNA(VLOOKUP([.$A3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TTRIBUTES</text:p>
          </table:table-cell>
          <table:table-cell table:formula="of:=IF(ISNA(VLOOKUP([.$A39];['PostgreSQL 9.3'.$A$2:.$A$1001];1;0));&quot;&quot;;&quot;Y&quot;)">
            <text:p/>
          </table:table-cell>
          <table:table-cell table:formula="of:=IF(ISNA(VLOOKUP([.$A39];['SQL 2011'.$A$2:.$A$1001];1;0));&quot;&quot;;&quot;Y&quot;)" office:value-type="string" office:string-value="Y">
            <text:p>Y</text:p>
          </table:table-cell>
          <table:table-cell table:formula="of:=IF(ISNA(VLOOKUP([.$A39];['SQL 2008'.$A$2:.$A$1001];1;0));&quot;&quot;;&quot;Y&quot;)" office:value-type="string" office:string-value="Y">
            <text:p>Y</text:p>
          </table:table-cell>
          <table:table-cell table:formula="of:=IF(ISNA(VLOOKUP([.$A39];['SQL 92'.$A$2:.$A$1001];1;0));&quot;&quot;;&quot;Y&quot;)">
            <text:p/>
          </table:table-cell>
          <table:table-cell table:style-name="ce34" table:formula="of:=IF(ISNA(VLOOKUP([.$A39];['SQLite 3'.$A$2:.$B$1002];1;0));&quot;&quot;;&quot;Y&quot;)">
            <text:p/>
          </table:table-cell>
          <table:table-cell table:style-name="ce34" table:formula="of:=IF(ISNA(VLOOKUP([.$A39];['MySQL 5.7'.$A$2:.$A$832];1;0));&quot;&quot;;&quot;Y&quot;)">
            <text:p/>
          </table:table-cell>
          <table:table-cell table:formula="of:=IF(ISNA(VLOOKUP([.$A39];['Transact-SQL 2012'.$A$2:.$A$1001];1;0));&quot;&quot;;&quot;Y&quot;)">
            <text:p/>
          </table:table-cell>
          <table:table-cell table:formula="of:=IF(ISNA(VLOOKUP([.$A3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UTHORIZATION</text:p>
          </table:table-cell>
          <table:table-cell table:formula="of:=IF(ISNA(VLOOKUP([.$A40];['PostgreSQL 9.3'.$A$2:.$A$1001];1;0));&quot;&quot;;&quot;Y&quot;)" office:value-type="string" office:string-value="Y">
            <text:p>Y</text:p>
          </table:table-cell>
          <table:table-cell table:formula="of:=IF(ISNA(VLOOKUP([.$A40];['SQL 2011'.$A$2:.$A$1001];1;0));&quot;&quot;;&quot;Y&quot;)" office:value-type="string" office:string-value="Y">
            <text:p>Y</text:p>
          </table:table-cell>
          <table:table-cell table:formula="of:=IF(ISNA(VLOOKUP([.$A40];['SQL 2008'.$A$2:.$A$1001];1;0));&quot;&quot;;&quot;Y&quot;)" office:value-type="string" office:string-value="Y">
            <text:p>Y</text:p>
          </table:table-cell>
          <table:table-cell table:formula="of:=IF(ISNA(VLOOKUP([.$A40];['SQL 92'.$A$2:.$A$1001];1;0));&quot;&quot;;&quot;Y&quot;)" office:value-type="string" office:string-value="Y">
            <text:p>Y</text:p>
          </table:table-cell>
          <table:table-cell table:style-name="ce34" table:formula="of:=IF(ISNA(VLOOKUP([.$A40];['SQLite 3'.$A$2:.$B$1002];1;0));&quot;&quot;;&quot;Y&quot;)">
            <text:p/>
          </table:table-cell>
          <table:table-cell table:style-name="ce34" table:formula="of:=IF(ISNA(VLOOKUP([.$A40];['MySQL 5.7'.$A$2:.$A$832];1;0));&quot;&quot;;&quot;Y&quot;)">
            <text:p/>
          </table:table-cell>
          <table:table-cell table:formula="of:=IF(ISNA(VLOOKUP([.$A40];['Transact-SQL 2012'.$A$2:.$A$1001];1;0));&quot;&quot;;&quot;Y&quot;)" office:value-type="string" office:string-value="Y">
            <text:p>Y</text:p>
          </table:table-cell>
          <table:table-cell table:formula="of:=IF(ISNA(VLOOKUP([.$A40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AUTOINCREMENT</text:p>
          </table:table-cell>
          <table:table-cell table:formula="of:=IF(ISNA(VLOOKUP([.$A41];['PostgreSQL 9.3'.$A$2:.$A$1001];1;0));&quot;&quot;;&quot;Y&quot;)">
            <text:p/>
          </table:table-cell>
          <table:table-cell table:formula="of:=IF(ISNA(VLOOKUP([.$A41];['SQL 2011'.$A$2:.$A$1001];1;0));&quot;&quot;;&quot;Y&quot;)">
            <text:p/>
          </table:table-cell>
          <table:table-cell table:formula="of:=IF(ISNA(VLOOKUP([.$A41];['SQL 2008'.$A$2:.$A$1001];1;0));&quot;&quot;;&quot;Y&quot;)">
            <text:p/>
          </table:table-cell>
          <table:table-cell table:formula="of:=IF(ISNA(VLOOKUP([.$A41];['SQL 92'.$A$2:.$A$1001];1;0));&quot;&quot;;&quot;Y&quot;)">
            <text:p/>
          </table:table-cell>
          <table:table-cell table:style-name="ce34" table:formula="of:=IF(ISNA(VLOOKUP([.$A41];['SQLite 3'.$A$2:.$B$1002];1;0));&quot;&quot;;&quot;Y&quot;)" office:value-type="string" office:string-value="Y">
            <text:p>Y</text:p>
          </table:table-cell>
          <table:table-cell table:style-name="ce34" table:formula="of:=IF(ISNA(VLOOKUP([.$A41];['MySQL 5.7'.$A$2:.$A$832];1;0));&quot;&quot;;&quot;Y&quot;)">
            <text:p/>
          </table:table-cell>
          <table:table-cell table:formula="of:=IF(ISNA(VLOOKUP([.$A41];['Transact-SQL 2012'.$A$2:.$A$1001];1;0));&quot;&quot;;&quot;Y&quot;)">
            <text:p/>
          </table:table-cell>
          <table:table-cell table:formula="of:=IF(ISNA(VLOOKUP([.$A4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AVG</text:p>
          </table:table-cell>
          <table:table-cell table:formula="of:=IF(ISNA(VLOOKUP([.$A42];['PostgreSQL 9.3'.$A$2:.$A$1001];1;0));&quot;&quot;;&quot;Y&quot;)">
            <text:p/>
          </table:table-cell>
          <table:table-cell table:formula="of:=IF(ISNA(VLOOKUP([.$A42];['SQL 2011'.$A$2:.$A$1001];1;0));&quot;&quot;;&quot;Y&quot;)" office:value-type="string" office:string-value="Y">
            <text:p>Y</text:p>
          </table:table-cell>
          <table:table-cell table:formula="of:=IF(ISNA(VLOOKUP([.$A42];['SQL 2008'.$A$2:.$A$1001];1;0));&quot;&quot;;&quot;Y&quot;)" office:value-type="string" office:string-value="Y">
            <text:p>Y</text:p>
          </table:table-cell>
          <table:table-cell table:formula="of:=IF(ISNA(VLOOKUP([.$A42];['SQL 92'.$A$2:.$A$1001];1;0));&quot;&quot;;&quot;Y&quot;)" office:value-type="string" office:string-value="Y">
            <text:p>Y</text:p>
          </table:table-cell>
          <table:table-cell table:style-name="ce34" table:formula="of:=IF(ISNA(VLOOKUP([.$A42];['SQLite 3'.$A$2:.$B$1002];1;0));&quot;&quot;;&quot;Y&quot;)">
            <text:p/>
          </table:table-cell>
          <table:table-cell table:style-name="ce34" table:formula="of:=IF(ISNA(VLOOKUP([.$A42];['MySQL 5.7'.$A$2:.$A$832];1;0));&quot;&quot;;&quot;Y&quot;)">
            <text:p/>
          </table:table-cell>
          <table:table-cell table:formula="of:=IF(ISNA(VLOOKUP([.$A42];['Transact-SQL 2012'.$A$2:.$A$1001];1;0));&quot;&quot;;&quot;Y&quot;)">
            <text:p/>
          </table:table-cell>
          <table:table-cell table:formula="of:=IF(ISNA(VLOOKUP([.$A4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BACKUP</text:p>
          </table:table-cell>
          <table:table-cell table:formula="of:=IF(ISNA(VLOOKUP([.$A43];['PostgreSQL 9.3'.$A$2:.$A$1001];1;0));&quot;&quot;;&quot;Y&quot;)">
            <text:p/>
          </table:table-cell>
          <table:table-cell table:formula="of:=IF(ISNA(VLOOKUP([.$A43];['SQL 2011'.$A$2:.$A$1001];1;0));&quot;&quot;;&quot;Y&quot;)">
            <text:p/>
          </table:table-cell>
          <table:table-cell table:formula="of:=IF(ISNA(VLOOKUP([.$A43];['SQL 2008'.$A$2:.$A$1001];1;0));&quot;&quot;;&quot;Y&quot;)">
            <text:p/>
          </table:table-cell>
          <table:table-cell table:formula="of:=IF(ISNA(VLOOKUP([.$A43];['SQL 92'.$A$2:.$A$1001];1;0));&quot;&quot;;&quot;Y&quot;)">
            <text:p/>
          </table:table-cell>
          <table:table-cell table:style-name="ce34" table:formula="of:=IF(ISNA(VLOOKUP([.$A43];['SQLite 3'.$A$2:.$B$1002];1;0));&quot;&quot;;&quot;Y&quot;)">
            <text:p/>
          </table:table-cell>
          <table:table-cell table:style-name="ce34" table:formula="of:=IF(ISNA(VLOOKUP([.$A43];['MySQL 5.7'.$A$2:.$A$832];1;0));&quot;&quot;;&quot;Y&quot;)">
            <text:p/>
          </table:table-cell>
          <table:table-cell table:formula="of:=IF(ISNA(VLOOKUP([.$A43];['Transact-SQL 2012'.$A$2:.$A$1001];1;0));&quot;&quot;;&quot;Y&quot;)" office:value-type="string" office:string-value="Y">
            <text:p>Y</text:p>
          </table:table-cell>
          <table:table-cell table:formula="of:=IF(ISNA(VLOOKUP([.$A4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BACKWARD</text:p>
          </table:table-cell>
          <table:table-cell table:formula="of:=IF(ISNA(VLOOKUP([.$A44];['PostgreSQL 9.3'.$A$2:.$A$1001];1;0));&quot;&quot;;&quot;Y&quot;)" office:value-type="string" office:string-value="Y">
            <text:p>Y</text:p>
          </table:table-cell>
          <table:table-cell table:formula="of:=IF(ISNA(VLOOKUP([.$A44];['SQL 2011'.$A$2:.$A$1001];1;0));&quot;&quot;;&quot;Y&quot;)">
            <text:p/>
          </table:table-cell>
          <table:table-cell table:formula="of:=IF(ISNA(VLOOKUP([.$A44];['SQL 2008'.$A$2:.$A$1001];1;0));&quot;&quot;;&quot;Y&quot;)">
            <text:p/>
          </table:table-cell>
          <table:table-cell table:formula="of:=IF(ISNA(VLOOKUP([.$A44];['SQL 92'.$A$2:.$A$1001];1;0));&quot;&quot;;&quot;Y&quot;)">
            <text:p/>
          </table:table-cell>
          <table:table-cell table:style-name="ce34" table:formula="of:=IF(ISNA(VLOOKUP([.$A44];['SQLite 3'.$A$2:.$B$1002];1;0));&quot;&quot;;&quot;Y&quot;)">
            <text:p/>
          </table:table-cell>
          <table:table-cell table:style-name="ce34" table:formula="of:=IF(ISNA(VLOOKUP([.$A44];['MySQL 5.7'.$A$2:.$A$832];1;0));&quot;&quot;;&quot;Y&quot;)">
            <text:p/>
          </table:table-cell>
          <table:table-cell table:formula="of:=IF(ISNA(VLOOKUP([.$A44];['Transact-SQL 2012'.$A$2:.$A$1001];1;0));&quot;&quot;;&quot;Y&quot;)">
            <text:p/>
          </table:table-cell>
          <table:table-cell table:formula="of:=IF(ISNA(VLOOKUP([.$A4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BASE64</text:p>
          </table:table-cell>
          <table:table-cell table:formula="of:=IF(ISNA(VLOOKUP([.$A45];['PostgreSQL 9.3'.$A$2:.$A$1001];1;0));&quot;&quot;;&quot;Y&quot;)">
            <text:p/>
          </table:table-cell>
          <table:table-cell table:formula="of:=IF(ISNA(VLOOKUP([.$A45];['SQL 2011'.$A$2:.$A$1001];1;0));&quot;&quot;;&quot;Y&quot;)" office:value-type="string" office:string-value="Y">
            <text:p>Y</text:p>
          </table:table-cell>
          <table:table-cell table:formula="of:=IF(ISNA(VLOOKUP([.$A45];['SQL 2008'.$A$2:.$A$1001];1;0));&quot;&quot;;&quot;Y&quot;)" office:value-type="string" office:string-value="Y">
            <text:p>Y</text:p>
          </table:table-cell>
          <table:table-cell table:formula="of:=IF(ISNA(VLOOKUP([.$A45];['SQL 92'.$A$2:.$A$1001];1;0));&quot;&quot;;&quot;Y&quot;)">
            <text:p/>
          </table:table-cell>
          <table:table-cell table:style-name="ce34" table:formula="of:=IF(ISNA(VLOOKUP([.$A45];['SQLite 3'.$A$2:.$B$1002];1;0));&quot;&quot;;&quot;Y&quot;)">
            <text:p/>
          </table:table-cell>
          <table:table-cell table:style-name="ce34" table:formula="of:=IF(ISNA(VLOOKUP([.$A45];['MySQL 5.7'.$A$2:.$A$832];1;0));&quot;&quot;;&quot;Y&quot;)">
            <text:p/>
          </table:table-cell>
          <table:table-cell table:formula="of:=IF(ISNA(VLOOKUP([.$A45];['Transact-SQL 2012'.$A$2:.$A$1001];1;0));&quot;&quot;;&quot;Y&quot;)">
            <text:p/>
          </table:table-cell>
          <table:table-cell table:formula="of:=IF(ISNA(VLOOKUP([.$A4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BEFORE</text:p>
          </table:table-cell>
          <table:table-cell table:formula="of:=IF(ISNA(VLOOKUP([.$A46];['PostgreSQL 9.3'.$A$2:.$A$1001];1;0));&quot;&quot;;&quot;Y&quot;)" office:value-type="string" office:string-value="Y">
            <text:p>Y</text:p>
          </table:table-cell>
          <table:table-cell table:formula="of:=IF(ISNA(VLOOKUP([.$A46];['SQL 2011'.$A$2:.$A$1001];1;0));&quot;&quot;;&quot;Y&quot;)" office:value-type="string" office:string-value="Y">
            <text:p>Y</text:p>
          </table:table-cell>
          <table:table-cell table:formula="of:=IF(ISNA(VLOOKUP([.$A46];['SQL 2008'.$A$2:.$A$1001];1;0));&quot;&quot;;&quot;Y&quot;)" office:value-type="string" office:string-value="Y">
            <text:p>Y</text:p>
          </table:table-cell>
          <table:table-cell table:formula="of:=IF(ISNA(VLOOKUP([.$A46];['SQL 92'.$A$2:.$A$1001];1;0));&quot;&quot;;&quot;Y&quot;)">
            <text:p/>
          </table:table-cell>
          <table:table-cell table:style-name="ce34" table:formula="of:=IF(ISNA(VLOOKUP([.$A46];['SQLite 3'.$A$2:.$B$1002];1;0));&quot;&quot;;&quot;Y&quot;)" office:value-type="string" office:string-value="Y">
            <text:p>Y</text:p>
          </table:table-cell>
          <table:table-cell table:style-name="ce34" table:formula="of:=IF(ISNA(VLOOKUP([.$A46];['MySQL 5.7'.$A$2:.$A$832];1;0));&quot;&quot;;&quot;Y&quot;)" office:value-type="string" office:string-value="Y">
            <text:p>Y</text:p>
          </table:table-cell>
          <table:table-cell table:formula="of:=IF(ISNA(VLOOKUP([.$A46];['Transact-SQL 2012'.$A$2:.$A$1001];1;0));&quot;&quot;;&quot;Y&quot;)">
            <text:p/>
          </table:table-cell>
          <table:table-cell table:formula="of:=IF(ISNA(VLOOKUP([.$A4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BEGIN</text:p>
          </table:table-cell>
          <table:table-cell table:formula="of:=IF(ISNA(VLOOKUP([.$A47];['PostgreSQL 9.3'.$A$2:.$A$1001];1;0));&quot;&quot;;&quot;Y&quot;)" office:value-type="string" office:string-value="Y">
            <text:p>Y</text:p>
          </table:table-cell>
          <table:table-cell table:formula="of:=IF(ISNA(VLOOKUP([.$A47];['SQL 2011'.$A$2:.$A$1001];1;0));&quot;&quot;;&quot;Y&quot;)" office:value-type="string" office:string-value="Y">
            <text:p>Y</text:p>
          </table:table-cell>
          <table:table-cell table:formula="of:=IF(ISNA(VLOOKUP([.$A47];['SQL 2008'.$A$2:.$A$1001];1;0));&quot;&quot;;&quot;Y&quot;)" office:value-type="string" office:string-value="Y">
            <text:p>Y</text:p>
          </table:table-cell>
          <table:table-cell table:formula="of:=IF(ISNA(VLOOKUP([.$A47];['SQL 92'.$A$2:.$A$1001];1;0));&quot;&quot;;&quot;Y&quot;)" office:value-type="string" office:string-value="Y">
            <text:p>Y</text:p>
          </table:table-cell>
          <table:table-cell table:style-name="ce34" table:formula="of:=IF(ISNA(VLOOKUP([.$A47];['SQLite 3'.$A$2:.$B$1002];1;0));&quot;&quot;;&quot;Y&quot;)" office:value-type="string" office:string-value="Y">
            <text:p>Y</text:p>
          </table:table-cell>
          <table:table-cell table:style-name="ce34" table:formula="of:=IF(ISNA(VLOOKUP([.$A47];['MySQL 5.7'.$A$2:.$A$832];1;0));&quot;&quot;;&quot;Y&quot;)">
            <text:p/>
          </table:table-cell>
          <table:table-cell table:formula="of:=IF(ISNA(VLOOKUP([.$A47];['Transact-SQL 2012'.$A$2:.$A$1001];1;0));&quot;&quot;;&quot;Y&quot;)" office:value-type="string" office:string-value="Y">
            <text:p>Y</text:p>
          </table:table-cell>
          <table:table-cell table:formula="of:=IF(ISNA(VLOOKUP([.$A47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BEGIN_FRAME</text:p>
          </table:table-cell>
          <table:table-cell table:formula="of:=IF(ISNA(VLOOKUP([.$A48];['PostgreSQL 9.3'.$A$2:.$A$1001];1;0));&quot;&quot;;&quot;Y&quot;)">
            <text:p/>
          </table:table-cell>
          <table:table-cell table:formula="of:=IF(ISNA(VLOOKUP([.$A48];['SQL 2011'.$A$2:.$A$1001];1;0));&quot;&quot;;&quot;Y&quot;)" office:value-type="string" office:string-value="Y">
            <text:p>Y</text:p>
          </table:table-cell>
          <table:table-cell table:formula="of:=IF(ISNA(VLOOKUP([.$A48];['SQL 2008'.$A$2:.$A$1001];1;0));&quot;&quot;;&quot;Y&quot;)">
            <text:p/>
          </table:table-cell>
          <table:table-cell table:formula="of:=IF(ISNA(VLOOKUP([.$A48];['SQL 92'.$A$2:.$A$1001];1;0));&quot;&quot;;&quot;Y&quot;)">
            <text:p/>
          </table:table-cell>
          <table:table-cell table:style-name="ce34" table:formula="of:=IF(ISNA(VLOOKUP([.$A48];['SQLite 3'.$A$2:.$B$1002];1;0));&quot;&quot;;&quot;Y&quot;)">
            <text:p/>
          </table:table-cell>
          <table:table-cell table:style-name="ce34" table:formula="of:=IF(ISNA(VLOOKUP([.$A48];['MySQL 5.7'.$A$2:.$A$832];1;0));&quot;&quot;;&quot;Y&quot;)">
            <text:p/>
          </table:table-cell>
          <table:table-cell table:formula="of:=IF(ISNA(VLOOKUP([.$A48];['Transact-SQL 2012'.$A$2:.$A$1001];1;0));&quot;&quot;;&quot;Y&quot;)">
            <text:p/>
          </table:table-cell>
          <table:table-cell table:formula="of:=IF(ISNA(VLOOKUP([.$A4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BEGIN_PARTITION</text:p>
          </table:table-cell>
          <table:table-cell table:formula="of:=IF(ISNA(VLOOKUP([.$A49];['PostgreSQL 9.3'.$A$2:.$A$1001];1;0));&quot;&quot;;&quot;Y&quot;)">
            <text:p/>
          </table:table-cell>
          <table:table-cell table:formula="of:=IF(ISNA(VLOOKUP([.$A49];['SQL 2011'.$A$2:.$A$1001];1;0));&quot;&quot;;&quot;Y&quot;)" office:value-type="string" office:string-value="Y">
            <text:p>Y</text:p>
          </table:table-cell>
          <table:table-cell table:formula="of:=IF(ISNA(VLOOKUP([.$A49];['SQL 2008'.$A$2:.$A$1001];1;0));&quot;&quot;;&quot;Y&quot;)">
            <text:p/>
          </table:table-cell>
          <table:table-cell table:formula="of:=IF(ISNA(VLOOKUP([.$A49];['SQL 92'.$A$2:.$A$1001];1;0));&quot;&quot;;&quot;Y&quot;)">
            <text:p/>
          </table:table-cell>
          <table:table-cell table:style-name="ce34" table:formula="of:=IF(ISNA(VLOOKUP([.$A49];['SQLite 3'.$A$2:.$B$1002];1;0));&quot;&quot;;&quot;Y&quot;)">
            <text:p/>
          </table:table-cell>
          <table:table-cell table:style-name="ce34" table:formula="of:=IF(ISNA(VLOOKUP([.$A49];['MySQL 5.7'.$A$2:.$A$832];1;0));&quot;&quot;;&quot;Y&quot;)">
            <text:p/>
          </table:table-cell>
          <table:table-cell table:formula="of:=IF(ISNA(VLOOKUP([.$A49];['Transact-SQL 2012'.$A$2:.$A$1001];1;0));&quot;&quot;;&quot;Y&quot;)">
            <text:p/>
          </table:table-cell>
          <table:table-cell table:formula="of:=IF(ISNA(VLOOKUP([.$A4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BERNOULLI</text:p>
          </table:table-cell>
          <table:table-cell table:formula="of:=IF(ISNA(VLOOKUP([.$A50];['PostgreSQL 9.3'.$A$2:.$A$1001];1;0));&quot;&quot;;&quot;Y&quot;)">
            <text:p/>
          </table:table-cell>
          <table:table-cell table:formula="of:=IF(ISNA(VLOOKUP([.$A50];['SQL 2011'.$A$2:.$A$1001];1;0));&quot;&quot;;&quot;Y&quot;)" office:value-type="string" office:string-value="Y">
            <text:p>Y</text:p>
          </table:table-cell>
          <table:table-cell table:formula="of:=IF(ISNA(VLOOKUP([.$A50];['SQL 2008'.$A$2:.$A$1001];1;0));&quot;&quot;;&quot;Y&quot;)" office:value-type="string" office:string-value="Y">
            <text:p>Y</text:p>
          </table:table-cell>
          <table:table-cell table:formula="of:=IF(ISNA(VLOOKUP([.$A50];['SQL 92'.$A$2:.$A$1001];1;0));&quot;&quot;;&quot;Y&quot;)">
            <text:p/>
          </table:table-cell>
          <table:table-cell table:style-name="ce34" table:formula="of:=IF(ISNA(VLOOKUP([.$A50];['SQLite 3'.$A$2:.$B$1002];1;0));&quot;&quot;;&quot;Y&quot;)">
            <text:p/>
          </table:table-cell>
          <table:table-cell table:style-name="ce34" table:formula="of:=IF(ISNA(VLOOKUP([.$A50];['MySQL 5.7'.$A$2:.$A$832];1;0));&quot;&quot;;&quot;Y&quot;)">
            <text:p/>
          </table:table-cell>
          <table:table-cell table:formula="of:=IF(ISNA(VLOOKUP([.$A50];['Transact-SQL 2012'.$A$2:.$A$1001];1;0));&quot;&quot;;&quot;Y&quot;)">
            <text:p/>
          </table:table-cell>
          <table:table-cell table:formula="of:=IF(ISNA(VLOOKUP([.$A5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BETWEEN</text:p>
          </table:table-cell>
          <table:table-cell table:formula="of:=IF(ISNA(VLOOKUP([.$A51];['PostgreSQL 9.3'.$A$2:.$A$1001];1;0));&quot;&quot;;&quot;Y&quot;)" office:value-type="string" office:string-value="Y">
            <text:p>Y</text:p>
          </table:table-cell>
          <table:table-cell table:formula="of:=IF(ISNA(VLOOKUP([.$A51];['SQL 2011'.$A$2:.$A$1001];1;0));&quot;&quot;;&quot;Y&quot;)" office:value-type="string" office:string-value="Y">
            <text:p>Y</text:p>
          </table:table-cell>
          <table:table-cell table:formula="of:=IF(ISNA(VLOOKUP([.$A51];['SQL 2008'.$A$2:.$A$1001];1;0));&quot;&quot;;&quot;Y&quot;)" office:value-type="string" office:string-value="Y">
            <text:p>Y</text:p>
          </table:table-cell>
          <table:table-cell table:formula="of:=IF(ISNA(VLOOKUP([.$A51];['SQL 92'.$A$2:.$A$1001];1;0));&quot;&quot;;&quot;Y&quot;)" office:value-type="string" office:string-value="Y">
            <text:p>Y</text:p>
          </table:table-cell>
          <table:table-cell table:style-name="ce34" table:formula="of:=IF(ISNA(VLOOKUP([.$A51];['SQLite 3'.$A$2:.$B$1002];1;0));&quot;&quot;;&quot;Y&quot;)" office:value-type="string" office:string-value="Y">
            <text:p>Y</text:p>
          </table:table-cell>
          <table:table-cell table:style-name="ce34" table:formula="of:=IF(ISNA(VLOOKUP([.$A51];['MySQL 5.7'.$A$2:.$A$832];1;0));&quot;&quot;;&quot;Y&quot;)" office:value-type="string" office:string-value="Y">
            <text:p>Y</text:p>
          </table:table-cell>
          <table:table-cell table:formula="of:=IF(ISNA(VLOOKUP([.$A51];['Transact-SQL 2012'.$A$2:.$A$1001];1;0));&quot;&quot;;&quot;Y&quot;)" office:value-type="string" office:string-value="Y">
            <text:p>Y</text:p>
          </table:table-cell>
          <table:table-cell table:formula="of:=IF(ISNA(VLOOKUP([.$A5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BIGINT</text:p>
          </table:table-cell>
          <table:table-cell table:formula="of:=IF(ISNA(VLOOKUP([.$A52];['PostgreSQL 9.3'.$A$2:.$A$1001];1;0));&quot;&quot;;&quot;Y&quot;)" office:value-type="string" office:string-value="Y">
            <text:p>Y</text:p>
          </table:table-cell>
          <table:table-cell table:formula="of:=IF(ISNA(VLOOKUP([.$A52];['SQL 2011'.$A$2:.$A$1001];1;0));&quot;&quot;;&quot;Y&quot;)" office:value-type="string" office:string-value="Y">
            <text:p>Y</text:p>
          </table:table-cell>
          <table:table-cell table:formula="of:=IF(ISNA(VLOOKUP([.$A52];['SQL 2008'.$A$2:.$A$1001];1;0));&quot;&quot;;&quot;Y&quot;)" office:value-type="string" office:string-value="Y">
            <text:p>Y</text:p>
          </table:table-cell>
          <table:table-cell table:formula="of:=IF(ISNA(VLOOKUP([.$A52];['SQL 92'.$A$2:.$A$1001];1;0));&quot;&quot;;&quot;Y&quot;)">
            <text:p/>
          </table:table-cell>
          <table:table-cell table:style-name="ce34" table:formula="of:=IF(ISNA(VLOOKUP([.$A52];['SQLite 3'.$A$2:.$B$1002];1;0));&quot;&quot;;&quot;Y&quot;)">
            <text:p/>
          </table:table-cell>
          <table:table-cell table:style-name="ce34" table:formula="of:=IF(ISNA(VLOOKUP([.$A52];['MySQL 5.7'.$A$2:.$A$832];1;0));&quot;&quot;;&quot;Y&quot;)" office:value-type="string" office:string-value="Y">
            <text:p>Y</text:p>
          </table:table-cell>
          <table:table-cell table:formula="of:=IF(ISNA(VLOOKUP([.$A52];['Transact-SQL 2012'.$A$2:.$A$1001];1;0));&quot;&quot;;&quot;Y&quot;)">
            <text:p/>
          </table:table-cell>
          <table:table-cell table:formula="of:=IF(ISNA(VLOOKUP([.$A5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BINARY</text:p>
          </table:table-cell>
          <table:table-cell table:formula="of:=IF(ISNA(VLOOKUP([.$A53];['PostgreSQL 9.3'.$A$2:.$A$1001];1;0));&quot;&quot;;&quot;Y&quot;)" office:value-type="string" office:string-value="Y">
            <text:p>Y</text:p>
          </table:table-cell>
          <table:table-cell table:formula="of:=IF(ISNA(VLOOKUP([.$A53];['SQL 2011'.$A$2:.$A$1001];1;0));&quot;&quot;;&quot;Y&quot;)" office:value-type="string" office:string-value="Y">
            <text:p>Y</text:p>
          </table:table-cell>
          <table:table-cell table:formula="of:=IF(ISNA(VLOOKUP([.$A53];['SQL 2008'.$A$2:.$A$1001];1;0));&quot;&quot;;&quot;Y&quot;)" office:value-type="string" office:string-value="Y">
            <text:p>Y</text:p>
          </table:table-cell>
          <table:table-cell table:formula="of:=IF(ISNA(VLOOKUP([.$A53];['SQL 92'.$A$2:.$A$1001];1;0));&quot;&quot;;&quot;Y&quot;)">
            <text:p/>
          </table:table-cell>
          <table:table-cell table:style-name="ce34" table:formula="of:=IF(ISNA(VLOOKUP([.$A53];['SQLite 3'.$A$2:.$B$1002];1;0));&quot;&quot;;&quot;Y&quot;)">
            <text:p/>
          </table:table-cell>
          <table:table-cell table:style-name="ce34" table:formula="of:=IF(ISNA(VLOOKUP([.$A53];['MySQL 5.7'.$A$2:.$A$832];1;0));&quot;&quot;;&quot;Y&quot;)" office:value-type="string" office:string-value="Y">
            <text:p>Y</text:p>
          </table:table-cell>
          <table:table-cell table:formula="of:=IF(ISNA(VLOOKUP([.$A53];['Transact-SQL 2012'.$A$2:.$A$1001];1;0));&quot;&quot;;&quot;Y&quot;)">
            <text:p/>
          </table:table-cell>
          <table:table-cell table:formula="of:=IF(ISNA(VLOOKUP([.$A5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BIT</text:p>
          </table:table-cell>
          <table:table-cell table:formula="of:=IF(ISNA(VLOOKUP([.$A54];['PostgreSQL 9.3'.$A$2:.$A$1001];1;0));&quot;&quot;;&quot;Y&quot;)" office:value-type="string" office:string-value="Y">
            <text:p>Y</text:p>
          </table:table-cell>
          <table:table-cell table:formula="of:=IF(ISNA(VLOOKUP([.$A54];['SQL 2011'.$A$2:.$A$1001];1;0));&quot;&quot;;&quot;Y&quot;)">
            <text:p/>
          </table:table-cell>
          <table:table-cell table:formula="of:=IF(ISNA(VLOOKUP([.$A54];['SQL 2008'.$A$2:.$A$1001];1;0));&quot;&quot;;&quot;Y&quot;)">
            <text:p/>
          </table:table-cell>
          <table:table-cell table:formula="of:=IF(ISNA(VLOOKUP([.$A54];['SQL 92'.$A$2:.$A$1001];1;0));&quot;&quot;;&quot;Y&quot;)" office:value-type="string" office:string-value="Y">
            <text:p>Y</text:p>
          </table:table-cell>
          <table:table-cell table:style-name="ce34" table:formula="of:=IF(ISNA(VLOOKUP([.$A54];['SQLite 3'.$A$2:.$B$1002];1;0));&quot;&quot;;&quot;Y&quot;)">
            <text:p/>
          </table:table-cell>
          <table:table-cell table:style-name="ce34" table:formula="of:=IF(ISNA(VLOOKUP([.$A54];['MySQL 5.7'.$A$2:.$A$832];1;0));&quot;&quot;;&quot;Y&quot;)">
            <text:p/>
          </table:table-cell>
          <table:table-cell table:formula="of:=IF(ISNA(VLOOKUP([.$A54];['Transact-SQL 2012'.$A$2:.$A$1001];1;0));&quot;&quot;;&quot;Y&quot;)">
            <text:p/>
          </table:table-cell>
          <table:table-cell table:formula="of:=IF(ISNA(VLOOKUP([.$A5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BIT_LENGTH</text:p>
          </table:table-cell>
          <table:table-cell table:formula="of:=IF(ISNA(VLOOKUP([.$A55];['PostgreSQL 9.3'.$A$2:.$A$1001];1;0));&quot;&quot;;&quot;Y&quot;)">
            <text:p/>
          </table:table-cell>
          <table:table-cell table:formula="of:=IF(ISNA(VLOOKUP([.$A55];['SQL 2011'.$A$2:.$A$1001];1;0));&quot;&quot;;&quot;Y&quot;)">
            <text:p/>
          </table:table-cell>
          <table:table-cell table:formula="of:=IF(ISNA(VLOOKUP([.$A55];['SQL 2008'.$A$2:.$A$1001];1;0));&quot;&quot;;&quot;Y&quot;)">
            <text:p/>
          </table:table-cell>
          <table:table-cell table:formula="of:=IF(ISNA(VLOOKUP([.$A55];['SQL 92'.$A$2:.$A$1001];1;0));&quot;&quot;;&quot;Y&quot;)" office:value-type="string" office:string-value="Y">
            <text:p>Y</text:p>
          </table:table-cell>
          <table:table-cell table:style-name="ce34" table:formula="of:=IF(ISNA(VLOOKUP([.$A55];['SQLite 3'.$A$2:.$B$1002];1;0));&quot;&quot;;&quot;Y&quot;)">
            <text:p/>
          </table:table-cell>
          <table:table-cell table:style-name="ce34" table:formula="of:=IF(ISNA(VLOOKUP([.$A55];['MySQL 5.7'.$A$2:.$A$832];1;0));&quot;&quot;;&quot;Y&quot;)">
            <text:p/>
          </table:table-cell>
          <table:table-cell table:formula="of:=IF(ISNA(VLOOKUP([.$A55];['Transact-SQL 2012'.$A$2:.$A$1001];1;0));&quot;&quot;;&quot;Y&quot;)">
            <text:p/>
          </table:table-cell>
          <table:table-cell table:formula="of:=IF(ISNA(VLOOKUP([.$A55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BLOB</text:p>
          </table:table-cell>
          <table:table-cell table:formula="of:=IF(ISNA(VLOOKUP([.$A56];['PostgreSQL 9.3'.$A$2:.$A$1001];1;0));&quot;&quot;;&quot;Y&quot;)">
            <text:p/>
          </table:table-cell>
          <table:table-cell table:formula="of:=IF(ISNA(VLOOKUP([.$A56];['SQL 2011'.$A$2:.$A$1001];1;0));&quot;&quot;;&quot;Y&quot;)" office:value-type="string" office:string-value="Y">
            <text:p>Y</text:p>
          </table:table-cell>
          <table:table-cell table:formula="of:=IF(ISNA(VLOOKUP([.$A56];['SQL 2008'.$A$2:.$A$1001];1;0));&quot;&quot;;&quot;Y&quot;)" office:value-type="string" office:string-value="Y">
            <text:p>Y</text:p>
          </table:table-cell>
          <table:table-cell table:formula="of:=IF(ISNA(VLOOKUP([.$A56];['SQL 92'.$A$2:.$A$1001];1;0));&quot;&quot;;&quot;Y&quot;)">
            <text:p/>
          </table:table-cell>
          <table:table-cell table:style-name="ce34" table:formula="of:=IF(ISNA(VLOOKUP([.$A56];['SQLite 3'.$A$2:.$B$1002];1;0));&quot;&quot;;&quot;Y&quot;)">
            <text:p/>
          </table:table-cell>
          <table:table-cell table:style-name="ce34" table:formula="of:=IF(ISNA(VLOOKUP([.$A56];['MySQL 5.7'.$A$2:.$A$832];1;0));&quot;&quot;;&quot;Y&quot;)" office:value-type="string" office:string-value="Y">
            <text:p>Y</text:p>
          </table:table-cell>
          <table:table-cell table:formula="of:=IF(ISNA(VLOOKUP([.$A56];['Transact-SQL 2012'.$A$2:.$A$1001];1;0));&quot;&quot;;&quot;Y&quot;)">
            <text:p/>
          </table:table-cell>
          <table:table-cell table:formula="of:=IF(ISNA(VLOOKUP([.$A5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BLOCKED</text:p>
          </table:table-cell>
          <table:table-cell table:formula="of:=IF(ISNA(VLOOKUP([.$A57];['PostgreSQL 9.3'.$A$2:.$A$1001];1;0));&quot;&quot;;&quot;Y&quot;)">
            <text:p/>
          </table:table-cell>
          <table:table-cell table:formula="of:=IF(ISNA(VLOOKUP([.$A57];['SQL 2011'.$A$2:.$A$1001];1;0));&quot;&quot;;&quot;Y&quot;)" office:value-type="string" office:string-value="Y">
            <text:p>Y</text:p>
          </table:table-cell>
          <table:table-cell table:formula="of:=IF(ISNA(VLOOKUP([.$A57];['SQL 2008'.$A$2:.$A$1001];1;0));&quot;&quot;;&quot;Y&quot;)" office:value-type="string" office:string-value="Y">
            <text:p>Y</text:p>
          </table:table-cell>
          <table:table-cell table:formula="of:=IF(ISNA(VLOOKUP([.$A57];['SQL 92'.$A$2:.$A$1001];1;0));&quot;&quot;;&quot;Y&quot;)">
            <text:p/>
          </table:table-cell>
          <table:table-cell table:style-name="ce34" table:formula="of:=IF(ISNA(VLOOKUP([.$A57];['SQLite 3'.$A$2:.$B$1002];1;0));&quot;&quot;;&quot;Y&quot;)">
            <text:p/>
          </table:table-cell>
          <table:table-cell table:style-name="ce34" table:formula="of:=IF(ISNA(VLOOKUP([.$A57];['MySQL 5.7'.$A$2:.$A$832];1;0));&quot;&quot;;&quot;Y&quot;)">
            <text:p/>
          </table:table-cell>
          <table:table-cell table:formula="of:=IF(ISNA(VLOOKUP([.$A57];['Transact-SQL 2012'.$A$2:.$A$1001];1;0));&quot;&quot;;&quot;Y&quot;)">
            <text:p/>
          </table:table-cell>
          <table:table-cell table:formula="of:=IF(ISNA(VLOOKUP([.$A5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BOM</text:p>
          </table:table-cell>
          <table:table-cell table:formula="of:=IF(ISNA(VLOOKUP([.$A58];['PostgreSQL 9.3'.$A$2:.$A$1001];1;0));&quot;&quot;;&quot;Y&quot;)">
            <text:p/>
          </table:table-cell>
          <table:table-cell table:formula="of:=IF(ISNA(VLOOKUP([.$A58];['SQL 2011'.$A$2:.$A$1001];1;0));&quot;&quot;;&quot;Y&quot;)" office:value-type="string" office:string-value="Y">
            <text:p>Y</text:p>
          </table:table-cell>
          <table:table-cell table:formula="of:=IF(ISNA(VLOOKUP([.$A58];['SQL 2008'.$A$2:.$A$1001];1;0));&quot;&quot;;&quot;Y&quot;)" office:value-type="string" office:string-value="Y">
            <text:p>Y</text:p>
          </table:table-cell>
          <table:table-cell table:formula="of:=IF(ISNA(VLOOKUP([.$A58];['SQL 92'.$A$2:.$A$1001];1;0));&quot;&quot;;&quot;Y&quot;)">
            <text:p/>
          </table:table-cell>
          <table:table-cell table:style-name="ce34" table:formula="of:=IF(ISNA(VLOOKUP([.$A58];['SQLite 3'.$A$2:.$B$1002];1;0));&quot;&quot;;&quot;Y&quot;)">
            <text:p/>
          </table:table-cell>
          <table:table-cell table:style-name="ce34" table:formula="of:=IF(ISNA(VLOOKUP([.$A58];['MySQL 5.7'.$A$2:.$A$832];1;0));&quot;&quot;;&quot;Y&quot;)">
            <text:p/>
          </table:table-cell>
          <table:table-cell table:formula="of:=IF(ISNA(VLOOKUP([.$A58];['Transact-SQL 2012'.$A$2:.$A$1001];1;0));&quot;&quot;;&quot;Y&quot;)">
            <text:p/>
          </table:table-cell>
          <table:table-cell table:formula="of:=IF(ISNA(VLOOKUP([.$A5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BOOLEAN</text:p>
          </table:table-cell>
          <table:table-cell table:formula="of:=IF(ISNA(VLOOKUP([.$A59];['PostgreSQL 9.3'.$A$2:.$A$1001];1;0));&quot;&quot;;&quot;Y&quot;)" office:value-type="string" office:string-value="Y">
            <text:p>Y</text:p>
          </table:table-cell>
          <table:table-cell table:formula="of:=IF(ISNA(VLOOKUP([.$A59];['SQL 2011'.$A$2:.$A$1001];1;0));&quot;&quot;;&quot;Y&quot;)" office:value-type="string" office:string-value="Y">
            <text:p>Y</text:p>
          </table:table-cell>
          <table:table-cell table:formula="of:=IF(ISNA(VLOOKUP([.$A59];['SQL 2008'.$A$2:.$A$1001];1;0));&quot;&quot;;&quot;Y&quot;)" office:value-type="string" office:string-value="Y">
            <text:p>Y</text:p>
          </table:table-cell>
          <table:table-cell table:formula="of:=IF(ISNA(VLOOKUP([.$A59];['SQL 92'.$A$2:.$A$1001];1;0));&quot;&quot;;&quot;Y&quot;)">
            <text:p/>
          </table:table-cell>
          <table:table-cell table:style-name="ce34" table:formula="of:=IF(ISNA(VLOOKUP([.$A59];['SQLite 3'.$A$2:.$B$1002];1;0));&quot;&quot;;&quot;Y&quot;)">
            <text:p/>
          </table:table-cell>
          <table:table-cell table:style-name="ce34" table:formula="of:=IF(ISNA(VLOOKUP([.$A59];['MySQL 5.7'.$A$2:.$A$832];1;0));&quot;&quot;;&quot;Y&quot;)">
            <text:p/>
          </table:table-cell>
          <table:table-cell table:formula="of:=IF(ISNA(VLOOKUP([.$A59];['Transact-SQL 2012'.$A$2:.$A$1001];1;0));&quot;&quot;;&quot;Y&quot;)">
            <text:p/>
          </table:table-cell>
          <table:table-cell table:formula="of:=IF(ISNA(VLOOKUP([.$A5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BOTH</text:p>
          </table:table-cell>
          <table:table-cell table:formula="of:=IF(ISNA(VLOOKUP([.$A60];['PostgreSQL 9.3'.$A$2:.$A$1001];1;0));&quot;&quot;;&quot;Y&quot;)" office:value-type="string" office:string-value="Y">
            <text:p>Y</text:p>
          </table:table-cell>
          <table:table-cell table:formula="of:=IF(ISNA(VLOOKUP([.$A60];['SQL 2011'.$A$2:.$A$1001];1;0));&quot;&quot;;&quot;Y&quot;)" office:value-type="string" office:string-value="Y">
            <text:p>Y</text:p>
          </table:table-cell>
          <table:table-cell table:formula="of:=IF(ISNA(VLOOKUP([.$A60];['SQL 2008'.$A$2:.$A$1001];1;0));&quot;&quot;;&quot;Y&quot;)" office:value-type="string" office:string-value="Y">
            <text:p>Y</text:p>
          </table:table-cell>
          <table:table-cell table:formula="of:=IF(ISNA(VLOOKUP([.$A60];['SQL 92'.$A$2:.$A$1001];1;0));&quot;&quot;;&quot;Y&quot;)" office:value-type="string" office:string-value="Y">
            <text:p>Y</text:p>
          </table:table-cell>
          <table:table-cell table:style-name="ce34" table:formula="of:=IF(ISNA(VLOOKUP([.$A60];['SQLite 3'.$A$2:.$B$1002];1;0));&quot;&quot;;&quot;Y&quot;)">
            <text:p/>
          </table:table-cell>
          <table:table-cell table:style-name="ce34" table:formula="of:=IF(ISNA(VLOOKUP([.$A60];['MySQL 5.7'.$A$2:.$A$832];1;0));&quot;&quot;;&quot;Y&quot;)" office:value-type="string" office:string-value="Y">
            <text:p>Y</text:p>
          </table:table-cell>
          <table:table-cell table:formula="of:=IF(ISNA(VLOOKUP([.$A60];['Transact-SQL 2012'.$A$2:.$A$1001];1;0));&quot;&quot;;&quot;Y&quot;)">
            <text:p/>
          </table:table-cell>
          <table:table-cell table:formula="of:=IF(ISNA(VLOOKUP([.$A60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BREADTH</text:p>
          </table:table-cell>
          <table:table-cell table:formula="of:=IF(ISNA(VLOOKUP([.$A61];['PostgreSQL 9.3'.$A$2:.$A$1001];1;0));&quot;&quot;;&quot;Y&quot;)">
            <text:p/>
          </table:table-cell>
          <table:table-cell table:formula="of:=IF(ISNA(VLOOKUP([.$A61];['SQL 2011'.$A$2:.$A$1001];1;0));&quot;&quot;;&quot;Y&quot;)" office:value-type="string" office:string-value="Y">
            <text:p>Y</text:p>
          </table:table-cell>
          <table:table-cell table:formula="of:=IF(ISNA(VLOOKUP([.$A61];['SQL 2008'.$A$2:.$A$1001];1;0));&quot;&quot;;&quot;Y&quot;)" office:value-type="string" office:string-value="Y">
            <text:p>Y</text:p>
          </table:table-cell>
          <table:table-cell table:formula="of:=IF(ISNA(VLOOKUP([.$A61];['SQL 92'.$A$2:.$A$1001];1;0));&quot;&quot;;&quot;Y&quot;)">
            <text:p/>
          </table:table-cell>
          <table:table-cell table:style-name="ce34" table:formula="of:=IF(ISNA(VLOOKUP([.$A61];['SQLite 3'.$A$2:.$B$1002];1;0));&quot;&quot;;&quot;Y&quot;)">
            <text:p/>
          </table:table-cell>
          <table:table-cell table:style-name="ce34" table:formula="of:=IF(ISNA(VLOOKUP([.$A61];['MySQL 5.7'.$A$2:.$A$832];1;0));&quot;&quot;;&quot;Y&quot;)">
            <text:p/>
          </table:table-cell>
          <table:table-cell table:formula="of:=IF(ISNA(VLOOKUP([.$A61];['Transact-SQL 2012'.$A$2:.$A$1001];1;0));&quot;&quot;;&quot;Y&quot;)">
            <text:p/>
          </table:table-cell>
          <table:table-cell table:formula="of:=IF(ISNA(VLOOKUP([.$A61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BREAK</text:p>
          </table:table-cell>
          <table:table-cell table:formula="of:=IF(ISNA(VLOOKUP([.$A62];['PostgreSQL 9.3'.$A$2:.$A$1001];1;0));&quot;&quot;;&quot;Y&quot;)">
            <text:p/>
          </table:table-cell>
          <table:table-cell table:formula="of:=IF(ISNA(VLOOKUP([.$A62];['SQL 2011'.$A$2:.$A$1001];1;0));&quot;&quot;;&quot;Y&quot;)">
            <text:p/>
          </table:table-cell>
          <table:table-cell table:formula="of:=IF(ISNA(VLOOKUP([.$A62];['SQL 2008'.$A$2:.$A$1001];1;0));&quot;&quot;;&quot;Y&quot;)">
            <text:p/>
          </table:table-cell>
          <table:table-cell table:formula="of:=IF(ISNA(VLOOKUP([.$A62];['SQL 92'.$A$2:.$A$1001];1;0));&quot;&quot;;&quot;Y&quot;)">
            <text:p/>
          </table:table-cell>
          <table:table-cell table:style-name="ce34" table:formula="of:=IF(ISNA(VLOOKUP([.$A62];['SQLite 3'.$A$2:.$B$1002];1;0));&quot;&quot;;&quot;Y&quot;)">
            <text:p/>
          </table:table-cell>
          <table:table-cell table:style-name="ce34" table:formula="of:=IF(ISNA(VLOOKUP([.$A62];['MySQL 5.7'.$A$2:.$A$832];1;0));&quot;&quot;;&quot;Y&quot;)">
            <text:p/>
          </table:table-cell>
          <table:table-cell table:formula="of:=IF(ISNA(VLOOKUP([.$A62];['Transact-SQL 2012'.$A$2:.$A$1001];1;0));&quot;&quot;;&quot;Y&quot;)" office:value-type="string" office:string-value="Y">
            <text:p>Y</text:p>
          </table:table-cell>
          <table:table-cell table:formula="of:=IF(ISNA(VLOOKUP([.$A62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BROWSE</text:p>
          </table:table-cell>
          <table:table-cell table:formula="of:=IF(ISNA(VLOOKUP([.$A63];['PostgreSQL 9.3'.$A$2:.$A$1001];1;0));&quot;&quot;;&quot;Y&quot;)">
            <text:p/>
          </table:table-cell>
          <table:table-cell table:formula="of:=IF(ISNA(VLOOKUP([.$A63];['SQL 2011'.$A$2:.$A$1001];1;0));&quot;&quot;;&quot;Y&quot;)">
            <text:p/>
          </table:table-cell>
          <table:table-cell table:formula="of:=IF(ISNA(VLOOKUP([.$A63];['SQL 2008'.$A$2:.$A$1001];1;0));&quot;&quot;;&quot;Y&quot;)">
            <text:p/>
          </table:table-cell>
          <table:table-cell table:formula="of:=IF(ISNA(VLOOKUP([.$A63];['SQL 92'.$A$2:.$A$1001];1;0));&quot;&quot;;&quot;Y&quot;)">
            <text:p/>
          </table:table-cell>
          <table:table-cell table:style-name="ce34" table:formula="of:=IF(ISNA(VLOOKUP([.$A63];['SQLite 3'.$A$2:.$B$1002];1;0));&quot;&quot;;&quot;Y&quot;)">
            <text:p/>
          </table:table-cell>
          <table:table-cell table:style-name="ce34" table:formula="of:=IF(ISNA(VLOOKUP([.$A63];['MySQL 5.7'.$A$2:.$A$832];1;0));&quot;&quot;;&quot;Y&quot;)">
            <text:p/>
          </table:table-cell>
          <table:table-cell table:formula="of:=IF(ISNA(VLOOKUP([.$A63];['Transact-SQL 2012'.$A$2:.$A$1001];1;0));&quot;&quot;;&quot;Y&quot;)" office:value-type="string" office:string-value="Y">
            <text:p>Y</text:p>
          </table:table-cell>
          <table:table-cell table:formula="of:=IF(ISNA(VLOOKUP([.$A63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BULK</text:p>
          </table:table-cell>
          <table:table-cell table:formula="of:=IF(ISNA(VLOOKUP([.$A64];['PostgreSQL 9.3'.$A$2:.$A$1001];1;0));&quot;&quot;;&quot;Y&quot;)">
            <text:p/>
          </table:table-cell>
          <table:table-cell table:formula="of:=IF(ISNA(VLOOKUP([.$A64];['SQL 2011'.$A$2:.$A$1001];1;0));&quot;&quot;;&quot;Y&quot;)">
            <text:p/>
          </table:table-cell>
          <table:table-cell table:formula="of:=IF(ISNA(VLOOKUP([.$A64];['SQL 2008'.$A$2:.$A$1001];1;0));&quot;&quot;;&quot;Y&quot;)">
            <text:p/>
          </table:table-cell>
          <table:table-cell table:formula="of:=IF(ISNA(VLOOKUP([.$A64];['SQL 92'.$A$2:.$A$1001];1;0));&quot;&quot;;&quot;Y&quot;)">
            <text:p/>
          </table:table-cell>
          <table:table-cell table:style-name="ce34" table:formula="of:=IF(ISNA(VLOOKUP([.$A64];['SQLite 3'.$A$2:.$B$1002];1;0));&quot;&quot;;&quot;Y&quot;)">
            <text:p/>
          </table:table-cell>
          <table:table-cell table:style-name="ce34" table:formula="of:=IF(ISNA(VLOOKUP([.$A64];['MySQL 5.7'.$A$2:.$A$832];1;0));&quot;&quot;;&quot;Y&quot;)">
            <text:p/>
          </table:table-cell>
          <table:table-cell table:formula="of:=IF(ISNA(VLOOKUP([.$A64];['Transact-SQL 2012'.$A$2:.$A$1001];1;0));&quot;&quot;;&quot;Y&quot;)" office:value-type="string" office:string-value="Y">
            <text:p>Y</text:p>
          </table:table-cell>
          <table:table-cell table:formula="of:=IF(ISNA(VLOOKUP([.$A6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BY</text:p>
          </table:table-cell>
          <table:table-cell table:formula="of:=IF(ISNA(VLOOKUP([.$A65];['PostgreSQL 9.3'.$A$2:.$A$1001];1;0));&quot;&quot;;&quot;Y&quot;)" office:value-type="string" office:string-value="Y">
            <text:p>Y</text:p>
          </table:table-cell>
          <table:table-cell table:formula="of:=IF(ISNA(VLOOKUP([.$A65];['SQL 2011'.$A$2:.$A$1001];1;0));&quot;&quot;;&quot;Y&quot;)" office:value-type="string" office:string-value="Y">
            <text:p>Y</text:p>
          </table:table-cell>
          <table:table-cell table:formula="of:=IF(ISNA(VLOOKUP([.$A65];['SQL 2008'.$A$2:.$A$1001];1;0));&quot;&quot;;&quot;Y&quot;)" office:value-type="string" office:string-value="Y">
            <text:p>Y</text:p>
          </table:table-cell>
          <table:table-cell table:formula="of:=IF(ISNA(VLOOKUP([.$A65];['SQL 92'.$A$2:.$A$1001];1;0));&quot;&quot;;&quot;Y&quot;)" office:value-type="string" office:string-value="Y">
            <text:p>Y</text:p>
          </table:table-cell>
          <table:table-cell table:style-name="ce34" table:formula="of:=IF(ISNA(VLOOKUP([.$A65];['SQLite 3'.$A$2:.$B$1002];1;0));&quot;&quot;;&quot;Y&quot;)" office:value-type="string" office:string-value="Y">
            <text:p>Y</text:p>
          </table:table-cell>
          <table:table-cell table:style-name="ce34" table:formula="of:=IF(ISNA(VLOOKUP([.$A65];['MySQL 5.7'.$A$2:.$A$832];1;0));&quot;&quot;;&quot;Y&quot;)" office:value-type="string" office:string-value="Y">
            <text:p>Y</text:p>
          </table:table-cell>
          <table:table-cell table:formula="of:=IF(ISNA(VLOOKUP([.$A65];['Transact-SQL 2012'.$A$2:.$A$1001];1;0));&quot;&quot;;&quot;Y&quot;)" office:value-type="string" office:string-value="Y">
            <text:p>Y</text:p>
          </table:table-cell>
          <table:table-cell table:formula="of:=IF(ISNA(VLOOKUP([.$A65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</text:p>
          </table:table-cell>
          <table:table-cell table:formula="of:=IF(ISNA(VLOOKUP([.$A66];['PostgreSQL 9.3'.$A$2:.$A$1001];1;0));&quot;&quot;;&quot;Y&quot;)">
            <text:p/>
          </table:table-cell>
          <table:table-cell table:formula="of:=IF(ISNA(VLOOKUP([.$A66];['SQL 2011'.$A$2:.$A$1001];1;0));&quot;&quot;;&quot;Y&quot;)" office:value-type="string" office:string-value="Y">
            <text:p>Y</text:p>
          </table:table-cell>
          <table:table-cell table:formula="of:=IF(ISNA(VLOOKUP([.$A66];['SQL 2008'.$A$2:.$A$1001];1;0));&quot;&quot;;&quot;Y&quot;)" office:value-type="string" office:string-value="Y">
            <text:p>Y</text:p>
          </table:table-cell>
          <table:table-cell table:formula="of:=IF(ISNA(VLOOKUP([.$A66];['SQL 92'.$A$2:.$A$1001];1;0));&quot;&quot;;&quot;Y&quot;)" office:value-type="string" office:string-value="Y">
            <text:p>Y</text:p>
          </table:table-cell>
          <table:table-cell table:style-name="ce34" table:formula="of:=IF(ISNA(VLOOKUP([.$A66];['SQLite 3'.$A$2:.$B$1002];1;0));&quot;&quot;;&quot;Y&quot;)">
            <text:p/>
          </table:table-cell>
          <table:table-cell table:style-name="ce34" table:formula="of:=IF(ISNA(VLOOKUP([.$A66];['MySQL 5.7'.$A$2:.$A$832];1;0));&quot;&quot;;&quot;Y&quot;)">
            <text:p/>
          </table:table-cell>
          <table:table-cell table:formula="of:=IF(ISNA(VLOOKUP([.$A66];['Transact-SQL 2012'.$A$2:.$A$1001];1;0));&quot;&quot;;&quot;Y&quot;)">
            <text:p/>
          </table:table-cell>
          <table:table-cell table:formula="of:=IF(ISNA(VLOOKUP([.$A6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ACHE</text:p>
          </table:table-cell>
          <table:table-cell table:formula="of:=IF(ISNA(VLOOKUP([.$A67];['PostgreSQL 9.3'.$A$2:.$A$1001];1;0));&quot;&quot;;&quot;Y&quot;)" office:value-type="string" office:string-value="Y">
            <text:p>Y</text:p>
          </table:table-cell>
          <table:table-cell table:formula="of:=IF(ISNA(VLOOKUP([.$A67];['SQL 2011'.$A$2:.$A$1001];1;0));&quot;&quot;;&quot;Y&quot;)">
            <text:p/>
          </table:table-cell>
          <table:table-cell table:formula="of:=IF(ISNA(VLOOKUP([.$A67];['SQL 2008'.$A$2:.$A$1001];1;0));&quot;&quot;;&quot;Y&quot;)">
            <text:p/>
          </table:table-cell>
          <table:table-cell table:formula="of:=IF(ISNA(VLOOKUP([.$A67];['SQL 92'.$A$2:.$A$1001];1;0));&quot;&quot;;&quot;Y&quot;)">
            <text:p/>
          </table:table-cell>
          <table:table-cell table:style-name="ce34" table:formula="of:=IF(ISNA(VLOOKUP([.$A67];['SQLite 3'.$A$2:.$B$1002];1;0));&quot;&quot;;&quot;Y&quot;)">
            <text:p/>
          </table:table-cell>
          <table:table-cell table:style-name="ce34" table:formula="of:=IF(ISNA(VLOOKUP([.$A67];['MySQL 5.7'.$A$2:.$A$832];1;0));&quot;&quot;;&quot;Y&quot;)">
            <text:p/>
          </table:table-cell>
          <table:table-cell table:formula="of:=IF(ISNA(VLOOKUP([.$A67];['Transact-SQL 2012'.$A$2:.$A$1001];1;0));&quot;&quot;;&quot;Y&quot;)">
            <text:p/>
          </table:table-cell>
          <table:table-cell table:formula="of:=IF(ISNA(VLOOKUP([.$A6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ALL</text:p>
          </table:table-cell>
          <table:table-cell table:formula="of:=IF(ISNA(VLOOKUP([.$A68];['PostgreSQL 9.3'.$A$2:.$A$1001];1;0));&quot;&quot;;&quot;Y&quot;)">
            <text:p/>
          </table:table-cell>
          <table:table-cell table:formula="of:=IF(ISNA(VLOOKUP([.$A68];['SQL 2011'.$A$2:.$A$1001];1;0));&quot;&quot;;&quot;Y&quot;)" office:value-type="string" office:string-value="Y">
            <text:p>Y</text:p>
          </table:table-cell>
          <table:table-cell table:formula="of:=IF(ISNA(VLOOKUP([.$A68];['SQL 2008'.$A$2:.$A$1001];1;0));&quot;&quot;;&quot;Y&quot;)" office:value-type="string" office:string-value="Y">
            <text:p>Y</text:p>
          </table:table-cell>
          <table:table-cell table:formula="of:=IF(ISNA(VLOOKUP([.$A68];['SQL 92'.$A$2:.$A$1001];1;0));&quot;&quot;;&quot;Y&quot;)">
            <text:p/>
          </table:table-cell>
          <table:table-cell table:style-name="ce34" table:formula="of:=IF(ISNA(VLOOKUP([.$A68];['SQLite 3'.$A$2:.$B$1002];1;0));&quot;&quot;;&quot;Y&quot;)">
            <text:p/>
          </table:table-cell>
          <table:table-cell table:style-name="ce34" table:formula="of:=IF(ISNA(VLOOKUP([.$A68];['MySQL 5.7'.$A$2:.$A$832];1;0));&quot;&quot;;&quot;Y&quot;)" office:value-type="string" office:string-value="Y">
            <text:p>Y</text:p>
          </table:table-cell>
          <table:table-cell table:formula="of:=IF(ISNA(VLOOKUP([.$A68];['Transact-SQL 2012'.$A$2:.$A$1001];1;0));&quot;&quot;;&quot;Y&quot;)">
            <text:p/>
          </table:table-cell>
          <table:table-cell table:formula="of:=IF(ISNA(VLOOKUP([.$A6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ALLED</text:p>
          </table:table-cell>
          <table:table-cell table:formula="of:=IF(ISNA(VLOOKUP([.$A69];['PostgreSQL 9.3'.$A$2:.$A$1001];1;0));&quot;&quot;;&quot;Y&quot;)" office:value-type="string" office:string-value="Y">
            <text:p>Y</text:p>
          </table:table-cell>
          <table:table-cell table:formula="of:=IF(ISNA(VLOOKUP([.$A69];['SQL 2011'.$A$2:.$A$1001];1;0));&quot;&quot;;&quot;Y&quot;)" office:value-type="string" office:string-value="Y">
            <text:p>Y</text:p>
          </table:table-cell>
          <table:table-cell table:formula="of:=IF(ISNA(VLOOKUP([.$A69];['SQL 2008'.$A$2:.$A$1001];1;0));&quot;&quot;;&quot;Y&quot;)" office:value-type="string" office:string-value="Y">
            <text:p>Y</text:p>
          </table:table-cell>
          <table:table-cell table:formula="of:=IF(ISNA(VLOOKUP([.$A69];['SQL 92'.$A$2:.$A$1001];1;0));&quot;&quot;;&quot;Y&quot;)">
            <text:p/>
          </table:table-cell>
          <table:table-cell table:style-name="ce34" table:formula="of:=IF(ISNA(VLOOKUP([.$A69];['SQLite 3'.$A$2:.$B$1002];1;0));&quot;&quot;;&quot;Y&quot;)">
            <text:p/>
          </table:table-cell>
          <table:table-cell table:style-name="ce34" table:formula="of:=IF(ISNA(VLOOKUP([.$A69];['MySQL 5.7'.$A$2:.$A$832];1;0));&quot;&quot;;&quot;Y&quot;)">
            <text:p/>
          </table:table-cell>
          <table:table-cell table:formula="of:=IF(ISNA(VLOOKUP([.$A69];['Transact-SQL 2012'.$A$2:.$A$1001];1;0));&quot;&quot;;&quot;Y&quot;)">
            <text:p/>
          </table:table-cell>
          <table:table-cell table:formula="of:=IF(ISNA(VLOOKUP([.$A6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ARDINALITY</text:p>
          </table:table-cell>
          <table:table-cell table:formula="of:=IF(ISNA(VLOOKUP([.$A70];['PostgreSQL 9.3'.$A$2:.$A$1001];1;0));&quot;&quot;;&quot;Y&quot;)">
            <text:p/>
          </table:table-cell>
          <table:table-cell table:formula="of:=IF(ISNA(VLOOKUP([.$A70];['SQL 2011'.$A$2:.$A$1001];1;0));&quot;&quot;;&quot;Y&quot;)" office:value-type="string" office:string-value="Y">
            <text:p>Y</text:p>
          </table:table-cell>
          <table:table-cell table:formula="of:=IF(ISNA(VLOOKUP([.$A70];['SQL 2008'.$A$2:.$A$1001];1;0));&quot;&quot;;&quot;Y&quot;)" office:value-type="string" office:string-value="Y">
            <text:p>Y</text:p>
          </table:table-cell>
          <table:table-cell table:formula="of:=IF(ISNA(VLOOKUP([.$A70];['SQL 92'.$A$2:.$A$1001];1;0));&quot;&quot;;&quot;Y&quot;)">
            <text:p/>
          </table:table-cell>
          <table:table-cell table:style-name="ce34" table:formula="of:=IF(ISNA(VLOOKUP([.$A70];['SQLite 3'.$A$2:.$B$1002];1;0));&quot;&quot;;&quot;Y&quot;)">
            <text:p/>
          </table:table-cell>
          <table:table-cell table:style-name="ce34" table:formula="of:=IF(ISNA(VLOOKUP([.$A70];['MySQL 5.7'.$A$2:.$A$832];1;0));&quot;&quot;;&quot;Y&quot;)">
            <text:p/>
          </table:table-cell>
          <table:table-cell table:formula="of:=IF(ISNA(VLOOKUP([.$A70];['Transact-SQL 2012'.$A$2:.$A$1001];1;0));&quot;&quot;;&quot;Y&quot;)">
            <text:p/>
          </table:table-cell>
          <table:table-cell table:formula="of:=IF(ISNA(VLOOKUP([.$A7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ASCADE</text:p>
          </table:table-cell>
          <table:table-cell table:formula="of:=IF(ISNA(VLOOKUP([.$A71];['PostgreSQL 9.3'.$A$2:.$A$1001];1;0));&quot;&quot;;&quot;Y&quot;)" office:value-type="string" office:string-value="Y">
            <text:p>Y</text:p>
          </table:table-cell>
          <table:table-cell table:formula="of:=IF(ISNA(VLOOKUP([.$A71];['SQL 2011'.$A$2:.$A$1001];1;0));&quot;&quot;;&quot;Y&quot;)" office:value-type="string" office:string-value="Y">
            <text:p>Y</text:p>
          </table:table-cell>
          <table:table-cell table:formula="of:=IF(ISNA(VLOOKUP([.$A71];['SQL 2008'.$A$2:.$A$1001];1;0));&quot;&quot;;&quot;Y&quot;)" office:value-type="string" office:string-value="Y">
            <text:p>Y</text:p>
          </table:table-cell>
          <table:table-cell table:formula="of:=IF(ISNA(VLOOKUP([.$A71];['SQL 92'.$A$2:.$A$1001];1;0));&quot;&quot;;&quot;Y&quot;)" office:value-type="string" office:string-value="Y">
            <text:p>Y</text:p>
          </table:table-cell>
          <table:table-cell table:style-name="ce34" table:formula="of:=IF(ISNA(VLOOKUP([.$A71];['SQLite 3'.$A$2:.$B$1002];1;0));&quot;&quot;;&quot;Y&quot;)" office:value-type="string" office:string-value="Y">
            <text:p>Y</text:p>
          </table:table-cell>
          <table:table-cell table:style-name="ce34" table:formula="of:=IF(ISNA(VLOOKUP([.$A71];['MySQL 5.7'.$A$2:.$A$832];1;0));&quot;&quot;;&quot;Y&quot;)" office:value-type="string" office:string-value="Y">
            <text:p>Y</text:p>
          </table:table-cell>
          <table:table-cell table:formula="of:=IF(ISNA(VLOOKUP([.$A71];['Transact-SQL 2012'.$A$2:.$A$1001];1;0));&quot;&quot;;&quot;Y&quot;)" office:value-type="string" office:string-value="Y">
            <text:p>Y</text:p>
          </table:table-cell>
          <table:table-cell table:formula="of:=IF(ISNA(VLOOKUP([.$A7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ASCADED</text:p>
          </table:table-cell>
          <table:table-cell table:formula="of:=IF(ISNA(VLOOKUP([.$A72];['PostgreSQL 9.3'.$A$2:.$A$1001];1;0));&quot;&quot;;&quot;Y&quot;)" office:value-type="string" office:string-value="Y">
            <text:p>Y</text:p>
          </table:table-cell>
          <table:table-cell table:formula="of:=IF(ISNA(VLOOKUP([.$A72];['SQL 2011'.$A$2:.$A$1001];1;0));&quot;&quot;;&quot;Y&quot;)" office:value-type="string" office:string-value="Y">
            <text:p>Y</text:p>
          </table:table-cell>
          <table:table-cell table:formula="of:=IF(ISNA(VLOOKUP([.$A72];['SQL 2008'.$A$2:.$A$1001];1;0));&quot;&quot;;&quot;Y&quot;)" office:value-type="string" office:string-value="Y">
            <text:p>Y</text:p>
          </table:table-cell>
          <table:table-cell table:formula="of:=IF(ISNA(VLOOKUP([.$A72];['SQL 92'.$A$2:.$A$1001];1;0));&quot;&quot;;&quot;Y&quot;)" office:value-type="string" office:string-value="Y">
            <text:p>Y</text:p>
          </table:table-cell>
          <table:table-cell table:style-name="ce34" table:formula="of:=IF(ISNA(VLOOKUP([.$A72];['SQLite 3'.$A$2:.$B$1002];1;0));&quot;&quot;;&quot;Y&quot;)">
            <text:p/>
          </table:table-cell>
          <table:table-cell table:style-name="ce34" table:formula="of:=IF(ISNA(VLOOKUP([.$A72];['MySQL 5.7'.$A$2:.$A$832];1;0));&quot;&quot;;&quot;Y&quot;)">
            <text:p/>
          </table:table-cell>
          <table:table-cell table:formula="of:=IF(ISNA(VLOOKUP([.$A72];['Transact-SQL 2012'.$A$2:.$A$1001];1;0));&quot;&quot;;&quot;Y&quot;)">
            <text:p/>
          </table:table-cell>
          <table:table-cell table:formula="of:=IF(ISNA(VLOOKUP([.$A7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ASE</text:p>
          </table:table-cell>
          <table:table-cell table:formula="of:=IF(ISNA(VLOOKUP([.$A73];['PostgreSQL 9.3'.$A$2:.$A$1001];1;0));&quot;&quot;;&quot;Y&quot;)" office:value-type="string" office:string-value="Y">
            <text:p>Y</text:p>
          </table:table-cell>
          <table:table-cell table:formula="of:=IF(ISNA(VLOOKUP([.$A73];['SQL 2011'.$A$2:.$A$1001];1;0));&quot;&quot;;&quot;Y&quot;)" office:value-type="string" office:string-value="Y">
            <text:p>Y</text:p>
          </table:table-cell>
          <table:table-cell table:formula="of:=IF(ISNA(VLOOKUP([.$A73];['SQL 2008'.$A$2:.$A$1001];1;0));&quot;&quot;;&quot;Y&quot;)" office:value-type="string" office:string-value="Y">
            <text:p>Y</text:p>
          </table:table-cell>
          <table:table-cell table:formula="of:=IF(ISNA(VLOOKUP([.$A73];['SQL 92'.$A$2:.$A$1001];1;0));&quot;&quot;;&quot;Y&quot;)" office:value-type="string" office:string-value="Y">
            <text:p>Y</text:p>
          </table:table-cell>
          <table:table-cell table:style-name="ce34" table:formula="of:=IF(ISNA(VLOOKUP([.$A73];['SQLite 3'.$A$2:.$B$1002];1;0));&quot;&quot;;&quot;Y&quot;)" office:value-type="string" office:string-value="Y">
            <text:p>Y</text:p>
          </table:table-cell>
          <table:table-cell table:style-name="ce34" table:formula="of:=IF(ISNA(VLOOKUP([.$A73];['MySQL 5.7'.$A$2:.$A$832];1;0));&quot;&quot;;&quot;Y&quot;)" office:value-type="string" office:string-value="Y">
            <text:p>Y</text:p>
          </table:table-cell>
          <table:table-cell table:formula="of:=IF(ISNA(VLOOKUP([.$A73];['Transact-SQL 2012'.$A$2:.$A$1001];1;0));&quot;&quot;;&quot;Y&quot;)" office:value-type="string" office:string-value="Y">
            <text:p>Y</text:p>
          </table:table-cell>
          <table:table-cell table:formula="of:=IF(ISNA(VLOOKUP([.$A73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AST</text:p>
          </table:table-cell>
          <table:table-cell table:formula="of:=IF(ISNA(VLOOKUP([.$A74];['PostgreSQL 9.3'.$A$2:.$A$1001];1;0));&quot;&quot;;&quot;Y&quot;)" office:value-type="string" office:string-value="Y">
            <text:p>Y</text:p>
          </table:table-cell>
          <table:table-cell table:formula="of:=IF(ISNA(VLOOKUP([.$A74];['SQL 2011'.$A$2:.$A$1001];1;0));&quot;&quot;;&quot;Y&quot;)" office:value-type="string" office:string-value="Y">
            <text:p>Y</text:p>
          </table:table-cell>
          <table:table-cell table:formula="of:=IF(ISNA(VLOOKUP([.$A74];['SQL 2008'.$A$2:.$A$1001];1;0));&quot;&quot;;&quot;Y&quot;)" office:value-type="string" office:string-value="Y">
            <text:p>Y</text:p>
          </table:table-cell>
          <table:table-cell table:formula="of:=IF(ISNA(VLOOKUP([.$A74];['SQL 92'.$A$2:.$A$1001];1;0));&quot;&quot;;&quot;Y&quot;)" office:value-type="string" office:string-value="Y">
            <text:p>Y</text:p>
          </table:table-cell>
          <table:table-cell table:style-name="ce34" table:formula="of:=IF(ISNA(VLOOKUP([.$A74];['SQLite 3'.$A$2:.$B$1002];1;0));&quot;&quot;;&quot;Y&quot;)" office:value-type="string" office:string-value="Y">
            <text:p>Y</text:p>
          </table:table-cell>
          <table:table-cell table:style-name="ce34" table:formula="of:=IF(ISNA(VLOOKUP([.$A74];['MySQL 5.7'.$A$2:.$A$832];1;0));&quot;&quot;;&quot;Y&quot;)">
            <text:p/>
          </table:table-cell>
          <table:table-cell table:formula="of:=IF(ISNA(VLOOKUP([.$A74];['Transact-SQL 2012'.$A$2:.$A$1001];1;0));&quot;&quot;;&quot;Y&quot;)">
            <text:p/>
          </table:table-cell>
          <table:table-cell table:formula="of:=IF(ISNA(VLOOKUP([.$A7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ATALOG</text:p>
          </table:table-cell>
          <table:table-cell table:formula="of:=IF(ISNA(VLOOKUP([.$A75];['PostgreSQL 9.3'.$A$2:.$A$1001];1;0));&quot;&quot;;&quot;Y&quot;)" office:value-type="string" office:string-value="Y">
            <text:p>Y</text:p>
          </table:table-cell>
          <table:table-cell table:formula="of:=IF(ISNA(VLOOKUP([.$A75];['SQL 2011'.$A$2:.$A$1001];1;0));&quot;&quot;;&quot;Y&quot;)" office:value-type="string" office:string-value="Y">
            <text:p>Y</text:p>
          </table:table-cell>
          <table:table-cell table:formula="of:=IF(ISNA(VLOOKUP([.$A75];['SQL 2008'.$A$2:.$A$1001];1;0));&quot;&quot;;&quot;Y&quot;)" office:value-type="string" office:string-value="Y">
            <text:p>Y</text:p>
          </table:table-cell>
          <table:table-cell table:formula="of:=IF(ISNA(VLOOKUP([.$A75];['SQL 92'.$A$2:.$A$1001];1;0));&quot;&quot;;&quot;Y&quot;)" office:value-type="string" office:string-value="Y">
            <text:p>Y</text:p>
          </table:table-cell>
          <table:table-cell table:style-name="ce34" table:formula="of:=IF(ISNA(VLOOKUP([.$A75];['SQLite 3'.$A$2:.$B$1002];1;0));&quot;&quot;;&quot;Y&quot;)">
            <text:p/>
          </table:table-cell>
          <table:table-cell table:style-name="ce34" table:formula="of:=IF(ISNA(VLOOKUP([.$A75];['MySQL 5.7'.$A$2:.$A$832];1;0));&quot;&quot;;&quot;Y&quot;)">
            <text:p/>
          </table:table-cell>
          <table:table-cell table:formula="of:=IF(ISNA(VLOOKUP([.$A75];['Transact-SQL 2012'.$A$2:.$A$1001];1;0));&quot;&quot;;&quot;Y&quot;)">
            <text:p/>
          </table:table-cell>
          <table:table-cell table:formula="of:=IF(ISNA(VLOOKUP([.$A75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ATALOG_NAME</text:p>
          </table:table-cell>
          <table:table-cell table:formula="of:=IF(ISNA(VLOOKUP([.$A76];['PostgreSQL 9.3'.$A$2:.$A$1001];1;0));&quot;&quot;;&quot;Y&quot;)">
            <text:p/>
          </table:table-cell>
          <table:table-cell table:formula="of:=IF(ISNA(VLOOKUP([.$A76];['SQL 2011'.$A$2:.$A$1001];1;0));&quot;&quot;;&quot;Y&quot;)" office:value-type="string" office:string-value="Y">
            <text:p>Y</text:p>
          </table:table-cell>
          <table:table-cell table:formula="of:=IF(ISNA(VLOOKUP([.$A76];['SQL 2008'.$A$2:.$A$1001];1;0));&quot;&quot;;&quot;Y&quot;)" office:value-type="string" office:string-value="Y">
            <text:p>Y</text:p>
          </table:table-cell>
          <table:table-cell table:formula="of:=IF(ISNA(VLOOKUP([.$A76];['SQL 92'.$A$2:.$A$1001];1;0));&quot;&quot;;&quot;Y&quot;)" office:value-type="string" office:string-value="Y">
            <text:p>Y</text:p>
          </table:table-cell>
          <table:table-cell table:style-name="ce34" table:formula="of:=IF(ISNA(VLOOKUP([.$A76];['SQLite 3'.$A$2:.$B$1002];1;0));&quot;&quot;;&quot;Y&quot;)">
            <text:p/>
          </table:table-cell>
          <table:table-cell table:style-name="ce34" table:formula="of:=IF(ISNA(VLOOKUP([.$A76];['MySQL 5.7'.$A$2:.$A$832];1;0));&quot;&quot;;&quot;Y&quot;)">
            <text:p/>
          </table:table-cell>
          <table:table-cell table:formula="of:=IF(ISNA(VLOOKUP([.$A76];['Transact-SQL 2012'.$A$2:.$A$1001];1;0));&quot;&quot;;&quot;Y&quot;)">
            <text:p/>
          </table:table-cell>
          <table:table-cell table:formula="of:=IF(ISNA(VLOOKUP([.$A7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EIL</text:p>
          </table:table-cell>
          <table:table-cell table:formula="of:=IF(ISNA(VLOOKUP([.$A77];['PostgreSQL 9.3'.$A$2:.$A$1001];1;0));&quot;&quot;;&quot;Y&quot;)">
            <text:p/>
          </table:table-cell>
          <table:table-cell table:formula="of:=IF(ISNA(VLOOKUP([.$A77];['SQL 2011'.$A$2:.$A$1001];1;0));&quot;&quot;;&quot;Y&quot;)" office:value-type="string" office:string-value="Y">
            <text:p>Y</text:p>
          </table:table-cell>
          <table:table-cell table:formula="of:=IF(ISNA(VLOOKUP([.$A77];['SQL 2008'.$A$2:.$A$1001];1;0));&quot;&quot;;&quot;Y&quot;)" office:value-type="string" office:string-value="Y">
            <text:p>Y</text:p>
          </table:table-cell>
          <table:table-cell table:formula="of:=IF(ISNA(VLOOKUP([.$A77];['SQL 92'.$A$2:.$A$1001];1;0));&quot;&quot;;&quot;Y&quot;)">
            <text:p/>
          </table:table-cell>
          <table:table-cell table:style-name="ce34" table:formula="of:=IF(ISNA(VLOOKUP([.$A77];['SQLite 3'.$A$2:.$B$1002];1;0));&quot;&quot;;&quot;Y&quot;)">
            <text:p/>
          </table:table-cell>
          <table:table-cell table:style-name="ce34" table:formula="of:=IF(ISNA(VLOOKUP([.$A77];['MySQL 5.7'.$A$2:.$A$832];1;0));&quot;&quot;;&quot;Y&quot;)">
            <text:p/>
          </table:table-cell>
          <table:table-cell table:formula="of:=IF(ISNA(VLOOKUP([.$A77];['Transact-SQL 2012'.$A$2:.$A$1001];1;0));&quot;&quot;;&quot;Y&quot;)">
            <text:p/>
          </table:table-cell>
          <table:table-cell table:formula="of:=IF(ISNA(VLOOKUP([.$A7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EILING</text:p>
          </table:table-cell>
          <table:table-cell table:formula="of:=IF(ISNA(VLOOKUP([.$A78];['PostgreSQL 9.3'.$A$2:.$A$1001];1;0));&quot;&quot;;&quot;Y&quot;)">
            <text:p/>
          </table:table-cell>
          <table:table-cell table:formula="of:=IF(ISNA(VLOOKUP([.$A78];['SQL 2011'.$A$2:.$A$1001];1;0));&quot;&quot;;&quot;Y&quot;)" office:value-type="string" office:string-value="Y">
            <text:p>Y</text:p>
          </table:table-cell>
          <table:table-cell table:formula="of:=IF(ISNA(VLOOKUP([.$A78];['SQL 2008'.$A$2:.$A$1001];1;0));&quot;&quot;;&quot;Y&quot;)" office:value-type="string" office:string-value="Y">
            <text:p>Y</text:p>
          </table:table-cell>
          <table:table-cell table:formula="of:=IF(ISNA(VLOOKUP([.$A78];['SQL 92'.$A$2:.$A$1001];1;0));&quot;&quot;;&quot;Y&quot;)">
            <text:p/>
          </table:table-cell>
          <table:table-cell table:style-name="ce34" table:formula="of:=IF(ISNA(VLOOKUP([.$A78];['SQLite 3'.$A$2:.$B$1002];1;0));&quot;&quot;;&quot;Y&quot;)">
            <text:p/>
          </table:table-cell>
          <table:table-cell table:style-name="ce34" table:formula="of:=IF(ISNA(VLOOKUP([.$A78];['MySQL 5.7'.$A$2:.$A$832];1;0));&quot;&quot;;&quot;Y&quot;)">
            <text:p/>
          </table:table-cell>
          <table:table-cell table:formula="of:=IF(ISNA(VLOOKUP([.$A78];['Transact-SQL 2012'.$A$2:.$A$1001];1;0));&quot;&quot;;&quot;Y&quot;)">
            <text:p/>
          </table:table-cell>
          <table:table-cell table:formula="of:=IF(ISNA(VLOOKUP([.$A7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HAIN</text:p>
          </table:table-cell>
          <table:table-cell table:formula="of:=IF(ISNA(VLOOKUP([.$A79];['PostgreSQL 9.3'.$A$2:.$A$1001];1;0));&quot;&quot;;&quot;Y&quot;)" office:value-type="string" office:string-value="Y">
            <text:p>Y</text:p>
          </table:table-cell>
          <table:table-cell table:formula="of:=IF(ISNA(VLOOKUP([.$A79];['SQL 2011'.$A$2:.$A$1001];1;0));&quot;&quot;;&quot;Y&quot;)" office:value-type="string" office:string-value="Y">
            <text:p>Y</text:p>
          </table:table-cell>
          <table:table-cell table:formula="of:=IF(ISNA(VLOOKUP([.$A79];['SQL 2008'.$A$2:.$A$1001];1;0));&quot;&quot;;&quot;Y&quot;)" office:value-type="string" office:string-value="Y">
            <text:p>Y</text:p>
          </table:table-cell>
          <table:table-cell table:formula="of:=IF(ISNA(VLOOKUP([.$A79];['SQL 92'.$A$2:.$A$1001];1;0));&quot;&quot;;&quot;Y&quot;)">
            <text:p/>
          </table:table-cell>
          <table:table-cell table:style-name="ce34" table:formula="of:=IF(ISNA(VLOOKUP([.$A79];['SQLite 3'.$A$2:.$B$1002];1;0));&quot;&quot;;&quot;Y&quot;)">
            <text:p/>
          </table:table-cell>
          <table:table-cell table:style-name="ce34" table:formula="of:=IF(ISNA(VLOOKUP([.$A79];['MySQL 5.7'.$A$2:.$A$832];1;0));&quot;&quot;;&quot;Y&quot;)">
            <text:p/>
          </table:table-cell>
          <table:table-cell table:formula="of:=IF(ISNA(VLOOKUP([.$A79];['Transact-SQL 2012'.$A$2:.$A$1001];1;0));&quot;&quot;;&quot;Y&quot;)">
            <text:p/>
          </table:table-cell>
          <table:table-cell table:formula="of:=IF(ISNA(VLOOKUP([.$A79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CHANGE</text:p>
          </table:table-cell>
          <table:table-cell table:formula="of:=IF(ISNA(VLOOKUP([.$A80];['PostgreSQL 9.3'.$A$2:.$A$1001];1;0));&quot;&quot;;&quot;Y&quot;)">
            <text:p/>
          </table:table-cell>
          <table:table-cell table:formula="of:=IF(ISNA(VLOOKUP([.$A80];['SQL 2011'.$A$2:.$A$1001];1;0));&quot;&quot;;&quot;Y&quot;)">
            <text:p/>
          </table:table-cell>
          <table:table-cell table:formula="of:=IF(ISNA(VLOOKUP([.$A80];['SQL 2008'.$A$2:.$A$1001];1;0));&quot;&quot;;&quot;Y&quot;)">
            <text:p/>
          </table:table-cell>
          <table:table-cell table:formula="of:=IF(ISNA(VLOOKUP([.$A80];['SQL 92'.$A$2:.$A$1001];1;0));&quot;&quot;;&quot;Y&quot;)">
            <text:p/>
          </table:table-cell>
          <table:table-cell table:style-name="ce34" table:formula="of:=IF(ISNA(VLOOKUP([.$A80];['SQLite 3'.$A$2:.$B$1002];1;0));&quot;&quot;;&quot;Y&quot;)">
            <text:p/>
          </table:table-cell>
          <table:table-cell table:style-name="ce34" table:formula="of:=IF(ISNA(VLOOKUP([.$A80];['MySQL 5.7'.$A$2:.$A$832];1;0));&quot;&quot;;&quot;Y&quot;)" office:value-type="string" office:string-value="Y">
            <text:p>Y</text:p>
          </table:table-cell>
          <table:table-cell table:formula="of:=IF(ISNA(VLOOKUP([.$A80];['Transact-SQL 2012'.$A$2:.$A$1001];1;0));&quot;&quot;;&quot;Y&quot;)">
            <text:p/>
          </table:table-cell>
          <table:table-cell table:formula="of:=IF(ISNA(VLOOKUP([.$A8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HAR</text:p>
          </table:table-cell>
          <table:table-cell table:formula="of:=IF(ISNA(VLOOKUP([.$A81];['PostgreSQL 9.3'.$A$2:.$A$1001];1;0));&quot;&quot;;&quot;Y&quot;)" office:value-type="string" office:string-value="Y">
            <text:p>Y</text:p>
          </table:table-cell>
          <table:table-cell table:formula="of:=IF(ISNA(VLOOKUP([.$A81];['SQL 2011'.$A$2:.$A$1001];1;0));&quot;&quot;;&quot;Y&quot;)" office:value-type="string" office:string-value="Y">
            <text:p>Y</text:p>
          </table:table-cell>
          <table:table-cell table:formula="of:=IF(ISNA(VLOOKUP([.$A81];['SQL 2008'.$A$2:.$A$1001];1;0));&quot;&quot;;&quot;Y&quot;)" office:value-type="string" office:string-value="Y">
            <text:p>Y</text:p>
          </table:table-cell>
          <table:table-cell table:formula="of:=IF(ISNA(VLOOKUP([.$A81];['SQL 92'.$A$2:.$A$1001];1;0));&quot;&quot;;&quot;Y&quot;)" office:value-type="string" office:string-value="Y">
            <text:p>Y</text:p>
          </table:table-cell>
          <table:table-cell table:style-name="ce34" table:formula="of:=IF(ISNA(VLOOKUP([.$A81];['SQLite 3'.$A$2:.$B$1002];1;0));&quot;&quot;;&quot;Y&quot;)">
            <text:p/>
          </table:table-cell>
          <table:table-cell table:style-name="ce34" table:formula="of:=IF(ISNA(VLOOKUP([.$A81];['MySQL 5.7'.$A$2:.$A$832];1;0));&quot;&quot;;&quot;Y&quot;)" office:value-type="string" office:string-value="Y">
            <text:p>Y</text:p>
          </table:table-cell>
          <table:table-cell table:formula="of:=IF(ISNA(VLOOKUP([.$A81];['Transact-SQL 2012'.$A$2:.$A$1001];1;0));&quot;&quot;;&quot;Y&quot;)">
            <text:p/>
          </table:table-cell>
          <table:table-cell table:formula="of:=IF(ISNA(VLOOKUP([.$A8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HAR_LENGTH</text:p>
          </table:table-cell>
          <table:table-cell table:formula="of:=IF(ISNA(VLOOKUP([.$A82];['PostgreSQL 9.3'.$A$2:.$A$1001];1;0));&quot;&quot;;&quot;Y&quot;)">
            <text:p/>
          </table:table-cell>
          <table:table-cell table:formula="of:=IF(ISNA(VLOOKUP([.$A82];['SQL 2011'.$A$2:.$A$1001];1;0));&quot;&quot;;&quot;Y&quot;)" office:value-type="string" office:string-value="Y">
            <text:p>Y</text:p>
          </table:table-cell>
          <table:table-cell table:formula="of:=IF(ISNA(VLOOKUP([.$A82];['SQL 2008'.$A$2:.$A$1001];1;0));&quot;&quot;;&quot;Y&quot;)" office:value-type="string" office:string-value="Y">
            <text:p>Y</text:p>
          </table:table-cell>
          <table:table-cell table:formula="of:=IF(ISNA(VLOOKUP([.$A82];['SQL 92'.$A$2:.$A$1001];1;0));&quot;&quot;;&quot;Y&quot;)" office:value-type="string" office:string-value="Y">
            <text:p>Y</text:p>
          </table:table-cell>
          <table:table-cell table:style-name="ce34" table:formula="of:=IF(ISNA(VLOOKUP([.$A82];['SQLite 3'.$A$2:.$B$1002];1;0));&quot;&quot;;&quot;Y&quot;)">
            <text:p/>
          </table:table-cell>
          <table:table-cell table:style-name="ce34" table:formula="of:=IF(ISNA(VLOOKUP([.$A82];['MySQL 5.7'.$A$2:.$A$832];1;0));&quot;&quot;;&quot;Y&quot;)">
            <text:p/>
          </table:table-cell>
          <table:table-cell table:formula="of:=IF(ISNA(VLOOKUP([.$A82];['Transact-SQL 2012'.$A$2:.$A$1001];1;0));&quot;&quot;;&quot;Y&quot;)">
            <text:p/>
          </table:table-cell>
          <table:table-cell table:formula="of:=IF(ISNA(VLOOKUP([.$A8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HARACTER</text:p>
          </table:table-cell>
          <table:table-cell table:formula="of:=IF(ISNA(VLOOKUP([.$A83];['PostgreSQL 9.3'.$A$2:.$A$1001];1;0));&quot;&quot;;&quot;Y&quot;)" office:value-type="string" office:string-value="Y">
            <text:p>Y</text:p>
          </table:table-cell>
          <table:table-cell table:formula="of:=IF(ISNA(VLOOKUP([.$A83];['SQL 2011'.$A$2:.$A$1001];1;0));&quot;&quot;;&quot;Y&quot;)" office:value-type="string" office:string-value="Y">
            <text:p>Y</text:p>
          </table:table-cell>
          <table:table-cell table:formula="of:=IF(ISNA(VLOOKUP([.$A83];['SQL 2008'.$A$2:.$A$1001];1;0));&quot;&quot;;&quot;Y&quot;)" office:value-type="string" office:string-value="Y">
            <text:p>Y</text:p>
          </table:table-cell>
          <table:table-cell table:formula="of:=IF(ISNA(VLOOKUP([.$A83];['SQL 92'.$A$2:.$A$1001];1;0));&quot;&quot;;&quot;Y&quot;)" office:value-type="string" office:string-value="Y">
            <text:p>Y</text:p>
          </table:table-cell>
          <table:table-cell table:style-name="ce34" table:formula="of:=IF(ISNA(VLOOKUP([.$A83];['SQLite 3'.$A$2:.$B$1002];1;0));&quot;&quot;;&quot;Y&quot;)">
            <text:p/>
          </table:table-cell>
          <table:table-cell table:style-name="ce34" table:formula="of:=IF(ISNA(VLOOKUP([.$A83];['MySQL 5.7'.$A$2:.$A$832];1;0));&quot;&quot;;&quot;Y&quot;)" office:value-type="string" office:string-value="Y">
            <text:p>Y</text:p>
          </table:table-cell>
          <table:table-cell table:formula="of:=IF(ISNA(VLOOKUP([.$A83];['Transact-SQL 2012'.$A$2:.$A$1001];1;0));&quot;&quot;;&quot;Y&quot;)">
            <text:p/>
          </table:table-cell>
          <table:table-cell table:formula="of:=IF(ISNA(VLOOKUP([.$A83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HARACTER_LENGTH</text:p>
          </table:table-cell>
          <table:table-cell table:formula="of:=IF(ISNA(VLOOKUP([.$A84];['PostgreSQL 9.3'.$A$2:.$A$1001];1;0));&quot;&quot;;&quot;Y&quot;)">
            <text:p/>
          </table:table-cell>
          <table:table-cell table:formula="of:=IF(ISNA(VLOOKUP([.$A84];['SQL 2011'.$A$2:.$A$1001];1;0));&quot;&quot;;&quot;Y&quot;)" office:value-type="string" office:string-value="Y">
            <text:p>Y</text:p>
          </table:table-cell>
          <table:table-cell table:formula="of:=IF(ISNA(VLOOKUP([.$A84];['SQL 2008'.$A$2:.$A$1001];1;0));&quot;&quot;;&quot;Y&quot;)" office:value-type="string" office:string-value="Y">
            <text:p>Y</text:p>
          </table:table-cell>
          <table:table-cell table:formula="of:=IF(ISNA(VLOOKUP([.$A84];['SQL 92'.$A$2:.$A$1001];1;0));&quot;&quot;;&quot;Y&quot;)" office:value-type="string" office:string-value="Y">
            <text:p>Y</text:p>
          </table:table-cell>
          <table:table-cell table:style-name="ce34" table:formula="of:=IF(ISNA(VLOOKUP([.$A84];['SQLite 3'.$A$2:.$B$1002];1;0));&quot;&quot;;&quot;Y&quot;)">
            <text:p/>
          </table:table-cell>
          <table:table-cell table:style-name="ce34" table:formula="of:=IF(ISNA(VLOOKUP([.$A84];['MySQL 5.7'.$A$2:.$A$832];1;0));&quot;&quot;;&quot;Y&quot;)">
            <text:p/>
          </table:table-cell>
          <table:table-cell table:formula="of:=IF(ISNA(VLOOKUP([.$A84];['Transact-SQL 2012'.$A$2:.$A$1001];1;0));&quot;&quot;;&quot;Y&quot;)">
            <text:p/>
          </table:table-cell>
          <table:table-cell table:formula="of:=IF(ISNA(VLOOKUP([.$A8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HARACTER_SET_CATALOG</text:p>
          </table:table-cell>
          <table:table-cell table:formula="of:=IF(ISNA(VLOOKUP([.$A85];['PostgreSQL 9.3'.$A$2:.$A$1001];1;0));&quot;&quot;;&quot;Y&quot;)">
            <text:p/>
          </table:table-cell>
          <table:table-cell table:formula="of:=IF(ISNA(VLOOKUP([.$A85];['SQL 2011'.$A$2:.$A$1001];1;0));&quot;&quot;;&quot;Y&quot;)" office:value-type="string" office:string-value="Y">
            <text:p>Y</text:p>
          </table:table-cell>
          <table:table-cell table:formula="of:=IF(ISNA(VLOOKUP([.$A85];['SQL 2008'.$A$2:.$A$1001];1;0));&quot;&quot;;&quot;Y&quot;)" office:value-type="string" office:string-value="Y">
            <text:p>Y</text:p>
          </table:table-cell>
          <table:table-cell table:formula="of:=IF(ISNA(VLOOKUP([.$A85];['SQL 92'.$A$2:.$A$1001];1;0));&quot;&quot;;&quot;Y&quot;)" office:value-type="string" office:string-value="Y">
            <text:p>Y</text:p>
          </table:table-cell>
          <table:table-cell table:style-name="ce34" table:formula="of:=IF(ISNA(VLOOKUP([.$A85];['SQLite 3'.$A$2:.$B$1002];1;0));&quot;&quot;;&quot;Y&quot;)">
            <text:p/>
          </table:table-cell>
          <table:table-cell table:style-name="ce34" table:formula="of:=IF(ISNA(VLOOKUP([.$A85];['MySQL 5.7'.$A$2:.$A$832];1;0));&quot;&quot;;&quot;Y&quot;)">
            <text:p/>
          </table:table-cell>
          <table:table-cell table:formula="of:=IF(ISNA(VLOOKUP([.$A85];['Transact-SQL 2012'.$A$2:.$A$1001];1;0));&quot;&quot;;&quot;Y&quot;)">
            <text:p/>
          </table:table-cell>
          <table:table-cell table:formula="of:=IF(ISNA(VLOOKUP([.$A8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HARACTER_SET_NAME</text:p>
          </table:table-cell>
          <table:table-cell table:formula="of:=IF(ISNA(VLOOKUP([.$A86];['PostgreSQL 9.3'.$A$2:.$A$1001];1;0));&quot;&quot;;&quot;Y&quot;)">
            <text:p/>
          </table:table-cell>
          <table:table-cell table:formula="of:=IF(ISNA(VLOOKUP([.$A86];['SQL 2011'.$A$2:.$A$1001];1;0));&quot;&quot;;&quot;Y&quot;)" office:value-type="string" office:string-value="Y">
            <text:p>Y</text:p>
          </table:table-cell>
          <table:table-cell table:formula="of:=IF(ISNA(VLOOKUP([.$A86];['SQL 2008'.$A$2:.$A$1001];1;0));&quot;&quot;;&quot;Y&quot;)" office:value-type="string" office:string-value="Y">
            <text:p>Y</text:p>
          </table:table-cell>
          <table:table-cell table:formula="of:=IF(ISNA(VLOOKUP([.$A86];['SQL 92'.$A$2:.$A$1001];1;0));&quot;&quot;;&quot;Y&quot;)" office:value-type="string" office:string-value="Y">
            <text:p>Y</text:p>
          </table:table-cell>
          <table:table-cell table:style-name="ce34" table:formula="of:=IF(ISNA(VLOOKUP([.$A86];['SQLite 3'.$A$2:.$B$1002];1;0));&quot;&quot;;&quot;Y&quot;)">
            <text:p/>
          </table:table-cell>
          <table:table-cell table:style-name="ce34" table:formula="of:=IF(ISNA(VLOOKUP([.$A86];['MySQL 5.7'.$A$2:.$A$832];1;0));&quot;&quot;;&quot;Y&quot;)">
            <text:p/>
          </table:table-cell>
          <table:table-cell table:formula="of:=IF(ISNA(VLOOKUP([.$A86];['Transact-SQL 2012'.$A$2:.$A$1001];1;0));&quot;&quot;;&quot;Y&quot;)">
            <text:p/>
          </table:table-cell>
          <table:table-cell table:formula="of:=IF(ISNA(VLOOKUP([.$A8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HARACTER_SET_SCHEMA</text:p>
          </table:table-cell>
          <table:table-cell table:formula="of:=IF(ISNA(VLOOKUP([.$A87];['PostgreSQL 9.3'.$A$2:.$A$1001];1;0));&quot;&quot;;&quot;Y&quot;)">
            <text:p/>
          </table:table-cell>
          <table:table-cell table:formula="of:=IF(ISNA(VLOOKUP([.$A87];['SQL 2011'.$A$2:.$A$1001];1;0));&quot;&quot;;&quot;Y&quot;)" office:value-type="string" office:string-value="Y">
            <text:p>Y</text:p>
          </table:table-cell>
          <table:table-cell table:formula="of:=IF(ISNA(VLOOKUP([.$A87];['SQL 2008'.$A$2:.$A$1001];1;0));&quot;&quot;;&quot;Y&quot;)" office:value-type="string" office:string-value="Y">
            <text:p>Y</text:p>
          </table:table-cell>
          <table:table-cell table:formula="of:=IF(ISNA(VLOOKUP([.$A87];['SQL 92'.$A$2:.$A$1001];1;0));&quot;&quot;;&quot;Y&quot;)" office:value-type="string" office:string-value="Y">
            <text:p>Y</text:p>
          </table:table-cell>
          <table:table-cell table:style-name="ce34" table:formula="of:=IF(ISNA(VLOOKUP([.$A87];['SQLite 3'.$A$2:.$B$1002];1;0));&quot;&quot;;&quot;Y&quot;)">
            <text:p/>
          </table:table-cell>
          <table:table-cell table:style-name="ce34" table:formula="of:=IF(ISNA(VLOOKUP([.$A87];['MySQL 5.7'.$A$2:.$A$832];1;0));&quot;&quot;;&quot;Y&quot;)">
            <text:p/>
          </table:table-cell>
          <table:table-cell table:formula="of:=IF(ISNA(VLOOKUP([.$A87];['Transact-SQL 2012'.$A$2:.$A$1001];1;0));&quot;&quot;;&quot;Y&quot;)">
            <text:p/>
          </table:table-cell>
          <table:table-cell table:formula="of:=IF(ISNA(VLOOKUP([.$A8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HARACTERISTICS</text:p>
          </table:table-cell>
          <table:table-cell table:formula="of:=IF(ISNA(VLOOKUP([.$A88];['PostgreSQL 9.3'.$A$2:.$A$1001];1;0));&quot;&quot;;&quot;Y&quot;)" office:value-type="string" office:string-value="Y">
            <text:p>Y</text:p>
          </table:table-cell>
          <table:table-cell table:formula="of:=IF(ISNA(VLOOKUP([.$A88];['SQL 2011'.$A$2:.$A$1001];1;0));&quot;&quot;;&quot;Y&quot;)" office:value-type="string" office:string-value="Y">
            <text:p>Y</text:p>
          </table:table-cell>
          <table:table-cell table:formula="of:=IF(ISNA(VLOOKUP([.$A88];['SQL 2008'.$A$2:.$A$1001];1;0));&quot;&quot;;&quot;Y&quot;)" office:value-type="string" office:string-value="Y">
            <text:p>Y</text:p>
          </table:table-cell>
          <table:table-cell table:formula="of:=IF(ISNA(VLOOKUP([.$A88];['SQL 92'.$A$2:.$A$1001];1;0));&quot;&quot;;&quot;Y&quot;)">
            <text:p/>
          </table:table-cell>
          <table:table-cell table:style-name="ce34" table:formula="of:=IF(ISNA(VLOOKUP([.$A88];['SQLite 3'.$A$2:.$B$1002];1;0));&quot;&quot;;&quot;Y&quot;)">
            <text:p/>
          </table:table-cell>
          <table:table-cell table:style-name="ce34" table:formula="of:=IF(ISNA(VLOOKUP([.$A88];['MySQL 5.7'.$A$2:.$A$832];1;0));&quot;&quot;;&quot;Y&quot;)">
            <text:p/>
          </table:table-cell>
          <table:table-cell table:formula="of:=IF(ISNA(VLOOKUP([.$A88];['Transact-SQL 2012'.$A$2:.$A$1001];1;0));&quot;&quot;;&quot;Y&quot;)">
            <text:p/>
          </table:table-cell>
          <table:table-cell table:formula="of:=IF(ISNA(VLOOKUP([.$A8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HARACTERS</text:p>
          </table:table-cell>
          <table:table-cell table:formula="of:=IF(ISNA(VLOOKUP([.$A89];['PostgreSQL 9.3'.$A$2:.$A$1001];1;0));&quot;&quot;;&quot;Y&quot;)">
            <text:p/>
          </table:table-cell>
          <table:table-cell table:formula="of:=IF(ISNA(VLOOKUP([.$A89];['SQL 2011'.$A$2:.$A$1001];1;0));&quot;&quot;;&quot;Y&quot;)" office:value-type="string" office:string-value="Y">
            <text:p>Y</text:p>
          </table:table-cell>
          <table:table-cell table:formula="of:=IF(ISNA(VLOOKUP([.$A89];['SQL 2008'.$A$2:.$A$1001];1;0));&quot;&quot;;&quot;Y&quot;)" office:value-type="string" office:string-value="Y">
            <text:p>Y</text:p>
          </table:table-cell>
          <table:table-cell table:formula="of:=IF(ISNA(VLOOKUP([.$A89];['SQL 92'.$A$2:.$A$1001];1;0));&quot;&quot;;&quot;Y&quot;)">
            <text:p/>
          </table:table-cell>
          <table:table-cell table:style-name="ce34" table:formula="of:=IF(ISNA(VLOOKUP([.$A89];['SQLite 3'.$A$2:.$B$1002];1;0));&quot;&quot;;&quot;Y&quot;)">
            <text:p/>
          </table:table-cell>
          <table:table-cell table:style-name="ce34" table:formula="of:=IF(ISNA(VLOOKUP([.$A89];['MySQL 5.7'.$A$2:.$A$832];1;0));&quot;&quot;;&quot;Y&quot;)">
            <text:p/>
          </table:table-cell>
          <table:table-cell table:formula="of:=IF(ISNA(VLOOKUP([.$A89];['Transact-SQL 2012'.$A$2:.$A$1001];1;0));&quot;&quot;;&quot;Y&quot;)">
            <text:p/>
          </table:table-cell>
          <table:table-cell table:formula="of:=IF(ISNA(VLOOKUP([.$A8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HECK</text:p>
          </table:table-cell>
          <table:table-cell table:formula="of:=IF(ISNA(VLOOKUP([.$A90];['PostgreSQL 9.3'.$A$2:.$A$1001];1;0));&quot;&quot;;&quot;Y&quot;)" office:value-type="string" office:string-value="Y">
            <text:p>Y</text:p>
          </table:table-cell>
          <table:table-cell table:formula="of:=IF(ISNA(VLOOKUP([.$A90];['SQL 2011'.$A$2:.$A$1001];1;0));&quot;&quot;;&quot;Y&quot;)" office:value-type="string" office:string-value="Y">
            <text:p>Y</text:p>
          </table:table-cell>
          <table:table-cell table:formula="of:=IF(ISNA(VLOOKUP([.$A90];['SQL 2008'.$A$2:.$A$1001];1;0));&quot;&quot;;&quot;Y&quot;)" office:value-type="string" office:string-value="Y">
            <text:p>Y</text:p>
          </table:table-cell>
          <table:table-cell table:formula="of:=IF(ISNA(VLOOKUP([.$A90];['SQL 92'.$A$2:.$A$1001];1;0));&quot;&quot;;&quot;Y&quot;)" office:value-type="string" office:string-value="Y">
            <text:p>Y</text:p>
          </table:table-cell>
          <table:table-cell table:style-name="ce34" table:formula="of:=IF(ISNA(VLOOKUP([.$A90];['SQLite 3'.$A$2:.$B$1002];1;0));&quot;&quot;;&quot;Y&quot;)" office:value-type="string" office:string-value="Y">
            <text:p>Y</text:p>
          </table:table-cell>
          <table:table-cell table:style-name="ce34" table:formula="of:=IF(ISNA(VLOOKUP([.$A90];['MySQL 5.7'.$A$2:.$A$832];1;0));&quot;&quot;;&quot;Y&quot;)" office:value-type="string" office:string-value="Y">
            <text:p>Y</text:p>
          </table:table-cell>
          <table:table-cell table:formula="of:=IF(ISNA(VLOOKUP([.$A90];['Transact-SQL 2012'.$A$2:.$A$1001];1;0));&quot;&quot;;&quot;Y&quot;)" office:value-type="string" office:string-value="Y">
            <text:p>Y</text:p>
          </table:table-cell>
          <table:table-cell table:formula="of:=IF(ISNA(VLOOKUP([.$A90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HECKPOINT</text:p>
          </table:table-cell>
          <table:table-cell table:formula="of:=IF(ISNA(VLOOKUP([.$A91];['PostgreSQL 9.3'.$A$2:.$A$1001];1;0));&quot;&quot;;&quot;Y&quot;)" office:value-type="string" office:string-value="Y">
            <text:p>Y</text:p>
          </table:table-cell>
          <table:table-cell table:formula="of:=IF(ISNA(VLOOKUP([.$A91];['SQL 2011'.$A$2:.$A$1001];1;0));&quot;&quot;;&quot;Y&quot;)">
            <text:p/>
          </table:table-cell>
          <table:table-cell table:formula="of:=IF(ISNA(VLOOKUP([.$A91];['SQL 2008'.$A$2:.$A$1001];1;0));&quot;&quot;;&quot;Y&quot;)">
            <text:p/>
          </table:table-cell>
          <table:table-cell table:formula="of:=IF(ISNA(VLOOKUP([.$A91];['SQL 92'.$A$2:.$A$1001];1;0));&quot;&quot;;&quot;Y&quot;)">
            <text:p/>
          </table:table-cell>
          <table:table-cell table:style-name="ce34" table:formula="of:=IF(ISNA(VLOOKUP([.$A91];['SQLite 3'.$A$2:.$B$1002];1;0));&quot;&quot;;&quot;Y&quot;)">
            <text:p/>
          </table:table-cell>
          <table:table-cell table:style-name="ce34" table:formula="of:=IF(ISNA(VLOOKUP([.$A91];['MySQL 5.7'.$A$2:.$A$832];1;0));&quot;&quot;;&quot;Y&quot;)">
            <text:p/>
          </table:table-cell>
          <table:table-cell table:formula="of:=IF(ISNA(VLOOKUP([.$A91];['Transact-SQL 2012'.$A$2:.$A$1001];1;0));&quot;&quot;;&quot;Y&quot;)" office:value-type="string" office:string-value="Y">
            <text:p>Y</text:p>
          </table:table-cell>
          <table:table-cell table:formula="of:=IF(ISNA(VLOOKUP([.$A9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LASS</text:p>
          </table:table-cell>
          <table:table-cell table:formula="of:=IF(ISNA(VLOOKUP([.$A92];['PostgreSQL 9.3'.$A$2:.$A$1001];1;0));&quot;&quot;;&quot;Y&quot;)" office:value-type="string" office:string-value="Y">
            <text:p>Y</text:p>
          </table:table-cell>
          <table:table-cell table:formula="of:=IF(ISNA(VLOOKUP([.$A92];['SQL 2011'.$A$2:.$A$1001];1;0));&quot;&quot;;&quot;Y&quot;)">
            <text:p/>
          </table:table-cell>
          <table:table-cell table:formula="of:=IF(ISNA(VLOOKUP([.$A92];['SQL 2008'.$A$2:.$A$1001];1;0));&quot;&quot;;&quot;Y&quot;)">
            <text:p/>
          </table:table-cell>
          <table:table-cell table:formula="of:=IF(ISNA(VLOOKUP([.$A92];['SQL 92'.$A$2:.$A$1001];1;0));&quot;&quot;;&quot;Y&quot;)">
            <text:p/>
          </table:table-cell>
          <table:table-cell table:style-name="ce34" table:formula="of:=IF(ISNA(VLOOKUP([.$A92];['SQLite 3'.$A$2:.$B$1002];1;0));&quot;&quot;;&quot;Y&quot;)">
            <text:p/>
          </table:table-cell>
          <table:table-cell table:style-name="ce34" table:formula="of:=IF(ISNA(VLOOKUP([.$A92];['MySQL 5.7'.$A$2:.$A$832];1;0));&quot;&quot;;&quot;Y&quot;)">
            <text:p/>
          </table:table-cell>
          <table:table-cell table:formula="of:=IF(ISNA(VLOOKUP([.$A92];['Transact-SQL 2012'.$A$2:.$A$1001];1;0));&quot;&quot;;&quot;Y&quot;)">
            <text:p/>
          </table:table-cell>
          <table:table-cell table:formula="of:=IF(ISNA(VLOOKUP([.$A9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LASS_ORIGIN</text:p>
          </table:table-cell>
          <table:table-cell table:formula="of:=IF(ISNA(VLOOKUP([.$A93];['PostgreSQL 9.3'.$A$2:.$A$1001];1;0));&quot;&quot;;&quot;Y&quot;)">
            <text:p/>
          </table:table-cell>
          <table:table-cell table:formula="of:=IF(ISNA(VLOOKUP([.$A93];['SQL 2011'.$A$2:.$A$1001];1;0));&quot;&quot;;&quot;Y&quot;)" office:value-type="string" office:string-value="Y">
            <text:p>Y</text:p>
          </table:table-cell>
          <table:table-cell table:formula="of:=IF(ISNA(VLOOKUP([.$A93];['SQL 2008'.$A$2:.$A$1001];1;0));&quot;&quot;;&quot;Y&quot;)" office:value-type="string" office:string-value="Y">
            <text:p>Y</text:p>
          </table:table-cell>
          <table:table-cell table:formula="of:=IF(ISNA(VLOOKUP([.$A93];['SQL 92'.$A$2:.$A$1001];1;0));&quot;&quot;;&quot;Y&quot;)" office:value-type="string" office:string-value="Y">
            <text:p>Y</text:p>
          </table:table-cell>
          <table:table-cell table:style-name="ce34" table:formula="of:=IF(ISNA(VLOOKUP([.$A93];['SQLite 3'.$A$2:.$B$1002];1;0));&quot;&quot;;&quot;Y&quot;)">
            <text:p/>
          </table:table-cell>
          <table:table-cell table:style-name="ce34" table:formula="of:=IF(ISNA(VLOOKUP([.$A93];['MySQL 5.7'.$A$2:.$A$832];1;0));&quot;&quot;;&quot;Y&quot;)">
            <text:p/>
          </table:table-cell>
          <table:table-cell table:formula="of:=IF(ISNA(VLOOKUP([.$A93];['Transact-SQL 2012'.$A$2:.$A$1001];1;0));&quot;&quot;;&quot;Y&quot;)">
            <text:p/>
          </table:table-cell>
          <table:table-cell table:formula="of:=IF(ISNA(VLOOKUP([.$A9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LOB</text:p>
          </table:table-cell>
          <table:table-cell table:formula="of:=IF(ISNA(VLOOKUP([.$A94];['PostgreSQL 9.3'.$A$2:.$A$1001];1;0));&quot;&quot;;&quot;Y&quot;)">
            <text:p/>
          </table:table-cell>
          <table:table-cell table:formula="of:=IF(ISNA(VLOOKUP([.$A94];['SQL 2011'.$A$2:.$A$1001];1;0));&quot;&quot;;&quot;Y&quot;)" office:value-type="string" office:string-value="Y">
            <text:p>Y</text:p>
          </table:table-cell>
          <table:table-cell table:formula="of:=IF(ISNA(VLOOKUP([.$A94];['SQL 2008'.$A$2:.$A$1001];1;0));&quot;&quot;;&quot;Y&quot;)" office:value-type="string" office:string-value="Y">
            <text:p>Y</text:p>
          </table:table-cell>
          <table:table-cell table:formula="of:=IF(ISNA(VLOOKUP([.$A94];['SQL 92'.$A$2:.$A$1001];1;0));&quot;&quot;;&quot;Y&quot;)">
            <text:p/>
          </table:table-cell>
          <table:table-cell table:style-name="ce34" table:formula="of:=IF(ISNA(VLOOKUP([.$A94];['SQLite 3'.$A$2:.$B$1002];1;0));&quot;&quot;;&quot;Y&quot;)">
            <text:p/>
          </table:table-cell>
          <table:table-cell table:style-name="ce34" table:formula="of:=IF(ISNA(VLOOKUP([.$A94];['MySQL 5.7'.$A$2:.$A$832];1;0));&quot;&quot;;&quot;Y&quot;)">
            <text:p/>
          </table:table-cell>
          <table:table-cell table:formula="of:=IF(ISNA(VLOOKUP([.$A94];['Transact-SQL 2012'.$A$2:.$A$1001];1;0));&quot;&quot;;&quot;Y&quot;)">
            <text:p/>
          </table:table-cell>
          <table:table-cell table:formula="of:=IF(ISNA(VLOOKUP([.$A9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LOSE</text:p>
          </table:table-cell>
          <table:table-cell table:formula="of:=IF(ISNA(VLOOKUP([.$A95];['PostgreSQL 9.3'.$A$2:.$A$1001];1;0));&quot;&quot;;&quot;Y&quot;)" office:value-type="string" office:string-value="Y">
            <text:p>Y</text:p>
          </table:table-cell>
          <table:table-cell table:formula="of:=IF(ISNA(VLOOKUP([.$A95];['SQL 2011'.$A$2:.$A$1001];1;0));&quot;&quot;;&quot;Y&quot;)" office:value-type="string" office:string-value="Y">
            <text:p>Y</text:p>
          </table:table-cell>
          <table:table-cell table:formula="of:=IF(ISNA(VLOOKUP([.$A95];['SQL 2008'.$A$2:.$A$1001];1;0));&quot;&quot;;&quot;Y&quot;)" office:value-type="string" office:string-value="Y">
            <text:p>Y</text:p>
          </table:table-cell>
          <table:table-cell table:formula="of:=IF(ISNA(VLOOKUP([.$A95];['SQL 92'.$A$2:.$A$1001];1;0));&quot;&quot;;&quot;Y&quot;)" office:value-type="string" office:string-value="Y">
            <text:p>Y</text:p>
          </table:table-cell>
          <table:table-cell table:style-name="ce34" table:formula="of:=IF(ISNA(VLOOKUP([.$A95];['SQLite 3'.$A$2:.$B$1002];1;0));&quot;&quot;;&quot;Y&quot;)">
            <text:p/>
          </table:table-cell>
          <table:table-cell table:style-name="ce34" table:formula="of:=IF(ISNA(VLOOKUP([.$A95];['MySQL 5.7'.$A$2:.$A$832];1;0));&quot;&quot;;&quot;Y&quot;)">
            <text:p/>
          </table:table-cell>
          <table:table-cell table:formula="of:=IF(ISNA(VLOOKUP([.$A95];['Transact-SQL 2012'.$A$2:.$A$1001];1;0));&quot;&quot;;&quot;Y&quot;)" office:value-type="string" office:string-value="Y">
            <text:p>Y</text:p>
          </table:table-cell>
          <table:table-cell table:formula="of:=IF(ISNA(VLOOKUP([.$A95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LUSTER</text:p>
          </table:table-cell>
          <table:table-cell table:formula="of:=IF(ISNA(VLOOKUP([.$A96];['PostgreSQL 9.3'.$A$2:.$A$1001];1;0));&quot;&quot;;&quot;Y&quot;)" office:value-type="string" office:string-value="Y">
            <text:p>Y</text:p>
          </table:table-cell>
          <table:table-cell table:formula="of:=IF(ISNA(VLOOKUP([.$A96];['SQL 2011'.$A$2:.$A$1001];1;0));&quot;&quot;;&quot;Y&quot;)">
            <text:p/>
          </table:table-cell>
          <table:table-cell table:formula="of:=IF(ISNA(VLOOKUP([.$A96];['SQL 2008'.$A$2:.$A$1001];1;0));&quot;&quot;;&quot;Y&quot;)">
            <text:p/>
          </table:table-cell>
          <table:table-cell table:formula="of:=IF(ISNA(VLOOKUP([.$A96];['SQL 92'.$A$2:.$A$1001];1;0));&quot;&quot;;&quot;Y&quot;)">
            <text:p/>
          </table:table-cell>
          <table:table-cell table:style-name="ce34" table:formula="of:=IF(ISNA(VLOOKUP([.$A96];['SQLite 3'.$A$2:.$B$1002];1;0));&quot;&quot;;&quot;Y&quot;)">
            <text:p/>
          </table:table-cell>
          <table:table-cell table:style-name="ce34" table:formula="of:=IF(ISNA(VLOOKUP([.$A96];['MySQL 5.7'.$A$2:.$A$832];1;0));&quot;&quot;;&quot;Y&quot;)">
            <text:p/>
          </table:table-cell>
          <table:table-cell table:formula="of:=IF(ISNA(VLOOKUP([.$A96];['Transact-SQL 2012'.$A$2:.$A$1001];1;0));&quot;&quot;;&quot;Y&quot;)">
            <text:p/>
          </table:table-cell>
          <table:table-cell table:formula="of:=IF(ISNA(VLOOKUP([.$A96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CLUSTERED</text:p>
          </table:table-cell>
          <table:table-cell table:formula="of:=IF(ISNA(VLOOKUP([.$A97];['PostgreSQL 9.3'.$A$2:.$A$1001];1;0));&quot;&quot;;&quot;Y&quot;)">
            <text:p/>
          </table:table-cell>
          <table:table-cell table:formula="of:=IF(ISNA(VLOOKUP([.$A97];['SQL 2011'.$A$2:.$A$1001];1;0));&quot;&quot;;&quot;Y&quot;)">
            <text:p/>
          </table:table-cell>
          <table:table-cell table:formula="of:=IF(ISNA(VLOOKUP([.$A97];['SQL 2008'.$A$2:.$A$1001];1;0));&quot;&quot;;&quot;Y&quot;)">
            <text:p/>
          </table:table-cell>
          <table:table-cell table:formula="of:=IF(ISNA(VLOOKUP([.$A97];['SQL 92'.$A$2:.$A$1001];1;0));&quot;&quot;;&quot;Y&quot;)">
            <text:p/>
          </table:table-cell>
          <table:table-cell table:style-name="ce34" table:formula="of:=IF(ISNA(VLOOKUP([.$A97];['SQLite 3'.$A$2:.$B$1002];1;0));&quot;&quot;;&quot;Y&quot;)">
            <text:p/>
          </table:table-cell>
          <table:table-cell table:style-name="ce34" table:formula="of:=IF(ISNA(VLOOKUP([.$A97];['MySQL 5.7'.$A$2:.$A$832];1;0));&quot;&quot;;&quot;Y&quot;)">
            <text:p/>
          </table:table-cell>
          <table:table-cell table:formula="of:=IF(ISNA(VLOOKUP([.$A97];['Transact-SQL 2012'.$A$2:.$A$1001];1;0));&quot;&quot;;&quot;Y&quot;)" office:value-type="string" office:string-value="Y">
            <text:p>Y</text:p>
          </table:table-cell>
          <table:table-cell table:formula="of:=IF(ISNA(VLOOKUP([.$A9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ALESCE</text:p>
          </table:table-cell>
          <table:table-cell table:formula="of:=IF(ISNA(VLOOKUP([.$A98];['PostgreSQL 9.3'.$A$2:.$A$1001];1;0));&quot;&quot;;&quot;Y&quot;)" office:value-type="string" office:string-value="Y">
            <text:p>Y</text:p>
          </table:table-cell>
          <table:table-cell table:formula="of:=IF(ISNA(VLOOKUP([.$A98];['SQL 2011'.$A$2:.$A$1001];1;0));&quot;&quot;;&quot;Y&quot;)" office:value-type="string" office:string-value="Y">
            <text:p>Y</text:p>
          </table:table-cell>
          <table:table-cell table:formula="of:=IF(ISNA(VLOOKUP([.$A98];['SQL 2008'.$A$2:.$A$1001];1;0));&quot;&quot;;&quot;Y&quot;)" office:value-type="string" office:string-value="Y">
            <text:p>Y</text:p>
          </table:table-cell>
          <table:table-cell table:formula="of:=IF(ISNA(VLOOKUP([.$A98];['SQL 92'.$A$2:.$A$1001];1;0));&quot;&quot;;&quot;Y&quot;)" office:value-type="string" office:string-value="Y">
            <text:p>Y</text:p>
          </table:table-cell>
          <table:table-cell table:style-name="ce34" table:formula="of:=IF(ISNA(VLOOKUP([.$A98];['SQLite 3'.$A$2:.$B$1002];1;0));&quot;&quot;;&quot;Y&quot;)">
            <text:p/>
          </table:table-cell>
          <table:table-cell table:style-name="ce34" table:formula="of:=IF(ISNA(VLOOKUP([.$A98];['MySQL 5.7'.$A$2:.$A$832];1;0));&quot;&quot;;&quot;Y&quot;)">
            <text:p/>
          </table:table-cell>
          <table:table-cell table:formula="of:=IF(ISNA(VLOOKUP([.$A98];['Transact-SQL 2012'.$A$2:.$A$1001];1;0));&quot;&quot;;&quot;Y&quot;)" office:value-type="string" office:string-value="Y">
            <text:p>Y</text:p>
          </table:table-cell>
          <table:table-cell table:formula="of:=IF(ISNA(VLOOKUP([.$A98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OBOL</text:p>
          </table:table-cell>
          <table:table-cell table:formula="of:=IF(ISNA(VLOOKUP([.$A99];['PostgreSQL 9.3'.$A$2:.$A$1001];1;0));&quot;&quot;;&quot;Y&quot;)">
            <text:p/>
          </table:table-cell>
          <table:table-cell table:formula="of:=IF(ISNA(VLOOKUP([.$A99];['SQL 2011'.$A$2:.$A$1001];1;0));&quot;&quot;;&quot;Y&quot;)" office:value-type="string" office:string-value="Y">
            <text:p>Y</text:p>
          </table:table-cell>
          <table:table-cell table:formula="of:=IF(ISNA(VLOOKUP([.$A99];['SQL 2008'.$A$2:.$A$1001];1;0));&quot;&quot;;&quot;Y&quot;)" office:value-type="string" office:string-value="Y">
            <text:p>Y</text:p>
          </table:table-cell>
          <table:table-cell table:formula="of:=IF(ISNA(VLOOKUP([.$A99];['SQL 92'.$A$2:.$A$1001];1;0));&quot;&quot;;&quot;Y&quot;)" office:value-type="string" office:string-value="Y">
            <text:p>Y</text:p>
          </table:table-cell>
          <table:table-cell table:style-name="ce34" table:formula="of:=IF(ISNA(VLOOKUP([.$A99];['SQLite 3'.$A$2:.$B$1002];1;0));&quot;&quot;;&quot;Y&quot;)">
            <text:p/>
          </table:table-cell>
          <table:table-cell table:style-name="ce34" table:formula="of:=IF(ISNA(VLOOKUP([.$A99];['MySQL 5.7'.$A$2:.$A$832];1;0));&quot;&quot;;&quot;Y&quot;)">
            <text:p/>
          </table:table-cell>
          <table:table-cell table:formula="of:=IF(ISNA(VLOOKUP([.$A99];['Transact-SQL 2012'.$A$2:.$A$1001];1;0));&quot;&quot;;&quot;Y&quot;)">
            <text:p/>
          </table:table-cell>
          <table:table-cell table:formula="of:=IF(ISNA(VLOOKUP([.$A9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LLATE</text:p>
          </table:table-cell>
          <table:table-cell table:formula="of:=IF(ISNA(VLOOKUP([.$A100];['PostgreSQL 9.3'.$A$2:.$A$1001];1;0));&quot;&quot;;&quot;Y&quot;)" office:value-type="string" office:string-value="Y">
            <text:p>Y</text:p>
          </table:table-cell>
          <table:table-cell table:formula="of:=IF(ISNA(VLOOKUP([.$A100];['SQL 2011'.$A$2:.$A$1001];1;0));&quot;&quot;;&quot;Y&quot;)" office:value-type="string" office:string-value="Y">
            <text:p>Y</text:p>
          </table:table-cell>
          <table:table-cell table:formula="of:=IF(ISNA(VLOOKUP([.$A100];['SQL 2008'.$A$2:.$A$1001];1;0));&quot;&quot;;&quot;Y&quot;)" office:value-type="string" office:string-value="Y">
            <text:p>Y</text:p>
          </table:table-cell>
          <table:table-cell table:formula="of:=IF(ISNA(VLOOKUP([.$A100];['SQL 92'.$A$2:.$A$1001];1;0));&quot;&quot;;&quot;Y&quot;)" office:value-type="string" office:string-value="Y">
            <text:p>Y</text:p>
          </table:table-cell>
          <table:table-cell table:style-name="ce34" table:formula="of:=IF(ISNA(VLOOKUP([.$A100];['SQLite 3'.$A$2:.$B$1002];1;0));&quot;&quot;;&quot;Y&quot;)" office:value-type="string" office:string-value="Y">
            <text:p>Y</text:p>
          </table:table-cell>
          <table:table-cell table:style-name="ce34" table:formula="of:=IF(ISNA(VLOOKUP([.$A100];['MySQL 5.7'.$A$2:.$A$832];1;0));&quot;&quot;;&quot;Y&quot;)" office:value-type="string" office:string-value="Y">
            <text:p>Y</text:p>
          </table:table-cell>
          <table:table-cell table:formula="of:=IF(ISNA(VLOOKUP([.$A100];['Transact-SQL 2012'.$A$2:.$A$1001];1;0));&quot;&quot;;&quot;Y&quot;)" office:value-type="string" office:string-value="Y">
            <text:p>Y</text:p>
          </table:table-cell>
          <table:table-cell table:formula="of:=IF(ISNA(VLOOKUP([.$A100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OLLATION</text:p>
          </table:table-cell>
          <table:table-cell table:formula="of:=IF(ISNA(VLOOKUP([.$A101];['PostgreSQL 9.3'.$A$2:.$A$1001];1;0));&quot;&quot;;&quot;Y&quot;)" office:value-type="string" office:string-value="Y">
            <text:p>Y</text:p>
          </table:table-cell>
          <table:table-cell table:formula="of:=IF(ISNA(VLOOKUP([.$A101];['SQL 2011'.$A$2:.$A$1001];1;0));&quot;&quot;;&quot;Y&quot;)" office:value-type="string" office:string-value="Y">
            <text:p>Y</text:p>
          </table:table-cell>
          <table:table-cell table:formula="of:=IF(ISNA(VLOOKUP([.$A101];['SQL 2008'.$A$2:.$A$1001];1;0));&quot;&quot;;&quot;Y&quot;)" office:value-type="string" office:string-value="Y">
            <text:p>Y</text:p>
          </table:table-cell>
          <table:table-cell table:formula="of:=IF(ISNA(VLOOKUP([.$A101];['SQL 92'.$A$2:.$A$1001];1;0));&quot;&quot;;&quot;Y&quot;)" office:value-type="string" office:string-value="Y">
            <text:p>Y</text:p>
          </table:table-cell>
          <table:table-cell table:style-name="ce34" table:formula="of:=IF(ISNA(VLOOKUP([.$A101];['SQLite 3'.$A$2:.$B$1002];1;0));&quot;&quot;;&quot;Y&quot;)">
            <text:p/>
          </table:table-cell>
          <table:table-cell table:style-name="ce34" table:formula="of:=IF(ISNA(VLOOKUP([.$A101];['MySQL 5.7'.$A$2:.$A$832];1;0));&quot;&quot;;&quot;Y&quot;)">
            <text:p/>
          </table:table-cell>
          <table:table-cell table:formula="of:=IF(ISNA(VLOOKUP([.$A101];['Transact-SQL 2012'.$A$2:.$A$1001];1;0));&quot;&quot;;&quot;Y&quot;)">
            <text:p/>
          </table:table-cell>
          <table:table-cell table:formula="of:=IF(ISNA(VLOOKUP([.$A10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OLLATION_CATALOG</text:p>
          </table:table-cell>
          <table:table-cell table:formula="of:=IF(ISNA(VLOOKUP([.$A102];['PostgreSQL 9.3'.$A$2:.$A$1001];1;0));&quot;&quot;;&quot;Y&quot;)">
            <text:p/>
          </table:table-cell>
          <table:table-cell table:formula="of:=IF(ISNA(VLOOKUP([.$A102];['SQL 2011'.$A$2:.$A$1001];1;0));&quot;&quot;;&quot;Y&quot;)" office:value-type="string" office:string-value="Y">
            <text:p>Y</text:p>
          </table:table-cell>
          <table:table-cell table:formula="of:=IF(ISNA(VLOOKUP([.$A102];['SQL 2008'.$A$2:.$A$1001];1;0));&quot;&quot;;&quot;Y&quot;)" office:value-type="string" office:string-value="Y">
            <text:p>Y</text:p>
          </table:table-cell>
          <table:table-cell table:formula="of:=IF(ISNA(VLOOKUP([.$A102];['SQL 92'.$A$2:.$A$1001];1;0));&quot;&quot;;&quot;Y&quot;)" office:value-type="string" office:string-value="Y">
            <text:p>Y</text:p>
          </table:table-cell>
          <table:table-cell table:style-name="ce34" table:formula="of:=IF(ISNA(VLOOKUP([.$A102];['SQLite 3'.$A$2:.$B$1002];1;0));&quot;&quot;;&quot;Y&quot;)">
            <text:p/>
          </table:table-cell>
          <table:table-cell table:style-name="ce34" table:formula="of:=IF(ISNA(VLOOKUP([.$A102];['MySQL 5.7'.$A$2:.$A$832];1;0));&quot;&quot;;&quot;Y&quot;)">
            <text:p/>
          </table:table-cell>
          <table:table-cell table:formula="of:=IF(ISNA(VLOOKUP([.$A102];['Transact-SQL 2012'.$A$2:.$A$1001];1;0));&quot;&quot;;&quot;Y&quot;)">
            <text:p/>
          </table:table-cell>
          <table:table-cell table:formula="of:=IF(ISNA(VLOOKUP([.$A10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LLATION_NAME</text:p>
          </table:table-cell>
          <table:table-cell table:formula="of:=IF(ISNA(VLOOKUP([.$A103];['PostgreSQL 9.3'.$A$2:.$A$1001];1;0));&quot;&quot;;&quot;Y&quot;)">
            <text:p/>
          </table:table-cell>
          <table:table-cell table:formula="of:=IF(ISNA(VLOOKUP([.$A103];['SQL 2011'.$A$2:.$A$1001];1;0));&quot;&quot;;&quot;Y&quot;)" office:value-type="string" office:string-value="Y">
            <text:p>Y</text:p>
          </table:table-cell>
          <table:table-cell table:formula="of:=IF(ISNA(VLOOKUP([.$A103];['SQL 2008'.$A$2:.$A$1001];1;0));&quot;&quot;;&quot;Y&quot;)" office:value-type="string" office:string-value="Y">
            <text:p>Y</text:p>
          </table:table-cell>
          <table:table-cell table:formula="of:=IF(ISNA(VLOOKUP([.$A103];['SQL 92'.$A$2:.$A$1001];1;0));&quot;&quot;;&quot;Y&quot;)" office:value-type="string" office:string-value="Y">
            <text:p>Y</text:p>
          </table:table-cell>
          <table:table-cell table:style-name="ce34" table:formula="of:=IF(ISNA(VLOOKUP([.$A103];['SQLite 3'.$A$2:.$B$1002];1;0));&quot;&quot;;&quot;Y&quot;)">
            <text:p/>
          </table:table-cell>
          <table:table-cell table:style-name="ce34" table:formula="of:=IF(ISNA(VLOOKUP([.$A103];['MySQL 5.7'.$A$2:.$A$832];1;0));&quot;&quot;;&quot;Y&quot;)">
            <text:p/>
          </table:table-cell>
          <table:table-cell table:formula="of:=IF(ISNA(VLOOKUP([.$A103];['Transact-SQL 2012'.$A$2:.$A$1001];1;0));&quot;&quot;;&quot;Y&quot;)">
            <text:p/>
          </table:table-cell>
          <table:table-cell table:formula="of:=IF(ISNA(VLOOKUP([.$A10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LLATION_SCHEMA</text:p>
          </table:table-cell>
          <table:table-cell table:formula="of:=IF(ISNA(VLOOKUP([.$A104];['PostgreSQL 9.3'.$A$2:.$A$1001];1;0));&quot;&quot;;&quot;Y&quot;)">
            <text:p/>
          </table:table-cell>
          <table:table-cell table:formula="of:=IF(ISNA(VLOOKUP([.$A104];['SQL 2011'.$A$2:.$A$1001];1;0));&quot;&quot;;&quot;Y&quot;)" office:value-type="string" office:string-value="Y">
            <text:p>Y</text:p>
          </table:table-cell>
          <table:table-cell table:formula="of:=IF(ISNA(VLOOKUP([.$A104];['SQL 2008'.$A$2:.$A$1001];1;0));&quot;&quot;;&quot;Y&quot;)" office:value-type="string" office:string-value="Y">
            <text:p>Y</text:p>
          </table:table-cell>
          <table:table-cell table:formula="of:=IF(ISNA(VLOOKUP([.$A104];['SQL 92'.$A$2:.$A$1001];1;0));&quot;&quot;;&quot;Y&quot;)" office:value-type="string" office:string-value="Y">
            <text:p>Y</text:p>
          </table:table-cell>
          <table:table-cell table:style-name="ce34" table:formula="of:=IF(ISNA(VLOOKUP([.$A104];['SQLite 3'.$A$2:.$B$1002];1;0));&quot;&quot;;&quot;Y&quot;)">
            <text:p/>
          </table:table-cell>
          <table:table-cell table:style-name="ce34" table:formula="of:=IF(ISNA(VLOOKUP([.$A104];['MySQL 5.7'.$A$2:.$A$832];1;0));&quot;&quot;;&quot;Y&quot;)">
            <text:p/>
          </table:table-cell>
          <table:table-cell table:formula="of:=IF(ISNA(VLOOKUP([.$A104];['Transact-SQL 2012'.$A$2:.$A$1001];1;0));&quot;&quot;;&quot;Y&quot;)">
            <text:p/>
          </table:table-cell>
          <table:table-cell table:formula="of:=IF(ISNA(VLOOKUP([.$A10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LLECT</text:p>
          </table:table-cell>
          <table:table-cell table:formula="of:=IF(ISNA(VLOOKUP([.$A105];['PostgreSQL 9.3'.$A$2:.$A$1001];1;0));&quot;&quot;;&quot;Y&quot;)">
            <text:p/>
          </table:table-cell>
          <table:table-cell table:formula="of:=IF(ISNA(VLOOKUP([.$A105];['SQL 2011'.$A$2:.$A$1001];1;0));&quot;&quot;;&quot;Y&quot;)" office:value-type="string" office:string-value="Y">
            <text:p>Y</text:p>
          </table:table-cell>
          <table:table-cell table:formula="of:=IF(ISNA(VLOOKUP([.$A105];['SQL 2008'.$A$2:.$A$1001];1;0));&quot;&quot;;&quot;Y&quot;)" office:value-type="string" office:string-value="Y">
            <text:p>Y</text:p>
          </table:table-cell>
          <table:table-cell table:formula="of:=IF(ISNA(VLOOKUP([.$A105];['SQL 92'.$A$2:.$A$1001];1;0));&quot;&quot;;&quot;Y&quot;)">
            <text:p/>
          </table:table-cell>
          <table:table-cell table:style-name="ce34" table:formula="of:=IF(ISNA(VLOOKUP([.$A105];['SQLite 3'.$A$2:.$B$1002];1;0));&quot;&quot;;&quot;Y&quot;)">
            <text:p/>
          </table:table-cell>
          <table:table-cell table:style-name="ce34" table:formula="of:=IF(ISNA(VLOOKUP([.$A105];['MySQL 5.7'.$A$2:.$A$832];1;0));&quot;&quot;;&quot;Y&quot;)">
            <text:p/>
          </table:table-cell>
          <table:table-cell table:formula="of:=IF(ISNA(VLOOKUP([.$A105];['Transact-SQL 2012'.$A$2:.$A$1001];1;0));&quot;&quot;;&quot;Y&quot;)">
            <text:p/>
          </table:table-cell>
          <table:table-cell table:formula="of:=IF(ISNA(VLOOKUP([.$A10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LUMN</text:p>
          </table:table-cell>
          <table:table-cell table:formula="of:=IF(ISNA(VLOOKUP([.$A106];['PostgreSQL 9.3'.$A$2:.$A$1001];1;0));&quot;&quot;;&quot;Y&quot;)" office:value-type="string" office:string-value="Y">
            <text:p>Y</text:p>
          </table:table-cell>
          <table:table-cell table:formula="of:=IF(ISNA(VLOOKUP([.$A106];['SQL 2011'.$A$2:.$A$1001];1;0));&quot;&quot;;&quot;Y&quot;)" office:value-type="string" office:string-value="Y">
            <text:p>Y</text:p>
          </table:table-cell>
          <table:table-cell table:formula="of:=IF(ISNA(VLOOKUP([.$A106];['SQL 2008'.$A$2:.$A$1001];1;0));&quot;&quot;;&quot;Y&quot;)" office:value-type="string" office:string-value="Y">
            <text:p>Y</text:p>
          </table:table-cell>
          <table:table-cell table:formula="of:=IF(ISNA(VLOOKUP([.$A106];['SQL 92'.$A$2:.$A$1001];1;0));&quot;&quot;;&quot;Y&quot;)" office:value-type="string" office:string-value="Y">
            <text:p>Y</text:p>
          </table:table-cell>
          <table:table-cell table:style-name="ce34" table:formula="of:=IF(ISNA(VLOOKUP([.$A106];['SQLite 3'.$A$2:.$B$1002];1;0));&quot;&quot;;&quot;Y&quot;)" office:value-type="string" office:string-value="Y">
            <text:p>Y</text:p>
          </table:table-cell>
          <table:table-cell table:style-name="ce34" table:formula="of:=IF(ISNA(VLOOKUP([.$A106];['MySQL 5.7'.$A$2:.$A$832];1;0));&quot;&quot;;&quot;Y&quot;)" office:value-type="string" office:string-value="Y">
            <text:p>Y</text:p>
          </table:table-cell>
          <table:table-cell table:formula="of:=IF(ISNA(VLOOKUP([.$A106];['Transact-SQL 2012'.$A$2:.$A$1001];1;0));&quot;&quot;;&quot;Y&quot;)" office:value-type="string" office:string-value="Y">
            <text:p>Y</text:p>
          </table:table-cell>
          <table:table-cell table:formula="of:=IF(ISNA(VLOOKUP([.$A106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OLUMN_NAME</text:p>
          </table:table-cell>
          <table:table-cell table:formula="of:=IF(ISNA(VLOOKUP([.$A107];['PostgreSQL 9.3'.$A$2:.$A$1001];1;0));&quot;&quot;;&quot;Y&quot;)">
            <text:p/>
          </table:table-cell>
          <table:table-cell table:formula="of:=IF(ISNA(VLOOKUP([.$A107];['SQL 2011'.$A$2:.$A$1001];1;0));&quot;&quot;;&quot;Y&quot;)" office:value-type="string" office:string-value="Y">
            <text:p>Y</text:p>
          </table:table-cell>
          <table:table-cell table:formula="of:=IF(ISNA(VLOOKUP([.$A107];['SQL 2008'.$A$2:.$A$1001];1;0));&quot;&quot;;&quot;Y&quot;)" office:value-type="string" office:string-value="Y">
            <text:p>Y</text:p>
          </table:table-cell>
          <table:table-cell table:formula="of:=IF(ISNA(VLOOKUP([.$A107];['SQL 92'.$A$2:.$A$1001];1;0));&quot;&quot;;&quot;Y&quot;)" office:value-type="string" office:string-value="Y">
            <text:p>Y</text:p>
          </table:table-cell>
          <table:table-cell table:style-name="ce34" table:formula="of:=IF(ISNA(VLOOKUP([.$A107];['SQLite 3'.$A$2:.$B$1002];1;0));&quot;&quot;;&quot;Y&quot;)">
            <text:p/>
          </table:table-cell>
          <table:table-cell table:style-name="ce34" table:formula="of:=IF(ISNA(VLOOKUP([.$A107];['MySQL 5.7'.$A$2:.$A$832];1;0));&quot;&quot;;&quot;Y&quot;)">
            <text:p/>
          </table:table-cell>
          <table:table-cell table:formula="of:=IF(ISNA(VLOOKUP([.$A107];['Transact-SQL 2012'.$A$2:.$A$1001];1;0));&quot;&quot;;&quot;Y&quot;)">
            <text:p/>
          </table:table-cell>
          <table:table-cell table:formula="of:=IF(ISNA(VLOOKUP([.$A10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LUMNS</text:p>
          </table:table-cell>
          <table:table-cell table:formula="of:=IF(ISNA(VLOOKUP([.$A108];['PostgreSQL 9.3'.$A$2:.$A$1001];1;0));&quot;&quot;;&quot;Y&quot;)">
            <text:p/>
          </table:table-cell>
          <table:table-cell table:formula="of:=IF(ISNA(VLOOKUP([.$A108];['SQL 2011'.$A$2:.$A$1001];1;0));&quot;&quot;;&quot;Y&quot;)" office:value-type="string" office:string-value="Y">
            <text:p>Y</text:p>
          </table:table-cell>
          <table:table-cell table:formula="of:=IF(ISNA(VLOOKUP([.$A108];['SQL 2008'.$A$2:.$A$1001];1;0));&quot;&quot;;&quot;Y&quot;)" office:value-type="string" office:string-value="Y">
            <text:p>Y</text:p>
          </table:table-cell>
          <table:table-cell table:formula="of:=IF(ISNA(VLOOKUP([.$A108];['SQL 92'.$A$2:.$A$1001];1;0));&quot;&quot;;&quot;Y&quot;)">
            <text:p/>
          </table:table-cell>
          <table:table-cell table:style-name="ce34" table:formula="of:=IF(ISNA(VLOOKUP([.$A108];['SQLite 3'.$A$2:.$B$1002];1;0));&quot;&quot;;&quot;Y&quot;)">
            <text:p/>
          </table:table-cell>
          <table:table-cell table:style-name="ce34" table:formula="of:=IF(ISNA(VLOOKUP([.$A108];['MySQL 5.7'.$A$2:.$A$832];1;0));&quot;&quot;;&quot;Y&quot;)">
            <text:p/>
          </table:table-cell>
          <table:table-cell table:formula="of:=IF(ISNA(VLOOKUP([.$A108];['Transact-SQL 2012'.$A$2:.$A$1001];1;0));&quot;&quot;;&quot;Y&quot;)">
            <text:p/>
          </table:table-cell>
          <table:table-cell table:formula="of:=IF(ISNA(VLOOKUP([.$A10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MMAND_FUNCTION</text:p>
          </table:table-cell>
          <table:table-cell table:formula="of:=IF(ISNA(VLOOKUP([.$A109];['PostgreSQL 9.3'.$A$2:.$A$1001];1;0));&quot;&quot;;&quot;Y&quot;)">
            <text:p/>
          </table:table-cell>
          <table:table-cell table:formula="of:=IF(ISNA(VLOOKUP([.$A109];['SQL 2011'.$A$2:.$A$1001];1;0));&quot;&quot;;&quot;Y&quot;)" office:value-type="string" office:string-value="Y">
            <text:p>Y</text:p>
          </table:table-cell>
          <table:table-cell table:formula="of:=IF(ISNA(VLOOKUP([.$A109];['SQL 2008'.$A$2:.$A$1001];1;0));&quot;&quot;;&quot;Y&quot;)" office:value-type="string" office:string-value="Y">
            <text:p>Y</text:p>
          </table:table-cell>
          <table:table-cell table:formula="of:=IF(ISNA(VLOOKUP([.$A109];['SQL 92'.$A$2:.$A$1001];1;0));&quot;&quot;;&quot;Y&quot;)" office:value-type="string" office:string-value="Y">
            <text:p>Y</text:p>
          </table:table-cell>
          <table:table-cell table:style-name="ce34" table:formula="of:=IF(ISNA(VLOOKUP([.$A109];['SQLite 3'.$A$2:.$B$1002];1;0));&quot;&quot;;&quot;Y&quot;)">
            <text:p/>
          </table:table-cell>
          <table:table-cell table:style-name="ce34" table:formula="of:=IF(ISNA(VLOOKUP([.$A109];['MySQL 5.7'.$A$2:.$A$832];1;0));&quot;&quot;;&quot;Y&quot;)">
            <text:p/>
          </table:table-cell>
          <table:table-cell table:formula="of:=IF(ISNA(VLOOKUP([.$A109];['Transact-SQL 2012'.$A$2:.$A$1001];1;0));&quot;&quot;;&quot;Y&quot;)">
            <text:p/>
          </table:table-cell>
          <table:table-cell table:formula="of:=IF(ISNA(VLOOKUP([.$A10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MMAND_FUNCTION_CODE</text:p>
          </table:table-cell>
          <table:table-cell table:formula="of:=IF(ISNA(VLOOKUP([.$A110];['PostgreSQL 9.3'.$A$2:.$A$1001];1;0));&quot;&quot;;&quot;Y&quot;)">
            <text:p/>
          </table:table-cell>
          <table:table-cell table:formula="of:=IF(ISNA(VLOOKUP([.$A110];['SQL 2011'.$A$2:.$A$1001];1;0));&quot;&quot;;&quot;Y&quot;)" office:value-type="string" office:string-value="Y">
            <text:p>Y</text:p>
          </table:table-cell>
          <table:table-cell table:formula="of:=IF(ISNA(VLOOKUP([.$A110];['SQL 2008'.$A$2:.$A$1001];1;0));&quot;&quot;;&quot;Y&quot;)" office:value-type="string" office:string-value="Y">
            <text:p>Y</text:p>
          </table:table-cell>
          <table:table-cell table:formula="of:=IF(ISNA(VLOOKUP([.$A110];['SQL 92'.$A$2:.$A$1001];1;0));&quot;&quot;;&quot;Y&quot;)">
            <text:p/>
          </table:table-cell>
          <table:table-cell table:style-name="ce34" table:formula="of:=IF(ISNA(VLOOKUP([.$A110];['SQLite 3'.$A$2:.$B$1002];1;0));&quot;&quot;;&quot;Y&quot;)">
            <text:p/>
          </table:table-cell>
          <table:table-cell table:style-name="ce34" table:formula="of:=IF(ISNA(VLOOKUP([.$A110];['MySQL 5.7'.$A$2:.$A$832];1;0));&quot;&quot;;&quot;Y&quot;)">
            <text:p/>
          </table:table-cell>
          <table:table-cell table:formula="of:=IF(ISNA(VLOOKUP([.$A110];['Transact-SQL 2012'.$A$2:.$A$1001];1;0));&quot;&quot;;&quot;Y&quot;)">
            <text:p/>
          </table:table-cell>
          <table:table-cell table:formula="of:=IF(ISNA(VLOOKUP([.$A11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MMENT</text:p>
          </table:table-cell>
          <table:table-cell table:formula="of:=IF(ISNA(VLOOKUP([.$A111];['PostgreSQL 9.3'.$A$2:.$A$1001];1;0));&quot;&quot;;&quot;Y&quot;)" office:value-type="string" office:string-value="Y">
            <text:p>Y</text:p>
          </table:table-cell>
          <table:table-cell table:formula="of:=IF(ISNA(VLOOKUP([.$A111];['SQL 2011'.$A$2:.$A$1001];1;0));&quot;&quot;;&quot;Y&quot;)">
            <text:p/>
          </table:table-cell>
          <table:table-cell table:formula="of:=IF(ISNA(VLOOKUP([.$A111];['SQL 2008'.$A$2:.$A$1001];1;0));&quot;&quot;;&quot;Y&quot;)">
            <text:p/>
          </table:table-cell>
          <table:table-cell table:formula="of:=IF(ISNA(VLOOKUP([.$A111];['SQL 92'.$A$2:.$A$1001];1;0));&quot;&quot;;&quot;Y&quot;)">
            <text:p/>
          </table:table-cell>
          <table:table-cell table:style-name="ce34" table:formula="of:=IF(ISNA(VLOOKUP([.$A111];['SQLite 3'.$A$2:.$B$1002];1;0));&quot;&quot;;&quot;Y&quot;)">
            <text:p/>
          </table:table-cell>
          <table:table-cell table:style-name="ce34" table:formula="of:=IF(ISNA(VLOOKUP([.$A111];['MySQL 5.7'.$A$2:.$A$832];1;0));&quot;&quot;;&quot;Y&quot;)">
            <text:p/>
          </table:table-cell>
          <table:table-cell table:formula="of:=IF(ISNA(VLOOKUP([.$A111];['Transact-SQL 2012'.$A$2:.$A$1001];1;0));&quot;&quot;;&quot;Y&quot;)">
            <text:p/>
          </table:table-cell>
          <table:table-cell table:formula="of:=IF(ISNA(VLOOKUP([.$A11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MMENTS</text:p>
          </table:table-cell>
          <table:table-cell table:formula="of:=IF(ISNA(VLOOKUP([.$A112];['PostgreSQL 9.3'.$A$2:.$A$1001];1;0));&quot;&quot;;&quot;Y&quot;)" office:value-type="string" office:string-value="Y">
            <text:p>Y</text:p>
          </table:table-cell>
          <table:table-cell table:formula="of:=IF(ISNA(VLOOKUP([.$A112];['SQL 2011'.$A$2:.$A$1001];1;0));&quot;&quot;;&quot;Y&quot;)">
            <text:p/>
          </table:table-cell>
          <table:table-cell table:formula="of:=IF(ISNA(VLOOKUP([.$A112];['SQL 2008'.$A$2:.$A$1001];1;0));&quot;&quot;;&quot;Y&quot;)">
            <text:p/>
          </table:table-cell>
          <table:table-cell table:formula="of:=IF(ISNA(VLOOKUP([.$A112];['SQL 92'.$A$2:.$A$1001];1;0));&quot;&quot;;&quot;Y&quot;)">
            <text:p/>
          </table:table-cell>
          <table:table-cell table:style-name="ce34" table:formula="of:=IF(ISNA(VLOOKUP([.$A112];['SQLite 3'.$A$2:.$B$1002];1;0));&quot;&quot;;&quot;Y&quot;)">
            <text:p/>
          </table:table-cell>
          <table:table-cell table:style-name="ce34" table:formula="of:=IF(ISNA(VLOOKUP([.$A112];['MySQL 5.7'.$A$2:.$A$832];1;0));&quot;&quot;;&quot;Y&quot;)">
            <text:p/>
          </table:table-cell>
          <table:table-cell table:formula="of:=IF(ISNA(VLOOKUP([.$A112];['Transact-SQL 2012'.$A$2:.$A$1001];1;0));&quot;&quot;;&quot;Y&quot;)">
            <text:p/>
          </table:table-cell>
          <table:table-cell table:formula="of:=IF(ISNA(VLOOKUP([.$A11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MMIT</text:p>
          </table:table-cell>
          <table:table-cell table:formula="of:=IF(ISNA(VLOOKUP([.$A113];['PostgreSQL 9.3'.$A$2:.$A$1001];1;0));&quot;&quot;;&quot;Y&quot;)" office:value-type="string" office:string-value="Y">
            <text:p>Y</text:p>
          </table:table-cell>
          <table:table-cell table:formula="of:=IF(ISNA(VLOOKUP([.$A113];['SQL 2011'.$A$2:.$A$1001];1;0));&quot;&quot;;&quot;Y&quot;)" office:value-type="string" office:string-value="Y">
            <text:p>Y</text:p>
          </table:table-cell>
          <table:table-cell table:formula="of:=IF(ISNA(VLOOKUP([.$A113];['SQL 2008'.$A$2:.$A$1001];1;0));&quot;&quot;;&quot;Y&quot;)" office:value-type="string" office:string-value="Y">
            <text:p>Y</text:p>
          </table:table-cell>
          <table:table-cell table:formula="of:=IF(ISNA(VLOOKUP([.$A113];['SQL 92'.$A$2:.$A$1001];1;0));&quot;&quot;;&quot;Y&quot;)" office:value-type="string" office:string-value="Y">
            <text:p>Y</text:p>
          </table:table-cell>
          <table:table-cell table:style-name="ce34" table:formula="of:=IF(ISNA(VLOOKUP([.$A113];['SQLite 3'.$A$2:.$B$1002];1;0));&quot;&quot;;&quot;Y&quot;)" office:value-type="string" office:string-value="Y">
            <text:p>Y</text:p>
          </table:table-cell>
          <table:table-cell table:style-name="ce34" table:formula="of:=IF(ISNA(VLOOKUP([.$A113];['MySQL 5.7'.$A$2:.$A$832];1;0));&quot;&quot;;&quot;Y&quot;)">
            <text:p/>
          </table:table-cell>
          <table:table-cell table:formula="of:=IF(ISNA(VLOOKUP([.$A113];['Transact-SQL 2012'.$A$2:.$A$1001];1;0));&quot;&quot;;&quot;Y&quot;)" office:value-type="string" office:string-value="Y">
            <text:p>Y</text:p>
          </table:table-cell>
          <table:table-cell table:formula="of:=IF(ISNA(VLOOKUP([.$A113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OMMITTED</text:p>
          </table:table-cell>
          <table:table-cell table:formula="of:=IF(ISNA(VLOOKUP([.$A114];['PostgreSQL 9.3'.$A$2:.$A$1001];1;0));&quot;&quot;;&quot;Y&quot;)" office:value-type="string" office:string-value="Y">
            <text:p>Y</text:p>
          </table:table-cell>
          <table:table-cell table:formula="of:=IF(ISNA(VLOOKUP([.$A114];['SQL 2011'.$A$2:.$A$1001];1;0));&quot;&quot;;&quot;Y&quot;)" office:value-type="string" office:string-value="Y">
            <text:p>Y</text:p>
          </table:table-cell>
          <table:table-cell table:formula="of:=IF(ISNA(VLOOKUP([.$A114];['SQL 2008'.$A$2:.$A$1001];1;0));&quot;&quot;;&quot;Y&quot;)" office:value-type="string" office:string-value="Y">
            <text:p>Y</text:p>
          </table:table-cell>
          <table:table-cell table:formula="of:=IF(ISNA(VLOOKUP([.$A114];['SQL 92'.$A$2:.$A$1001];1;0));&quot;&quot;;&quot;Y&quot;)" office:value-type="string" office:string-value="Y">
            <text:p>Y</text:p>
          </table:table-cell>
          <table:table-cell table:style-name="ce34" table:formula="of:=IF(ISNA(VLOOKUP([.$A114];['SQLite 3'.$A$2:.$B$1002];1;0));&quot;&quot;;&quot;Y&quot;)">
            <text:p/>
          </table:table-cell>
          <table:table-cell table:style-name="ce34" table:formula="of:=IF(ISNA(VLOOKUP([.$A114];['MySQL 5.7'.$A$2:.$A$832];1;0));&quot;&quot;;&quot;Y&quot;)">
            <text:p/>
          </table:table-cell>
          <table:table-cell table:formula="of:=IF(ISNA(VLOOKUP([.$A114];['Transact-SQL 2012'.$A$2:.$A$1001];1;0));&quot;&quot;;&quot;Y&quot;)">
            <text:p/>
          </table:table-cell>
          <table:table-cell table:formula="of:=IF(ISNA(VLOOKUP([.$A114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COMPUTE</text:p>
          </table:table-cell>
          <table:table-cell table:formula="of:=IF(ISNA(VLOOKUP([.$A115];['PostgreSQL 9.3'.$A$2:.$A$1001];1;0));&quot;&quot;;&quot;Y&quot;)">
            <text:p/>
          </table:table-cell>
          <table:table-cell table:formula="of:=IF(ISNA(VLOOKUP([.$A115];['SQL 2011'.$A$2:.$A$1001];1;0));&quot;&quot;;&quot;Y&quot;)">
            <text:p/>
          </table:table-cell>
          <table:table-cell table:formula="of:=IF(ISNA(VLOOKUP([.$A115];['SQL 2008'.$A$2:.$A$1001];1;0));&quot;&quot;;&quot;Y&quot;)">
            <text:p/>
          </table:table-cell>
          <table:table-cell table:formula="of:=IF(ISNA(VLOOKUP([.$A115];['SQL 92'.$A$2:.$A$1001];1;0));&quot;&quot;;&quot;Y&quot;)">
            <text:p/>
          </table:table-cell>
          <table:table-cell table:style-name="ce34" table:formula="of:=IF(ISNA(VLOOKUP([.$A115];['SQLite 3'.$A$2:.$B$1002];1;0));&quot;&quot;;&quot;Y&quot;)">
            <text:p/>
          </table:table-cell>
          <table:table-cell table:style-name="ce34" table:formula="of:=IF(ISNA(VLOOKUP([.$A115];['MySQL 5.7'.$A$2:.$A$832];1;0));&quot;&quot;;&quot;Y&quot;)">
            <text:p/>
          </table:table-cell>
          <table:table-cell table:formula="of:=IF(ISNA(VLOOKUP([.$A115];['Transact-SQL 2012'.$A$2:.$A$1001];1;0));&quot;&quot;;&quot;Y&quot;)" office:value-type="string" office:string-value="Y">
            <text:p>Y</text:p>
          </table:table-cell>
          <table:table-cell table:formula="of:=IF(ISNA(VLOOKUP([.$A11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NCURRENTLY</text:p>
          </table:table-cell>
          <table:table-cell table:formula="of:=IF(ISNA(VLOOKUP([.$A116];['PostgreSQL 9.3'.$A$2:.$A$1001];1;0));&quot;&quot;;&quot;Y&quot;)" office:value-type="string" office:string-value="Y">
            <text:p>Y</text:p>
          </table:table-cell>
          <table:table-cell table:formula="of:=IF(ISNA(VLOOKUP([.$A116];['SQL 2011'.$A$2:.$A$1001];1;0));&quot;&quot;;&quot;Y&quot;)">
            <text:p/>
          </table:table-cell>
          <table:table-cell table:formula="of:=IF(ISNA(VLOOKUP([.$A116];['SQL 2008'.$A$2:.$A$1001];1;0));&quot;&quot;;&quot;Y&quot;)">
            <text:p/>
          </table:table-cell>
          <table:table-cell table:formula="of:=IF(ISNA(VLOOKUP([.$A116];['SQL 92'.$A$2:.$A$1001];1;0));&quot;&quot;;&quot;Y&quot;)">
            <text:p/>
          </table:table-cell>
          <table:table-cell table:style-name="ce34" table:formula="of:=IF(ISNA(VLOOKUP([.$A116];['SQLite 3'.$A$2:.$B$1002];1;0));&quot;&quot;;&quot;Y&quot;)">
            <text:p/>
          </table:table-cell>
          <table:table-cell table:style-name="ce34" table:formula="of:=IF(ISNA(VLOOKUP([.$A116];['MySQL 5.7'.$A$2:.$A$832];1;0));&quot;&quot;;&quot;Y&quot;)">
            <text:p/>
          </table:table-cell>
          <table:table-cell table:formula="of:=IF(ISNA(VLOOKUP([.$A116];['Transact-SQL 2012'.$A$2:.$A$1001];1;0));&quot;&quot;;&quot;Y&quot;)">
            <text:p/>
          </table:table-cell>
          <table:table-cell table:formula="of:=IF(ISNA(VLOOKUP([.$A11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NDITION</text:p>
          </table:table-cell>
          <table:table-cell table:formula="of:=IF(ISNA(VLOOKUP([.$A117];['PostgreSQL 9.3'.$A$2:.$A$1001];1;0));&quot;&quot;;&quot;Y&quot;)">
            <text:p/>
          </table:table-cell>
          <table:table-cell table:formula="of:=IF(ISNA(VLOOKUP([.$A117];['SQL 2011'.$A$2:.$A$1001];1;0));&quot;&quot;;&quot;Y&quot;)" office:value-type="string" office:string-value="Y">
            <text:p>Y</text:p>
          </table:table-cell>
          <table:table-cell table:formula="of:=IF(ISNA(VLOOKUP([.$A117];['SQL 2008'.$A$2:.$A$1001];1;0));&quot;&quot;;&quot;Y&quot;)" office:value-type="string" office:string-value="Y">
            <text:p>Y</text:p>
          </table:table-cell>
          <table:table-cell table:formula="of:=IF(ISNA(VLOOKUP([.$A117];['SQL 92'.$A$2:.$A$1001];1;0));&quot;&quot;;&quot;Y&quot;)">
            <text:p/>
          </table:table-cell>
          <table:table-cell table:style-name="ce34" table:formula="of:=IF(ISNA(VLOOKUP([.$A117];['SQLite 3'.$A$2:.$B$1002];1;0));&quot;&quot;;&quot;Y&quot;)">
            <text:p/>
          </table:table-cell>
          <table:table-cell table:style-name="ce34" table:formula="of:=IF(ISNA(VLOOKUP([.$A117];['MySQL 5.7'.$A$2:.$A$832];1;0));&quot;&quot;;&quot;Y&quot;)" office:value-type="string" office:string-value="Y">
            <text:p>Y</text:p>
          </table:table-cell>
          <table:table-cell table:formula="of:=IF(ISNA(VLOOKUP([.$A117];['Transact-SQL 2012'.$A$2:.$A$1001];1;0));&quot;&quot;;&quot;Y&quot;)">
            <text:p/>
          </table:table-cell>
          <table:table-cell table:formula="of:=IF(ISNA(VLOOKUP([.$A11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NDITION_NUMBER</text:p>
          </table:table-cell>
          <table:table-cell table:formula="of:=IF(ISNA(VLOOKUP([.$A118];['PostgreSQL 9.3'.$A$2:.$A$1001];1;0));&quot;&quot;;&quot;Y&quot;)">
            <text:p/>
          </table:table-cell>
          <table:table-cell table:formula="of:=IF(ISNA(VLOOKUP([.$A118];['SQL 2011'.$A$2:.$A$1001];1;0));&quot;&quot;;&quot;Y&quot;)" office:value-type="string" office:string-value="Y">
            <text:p>Y</text:p>
          </table:table-cell>
          <table:table-cell table:formula="of:=IF(ISNA(VLOOKUP([.$A118];['SQL 2008'.$A$2:.$A$1001];1;0));&quot;&quot;;&quot;Y&quot;)" office:value-type="string" office:string-value="Y">
            <text:p>Y</text:p>
          </table:table-cell>
          <table:table-cell table:formula="of:=IF(ISNA(VLOOKUP([.$A118];['SQL 92'.$A$2:.$A$1001];1;0));&quot;&quot;;&quot;Y&quot;)" office:value-type="string" office:string-value="Y">
            <text:p>Y</text:p>
          </table:table-cell>
          <table:table-cell table:style-name="ce34" table:formula="of:=IF(ISNA(VLOOKUP([.$A118];['SQLite 3'.$A$2:.$B$1002];1;0));&quot;&quot;;&quot;Y&quot;)">
            <text:p/>
          </table:table-cell>
          <table:table-cell table:style-name="ce34" table:formula="of:=IF(ISNA(VLOOKUP([.$A118];['MySQL 5.7'.$A$2:.$A$832];1;0));&quot;&quot;;&quot;Y&quot;)">
            <text:p/>
          </table:table-cell>
          <table:table-cell table:formula="of:=IF(ISNA(VLOOKUP([.$A118];['Transact-SQL 2012'.$A$2:.$A$1001];1;0));&quot;&quot;;&quot;Y&quot;)">
            <text:p/>
          </table:table-cell>
          <table:table-cell table:formula="of:=IF(ISNA(VLOOKUP([.$A11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NFIGURATION</text:p>
          </table:table-cell>
          <table:table-cell table:formula="of:=IF(ISNA(VLOOKUP([.$A119];['PostgreSQL 9.3'.$A$2:.$A$1001];1;0));&quot;&quot;;&quot;Y&quot;)" office:value-type="string" office:string-value="Y">
            <text:p>Y</text:p>
          </table:table-cell>
          <table:table-cell table:formula="of:=IF(ISNA(VLOOKUP([.$A119];['SQL 2011'.$A$2:.$A$1001];1;0));&quot;&quot;;&quot;Y&quot;)">
            <text:p/>
          </table:table-cell>
          <table:table-cell table:formula="of:=IF(ISNA(VLOOKUP([.$A119];['SQL 2008'.$A$2:.$A$1001];1;0));&quot;&quot;;&quot;Y&quot;)">
            <text:p/>
          </table:table-cell>
          <table:table-cell table:formula="of:=IF(ISNA(VLOOKUP([.$A119];['SQL 92'.$A$2:.$A$1001];1;0));&quot;&quot;;&quot;Y&quot;)">
            <text:p/>
          </table:table-cell>
          <table:table-cell table:style-name="ce34" table:formula="of:=IF(ISNA(VLOOKUP([.$A119];['SQLite 3'.$A$2:.$B$1002];1;0));&quot;&quot;;&quot;Y&quot;)">
            <text:p/>
          </table:table-cell>
          <table:table-cell table:style-name="ce34" table:formula="of:=IF(ISNA(VLOOKUP([.$A119];['MySQL 5.7'.$A$2:.$A$832];1;0));&quot;&quot;;&quot;Y&quot;)">
            <text:p/>
          </table:table-cell>
          <table:table-cell table:formula="of:=IF(ISNA(VLOOKUP([.$A119];['Transact-SQL 2012'.$A$2:.$A$1001];1;0));&quot;&quot;;&quot;Y&quot;)">
            <text:p/>
          </table:table-cell>
          <table:table-cell table:formula="of:=IF(ISNA(VLOOKUP([.$A11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NFLICT</text:p>
          </table:table-cell>
          <table:table-cell table:formula="of:=IF(ISNA(VLOOKUP([.$A120];['PostgreSQL 9.3'.$A$2:.$A$1001];1;0));&quot;&quot;;&quot;Y&quot;)">
            <text:p/>
          </table:table-cell>
          <table:table-cell table:formula="of:=IF(ISNA(VLOOKUP([.$A120];['SQL 2011'.$A$2:.$A$1001];1;0));&quot;&quot;;&quot;Y&quot;)">
            <text:p/>
          </table:table-cell>
          <table:table-cell table:formula="of:=IF(ISNA(VLOOKUP([.$A120];['SQL 2008'.$A$2:.$A$1001];1;0));&quot;&quot;;&quot;Y&quot;)">
            <text:p/>
          </table:table-cell>
          <table:table-cell table:formula="of:=IF(ISNA(VLOOKUP([.$A120];['SQL 92'.$A$2:.$A$1001];1;0));&quot;&quot;;&quot;Y&quot;)">
            <text:p/>
          </table:table-cell>
          <table:table-cell table:style-name="ce34" table:formula="of:=IF(ISNA(VLOOKUP([.$A120];['SQLite 3'.$A$2:.$B$1002];1;0));&quot;&quot;;&quot;Y&quot;)" office:value-type="string" office:string-value="Y">
            <text:p>Y</text:p>
          </table:table-cell>
          <table:table-cell table:style-name="ce34" table:formula="of:=IF(ISNA(VLOOKUP([.$A120];['MySQL 5.7'.$A$2:.$A$832];1;0));&quot;&quot;;&quot;Y&quot;)">
            <text:p/>
          </table:table-cell>
          <table:table-cell table:formula="of:=IF(ISNA(VLOOKUP([.$A120];['Transact-SQL 2012'.$A$2:.$A$1001];1;0));&quot;&quot;;&quot;Y&quot;)">
            <text:p/>
          </table:table-cell>
          <table:table-cell table:formula="of:=IF(ISNA(VLOOKUP([.$A12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NNECT</text:p>
          </table:table-cell>
          <table:table-cell table:formula="of:=IF(ISNA(VLOOKUP([.$A121];['PostgreSQL 9.3'.$A$2:.$A$1001];1;0));&quot;&quot;;&quot;Y&quot;)">
            <text:p/>
          </table:table-cell>
          <table:table-cell table:formula="of:=IF(ISNA(VLOOKUP([.$A121];['SQL 2011'.$A$2:.$A$1001];1;0));&quot;&quot;;&quot;Y&quot;)" office:value-type="string" office:string-value="Y">
            <text:p>Y</text:p>
          </table:table-cell>
          <table:table-cell table:formula="of:=IF(ISNA(VLOOKUP([.$A121];['SQL 2008'.$A$2:.$A$1001];1;0));&quot;&quot;;&quot;Y&quot;)" office:value-type="string" office:string-value="Y">
            <text:p>Y</text:p>
          </table:table-cell>
          <table:table-cell table:formula="of:=IF(ISNA(VLOOKUP([.$A121];['SQL 92'.$A$2:.$A$1001];1;0));&quot;&quot;;&quot;Y&quot;)" office:value-type="string" office:string-value="Y">
            <text:p>Y</text:p>
          </table:table-cell>
          <table:table-cell table:style-name="ce34" table:formula="of:=IF(ISNA(VLOOKUP([.$A121];['SQLite 3'.$A$2:.$B$1002];1;0));&quot;&quot;;&quot;Y&quot;)">
            <text:p/>
          </table:table-cell>
          <table:table-cell table:style-name="ce34" table:formula="of:=IF(ISNA(VLOOKUP([.$A121];['MySQL 5.7'.$A$2:.$A$832];1;0));&quot;&quot;;&quot;Y&quot;)">
            <text:p/>
          </table:table-cell>
          <table:table-cell table:formula="of:=IF(ISNA(VLOOKUP([.$A121];['Transact-SQL 2012'.$A$2:.$A$1001];1;0));&quot;&quot;;&quot;Y&quot;)">
            <text:p/>
          </table:table-cell>
          <table:table-cell table:formula="of:=IF(ISNA(VLOOKUP([.$A12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ONNECTION</text:p>
          </table:table-cell>
          <table:table-cell table:formula="of:=IF(ISNA(VLOOKUP([.$A122];['PostgreSQL 9.3'.$A$2:.$A$1001];1;0));&quot;&quot;;&quot;Y&quot;)" office:value-type="string" office:string-value="Y">
            <text:p>Y</text:p>
          </table:table-cell>
          <table:table-cell table:formula="of:=IF(ISNA(VLOOKUP([.$A122];['SQL 2011'.$A$2:.$A$1001];1;0));&quot;&quot;;&quot;Y&quot;)" office:value-type="string" office:string-value="Y">
            <text:p>Y</text:p>
          </table:table-cell>
          <table:table-cell table:formula="of:=IF(ISNA(VLOOKUP([.$A122];['SQL 2008'.$A$2:.$A$1001];1;0));&quot;&quot;;&quot;Y&quot;)" office:value-type="string" office:string-value="Y">
            <text:p>Y</text:p>
          </table:table-cell>
          <table:table-cell table:formula="of:=IF(ISNA(VLOOKUP([.$A122];['SQL 92'.$A$2:.$A$1001];1;0));&quot;&quot;;&quot;Y&quot;)" office:value-type="string" office:string-value="Y">
            <text:p>Y</text:p>
          </table:table-cell>
          <table:table-cell table:style-name="ce34" table:formula="of:=IF(ISNA(VLOOKUP([.$A122];['SQLite 3'.$A$2:.$B$1002];1;0));&quot;&quot;;&quot;Y&quot;)">
            <text:p/>
          </table:table-cell>
          <table:table-cell table:style-name="ce34" table:formula="of:=IF(ISNA(VLOOKUP([.$A122];['MySQL 5.7'.$A$2:.$A$832];1;0));&quot;&quot;;&quot;Y&quot;)">
            <text:p/>
          </table:table-cell>
          <table:table-cell table:formula="of:=IF(ISNA(VLOOKUP([.$A122];['Transact-SQL 2012'.$A$2:.$A$1001];1;0));&quot;&quot;;&quot;Y&quot;)">
            <text:p/>
          </table:table-cell>
          <table:table-cell table:formula="of:=IF(ISNA(VLOOKUP([.$A12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ONNECTION_NAME</text:p>
          </table:table-cell>
          <table:table-cell table:formula="of:=IF(ISNA(VLOOKUP([.$A123];['PostgreSQL 9.3'.$A$2:.$A$1001];1;0));&quot;&quot;;&quot;Y&quot;)">
            <text:p/>
          </table:table-cell>
          <table:table-cell table:formula="of:=IF(ISNA(VLOOKUP([.$A123];['SQL 2011'.$A$2:.$A$1001];1;0));&quot;&quot;;&quot;Y&quot;)" office:value-type="string" office:string-value="Y">
            <text:p>Y</text:p>
          </table:table-cell>
          <table:table-cell table:formula="of:=IF(ISNA(VLOOKUP([.$A123];['SQL 2008'.$A$2:.$A$1001];1;0));&quot;&quot;;&quot;Y&quot;)" office:value-type="string" office:string-value="Y">
            <text:p>Y</text:p>
          </table:table-cell>
          <table:table-cell table:formula="of:=IF(ISNA(VLOOKUP([.$A123];['SQL 92'.$A$2:.$A$1001];1;0));&quot;&quot;;&quot;Y&quot;)" office:value-type="string" office:string-value="Y">
            <text:p>Y</text:p>
          </table:table-cell>
          <table:table-cell table:style-name="ce34" table:formula="of:=IF(ISNA(VLOOKUP([.$A123];['SQLite 3'.$A$2:.$B$1002];1;0));&quot;&quot;;&quot;Y&quot;)">
            <text:p/>
          </table:table-cell>
          <table:table-cell table:style-name="ce34" table:formula="of:=IF(ISNA(VLOOKUP([.$A123];['MySQL 5.7'.$A$2:.$A$832];1;0));&quot;&quot;;&quot;Y&quot;)">
            <text:p/>
          </table:table-cell>
          <table:table-cell table:formula="of:=IF(ISNA(VLOOKUP([.$A123];['Transact-SQL 2012'.$A$2:.$A$1001];1;0));&quot;&quot;;&quot;Y&quot;)">
            <text:p/>
          </table:table-cell>
          <table:table-cell table:formula="of:=IF(ISNA(VLOOKUP([.$A12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NSTRAINT</text:p>
          </table:table-cell>
          <table:table-cell table:formula="of:=IF(ISNA(VLOOKUP([.$A124];['PostgreSQL 9.3'.$A$2:.$A$1001];1;0));&quot;&quot;;&quot;Y&quot;)" office:value-type="string" office:string-value="Y">
            <text:p>Y</text:p>
          </table:table-cell>
          <table:table-cell table:formula="of:=IF(ISNA(VLOOKUP([.$A124];['SQL 2011'.$A$2:.$A$1001];1;0));&quot;&quot;;&quot;Y&quot;)" office:value-type="string" office:string-value="Y">
            <text:p>Y</text:p>
          </table:table-cell>
          <table:table-cell table:formula="of:=IF(ISNA(VLOOKUP([.$A124];['SQL 2008'.$A$2:.$A$1001];1;0));&quot;&quot;;&quot;Y&quot;)" office:value-type="string" office:string-value="Y">
            <text:p>Y</text:p>
          </table:table-cell>
          <table:table-cell table:formula="of:=IF(ISNA(VLOOKUP([.$A124];['SQL 92'.$A$2:.$A$1001];1;0));&quot;&quot;;&quot;Y&quot;)" office:value-type="string" office:string-value="Y">
            <text:p>Y</text:p>
          </table:table-cell>
          <table:table-cell table:style-name="ce34" table:formula="of:=IF(ISNA(VLOOKUP([.$A124];['SQLite 3'.$A$2:.$B$1002];1;0));&quot;&quot;;&quot;Y&quot;)" office:value-type="string" office:string-value="Y">
            <text:p>Y</text:p>
          </table:table-cell>
          <table:table-cell table:style-name="ce34" table:formula="of:=IF(ISNA(VLOOKUP([.$A124];['MySQL 5.7'.$A$2:.$A$832];1;0));&quot;&quot;;&quot;Y&quot;)" office:value-type="string" office:string-value="Y">
            <text:p>Y</text:p>
          </table:table-cell>
          <table:table-cell table:formula="of:=IF(ISNA(VLOOKUP([.$A124];['Transact-SQL 2012'.$A$2:.$A$1001];1;0));&quot;&quot;;&quot;Y&quot;)" office:value-type="string" office:string-value="Y">
            <text:p>Y</text:p>
          </table:table-cell>
          <table:table-cell table:formula="of:=IF(ISNA(VLOOKUP([.$A12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ONSTRAINT_CATALOG</text:p>
          </table:table-cell>
          <table:table-cell table:formula="of:=IF(ISNA(VLOOKUP([.$A125];['PostgreSQL 9.3'.$A$2:.$A$1001];1;0));&quot;&quot;;&quot;Y&quot;)">
            <text:p/>
          </table:table-cell>
          <table:table-cell table:formula="of:=IF(ISNA(VLOOKUP([.$A125];['SQL 2011'.$A$2:.$A$1001];1;0));&quot;&quot;;&quot;Y&quot;)" office:value-type="string" office:string-value="Y">
            <text:p>Y</text:p>
          </table:table-cell>
          <table:table-cell table:formula="of:=IF(ISNA(VLOOKUP([.$A125];['SQL 2008'.$A$2:.$A$1001];1;0));&quot;&quot;;&quot;Y&quot;)" office:value-type="string" office:string-value="Y">
            <text:p>Y</text:p>
          </table:table-cell>
          <table:table-cell table:formula="of:=IF(ISNA(VLOOKUP([.$A125];['SQL 92'.$A$2:.$A$1001];1;0));&quot;&quot;;&quot;Y&quot;)" office:value-type="string" office:string-value="Y">
            <text:p>Y</text:p>
          </table:table-cell>
          <table:table-cell table:style-name="ce34" table:formula="of:=IF(ISNA(VLOOKUP([.$A125];['SQLite 3'.$A$2:.$B$1002];1;0));&quot;&quot;;&quot;Y&quot;)">
            <text:p/>
          </table:table-cell>
          <table:table-cell table:style-name="ce34" table:formula="of:=IF(ISNA(VLOOKUP([.$A125];['MySQL 5.7'.$A$2:.$A$832];1;0));&quot;&quot;;&quot;Y&quot;)">
            <text:p/>
          </table:table-cell>
          <table:table-cell table:formula="of:=IF(ISNA(VLOOKUP([.$A125];['Transact-SQL 2012'.$A$2:.$A$1001];1;0));&quot;&quot;;&quot;Y&quot;)">
            <text:p/>
          </table:table-cell>
          <table:table-cell table:formula="of:=IF(ISNA(VLOOKUP([.$A12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NSTRAINT_NAME</text:p>
          </table:table-cell>
          <table:table-cell table:formula="of:=IF(ISNA(VLOOKUP([.$A126];['PostgreSQL 9.3'.$A$2:.$A$1001];1;0));&quot;&quot;;&quot;Y&quot;)">
            <text:p/>
          </table:table-cell>
          <table:table-cell table:formula="of:=IF(ISNA(VLOOKUP([.$A126];['SQL 2011'.$A$2:.$A$1001];1;0));&quot;&quot;;&quot;Y&quot;)" office:value-type="string" office:string-value="Y">
            <text:p>Y</text:p>
          </table:table-cell>
          <table:table-cell table:formula="of:=IF(ISNA(VLOOKUP([.$A126];['SQL 2008'.$A$2:.$A$1001];1;0));&quot;&quot;;&quot;Y&quot;)" office:value-type="string" office:string-value="Y">
            <text:p>Y</text:p>
          </table:table-cell>
          <table:table-cell table:formula="of:=IF(ISNA(VLOOKUP([.$A126];['SQL 92'.$A$2:.$A$1001];1;0));&quot;&quot;;&quot;Y&quot;)" office:value-type="string" office:string-value="Y">
            <text:p>Y</text:p>
          </table:table-cell>
          <table:table-cell table:style-name="ce34" table:formula="of:=IF(ISNA(VLOOKUP([.$A126];['SQLite 3'.$A$2:.$B$1002];1;0));&quot;&quot;;&quot;Y&quot;)">
            <text:p/>
          </table:table-cell>
          <table:table-cell table:style-name="ce34" table:formula="of:=IF(ISNA(VLOOKUP([.$A126];['MySQL 5.7'.$A$2:.$A$832];1;0));&quot;&quot;;&quot;Y&quot;)">
            <text:p/>
          </table:table-cell>
          <table:table-cell table:formula="of:=IF(ISNA(VLOOKUP([.$A126];['Transact-SQL 2012'.$A$2:.$A$1001];1;0));&quot;&quot;;&quot;Y&quot;)">
            <text:p/>
          </table:table-cell>
          <table:table-cell table:formula="of:=IF(ISNA(VLOOKUP([.$A12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NSTRAINT_SCHEMA</text:p>
          </table:table-cell>
          <table:table-cell table:formula="of:=IF(ISNA(VLOOKUP([.$A127];['PostgreSQL 9.3'.$A$2:.$A$1001];1;0));&quot;&quot;;&quot;Y&quot;)">
            <text:p/>
          </table:table-cell>
          <table:table-cell table:formula="of:=IF(ISNA(VLOOKUP([.$A127];['SQL 2011'.$A$2:.$A$1001];1;0));&quot;&quot;;&quot;Y&quot;)" office:value-type="string" office:string-value="Y">
            <text:p>Y</text:p>
          </table:table-cell>
          <table:table-cell table:formula="of:=IF(ISNA(VLOOKUP([.$A127];['SQL 2008'.$A$2:.$A$1001];1;0));&quot;&quot;;&quot;Y&quot;)" office:value-type="string" office:string-value="Y">
            <text:p>Y</text:p>
          </table:table-cell>
          <table:table-cell table:formula="of:=IF(ISNA(VLOOKUP([.$A127];['SQL 92'.$A$2:.$A$1001];1;0));&quot;&quot;;&quot;Y&quot;)" office:value-type="string" office:string-value="Y">
            <text:p>Y</text:p>
          </table:table-cell>
          <table:table-cell table:style-name="ce34" table:formula="of:=IF(ISNA(VLOOKUP([.$A127];['SQLite 3'.$A$2:.$B$1002];1;0));&quot;&quot;;&quot;Y&quot;)">
            <text:p/>
          </table:table-cell>
          <table:table-cell table:style-name="ce34" table:formula="of:=IF(ISNA(VLOOKUP([.$A127];['MySQL 5.7'.$A$2:.$A$832];1;0));&quot;&quot;;&quot;Y&quot;)">
            <text:p/>
          </table:table-cell>
          <table:table-cell table:formula="of:=IF(ISNA(VLOOKUP([.$A127];['Transact-SQL 2012'.$A$2:.$A$1001];1;0));&quot;&quot;;&quot;Y&quot;)">
            <text:p/>
          </table:table-cell>
          <table:table-cell table:formula="of:=IF(ISNA(VLOOKUP([.$A12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NSTRAINTS</text:p>
          </table:table-cell>
          <table:table-cell table:formula="of:=IF(ISNA(VLOOKUP([.$A128];['PostgreSQL 9.3'.$A$2:.$A$1001];1;0));&quot;&quot;;&quot;Y&quot;)" office:value-type="string" office:string-value="Y">
            <text:p>Y</text:p>
          </table:table-cell>
          <table:table-cell table:formula="of:=IF(ISNA(VLOOKUP([.$A128];['SQL 2011'.$A$2:.$A$1001];1;0));&quot;&quot;;&quot;Y&quot;)" office:value-type="string" office:string-value="Y">
            <text:p>Y</text:p>
          </table:table-cell>
          <table:table-cell table:formula="of:=IF(ISNA(VLOOKUP([.$A128];['SQL 2008'.$A$2:.$A$1001];1;0));&quot;&quot;;&quot;Y&quot;)" office:value-type="string" office:string-value="Y">
            <text:p>Y</text:p>
          </table:table-cell>
          <table:table-cell table:formula="of:=IF(ISNA(VLOOKUP([.$A128];['SQL 92'.$A$2:.$A$1001];1;0));&quot;&quot;;&quot;Y&quot;)" office:value-type="string" office:string-value="Y">
            <text:p>Y</text:p>
          </table:table-cell>
          <table:table-cell table:style-name="ce34" table:formula="of:=IF(ISNA(VLOOKUP([.$A128];['SQLite 3'.$A$2:.$B$1002];1;0));&quot;&quot;;&quot;Y&quot;)">
            <text:p/>
          </table:table-cell>
          <table:table-cell table:style-name="ce34" table:formula="of:=IF(ISNA(VLOOKUP([.$A128];['MySQL 5.7'.$A$2:.$A$832];1;0));&quot;&quot;;&quot;Y&quot;)">
            <text:p/>
          </table:table-cell>
          <table:table-cell table:formula="of:=IF(ISNA(VLOOKUP([.$A128];['Transact-SQL 2012'.$A$2:.$A$1001];1;0));&quot;&quot;;&quot;Y&quot;)">
            <text:p/>
          </table:table-cell>
          <table:table-cell table:formula="of:=IF(ISNA(VLOOKUP([.$A128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ONSTRUCTOR</text:p>
          </table:table-cell>
          <table:table-cell table:formula="of:=IF(ISNA(VLOOKUP([.$A129];['PostgreSQL 9.3'.$A$2:.$A$1001];1;0));&quot;&quot;;&quot;Y&quot;)">
            <text:p/>
          </table:table-cell>
          <table:table-cell table:formula="of:=IF(ISNA(VLOOKUP([.$A129];['SQL 2011'.$A$2:.$A$1001];1;0));&quot;&quot;;&quot;Y&quot;)" office:value-type="string" office:string-value="Y">
            <text:p>Y</text:p>
          </table:table-cell>
          <table:table-cell table:formula="of:=IF(ISNA(VLOOKUP([.$A129];['SQL 2008'.$A$2:.$A$1001];1;0));&quot;&quot;;&quot;Y&quot;)" office:value-type="string" office:string-value="Y">
            <text:p>Y</text:p>
          </table:table-cell>
          <table:table-cell table:formula="of:=IF(ISNA(VLOOKUP([.$A129];['SQL 92'.$A$2:.$A$1001];1;0));&quot;&quot;;&quot;Y&quot;)">
            <text:p/>
          </table:table-cell>
          <table:table-cell table:style-name="ce34" table:formula="of:=IF(ISNA(VLOOKUP([.$A129];['SQLite 3'.$A$2:.$B$1002];1;0));&quot;&quot;;&quot;Y&quot;)">
            <text:p/>
          </table:table-cell>
          <table:table-cell table:style-name="ce34" table:formula="of:=IF(ISNA(VLOOKUP([.$A129];['MySQL 5.7'.$A$2:.$A$832];1;0));&quot;&quot;;&quot;Y&quot;)">
            <text:p/>
          </table:table-cell>
          <table:table-cell table:formula="of:=IF(ISNA(VLOOKUP([.$A129];['Transact-SQL 2012'.$A$2:.$A$1001];1;0));&quot;&quot;;&quot;Y&quot;)">
            <text:p/>
          </table:table-cell>
          <table:table-cell table:formula="of:=IF(ISNA(VLOOKUP([.$A12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NTAINS</text:p>
          </table:table-cell>
          <table:table-cell table:formula="of:=IF(ISNA(VLOOKUP([.$A130];['PostgreSQL 9.3'.$A$2:.$A$1001];1;0));&quot;&quot;;&quot;Y&quot;)">
            <text:p/>
          </table:table-cell>
          <table:table-cell table:formula="of:=IF(ISNA(VLOOKUP([.$A130];['SQL 2011'.$A$2:.$A$1001];1;0));&quot;&quot;;&quot;Y&quot;)" office:value-type="string" office:string-value="Y">
            <text:p>Y</text:p>
          </table:table-cell>
          <table:table-cell table:formula="of:=IF(ISNA(VLOOKUP([.$A130];['SQL 2008'.$A$2:.$A$1001];1;0));&quot;&quot;;&quot;Y&quot;)" office:value-type="string" office:string-value="Y">
            <text:p>Y</text:p>
          </table:table-cell>
          <table:table-cell table:formula="of:=IF(ISNA(VLOOKUP([.$A130];['SQL 92'.$A$2:.$A$1001];1;0));&quot;&quot;;&quot;Y&quot;)">
            <text:p/>
          </table:table-cell>
          <table:table-cell table:style-name="ce34" table:formula="of:=IF(ISNA(VLOOKUP([.$A130];['SQLite 3'.$A$2:.$B$1002];1;0));&quot;&quot;;&quot;Y&quot;)">
            <text:p/>
          </table:table-cell>
          <table:table-cell table:style-name="ce34" table:formula="of:=IF(ISNA(VLOOKUP([.$A130];['MySQL 5.7'.$A$2:.$A$832];1;0));&quot;&quot;;&quot;Y&quot;)">
            <text:p/>
          </table:table-cell>
          <table:table-cell table:formula="of:=IF(ISNA(VLOOKUP([.$A130];['Transact-SQL 2012'.$A$2:.$A$1001];1;0));&quot;&quot;;&quot;Y&quot;)" office:value-type="string" office:string-value="Y">
            <text:p>Y</text:p>
          </table:table-cell>
          <table:table-cell table:formula="of:=IF(ISNA(VLOOKUP([.$A130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CONTAINSTABLE</text:p>
          </table:table-cell>
          <table:table-cell table:formula="of:=IF(ISNA(VLOOKUP([.$A131];['PostgreSQL 9.3'.$A$2:.$A$1001];1;0));&quot;&quot;;&quot;Y&quot;)">
            <text:p/>
          </table:table-cell>
          <table:table-cell table:formula="of:=IF(ISNA(VLOOKUP([.$A131];['SQL 2011'.$A$2:.$A$1001];1;0));&quot;&quot;;&quot;Y&quot;)">
            <text:p/>
          </table:table-cell>
          <table:table-cell table:formula="of:=IF(ISNA(VLOOKUP([.$A131];['SQL 2008'.$A$2:.$A$1001];1;0));&quot;&quot;;&quot;Y&quot;)">
            <text:p/>
          </table:table-cell>
          <table:table-cell table:formula="of:=IF(ISNA(VLOOKUP([.$A131];['SQL 92'.$A$2:.$A$1001];1;0));&quot;&quot;;&quot;Y&quot;)">
            <text:p/>
          </table:table-cell>
          <table:table-cell table:style-name="ce34" table:formula="of:=IF(ISNA(VLOOKUP([.$A131];['SQLite 3'.$A$2:.$B$1002];1;0));&quot;&quot;;&quot;Y&quot;)">
            <text:p/>
          </table:table-cell>
          <table:table-cell table:style-name="ce34" table:formula="of:=IF(ISNA(VLOOKUP([.$A131];['MySQL 5.7'.$A$2:.$A$832];1;0));&quot;&quot;;&quot;Y&quot;)">
            <text:p/>
          </table:table-cell>
          <table:table-cell table:formula="of:=IF(ISNA(VLOOKUP([.$A131];['Transact-SQL 2012'.$A$2:.$A$1001];1;0));&quot;&quot;;&quot;Y&quot;)" office:value-type="string" office:string-value="Y">
            <text:p>Y</text:p>
          </table:table-cell>
          <table:table-cell table:formula="of:=IF(ISNA(VLOOKUP([.$A13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NTENT</text:p>
          </table:table-cell>
          <table:table-cell table:formula="of:=IF(ISNA(VLOOKUP([.$A132];['PostgreSQL 9.3'.$A$2:.$A$1001];1;0));&quot;&quot;;&quot;Y&quot;)" office:value-type="string" office:string-value="Y">
            <text:p>Y</text:p>
          </table:table-cell>
          <table:table-cell table:formula="of:=IF(ISNA(VLOOKUP([.$A132];['SQL 2011'.$A$2:.$A$1001];1;0));&quot;&quot;;&quot;Y&quot;)" office:value-type="string" office:string-value="Y">
            <text:p>Y</text:p>
          </table:table-cell>
          <table:table-cell table:formula="of:=IF(ISNA(VLOOKUP([.$A132];['SQL 2008'.$A$2:.$A$1001];1;0));&quot;&quot;;&quot;Y&quot;)" office:value-type="string" office:string-value="Y">
            <text:p>Y</text:p>
          </table:table-cell>
          <table:table-cell table:formula="of:=IF(ISNA(VLOOKUP([.$A132];['SQL 92'.$A$2:.$A$1001];1;0));&quot;&quot;;&quot;Y&quot;)">
            <text:p/>
          </table:table-cell>
          <table:table-cell table:style-name="ce34" table:formula="of:=IF(ISNA(VLOOKUP([.$A132];['SQLite 3'.$A$2:.$B$1002];1;0));&quot;&quot;;&quot;Y&quot;)">
            <text:p/>
          </table:table-cell>
          <table:table-cell table:style-name="ce34" table:formula="of:=IF(ISNA(VLOOKUP([.$A132];['MySQL 5.7'.$A$2:.$A$832];1;0));&quot;&quot;;&quot;Y&quot;)">
            <text:p/>
          </table:table-cell>
          <table:table-cell table:formula="of:=IF(ISNA(VLOOKUP([.$A132];['Transact-SQL 2012'.$A$2:.$A$1001];1;0));&quot;&quot;;&quot;Y&quot;)">
            <text:p/>
          </table:table-cell>
          <table:table-cell table:formula="of:=IF(ISNA(VLOOKUP([.$A13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NTINUE</text:p>
          </table:table-cell>
          <table:table-cell table:formula="of:=IF(ISNA(VLOOKUP([.$A133];['PostgreSQL 9.3'.$A$2:.$A$1001];1;0));&quot;&quot;;&quot;Y&quot;)" office:value-type="string" office:string-value="Y">
            <text:p>Y</text:p>
          </table:table-cell>
          <table:table-cell table:formula="of:=IF(ISNA(VLOOKUP([.$A133];['SQL 2011'.$A$2:.$A$1001];1;0));&quot;&quot;;&quot;Y&quot;)" office:value-type="string" office:string-value="Y">
            <text:p>Y</text:p>
          </table:table-cell>
          <table:table-cell table:formula="of:=IF(ISNA(VLOOKUP([.$A133];['SQL 2008'.$A$2:.$A$1001];1;0));&quot;&quot;;&quot;Y&quot;)" office:value-type="string" office:string-value="Y">
            <text:p>Y</text:p>
          </table:table-cell>
          <table:table-cell table:formula="of:=IF(ISNA(VLOOKUP([.$A133];['SQL 92'.$A$2:.$A$1001];1;0));&quot;&quot;;&quot;Y&quot;)" office:value-type="string" office:string-value="Y">
            <text:p>Y</text:p>
          </table:table-cell>
          <table:table-cell table:style-name="ce34" table:formula="of:=IF(ISNA(VLOOKUP([.$A133];['SQLite 3'.$A$2:.$B$1002];1;0));&quot;&quot;;&quot;Y&quot;)">
            <text:p/>
          </table:table-cell>
          <table:table-cell table:style-name="ce34" table:formula="of:=IF(ISNA(VLOOKUP([.$A133];['MySQL 5.7'.$A$2:.$A$832];1;0));&quot;&quot;;&quot;Y&quot;)" office:value-type="string" office:string-value="Y">
            <text:p>Y</text:p>
          </table:table-cell>
          <table:table-cell table:formula="of:=IF(ISNA(VLOOKUP([.$A133];['Transact-SQL 2012'.$A$2:.$A$1001];1;0));&quot;&quot;;&quot;Y&quot;)" office:value-type="string" office:string-value="Y">
            <text:p>Y</text:p>
          </table:table-cell>
          <table:table-cell table:formula="of:=IF(ISNA(VLOOKUP([.$A133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ONTROL</text:p>
          </table:table-cell>
          <table:table-cell table:formula="of:=IF(ISNA(VLOOKUP([.$A134];['PostgreSQL 9.3'.$A$2:.$A$1001];1;0));&quot;&quot;;&quot;Y&quot;)">
            <text:p/>
          </table:table-cell>
          <table:table-cell table:formula="of:=IF(ISNA(VLOOKUP([.$A134];['SQL 2011'.$A$2:.$A$1001];1;0));&quot;&quot;;&quot;Y&quot;)" office:value-type="string" office:string-value="Y">
            <text:p>Y</text:p>
          </table:table-cell>
          <table:table-cell table:formula="of:=IF(ISNA(VLOOKUP([.$A134];['SQL 2008'.$A$2:.$A$1001];1;0));&quot;&quot;;&quot;Y&quot;)" office:value-type="string" office:string-value="Y">
            <text:p>Y</text:p>
          </table:table-cell>
          <table:table-cell table:formula="of:=IF(ISNA(VLOOKUP([.$A134];['SQL 92'.$A$2:.$A$1001];1;0));&quot;&quot;;&quot;Y&quot;)">
            <text:p/>
          </table:table-cell>
          <table:table-cell table:style-name="ce34" table:formula="of:=IF(ISNA(VLOOKUP([.$A134];['SQLite 3'.$A$2:.$B$1002];1;0));&quot;&quot;;&quot;Y&quot;)">
            <text:p/>
          </table:table-cell>
          <table:table-cell table:style-name="ce34" table:formula="of:=IF(ISNA(VLOOKUP([.$A134];['MySQL 5.7'.$A$2:.$A$832];1;0));&quot;&quot;;&quot;Y&quot;)">
            <text:p/>
          </table:table-cell>
          <table:table-cell table:formula="of:=IF(ISNA(VLOOKUP([.$A134];['Transact-SQL 2012'.$A$2:.$A$1001];1;0));&quot;&quot;;&quot;Y&quot;)">
            <text:p/>
          </table:table-cell>
          <table:table-cell table:formula="of:=IF(ISNA(VLOOKUP([.$A13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NVERSION</text:p>
          </table:table-cell>
          <table:table-cell table:formula="of:=IF(ISNA(VLOOKUP([.$A135];['PostgreSQL 9.3'.$A$2:.$A$1001];1;0));&quot;&quot;;&quot;Y&quot;)" office:value-type="string" office:string-value="Y">
            <text:p>Y</text:p>
          </table:table-cell>
          <table:table-cell table:formula="of:=IF(ISNA(VLOOKUP([.$A135];['SQL 2011'.$A$2:.$A$1001];1;0));&quot;&quot;;&quot;Y&quot;)">
            <text:p/>
          </table:table-cell>
          <table:table-cell table:formula="of:=IF(ISNA(VLOOKUP([.$A135];['SQL 2008'.$A$2:.$A$1001];1;0));&quot;&quot;;&quot;Y&quot;)">
            <text:p/>
          </table:table-cell>
          <table:table-cell table:formula="of:=IF(ISNA(VLOOKUP([.$A135];['SQL 92'.$A$2:.$A$1001];1;0));&quot;&quot;;&quot;Y&quot;)">
            <text:p/>
          </table:table-cell>
          <table:table-cell table:style-name="ce34" table:formula="of:=IF(ISNA(VLOOKUP([.$A135];['SQLite 3'.$A$2:.$B$1002];1;0));&quot;&quot;;&quot;Y&quot;)">
            <text:p/>
          </table:table-cell>
          <table:table-cell table:style-name="ce34" table:formula="of:=IF(ISNA(VLOOKUP([.$A135];['MySQL 5.7'.$A$2:.$A$832];1;0));&quot;&quot;;&quot;Y&quot;)">
            <text:p/>
          </table:table-cell>
          <table:table-cell table:formula="of:=IF(ISNA(VLOOKUP([.$A135];['Transact-SQL 2012'.$A$2:.$A$1001];1;0));&quot;&quot;;&quot;Y&quot;)">
            <text:p/>
          </table:table-cell>
          <table:table-cell table:formula="of:=IF(ISNA(VLOOKUP([.$A13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NVERT</text:p>
          </table:table-cell>
          <table:table-cell table:formula="of:=IF(ISNA(VLOOKUP([.$A136];['PostgreSQL 9.3'.$A$2:.$A$1001];1;0));&quot;&quot;;&quot;Y&quot;)">
            <text:p/>
          </table:table-cell>
          <table:table-cell table:formula="of:=IF(ISNA(VLOOKUP([.$A136];['SQL 2011'.$A$2:.$A$1001];1;0));&quot;&quot;;&quot;Y&quot;)" office:value-type="string" office:string-value="Y">
            <text:p>Y</text:p>
          </table:table-cell>
          <table:table-cell table:formula="of:=IF(ISNA(VLOOKUP([.$A136];['SQL 2008'.$A$2:.$A$1001];1;0));&quot;&quot;;&quot;Y&quot;)" office:value-type="string" office:string-value="Y">
            <text:p>Y</text:p>
          </table:table-cell>
          <table:table-cell table:formula="of:=IF(ISNA(VLOOKUP([.$A136];['SQL 92'.$A$2:.$A$1001];1;0));&quot;&quot;;&quot;Y&quot;)" office:value-type="string" office:string-value="Y">
            <text:p>Y</text:p>
          </table:table-cell>
          <table:table-cell table:style-name="ce34" table:formula="of:=IF(ISNA(VLOOKUP([.$A136];['SQLite 3'.$A$2:.$B$1002];1;0));&quot;&quot;;&quot;Y&quot;)">
            <text:p/>
          </table:table-cell>
          <table:table-cell table:style-name="ce34" table:formula="of:=IF(ISNA(VLOOKUP([.$A136];['MySQL 5.7'.$A$2:.$A$832];1;0));&quot;&quot;;&quot;Y&quot;)" office:value-type="string" office:string-value="Y">
            <text:p>Y</text:p>
          </table:table-cell>
          <table:table-cell table:formula="of:=IF(ISNA(VLOOKUP([.$A136];['Transact-SQL 2012'.$A$2:.$A$1001];1;0));&quot;&quot;;&quot;Y&quot;)" office:value-type="string" office:string-value="Y">
            <text:p>Y</text:p>
          </table:table-cell>
          <table:table-cell table:formula="of:=IF(ISNA(VLOOKUP([.$A136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OPY</text:p>
          </table:table-cell>
          <table:table-cell table:formula="of:=IF(ISNA(VLOOKUP([.$A137];['PostgreSQL 9.3'.$A$2:.$A$1001];1;0));&quot;&quot;;&quot;Y&quot;)" office:value-type="string" office:string-value="Y">
            <text:p>Y</text:p>
          </table:table-cell>
          <table:table-cell table:formula="of:=IF(ISNA(VLOOKUP([.$A137];['SQL 2011'.$A$2:.$A$1001];1;0));&quot;&quot;;&quot;Y&quot;)">
            <text:p/>
          </table:table-cell>
          <table:table-cell table:formula="of:=IF(ISNA(VLOOKUP([.$A137];['SQL 2008'.$A$2:.$A$1001];1;0));&quot;&quot;;&quot;Y&quot;)">
            <text:p/>
          </table:table-cell>
          <table:table-cell table:formula="of:=IF(ISNA(VLOOKUP([.$A137];['SQL 92'.$A$2:.$A$1001];1;0));&quot;&quot;;&quot;Y&quot;)">
            <text:p/>
          </table:table-cell>
          <table:table-cell table:style-name="ce34" table:formula="of:=IF(ISNA(VLOOKUP([.$A137];['SQLite 3'.$A$2:.$B$1002];1;0));&quot;&quot;;&quot;Y&quot;)">
            <text:p/>
          </table:table-cell>
          <table:table-cell table:style-name="ce34" table:formula="of:=IF(ISNA(VLOOKUP([.$A137];['MySQL 5.7'.$A$2:.$A$832];1;0));&quot;&quot;;&quot;Y&quot;)">
            <text:p/>
          </table:table-cell>
          <table:table-cell table:formula="of:=IF(ISNA(VLOOKUP([.$A137];['Transact-SQL 2012'.$A$2:.$A$1001];1;0));&quot;&quot;;&quot;Y&quot;)">
            <text:p/>
          </table:table-cell>
          <table:table-cell table:formula="of:=IF(ISNA(VLOOKUP([.$A13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RR</text:p>
          </table:table-cell>
          <table:table-cell table:formula="of:=IF(ISNA(VLOOKUP([.$A138];['PostgreSQL 9.3'.$A$2:.$A$1001];1;0));&quot;&quot;;&quot;Y&quot;)">
            <text:p/>
          </table:table-cell>
          <table:table-cell table:formula="of:=IF(ISNA(VLOOKUP([.$A138];['SQL 2011'.$A$2:.$A$1001];1;0));&quot;&quot;;&quot;Y&quot;)" office:value-type="string" office:string-value="Y">
            <text:p>Y</text:p>
          </table:table-cell>
          <table:table-cell table:formula="of:=IF(ISNA(VLOOKUP([.$A138];['SQL 2008'.$A$2:.$A$1001];1;0));&quot;&quot;;&quot;Y&quot;)" office:value-type="string" office:string-value="Y">
            <text:p>Y</text:p>
          </table:table-cell>
          <table:table-cell table:formula="of:=IF(ISNA(VLOOKUP([.$A138];['SQL 92'.$A$2:.$A$1001];1;0));&quot;&quot;;&quot;Y&quot;)">
            <text:p/>
          </table:table-cell>
          <table:table-cell table:style-name="ce34" table:formula="of:=IF(ISNA(VLOOKUP([.$A138];['SQLite 3'.$A$2:.$B$1002];1;0));&quot;&quot;;&quot;Y&quot;)">
            <text:p/>
          </table:table-cell>
          <table:table-cell table:style-name="ce34" table:formula="of:=IF(ISNA(VLOOKUP([.$A138];['MySQL 5.7'.$A$2:.$A$832];1;0));&quot;&quot;;&quot;Y&quot;)">
            <text:p/>
          </table:table-cell>
          <table:table-cell table:formula="of:=IF(ISNA(VLOOKUP([.$A138];['Transact-SQL 2012'.$A$2:.$A$1001];1;0));&quot;&quot;;&quot;Y&quot;)">
            <text:p/>
          </table:table-cell>
          <table:table-cell table:formula="of:=IF(ISNA(VLOOKUP([.$A13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RRESPONDING</text:p>
          </table:table-cell>
          <table:table-cell table:formula="of:=IF(ISNA(VLOOKUP([.$A139];['PostgreSQL 9.3'.$A$2:.$A$1001];1;0));&quot;&quot;;&quot;Y&quot;)">
            <text:p/>
          </table:table-cell>
          <table:table-cell table:formula="of:=IF(ISNA(VLOOKUP([.$A139];['SQL 2011'.$A$2:.$A$1001];1;0));&quot;&quot;;&quot;Y&quot;)" office:value-type="string" office:string-value="Y">
            <text:p>Y</text:p>
          </table:table-cell>
          <table:table-cell table:formula="of:=IF(ISNA(VLOOKUP([.$A139];['SQL 2008'.$A$2:.$A$1001];1;0));&quot;&quot;;&quot;Y&quot;)" office:value-type="string" office:string-value="Y">
            <text:p>Y</text:p>
          </table:table-cell>
          <table:table-cell table:formula="of:=IF(ISNA(VLOOKUP([.$A139];['SQL 92'.$A$2:.$A$1001];1;0));&quot;&quot;;&quot;Y&quot;)" office:value-type="string" office:string-value="Y">
            <text:p>Y</text:p>
          </table:table-cell>
          <table:table-cell table:style-name="ce34" table:formula="of:=IF(ISNA(VLOOKUP([.$A139];['SQLite 3'.$A$2:.$B$1002];1;0));&quot;&quot;;&quot;Y&quot;)">
            <text:p/>
          </table:table-cell>
          <table:table-cell table:style-name="ce34" table:formula="of:=IF(ISNA(VLOOKUP([.$A139];['MySQL 5.7'.$A$2:.$A$832];1;0));&quot;&quot;;&quot;Y&quot;)">
            <text:p/>
          </table:table-cell>
          <table:table-cell table:formula="of:=IF(ISNA(VLOOKUP([.$A139];['Transact-SQL 2012'.$A$2:.$A$1001];1;0));&quot;&quot;;&quot;Y&quot;)">
            <text:p/>
          </table:table-cell>
          <table:table-cell table:formula="of:=IF(ISNA(VLOOKUP([.$A139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OST</text:p>
          </table:table-cell>
          <table:table-cell table:formula="of:=IF(ISNA(VLOOKUP([.$A140];['PostgreSQL 9.3'.$A$2:.$A$1001];1;0));&quot;&quot;;&quot;Y&quot;)" office:value-type="string" office:string-value="Y">
            <text:p>Y</text:p>
          </table:table-cell>
          <table:table-cell table:formula="of:=IF(ISNA(VLOOKUP([.$A140];['SQL 2011'.$A$2:.$A$1001];1;0));&quot;&quot;;&quot;Y&quot;)">
            <text:p/>
          </table:table-cell>
          <table:table-cell table:formula="of:=IF(ISNA(VLOOKUP([.$A140];['SQL 2008'.$A$2:.$A$1001];1;0));&quot;&quot;;&quot;Y&quot;)">
            <text:p/>
          </table:table-cell>
          <table:table-cell table:formula="of:=IF(ISNA(VLOOKUP([.$A140];['SQL 92'.$A$2:.$A$1001];1;0));&quot;&quot;;&quot;Y&quot;)">
            <text:p/>
          </table:table-cell>
          <table:table-cell table:style-name="ce34" table:formula="of:=IF(ISNA(VLOOKUP([.$A140];['SQLite 3'.$A$2:.$B$1002];1;0));&quot;&quot;;&quot;Y&quot;)">
            <text:p/>
          </table:table-cell>
          <table:table-cell table:style-name="ce34" table:formula="of:=IF(ISNA(VLOOKUP([.$A140];['MySQL 5.7'.$A$2:.$A$832];1;0));&quot;&quot;;&quot;Y&quot;)">
            <text:p/>
          </table:table-cell>
          <table:table-cell table:formula="of:=IF(ISNA(VLOOKUP([.$A140];['Transact-SQL 2012'.$A$2:.$A$1001];1;0));&quot;&quot;;&quot;Y&quot;)">
            <text:p/>
          </table:table-cell>
          <table:table-cell table:formula="of:=IF(ISNA(VLOOKUP([.$A14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UNT</text:p>
          </table:table-cell>
          <table:table-cell table:formula="of:=IF(ISNA(VLOOKUP([.$A141];['PostgreSQL 9.3'.$A$2:.$A$1001];1;0));&quot;&quot;;&quot;Y&quot;)">
            <text:p/>
          </table:table-cell>
          <table:table-cell table:formula="of:=IF(ISNA(VLOOKUP([.$A141];['SQL 2011'.$A$2:.$A$1001];1;0));&quot;&quot;;&quot;Y&quot;)" office:value-type="string" office:string-value="Y">
            <text:p>Y</text:p>
          </table:table-cell>
          <table:table-cell table:formula="of:=IF(ISNA(VLOOKUP([.$A141];['SQL 2008'.$A$2:.$A$1001];1;0));&quot;&quot;;&quot;Y&quot;)" office:value-type="string" office:string-value="Y">
            <text:p>Y</text:p>
          </table:table-cell>
          <table:table-cell table:formula="of:=IF(ISNA(VLOOKUP([.$A141];['SQL 92'.$A$2:.$A$1001];1;0));&quot;&quot;;&quot;Y&quot;)" office:value-type="string" office:string-value="Y">
            <text:p>Y</text:p>
          </table:table-cell>
          <table:table-cell table:style-name="ce34" table:formula="of:=IF(ISNA(VLOOKUP([.$A141];['SQLite 3'.$A$2:.$B$1002];1;0));&quot;&quot;;&quot;Y&quot;)">
            <text:p/>
          </table:table-cell>
          <table:table-cell table:style-name="ce34" table:formula="of:=IF(ISNA(VLOOKUP([.$A141];['MySQL 5.7'.$A$2:.$A$832];1;0));&quot;&quot;;&quot;Y&quot;)">
            <text:p/>
          </table:table-cell>
          <table:table-cell table:formula="of:=IF(ISNA(VLOOKUP([.$A141];['Transact-SQL 2012'.$A$2:.$A$1001];1;0));&quot;&quot;;&quot;Y&quot;)">
            <text:p/>
          </table:table-cell>
          <table:table-cell table:formula="of:=IF(ISNA(VLOOKUP([.$A14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OVAR_POP</text:p>
          </table:table-cell>
          <table:table-cell table:formula="of:=IF(ISNA(VLOOKUP([.$A142];['PostgreSQL 9.3'.$A$2:.$A$1001];1;0));&quot;&quot;;&quot;Y&quot;)">
            <text:p/>
          </table:table-cell>
          <table:table-cell table:formula="of:=IF(ISNA(VLOOKUP([.$A142];['SQL 2011'.$A$2:.$A$1001];1;0));&quot;&quot;;&quot;Y&quot;)" office:value-type="string" office:string-value="Y">
            <text:p>Y</text:p>
          </table:table-cell>
          <table:table-cell table:formula="of:=IF(ISNA(VLOOKUP([.$A142];['SQL 2008'.$A$2:.$A$1001];1;0));&quot;&quot;;&quot;Y&quot;)" office:value-type="string" office:string-value="Y">
            <text:p>Y</text:p>
          </table:table-cell>
          <table:table-cell table:formula="of:=IF(ISNA(VLOOKUP([.$A142];['SQL 92'.$A$2:.$A$1001];1;0));&quot;&quot;;&quot;Y&quot;)">
            <text:p/>
          </table:table-cell>
          <table:table-cell table:style-name="ce34" table:formula="of:=IF(ISNA(VLOOKUP([.$A142];['SQLite 3'.$A$2:.$B$1002];1;0));&quot;&quot;;&quot;Y&quot;)">
            <text:p/>
          </table:table-cell>
          <table:table-cell table:style-name="ce34" table:formula="of:=IF(ISNA(VLOOKUP([.$A142];['MySQL 5.7'.$A$2:.$A$832];1;0));&quot;&quot;;&quot;Y&quot;)">
            <text:p/>
          </table:table-cell>
          <table:table-cell table:formula="of:=IF(ISNA(VLOOKUP([.$A142];['Transact-SQL 2012'.$A$2:.$A$1001];1;0));&quot;&quot;;&quot;Y&quot;)">
            <text:p/>
          </table:table-cell>
          <table:table-cell table:formula="of:=IF(ISNA(VLOOKUP([.$A14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VAR_SAMP</text:p>
          </table:table-cell>
          <table:table-cell table:formula="of:=IF(ISNA(VLOOKUP([.$A143];['PostgreSQL 9.3'.$A$2:.$A$1001];1;0));&quot;&quot;;&quot;Y&quot;)">
            <text:p/>
          </table:table-cell>
          <table:table-cell table:formula="of:=IF(ISNA(VLOOKUP([.$A143];['SQL 2011'.$A$2:.$A$1001];1;0));&quot;&quot;;&quot;Y&quot;)" office:value-type="string" office:string-value="Y">
            <text:p>Y</text:p>
          </table:table-cell>
          <table:table-cell table:formula="of:=IF(ISNA(VLOOKUP([.$A143];['SQL 2008'.$A$2:.$A$1001];1;0));&quot;&quot;;&quot;Y&quot;)" office:value-type="string" office:string-value="Y">
            <text:p>Y</text:p>
          </table:table-cell>
          <table:table-cell table:formula="of:=IF(ISNA(VLOOKUP([.$A143];['SQL 92'.$A$2:.$A$1001];1;0));&quot;&quot;;&quot;Y&quot;)">
            <text:p/>
          </table:table-cell>
          <table:table-cell table:style-name="ce34" table:formula="of:=IF(ISNA(VLOOKUP([.$A143];['SQLite 3'.$A$2:.$B$1002];1;0));&quot;&quot;;&quot;Y&quot;)">
            <text:p/>
          </table:table-cell>
          <table:table-cell table:style-name="ce34" table:formula="of:=IF(ISNA(VLOOKUP([.$A143];['MySQL 5.7'.$A$2:.$A$832];1;0));&quot;&quot;;&quot;Y&quot;)">
            <text:p/>
          </table:table-cell>
          <table:table-cell table:formula="of:=IF(ISNA(VLOOKUP([.$A143];['Transact-SQL 2012'.$A$2:.$A$1001];1;0));&quot;&quot;;&quot;Y&quot;)">
            <text:p/>
          </table:table-cell>
          <table:table-cell table:formula="of:=IF(ISNA(VLOOKUP([.$A14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OVERING</text:p>
          </table:table-cell>
          <table:table-cell table:formula="of:=IF(ISNA(VLOOKUP([.$A144];['PostgreSQL 9.3'.$A$2:.$A$1001];1;0));&quot;&quot;;&quot;Y&quot;)">
            <text:p/>
          </table:table-cell>
          <table:table-cell table:formula="of:=IF(ISNA(VLOOKUP([.$A144];['SQL 2011'.$A$2:.$A$1001];1;0));&quot;&quot;;&quot;Y&quot;)">
            <text:p/>
          </table:table-cell>
          <table:table-cell table:formula="of:=IF(ISNA(VLOOKUP([.$A144];['SQL 2008'.$A$2:.$A$1001];1;0));&quot;&quot;;&quot;Y&quot;)">
            <text:p/>
          </table:table-cell>
          <table:table-cell table:formula="of:=IF(ISNA(VLOOKUP([.$A144];['SQL 92'.$A$2:.$A$1001];1;0));&quot;&quot;;&quot;Y&quot;)">
            <text:p/>
          </table:table-cell>
          <table:table-cell table:style-name="ce34" table:formula="of:=IF(ISNA(VLOOKUP([.$A144];['SQLite 3'.$A$2:.$B$1002];1;0));&quot;&quot;;&quot;Y&quot;)" office:value-type="string" office:string-value="Y">
            <text:p>Y</text:p>
          </table:table-cell>
          <table:table-cell table:style-name="ce34" table:formula="of:=IF(ISNA(VLOOKUP([.$A144];['MySQL 5.7'.$A$2:.$A$832];1;0));&quot;&quot;;&quot;Y&quot;)">
            <text:p/>
          </table:table-cell>
          <table:table-cell table:formula="of:=IF(ISNA(VLOOKUP([.$A144];['Transact-SQL 2012'.$A$2:.$A$1001];1;0));&quot;&quot;;&quot;Y&quot;)">
            <text:p/>
          </table:table-cell>
          <table:table-cell table:formula="of:=IF(ISNA(VLOOKUP([.$A14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REATE</text:p>
          </table:table-cell>
          <table:table-cell table:formula="of:=IF(ISNA(VLOOKUP([.$A145];['PostgreSQL 9.3'.$A$2:.$A$1001];1;0));&quot;&quot;;&quot;Y&quot;)" office:value-type="string" office:string-value="Y">
            <text:p>Y</text:p>
          </table:table-cell>
          <table:table-cell table:formula="of:=IF(ISNA(VLOOKUP([.$A145];['SQL 2011'.$A$2:.$A$1001];1;0));&quot;&quot;;&quot;Y&quot;)" office:value-type="string" office:string-value="Y">
            <text:p>Y</text:p>
          </table:table-cell>
          <table:table-cell table:formula="of:=IF(ISNA(VLOOKUP([.$A145];['SQL 2008'.$A$2:.$A$1001];1;0));&quot;&quot;;&quot;Y&quot;)" office:value-type="string" office:string-value="Y">
            <text:p>Y</text:p>
          </table:table-cell>
          <table:table-cell table:formula="of:=IF(ISNA(VLOOKUP([.$A145];['SQL 92'.$A$2:.$A$1001];1;0));&quot;&quot;;&quot;Y&quot;)" office:value-type="string" office:string-value="Y">
            <text:p>Y</text:p>
          </table:table-cell>
          <table:table-cell table:style-name="ce34" table:formula="of:=IF(ISNA(VLOOKUP([.$A145];['SQLite 3'.$A$2:.$B$1002];1;0));&quot;&quot;;&quot;Y&quot;)" office:value-type="string" office:string-value="Y">
            <text:p>Y</text:p>
          </table:table-cell>
          <table:table-cell table:style-name="ce34" table:formula="of:=IF(ISNA(VLOOKUP([.$A145];['MySQL 5.7'.$A$2:.$A$832];1;0));&quot;&quot;;&quot;Y&quot;)" office:value-type="string" office:string-value="Y">
            <text:p>Y</text:p>
          </table:table-cell>
          <table:table-cell table:formula="of:=IF(ISNA(VLOOKUP([.$A145];['Transact-SQL 2012'.$A$2:.$A$1001];1;0));&quot;&quot;;&quot;Y&quot;)" office:value-type="string" office:string-value="Y">
            <text:p>Y</text:p>
          </table:table-cell>
          <table:table-cell table:formula="of:=IF(ISNA(VLOOKUP([.$A145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ROSS</text:p>
          </table:table-cell>
          <table:table-cell table:formula="of:=IF(ISNA(VLOOKUP([.$A146];['PostgreSQL 9.3'.$A$2:.$A$1001];1;0));&quot;&quot;;&quot;Y&quot;)" office:value-type="string" office:string-value="Y">
            <text:p>Y</text:p>
          </table:table-cell>
          <table:table-cell table:formula="of:=IF(ISNA(VLOOKUP([.$A146];['SQL 2011'.$A$2:.$A$1001];1;0));&quot;&quot;;&quot;Y&quot;)" office:value-type="string" office:string-value="Y">
            <text:p>Y</text:p>
          </table:table-cell>
          <table:table-cell table:formula="of:=IF(ISNA(VLOOKUP([.$A146];['SQL 2008'.$A$2:.$A$1001];1;0));&quot;&quot;;&quot;Y&quot;)" office:value-type="string" office:string-value="Y">
            <text:p>Y</text:p>
          </table:table-cell>
          <table:table-cell table:formula="of:=IF(ISNA(VLOOKUP([.$A146];['SQL 92'.$A$2:.$A$1001];1;0));&quot;&quot;;&quot;Y&quot;)" office:value-type="string" office:string-value="Y">
            <text:p>Y</text:p>
          </table:table-cell>
          <table:table-cell table:style-name="ce34" table:formula="of:=IF(ISNA(VLOOKUP([.$A146];['SQLite 3'.$A$2:.$B$1002];1;0));&quot;&quot;;&quot;Y&quot;)" office:value-type="string" office:string-value="Y">
            <text:p>Y</text:p>
          </table:table-cell>
          <table:table-cell table:style-name="ce34" table:formula="of:=IF(ISNA(VLOOKUP([.$A146];['MySQL 5.7'.$A$2:.$A$832];1;0));&quot;&quot;;&quot;Y&quot;)" office:value-type="string" office:string-value="Y">
            <text:p>Y</text:p>
          </table:table-cell>
          <table:table-cell table:formula="of:=IF(ISNA(VLOOKUP([.$A146];['Transact-SQL 2012'.$A$2:.$A$1001];1;0));&quot;&quot;;&quot;Y&quot;)" office:value-type="string" office:string-value="Y">
            <text:p>Y</text:p>
          </table:table-cell>
          <table:table-cell table:formula="of:=IF(ISNA(VLOOKUP([.$A146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SV</text:p>
          </table:table-cell>
          <table:table-cell table:formula="of:=IF(ISNA(VLOOKUP([.$A147];['PostgreSQL 9.3'.$A$2:.$A$1001];1;0));&quot;&quot;;&quot;Y&quot;)" office:value-type="string" office:string-value="Y">
            <text:p>Y</text:p>
          </table:table-cell>
          <table:table-cell table:formula="of:=IF(ISNA(VLOOKUP([.$A147];['SQL 2011'.$A$2:.$A$1001];1;0));&quot;&quot;;&quot;Y&quot;)">
            <text:p/>
          </table:table-cell>
          <table:table-cell table:formula="of:=IF(ISNA(VLOOKUP([.$A147];['SQL 2008'.$A$2:.$A$1001];1;0));&quot;&quot;;&quot;Y&quot;)">
            <text:p/>
          </table:table-cell>
          <table:table-cell table:formula="of:=IF(ISNA(VLOOKUP([.$A147];['SQL 92'.$A$2:.$A$1001];1;0));&quot;&quot;;&quot;Y&quot;)">
            <text:p/>
          </table:table-cell>
          <table:table-cell table:style-name="ce34" table:formula="of:=IF(ISNA(VLOOKUP([.$A147];['SQLite 3'.$A$2:.$B$1002];1;0));&quot;&quot;;&quot;Y&quot;)">
            <text:p/>
          </table:table-cell>
          <table:table-cell table:style-name="ce34" table:formula="of:=IF(ISNA(VLOOKUP([.$A147];['MySQL 5.7'.$A$2:.$A$832];1;0));&quot;&quot;;&quot;Y&quot;)">
            <text:p/>
          </table:table-cell>
          <table:table-cell table:formula="of:=IF(ISNA(VLOOKUP([.$A147];['Transact-SQL 2012'.$A$2:.$A$1001];1;0));&quot;&quot;;&quot;Y&quot;)">
            <text:p/>
          </table:table-cell>
          <table:table-cell table:formula="of:=IF(ISNA(VLOOKUP([.$A14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UBE</text:p>
          </table:table-cell>
          <table:table-cell table:formula="of:=IF(ISNA(VLOOKUP([.$A148];['PostgreSQL 9.3'.$A$2:.$A$1001];1;0));&quot;&quot;;&quot;Y&quot;)">
            <text:p/>
          </table:table-cell>
          <table:table-cell table:formula="of:=IF(ISNA(VLOOKUP([.$A148];['SQL 2011'.$A$2:.$A$1001];1;0));&quot;&quot;;&quot;Y&quot;)" office:value-type="string" office:string-value="Y">
            <text:p>Y</text:p>
          </table:table-cell>
          <table:table-cell table:formula="of:=IF(ISNA(VLOOKUP([.$A148];['SQL 2008'.$A$2:.$A$1001];1;0));&quot;&quot;;&quot;Y&quot;)" office:value-type="string" office:string-value="Y">
            <text:p>Y</text:p>
          </table:table-cell>
          <table:table-cell table:formula="of:=IF(ISNA(VLOOKUP([.$A148];['SQL 92'.$A$2:.$A$1001];1;0));&quot;&quot;;&quot;Y&quot;)">
            <text:p/>
          </table:table-cell>
          <table:table-cell table:style-name="ce34" table:formula="of:=IF(ISNA(VLOOKUP([.$A148];['SQLite 3'.$A$2:.$B$1002];1;0));&quot;&quot;;&quot;Y&quot;)">
            <text:p/>
          </table:table-cell>
          <table:table-cell table:style-name="ce34" table:formula="of:=IF(ISNA(VLOOKUP([.$A148];['MySQL 5.7'.$A$2:.$A$832];1;0));&quot;&quot;;&quot;Y&quot;)">
            <text:p/>
          </table:table-cell>
          <table:table-cell table:formula="of:=IF(ISNA(VLOOKUP([.$A148];['Transact-SQL 2012'.$A$2:.$A$1001];1;0));&quot;&quot;;&quot;Y&quot;)">
            <text:p/>
          </table:table-cell>
          <table:table-cell table:formula="of:=IF(ISNA(VLOOKUP([.$A14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UME_DIST</text:p>
          </table:table-cell>
          <table:table-cell table:formula="of:=IF(ISNA(VLOOKUP([.$A149];['PostgreSQL 9.3'.$A$2:.$A$1001];1;0));&quot;&quot;;&quot;Y&quot;)">
            <text:p/>
          </table:table-cell>
          <table:table-cell table:formula="of:=IF(ISNA(VLOOKUP([.$A149];['SQL 2011'.$A$2:.$A$1001];1;0));&quot;&quot;;&quot;Y&quot;)" office:value-type="string" office:string-value="Y">
            <text:p>Y</text:p>
          </table:table-cell>
          <table:table-cell table:formula="of:=IF(ISNA(VLOOKUP([.$A149];['SQL 2008'.$A$2:.$A$1001];1;0));&quot;&quot;;&quot;Y&quot;)" office:value-type="string" office:string-value="Y">
            <text:p>Y</text:p>
          </table:table-cell>
          <table:table-cell table:formula="of:=IF(ISNA(VLOOKUP([.$A149];['SQL 92'.$A$2:.$A$1001];1;0));&quot;&quot;;&quot;Y&quot;)">
            <text:p/>
          </table:table-cell>
          <table:table-cell table:style-name="ce34" table:formula="of:=IF(ISNA(VLOOKUP([.$A149];['SQLite 3'.$A$2:.$B$1002];1;0));&quot;&quot;;&quot;Y&quot;)">
            <text:p/>
          </table:table-cell>
          <table:table-cell table:style-name="ce34" table:formula="of:=IF(ISNA(VLOOKUP([.$A149];['MySQL 5.7'.$A$2:.$A$832];1;0));&quot;&quot;;&quot;Y&quot;)">
            <text:p/>
          </table:table-cell>
          <table:table-cell table:formula="of:=IF(ISNA(VLOOKUP([.$A149];['Transact-SQL 2012'.$A$2:.$A$1001];1;0));&quot;&quot;;&quot;Y&quot;)">
            <text:p/>
          </table:table-cell>
          <table:table-cell table:formula="of:=IF(ISNA(VLOOKUP([.$A14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URRENT</text:p>
          </table:table-cell>
          <table:table-cell table:formula="of:=IF(ISNA(VLOOKUP([.$A150];['PostgreSQL 9.3'.$A$2:.$A$1001];1;0));&quot;&quot;;&quot;Y&quot;)" office:value-type="string" office:string-value="Y">
            <text:p>Y</text:p>
          </table:table-cell>
          <table:table-cell table:formula="of:=IF(ISNA(VLOOKUP([.$A150];['SQL 2011'.$A$2:.$A$1001];1;0));&quot;&quot;;&quot;Y&quot;)" office:value-type="string" office:string-value="Y">
            <text:p>Y</text:p>
          </table:table-cell>
          <table:table-cell table:formula="of:=IF(ISNA(VLOOKUP([.$A150];['SQL 2008'.$A$2:.$A$1001];1;0));&quot;&quot;;&quot;Y&quot;)" office:value-type="string" office:string-value="Y">
            <text:p>Y</text:p>
          </table:table-cell>
          <table:table-cell table:formula="of:=IF(ISNA(VLOOKUP([.$A150];['SQL 92'.$A$2:.$A$1001];1;0));&quot;&quot;;&quot;Y&quot;)" office:value-type="string" office:string-value="Y">
            <text:p>Y</text:p>
          </table:table-cell>
          <table:table-cell table:style-name="ce34" table:formula="of:=IF(ISNA(VLOOKUP([.$A150];['SQLite 3'.$A$2:.$B$1002];1;0));&quot;&quot;;&quot;Y&quot;)">
            <text:p/>
          </table:table-cell>
          <table:table-cell table:style-name="ce34" table:formula="of:=IF(ISNA(VLOOKUP([.$A150];['MySQL 5.7'.$A$2:.$A$832];1;0));&quot;&quot;;&quot;Y&quot;)">
            <text:p/>
          </table:table-cell>
          <table:table-cell table:formula="of:=IF(ISNA(VLOOKUP([.$A150];['Transact-SQL 2012'.$A$2:.$A$1001];1;0));&quot;&quot;;&quot;Y&quot;)" office:value-type="string" office:string-value="Y">
            <text:p>Y</text:p>
          </table:table-cell>
          <table:table-cell table:formula="of:=IF(ISNA(VLOOKUP([.$A150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URRENT_CATALOG</text:p>
          </table:table-cell>
          <table:table-cell table:formula="of:=IF(ISNA(VLOOKUP([.$A151];['PostgreSQL 9.3'.$A$2:.$A$1001];1;0));&quot;&quot;;&quot;Y&quot;)" office:value-type="string" office:string-value="Y">
            <text:p>Y</text:p>
          </table:table-cell>
          <table:table-cell table:formula="of:=IF(ISNA(VLOOKUP([.$A151];['SQL 2011'.$A$2:.$A$1001];1;0));&quot;&quot;;&quot;Y&quot;)" office:value-type="string" office:string-value="Y">
            <text:p>Y</text:p>
          </table:table-cell>
          <table:table-cell table:formula="of:=IF(ISNA(VLOOKUP([.$A151];['SQL 2008'.$A$2:.$A$1001];1;0));&quot;&quot;;&quot;Y&quot;)" office:value-type="string" office:string-value="Y">
            <text:p>Y</text:p>
          </table:table-cell>
          <table:table-cell table:formula="of:=IF(ISNA(VLOOKUP([.$A151];['SQL 92'.$A$2:.$A$1001];1;0));&quot;&quot;;&quot;Y&quot;)">
            <text:p/>
          </table:table-cell>
          <table:table-cell table:style-name="ce34" table:formula="of:=IF(ISNA(VLOOKUP([.$A151];['SQLite 3'.$A$2:.$B$1002];1;0));&quot;&quot;;&quot;Y&quot;)">
            <text:p/>
          </table:table-cell>
          <table:table-cell table:style-name="ce34" table:formula="of:=IF(ISNA(VLOOKUP([.$A151];['MySQL 5.7'.$A$2:.$A$832];1;0));&quot;&quot;;&quot;Y&quot;)">
            <text:p/>
          </table:table-cell>
          <table:table-cell table:formula="of:=IF(ISNA(VLOOKUP([.$A151];['Transact-SQL 2012'.$A$2:.$A$1001];1;0));&quot;&quot;;&quot;Y&quot;)">
            <text:p/>
          </table:table-cell>
          <table:table-cell table:formula="of:=IF(ISNA(VLOOKUP([.$A15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URRENT_DATE</text:p>
          </table:table-cell>
          <table:table-cell table:formula="of:=IF(ISNA(VLOOKUP([.$A152];['PostgreSQL 9.3'.$A$2:.$A$1001];1;0));&quot;&quot;;&quot;Y&quot;)" office:value-type="string" office:string-value="Y">
            <text:p>Y</text:p>
          </table:table-cell>
          <table:table-cell table:formula="of:=IF(ISNA(VLOOKUP([.$A152];['SQL 2011'.$A$2:.$A$1001];1;0));&quot;&quot;;&quot;Y&quot;)" office:value-type="string" office:string-value="Y">
            <text:p>Y</text:p>
          </table:table-cell>
          <table:table-cell table:formula="of:=IF(ISNA(VLOOKUP([.$A152];['SQL 2008'.$A$2:.$A$1001];1;0));&quot;&quot;;&quot;Y&quot;)" office:value-type="string" office:string-value="Y">
            <text:p>Y</text:p>
          </table:table-cell>
          <table:table-cell table:formula="of:=IF(ISNA(VLOOKUP([.$A152];['SQL 92'.$A$2:.$A$1001];1;0));&quot;&quot;;&quot;Y&quot;)" office:value-type="string" office:string-value="Y">
            <text:p>Y</text:p>
          </table:table-cell>
          <table:table-cell table:style-name="ce34" table:formula="of:=IF(ISNA(VLOOKUP([.$A152];['SQLite 3'.$A$2:.$B$1002];1;0));&quot;&quot;;&quot;Y&quot;)" office:value-type="string" office:string-value="Y">
            <text:p>Y</text:p>
          </table:table-cell>
          <table:table-cell table:style-name="ce34" table:formula="of:=IF(ISNA(VLOOKUP([.$A152];['MySQL 5.7'.$A$2:.$A$832];1;0));&quot;&quot;;&quot;Y&quot;)" office:value-type="string" office:string-value="Y">
            <text:p>Y</text:p>
          </table:table-cell>
          <table:table-cell table:formula="of:=IF(ISNA(VLOOKUP([.$A152];['Transact-SQL 2012'.$A$2:.$A$1001];1;0));&quot;&quot;;&quot;Y&quot;)" office:value-type="string" office:string-value="Y">
            <text:p>Y</text:p>
          </table:table-cell>
          <table:table-cell table:formula="of:=IF(ISNA(VLOOKUP([.$A15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4">
          <table:table-cell table:style-name="ce26" office:value-type="string">
            <text:p>CURRENT_DEFAULT_TRANSFORM_GROUP</text:p>
          </table:table-cell>
          <table:table-cell table:formula="of:=IF(ISNA(VLOOKUP([.$A153];['PostgreSQL 9.3'.$A$2:.$A$1001];1;0));&quot;&quot;;&quot;Y&quot;)">
            <text:p/>
          </table:table-cell>
          <table:table-cell table:formula="of:=IF(ISNA(VLOOKUP([.$A153];['SQL 2011'.$A$2:.$A$1001];1;0));&quot;&quot;;&quot;Y&quot;)" office:value-type="string" office:string-value="Y">
            <text:p>Y</text:p>
          </table:table-cell>
          <table:table-cell table:formula="of:=IF(ISNA(VLOOKUP([.$A153];['SQL 2008'.$A$2:.$A$1001];1;0));&quot;&quot;;&quot;Y&quot;)" office:value-type="string" office:string-value="Y">
            <text:p>Y</text:p>
          </table:table-cell>
          <table:table-cell table:formula="of:=IF(ISNA(VLOOKUP([.$A153];['SQL 92'.$A$2:.$A$1001];1;0));&quot;&quot;;&quot;Y&quot;)">
            <text:p/>
          </table:table-cell>
          <table:table-cell table:style-name="ce34" table:formula="of:=IF(ISNA(VLOOKUP([.$A153];['SQLite 3'.$A$2:.$B$1002];1;0));&quot;&quot;;&quot;Y&quot;)">
            <text:p/>
          </table:table-cell>
          <table:table-cell table:style-name="ce34" table:formula="of:=IF(ISNA(VLOOKUP([.$A153];['MySQL 5.7'.$A$2:.$A$832];1;0));&quot;&quot;;&quot;Y&quot;)">
            <text:p/>
          </table:table-cell>
          <table:table-cell table:formula="of:=IF(ISNA(VLOOKUP([.$A153];['Transact-SQL 2012'.$A$2:.$A$1001];1;0));&quot;&quot;;&quot;Y&quot;)">
            <text:p/>
          </table:table-cell>
          <table:table-cell table:formula="of:=IF(ISNA(VLOOKUP([.$A15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URRENT_PATH</text:p>
          </table:table-cell>
          <table:table-cell table:formula="of:=IF(ISNA(VLOOKUP([.$A154];['PostgreSQL 9.3'.$A$2:.$A$1001];1;0));&quot;&quot;;&quot;Y&quot;)">
            <text:p/>
          </table:table-cell>
          <table:table-cell table:formula="of:=IF(ISNA(VLOOKUP([.$A154];['SQL 2011'.$A$2:.$A$1001];1;0));&quot;&quot;;&quot;Y&quot;)" office:value-type="string" office:string-value="Y">
            <text:p>Y</text:p>
          </table:table-cell>
          <table:table-cell table:formula="of:=IF(ISNA(VLOOKUP([.$A154];['SQL 2008'.$A$2:.$A$1001];1;0));&quot;&quot;;&quot;Y&quot;)" office:value-type="string" office:string-value="Y">
            <text:p>Y</text:p>
          </table:table-cell>
          <table:table-cell table:formula="of:=IF(ISNA(VLOOKUP([.$A154];['SQL 92'.$A$2:.$A$1001];1;0));&quot;&quot;;&quot;Y&quot;)">
            <text:p/>
          </table:table-cell>
          <table:table-cell table:style-name="ce34" table:formula="of:=IF(ISNA(VLOOKUP([.$A154];['SQLite 3'.$A$2:.$B$1002];1;0));&quot;&quot;;&quot;Y&quot;)">
            <text:p/>
          </table:table-cell>
          <table:table-cell table:style-name="ce34" table:formula="of:=IF(ISNA(VLOOKUP([.$A154];['MySQL 5.7'.$A$2:.$A$832];1;0));&quot;&quot;;&quot;Y&quot;)">
            <text:p/>
          </table:table-cell>
          <table:table-cell table:formula="of:=IF(ISNA(VLOOKUP([.$A154];['Transact-SQL 2012'.$A$2:.$A$1001];1;0));&quot;&quot;;&quot;Y&quot;)">
            <text:p/>
          </table:table-cell>
          <table:table-cell table:formula="of:=IF(ISNA(VLOOKUP([.$A15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URRENT_ROLE</text:p>
          </table:table-cell>
          <table:table-cell table:formula="of:=IF(ISNA(VLOOKUP([.$A155];['PostgreSQL 9.3'.$A$2:.$A$1001];1;0));&quot;&quot;;&quot;Y&quot;)" office:value-type="string" office:string-value="Y">
            <text:p>Y</text:p>
          </table:table-cell>
          <table:table-cell table:formula="of:=IF(ISNA(VLOOKUP([.$A155];['SQL 2011'.$A$2:.$A$1001];1;0));&quot;&quot;;&quot;Y&quot;)" office:value-type="string" office:string-value="Y">
            <text:p>Y</text:p>
          </table:table-cell>
          <table:table-cell table:formula="of:=IF(ISNA(VLOOKUP([.$A155];['SQL 2008'.$A$2:.$A$1001];1;0));&quot;&quot;;&quot;Y&quot;)" office:value-type="string" office:string-value="Y">
            <text:p>Y</text:p>
          </table:table-cell>
          <table:table-cell table:formula="of:=IF(ISNA(VLOOKUP([.$A155];['SQL 92'.$A$2:.$A$1001];1;0));&quot;&quot;;&quot;Y&quot;)">
            <text:p/>
          </table:table-cell>
          <table:table-cell table:style-name="ce34" table:formula="of:=IF(ISNA(VLOOKUP([.$A155];['SQLite 3'.$A$2:.$B$1002];1;0));&quot;&quot;;&quot;Y&quot;)">
            <text:p/>
          </table:table-cell>
          <table:table-cell table:style-name="ce34" table:formula="of:=IF(ISNA(VLOOKUP([.$A155];['MySQL 5.7'.$A$2:.$A$832];1;0));&quot;&quot;;&quot;Y&quot;)">
            <text:p/>
          </table:table-cell>
          <table:table-cell table:formula="of:=IF(ISNA(VLOOKUP([.$A155];['Transact-SQL 2012'.$A$2:.$A$1001];1;0));&quot;&quot;;&quot;Y&quot;)">
            <text:p/>
          </table:table-cell>
          <table:table-cell table:formula="of:=IF(ISNA(VLOOKUP([.$A15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URRENT_ROW</text:p>
          </table:table-cell>
          <table:table-cell table:formula="of:=IF(ISNA(VLOOKUP([.$A156];['PostgreSQL 9.3'.$A$2:.$A$1001];1;0));&quot;&quot;;&quot;Y&quot;)">
            <text:p/>
          </table:table-cell>
          <table:table-cell table:formula="of:=IF(ISNA(VLOOKUP([.$A156];['SQL 2011'.$A$2:.$A$1001];1;0));&quot;&quot;;&quot;Y&quot;)" office:value-type="string" office:string-value="Y">
            <text:p>Y</text:p>
          </table:table-cell>
          <table:table-cell table:formula="of:=IF(ISNA(VLOOKUP([.$A156];['SQL 2008'.$A$2:.$A$1001];1;0));&quot;&quot;;&quot;Y&quot;)">
            <text:p/>
          </table:table-cell>
          <table:table-cell table:formula="of:=IF(ISNA(VLOOKUP([.$A156];['SQL 92'.$A$2:.$A$1001];1;0));&quot;&quot;;&quot;Y&quot;)">
            <text:p/>
          </table:table-cell>
          <table:table-cell table:style-name="ce34" table:formula="of:=IF(ISNA(VLOOKUP([.$A156];['SQLite 3'.$A$2:.$B$1002];1;0));&quot;&quot;;&quot;Y&quot;)">
            <text:p/>
          </table:table-cell>
          <table:table-cell table:style-name="ce34" table:formula="of:=IF(ISNA(VLOOKUP([.$A156];['MySQL 5.7'.$A$2:.$A$832];1;0));&quot;&quot;;&quot;Y&quot;)">
            <text:p/>
          </table:table-cell>
          <table:table-cell table:formula="of:=IF(ISNA(VLOOKUP([.$A156];['Transact-SQL 2012'.$A$2:.$A$1001];1;0));&quot;&quot;;&quot;Y&quot;)">
            <text:p/>
          </table:table-cell>
          <table:table-cell table:formula="of:=IF(ISNA(VLOOKUP([.$A15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URRENT_SCHEMA</text:p>
          </table:table-cell>
          <table:table-cell table:formula="of:=IF(ISNA(VLOOKUP([.$A157];['PostgreSQL 9.3'.$A$2:.$A$1001];1;0));&quot;&quot;;&quot;Y&quot;)" office:value-type="string" office:string-value="Y">
            <text:p>Y</text:p>
          </table:table-cell>
          <table:table-cell table:formula="of:=IF(ISNA(VLOOKUP([.$A157];['SQL 2011'.$A$2:.$A$1001];1;0));&quot;&quot;;&quot;Y&quot;)" office:value-type="string" office:string-value="Y">
            <text:p>Y</text:p>
          </table:table-cell>
          <table:table-cell table:formula="of:=IF(ISNA(VLOOKUP([.$A157];['SQL 2008'.$A$2:.$A$1001];1;0));&quot;&quot;;&quot;Y&quot;)" office:value-type="string" office:string-value="Y">
            <text:p>Y</text:p>
          </table:table-cell>
          <table:table-cell table:formula="of:=IF(ISNA(VLOOKUP([.$A157];['SQL 92'.$A$2:.$A$1001];1;0));&quot;&quot;;&quot;Y&quot;)">
            <text:p/>
          </table:table-cell>
          <table:table-cell table:style-name="ce34" table:formula="of:=IF(ISNA(VLOOKUP([.$A157];['SQLite 3'.$A$2:.$B$1002];1;0));&quot;&quot;;&quot;Y&quot;)">
            <text:p/>
          </table:table-cell>
          <table:table-cell table:style-name="ce34" table:formula="of:=IF(ISNA(VLOOKUP([.$A157];['MySQL 5.7'.$A$2:.$A$832];1;0));&quot;&quot;;&quot;Y&quot;)">
            <text:p/>
          </table:table-cell>
          <table:table-cell table:formula="of:=IF(ISNA(VLOOKUP([.$A157];['Transact-SQL 2012'.$A$2:.$A$1001];1;0));&quot;&quot;;&quot;Y&quot;)">
            <text:p/>
          </table:table-cell>
          <table:table-cell table:formula="of:=IF(ISNA(VLOOKUP([.$A15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URRENT_TIME</text:p>
          </table:table-cell>
          <table:table-cell table:formula="of:=IF(ISNA(VLOOKUP([.$A158];['PostgreSQL 9.3'.$A$2:.$A$1001];1;0));&quot;&quot;;&quot;Y&quot;)" office:value-type="string" office:string-value="Y">
            <text:p>Y</text:p>
          </table:table-cell>
          <table:table-cell table:formula="of:=IF(ISNA(VLOOKUP([.$A158];['SQL 2011'.$A$2:.$A$1001];1;0));&quot;&quot;;&quot;Y&quot;)" office:value-type="string" office:string-value="Y">
            <text:p>Y</text:p>
          </table:table-cell>
          <table:table-cell table:formula="of:=IF(ISNA(VLOOKUP([.$A158];['SQL 2008'.$A$2:.$A$1001];1;0));&quot;&quot;;&quot;Y&quot;)" office:value-type="string" office:string-value="Y">
            <text:p>Y</text:p>
          </table:table-cell>
          <table:table-cell table:formula="of:=IF(ISNA(VLOOKUP([.$A158];['SQL 92'.$A$2:.$A$1001];1;0));&quot;&quot;;&quot;Y&quot;)" office:value-type="string" office:string-value="Y">
            <text:p>Y</text:p>
          </table:table-cell>
          <table:table-cell table:style-name="ce34" table:formula="of:=IF(ISNA(VLOOKUP([.$A158];['SQLite 3'.$A$2:.$B$1002];1;0));&quot;&quot;;&quot;Y&quot;)" office:value-type="string" office:string-value="Y">
            <text:p>Y</text:p>
          </table:table-cell>
          <table:table-cell table:style-name="ce34" table:formula="of:=IF(ISNA(VLOOKUP([.$A158];['MySQL 5.7'.$A$2:.$A$832];1;0));&quot;&quot;;&quot;Y&quot;)" office:value-type="string" office:string-value="Y">
            <text:p>Y</text:p>
          </table:table-cell>
          <table:table-cell table:formula="of:=IF(ISNA(VLOOKUP([.$A158];['Transact-SQL 2012'.$A$2:.$A$1001];1;0));&quot;&quot;;&quot;Y&quot;)" office:value-type="string" office:string-value="Y">
            <text:p>Y</text:p>
          </table:table-cell>
          <table:table-cell table:formula="of:=IF(ISNA(VLOOKUP([.$A158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URRENT_TIMESTAMP</text:p>
          </table:table-cell>
          <table:table-cell table:formula="of:=IF(ISNA(VLOOKUP([.$A159];['PostgreSQL 9.3'.$A$2:.$A$1001];1;0));&quot;&quot;;&quot;Y&quot;)" office:value-type="string" office:string-value="Y">
            <text:p>Y</text:p>
          </table:table-cell>
          <table:table-cell table:formula="of:=IF(ISNA(VLOOKUP([.$A159];['SQL 2011'.$A$2:.$A$1001];1;0));&quot;&quot;;&quot;Y&quot;)" office:value-type="string" office:string-value="Y">
            <text:p>Y</text:p>
          </table:table-cell>
          <table:table-cell table:formula="of:=IF(ISNA(VLOOKUP([.$A159];['SQL 2008'.$A$2:.$A$1001];1;0));&quot;&quot;;&quot;Y&quot;)" office:value-type="string" office:string-value="Y">
            <text:p>Y</text:p>
          </table:table-cell>
          <table:table-cell table:formula="of:=IF(ISNA(VLOOKUP([.$A159];['SQL 92'.$A$2:.$A$1001];1;0));&quot;&quot;;&quot;Y&quot;)" office:value-type="string" office:string-value="Y">
            <text:p>Y</text:p>
          </table:table-cell>
          <table:table-cell table:style-name="ce34" table:formula="of:=IF(ISNA(VLOOKUP([.$A159];['SQLite 3'.$A$2:.$B$1002];1;0));&quot;&quot;;&quot;Y&quot;)" office:value-type="string" office:string-value="Y">
            <text:p>Y</text:p>
          </table:table-cell>
          <table:table-cell table:style-name="ce34" table:formula="of:=IF(ISNA(VLOOKUP([.$A159];['MySQL 5.7'.$A$2:.$A$832];1;0));&quot;&quot;;&quot;Y&quot;)" office:value-type="string" office:string-value="Y">
            <text:p>Y</text:p>
          </table:table-cell>
          <table:table-cell table:formula="of:=IF(ISNA(VLOOKUP([.$A159];['Transact-SQL 2012'.$A$2:.$A$1001];1;0));&quot;&quot;;&quot;Y&quot;)" office:value-type="string" office:string-value="Y">
            <text:p>Y</text:p>
          </table:table-cell>
          <table:table-cell table:formula="of:=IF(ISNA(VLOOKUP([.$A159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4">
          <table:table-cell table:style-name="ce26" office:value-type="string">
            <text:p>CURRENT_TRANSFORM_GROUP_FOR_TYPE</text:p>
          </table:table-cell>
          <table:table-cell table:formula="of:=IF(ISNA(VLOOKUP([.$A160];['PostgreSQL 9.3'.$A$2:.$A$1001];1;0));&quot;&quot;;&quot;Y&quot;)">
            <text:p/>
          </table:table-cell>
          <table:table-cell table:formula="of:=IF(ISNA(VLOOKUP([.$A160];['SQL 2011'.$A$2:.$A$1001];1;0));&quot;&quot;;&quot;Y&quot;)" office:value-type="string" office:string-value="Y">
            <text:p>Y</text:p>
          </table:table-cell>
          <table:table-cell table:formula="of:=IF(ISNA(VLOOKUP([.$A160];['SQL 2008'.$A$2:.$A$1001];1;0));&quot;&quot;;&quot;Y&quot;)" office:value-type="string" office:string-value="Y">
            <text:p>Y</text:p>
          </table:table-cell>
          <table:table-cell table:formula="of:=IF(ISNA(VLOOKUP([.$A160];['SQL 92'.$A$2:.$A$1001];1;0));&quot;&quot;;&quot;Y&quot;)">
            <text:p/>
          </table:table-cell>
          <table:table-cell table:style-name="ce34" table:formula="of:=IF(ISNA(VLOOKUP([.$A160];['SQLite 3'.$A$2:.$B$1002];1;0));&quot;&quot;;&quot;Y&quot;)">
            <text:p/>
          </table:table-cell>
          <table:table-cell table:style-name="ce34" table:formula="of:=IF(ISNA(VLOOKUP([.$A160];['MySQL 5.7'.$A$2:.$A$832];1;0));&quot;&quot;;&quot;Y&quot;)">
            <text:p/>
          </table:table-cell>
          <table:table-cell table:formula="of:=IF(ISNA(VLOOKUP([.$A160];['Transact-SQL 2012'.$A$2:.$A$1001];1;0));&quot;&quot;;&quot;Y&quot;)">
            <text:p/>
          </table:table-cell>
          <table:table-cell table:formula="of:=IF(ISNA(VLOOKUP([.$A16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URRENT_USER</text:p>
          </table:table-cell>
          <table:table-cell table:formula="of:=IF(ISNA(VLOOKUP([.$A161];['PostgreSQL 9.3'.$A$2:.$A$1001];1;0));&quot;&quot;;&quot;Y&quot;)" office:value-type="string" office:string-value="Y">
            <text:p>Y</text:p>
          </table:table-cell>
          <table:table-cell table:formula="of:=IF(ISNA(VLOOKUP([.$A161];['SQL 2011'.$A$2:.$A$1001];1;0));&quot;&quot;;&quot;Y&quot;)" office:value-type="string" office:string-value="Y">
            <text:p>Y</text:p>
          </table:table-cell>
          <table:table-cell table:formula="of:=IF(ISNA(VLOOKUP([.$A161];['SQL 2008'.$A$2:.$A$1001];1;0));&quot;&quot;;&quot;Y&quot;)" office:value-type="string" office:string-value="Y">
            <text:p>Y</text:p>
          </table:table-cell>
          <table:table-cell table:formula="of:=IF(ISNA(VLOOKUP([.$A161];['SQL 92'.$A$2:.$A$1001];1;0));&quot;&quot;;&quot;Y&quot;)" office:value-type="string" office:string-value="Y">
            <text:p>Y</text:p>
          </table:table-cell>
          <table:table-cell table:style-name="ce34" table:formula="of:=IF(ISNA(VLOOKUP([.$A161];['SQLite 3'.$A$2:.$B$1002];1;0));&quot;&quot;;&quot;Y&quot;)">
            <text:p/>
          </table:table-cell>
          <table:table-cell table:style-name="ce34" table:formula="of:=IF(ISNA(VLOOKUP([.$A161];['MySQL 5.7'.$A$2:.$A$832];1;0));&quot;&quot;;&quot;Y&quot;)" office:value-type="string" office:string-value="Y">
            <text:p>Y</text:p>
          </table:table-cell>
          <table:table-cell table:formula="of:=IF(ISNA(VLOOKUP([.$A161];['Transact-SQL 2012'.$A$2:.$A$1001];1;0));&quot;&quot;;&quot;Y&quot;)" office:value-type="string" office:string-value="Y">
            <text:p>Y</text:p>
          </table:table-cell>
          <table:table-cell table:formula="of:=IF(ISNA(VLOOKUP([.$A16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URSOR</text:p>
          </table:table-cell>
          <table:table-cell table:formula="of:=IF(ISNA(VLOOKUP([.$A162];['PostgreSQL 9.3'.$A$2:.$A$1001];1;0));&quot;&quot;;&quot;Y&quot;)" office:value-type="string" office:string-value="Y">
            <text:p>Y</text:p>
          </table:table-cell>
          <table:table-cell table:formula="of:=IF(ISNA(VLOOKUP([.$A162];['SQL 2011'.$A$2:.$A$1001];1;0));&quot;&quot;;&quot;Y&quot;)" office:value-type="string" office:string-value="Y">
            <text:p>Y</text:p>
          </table:table-cell>
          <table:table-cell table:formula="of:=IF(ISNA(VLOOKUP([.$A162];['SQL 2008'.$A$2:.$A$1001];1;0));&quot;&quot;;&quot;Y&quot;)" office:value-type="string" office:string-value="Y">
            <text:p>Y</text:p>
          </table:table-cell>
          <table:table-cell table:formula="of:=IF(ISNA(VLOOKUP([.$A162];['SQL 92'.$A$2:.$A$1001];1;0));&quot;&quot;;&quot;Y&quot;)" office:value-type="string" office:string-value="Y">
            <text:p>Y</text:p>
          </table:table-cell>
          <table:table-cell table:style-name="ce34" table:formula="of:=IF(ISNA(VLOOKUP([.$A162];['SQLite 3'.$A$2:.$B$1002];1;0));&quot;&quot;;&quot;Y&quot;)">
            <text:p/>
          </table:table-cell>
          <table:table-cell table:style-name="ce34" table:formula="of:=IF(ISNA(VLOOKUP([.$A162];['MySQL 5.7'.$A$2:.$A$832];1;0));&quot;&quot;;&quot;Y&quot;)" office:value-type="string" office:string-value="Y">
            <text:p>Y</text:p>
          </table:table-cell>
          <table:table-cell table:formula="of:=IF(ISNA(VLOOKUP([.$A162];['Transact-SQL 2012'.$A$2:.$A$1001];1;0));&quot;&quot;;&quot;Y&quot;)" office:value-type="string" office:string-value="Y">
            <text:p>Y</text:p>
          </table:table-cell>
          <table:table-cell table:formula="of:=IF(ISNA(VLOOKUP([.$A16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CURSOR_NAME</text:p>
          </table:table-cell>
          <table:table-cell table:formula="of:=IF(ISNA(VLOOKUP([.$A163];['PostgreSQL 9.3'.$A$2:.$A$1001];1;0));&quot;&quot;;&quot;Y&quot;)">
            <text:p/>
          </table:table-cell>
          <table:table-cell table:formula="of:=IF(ISNA(VLOOKUP([.$A163];['SQL 2011'.$A$2:.$A$1001];1;0));&quot;&quot;;&quot;Y&quot;)" office:value-type="string" office:string-value="Y">
            <text:p>Y</text:p>
          </table:table-cell>
          <table:table-cell table:formula="of:=IF(ISNA(VLOOKUP([.$A163];['SQL 2008'.$A$2:.$A$1001];1;0));&quot;&quot;;&quot;Y&quot;)" office:value-type="string" office:string-value="Y">
            <text:p>Y</text:p>
          </table:table-cell>
          <table:table-cell table:formula="of:=IF(ISNA(VLOOKUP([.$A163];['SQL 92'.$A$2:.$A$1001];1;0));&quot;&quot;;&quot;Y&quot;)" office:value-type="string" office:string-value="Y">
            <text:p>Y</text:p>
          </table:table-cell>
          <table:table-cell table:style-name="ce34" table:formula="of:=IF(ISNA(VLOOKUP([.$A163];['SQLite 3'.$A$2:.$B$1002];1;0));&quot;&quot;;&quot;Y&quot;)">
            <text:p/>
          </table:table-cell>
          <table:table-cell table:style-name="ce34" table:formula="of:=IF(ISNA(VLOOKUP([.$A163];['MySQL 5.7'.$A$2:.$A$832];1;0));&quot;&quot;;&quot;Y&quot;)">
            <text:p/>
          </table:table-cell>
          <table:table-cell table:formula="of:=IF(ISNA(VLOOKUP([.$A163];['Transact-SQL 2012'.$A$2:.$A$1001];1;0));&quot;&quot;;&quot;Y&quot;)">
            <text:p/>
          </table:table-cell>
          <table:table-cell table:formula="of:=IF(ISNA(VLOOKUP([.$A16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CYCLE</text:p>
          </table:table-cell>
          <table:table-cell table:formula="of:=IF(ISNA(VLOOKUP([.$A164];['PostgreSQL 9.3'.$A$2:.$A$1001];1;0));&quot;&quot;;&quot;Y&quot;)" office:value-type="string" office:string-value="Y">
            <text:p>Y</text:p>
          </table:table-cell>
          <table:table-cell table:formula="of:=IF(ISNA(VLOOKUP([.$A164];['SQL 2011'.$A$2:.$A$1001];1;0));&quot;&quot;;&quot;Y&quot;)" office:value-type="string" office:string-value="Y">
            <text:p>Y</text:p>
          </table:table-cell>
          <table:table-cell table:formula="of:=IF(ISNA(VLOOKUP([.$A164];['SQL 2008'.$A$2:.$A$1001];1;0));&quot;&quot;;&quot;Y&quot;)" office:value-type="string" office:string-value="Y">
            <text:p>Y</text:p>
          </table:table-cell>
          <table:table-cell table:formula="of:=IF(ISNA(VLOOKUP([.$A164];['SQL 92'.$A$2:.$A$1001];1;0));&quot;&quot;;&quot;Y&quot;)">
            <text:p/>
          </table:table-cell>
          <table:table-cell table:style-name="ce34" table:formula="of:=IF(ISNA(VLOOKUP([.$A164];['SQLite 3'.$A$2:.$B$1002];1;0));&quot;&quot;;&quot;Y&quot;)">
            <text:p/>
          </table:table-cell>
          <table:table-cell table:style-name="ce34" table:formula="of:=IF(ISNA(VLOOKUP([.$A164];['MySQL 5.7'.$A$2:.$A$832];1;0));&quot;&quot;;&quot;Y&quot;)">
            <text:p/>
          </table:table-cell>
          <table:table-cell table:formula="of:=IF(ISNA(VLOOKUP([.$A164];['Transact-SQL 2012'.$A$2:.$A$1001];1;0));&quot;&quot;;&quot;Y&quot;)">
            <text:p/>
          </table:table-cell>
          <table:table-cell table:formula="of:=IF(ISNA(VLOOKUP([.$A16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ATA</text:p>
          </table:table-cell>
          <table:table-cell table:formula="of:=IF(ISNA(VLOOKUP([.$A165];['PostgreSQL 9.3'.$A$2:.$A$1001];1;0));&quot;&quot;;&quot;Y&quot;)" office:value-type="string" office:string-value="Y">
            <text:p>Y</text:p>
          </table:table-cell>
          <table:table-cell table:formula="of:=IF(ISNA(VLOOKUP([.$A165];['SQL 2011'.$A$2:.$A$1001];1;0));&quot;&quot;;&quot;Y&quot;)" office:value-type="string" office:string-value="Y">
            <text:p>Y</text:p>
          </table:table-cell>
          <table:table-cell table:formula="of:=IF(ISNA(VLOOKUP([.$A165];['SQL 2008'.$A$2:.$A$1001];1;0));&quot;&quot;;&quot;Y&quot;)" office:value-type="string" office:string-value="Y">
            <text:p>Y</text:p>
          </table:table-cell>
          <table:table-cell table:formula="of:=IF(ISNA(VLOOKUP([.$A165];['SQL 92'.$A$2:.$A$1001];1;0));&quot;&quot;;&quot;Y&quot;)" office:value-type="string" office:string-value="Y">
            <text:p>Y</text:p>
          </table:table-cell>
          <table:table-cell table:style-name="ce34" table:formula="of:=IF(ISNA(VLOOKUP([.$A165];['SQLite 3'.$A$2:.$B$1002];1;0));&quot;&quot;;&quot;Y&quot;)">
            <text:p/>
          </table:table-cell>
          <table:table-cell table:style-name="ce34" table:formula="of:=IF(ISNA(VLOOKUP([.$A165];['MySQL 5.7'.$A$2:.$A$832];1;0));&quot;&quot;;&quot;Y&quot;)">
            <text:p/>
          </table:table-cell>
          <table:table-cell table:formula="of:=IF(ISNA(VLOOKUP([.$A165];['Transact-SQL 2012'.$A$2:.$A$1001];1;0));&quot;&quot;;&quot;Y&quot;)">
            <text:p/>
          </table:table-cell>
          <table:table-cell table:formula="of:=IF(ISNA(VLOOKUP([.$A16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ATABASE</text:p>
          </table:table-cell>
          <table:table-cell table:formula="of:=IF(ISNA(VLOOKUP([.$A166];['PostgreSQL 9.3'.$A$2:.$A$1001];1;0));&quot;&quot;;&quot;Y&quot;)" office:value-type="string" office:string-value="Y">
            <text:p>Y</text:p>
          </table:table-cell>
          <table:table-cell table:formula="of:=IF(ISNA(VLOOKUP([.$A166];['SQL 2011'.$A$2:.$A$1001];1;0));&quot;&quot;;&quot;Y&quot;)">
            <text:p/>
          </table:table-cell>
          <table:table-cell table:formula="of:=IF(ISNA(VLOOKUP([.$A166];['SQL 2008'.$A$2:.$A$1001];1;0));&quot;&quot;;&quot;Y&quot;)">
            <text:p/>
          </table:table-cell>
          <table:table-cell table:formula="of:=IF(ISNA(VLOOKUP([.$A166];['SQL 92'.$A$2:.$A$1001];1;0));&quot;&quot;;&quot;Y&quot;)">
            <text:p/>
          </table:table-cell>
          <table:table-cell table:style-name="ce34" table:formula="of:=IF(ISNA(VLOOKUP([.$A166];['SQLite 3'.$A$2:.$B$1002];1;0));&quot;&quot;;&quot;Y&quot;)" office:value-type="string" office:string-value="Y">
            <text:p>Y</text:p>
          </table:table-cell>
          <table:table-cell table:style-name="ce34" table:formula="of:=IF(ISNA(VLOOKUP([.$A166];['MySQL 5.7'.$A$2:.$A$832];1;0));&quot;&quot;;&quot;Y&quot;)" office:value-type="string" office:string-value="Y">
            <text:p>Y</text:p>
          </table:table-cell>
          <table:table-cell table:formula="of:=IF(ISNA(VLOOKUP([.$A166];['Transact-SQL 2012'.$A$2:.$A$1001];1;0));&quot;&quot;;&quot;Y&quot;)" office:value-type="string" office:string-value="Y">
            <text:p>Y</text:p>
          </table:table-cell>
          <table:table-cell table:formula="of:=IF(ISNA(VLOOKUP([.$A166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DATABASES</text:p>
          </table:table-cell>
          <table:table-cell table:formula="of:=IF(ISNA(VLOOKUP([.$A167];['PostgreSQL 9.3'.$A$2:.$A$1001];1;0));&quot;&quot;;&quot;Y&quot;)">
            <text:p/>
          </table:table-cell>
          <table:table-cell table:formula="of:=IF(ISNA(VLOOKUP([.$A167];['SQL 2011'.$A$2:.$A$1001];1;0));&quot;&quot;;&quot;Y&quot;)">
            <text:p/>
          </table:table-cell>
          <table:table-cell table:formula="of:=IF(ISNA(VLOOKUP([.$A167];['SQL 2008'.$A$2:.$A$1001];1;0));&quot;&quot;;&quot;Y&quot;)">
            <text:p/>
          </table:table-cell>
          <table:table-cell table:formula="of:=IF(ISNA(VLOOKUP([.$A167];['SQL 92'.$A$2:.$A$1001];1;0));&quot;&quot;;&quot;Y&quot;)">
            <text:p/>
          </table:table-cell>
          <table:table-cell table:style-name="ce34" table:formula="of:=IF(ISNA(VLOOKUP([.$A167];['SQLite 3'.$A$2:.$B$1002];1;0));&quot;&quot;;&quot;Y&quot;)">
            <text:p/>
          </table:table-cell>
          <table:table-cell table:style-name="ce34" table:formula="of:=IF(ISNA(VLOOKUP([.$A167];['MySQL 5.7'.$A$2:.$A$832];1;0));&quot;&quot;;&quot;Y&quot;)" office:value-type="string" office:string-value="Y">
            <text:p>Y</text:p>
          </table:table-cell>
          <table:table-cell table:formula="of:=IF(ISNA(VLOOKUP([.$A167];['Transact-SQL 2012'.$A$2:.$A$1001];1;0));&quot;&quot;;&quot;Y&quot;)">
            <text:p/>
          </table:table-cell>
          <table:table-cell table:formula="of:=IF(ISNA(VLOOKUP([.$A16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ATALINK</text:p>
          </table:table-cell>
          <table:table-cell table:formula="of:=IF(ISNA(VLOOKUP([.$A168];['PostgreSQL 9.3'.$A$2:.$A$1001];1;0));&quot;&quot;;&quot;Y&quot;)">
            <text:p/>
          </table:table-cell>
          <table:table-cell table:formula="of:=IF(ISNA(VLOOKUP([.$A168];['SQL 2011'.$A$2:.$A$1001];1;0));&quot;&quot;;&quot;Y&quot;)" office:value-type="string" office:string-value="Y">
            <text:p>Y</text:p>
          </table:table-cell>
          <table:table-cell table:formula="of:=IF(ISNA(VLOOKUP([.$A168];['SQL 2008'.$A$2:.$A$1001];1;0));&quot;&quot;;&quot;Y&quot;)" office:value-type="string" office:string-value="Y">
            <text:p>Y</text:p>
          </table:table-cell>
          <table:table-cell table:formula="of:=IF(ISNA(VLOOKUP([.$A168];['SQL 92'.$A$2:.$A$1001];1;0));&quot;&quot;;&quot;Y&quot;)">
            <text:p/>
          </table:table-cell>
          <table:table-cell table:style-name="ce34" table:formula="of:=IF(ISNA(VLOOKUP([.$A168];['SQLite 3'.$A$2:.$B$1002];1;0));&quot;&quot;;&quot;Y&quot;)">
            <text:p/>
          </table:table-cell>
          <table:table-cell table:style-name="ce34" table:formula="of:=IF(ISNA(VLOOKUP([.$A168];['MySQL 5.7'.$A$2:.$A$832];1;0));&quot;&quot;;&quot;Y&quot;)">
            <text:p/>
          </table:table-cell>
          <table:table-cell table:formula="of:=IF(ISNA(VLOOKUP([.$A168];['Transact-SQL 2012'.$A$2:.$A$1001];1;0));&quot;&quot;;&quot;Y&quot;)">
            <text:p/>
          </table:table-cell>
          <table:table-cell table:formula="of:=IF(ISNA(VLOOKUP([.$A16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ATE</text:p>
          </table:table-cell>
          <table:table-cell table:formula="of:=IF(ISNA(VLOOKUP([.$A169];['PostgreSQL 9.3'.$A$2:.$A$1001];1;0));&quot;&quot;;&quot;Y&quot;)">
            <text:p/>
          </table:table-cell>
          <table:table-cell table:formula="of:=IF(ISNA(VLOOKUP([.$A169];['SQL 2011'.$A$2:.$A$1001];1;0));&quot;&quot;;&quot;Y&quot;)" office:value-type="string" office:string-value="Y">
            <text:p>Y</text:p>
          </table:table-cell>
          <table:table-cell table:formula="of:=IF(ISNA(VLOOKUP([.$A169];['SQL 2008'.$A$2:.$A$1001];1;0));&quot;&quot;;&quot;Y&quot;)" office:value-type="string" office:string-value="Y">
            <text:p>Y</text:p>
          </table:table-cell>
          <table:table-cell table:formula="of:=IF(ISNA(VLOOKUP([.$A169];['SQL 92'.$A$2:.$A$1001];1;0));&quot;&quot;;&quot;Y&quot;)" office:value-type="string" office:string-value="Y">
            <text:p>Y</text:p>
          </table:table-cell>
          <table:table-cell table:style-name="ce34" table:formula="of:=IF(ISNA(VLOOKUP([.$A169];['SQLite 3'.$A$2:.$B$1002];1;0));&quot;&quot;;&quot;Y&quot;)">
            <text:p/>
          </table:table-cell>
          <table:table-cell table:style-name="ce34" table:formula="of:=IF(ISNA(VLOOKUP([.$A169];['MySQL 5.7'.$A$2:.$A$832];1;0));&quot;&quot;;&quot;Y&quot;)">
            <text:p/>
          </table:table-cell>
          <table:table-cell table:formula="of:=IF(ISNA(VLOOKUP([.$A169];['Transact-SQL 2012'.$A$2:.$A$1001];1;0));&quot;&quot;;&quot;Y&quot;)">
            <text:p/>
          </table:table-cell>
          <table:table-cell table:formula="of:=IF(ISNA(VLOOKUP([.$A169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DATETIME</text:p>
          </table:table-cell>
          <table:table-cell table:formula="of:=IF(ISNA(VLOOKUP([.$A170];['PostgreSQL 9.3'.$A$2:.$A$1001];1;0));&quot;&quot;;&quot;Y&quot;)">
            <text:p/>
          </table:table-cell>
          <table:table-cell table:formula="of:=IF(ISNA(VLOOKUP([.$A170];['SQL 2011'.$A$2:.$A$1001];1;0));&quot;&quot;;&quot;Y&quot;)">
            <text:p/>
          </table:table-cell>
          <table:table-cell table:formula="of:=IF(ISNA(VLOOKUP([.$A170];['SQL 2008'.$A$2:.$A$1001];1;0));&quot;&quot;;&quot;Y&quot;)">
            <text:p/>
          </table:table-cell>
          <table:table-cell table:formula="of:=IF(ISNA(VLOOKUP([.$A170];['SQL 92'.$A$2:.$A$1001];1;0));&quot;&quot;;&quot;Y&quot;)">
            <text:p/>
          </table:table-cell>
          <table:table-cell table:style-name="ce34" table:formula="of:=IF(ISNA(VLOOKUP([.$A170];['SQLite 3'.$A$2:.$B$1002];1;0));&quot;&quot;;&quot;Y&quot;)" office:value-type="string" office:string-value="Y">
            <text:p>Y</text:p>
          </table:table-cell>
          <table:table-cell table:style-name="ce34" table:formula="of:=IF(ISNA(VLOOKUP([.$A170];['MySQL 5.7'.$A$2:.$A$832];1;0));&quot;&quot;;&quot;Y&quot;)">
            <text:p/>
          </table:table-cell>
          <table:table-cell table:formula="of:=IF(ISNA(VLOOKUP([.$A170];['Transact-SQL 2012'.$A$2:.$A$1001];1;0));&quot;&quot;;&quot;Y&quot;)">
            <text:p/>
          </table:table-cell>
          <table:table-cell table:formula="of:=IF(ISNA(VLOOKUP([.$A17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ATETIME_INTERVAL_CODE</text:p>
          </table:table-cell>
          <table:table-cell table:formula="of:=IF(ISNA(VLOOKUP([.$A171];['PostgreSQL 9.3'.$A$2:.$A$1001];1;0));&quot;&quot;;&quot;Y&quot;)">
            <text:p/>
          </table:table-cell>
          <table:table-cell table:formula="of:=IF(ISNA(VLOOKUP([.$A171];['SQL 2011'.$A$2:.$A$1001];1;0));&quot;&quot;;&quot;Y&quot;)" office:value-type="string" office:string-value="Y">
            <text:p>Y</text:p>
          </table:table-cell>
          <table:table-cell table:formula="of:=IF(ISNA(VLOOKUP([.$A171];['SQL 2008'.$A$2:.$A$1001];1;0));&quot;&quot;;&quot;Y&quot;)" office:value-type="string" office:string-value="Y">
            <text:p>Y</text:p>
          </table:table-cell>
          <table:table-cell table:formula="of:=IF(ISNA(VLOOKUP([.$A171];['SQL 92'.$A$2:.$A$1001];1;0));&quot;&quot;;&quot;Y&quot;)" office:value-type="string" office:string-value="Y">
            <text:p>Y</text:p>
          </table:table-cell>
          <table:table-cell table:style-name="ce34" table:formula="of:=IF(ISNA(VLOOKUP([.$A171];['SQLite 3'.$A$2:.$B$1002];1;0));&quot;&quot;;&quot;Y&quot;)">
            <text:p/>
          </table:table-cell>
          <table:table-cell table:style-name="ce34" table:formula="of:=IF(ISNA(VLOOKUP([.$A171];['MySQL 5.7'.$A$2:.$A$832];1;0));&quot;&quot;;&quot;Y&quot;)">
            <text:p/>
          </table:table-cell>
          <table:table-cell table:formula="of:=IF(ISNA(VLOOKUP([.$A171];['Transact-SQL 2012'.$A$2:.$A$1001];1;0));&quot;&quot;;&quot;Y&quot;)">
            <text:p/>
          </table:table-cell>
          <table:table-cell table:formula="of:=IF(ISNA(VLOOKUP([.$A171];[ODBC.$A$2:.$A$1001];1;0));&quot;&quot;;&quot;Y&quot;)">
            <text:p/>
          </table:table-cell>
          <table:table-cell table:number-columns-repeated="1014"/>
        </table:table-row>
        <table:table-row table:style-name="ro4">
          <table:table-cell table:style-name="ce26" office:value-type="string">
            <text:p>DATETIME_INTERVAL_PRECISION</text:p>
          </table:table-cell>
          <table:table-cell table:formula="of:=IF(ISNA(VLOOKUP([.$A172];['PostgreSQL 9.3'.$A$2:.$A$1001];1;0));&quot;&quot;;&quot;Y&quot;)">
            <text:p/>
          </table:table-cell>
          <table:table-cell table:formula="of:=IF(ISNA(VLOOKUP([.$A172];['SQL 2011'.$A$2:.$A$1001];1;0));&quot;&quot;;&quot;Y&quot;)" office:value-type="string" office:string-value="Y">
            <text:p>Y</text:p>
          </table:table-cell>
          <table:table-cell table:formula="of:=IF(ISNA(VLOOKUP([.$A172];['SQL 2008'.$A$2:.$A$1001];1;0));&quot;&quot;;&quot;Y&quot;)" office:value-type="string" office:string-value="Y">
            <text:p>Y</text:p>
          </table:table-cell>
          <table:table-cell table:formula="of:=IF(ISNA(VLOOKUP([.$A172];['SQL 92'.$A$2:.$A$1001];1;0));&quot;&quot;;&quot;Y&quot;)" office:value-type="string" office:string-value="Y">
            <text:p>Y</text:p>
          </table:table-cell>
          <table:table-cell table:style-name="ce34" table:formula="of:=IF(ISNA(VLOOKUP([.$A172];['SQLite 3'.$A$2:.$B$1002];1;0));&quot;&quot;;&quot;Y&quot;)">
            <text:p/>
          </table:table-cell>
          <table:table-cell table:style-name="ce34" table:formula="of:=IF(ISNA(VLOOKUP([.$A172];['MySQL 5.7'.$A$2:.$A$832];1;0));&quot;&quot;;&quot;Y&quot;)">
            <text:p/>
          </table:table-cell>
          <table:table-cell table:formula="of:=IF(ISNA(VLOOKUP([.$A172];['Transact-SQL 2012'.$A$2:.$A$1001];1;0));&quot;&quot;;&quot;Y&quot;)">
            <text:p/>
          </table:table-cell>
          <table:table-cell table:formula="of:=IF(ISNA(VLOOKUP([.$A17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AY</text:p>
          </table:table-cell>
          <table:table-cell table:formula="of:=IF(ISNA(VLOOKUP([.$A173];['PostgreSQL 9.3'.$A$2:.$A$1001];1;0));&quot;&quot;;&quot;Y&quot;)" office:value-type="string" office:string-value="Y">
            <text:p>Y</text:p>
          </table:table-cell>
          <table:table-cell table:formula="of:=IF(ISNA(VLOOKUP([.$A173];['SQL 2011'.$A$2:.$A$1001];1;0));&quot;&quot;;&quot;Y&quot;)" office:value-type="string" office:string-value="Y">
            <text:p>Y</text:p>
          </table:table-cell>
          <table:table-cell table:formula="of:=IF(ISNA(VLOOKUP([.$A173];['SQL 2008'.$A$2:.$A$1001];1;0));&quot;&quot;;&quot;Y&quot;)" office:value-type="string" office:string-value="Y">
            <text:p>Y</text:p>
          </table:table-cell>
          <table:table-cell table:formula="of:=IF(ISNA(VLOOKUP([.$A173];['SQL 92'.$A$2:.$A$1001];1;0));&quot;&quot;;&quot;Y&quot;)" office:value-type="string" office:string-value="Y">
            <text:p>Y</text:p>
          </table:table-cell>
          <table:table-cell table:style-name="ce34" table:formula="of:=IF(ISNA(VLOOKUP([.$A173];['SQLite 3'.$A$2:.$B$1002];1;0));&quot;&quot;;&quot;Y&quot;)">
            <text:p/>
          </table:table-cell>
          <table:table-cell table:style-name="ce34" table:formula="of:=IF(ISNA(VLOOKUP([.$A173];['MySQL 5.7'.$A$2:.$A$832];1;0));&quot;&quot;;&quot;Y&quot;)">
            <text:p/>
          </table:table-cell>
          <table:table-cell table:formula="of:=IF(ISNA(VLOOKUP([.$A173];['Transact-SQL 2012'.$A$2:.$A$1001];1;0));&quot;&quot;;&quot;Y&quot;)">
            <text:p/>
          </table:table-cell>
          <table:table-cell table:formula="of:=IF(ISNA(VLOOKUP([.$A173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DAY_HOUR</text:p>
          </table:table-cell>
          <table:table-cell table:formula="of:=IF(ISNA(VLOOKUP([.$A174];['PostgreSQL 9.3'.$A$2:.$A$1001];1;0));&quot;&quot;;&quot;Y&quot;)">
            <text:p/>
          </table:table-cell>
          <table:table-cell table:formula="of:=IF(ISNA(VLOOKUP([.$A174];['SQL 2011'.$A$2:.$A$1001];1;0));&quot;&quot;;&quot;Y&quot;)">
            <text:p/>
          </table:table-cell>
          <table:table-cell table:formula="of:=IF(ISNA(VLOOKUP([.$A174];['SQL 2008'.$A$2:.$A$1001];1;0));&quot;&quot;;&quot;Y&quot;)">
            <text:p/>
          </table:table-cell>
          <table:table-cell table:formula="of:=IF(ISNA(VLOOKUP([.$A174];['SQL 92'.$A$2:.$A$1001];1;0));&quot;&quot;;&quot;Y&quot;)">
            <text:p/>
          </table:table-cell>
          <table:table-cell table:style-name="ce34" table:formula="of:=IF(ISNA(VLOOKUP([.$A174];['SQLite 3'.$A$2:.$B$1002];1;0));&quot;&quot;;&quot;Y&quot;)">
            <text:p/>
          </table:table-cell>
          <table:table-cell table:style-name="ce34" table:formula="of:=IF(ISNA(VLOOKUP([.$A174];['MySQL 5.7'.$A$2:.$A$832];1;0));&quot;&quot;;&quot;Y&quot;)" office:value-type="string" office:string-value="Y">
            <text:p>Y</text:p>
          </table:table-cell>
          <table:table-cell table:formula="of:=IF(ISNA(VLOOKUP([.$A174];['Transact-SQL 2012'.$A$2:.$A$1001];1;0));&quot;&quot;;&quot;Y&quot;)">
            <text:p/>
          </table:table-cell>
          <table:table-cell table:formula="of:=IF(ISNA(VLOOKUP([.$A174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DAY_MICROSECOND</text:p>
          </table:table-cell>
          <table:table-cell table:formula="of:=IF(ISNA(VLOOKUP([.$A175];['PostgreSQL 9.3'.$A$2:.$A$1001];1;0));&quot;&quot;;&quot;Y&quot;)">
            <text:p/>
          </table:table-cell>
          <table:table-cell table:formula="of:=IF(ISNA(VLOOKUP([.$A175];['SQL 2011'.$A$2:.$A$1001];1;0));&quot;&quot;;&quot;Y&quot;)">
            <text:p/>
          </table:table-cell>
          <table:table-cell table:formula="of:=IF(ISNA(VLOOKUP([.$A175];['SQL 2008'.$A$2:.$A$1001];1;0));&quot;&quot;;&quot;Y&quot;)">
            <text:p/>
          </table:table-cell>
          <table:table-cell table:formula="of:=IF(ISNA(VLOOKUP([.$A175];['SQL 92'.$A$2:.$A$1001];1;0));&quot;&quot;;&quot;Y&quot;)">
            <text:p/>
          </table:table-cell>
          <table:table-cell table:style-name="ce34" table:formula="of:=IF(ISNA(VLOOKUP([.$A175];['SQLite 3'.$A$2:.$B$1002];1;0));&quot;&quot;;&quot;Y&quot;)">
            <text:p/>
          </table:table-cell>
          <table:table-cell table:style-name="ce34" table:formula="of:=IF(ISNA(VLOOKUP([.$A175];['MySQL 5.7'.$A$2:.$A$832];1;0));&quot;&quot;;&quot;Y&quot;)" office:value-type="string" office:string-value="Y">
            <text:p>Y</text:p>
          </table:table-cell>
          <table:table-cell table:formula="of:=IF(ISNA(VLOOKUP([.$A175];['Transact-SQL 2012'.$A$2:.$A$1001];1;0));&quot;&quot;;&quot;Y&quot;)">
            <text:p/>
          </table:table-cell>
          <table:table-cell table:formula="of:=IF(ISNA(VLOOKUP([.$A175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DAY_MINUTE</text:p>
          </table:table-cell>
          <table:table-cell table:formula="of:=IF(ISNA(VLOOKUP([.$A176];['PostgreSQL 9.3'.$A$2:.$A$1001];1;0));&quot;&quot;;&quot;Y&quot;)">
            <text:p/>
          </table:table-cell>
          <table:table-cell table:formula="of:=IF(ISNA(VLOOKUP([.$A176];['SQL 2011'.$A$2:.$A$1001];1;0));&quot;&quot;;&quot;Y&quot;)">
            <text:p/>
          </table:table-cell>
          <table:table-cell table:formula="of:=IF(ISNA(VLOOKUP([.$A176];['SQL 2008'.$A$2:.$A$1001];1;0));&quot;&quot;;&quot;Y&quot;)">
            <text:p/>
          </table:table-cell>
          <table:table-cell table:formula="of:=IF(ISNA(VLOOKUP([.$A176];['SQL 92'.$A$2:.$A$1001];1;0));&quot;&quot;;&quot;Y&quot;)">
            <text:p/>
          </table:table-cell>
          <table:table-cell table:style-name="ce34" table:formula="of:=IF(ISNA(VLOOKUP([.$A176];['SQLite 3'.$A$2:.$B$1002];1;0));&quot;&quot;;&quot;Y&quot;)">
            <text:p/>
          </table:table-cell>
          <table:table-cell table:style-name="ce34" table:formula="of:=IF(ISNA(VLOOKUP([.$A176];['MySQL 5.7'.$A$2:.$A$832];1;0));&quot;&quot;;&quot;Y&quot;)" office:value-type="string" office:string-value="Y">
            <text:p>Y</text:p>
          </table:table-cell>
          <table:table-cell table:formula="of:=IF(ISNA(VLOOKUP([.$A176];['Transact-SQL 2012'.$A$2:.$A$1001];1;0));&quot;&quot;;&quot;Y&quot;)">
            <text:p/>
          </table:table-cell>
          <table:table-cell table:formula="of:=IF(ISNA(VLOOKUP([.$A176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DAY_SECOND</text:p>
          </table:table-cell>
          <table:table-cell table:formula="of:=IF(ISNA(VLOOKUP([.$A177];['PostgreSQL 9.3'.$A$2:.$A$1001];1;0));&quot;&quot;;&quot;Y&quot;)">
            <text:p/>
          </table:table-cell>
          <table:table-cell table:formula="of:=IF(ISNA(VLOOKUP([.$A177];['SQL 2011'.$A$2:.$A$1001];1;0));&quot;&quot;;&quot;Y&quot;)">
            <text:p/>
          </table:table-cell>
          <table:table-cell table:formula="of:=IF(ISNA(VLOOKUP([.$A177];['SQL 2008'.$A$2:.$A$1001];1;0));&quot;&quot;;&quot;Y&quot;)">
            <text:p/>
          </table:table-cell>
          <table:table-cell table:formula="of:=IF(ISNA(VLOOKUP([.$A177];['SQL 92'.$A$2:.$A$1001];1;0));&quot;&quot;;&quot;Y&quot;)">
            <text:p/>
          </table:table-cell>
          <table:table-cell table:style-name="ce34" table:formula="of:=IF(ISNA(VLOOKUP([.$A177];['SQLite 3'.$A$2:.$B$1002];1;0));&quot;&quot;;&quot;Y&quot;)">
            <text:p/>
          </table:table-cell>
          <table:table-cell table:style-name="ce34" table:formula="of:=IF(ISNA(VLOOKUP([.$A177];['MySQL 5.7'.$A$2:.$A$832];1;0));&quot;&quot;;&quot;Y&quot;)" office:value-type="string" office:string-value="Y">
            <text:p>Y</text:p>
          </table:table-cell>
          <table:table-cell table:formula="of:=IF(ISNA(VLOOKUP([.$A177];['Transact-SQL 2012'.$A$2:.$A$1001];1;0));&quot;&quot;;&quot;Y&quot;)">
            <text:p/>
          </table:table-cell>
          <table:table-cell table:formula="of:=IF(ISNA(VLOOKUP([.$A17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B</text:p>
          </table:table-cell>
          <table:table-cell table:formula="of:=IF(ISNA(VLOOKUP([.$A178];['PostgreSQL 9.3'.$A$2:.$A$1001];1;0));&quot;&quot;;&quot;Y&quot;)">
            <text:p/>
          </table:table-cell>
          <table:table-cell table:formula="of:=IF(ISNA(VLOOKUP([.$A178];['SQL 2011'.$A$2:.$A$1001];1;0));&quot;&quot;;&quot;Y&quot;)" office:value-type="string" office:string-value="Y">
            <text:p>Y</text:p>
          </table:table-cell>
          <table:table-cell table:formula="of:=IF(ISNA(VLOOKUP([.$A178];['SQL 2008'.$A$2:.$A$1001];1;0));&quot;&quot;;&quot;Y&quot;)" office:value-type="string" office:string-value="Y">
            <text:p>Y</text:p>
          </table:table-cell>
          <table:table-cell table:formula="of:=IF(ISNA(VLOOKUP([.$A178];['SQL 92'.$A$2:.$A$1001];1;0));&quot;&quot;;&quot;Y&quot;)">
            <text:p/>
          </table:table-cell>
          <table:table-cell table:style-name="ce34" table:formula="of:=IF(ISNA(VLOOKUP([.$A178];['SQLite 3'.$A$2:.$B$1002];1;0));&quot;&quot;;&quot;Y&quot;)">
            <text:p/>
          </table:table-cell>
          <table:table-cell table:style-name="ce34" table:formula="of:=IF(ISNA(VLOOKUP([.$A178];['MySQL 5.7'.$A$2:.$A$832];1;0));&quot;&quot;;&quot;Y&quot;)">
            <text:p/>
          </table:table-cell>
          <table:table-cell table:formula="of:=IF(ISNA(VLOOKUP([.$A178];['Transact-SQL 2012'.$A$2:.$A$1001];1;0));&quot;&quot;;&quot;Y&quot;)">
            <text:p/>
          </table:table-cell>
          <table:table-cell table:formula="of:=IF(ISNA(VLOOKUP([.$A178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DBCC</text:p>
          </table:table-cell>
          <table:table-cell table:formula="of:=IF(ISNA(VLOOKUP([.$A179];['PostgreSQL 9.3'.$A$2:.$A$1001];1;0));&quot;&quot;;&quot;Y&quot;)">
            <text:p/>
          </table:table-cell>
          <table:table-cell table:formula="of:=IF(ISNA(VLOOKUP([.$A179];['SQL 2011'.$A$2:.$A$1001];1;0));&quot;&quot;;&quot;Y&quot;)">
            <text:p/>
          </table:table-cell>
          <table:table-cell table:formula="of:=IF(ISNA(VLOOKUP([.$A179];['SQL 2008'.$A$2:.$A$1001];1;0));&quot;&quot;;&quot;Y&quot;)">
            <text:p/>
          </table:table-cell>
          <table:table-cell table:formula="of:=IF(ISNA(VLOOKUP([.$A179];['SQL 92'.$A$2:.$A$1001];1;0));&quot;&quot;;&quot;Y&quot;)">
            <text:p/>
          </table:table-cell>
          <table:table-cell table:style-name="ce34" table:formula="of:=IF(ISNA(VLOOKUP([.$A179];['SQLite 3'.$A$2:.$B$1002];1;0));&quot;&quot;;&quot;Y&quot;)">
            <text:p/>
          </table:table-cell>
          <table:table-cell table:style-name="ce34" table:formula="of:=IF(ISNA(VLOOKUP([.$A179];['MySQL 5.7'.$A$2:.$A$832];1;0));&quot;&quot;;&quot;Y&quot;)">
            <text:p/>
          </table:table-cell>
          <table:table-cell table:formula="of:=IF(ISNA(VLOOKUP([.$A179];['Transact-SQL 2012'.$A$2:.$A$1001];1;0));&quot;&quot;;&quot;Y&quot;)" office:value-type="string" office:string-value="Y">
            <text:p>Y</text:p>
          </table:table-cell>
          <table:table-cell table:formula="of:=IF(ISNA(VLOOKUP([.$A17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EALLOCATE</text:p>
          </table:table-cell>
          <table:table-cell table:formula="of:=IF(ISNA(VLOOKUP([.$A180];['PostgreSQL 9.3'.$A$2:.$A$1001];1;0));&quot;&quot;;&quot;Y&quot;)" office:value-type="string" office:string-value="Y">
            <text:p>Y</text:p>
          </table:table-cell>
          <table:table-cell table:formula="of:=IF(ISNA(VLOOKUP([.$A180];['SQL 2011'.$A$2:.$A$1001];1;0));&quot;&quot;;&quot;Y&quot;)" office:value-type="string" office:string-value="Y">
            <text:p>Y</text:p>
          </table:table-cell>
          <table:table-cell table:formula="of:=IF(ISNA(VLOOKUP([.$A180];['SQL 2008'.$A$2:.$A$1001];1;0));&quot;&quot;;&quot;Y&quot;)" office:value-type="string" office:string-value="Y">
            <text:p>Y</text:p>
          </table:table-cell>
          <table:table-cell table:formula="of:=IF(ISNA(VLOOKUP([.$A180];['SQL 92'.$A$2:.$A$1001];1;0));&quot;&quot;;&quot;Y&quot;)" office:value-type="string" office:string-value="Y">
            <text:p>Y</text:p>
          </table:table-cell>
          <table:table-cell table:style-name="ce34" table:formula="of:=IF(ISNA(VLOOKUP([.$A180];['SQLite 3'.$A$2:.$B$1002];1;0));&quot;&quot;;&quot;Y&quot;)">
            <text:p/>
          </table:table-cell>
          <table:table-cell table:style-name="ce34" table:formula="of:=IF(ISNA(VLOOKUP([.$A180];['MySQL 5.7'.$A$2:.$A$832];1;0));&quot;&quot;;&quot;Y&quot;)">
            <text:p/>
          </table:table-cell>
          <table:table-cell table:formula="of:=IF(ISNA(VLOOKUP([.$A180];['Transact-SQL 2012'.$A$2:.$A$1001];1;0));&quot;&quot;;&quot;Y&quot;)" office:value-type="string" office:string-value="Y">
            <text:p>Y</text:p>
          </table:table-cell>
          <table:table-cell table:formula="of:=IF(ISNA(VLOOKUP([.$A180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DEC</text:p>
          </table:table-cell>
          <table:table-cell table:formula="of:=IF(ISNA(VLOOKUP([.$A181];['PostgreSQL 9.3'.$A$2:.$A$1001];1;0));&quot;&quot;;&quot;Y&quot;)" office:value-type="string" office:string-value="Y">
            <text:p>Y</text:p>
          </table:table-cell>
          <table:table-cell table:formula="of:=IF(ISNA(VLOOKUP([.$A181];['SQL 2011'.$A$2:.$A$1001];1;0));&quot;&quot;;&quot;Y&quot;)" office:value-type="string" office:string-value="Y">
            <text:p>Y</text:p>
          </table:table-cell>
          <table:table-cell table:formula="of:=IF(ISNA(VLOOKUP([.$A181];['SQL 2008'.$A$2:.$A$1001];1;0));&quot;&quot;;&quot;Y&quot;)" office:value-type="string" office:string-value="Y">
            <text:p>Y</text:p>
          </table:table-cell>
          <table:table-cell table:formula="of:=IF(ISNA(VLOOKUP([.$A181];['SQL 92'.$A$2:.$A$1001];1;0));&quot;&quot;;&quot;Y&quot;)" office:value-type="string" office:string-value="Y">
            <text:p>Y</text:p>
          </table:table-cell>
          <table:table-cell table:style-name="ce34" table:formula="of:=IF(ISNA(VLOOKUP([.$A181];['SQLite 3'.$A$2:.$B$1002];1;0));&quot;&quot;;&quot;Y&quot;)">
            <text:p/>
          </table:table-cell>
          <table:table-cell table:style-name="ce34" table:formula="of:=IF(ISNA(VLOOKUP([.$A181];['MySQL 5.7'.$A$2:.$A$832];1;0));&quot;&quot;;&quot;Y&quot;)" office:value-type="string" office:string-value="Y">
            <text:p>Y</text:p>
          </table:table-cell>
          <table:table-cell table:formula="of:=IF(ISNA(VLOOKUP([.$A181];['Transact-SQL 2012'.$A$2:.$A$1001];1;0));&quot;&quot;;&quot;Y&quot;)">
            <text:p/>
          </table:table-cell>
          <table:table-cell table:formula="of:=IF(ISNA(VLOOKUP([.$A18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DECIMAL</text:p>
          </table:table-cell>
          <table:table-cell table:formula="of:=IF(ISNA(VLOOKUP([.$A182];['PostgreSQL 9.3'.$A$2:.$A$1001];1;0));&quot;&quot;;&quot;Y&quot;)" office:value-type="string" office:string-value="Y">
            <text:p>Y</text:p>
          </table:table-cell>
          <table:table-cell table:formula="of:=IF(ISNA(VLOOKUP([.$A182];['SQL 2011'.$A$2:.$A$1001];1;0));&quot;&quot;;&quot;Y&quot;)" office:value-type="string" office:string-value="Y">
            <text:p>Y</text:p>
          </table:table-cell>
          <table:table-cell table:formula="of:=IF(ISNA(VLOOKUP([.$A182];['SQL 2008'.$A$2:.$A$1001];1;0));&quot;&quot;;&quot;Y&quot;)" office:value-type="string" office:string-value="Y">
            <text:p>Y</text:p>
          </table:table-cell>
          <table:table-cell table:formula="of:=IF(ISNA(VLOOKUP([.$A182];['SQL 92'.$A$2:.$A$1001];1;0));&quot;&quot;;&quot;Y&quot;)" office:value-type="string" office:string-value="Y">
            <text:p>Y</text:p>
          </table:table-cell>
          <table:table-cell table:style-name="ce34" table:formula="of:=IF(ISNA(VLOOKUP([.$A182];['SQLite 3'.$A$2:.$B$1002];1;0));&quot;&quot;;&quot;Y&quot;)">
            <text:p/>
          </table:table-cell>
          <table:table-cell table:style-name="ce34" table:formula="of:=IF(ISNA(VLOOKUP([.$A182];['MySQL 5.7'.$A$2:.$A$832];1;0));&quot;&quot;;&quot;Y&quot;)" office:value-type="string" office:string-value="Y">
            <text:p>Y</text:p>
          </table:table-cell>
          <table:table-cell table:formula="of:=IF(ISNA(VLOOKUP([.$A182];['Transact-SQL 2012'.$A$2:.$A$1001];1;0));&quot;&quot;;&quot;Y&quot;)">
            <text:p/>
          </table:table-cell>
          <table:table-cell table:formula="of:=IF(ISNA(VLOOKUP([.$A18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DECLARE</text:p>
          </table:table-cell>
          <table:table-cell table:formula="of:=IF(ISNA(VLOOKUP([.$A183];['PostgreSQL 9.3'.$A$2:.$A$1001];1;0));&quot;&quot;;&quot;Y&quot;)" office:value-type="string" office:string-value="Y">
            <text:p>Y</text:p>
          </table:table-cell>
          <table:table-cell table:formula="of:=IF(ISNA(VLOOKUP([.$A183];['SQL 2011'.$A$2:.$A$1001];1;0));&quot;&quot;;&quot;Y&quot;)" office:value-type="string" office:string-value="Y">
            <text:p>Y</text:p>
          </table:table-cell>
          <table:table-cell table:formula="of:=IF(ISNA(VLOOKUP([.$A183];['SQL 2008'.$A$2:.$A$1001];1;0));&quot;&quot;;&quot;Y&quot;)" office:value-type="string" office:string-value="Y">
            <text:p>Y</text:p>
          </table:table-cell>
          <table:table-cell table:formula="of:=IF(ISNA(VLOOKUP([.$A183];['SQL 92'.$A$2:.$A$1001];1;0));&quot;&quot;;&quot;Y&quot;)" office:value-type="string" office:string-value="Y">
            <text:p>Y</text:p>
          </table:table-cell>
          <table:table-cell table:style-name="ce34" table:formula="of:=IF(ISNA(VLOOKUP([.$A183];['SQLite 3'.$A$2:.$B$1002];1;0));&quot;&quot;;&quot;Y&quot;)">
            <text:p/>
          </table:table-cell>
          <table:table-cell table:style-name="ce34" table:formula="of:=IF(ISNA(VLOOKUP([.$A183];['MySQL 5.7'.$A$2:.$A$832];1;0));&quot;&quot;;&quot;Y&quot;)" office:value-type="string" office:string-value="Y">
            <text:p>Y</text:p>
          </table:table-cell>
          <table:table-cell table:formula="of:=IF(ISNA(VLOOKUP([.$A183];['Transact-SQL 2012'.$A$2:.$A$1001];1;0));&quot;&quot;;&quot;Y&quot;)" office:value-type="string" office:string-value="Y">
            <text:p>Y</text:p>
          </table:table-cell>
          <table:table-cell table:formula="of:=IF(ISNA(VLOOKUP([.$A183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DEFAULT</text:p>
          </table:table-cell>
          <table:table-cell table:formula="of:=IF(ISNA(VLOOKUP([.$A184];['PostgreSQL 9.3'.$A$2:.$A$1001];1;0));&quot;&quot;;&quot;Y&quot;)" office:value-type="string" office:string-value="Y">
            <text:p>Y</text:p>
          </table:table-cell>
          <table:table-cell table:formula="of:=IF(ISNA(VLOOKUP([.$A184];['SQL 2011'.$A$2:.$A$1001];1;0));&quot;&quot;;&quot;Y&quot;)" office:value-type="string" office:string-value="Y">
            <text:p>Y</text:p>
          </table:table-cell>
          <table:table-cell table:formula="of:=IF(ISNA(VLOOKUP([.$A184];['SQL 2008'.$A$2:.$A$1001];1;0));&quot;&quot;;&quot;Y&quot;)" office:value-type="string" office:string-value="Y">
            <text:p>Y</text:p>
          </table:table-cell>
          <table:table-cell table:formula="of:=IF(ISNA(VLOOKUP([.$A184];['SQL 92'.$A$2:.$A$1001];1;0));&quot;&quot;;&quot;Y&quot;)" office:value-type="string" office:string-value="Y">
            <text:p>Y</text:p>
          </table:table-cell>
          <table:table-cell table:style-name="ce34" table:formula="of:=IF(ISNA(VLOOKUP([.$A184];['SQLite 3'.$A$2:.$B$1002];1;0));&quot;&quot;;&quot;Y&quot;)" office:value-type="string" office:string-value="Y">
            <text:p>Y</text:p>
          </table:table-cell>
          <table:table-cell table:style-name="ce34" table:formula="of:=IF(ISNA(VLOOKUP([.$A184];['MySQL 5.7'.$A$2:.$A$832];1;0));&quot;&quot;;&quot;Y&quot;)" office:value-type="string" office:string-value="Y">
            <text:p>Y</text:p>
          </table:table-cell>
          <table:table-cell table:formula="of:=IF(ISNA(VLOOKUP([.$A184];['Transact-SQL 2012'.$A$2:.$A$1001];1;0));&quot;&quot;;&quot;Y&quot;)" office:value-type="string" office:string-value="Y">
            <text:p>Y</text:p>
          </table:table-cell>
          <table:table-cell table:formula="of:=IF(ISNA(VLOOKUP([.$A18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DEFAULTS</text:p>
          </table:table-cell>
          <table:table-cell table:formula="of:=IF(ISNA(VLOOKUP([.$A185];['PostgreSQL 9.3'.$A$2:.$A$1001];1;0));&quot;&quot;;&quot;Y&quot;)" office:value-type="string" office:string-value="Y">
            <text:p>Y</text:p>
          </table:table-cell>
          <table:table-cell table:formula="of:=IF(ISNA(VLOOKUP([.$A185];['SQL 2011'.$A$2:.$A$1001];1;0));&quot;&quot;;&quot;Y&quot;)" office:value-type="string" office:string-value="Y">
            <text:p>Y</text:p>
          </table:table-cell>
          <table:table-cell table:formula="of:=IF(ISNA(VLOOKUP([.$A185];['SQL 2008'.$A$2:.$A$1001];1;0));&quot;&quot;;&quot;Y&quot;)" office:value-type="string" office:string-value="Y">
            <text:p>Y</text:p>
          </table:table-cell>
          <table:table-cell table:formula="of:=IF(ISNA(VLOOKUP([.$A185];['SQL 92'.$A$2:.$A$1001];1;0));&quot;&quot;;&quot;Y&quot;)">
            <text:p/>
          </table:table-cell>
          <table:table-cell table:style-name="ce34" table:formula="of:=IF(ISNA(VLOOKUP([.$A185];['SQLite 3'.$A$2:.$B$1002];1;0));&quot;&quot;;&quot;Y&quot;)">
            <text:p/>
          </table:table-cell>
          <table:table-cell table:style-name="ce34" table:formula="of:=IF(ISNA(VLOOKUP([.$A185];['MySQL 5.7'.$A$2:.$A$832];1;0));&quot;&quot;;&quot;Y&quot;)">
            <text:p/>
          </table:table-cell>
          <table:table-cell table:formula="of:=IF(ISNA(VLOOKUP([.$A185];['Transact-SQL 2012'.$A$2:.$A$1001];1;0));&quot;&quot;;&quot;Y&quot;)">
            <text:p/>
          </table:table-cell>
          <table:table-cell table:formula="of:=IF(ISNA(VLOOKUP([.$A18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EFERRABLE</text:p>
          </table:table-cell>
          <table:table-cell table:formula="of:=IF(ISNA(VLOOKUP([.$A186];['PostgreSQL 9.3'.$A$2:.$A$1001];1;0));&quot;&quot;;&quot;Y&quot;)" office:value-type="string" office:string-value="Y">
            <text:p>Y</text:p>
          </table:table-cell>
          <table:table-cell table:formula="of:=IF(ISNA(VLOOKUP([.$A186];['SQL 2011'.$A$2:.$A$1001];1;0));&quot;&quot;;&quot;Y&quot;)" office:value-type="string" office:string-value="Y">
            <text:p>Y</text:p>
          </table:table-cell>
          <table:table-cell table:formula="of:=IF(ISNA(VLOOKUP([.$A186];['SQL 2008'.$A$2:.$A$1001];1;0));&quot;&quot;;&quot;Y&quot;)" office:value-type="string" office:string-value="Y">
            <text:p>Y</text:p>
          </table:table-cell>
          <table:table-cell table:formula="of:=IF(ISNA(VLOOKUP([.$A186];['SQL 92'.$A$2:.$A$1001];1;0));&quot;&quot;;&quot;Y&quot;)" office:value-type="string" office:string-value="Y">
            <text:p>Y</text:p>
          </table:table-cell>
          <table:table-cell table:style-name="ce34" table:formula="of:=IF(ISNA(VLOOKUP([.$A186];['SQLite 3'.$A$2:.$B$1002];1;0));&quot;&quot;;&quot;Y&quot;)" office:value-type="string" office:string-value="Y">
            <text:p>Y</text:p>
          </table:table-cell>
          <table:table-cell table:style-name="ce34" table:formula="of:=IF(ISNA(VLOOKUP([.$A186];['MySQL 5.7'.$A$2:.$A$832];1;0));&quot;&quot;;&quot;Y&quot;)">
            <text:p/>
          </table:table-cell>
          <table:table-cell table:formula="of:=IF(ISNA(VLOOKUP([.$A186];['Transact-SQL 2012'.$A$2:.$A$1001];1;0));&quot;&quot;;&quot;Y&quot;)">
            <text:p/>
          </table:table-cell>
          <table:table-cell table:formula="of:=IF(ISNA(VLOOKUP([.$A186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DEFERRED</text:p>
          </table:table-cell>
          <table:table-cell table:formula="of:=IF(ISNA(VLOOKUP([.$A187];['PostgreSQL 9.3'.$A$2:.$A$1001];1;0));&quot;&quot;;&quot;Y&quot;)" office:value-type="string" office:string-value="Y">
            <text:p>Y</text:p>
          </table:table-cell>
          <table:table-cell table:formula="of:=IF(ISNA(VLOOKUP([.$A187];['SQL 2011'.$A$2:.$A$1001];1;0));&quot;&quot;;&quot;Y&quot;)" office:value-type="string" office:string-value="Y">
            <text:p>Y</text:p>
          </table:table-cell>
          <table:table-cell table:formula="of:=IF(ISNA(VLOOKUP([.$A187];['SQL 2008'.$A$2:.$A$1001];1;0));&quot;&quot;;&quot;Y&quot;)" office:value-type="string" office:string-value="Y">
            <text:p>Y</text:p>
          </table:table-cell>
          <table:table-cell table:formula="of:=IF(ISNA(VLOOKUP([.$A187];['SQL 92'.$A$2:.$A$1001];1;0));&quot;&quot;;&quot;Y&quot;)" office:value-type="string" office:string-value="Y">
            <text:p>Y</text:p>
          </table:table-cell>
          <table:table-cell table:style-name="ce34" table:formula="of:=IF(ISNA(VLOOKUP([.$A187];['SQLite 3'.$A$2:.$B$1002];1;0));&quot;&quot;;&quot;Y&quot;)" office:value-type="string" office:string-value="Y">
            <text:p>Y</text:p>
          </table:table-cell>
          <table:table-cell table:style-name="ce34" table:formula="of:=IF(ISNA(VLOOKUP([.$A187];['MySQL 5.7'.$A$2:.$A$832];1;0));&quot;&quot;;&quot;Y&quot;)">
            <text:p/>
          </table:table-cell>
          <table:table-cell table:formula="of:=IF(ISNA(VLOOKUP([.$A187];['Transact-SQL 2012'.$A$2:.$A$1001];1;0));&quot;&quot;;&quot;Y&quot;)">
            <text:p/>
          </table:table-cell>
          <table:table-cell table:formula="of:=IF(ISNA(VLOOKUP([.$A187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DEFINED</text:p>
          </table:table-cell>
          <table:table-cell table:formula="of:=IF(ISNA(VLOOKUP([.$A188];['PostgreSQL 9.3'.$A$2:.$A$1001];1;0));&quot;&quot;;&quot;Y&quot;)">
            <text:p/>
          </table:table-cell>
          <table:table-cell table:formula="of:=IF(ISNA(VLOOKUP([.$A188];['SQL 2011'.$A$2:.$A$1001];1;0));&quot;&quot;;&quot;Y&quot;)" office:value-type="string" office:string-value="Y">
            <text:p>Y</text:p>
          </table:table-cell>
          <table:table-cell table:formula="of:=IF(ISNA(VLOOKUP([.$A188];['SQL 2008'.$A$2:.$A$1001];1;0));&quot;&quot;;&quot;Y&quot;)" office:value-type="string" office:string-value="Y">
            <text:p>Y</text:p>
          </table:table-cell>
          <table:table-cell table:formula="of:=IF(ISNA(VLOOKUP([.$A188];['SQL 92'.$A$2:.$A$1001];1;0));&quot;&quot;;&quot;Y&quot;)">
            <text:p/>
          </table:table-cell>
          <table:table-cell table:style-name="ce34" table:formula="of:=IF(ISNA(VLOOKUP([.$A188];['SQLite 3'.$A$2:.$B$1002];1;0));&quot;&quot;;&quot;Y&quot;)">
            <text:p/>
          </table:table-cell>
          <table:table-cell table:style-name="ce34" table:formula="of:=IF(ISNA(VLOOKUP([.$A188];['MySQL 5.7'.$A$2:.$A$832];1;0));&quot;&quot;;&quot;Y&quot;)">
            <text:p/>
          </table:table-cell>
          <table:table-cell table:formula="of:=IF(ISNA(VLOOKUP([.$A188];['Transact-SQL 2012'.$A$2:.$A$1001];1;0));&quot;&quot;;&quot;Y&quot;)">
            <text:p/>
          </table:table-cell>
          <table:table-cell table:formula="of:=IF(ISNA(VLOOKUP([.$A18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EFINER</text:p>
          </table:table-cell>
          <table:table-cell table:formula="of:=IF(ISNA(VLOOKUP([.$A189];['PostgreSQL 9.3'.$A$2:.$A$1001];1;0));&quot;&quot;;&quot;Y&quot;)" office:value-type="string" office:string-value="Y">
            <text:p>Y</text:p>
          </table:table-cell>
          <table:table-cell table:formula="of:=IF(ISNA(VLOOKUP([.$A189];['SQL 2011'.$A$2:.$A$1001];1;0));&quot;&quot;;&quot;Y&quot;)" office:value-type="string" office:string-value="Y">
            <text:p>Y</text:p>
          </table:table-cell>
          <table:table-cell table:formula="of:=IF(ISNA(VLOOKUP([.$A189];['SQL 2008'.$A$2:.$A$1001];1;0));&quot;&quot;;&quot;Y&quot;)" office:value-type="string" office:string-value="Y">
            <text:p>Y</text:p>
          </table:table-cell>
          <table:table-cell table:formula="of:=IF(ISNA(VLOOKUP([.$A189];['SQL 92'.$A$2:.$A$1001];1;0));&quot;&quot;;&quot;Y&quot;)">
            <text:p/>
          </table:table-cell>
          <table:table-cell table:style-name="ce34" table:formula="of:=IF(ISNA(VLOOKUP([.$A189];['SQLite 3'.$A$2:.$B$1002];1;0));&quot;&quot;;&quot;Y&quot;)">
            <text:p/>
          </table:table-cell>
          <table:table-cell table:style-name="ce34" table:formula="of:=IF(ISNA(VLOOKUP([.$A189];['MySQL 5.7'.$A$2:.$A$832];1;0));&quot;&quot;;&quot;Y&quot;)">
            <text:p/>
          </table:table-cell>
          <table:table-cell table:formula="of:=IF(ISNA(VLOOKUP([.$A189];['Transact-SQL 2012'.$A$2:.$A$1001];1;0));&quot;&quot;;&quot;Y&quot;)">
            <text:p/>
          </table:table-cell>
          <table:table-cell table:formula="of:=IF(ISNA(VLOOKUP([.$A18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EGREE</text:p>
          </table:table-cell>
          <table:table-cell table:formula="of:=IF(ISNA(VLOOKUP([.$A190];['PostgreSQL 9.3'.$A$2:.$A$1001];1;0));&quot;&quot;;&quot;Y&quot;)">
            <text:p/>
          </table:table-cell>
          <table:table-cell table:formula="of:=IF(ISNA(VLOOKUP([.$A190];['SQL 2011'.$A$2:.$A$1001];1;0));&quot;&quot;;&quot;Y&quot;)" office:value-type="string" office:string-value="Y">
            <text:p>Y</text:p>
          </table:table-cell>
          <table:table-cell table:formula="of:=IF(ISNA(VLOOKUP([.$A190];['SQL 2008'.$A$2:.$A$1001];1;0));&quot;&quot;;&quot;Y&quot;)" office:value-type="string" office:string-value="Y">
            <text:p>Y</text:p>
          </table:table-cell>
          <table:table-cell table:formula="of:=IF(ISNA(VLOOKUP([.$A190];['SQL 92'.$A$2:.$A$1001];1;0));&quot;&quot;;&quot;Y&quot;)">
            <text:p/>
          </table:table-cell>
          <table:table-cell table:style-name="ce34" table:formula="of:=IF(ISNA(VLOOKUP([.$A190];['SQLite 3'.$A$2:.$B$1002];1;0));&quot;&quot;;&quot;Y&quot;)">
            <text:p/>
          </table:table-cell>
          <table:table-cell table:style-name="ce34" table:formula="of:=IF(ISNA(VLOOKUP([.$A190];['MySQL 5.7'.$A$2:.$A$832];1;0));&quot;&quot;;&quot;Y&quot;)">
            <text:p/>
          </table:table-cell>
          <table:table-cell table:formula="of:=IF(ISNA(VLOOKUP([.$A190];['Transact-SQL 2012'.$A$2:.$A$1001];1;0));&quot;&quot;;&quot;Y&quot;)">
            <text:p/>
          </table:table-cell>
          <table:table-cell table:formula="of:=IF(ISNA(VLOOKUP([.$A190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DELAYED</text:p>
          </table:table-cell>
          <table:table-cell table:formula="of:=IF(ISNA(VLOOKUP([.$A191];['PostgreSQL 9.3'.$A$2:.$A$1001];1;0));&quot;&quot;;&quot;Y&quot;)">
            <text:p/>
          </table:table-cell>
          <table:table-cell table:formula="of:=IF(ISNA(VLOOKUP([.$A191];['SQL 2011'.$A$2:.$A$1001];1;0));&quot;&quot;;&quot;Y&quot;)">
            <text:p/>
          </table:table-cell>
          <table:table-cell table:formula="of:=IF(ISNA(VLOOKUP([.$A191];['SQL 2008'.$A$2:.$A$1001];1;0));&quot;&quot;;&quot;Y&quot;)">
            <text:p/>
          </table:table-cell>
          <table:table-cell table:formula="of:=IF(ISNA(VLOOKUP([.$A191];['SQL 92'.$A$2:.$A$1001];1;0));&quot;&quot;;&quot;Y&quot;)">
            <text:p/>
          </table:table-cell>
          <table:table-cell table:style-name="ce34" table:formula="of:=IF(ISNA(VLOOKUP([.$A191];['SQLite 3'.$A$2:.$B$1002];1;0));&quot;&quot;;&quot;Y&quot;)">
            <text:p/>
          </table:table-cell>
          <table:table-cell table:style-name="ce34" table:formula="of:=IF(ISNA(VLOOKUP([.$A191];['MySQL 5.7'.$A$2:.$A$832];1;0));&quot;&quot;;&quot;Y&quot;)" office:value-type="string" office:string-value="Y">
            <text:p>Y</text:p>
          </table:table-cell>
          <table:table-cell table:formula="of:=IF(ISNA(VLOOKUP([.$A191];['Transact-SQL 2012'.$A$2:.$A$1001];1;0));&quot;&quot;;&quot;Y&quot;)">
            <text:p/>
          </table:table-cell>
          <table:table-cell table:formula="of:=IF(ISNA(VLOOKUP([.$A19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ELETE</text:p>
          </table:table-cell>
          <table:table-cell table:formula="of:=IF(ISNA(VLOOKUP([.$A192];['PostgreSQL 9.3'.$A$2:.$A$1001];1;0));&quot;&quot;;&quot;Y&quot;)" office:value-type="string" office:string-value="Y">
            <text:p>Y</text:p>
          </table:table-cell>
          <table:table-cell table:formula="of:=IF(ISNA(VLOOKUP([.$A192];['SQL 2011'.$A$2:.$A$1001];1;0));&quot;&quot;;&quot;Y&quot;)" office:value-type="string" office:string-value="Y">
            <text:p>Y</text:p>
          </table:table-cell>
          <table:table-cell table:formula="of:=IF(ISNA(VLOOKUP([.$A192];['SQL 2008'.$A$2:.$A$1001];1;0));&quot;&quot;;&quot;Y&quot;)" office:value-type="string" office:string-value="Y">
            <text:p>Y</text:p>
          </table:table-cell>
          <table:table-cell table:formula="of:=IF(ISNA(VLOOKUP([.$A192];['SQL 92'.$A$2:.$A$1001];1;0));&quot;&quot;;&quot;Y&quot;)" office:value-type="string" office:string-value="Y">
            <text:p>Y</text:p>
          </table:table-cell>
          <table:table-cell table:style-name="ce34" table:formula="of:=IF(ISNA(VLOOKUP([.$A192];['SQLite 3'.$A$2:.$B$1002];1;0));&quot;&quot;;&quot;Y&quot;)" office:value-type="string" office:string-value="Y">
            <text:p>Y</text:p>
          </table:table-cell>
          <table:table-cell table:style-name="ce34" table:formula="of:=IF(ISNA(VLOOKUP([.$A192];['MySQL 5.7'.$A$2:.$A$832];1;0));&quot;&quot;;&quot;Y&quot;)" office:value-type="string" office:string-value="Y">
            <text:p>Y</text:p>
          </table:table-cell>
          <table:table-cell table:formula="of:=IF(ISNA(VLOOKUP([.$A192];['Transact-SQL 2012'.$A$2:.$A$1001];1;0));&quot;&quot;;&quot;Y&quot;)" office:value-type="string" office:string-value="Y">
            <text:p>Y</text:p>
          </table:table-cell>
          <table:table-cell table:formula="of:=IF(ISNA(VLOOKUP([.$A19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DELIMITER</text:p>
          </table:table-cell>
          <table:table-cell table:formula="of:=IF(ISNA(VLOOKUP([.$A193];['PostgreSQL 9.3'.$A$2:.$A$1001];1;0));&quot;&quot;;&quot;Y&quot;)" office:value-type="string" office:string-value="Y">
            <text:p>Y</text:p>
          </table:table-cell>
          <table:table-cell table:formula="of:=IF(ISNA(VLOOKUP([.$A193];['SQL 2011'.$A$2:.$A$1001];1;0));&quot;&quot;;&quot;Y&quot;)">
            <text:p/>
          </table:table-cell>
          <table:table-cell table:formula="of:=IF(ISNA(VLOOKUP([.$A193];['SQL 2008'.$A$2:.$A$1001];1;0));&quot;&quot;;&quot;Y&quot;)">
            <text:p/>
          </table:table-cell>
          <table:table-cell table:formula="of:=IF(ISNA(VLOOKUP([.$A193];['SQL 92'.$A$2:.$A$1001];1;0));&quot;&quot;;&quot;Y&quot;)">
            <text:p/>
          </table:table-cell>
          <table:table-cell table:style-name="ce34" table:formula="of:=IF(ISNA(VLOOKUP([.$A193];['SQLite 3'.$A$2:.$B$1002];1;0));&quot;&quot;;&quot;Y&quot;)">
            <text:p/>
          </table:table-cell>
          <table:table-cell table:style-name="ce34" table:formula="of:=IF(ISNA(VLOOKUP([.$A193];['MySQL 5.7'.$A$2:.$A$832];1;0));&quot;&quot;;&quot;Y&quot;)">
            <text:p/>
          </table:table-cell>
          <table:table-cell table:formula="of:=IF(ISNA(VLOOKUP([.$A193];['Transact-SQL 2012'.$A$2:.$A$1001];1;0));&quot;&quot;;&quot;Y&quot;)">
            <text:p/>
          </table:table-cell>
          <table:table-cell table:formula="of:=IF(ISNA(VLOOKUP([.$A19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ELIMITERS</text:p>
          </table:table-cell>
          <table:table-cell table:formula="of:=IF(ISNA(VLOOKUP([.$A194];['PostgreSQL 9.3'.$A$2:.$A$1001];1;0));&quot;&quot;;&quot;Y&quot;)" office:value-type="string" office:string-value="Y">
            <text:p>Y</text:p>
          </table:table-cell>
          <table:table-cell table:formula="of:=IF(ISNA(VLOOKUP([.$A194];['SQL 2011'.$A$2:.$A$1001];1;0));&quot;&quot;;&quot;Y&quot;)">
            <text:p/>
          </table:table-cell>
          <table:table-cell table:formula="of:=IF(ISNA(VLOOKUP([.$A194];['SQL 2008'.$A$2:.$A$1001];1;0));&quot;&quot;;&quot;Y&quot;)">
            <text:p/>
          </table:table-cell>
          <table:table-cell table:formula="of:=IF(ISNA(VLOOKUP([.$A194];['SQL 92'.$A$2:.$A$1001];1;0));&quot;&quot;;&quot;Y&quot;)">
            <text:p/>
          </table:table-cell>
          <table:table-cell table:style-name="ce34" table:formula="of:=IF(ISNA(VLOOKUP([.$A194];['SQLite 3'.$A$2:.$B$1002];1;0));&quot;&quot;;&quot;Y&quot;)">
            <text:p/>
          </table:table-cell>
          <table:table-cell table:style-name="ce34" table:formula="of:=IF(ISNA(VLOOKUP([.$A194];['MySQL 5.7'.$A$2:.$A$832];1;0));&quot;&quot;;&quot;Y&quot;)">
            <text:p/>
          </table:table-cell>
          <table:table-cell table:formula="of:=IF(ISNA(VLOOKUP([.$A194];['Transact-SQL 2012'.$A$2:.$A$1001];1;0));&quot;&quot;;&quot;Y&quot;)">
            <text:p/>
          </table:table-cell>
          <table:table-cell table:formula="of:=IF(ISNA(VLOOKUP([.$A19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ENSE_RANK</text:p>
          </table:table-cell>
          <table:table-cell table:formula="of:=IF(ISNA(VLOOKUP([.$A195];['PostgreSQL 9.3'.$A$2:.$A$1001];1;0));&quot;&quot;;&quot;Y&quot;)">
            <text:p/>
          </table:table-cell>
          <table:table-cell table:formula="of:=IF(ISNA(VLOOKUP([.$A195];['SQL 2011'.$A$2:.$A$1001];1;0));&quot;&quot;;&quot;Y&quot;)" office:value-type="string" office:string-value="Y">
            <text:p>Y</text:p>
          </table:table-cell>
          <table:table-cell table:formula="of:=IF(ISNA(VLOOKUP([.$A195];['SQL 2008'.$A$2:.$A$1001];1;0));&quot;&quot;;&quot;Y&quot;)" office:value-type="string" office:string-value="Y">
            <text:p>Y</text:p>
          </table:table-cell>
          <table:table-cell table:formula="of:=IF(ISNA(VLOOKUP([.$A195];['SQL 92'.$A$2:.$A$1001];1;0));&quot;&quot;;&quot;Y&quot;)">
            <text:p/>
          </table:table-cell>
          <table:table-cell table:style-name="ce34" table:formula="of:=IF(ISNA(VLOOKUP([.$A195];['SQLite 3'.$A$2:.$B$1002];1;0));&quot;&quot;;&quot;Y&quot;)">
            <text:p/>
          </table:table-cell>
          <table:table-cell table:style-name="ce34" table:formula="of:=IF(ISNA(VLOOKUP([.$A195];['MySQL 5.7'.$A$2:.$A$832];1;0));&quot;&quot;;&quot;Y&quot;)">
            <text:p/>
          </table:table-cell>
          <table:table-cell table:formula="of:=IF(ISNA(VLOOKUP([.$A195];['Transact-SQL 2012'.$A$2:.$A$1001];1;0));&quot;&quot;;&quot;Y&quot;)">
            <text:p/>
          </table:table-cell>
          <table:table-cell table:formula="of:=IF(ISNA(VLOOKUP([.$A195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DENY</text:p>
          </table:table-cell>
          <table:table-cell table:formula="of:=IF(ISNA(VLOOKUP([.$A196];['PostgreSQL 9.3'.$A$2:.$A$1001];1;0));&quot;&quot;;&quot;Y&quot;)">
            <text:p/>
          </table:table-cell>
          <table:table-cell table:formula="of:=IF(ISNA(VLOOKUP([.$A196];['SQL 2011'.$A$2:.$A$1001];1;0));&quot;&quot;;&quot;Y&quot;)">
            <text:p/>
          </table:table-cell>
          <table:table-cell table:formula="of:=IF(ISNA(VLOOKUP([.$A196];['SQL 2008'.$A$2:.$A$1001];1;0));&quot;&quot;;&quot;Y&quot;)">
            <text:p/>
          </table:table-cell>
          <table:table-cell table:formula="of:=IF(ISNA(VLOOKUP([.$A196];['SQL 92'.$A$2:.$A$1001];1;0));&quot;&quot;;&quot;Y&quot;)">
            <text:p/>
          </table:table-cell>
          <table:table-cell table:style-name="ce34" table:formula="of:=IF(ISNA(VLOOKUP([.$A196];['SQLite 3'.$A$2:.$B$1002];1;0));&quot;&quot;;&quot;Y&quot;)">
            <text:p/>
          </table:table-cell>
          <table:table-cell table:style-name="ce34" table:formula="of:=IF(ISNA(VLOOKUP([.$A196];['MySQL 5.7'.$A$2:.$A$832];1;0));&quot;&quot;;&quot;Y&quot;)">
            <text:p/>
          </table:table-cell>
          <table:table-cell table:formula="of:=IF(ISNA(VLOOKUP([.$A196];['Transact-SQL 2012'.$A$2:.$A$1001];1;0));&quot;&quot;;&quot;Y&quot;)" office:value-type="string" office:string-value="Y">
            <text:p>Y</text:p>
          </table:table-cell>
          <table:table-cell table:formula="of:=IF(ISNA(VLOOKUP([.$A19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EPTH</text:p>
          </table:table-cell>
          <table:table-cell table:formula="of:=IF(ISNA(VLOOKUP([.$A197];['PostgreSQL 9.3'.$A$2:.$A$1001];1;0));&quot;&quot;;&quot;Y&quot;)">
            <text:p/>
          </table:table-cell>
          <table:table-cell table:formula="of:=IF(ISNA(VLOOKUP([.$A197];['SQL 2011'.$A$2:.$A$1001];1;0));&quot;&quot;;&quot;Y&quot;)" office:value-type="string" office:string-value="Y">
            <text:p>Y</text:p>
          </table:table-cell>
          <table:table-cell table:formula="of:=IF(ISNA(VLOOKUP([.$A197];['SQL 2008'.$A$2:.$A$1001];1;0));&quot;&quot;;&quot;Y&quot;)" office:value-type="string" office:string-value="Y">
            <text:p>Y</text:p>
          </table:table-cell>
          <table:table-cell table:formula="of:=IF(ISNA(VLOOKUP([.$A197];['SQL 92'.$A$2:.$A$1001];1;0));&quot;&quot;;&quot;Y&quot;)">
            <text:p/>
          </table:table-cell>
          <table:table-cell table:style-name="ce34" table:formula="of:=IF(ISNA(VLOOKUP([.$A197];['SQLite 3'.$A$2:.$B$1002];1;0));&quot;&quot;;&quot;Y&quot;)">
            <text:p/>
          </table:table-cell>
          <table:table-cell table:style-name="ce34" table:formula="of:=IF(ISNA(VLOOKUP([.$A197];['MySQL 5.7'.$A$2:.$A$832];1;0));&quot;&quot;;&quot;Y&quot;)">
            <text:p/>
          </table:table-cell>
          <table:table-cell table:formula="of:=IF(ISNA(VLOOKUP([.$A197];['Transact-SQL 2012'.$A$2:.$A$1001];1;0));&quot;&quot;;&quot;Y&quot;)">
            <text:p/>
          </table:table-cell>
          <table:table-cell table:formula="of:=IF(ISNA(VLOOKUP([.$A19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EREF</text:p>
          </table:table-cell>
          <table:table-cell table:formula="of:=IF(ISNA(VLOOKUP([.$A198];['PostgreSQL 9.3'.$A$2:.$A$1001];1;0));&quot;&quot;;&quot;Y&quot;)">
            <text:p/>
          </table:table-cell>
          <table:table-cell table:formula="of:=IF(ISNA(VLOOKUP([.$A198];['SQL 2011'.$A$2:.$A$1001];1;0));&quot;&quot;;&quot;Y&quot;)" office:value-type="string" office:string-value="Y">
            <text:p>Y</text:p>
          </table:table-cell>
          <table:table-cell table:formula="of:=IF(ISNA(VLOOKUP([.$A198];['SQL 2008'.$A$2:.$A$1001];1;0));&quot;&quot;;&quot;Y&quot;)" office:value-type="string" office:string-value="Y">
            <text:p>Y</text:p>
          </table:table-cell>
          <table:table-cell table:formula="of:=IF(ISNA(VLOOKUP([.$A198];['SQL 92'.$A$2:.$A$1001];1;0));&quot;&quot;;&quot;Y&quot;)">
            <text:p/>
          </table:table-cell>
          <table:table-cell table:style-name="ce34" table:formula="of:=IF(ISNA(VLOOKUP([.$A198];['SQLite 3'.$A$2:.$B$1002];1;0));&quot;&quot;;&quot;Y&quot;)">
            <text:p/>
          </table:table-cell>
          <table:table-cell table:style-name="ce34" table:formula="of:=IF(ISNA(VLOOKUP([.$A198];['MySQL 5.7'.$A$2:.$A$832];1;0));&quot;&quot;;&quot;Y&quot;)">
            <text:p/>
          </table:table-cell>
          <table:table-cell table:formula="of:=IF(ISNA(VLOOKUP([.$A198];['Transact-SQL 2012'.$A$2:.$A$1001];1;0));&quot;&quot;;&quot;Y&quot;)">
            <text:p/>
          </table:table-cell>
          <table:table-cell table:formula="of:=IF(ISNA(VLOOKUP([.$A19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ERIVED</text:p>
          </table:table-cell>
          <table:table-cell table:formula="of:=IF(ISNA(VLOOKUP([.$A199];['PostgreSQL 9.3'.$A$2:.$A$1001];1;0));&quot;&quot;;&quot;Y&quot;)">
            <text:p/>
          </table:table-cell>
          <table:table-cell table:formula="of:=IF(ISNA(VLOOKUP([.$A199];['SQL 2011'.$A$2:.$A$1001];1;0));&quot;&quot;;&quot;Y&quot;)" office:value-type="string" office:string-value="Y">
            <text:p>Y</text:p>
          </table:table-cell>
          <table:table-cell table:formula="of:=IF(ISNA(VLOOKUP([.$A199];['SQL 2008'.$A$2:.$A$1001];1;0));&quot;&quot;;&quot;Y&quot;)" office:value-type="string" office:string-value="Y">
            <text:p>Y</text:p>
          </table:table-cell>
          <table:table-cell table:formula="of:=IF(ISNA(VLOOKUP([.$A199];['SQL 92'.$A$2:.$A$1001];1;0));&quot;&quot;;&quot;Y&quot;)">
            <text:p/>
          </table:table-cell>
          <table:table-cell table:style-name="ce34" table:formula="of:=IF(ISNA(VLOOKUP([.$A199];['SQLite 3'.$A$2:.$B$1002];1;0));&quot;&quot;;&quot;Y&quot;)">
            <text:p/>
          </table:table-cell>
          <table:table-cell table:style-name="ce34" table:formula="of:=IF(ISNA(VLOOKUP([.$A199];['MySQL 5.7'.$A$2:.$A$832];1;0));&quot;&quot;;&quot;Y&quot;)">
            <text:p/>
          </table:table-cell>
          <table:table-cell table:formula="of:=IF(ISNA(VLOOKUP([.$A199];['Transact-SQL 2012'.$A$2:.$A$1001];1;0));&quot;&quot;;&quot;Y&quot;)">
            <text:p/>
          </table:table-cell>
          <table:table-cell table:formula="of:=IF(ISNA(VLOOKUP([.$A19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ESC</text:p>
          </table:table-cell>
          <table:table-cell table:formula="of:=IF(ISNA(VLOOKUP([.$A200];['PostgreSQL 9.3'.$A$2:.$A$1001];1;0));&quot;&quot;;&quot;Y&quot;)" office:value-type="string" office:string-value="Y">
            <text:p>Y</text:p>
          </table:table-cell>
          <table:table-cell table:formula="of:=IF(ISNA(VLOOKUP([.$A200];['SQL 2011'.$A$2:.$A$1001];1;0));&quot;&quot;;&quot;Y&quot;)" office:value-type="string" office:string-value="Y">
            <text:p>Y</text:p>
          </table:table-cell>
          <table:table-cell table:formula="of:=IF(ISNA(VLOOKUP([.$A200];['SQL 2008'.$A$2:.$A$1001];1;0));&quot;&quot;;&quot;Y&quot;)" office:value-type="string" office:string-value="Y">
            <text:p>Y</text:p>
          </table:table-cell>
          <table:table-cell table:formula="of:=IF(ISNA(VLOOKUP([.$A200];['SQL 92'.$A$2:.$A$1001];1;0));&quot;&quot;;&quot;Y&quot;)" office:value-type="string" office:string-value="Y">
            <text:p>Y</text:p>
          </table:table-cell>
          <table:table-cell table:style-name="ce34" table:formula="of:=IF(ISNA(VLOOKUP([.$A200];['SQLite 3'.$A$2:.$B$1002];1;0));&quot;&quot;;&quot;Y&quot;)" office:value-type="string" office:string-value="Y">
            <text:p>Y</text:p>
          </table:table-cell>
          <table:table-cell table:style-name="ce34" table:formula="of:=IF(ISNA(VLOOKUP([.$A200];['MySQL 5.7'.$A$2:.$A$832];1;0));&quot;&quot;;&quot;Y&quot;)" office:value-type="string" office:string-value="Y">
            <text:p>Y</text:p>
          </table:table-cell>
          <table:table-cell table:formula="of:=IF(ISNA(VLOOKUP([.$A200];['Transact-SQL 2012'.$A$2:.$A$1001];1;0));&quot;&quot;;&quot;Y&quot;)" office:value-type="string" office:string-value="Y">
            <text:p>Y</text:p>
          </table:table-cell>
          <table:table-cell table:formula="of:=IF(ISNA(VLOOKUP([.$A200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DESCRIBE</text:p>
          </table:table-cell>
          <table:table-cell table:formula="of:=IF(ISNA(VLOOKUP([.$A201];['PostgreSQL 9.3'.$A$2:.$A$1001];1;0));&quot;&quot;;&quot;Y&quot;)">
            <text:p/>
          </table:table-cell>
          <table:table-cell table:formula="of:=IF(ISNA(VLOOKUP([.$A201];['SQL 2011'.$A$2:.$A$1001];1;0));&quot;&quot;;&quot;Y&quot;)" office:value-type="string" office:string-value="Y">
            <text:p>Y</text:p>
          </table:table-cell>
          <table:table-cell table:formula="of:=IF(ISNA(VLOOKUP([.$A201];['SQL 2008'.$A$2:.$A$1001];1;0));&quot;&quot;;&quot;Y&quot;)" office:value-type="string" office:string-value="Y">
            <text:p>Y</text:p>
          </table:table-cell>
          <table:table-cell table:formula="of:=IF(ISNA(VLOOKUP([.$A201];['SQL 92'.$A$2:.$A$1001];1;0));&quot;&quot;;&quot;Y&quot;)" office:value-type="string" office:string-value="Y">
            <text:p>Y</text:p>
          </table:table-cell>
          <table:table-cell table:style-name="ce34" table:formula="of:=IF(ISNA(VLOOKUP([.$A201];['SQLite 3'.$A$2:.$B$1002];1;0));&quot;&quot;;&quot;Y&quot;)">
            <text:p/>
          </table:table-cell>
          <table:table-cell table:style-name="ce34" table:formula="of:=IF(ISNA(VLOOKUP([.$A201];['MySQL 5.7'.$A$2:.$A$832];1;0));&quot;&quot;;&quot;Y&quot;)" office:value-type="string" office:string-value="Y">
            <text:p>Y</text:p>
          </table:table-cell>
          <table:table-cell table:formula="of:=IF(ISNA(VLOOKUP([.$A201];['Transact-SQL 2012'.$A$2:.$A$1001];1;0));&quot;&quot;;&quot;Y&quot;)">
            <text:p/>
          </table:table-cell>
          <table:table-cell table:formula="of:=IF(ISNA(VLOOKUP([.$A20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DESCRIPTOR</text:p>
          </table:table-cell>
          <table:table-cell table:formula="of:=IF(ISNA(VLOOKUP([.$A202];['PostgreSQL 9.3'.$A$2:.$A$1001];1;0));&quot;&quot;;&quot;Y&quot;)">
            <text:p/>
          </table:table-cell>
          <table:table-cell table:formula="of:=IF(ISNA(VLOOKUP([.$A202];['SQL 2011'.$A$2:.$A$1001];1;0));&quot;&quot;;&quot;Y&quot;)" office:value-type="string" office:string-value="Y">
            <text:p>Y</text:p>
          </table:table-cell>
          <table:table-cell table:formula="of:=IF(ISNA(VLOOKUP([.$A202];['SQL 2008'.$A$2:.$A$1001];1;0));&quot;&quot;;&quot;Y&quot;)" office:value-type="string" office:string-value="Y">
            <text:p>Y</text:p>
          </table:table-cell>
          <table:table-cell table:formula="of:=IF(ISNA(VLOOKUP([.$A202];['SQL 92'.$A$2:.$A$1001];1;0));&quot;&quot;;&quot;Y&quot;)" office:value-type="string" office:string-value="Y">
            <text:p>Y</text:p>
          </table:table-cell>
          <table:table-cell table:style-name="ce34" table:formula="of:=IF(ISNA(VLOOKUP([.$A202];['SQLite 3'.$A$2:.$B$1002];1;0));&quot;&quot;;&quot;Y&quot;)">
            <text:p/>
          </table:table-cell>
          <table:table-cell table:style-name="ce34" table:formula="of:=IF(ISNA(VLOOKUP([.$A202];['MySQL 5.7'.$A$2:.$A$832];1;0));&quot;&quot;;&quot;Y&quot;)">
            <text:p/>
          </table:table-cell>
          <table:table-cell table:formula="of:=IF(ISNA(VLOOKUP([.$A202];['Transact-SQL 2012'.$A$2:.$A$1001];1;0));&quot;&quot;;&quot;Y&quot;)">
            <text:p/>
          </table:table-cell>
          <table:table-cell table:formula="of:=IF(ISNA(VLOOKUP([.$A20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DETACH</text:p>
          </table:table-cell>
          <table:table-cell table:formula="of:=IF(ISNA(VLOOKUP([.$A203];['PostgreSQL 9.3'.$A$2:.$A$1001];1;0));&quot;&quot;;&quot;Y&quot;)">
            <text:p/>
          </table:table-cell>
          <table:table-cell table:formula="of:=IF(ISNA(VLOOKUP([.$A203];['SQL 2011'.$A$2:.$A$1001];1;0));&quot;&quot;;&quot;Y&quot;)">
            <text:p/>
          </table:table-cell>
          <table:table-cell table:formula="of:=IF(ISNA(VLOOKUP([.$A203];['SQL 2008'.$A$2:.$A$1001];1;0));&quot;&quot;;&quot;Y&quot;)">
            <text:p/>
          </table:table-cell>
          <table:table-cell table:formula="of:=IF(ISNA(VLOOKUP([.$A203];['SQL 92'.$A$2:.$A$1001];1;0));&quot;&quot;;&quot;Y&quot;)">
            <text:p/>
          </table:table-cell>
          <table:table-cell table:style-name="ce34" table:formula="of:=IF(ISNA(VLOOKUP([.$A203];['SQLite 3'.$A$2:.$B$1002];1;0));&quot;&quot;;&quot;Y&quot;)" office:value-type="string" office:string-value="Y">
            <text:p>Y</text:p>
          </table:table-cell>
          <table:table-cell table:style-name="ce34" table:formula="of:=IF(ISNA(VLOOKUP([.$A203];['MySQL 5.7'.$A$2:.$A$832];1;0));&quot;&quot;;&quot;Y&quot;)">
            <text:p/>
          </table:table-cell>
          <table:table-cell table:formula="of:=IF(ISNA(VLOOKUP([.$A203];['Transact-SQL 2012'.$A$2:.$A$1001];1;0));&quot;&quot;;&quot;Y&quot;)">
            <text:p/>
          </table:table-cell>
          <table:table-cell table:formula="of:=IF(ISNA(VLOOKUP([.$A20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ETERMINISTIC</text:p>
          </table:table-cell>
          <table:table-cell table:formula="of:=IF(ISNA(VLOOKUP([.$A204];['PostgreSQL 9.3'.$A$2:.$A$1001];1;0));&quot;&quot;;&quot;Y&quot;)">
            <text:p/>
          </table:table-cell>
          <table:table-cell table:formula="of:=IF(ISNA(VLOOKUP([.$A204];['SQL 2011'.$A$2:.$A$1001];1;0));&quot;&quot;;&quot;Y&quot;)" office:value-type="string" office:string-value="Y">
            <text:p>Y</text:p>
          </table:table-cell>
          <table:table-cell table:formula="of:=IF(ISNA(VLOOKUP([.$A204];['SQL 2008'.$A$2:.$A$1001];1;0));&quot;&quot;;&quot;Y&quot;)" office:value-type="string" office:string-value="Y">
            <text:p>Y</text:p>
          </table:table-cell>
          <table:table-cell table:formula="of:=IF(ISNA(VLOOKUP([.$A204];['SQL 92'.$A$2:.$A$1001];1;0));&quot;&quot;;&quot;Y&quot;)">
            <text:p/>
          </table:table-cell>
          <table:table-cell table:style-name="ce34" table:formula="of:=IF(ISNA(VLOOKUP([.$A204];['SQLite 3'.$A$2:.$B$1002];1;0));&quot;&quot;;&quot;Y&quot;)">
            <text:p/>
          </table:table-cell>
          <table:table-cell table:style-name="ce34" table:formula="of:=IF(ISNA(VLOOKUP([.$A204];['MySQL 5.7'.$A$2:.$A$832];1;0));&quot;&quot;;&quot;Y&quot;)" office:value-type="string" office:string-value="Y">
            <text:p>Y</text:p>
          </table:table-cell>
          <table:table-cell table:formula="of:=IF(ISNA(VLOOKUP([.$A204];['Transact-SQL 2012'.$A$2:.$A$1001];1;0));&quot;&quot;;&quot;Y&quot;)">
            <text:p/>
          </table:table-cell>
          <table:table-cell table:formula="of:=IF(ISNA(VLOOKUP([.$A20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IAGNOSTICS</text:p>
          </table:table-cell>
          <table:table-cell table:formula="of:=IF(ISNA(VLOOKUP([.$A205];['PostgreSQL 9.3'.$A$2:.$A$1001];1;0));&quot;&quot;;&quot;Y&quot;)">
            <text:p/>
          </table:table-cell>
          <table:table-cell table:formula="of:=IF(ISNA(VLOOKUP([.$A205];['SQL 2011'.$A$2:.$A$1001];1;0));&quot;&quot;;&quot;Y&quot;)" office:value-type="string" office:string-value="Y">
            <text:p>Y</text:p>
          </table:table-cell>
          <table:table-cell table:formula="of:=IF(ISNA(VLOOKUP([.$A205];['SQL 2008'.$A$2:.$A$1001];1;0));&quot;&quot;;&quot;Y&quot;)" office:value-type="string" office:string-value="Y">
            <text:p>Y</text:p>
          </table:table-cell>
          <table:table-cell table:formula="of:=IF(ISNA(VLOOKUP([.$A205];['SQL 92'.$A$2:.$A$1001];1;0));&quot;&quot;;&quot;Y&quot;)" office:value-type="string" office:string-value="Y">
            <text:p>Y</text:p>
          </table:table-cell>
          <table:table-cell table:style-name="ce34" table:formula="of:=IF(ISNA(VLOOKUP([.$A205];['SQLite 3'.$A$2:.$B$1002];1;0));&quot;&quot;;&quot;Y&quot;)">
            <text:p/>
          </table:table-cell>
          <table:table-cell table:style-name="ce34" table:formula="of:=IF(ISNA(VLOOKUP([.$A205];['MySQL 5.7'.$A$2:.$A$832];1;0));&quot;&quot;;&quot;Y&quot;)">
            <text:p/>
          </table:table-cell>
          <table:table-cell table:formula="of:=IF(ISNA(VLOOKUP([.$A205];['Transact-SQL 2012'.$A$2:.$A$1001];1;0));&quot;&quot;;&quot;Y&quot;)">
            <text:p/>
          </table:table-cell>
          <table:table-cell table:formula="of:=IF(ISNA(VLOOKUP([.$A205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DICTIONARY</text:p>
          </table:table-cell>
          <table:table-cell table:formula="of:=IF(ISNA(VLOOKUP([.$A206];['PostgreSQL 9.3'.$A$2:.$A$1001];1;0));&quot;&quot;;&quot;Y&quot;)" office:value-type="string" office:string-value="Y">
            <text:p>Y</text:p>
          </table:table-cell>
          <table:table-cell table:formula="of:=IF(ISNA(VLOOKUP([.$A206];['SQL 2011'.$A$2:.$A$1001];1;0));&quot;&quot;;&quot;Y&quot;)">
            <text:p/>
          </table:table-cell>
          <table:table-cell table:formula="of:=IF(ISNA(VLOOKUP([.$A206];['SQL 2008'.$A$2:.$A$1001];1;0));&quot;&quot;;&quot;Y&quot;)">
            <text:p/>
          </table:table-cell>
          <table:table-cell table:formula="of:=IF(ISNA(VLOOKUP([.$A206];['SQL 92'.$A$2:.$A$1001];1;0));&quot;&quot;;&quot;Y&quot;)">
            <text:p/>
          </table:table-cell>
          <table:table-cell table:style-name="ce34" table:formula="of:=IF(ISNA(VLOOKUP([.$A206];['SQLite 3'.$A$2:.$B$1002];1;0));&quot;&quot;;&quot;Y&quot;)">
            <text:p/>
          </table:table-cell>
          <table:table-cell table:style-name="ce34" table:formula="of:=IF(ISNA(VLOOKUP([.$A206];['MySQL 5.7'.$A$2:.$A$832];1;0));&quot;&quot;;&quot;Y&quot;)">
            <text:p/>
          </table:table-cell>
          <table:table-cell table:formula="of:=IF(ISNA(VLOOKUP([.$A206];['Transact-SQL 2012'.$A$2:.$A$1001];1;0));&quot;&quot;;&quot;Y&quot;)">
            <text:p/>
          </table:table-cell>
          <table:table-cell table:formula="of:=IF(ISNA(VLOOKUP([.$A20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ISABLE</text:p>
          </table:table-cell>
          <table:table-cell table:formula="of:=IF(ISNA(VLOOKUP([.$A207];['PostgreSQL 9.3'.$A$2:.$A$1001];1;0));&quot;&quot;;&quot;Y&quot;)" office:value-type="string" office:string-value="Y">
            <text:p>Y</text:p>
          </table:table-cell>
          <table:table-cell table:formula="of:=IF(ISNA(VLOOKUP([.$A207];['SQL 2011'.$A$2:.$A$1001];1;0));&quot;&quot;;&quot;Y&quot;)">
            <text:p/>
          </table:table-cell>
          <table:table-cell table:formula="of:=IF(ISNA(VLOOKUP([.$A207];['SQL 2008'.$A$2:.$A$1001];1;0));&quot;&quot;;&quot;Y&quot;)">
            <text:p/>
          </table:table-cell>
          <table:table-cell table:formula="of:=IF(ISNA(VLOOKUP([.$A207];['SQL 92'.$A$2:.$A$1001];1;0));&quot;&quot;;&quot;Y&quot;)">
            <text:p/>
          </table:table-cell>
          <table:table-cell table:style-name="ce34" table:formula="of:=IF(ISNA(VLOOKUP([.$A207];['SQLite 3'.$A$2:.$B$1002];1;0));&quot;&quot;;&quot;Y&quot;)">
            <text:p/>
          </table:table-cell>
          <table:table-cell table:style-name="ce34" table:formula="of:=IF(ISNA(VLOOKUP([.$A207];['MySQL 5.7'.$A$2:.$A$832];1;0));&quot;&quot;;&quot;Y&quot;)">
            <text:p/>
          </table:table-cell>
          <table:table-cell table:formula="of:=IF(ISNA(VLOOKUP([.$A207];['Transact-SQL 2012'.$A$2:.$A$1001];1;0));&quot;&quot;;&quot;Y&quot;)">
            <text:p/>
          </table:table-cell>
          <table:table-cell table:formula="of:=IF(ISNA(VLOOKUP([.$A20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ISCARD</text:p>
          </table:table-cell>
          <table:table-cell table:formula="of:=IF(ISNA(VLOOKUP([.$A208];['PostgreSQL 9.3'.$A$2:.$A$1001];1;0));&quot;&quot;;&quot;Y&quot;)" office:value-type="string" office:string-value="Y">
            <text:p>Y</text:p>
          </table:table-cell>
          <table:table-cell table:formula="of:=IF(ISNA(VLOOKUP([.$A208];['SQL 2011'.$A$2:.$A$1001];1;0));&quot;&quot;;&quot;Y&quot;)">
            <text:p/>
          </table:table-cell>
          <table:table-cell table:formula="of:=IF(ISNA(VLOOKUP([.$A208];['SQL 2008'.$A$2:.$A$1001];1;0));&quot;&quot;;&quot;Y&quot;)">
            <text:p/>
          </table:table-cell>
          <table:table-cell table:formula="of:=IF(ISNA(VLOOKUP([.$A208];['SQL 92'.$A$2:.$A$1001];1;0));&quot;&quot;;&quot;Y&quot;)">
            <text:p/>
          </table:table-cell>
          <table:table-cell table:style-name="ce34" table:formula="of:=IF(ISNA(VLOOKUP([.$A208];['SQLite 3'.$A$2:.$B$1002];1;0));&quot;&quot;;&quot;Y&quot;)">
            <text:p/>
          </table:table-cell>
          <table:table-cell table:style-name="ce34" table:formula="of:=IF(ISNA(VLOOKUP([.$A208];['MySQL 5.7'.$A$2:.$A$832];1;0));&quot;&quot;;&quot;Y&quot;)">
            <text:p/>
          </table:table-cell>
          <table:table-cell table:formula="of:=IF(ISNA(VLOOKUP([.$A208];['Transact-SQL 2012'.$A$2:.$A$1001];1;0));&quot;&quot;;&quot;Y&quot;)">
            <text:p/>
          </table:table-cell>
          <table:table-cell table:formula="of:=IF(ISNA(VLOOKUP([.$A20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ISCONNECT</text:p>
          </table:table-cell>
          <table:table-cell table:formula="of:=IF(ISNA(VLOOKUP([.$A209];['PostgreSQL 9.3'.$A$2:.$A$1001];1;0));&quot;&quot;;&quot;Y&quot;)">
            <text:p/>
          </table:table-cell>
          <table:table-cell table:formula="of:=IF(ISNA(VLOOKUP([.$A209];['SQL 2011'.$A$2:.$A$1001];1;0));&quot;&quot;;&quot;Y&quot;)" office:value-type="string" office:string-value="Y">
            <text:p>Y</text:p>
          </table:table-cell>
          <table:table-cell table:formula="of:=IF(ISNA(VLOOKUP([.$A209];['SQL 2008'.$A$2:.$A$1001];1;0));&quot;&quot;;&quot;Y&quot;)" office:value-type="string" office:string-value="Y">
            <text:p>Y</text:p>
          </table:table-cell>
          <table:table-cell table:formula="of:=IF(ISNA(VLOOKUP([.$A209];['SQL 92'.$A$2:.$A$1001];1;0));&quot;&quot;;&quot;Y&quot;)" office:value-type="string" office:string-value="Y">
            <text:p>Y</text:p>
          </table:table-cell>
          <table:table-cell table:style-name="ce34" table:formula="of:=IF(ISNA(VLOOKUP([.$A209];['SQLite 3'.$A$2:.$B$1002];1;0));&quot;&quot;;&quot;Y&quot;)">
            <text:p/>
          </table:table-cell>
          <table:table-cell table:style-name="ce34" table:formula="of:=IF(ISNA(VLOOKUP([.$A209];['MySQL 5.7'.$A$2:.$A$832];1;0));&quot;&quot;;&quot;Y&quot;)">
            <text:p/>
          </table:table-cell>
          <table:table-cell table:formula="of:=IF(ISNA(VLOOKUP([.$A209];['Transact-SQL 2012'.$A$2:.$A$1001];1;0));&quot;&quot;;&quot;Y&quot;)">
            <text:p/>
          </table:table-cell>
          <table:table-cell table:formula="of:=IF(ISNA(VLOOKUP([.$A209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DISK</text:p>
          </table:table-cell>
          <table:table-cell table:formula="of:=IF(ISNA(VLOOKUP([.$A210];['PostgreSQL 9.3'.$A$2:.$A$1001];1;0));&quot;&quot;;&quot;Y&quot;)">
            <text:p/>
          </table:table-cell>
          <table:table-cell table:formula="of:=IF(ISNA(VLOOKUP([.$A210];['SQL 2011'.$A$2:.$A$1001];1;0));&quot;&quot;;&quot;Y&quot;)">
            <text:p/>
          </table:table-cell>
          <table:table-cell table:formula="of:=IF(ISNA(VLOOKUP([.$A210];['SQL 2008'.$A$2:.$A$1001];1;0));&quot;&quot;;&quot;Y&quot;)">
            <text:p/>
          </table:table-cell>
          <table:table-cell table:formula="of:=IF(ISNA(VLOOKUP([.$A210];['SQL 92'.$A$2:.$A$1001];1;0));&quot;&quot;;&quot;Y&quot;)">
            <text:p/>
          </table:table-cell>
          <table:table-cell table:style-name="ce34" table:formula="of:=IF(ISNA(VLOOKUP([.$A210];['SQLite 3'.$A$2:.$B$1002];1;0));&quot;&quot;;&quot;Y&quot;)">
            <text:p/>
          </table:table-cell>
          <table:table-cell table:style-name="ce34" table:formula="of:=IF(ISNA(VLOOKUP([.$A210];['MySQL 5.7'.$A$2:.$A$832];1;0));&quot;&quot;;&quot;Y&quot;)">
            <text:p/>
          </table:table-cell>
          <table:table-cell table:formula="of:=IF(ISNA(VLOOKUP([.$A210];['Transact-SQL 2012'.$A$2:.$A$1001];1;0));&quot;&quot;;&quot;Y&quot;)" office:value-type="string" office:string-value="Y">
            <text:p>Y</text:p>
          </table:table-cell>
          <table:table-cell table:formula="of:=IF(ISNA(VLOOKUP([.$A21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ISPATCH</text:p>
          </table:table-cell>
          <table:table-cell table:formula="of:=IF(ISNA(VLOOKUP([.$A211];['PostgreSQL 9.3'.$A$2:.$A$1001];1;0));&quot;&quot;;&quot;Y&quot;)">
            <text:p/>
          </table:table-cell>
          <table:table-cell table:formula="of:=IF(ISNA(VLOOKUP([.$A211];['SQL 2011'.$A$2:.$A$1001];1;0));&quot;&quot;;&quot;Y&quot;)" office:value-type="string" office:string-value="Y">
            <text:p>Y</text:p>
          </table:table-cell>
          <table:table-cell table:formula="of:=IF(ISNA(VLOOKUP([.$A211];['SQL 2008'.$A$2:.$A$1001];1;0));&quot;&quot;;&quot;Y&quot;)" office:value-type="string" office:string-value="Y">
            <text:p>Y</text:p>
          </table:table-cell>
          <table:table-cell table:formula="of:=IF(ISNA(VLOOKUP([.$A211];['SQL 92'.$A$2:.$A$1001];1;0));&quot;&quot;;&quot;Y&quot;)">
            <text:p/>
          </table:table-cell>
          <table:table-cell table:style-name="ce34" table:formula="of:=IF(ISNA(VLOOKUP([.$A211];['SQLite 3'.$A$2:.$B$1002];1;0));&quot;&quot;;&quot;Y&quot;)">
            <text:p/>
          </table:table-cell>
          <table:table-cell table:style-name="ce34" table:formula="of:=IF(ISNA(VLOOKUP([.$A211];['MySQL 5.7'.$A$2:.$A$832];1;0));&quot;&quot;;&quot;Y&quot;)">
            <text:p/>
          </table:table-cell>
          <table:table-cell table:formula="of:=IF(ISNA(VLOOKUP([.$A211];['Transact-SQL 2012'.$A$2:.$A$1001];1;0));&quot;&quot;;&quot;Y&quot;)">
            <text:p/>
          </table:table-cell>
          <table:table-cell table:formula="of:=IF(ISNA(VLOOKUP([.$A21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ISTINCT</text:p>
          </table:table-cell>
          <table:table-cell table:formula="of:=IF(ISNA(VLOOKUP([.$A212];['PostgreSQL 9.3'.$A$2:.$A$1001];1;0));&quot;&quot;;&quot;Y&quot;)" office:value-type="string" office:string-value="Y">
            <text:p>Y</text:p>
          </table:table-cell>
          <table:table-cell table:formula="of:=IF(ISNA(VLOOKUP([.$A212];['SQL 2011'.$A$2:.$A$1001];1;0));&quot;&quot;;&quot;Y&quot;)" office:value-type="string" office:string-value="Y">
            <text:p>Y</text:p>
          </table:table-cell>
          <table:table-cell table:formula="of:=IF(ISNA(VLOOKUP([.$A212];['SQL 2008'.$A$2:.$A$1001];1;0));&quot;&quot;;&quot;Y&quot;)" office:value-type="string" office:string-value="Y">
            <text:p>Y</text:p>
          </table:table-cell>
          <table:table-cell table:formula="of:=IF(ISNA(VLOOKUP([.$A212];['SQL 92'.$A$2:.$A$1001];1;0));&quot;&quot;;&quot;Y&quot;)" office:value-type="string" office:string-value="Y">
            <text:p>Y</text:p>
          </table:table-cell>
          <table:table-cell table:style-name="ce34" table:formula="of:=IF(ISNA(VLOOKUP([.$A212];['SQLite 3'.$A$2:.$B$1002];1;0));&quot;&quot;;&quot;Y&quot;)" office:value-type="string" office:string-value="Y">
            <text:p>Y</text:p>
          </table:table-cell>
          <table:table-cell table:style-name="ce34" table:formula="of:=IF(ISNA(VLOOKUP([.$A212];['MySQL 5.7'.$A$2:.$A$832];1;0));&quot;&quot;;&quot;Y&quot;)" office:value-type="string" office:string-value="Y">
            <text:p>Y</text:p>
          </table:table-cell>
          <table:table-cell table:formula="of:=IF(ISNA(VLOOKUP([.$A212];['Transact-SQL 2012'.$A$2:.$A$1001];1;0));&quot;&quot;;&quot;Y&quot;)" office:value-type="string" office:string-value="Y">
            <text:p>Y</text:p>
          </table:table-cell>
          <table:table-cell table:formula="of:=IF(ISNA(VLOOKUP([.$A21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DISTINCTROW</text:p>
          </table:table-cell>
          <table:table-cell table:formula="of:=IF(ISNA(VLOOKUP([.$A213];['PostgreSQL 9.3'.$A$2:.$A$1001];1;0));&quot;&quot;;&quot;Y&quot;)">
            <text:p/>
          </table:table-cell>
          <table:table-cell table:formula="of:=IF(ISNA(VLOOKUP([.$A213];['SQL 2011'.$A$2:.$A$1001];1;0));&quot;&quot;;&quot;Y&quot;)">
            <text:p/>
          </table:table-cell>
          <table:table-cell table:formula="of:=IF(ISNA(VLOOKUP([.$A213];['SQL 2008'.$A$2:.$A$1001];1;0));&quot;&quot;;&quot;Y&quot;)">
            <text:p/>
          </table:table-cell>
          <table:table-cell table:formula="of:=IF(ISNA(VLOOKUP([.$A213];['SQL 92'.$A$2:.$A$1001];1;0));&quot;&quot;;&quot;Y&quot;)">
            <text:p/>
          </table:table-cell>
          <table:table-cell table:style-name="ce34" table:formula="of:=IF(ISNA(VLOOKUP([.$A213];['SQLite 3'.$A$2:.$B$1002];1;0));&quot;&quot;;&quot;Y&quot;)">
            <text:p/>
          </table:table-cell>
          <table:table-cell table:style-name="ce34" table:formula="of:=IF(ISNA(VLOOKUP([.$A213];['MySQL 5.7'.$A$2:.$A$832];1;0));&quot;&quot;;&quot;Y&quot;)" office:value-type="string" office:string-value="Y">
            <text:p>Y</text:p>
          </table:table-cell>
          <table:table-cell table:formula="of:=IF(ISNA(VLOOKUP([.$A213];['Transact-SQL 2012'.$A$2:.$A$1001];1;0));&quot;&quot;;&quot;Y&quot;)">
            <text:p/>
          </table:table-cell>
          <table:table-cell table:formula="of:=IF(ISNA(VLOOKUP([.$A213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DISTRIBUTED</text:p>
          </table:table-cell>
          <table:table-cell table:formula="of:=IF(ISNA(VLOOKUP([.$A214];['PostgreSQL 9.3'.$A$2:.$A$1001];1;0));&quot;&quot;;&quot;Y&quot;)">
            <text:p/>
          </table:table-cell>
          <table:table-cell table:formula="of:=IF(ISNA(VLOOKUP([.$A214];['SQL 2011'.$A$2:.$A$1001];1;0));&quot;&quot;;&quot;Y&quot;)">
            <text:p/>
          </table:table-cell>
          <table:table-cell table:formula="of:=IF(ISNA(VLOOKUP([.$A214];['SQL 2008'.$A$2:.$A$1001];1;0));&quot;&quot;;&quot;Y&quot;)">
            <text:p/>
          </table:table-cell>
          <table:table-cell table:formula="of:=IF(ISNA(VLOOKUP([.$A214];['SQL 92'.$A$2:.$A$1001];1;0));&quot;&quot;;&quot;Y&quot;)">
            <text:p/>
          </table:table-cell>
          <table:table-cell table:style-name="ce34" table:formula="of:=IF(ISNA(VLOOKUP([.$A214];['SQLite 3'.$A$2:.$B$1002];1;0));&quot;&quot;;&quot;Y&quot;)">
            <text:p/>
          </table:table-cell>
          <table:table-cell table:style-name="ce34" table:formula="of:=IF(ISNA(VLOOKUP([.$A214];['MySQL 5.7'.$A$2:.$A$832];1;0));&quot;&quot;;&quot;Y&quot;)">
            <text:p/>
          </table:table-cell>
          <table:table-cell table:formula="of:=IF(ISNA(VLOOKUP([.$A214];['Transact-SQL 2012'.$A$2:.$A$1001];1;0));&quot;&quot;;&quot;Y&quot;)" office:value-type="string" office:string-value="Y">
            <text:p>Y</text:p>
          </table:table-cell>
          <table:table-cell table:formula="of:=IF(ISNA(VLOOKUP([.$A214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DIV</text:p>
          </table:table-cell>
          <table:table-cell table:formula="of:=IF(ISNA(VLOOKUP([.$A215];['PostgreSQL 9.3'.$A$2:.$A$1001];1;0));&quot;&quot;;&quot;Y&quot;)">
            <text:p/>
          </table:table-cell>
          <table:table-cell table:formula="of:=IF(ISNA(VLOOKUP([.$A215];['SQL 2011'.$A$2:.$A$1001];1;0));&quot;&quot;;&quot;Y&quot;)">
            <text:p/>
          </table:table-cell>
          <table:table-cell table:formula="of:=IF(ISNA(VLOOKUP([.$A215];['SQL 2008'.$A$2:.$A$1001];1;0));&quot;&quot;;&quot;Y&quot;)">
            <text:p/>
          </table:table-cell>
          <table:table-cell table:formula="of:=IF(ISNA(VLOOKUP([.$A215];['SQL 92'.$A$2:.$A$1001];1;0));&quot;&quot;;&quot;Y&quot;)">
            <text:p/>
          </table:table-cell>
          <table:table-cell table:style-name="ce34" table:formula="of:=IF(ISNA(VLOOKUP([.$A215];['SQLite 3'.$A$2:.$B$1002];1;0));&quot;&quot;;&quot;Y&quot;)">
            <text:p/>
          </table:table-cell>
          <table:table-cell table:style-name="ce34" table:formula="of:=IF(ISNA(VLOOKUP([.$A215];['MySQL 5.7'.$A$2:.$A$832];1;0));&quot;&quot;;&quot;Y&quot;)" office:value-type="string" office:string-value="Y">
            <text:p>Y</text:p>
          </table:table-cell>
          <table:table-cell table:formula="of:=IF(ISNA(VLOOKUP([.$A215];['Transact-SQL 2012'.$A$2:.$A$1001];1;0));&quot;&quot;;&quot;Y&quot;)">
            <text:p/>
          </table:table-cell>
          <table:table-cell table:formula="of:=IF(ISNA(VLOOKUP([.$A21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LNEWCOPY</text:p>
          </table:table-cell>
          <table:table-cell table:formula="of:=IF(ISNA(VLOOKUP([.$A216];['PostgreSQL 9.3'.$A$2:.$A$1001];1;0));&quot;&quot;;&quot;Y&quot;)">
            <text:p/>
          </table:table-cell>
          <table:table-cell table:formula="of:=IF(ISNA(VLOOKUP([.$A216];['SQL 2011'.$A$2:.$A$1001];1;0));&quot;&quot;;&quot;Y&quot;)" office:value-type="string" office:string-value="Y">
            <text:p>Y</text:p>
          </table:table-cell>
          <table:table-cell table:formula="of:=IF(ISNA(VLOOKUP([.$A216];['SQL 2008'.$A$2:.$A$1001];1;0));&quot;&quot;;&quot;Y&quot;)" office:value-type="string" office:string-value="Y">
            <text:p>Y</text:p>
          </table:table-cell>
          <table:table-cell table:formula="of:=IF(ISNA(VLOOKUP([.$A216];['SQL 92'.$A$2:.$A$1001];1;0));&quot;&quot;;&quot;Y&quot;)">
            <text:p/>
          </table:table-cell>
          <table:table-cell table:style-name="ce34" table:formula="of:=IF(ISNA(VLOOKUP([.$A216];['SQLite 3'.$A$2:.$B$1002];1;0));&quot;&quot;;&quot;Y&quot;)">
            <text:p/>
          </table:table-cell>
          <table:table-cell table:style-name="ce34" table:formula="of:=IF(ISNA(VLOOKUP([.$A216];['MySQL 5.7'.$A$2:.$A$832];1;0));&quot;&quot;;&quot;Y&quot;)">
            <text:p/>
          </table:table-cell>
          <table:table-cell table:formula="of:=IF(ISNA(VLOOKUP([.$A216];['Transact-SQL 2012'.$A$2:.$A$1001];1;0));&quot;&quot;;&quot;Y&quot;)">
            <text:p/>
          </table:table-cell>
          <table:table-cell table:formula="of:=IF(ISNA(VLOOKUP([.$A21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LPREVIOUSCOPY</text:p>
          </table:table-cell>
          <table:table-cell table:formula="of:=IF(ISNA(VLOOKUP([.$A217];['PostgreSQL 9.3'.$A$2:.$A$1001];1;0));&quot;&quot;;&quot;Y&quot;)">
            <text:p/>
          </table:table-cell>
          <table:table-cell table:formula="of:=IF(ISNA(VLOOKUP([.$A217];['SQL 2011'.$A$2:.$A$1001];1;0));&quot;&quot;;&quot;Y&quot;)" office:value-type="string" office:string-value="Y">
            <text:p>Y</text:p>
          </table:table-cell>
          <table:table-cell table:formula="of:=IF(ISNA(VLOOKUP([.$A217];['SQL 2008'.$A$2:.$A$1001];1;0));&quot;&quot;;&quot;Y&quot;)" office:value-type="string" office:string-value="Y">
            <text:p>Y</text:p>
          </table:table-cell>
          <table:table-cell table:formula="of:=IF(ISNA(VLOOKUP([.$A217];['SQL 92'.$A$2:.$A$1001];1;0));&quot;&quot;;&quot;Y&quot;)">
            <text:p/>
          </table:table-cell>
          <table:table-cell table:style-name="ce34" table:formula="of:=IF(ISNA(VLOOKUP([.$A217];['SQLite 3'.$A$2:.$B$1002];1;0));&quot;&quot;;&quot;Y&quot;)">
            <text:p/>
          </table:table-cell>
          <table:table-cell table:style-name="ce34" table:formula="of:=IF(ISNA(VLOOKUP([.$A217];['MySQL 5.7'.$A$2:.$A$832];1;0));&quot;&quot;;&quot;Y&quot;)">
            <text:p/>
          </table:table-cell>
          <table:table-cell table:formula="of:=IF(ISNA(VLOOKUP([.$A217];['Transact-SQL 2012'.$A$2:.$A$1001];1;0));&quot;&quot;;&quot;Y&quot;)">
            <text:p/>
          </table:table-cell>
          <table:table-cell table:formula="of:=IF(ISNA(VLOOKUP([.$A21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LURLCOMPLETE</text:p>
          </table:table-cell>
          <table:table-cell table:formula="of:=IF(ISNA(VLOOKUP([.$A218];['PostgreSQL 9.3'.$A$2:.$A$1001];1;0));&quot;&quot;;&quot;Y&quot;)">
            <text:p/>
          </table:table-cell>
          <table:table-cell table:formula="of:=IF(ISNA(VLOOKUP([.$A218];['SQL 2011'.$A$2:.$A$1001];1;0));&quot;&quot;;&quot;Y&quot;)" office:value-type="string" office:string-value="Y">
            <text:p>Y</text:p>
          </table:table-cell>
          <table:table-cell table:formula="of:=IF(ISNA(VLOOKUP([.$A218];['SQL 2008'.$A$2:.$A$1001];1;0));&quot;&quot;;&quot;Y&quot;)" office:value-type="string" office:string-value="Y">
            <text:p>Y</text:p>
          </table:table-cell>
          <table:table-cell table:formula="of:=IF(ISNA(VLOOKUP([.$A218];['SQL 92'.$A$2:.$A$1001];1;0));&quot;&quot;;&quot;Y&quot;)">
            <text:p/>
          </table:table-cell>
          <table:table-cell table:style-name="ce34" table:formula="of:=IF(ISNA(VLOOKUP([.$A218];['SQLite 3'.$A$2:.$B$1002];1;0));&quot;&quot;;&quot;Y&quot;)">
            <text:p/>
          </table:table-cell>
          <table:table-cell table:style-name="ce34" table:formula="of:=IF(ISNA(VLOOKUP([.$A218];['MySQL 5.7'.$A$2:.$A$832];1;0));&quot;&quot;;&quot;Y&quot;)">
            <text:p/>
          </table:table-cell>
          <table:table-cell table:formula="of:=IF(ISNA(VLOOKUP([.$A218];['Transact-SQL 2012'.$A$2:.$A$1001];1;0));&quot;&quot;;&quot;Y&quot;)">
            <text:p/>
          </table:table-cell>
          <table:table-cell table:formula="of:=IF(ISNA(VLOOKUP([.$A21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LURLCOMPLETEONLY</text:p>
          </table:table-cell>
          <table:table-cell table:formula="of:=IF(ISNA(VLOOKUP([.$A219];['PostgreSQL 9.3'.$A$2:.$A$1001];1;0));&quot;&quot;;&quot;Y&quot;)">
            <text:p/>
          </table:table-cell>
          <table:table-cell table:formula="of:=IF(ISNA(VLOOKUP([.$A219];['SQL 2011'.$A$2:.$A$1001];1;0));&quot;&quot;;&quot;Y&quot;)" office:value-type="string" office:string-value="Y">
            <text:p>Y</text:p>
          </table:table-cell>
          <table:table-cell table:formula="of:=IF(ISNA(VLOOKUP([.$A219];['SQL 2008'.$A$2:.$A$1001];1;0));&quot;&quot;;&quot;Y&quot;)" office:value-type="string" office:string-value="Y">
            <text:p>Y</text:p>
          </table:table-cell>
          <table:table-cell table:formula="of:=IF(ISNA(VLOOKUP([.$A219];['SQL 92'.$A$2:.$A$1001];1;0));&quot;&quot;;&quot;Y&quot;)">
            <text:p/>
          </table:table-cell>
          <table:table-cell table:style-name="ce34" table:formula="of:=IF(ISNA(VLOOKUP([.$A219];['SQLite 3'.$A$2:.$B$1002];1;0));&quot;&quot;;&quot;Y&quot;)">
            <text:p/>
          </table:table-cell>
          <table:table-cell table:style-name="ce34" table:formula="of:=IF(ISNA(VLOOKUP([.$A219];['MySQL 5.7'.$A$2:.$A$832];1;0));&quot;&quot;;&quot;Y&quot;)">
            <text:p/>
          </table:table-cell>
          <table:table-cell table:formula="of:=IF(ISNA(VLOOKUP([.$A219];['Transact-SQL 2012'.$A$2:.$A$1001];1;0));&quot;&quot;;&quot;Y&quot;)">
            <text:p/>
          </table:table-cell>
          <table:table-cell table:formula="of:=IF(ISNA(VLOOKUP([.$A21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LURLCOMPLETEWRITE</text:p>
          </table:table-cell>
          <table:table-cell table:formula="of:=IF(ISNA(VLOOKUP([.$A220];['PostgreSQL 9.3'.$A$2:.$A$1001];1;0));&quot;&quot;;&quot;Y&quot;)">
            <text:p/>
          </table:table-cell>
          <table:table-cell table:formula="of:=IF(ISNA(VLOOKUP([.$A220];['SQL 2011'.$A$2:.$A$1001];1;0));&quot;&quot;;&quot;Y&quot;)" office:value-type="string" office:string-value="Y">
            <text:p>Y</text:p>
          </table:table-cell>
          <table:table-cell table:formula="of:=IF(ISNA(VLOOKUP([.$A220];['SQL 2008'.$A$2:.$A$1001];1;0));&quot;&quot;;&quot;Y&quot;)" office:value-type="string" office:string-value="Y">
            <text:p>Y</text:p>
          </table:table-cell>
          <table:table-cell table:formula="of:=IF(ISNA(VLOOKUP([.$A220];['SQL 92'.$A$2:.$A$1001];1;0));&quot;&quot;;&quot;Y&quot;)">
            <text:p/>
          </table:table-cell>
          <table:table-cell table:style-name="ce34" table:formula="of:=IF(ISNA(VLOOKUP([.$A220];['SQLite 3'.$A$2:.$B$1002];1;0));&quot;&quot;;&quot;Y&quot;)">
            <text:p/>
          </table:table-cell>
          <table:table-cell table:style-name="ce34" table:formula="of:=IF(ISNA(VLOOKUP([.$A220];['MySQL 5.7'.$A$2:.$A$832];1;0));&quot;&quot;;&quot;Y&quot;)">
            <text:p/>
          </table:table-cell>
          <table:table-cell table:formula="of:=IF(ISNA(VLOOKUP([.$A220];['Transact-SQL 2012'.$A$2:.$A$1001];1;0));&quot;&quot;;&quot;Y&quot;)">
            <text:p/>
          </table:table-cell>
          <table:table-cell table:formula="of:=IF(ISNA(VLOOKUP([.$A22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LURLPATH</text:p>
          </table:table-cell>
          <table:table-cell table:formula="of:=IF(ISNA(VLOOKUP([.$A221];['PostgreSQL 9.3'.$A$2:.$A$1001];1;0));&quot;&quot;;&quot;Y&quot;)">
            <text:p/>
          </table:table-cell>
          <table:table-cell table:formula="of:=IF(ISNA(VLOOKUP([.$A221];['SQL 2011'.$A$2:.$A$1001];1;0));&quot;&quot;;&quot;Y&quot;)" office:value-type="string" office:string-value="Y">
            <text:p>Y</text:p>
          </table:table-cell>
          <table:table-cell table:formula="of:=IF(ISNA(VLOOKUP([.$A221];['SQL 2008'.$A$2:.$A$1001];1;0));&quot;&quot;;&quot;Y&quot;)" office:value-type="string" office:string-value="Y">
            <text:p>Y</text:p>
          </table:table-cell>
          <table:table-cell table:formula="of:=IF(ISNA(VLOOKUP([.$A221];['SQL 92'.$A$2:.$A$1001];1;0));&quot;&quot;;&quot;Y&quot;)">
            <text:p/>
          </table:table-cell>
          <table:table-cell table:style-name="ce34" table:formula="of:=IF(ISNA(VLOOKUP([.$A221];['SQLite 3'.$A$2:.$B$1002];1;0));&quot;&quot;;&quot;Y&quot;)">
            <text:p/>
          </table:table-cell>
          <table:table-cell table:style-name="ce34" table:formula="of:=IF(ISNA(VLOOKUP([.$A221];['MySQL 5.7'.$A$2:.$A$832];1;0));&quot;&quot;;&quot;Y&quot;)">
            <text:p/>
          </table:table-cell>
          <table:table-cell table:formula="of:=IF(ISNA(VLOOKUP([.$A221];['Transact-SQL 2012'.$A$2:.$A$1001];1;0));&quot;&quot;;&quot;Y&quot;)">
            <text:p/>
          </table:table-cell>
          <table:table-cell table:formula="of:=IF(ISNA(VLOOKUP([.$A22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LURLPATHONLY</text:p>
          </table:table-cell>
          <table:table-cell table:formula="of:=IF(ISNA(VLOOKUP([.$A222];['PostgreSQL 9.3'.$A$2:.$A$1001];1;0));&quot;&quot;;&quot;Y&quot;)">
            <text:p/>
          </table:table-cell>
          <table:table-cell table:formula="of:=IF(ISNA(VLOOKUP([.$A222];['SQL 2011'.$A$2:.$A$1001];1;0));&quot;&quot;;&quot;Y&quot;)" office:value-type="string" office:string-value="Y">
            <text:p>Y</text:p>
          </table:table-cell>
          <table:table-cell table:formula="of:=IF(ISNA(VLOOKUP([.$A222];['SQL 2008'.$A$2:.$A$1001];1;0));&quot;&quot;;&quot;Y&quot;)" office:value-type="string" office:string-value="Y">
            <text:p>Y</text:p>
          </table:table-cell>
          <table:table-cell table:formula="of:=IF(ISNA(VLOOKUP([.$A222];['SQL 92'.$A$2:.$A$1001];1;0));&quot;&quot;;&quot;Y&quot;)">
            <text:p/>
          </table:table-cell>
          <table:table-cell table:style-name="ce34" table:formula="of:=IF(ISNA(VLOOKUP([.$A222];['SQLite 3'.$A$2:.$B$1002];1;0));&quot;&quot;;&quot;Y&quot;)">
            <text:p/>
          </table:table-cell>
          <table:table-cell table:style-name="ce34" table:formula="of:=IF(ISNA(VLOOKUP([.$A222];['MySQL 5.7'.$A$2:.$A$832];1;0));&quot;&quot;;&quot;Y&quot;)">
            <text:p/>
          </table:table-cell>
          <table:table-cell table:formula="of:=IF(ISNA(VLOOKUP([.$A222];['Transact-SQL 2012'.$A$2:.$A$1001];1;0));&quot;&quot;;&quot;Y&quot;)">
            <text:p/>
          </table:table-cell>
          <table:table-cell table:formula="of:=IF(ISNA(VLOOKUP([.$A22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LURLPATHWRITE</text:p>
          </table:table-cell>
          <table:table-cell table:formula="of:=IF(ISNA(VLOOKUP([.$A223];['PostgreSQL 9.3'.$A$2:.$A$1001];1;0));&quot;&quot;;&quot;Y&quot;)">
            <text:p/>
          </table:table-cell>
          <table:table-cell table:formula="of:=IF(ISNA(VLOOKUP([.$A223];['SQL 2011'.$A$2:.$A$1001];1;0));&quot;&quot;;&quot;Y&quot;)" office:value-type="string" office:string-value="Y">
            <text:p>Y</text:p>
          </table:table-cell>
          <table:table-cell table:formula="of:=IF(ISNA(VLOOKUP([.$A223];['SQL 2008'.$A$2:.$A$1001];1;0));&quot;&quot;;&quot;Y&quot;)" office:value-type="string" office:string-value="Y">
            <text:p>Y</text:p>
          </table:table-cell>
          <table:table-cell table:formula="of:=IF(ISNA(VLOOKUP([.$A223];['SQL 92'.$A$2:.$A$1001];1;0));&quot;&quot;;&quot;Y&quot;)">
            <text:p/>
          </table:table-cell>
          <table:table-cell table:style-name="ce34" table:formula="of:=IF(ISNA(VLOOKUP([.$A223];['SQLite 3'.$A$2:.$B$1002];1;0));&quot;&quot;;&quot;Y&quot;)">
            <text:p/>
          </table:table-cell>
          <table:table-cell table:style-name="ce34" table:formula="of:=IF(ISNA(VLOOKUP([.$A223];['MySQL 5.7'.$A$2:.$A$832];1;0));&quot;&quot;;&quot;Y&quot;)">
            <text:p/>
          </table:table-cell>
          <table:table-cell table:formula="of:=IF(ISNA(VLOOKUP([.$A223];['Transact-SQL 2012'.$A$2:.$A$1001];1;0));&quot;&quot;;&quot;Y&quot;)">
            <text:p/>
          </table:table-cell>
          <table:table-cell table:formula="of:=IF(ISNA(VLOOKUP([.$A22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LURLSCHEME</text:p>
          </table:table-cell>
          <table:table-cell table:formula="of:=IF(ISNA(VLOOKUP([.$A224];['PostgreSQL 9.3'.$A$2:.$A$1001];1;0));&quot;&quot;;&quot;Y&quot;)">
            <text:p/>
          </table:table-cell>
          <table:table-cell table:formula="of:=IF(ISNA(VLOOKUP([.$A224];['SQL 2011'.$A$2:.$A$1001];1;0));&quot;&quot;;&quot;Y&quot;)" office:value-type="string" office:string-value="Y">
            <text:p>Y</text:p>
          </table:table-cell>
          <table:table-cell table:formula="of:=IF(ISNA(VLOOKUP([.$A224];['SQL 2008'.$A$2:.$A$1001];1;0));&quot;&quot;;&quot;Y&quot;)" office:value-type="string" office:string-value="Y">
            <text:p>Y</text:p>
          </table:table-cell>
          <table:table-cell table:formula="of:=IF(ISNA(VLOOKUP([.$A224];['SQL 92'.$A$2:.$A$1001];1;0));&quot;&quot;;&quot;Y&quot;)">
            <text:p/>
          </table:table-cell>
          <table:table-cell table:style-name="ce34" table:formula="of:=IF(ISNA(VLOOKUP([.$A224];['SQLite 3'.$A$2:.$B$1002];1;0));&quot;&quot;;&quot;Y&quot;)">
            <text:p/>
          </table:table-cell>
          <table:table-cell table:style-name="ce34" table:formula="of:=IF(ISNA(VLOOKUP([.$A224];['MySQL 5.7'.$A$2:.$A$832];1;0));&quot;&quot;;&quot;Y&quot;)">
            <text:p/>
          </table:table-cell>
          <table:table-cell table:formula="of:=IF(ISNA(VLOOKUP([.$A224];['Transact-SQL 2012'.$A$2:.$A$1001];1;0));&quot;&quot;;&quot;Y&quot;)">
            <text:p/>
          </table:table-cell>
          <table:table-cell table:formula="of:=IF(ISNA(VLOOKUP([.$A22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LURLSERVER</text:p>
          </table:table-cell>
          <table:table-cell table:formula="of:=IF(ISNA(VLOOKUP([.$A225];['PostgreSQL 9.3'.$A$2:.$A$1001];1;0));&quot;&quot;;&quot;Y&quot;)">
            <text:p/>
          </table:table-cell>
          <table:table-cell table:formula="of:=IF(ISNA(VLOOKUP([.$A225];['SQL 2011'.$A$2:.$A$1001];1;0));&quot;&quot;;&quot;Y&quot;)" office:value-type="string" office:string-value="Y">
            <text:p>Y</text:p>
          </table:table-cell>
          <table:table-cell table:formula="of:=IF(ISNA(VLOOKUP([.$A225];['SQL 2008'.$A$2:.$A$1001];1;0));&quot;&quot;;&quot;Y&quot;)" office:value-type="string" office:string-value="Y">
            <text:p>Y</text:p>
          </table:table-cell>
          <table:table-cell table:formula="of:=IF(ISNA(VLOOKUP([.$A225];['SQL 92'.$A$2:.$A$1001];1;0));&quot;&quot;;&quot;Y&quot;)">
            <text:p/>
          </table:table-cell>
          <table:table-cell table:style-name="ce34" table:formula="of:=IF(ISNA(VLOOKUP([.$A225];['SQLite 3'.$A$2:.$B$1002];1;0));&quot;&quot;;&quot;Y&quot;)">
            <text:p/>
          </table:table-cell>
          <table:table-cell table:style-name="ce34" table:formula="of:=IF(ISNA(VLOOKUP([.$A225];['MySQL 5.7'.$A$2:.$A$832];1;0));&quot;&quot;;&quot;Y&quot;)">
            <text:p/>
          </table:table-cell>
          <table:table-cell table:formula="of:=IF(ISNA(VLOOKUP([.$A225];['Transact-SQL 2012'.$A$2:.$A$1001];1;0));&quot;&quot;;&quot;Y&quot;)">
            <text:p/>
          </table:table-cell>
          <table:table-cell table:formula="of:=IF(ISNA(VLOOKUP([.$A22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LVALUE</text:p>
          </table:table-cell>
          <table:table-cell table:formula="of:=IF(ISNA(VLOOKUP([.$A226];['PostgreSQL 9.3'.$A$2:.$A$1001];1;0));&quot;&quot;;&quot;Y&quot;)">
            <text:p/>
          </table:table-cell>
          <table:table-cell table:formula="of:=IF(ISNA(VLOOKUP([.$A226];['SQL 2011'.$A$2:.$A$1001];1;0));&quot;&quot;;&quot;Y&quot;)" office:value-type="string" office:string-value="Y">
            <text:p>Y</text:p>
          </table:table-cell>
          <table:table-cell table:formula="of:=IF(ISNA(VLOOKUP([.$A226];['SQL 2008'.$A$2:.$A$1001];1;0));&quot;&quot;;&quot;Y&quot;)" office:value-type="string" office:string-value="Y">
            <text:p>Y</text:p>
          </table:table-cell>
          <table:table-cell table:formula="of:=IF(ISNA(VLOOKUP([.$A226];['SQL 92'.$A$2:.$A$1001];1;0));&quot;&quot;;&quot;Y&quot;)">
            <text:p/>
          </table:table-cell>
          <table:table-cell table:style-name="ce34" table:formula="of:=IF(ISNA(VLOOKUP([.$A226];['SQLite 3'.$A$2:.$B$1002];1;0));&quot;&quot;;&quot;Y&quot;)">
            <text:p/>
          </table:table-cell>
          <table:table-cell table:style-name="ce34" table:formula="of:=IF(ISNA(VLOOKUP([.$A226];['MySQL 5.7'.$A$2:.$A$832];1;0));&quot;&quot;;&quot;Y&quot;)">
            <text:p/>
          </table:table-cell>
          <table:table-cell table:formula="of:=IF(ISNA(VLOOKUP([.$A226];['Transact-SQL 2012'.$A$2:.$A$1001];1;0));&quot;&quot;;&quot;Y&quot;)">
            <text:p/>
          </table:table-cell>
          <table:table-cell table:formula="of:=IF(ISNA(VLOOKUP([.$A22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O</text:p>
          </table:table-cell>
          <table:table-cell table:formula="of:=IF(ISNA(VLOOKUP([.$A227];['PostgreSQL 9.3'.$A$2:.$A$1001];1;0));&quot;&quot;;&quot;Y&quot;)" office:value-type="string" office:string-value="Y">
            <text:p>Y</text:p>
          </table:table-cell>
          <table:table-cell table:formula="of:=IF(ISNA(VLOOKUP([.$A227];['SQL 2011'.$A$2:.$A$1001];1;0));&quot;&quot;;&quot;Y&quot;)">
            <text:p/>
          </table:table-cell>
          <table:table-cell table:formula="of:=IF(ISNA(VLOOKUP([.$A227];['SQL 2008'.$A$2:.$A$1001];1;0));&quot;&quot;;&quot;Y&quot;)">
            <text:p/>
          </table:table-cell>
          <table:table-cell table:formula="of:=IF(ISNA(VLOOKUP([.$A227];['SQL 92'.$A$2:.$A$1001];1;0));&quot;&quot;;&quot;Y&quot;)">
            <text:p/>
          </table:table-cell>
          <table:table-cell table:style-name="ce34" table:formula="of:=IF(ISNA(VLOOKUP([.$A227];['SQLite 3'.$A$2:.$B$1002];1;0));&quot;&quot;;&quot;Y&quot;)">
            <text:p/>
          </table:table-cell>
          <table:table-cell table:style-name="ce34" table:formula="of:=IF(ISNA(VLOOKUP([.$A227];['MySQL 5.7'.$A$2:.$A$832];1;0));&quot;&quot;;&quot;Y&quot;)">
            <text:p/>
          </table:table-cell>
          <table:table-cell table:formula="of:=IF(ISNA(VLOOKUP([.$A227];['Transact-SQL 2012'.$A$2:.$A$1001];1;0));&quot;&quot;;&quot;Y&quot;)">
            <text:p/>
          </table:table-cell>
          <table:table-cell table:formula="of:=IF(ISNA(VLOOKUP([.$A22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OCUMENT</text:p>
          </table:table-cell>
          <table:table-cell table:formula="of:=IF(ISNA(VLOOKUP([.$A228];['PostgreSQL 9.3'.$A$2:.$A$1001];1;0));&quot;&quot;;&quot;Y&quot;)" office:value-type="string" office:string-value="Y">
            <text:p>Y</text:p>
          </table:table-cell>
          <table:table-cell table:formula="of:=IF(ISNA(VLOOKUP([.$A228];['SQL 2011'.$A$2:.$A$1001];1;0));&quot;&quot;;&quot;Y&quot;)" office:value-type="string" office:string-value="Y">
            <text:p>Y</text:p>
          </table:table-cell>
          <table:table-cell table:formula="of:=IF(ISNA(VLOOKUP([.$A228];['SQL 2008'.$A$2:.$A$1001];1;0));&quot;&quot;;&quot;Y&quot;)" office:value-type="string" office:string-value="Y">
            <text:p>Y</text:p>
          </table:table-cell>
          <table:table-cell table:formula="of:=IF(ISNA(VLOOKUP([.$A228];['SQL 92'.$A$2:.$A$1001];1;0));&quot;&quot;;&quot;Y&quot;)">
            <text:p/>
          </table:table-cell>
          <table:table-cell table:style-name="ce34" table:formula="of:=IF(ISNA(VLOOKUP([.$A228];['SQLite 3'.$A$2:.$B$1002];1;0));&quot;&quot;;&quot;Y&quot;)">
            <text:p/>
          </table:table-cell>
          <table:table-cell table:style-name="ce34" table:formula="of:=IF(ISNA(VLOOKUP([.$A228];['MySQL 5.7'.$A$2:.$A$832];1;0));&quot;&quot;;&quot;Y&quot;)">
            <text:p/>
          </table:table-cell>
          <table:table-cell table:formula="of:=IF(ISNA(VLOOKUP([.$A228];['Transact-SQL 2012'.$A$2:.$A$1001];1;0));&quot;&quot;;&quot;Y&quot;)">
            <text:p/>
          </table:table-cell>
          <table:table-cell table:formula="of:=IF(ISNA(VLOOKUP([.$A22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OMAIN</text:p>
          </table:table-cell>
          <table:table-cell table:formula="of:=IF(ISNA(VLOOKUP([.$A229];['PostgreSQL 9.3'.$A$2:.$A$1001];1;0));&quot;&quot;;&quot;Y&quot;)" office:value-type="string" office:string-value="Y">
            <text:p>Y</text:p>
          </table:table-cell>
          <table:table-cell table:formula="of:=IF(ISNA(VLOOKUP([.$A229];['SQL 2011'.$A$2:.$A$1001];1;0));&quot;&quot;;&quot;Y&quot;)" office:value-type="string" office:string-value="Y">
            <text:p>Y</text:p>
          </table:table-cell>
          <table:table-cell table:formula="of:=IF(ISNA(VLOOKUP([.$A229];['SQL 2008'.$A$2:.$A$1001];1;0));&quot;&quot;;&quot;Y&quot;)" office:value-type="string" office:string-value="Y">
            <text:p>Y</text:p>
          </table:table-cell>
          <table:table-cell table:formula="of:=IF(ISNA(VLOOKUP([.$A229];['SQL 92'.$A$2:.$A$1001];1;0));&quot;&quot;;&quot;Y&quot;)" office:value-type="string" office:string-value="Y">
            <text:p>Y</text:p>
          </table:table-cell>
          <table:table-cell table:style-name="ce34" table:formula="of:=IF(ISNA(VLOOKUP([.$A229];['SQLite 3'.$A$2:.$B$1002];1;0));&quot;&quot;;&quot;Y&quot;)">
            <text:p/>
          </table:table-cell>
          <table:table-cell table:style-name="ce34" table:formula="of:=IF(ISNA(VLOOKUP([.$A229];['MySQL 5.7'.$A$2:.$A$832];1;0));&quot;&quot;;&quot;Y&quot;)">
            <text:p/>
          </table:table-cell>
          <table:table-cell table:formula="of:=IF(ISNA(VLOOKUP([.$A229];['Transact-SQL 2012'.$A$2:.$A$1001];1;0));&quot;&quot;;&quot;Y&quot;)">
            <text:p/>
          </table:table-cell>
          <table:table-cell table:formula="of:=IF(ISNA(VLOOKUP([.$A229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DOUBLE</text:p>
          </table:table-cell>
          <table:table-cell table:formula="of:=IF(ISNA(VLOOKUP([.$A230];['PostgreSQL 9.3'.$A$2:.$A$1001];1;0));&quot;&quot;;&quot;Y&quot;)" office:value-type="string" office:string-value="Y">
            <text:p>Y</text:p>
          </table:table-cell>
          <table:table-cell table:formula="of:=IF(ISNA(VLOOKUP([.$A230];['SQL 2011'.$A$2:.$A$1001];1;0));&quot;&quot;;&quot;Y&quot;)" office:value-type="string" office:string-value="Y">
            <text:p>Y</text:p>
          </table:table-cell>
          <table:table-cell table:formula="of:=IF(ISNA(VLOOKUP([.$A230];['SQL 2008'.$A$2:.$A$1001];1;0));&quot;&quot;;&quot;Y&quot;)" office:value-type="string" office:string-value="Y">
            <text:p>Y</text:p>
          </table:table-cell>
          <table:table-cell table:formula="of:=IF(ISNA(VLOOKUP([.$A230];['SQL 92'.$A$2:.$A$1001];1;0));&quot;&quot;;&quot;Y&quot;)" office:value-type="string" office:string-value="Y">
            <text:p>Y</text:p>
          </table:table-cell>
          <table:table-cell table:style-name="ce34" table:formula="of:=IF(ISNA(VLOOKUP([.$A230];['SQLite 3'.$A$2:.$B$1002];1;0));&quot;&quot;;&quot;Y&quot;)">
            <text:p/>
          </table:table-cell>
          <table:table-cell table:style-name="ce34" table:formula="of:=IF(ISNA(VLOOKUP([.$A230];['MySQL 5.7'.$A$2:.$A$832];1;0));&quot;&quot;;&quot;Y&quot;)" office:value-type="string" office:string-value="Y">
            <text:p>Y</text:p>
          </table:table-cell>
          <table:table-cell table:formula="of:=IF(ISNA(VLOOKUP([.$A230];['Transact-SQL 2012'.$A$2:.$A$1001];1;0));&quot;&quot;;&quot;Y&quot;)" office:value-type="string" office:string-value="Y">
            <text:p>Y</text:p>
          </table:table-cell>
          <table:table-cell table:formula="of:=IF(ISNA(VLOOKUP([.$A230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DROP</text:p>
          </table:table-cell>
          <table:table-cell table:formula="of:=IF(ISNA(VLOOKUP([.$A231];['PostgreSQL 9.3'.$A$2:.$A$1001];1;0));&quot;&quot;;&quot;Y&quot;)" office:value-type="string" office:string-value="Y">
            <text:p>Y</text:p>
          </table:table-cell>
          <table:table-cell table:formula="of:=IF(ISNA(VLOOKUP([.$A231];['SQL 2011'.$A$2:.$A$1001];1;0));&quot;&quot;;&quot;Y&quot;)" office:value-type="string" office:string-value="Y">
            <text:p>Y</text:p>
          </table:table-cell>
          <table:table-cell table:formula="of:=IF(ISNA(VLOOKUP([.$A231];['SQL 2008'.$A$2:.$A$1001];1;0));&quot;&quot;;&quot;Y&quot;)" office:value-type="string" office:string-value="Y">
            <text:p>Y</text:p>
          </table:table-cell>
          <table:table-cell table:formula="of:=IF(ISNA(VLOOKUP([.$A231];['SQL 92'.$A$2:.$A$1001];1;0));&quot;&quot;;&quot;Y&quot;)" office:value-type="string" office:string-value="Y">
            <text:p>Y</text:p>
          </table:table-cell>
          <table:table-cell table:style-name="ce34" table:formula="of:=IF(ISNA(VLOOKUP([.$A231];['SQLite 3'.$A$2:.$B$1002];1;0));&quot;&quot;;&quot;Y&quot;)" office:value-type="string" office:string-value="Y">
            <text:p>Y</text:p>
          </table:table-cell>
          <table:table-cell table:style-name="ce34" table:formula="of:=IF(ISNA(VLOOKUP([.$A231];['MySQL 5.7'.$A$2:.$A$832];1;0));&quot;&quot;;&quot;Y&quot;)" office:value-type="string" office:string-value="Y">
            <text:p>Y</text:p>
          </table:table-cell>
          <table:table-cell table:formula="of:=IF(ISNA(VLOOKUP([.$A231];['Transact-SQL 2012'.$A$2:.$A$1001];1;0));&quot;&quot;;&quot;Y&quot;)" office:value-type="string" office:string-value="Y">
            <text:p>Y</text:p>
          </table:table-cell>
          <table:table-cell table:formula="of:=IF(ISNA(VLOOKUP([.$A23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DUAL</text:p>
          </table:table-cell>
          <table:table-cell table:formula="of:=IF(ISNA(VLOOKUP([.$A232];['PostgreSQL 9.3'.$A$2:.$A$1001];1;0));&quot;&quot;;&quot;Y&quot;)">
            <text:p/>
          </table:table-cell>
          <table:table-cell table:formula="of:=IF(ISNA(VLOOKUP([.$A232];['SQL 2011'.$A$2:.$A$1001];1;0));&quot;&quot;;&quot;Y&quot;)">
            <text:p/>
          </table:table-cell>
          <table:table-cell table:formula="of:=IF(ISNA(VLOOKUP([.$A232];['SQL 2008'.$A$2:.$A$1001];1;0));&quot;&quot;;&quot;Y&quot;)">
            <text:p/>
          </table:table-cell>
          <table:table-cell table:formula="of:=IF(ISNA(VLOOKUP([.$A232];['SQL 92'.$A$2:.$A$1001];1;0));&quot;&quot;;&quot;Y&quot;)">
            <text:p/>
          </table:table-cell>
          <table:table-cell table:style-name="ce34" table:formula="of:=IF(ISNA(VLOOKUP([.$A232];['SQLite 3'.$A$2:.$B$1002];1;0));&quot;&quot;;&quot;Y&quot;)">
            <text:p/>
          </table:table-cell>
          <table:table-cell table:style-name="ce34" table:formula="of:=IF(ISNA(VLOOKUP([.$A232];['MySQL 5.7'.$A$2:.$A$832];1;0));&quot;&quot;;&quot;Y&quot;)" office:value-type="string" office:string-value="Y">
            <text:p>Y</text:p>
          </table:table-cell>
          <table:table-cell table:formula="of:=IF(ISNA(VLOOKUP([.$A232];['Transact-SQL 2012'.$A$2:.$A$1001];1;0));&quot;&quot;;&quot;Y&quot;)">
            <text:p/>
          </table:table-cell>
          <table:table-cell table:formula="of:=IF(ISNA(VLOOKUP([.$A232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DUMP</text:p>
          </table:table-cell>
          <table:table-cell table:formula="of:=IF(ISNA(VLOOKUP([.$A233];['PostgreSQL 9.3'.$A$2:.$A$1001];1;0));&quot;&quot;;&quot;Y&quot;)">
            <text:p/>
          </table:table-cell>
          <table:table-cell table:formula="of:=IF(ISNA(VLOOKUP([.$A233];['SQL 2011'.$A$2:.$A$1001];1;0));&quot;&quot;;&quot;Y&quot;)">
            <text:p/>
          </table:table-cell>
          <table:table-cell table:formula="of:=IF(ISNA(VLOOKUP([.$A233];['SQL 2008'.$A$2:.$A$1001];1;0));&quot;&quot;;&quot;Y&quot;)">
            <text:p/>
          </table:table-cell>
          <table:table-cell table:formula="of:=IF(ISNA(VLOOKUP([.$A233];['SQL 92'.$A$2:.$A$1001];1;0));&quot;&quot;;&quot;Y&quot;)">
            <text:p/>
          </table:table-cell>
          <table:table-cell table:style-name="ce34" table:formula="of:=IF(ISNA(VLOOKUP([.$A233];['SQLite 3'.$A$2:.$B$1002];1;0));&quot;&quot;;&quot;Y&quot;)">
            <text:p/>
          </table:table-cell>
          <table:table-cell table:style-name="ce34" table:formula="of:=IF(ISNA(VLOOKUP([.$A233];['MySQL 5.7'.$A$2:.$A$832];1;0));&quot;&quot;;&quot;Y&quot;)">
            <text:p/>
          </table:table-cell>
          <table:table-cell table:formula="of:=IF(ISNA(VLOOKUP([.$A233];['Transact-SQL 2012'.$A$2:.$A$1001];1;0));&quot;&quot;;&quot;Y&quot;)" office:value-type="string" office:string-value="Y">
            <text:p>Y</text:p>
          </table:table-cell>
          <table:table-cell table:formula="of:=IF(ISNA(VLOOKUP([.$A23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YNAMIC</text:p>
          </table:table-cell>
          <table:table-cell table:formula="of:=IF(ISNA(VLOOKUP([.$A234];['PostgreSQL 9.3'.$A$2:.$A$1001];1;0));&quot;&quot;;&quot;Y&quot;)">
            <text:p/>
          </table:table-cell>
          <table:table-cell table:formula="of:=IF(ISNA(VLOOKUP([.$A234];['SQL 2011'.$A$2:.$A$1001];1;0));&quot;&quot;;&quot;Y&quot;)" office:value-type="string" office:string-value="Y">
            <text:p>Y</text:p>
          </table:table-cell>
          <table:table-cell table:formula="of:=IF(ISNA(VLOOKUP([.$A234];['SQL 2008'.$A$2:.$A$1001];1;0));&quot;&quot;;&quot;Y&quot;)" office:value-type="string" office:string-value="Y">
            <text:p>Y</text:p>
          </table:table-cell>
          <table:table-cell table:formula="of:=IF(ISNA(VLOOKUP([.$A234];['SQL 92'.$A$2:.$A$1001];1;0));&quot;&quot;;&quot;Y&quot;)">
            <text:p/>
          </table:table-cell>
          <table:table-cell table:style-name="ce34" table:formula="of:=IF(ISNA(VLOOKUP([.$A234];['SQLite 3'.$A$2:.$B$1002];1;0));&quot;&quot;;&quot;Y&quot;)">
            <text:p/>
          </table:table-cell>
          <table:table-cell table:style-name="ce34" table:formula="of:=IF(ISNA(VLOOKUP([.$A234];['MySQL 5.7'.$A$2:.$A$832];1;0));&quot;&quot;;&quot;Y&quot;)">
            <text:p/>
          </table:table-cell>
          <table:table-cell table:formula="of:=IF(ISNA(VLOOKUP([.$A234];['Transact-SQL 2012'.$A$2:.$A$1001];1;0));&quot;&quot;;&quot;Y&quot;)">
            <text:p/>
          </table:table-cell>
          <table:table-cell table:formula="of:=IF(ISNA(VLOOKUP([.$A23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YNAMIC_FUNCTION</text:p>
          </table:table-cell>
          <table:table-cell table:formula="of:=IF(ISNA(VLOOKUP([.$A235];['PostgreSQL 9.3'.$A$2:.$A$1001];1;0));&quot;&quot;;&quot;Y&quot;)">
            <text:p/>
          </table:table-cell>
          <table:table-cell table:formula="of:=IF(ISNA(VLOOKUP([.$A235];['SQL 2011'.$A$2:.$A$1001];1;0));&quot;&quot;;&quot;Y&quot;)" office:value-type="string" office:string-value="Y">
            <text:p>Y</text:p>
          </table:table-cell>
          <table:table-cell table:formula="of:=IF(ISNA(VLOOKUP([.$A235];['SQL 2008'.$A$2:.$A$1001];1;0));&quot;&quot;;&quot;Y&quot;)" office:value-type="string" office:string-value="Y">
            <text:p>Y</text:p>
          </table:table-cell>
          <table:table-cell table:formula="of:=IF(ISNA(VLOOKUP([.$A235];['SQL 92'.$A$2:.$A$1001];1;0));&quot;&quot;;&quot;Y&quot;)" office:value-type="string" office:string-value="Y">
            <text:p>Y</text:p>
          </table:table-cell>
          <table:table-cell table:style-name="ce34" table:formula="of:=IF(ISNA(VLOOKUP([.$A235];['SQLite 3'.$A$2:.$B$1002];1;0));&quot;&quot;;&quot;Y&quot;)">
            <text:p/>
          </table:table-cell>
          <table:table-cell table:style-name="ce34" table:formula="of:=IF(ISNA(VLOOKUP([.$A235];['MySQL 5.7'.$A$2:.$A$832];1;0));&quot;&quot;;&quot;Y&quot;)">
            <text:p/>
          </table:table-cell>
          <table:table-cell table:formula="of:=IF(ISNA(VLOOKUP([.$A235];['Transact-SQL 2012'.$A$2:.$A$1001];1;0));&quot;&quot;;&quot;Y&quot;)">
            <text:p/>
          </table:table-cell>
          <table:table-cell table:formula="of:=IF(ISNA(VLOOKUP([.$A23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DYNAMIC_FUNCTION_CODE</text:p>
          </table:table-cell>
          <table:table-cell table:formula="of:=IF(ISNA(VLOOKUP([.$A236];['PostgreSQL 9.3'.$A$2:.$A$1001];1;0));&quot;&quot;;&quot;Y&quot;)">
            <text:p/>
          </table:table-cell>
          <table:table-cell table:formula="of:=IF(ISNA(VLOOKUP([.$A236];['SQL 2011'.$A$2:.$A$1001];1;0));&quot;&quot;;&quot;Y&quot;)" office:value-type="string" office:string-value="Y">
            <text:p>Y</text:p>
          </table:table-cell>
          <table:table-cell table:formula="of:=IF(ISNA(VLOOKUP([.$A236];['SQL 2008'.$A$2:.$A$1001];1;0));&quot;&quot;;&quot;Y&quot;)" office:value-type="string" office:string-value="Y">
            <text:p>Y</text:p>
          </table:table-cell>
          <table:table-cell table:formula="of:=IF(ISNA(VLOOKUP([.$A236];['SQL 92'.$A$2:.$A$1001];1;0));&quot;&quot;;&quot;Y&quot;)">
            <text:p/>
          </table:table-cell>
          <table:table-cell table:style-name="ce34" table:formula="of:=IF(ISNA(VLOOKUP([.$A236];['SQLite 3'.$A$2:.$B$1002];1;0));&quot;&quot;;&quot;Y&quot;)">
            <text:p/>
          </table:table-cell>
          <table:table-cell table:style-name="ce34" table:formula="of:=IF(ISNA(VLOOKUP([.$A236];['MySQL 5.7'.$A$2:.$A$832];1;0));&quot;&quot;;&quot;Y&quot;)">
            <text:p/>
          </table:table-cell>
          <table:table-cell table:formula="of:=IF(ISNA(VLOOKUP([.$A236];['Transact-SQL 2012'.$A$2:.$A$1001];1;0));&quot;&quot;;&quot;Y&quot;)">
            <text:p/>
          </table:table-cell>
          <table:table-cell table:formula="of:=IF(ISNA(VLOOKUP([.$A23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ACH</text:p>
          </table:table-cell>
          <table:table-cell table:formula="of:=IF(ISNA(VLOOKUP([.$A237];['PostgreSQL 9.3'.$A$2:.$A$1001];1;0));&quot;&quot;;&quot;Y&quot;)" office:value-type="string" office:string-value="Y">
            <text:p>Y</text:p>
          </table:table-cell>
          <table:table-cell table:formula="of:=IF(ISNA(VLOOKUP([.$A237];['SQL 2011'.$A$2:.$A$1001];1;0));&quot;&quot;;&quot;Y&quot;)" office:value-type="string" office:string-value="Y">
            <text:p>Y</text:p>
          </table:table-cell>
          <table:table-cell table:formula="of:=IF(ISNA(VLOOKUP([.$A237];['SQL 2008'.$A$2:.$A$1001];1;0));&quot;&quot;;&quot;Y&quot;)" office:value-type="string" office:string-value="Y">
            <text:p>Y</text:p>
          </table:table-cell>
          <table:table-cell table:formula="of:=IF(ISNA(VLOOKUP([.$A237];['SQL 92'.$A$2:.$A$1001];1;0));&quot;&quot;;&quot;Y&quot;)">
            <text:p/>
          </table:table-cell>
          <table:table-cell table:style-name="ce34" table:formula="of:=IF(ISNA(VLOOKUP([.$A237];['SQLite 3'.$A$2:.$B$1002];1;0));&quot;&quot;;&quot;Y&quot;)" office:value-type="string" office:string-value="Y">
            <text:p>Y</text:p>
          </table:table-cell>
          <table:table-cell table:style-name="ce34" table:formula="of:=IF(ISNA(VLOOKUP([.$A237];['MySQL 5.7'.$A$2:.$A$832];1;0));&quot;&quot;;&quot;Y&quot;)" office:value-type="string" office:string-value="Y">
            <text:p>Y</text:p>
          </table:table-cell>
          <table:table-cell table:formula="of:=IF(ISNA(VLOOKUP([.$A237];['Transact-SQL 2012'.$A$2:.$A$1001];1;0));&quot;&quot;;&quot;Y&quot;)">
            <text:p/>
          </table:table-cell>
          <table:table-cell table:formula="of:=IF(ISNA(VLOOKUP([.$A23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LEMENT</text:p>
          </table:table-cell>
          <table:table-cell table:formula="of:=IF(ISNA(VLOOKUP([.$A238];['PostgreSQL 9.3'.$A$2:.$A$1001];1;0));&quot;&quot;;&quot;Y&quot;)">
            <text:p/>
          </table:table-cell>
          <table:table-cell table:formula="of:=IF(ISNA(VLOOKUP([.$A238];['SQL 2011'.$A$2:.$A$1001];1;0));&quot;&quot;;&quot;Y&quot;)" office:value-type="string" office:string-value="Y">
            <text:p>Y</text:p>
          </table:table-cell>
          <table:table-cell table:formula="of:=IF(ISNA(VLOOKUP([.$A238];['SQL 2008'.$A$2:.$A$1001];1;0));&quot;&quot;;&quot;Y&quot;)" office:value-type="string" office:string-value="Y">
            <text:p>Y</text:p>
          </table:table-cell>
          <table:table-cell table:formula="of:=IF(ISNA(VLOOKUP([.$A238];['SQL 92'.$A$2:.$A$1001];1;0));&quot;&quot;;&quot;Y&quot;)">
            <text:p/>
          </table:table-cell>
          <table:table-cell table:style-name="ce34" table:formula="of:=IF(ISNA(VLOOKUP([.$A238];['SQLite 3'.$A$2:.$B$1002];1;0));&quot;&quot;;&quot;Y&quot;)">
            <text:p/>
          </table:table-cell>
          <table:table-cell table:style-name="ce34" table:formula="of:=IF(ISNA(VLOOKUP([.$A238];['MySQL 5.7'.$A$2:.$A$832];1;0));&quot;&quot;;&quot;Y&quot;)">
            <text:p/>
          </table:table-cell>
          <table:table-cell table:formula="of:=IF(ISNA(VLOOKUP([.$A238];['Transact-SQL 2012'.$A$2:.$A$1001];1;0));&quot;&quot;;&quot;Y&quot;)">
            <text:p/>
          </table:table-cell>
          <table:table-cell table:formula="of:=IF(ISNA(VLOOKUP([.$A23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LSE</text:p>
          </table:table-cell>
          <table:table-cell table:formula="of:=IF(ISNA(VLOOKUP([.$A239];['PostgreSQL 9.3'.$A$2:.$A$1001];1;0));&quot;&quot;;&quot;Y&quot;)" office:value-type="string" office:string-value="Y">
            <text:p>Y</text:p>
          </table:table-cell>
          <table:table-cell table:formula="of:=IF(ISNA(VLOOKUP([.$A239];['SQL 2011'.$A$2:.$A$1001];1;0));&quot;&quot;;&quot;Y&quot;)" office:value-type="string" office:string-value="Y">
            <text:p>Y</text:p>
          </table:table-cell>
          <table:table-cell table:formula="of:=IF(ISNA(VLOOKUP([.$A239];['SQL 2008'.$A$2:.$A$1001];1;0));&quot;&quot;;&quot;Y&quot;)" office:value-type="string" office:string-value="Y">
            <text:p>Y</text:p>
          </table:table-cell>
          <table:table-cell table:formula="of:=IF(ISNA(VLOOKUP([.$A239];['SQL 92'.$A$2:.$A$1001];1;0));&quot;&quot;;&quot;Y&quot;)" office:value-type="string" office:string-value="Y">
            <text:p>Y</text:p>
          </table:table-cell>
          <table:table-cell table:style-name="ce34" table:formula="of:=IF(ISNA(VLOOKUP([.$A239];['SQLite 3'.$A$2:.$B$1002];1;0));&quot;&quot;;&quot;Y&quot;)" office:value-type="string" office:string-value="Y">
            <text:p>Y</text:p>
          </table:table-cell>
          <table:table-cell table:style-name="ce34" table:formula="of:=IF(ISNA(VLOOKUP([.$A239];['MySQL 5.7'.$A$2:.$A$832];1;0));&quot;&quot;;&quot;Y&quot;)" office:value-type="string" office:string-value="Y">
            <text:p>Y</text:p>
          </table:table-cell>
          <table:table-cell table:formula="of:=IF(ISNA(VLOOKUP([.$A239];['Transact-SQL 2012'.$A$2:.$A$1001];1;0));&quot;&quot;;&quot;Y&quot;)" office:value-type="string" office:string-value="Y">
            <text:p>Y</text:p>
          </table:table-cell>
          <table:table-cell table:formula="of:=IF(ISNA(VLOOKUP([.$A239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ELSEIF</text:p>
          </table:table-cell>
          <table:table-cell table:formula="of:=IF(ISNA(VLOOKUP([.$A240];['PostgreSQL 9.3'.$A$2:.$A$1001];1;0));&quot;&quot;;&quot;Y&quot;)">
            <text:p/>
          </table:table-cell>
          <table:table-cell table:formula="of:=IF(ISNA(VLOOKUP([.$A240];['SQL 2011'.$A$2:.$A$1001];1;0));&quot;&quot;;&quot;Y&quot;)">
            <text:p/>
          </table:table-cell>
          <table:table-cell table:formula="of:=IF(ISNA(VLOOKUP([.$A240];['SQL 2008'.$A$2:.$A$1001];1;0));&quot;&quot;;&quot;Y&quot;)">
            <text:p/>
          </table:table-cell>
          <table:table-cell table:formula="of:=IF(ISNA(VLOOKUP([.$A240];['SQL 92'.$A$2:.$A$1001];1;0));&quot;&quot;;&quot;Y&quot;)">
            <text:p/>
          </table:table-cell>
          <table:table-cell table:style-name="ce34" table:formula="of:=IF(ISNA(VLOOKUP([.$A240];['SQLite 3'.$A$2:.$B$1002];1;0));&quot;&quot;;&quot;Y&quot;)">
            <text:p/>
          </table:table-cell>
          <table:table-cell table:style-name="ce34" table:formula="of:=IF(ISNA(VLOOKUP([.$A240];['MySQL 5.7'.$A$2:.$A$832];1;0));&quot;&quot;;&quot;Y&quot;)" office:value-type="string" office:string-value="Y">
            <text:p>Y</text:p>
          </table:table-cell>
          <table:table-cell table:formula="of:=IF(ISNA(VLOOKUP([.$A240];['Transact-SQL 2012'.$A$2:.$A$1001];1;0));&quot;&quot;;&quot;Y&quot;)">
            <text:p/>
          </table:table-cell>
          <table:table-cell table:formula="of:=IF(ISNA(VLOOKUP([.$A24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MPTY</text:p>
          </table:table-cell>
          <table:table-cell table:formula="of:=IF(ISNA(VLOOKUP([.$A241];['PostgreSQL 9.3'.$A$2:.$A$1001];1;0));&quot;&quot;;&quot;Y&quot;)">
            <text:p/>
          </table:table-cell>
          <table:table-cell table:formula="of:=IF(ISNA(VLOOKUP([.$A241];['SQL 2011'.$A$2:.$A$1001];1;0));&quot;&quot;;&quot;Y&quot;)" office:value-type="string" office:string-value="Y">
            <text:p>Y</text:p>
          </table:table-cell>
          <table:table-cell table:formula="of:=IF(ISNA(VLOOKUP([.$A241];['SQL 2008'.$A$2:.$A$1001];1;0));&quot;&quot;;&quot;Y&quot;)" office:value-type="string" office:string-value="Y">
            <text:p>Y</text:p>
          </table:table-cell>
          <table:table-cell table:formula="of:=IF(ISNA(VLOOKUP([.$A241];['SQL 92'.$A$2:.$A$1001];1;0));&quot;&quot;;&quot;Y&quot;)">
            <text:p/>
          </table:table-cell>
          <table:table-cell table:style-name="ce34" table:formula="of:=IF(ISNA(VLOOKUP([.$A241];['SQLite 3'.$A$2:.$B$1002];1;0));&quot;&quot;;&quot;Y&quot;)">
            <text:p/>
          </table:table-cell>
          <table:table-cell table:style-name="ce34" table:formula="of:=IF(ISNA(VLOOKUP([.$A241];['MySQL 5.7'.$A$2:.$A$832];1;0));&quot;&quot;;&quot;Y&quot;)">
            <text:p/>
          </table:table-cell>
          <table:table-cell table:formula="of:=IF(ISNA(VLOOKUP([.$A241];['Transact-SQL 2012'.$A$2:.$A$1001];1;0));&quot;&quot;;&quot;Y&quot;)">
            <text:p/>
          </table:table-cell>
          <table:table-cell table:formula="of:=IF(ISNA(VLOOKUP([.$A24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NABLE</text:p>
          </table:table-cell>
          <table:table-cell table:formula="of:=IF(ISNA(VLOOKUP([.$A242];['PostgreSQL 9.3'.$A$2:.$A$1001];1;0));&quot;&quot;;&quot;Y&quot;)" office:value-type="string" office:string-value="Y">
            <text:p>Y</text:p>
          </table:table-cell>
          <table:table-cell table:formula="of:=IF(ISNA(VLOOKUP([.$A242];['SQL 2011'.$A$2:.$A$1001];1;0));&quot;&quot;;&quot;Y&quot;)">
            <text:p/>
          </table:table-cell>
          <table:table-cell table:formula="of:=IF(ISNA(VLOOKUP([.$A242];['SQL 2008'.$A$2:.$A$1001];1;0));&quot;&quot;;&quot;Y&quot;)">
            <text:p/>
          </table:table-cell>
          <table:table-cell table:formula="of:=IF(ISNA(VLOOKUP([.$A242];['SQL 92'.$A$2:.$A$1001];1;0));&quot;&quot;;&quot;Y&quot;)">
            <text:p/>
          </table:table-cell>
          <table:table-cell table:style-name="ce34" table:formula="of:=IF(ISNA(VLOOKUP([.$A242];['SQLite 3'.$A$2:.$B$1002];1;0));&quot;&quot;;&quot;Y&quot;)">
            <text:p/>
          </table:table-cell>
          <table:table-cell table:style-name="ce34" table:formula="of:=IF(ISNA(VLOOKUP([.$A242];['MySQL 5.7'.$A$2:.$A$832];1;0));&quot;&quot;;&quot;Y&quot;)">
            <text:p/>
          </table:table-cell>
          <table:table-cell table:formula="of:=IF(ISNA(VLOOKUP([.$A242];['Transact-SQL 2012'.$A$2:.$A$1001];1;0));&quot;&quot;;&quot;Y&quot;)">
            <text:p/>
          </table:table-cell>
          <table:table-cell table:formula="of:=IF(ISNA(VLOOKUP([.$A242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ENCLOSED</text:p>
          </table:table-cell>
          <table:table-cell table:formula="of:=IF(ISNA(VLOOKUP([.$A243];['PostgreSQL 9.3'.$A$2:.$A$1001];1;0));&quot;&quot;;&quot;Y&quot;)">
            <text:p/>
          </table:table-cell>
          <table:table-cell table:formula="of:=IF(ISNA(VLOOKUP([.$A243];['SQL 2011'.$A$2:.$A$1001];1;0));&quot;&quot;;&quot;Y&quot;)">
            <text:p/>
          </table:table-cell>
          <table:table-cell table:formula="of:=IF(ISNA(VLOOKUP([.$A243];['SQL 2008'.$A$2:.$A$1001];1;0));&quot;&quot;;&quot;Y&quot;)">
            <text:p/>
          </table:table-cell>
          <table:table-cell table:formula="of:=IF(ISNA(VLOOKUP([.$A243];['SQL 92'.$A$2:.$A$1001];1;0));&quot;&quot;;&quot;Y&quot;)">
            <text:p/>
          </table:table-cell>
          <table:table-cell table:style-name="ce34" table:formula="of:=IF(ISNA(VLOOKUP([.$A243];['SQLite 3'.$A$2:.$B$1002];1;0));&quot;&quot;;&quot;Y&quot;)">
            <text:p/>
          </table:table-cell>
          <table:table-cell table:style-name="ce34" table:formula="of:=IF(ISNA(VLOOKUP([.$A243];['MySQL 5.7'.$A$2:.$A$832];1;0));&quot;&quot;;&quot;Y&quot;)" office:value-type="string" office:string-value="Y">
            <text:p>Y</text:p>
          </table:table-cell>
          <table:table-cell table:formula="of:=IF(ISNA(VLOOKUP([.$A243];['Transact-SQL 2012'.$A$2:.$A$1001];1;0));&quot;&quot;;&quot;Y&quot;)">
            <text:p/>
          </table:table-cell>
          <table:table-cell table:formula="of:=IF(ISNA(VLOOKUP([.$A24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NCODING</text:p>
          </table:table-cell>
          <table:table-cell table:formula="of:=IF(ISNA(VLOOKUP([.$A244];['PostgreSQL 9.3'.$A$2:.$A$1001];1;0));&quot;&quot;;&quot;Y&quot;)" office:value-type="string" office:string-value="Y">
            <text:p>Y</text:p>
          </table:table-cell>
          <table:table-cell table:formula="of:=IF(ISNA(VLOOKUP([.$A244];['SQL 2011'.$A$2:.$A$1001];1;0));&quot;&quot;;&quot;Y&quot;)" office:value-type="string" office:string-value="Y">
            <text:p>Y</text:p>
          </table:table-cell>
          <table:table-cell table:formula="of:=IF(ISNA(VLOOKUP([.$A244];['SQL 2008'.$A$2:.$A$1001];1;0));&quot;&quot;;&quot;Y&quot;)" office:value-type="string" office:string-value="Y">
            <text:p>Y</text:p>
          </table:table-cell>
          <table:table-cell table:formula="of:=IF(ISNA(VLOOKUP([.$A244];['SQL 92'.$A$2:.$A$1001];1;0));&quot;&quot;;&quot;Y&quot;)">
            <text:p/>
          </table:table-cell>
          <table:table-cell table:style-name="ce34" table:formula="of:=IF(ISNA(VLOOKUP([.$A244];['SQLite 3'.$A$2:.$B$1002];1;0));&quot;&quot;;&quot;Y&quot;)">
            <text:p/>
          </table:table-cell>
          <table:table-cell table:style-name="ce34" table:formula="of:=IF(ISNA(VLOOKUP([.$A244];['MySQL 5.7'.$A$2:.$A$832];1;0));&quot;&quot;;&quot;Y&quot;)">
            <text:p/>
          </table:table-cell>
          <table:table-cell table:formula="of:=IF(ISNA(VLOOKUP([.$A244];['Transact-SQL 2012'.$A$2:.$A$1001];1;0));&quot;&quot;;&quot;Y&quot;)">
            <text:p/>
          </table:table-cell>
          <table:table-cell table:formula="of:=IF(ISNA(VLOOKUP([.$A24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NCRYPTED</text:p>
          </table:table-cell>
          <table:table-cell table:formula="of:=IF(ISNA(VLOOKUP([.$A245];['PostgreSQL 9.3'.$A$2:.$A$1001];1;0));&quot;&quot;;&quot;Y&quot;)" office:value-type="string" office:string-value="Y">
            <text:p>Y</text:p>
          </table:table-cell>
          <table:table-cell table:formula="of:=IF(ISNA(VLOOKUP([.$A245];['SQL 2011'.$A$2:.$A$1001];1;0));&quot;&quot;;&quot;Y&quot;)">
            <text:p/>
          </table:table-cell>
          <table:table-cell table:formula="of:=IF(ISNA(VLOOKUP([.$A245];['SQL 2008'.$A$2:.$A$1001];1;0));&quot;&quot;;&quot;Y&quot;)">
            <text:p/>
          </table:table-cell>
          <table:table-cell table:formula="of:=IF(ISNA(VLOOKUP([.$A245];['SQL 92'.$A$2:.$A$1001];1;0));&quot;&quot;;&quot;Y&quot;)">
            <text:p/>
          </table:table-cell>
          <table:table-cell table:style-name="ce34" table:formula="of:=IF(ISNA(VLOOKUP([.$A245];['SQLite 3'.$A$2:.$B$1002];1;0));&quot;&quot;;&quot;Y&quot;)">
            <text:p/>
          </table:table-cell>
          <table:table-cell table:style-name="ce34" table:formula="of:=IF(ISNA(VLOOKUP([.$A245];['MySQL 5.7'.$A$2:.$A$832];1;0));&quot;&quot;;&quot;Y&quot;)">
            <text:p/>
          </table:table-cell>
          <table:table-cell table:formula="of:=IF(ISNA(VLOOKUP([.$A245];['Transact-SQL 2012'.$A$2:.$A$1001];1;0));&quot;&quot;;&quot;Y&quot;)">
            <text:p/>
          </table:table-cell>
          <table:table-cell table:formula="of:=IF(ISNA(VLOOKUP([.$A24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ND</text:p>
          </table:table-cell>
          <table:table-cell table:formula="of:=IF(ISNA(VLOOKUP([.$A246];['PostgreSQL 9.3'.$A$2:.$A$1001];1;0));&quot;&quot;;&quot;Y&quot;)" office:value-type="string" office:string-value="Y">
            <text:p>Y</text:p>
          </table:table-cell>
          <table:table-cell table:formula="of:=IF(ISNA(VLOOKUP([.$A246];['SQL 2011'.$A$2:.$A$1001];1;0));&quot;&quot;;&quot;Y&quot;)" office:value-type="string" office:string-value="Y">
            <text:p>Y</text:p>
          </table:table-cell>
          <table:table-cell table:formula="of:=IF(ISNA(VLOOKUP([.$A246];['SQL 2008'.$A$2:.$A$1001];1;0));&quot;&quot;;&quot;Y&quot;)" office:value-type="string" office:string-value="Y">
            <text:p>Y</text:p>
          </table:table-cell>
          <table:table-cell table:formula="of:=IF(ISNA(VLOOKUP([.$A246];['SQL 92'.$A$2:.$A$1001];1;0));&quot;&quot;;&quot;Y&quot;)" office:value-type="string" office:string-value="Y">
            <text:p>Y</text:p>
          </table:table-cell>
          <table:table-cell table:style-name="ce34" table:formula="of:=IF(ISNA(VLOOKUP([.$A246];['SQLite 3'.$A$2:.$B$1002];1;0));&quot;&quot;;&quot;Y&quot;)" office:value-type="string" office:string-value="Y">
            <text:p>Y</text:p>
          </table:table-cell>
          <table:table-cell table:style-name="ce34" table:formula="of:=IF(ISNA(VLOOKUP([.$A246];['MySQL 5.7'.$A$2:.$A$832];1;0));&quot;&quot;;&quot;Y&quot;)">
            <text:p/>
          </table:table-cell>
          <table:table-cell table:formula="of:=IF(ISNA(VLOOKUP([.$A246];['Transact-SQL 2012'.$A$2:.$A$1001];1;0));&quot;&quot;;&quot;Y&quot;)" office:value-type="string" office:string-value="Y">
            <text:p>Y</text:p>
          </table:table-cell>
          <table:table-cell table:formula="of:=IF(ISNA(VLOOKUP([.$A246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END_FRAME</text:p>
          </table:table-cell>
          <table:table-cell table:formula="of:=IF(ISNA(VLOOKUP([.$A247];['PostgreSQL 9.3'.$A$2:.$A$1001];1;0));&quot;&quot;;&quot;Y&quot;)">
            <text:p/>
          </table:table-cell>
          <table:table-cell table:formula="of:=IF(ISNA(VLOOKUP([.$A247];['SQL 2011'.$A$2:.$A$1001];1;0));&quot;&quot;;&quot;Y&quot;)" office:value-type="string" office:string-value="Y">
            <text:p>Y</text:p>
          </table:table-cell>
          <table:table-cell table:formula="of:=IF(ISNA(VLOOKUP([.$A247];['SQL 2008'.$A$2:.$A$1001];1;0));&quot;&quot;;&quot;Y&quot;)">
            <text:p/>
          </table:table-cell>
          <table:table-cell table:formula="of:=IF(ISNA(VLOOKUP([.$A247];['SQL 92'.$A$2:.$A$1001];1;0));&quot;&quot;;&quot;Y&quot;)">
            <text:p/>
          </table:table-cell>
          <table:table-cell table:style-name="ce34" table:formula="of:=IF(ISNA(VLOOKUP([.$A247];['SQLite 3'.$A$2:.$B$1002];1;0));&quot;&quot;;&quot;Y&quot;)">
            <text:p/>
          </table:table-cell>
          <table:table-cell table:style-name="ce34" table:formula="of:=IF(ISNA(VLOOKUP([.$A247];['MySQL 5.7'.$A$2:.$A$832];1;0));&quot;&quot;;&quot;Y&quot;)">
            <text:p/>
          </table:table-cell>
          <table:table-cell table:formula="of:=IF(ISNA(VLOOKUP([.$A247];['Transact-SQL 2012'.$A$2:.$A$1001];1;0));&quot;&quot;;&quot;Y&quot;)">
            <text:p/>
          </table:table-cell>
          <table:table-cell table:formula="of:=IF(ISNA(VLOOKUP([.$A24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ND_PARTITION</text:p>
          </table:table-cell>
          <table:table-cell table:formula="of:=IF(ISNA(VLOOKUP([.$A248];['PostgreSQL 9.3'.$A$2:.$A$1001];1;0));&quot;&quot;;&quot;Y&quot;)">
            <text:p/>
          </table:table-cell>
          <table:table-cell table:formula="of:=IF(ISNA(VLOOKUP([.$A248];['SQL 2011'.$A$2:.$A$1001];1;0));&quot;&quot;;&quot;Y&quot;)" office:value-type="string" office:string-value="Y">
            <text:p>Y</text:p>
          </table:table-cell>
          <table:table-cell table:formula="of:=IF(ISNA(VLOOKUP([.$A248];['SQL 2008'.$A$2:.$A$1001];1;0));&quot;&quot;;&quot;Y&quot;)">
            <text:p/>
          </table:table-cell>
          <table:table-cell table:formula="of:=IF(ISNA(VLOOKUP([.$A248];['SQL 92'.$A$2:.$A$1001];1;0));&quot;&quot;;&quot;Y&quot;)">
            <text:p/>
          </table:table-cell>
          <table:table-cell table:style-name="ce34" table:formula="of:=IF(ISNA(VLOOKUP([.$A248];['SQLite 3'.$A$2:.$B$1002];1;0));&quot;&quot;;&quot;Y&quot;)">
            <text:p/>
          </table:table-cell>
          <table:table-cell table:style-name="ce34" table:formula="of:=IF(ISNA(VLOOKUP([.$A248];['MySQL 5.7'.$A$2:.$A$832];1;0));&quot;&quot;;&quot;Y&quot;)">
            <text:p/>
          </table:table-cell>
          <table:table-cell table:formula="of:=IF(ISNA(VLOOKUP([.$A248];['Transact-SQL 2012'.$A$2:.$A$1001];1;0));&quot;&quot;;&quot;Y&quot;)">
            <text:p/>
          </table:table-cell>
          <table:table-cell table:formula="of:=IF(ISNA(VLOOKUP([.$A24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ND-EXEC</text:p>
          </table:table-cell>
          <table:table-cell table:formula="of:=IF(ISNA(VLOOKUP([.$A249];['PostgreSQL 9.3'.$A$2:.$A$1001];1;0));&quot;&quot;;&quot;Y&quot;)">
            <text:p/>
          </table:table-cell>
          <table:table-cell table:formula="of:=IF(ISNA(VLOOKUP([.$A249];['SQL 2011'.$A$2:.$A$1001];1;0));&quot;&quot;;&quot;Y&quot;)" office:value-type="string" office:string-value="Y">
            <text:p>Y</text:p>
          </table:table-cell>
          <table:table-cell table:formula="of:=IF(ISNA(VLOOKUP([.$A249];['SQL 2008'.$A$2:.$A$1001];1;0));&quot;&quot;;&quot;Y&quot;)" office:value-type="string" office:string-value="Y">
            <text:p>Y</text:p>
          </table:table-cell>
          <table:table-cell table:formula="of:=IF(ISNA(VLOOKUP([.$A249];['SQL 92'.$A$2:.$A$1001];1;0));&quot;&quot;;&quot;Y&quot;)" office:value-type="string" office:string-value="Y">
            <text:p>Y</text:p>
          </table:table-cell>
          <table:table-cell table:style-name="ce34" table:formula="of:=IF(ISNA(VLOOKUP([.$A249];['SQLite 3'.$A$2:.$B$1002];1;0));&quot;&quot;;&quot;Y&quot;)">
            <text:p/>
          </table:table-cell>
          <table:table-cell table:style-name="ce34" table:formula="of:=IF(ISNA(VLOOKUP([.$A249];['MySQL 5.7'.$A$2:.$A$832];1;0));&quot;&quot;;&quot;Y&quot;)">
            <text:p/>
          </table:table-cell>
          <table:table-cell table:formula="of:=IF(ISNA(VLOOKUP([.$A249];['Transact-SQL 2012'.$A$2:.$A$1001];1;0));&quot;&quot;;&quot;Y&quot;)">
            <text:p/>
          </table:table-cell>
          <table:table-cell table:formula="of:=IF(ISNA(VLOOKUP([.$A249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ENFORCED</text:p>
          </table:table-cell>
          <table:table-cell table:formula="of:=IF(ISNA(VLOOKUP([.$A250];['PostgreSQL 9.3'.$A$2:.$A$1001];1;0));&quot;&quot;;&quot;Y&quot;)">
            <text:p/>
          </table:table-cell>
          <table:table-cell table:formula="of:=IF(ISNA(VLOOKUP([.$A250];['SQL 2011'.$A$2:.$A$1001];1;0));&quot;&quot;;&quot;Y&quot;)" office:value-type="string" office:string-value="Y">
            <text:p>Y</text:p>
          </table:table-cell>
          <table:table-cell table:formula="of:=IF(ISNA(VLOOKUP([.$A250];['SQL 2008'.$A$2:.$A$1001];1;0));&quot;&quot;;&quot;Y&quot;)">
            <text:p/>
          </table:table-cell>
          <table:table-cell table:formula="of:=IF(ISNA(VLOOKUP([.$A250];['SQL 92'.$A$2:.$A$1001];1;0));&quot;&quot;;&quot;Y&quot;)">
            <text:p/>
          </table:table-cell>
          <table:table-cell table:style-name="ce34" table:formula="of:=IF(ISNA(VLOOKUP([.$A250];['SQLite 3'.$A$2:.$B$1002];1;0));&quot;&quot;;&quot;Y&quot;)">
            <text:p/>
          </table:table-cell>
          <table:table-cell table:style-name="ce34" table:formula="of:=IF(ISNA(VLOOKUP([.$A250];['MySQL 5.7'.$A$2:.$A$832];1;0));&quot;&quot;;&quot;Y&quot;)">
            <text:p/>
          </table:table-cell>
          <table:table-cell table:formula="of:=IF(ISNA(VLOOKUP([.$A250];['Transact-SQL 2012'.$A$2:.$A$1001];1;0));&quot;&quot;;&quot;Y&quot;)">
            <text:p/>
          </table:table-cell>
          <table:table-cell table:formula="of:=IF(ISNA(VLOOKUP([.$A25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NUM</text:p>
          </table:table-cell>
          <table:table-cell table:formula="of:=IF(ISNA(VLOOKUP([.$A251];['PostgreSQL 9.3'.$A$2:.$A$1001];1;0));&quot;&quot;;&quot;Y&quot;)" office:value-type="string" office:string-value="Y">
            <text:p>Y</text:p>
          </table:table-cell>
          <table:table-cell table:formula="of:=IF(ISNA(VLOOKUP([.$A251];['SQL 2011'.$A$2:.$A$1001];1;0));&quot;&quot;;&quot;Y&quot;)">
            <text:p/>
          </table:table-cell>
          <table:table-cell table:formula="of:=IF(ISNA(VLOOKUP([.$A251];['SQL 2008'.$A$2:.$A$1001];1;0));&quot;&quot;;&quot;Y&quot;)">
            <text:p/>
          </table:table-cell>
          <table:table-cell table:formula="of:=IF(ISNA(VLOOKUP([.$A251];['SQL 92'.$A$2:.$A$1001];1;0));&quot;&quot;;&quot;Y&quot;)">
            <text:p/>
          </table:table-cell>
          <table:table-cell table:style-name="ce34" table:formula="of:=IF(ISNA(VLOOKUP([.$A251];['SQLite 3'.$A$2:.$B$1002];1;0));&quot;&quot;;&quot;Y&quot;)">
            <text:p/>
          </table:table-cell>
          <table:table-cell table:style-name="ce34" table:formula="of:=IF(ISNA(VLOOKUP([.$A251];['MySQL 5.7'.$A$2:.$A$832];1;0));&quot;&quot;;&quot;Y&quot;)">
            <text:p/>
          </table:table-cell>
          <table:table-cell table:formula="of:=IF(ISNA(VLOOKUP([.$A251];['Transact-SQL 2012'.$A$2:.$A$1001];1;0));&quot;&quot;;&quot;Y&quot;)">
            <text:p/>
          </table:table-cell>
          <table:table-cell table:formula="of:=IF(ISNA(VLOOKUP([.$A25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QUALS</text:p>
          </table:table-cell>
          <table:table-cell table:formula="of:=IF(ISNA(VLOOKUP([.$A252];['PostgreSQL 9.3'.$A$2:.$A$1001];1;0));&quot;&quot;;&quot;Y&quot;)">
            <text:p/>
          </table:table-cell>
          <table:table-cell table:formula="of:=IF(ISNA(VLOOKUP([.$A252];['SQL 2011'.$A$2:.$A$1001];1;0));&quot;&quot;;&quot;Y&quot;)" office:value-type="string" office:string-value="Y">
            <text:p>Y</text:p>
          </table:table-cell>
          <table:table-cell table:formula="of:=IF(ISNA(VLOOKUP([.$A252];['SQL 2008'.$A$2:.$A$1001];1;0));&quot;&quot;;&quot;Y&quot;)" office:value-type="string" office:string-value="Y">
            <text:p>Y</text:p>
          </table:table-cell>
          <table:table-cell table:formula="of:=IF(ISNA(VLOOKUP([.$A252];['SQL 92'.$A$2:.$A$1001];1;0));&quot;&quot;;&quot;Y&quot;)">
            <text:p/>
          </table:table-cell>
          <table:table-cell table:style-name="ce34" table:formula="of:=IF(ISNA(VLOOKUP([.$A252];['SQLite 3'.$A$2:.$B$1002];1;0));&quot;&quot;;&quot;Y&quot;)">
            <text:p/>
          </table:table-cell>
          <table:table-cell table:style-name="ce34" table:formula="of:=IF(ISNA(VLOOKUP([.$A252];['MySQL 5.7'.$A$2:.$A$832];1;0));&quot;&quot;;&quot;Y&quot;)">
            <text:p/>
          </table:table-cell>
          <table:table-cell table:formula="of:=IF(ISNA(VLOOKUP([.$A252];['Transact-SQL 2012'.$A$2:.$A$1001];1;0));&quot;&quot;;&quot;Y&quot;)">
            <text:p/>
          </table:table-cell>
          <table:table-cell table:formula="of:=IF(ISNA(VLOOKUP([.$A252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ERRLVL</text:p>
          </table:table-cell>
          <table:table-cell table:formula="of:=IF(ISNA(VLOOKUP([.$A253];['PostgreSQL 9.3'.$A$2:.$A$1001];1;0));&quot;&quot;;&quot;Y&quot;)">
            <text:p/>
          </table:table-cell>
          <table:table-cell table:formula="of:=IF(ISNA(VLOOKUP([.$A253];['SQL 2011'.$A$2:.$A$1001];1;0));&quot;&quot;;&quot;Y&quot;)">
            <text:p/>
          </table:table-cell>
          <table:table-cell table:formula="of:=IF(ISNA(VLOOKUP([.$A253];['SQL 2008'.$A$2:.$A$1001];1;0));&quot;&quot;;&quot;Y&quot;)">
            <text:p/>
          </table:table-cell>
          <table:table-cell table:formula="of:=IF(ISNA(VLOOKUP([.$A253];['SQL 92'.$A$2:.$A$1001];1;0));&quot;&quot;;&quot;Y&quot;)">
            <text:p/>
          </table:table-cell>
          <table:table-cell table:style-name="ce34" table:formula="of:=IF(ISNA(VLOOKUP([.$A253];['SQLite 3'.$A$2:.$B$1002];1;0));&quot;&quot;;&quot;Y&quot;)">
            <text:p/>
          </table:table-cell>
          <table:table-cell table:style-name="ce34" table:formula="of:=IF(ISNA(VLOOKUP([.$A253];['MySQL 5.7'.$A$2:.$A$832];1;0));&quot;&quot;;&quot;Y&quot;)">
            <text:p/>
          </table:table-cell>
          <table:table-cell table:formula="of:=IF(ISNA(VLOOKUP([.$A253];['Transact-SQL 2012'.$A$2:.$A$1001];1;0));&quot;&quot;;&quot;Y&quot;)" office:value-type="string" office:string-value="Y">
            <text:p>Y</text:p>
          </table:table-cell>
          <table:table-cell table:formula="of:=IF(ISNA(VLOOKUP([.$A25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SCAPE</text:p>
          </table:table-cell>
          <table:table-cell table:formula="of:=IF(ISNA(VLOOKUP([.$A254];['PostgreSQL 9.3'.$A$2:.$A$1001];1;0));&quot;&quot;;&quot;Y&quot;)" office:value-type="string" office:string-value="Y">
            <text:p>Y</text:p>
          </table:table-cell>
          <table:table-cell table:formula="of:=IF(ISNA(VLOOKUP([.$A254];['SQL 2011'.$A$2:.$A$1001];1;0));&quot;&quot;;&quot;Y&quot;)" office:value-type="string" office:string-value="Y">
            <text:p>Y</text:p>
          </table:table-cell>
          <table:table-cell table:formula="of:=IF(ISNA(VLOOKUP([.$A254];['SQL 2008'.$A$2:.$A$1001];1;0));&quot;&quot;;&quot;Y&quot;)" office:value-type="string" office:string-value="Y">
            <text:p>Y</text:p>
          </table:table-cell>
          <table:table-cell table:formula="of:=IF(ISNA(VLOOKUP([.$A254];['SQL 92'.$A$2:.$A$1001];1;0));&quot;&quot;;&quot;Y&quot;)" office:value-type="string" office:string-value="Y">
            <text:p>Y</text:p>
          </table:table-cell>
          <table:table-cell table:style-name="ce34" table:formula="of:=IF(ISNA(VLOOKUP([.$A254];['SQLite 3'.$A$2:.$B$1002];1;0));&quot;&quot;;&quot;Y&quot;)" office:value-type="string" office:string-value="Y">
            <text:p>Y</text:p>
          </table:table-cell>
          <table:table-cell table:style-name="ce34" table:formula="of:=IF(ISNA(VLOOKUP([.$A254];['MySQL 5.7'.$A$2:.$A$832];1;0));&quot;&quot;;&quot;Y&quot;)">
            <text:p/>
          </table:table-cell>
          <table:table-cell table:formula="of:=IF(ISNA(VLOOKUP([.$A254];['Transact-SQL 2012'.$A$2:.$A$1001];1;0));&quot;&quot;;&quot;Y&quot;)" office:value-type="string" office:string-value="Y">
            <text:p>Y</text:p>
          </table:table-cell>
          <table:table-cell table:formula="of:=IF(ISNA(VLOOKUP([.$A25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ESCAPED</text:p>
          </table:table-cell>
          <table:table-cell table:formula="of:=IF(ISNA(VLOOKUP([.$A255];['PostgreSQL 9.3'.$A$2:.$A$1001];1;0));&quot;&quot;;&quot;Y&quot;)">
            <text:p/>
          </table:table-cell>
          <table:table-cell table:formula="of:=IF(ISNA(VLOOKUP([.$A255];['SQL 2011'.$A$2:.$A$1001];1;0));&quot;&quot;;&quot;Y&quot;)">
            <text:p/>
          </table:table-cell>
          <table:table-cell table:formula="of:=IF(ISNA(VLOOKUP([.$A255];['SQL 2008'.$A$2:.$A$1001];1;0));&quot;&quot;;&quot;Y&quot;)">
            <text:p/>
          </table:table-cell>
          <table:table-cell table:formula="of:=IF(ISNA(VLOOKUP([.$A255];['SQL 92'.$A$2:.$A$1001];1;0));&quot;&quot;;&quot;Y&quot;)">
            <text:p/>
          </table:table-cell>
          <table:table-cell table:style-name="ce34" table:formula="of:=IF(ISNA(VLOOKUP([.$A255];['SQLite 3'.$A$2:.$B$1002];1;0));&quot;&quot;;&quot;Y&quot;)">
            <text:p/>
          </table:table-cell>
          <table:table-cell table:style-name="ce34" table:formula="of:=IF(ISNA(VLOOKUP([.$A255];['MySQL 5.7'.$A$2:.$A$832];1;0));&quot;&quot;;&quot;Y&quot;)" office:value-type="string" office:string-value="Y">
            <text:p>Y</text:p>
          </table:table-cell>
          <table:table-cell table:formula="of:=IF(ISNA(VLOOKUP([.$A255];['Transact-SQL 2012'.$A$2:.$A$1001];1;0));&quot;&quot;;&quot;Y&quot;)">
            <text:p/>
          </table:table-cell>
          <table:table-cell table:formula="of:=IF(ISNA(VLOOKUP([.$A25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VENT</text:p>
          </table:table-cell>
          <table:table-cell table:formula="of:=IF(ISNA(VLOOKUP([.$A256];['PostgreSQL 9.3'.$A$2:.$A$1001];1;0));&quot;&quot;;&quot;Y&quot;)" office:value-type="string" office:string-value="Y">
            <text:p>Y</text:p>
          </table:table-cell>
          <table:table-cell table:formula="of:=IF(ISNA(VLOOKUP([.$A256];['SQL 2011'.$A$2:.$A$1001];1;0));&quot;&quot;;&quot;Y&quot;)">
            <text:p/>
          </table:table-cell>
          <table:table-cell table:formula="of:=IF(ISNA(VLOOKUP([.$A256];['SQL 2008'.$A$2:.$A$1001];1;0));&quot;&quot;;&quot;Y&quot;)">
            <text:p/>
          </table:table-cell>
          <table:table-cell table:formula="of:=IF(ISNA(VLOOKUP([.$A256];['SQL 92'.$A$2:.$A$1001];1;0));&quot;&quot;;&quot;Y&quot;)">
            <text:p/>
          </table:table-cell>
          <table:table-cell table:style-name="ce34" table:formula="of:=IF(ISNA(VLOOKUP([.$A256];['SQLite 3'.$A$2:.$B$1002];1;0));&quot;&quot;;&quot;Y&quot;)">
            <text:p/>
          </table:table-cell>
          <table:table-cell table:style-name="ce34" table:formula="of:=IF(ISNA(VLOOKUP([.$A256];['MySQL 5.7'.$A$2:.$A$832];1;0));&quot;&quot;;&quot;Y&quot;)">
            <text:p/>
          </table:table-cell>
          <table:table-cell table:formula="of:=IF(ISNA(VLOOKUP([.$A256];['Transact-SQL 2012'.$A$2:.$A$1001];1;0));&quot;&quot;;&quot;Y&quot;)">
            <text:p/>
          </table:table-cell>
          <table:table-cell table:formula="of:=IF(ISNA(VLOOKUP([.$A25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VERY</text:p>
          </table:table-cell>
          <table:table-cell table:formula="of:=IF(ISNA(VLOOKUP([.$A257];['PostgreSQL 9.3'.$A$2:.$A$1001];1;0));&quot;&quot;;&quot;Y&quot;)">
            <text:p/>
          </table:table-cell>
          <table:table-cell table:formula="of:=IF(ISNA(VLOOKUP([.$A257];['SQL 2011'.$A$2:.$A$1001];1;0));&quot;&quot;;&quot;Y&quot;)" office:value-type="string" office:string-value="Y">
            <text:p>Y</text:p>
          </table:table-cell>
          <table:table-cell table:formula="of:=IF(ISNA(VLOOKUP([.$A257];['SQL 2008'.$A$2:.$A$1001];1;0));&quot;&quot;;&quot;Y&quot;)" office:value-type="string" office:string-value="Y">
            <text:p>Y</text:p>
          </table:table-cell>
          <table:table-cell table:formula="of:=IF(ISNA(VLOOKUP([.$A257];['SQL 92'.$A$2:.$A$1001];1;0));&quot;&quot;;&quot;Y&quot;)">
            <text:p/>
          </table:table-cell>
          <table:table-cell table:style-name="ce34" table:formula="of:=IF(ISNA(VLOOKUP([.$A257];['SQLite 3'.$A$2:.$B$1002];1;0));&quot;&quot;;&quot;Y&quot;)">
            <text:p/>
          </table:table-cell>
          <table:table-cell table:style-name="ce34" table:formula="of:=IF(ISNA(VLOOKUP([.$A257];['MySQL 5.7'.$A$2:.$A$832];1;0));&quot;&quot;;&quot;Y&quot;)">
            <text:p/>
          </table:table-cell>
          <table:table-cell table:formula="of:=IF(ISNA(VLOOKUP([.$A257];['Transact-SQL 2012'.$A$2:.$A$1001];1;0));&quot;&quot;;&quot;Y&quot;)">
            <text:p/>
          </table:table-cell>
          <table:table-cell table:formula="of:=IF(ISNA(VLOOKUP([.$A25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XCEPT</text:p>
          </table:table-cell>
          <table:table-cell table:formula="of:=IF(ISNA(VLOOKUP([.$A258];['PostgreSQL 9.3'.$A$2:.$A$1001];1;0));&quot;&quot;;&quot;Y&quot;)" office:value-type="string" office:string-value="Y">
            <text:p>Y</text:p>
          </table:table-cell>
          <table:table-cell table:formula="of:=IF(ISNA(VLOOKUP([.$A258];['SQL 2011'.$A$2:.$A$1001];1;0));&quot;&quot;;&quot;Y&quot;)" office:value-type="string" office:string-value="Y">
            <text:p>Y</text:p>
          </table:table-cell>
          <table:table-cell table:formula="of:=IF(ISNA(VLOOKUP([.$A258];['SQL 2008'.$A$2:.$A$1001];1;0));&quot;&quot;;&quot;Y&quot;)" office:value-type="string" office:string-value="Y">
            <text:p>Y</text:p>
          </table:table-cell>
          <table:table-cell table:formula="of:=IF(ISNA(VLOOKUP([.$A258];['SQL 92'.$A$2:.$A$1001];1;0));&quot;&quot;;&quot;Y&quot;)" office:value-type="string" office:string-value="Y">
            <text:p>Y</text:p>
          </table:table-cell>
          <table:table-cell table:style-name="ce34" table:formula="of:=IF(ISNA(VLOOKUP([.$A258];['SQLite 3'.$A$2:.$B$1002];1;0));&quot;&quot;;&quot;Y&quot;)" office:value-type="string" office:string-value="Y">
            <text:p>Y</text:p>
          </table:table-cell>
          <table:table-cell table:style-name="ce34" table:formula="of:=IF(ISNA(VLOOKUP([.$A258];['MySQL 5.7'.$A$2:.$A$832];1;0));&quot;&quot;;&quot;Y&quot;)">
            <text:p/>
          </table:table-cell>
          <table:table-cell table:formula="of:=IF(ISNA(VLOOKUP([.$A258];['Transact-SQL 2012'.$A$2:.$A$1001];1;0));&quot;&quot;;&quot;Y&quot;)" office:value-type="string" office:string-value="Y">
            <text:p>Y</text:p>
          </table:table-cell>
          <table:table-cell table:formula="of:=IF(ISNA(VLOOKUP([.$A258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EXCEPTION</text:p>
          </table:table-cell>
          <table:table-cell table:formula="of:=IF(ISNA(VLOOKUP([.$A259];['PostgreSQL 9.3'.$A$2:.$A$1001];1;0));&quot;&quot;;&quot;Y&quot;)">
            <text:p/>
          </table:table-cell>
          <table:table-cell table:formula="of:=IF(ISNA(VLOOKUP([.$A259];['SQL 2011'.$A$2:.$A$1001];1;0));&quot;&quot;;&quot;Y&quot;)">
            <text:p/>
          </table:table-cell>
          <table:table-cell table:formula="of:=IF(ISNA(VLOOKUP([.$A259];['SQL 2008'.$A$2:.$A$1001];1;0));&quot;&quot;;&quot;Y&quot;)">
            <text:p/>
          </table:table-cell>
          <table:table-cell table:formula="of:=IF(ISNA(VLOOKUP([.$A259];['SQL 92'.$A$2:.$A$1001];1;0));&quot;&quot;;&quot;Y&quot;)" office:value-type="string" office:string-value="Y">
            <text:p>Y</text:p>
          </table:table-cell>
          <table:table-cell table:style-name="ce34" table:formula="of:=IF(ISNA(VLOOKUP([.$A259];['SQLite 3'.$A$2:.$B$1002];1;0));&quot;&quot;;&quot;Y&quot;)">
            <text:p/>
          </table:table-cell>
          <table:table-cell table:style-name="ce34" table:formula="of:=IF(ISNA(VLOOKUP([.$A259];['MySQL 5.7'.$A$2:.$A$832];1;0));&quot;&quot;;&quot;Y&quot;)">
            <text:p/>
          </table:table-cell>
          <table:table-cell table:formula="of:=IF(ISNA(VLOOKUP([.$A259];['Transact-SQL 2012'.$A$2:.$A$1001];1;0));&quot;&quot;;&quot;Y&quot;)">
            <text:p/>
          </table:table-cell>
          <table:table-cell table:formula="of:=IF(ISNA(VLOOKUP([.$A259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EXCLUDE</text:p>
          </table:table-cell>
          <table:table-cell table:formula="of:=IF(ISNA(VLOOKUP([.$A260];['PostgreSQL 9.3'.$A$2:.$A$1001];1;0));&quot;&quot;;&quot;Y&quot;)" office:value-type="string" office:string-value="Y">
            <text:p>Y</text:p>
          </table:table-cell>
          <table:table-cell table:formula="of:=IF(ISNA(VLOOKUP([.$A260];['SQL 2011'.$A$2:.$A$1001];1;0));&quot;&quot;;&quot;Y&quot;)" office:value-type="string" office:string-value="Y">
            <text:p>Y</text:p>
          </table:table-cell>
          <table:table-cell table:formula="of:=IF(ISNA(VLOOKUP([.$A260];['SQL 2008'.$A$2:.$A$1001];1;0));&quot;&quot;;&quot;Y&quot;)" office:value-type="string" office:string-value="Y">
            <text:p>Y</text:p>
          </table:table-cell>
          <table:table-cell table:formula="of:=IF(ISNA(VLOOKUP([.$A260];['SQL 92'.$A$2:.$A$1001];1;0));&quot;&quot;;&quot;Y&quot;)">
            <text:p/>
          </table:table-cell>
          <table:table-cell table:style-name="ce34" table:formula="of:=IF(ISNA(VLOOKUP([.$A260];['SQLite 3'.$A$2:.$B$1002];1;0));&quot;&quot;;&quot;Y&quot;)">
            <text:p/>
          </table:table-cell>
          <table:table-cell table:style-name="ce34" table:formula="of:=IF(ISNA(VLOOKUP([.$A260];['MySQL 5.7'.$A$2:.$A$832];1;0));&quot;&quot;;&quot;Y&quot;)">
            <text:p/>
          </table:table-cell>
          <table:table-cell table:formula="of:=IF(ISNA(VLOOKUP([.$A260];['Transact-SQL 2012'.$A$2:.$A$1001];1;0));&quot;&quot;;&quot;Y&quot;)">
            <text:p/>
          </table:table-cell>
          <table:table-cell table:formula="of:=IF(ISNA(VLOOKUP([.$A26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XCLUDING</text:p>
          </table:table-cell>
          <table:table-cell table:formula="of:=IF(ISNA(VLOOKUP([.$A261];['PostgreSQL 9.3'.$A$2:.$A$1001];1;0));&quot;&quot;;&quot;Y&quot;)" office:value-type="string" office:string-value="Y">
            <text:p>Y</text:p>
          </table:table-cell>
          <table:table-cell table:formula="of:=IF(ISNA(VLOOKUP([.$A261];['SQL 2011'.$A$2:.$A$1001];1;0));&quot;&quot;;&quot;Y&quot;)" office:value-type="string" office:string-value="Y">
            <text:p>Y</text:p>
          </table:table-cell>
          <table:table-cell table:formula="of:=IF(ISNA(VLOOKUP([.$A261];['SQL 2008'.$A$2:.$A$1001];1;0));&quot;&quot;;&quot;Y&quot;)" office:value-type="string" office:string-value="Y">
            <text:p>Y</text:p>
          </table:table-cell>
          <table:table-cell table:formula="of:=IF(ISNA(VLOOKUP([.$A261];['SQL 92'.$A$2:.$A$1001];1;0));&quot;&quot;;&quot;Y&quot;)">
            <text:p/>
          </table:table-cell>
          <table:table-cell table:style-name="ce34" table:formula="of:=IF(ISNA(VLOOKUP([.$A261];['SQLite 3'.$A$2:.$B$1002];1;0));&quot;&quot;;&quot;Y&quot;)">
            <text:p/>
          </table:table-cell>
          <table:table-cell table:style-name="ce34" table:formula="of:=IF(ISNA(VLOOKUP([.$A261];['MySQL 5.7'.$A$2:.$A$832];1;0));&quot;&quot;;&quot;Y&quot;)">
            <text:p/>
          </table:table-cell>
          <table:table-cell table:formula="of:=IF(ISNA(VLOOKUP([.$A261];['Transact-SQL 2012'.$A$2:.$A$1001];1;0));&quot;&quot;;&quot;Y&quot;)">
            <text:p/>
          </table:table-cell>
          <table:table-cell table:formula="of:=IF(ISNA(VLOOKUP([.$A26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XCLUSIVE</text:p>
          </table:table-cell>
          <table:table-cell table:formula="of:=IF(ISNA(VLOOKUP([.$A262];['PostgreSQL 9.3'.$A$2:.$A$1001];1;0));&quot;&quot;;&quot;Y&quot;)" office:value-type="string" office:string-value="Y">
            <text:p>Y</text:p>
          </table:table-cell>
          <table:table-cell table:formula="of:=IF(ISNA(VLOOKUP([.$A262];['SQL 2011'.$A$2:.$A$1001];1;0));&quot;&quot;;&quot;Y&quot;)">
            <text:p/>
          </table:table-cell>
          <table:table-cell table:formula="of:=IF(ISNA(VLOOKUP([.$A262];['SQL 2008'.$A$2:.$A$1001];1;0));&quot;&quot;;&quot;Y&quot;)">
            <text:p/>
          </table:table-cell>
          <table:table-cell table:formula="of:=IF(ISNA(VLOOKUP([.$A262];['SQL 92'.$A$2:.$A$1001];1;0));&quot;&quot;;&quot;Y&quot;)">
            <text:p/>
          </table:table-cell>
          <table:table-cell table:style-name="ce34" table:formula="of:=IF(ISNA(VLOOKUP([.$A262];['SQLite 3'.$A$2:.$B$1002];1;0));&quot;&quot;;&quot;Y&quot;)" office:value-type="string" office:string-value="Y">
            <text:p>Y</text:p>
          </table:table-cell>
          <table:table-cell table:style-name="ce34" table:formula="of:=IF(ISNA(VLOOKUP([.$A262];['MySQL 5.7'.$A$2:.$A$832];1;0));&quot;&quot;;&quot;Y&quot;)">
            <text:p/>
          </table:table-cell>
          <table:table-cell table:formula="of:=IF(ISNA(VLOOKUP([.$A262];['Transact-SQL 2012'.$A$2:.$A$1001];1;0));&quot;&quot;;&quot;Y&quot;)">
            <text:p/>
          </table:table-cell>
          <table:table-cell table:formula="of:=IF(ISNA(VLOOKUP([.$A26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XEC</text:p>
          </table:table-cell>
          <table:table-cell table:formula="of:=IF(ISNA(VLOOKUP([.$A263];['PostgreSQL 9.3'.$A$2:.$A$1001];1;0));&quot;&quot;;&quot;Y&quot;)">
            <text:p/>
          </table:table-cell>
          <table:table-cell table:formula="of:=IF(ISNA(VLOOKUP([.$A263];['SQL 2011'.$A$2:.$A$1001];1;0));&quot;&quot;;&quot;Y&quot;)" office:value-type="string" office:string-value="Y">
            <text:p>Y</text:p>
          </table:table-cell>
          <table:table-cell table:formula="of:=IF(ISNA(VLOOKUP([.$A263];['SQL 2008'.$A$2:.$A$1001];1;0));&quot;&quot;;&quot;Y&quot;)" office:value-type="string" office:string-value="Y">
            <text:p>Y</text:p>
          </table:table-cell>
          <table:table-cell table:formula="of:=IF(ISNA(VLOOKUP([.$A263];['SQL 92'.$A$2:.$A$1001];1;0));&quot;&quot;;&quot;Y&quot;)" office:value-type="string" office:string-value="Y">
            <text:p>Y</text:p>
          </table:table-cell>
          <table:table-cell table:style-name="ce34" table:formula="of:=IF(ISNA(VLOOKUP([.$A263];['SQLite 3'.$A$2:.$B$1002];1;0));&quot;&quot;;&quot;Y&quot;)">
            <text:p/>
          </table:table-cell>
          <table:table-cell table:style-name="ce34" table:formula="of:=IF(ISNA(VLOOKUP([.$A263];['MySQL 5.7'.$A$2:.$A$832];1;0));&quot;&quot;;&quot;Y&quot;)">
            <text:p/>
          </table:table-cell>
          <table:table-cell table:formula="of:=IF(ISNA(VLOOKUP([.$A263];['Transact-SQL 2012'.$A$2:.$A$1001];1;0));&quot;&quot;;&quot;Y&quot;)" office:value-type="string" office:string-value="Y">
            <text:p>Y</text:p>
          </table:table-cell>
          <table:table-cell table:formula="of:=IF(ISNA(VLOOKUP([.$A263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EXECUTE</text:p>
          </table:table-cell>
          <table:table-cell table:formula="of:=IF(ISNA(VLOOKUP([.$A264];['PostgreSQL 9.3'.$A$2:.$A$1001];1;0));&quot;&quot;;&quot;Y&quot;)" office:value-type="string" office:string-value="Y">
            <text:p>Y</text:p>
          </table:table-cell>
          <table:table-cell table:formula="of:=IF(ISNA(VLOOKUP([.$A264];['SQL 2011'.$A$2:.$A$1001];1;0));&quot;&quot;;&quot;Y&quot;)" office:value-type="string" office:string-value="Y">
            <text:p>Y</text:p>
          </table:table-cell>
          <table:table-cell table:formula="of:=IF(ISNA(VLOOKUP([.$A264];['SQL 2008'.$A$2:.$A$1001];1;0));&quot;&quot;;&quot;Y&quot;)" office:value-type="string" office:string-value="Y">
            <text:p>Y</text:p>
          </table:table-cell>
          <table:table-cell table:formula="of:=IF(ISNA(VLOOKUP([.$A264];['SQL 92'.$A$2:.$A$1001];1;0));&quot;&quot;;&quot;Y&quot;)" office:value-type="string" office:string-value="Y">
            <text:p>Y</text:p>
          </table:table-cell>
          <table:table-cell table:style-name="ce34" table:formula="of:=IF(ISNA(VLOOKUP([.$A264];['SQLite 3'.$A$2:.$B$1002];1;0));&quot;&quot;;&quot;Y&quot;)">
            <text:p/>
          </table:table-cell>
          <table:table-cell table:style-name="ce34" table:formula="of:=IF(ISNA(VLOOKUP([.$A264];['MySQL 5.7'.$A$2:.$A$832];1;0));&quot;&quot;;&quot;Y&quot;)">
            <text:p/>
          </table:table-cell>
          <table:table-cell table:formula="of:=IF(ISNA(VLOOKUP([.$A264];['Transact-SQL 2012'.$A$2:.$A$1001];1;0));&quot;&quot;;&quot;Y&quot;)" office:value-type="string" office:string-value="Y">
            <text:p>Y</text:p>
          </table:table-cell>
          <table:table-cell table:formula="of:=IF(ISNA(VLOOKUP([.$A26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EXISTS</text:p>
          </table:table-cell>
          <table:table-cell table:formula="of:=IF(ISNA(VLOOKUP([.$A265];['PostgreSQL 9.3'.$A$2:.$A$1001];1;0));&quot;&quot;;&quot;Y&quot;)" office:value-type="string" office:string-value="Y">
            <text:p>Y</text:p>
          </table:table-cell>
          <table:table-cell table:formula="of:=IF(ISNA(VLOOKUP([.$A265];['SQL 2011'.$A$2:.$A$1001];1;0));&quot;&quot;;&quot;Y&quot;)" office:value-type="string" office:string-value="Y">
            <text:p>Y</text:p>
          </table:table-cell>
          <table:table-cell table:formula="of:=IF(ISNA(VLOOKUP([.$A265];['SQL 2008'.$A$2:.$A$1001];1;0));&quot;&quot;;&quot;Y&quot;)" office:value-type="string" office:string-value="Y">
            <text:p>Y</text:p>
          </table:table-cell>
          <table:table-cell table:formula="of:=IF(ISNA(VLOOKUP([.$A265];['SQL 92'.$A$2:.$A$1001];1;0));&quot;&quot;;&quot;Y&quot;)" office:value-type="string" office:string-value="Y">
            <text:p>Y</text:p>
          </table:table-cell>
          <table:table-cell table:style-name="ce34" table:formula="of:=IF(ISNA(VLOOKUP([.$A265];['SQLite 3'.$A$2:.$B$1002];1;0));&quot;&quot;;&quot;Y&quot;)" office:value-type="string" office:string-value="Y">
            <text:p>Y</text:p>
          </table:table-cell>
          <table:table-cell table:style-name="ce34" table:formula="of:=IF(ISNA(VLOOKUP([.$A265];['MySQL 5.7'.$A$2:.$A$832];1;0));&quot;&quot;;&quot;Y&quot;)" office:value-type="string" office:string-value="Y">
            <text:p>Y</text:p>
          </table:table-cell>
          <table:table-cell table:formula="of:=IF(ISNA(VLOOKUP([.$A265];['Transact-SQL 2012'.$A$2:.$A$1001];1;0));&quot;&quot;;&quot;Y&quot;)" office:value-type="string" office:string-value="Y">
            <text:p>Y</text:p>
          </table:table-cell>
          <table:table-cell table:formula="of:=IF(ISNA(VLOOKUP([.$A265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EXIT</text:p>
          </table:table-cell>
          <table:table-cell table:formula="of:=IF(ISNA(VLOOKUP([.$A266];['PostgreSQL 9.3'.$A$2:.$A$1001];1;0));&quot;&quot;;&quot;Y&quot;)">
            <text:p/>
          </table:table-cell>
          <table:table-cell table:formula="of:=IF(ISNA(VLOOKUP([.$A266];['SQL 2011'.$A$2:.$A$1001];1;0));&quot;&quot;;&quot;Y&quot;)">
            <text:p/>
          </table:table-cell>
          <table:table-cell table:formula="of:=IF(ISNA(VLOOKUP([.$A266];['SQL 2008'.$A$2:.$A$1001];1;0));&quot;&quot;;&quot;Y&quot;)">
            <text:p/>
          </table:table-cell>
          <table:table-cell table:formula="of:=IF(ISNA(VLOOKUP([.$A266];['SQL 92'.$A$2:.$A$1001];1;0));&quot;&quot;;&quot;Y&quot;)">
            <text:p/>
          </table:table-cell>
          <table:table-cell table:style-name="ce34" table:formula="of:=IF(ISNA(VLOOKUP([.$A266];['SQLite 3'.$A$2:.$B$1002];1;0));&quot;&quot;;&quot;Y&quot;)">
            <text:p/>
          </table:table-cell>
          <table:table-cell table:style-name="ce34" table:formula="of:=IF(ISNA(VLOOKUP([.$A266];['MySQL 5.7'.$A$2:.$A$832];1;0));&quot;&quot;;&quot;Y&quot;)" office:value-type="string" office:string-value="Y">
            <text:p>Y</text:p>
          </table:table-cell>
          <table:table-cell table:formula="of:=IF(ISNA(VLOOKUP([.$A266];['Transact-SQL 2012'.$A$2:.$A$1001];1;0));&quot;&quot;;&quot;Y&quot;)" office:value-type="string" office:string-value="Y">
            <text:p>Y</text:p>
          </table:table-cell>
          <table:table-cell table:formula="of:=IF(ISNA(VLOOKUP([.$A26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XP</text:p>
          </table:table-cell>
          <table:table-cell table:formula="of:=IF(ISNA(VLOOKUP([.$A267];['PostgreSQL 9.3'.$A$2:.$A$1001];1;0));&quot;&quot;;&quot;Y&quot;)">
            <text:p/>
          </table:table-cell>
          <table:table-cell table:formula="of:=IF(ISNA(VLOOKUP([.$A267];['SQL 2011'.$A$2:.$A$1001];1;0));&quot;&quot;;&quot;Y&quot;)" office:value-type="string" office:string-value="Y">
            <text:p>Y</text:p>
          </table:table-cell>
          <table:table-cell table:formula="of:=IF(ISNA(VLOOKUP([.$A267];['SQL 2008'.$A$2:.$A$1001];1;0));&quot;&quot;;&quot;Y&quot;)" office:value-type="string" office:string-value="Y">
            <text:p>Y</text:p>
          </table:table-cell>
          <table:table-cell table:formula="of:=IF(ISNA(VLOOKUP([.$A267];['SQL 92'.$A$2:.$A$1001];1;0));&quot;&quot;;&quot;Y&quot;)">
            <text:p/>
          </table:table-cell>
          <table:table-cell table:style-name="ce34" table:formula="of:=IF(ISNA(VLOOKUP([.$A267];['SQLite 3'.$A$2:.$B$1002];1;0));&quot;&quot;;&quot;Y&quot;)">
            <text:p/>
          </table:table-cell>
          <table:table-cell table:style-name="ce34" table:formula="of:=IF(ISNA(VLOOKUP([.$A267];['MySQL 5.7'.$A$2:.$A$832];1;0));&quot;&quot;;&quot;Y&quot;)">
            <text:p/>
          </table:table-cell>
          <table:table-cell table:formula="of:=IF(ISNA(VLOOKUP([.$A267];['Transact-SQL 2012'.$A$2:.$A$1001];1;0));&quot;&quot;;&quot;Y&quot;)">
            <text:p/>
          </table:table-cell>
          <table:table-cell table:formula="of:=IF(ISNA(VLOOKUP([.$A26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XPLAIN</text:p>
          </table:table-cell>
          <table:table-cell table:formula="of:=IF(ISNA(VLOOKUP([.$A268];['PostgreSQL 9.3'.$A$2:.$A$1001];1;0));&quot;&quot;;&quot;Y&quot;)" office:value-type="string" office:string-value="Y">
            <text:p>Y</text:p>
          </table:table-cell>
          <table:table-cell table:formula="of:=IF(ISNA(VLOOKUP([.$A268];['SQL 2011'.$A$2:.$A$1001];1;0));&quot;&quot;;&quot;Y&quot;)">
            <text:p/>
          </table:table-cell>
          <table:table-cell table:formula="of:=IF(ISNA(VLOOKUP([.$A268];['SQL 2008'.$A$2:.$A$1001];1;0));&quot;&quot;;&quot;Y&quot;)">
            <text:p/>
          </table:table-cell>
          <table:table-cell table:formula="of:=IF(ISNA(VLOOKUP([.$A268];['SQL 92'.$A$2:.$A$1001];1;0));&quot;&quot;;&quot;Y&quot;)">
            <text:p/>
          </table:table-cell>
          <table:table-cell table:style-name="ce34" table:formula="of:=IF(ISNA(VLOOKUP([.$A268];['SQLite 3'.$A$2:.$B$1002];1;0));&quot;&quot;;&quot;Y&quot;)" office:value-type="string" office:string-value="Y">
            <text:p>Y</text:p>
          </table:table-cell>
          <table:table-cell table:style-name="ce34" table:formula="of:=IF(ISNA(VLOOKUP([.$A268];['MySQL 5.7'.$A$2:.$A$832];1;0));&quot;&quot;;&quot;Y&quot;)" office:value-type="string" office:string-value="Y">
            <text:p>Y</text:p>
          </table:table-cell>
          <table:table-cell table:formula="of:=IF(ISNA(VLOOKUP([.$A268];['Transact-SQL 2012'.$A$2:.$A$1001];1;0));&quot;&quot;;&quot;Y&quot;)">
            <text:p/>
          </table:table-cell>
          <table:table-cell table:formula="of:=IF(ISNA(VLOOKUP([.$A26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XPRESSION</text:p>
          </table:table-cell>
          <table:table-cell table:formula="of:=IF(ISNA(VLOOKUP([.$A269];['PostgreSQL 9.3'.$A$2:.$A$1001];1;0));&quot;&quot;;&quot;Y&quot;)">
            <text:p/>
          </table:table-cell>
          <table:table-cell table:formula="of:=IF(ISNA(VLOOKUP([.$A269];['SQL 2011'.$A$2:.$A$1001];1;0));&quot;&quot;;&quot;Y&quot;)" office:value-type="string" office:string-value="Y">
            <text:p>Y</text:p>
          </table:table-cell>
          <table:table-cell table:formula="of:=IF(ISNA(VLOOKUP([.$A269];['SQL 2008'.$A$2:.$A$1001];1;0));&quot;&quot;;&quot;Y&quot;)">
            <text:p/>
          </table:table-cell>
          <table:table-cell table:formula="of:=IF(ISNA(VLOOKUP([.$A269];['SQL 92'.$A$2:.$A$1001];1;0));&quot;&quot;;&quot;Y&quot;)">
            <text:p/>
          </table:table-cell>
          <table:table-cell table:style-name="ce34" table:formula="of:=IF(ISNA(VLOOKUP([.$A269];['SQLite 3'.$A$2:.$B$1002];1;0));&quot;&quot;;&quot;Y&quot;)">
            <text:p/>
          </table:table-cell>
          <table:table-cell table:style-name="ce34" table:formula="of:=IF(ISNA(VLOOKUP([.$A269];['MySQL 5.7'.$A$2:.$A$832];1;0));&quot;&quot;;&quot;Y&quot;)">
            <text:p/>
          </table:table-cell>
          <table:table-cell table:formula="of:=IF(ISNA(VLOOKUP([.$A269];['Transact-SQL 2012'.$A$2:.$A$1001];1;0));&quot;&quot;;&quot;Y&quot;)">
            <text:p/>
          </table:table-cell>
          <table:table-cell table:formula="of:=IF(ISNA(VLOOKUP([.$A26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XTENSION</text:p>
          </table:table-cell>
          <table:table-cell table:formula="of:=IF(ISNA(VLOOKUP([.$A270];['PostgreSQL 9.3'.$A$2:.$A$1001];1;0));&quot;&quot;;&quot;Y&quot;)" office:value-type="string" office:string-value="Y">
            <text:p>Y</text:p>
          </table:table-cell>
          <table:table-cell table:formula="of:=IF(ISNA(VLOOKUP([.$A270];['SQL 2011'.$A$2:.$A$1001];1;0));&quot;&quot;;&quot;Y&quot;)">
            <text:p/>
          </table:table-cell>
          <table:table-cell table:formula="of:=IF(ISNA(VLOOKUP([.$A270];['SQL 2008'.$A$2:.$A$1001];1;0));&quot;&quot;;&quot;Y&quot;)">
            <text:p/>
          </table:table-cell>
          <table:table-cell table:formula="of:=IF(ISNA(VLOOKUP([.$A270];['SQL 92'.$A$2:.$A$1001];1;0));&quot;&quot;;&quot;Y&quot;)">
            <text:p/>
          </table:table-cell>
          <table:table-cell table:style-name="ce34" table:formula="of:=IF(ISNA(VLOOKUP([.$A270];['SQLite 3'.$A$2:.$B$1002];1;0));&quot;&quot;;&quot;Y&quot;)">
            <text:p/>
          </table:table-cell>
          <table:table-cell table:style-name="ce34" table:formula="of:=IF(ISNA(VLOOKUP([.$A270];['MySQL 5.7'.$A$2:.$A$832];1;0));&quot;&quot;;&quot;Y&quot;)">
            <text:p/>
          </table:table-cell>
          <table:table-cell table:formula="of:=IF(ISNA(VLOOKUP([.$A270];['Transact-SQL 2012'.$A$2:.$A$1001];1;0));&quot;&quot;;&quot;Y&quot;)">
            <text:p/>
          </table:table-cell>
          <table:table-cell table:formula="of:=IF(ISNA(VLOOKUP([.$A27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EXTERNAL</text:p>
          </table:table-cell>
          <table:table-cell table:formula="of:=IF(ISNA(VLOOKUP([.$A271];['PostgreSQL 9.3'.$A$2:.$A$1001];1;0));&quot;&quot;;&quot;Y&quot;)" office:value-type="string" office:string-value="Y">
            <text:p>Y</text:p>
          </table:table-cell>
          <table:table-cell table:formula="of:=IF(ISNA(VLOOKUP([.$A271];['SQL 2011'.$A$2:.$A$1001];1;0));&quot;&quot;;&quot;Y&quot;)" office:value-type="string" office:string-value="Y">
            <text:p>Y</text:p>
          </table:table-cell>
          <table:table-cell table:formula="of:=IF(ISNA(VLOOKUP([.$A271];['SQL 2008'.$A$2:.$A$1001];1;0));&quot;&quot;;&quot;Y&quot;)" office:value-type="string" office:string-value="Y">
            <text:p>Y</text:p>
          </table:table-cell>
          <table:table-cell table:formula="of:=IF(ISNA(VLOOKUP([.$A271];['SQL 92'.$A$2:.$A$1001];1;0));&quot;&quot;;&quot;Y&quot;)" office:value-type="string" office:string-value="Y">
            <text:p>Y</text:p>
          </table:table-cell>
          <table:table-cell table:style-name="ce34" table:formula="of:=IF(ISNA(VLOOKUP([.$A271];['SQLite 3'.$A$2:.$B$1002];1;0));&quot;&quot;;&quot;Y&quot;)">
            <text:p/>
          </table:table-cell>
          <table:table-cell table:style-name="ce34" table:formula="of:=IF(ISNA(VLOOKUP([.$A271];['MySQL 5.7'.$A$2:.$A$832];1;0));&quot;&quot;;&quot;Y&quot;)">
            <text:p/>
          </table:table-cell>
          <table:table-cell table:formula="of:=IF(ISNA(VLOOKUP([.$A271];['Transact-SQL 2012'.$A$2:.$A$1001];1;0));&quot;&quot;;&quot;Y&quot;)" office:value-type="string" office:string-value="Y">
            <text:p>Y</text:p>
          </table:table-cell>
          <table:table-cell table:formula="of:=IF(ISNA(VLOOKUP([.$A27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EXTRACT</text:p>
          </table:table-cell>
          <table:table-cell table:formula="of:=IF(ISNA(VLOOKUP([.$A272];['PostgreSQL 9.3'.$A$2:.$A$1001];1;0));&quot;&quot;;&quot;Y&quot;)" office:value-type="string" office:string-value="Y">
            <text:p>Y</text:p>
          </table:table-cell>
          <table:table-cell table:formula="of:=IF(ISNA(VLOOKUP([.$A272];['SQL 2011'.$A$2:.$A$1001];1;0));&quot;&quot;;&quot;Y&quot;)" office:value-type="string" office:string-value="Y">
            <text:p>Y</text:p>
          </table:table-cell>
          <table:table-cell table:formula="of:=IF(ISNA(VLOOKUP([.$A272];['SQL 2008'.$A$2:.$A$1001];1;0));&quot;&quot;;&quot;Y&quot;)" office:value-type="string" office:string-value="Y">
            <text:p>Y</text:p>
          </table:table-cell>
          <table:table-cell table:formula="of:=IF(ISNA(VLOOKUP([.$A272];['SQL 92'.$A$2:.$A$1001];1;0));&quot;&quot;;&quot;Y&quot;)" office:value-type="string" office:string-value="Y">
            <text:p>Y</text:p>
          </table:table-cell>
          <table:table-cell table:style-name="ce34" table:formula="of:=IF(ISNA(VLOOKUP([.$A272];['SQLite 3'.$A$2:.$B$1002];1;0));&quot;&quot;;&quot;Y&quot;)">
            <text:p/>
          </table:table-cell>
          <table:table-cell table:style-name="ce34" table:formula="of:=IF(ISNA(VLOOKUP([.$A272];['MySQL 5.7'.$A$2:.$A$832];1;0));&quot;&quot;;&quot;Y&quot;)">
            <text:p/>
          </table:table-cell>
          <table:table-cell table:formula="of:=IF(ISNA(VLOOKUP([.$A272];['Transact-SQL 2012'.$A$2:.$A$1001];1;0));&quot;&quot;;&quot;Y&quot;)">
            <text:p/>
          </table:table-cell>
          <table:table-cell table:formula="of:=IF(ISNA(VLOOKUP([.$A27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FAIL</text:p>
          </table:table-cell>
          <table:table-cell table:formula="of:=IF(ISNA(VLOOKUP([.$A273];['PostgreSQL 9.3'.$A$2:.$A$1001];1;0));&quot;&quot;;&quot;Y&quot;)">
            <text:p/>
          </table:table-cell>
          <table:table-cell table:formula="of:=IF(ISNA(VLOOKUP([.$A273];['SQL 2011'.$A$2:.$A$1001];1;0));&quot;&quot;;&quot;Y&quot;)">
            <text:p/>
          </table:table-cell>
          <table:table-cell table:formula="of:=IF(ISNA(VLOOKUP([.$A273];['SQL 2008'.$A$2:.$A$1001];1;0));&quot;&quot;;&quot;Y&quot;)">
            <text:p/>
          </table:table-cell>
          <table:table-cell table:formula="of:=IF(ISNA(VLOOKUP([.$A273];['SQL 92'.$A$2:.$A$1001];1;0));&quot;&quot;;&quot;Y&quot;)">
            <text:p/>
          </table:table-cell>
          <table:table-cell table:style-name="ce34" table:formula="of:=IF(ISNA(VLOOKUP([.$A273];['SQLite 3'.$A$2:.$B$1002];1;0));&quot;&quot;;&quot;Y&quot;)" office:value-type="string" office:string-value="Y">
            <text:p>Y</text:p>
          </table:table-cell>
          <table:table-cell table:style-name="ce34" table:formula="of:=IF(ISNA(VLOOKUP([.$A273];['MySQL 5.7'.$A$2:.$A$832];1;0));&quot;&quot;;&quot;Y&quot;)">
            <text:p/>
          </table:table-cell>
          <table:table-cell table:formula="of:=IF(ISNA(VLOOKUP([.$A273];['Transact-SQL 2012'.$A$2:.$A$1001];1;0));&quot;&quot;;&quot;Y&quot;)">
            <text:p/>
          </table:table-cell>
          <table:table-cell table:formula="of:=IF(ISNA(VLOOKUP([.$A27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8" office:value-type="string">
            <text:p>FALSE</text:p>
          </table:table-cell>
          <table:table-cell table:formula="of:=IF(ISNA(VLOOKUP([.$A274];['PostgreSQL 9.3'.$A$2:.$A$1001];1;0));&quot;&quot;;&quot;Y&quot;)" office:value-type="string" office:string-value="Y">
            <text:p>Y</text:p>
          </table:table-cell>
          <table:table-cell table:formula="of:=IF(ISNA(VLOOKUP([.$A274];['SQL 2011'.$A$2:.$A$1001];1;0));&quot;&quot;;&quot;Y&quot;)" office:value-type="string" office:string-value="Y">
            <text:p>Y</text:p>
          </table:table-cell>
          <table:table-cell table:formula="of:=IF(ISNA(VLOOKUP([.$A274];['SQL 2008'.$A$2:.$A$1001];1;0));&quot;&quot;;&quot;Y&quot;)" office:value-type="string" office:string-value="Y">
            <text:p>Y</text:p>
          </table:table-cell>
          <table:table-cell table:formula="of:=IF(ISNA(VLOOKUP([.$A274];['SQL 92'.$A$2:.$A$1001];1;0));&quot;&quot;;&quot;Y&quot;)" office:value-type="string" office:string-value="Y">
            <text:p>Y</text:p>
          </table:table-cell>
          <table:table-cell table:style-name="ce34" table:formula="of:=IF(ISNA(VLOOKUP([.$A274];['SQLite 3'.$A$2:.$B$1002];1;0));&quot;&quot;;&quot;Y&quot;)">
            <text:p/>
          </table:table-cell>
          <table:table-cell table:style-name="ce34" table:formula="of:=IF(ISNA(VLOOKUP([.$A274];['MySQL 5.7'.$A$2:.$A$832];1;0));&quot;&quot;;&quot;Y&quot;)" office:value-type="string" office:string-value="Y">
            <text:p>Y</text:p>
          </table:table-cell>
          <table:table-cell table:formula="of:=IF(ISNA(VLOOKUP([.$A274];['Transact-SQL 2012'.$A$2:.$A$1001];1;0));&quot;&quot;;&quot;Y&quot;)">
            <text:p/>
          </table:table-cell>
          <table:table-cell table:formula="of:=IF(ISNA(VLOOKUP([.$A27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FAMILY</text:p>
          </table:table-cell>
          <table:table-cell table:formula="of:=IF(ISNA(VLOOKUP([.$A275];['PostgreSQL 9.3'.$A$2:.$A$1001];1;0));&quot;&quot;;&quot;Y&quot;)" office:value-type="string" office:string-value="Y">
            <text:p>Y</text:p>
          </table:table-cell>
          <table:table-cell table:formula="of:=IF(ISNA(VLOOKUP([.$A275];['SQL 2011'.$A$2:.$A$1001];1;0));&quot;&quot;;&quot;Y&quot;)">
            <text:p/>
          </table:table-cell>
          <table:table-cell table:formula="of:=IF(ISNA(VLOOKUP([.$A275];['SQL 2008'.$A$2:.$A$1001];1;0));&quot;&quot;;&quot;Y&quot;)">
            <text:p/>
          </table:table-cell>
          <table:table-cell table:formula="of:=IF(ISNA(VLOOKUP([.$A275];['SQL 92'.$A$2:.$A$1001];1;0));&quot;&quot;;&quot;Y&quot;)">
            <text:p/>
          </table:table-cell>
          <table:table-cell table:style-name="ce34" table:formula="of:=IF(ISNA(VLOOKUP([.$A275];['SQLite 3'.$A$2:.$B$1002];1;0));&quot;&quot;;&quot;Y&quot;)">
            <text:p/>
          </table:table-cell>
          <table:table-cell table:style-name="ce34" table:formula="of:=IF(ISNA(VLOOKUP([.$A275];['MySQL 5.7'.$A$2:.$A$832];1;0));&quot;&quot;;&quot;Y&quot;)">
            <text:p/>
          </table:table-cell>
          <table:table-cell table:formula="of:=IF(ISNA(VLOOKUP([.$A275];['Transact-SQL 2012'.$A$2:.$A$1001];1;0));&quot;&quot;;&quot;Y&quot;)">
            <text:p/>
          </table:table-cell>
          <table:table-cell table:formula="of:=IF(ISNA(VLOOKUP([.$A27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FETCH</text:p>
          </table:table-cell>
          <table:table-cell table:formula="of:=IF(ISNA(VLOOKUP([.$A276];['PostgreSQL 9.3'.$A$2:.$A$1001];1;0));&quot;&quot;;&quot;Y&quot;)" office:value-type="string" office:string-value="Y">
            <text:p>Y</text:p>
          </table:table-cell>
          <table:table-cell table:formula="of:=IF(ISNA(VLOOKUP([.$A276];['SQL 2011'.$A$2:.$A$1001];1;0));&quot;&quot;;&quot;Y&quot;)" office:value-type="string" office:string-value="Y">
            <text:p>Y</text:p>
          </table:table-cell>
          <table:table-cell table:formula="of:=IF(ISNA(VLOOKUP([.$A276];['SQL 2008'.$A$2:.$A$1001];1;0));&quot;&quot;;&quot;Y&quot;)" office:value-type="string" office:string-value="Y">
            <text:p>Y</text:p>
          </table:table-cell>
          <table:table-cell table:formula="of:=IF(ISNA(VLOOKUP([.$A276];['SQL 92'.$A$2:.$A$1001];1;0));&quot;&quot;;&quot;Y&quot;)" office:value-type="string" office:string-value="Y">
            <text:p>Y</text:p>
          </table:table-cell>
          <table:table-cell table:style-name="ce34" table:formula="of:=IF(ISNA(VLOOKUP([.$A276];['SQLite 3'.$A$2:.$B$1002];1;0));&quot;&quot;;&quot;Y&quot;)">
            <text:p/>
          </table:table-cell>
          <table:table-cell table:style-name="ce34" table:formula="of:=IF(ISNA(VLOOKUP([.$A276];['MySQL 5.7'.$A$2:.$A$832];1;0));&quot;&quot;;&quot;Y&quot;)" office:value-type="string" office:string-value="Y">
            <text:p>Y</text:p>
          </table:table-cell>
          <table:table-cell table:formula="of:=IF(ISNA(VLOOKUP([.$A276];['Transact-SQL 2012'.$A$2:.$A$1001];1;0));&quot;&quot;;&quot;Y&quot;)" office:value-type="string" office:string-value="Y">
            <text:p>Y</text:p>
          </table:table-cell>
          <table:table-cell table:formula="of:=IF(ISNA(VLOOKUP([.$A276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FILE</text:p>
          </table:table-cell>
          <table:table-cell table:formula="of:=IF(ISNA(VLOOKUP([.$A277];['PostgreSQL 9.3'.$A$2:.$A$1001];1;0));&quot;&quot;;&quot;Y&quot;)">
            <text:p/>
          </table:table-cell>
          <table:table-cell table:formula="of:=IF(ISNA(VLOOKUP([.$A277];['SQL 2011'.$A$2:.$A$1001];1;0));&quot;&quot;;&quot;Y&quot;)" office:value-type="string" office:string-value="Y">
            <text:p>Y</text:p>
          </table:table-cell>
          <table:table-cell table:formula="of:=IF(ISNA(VLOOKUP([.$A277];['SQL 2008'.$A$2:.$A$1001];1;0));&quot;&quot;;&quot;Y&quot;)" office:value-type="string" office:string-value="Y">
            <text:p>Y</text:p>
          </table:table-cell>
          <table:table-cell table:formula="of:=IF(ISNA(VLOOKUP([.$A277];['SQL 92'.$A$2:.$A$1001];1;0));&quot;&quot;;&quot;Y&quot;)">
            <text:p/>
          </table:table-cell>
          <table:table-cell table:style-name="ce34" table:formula="of:=IF(ISNA(VLOOKUP([.$A277];['SQLite 3'.$A$2:.$B$1002];1;0));&quot;&quot;;&quot;Y&quot;)">
            <text:p/>
          </table:table-cell>
          <table:table-cell table:style-name="ce34" table:formula="of:=IF(ISNA(VLOOKUP([.$A277];['MySQL 5.7'.$A$2:.$A$832];1;0));&quot;&quot;;&quot;Y&quot;)">
            <text:p/>
          </table:table-cell>
          <table:table-cell table:formula="of:=IF(ISNA(VLOOKUP([.$A277];['Transact-SQL 2012'.$A$2:.$A$1001];1;0));&quot;&quot;;&quot;Y&quot;)" office:value-type="string" office:string-value="Y">
            <text:p>Y</text:p>
          </table:table-cell>
          <table:table-cell table:formula="of:=IF(ISNA(VLOOKUP([.$A277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FILLFACTOR</text:p>
          </table:table-cell>
          <table:table-cell table:formula="of:=IF(ISNA(VLOOKUP([.$A278];['PostgreSQL 9.3'.$A$2:.$A$1001];1;0));&quot;&quot;;&quot;Y&quot;)">
            <text:p/>
          </table:table-cell>
          <table:table-cell table:formula="of:=IF(ISNA(VLOOKUP([.$A278];['SQL 2011'.$A$2:.$A$1001];1;0));&quot;&quot;;&quot;Y&quot;)">
            <text:p/>
          </table:table-cell>
          <table:table-cell table:formula="of:=IF(ISNA(VLOOKUP([.$A278];['SQL 2008'.$A$2:.$A$1001];1;0));&quot;&quot;;&quot;Y&quot;)">
            <text:p/>
          </table:table-cell>
          <table:table-cell table:formula="of:=IF(ISNA(VLOOKUP([.$A278];['SQL 92'.$A$2:.$A$1001];1;0));&quot;&quot;;&quot;Y&quot;)">
            <text:p/>
          </table:table-cell>
          <table:table-cell table:style-name="ce34" table:formula="of:=IF(ISNA(VLOOKUP([.$A278];['SQLite 3'.$A$2:.$B$1002];1;0));&quot;&quot;;&quot;Y&quot;)">
            <text:p/>
          </table:table-cell>
          <table:table-cell table:style-name="ce34" table:formula="of:=IF(ISNA(VLOOKUP([.$A278];['MySQL 5.7'.$A$2:.$A$832];1;0));&quot;&quot;;&quot;Y&quot;)">
            <text:p/>
          </table:table-cell>
          <table:table-cell table:formula="of:=IF(ISNA(VLOOKUP([.$A278];['Transact-SQL 2012'.$A$2:.$A$1001];1;0));&quot;&quot;;&quot;Y&quot;)" office:value-type="string" office:string-value="Y">
            <text:p>Y</text:p>
          </table:table-cell>
          <table:table-cell table:formula="of:=IF(ISNA(VLOOKUP([.$A27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FILTER</text:p>
          </table:table-cell>
          <table:table-cell table:formula="of:=IF(ISNA(VLOOKUP([.$A279];['PostgreSQL 9.3'.$A$2:.$A$1001];1;0));&quot;&quot;;&quot;Y&quot;)">
            <text:p/>
          </table:table-cell>
          <table:table-cell table:formula="of:=IF(ISNA(VLOOKUP([.$A279];['SQL 2011'.$A$2:.$A$1001];1;0));&quot;&quot;;&quot;Y&quot;)" office:value-type="string" office:string-value="Y">
            <text:p>Y</text:p>
          </table:table-cell>
          <table:table-cell table:formula="of:=IF(ISNA(VLOOKUP([.$A279];['SQL 2008'.$A$2:.$A$1001];1;0));&quot;&quot;;&quot;Y&quot;)" office:value-type="string" office:string-value="Y">
            <text:p>Y</text:p>
          </table:table-cell>
          <table:table-cell table:formula="of:=IF(ISNA(VLOOKUP([.$A279];['SQL 92'.$A$2:.$A$1001];1;0));&quot;&quot;;&quot;Y&quot;)">
            <text:p/>
          </table:table-cell>
          <table:table-cell table:style-name="ce34" table:formula="of:=IF(ISNA(VLOOKUP([.$A279];['SQLite 3'.$A$2:.$B$1002];1;0));&quot;&quot;;&quot;Y&quot;)">
            <text:p/>
          </table:table-cell>
          <table:table-cell table:style-name="ce34" table:formula="of:=IF(ISNA(VLOOKUP([.$A279];['MySQL 5.7'.$A$2:.$A$832];1;0));&quot;&quot;;&quot;Y&quot;)">
            <text:p/>
          </table:table-cell>
          <table:table-cell table:formula="of:=IF(ISNA(VLOOKUP([.$A279];['Transact-SQL 2012'.$A$2:.$A$1001];1;0));&quot;&quot;;&quot;Y&quot;)">
            <text:p/>
          </table:table-cell>
          <table:table-cell table:formula="of:=IF(ISNA(VLOOKUP([.$A27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FINAL</text:p>
          </table:table-cell>
          <table:table-cell table:formula="of:=IF(ISNA(VLOOKUP([.$A280];['PostgreSQL 9.3'.$A$2:.$A$1001];1;0));&quot;&quot;;&quot;Y&quot;)">
            <text:p/>
          </table:table-cell>
          <table:table-cell table:formula="of:=IF(ISNA(VLOOKUP([.$A280];['SQL 2011'.$A$2:.$A$1001];1;0));&quot;&quot;;&quot;Y&quot;)" office:value-type="string" office:string-value="Y">
            <text:p>Y</text:p>
          </table:table-cell>
          <table:table-cell table:formula="of:=IF(ISNA(VLOOKUP([.$A280];['SQL 2008'.$A$2:.$A$1001];1;0));&quot;&quot;;&quot;Y&quot;)" office:value-type="string" office:string-value="Y">
            <text:p>Y</text:p>
          </table:table-cell>
          <table:table-cell table:formula="of:=IF(ISNA(VLOOKUP([.$A280];['SQL 92'.$A$2:.$A$1001];1;0));&quot;&quot;;&quot;Y&quot;)">
            <text:p/>
          </table:table-cell>
          <table:table-cell table:style-name="ce34" table:formula="of:=IF(ISNA(VLOOKUP([.$A280];['SQLite 3'.$A$2:.$B$1002];1;0));&quot;&quot;;&quot;Y&quot;)">
            <text:p/>
          </table:table-cell>
          <table:table-cell table:style-name="ce34" table:formula="of:=IF(ISNA(VLOOKUP([.$A280];['MySQL 5.7'.$A$2:.$A$832];1;0));&quot;&quot;;&quot;Y&quot;)">
            <text:p/>
          </table:table-cell>
          <table:table-cell table:formula="of:=IF(ISNA(VLOOKUP([.$A280];['Transact-SQL 2012'.$A$2:.$A$1001];1;0));&quot;&quot;;&quot;Y&quot;)">
            <text:p/>
          </table:table-cell>
          <table:table-cell table:formula="of:=IF(ISNA(VLOOKUP([.$A28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FIRST</text:p>
          </table:table-cell>
          <table:table-cell table:formula="of:=IF(ISNA(VLOOKUP([.$A281];['PostgreSQL 9.3'.$A$2:.$A$1001];1;0));&quot;&quot;;&quot;Y&quot;)" office:value-type="string" office:string-value="Y">
            <text:p>Y</text:p>
          </table:table-cell>
          <table:table-cell table:formula="of:=IF(ISNA(VLOOKUP([.$A281];['SQL 2011'.$A$2:.$A$1001];1;0));&quot;&quot;;&quot;Y&quot;)" office:value-type="string" office:string-value="Y">
            <text:p>Y</text:p>
          </table:table-cell>
          <table:table-cell table:formula="of:=IF(ISNA(VLOOKUP([.$A281];['SQL 2008'.$A$2:.$A$1001];1;0));&quot;&quot;;&quot;Y&quot;)" office:value-type="string" office:string-value="Y">
            <text:p>Y</text:p>
          </table:table-cell>
          <table:table-cell table:formula="of:=IF(ISNA(VLOOKUP([.$A281];['SQL 92'.$A$2:.$A$1001];1;0));&quot;&quot;;&quot;Y&quot;)" office:value-type="string" office:string-value="Y">
            <text:p>Y</text:p>
          </table:table-cell>
          <table:table-cell table:style-name="ce34" table:formula="of:=IF(ISNA(VLOOKUP([.$A281];['SQLite 3'.$A$2:.$B$1002];1;0));&quot;&quot;;&quot;Y&quot;)">
            <text:p/>
          </table:table-cell>
          <table:table-cell table:style-name="ce34" table:formula="of:=IF(ISNA(VLOOKUP([.$A281];['MySQL 5.7'.$A$2:.$A$832];1;0));&quot;&quot;;&quot;Y&quot;)">
            <text:p/>
          </table:table-cell>
          <table:table-cell table:formula="of:=IF(ISNA(VLOOKUP([.$A281];['Transact-SQL 2012'.$A$2:.$A$1001];1;0));&quot;&quot;;&quot;Y&quot;)">
            <text:p/>
          </table:table-cell>
          <table:table-cell table:formula="of:=IF(ISNA(VLOOKUP([.$A28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FIRST_VALUE</text:p>
          </table:table-cell>
          <table:table-cell table:formula="of:=IF(ISNA(VLOOKUP([.$A282];['PostgreSQL 9.3'.$A$2:.$A$1001];1;0));&quot;&quot;;&quot;Y&quot;)">
            <text:p/>
          </table:table-cell>
          <table:table-cell table:formula="of:=IF(ISNA(VLOOKUP([.$A282];['SQL 2011'.$A$2:.$A$1001];1;0));&quot;&quot;;&quot;Y&quot;)" office:value-type="string" office:string-value="Y">
            <text:p>Y</text:p>
          </table:table-cell>
          <table:table-cell table:formula="of:=IF(ISNA(VLOOKUP([.$A282];['SQL 2008'.$A$2:.$A$1001];1;0));&quot;&quot;;&quot;Y&quot;)" office:value-type="string" office:string-value="Y">
            <text:p>Y</text:p>
          </table:table-cell>
          <table:table-cell table:formula="of:=IF(ISNA(VLOOKUP([.$A282];['SQL 92'.$A$2:.$A$1001];1;0));&quot;&quot;;&quot;Y&quot;)">
            <text:p/>
          </table:table-cell>
          <table:table-cell table:style-name="ce34" table:formula="of:=IF(ISNA(VLOOKUP([.$A282];['SQLite 3'.$A$2:.$B$1002];1;0));&quot;&quot;;&quot;Y&quot;)">
            <text:p/>
          </table:table-cell>
          <table:table-cell table:style-name="ce34" table:formula="of:=IF(ISNA(VLOOKUP([.$A282];['MySQL 5.7'.$A$2:.$A$832];1;0));&quot;&quot;;&quot;Y&quot;)">
            <text:p/>
          </table:table-cell>
          <table:table-cell table:formula="of:=IF(ISNA(VLOOKUP([.$A282];['Transact-SQL 2012'.$A$2:.$A$1001];1;0));&quot;&quot;;&quot;Y&quot;)">
            <text:p/>
          </table:table-cell>
          <table:table-cell table:formula="of:=IF(ISNA(VLOOKUP([.$A28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FLAG</text:p>
          </table:table-cell>
          <table:table-cell table:formula="of:=IF(ISNA(VLOOKUP([.$A283];['PostgreSQL 9.3'.$A$2:.$A$1001];1;0));&quot;&quot;;&quot;Y&quot;)">
            <text:p/>
          </table:table-cell>
          <table:table-cell table:formula="of:=IF(ISNA(VLOOKUP([.$A283];['SQL 2011'.$A$2:.$A$1001];1;0));&quot;&quot;;&quot;Y&quot;)" office:value-type="string" office:string-value="Y">
            <text:p>Y</text:p>
          </table:table-cell>
          <table:table-cell table:formula="of:=IF(ISNA(VLOOKUP([.$A283];['SQL 2008'.$A$2:.$A$1001];1;0));&quot;&quot;;&quot;Y&quot;)" office:value-type="string" office:string-value="Y">
            <text:p>Y</text:p>
          </table:table-cell>
          <table:table-cell table:formula="of:=IF(ISNA(VLOOKUP([.$A283];['SQL 92'.$A$2:.$A$1001];1;0));&quot;&quot;;&quot;Y&quot;)">
            <text:p/>
          </table:table-cell>
          <table:table-cell table:style-name="ce34" table:formula="of:=IF(ISNA(VLOOKUP([.$A283];['SQLite 3'.$A$2:.$B$1002];1;0));&quot;&quot;;&quot;Y&quot;)">
            <text:p/>
          </table:table-cell>
          <table:table-cell table:style-name="ce34" table:formula="of:=IF(ISNA(VLOOKUP([.$A283];['MySQL 5.7'.$A$2:.$A$832];1;0));&quot;&quot;;&quot;Y&quot;)">
            <text:p/>
          </table:table-cell>
          <table:table-cell table:formula="of:=IF(ISNA(VLOOKUP([.$A283];['Transact-SQL 2012'.$A$2:.$A$1001];1;0));&quot;&quot;;&quot;Y&quot;)">
            <text:p/>
          </table:table-cell>
          <table:table-cell table:formula="of:=IF(ISNA(VLOOKUP([.$A28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FLOAT</text:p>
          </table:table-cell>
          <table:table-cell table:formula="of:=IF(ISNA(VLOOKUP([.$A284];['PostgreSQL 9.3'.$A$2:.$A$1001];1;0));&quot;&quot;;&quot;Y&quot;)" office:value-type="string" office:string-value="Y">
            <text:p>Y</text:p>
          </table:table-cell>
          <table:table-cell table:formula="of:=IF(ISNA(VLOOKUP([.$A284];['SQL 2011'.$A$2:.$A$1001];1;0));&quot;&quot;;&quot;Y&quot;)" office:value-type="string" office:string-value="Y">
            <text:p>Y</text:p>
          </table:table-cell>
          <table:table-cell table:formula="of:=IF(ISNA(VLOOKUP([.$A284];['SQL 2008'.$A$2:.$A$1001];1;0));&quot;&quot;;&quot;Y&quot;)" office:value-type="string" office:string-value="Y">
            <text:p>Y</text:p>
          </table:table-cell>
          <table:table-cell table:formula="of:=IF(ISNA(VLOOKUP([.$A284];['SQL 92'.$A$2:.$A$1001];1;0));&quot;&quot;;&quot;Y&quot;)" office:value-type="string" office:string-value="Y">
            <text:p>Y</text:p>
          </table:table-cell>
          <table:table-cell table:style-name="ce34" table:formula="of:=IF(ISNA(VLOOKUP([.$A284];['SQLite 3'.$A$2:.$B$1002];1;0));&quot;&quot;;&quot;Y&quot;)">
            <text:p/>
          </table:table-cell>
          <table:table-cell table:style-name="ce34" table:formula="of:=IF(ISNA(VLOOKUP([.$A284];['MySQL 5.7'.$A$2:.$A$832];1;0));&quot;&quot;;&quot;Y&quot;)" office:value-type="string" office:string-value="Y">
            <text:p>Y</text:p>
          </table:table-cell>
          <table:table-cell table:formula="of:=IF(ISNA(VLOOKUP([.$A284];['Transact-SQL 2012'.$A$2:.$A$1001];1;0));&quot;&quot;;&quot;Y&quot;)">
            <text:p/>
          </table:table-cell>
          <table:table-cell table:formula="of:=IF(ISNA(VLOOKUP([.$A28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FLOAT4</text:p>
          </table:table-cell>
          <table:table-cell table:formula="of:=IF(ISNA(VLOOKUP([.$A285];['PostgreSQL 9.3'.$A$2:.$A$1001];1;0));&quot;&quot;;&quot;Y&quot;)">
            <text:p/>
          </table:table-cell>
          <table:table-cell table:formula="of:=IF(ISNA(VLOOKUP([.$A285];['SQL 2011'.$A$2:.$A$1001];1;0));&quot;&quot;;&quot;Y&quot;)">
            <text:p/>
          </table:table-cell>
          <table:table-cell table:formula="of:=IF(ISNA(VLOOKUP([.$A285];['SQL 2008'.$A$2:.$A$1001];1;0));&quot;&quot;;&quot;Y&quot;)">
            <text:p/>
          </table:table-cell>
          <table:table-cell table:formula="of:=IF(ISNA(VLOOKUP([.$A285];['SQL 92'.$A$2:.$A$1001];1;0));&quot;&quot;;&quot;Y&quot;)">
            <text:p/>
          </table:table-cell>
          <table:table-cell table:style-name="ce34" table:formula="of:=IF(ISNA(VLOOKUP([.$A285];['SQLite 3'.$A$2:.$B$1002];1;0));&quot;&quot;;&quot;Y&quot;)">
            <text:p/>
          </table:table-cell>
          <table:table-cell table:style-name="ce34" table:formula="of:=IF(ISNA(VLOOKUP([.$A285];['MySQL 5.7'.$A$2:.$A$832];1;0));&quot;&quot;;&quot;Y&quot;)" office:value-type="string" office:string-value="Y">
            <text:p>Y</text:p>
          </table:table-cell>
          <table:table-cell table:formula="of:=IF(ISNA(VLOOKUP([.$A285];['Transact-SQL 2012'.$A$2:.$A$1001];1;0));&quot;&quot;;&quot;Y&quot;)">
            <text:p/>
          </table:table-cell>
          <table:table-cell table:formula="of:=IF(ISNA(VLOOKUP([.$A285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FLOAT8</text:p>
          </table:table-cell>
          <table:table-cell table:formula="of:=IF(ISNA(VLOOKUP([.$A286];['PostgreSQL 9.3'.$A$2:.$A$1001];1;0));&quot;&quot;;&quot;Y&quot;)">
            <text:p/>
          </table:table-cell>
          <table:table-cell table:formula="of:=IF(ISNA(VLOOKUP([.$A286];['SQL 2011'.$A$2:.$A$1001];1;0));&quot;&quot;;&quot;Y&quot;)">
            <text:p/>
          </table:table-cell>
          <table:table-cell table:formula="of:=IF(ISNA(VLOOKUP([.$A286];['SQL 2008'.$A$2:.$A$1001];1;0));&quot;&quot;;&quot;Y&quot;)">
            <text:p/>
          </table:table-cell>
          <table:table-cell table:formula="of:=IF(ISNA(VLOOKUP([.$A286];['SQL 92'.$A$2:.$A$1001];1;0));&quot;&quot;;&quot;Y&quot;)">
            <text:p/>
          </table:table-cell>
          <table:table-cell table:style-name="ce34" table:formula="of:=IF(ISNA(VLOOKUP([.$A286];['SQLite 3'.$A$2:.$B$1002];1;0));&quot;&quot;;&quot;Y&quot;)">
            <text:p/>
          </table:table-cell>
          <table:table-cell table:style-name="ce34" table:formula="of:=IF(ISNA(VLOOKUP([.$A286];['MySQL 5.7'.$A$2:.$A$832];1;0));&quot;&quot;;&quot;Y&quot;)" office:value-type="string" office:string-value="Y">
            <text:p>Y</text:p>
          </table:table-cell>
          <table:table-cell table:formula="of:=IF(ISNA(VLOOKUP([.$A286];['Transact-SQL 2012'.$A$2:.$A$1001];1;0));&quot;&quot;;&quot;Y&quot;)">
            <text:p/>
          </table:table-cell>
          <table:table-cell table:formula="of:=IF(ISNA(VLOOKUP([.$A28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FLOOR</text:p>
          </table:table-cell>
          <table:table-cell table:formula="of:=IF(ISNA(VLOOKUP([.$A287];['PostgreSQL 9.3'.$A$2:.$A$1001];1;0));&quot;&quot;;&quot;Y&quot;)">
            <text:p/>
          </table:table-cell>
          <table:table-cell table:formula="of:=IF(ISNA(VLOOKUP([.$A287];['SQL 2011'.$A$2:.$A$1001];1;0));&quot;&quot;;&quot;Y&quot;)" office:value-type="string" office:string-value="Y">
            <text:p>Y</text:p>
          </table:table-cell>
          <table:table-cell table:formula="of:=IF(ISNA(VLOOKUP([.$A287];['SQL 2008'.$A$2:.$A$1001];1;0));&quot;&quot;;&quot;Y&quot;)" office:value-type="string" office:string-value="Y">
            <text:p>Y</text:p>
          </table:table-cell>
          <table:table-cell table:formula="of:=IF(ISNA(VLOOKUP([.$A287];['SQL 92'.$A$2:.$A$1001];1;0));&quot;&quot;;&quot;Y&quot;)">
            <text:p/>
          </table:table-cell>
          <table:table-cell table:style-name="ce34" table:formula="of:=IF(ISNA(VLOOKUP([.$A287];['SQLite 3'.$A$2:.$B$1002];1;0));&quot;&quot;;&quot;Y&quot;)">
            <text:p/>
          </table:table-cell>
          <table:table-cell table:style-name="ce34" table:formula="of:=IF(ISNA(VLOOKUP([.$A287];['MySQL 5.7'.$A$2:.$A$832];1;0));&quot;&quot;;&quot;Y&quot;)">
            <text:p/>
          </table:table-cell>
          <table:table-cell table:formula="of:=IF(ISNA(VLOOKUP([.$A287];['Transact-SQL 2012'.$A$2:.$A$1001];1;0));&quot;&quot;;&quot;Y&quot;)">
            <text:p/>
          </table:table-cell>
          <table:table-cell table:formula="of:=IF(ISNA(VLOOKUP([.$A28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FOLLOWING</text:p>
          </table:table-cell>
          <table:table-cell table:formula="of:=IF(ISNA(VLOOKUP([.$A288];['PostgreSQL 9.3'.$A$2:.$A$1001];1;0));&quot;&quot;;&quot;Y&quot;)" office:value-type="string" office:string-value="Y">
            <text:p>Y</text:p>
          </table:table-cell>
          <table:table-cell table:formula="of:=IF(ISNA(VLOOKUP([.$A288];['SQL 2011'.$A$2:.$A$1001];1;0));&quot;&quot;;&quot;Y&quot;)" office:value-type="string" office:string-value="Y">
            <text:p>Y</text:p>
          </table:table-cell>
          <table:table-cell table:formula="of:=IF(ISNA(VLOOKUP([.$A288];['SQL 2008'.$A$2:.$A$1001];1;0));&quot;&quot;;&quot;Y&quot;)" office:value-type="string" office:string-value="Y">
            <text:p>Y</text:p>
          </table:table-cell>
          <table:table-cell table:formula="of:=IF(ISNA(VLOOKUP([.$A288];['SQL 92'.$A$2:.$A$1001];1;0));&quot;&quot;;&quot;Y&quot;)">
            <text:p/>
          </table:table-cell>
          <table:table-cell table:style-name="ce34" table:formula="of:=IF(ISNA(VLOOKUP([.$A288];['SQLite 3'.$A$2:.$B$1002];1;0));&quot;&quot;;&quot;Y&quot;)">
            <text:p/>
          </table:table-cell>
          <table:table-cell table:style-name="ce34" table:formula="of:=IF(ISNA(VLOOKUP([.$A288];['MySQL 5.7'.$A$2:.$A$832];1;0));&quot;&quot;;&quot;Y&quot;)">
            <text:p/>
          </table:table-cell>
          <table:table-cell table:formula="of:=IF(ISNA(VLOOKUP([.$A288];['Transact-SQL 2012'.$A$2:.$A$1001];1;0));&quot;&quot;;&quot;Y&quot;)">
            <text:p/>
          </table:table-cell>
          <table:table-cell table:formula="of:=IF(ISNA(VLOOKUP([.$A28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FOR</text:p>
          </table:table-cell>
          <table:table-cell table:formula="of:=IF(ISNA(VLOOKUP([.$A289];['PostgreSQL 9.3'.$A$2:.$A$1001];1;0));&quot;&quot;;&quot;Y&quot;)" office:value-type="string" office:string-value="Y">
            <text:p>Y</text:p>
          </table:table-cell>
          <table:table-cell table:formula="of:=IF(ISNA(VLOOKUP([.$A289];['SQL 2011'.$A$2:.$A$1001];1;0));&quot;&quot;;&quot;Y&quot;)" office:value-type="string" office:string-value="Y">
            <text:p>Y</text:p>
          </table:table-cell>
          <table:table-cell table:formula="of:=IF(ISNA(VLOOKUP([.$A289];['SQL 2008'.$A$2:.$A$1001];1;0));&quot;&quot;;&quot;Y&quot;)" office:value-type="string" office:string-value="Y">
            <text:p>Y</text:p>
          </table:table-cell>
          <table:table-cell table:formula="of:=IF(ISNA(VLOOKUP([.$A289];['SQL 92'.$A$2:.$A$1001];1;0));&quot;&quot;;&quot;Y&quot;)" office:value-type="string" office:string-value="Y">
            <text:p>Y</text:p>
          </table:table-cell>
          <table:table-cell table:style-name="ce34" table:formula="of:=IF(ISNA(VLOOKUP([.$A289];['SQLite 3'.$A$2:.$B$1002];1;0));&quot;&quot;;&quot;Y&quot;)" office:value-type="string" office:string-value="Y">
            <text:p>Y</text:p>
          </table:table-cell>
          <table:table-cell table:style-name="ce34" table:formula="of:=IF(ISNA(VLOOKUP([.$A289];['MySQL 5.7'.$A$2:.$A$832];1;0));&quot;&quot;;&quot;Y&quot;)" office:value-type="string" office:string-value="Y">
            <text:p>Y</text:p>
          </table:table-cell>
          <table:table-cell table:formula="of:=IF(ISNA(VLOOKUP([.$A289];['Transact-SQL 2012'.$A$2:.$A$1001];1;0));&quot;&quot;;&quot;Y&quot;)" office:value-type="string" office:string-value="Y">
            <text:p>Y</text:p>
          </table:table-cell>
          <table:table-cell table:formula="of:=IF(ISNA(VLOOKUP([.$A289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FORCE</text:p>
          </table:table-cell>
          <table:table-cell table:formula="of:=IF(ISNA(VLOOKUP([.$A290];['PostgreSQL 9.3'.$A$2:.$A$1001];1;0));&quot;&quot;;&quot;Y&quot;)" office:value-type="string" office:string-value="Y">
            <text:p>Y</text:p>
          </table:table-cell>
          <table:table-cell table:formula="of:=IF(ISNA(VLOOKUP([.$A290];['SQL 2011'.$A$2:.$A$1001];1;0));&quot;&quot;;&quot;Y&quot;)">
            <text:p/>
          </table:table-cell>
          <table:table-cell table:formula="of:=IF(ISNA(VLOOKUP([.$A290];['SQL 2008'.$A$2:.$A$1001];1;0));&quot;&quot;;&quot;Y&quot;)">
            <text:p/>
          </table:table-cell>
          <table:table-cell table:formula="of:=IF(ISNA(VLOOKUP([.$A290];['SQL 92'.$A$2:.$A$1001];1;0));&quot;&quot;;&quot;Y&quot;)">
            <text:p/>
          </table:table-cell>
          <table:table-cell table:style-name="ce34" table:formula="of:=IF(ISNA(VLOOKUP([.$A290];['SQLite 3'.$A$2:.$B$1002];1;0));&quot;&quot;;&quot;Y&quot;)">
            <text:p/>
          </table:table-cell>
          <table:table-cell table:style-name="ce34" table:formula="of:=IF(ISNA(VLOOKUP([.$A290];['MySQL 5.7'.$A$2:.$A$832];1;0));&quot;&quot;;&quot;Y&quot;)" office:value-type="string" office:string-value="Y">
            <text:p>Y</text:p>
          </table:table-cell>
          <table:table-cell table:formula="of:=IF(ISNA(VLOOKUP([.$A290];['Transact-SQL 2012'.$A$2:.$A$1001];1;0));&quot;&quot;;&quot;Y&quot;)">
            <text:p/>
          </table:table-cell>
          <table:table-cell table:formula="of:=IF(ISNA(VLOOKUP([.$A29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FOREIGN</text:p>
          </table:table-cell>
          <table:table-cell table:formula="of:=IF(ISNA(VLOOKUP([.$A291];['PostgreSQL 9.3'.$A$2:.$A$1001];1;0));&quot;&quot;;&quot;Y&quot;)" office:value-type="string" office:string-value="Y">
            <text:p>Y</text:p>
          </table:table-cell>
          <table:table-cell table:formula="of:=IF(ISNA(VLOOKUP([.$A291];['SQL 2011'.$A$2:.$A$1001];1;0));&quot;&quot;;&quot;Y&quot;)" office:value-type="string" office:string-value="Y">
            <text:p>Y</text:p>
          </table:table-cell>
          <table:table-cell table:formula="of:=IF(ISNA(VLOOKUP([.$A291];['SQL 2008'.$A$2:.$A$1001];1;0));&quot;&quot;;&quot;Y&quot;)" office:value-type="string" office:string-value="Y">
            <text:p>Y</text:p>
          </table:table-cell>
          <table:table-cell table:formula="of:=IF(ISNA(VLOOKUP([.$A291];['SQL 92'.$A$2:.$A$1001];1;0));&quot;&quot;;&quot;Y&quot;)" office:value-type="string" office:string-value="Y">
            <text:p>Y</text:p>
          </table:table-cell>
          <table:table-cell table:style-name="ce34" table:formula="of:=IF(ISNA(VLOOKUP([.$A291];['SQLite 3'.$A$2:.$B$1002];1;0));&quot;&quot;;&quot;Y&quot;)" office:value-type="string" office:string-value="Y">
            <text:p>Y</text:p>
          </table:table-cell>
          <table:table-cell table:style-name="ce34" table:formula="of:=IF(ISNA(VLOOKUP([.$A291];['MySQL 5.7'.$A$2:.$A$832];1;0));&quot;&quot;;&quot;Y&quot;)" office:value-type="string" office:string-value="Y">
            <text:p>Y</text:p>
          </table:table-cell>
          <table:table-cell table:formula="of:=IF(ISNA(VLOOKUP([.$A291];['Transact-SQL 2012'.$A$2:.$A$1001];1;0));&quot;&quot;;&quot;Y&quot;)" office:value-type="string" office:string-value="Y">
            <text:p>Y</text:p>
          </table:table-cell>
          <table:table-cell table:formula="of:=IF(ISNA(VLOOKUP([.$A29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FORTRAN</text:p>
          </table:table-cell>
          <table:table-cell table:formula="of:=IF(ISNA(VLOOKUP([.$A292];['PostgreSQL 9.3'.$A$2:.$A$1001];1;0));&quot;&quot;;&quot;Y&quot;)">
            <text:p/>
          </table:table-cell>
          <table:table-cell table:formula="of:=IF(ISNA(VLOOKUP([.$A292];['SQL 2011'.$A$2:.$A$1001];1;0));&quot;&quot;;&quot;Y&quot;)" office:value-type="string" office:string-value="Y">
            <text:p>Y</text:p>
          </table:table-cell>
          <table:table-cell table:formula="of:=IF(ISNA(VLOOKUP([.$A292];['SQL 2008'.$A$2:.$A$1001];1;0));&quot;&quot;;&quot;Y&quot;)" office:value-type="string" office:string-value="Y">
            <text:p>Y</text:p>
          </table:table-cell>
          <table:table-cell table:formula="of:=IF(ISNA(VLOOKUP([.$A292];['SQL 92'.$A$2:.$A$1001];1;0));&quot;&quot;;&quot;Y&quot;)" office:value-type="string" office:string-value="Y">
            <text:p>Y</text:p>
          </table:table-cell>
          <table:table-cell table:style-name="ce34" table:formula="of:=IF(ISNA(VLOOKUP([.$A292];['SQLite 3'.$A$2:.$B$1002];1;0));&quot;&quot;;&quot;Y&quot;)">
            <text:p/>
          </table:table-cell>
          <table:table-cell table:style-name="ce34" table:formula="of:=IF(ISNA(VLOOKUP([.$A292];['MySQL 5.7'.$A$2:.$A$832];1;0));&quot;&quot;;&quot;Y&quot;)">
            <text:p/>
          </table:table-cell>
          <table:table-cell table:formula="of:=IF(ISNA(VLOOKUP([.$A292];['Transact-SQL 2012'.$A$2:.$A$1001];1;0));&quot;&quot;;&quot;Y&quot;)">
            <text:p/>
          </table:table-cell>
          <table:table-cell table:formula="of:=IF(ISNA(VLOOKUP([.$A29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FORWARD</text:p>
          </table:table-cell>
          <table:table-cell table:formula="of:=IF(ISNA(VLOOKUP([.$A293];['PostgreSQL 9.3'.$A$2:.$A$1001];1;0));&quot;&quot;;&quot;Y&quot;)" office:value-type="string" office:string-value="Y">
            <text:p>Y</text:p>
          </table:table-cell>
          <table:table-cell table:formula="of:=IF(ISNA(VLOOKUP([.$A293];['SQL 2011'.$A$2:.$A$1001];1;0));&quot;&quot;;&quot;Y&quot;)">
            <text:p/>
          </table:table-cell>
          <table:table-cell table:formula="of:=IF(ISNA(VLOOKUP([.$A293];['SQL 2008'.$A$2:.$A$1001];1;0));&quot;&quot;;&quot;Y&quot;)">
            <text:p/>
          </table:table-cell>
          <table:table-cell table:formula="of:=IF(ISNA(VLOOKUP([.$A293];['SQL 92'.$A$2:.$A$1001];1;0));&quot;&quot;;&quot;Y&quot;)">
            <text:p/>
          </table:table-cell>
          <table:table-cell table:style-name="ce34" table:formula="of:=IF(ISNA(VLOOKUP([.$A293];['SQLite 3'.$A$2:.$B$1002];1;0));&quot;&quot;;&quot;Y&quot;)">
            <text:p/>
          </table:table-cell>
          <table:table-cell table:style-name="ce34" table:formula="of:=IF(ISNA(VLOOKUP([.$A293];['MySQL 5.7'.$A$2:.$A$832];1;0));&quot;&quot;;&quot;Y&quot;)">
            <text:p/>
          </table:table-cell>
          <table:table-cell table:formula="of:=IF(ISNA(VLOOKUP([.$A293];['Transact-SQL 2012'.$A$2:.$A$1001];1;0));&quot;&quot;;&quot;Y&quot;)">
            <text:p/>
          </table:table-cell>
          <table:table-cell table:formula="of:=IF(ISNA(VLOOKUP([.$A29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FOUND</text:p>
          </table:table-cell>
          <table:table-cell table:formula="of:=IF(ISNA(VLOOKUP([.$A294];['PostgreSQL 9.3'.$A$2:.$A$1001];1;0));&quot;&quot;;&quot;Y&quot;)">
            <text:p/>
          </table:table-cell>
          <table:table-cell table:formula="of:=IF(ISNA(VLOOKUP([.$A294];['SQL 2011'.$A$2:.$A$1001];1;0));&quot;&quot;;&quot;Y&quot;)" office:value-type="string" office:string-value="Y">
            <text:p>Y</text:p>
          </table:table-cell>
          <table:table-cell table:formula="of:=IF(ISNA(VLOOKUP([.$A294];['SQL 2008'.$A$2:.$A$1001];1;0));&quot;&quot;;&quot;Y&quot;)" office:value-type="string" office:string-value="Y">
            <text:p>Y</text:p>
          </table:table-cell>
          <table:table-cell table:formula="of:=IF(ISNA(VLOOKUP([.$A294];['SQL 92'.$A$2:.$A$1001];1;0));&quot;&quot;;&quot;Y&quot;)" office:value-type="string" office:string-value="Y">
            <text:p>Y</text:p>
          </table:table-cell>
          <table:table-cell table:style-name="ce34" table:formula="of:=IF(ISNA(VLOOKUP([.$A294];['SQLite 3'.$A$2:.$B$1002];1;0));&quot;&quot;;&quot;Y&quot;)">
            <text:p/>
          </table:table-cell>
          <table:table-cell table:style-name="ce34" table:formula="of:=IF(ISNA(VLOOKUP([.$A294];['MySQL 5.7'.$A$2:.$A$832];1;0));&quot;&quot;;&quot;Y&quot;)">
            <text:p/>
          </table:table-cell>
          <table:table-cell table:formula="of:=IF(ISNA(VLOOKUP([.$A294];['Transact-SQL 2012'.$A$2:.$A$1001];1;0));&quot;&quot;;&quot;Y&quot;)">
            <text:p/>
          </table:table-cell>
          <table:table-cell table:formula="of:=IF(ISNA(VLOOKUP([.$A29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FRAME_ROW</text:p>
          </table:table-cell>
          <table:table-cell table:formula="of:=IF(ISNA(VLOOKUP([.$A295];['PostgreSQL 9.3'.$A$2:.$A$1001];1;0));&quot;&quot;;&quot;Y&quot;)">
            <text:p/>
          </table:table-cell>
          <table:table-cell table:formula="of:=IF(ISNA(VLOOKUP([.$A295];['SQL 2011'.$A$2:.$A$1001];1;0));&quot;&quot;;&quot;Y&quot;)" office:value-type="string" office:string-value="Y">
            <text:p>Y</text:p>
          </table:table-cell>
          <table:table-cell table:formula="of:=IF(ISNA(VLOOKUP([.$A295];['SQL 2008'.$A$2:.$A$1001];1;0));&quot;&quot;;&quot;Y&quot;)">
            <text:p/>
          </table:table-cell>
          <table:table-cell table:formula="of:=IF(ISNA(VLOOKUP([.$A295];['SQL 92'.$A$2:.$A$1001];1;0));&quot;&quot;;&quot;Y&quot;)">
            <text:p/>
          </table:table-cell>
          <table:table-cell table:style-name="ce34" table:formula="of:=IF(ISNA(VLOOKUP([.$A295];['SQLite 3'.$A$2:.$B$1002];1;0));&quot;&quot;;&quot;Y&quot;)">
            <text:p/>
          </table:table-cell>
          <table:table-cell table:style-name="ce34" table:formula="of:=IF(ISNA(VLOOKUP([.$A295];['MySQL 5.7'.$A$2:.$A$832];1;0));&quot;&quot;;&quot;Y&quot;)">
            <text:p/>
          </table:table-cell>
          <table:table-cell table:formula="of:=IF(ISNA(VLOOKUP([.$A295];['Transact-SQL 2012'.$A$2:.$A$1001];1;0));&quot;&quot;;&quot;Y&quot;)">
            <text:p/>
          </table:table-cell>
          <table:table-cell table:formula="of:=IF(ISNA(VLOOKUP([.$A29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FREE</text:p>
          </table:table-cell>
          <table:table-cell table:formula="of:=IF(ISNA(VLOOKUP([.$A296];['PostgreSQL 9.3'.$A$2:.$A$1001];1;0));&quot;&quot;;&quot;Y&quot;)">
            <text:p/>
          </table:table-cell>
          <table:table-cell table:formula="of:=IF(ISNA(VLOOKUP([.$A296];['SQL 2011'.$A$2:.$A$1001];1;0));&quot;&quot;;&quot;Y&quot;)" office:value-type="string" office:string-value="Y">
            <text:p>Y</text:p>
          </table:table-cell>
          <table:table-cell table:formula="of:=IF(ISNA(VLOOKUP([.$A296];['SQL 2008'.$A$2:.$A$1001];1;0));&quot;&quot;;&quot;Y&quot;)" office:value-type="string" office:string-value="Y">
            <text:p>Y</text:p>
          </table:table-cell>
          <table:table-cell table:formula="of:=IF(ISNA(VLOOKUP([.$A296];['SQL 92'.$A$2:.$A$1001];1;0));&quot;&quot;;&quot;Y&quot;)">
            <text:p/>
          </table:table-cell>
          <table:table-cell table:style-name="ce34" table:formula="of:=IF(ISNA(VLOOKUP([.$A296];['SQLite 3'.$A$2:.$B$1002];1;0));&quot;&quot;;&quot;Y&quot;)">
            <text:p/>
          </table:table-cell>
          <table:table-cell table:style-name="ce34" table:formula="of:=IF(ISNA(VLOOKUP([.$A296];['MySQL 5.7'.$A$2:.$A$832];1;0));&quot;&quot;;&quot;Y&quot;)">
            <text:p/>
          </table:table-cell>
          <table:table-cell table:formula="of:=IF(ISNA(VLOOKUP([.$A296];['Transact-SQL 2012'.$A$2:.$A$1001];1;0));&quot;&quot;;&quot;Y&quot;)">
            <text:p/>
          </table:table-cell>
          <table:table-cell table:formula="of:=IF(ISNA(VLOOKUP([.$A296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FREETEXT</text:p>
          </table:table-cell>
          <table:table-cell table:formula="of:=IF(ISNA(VLOOKUP([.$A297];['PostgreSQL 9.3'.$A$2:.$A$1001];1;0));&quot;&quot;;&quot;Y&quot;)">
            <text:p/>
          </table:table-cell>
          <table:table-cell table:formula="of:=IF(ISNA(VLOOKUP([.$A297];['SQL 2011'.$A$2:.$A$1001];1;0));&quot;&quot;;&quot;Y&quot;)">
            <text:p/>
          </table:table-cell>
          <table:table-cell table:formula="of:=IF(ISNA(VLOOKUP([.$A297];['SQL 2008'.$A$2:.$A$1001];1;0));&quot;&quot;;&quot;Y&quot;)">
            <text:p/>
          </table:table-cell>
          <table:table-cell table:formula="of:=IF(ISNA(VLOOKUP([.$A297];['SQL 92'.$A$2:.$A$1001];1;0));&quot;&quot;;&quot;Y&quot;)">
            <text:p/>
          </table:table-cell>
          <table:table-cell table:style-name="ce34" table:formula="of:=IF(ISNA(VLOOKUP([.$A297];['SQLite 3'.$A$2:.$B$1002];1;0));&quot;&quot;;&quot;Y&quot;)">
            <text:p/>
          </table:table-cell>
          <table:table-cell table:style-name="ce34" table:formula="of:=IF(ISNA(VLOOKUP([.$A297];['MySQL 5.7'.$A$2:.$A$832];1;0));&quot;&quot;;&quot;Y&quot;)">
            <text:p/>
          </table:table-cell>
          <table:table-cell table:formula="of:=IF(ISNA(VLOOKUP([.$A297];['Transact-SQL 2012'.$A$2:.$A$1001];1;0));&quot;&quot;;&quot;Y&quot;)" office:value-type="string" office:string-value="Y">
            <text:p>Y</text:p>
          </table:table-cell>
          <table:table-cell table:formula="of:=IF(ISNA(VLOOKUP([.$A297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FREETEXTTABLE</text:p>
          </table:table-cell>
          <table:table-cell table:formula="of:=IF(ISNA(VLOOKUP([.$A298];['PostgreSQL 9.3'.$A$2:.$A$1001];1;0));&quot;&quot;;&quot;Y&quot;)">
            <text:p/>
          </table:table-cell>
          <table:table-cell table:formula="of:=IF(ISNA(VLOOKUP([.$A298];['SQL 2011'.$A$2:.$A$1001];1;0));&quot;&quot;;&quot;Y&quot;)">
            <text:p/>
          </table:table-cell>
          <table:table-cell table:formula="of:=IF(ISNA(VLOOKUP([.$A298];['SQL 2008'.$A$2:.$A$1001];1;0));&quot;&quot;;&quot;Y&quot;)">
            <text:p/>
          </table:table-cell>
          <table:table-cell table:formula="of:=IF(ISNA(VLOOKUP([.$A298];['SQL 92'.$A$2:.$A$1001];1;0));&quot;&quot;;&quot;Y&quot;)">
            <text:p/>
          </table:table-cell>
          <table:table-cell table:style-name="ce34" table:formula="of:=IF(ISNA(VLOOKUP([.$A298];['SQLite 3'.$A$2:.$B$1002];1;0));&quot;&quot;;&quot;Y&quot;)">
            <text:p/>
          </table:table-cell>
          <table:table-cell table:style-name="ce34" table:formula="of:=IF(ISNA(VLOOKUP([.$A298];['MySQL 5.7'.$A$2:.$A$832];1;0));&quot;&quot;;&quot;Y&quot;)">
            <text:p/>
          </table:table-cell>
          <table:table-cell table:formula="of:=IF(ISNA(VLOOKUP([.$A298];['Transact-SQL 2012'.$A$2:.$A$1001];1;0));&quot;&quot;;&quot;Y&quot;)" office:value-type="string" office:string-value="Y">
            <text:p>Y</text:p>
          </table:table-cell>
          <table:table-cell table:formula="of:=IF(ISNA(VLOOKUP([.$A29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FREEZE</text:p>
          </table:table-cell>
          <table:table-cell table:formula="of:=IF(ISNA(VLOOKUP([.$A299];['PostgreSQL 9.3'.$A$2:.$A$1001];1;0));&quot;&quot;;&quot;Y&quot;)" office:value-type="string" office:string-value="Y">
            <text:p>Y</text:p>
          </table:table-cell>
          <table:table-cell table:formula="of:=IF(ISNA(VLOOKUP([.$A299];['SQL 2011'.$A$2:.$A$1001];1;0));&quot;&quot;;&quot;Y&quot;)">
            <text:p/>
          </table:table-cell>
          <table:table-cell table:formula="of:=IF(ISNA(VLOOKUP([.$A299];['SQL 2008'.$A$2:.$A$1001];1;0));&quot;&quot;;&quot;Y&quot;)">
            <text:p/>
          </table:table-cell>
          <table:table-cell table:formula="of:=IF(ISNA(VLOOKUP([.$A299];['SQL 92'.$A$2:.$A$1001];1;0));&quot;&quot;;&quot;Y&quot;)">
            <text:p/>
          </table:table-cell>
          <table:table-cell table:style-name="ce34" table:formula="of:=IF(ISNA(VLOOKUP([.$A299];['SQLite 3'.$A$2:.$B$1002];1;0));&quot;&quot;;&quot;Y&quot;)">
            <text:p/>
          </table:table-cell>
          <table:table-cell table:style-name="ce34" table:formula="of:=IF(ISNA(VLOOKUP([.$A299];['MySQL 5.7'.$A$2:.$A$832];1;0));&quot;&quot;;&quot;Y&quot;)">
            <text:p/>
          </table:table-cell>
          <table:table-cell table:formula="of:=IF(ISNA(VLOOKUP([.$A299];['Transact-SQL 2012'.$A$2:.$A$1001];1;0));&quot;&quot;;&quot;Y&quot;)">
            <text:p/>
          </table:table-cell>
          <table:table-cell table:formula="of:=IF(ISNA(VLOOKUP([.$A29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FROM</text:p>
          </table:table-cell>
          <table:table-cell table:formula="of:=IF(ISNA(VLOOKUP([.$A300];['PostgreSQL 9.3'.$A$2:.$A$1001];1;0));&quot;&quot;;&quot;Y&quot;)" office:value-type="string" office:string-value="Y">
            <text:p>Y</text:p>
          </table:table-cell>
          <table:table-cell table:formula="of:=IF(ISNA(VLOOKUP([.$A300];['SQL 2011'.$A$2:.$A$1001];1;0));&quot;&quot;;&quot;Y&quot;)" office:value-type="string" office:string-value="Y">
            <text:p>Y</text:p>
          </table:table-cell>
          <table:table-cell table:formula="of:=IF(ISNA(VLOOKUP([.$A300];['SQL 2008'.$A$2:.$A$1001];1;0));&quot;&quot;;&quot;Y&quot;)" office:value-type="string" office:string-value="Y">
            <text:p>Y</text:p>
          </table:table-cell>
          <table:table-cell table:formula="of:=IF(ISNA(VLOOKUP([.$A300];['SQL 92'.$A$2:.$A$1001];1;0));&quot;&quot;;&quot;Y&quot;)" office:value-type="string" office:string-value="Y">
            <text:p>Y</text:p>
          </table:table-cell>
          <table:table-cell table:style-name="ce34" table:formula="of:=IF(ISNA(VLOOKUP([.$A300];['SQLite 3'.$A$2:.$B$1002];1;0));&quot;&quot;;&quot;Y&quot;)" office:value-type="string" office:string-value="Y">
            <text:p>Y</text:p>
          </table:table-cell>
          <table:table-cell table:style-name="ce34" table:formula="of:=IF(ISNA(VLOOKUP([.$A300];['MySQL 5.7'.$A$2:.$A$832];1;0));&quot;&quot;;&quot;Y&quot;)" office:value-type="string" office:string-value="Y">
            <text:p>Y</text:p>
          </table:table-cell>
          <table:table-cell table:formula="of:=IF(ISNA(VLOOKUP([.$A300];['Transact-SQL 2012'.$A$2:.$A$1001];1;0));&quot;&quot;;&quot;Y&quot;)" office:value-type="string" office:string-value="Y">
            <text:p>Y</text:p>
          </table:table-cell>
          <table:table-cell table:formula="of:=IF(ISNA(VLOOKUP([.$A300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FS</text:p>
          </table:table-cell>
          <table:table-cell table:formula="of:=IF(ISNA(VLOOKUP([.$A301];['PostgreSQL 9.3'.$A$2:.$A$1001];1;0));&quot;&quot;;&quot;Y&quot;)">
            <text:p/>
          </table:table-cell>
          <table:table-cell table:formula="of:=IF(ISNA(VLOOKUP([.$A301];['SQL 2011'.$A$2:.$A$1001];1;0));&quot;&quot;;&quot;Y&quot;)" office:value-type="string" office:string-value="Y">
            <text:p>Y</text:p>
          </table:table-cell>
          <table:table-cell table:formula="of:=IF(ISNA(VLOOKUP([.$A301];['SQL 2008'.$A$2:.$A$1001];1;0));&quot;&quot;;&quot;Y&quot;)" office:value-type="string" office:string-value="Y">
            <text:p>Y</text:p>
          </table:table-cell>
          <table:table-cell table:formula="of:=IF(ISNA(VLOOKUP([.$A301];['SQL 92'.$A$2:.$A$1001];1;0));&quot;&quot;;&quot;Y&quot;)">
            <text:p/>
          </table:table-cell>
          <table:table-cell table:style-name="ce34" table:formula="of:=IF(ISNA(VLOOKUP([.$A301];['SQLite 3'.$A$2:.$B$1002];1;0));&quot;&quot;;&quot;Y&quot;)">
            <text:p/>
          </table:table-cell>
          <table:table-cell table:style-name="ce34" table:formula="of:=IF(ISNA(VLOOKUP([.$A301];['MySQL 5.7'.$A$2:.$A$832];1;0));&quot;&quot;;&quot;Y&quot;)">
            <text:p/>
          </table:table-cell>
          <table:table-cell table:formula="of:=IF(ISNA(VLOOKUP([.$A301];['Transact-SQL 2012'.$A$2:.$A$1001];1;0));&quot;&quot;;&quot;Y&quot;)">
            <text:p/>
          </table:table-cell>
          <table:table-cell table:formula="of:=IF(ISNA(VLOOKUP([.$A30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FULL</text:p>
          </table:table-cell>
          <table:table-cell table:formula="of:=IF(ISNA(VLOOKUP([.$A302];['PostgreSQL 9.3'.$A$2:.$A$1001];1;0));&quot;&quot;;&quot;Y&quot;)" office:value-type="string" office:string-value="Y">
            <text:p>Y</text:p>
          </table:table-cell>
          <table:table-cell table:formula="of:=IF(ISNA(VLOOKUP([.$A302];['SQL 2011'.$A$2:.$A$1001];1;0));&quot;&quot;;&quot;Y&quot;)" office:value-type="string" office:string-value="Y">
            <text:p>Y</text:p>
          </table:table-cell>
          <table:table-cell table:formula="of:=IF(ISNA(VLOOKUP([.$A302];['SQL 2008'.$A$2:.$A$1001];1;0));&quot;&quot;;&quot;Y&quot;)" office:value-type="string" office:string-value="Y">
            <text:p>Y</text:p>
          </table:table-cell>
          <table:table-cell table:formula="of:=IF(ISNA(VLOOKUP([.$A302];['SQL 92'.$A$2:.$A$1001];1;0));&quot;&quot;;&quot;Y&quot;)" office:value-type="string" office:string-value="Y">
            <text:p>Y</text:p>
          </table:table-cell>
          <table:table-cell table:style-name="ce34" table:formula="of:=IF(ISNA(VLOOKUP([.$A302];['SQLite 3'.$A$2:.$B$1002];1;0));&quot;&quot;;&quot;Y&quot;)" office:value-type="string" office:string-value="Y">
            <text:p>Y</text:p>
          </table:table-cell>
          <table:table-cell table:style-name="ce34" table:formula="of:=IF(ISNA(VLOOKUP([.$A302];['MySQL 5.7'.$A$2:.$A$832];1;0));&quot;&quot;;&quot;Y&quot;)">
            <text:p/>
          </table:table-cell>
          <table:table-cell table:formula="of:=IF(ISNA(VLOOKUP([.$A302];['Transact-SQL 2012'.$A$2:.$A$1001];1;0));&quot;&quot;;&quot;Y&quot;)" office:value-type="string" office:string-value="Y">
            <text:p>Y</text:p>
          </table:table-cell>
          <table:table-cell table:formula="of:=IF(ISNA(VLOOKUP([.$A30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FULLTEXT</text:p>
          </table:table-cell>
          <table:table-cell table:formula="of:=IF(ISNA(VLOOKUP([.$A303];['PostgreSQL 9.3'.$A$2:.$A$1001];1;0));&quot;&quot;;&quot;Y&quot;)">
            <text:p/>
          </table:table-cell>
          <table:table-cell table:formula="of:=IF(ISNA(VLOOKUP([.$A303];['SQL 2011'.$A$2:.$A$1001];1;0));&quot;&quot;;&quot;Y&quot;)">
            <text:p/>
          </table:table-cell>
          <table:table-cell table:formula="of:=IF(ISNA(VLOOKUP([.$A303];['SQL 2008'.$A$2:.$A$1001];1;0));&quot;&quot;;&quot;Y&quot;)">
            <text:p/>
          </table:table-cell>
          <table:table-cell table:formula="of:=IF(ISNA(VLOOKUP([.$A303];['SQL 92'.$A$2:.$A$1001];1;0));&quot;&quot;;&quot;Y&quot;)">
            <text:p/>
          </table:table-cell>
          <table:table-cell table:style-name="ce34" table:formula="of:=IF(ISNA(VLOOKUP([.$A303];['SQLite 3'.$A$2:.$B$1002];1;0));&quot;&quot;;&quot;Y&quot;)">
            <text:p/>
          </table:table-cell>
          <table:table-cell table:style-name="ce34" table:formula="of:=IF(ISNA(VLOOKUP([.$A303];['MySQL 5.7'.$A$2:.$A$832];1;0));&quot;&quot;;&quot;Y&quot;)" office:value-type="string" office:string-value="Y">
            <text:p>Y</text:p>
          </table:table-cell>
          <table:table-cell table:formula="of:=IF(ISNA(VLOOKUP([.$A303];['Transact-SQL 2012'.$A$2:.$A$1001];1;0));&quot;&quot;;&quot;Y&quot;)">
            <text:p/>
          </table:table-cell>
          <table:table-cell table:formula="of:=IF(ISNA(VLOOKUP([.$A30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FUNCTION</text:p>
          </table:table-cell>
          <table:table-cell table:formula="of:=IF(ISNA(VLOOKUP([.$A304];['PostgreSQL 9.3'.$A$2:.$A$1001];1;0));&quot;&quot;;&quot;Y&quot;)" office:value-type="string" office:string-value="Y">
            <text:p>Y</text:p>
          </table:table-cell>
          <table:table-cell table:formula="of:=IF(ISNA(VLOOKUP([.$A304];['SQL 2011'.$A$2:.$A$1001];1;0));&quot;&quot;;&quot;Y&quot;)" office:value-type="string" office:string-value="Y">
            <text:p>Y</text:p>
          </table:table-cell>
          <table:table-cell table:formula="of:=IF(ISNA(VLOOKUP([.$A304];['SQL 2008'.$A$2:.$A$1001];1;0));&quot;&quot;;&quot;Y&quot;)" office:value-type="string" office:string-value="Y">
            <text:p>Y</text:p>
          </table:table-cell>
          <table:table-cell table:formula="of:=IF(ISNA(VLOOKUP([.$A304];['SQL 92'.$A$2:.$A$1001];1;0));&quot;&quot;;&quot;Y&quot;)">
            <text:p/>
          </table:table-cell>
          <table:table-cell table:style-name="ce34" table:formula="of:=IF(ISNA(VLOOKUP([.$A304];['SQLite 3'.$A$2:.$B$1002];1;0));&quot;&quot;;&quot;Y&quot;)">
            <text:p/>
          </table:table-cell>
          <table:table-cell table:style-name="ce34" table:formula="of:=IF(ISNA(VLOOKUP([.$A304];['MySQL 5.7'.$A$2:.$A$832];1;0));&quot;&quot;;&quot;Y&quot;)">
            <text:p/>
          </table:table-cell>
          <table:table-cell table:formula="of:=IF(ISNA(VLOOKUP([.$A304];['Transact-SQL 2012'.$A$2:.$A$1001];1;0));&quot;&quot;;&quot;Y&quot;)" office:value-type="string" office:string-value="Y">
            <text:p>Y</text:p>
          </table:table-cell>
          <table:table-cell table:formula="of:=IF(ISNA(VLOOKUP([.$A30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FUNCTIONS</text:p>
          </table:table-cell>
          <table:table-cell table:formula="of:=IF(ISNA(VLOOKUP([.$A305];['PostgreSQL 9.3'.$A$2:.$A$1001];1;0));&quot;&quot;;&quot;Y&quot;)" office:value-type="string" office:string-value="Y">
            <text:p>Y</text:p>
          </table:table-cell>
          <table:table-cell table:formula="of:=IF(ISNA(VLOOKUP([.$A305];['SQL 2011'.$A$2:.$A$1001];1;0));&quot;&quot;;&quot;Y&quot;)">
            <text:p/>
          </table:table-cell>
          <table:table-cell table:formula="of:=IF(ISNA(VLOOKUP([.$A305];['SQL 2008'.$A$2:.$A$1001];1;0));&quot;&quot;;&quot;Y&quot;)">
            <text:p/>
          </table:table-cell>
          <table:table-cell table:formula="of:=IF(ISNA(VLOOKUP([.$A305];['SQL 92'.$A$2:.$A$1001];1;0));&quot;&quot;;&quot;Y&quot;)">
            <text:p/>
          </table:table-cell>
          <table:table-cell table:style-name="ce34" table:formula="of:=IF(ISNA(VLOOKUP([.$A305];['SQLite 3'.$A$2:.$B$1002];1;0));&quot;&quot;;&quot;Y&quot;)">
            <text:p/>
          </table:table-cell>
          <table:table-cell table:style-name="ce34" table:formula="of:=IF(ISNA(VLOOKUP([.$A305];['MySQL 5.7'.$A$2:.$A$832];1;0));&quot;&quot;;&quot;Y&quot;)">
            <text:p/>
          </table:table-cell>
          <table:table-cell table:formula="of:=IF(ISNA(VLOOKUP([.$A305];['Transact-SQL 2012'.$A$2:.$A$1001];1;0));&quot;&quot;;&quot;Y&quot;)">
            <text:p/>
          </table:table-cell>
          <table:table-cell table:formula="of:=IF(ISNA(VLOOKUP([.$A30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FUSION</text:p>
          </table:table-cell>
          <table:table-cell table:formula="of:=IF(ISNA(VLOOKUP([.$A306];['PostgreSQL 9.3'.$A$2:.$A$1001];1;0));&quot;&quot;;&quot;Y&quot;)">
            <text:p/>
          </table:table-cell>
          <table:table-cell table:formula="of:=IF(ISNA(VLOOKUP([.$A306];['SQL 2011'.$A$2:.$A$1001];1;0));&quot;&quot;;&quot;Y&quot;)" office:value-type="string" office:string-value="Y">
            <text:p>Y</text:p>
          </table:table-cell>
          <table:table-cell table:formula="of:=IF(ISNA(VLOOKUP([.$A306];['SQL 2008'.$A$2:.$A$1001];1;0));&quot;&quot;;&quot;Y&quot;)" office:value-type="string" office:string-value="Y">
            <text:p>Y</text:p>
          </table:table-cell>
          <table:table-cell table:formula="of:=IF(ISNA(VLOOKUP([.$A306];['SQL 92'.$A$2:.$A$1001];1;0));&quot;&quot;;&quot;Y&quot;)">
            <text:p/>
          </table:table-cell>
          <table:table-cell table:style-name="ce34" table:formula="of:=IF(ISNA(VLOOKUP([.$A306];['SQLite 3'.$A$2:.$B$1002];1;0));&quot;&quot;;&quot;Y&quot;)">
            <text:p/>
          </table:table-cell>
          <table:table-cell table:style-name="ce34" table:formula="of:=IF(ISNA(VLOOKUP([.$A306];['MySQL 5.7'.$A$2:.$A$832];1;0));&quot;&quot;;&quot;Y&quot;)">
            <text:p/>
          </table:table-cell>
          <table:table-cell table:formula="of:=IF(ISNA(VLOOKUP([.$A306];['Transact-SQL 2012'.$A$2:.$A$1001];1;0));&quot;&quot;;&quot;Y&quot;)">
            <text:p/>
          </table:table-cell>
          <table:table-cell table:formula="of:=IF(ISNA(VLOOKUP([.$A30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G</text:p>
          </table:table-cell>
          <table:table-cell table:formula="of:=IF(ISNA(VLOOKUP([.$A307];['PostgreSQL 9.3'.$A$2:.$A$1001];1;0));&quot;&quot;;&quot;Y&quot;)">
            <text:p/>
          </table:table-cell>
          <table:table-cell table:formula="of:=IF(ISNA(VLOOKUP([.$A307];['SQL 2011'.$A$2:.$A$1001];1;0));&quot;&quot;;&quot;Y&quot;)" office:value-type="string" office:string-value="Y">
            <text:p>Y</text:p>
          </table:table-cell>
          <table:table-cell table:formula="of:=IF(ISNA(VLOOKUP([.$A307];['SQL 2008'.$A$2:.$A$1001];1;0));&quot;&quot;;&quot;Y&quot;)" office:value-type="string" office:string-value="Y">
            <text:p>Y</text:p>
          </table:table-cell>
          <table:table-cell table:formula="of:=IF(ISNA(VLOOKUP([.$A307];['SQL 92'.$A$2:.$A$1001];1;0));&quot;&quot;;&quot;Y&quot;)">
            <text:p/>
          </table:table-cell>
          <table:table-cell table:style-name="ce34" table:formula="of:=IF(ISNA(VLOOKUP([.$A307];['SQLite 3'.$A$2:.$B$1002];1;0));&quot;&quot;;&quot;Y&quot;)">
            <text:p/>
          </table:table-cell>
          <table:table-cell table:style-name="ce34" table:formula="of:=IF(ISNA(VLOOKUP([.$A307];['MySQL 5.7'.$A$2:.$A$832];1;0));&quot;&quot;;&quot;Y&quot;)">
            <text:p/>
          </table:table-cell>
          <table:table-cell table:formula="of:=IF(ISNA(VLOOKUP([.$A307];['Transact-SQL 2012'.$A$2:.$A$1001];1;0));&quot;&quot;;&quot;Y&quot;)">
            <text:p/>
          </table:table-cell>
          <table:table-cell table:formula="of:=IF(ISNA(VLOOKUP([.$A30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GENERAL</text:p>
          </table:table-cell>
          <table:table-cell table:formula="of:=IF(ISNA(VLOOKUP([.$A308];['PostgreSQL 9.3'.$A$2:.$A$1001];1;0));&quot;&quot;;&quot;Y&quot;)">
            <text:p/>
          </table:table-cell>
          <table:table-cell table:formula="of:=IF(ISNA(VLOOKUP([.$A308];['SQL 2011'.$A$2:.$A$1001];1;0));&quot;&quot;;&quot;Y&quot;)" office:value-type="string" office:string-value="Y">
            <text:p>Y</text:p>
          </table:table-cell>
          <table:table-cell table:formula="of:=IF(ISNA(VLOOKUP([.$A308];['SQL 2008'.$A$2:.$A$1001];1;0));&quot;&quot;;&quot;Y&quot;)" office:value-type="string" office:string-value="Y">
            <text:p>Y</text:p>
          </table:table-cell>
          <table:table-cell table:formula="of:=IF(ISNA(VLOOKUP([.$A308];['SQL 92'.$A$2:.$A$1001];1;0));&quot;&quot;;&quot;Y&quot;)">
            <text:p/>
          </table:table-cell>
          <table:table-cell table:style-name="ce34" table:formula="of:=IF(ISNA(VLOOKUP([.$A308];['SQLite 3'.$A$2:.$B$1002];1;0));&quot;&quot;;&quot;Y&quot;)">
            <text:p/>
          </table:table-cell>
          <table:table-cell table:style-name="ce34" table:formula="of:=IF(ISNA(VLOOKUP([.$A308];['MySQL 5.7'.$A$2:.$A$832];1;0));&quot;&quot;;&quot;Y&quot;)">
            <text:p/>
          </table:table-cell>
          <table:table-cell table:formula="of:=IF(ISNA(VLOOKUP([.$A308];['Transact-SQL 2012'.$A$2:.$A$1001];1;0));&quot;&quot;;&quot;Y&quot;)">
            <text:p/>
          </table:table-cell>
          <table:table-cell table:formula="of:=IF(ISNA(VLOOKUP([.$A30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GENERATED</text:p>
          </table:table-cell>
          <table:table-cell table:formula="of:=IF(ISNA(VLOOKUP([.$A309];['PostgreSQL 9.3'.$A$2:.$A$1001];1;0));&quot;&quot;;&quot;Y&quot;)">
            <text:p/>
          </table:table-cell>
          <table:table-cell table:formula="of:=IF(ISNA(VLOOKUP([.$A309];['SQL 2011'.$A$2:.$A$1001];1;0));&quot;&quot;;&quot;Y&quot;)" office:value-type="string" office:string-value="Y">
            <text:p>Y</text:p>
          </table:table-cell>
          <table:table-cell table:formula="of:=IF(ISNA(VLOOKUP([.$A309];['SQL 2008'.$A$2:.$A$1001];1;0));&quot;&quot;;&quot;Y&quot;)" office:value-type="string" office:string-value="Y">
            <text:p>Y</text:p>
          </table:table-cell>
          <table:table-cell table:formula="of:=IF(ISNA(VLOOKUP([.$A309];['SQL 92'.$A$2:.$A$1001];1;0));&quot;&quot;;&quot;Y&quot;)">
            <text:p/>
          </table:table-cell>
          <table:table-cell table:style-name="ce34" table:formula="of:=IF(ISNA(VLOOKUP([.$A309];['SQLite 3'.$A$2:.$B$1002];1;0));&quot;&quot;;&quot;Y&quot;)">
            <text:p/>
          </table:table-cell>
          <table:table-cell table:style-name="ce34" table:formula="of:=IF(ISNA(VLOOKUP([.$A309];['MySQL 5.7'.$A$2:.$A$832];1;0));&quot;&quot;;&quot;Y&quot;)">
            <text:p/>
          </table:table-cell>
          <table:table-cell table:formula="of:=IF(ISNA(VLOOKUP([.$A309];['Transact-SQL 2012'.$A$2:.$A$1001];1;0));&quot;&quot;;&quot;Y&quot;)">
            <text:p/>
          </table:table-cell>
          <table:table-cell table:formula="of:=IF(ISNA(VLOOKUP([.$A30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GET</text:p>
          </table:table-cell>
          <table:table-cell table:formula="of:=IF(ISNA(VLOOKUP([.$A310];['PostgreSQL 9.3'.$A$2:.$A$1001];1;0));&quot;&quot;;&quot;Y&quot;)">
            <text:p/>
          </table:table-cell>
          <table:table-cell table:formula="of:=IF(ISNA(VLOOKUP([.$A310];['SQL 2011'.$A$2:.$A$1001];1;0));&quot;&quot;;&quot;Y&quot;)" office:value-type="string" office:string-value="Y">
            <text:p>Y</text:p>
          </table:table-cell>
          <table:table-cell table:formula="of:=IF(ISNA(VLOOKUP([.$A310];['SQL 2008'.$A$2:.$A$1001];1;0));&quot;&quot;;&quot;Y&quot;)" office:value-type="string" office:string-value="Y">
            <text:p>Y</text:p>
          </table:table-cell>
          <table:table-cell table:formula="of:=IF(ISNA(VLOOKUP([.$A310];['SQL 92'.$A$2:.$A$1001];1;0));&quot;&quot;;&quot;Y&quot;)" office:value-type="string" office:string-value="Y">
            <text:p>Y</text:p>
          </table:table-cell>
          <table:table-cell table:style-name="ce34" table:formula="of:=IF(ISNA(VLOOKUP([.$A310];['SQLite 3'.$A$2:.$B$1002];1;0));&quot;&quot;;&quot;Y&quot;)">
            <text:p/>
          </table:table-cell>
          <table:table-cell table:style-name="ce34" table:formula="of:=IF(ISNA(VLOOKUP([.$A310];['MySQL 5.7'.$A$2:.$A$832];1;0));&quot;&quot;;&quot;Y&quot;)" office:value-type="string" office:string-value="Y">
            <text:p>Y</text:p>
          </table:table-cell>
          <table:table-cell table:formula="of:=IF(ISNA(VLOOKUP([.$A310];['Transact-SQL 2012'.$A$2:.$A$1001];1;0));&quot;&quot;;&quot;Y&quot;)">
            <text:p/>
          </table:table-cell>
          <table:table-cell table:formula="of:=IF(ISNA(VLOOKUP([.$A310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GLOB</text:p>
          </table:table-cell>
          <table:table-cell table:formula="of:=IF(ISNA(VLOOKUP([.$A311];['PostgreSQL 9.3'.$A$2:.$A$1001];1;0));&quot;&quot;;&quot;Y&quot;)">
            <text:p/>
          </table:table-cell>
          <table:table-cell table:formula="of:=IF(ISNA(VLOOKUP([.$A311];['SQL 2011'.$A$2:.$A$1001];1;0));&quot;&quot;;&quot;Y&quot;)">
            <text:p/>
          </table:table-cell>
          <table:table-cell table:formula="of:=IF(ISNA(VLOOKUP([.$A311];['SQL 2008'.$A$2:.$A$1001];1;0));&quot;&quot;;&quot;Y&quot;)">
            <text:p/>
          </table:table-cell>
          <table:table-cell table:formula="of:=IF(ISNA(VLOOKUP([.$A311];['SQL 92'.$A$2:.$A$1001];1;0));&quot;&quot;;&quot;Y&quot;)">
            <text:p/>
          </table:table-cell>
          <table:table-cell table:style-name="ce34" table:formula="of:=IF(ISNA(VLOOKUP([.$A311];['SQLite 3'.$A$2:.$B$1002];1;0));&quot;&quot;;&quot;Y&quot;)" office:value-type="string" office:string-value="Y">
            <text:p>Y</text:p>
          </table:table-cell>
          <table:table-cell table:style-name="ce34" table:formula="of:=IF(ISNA(VLOOKUP([.$A311];['MySQL 5.7'.$A$2:.$A$832];1;0));&quot;&quot;;&quot;Y&quot;)">
            <text:p/>
          </table:table-cell>
          <table:table-cell table:formula="of:=IF(ISNA(VLOOKUP([.$A311];['Transact-SQL 2012'.$A$2:.$A$1001];1;0));&quot;&quot;;&quot;Y&quot;)">
            <text:p/>
          </table:table-cell>
          <table:table-cell table:formula="of:=IF(ISNA(VLOOKUP([.$A31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GLOBAL</text:p>
          </table:table-cell>
          <table:table-cell table:formula="of:=IF(ISNA(VLOOKUP([.$A312];['PostgreSQL 9.3'.$A$2:.$A$1001];1;0));&quot;&quot;;&quot;Y&quot;)" office:value-type="string" office:string-value="Y">
            <text:p>Y</text:p>
          </table:table-cell>
          <table:table-cell table:formula="of:=IF(ISNA(VLOOKUP([.$A312];['SQL 2011'.$A$2:.$A$1001];1;0));&quot;&quot;;&quot;Y&quot;)" office:value-type="string" office:string-value="Y">
            <text:p>Y</text:p>
          </table:table-cell>
          <table:table-cell table:formula="of:=IF(ISNA(VLOOKUP([.$A312];['SQL 2008'.$A$2:.$A$1001];1;0));&quot;&quot;;&quot;Y&quot;)" office:value-type="string" office:string-value="Y">
            <text:p>Y</text:p>
          </table:table-cell>
          <table:table-cell table:formula="of:=IF(ISNA(VLOOKUP([.$A312];['SQL 92'.$A$2:.$A$1001];1;0));&quot;&quot;;&quot;Y&quot;)" office:value-type="string" office:string-value="Y">
            <text:p>Y</text:p>
          </table:table-cell>
          <table:table-cell table:style-name="ce34" table:formula="of:=IF(ISNA(VLOOKUP([.$A312];['SQLite 3'.$A$2:.$B$1002];1;0));&quot;&quot;;&quot;Y&quot;)">
            <text:p/>
          </table:table-cell>
          <table:table-cell table:style-name="ce34" table:formula="of:=IF(ISNA(VLOOKUP([.$A312];['MySQL 5.7'.$A$2:.$A$832];1;0));&quot;&quot;;&quot;Y&quot;)">
            <text:p/>
          </table:table-cell>
          <table:table-cell table:formula="of:=IF(ISNA(VLOOKUP([.$A312];['Transact-SQL 2012'.$A$2:.$A$1001];1;0));&quot;&quot;;&quot;Y&quot;)">
            <text:p/>
          </table:table-cell>
          <table:table-cell table:formula="of:=IF(ISNA(VLOOKUP([.$A31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GO</text:p>
          </table:table-cell>
          <table:table-cell table:formula="of:=IF(ISNA(VLOOKUP([.$A313];['PostgreSQL 9.3'.$A$2:.$A$1001];1;0));&quot;&quot;;&quot;Y&quot;)">
            <text:p/>
          </table:table-cell>
          <table:table-cell table:formula="of:=IF(ISNA(VLOOKUP([.$A313];['SQL 2011'.$A$2:.$A$1001];1;0));&quot;&quot;;&quot;Y&quot;)" office:value-type="string" office:string-value="Y">
            <text:p>Y</text:p>
          </table:table-cell>
          <table:table-cell table:formula="of:=IF(ISNA(VLOOKUP([.$A313];['SQL 2008'.$A$2:.$A$1001];1;0));&quot;&quot;;&quot;Y&quot;)" office:value-type="string" office:string-value="Y">
            <text:p>Y</text:p>
          </table:table-cell>
          <table:table-cell table:formula="of:=IF(ISNA(VLOOKUP([.$A313];['SQL 92'.$A$2:.$A$1001];1;0));&quot;&quot;;&quot;Y&quot;)" office:value-type="string" office:string-value="Y">
            <text:p>Y</text:p>
          </table:table-cell>
          <table:table-cell table:style-name="ce34" table:formula="of:=IF(ISNA(VLOOKUP([.$A313];['SQLite 3'.$A$2:.$B$1002];1;0));&quot;&quot;;&quot;Y&quot;)">
            <text:p/>
          </table:table-cell>
          <table:table-cell table:style-name="ce34" table:formula="of:=IF(ISNA(VLOOKUP([.$A313];['MySQL 5.7'.$A$2:.$A$832];1;0));&quot;&quot;;&quot;Y&quot;)">
            <text:p/>
          </table:table-cell>
          <table:table-cell table:formula="of:=IF(ISNA(VLOOKUP([.$A313];['Transact-SQL 2012'.$A$2:.$A$1001];1;0));&quot;&quot;;&quot;Y&quot;)">
            <text:p/>
          </table:table-cell>
          <table:table-cell table:formula="of:=IF(ISNA(VLOOKUP([.$A313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GOTO</text:p>
          </table:table-cell>
          <table:table-cell table:formula="of:=IF(ISNA(VLOOKUP([.$A314];['PostgreSQL 9.3'.$A$2:.$A$1001];1;0));&quot;&quot;;&quot;Y&quot;)">
            <text:p/>
          </table:table-cell>
          <table:table-cell table:formula="of:=IF(ISNA(VLOOKUP([.$A314];['SQL 2011'.$A$2:.$A$1001];1;0));&quot;&quot;;&quot;Y&quot;)" office:value-type="string" office:string-value="Y">
            <text:p>Y</text:p>
          </table:table-cell>
          <table:table-cell table:formula="of:=IF(ISNA(VLOOKUP([.$A314];['SQL 2008'.$A$2:.$A$1001];1;0));&quot;&quot;;&quot;Y&quot;)" office:value-type="string" office:string-value="Y">
            <text:p>Y</text:p>
          </table:table-cell>
          <table:table-cell table:formula="of:=IF(ISNA(VLOOKUP([.$A314];['SQL 92'.$A$2:.$A$1001];1;0));&quot;&quot;;&quot;Y&quot;)" office:value-type="string" office:string-value="Y">
            <text:p>Y</text:p>
          </table:table-cell>
          <table:table-cell table:style-name="ce34" table:formula="of:=IF(ISNA(VLOOKUP([.$A314];['SQLite 3'.$A$2:.$B$1002];1;0));&quot;&quot;;&quot;Y&quot;)">
            <text:p/>
          </table:table-cell>
          <table:table-cell table:style-name="ce34" table:formula="of:=IF(ISNA(VLOOKUP([.$A314];['MySQL 5.7'.$A$2:.$A$832];1;0));&quot;&quot;;&quot;Y&quot;)">
            <text:p/>
          </table:table-cell>
          <table:table-cell table:formula="of:=IF(ISNA(VLOOKUP([.$A314];['Transact-SQL 2012'.$A$2:.$A$1001];1;0));&quot;&quot;;&quot;Y&quot;)" office:value-type="string" office:string-value="Y">
            <text:p>Y</text:p>
          </table:table-cell>
          <table:table-cell table:formula="of:=IF(ISNA(VLOOKUP([.$A31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GRANT</text:p>
          </table:table-cell>
          <table:table-cell table:formula="of:=IF(ISNA(VLOOKUP([.$A315];['PostgreSQL 9.3'.$A$2:.$A$1001];1;0));&quot;&quot;;&quot;Y&quot;)" office:value-type="string" office:string-value="Y">
            <text:p>Y</text:p>
          </table:table-cell>
          <table:table-cell table:formula="of:=IF(ISNA(VLOOKUP([.$A315];['SQL 2011'.$A$2:.$A$1001];1;0));&quot;&quot;;&quot;Y&quot;)" office:value-type="string" office:string-value="Y">
            <text:p>Y</text:p>
          </table:table-cell>
          <table:table-cell table:formula="of:=IF(ISNA(VLOOKUP([.$A315];['SQL 2008'.$A$2:.$A$1001];1;0));&quot;&quot;;&quot;Y&quot;)" office:value-type="string" office:string-value="Y">
            <text:p>Y</text:p>
          </table:table-cell>
          <table:table-cell table:formula="of:=IF(ISNA(VLOOKUP([.$A315];['SQL 92'.$A$2:.$A$1001];1;0));&quot;&quot;;&quot;Y&quot;)" office:value-type="string" office:string-value="Y">
            <text:p>Y</text:p>
          </table:table-cell>
          <table:table-cell table:style-name="ce34" table:formula="of:=IF(ISNA(VLOOKUP([.$A315];['SQLite 3'.$A$2:.$B$1002];1;0));&quot;&quot;;&quot;Y&quot;)">
            <text:p/>
          </table:table-cell>
          <table:table-cell table:style-name="ce34" table:formula="of:=IF(ISNA(VLOOKUP([.$A315];['MySQL 5.7'.$A$2:.$A$832];1;0));&quot;&quot;;&quot;Y&quot;)" office:value-type="string" office:string-value="Y">
            <text:p>Y</text:p>
          </table:table-cell>
          <table:table-cell table:formula="of:=IF(ISNA(VLOOKUP([.$A315];['Transact-SQL 2012'.$A$2:.$A$1001];1;0));&quot;&quot;;&quot;Y&quot;)" office:value-type="string" office:string-value="Y">
            <text:p>Y</text:p>
          </table:table-cell>
          <table:table-cell table:formula="of:=IF(ISNA(VLOOKUP([.$A315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GRANTED</text:p>
          </table:table-cell>
          <table:table-cell table:formula="of:=IF(ISNA(VLOOKUP([.$A316];['PostgreSQL 9.3'.$A$2:.$A$1001];1;0));&quot;&quot;;&quot;Y&quot;)" office:value-type="string" office:string-value="Y">
            <text:p>Y</text:p>
          </table:table-cell>
          <table:table-cell table:formula="of:=IF(ISNA(VLOOKUP([.$A316];['SQL 2011'.$A$2:.$A$1001];1;0));&quot;&quot;;&quot;Y&quot;)" office:value-type="string" office:string-value="Y">
            <text:p>Y</text:p>
          </table:table-cell>
          <table:table-cell table:formula="of:=IF(ISNA(VLOOKUP([.$A316];['SQL 2008'.$A$2:.$A$1001];1;0));&quot;&quot;;&quot;Y&quot;)" office:value-type="string" office:string-value="Y">
            <text:p>Y</text:p>
          </table:table-cell>
          <table:table-cell table:formula="of:=IF(ISNA(VLOOKUP([.$A316];['SQL 92'.$A$2:.$A$1001];1;0));&quot;&quot;;&quot;Y&quot;)">
            <text:p/>
          </table:table-cell>
          <table:table-cell table:style-name="ce34" table:formula="of:=IF(ISNA(VLOOKUP([.$A316];['SQLite 3'.$A$2:.$B$1002];1;0));&quot;&quot;;&quot;Y&quot;)">
            <text:p/>
          </table:table-cell>
          <table:table-cell table:style-name="ce34" table:formula="of:=IF(ISNA(VLOOKUP([.$A316];['MySQL 5.7'.$A$2:.$A$832];1;0));&quot;&quot;;&quot;Y&quot;)">
            <text:p/>
          </table:table-cell>
          <table:table-cell table:formula="of:=IF(ISNA(VLOOKUP([.$A316];['Transact-SQL 2012'.$A$2:.$A$1001];1;0));&quot;&quot;;&quot;Y&quot;)">
            <text:p/>
          </table:table-cell>
          <table:table-cell table:formula="of:=IF(ISNA(VLOOKUP([.$A31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GREATEST</text:p>
          </table:table-cell>
          <table:table-cell table:formula="of:=IF(ISNA(VLOOKUP([.$A317];['PostgreSQL 9.3'.$A$2:.$A$1001];1;0));&quot;&quot;;&quot;Y&quot;)" office:value-type="string" office:string-value="Y">
            <text:p>Y</text:p>
          </table:table-cell>
          <table:table-cell table:formula="of:=IF(ISNA(VLOOKUP([.$A317];['SQL 2011'.$A$2:.$A$1001];1;0));&quot;&quot;;&quot;Y&quot;)">
            <text:p/>
          </table:table-cell>
          <table:table-cell table:formula="of:=IF(ISNA(VLOOKUP([.$A317];['SQL 2008'.$A$2:.$A$1001];1;0));&quot;&quot;;&quot;Y&quot;)">
            <text:p/>
          </table:table-cell>
          <table:table-cell table:formula="of:=IF(ISNA(VLOOKUP([.$A317];['SQL 92'.$A$2:.$A$1001];1;0));&quot;&quot;;&quot;Y&quot;)">
            <text:p/>
          </table:table-cell>
          <table:table-cell table:style-name="ce34" table:formula="of:=IF(ISNA(VLOOKUP([.$A317];['SQLite 3'.$A$2:.$B$1002];1;0));&quot;&quot;;&quot;Y&quot;)">
            <text:p/>
          </table:table-cell>
          <table:table-cell table:style-name="ce34" table:formula="of:=IF(ISNA(VLOOKUP([.$A317];['MySQL 5.7'.$A$2:.$A$832];1;0));&quot;&quot;;&quot;Y&quot;)">
            <text:p/>
          </table:table-cell>
          <table:table-cell table:formula="of:=IF(ISNA(VLOOKUP([.$A317];['Transact-SQL 2012'.$A$2:.$A$1001];1;0));&quot;&quot;;&quot;Y&quot;)">
            <text:p/>
          </table:table-cell>
          <table:table-cell table:formula="of:=IF(ISNA(VLOOKUP([.$A31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GROUP</text:p>
          </table:table-cell>
          <table:table-cell table:formula="of:=IF(ISNA(VLOOKUP([.$A318];['PostgreSQL 9.3'.$A$2:.$A$1001];1;0));&quot;&quot;;&quot;Y&quot;)" office:value-type="string" office:string-value="Y">
            <text:p>Y</text:p>
          </table:table-cell>
          <table:table-cell table:formula="of:=IF(ISNA(VLOOKUP([.$A318];['SQL 2011'.$A$2:.$A$1001];1;0));&quot;&quot;;&quot;Y&quot;)" office:value-type="string" office:string-value="Y">
            <text:p>Y</text:p>
          </table:table-cell>
          <table:table-cell table:formula="of:=IF(ISNA(VLOOKUP([.$A318];['SQL 2008'.$A$2:.$A$1001];1;0));&quot;&quot;;&quot;Y&quot;)" office:value-type="string" office:string-value="Y">
            <text:p>Y</text:p>
          </table:table-cell>
          <table:table-cell table:formula="of:=IF(ISNA(VLOOKUP([.$A318];['SQL 92'.$A$2:.$A$1001];1;0));&quot;&quot;;&quot;Y&quot;)" office:value-type="string" office:string-value="Y">
            <text:p>Y</text:p>
          </table:table-cell>
          <table:table-cell table:style-name="ce34" table:formula="of:=IF(ISNA(VLOOKUP([.$A318];['SQLite 3'.$A$2:.$B$1002];1;0));&quot;&quot;;&quot;Y&quot;)" office:value-type="string" office:string-value="Y">
            <text:p>Y</text:p>
          </table:table-cell>
          <table:table-cell table:style-name="ce34" table:formula="of:=IF(ISNA(VLOOKUP([.$A318];['MySQL 5.7'.$A$2:.$A$832];1;0));&quot;&quot;;&quot;Y&quot;)" office:value-type="string" office:string-value="Y">
            <text:p>Y</text:p>
          </table:table-cell>
          <table:table-cell table:formula="of:=IF(ISNA(VLOOKUP([.$A318];['Transact-SQL 2012'.$A$2:.$A$1001];1;0));&quot;&quot;;&quot;Y&quot;)" office:value-type="string" office:string-value="Y">
            <text:p>Y</text:p>
          </table:table-cell>
          <table:table-cell table:formula="of:=IF(ISNA(VLOOKUP([.$A318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GROUPING</text:p>
          </table:table-cell>
          <table:table-cell table:formula="of:=IF(ISNA(VLOOKUP([.$A319];['PostgreSQL 9.3'.$A$2:.$A$1001];1;0));&quot;&quot;;&quot;Y&quot;)">
            <text:p/>
          </table:table-cell>
          <table:table-cell table:formula="of:=IF(ISNA(VLOOKUP([.$A319];['SQL 2011'.$A$2:.$A$1001];1;0));&quot;&quot;;&quot;Y&quot;)" office:value-type="string" office:string-value="Y">
            <text:p>Y</text:p>
          </table:table-cell>
          <table:table-cell table:formula="of:=IF(ISNA(VLOOKUP([.$A319];['SQL 2008'.$A$2:.$A$1001];1;0));&quot;&quot;;&quot;Y&quot;)" office:value-type="string" office:string-value="Y">
            <text:p>Y</text:p>
          </table:table-cell>
          <table:table-cell table:formula="of:=IF(ISNA(VLOOKUP([.$A319];['SQL 92'.$A$2:.$A$1001];1;0));&quot;&quot;;&quot;Y&quot;)">
            <text:p/>
          </table:table-cell>
          <table:table-cell table:style-name="ce34" table:formula="of:=IF(ISNA(VLOOKUP([.$A319];['SQLite 3'.$A$2:.$B$1002];1;0));&quot;&quot;;&quot;Y&quot;)">
            <text:p/>
          </table:table-cell>
          <table:table-cell table:style-name="ce34" table:formula="of:=IF(ISNA(VLOOKUP([.$A319];['MySQL 5.7'.$A$2:.$A$832];1;0));&quot;&quot;;&quot;Y&quot;)">
            <text:p/>
          </table:table-cell>
          <table:table-cell table:formula="of:=IF(ISNA(VLOOKUP([.$A319];['Transact-SQL 2012'.$A$2:.$A$1001];1;0));&quot;&quot;;&quot;Y&quot;)">
            <text:p/>
          </table:table-cell>
          <table:table-cell table:formula="of:=IF(ISNA(VLOOKUP([.$A31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GROUPS</text:p>
          </table:table-cell>
          <table:table-cell table:formula="of:=IF(ISNA(VLOOKUP([.$A320];['PostgreSQL 9.3'.$A$2:.$A$1001];1;0));&quot;&quot;;&quot;Y&quot;)">
            <text:p/>
          </table:table-cell>
          <table:table-cell table:formula="of:=IF(ISNA(VLOOKUP([.$A320];['SQL 2011'.$A$2:.$A$1001];1;0));&quot;&quot;;&quot;Y&quot;)" office:value-type="string" office:string-value="Y">
            <text:p>Y</text:p>
          </table:table-cell>
          <table:table-cell table:formula="of:=IF(ISNA(VLOOKUP([.$A320];['SQL 2008'.$A$2:.$A$1001];1;0));&quot;&quot;;&quot;Y&quot;)">
            <text:p/>
          </table:table-cell>
          <table:table-cell table:formula="of:=IF(ISNA(VLOOKUP([.$A320];['SQL 92'.$A$2:.$A$1001];1;0));&quot;&quot;;&quot;Y&quot;)">
            <text:p/>
          </table:table-cell>
          <table:table-cell table:style-name="ce34" table:formula="of:=IF(ISNA(VLOOKUP([.$A320];['SQLite 3'.$A$2:.$B$1002];1;0));&quot;&quot;;&quot;Y&quot;)">
            <text:p/>
          </table:table-cell>
          <table:table-cell table:style-name="ce34" table:formula="of:=IF(ISNA(VLOOKUP([.$A320];['MySQL 5.7'.$A$2:.$A$832];1;0));&quot;&quot;;&quot;Y&quot;)">
            <text:p/>
          </table:table-cell>
          <table:table-cell table:formula="of:=IF(ISNA(VLOOKUP([.$A320];['Transact-SQL 2012'.$A$2:.$A$1001];1;0));&quot;&quot;;&quot;Y&quot;)">
            <text:p/>
          </table:table-cell>
          <table:table-cell table:formula="of:=IF(ISNA(VLOOKUP([.$A32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HANDLER</text:p>
          </table:table-cell>
          <table:table-cell table:formula="of:=IF(ISNA(VLOOKUP([.$A321];['PostgreSQL 9.3'.$A$2:.$A$1001];1;0));&quot;&quot;;&quot;Y&quot;)" office:value-type="string" office:string-value="Y">
            <text:p>Y</text:p>
          </table:table-cell>
          <table:table-cell table:formula="of:=IF(ISNA(VLOOKUP([.$A321];['SQL 2011'.$A$2:.$A$1001];1;0));&quot;&quot;;&quot;Y&quot;)">
            <text:p/>
          </table:table-cell>
          <table:table-cell table:formula="of:=IF(ISNA(VLOOKUP([.$A321];['SQL 2008'.$A$2:.$A$1001];1;0));&quot;&quot;;&quot;Y&quot;)">
            <text:p/>
          </table:table-cell>
          <table:table-cell table:formula="of:=IF(ISNA(VLOOKUP([.$A321];['SQL 92'.$A$2:.$A$1001];1;0));&quot;&quot;;&quot;Y&quot;)">
            <text:p/>
          </table:table-cell>
          <table:table-cell table:style-name="ce34" table:formula="of:=IF(ISNA(VLOOKUP([.$A321];['SQLite 3'.$A$2:.$B$1002];1;0));&quot;&quot;;&quot;Y&quot;)">
            <text:p/>
          </table:table-cell>
          <table:table-cell table:style-name="ce34" table:formula="of:=IF(ISNA(VLOOKUP([.$A321];['MySQL 5.7'.$A$2:.$A$832];1;0));&quot;&quot;;&quot;Y&quot;)">
            <text:p/>
          </table:table-cell>
          <table:table-cell table:formula="of:=IF(ISNA(VLOOKUP([.$A321];['Transact-SQL 2012'.$A$2:.$A$1001];1;0));&quot;&quot;;&quot;Y&quot;)">
            <text:p/>
          </table:table-cell>
          <table:table-cell table:formula="of:=IF(ISNA(VLOOKUP([.$A32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HAVING</text:p>
          </table:table-cell>
          <table:table-cell table:formula="of:=IF(ISNA(VLOOKUP([.$A322];['PostgreSQL 9.3'.$A$2:.$A$1001];1;0));&quot;&quot;;&quot;Y&quot;)" office:value-type="string" office:string-value="Y">
            <text:p>Y</text:p>
          </table:table-cell>
          <table:table-cell table:formula="of:=IF(ISNA(VLOOKUP([.$A322];['SQL 2011'.$A$2:.$A$1001];1;0));&quot;&quot;;&quot;Y&quot;)" office:value-type="string" office:string-value="Y">
            <text:p>Y</text:p>
          </table:table-cell>
          <table:table-cell table:formula="of:=IF(ISNA(VLOOKUP([.$A322];['SQL 2008'.$A$2:.$A$1001];1;0));&quot;&quot;;&quot;Y&quot;)" office:value-type="string" office:string-value="Y">
            <text:p>Y</text:p>
          </table:table-cell>
          <table:table-cell table:formula="of:=IF(ISNA(VLOOKUP([.$A322];['SQL 92'.$A$2:.$A$1001];1;0));&quot;&quot;;&quot;Y&quot;)" office:value-type="string" office:string-value="Y">
            <text:p>Y</text:p>
          </table:table-cell>
          <table:table-cell table:style-name="ce34" table:formula="of:=IF(ISNA(VLOOKUP([.$A322];['SQLite 3'.$A$2:.$B$1002];1;0));&quot;&quot;;&quot;Y&quot;)" office:value-type="string" office:string-value="Y">
            <text:p>Y</text:p>
          </table:table-cell>
          <table:table-cell table:style-name="ce34" table:formula="of:=IF(ISNA(VLOOKUP([.$A322];['MySQL 5.7'.$A$2:.$A$832];1;0));&quot;&quot;;&quot;Y&quot;)" office:value-type="string" office:string-value="Y">
            <text:p>Y</text:p>
          </table:table-cell>
          <table:table-cell table:formula="of:=IF(ISNA(VLOOKUP([.$A322];['Transact-SQL 2012'.$A$2:.$A$1001];1;0));&quot;&quot;;&quot;Y&quot;)" office:value-type="string" office:string-value="Y">
            <text:p>Y</text:p>
          </table:table-cell>
          <table:table-cell table:formula="of:=IF(ISNA(VLOOKUP([.$A32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HEADER</text:p>
          </table:table-cell>
          <table:table-cell table:formula="of:=IF(ISNA(VLOOKUP([.$A323];['PostgreSQL 9.3'.$A$2:.$A$1001];1;0));&quot;&quot;;&quot;Y&quot;)" office:value-type="string" office:string-value="Y">
            <text:p>Y</text:p>
          </table:table-cell>
          <table:table-cell table:formula="of:=IF(ISNA(VLOOKUP([.$A323];['SQL 2011'.$A$2:.$A$1001];1;0));&quot;&quot;;&quot;Y&quot;)">
            <text:p/>
          </table:table-cell>
          <table:table-cell table:formula="of:=IF(ISNA(VLOOKUP([.$A323];['SQL 2008'.$A$2:.$A$1001];1;0));&quot;&quot;;&quot;Y&quot;)">
            <text:p/>
          </table:table-cell>
          <table:table-cell table:formula="of:=IF(ISNA(VLOOKUP([.$A323];['SQL 92'.$A$2:.$A$1001];1;0));&quot;&quot;;&quot;Y&quot;)">
            <text:p/>
          </table:table-cell>
          <table:table-cell table:style-name="ce34" table:formula="of:=IF(ISNA(VLOOKUP([.$A323];['SQLite 3'.$A$2:.$B$1002];1;0));&quot;&quot;;&quot;Y&quot;)">
            <text:p/>
          </table:table-cell>
          <table:table-cell table:style-name="ce34" table:formula="of:=IF(ISNA(VLOOKUP([.$A323];['MySQL 5.7'.$A$2:.$A$832];1;0));&quot;&quot;;&quot;Y&quot;)">
            <text:p/>
          </table:table-cell>
          <table:table-cell table:formula="of:=IF(ISNA(VLOOKUP([.$A323];['Transact-SQL 2012'.$A$2:.$A$1001];1;0));&quot;&quot;;&quot;Y&quot;)">
            <text:p/>
          </table:table-cell>
          <table:table-cell table:formula="of:=IF(ISNA(VLOOKUP([.$A32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HEX</text:p>
          </table:table-cell>
          <table:table-cell table:formula="of:=IF(ISNA(VLOOKUP([.$A324];['PostgreSQL 9.3'.$A$2:.$A$1001];1;0));&quot;&quot;;&quot;Y&quot;)">
            <text:p/>
          </table:table-cell>
          <table:table-cell table:formula="of:=IF(ISNA(VLOOKUP([.$A324];['SQL 2011'.$A$2:.$A$1001];1;0));&quot;&quot;;&quot;Y&quot;)" office:value-type="string" office:string-value="Y">
            <text:p>Y</text:p>
          </table:table-cell>
          <table:table-cell table:formula="of:=IF(ISNA(VLOOKUP([.$A324];['SQL 2008'.$A$2:.$A$1001];1;0));&quot;&quot;;&quot;Y&quot;)" office:value-type="string" office:string-value="Y">
            <text:p>Y</text:p>
          </table:table-cell>
          <table:table-cell table:formula="of:=IF(ISNA(VLOOKUP([.$A324];['SQL 92'.$A$2:.$A$1001];1;0));&quot;&quot;;&quot;Y&quot;)">
            <text:p/>
          </table:table-cell>
          <table:table-cell table:style-name="ce34" table:formula="of:=IF(ISNA(VLOOKUP([.$A324];['SQLite 3'.$A$2:.$B$1002];1;0));&quot;&quot;;&quot;Y&quot;)">
            <text:p/>
          </table:table-cell>
          <table:table-cell table:style-name="ce34" table:formula="of:=IF(ISNA(VLOOKUP([.$A324];['MySQL 5.7'.$A$2:.$A$832];1;0));&quot;&quot;;&quot;Y&quot;)">
            <text:p/>
          </table:table-cell>
          <table:table-cell table:formula="of:=IF(ISNA(VLOOKUP([.$A324];['Transact-SQL 2012'.$A$2:.$A$1001];1;0));&quot;&quot;;&quot;Y&quot;)">
            <text:p/>
          </table:table-cell>
          <table:table-cell table:formula="of:=IF(ISNA(VLOOKUP([.$A32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HIERARCHY</text:p>
          </table:table-cell>
          <table:table-cell table:formula="of:=IF(ISNA(VLOOKUP([.$A325];['PostgreSQL 9.3'.$A$2:.$A$1001];1;0));&quot;&quot;;&quot;Y&quot;)">
            <text:p/>
          </table:table-cell>
          <table:table-cell table:formula="of:=IF(ISNA(VLOOKUP([.$A325];['SQL 2011'.$A$2:.$A$1001];1;0));&quot;&quot;;&quot;Y&quot;)" office:value-type="string" office:string-value="Y">
            <text:p>Y</text:p>
          </table:table-cell>
          <table:table-cell table:formula="of:=IF(ISNA(VLOOKUP([.$A325];['SQL 2008'.$A$2:.$A$1001];1;0));&quot;&quot;;&quot;Y&quot;)" office:value-type="string" office:string-value="Y">
            <text:p>Y</text:p>
          </table:table-cell>
          <table:table-cell table:formula="of:=IF(ISNA(VLOOKUP([.$A325];['SQL 92'.$A$2:.$A$1001];1;0));&quot;&quot;;&quot;Y&quot;)">
            <text:p/>
          </table:table-cell>
          <table:table-cell table:style-name="ce34" table:formula="of:=IF(ISNA(VLOOKUP([.$A325];['SQLite 3'.$A$2:.$B$1002];1;0));&quot;&quot;;&quot;Y&quot;)">
            <text:p/>
          </table:table-cell>
          <table:table-cell table:style-name="ce34" table:formula="of:=IF(ISNA(VLOOKUP([.$A325];['MySQL 5.7'.$A$2:.$A$832];1;0));&quot;&quot;;&quot;Y&quot;)">
            <text:p/>
          </table:table-cell>
          <table:table-cell table:formula="of:=IF(ISNA(VLOOKUP([.$A325];['Transact-SQL 2012'.$A$2:.$A$1001];1;0));&quot;&quot;;&quot;Y&quot;)">
            <text:p/>
          </table:table-cell>
          <table:table-cell table:formula="of:=IF(ISNA(VLOOKUP([.$A325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HIGH_PRIORITY</text:p>
          </table:table-cell>
          <table:table-cell table:formula="of:=IF(ISNA(VLOOKUP([.$A326];['PostgreSQL 9.3'.$A$2:.$A$1001];1;0));&quot;&quot;;&quot;Y&quot;)">
            <text:p/>
          </table:table-cell>
          <table:table-cell table:formula="of:=IF(ISNA(VLOOKUP([.$A326];['SQL 2011'.$A$2:.$A$1001];1;0));&quot;&quot;;&quot;Y&quot;)">
            <text:p/>
          </table:table-cell>
          <table:table-cell table:formula="of:=IF(ISNA(VLOOKUP([.$A326];['SQL 2008'.$A$2:.$A$1001];1;0));&quot;&quot;;&quot;Y&quot;)">
            <text:p/>
          </table:table-cell>
          <table:table-cell table:formula="of:=IF(ISNA(VLOOKUP([.$A326];['SQL 92'.$A$2:.$A$1001];1;0));&quot;&quot;;&quot;Y&quot;)">
            <text:p/>
          </table:table-cell>
          <table:table-cell table:style-name="ce34" table:formula="of:=IF(ISNA(VLOOKUP([.$A326];['SQLite 3'.$A$2:.$B$1002];1;0));&quot;&quot;;&quot;Y&quot;)">
            <text:p/>
          </table:table-cell>
          <table:table-cell table:style-name="ce34" table:formula="of:=IF(ISNA(VLOOKUP([.$A326];['MySQL 5.7'.$A$2:.$A$832];1;0));&quot;&quot;;&quot;Y&quot;)" office:value-type="string" office:string-value="Y">
            <text:p>Y</text:p>
          </table:table-cell>
          <table:table-cell table:formula="of:=IF(ISNA(VLOOKUP([.$A326];['Transact-SQL 2012'.$A$2:.$A$1001];1;0));&quot;&quot;;&quot;Y&quot;)">
            <text:p/>
          </table:table-cell>
          <table:table-cell table:formula="of:=IF(ISNA(VLOOKUP([.$A32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HOLD</text:p>
          </table:table-cell>
          <table:table-cell table:formula="of:=IF(ISNA(VLOOKUP([.$A327];['PostgreSQL 9.3'.$A$2:.$A$1001];1;0));&quot;&quot;;&quot;Y&quot;)" office:value-type="string" office:string-value="Y">
            <text:p>Y</text:p>
          </table:table-cell>
          <table:table-cell table:formula="of:=IF(ISNA(VLOOKUP([.$A327];['SQL 2011'.$A$2:.$A$1001];1;0));&quot;&quot;;&quot;Y&quot;)" office:value-type="string" office:string-value="Y">
            <text:p>Y</text:p>
          </table:table-cell>
          <table:table-cell table:formula="of:=IF(ISNA(VLOOKUP([.$A327];['SQL 2008'.$A$2:.$A$1001];1;0));&quot;&quot;;&quot;Y&quot;)" office:value-type="string" office:string-value="Y">
            <text:p>Y</text:p>
          </table:table-cell>
          <table:table-cell table:formula="of:=IF(ISNA(VLOOKUP([.$A327];['SQL 92'.$A$2:.$A$1001];1;0));&quot;&quot;;&quot;Y&quot;)">
            <text:p/>
          </table:table-cell>
          <table:table-cell table:style-name="ce34" table:formula="of:=IF(ISNA(VLOOKUP([.$A327];['SQLite 3'.$A$2:.$B$1002];1;0));&quot;&quot;;&quot;Y&quot;)">
            <text:p/>
          </table:table-cell>
          <table:table-cell table:style-name="ce34" table:formula="of:=IF(ISNA(VLOOKUP([.$A327];['MySQL 5.7'.$A$2:.$A$832];1;0));&quot;&quot;;&quot;Y&quot;)">
            <text:p/>
          </table:table-cell>
          <table:table-cell table:formula="of:=IF(ISNA(VLOOKUP([.$A327];['Transact-SQL 2012'.$A$2:.$A$1001];1;0));&quot;&quot;;&quot;Y&quot;)">
            <text:p/>
          </table:table-cell>
          <table:table-cell table:formula="of:=IF(ISNA(VLOOKUP([.$A327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HOLDLOCK</text:p>
          </table:table-cell>
          <table:table-cell table:formula="of:=IF(ISNA(VLOOKUP([.$A328];['PostgreSQL 9.3'.$A$2:.$A$1001];1;0));&quot;&quot;;&quot;Y&quot;)">
            <text:p/>
          </table:table-cell>
          <table:table-cell table:formula="of:=IF(ISNA(VLOOKUP([.$A328];['SQL 2011'.$A$2:.$A$1001];1;0));&quot;&quot;;&quot;Y&quot;)">
            <text:p/>
          </table:table-cell>
          <table:table-cell table:formula="of:=IF(ISNA(VLOOKUP([.$A328];['SQL 2008'.$A$2:.$A$1001];1;0));&quot;&quot;;&quot;Y&quot;)">
            <text:p/>
          </table:table-cell>
          <table:table-cell table:formula="of:=IF(ISNA(VLOOKUP([.$A328];['SQL 92'.$A$2:.$A$1001];1;0));&quot;&quot;;&quot;Y&quot;)">
            <text:p/>
          </table:table-cell>
          <table:table-cell table:style-name="ce34" table:formula="of:=IF(ISNA(VLOOKUP([.$A328];['SQLite 3'.$A$2:.$B$1002];1;0));&quot;&quot;;&quot;Y&quot;)">
            <text:p/>
          </table:table-cell>
          <table:table-cell table:style-name="ce34" table:formula="of:=IF(ISNA(VLOOKUP([.$A328];['MySQL 5.7'.$A$2:.$A$832];1;0));&quot;&quot;;&quot;Y&quot;)">
            <text:p/>
          </table:table-cell>
          <table:table-cell table:formula="of:=IF(ISNA(VLOOKUP([.$A328];['Transact-SQL 2012'.$A$2:.$A$1001];1;0));&quot;&quot;;&quot;Y&quot;)" office:value-type="string" office:string-value="Y">
            <text:p>Y</text:p>
          </table:table-cell>
          <table:table-cell table:formula="of:=IF(ISNA(VLOOKUP([.$A32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HOUR</text:p>
          </table:table-cell>
          <table:table-cell table:formula="of:=IF(ISNA(VLOOKUP([.$A329];['PostgreSQL 9.3'.$A$2:.$A$1001];1;0));&quot;&quot;;&quot;Y&quot;)" office:value-type="string" office:string-value="Y">
            <text:p>Y</text:p>
          </table:table-cell>
          <table:table-cell table:formula="of:=IF(ISNA(VLOOKUP([.$A329];['SQL 2011'.$A$2:.$A$1001];1;0));&quot;&quot;;&quot;Y&quot;)" office:value-type="string" office:string-value="Y">
            <text:p>Y</text:p>
          </table:table-cell>
          <table:table-cell table:formula="of:=IF(ISNA(VLOOKUP([.$A329];['SQL 2008'.$A$2:.$A$1001];1;0));&quot;&quot;;&quot;Y&quot;)" office:value-type="string" office:string-value="Y">
            <text:p>Y</text:p>
          </table:table-cell>
          <table:table-cell table:formula="of:=IF(ISNA(VLOOKUP([.$A329];['SQL 92'.$A$2:.$A$1001];1;0));&quot;&quot;;&quot;Y&quot;)" office:value-type="string" office:string-value="Y">
            <text:p>Y</text:p>
          </table:table-cell>
          <table:table-cell table:style-name="ce34" table:formula="of:=IF(ISNA(VLOOKUP([.$A329];['SQLite 3'.$A$2:.$B$1002];1;0));&quot;&quot;;&quot;Y&quot;)">
            <text:p/>
          </table:table-cell>
          <table:table-cell table:style-name="ce34" table:formula="of:=IF(ISNA(VLOOKUP([.$A329];['MySQL 5.7'.$A$2:.$A$832];1;0));&quot;&quot;;&quot;Y&quot;)">
            <text:p/>
          </table:table-cell>
          <table:table-cell table:formula="of:=IF(ISNA(VLOOKUP([.$A329];['Transact-SQL 2012'.$A$2:.$A$1001];1;0));&quot;&quot;;&quot;Y&quot;)">
            <text:p/>
          </table:table-cell>
          <table:table-cell table:formula="of:=IF(ISNA(VLOOKUP([.$A329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HOUR_MICROSECOND</text:p>
          </table:table-cell>
          <table:table-cell table:formula="of:=IF(ISNA(VLOOKUP([.$A330];['PostgreSQL 9.3'.$A$2:.$A$1001];1;0));&quot;&quot;;&quot;Y&quot;)">
            <text:p/>
          </table:table-cell>
          <table:table-cell table:formula="of:=IF(ISNA(VLOOKUP([.$A330];['SQL 2011'.$A$2:.$A$1001];1;0));&quot;&quot;;&quot;Y&quot;)">
            <text:p/>
          </table:table-cell>
          <table:table-cell table:formula="of:=IF(ISNA(VLOOKUP([.$A330];['SQL 2008'.$A$2:.$A$1001];1;0));&quot;&quot;;&quot;Y&quot;)">
            <text:p/>
          </table:table-cell>
          <table:table-cell table:formula="of:=IF(ISNA(VLOOKUP([.$A330];['SQL 92'.$A$2:.$A$1001];1;0));&quot;&quot;;&quot;Y&quot;)">
            <text:p/>
          </table:table-cell>
          <table:table-cell table:style-name="ce34" table:formula="of:=IF(ISNA(VLOOKUP([.$A330];['SQLite 3'.$A$2:.$B$1002];1;0));&quot;&quot;;&quot;Y&quot;)">
            <text:p/>
          </table:table-cell>
          <table:table-cell table:style-name="ce34" table:formula="of:=IF(ISNA(VLOOKUP([.$A330];['MySQL 5.7'.$A$2:.$A$832];1;0));&quot;&quot;;&quot;Y&quot;)" office:value-type="string" office:string-value="Y">
            <text:p>Y</text:p>
          </table:table-cell>
          <table:table-cell table:formula="of:=IF(ISNA(VLOOKUP([.$A330];['Transact-SQL 2012'.$A$2:.$A$1001];1;0));&quot;&quot;;&quot;Y&quot;)">
            <text:p/>
          </table:table-cell>
          <table:table-cell table:formula="of:=IF(ISNA(VLOOKUP([.$A330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HOUR_MINUTE</text:p>
          </table:table-cell>
          <table:table-cell table:formula="of:=IF(ISNA(VLOOKUP([.$A331];['PostgreSQL 9.3'.$A$2:.$A$1001];1;0));&quot;&quot;;&quot;Y&quot;)">
            <text:p/>
          </table:table-cell>
          <table:table-cell table:formula="of:=IF(ISNA(VLOOKUP([.$A331];['SQL 2011'.$A$2:.$A$1001];1;0));&quot;&quot;;&quot;Y&quot;)">
            <text:p/>
          </table:table-cell>
          <table:table-cell table:formula="of:=IF(ISNA(VLOOKUP([.$A331];['SQL 2008'.$A$2:.$A$1001];1;0));&quot;&quot;;&quot;Y&quot;)">
            <text:p/>
          </table:table-cell>
          <table:table-cell table:formula="of:=IF(ISNA(VLOOKUP([.$A331];['SQL 92'.$A$2:.$A$1001];1;0));&quot;&quot;;&quot;Y&quot;)">
            <text:p/>
          </table:table-cell>
          <table:table-cell table:style-name="ce34" table:formula="of:=IF(ISNA(VLOOKUP([.$A331];['SQLite 3'.$A$2:.$B$1002];1;0));&quot;&quot;;&quot;Y&quot;)">
            <text:p/>
          </table:table-cell>
          <table:table-cell table:style-name="ce34" table:formula="of:=IF(ISNA(VLOOKUP([.$A331];['MySQL 5.7'.$A$2:.$A$832];1;0));&quot;&quot;;&quot;Y&quot;)" office:value-type="string" office:string-value="Y">
            <text:p>Y</text:p>
          </table:table-cell>
          <table:table-cell table:formula="of:=IF(ISNA(VLOOKUP([.$A331];['Transact-SQL 2012'.$A$2:.$A$1001];1;0));&quot;&quot;;&quot;Y&quot;)">
            <text:p/>
          </table:table-cell>
          <table:table-cell table:formula="of:=IF(ISNA(VLOOKUP([.$A331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HOUR_SECOND</text:p>
          </table:table-cell>
          <table:table-cell table:formula="of:=IF(ISNA(VLOOKUP([.$A332];['PostgreSQL 9.3'.$A$2:.$A$1001];1;0));&quot;&quot;;&quot;Y&quot;)">
            <text:p/>
          </table:table-cell>
          <table:table-cell table:formula="of:=IF(ISNA(VLOOKUP([.$A332];['SQL 2011'.$A$2:.$A$1001];1;0));&quot;&quot;;&quot;Y&quot;)">
            <text:p/>
          </table:table-cell>
          <table:table-cell table:formula="of:=IF(ISNA(VLOOKUP([.$A332];['SQL 2008'.$A$2:.$A$1001];1;0));&quot;&quot;;&quot;Y&quot;)">
            <text:p/>
          </table:table-cell>
          <table:table-cell table:formula="of:=IF(ISNA(VLOOKUP([.$A332];['SQL 92'.$A$2:.$A$1001];1;0));&quot;&quot;;&quot;Y&quot;)">
            <text:p/>
          </table:table-cell>
          <table:table-cell table:style-name="ce34" table:formula="of:=IF(ISNA(VLOOKUP([.$A332];['SQLite 3'.$A$2:.$B$1002];1;0));&quot;&quot;;&quot;Y&quot;)">
            <text:p/>
          </table:table-cell>
          <table:table-cell table:style-name="ce34" table:formula="of:=IF(ISNA(VLOOKUP([.$A332];['MySQL 5.7'.$A$2:.$A$832];1;0));&quot;&quot;;&quot;Y&quot;)" office:value-type="string" office:string-value="Y">
            <text:p>Y</text:p>
          </table:table-cell>
          <table:table-cell table:formula="of:=IF(ISNA(VLOOKUP([.$A332];['Transact-SQL 2012'.$A$2:.$A$1001];1;0));&quot;&quot;;&quot;Y&quot;)">
            <text:p/>
          </table:table-cell>
          <table:table-cell table:formula="of:=IF(ISNA(VLOOKUP([.$A33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D</text:p>
          </table:table-cell>
          <table:table-cell table:formula="of:=IF(ISNA(VLOOKUP([.$A333];['PostgreSQL 9.3'.$A$2:.$A$1001];1;0));&quot;&quot;;&quot;Y&quot;)">
            <text:p/>
          </table:table-cell>
          <table:table-cell table:formula="of:=IF(ISNA(VLOOKUP([.$A333];['SQL 2011'.$A$2:.$A$1001];1;0));&quot;&quot;;&quot;Y&quot;)" office:value-type="string" office:string-value="Y">
            <text:p>Y</text:p>
          </table:table-cell>
          <table:table-cell table:formula="of:=IF(ISNA(VLOOKUP([.$A333];['SQL 2008'.$A$2:.$A$1001];1;0));&quot;&quot;;&quot;Y&quot;)" office:value-type="string" office:string-value="Y">
            <text:p>Y</text:p>
          </table:table-cell>
          <table:table-cell table:formula="of:=IF(ISNA(VLOOKUP([.$A333];['SQL 92'.$A$2:.$A$1001];1;0));&quot;&quot;;&quot;Y&quot;)">
            <text:p/>
          </table:table-cell>
          <table:table-cell table:style-name="ce34" table:formula="of:=IF(ISNA(VLOOKUP([.$A333];['SQLite 3'.$A$2:.$B$1002];1;0));&quot;&quot;;&quot;Y&quot;)">
            <text:p/>
          </table:table-cell>
          <table:table-cell table:style-name="ce34" table:formula="of:=IF(ISNA(VLOOKUP([.$A333];['MySQL 5.7'.$A$2:.$A$832];1;0));&quot;&quot;;&quot;Y&quot;)">
            <text:p/>
          </table:table-cell>
          <table:table-cell table:formula="of:=IF(ISNA(VLOOKUP([.$A333];['Transact-SQL 2012'.$A$2:.$A$1001];1;0));&quot;&quot;;&quot;Y&quot;)">
            <text:p/>
          </table:table-cell>
          <table:table-cell table:formula="of:=IF(ISNA(VLOOKUP([.$A33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DENTITY</text:p>
          </table:table-cell>
          <table:table-cell table:formula="of:=IF(ISNA(VLOOKUP([.$A334];['PostgreSQL 9.3'.$A$2:.$A$1001];1;0));&quot;&quot;;&quot;Y&quot;)" office:value-type="string" office:string-value="Y">
            <text:p>Y</text:p>
          </table:table-cell>
          <table:table-cell table:formula="of:=IF(ISNA(VLOOKUP([.$A334];['SQL 2011'.$A$2:.$A$1001];1;0));&quot;&quot;;&quot;Y&quot;)" office:value-type="string" office:string-value="Y">
            <text:p>Y</text:p>
          </table:table-cell>
          <table:table-cell table:formula="of:=IF(ISNA(VLOOKUP([.$A334];['SQL 2008'.$A$2:.$A$1001];1;0));&quot;&quot;;&quot;Y&quot;)" office:value-type="string" office:string-value="Y">
            <text:p>Y</text:p>
          </table:table-cell>
          <table:table-cell table:formula="of:=IF(ISNA(VLOOKUP([.$A334];['SQL 92'.$A$2:.$A$1001];1;0));&quot;&quot;;&quot;Y&quot;)" office:value-type="string" office:string-value="Y">
            <text:p>Y</text:p>
          </table:table-cell>
          <table:table-cell table:style-name="ce34" table:formula="of:=IF(ISNA(VLOOKUP([.$A334];['SQLite 3'.$A$2:.$B$1002];1;0));&quot;&quot;;&quot;Y&quot;)">
            <text:p/>
          </table:table-cell>
          <table:table-cell table:style-name="ce34" table:formula="of:=IF(ISNA(VLOOKUP([.$A334];['MySQL 5.7'.$A$2:.$A$832];1;0));&quot;&quot;;&quot;Y&quot;)">
            <text:p/>
          </table:table-cell>
          <table:table-cell table:formula="of:=IF(ISNA(VLOOKUP([.$A334];['Transact-SQL 2012'.$A$2:.$A$1001];1;0));&quot;&quot;;&quot;Y&quot;)" office:value-type="string" office:string-value="Y">
            <text:p>Y</text:p>
          </table:table-cell>
          <table:table-cell table:formula="of:=IF(ISNA(VLOOKUP([.$A33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IDENTITY_INSERT</text:p>
          </table:table-cell>
          <table:table-cell table:formula="of:=IF(ISNA(VLOOKUP([.$A335];['PostgreSQL 9.3'.$A$2:.$A$1001];1;0));&quot;&quot;;&quot;Y&quot;)">
            <text:p/>
          </table:table-cell>
          <table:table-cell table:formula="of:=IF(ISNA(VLOOKUP([.$A335];['SQL 2011'.$A$2:.$A$1001];1;0));&quot;&quot;;&quot;Y&quot;)">
            <text:p/>
          </table:table-cell>
          <table:table-cell table:formula="of:=IF(ISNA(VLOOKUP([.$A335];['SQL 2008'.$A$2:.$A$1001];1;0));&quot;&quot;;&quot;Y&quot;)">
            <text:p/>
          </table:table-cell>
          <table:table-cell table:formula="of:=IF(ISNA(VLOOKUP([.$A335];['SQL 92'.$A$2:.$A$1001];1;0));&quot;&quot;;&quot;Y&quot;)">
            <text:p/>
          </table:table-cell>
          <table:table-cell table:style-name="ce34" table:formula="of:=IF(ISNA(VLOOKUP([.$A335];['SQLite 3'.$A$2:.$B$1002];1;0));&quot;&quot;;&quot;Y&quot;)">
            <text:p/>
          </table:table-cell>
          <table:table-cell table:style-name="ce34" table:formula="of:=IF(ISNA(VLOOKUP([.$A335];['MySQL 5.7'.$A$2:.$A$832];1;0));&quot;&quot;;&quot;Y&quot;)">
            <text:p/>
          </table:table-cell>
          <table:table-cell table:formula="of:=IF(ISNA(VLOOKUP([.$A335];['Transact-SQL 2012'.$A$2:.$A$1001];1;0));&quot;&quot;;&quot;Y&quot;)" office:value-type="string" office:string-value="Y">
            <text:p>Y</text:p>
          </table:table-cell>
          <table:table-cell table:formula="of:=IF(ISNA(VLOOKUP([.$A335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IDENTITYCOL</text:p>
          </table:table-cell>
          <table:table-cell table:formula="of:=IF(ISNA(VLOOKUP([.$A336];['PostgreSQL 9.3'.$A$2:.$A$1001];1;0));&quot;&quot;;&quot;Y&quot;)">
            <text:p/>
          </table:table-cell>
          <table:table-cell table:formula="of:=IF(ISNA(VLOOKUP([.$A336];['SQL 2011'.$A$2:.$A$1001];1;0));&quot;&quot;;&quot;Y&quot;)">
            <text:p/>
          </table:table-cell>
          <table:table-cell table:formula="of:=IF(ISNA(VLOOKUP([.$A336];['SQL 2008'.$A$2:.$A$1001];1;0));&quot;&quot;;&quot;Y&quot;)">
            <text:p/>
          </table:table-cell>
          <table:table-cell table:formula="of:=IF(ISNA(VLOOKUP([.$A336];['SQL 92'.$A$2:.$A$1001];1;0));&quot;&quot;;&quot;Y&quot;)">
            <text:p/>
          </table:table-cell>
          <table:table-cell table:style-name="ce34" table:formula="of:=IF(ISNA(VLOOKUP([.$A336];['SQLite 3'.$A$2:.$B$1002];1;0));&quot;&quot;;&quot;Y&quot;)">
            <text:p/>
          </table:table-cell>
          <table:table-cell table:style-name="ce34" table:formula="of:=IF(ISNA(VLOOKUP([.$A336];['MySQL 5.7'.$A$2:.$A$832];1;0));&quot;&quot;;&quot;Y&quot;)">
            <text:p/>
          </table:table-cell>
          <table:table-cell table:formula="of:=IF(ISNA(VLOOKUP([.$A336];['Transact-SQL 2012'.$A$2:.$A$1001];1;0));&quot;&quot;;&quot;Y&quot;)" office:value-type="string" office:string-value="Y">
            <text:p>Y</text:p>
          </table:table-cell>
          <table:table-cell table:formula="of:=IF(ISNA(VLOOKUP([.$A33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F</text:p>
          </table:table-cell>
          <table:table-cell table:formula="of:=IF(ISNA(VLOOKUP([.$A337];['PostgreSQL 9.3'.$A$2:.$A$1001];1;0));&quot;&quot;;&quot;Y&quot;)" office:value-type="string" office:string-value="Y">
            <text:p>Y</text:p>
          </table:table-cell>
          <table:table-cell table:formula="of:=IF(ISNA(VLOOKUP([.$A337];['SQL 2011'.$A$2:.$A$1001];1;0));&quot;&quot;;&quot;Y&quot;)">
            <text:p/>
          </table:table-cell>
          <table:table-cell table:formula="of:=IF(ISNA(VLOOKUP([.$A337];['SQL 2008'.$A$2:.$A$1001];1;0));&quot;&quot;;&quot;Y&quot;)">
            <text:p/>
          </table:table-cell>
          <table:table-cell table:formula="of:=IF(ISNA(VLOOKUP([.$A337];['SQL 92'.$A$2:.$A$1001];1;0));&quot;&quot;;&quot;Y&quot;)">
            <text:p/>
          </table:table-cell>
          <table:table-cell table:style-name="ce34" table:formula="of:=IF(ISNA(VLOOKUP([.$A337];['SQLite 3'.$A$2:.$B$1002];1;0));&quot;&quot;;&quot;Y&quot;)" office:value-type="string" office:string-value="Y">
            <text:p>Y</text:p>
          </table:table-cell>
          <table:table-cell table:style-name="ce34" table:formula="of:=IF(ISNA(VLOOKUP([.$A337];['MySQL 5.7'.$A$2:.$A$832];1;0));&quot;&quot;;&quot;Y&quot;)" office:value-type="string" office:string-value="Y">
            <text:p>Y</text:p>
          </table:table-cell>
          <table:table-cell table:formula="of:=IF(ISNA(VLOOKUP([.$A337];['Transact-SQL 2012'.$A$2:.$A$1001];1;0));&quot;&quot;;&quot;Y&quot;)" office:value-type="string" office:string-value="Y">
            <text:p>Y</text:p>
          </table:table-cell>
          <table:table-cell table:formula="of:=IF(ISNA(VLOOKUP([.$A33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GNORE</text:p>
          </table:table-cell>
          <table:table-cell table:formula="of:=IF(ISNA(VLOOKUP([.$A338];['PostgreSQL 9.3'.$A$2:.$A$1001];1;0));&quot;&quot;;&quot;Y&quot;)">
            <text:p/>
          </table:table-cell>
          <table:table-cell table:formula="of:=IF(ISNA(VLOOKUP([.$A338];['SQL 2011'.$A$2:.$A$1001];1;0));&quot;&quot;;&quot;Y&quot;)" office:value-type="string" office:string-value="Y">
            <text:p>Y</text:p>
          </table:table-cell>
          <table:table-cell table:formula="of:=IF(ISNA(VLOOKUP([.$A338];['SQL 2008'.$A$2:.$A$1001];1;0));&quot;&quot;;&quot;Y&quot;)" office:value-type="string" office:string-value="Y">
            <text:p>Y</text:p>
          </table:table-cell>
          <table:table-cell table:formula="of:=IF(ISNA(VLOOKUP([.$A338];['SQL 92'.$A$2:.$A$1001];1;0));&quot;&quot;;&quot;Y&quot;)">
            <text:p/>
          </table:table-cell>
          <table:table-cell table:style-name="ce34" table:formula="of:=IF(ISNA(VLOOKUP([.$A338];['SQLite 3'.$A$2:.$B$1002];1;0));&quot;&quot;;&quot;Y&quot;)" office:value-type="string" office:string-value="Y">
            <text:p>Y</text:p>
          </table:table-cell>
          <table:table-cell table:style-name="ce34" table:formula="of:=IF(ISNA(VLOOKUP([.$A338];['MySQL 5.7'.$A$2:.$A$832];1;0));&quot;&quot;;&quot;Y&quot;)" office:value-type="string" office:string-value="Y">
            <text:p>Y</text:p>
          </table:table-cell>
          <table:table-cell table:formula="of:=IF(ISNA(VLOOKUP([.$A338];['Transact-SQL 2012'.$A$2:.$A$1001];1;0));&quot;&quot;;&quot;Y&quot;)">
            <text:p/>
          </table:table-cell>
          <table:table-cell table:formula="of:=IF(ISNA(VLOOKUP([.$A33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LIKE</text:p>
          </table:table-cell>
          <table:table-cell table:formula="of:=IF(ISNA(VLOOKUP([.$A339];['PostgreSQL 9.3'.$A$2:.$A$1001];1;0));&quot;&quot;;&quot;Y&quot;)" office:value-type="string" office:string-value="Y">
            <text:p>Y</text:p>
          </table:table-cell>
          <table:table-cell table:formula="of:=IF(ISNA(VLOOKUP([.$A339];['SQL 2011'.$A$2:.$A$1001];1;0));&quot;&quot;;&quot;Y&quot;)">
            <text:p/>
          </table:table-cell>
          <table:table-cell table:formula="of:=IF(ISNA(VLOOKUP([.$A339];['SQL 2008'.$A$2:.$A$1001];1;0));&quot;&quot;;&quot;Y&quot;)">
            <text:p/>
          </table:table-cell>
          <table:table-cell table:formula="of:=IF(ISNA(VLOOKUP([.$A339];['SQL 92'.$A$2:.$A$1001];1;0));&quot;&quot;;&quot;Y&quot;)">
            <text:p/>
          </table:table-cell>
          <table:table-cell table:style-name="ce34" table:formula="of:=IF(ISNA(VLOOKUP([.$A339];['SQLite 3'.$A$2:.$B$1002];1;0));&quot;&quot;;&quot;Y&quot;)">
            <text:p/>
          </table:table-cell>
          <table:table-cell table:style-name="ce34" table:formula="of:=IF(ISNA(VLOOKUP([.$A339];['MySQL 5.7'.$A$2:.$A$832];1;0));&quot;&quot;;&quot;Y&quot;)">
            <text:p/>
          </table:table-cell>
          <table:table-cell table:formula="of:=IF(ISNA(VLOOKUP([.$A339];['Transact-SQL 2012'.$A$2:.$A$1001];1;0));&quot;&quot;;&quot;Y&quot;)">
            <text:p/>
          </table:table-cell>
          <table:table-cell table:formula="of:=IF(ISNA(VLOOKUP([.$A33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MMEDIATE</text:p>
          </table:table-cell>
          <table:table-cell table:formula="of:=IF(ISNA(VLOOKUP([.$A340];['PostgreSQL 9.3'.$A$2:.$A$1001];1;0));&quot;&quot;;&quot;Y&quot;)" office:value-type="string" office:string-value="Y">
            <text:p>Y</text:p>
          </table:table-cell>
          <table:table-cell table:formula="of:=IF(ISNA(VLOOKUP([.$A340];['SQL 2011'.$A$2:.$A$1001];1;0));&quot;&quot;;&quot;Y&quot;)" office:value-type="string" office:string-value="Y">
            <text:p>Y</text:p>
          </table:table-cell>
          <table:table-cell table:formula="of:=IF(ISNA(VLOOKUP([.$A340];['SQL 2008'.$A$2:.$A$1001];1;0));&quot;&quot;;&quot;Y&quot;)" office:value-type="string" office:string-value="Y">
            <text:p>Y</text:p>
          </table:table-cell>
          <table:table-cell table:formula="of:=IF(ISNA(VLOOKUP([.$A340];['SQL 92'.$A$2:.$A$1001];1;0));&quot;&quot;;&quot;Y&quot;)" office:value-type="string" office:string-value="Y">
            <text:p>Y</text:p>
          </table:table-cell>
          <table:table-cell table:style-name="ce34" table:formula="of:=IF(ISNA(VLOOKUP([.$A340];['SQLite 3'.$A$2:.$B$1002];1;0));&quot;&quot;;&quot;Y&quot;)" office:value-type="string" office:string-value="Y">
            <text:p>Y</text:p>
          </table:table-cell>
          <table:table-cell table:style-name="ce34" table:formula="of:=IF(ISNA(VLOOKUP([.$A340];['MySQL 5.7'.$A$2:.$A$832];1;0));&quot;&quot;;&quot;Y&quot;)">
            <text:p/>
          </table:table-cell>
          <table:table-cell table:formula="of:=IF(ISNA(VLOOKUP([.$A340];['Transact-SQL 2012'.$A$2:.$A$1001];1;0));&quot;&quot;;&quot;Y&quot;)">
            <text:p/>
          </table:table-cell>
          <table:table-cell table:formula="of:=IF(ISNA(VLOOKUP([.$A340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IMMEDIATELY</text:p>
          </table:table-cell>
          <table:table-cell table:formula="of:=IF(ISNA(VLOOKUP([.$A341];['PostgreSQL 9.3'.$A$2:.$A$1001];1;0));&quot;&quot;;&quot;Y&quot;)">
            <text:p/>
          </table:table-cell>
          <table:table-cell table:formula="of:=IF(ISNA(VLOOKUP([.$A341];['SQL 2011'.$A$2:.$A$1001];1;0));&quot;&quot;;&quot;Y&quot;)" office:value-type="string" office:string-value="Y">
            <text:p>Y</text:p>
          </table:table-cell>
          <table:table-cell table:formula="of:=IF(ISNA(VLOOKUP([.$A341];['SQL 2008'.$A$2:.$A$1001];1;0));&quot;&quot;;&quot;Y&quot;)">
            <text:p/>
          </table:table-cell>
          <table:table-cell table:formula="of:=IF(ISNA(VLOOKUP([.$A341];['SQL 92'.$A$2:.$A$1001];1;0));&quot;&quot;;&quot;Y&quot;)">
            <text:p/>
          </table:table-cell>
          <table:table-cell table:style-name="ce34" table:formula="of:=IF(ISNA(VLOOKUP([.$A341];['SQLite 3'.$A$2:.$B$1002];1;0));&quot;&quot;;&quot;Y&quot;)">
            <text:p/>
          </table:table-cell>
          <table:table-cell table:style-name="ce34" table:formula="of:=IF(ISNA(VLOOKUP([.$A341];['MySQL 5.7'.$A$2:.$A$832];1;0));&quot;&quot;;&quot;Y&quot;)">
            <text:p/>
          </table:table-cell>
          <table:table-cell table:formula="of:=IF(ISNA(VLOOKUP([.$A341];['Transact-SQL 2012'.$A$2:.$A$1001];1;0));&quot;&quot;;&quot;Y&quot;)">
            <text:p/>
          </table:table-cell>
          <table:table-cell table:formula="of:=IF(ISNA(VLOOKUP([.$A34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MMUTABLE</text:p>
          </table:table-cell>
          <table:table-cell table:formula="of:=IF(ISNA(VLOOKUP([.$A342];['PostgreSQL 9.3'.$A$2:.$A$1001];1;0));&quot;&quot;;&quot;Y&quot;)" office:value-type="string" office:string-value="Y">
            <text:p>Y</text:p>
          </table:table-cell>
          <table:table-cell table:formula="of:=IF(ISNA(VLOOKUP([.$A342];['SQL 2011'.$A$2:.$A$1001];1;0));&quot;&quot;;&quot;Y&quot;)">
            <text:p/>
          </table:table-cell>
          <table:table-cell table:formula="of:=IF(ISNA(VLOOKUP([.$A342];['SQL 2008'.$A$2:.$A$1001];1;0));&quot;&quot;;&quot;Y&quot;)">
            <text:p/>
          </table:table-cell>
          <table:table-cell table:formula="of:=IF(ISNA(VLOOKUP([.$A342];['SQL 92'.$A$2:.$A$1001];1;0));&quot;&quot;;&quot;Y&quot;)">
            <text:p/>
          </table:table-cell>
          <table:table-cell table:style-name="ce34" table:formula="of:=IF(ISNA(VLOOKUP([.$A342];['SQLite 3'.$A$2:.$B$1002];1;0));&quot;&quot;;&quot;Y&quot;)">
            <text:p/>
          </table:table-cell>
          <table:table-cell table:style-name="ce34" table:formula="of:=IF(ISNA(VLOOKUP([.$A342];['MySQL 5.7'.$A$2:.$A$832];1;0));&quot;&quot;;&quot;Y&quot;)">
            <text:p/>
          </table:table-cell>
          <table:table-cell table:formula="of:=IF(ISNA(VLOOKUP([.$A342];['Transact-SQL 2012'.$A$2:.$A$1001];1;0));&quot;&quot;;&quot;Y&quot;)">
            <text:p/>
          </table:table-cell>
          <table:table-cell table:formula="of:=IF(ISNA(VLOOKUP([.$A34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MPLEMENTATION</text:p>
          </table:table-cell>
          <table:table-cell table:formula="of:=IF(ISNA(VLOOKUP([.$A343];['PostgreSQL 9.3'.$A$2:.$A$1001];1;0));&quot;&quot;;&quot;Y&quot;)">
            <text:p/>
          </table:table-cell>
          <table:table-cell table:formula="of:=IF(ISNA(VLOOKUP([.$A343];['SQL 2011'.$A$2:.$A$1001];1;0));&quot;&quot;;&quot;Y&quot;)" office:value-type="string" office:string-value="Y">
            <text:p>Y</text:p>
          </table:table-cell>
          <table:table-cell table:formula="of:=IF(ISNA(VLOOKUP([.$A343];['SQL 2008'.$A$2:.$A$1001];1;0));&quot;&quot;;&quot;Y&quot;)" office:value-type="string" office:string-value="Y">
            <text:p>Y</text:p>
          </table:table-cell>
          <table:table-cell table:formula="of:=IF(ISNA(VLOOKUP([.$A343];['SQL 92'.$A$2:.$A$1001];1;0));&quot;&quot;;&quot;Y&quot;)">
            <text:p/>
          </table:table-cell>
          <table:table-cell table:style-name="ce34" table:formula="of:=IF(ISNA(VLOOKUP([.$A343];['SQLite 3'.$A$2:.$B$1002];1;0));&quot;&quot;;&quot;Y&quot;)">
            <text:p/>
          </table:table-cell>
          <table:table-cell table:style-name="ce34" table:formula="of:=IF(ISNA(VLOOKUP([.$A343];['MySQL 5.7'.$A$2:.$A$832];1;0));&quot;&quot;;&quot;Y&quot;)">
            <text:p/>
          </table:table-cell>
          <table:table-cell table:formula="of:=IF(ISNA(VLOOKUP([.$A343];['Transact-SQL 2012'.$A$2:.$A$1001];1;0));&quot;&quot;;&quot;Y&quot;)">
            <text:p/>
          </table:table-cell>
          <table:table-cell table:formula="of:=IF(ISNA(VLOOKUP([.$A34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MPLICIT</text:p>
          </table:table-cell>
          <table:table-cell table:formula="of:=IF(ISNA(VLOOKUP([.$A344];['PostgreSQL 9.3'.$A$2:.$A$1001];1;0));&quot;&quot;;&quot;Y&quot;)" office:value-type="string" office:string-value="Y">
            <text:p>Y</text:p>
          </table:table-cell>
          <table:table-cell table:formula="of:=IF(ISNA(VLOOKUP([.$A344];['SQL 2011'.$A$2:.$A$1001];1;0));&quot;&quot;;&quot;Y&quot;)">
            <text:p/>
          </table:table-cell>
          <table:table-cell table:formula="of:=IF(ISNA(VLOOKUP([.$A344];['SQL 2008'.$A$2:.$A$1001];1;0));&quot;&quot;;&quot;Y&quot;)">
            <text:p/>
          </table:table-cell>
          <table:table-cell table:formula="of:=IF(ISNA(VLOOKUP([.$A344];['SQL 92'.$A$2:.$A$1001];1;0));&quot;&quot;;&quot;Y&quot;)">
            <text:p/>
          </table:table-cell>
          <table:table-cell table:style-name="ce34" table:formula="of:=IF(ISNA(VLOOKUP([.$A344];['SQLite 3'.$A$2:.$B$1002];1;0));&quot;&quot;;&quot;Y&quot;)">
            <text:p/>
          </table:table-cell>
          <table:table-cell table:style-name="ce34" table:formula="of:=IF(ISNA(VLOOKUP([.$A344];['MySQL 5.7'.$A$2:.$A$832];1;0));&quot;&quot;;&quot;Y&quot;)">
            <text:p/>
          </table:table-cell>
          <table:table-cell table:formula="of:=IF(ISNA(VLOOKUP([.$A344];['Transact-SQL 2012'.$A$2:.$A$1001];1;0));&quot;&quot;;&quot;Y&quot;)">
            <text:p/>
          </table:table-cell>
          <table:table-cell table:formula="of:=IF(ISNA(VLOOKUP([.$A34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MPORT</text:p>
          </table:table-cell>
          <table:table-cell table:formula="of:=IF(ISNA(VLOOKUP([.$A345];['PostgreSQL 9.3'.$A$2:.$A$1001];1;0));&quot;&quot;;&quot;Y&quot;)">
            <text:p/>
          </table:table-cell>
          <table:table-cell table:formula="of:=IF(ISNA(VLOOKUP([.$A345];['SQL 2011'.$A$2:.$A$1001];1;0));&quot;&quot;;&quot;Y&quot;)" office:value-type="string" office:string-value="Y">
            <text:p>Y</text:p>
          </table:table-cell>
          <table:table-cell table:formula="of:=IF(ISNA(VLOOKUP([.$A345];['SQL 2008'.$A$2:.$A$1001];1;0));&quot;&quot;;&quot;Y&quot;)" office:value-type="string" office:string-value="Y">
            <text:p>Y</text:p>
          </table:table-cell>
          <table:table-cell table:formula="of:=IF(ISNA(VLOOKUP([.$A345];['SQL 92'.$A$2:.$A$1001];1;0));&quot;&quot;;&quot;Y&quot;)">
            <text:p/>
          </table:table-cell>
          <table:table-cell table:style-name="ce34" table:formula="of:=IF(ISNA(VLOOKUP([.$A345];['SQLite 3'.$A$2:.$B$1002];1;0));&quot;&quot;;&quot;Y&quot;)">
            <text:p/>
          </table:table-cell>
          <table:table-cell table:style-name="ce34" table:formula="of:=IF(ISNA(VLOOKUP([.$A345];['MySQL 5.7'.$A$2:.$A$832];1;0));&quot;&quot;;&quot;Y&quot;)">
            <text:p/>
          </table:table-cell>
          <table:table-cell table:formula="of:=IF(ISNA(VLOOKUP([.$A345];['Transact-SQL 2012'.$A$2:.$A$1001];1;0));&quot;&quot;;&quot;Y&quot;)">
            <text:p/>
          </table:table-cell>
          <table:table-cell table:formula="of:=IF(ISNA(VLOOKUP([.$A34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N</text:p>
          </table:table-cell>
          <table:table-cell table:formula="of:=IF(ISNA(VLOOKUP([.$A346];['PostgreSQL 9.3'.$A$2:.$A$1001];1;0));&quot;&quot;;&quot;Y&quot;)" office:value-type="string" office:string-value="Y">
            <text:p>Y</text:p>
          </table:table-cell>
          <table:table-cell table:formula="of:=IF(ISNA(VLOOKUP([.$A346];['SQL 2011'.$A$2:.$A$1001];1;0));&quot;&quot;;&quot;Y&quot;)" office:value-type="string" office:string-value="Y">
            <text:p>Y</text:p>
          </table:table-cell>
          <table:table-cell table:formula="of:=IF(ISNA(VLOOKUP([.$A346];['SQL 2008'.$A$2:.$A$1001];1;0));&quot;&quot;;&quot;Y&quot;)" office:value-type="string" office:string-value="Y">
            <text:p>Y</text:p>
          </table:table-cell>
          <table:table-cell table:formula="of:=IF(ISNA(VLOOKUP([.$A346];['SQL 92'.$A$2:.$A$1001];1;0));&quot;&quot;;&quot;Y&quot;)" office:value-type="string" office:string-value="Y">
            <text:p>Y</text:p>
          </table:table-cell>
          <table:table-cell table:style-name="ce34" table:formula="of:=IF(ISNA(VLOOKUP([.$A346];['SQLite 3'.$A$2:.$B$1002];1;0));&quot;&quot;;&quot;Y&quot;)" office:value-type="string" office:string-value="Y">
            <text:p>Y</text:p>
          </table:table-cell>
          <table:table-cell table:style-name="ce34" table:formula="of:=IF(ISNA(VLOOKUP([.$A346];['MySQL 5.7'.$A$2:.$A$832];1;0));&quot;&quot;;&quot;Y&quot;)" office:value-type="string" office:string-value="Y">
            <text:p>Y</text:p>
          </table:table-cell>
          <table:table-cell table:formula="of:=IF(ISNA(VLOOKUP([.$A346];['Transact-SQL 2012'.$A$2:.$A$1001];1;0));&quot;&quot;;&quot;Y&quot;)" office:value-type="string" office:string-value="Y">
            <text:p>Y</text:p>
          </table:table-cell>
          <table:table-cell table:formula="of:=IF(ISNA(VLOOKUP([.$A346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INCLUDE</text:p>
          </table:table-cell>
          <table:table-cell table:formula="of:=IF(ISNA(VLOOKUP([.$A347];['PostgreSQL 9.3'.$A$2:.$A$1001];1;0));&quot;&quot;;&quot;Y&quot;)">
            <text:p/>
          </table:table-cell>
          <table:table-cell table:formula="of:=IF(ISNA(VLOOKUP([.$A347];['SQL 2011'.$A$2:.$A$1001];1;0));&quot;&quot;;&quot;Y&quot;)">
            <text:p/>
          </table:table-cell>
          <table:table-cell table:formula="of:=IF(ISNA(VLOOKUP([.$A347];['SQL 2008'.$A$2:.$A$1001];1;0));&quot;&quot;;&quot;Y&quot;)">
            <text:p/>
          </table:table-cell>
          <table:table-cell table:formula="of:=IF(ISNA(VLOOKUP([.$A347];['SQL 92'.$A$2:.$A$1001];1;0));&quot;&quot;;&quot;Y&quot;)">
            <text:p/>
          </table:table-cell>
          <table:table-cell table:style-name="ce34" table:formula="of:=IF(ISNA(VLOOKUP([.$A347];['SQLite 3'.$A$2:.$B$1002];1;0));&quot;&quot;;&quot;Y&quot;)">
            <text:p/>
          </table:table-cell>
          <table:table-cell table:style-name="ce34" table:formula="of:=IF(ISNA(VLOOKUP([.$A347];['MySQL 5.7'.$A$2:.$A$832];1;0));&quot;&quot;;&quot;Y&quot;)">
            <text:p/>
          </table:table-cell>
          <table:table-cell table:formula="of:=IF(ISNA(VLOOKUP([.$A347];['Transact-SQL 2012'.$A$2:.$A$1001];1;0));&quot;&quot;;&quot;Y&quot;)">
            <text:p/>
          </table:table-cell>
          <table:table-cell table:formula="of:=IF(ISNA(VLOOKUP([.$A347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INCLUDING</text:p>
          </table:table-cell>
          <table:table-cell table:formula="of:=IF(ISNA(VLOOKUP([.$A348];['PostgreSQL 9.3'.$A$2:.$A$1001];1;0));&quot;&quot;;&quot;Y&quot;)" office:value-type="string" office:string-value="Y">
            <text:p>Y</text:p>
          </table:table-cell>
          <table:table-cell table:formula="of:=IF(ISNA(VLOOKUP([.$A348];['SQL 2011'.$A$2:.$A$1001];1;0));&quot;&quot;;&quot;Y&quot;)" office:value-type="string" office:string-value="Y">
            <text:p>Y</text:p>
          </table:table-cell>
          <table:table-cell table:formula="of:=IF(ISNA(VLOOKUP([.$A348];['SQL 2008'.$A$2:.$A$1001];1;0));&quot;&quot;;&quot;Y&quot;)" office:value-type="string" office:string-value="Y">
            <text:p>Y</text:p>
          </table:table-cell>
          <table:table-cell table:formula="of:=IF(ISNA(VLOOKUP([.$A348];['SQL 92'.$A$2:.$A$1001];1;0));&quot;&quot;;&quot;Y&quot;)">
            <text:p/>
          </table:table-cell>
          <table:table-cell table:style-name="ce34" table:formula="of:=IF(ISNA(VLOOKUP([.$A348];['SQLite 3'.$A$2:.$B$1002];1;0));&quot;&quot;;&quot;Y&quot;)">
            <text:p/>
          </table:table-cell>
          <table:table-cell table:style-name="ce34" table:formula="of:=IF(ISNA(VLOOKUP([.$A348];['MySQL 5.7'.$A$2:.$A$832];1;0));&quot;&quot;;&quot;Y&quot;)">
            <text:p/>
          </table:table-cell>
          <table:table-cell table:formula="of:=IF(ISNA(VLOOKUP([.$A348];['Transact-SQL 2012'.$A$2:.$A$1001];1;0));&quot;&quot;;&quot;Y&quot;)">
            <text:p/>
          </table:table-cell>
          <table:table-cell table:formula="of:=IF(ISNA(VLOOKUP([.$A34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NCREMENT</text:p>
          </table:table-cell>
          <table:table-cell table:formula="of:=IF(ISNA(VLOOKUP([.$A349];['PostgreSQL 9.3'.$A$2:.$A$1001];1;0));&quot;&quot;;&quot;Y&quot;)" office:value-type="string" office:string-value="Y">
            <text:p>Y</text:p>
          </table:table-cell>
          <table:table-cell table:formula="of:=IF(ISNA(VLOOKUP([.$A349];['SQL 2011'.$A$2:.$A$1001];1;0));&quot;&quot;;&quot;Y&quot;)" office:value-type="string" office:string-value="Y">
            <text:p>Y</text:p>
          </table:table-cell>
          <table:table-cell table:formula="of:=IF(ISNA(VLOOKUP([.$A349];['SQL 2008'.$A$2:.$A$1001];1;0));&quot;&quot;;&quot;Y&quot;)" office:value-type="string" office:string-value="Y">
            <text:p>Y</text:p>
          </table:table-cell>
          <table:table-cell table:formula="of:=IF(ISNA(VLOOKUP([.$A349];['SQL 92'.$A$2:.$A$1001];1;0));&quot;&quot;;&quot;Y&quot;)">
            <text:p/>
          </table:table-cell>
          <table:table-cell table:style-name="ce34" table:formula="of:=IF(ISNA(VLOOKUP([.$A349];['SQLite 3'.$A$2:.$B$1002];1;0));&quot;&quot;;&quot;Y&quot;)">
            <text:p/>
          </table:table-cell>
          <table:table-cell table:style-name="ce34" table:formula="of:=IF(ISNA(VLOOKUP([.$A349];['MySQL 5.7'.$A$2:.$A$832];1;0));&quot;&quot;;&quot;Y&quot;)">
            <text:p/>
          </table:table-cell>
          <table:table-cell table:formula="of:=IF(ISNA(VLOOKUP([.$A349];['Transact-SQL 2012'.$A$2:.$A$1001];1;0));&quot;&quot;;&quot;Y&quot;)">
            <text:p/>
          </table:table-cell>
          <table:table-cell table:formula="of:=IF(ISNA(VLOOKUP([.$A34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NDENT</text:p>
          </table:table-cell>
          <table:table-cell table:formula="of:=IF(ISNA(VLOOKUP([.$A350];['PostgreSQL 9.3'.$A$2:.$A$1001];1;0));&quot;&quot;;&quot;Y&quot;)">
            <text:p/>
          </table:table-cell>
          <table:table-cell table:formula="of:=IF(ISNA(VLOOKUP([.$A350];['SQL 2011'.$A$2:.$A$1001];1;0));&quot;&quot;;&quot;Y&quot;)" office:value-type="string" office:string-value="Y">
            <text:p>Y</text:p>
          </table:table-cell>
          <table:table-cell table:formula="of:=IF(ISNA(VLOOKUP([.$A350];['SQL 2008'.$A$2:.$A$1001];1;0));&quot;&quot;;&quot;Y&quot;)" office:value-type="string" office:string-value="Y">
            <text:p>Y</text:p>
          </table:table-cell>
          <table:table-cell table:formula="of:=IF(ISNA(VLOOKUP([.$A350];['SQL 92'.$A$2:.$A$1001];1;0));&quot;&quot;;&quot;Y&quot;)">
            <text:p/>
          </table:table-cell>
          <table:table-cell table:style-name="ce34" table:formula="of:=IF(ISNA(VLOOKUP([.$A350];['SQLite 3'.$A$2:.$B$1002];1;0));&quot;&quot;;&quot;Y&quot;)">
            <text:p/>
          </table:table-cell>
          <table:table-cell table:style-name="ce34" table:formula="of:=IF(ISNA(VLOOKUP([.$A350];['MySQL 5.7'.$A$2:.$A$832];1;0));&quot;&quot;;&quot;Y&quot;)">
            <text:p/>
          </table:table-cell>
          <table:table-cell table:formula="of:=IF(ISNA(VLOOKUP([.$A350];['Transact-SQL 2012'.$A$2:.$A$1001];1;0));&quot;&quot;;&quot;Y&quot;)">
            <text:p/>
          </table:table-cell>
          <table:table-cell table:formula="of:=IF(ISNA(VLOOKUP([.$A35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NDEX</text:p>
          </table:table-cell>
          <table:table-cell table:formula="of:=IF(ISNA(VLOOKUP([.$A351];['PostgreSQL 9.3'.$A$2:.$A$1001];1;0));&quot;&quot;;&quot;Y&quot;)" office:value-type="string" office:string-value="Y">
            <text:p>Y</text:p>
          </table:table-cell>
          <table:table-cell table:formula="of:=IF(ISNA(VLOOKUP([.$A351];['SQL 2011'.$A$2:.$A$1001];1;0));&quot;&quot;;&quot;Y&quot;)">
            <text:p/>
          </table:table-cell>
          <table:table-cell table:formula="of:=IF(ISNA(VLOOKUP([.$A351];['SQL 2008'.$A$2:.$A$1001];1;0));&quot;&quot;;&quot;Y&quot;)">
            <text:p/>
          </table:table-cell>
          <table:table-cell table:formula="of:=IF(ISNA(VLOOKUP([.$A351];['SQL 92'.$A$2:.$A$1001];1;0));&quot;&quot;;&quot;Y&quot;)">
            <text:p/>
          </table:table-cell>
          <table:table-cell table:style-name="ce34" table:formula="of:=IF(ISNA(VLOOKUP([.$A351];['SQLite 3'.$A$2:.$B$1002];1;0));&quot;&quot;;&quot;Y&quot;)" office:value-type="string" office:string-value="Y">
            <text:p>Y</text:p>
          </table:table-cell>
          <table:table-cell table:style-name="ce34" table:formula="of:=IF(ISNA(VLOOKUP([.$A351];['MySQL 5.7'.$A$2:.$A$832];1;0));&quot;&quot;;&quot;Y&quot;)" office:value-type="string" office:string-value="Y">
            <text:p>Y</text:p>
          </table:table-cell>
          <table:table-cell table:formula="of:=IF(ISNA(VLOOKUP([.$A351];['Transact-SQL 2012'.$A$2:.$A$1001];1;0));&quot;&quot;;&quot;Y&quot;)" office:value-type="string" office:string-value="Y">
            <text:p>Y</text:p>
          </table:table-cell>
          <table:table-cell table:formula="of:=IF(ISNA(VLOOKUP([.$A35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INDEXED</text:p>
          </table:table-cell>
          <table:table-cell table:formula="of:=IF(ISNA(VLOOKUP([.$A352];['PostgreSQL 9.3'.$A$2:.$A$1001];1;0));&quot;&quot;;&quot;Y&quot;)">
            <text:p/>
          </table:table-cell>
          <table:table-cell table:formula="of:=IF(ISNA(VLOOKUP([.$A352];['SQL 2011'.$A$2:.$A$1001];1;0));&quot;&quot;;&quot;Y&quot;)">
            <text:p/>
          </table:table-cell>
          <table:table-cell table:formula="of:=IF(ISNA(VLOOKUP([.$A352];['SQL 2008'.$A$2:.$A$1001];1;0));&quot;&quot;;&quot;Y&quot;)">
            <text:p/>
          </table:table-cell>
          <table:table-cell table:formula="of:=IF(ISNA(VLOOKUP([.$A352];['SQL 92'.$A$2:.$A$1001];1;0));&quot;&quot;;&quot;Y&quot;)">
            <text:p/>
          </table:table-cell>
          <table:table-cell table:style-name="ce34" table:formula="of:=IF(ISNA(VLOOKUP([.$A352];['SQLite 3'.$A$2:.$B$1002];1;0));&quot;&quot;;&quot;Y&quot;)" office:value-type="string" office:string-value="Y">
            <text:p>Y</text:p>
          </table:table-cell>
          <table:table-cell table:style-name="ce34" table:formula="of:=IF(ISNA(VLOOKUP([.$A352];['MySQL 5.7'.$A$2:.$A$832];1;0));&quot;&quot;;&quot;Y&quot;)">
            <text:p/>
          </table:table-cell>
          <table:table-cell table:formula="of:=IF(ISNA(VLOOKUP([.$A352];['Transact-SQL 2012'.$A$2:.$A$1001];1;0));&quot;&quot;;&quot;Y&quot;)">
            <text:p/>
          </table:table-cell>
          <table:table-cell table:formula="of:=IF(ISNA(VLOOKUP([.$A35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NDEXES</text:p>
          </table:table-cell>
          <table:table-cell table:formula="of:=IF(ISNA(VLOOKUP([.$A353];['PostgreSQL 9.3'.$A$2:.$A$1001];1;0));&quot;&quot;;&quot;Y&quot;)" office:value-type="string" office:string-value="Y">
            <text:p>Y</text:p>
          </table:table-cell>
          <table:table-cell table:formula="of:=IF(ISNA(VLOOKUP([.$A353];['SQL 2011'.$A$2:.$A$1001];1;0));&quot;&quot;;&quot;Y&quot;)">
            <text:p/>
          </table:table-cell>
          <table:table-cell table:formula="of:=IF(ISNA(VLOOKUP([.$A353];['SQL 2008'.$A$2:.$A$1001];1;0));&quot;&quot;;&quot;Y&quot;)">
            <text:p/>
          </table:table-cell>
          <table:table-cell table:formula="of:=IF(ISNA(VLOOKUP([.$A353];['SQL 92'.$A$2:.$A$1001];1;0));&quot;&quot;;&quot;Y&quot;)">
            <text:p/>
          </table:table-cell>
          <table:table-cell table:style-name="ce34" table:formula="of:=IF(ISNA(VLOOKUP([.$A353];['SQLite 3'.$A$2:.$B$1002];1;0));&quot;&quot;;&quot;Y&quot;)">
            <text:p/>
          </table:table-cell>
          <table:table-cell table:style-name="ce34" table:formula="of:=IF(ISNA(VLOOKUP([.$A353];['MySQL 5.7'.$A$2:.$A$832];1;0));&quot;&quot;;&quot;Y&quot;)">
            <text:p/>
          </table:table-cell>
          <table:table-cell table:formula="of:=IF(ISNA(VLOOKUP([.$A353];['Transact-SQL 2012'.$A$2:.$A$1001];1;0));&quot;&quot;;&quot;Y&quot;)">
            <text:p/>
          </table:table-cell>
          <table:table-cell table:formula="of:=IF(ISNA(VLOOKUP([.$A35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NDICATOR</text:p>
          </table:table-cell>
          <table:table-cell table:formula="of:=IF(ISNA(VLOOKUP([.$A354];['PostgreSQL 9.3'.$A$2:.$A$1001];1;0));&quot;&quot;;&quot;Y&quot;)">
            <text:p/>
          </table:table-cell>
          <table:table-cell table:formula="of:=IF(ISNA(VLOOKUP([.$A354];['SQL 2011'.$A$2:.$A$1001];1;0));&quot;&quot;;&quot;Y&quot;)" office:value-type="string" office:string-value="Y">
            <text:p>Y</text:p>
          </table:table-cell>
          <table:table-cell table:formula="of:=IF(ISNA(VLOOKUP([.$A354];['SQL 2008'.$A$2:.$A$1001];1;0));&quot;&quot;;&quot;Y&quot;)" office:value-type="string" office:string-value="Y">
            <text:p>Y</text:p>
          </table:table-cell>
          <table:table-cell table:formula="of:=IF(ISNA(VLOOKUP([.$A354];['SQL 92'.$A$2:.$A$1001];1;0));&quot;&quot;;&quot;Y&quot;)" office:value-type="string" office:string-value="Y">
            <text:p>Y</text:p>
          </table:table-cell>
          <table:table-cell table:style-name="ce34" table:formula="of:=IF(ISNA(VLOOKUP([.$A354];['SQLite 3'.$A$2:.$B$1002];1;0));&quot;&quot;;&quot;Y&quot;)">
            <text:p/>
          </table:table-cell>
          <table:table-cell table:style-name="ce34" table:formula="of:=IF(ISNA(VLOOKUP([.$A354];['MySQL 5.7'.$A$2:.$A$832];1;0));&quot;&quot;;&quot;Y&quot;)">
            <text:p/>
          </table:table-cell>
          <table:table-cell table:formula="of:=IF(ISNA(VLOOKUP([.$A354];['Transact-SQL 2012'.$A$2:.$A$1001];1;0));&quot;&quot;;&quot;Y&quot;)">
            <text:p/>
          </table:table-cell>
          <table:table-cell table:formula="of:=IF(ISNA(VLOOKUP([.$A35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INFILE</text:p>
          </table:table-cell>
          <table:table-cell table:formula="of:=IF(ISNA(VLOOKUP([.$A355];['PostgreSQL 9.3'.$A$2:.$A$1001];1;0));&quot;&quot;;&quot;Y&quot;)">
            <text:p/>
          </table:table-cell>
          <table:table-cell table:formula="of:=IF(ISNA(VLOOKUP([.$A355];['SQL 2011'.$A$2:.$A$1001];1;0));&quot;&quot;;&quot;Y&quot;)">
            <text:p/>
          </table:table-cell>
          <table:table-cell table:formula="of:=IF(ISNA(VLOOKUP([.$A355];['SQL 2008'.$A$2:.$A$1001];1;0));&quot;&quot;;&quot;Y&quot;)">
            <text:p/>
          </table:table-cell>
          <table:table-cell table:formula="of:=IF(ISNA(VLOOKUP([.$A355];['SQL 92'.$A$2:.$A$1001];1;0));&quot;&quot;;&quot;Y&quot;)">
            <text:p/>
          </table:table-cell>
          <table:table-cell table:style-name="ce34" table:formula="of:=IF(ISNA(VLOOKUP([.$A355];['SQLite 3'.$A$2:.$B$1002];1;0));&quot;&quot;;&quot;Y&quot;)">
            <text:p/>
          </table:table-cell>
          <table:table-cell table:style-name="ce34" table:formula="of:=IF(ISNA(VLOOKUP([.$A355];['MySQL 5.7'.$A$2:.$A$832];1;0));&quot;&quot;;&quot;Y&quot;)" office:value-type="string" office:string-value="Y">
            <text:p>Y</text:p>
          </table:table-cell>
          <table:table-cell table:formula="of:=IF(ISNA(VLOOKUP([.$A355];['Transact-SQL 2012'.$A$2:.$A$1001];1;0));&quot;&quot;;&quot;Y&quot;)">
            <text:p/>
          </table:table-cell>
          <table:table-cell table:formula="of:=IF(ISNA(VLOOKUP([.$A35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NHERIT</text:p>
          </table:table-cell>
          <table:table-cell table:formula="of:=IF(ISNA(VLOOKUP([.$A356];['PostgreSQL 9.3'.$A$2:.$A$1001];1;0));&quot;&quot;;&quot;Y&quot;)" office:value-type="string" office:string-value="Y">
            <text:p>Y</text:p>
          </table:table-cell>
          <table:table-cell table:formula="of:=IF(ISNA(VLOOKUP([.$A356];['SQL 2011'.$A$2:.$A$1001];1;0));&quot;&quot;;&quot;Y&quot;)">
            <text:p/>
          </table:table-cell>
          <table:table-cell table:formula="of:=IF(ISNA(VLOOKUP([.$A356];['SQL 2008'.$A$2:.$A$1001];1;0));&quot;&quot;;&quot;Y&quot;)">
            <text:p/>
          </table:table-cell>
          <table:table-cell table:formula="of:=IF(ISNA(VLOOKUP([.$A356];['SQL 92'.$A$2:.$A$1001];1;0));&quot;&quot;;&quot;Y&quot;)">
            <text:p/>
          </table:table-cell>
          <table:table-cell table:style-name="ce34" table:formula="of:=IF(ISNA(VLOOKUP([.$A356];['SQLite 3'.$A$2:.$B$1002];1;0));&quot;&quot;;&quot;Y&quot;)">
            <text:p/>
          </table:table-cell>
          <table:table-cell table:style-name="ce34" table:formula="of:=IF(ISNA(VLOOKUP([.$A356];['MySQL 5.7'.$A$2:.$A$832];1;0));&quot;&quot;;&quot;Y&quot;)">
            <text:p/>
          </table:table-cell>
          <table:table-cell table:formula="of:=IF(ISNA(VLOOKUP([.$A356];['Transact-SQL 2012'.$A$2:.$A$1001];1;0));&quot;&quot;;&quot;Y&quot;)">
            <text:p/>
          </table:table-cell>
          <table:table-cell table:formula="of:=IF(ISNA(VLOOKUP([.$A35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NHERITS</text:p>
          </table:table-cell>
          <table:table-cell table:formula="of:=IF(ISNA(VLOOKUP([.$A357];['PostgreSQL 9.3'.$A$2:.$A$1001];1;0));&quot;&quot;;&quot;Y&quot;)" office:value-type="string" office:string-value="Y">
            <text:p>Y</text:p>
          </table:table-cell>
          <table:table-cell table:formula="of:=IF(ISNA(VLOOKUP([.$A357];['SQL 2011'.$A$2:.$A$1001];1;0));&quot;&quot;;&quot;Y&quot;)">
            <text:p/>
          </table:table-cell>
          <table:table-cell table:formula="of:=IF(ISNA(VLOOKUP([.$A357];['SQL 2008'.$A$2:.$A$1001];1;0));&quot;&quot;;&quot;Y&quot;)">
            <text:p/>
          </table:table-cell>
          <table:table-cell table:formula="of:=IF(ISNA(VLOOKUP([.$A357];['SQL 92'.$A$2:.$A$1001];1;0));&quot;&quot;;&quot;Y&quot;)">
            <text:p/>
          </table:table-cell>
          <table:table-cell table:style-name="ce34" table:formula="of:=IF(ISNA(VLOOKUP([.$A357];['SQLite 3'.$A$2:.$B$1002];1;0));&quot;&quot;;&quot;Y&quot;)">
            <text:p/>
          </table:table-cell>
          <table:table-cell table:style-name="ce34" table:formula="of:=IF(ISNA(VLOOKUP([.$A357];['MySQL 5.7'.$A$2:.$A$832];1;0));&quot;&quot;;&quot;Y&quot;)">
            <text:p/>
          </table:table-cell>
          <table:table-cell table:formula="of:=IF(ISNA(VLOOKUP([.$A357];['Transact-SQL 2012'.$A$2:.$A$1001];1;0));&quot;&quot;;&quot;Y&quot;)">
            <text:p/>
          </table:table-cell>
          <table:table-cell table:formula="of:=IF(ISNA(VLOOKUP([.$A35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NITIALLY</text:p>
          </table:table-cell>
          <table:table-cell table:formula="of:=IF(ISNA(VLOOKUP([.$A358];['PostgreSQL 9.3'.$A$2:.$A$1001];1;0));&quot;&quot;;&quot;Y&quot;)" office:value-type="string" office:string-value="Y">
            <text:p>Y</text:p>
          </table:table-cell>
          <table:table-cell table:formula="of:=IF(ISNA(VLOOKUP([.$A358];['SQL 2011'.$A$2:.$A$1001];1;0));&quot;&quot;;&quot;Y&quot;)" office:value-type="string" office:string-value="Y">
            <text:p>Y</text:p>
          </table:table-cell>
          <table:table-cell table:formula="of:=IF(ISNA(VLOOKUP([.$A358];['SQL 2008'.$A$2:.$A$1001];1;0));&quot;&quot;;&quot;Y&quot;)" office:value-type="string" office:string-value="Y">
            <text:p>Y</text:p>
          </table:table-cell>
          <table:table-cell table:formula="of:=IF(ISNA(VLOOKUP([.$A358];['SQL 92'.$A$2:.$A$1001];1;0));&quot;&quot;;&quot;Y&quot;)" office:value-type="string" office:string-value="Y">
            <text:p>Y</text:p>
          </table:table-cell>
          <table:table-cell table:style-name="ce34" table:formula="of:=IF(ISNA(VLOOKUP([.$A358];['SQLite 3'.$A$2:.$B$1002];1;0));&quot;&quot;;&quot;Y&quot;)" office:value-type="string" office:string-value="Y">
            <text:p>Y</text:p>
          </table:table-cell>
          <table:table-cell table:style-name="ce34" table:formula="of:=IF(ISNA(VLOOKUP([.$A358];['MySQL 5.7'.$A$2:.$A$832];1;0));&quot;&quot;;&quot;Y&quot;)">
            <text:p/>
          </table:table-cell>
          <table:table-cell table:formula="of:=IF(ISNA(VLOOKUP([.$A358];['Transact-SQL 2012'.$A$2:.$A$1001];1;0));&quot;&quot;;&quot;Y&quot;)">
            <text:p/>
          </table:table-cell>
          <table:table-cell table:formula="of:=IF(ISNA(VLOOKUP([.$A358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INLINE</text:p>
          </table:table-cell>
          <table:table-cell table:formula="of:=IF(ISNA(VLOOKUP([.$A359];['PostgreSQL 9.3'.$A$2:.$A$1001];1;0));&quot;&quot;;&quot;Y&quot;)" office:value-type="string" office:string-value="Y">
            <text:p>Y</text:p>
          </table:table-cell>
          <table:table-cell table:formula="of:=IF(ISNA(VLOOKUP([.$A359];['SQL 2011'.$A$2:.$A$1001];1;0));&quot;&quot;;&quot;Y&quot;)">
            <text:p/>
          </table:table-cell>
          <table:table-cell table:formula="of:=IF(ISNA(VLOOKUP([.$A359];['SQL 2008'.$A$2:.$A$1001];1;0));&quot;&quot;;&quot;Y&quot;)">
            <text:p/>
          </table:table-cell>
          <table:table-cell table:formula="of:=IF(ISNA(VLOOKUP([.$A359];['SQL 92'.$A$2:.$A$1001];1;0));&quot;&quot;;&quot;Y&quot;)">
            <text:p/>
          </table:table-cell>
          <table:table-cell table:style-name="ce34" table:formula="of:=IF(ISNA(VLOOKUP([.$A359];['SQLite 3'.$A$2:.$B$1002];1;0));&quot;&quot;;&quot;Y&quot;)">
            <text:p/>
          </table:table-cell>
          <table:table-cell table:style-name="ce34" table:formula="of:=IF(ISNA(VLOOKUP([.$A359];['MySQL 5.7'.$A$2:.$A$832];1;0));&quot;&quot;;&quot;Y&quot;)">
            <text:p/>
          </table:table-cell>
          <table:table-cell table:formula="of:=IF(ISNA(VLOOKUP([.$A359];['Transact-SQL 2012'.$A$2:.$A$1001];1;0));&quot;&quot;;&quot;Y&quot;)">
            <text:p/>
          </table:table-cell>
          <table:table-cell table:formula="of:=IF(ISNA(VLOOKUP([.$A35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NNER</text:p>
          </table:table-cell>
          <table:table-cell table:formula="of:=IF(ISNA(VLOOKUP([.$A360];['PostgreSQL 9.3'.$A$2:.$A$1001];1;0));&quot;&quot;;&quot;Y&quot;)" office:value-type="string" office:string-value="Y">
            <text:p>Y</text:p>
          </table:table-cell>
          <table:table-cell table:formula="of:=IF(ISNA(VLOOKUP([.$A360];['SQL 2011'.$A$2:.$A$1001];1;0));&quot;&quot;;&quot;Y&quot;)" office:value-type="string" office:string-value="Y">
            <text:p>Y</text:p>
          </table:table-cell>
          <table:table-cell table:formula="of:=IF(ISNA(VLOOKUP([.$A360];['SQL 2008'.$A$2:.$A$1001];1;0));&quot;&quot;;&quot;Y&quot;)" office:value-type="string" office:string-value="Y">
            <text:p>Y</text:p>
          </table:table-cell>
          <table:table-cell table:formula="of:=IF(ISNA(VLOOKUP([.$A360];['SQL 92'.$A$2:.$A$1001];1;0));&quot;&quot;;&quot;Y&quot;)" office:value-type="string" office:string-value="Y">
            <text:p>Y</text:p>
          </table:table-cell>
          <table:table-cell table:style-name="ce34" table:formula="of:=IF(ISNA(VLOOKUP([.$A360];['SQLite 3'.$A$2:.$B$1002];1;0));&quot;&quot;;&quot;Y&quot;)" office:value-type="string" office:string-value="Y">
            <text:p>Y</text:p>
          </table:table-cell>
          <table:table-cell table:style-name="ce34" table:formula="of:=IF(ISNA(VLOOKUP([.$A360];['MySQL 5.7'.$A$2:.$A$832];1;0));&quot;&quot;;&quot;Y&quot;)" office:value-type="string" office:string-value="Y">
            <text:p>Y</text:p>
          </table:table-cell>
          <table:table-cell table:formula="of:=IF(ISNA(VLOOKUP([.$A360];['Transact-SQL 2012'.$A$2:.$A$1001];1;0));&quot;&quot;;&quot;Y&quot;)" office:value-type="string" office:string-value="Y">
            <text:p>Y</text:p>
          </table:table-cell>
          <table:table-cell table:formula="of:=IF(ISNA(VLOOKUP([.$A360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INOUT</text:p>
          </table:table-cell>
          <table:table-cell table:formula="of:=IF(ISNA(VLOOKUP([.$A361];['PostgreSQL 9.3'.$A$2:.$A$1001];1;0));&quot;&quot;;&quot;Y&quot;)" office:value-type="string" office:string-value="Y">
            <text:p>Y</text:p>
          </table:table-cell>
          <table:table-cell table:formula="of:=IF(ISNA(VLOOKUP([.$A361];['SQL 2011'.$A$2:.$A$1001];1;0));&quot;&quot;;&quot;Y&quot;)" office:value-type="string" office:string-value="Y">
            <text:p>Y</text:p>
          </table:table-cell>
          <table:table-cell table:formula="of:=IF(ISNA(VLOOKUP([.$A361];['SQL 2008'.$A$2:.$A$1001];1;0));&quot;&quot;;&quot;Y&quot;)" office:value-type="string" office:string-value="Y">
            <text:p>Y</text:p>
          </table:table-cell>
          <table:table-cell table:formula="of:=IF(ISNA(VLOOKUP([.$A361];['SQL 92'.$A$2:.$A$1001];1;0));&quot;&quot;;&quot;Y&quot;)">
            <text:p/>
          </table:table-cell>
          <table:table-cell table:style-name="ce34" table:formula="of:=IF(ISNA(VLOOKUP([.$A361];['SQLite 3'.$A$2:.$B$1002];1;0));&quot;&quot;;&quot;Y&quot;)">
            <text:p/>
          </table:table-cell>
          <table:table-cell table:style-name="ce34" table:formula="of:=IF(ISNA(VLOOKUP([.$A361];['MySQL 5.7'.$A$2:.$A$832];1;0));&quot;&quot;;&quot;Y&quot;)" office:value-type="string" office:string-value="Y">
            <text:p>Y</text:p>
          </table:table-cell>
          <table:table-cell table:formula="of:=IF(ISNA(VLOOKUP([.$A361];['Transact-SQL 2012'.$A$2:.$A$1001];1;0));&quot;&quot;;&quot;Y&quot;)">
            <text:p/>
          </table:table-cell>
          <table:table-cell table:formula="of:=IF(ISNA(VLOOKUP([.$A36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NPUT</text:p>
          </table:table-cell>
          <table:table-cell table:formula="of:=IF(ISNA(VLOOKUP([.$A362];['PostgreSQL 9.3'.$A$2:.$A$1001];1;0));&quot;&quot;;&quot;Y&quot;)" office:value-type="string" office:string-value="Y">
            <text:p>Y</text:p>
          </table:table-cell>
          <table:table-cell table:formula="of:=IF(ISNA(VLOOKUP([.$A362];['SQL 2011'.$A$2:.$A$1001];1;0));&quot;&quot;;&quot;Y&quot;)" office:value-type="string" office:string-value="Y">
            <text:p>Y</text:p>
          </table:table-cell>
          <table:table-cell table:formula="of:=IF(ISNA(VLOOKUP([.$A362];['SQL 2008'.$A$2:.$A$1001];1;0));&quot;&quot;;&quot;Y&quot;)" office:value-type="string" office:string-value="Y">
            <text:p>Y</text:p>
          </table:table-cell>
          <table:table-cell table:formula="of:=IF(ISNA(VLOOKUP([.$A362];['SQL 92'.$A$2:.$A$1001];1;0));&quot;&quot;;&quot;Y&quot;)" office:value-type="string" office:string-value="Y">
            <text:p>Y</text:p>
          </table:table-cell>
          <table:table-cell table:style-name="ce34" table:formula="of:=IF(ISNA(VLOOKUP([.$A362];['SQLite 3'.$A$2:.$B$1002];1;0));&quot;&quot;;&quot;Y&quot;)">
            <text:p/>
          </table:table-cell>
          <table:table-cell table:style-name="ce34" table:formula="of:=IF(ISNA(VLOOKUP([.$A362];['MySQL 5.7'.$A$2:.$A$832];1;0));&quot;&quot;;&quot;Y&quot;)">
            <text:p/>
          </table:table-cell>
          <table:table-cell table:formula="of:=IF(ISNA(VLOOKUP([.$A362];['Transact-SQL 2012'.$A$2:.$A$1001];1;0));&quot;&quot;;&quot;Y&quot;)">
            <text:p/>
          </table:table-cell>
          <table:table-cell table:formula="of:=IF(ISNA(VLOOKUP([.$A36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INSENSITIVE</text:p>
          </table:table-cell>
          <table:table-cell table:formula="of:=IF(ISNA(VLOOKUP([.$A363];['PostgreSQL 9.3'.$A$2:.$A$1001];1;0));&quot;&quot;;&quot;Y&quot;)" office:value-type="string" office:string-value="Y">
            <text:p>Y</text:p>
          </table:table-cell>
          <table:table-cell table:formula="of:=IF(ISNA(VLOOKUP([.$A363];['SQL 2011'.$A$2:.$A$1001];1;0));&quot;&quot;;&quot;Y&quot;)" office:value-type="string" office:string-value="Y">
            <text:p>Y</text:p>
          </table:table-cell>
          <table:table-cell table:formula="of:=IF(ISNA(VLOOKUP([.$A363];['SQL 2008'.$A$2:.$A$1001];1;0));&quot;&quot;;&quot;Y&quot;)" office:value-type="string" office:string-value="Y">
            <text:p>Y</text:p>
          </table:table-cell>
          <table:table-cell table:formula="of:=IF(ISNA(VLOOKUP([.$A363];['SQL 92'.$A$2:.$A$1001];1;0));&quot;&quot;;&quot;Y&quot;)" office:value-type="string" office:string-value="Y">
            <text:p>Y</text:p>
          </table:table-cell>
          <table:table-cell table:style-name="ce34" table:formula="of:=IF(ISNA(VLOOKUP([.$A363];['SQLite 3'.$A$2:.$B$1002];1;0));&quot;&quot;;&quot;Y&quot;)">
            <text:p/>
          </table:table-cell>
          <table:table-cell table:style-name="ce34" table:formula="of:=IF(ISNA(VLOOKUP([.$A363];['MySQL 5.7'.$A$2:.$A$832];1;0));&quot;&quot;;&quot;Y&quot;)" office:value-type="string" office:string-value="Y">
            <text:p>Y</text:p>
          </table:table-cell>
          <table:table-cell table:formula="of:=IF(ISNA(VLOOKUP([.$A363];['Transact-SQL 2012'.$A$2:.$A$1001];1;0));&quot;&quot;;&quot;Y&quot;)">
            <text:p/>
          </table:table-cell>
          <table:table-cell table:formula="of:=IF(ISNA(VLOOKUP([.$A363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INSERT</text:p>
          </table:table-cell>
          <table:table-cell table:formula="of:=IF(ISNA(VLOOKUP([.$A364];['PostgreSQL 9.3'.$A$2:.$A$1001];1;0));&quot;&quot;;&quot;Y&quot;)" office:value-type="string" office:string-value="Y">
            <text:p>Y</text:p>
          </table:table-cell>
          <table:table-cell table:formula="of:=IF(ISNA(VLOOKUP([.$A364];['SQL 2011'.$A$2:.$A$1001];1;0));&quot;&quot;;&quot;Y&quot;)" office:value-type="string" office:string-value="Y">
            <text:p>Y</text:p>
          </table:table-cell>
          <table:table-cell table:formula="of:=IF(ISNA(VLOOKUP([.$A364];['SQL 2008'.$A$2:.$A$1001];1;0));&quot;&quot;;&quot;Y&quot;)" office:value-type="string" office:string-value="Y">
            <text:p>Y</text:p>
          </table:table-cell>
          <table:table-cell table:formula="of:=IF(ISNA(VLOOKUP([.$A364];['SQL 92'.$A$2:.$A$1001];1;0));&quot;&quot;;&quot;Y&quot;)" office:value-type="string" office:string-value="Y">
            <text:p>Y</text:p>
          </table:table-cell>
          <table:table-cell table:style-name="ce34" table:formula="of:=IF(ISNA(VLOOKUP([.$A364];['SQLite 3'.$A$2:.$B$1002];1;0));&quot;&quot;;&quot;Y&quot;)" office:value-type="string" office:string-value="Y">
            <text:p>Y</text:p>
          </table:table-cell>
          <table:table-cell table:style-name="ce34" table:formula="of:=IF(ISNA(VLOOKUP([.$A364];['MySQL 5.7'.$A$2:.$A$832];1;0));&quot;&quot;;&quot;Y&quot;)" office:value-type="string" office:string-value="Y">
            <text:p>Y</text:p>
          </table:table-cell>
          <table:table-cell table:formula="of:=IF(ISNA(VLOOKUP([.$A364];['Transact-SQL 2012'.$A$2:.$A$1001];1;0));&quot;&quot;;&quot;Y&quot;)" office:value-type="string" office:string-value="Y">
            <text:p>Y</text:p>
          </table:table-cell>
          <table:table-cell table:formula="of:=IF(ISNA(VLOOKUP([.$A36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INSTANCE</text:p>
          </table:table-cell>
          <table:table-cell table:formula="of:=IF(ISNA(VLOOKUP([.$A365];['PostgreSQL 9.3'.$A$2:.$A$1001];1;0));&quot;&quot;;&quot;Y&quot;)">
            <text:p/>
          </table:table-cell>
          <table:table-cell table:formula="of:=IF(ISNA(VLOOKUP([.$A365];['SQL 2011'.$A$2:.$A$1001];1;0));&quot;&quot;;&quot;Y&quot;)" office:value-type="string" office:string-value="Y">
            <text:p>Y</text:p>
          </table:table-cell>
          <table:table-cell table:formula="of:=IF(ISNA(VLOOKUP([.$A365];['SQL 2008'.$A$2:.$A$1001];1;0));&quot;&quot;;&quot;Y&quot;)" office:value-type="string" office:string-value="Y">
            <text:p>Y</text:p>
          </table:table-cell>
          <table:table-cell table:formula="of:=IF(ISNA(VLOOKUP([.$A365];['SQL 92'.$A$2:.$A$1001];1;0));&quot;&quot;;&quot;Y&quot;)">
            <text:p/>
          </table:table-cell>
          <table:table-cell table:style-name="ce34" table:formula="of:=IF(ISNA(VLOOKUP([.$A365];['SQLite 3'.$A$2:.$B$1002];1;0));&quot;&quot;;&quot;Y&quot;)">
            <text:p/>
          </table:table-cell>
          <table:table-cell table:style-name="ce34" table:formula="of:=IF(ISNA(VLOOKUP([.$A365];['MySQL 5.7'.$A$2:.$A$832];1;0));&quot;&quot;;&quot;Y&quot;)">
            <text:p/>
          </table:table-cell>
          <table:table-cell table:formula="of:=IF(ISNA(VLOOKUP([.$A365];['Transact-SQL 2012'.$A$2:.$A$1001];1;0));&quot;&quot;;&quot;Y&quot;)">
            <text:p/>
          </table:table-cell>
          <table:table-cell table:formula="of:=IF(ISNA(VLOOKUP([.$A36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NSTANTIABLE</text:p>
          </table:table-cell>
          <table:table-cell table:formula="of:=IF(ISNA(VLOOKUP([.$A366];['PostgreSQL 9.3'.$A$2:.$A$1001];1;0));&quot;&quot;;&quot;Y&quot;)">
            <text:p/>
          </table:table-cell>
          <table:table-cell table:formula="of:=IF(ISNA(VLOOKUP([.$A366];['SQL 2011'.$A$2:.$A$1001];1;0));&quot;&quot;;&quot;Y&quot;)" office:value-type="string" office:string-value="Y">
            <text:p>Y</text:p>
          </table:table-cell>
          <table:table-cell table:formula="of:=IF(ISNA(VLOOKUP([.$A366];['SQL 2008'.$A$2:.$A$1001];1;0));&quot;&quot;;&quot;Y&quot;)" office:value-type="string" office:string-value="Y">
            <text:p>Y</text:p>
          </table:table-cell>
          <table:table-cell table:formula="of:=IF(ISNA(VLOOKUP([.$A366];['SQL 92'.$A$2:.$A$1001];1;0));&quot;&quot;;&quot;Y&quot;)">
            <text:p/>
          </table:table-cell>
          <table:table-cell table:style-name="ce34" table:formula="of:=IF(ISNA(VLOOKUP([.$A366];['SQLite 3'.$A$2:.$B$1002];1;0));&quot;&quot;;&quot;Y&quot;)">
            <text:p/>
          </table:table-cell>
          <table:table-cell table:style-name="ce34" table:formula="of:=IF(ISNA(VLOOKUP([.$A366];['MySQL 5.7'.$A$2:.$A$832];1;0));&quot;&quot;;&quot;Y&quot;)">
            <text:p/>
          </table:table-cell>
          <table:table-cell table:formula="of:=IF(ISNA(VLOOKUP([.$A366];['Transact-SQL 2012'.$A$2:.$A$1001];1;0));&quot;&quot;;&quot;Y&quot;)">
            <text:p/>
          </table:table-cell>
          <table:table-cell table:formula="of:=IF(ISNA(VLOOKUP([.$A36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NSTEAD</text:p>
          </table:table-cell>
          <table:table-cell table:formula="of:=IF(ISNA(VLOOKUP([.$A367];['PostgreSQL 9.3'.$A$2:.$A$1001];1;0));&quot;&quot;;&quot;Y&quot;)" office:value-type="string" office:string-value="Y">
            <text:p>Y</text:p>
          </table:table-cell>
          <table:table-cell table:formula="of:=IF(ISNA(VLOOKUP([.$A367];['SQL 2011'.$A$2:.$A$1001];1;0));&quot;&quot;;&quot;Y&quot;)" office:value-type="string" office:string-value="Y">
            <text:p>Y</text:p>
          </table:table-cell>
          <table:table-cell table:formula="of:=IF(ISNA(VLOOKUP([.$A367];['SQL 2008'.$A$2:.$A$1001];1;0));&quot;&quot;;&quot;Y&quot;)" office:value-type="string" office:string-value="Y">
            <text:p>Y</text:p>
          </table:table-cell>
          <table:table-cell table:formula="of:=IF(ISNA(VLOOKUP([.$A367];['SQL 92'.$A$2:.$A$1001];1;0));&quot;&quot;;&quot;Y&quot;)">
            <text:p/>
          </table:table-cell>
          <table:table-cell table:style-name="ce34" table:formula="of:=IF(ISNA(VLOOKUP([.$A367];['SQLite 3'.$A$2:.$B$1002];1;0));&quot;&quot;;&quot;Y&quot;)" office:value-type="string" office:string-value="Y">
            <text:p>Y</text:p>
          </table:table-cell>
          <table:table-cell table:style-name="ce34" table:formula="of:=IF(ISNA(VLOOKUP([.$A367];['MySQL 5.7'.$A$2:.$A$832];1;0));&quot;&quot;;&quot;Y&quot;)">
            <text:p/>
          </table:table-cell>
          <table:table-cell table:formula="of:=IF(ISNA(VLOOKUP([.$A367];['Transact-SQL 2012'.$A$2:.$A$1001];1;0));&quot;&quot;;&quot;Y&quot;)">
            <text:p/>
          </table:table-cell>
          <table:table-cell table:formula="of:=IF(ISNA(VLOOKUP([.$A36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NT</text:p>
          </table:table-cell>
          <table:table-cell table:formula="of:=IF(ISNA(VLOOKUP([.$A368];['PostgreSQL 9.3'.$A$2:.$A$1001];1;0));&quot;&quot;;&quot;Y&quot;)" office:value-type="string" office:string-value="Y">
            <text:p>Y</text:p>
          </table:table-cell>
          <table:table-cell table:formula="of:=IF(ISNA(VLOOKUP([.$A368];['SQL 2011'.$A$2:.$A$1001];1;0));&quot;&quot;;&quot;Y&quot;)" office:value-type="string" office:string-value="Y">
            <text:p>Y</text:p>
          </table:table-cell>
          <table:table-cell table:formula="of:=IF(ISNA(VLOOKUP([.$A368];['SQL 2008'.$A$2:.$A$1001];1;0));&quot;&quot;;&quot;Y&quot;)" office:value-type="string" office:string-value="Y">
            <text:p>Y</text:p>
          </table:table-cell>
          <table:table-cell table:formula="of:=IF(ISNA(VLOOKUP([.$A368];['SQL 92'.$A$2:.$A$1001];1;0));&quot;&quot;;&quot;Y&quot;)" office:value-type="string" office:string-value="Y">
            <text:p>Y</text:p>
          </table:table-cell>
          <table:table-cell table:style-name="ce34" table:formula="of:=IF(ISNA(VLOOKUP([.$A368];['SQLite 3'.$A$2:.$B$1002];1;0));&quot;&quot;;&quot;Y&quot;)">
            <text:p/>
          </table:table-cell>
          <table:table-cell table:style-name="ce34" table:formula="of:=IF(ISNA(VLOOKUP([.$A368];['MySQL 5.7'.$A$2:.$A$832];1;0));&quot;&quot;;&quot;Y&quot;)" office:value-type="string" office:string-value="Y">
            <text:p>Y</text:p>
          </table:table-cell>
          <table:table-cell table:formula="of:=IF(ISNA(VLOOKUP([.$A368];['Transact-SQL 2012'.$A$2:.$A$1001];1;0));&quot;&quot;;&quot;Y&quot;)">
            <text:p/>
          </table:table-cell>
          <table:table-cell table:formula="of:=IF(ISNA(VLOOKUP([.$A368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INT1</text:p>
          </table:table-cell>
          <table:table-cell table:formula="of:=IF(ISNA(VLOOKUP([.$A369];['PostgreSQL 9.3'.$A$2:.$A$1001];1;0));&quot;&quot;;&quot;Y&quot;)">
            <text:p/>
          </table:table-cell>
          <table:table-cell table:formula="of:=IF(ISNA(VLOOKUP([.$A369];['SQL 2011'.$A$2:.$A$1001];1;0));&quot;&quot;;&quot;Y&quot;)">
            <text:p/>
          </table:table-cell>
          <table:table-cell table:formula="of:=IF(ISNA(VLOOKUP([.$A369];['SQL 2008'.$A$2:.$A$1001];1;0));&quot;&quot;;&quot;Y&quot;)">
            <text:p/>
          </table:table-cell>
          <table:table-cell table:formula="of:=IF(ISNA(VLOOKUP([.$A369];['SQL 92'.$A$2:.$A$1001];1;0));&quot;&quot;;&quot;Y&quot;)">
            <text:p/>
          </table:table-cell>
          <table:table-cell table:style-name="ce34" table:formula="of:=IF(ISNA(VLOOKUP([.$A369];['SQLite 3'.$A$2:.$B$1002];1;0));&quot;&quot;;&quot;Y&quot;)">
            <text:p/>
          </table:table-cell>
          <table:table-cell table:style-name="ce34" table:formula="of:=IF(ISNA(VLOOKUP([.$A369];['MySQL 5.7'.$A$2:.$A$832];1;0));&quot;&quot;;&quot;Y&quot;)" office:value-type="string" office:string-value="Y">
            <text:p>Y</text:p>
          </table:table-cell>
          <table:table-cell table:formula="of:=IF(ISNA(VLOOKUP([.$A369];['Transact-SQL 2012'.$A$2:.$A$1001];1;0));&quot;&quot;;&quot;Y&quot;)">
            <text:p/>
          </table:table-cell>
          <table:table-cell table:formula="of:=IF(ISNA(VLOOKUP([.$A369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INT2</text:p>
          </table:table-cell>
          <table:table-cell table:formula="of:=IF(ISNA(VLOOKUP([.$A370];['PostgreSQL 9.3'.$A$2:.$A$1001];1;0));&quot;&quot;;&quot;Y&quot;)">
            <text:p/>
          </table:table-cell>
          <table:table-cell table:formula="of:=IF(ISNA(VLOOKUP([.$A370];['SQL 2011'.$A$2:.$A$1001];1;0));&quot;&quot;;&quot;Y&quot;)">
            <text:p/>
          </table:table-cell>
          <table:table-cell table:formula="of:=IF(ISNA(VLOOKUP([.$A370];['SQL 2008'.$A$2:.$A$1001];1;0));&quot;&quot;;&quot;Y&quot;)">
            <text:p/>
          </table:table-cell>
          <table:table-cell table:formula="of:=IF(ISNA(VLOOKUP([.$A370];['SQL 92'.$A$2:.$A$1001];1;0));&quot;&quot;;&quot;Y&quot;)">
            <text:p/>
          </table:table-cell>
          <table:table-cell table:style-name="ce34" table:formula="of:=IF(ISNA(VLOOKUP([.$A370];['SQLite 3'.$A$2:.$B$1002];1;0));&quot;&quot;;&quot;Y&quot;)">
            <text:p/>
          </table:table-cell>
          <table:table-cell table:style-name="ce34" table:formula="of:=IF(ISNA(VLOOKUP([.$A370];['MySQL 5.7'.$A$2:.$A$832];1;0));&quot;&quot;;&quot;Y&quot;)" office:value-type="string" office:string-value="Y">
            <text:p>Y</text:p>
          </table:table-cell>
          <table:table-cell table:formula="of:=IF(ISNA(VLOOKUP([.$A370];['Transact-SQL 2012'.$A$2:.$A$1001];1;0));&quot;&quot;;&quot;Y&quot;)">
            <text:p/>
          </table:table-cell>
          <table:table-cell table:formula="of:=IF(ISNA(VLOOKUP([.$A370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INT3</text:p>
          </table:table-cell>
          <table:table-cell table:formula="of:=IF(ISNA(VLOOKUP([.$A371];['PostgreSQL 9.3'.$A$2:.$A$1001];1;0));&quot;&quot;;&quot;Y&quot;)">
            <text:p/>
          </table:table-cell>
          <table:table-cell table:formula="of:=IF(ISNA(VLOOKUP([.$A371];['SQL 2011'.$A$2:.$A$1001];1;0));&quot;&quot;;&quot;Y&quot;)">
            <text:p/>
          </table:table-cell>
          <table:table-cell table:formula="of:=IF(ISNA(VLOOKUP([.$A371];['SQL 2008'.$A$2:.$A$1001];1;0));&quot;&quot;;&quot;Y&quot;)">
            <text:p/>
          </table:table-cell>
          <table:table-cell table:formula="of:=IF(ISNA(VLOOKUP([.$A371];['SQL 92'.$A$2:.$A$1001];1;0));&quot;&quot;;&quot;Y&quot;)">
            <text:p/>
          </table:table-cell>
          <table:table-cell table:style-name="ce34" table:formula="of:=IF(ISNA(VLOOKUP([.$A371];['SQLite 3'.$A$2:.$B$1002];1;0));&quot;&quot;;&quot;Y&quot;)">
            <text:p/>
          </table:table-cell>
          <table:table-cell table:style-name="ce34" table:formula="of:=IF(ISNA(VLOOKUP([.$A371];['MySQL 5.7'.$A$2:.$A$832];1;0));&quot;&quot;;&quot;Y&quot;)" office:value-type="string" office:string-value="Y">
            <text:p>Y</text:p>
          </table:table-cell>
          <table:table-cell table:formula="of:=IF(ISNA(VLOOKUP([.$A371];['Transact-SQL 2012'.$A$2:.$A$1001];1;0));&quot;&quot;;&quot;Y&quot;)">
            <text:p/>
          </table:table-cell>
          <table:table-cell table:formula="of:=IF(ISNA(VLOOKUP([.$A371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INT4</text:p>
          </table:table-cell>
          <table:table-cell table:formula="of:=IF(ISNA(VLOOKUP([.$A372];['PostgreSQL 9.3'.$A$2:.$A$1001];1;0));&quot;&quot;;&quot;Y&quot;)">
            <text:p/>
          </table:table-cell>
          <table:table-cell table:formula="of:=IF(ISNA(VLOOKUP([.$A372];['SQL 2011'.$A$2:.$A$1001];1;0));&quot;&quot;;&quot;Y&quot;)">
            <text:p/>
          </table:table-cell>
          <table:table-cell table:formula="of:=IF(ISNA(VLOOKUP([.$A372];['SQL 2008'.$A$2:.$A$1001];1;0));&quot;&quot;;&quot;Y&quot;)">
            <text:p/>
          </table:table-cell>
          <table:table-cell table:formula="of:=IF(ISNA(VLOOKUP([.$A372];['SQL 92'.$A$2:.$A$1001];1;0));&quot;&quot;;&quot;Y&quot;)">
            <text:p/>
          </table:table-cell>
          <table:table-cell table:style-name="ce34" table:formula="of:=IF(ISNA(VLOOKUP([.$A372];['SQLite 3'.$A$2:.$B$1002];1;0));&quot;&quot;;&quot;Y&quot;)">
            <text:p/>
          </table:table-cell>
          <table:table-cell table:style-name="ce34" table:formula="of:=IF(ISNA(VLOOKUP([.$A372];['MySQL 5.7'.$A$2:.$A$832];1;0));&quot;&quot;;&quot;Y&quot;)" office:value-type="string" office:string-value="Y">
            <text:p>Y</text:p>
          </table:table-cell>
          <table:table-cell table:formula="of:=IF(ISNA(VLOOKUP([.$A372];['Transact-SQL 2012'.$A$2:.$A$1001];1;0));&quot;&quot;;&quot;Y&quot;)">
            <text:p/>
          </table:table-cell>
          <table:table-cell table:formula="of:=IF(ISNA(VLOOKUP([.$A372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INT8</text:p>
          </table:table-cell>
          <table:table-cell table:formula="of:=IF(ISNA(VLOOKUP([.$A373];['PostgreSQL 9.3'.$A$2:.$A$1001];1;0));&quot;&quot;;&quot;Y&quot;)">
            <text:p/>
          </table:table-cell>
          <table:table-cell table:formula="of:=IF(ISNA(VLOOKUP([.$A373];['SQL 2011'.$A$2:.$A$1001];1;0));&quot;&quot;;&quot;Y&quot;)">
            <text:p/>
          </table:table-cell>
          <table:table-cell table:formula="of:=IF(ISNA(VLOOKUP([.$A373];['SQL 2008'.$A$2:.$A$1001];1;0));&quot;&quot;;&quot;Y&quot;)">
            <text:p/>
          </table:table-cell>
          <table:table-cell table:formula="of:=IF(ISNA(VLOOKUP([.$A373];['SQL 92'.$A$2:.$A$1001];1;0));&quot;&quot;;&quot;Y&quot;)">
            <text:p/>
          </table:table-cell>
          <table:table-cell table:style-name="ce34" table:formula="of:=IF(ISNA(VLOOKUP([.$A373];['SQLite 3'.$A$2:.$B$1002];1;0));&quot;&quot;;&quot;Y&quot;)">
            <text:p/>
          </table:table-cell>
          <table:table-cell table:style-name="ce34" table:formula="of:=IF(ISNA(VLOOKUP([.$A373];['MySQL 5.7'.$A$2:.$A$832];1;0));&quot;&quot;;&quot;Y&quot;)" office:value-type="string" office:string-value="Y">
            <text:p>Y</text:p>
          </table:table-cell>
          <table:table-cell table:formula="of:=IF(ISNA(VLOOKUP([.$A373];['Transact-SQL 2012'.$A$2:.$A$1001];1;0));&quot;&quot;;&quot;Y&quot;)">
            <text:p/>
          </table:table-cell>
          <table:table-cell table:formula="of:=IF(ISNA(VLOOKUP([.$A37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NTEGER</text:p>
          </table:table-cell>
          <table:table-cell table:formula="of:=IF(ISNA(VLOOKUP([.$A374];['PostgreSQL 9.3'.$A$2:.$A$1001];1;0));&quot;&quot;;&quot;Y&quot;)" office:value-type="string" office:string-value="Y">
            <text:p>Y</text:p>
          </table:table-cell>
          <table:table-cell table:formula="of:=IF(ISNA(VLOOKUP([.$A374];['SQL 2011'.$A$2:.$A$1001];1;0));&quot;&quot;;&quot;Y&quot;)" office:value-type="string" office:string-value="Y">
            <text:p>Y</text:p>
          </table:table-cell>
          <table:table-cell table:formula="of:=IF(ISNA(VLOOKUP([.$A374];['SQL 2008'.$A$2:.$A$1001];1;0));&quot;&quot;;&quot;Y&quot;)" office:value-type="string" office:string-value="Y">
            <text:p>Y</text:p>
          </table:table-cell>
          <table:table-cell table:formula="of:=IF(ISNA(VLOOKUP([.$A374];['SQL 92'.$A$2:.$A$1001];1;0));&quot;&quot;;&quot;Y&quot;)" office:value-type="string" office:string-value="Y">
            <text:p>Y</text:p>
          </table:table-cell>
          <table:table-cell table:style-name="ce34" table:formula="of:=IF(ISNA(VLOOKUP([.$A374];['SQLite 3'.$A$2:.$B$1002];1;0));&quot;&quot;;&quot;Y&quot;)">
            <text:p/>
          </table:table-cell>
          <table:table-cell table:style-name="ce34" table:formula="of:=IF(ISNA(VLOOKUP([.$A374];['MySQL 5.7'.$A$2:.$A$832];1;0));&quot;&quot;;&quot;Y&quot;)" office:value-type="string" office:string-value="Y">
            <text:p>Y</text:p>
          </table:table-cell>
          <table:table-cell table:formula="of:=IF(ISNA(VLOOKUP([.$A374];['Transact-SQL 2012'.$A$2:.$A$1001];1;0));&quot;&quot;;&quot;Y&quot;)">
            <text:p/>
          </table:table-cell>
          <table:table-cell table:formula="of:=IF(ISNA(VLOOKUP([.$A37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INTEGRITY</text:p>
          </table:table-cell>
          <table:table-cell table:formula="of:=IF(ISNA(VLOOKUP([.$A375];['PostgreSQL 9.3'.$A$2:.$A$1001];1;0));&quot;&quot;;&quot;Y&quot;)">
            <text:p/>
          </table:table-cell>
          <table:table-cell table:formula="of:=IF(ISNA(VLOOKUP([.$A375];['SQL 2011'.$A$2:.$A$1001];1;0));&quot;&quot;;&quot;Y&quot;)" office:value-type="string" office:string-value="Y">
            <text:p>Y</text:p>
          </table:table-cell>
          <table:table-cell table:formula="of:=IF(ISNA(VLOOKUP([.$A375];['SQL 2008'.$A$2:.$A$1001];1;0));&quot;&quot;;&quot;Y&quot;)" office:value-type="string" office:string-value="Y">
            <text:p>Y</text:p>
          </table:table-cell>
          <table:table-cell table:formula="of:=IF(ISNA(VLOOKUP([.$A375];['SQL 92'.$A$2:.$A$1001];1;0));&quot;&quot;;&quot;Y&quot;)">
            <text:p/>
          </table:table-cell>
          <table:table-cell table:style-name="ce34" table:formula="of:=IF(ISNA(VLOOKUP([.$A375];['SQLite 3'.$A$2:.$B$1002];1;0));&quot;&quot;;&quot;Y&quot;)">
            <text:p/>
          </table:table-cell>
          <table:table-cell table:style-name="ce34" table:formula="of:=IF(ISNA(VLOOKUP([.$A375];['MySQL 5.7'.$A$2:.$A$832];1;0));&quot;&quot;;&quot;Y&quot;)">
            <text:p/>
          </table:table-cell>
          <table:table-cell table:formula="of:=IF(ISNA(VLOOKUP([.$A375];['Transact-SQL 2012'.$A$2:.$A$1001];1;0));&quot;&quot;;&quot;Y&quot;)">
            <text:p/>
          </table:table-cell>
          <table:table-cell table:formula="of:=IF(ISNA(VLOOKUP([.$A37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NTERSECT</text:p>
          </table:table-cell>
          <table:table-cell table:formula="of:=IF(ISNA(VLOOKUP([.$A376];['PostgreSQL 9.3'.$A$2:.$A$1001];1;0));&quot;&quot;;&quot;Y&quot;)" office:value-type="string" office:string-value="Y">
            <text:p>Y</text:p>
          </table:table-cell>
          <table:table-cell table:formula="of:=IF(ISNA(VLOOKUP([.$A376];['SQL 2011'.$A$2:.$A$1001];1;0));&quot;&quot;;&quot;Y&quot;)" office:value-type="string" office:string-value="Y">
            <text:p>Y</text:p>
          </table:table-cell>
          <table:table-cell table:formula="of:=IF(ISNA(VLOOKUP([.$A376];['SQL 2008'.$A$2:.$A$1001];1;0));&quot;&quot;;&quot;Y&quot;)" office:value-type="string" office:string-value="Y">
            <text:p>Y</text:p>
          </table:table-cell>
          <table:table-cell table:formula="of:=IF(ISNA(VLOOKUP([.$A376];['SQL 92'.$A$2:.$A$1001];1;0));&quot;&quot;;&quot;Y&quot;)" office:value-type="string" office:string-value="Y">
            <text:p>Y</text:p>
          </table:table-cell>
          <table:table-cell table:style-name="ce34" table:formula="of:=IF(ISNA(VLOOKUP([.$A376];['SQLite 3'.$A$2:.$B$1002];1;0));&quot;&quot;;&quot;Y&quot;)" office:value-type="string" office:string-value="Y">
            <text:p>Y</text:p>
          </table:table-cell>
          <table:table-cell table:style-name="ce34" table:formula="of:=IF(ISNA(VLOOKUP([.$A376];['MySQL 5.7'.$A$2:.$A$832];1;0));&quot;&quot;;&quot;Y&quot;)">
            <text:p/>
          </table:table-cell>
          <table:table-cell table:formula="of:=IF(ISNA(VLOOKUP([.$A376];['Transact-SQL 2012'.$A$2:.$A$1001];1;0));&quot;&quot;;&quot;Y&quot;)" office:value-type="string" office:string-value="Y">
            <text:p>Y</text:p>
          </table:table-cell>
          <table:table-cell table:formula="of:=IF(ISNA(VLOOKUP([.$A376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INTERSECTION</text:p>
          </table:table-cell>
          <table:table-cell table:formula="of:=IF(ISNA(VLOOKUP([.$A377];['PostgreSQL 9.3'.$A$2:.$A$1001];1;0));&quot;&quot;;&quot;Y&quot;)">
            <text:p/>
          </table:table-cell>
          <table:table-cell table:formula="of:=IF(ISNA(VLOOKUP([.$A377];['SQL 2011'.$A$2:.$A$1001];1;0));&quot;&quot;;&quot;Y&quot;)" office:value-type="string" office:string-value="Y">
            <text:p>Y</text:p>
          </table:table-cell>
          <table:table-cell table:formula="of:=IF(ISNA(VLOOKUP([.$A377];['SQL 2008'.$A$2:.$A$1001];1;0));&quot;&quot;;&quot;Y&quot;)" office:value-type="string" office:string-value="Y">
            <text:p>Y</text:p>
          </table:table-cell>
          <table:table-cell table:formula="of:=IF(ISNA(VLOOKUP([.$A377];['SQL 92'.$A$2:.$A$1001];1;0));&quot;&quot;;&quot;Y&quot;)">
            <text:p/>
          </table:table-cell>
          <table:table-cell table:style-name="ce34" table:formula="of:=IF(ISNA(VLOOKUP([.$A377];['SQLite 3'.$A$2:.$B$1002];1;0));&quot;&quot;;&quot;Y&quot;)">
            <text:p/>
          </table:table-cell>
          <table:table-cell table:style-name="ce34" table:formula="of:=IF(ISNA(VLOOKUP([.$A377];['MySQL 5.7'.$A$2:.$A$832];1;0));&quot;&quot;;&quot;Y&quot;)">
            <text:p/>
          </table:table-cell>
          <table:table-cell table:formula="of:=IF(ISNA(VLOOKUP([.$A377];['Transact-SQL 2012'.$A$2:.$A$1001];1;0));&quot;&quot;;&quot;Y&quot;)">
            <text:p/>
          </table:table-cell>
          <table:table-cell table:formula="of:=IF(ISNA(VLOOKUP([.$A37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NTERVAL</text:p>
          </table:table-cell>
          <table:table-cell table:formula="of:=IF(ISNA(VLOOKUP([.$A378];['PostgreSQL 9.3'.$A$2:.$A$1001];1;0));&quot;&quot;;&quot;Y&quot;)" office:value-type="string" office:string-value="Y">
            <text:p>Y</text:p>
          </table:table-cell>
          <table:table-cell table:formula="of:=IF(ISNA(VLOOKUP([.$A378];['SQL 2011'.$A$2:.$A$1001];1;0));&quot;&quot;;&quot;Y&quot;)" office:value-type="string" office:string-value="Y">
            <text:p>Y</text:p>
          </table:table-cell>
          <table:table-cell table:formula="of:=IF(ISNA(VLOOKUP([.$A378];['SQL 2008'.$A$2:.$A$1001];1;0));&quot;&quot;;&quot;Y&quot;)" office:value-type="string" office:string-value="Y">
            <text:p>Y</text:p>
          </table:table-cell>
          <table:table-cell table:formula="of:=IF(ISNA(VLOOKUP([.$A378];['SQL 92'.$A$2:.$A$1001];1;0));&quot;&quot;;&quot;Y&quot;)" office:value-type="string" office:string-value="Y">
            <text:p>Y</text:p>
          </table:table-cell>
          <table:table-cell table:style-name="ce34" table:formula="of:=IF(ISNA(VLOOKUP([.$A378];['SQLite 3'.$A$2:.$B$1002];1;0));&quot;&quot;;&quot;Y&quot;)">
            <text:p/>
          </table:table-cell>
          <table:table-cell table:style-name="ce34" table:formula="of:=IF(ISNA(VLOOKUP([.$A378];['MySQL 5.7'.$A$2:.$A$832];1;0));&quot;&quot;;&quot;Y&quot;)" office:value-type="string" office:string-value="Y">
            <text:p>Y</text:p>
          </table:table-cell>
          <table:table-cell table:formula="of:=IF(ISNA(VLOOKUP([.$A378];['Transact-SQL 2012'.$A$2:.$A$1001];1;0));&quot;&quot;;&quot;Y&quot;)">
            <text:p/>
          </table:table-cell>
          <table:table-cell table:formula="of:=IF(ISNA(VLOOKUP([.$A378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INTO</text:p>
          </table:table-cell>
          <table:table-cell table:formula="of:=IF(ISNA(VLOOKUP([.$A379];['PostgreSQL 9.3'.$A$2:.$A$1001];1;0));&quot;&quot;;&quot;Y&quot;)" office:value-type="string" office:string-value="Y">
            <text:p>Y</text:p>
          </table:table-cell>
          <table:table-cell table:formula="of:=IF(ISNA(VLOOKUP([.$A379];['SQL 2011'.$A$2:.$A$1001];1;0));&quot;&quot;;&quot;Y&quot;)" office:value-type="string" office:string-value="Y">
            <text:p>Y</text:p>
          </table:table-cell>
          <table:table-cell table:formula="of:=IF(ISNA(VLOOKUP([.$A379];['SQL 2008'.$A$2:.$A$1001];1;0));&quot;&quot;;&quot;Y&quot;)" office:value-type="string" office:string-value="Y">
            <text:p>Y</text:p>
          </table:table-cell>
          <table:table-cell table:formula="of:=IF(ISNA(VLOOKUP([.$A379];['SQL 92'.$A$2:.$A$1001];1;0));&quot;&quot;;&quot;Y&quot;)" office:value-type="string" office:string-value="Y">
            <text:p>Y</text:p>
          </table:table-cell>
          <table:table-cell table:style-name="ce34" table:formula="of:=IF(ISNA(VLOOKUP([.$A379];['SQLite 3'.$A$2:.$B$1002];1;0));&quot;&quot;;&quot;Y&quot;)" office:value-type="string" office:string-value="Y">
            <text:p>Y</text:p>
          </table:table-cell>
          <table:table-cell table:style-name="ce34" table:formula="of:=IF(ISNA(VLOOKUP([.$A379];['MySQL 5.7'.$A$2:.$A$832];1;0));&quot;&quot;;&quot;Y&quot;)" office:value-type="string" office:string-value="Y">
            <text:p>Y</text:p>
          </table:table-cell>
          <table:table-cell table:formula="of:=IF(ISNA(VLOOKUP([.$A379];['Transact-SQL 2012'.$A$2:.$A$1001];1;0));&quot;&quot;;&quot;Y&quot;)" office:value-type="string" office:string-value="Y">
            <text:p>Y</text:p>
          </table:table-cell>
          <table:table-cell table:formula="of:=IF(ISNA(VLOOKUP([.$A379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INVOKER</text:p>
          </table:table-cell>
          <table:table-cell table:formula="of:=IF(ISNA(VLOOKUP([.$A380];['PostgreSQL 9.3'.$A$2:.$A$1001];1;0));&quot;&quot;;&quot;Y&quot;)" office:value-type="string" office:string-value="Y">
            <text:p>Y</text:p>
          </table:table-cell>
          <table:table-cell table:formula="of:=IF(ISNA(VLOOKUP([.$A380];['SQL 2011'.$A$2:.$A$1001];1;0));&quot;&quot;;&quot;Y&quot;)" office:value-type="string" office:string-value="Y">
            <text:p>Y</text:p>
          </table:table-cell>
          <table:table-cell table:formula="of:=IF(ISNA(VLOOKUP([.$A380];['SQL 2008'.$A$2:.$A$1001];1;0));&quot;&quot;;&quot;Y&quot;)" office:value-type="string" office:string-value="Y">
            <text:p>Y</text:p>
          </table:table-cell>
          <table:table-cell table:formula="of:=IF(ISNA(VLOOKUP([.$A380];['SQL 92'.$A$2:.$A$1001];1;0));&quot;&quot;;&quot;Y&quot;)">
            <text:p/>
          </table:table-cell>
          <table:table-cell table:style-name="ce34" table:formula="of:=IF(ISNA(VLOOKUP([.$A380];['SQLite 3'.$A$2:.$B$1002];1;0));&quot;&quot;;&quot;Y&quot;)">
            <text:p/>
          </table:table-cell>
          <table:table-cell table:style-name="ce34" table:formula="of:=IF(ISNA(VLOOKUP([.$A380];['MySQL 5.7'.$A$2:.$A$832];1;0));&quot;&quot;;&quot;Y&quot;)">
            <text:p/>
          </table:table-cell>
          <table:table-cell table:formula="of:=IF(ISNA(VLOOKUP([.$A380];['Transact-SQL 2012'.$A$2:.$A$1001];1;0));&quot;&quot;;&quot;Y&quot;)">
            <text:p/>
          </table:table-cell>
          <table:table-cell table:formula="of:=IF(ISNA(VLOOKUP([.$A380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IO_AFTER_GTIDS</text:p>
          </table:table-cell>
          <table:table-cell table:formula="of:=IF(ISNA(VLOOKUP([.$A381];['PostgreSQL 9.3'.$A$2:.$A$1001];1;0));&quot;&quot;;&quot;Y&quot;)">
            <text:p/>
          </table:table-cell>
          <table:table-cell table:formula="of:=IF(ISNA(VLOOKUP([.$A381];['SQL 2011'.$A$2:.$A$1001];1;0));&quot;&quot;;&quot;Y&quot;)">
            <text:p/>
          </table:table-cell>
          <table:table-cell table:formula="of:=IF(ISNA(VLOOKUP([.$A381];['SQL 2008'.$A$2:.$A$1001];1;0));&quot;&quot;;&quot;Y&quot;)">
            <text:p/>
          </table:table-cell>
          <table:table-cell table:formula="of:=IF(ISNA(VLOOKUP([.$A381];['SQL 92'.$A$2:.$A$1001];1;0));&quot;&quot;;&quot;Y&quot;)">
            <text:p/>
          </table:table-cell>
          <table:table-cell table:style-name="ce34" table:formula="of:=IF(ISNA(VLOOKUP([.$A381];['SQLite 3'.$A$2:.$B$1002];1;0));&quot;&quot;;&quot;Y&quot;)">
            <text:p/>
          </table:table-cell>
          <table:table-cell table:style-name="ce34" table:formula="of:=IF(ISNA(VLOOKUP([.$A381];['MySQL 5.7'.$A$2:.$A$832];1;0));&quot;&quot;;&quot;Y&quot;)" office:value-type="string" office:string-value="Y">
            <text:p>Y</text:p>
          </table:table-cell>
          <table:table-cell table:formula="of:=IF(ISNA(VLOOKUP([.$A381];['Transact-SQL 2012'.$A$2:.$A$1001];1;0));&quot;&quot;;&quot;Y&quot;)">
            <text:p/>
          </table:table-cell>
          <table:table-cell table:formula="of:=IF(ISNA(VLOOKUP([.$A381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IO_BEFORE_GTIDS</text:p>
          </table:table-cell>
          <table:table-cell table:formula="of:=IF(ISNA(VLOOKUP([.$A382];['PostgreSQL 9.3'.$A$2:.$A$1001];1;0));&quot;&quot;;&quot;Y&quot;)">
            <text:p/>
          </table:table-cell>
          <table:table-cell table:formula="of:=IF(ISNA(VLOOKUP([.$A382];['SQL 2011'.$A$2:.$A$1001];1;0));&quot;&quot;;&quot;Y&quot;)">
            <text:p/>
          </table:table-cell>
          <table:table-cell table:formula="of:=IF(ISNA(VLOOKUP([.$A382];['SQL 2008'.$A$2:.$A$1001];1;0));&quot;&quot;;&quot;Y&quot;)">
            <text:p/>
          </table:table-cell>
          <table:table-cell table:formula="of:=IF(ISNA(VLOOKUP([.$A382];['SQL 92'.$A$2:.$A$1001];1;0));&quot;&quot;;&quot;Y&quot;)">
            <text:p/>
          </table:table-cell>
          <table:table-cell table:style-name="ce34" table:formula="of:=IF(ISNA(VLOOKUP([.$A382];['SQLite 3'.$A$2:.$B$1002];1;0));&quot;&quot;;&quot;Y&quot;)">
            <text:p/>
          </table:table-cell>
          <table:table-cell table:style-name="ce34" table:formula="of:=IF(ISNA(VLOOKUP([.$A382];['MySQL 5.7'.$A$2:.$A$832];1;0));&quot;&quot;;&quot;Y&quot;)" office:value-type="string" office:string-value="Y">
            <text:p>Y</text:p>
          </table:table-cell>
          <table:table-cell table:formula="of:=IF(ISNA(VLOOKUP([.$A382];['Transact-SQL 2012'.$A$2:.$A$1001];1;0));&quot;&quot;;&quot;Y&quot;)">
            <text:p/>
          </table:table-cell>
          <table:table-cell table:formula="of:=IF(ISNA(VLOOKUP([.$A38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S</text:p>
          </table:table-cell>
          <table:table-cell table:formula="of:=IF(ISNA(VLOOKUP([.$A383];['PostgreSQL 9.3'.$A$2:.$A$1001];1;0));&quot;&quot;;&quot;Y&quot;)" office:value-type="string" office:string-value="Y">
            <text:p>Y</text:p>
          </table:table-cell>
          <table:table-cell table:formula="of:=IF(ISNA(VLOOKUP([.$A383];['SQL 2011'.$A$2:.$A$1001];1;0));&quot;&quot;;&quot;Y&quot;)" office:value-type="string" office:string-value="Y">
            <text:p>Y</text:p>
          </table:table-cell>
          <table:table-cell table:formula="of:=IF(ISNA(VLOOKUP([.$A383];['SQL 2008'.$A$2:.$A$1001];1;0));&quot;&quot;;&quot;Y&quot;)" office:value-type="string" office:string-value="Y">
            <text:p>Y</text:p>
          </table:table-cell>
          <table:table-cell table:formula="of:=IF(ISNA(VLOOKUP([.$A383];['SQL 92'.$A$2:.$A$1001];1;0));&quot;&quot;;&quot;Y&quot;)" office:value-type="string" office:string-value="Y">
            <text:p>Y</text:p>
          </table:table-cell>
          <table:table-cell table:style-name="ce34" table:formula="of:=IF(ISNA(VLOOKUP([.$A383];['SQLite 3'.$A$2:.$B$1002];1;0));&quot;&quot;;&quot;Y&quot;)" office:value-type="string" office:string-value="Y">
            <text:p>Y</text:p>
          </table:table-cell>
          <table:table-cell table:style-name="ce34" table:formula="of:=IF(ISNA(VLOOKUP([.$A383];['MySQL 5.7'.$A$2:.$A$832];1;0));&quot;&quot;;&quot;Y&quot;)" office:value-type="string" office:string-value="Y">
            <text:p>Y</text:p>
          </table:table-cell>
          <table:table-cell table:formula="of:=IF(ISNA(VLOOKUP([.$A383];['Transact-SQL 2012'.$A$2:.$A$1001];1;0));&quot;&quot;;&quot;Y&quot;)" office:value-type="string" office:string-value="Y">
            <text:p>Y</text:p>
          </table:table-cell>
          <table:table-cell table:formula="of:=IF(ISNA(VLOOKUP([.$A383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ISNULL</text:p>
          </table:table-cell>
          <table:table-cell table:formula="of:=IF(ISNA(VLOOKUP([.$A384];['PostgreSQL 9.3'.$A$2:.$A$1001];1;0));&quot;&quot;;&quot;Y&quot;)" office:value-type="string" office:string-value="Y">
            <text:p>Y</text:p>
          </table:table-cell>
          <table:table-cell table:formula="of:=IF(ISNA(VLOOKUP([.$A384];['SQL 2011'.$A$2:.$A$1001];1;0));&quot;&quot;;&quot;Y&quot;)">
            <text:p/>
          </table:table-cell>
          <table:table-cell table:formula="of:=IF(ISNA(VLOOKUP([.$A384];['SQL 2008'.$A$2:.$A$1001];1;0));&quot;&quot;;&quot;Y&quot;)">
            <text:p/>
          </table:table-cell>
          <table:table-cell table:formula="of:=IF(ISNA(VLOOKUP([.$A384];['SQL 92'.$A$2:.$A$1001];1;0));&quot;&quot;;&quot;Y&quot;)">
            <text:p/>
          </table:table-cell>
          <table:table-cell table:style-name="ce34" table:formula="of:=IF(ISNA(VLOOKUP([.$A384];['SQLite 3'.$A$2:.$B$1002];1;0));&quot;&quot;;&quot;Y&quot;)" office:value-type="string" office:string-value="Y">
            <text:p>Y</text:p>
          </table:table-cell>
          <table:table-cell table:style-name="ce34" table:formula="of:=IF(ISNA(VLOOKUP([.$A384];['MySQL 5.7'.$A$2:.$A$832];1;0));&quot;&quot;;&quot;Y&quot;)">
            <text:p/>
          </table:table-cell>
          <table:table-cell table:formula="of:=IF(ISNA(VLOOKUP([.$A384];['Transact-SQL 2012'.$A$2:.$A$1001];1;0));&quot;&quot;;&quot;Y&quot;)">
            <text:p/>
          </table:table-cell>
          <table:table-cell table:formula="of:=IF(ISNA(VLOOKUP([.$A38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ISOLATION</text:p>
          </table:table-cell>
          <table:table-cell table:formula="of:=IF(ISNA(VLOOKUP([.$A385];['PostgreSQL 9.3'.$A$2:.$A$1001];1;0));&quot;&quot;;&quot;Y&quot;)" office:value-type="string" office:string-value="Y">
            <text:p>Y</text:p>
          </table:table-cell>
          <table:table-cell table:formula="of:=IF(ISNA(VLOOKUP([.$A385];['SQL 2011'.$A$2:.$A$1001];1;0));&quot;&quot;;&quot;Y&quot;)" office:value-type="string" office:string-value="Y">
            <text:p>Y</text:p>
          </table:table-cell>
          <table:table-cell table:formula="of:=IF(ISNA(VLOOKUP([.$A385];['SQL 2008'.$A$2:.$A$1001];1;0));&quot;&quot;;&quot;Y&quot;)" office:value-type="string" office:string-value="Y">
            <text:p>Y</text:p>
          </table:table-cell>
          <table:table-cell table:formula="of:=IF(ISNA(VLOOKUP([.$A385];['SQL 92'.$A$2:.$A$1001];1;0));&quot;&quot;;&quot;Y&quot;)" office:value-type="string" office:string-value="Y">
            <text:p>Y</text:p>
          </table:table-cell>
          <table:table-cell table:style-name="ce34" table:formula="of:=IF(ISNA(VLOOKUP([.$A385];['SQLite 3'.$A$2:.$B$1002];1;0));&quot;&quot;;&quot;Y&quot;)">
            <text:p/>
          </table:table-cell>
          <table:table-cell table:style-name="ce34" table:formula="of:=IF(ISNA(VLOOKUP([.$A385];['MySQL 5.7'.$A$2:.$A$832];1;0));&quot;&quot;;&quot;Y&quot;)">
            <text:p/>
          </table:table-cell>
          <table:table-cell table:formula="of:=IF(ISNA(VLOOKUP([.$A385];['Transact-SQL 2012'.$A$2:.$A$1001];1;0));&quot;&quot;;&quot;Y&quot;)">
            <text:p/>
          </table:table-cell>
          <table:table-cell table:formula="of:=IF(ISNA(VLOOKUP([.$A385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ITERATE</text:p>
          </table:table-cell>
          <table:table-cell table:formula="of:=IF(ISNA(VLOOKUP([.$A386];['PostgreSQL 9.3'.$A$2:.$A$1001];1;0));&quot;&quot;;&quot;Y&quot;)">
            <text:p/>
          </table:table-cell>
          <table:table-cell table:formula="of:=IF(ISNA(VLOOKUP([.$A386];['SQL 2011'.$A$2:.$A$1001];1;0));&quot;&quot;;&quot;Y&quot;)">
            <text:p/>
          </table:table-cell>
          <table:table-cell table:formula="of:=IF(ISNA(VLOOKUP([.$A386];['SQL 2008'.$A$2:.$A$1001];1;0));&quot;&quot;;&quot;Y&quot;)">
            <text:p/>
          </table:table-cell>
          <table:table-cell table:formula="of:=IF(ISNA(VLOOKUP([.$A386];['SQL 92'.$A$2:.$A$1001];1;0));&quot;&quot;;&quot;Y&quot;)">
            <text:p/>
          </table:table-cell>
          <table:table-cell table:style-name="ce34" table:formula="of:=IF(ISNA(VLOOKUP([.$A386];['SQLite 3'.$A$2:.$B$1002];1;0));&quot;&quot;;&quot;Y&quot;)">
            <text:p/>
          </table:table-cell>
          <table:table-cell table:style-name="ce34" table:formula="of:=IF(ISNA(VLOOKUP([.$A386];['MySQL 5.7'.$A$2:.$A$832];1;0));&quot;&quot;;&quot;Y&quot;)" office:value-type="string" office:string-value="Y">
            <text:p>Y</text:p>
          </table:table-cell>
          <table:table-cell table:formula="of:=IF(ISNA(VLOOKUP([.$A386];['Transact-SQL 2012'.$A$2:.$A$1001];1;0));&quot;&quot;;&quot;Y&quot;)">
            <text:p/>
          </table:table-cell>
          <table:table-cell table:formula="of:=IF(ISNA(VLOOKUP([.$A38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JOIN</text:p>
          </table:table-cell>
          <table:table-cell table:formula="of:=IF(ISNA(VLOOKUP([.$A387];['PostgreSQL 9.3'.$A$2:.$A$1001];1;0));&quot;&quot;;&quot;Y&quot;)" office:value-type="string" office:string-value="Y">
            <text:p>Y</text:p>
          </table:table-cell>
          <table:table-cell table:formula="of:=IF(ISNA(VLOOKUP([.$A387];['SQL 2011'.$A$2:.$A$1001];1;0));&quot;&quot;;&quot;Y&quot;)" office:value-type="string" office:string-value="Y">
            <text:p>Y</text:p>
          </table:table-cell>
          <table:table-cell table:formula="of:=IF(ISNA(VLOOKUP([.$A387];['SQL 2008'.$A$2:.$A$1001];1;0));&quot;&quot;;&quot;Y&quot;)" office:value-type="string" office:string-value="Y">
            <text:p>Y</text:p>
          </table:table-cell>
          <table:table-cell table:formula="of:=IF(ISNA(VLOOKUP([.$A387];['SQL 92'.$A$2:.$A$1001];1;0));&quot;&quot;;&quot;Y&quot;)" office:value-type="string" office:string-value="Y">
            <text:p>Y</text:p>
          </table:table-cell>
          <table:table-cell table:style-name="ce34" table:formula="of:=IF(ISNA(VLOOKUP([.$A387];['SQLite 3'.$A$2:.$B$1002];1;0));&quot;&quot;;&quot;Y&quot;)" office:value-type="string" office:string-value="Y">
            <text:p>Y</text:p>
          </table:table-cell>
          <table:table-cell table:style-name="ce34" table:formula="of:=IF(ISNA(VLOOKUP([.$A387];['MySQL 5.7'.$A$2:.$A$832];1;0));&quot;&quot;;&quot;Y&quot;)" office:value-type="string" office:string-value="Y">
            <text:p>Y</text:p>
          </table:table-cell>
          <table:table-cell table:formula="of:=IF(ISNA(VLOOKUP([.$A387];['Transact-SQL 2012'.$A$2:.$A$1001];1;0));&quot;&quot;;&quot;Y&quot;)" office:value-type="string" office:string-value="Y">
            <text:p>Y</text:p>
          </table:table-cell>
          <table:table-cell table:formula="of:=IF(ISNA(VLOOKUP([.$A387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K</text:p>
          </table:table-cell>
          <table:table-cell table:formula="of:=IF(ISNA(VLOOKUP([.$A388];['PostgreSQL 9.3'.$A$2:.$A$1001];1;0));&quot;&quot;;&quot;Y&quot;)">
            <text:p/>
          </table:table-cell>
          <table:table-cell table:formula="of:=IF(ISNA(VLOOKUP([.$A388];['SQL 2011'.$A$2:.$A$1001];1;0));&quot;&quot;;&quot;Y&quot;)" office:value-type="string" office:string-value="Y">
            <text:p>Y</text:p>
          </table:table-cell>
          <table:table-cell table:formula="of:=IF(ISNA(VLOOKUP([.$A388];['SQL 2008'.$A$2:.$A$1001];1;0));&quot;&quot;;&quot;Y&quot;)" office:value-type="string" office:string-value="Y">
            <text:p>Y</text:p>
          </table:table-cell>
          <table:table-cell table:formula="of:=IF(ISNA(VLOOKUP([.$A388];['SQL 92'.$A$2:.$A$1001];1;0));&quot;&quot;;&quot;Y&quot;)">
            <text:p/>
          </table:table-cell>
          <table:table-cell table:style-name="ce34" table:formula="of:=IF(ISNA(VLOOKUP([.$A388];['SQLite 3'.$A$2:.$B$1002];1;0));&quot;&quot;;&quot;Y&quot;)">
            <text:p/>
          </table:table-cell>
          <table:table-cell table:style-name="ce34" table:formula="of:=IF(ISNA(VLOOKUP([.$A388];['MySQL 5.7'.$A$2:.$A$832];1;0));&quot;&quot;;&quot;Y&quot;)">
            <text:p/>
          </table:table-cell>
          <table:table-cell table:formula="of:=IF(ISNA(VLOOKUP([.$A388];['Transact-SQL 2012'.$A$2:.$A$1001];1;0));&quot;&quot;;&quot;Y&quot;)">
            <text:p/>
          </table:table-cell>
          <table:table-cell table:formula="of:=IF(ISNA(VLOOKUP([.$A38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KEY</text:p>
          </table:table-cell>
          <table:table-cell table:formula="of:=IF(ISNA(VLOOKUP([.$A389];['PostgreSQL 9.3'.$A$2:.$A$1001];1;0));&quot;&quot;;&quot;Y&quot;)" office:value-type="string" office:string-value="Y">
            <text:p>Y</text:p>
          </table:table-cell>
          <table:table-cell table:formula="of:=IF(ISNA(VLOOKUP([.$A389];['SQL 2011'.$A$2:.$A$1001];1;0));&quot;&quot;;&quot;Y&quot;)" office:value-type="string" office:string-value="Y">
            <text:p>Y</text:p>
          </table:table-cell>
          <table:table-cell table:formula="of:=IF(ISNA(VLOOKUP([.$A389];['SQL 2008'.$A$2:.$A$1001];1;0));&quot;&quot;;&quot;Y&quot;)" office:value-type="string" office:string-value="Y">
            <text:p>Y</text:p>
          </table:table-cell>
          <table:table-cell table:formula="of:=IF(ISNA(VLOOKUP([.$A389];['SQL 92'.$A$2:.$A$1001];1;0));&quot;&quot;;&quot;Y&quot;)" office:value-type="string" office:string-value="Y">
            <text:p>Y</text:p>
          </table:table-cell>
          <table:table-cell table:style-name="ce34" table:formula="of:=IF(ISNA(VLOOKUP([.$A389];['SQLite 3'.$A$2:.$B$1002];1;0));&quot;&quot;;&quot;Y&quot;)" office:value-type="string" office:string-value="Y">
            <text:p>Y</text:p>
          </table:table-cell>
          <table:table-cell table:style-name="ce34" table:formula="of:=IF(ISNA(VLOOKUP([.$A389];['MySQL 5.7'.$A$2:.$A$832];1;0));&quot;&quot;;&quot;Y&quot;)" office:value-type="string" office:string-value="Y">
            <text:p>Y</text:p>
          </table:table-cell>
          <table:table-cell table:formula="of:=IF(ISNA(VLOOKUP([.$A389];['Transact-SQL 2012'.$A$2:.$A$1001];1;0));&quot;&quot;;&quot;Y&quot;)" office:value-type="string" office:string-value="Y">
            <text:p>Y</text:p>
          </table:table-cell>
          <table:table-cell table:formula="of:=IF(ISNA(VLOOKUP([.$A389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KEY_MEMBER</text:p>
          </table:table-cell>
          <table:table-cell table:formula="of:=IF(ISNA(VLOOKUP([.$A390];['PostgreSQL 9.3'.$A$2:.$A$1001];1;0));&quot;&quot;;&quot;Y&quot;)">
            <text:p/>
          </table:table-cell>
          <table:table-cell table:formula="of:=IF(ISNA(VLOOKUP([.$A390];['SQL 2011'.$A$2:.$A$1001];1;0));&quot;&quot;;&quot;Y&quot;)" office:value-type="string" office:string-value="Y">
            <text:p>Y</text:p>
          </table:table-cell>
          <table:table-cell table:formula="of:=IF(ISNA(VLOOKUP([.$A390];['SQL 2008'.$A$2:.$A$1001];1;0));&quot;&quot;;&quot;Y&quot;)" office:value-type="string" office:string-value="Y">
            <text:p>Y</text:p>
          </table:table-cell>
          <table:table-cell table:formula="of:=IF(ISNA(VLOOKUP([.$A390];['SQL 92'.$A$2:.$A$1001];1;0));&quot;&quot;;&quot;Y&quot;)">
            <text:p/>
          </table:table-cell>
          <table:table-cell table:style-name="ce34" table:formula="of:=IF(ISNA(VLOOKUP([.$A390];['SQLite 3'.$A$2:.$B$1002];1;0));&quot;&quot;;&quot;Y&quot;)">
            <text:p/>
          </table:table-cell>
          <table:table-cell table:style-name="ce34" table:formula="of:=IF(ISNA(VLOOKUP([.$A390];['MySQL 5.7'.$A$2:.$A$832];1;0));&quot;&quot;;&quot;Y&quot;)">
            <text:p/>
          </table:table-cell>
          <table:table-cell table:formula="of:=IF(ISNA(VLOOKUP([.$A390];['Transact-SQL 2012'.$A$2:.$A$1001];1;0));&quot;&quot;;&quot;Y&quot;)">
            <text:p/>
          </table:table-cell>
          <table:table-cell table:formula="of:=IF(ISNA(VLOOKUP([.$A39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KEY_TYPE</text:p>
          </table:table-cell>
          <table:table-cell table:formula="of:=IF(ISNA(VLOOKUP([.$A391];['PostgreSQL 9.3'.$A$2:.$A$1001];1;0));&quot;&quot;;&quot;Y&quot;)">
            <text:p/>
          </table:table-cell>
          <table:table-cell table:formula="of:=IF(ISNA(VLOOKUP([.$A391];['SQL 2011'.$A$2:.$A$1001];1;0));&quot;&quot;;&quot;Y&quot;)" office:value-type="string" office:string-value="Y">
            <text:p>Y</text:p>
          </table:table-cell>
          <table:table-cell table:formula="of:=IF(ISNA(VLOOKUP([.$A391];['SQL 2008'.$A$2:.$A$1001];1;0));&quot;&quot;;&quot;Y&quot;)" office:value-type="string" office:string-value="Y">
            <text:p>Y</text:p>
          </table:table-cell>
          <table:table-cell table:formula="of:=IF(ISNA(VLOOKUP([.$A391];['SQL 92'.$A$2:.$A$1001];1;0));&quot;&quot;;&quot;Y&quot;)">
            <text:p/>
          </table:table-cell>
          <table:table-cell table:style-name="ce34" table:formula="of:=IF(ISNA(VLOOKUP([.$A391];['SQLite 3'.$A$2:.$B$1002];1;0));&quot;&quot;;&quot;Y&quot;)">
            <text:p/>
          </table:table-cell>
          <table:table-cell table:style-name="ce34" table:formula="of:=IF(ISNA(VLOOKUP([.$A391];['MySQL 5.7'.$A$2:.$A$832];1;0));&quot;&quot;;&quot;Y&quot;)">
            <text:p/>
          </table:table-cell>
          <table:table-cell table:formula="of:=IF(ISNA(VLOOKUP([.$A391];['Transact-SQL 2012'.$A$2:.$A$1001];1;0));&quot;&quot;;&quot;Y&quot;)">
            <text:p/>
          </table:table-cell>
          <table:table-cell table:formula="of:=IF(ISNA(VLOOKUP([.$A391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KEYS</text:p>
          </table:table-cell>
          <table:table-cell table:formula="of:=IF(ISNA(VLOOKUP([.$A392];['PostgreSQL 9.3'.$A$2:.$A$1001];1;0));&quot;&quot;;&quot;Y&quot;)">
            <text:p/>
          </table:table-cell>
          <table:table-cell table:formula="of:=IF(ISNA(VLOOKUP([.$A392];['SQL 2011'.$A$2:.$A$1001];1;0));&quot;&quot;;&quot;Y&quot;)">
            <text:p/>
          </table:table-cell>
          <table:table-cell table:formula="of:=IF(ISNA(VLOOKUP([.$A392];['SQL 2008'.$A$2:.$A$1001];1;0));&quot;&quot;;&quot;Y&quot;)">
            <text:p/>
          </table:table-cell>
          <table:table-cell table:formula="of:=IF(ISNA(VLOOKUP([.$A392];['SQL 92'.$A$2:.$A$1001];1;0));&quot;&quot;;&quot;Y&quot;)">
            <text:p/>
          </table:table-cell>
          <table:table-cell table:style-name="ce34" table:formula="of:=IF(ISNA(VLOOKUP([.$A392];['SQLite 3'.$A$2:.$B$1002];1;0));&quot;&quot;;&quot;Y&quot;)">
            <text:p/>
          </table:table-cell>
          <table:table-cell table:style-name="ce34" table:formula="of:=IF(ISNA(VLOOKUP([.$A392];['MySQL 5.7'.$A$2:.$A$832];1;0));&quot;&quot;;&quot;Y&quot;)" office:value-type="string" office:string-value="Y">
            <text:p>Y</text:p>
          </table:table-cell>
          <table:table-cell table:formula="of:=IF(ISNA(VLOOKUP([.$A392];['Transact-SQL 2012'.$A$2:.$A$1001];1;0));&quot;&quot;;&quot;Y&quot;)">
            <text:p/>
          </table:table-cell>
          <table:table-cell table:formula="of:=IF(ISNA(VLOOKUP([.$A392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KILL</text:p>
          </table:table-cell>
          <table:table-cell table:formula="of:=IF(ISNA(VLOOKUP([.$A393];['PostgreSQL 9.3'.$A$2:.$A$1001];1;0));&quot;&quot;;&quot;Y&quot;)">
            <text:p/>
          </table:table-cell>
          <table:table-cell table:formula="of:=IF(ISNA(VLOOKUP([.$A393];['SQL 2011'.$A$2:.$A$1001];1;0));&quot;&quot;;&quot;Y&quot;)">
            <text:p/>
          </table:table-cell>
          <table:table-cell table:formula="of:=IF(ISNA(VLOOKUP([.$A393];['SQL 2008'.$A$2:.$A$1001];1;0));&quot;&quot;;&quot;Y&quot;)">
            <text:p/>
          </table:table-cell>
          <table:table-cell table:formula="of:=IF(ISNA(VLOOKUP([.$A393];['SQL 92'.$A$2:.$A$1001];1;0));&quot;&quot;;&quot;Y&quot;)">
            <text:p/>
          </table:table-cell>
          <table:table-cell table:style-name="ce34" table:formula="of:=IF(ISNA(VLOOKUP([.$A393];['SQLite 3'.$A$2:.$B$1002];1;0));&quot;&quot;;&quot;Y&quot;)">
            <text:p/>
          </table:table-cell>
          <table:table-cell table:style-name="ce34" table:formula="of:=IF(ISNA(VLOOKUP([.$A393];['MySQL 5.7'.$A$2:.$A$832];1;0));&quot;&quot;;&quot;Y&quot;)" office:value-type="string" office:string-value="Y">
            <text:p>Y</text:p>
          </table:table-cell>
          <table:table-cell table:formula="of:=IF(ISNA(VLOOKUP([.$A393];['Transact-SQL 2012'.$A$2:.$A$1001];1;0));&quot;&quot;;&quot;Y&quot;)" office:value-type="string" office:string-value="Y">
            <text:p>Y</text:p>
          </table:table-cell>
          <table:table-cell table:formula="of:=IF(ISNA(VLOOKUP([.$A39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ABEL</text:p>
          </table:table-cell>
          <table:table-cell table:formula="of:=IF(ISNA(VLOOKUP([.$A394];['PostgreSQL 9.3'.$A$2:.$A$1001];1;0));&quot;&quot;;&quot;Y&quot;)" office:value-type="string" office:string-value="Y">
            <text:p>Y</text:p>
          </table:table-cell>
          <table:table-cell table:formula="of:=IF(ISNA(VLOOKUP([.$A394];['SQL 2011'.$A$2:.$A$1001];1;0));&quot;&quot;;&quot;Y&quot;)">
            <text:p/>
          </table:table-cell>
          <table:table-cell table:formula="of:=IF(ISNA(VLOOKUP([.$A394];['SQL 2008'.$A$2:.$A$1001];1;0));&quot;&quot;;&quot;Y&quot;)">
            <text:p/>
          </table:table-cell>
          <table:table-cell table:formula="of:=IF(ISNA(VLOOKUP([.$A394];['SQL 92'.$A$2:.$A$1001];1;0));&quot;&quot;;&quot;Y&quot;)">
            <text:p/>
          </table:table-cell>
          <table:table-cell table:style-name="ce34" table:formula="of:=IF(ISNA(VLOOKUP([.$A394];['SQLite 3'.$A$2:.$B$1002];1;0));&quot;&quot;;&quot;Y&quot;)">
            <text:p/>
          </table:table-cell>
          <table:table-cell table:style-name="ce34" table:formula="of:=IF(ISNA(VLOOKUP([.$A394];['MySQL 5.7'.$A$2:.$A$832];1;0));&quot;&quot;;&quot;Y&quot;)">
            <text:p/>
          </table:table-cell>
          <table:table-cell table:formula="of:=IF(ISNA(VLOOKUP([.$A394];['Transact-SQL 2012'.$A$2:.$A$1001];1;0));&quot;&quot;;&quot;Y&quot;)">
            <text:p/>
          </table:table-cell>
          <table:table-cell table:formula="of:=IF(ISNA(VLOOKUP([.$A39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AG</text:p>
          </table:table-cell>
          <table:table-cell table:formula="of:=IF(ISNA(VLOOKUP([.$A395];['PostgreSQL 9.3'.$A$2:.$A$1001];1;0));&quot;&quot;;&quot;Y&quot;)">
            <text:p/>
          </table:table-cell>
          <table:table-cell table:formula="of:=IF(ISNA(VLOOKUP([.$A395];['SQL 2011'.$A$2:.$A$1001];1;0));&quot;&quot;;&quot;Y&quot;)" office:value-type="string" office:string-value="Y">
            <text:p>Y</text:p>
          </table:table-cell>
          <table:table-cell table:formula="of:=IF(ISNA(VLOOKUP([.$A395];['SQL 2008'.$A$2:.$A$1001];1;0));&quot;&quot;;&quot;Y&quot;)" office:value-type="string" office:string-value="Y">
            <text:p>Y</text:p>
          </table:table-cell>
          <table:table-cell table:formula="of:=IF(ISNA(VLOOKUP([.$A395];['SQL 92'.$A$2:.$A$1001];1;0));&quot;&quot;;&quot;Y&quot;)">
            <text:p/>
          </table:table-cell>
          <table:table-cell table:style-name="ce34" table:formula="of:=IF(ISNA(VLOOKUP([.$A395];['SQLite 3'.$A$2:.$B$1002];1;0));&quot;&quot;;&quot;Y&quot;)">
            <text:p/>
          </table:table-cell>
          <table:table-cell table:style-name="ce34" table:formula="of:=IF(ISNA(VLOOKUP([.$A395];['MySQL 5.7'.$A$2:.$A$832];1;0));&quot;&quot;;&quot;Y&quot;)">
            <text:p/>
          </table:table-cell>
          <table:table-cell table:formula="of:=IF(ISNA(VLOOKUP([.$A395];['Transact-SQL 2012'.$A$2:.$A$1001];1;0));&quot;&quot;;&quot;Y&quot;)">
            <text:p/>
          </table:table-cell>
          <table:table-cell table:formula="of:=IF(ISNA(VLOOKUP([.$A39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ANGUAGE</text:p>
          </table:table-cell>
          <table:table-cell table:formula="of:=IF(ISNA(VLOOKUP([.$A396];['PostgreSQL 9.3'.$A$2:.$A$1001];1;0));&quot;&quot;;&quot;Y&quot;)" office:value-type="string" office:string-value="Y">
            <text:p>Y</text:p>
          </table:table-cell>
          <table:table-cell table:formula="of:=IF(ISNA(VLOOKUP([.$A396];['SQL 2011'.$A$2:.$A$1001];1;0));&quot;&quot;;&quot;Y&quot;)" office:value-type="string" office:string-value="Y">
            <text:p>Y</text:p>
          </table:table-cell>
          <table:table-cell table:formula="of:=IF(ISNA(VLOOKUP([.$A396];['SQL 2008'.$A$2:.$A$1001];1;0));&quot;&quot;;&quot;Y&quot;)" office:value-type="string" office:string-value="Y">
            <text:p>Y</text:p>
          </table:table-cell>
          <table:table-cell table:formula="of:=IF(ISNA(VLOOKUP([.$A396];['SQL 92'.$A$2:.$A$1001];1;0));&quot;&quot;;&quot;Y&quot;)" office:value-type="string" office:string-value="Y">
            <text:p>Y</text:p>
          </table:table-cell>
          <table:table-cell table:style-name="ce34" table:formula="of:=IF(ISNA(VLOOKUP([.$A396];['SQLite 3'.$A$2:.$B$1002];1;0));&quot;&quot;;&quot;Y&quot;)">
            <text:p/>
          </table:table-cell>
          <table:table-cell table:style-name="ce34" table:formula="of:=IF(ISNA(VLOOKUP([.$A396];['MySQL 5.7'.$A$2:.$A$832];1;0));&quot;&quot;;&quot;Y&quot;)">
            <text:p/>
          </table:table-cell>
          <table:table-cell table:formula="of:=IF(ISNA(VLOOKUP([.$A396];['Transact-SQL 2012'.$A$2:.$A$1001];1;0));&quot;&quot;;&quot;Y&quot;)">
            <text:p/>
          </table:table-cell>
          <table:table-cell table:formula="of:=IF(ISNA(VLOOKUP([.$A396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LARGE</text:p>
          </table:table-cell>
          <table:table-cell table:formula="of:=IF(ISNA(VLOOKUP([.$A397];['PostgreSQL 9.3'.$A$2:.$A$1001];1;0));&quot;&quot;;&quot;Y&quot;)" office:value-type="string" office:string-value="Y">
            <text:p>Y</text:p>
          </table:table-cell>
          <table:table-cell table:formula="of:=IF(ISNA(VLOOKUP([.$A397];['SQL 2011'.$A$2:.$A$1001];1;0));&quot;&quot;;&quot;Y&quot;)" office:value-type="string" office:string-value="Y">
            <text:p>Y</text:p>
          </table:table-cell>
          <table:table-cell table:formula="of:=IF(ISNA(VLOOKUP([.$A397];['SQL 2008'.$A$2:.$A$1001];1;0));&quot;&quot;;&quot;Y&quot;)" office:value-type="string" office:string-value="Y">
            <text:p>Y</text:p>
          </table:table-cell>
          <table:table-cell table:formula="of:=IF(ISNA(VLOOKUP([.$A397];['SQL 92'.$A$2:.$A$1001];1;0));&quot;&quot;;&quot;Y&quot;)">
            <text:p/>
          </table:table-cell>
          <table:table-cell table:style-name="ce34" table:formula="of:=IF(ISNA(VLOOKUP([.$A397];['SQLite 3'.$A$2:.$B$1002];1;0));&quot;&quot;;&quot;Y&quot;)">
            <text:p/>
          </table:table-cell>
          <table:table-cell table:style-name="ce34" table:formula="of:=IF(ISNA(VLOOKUP([.$A397];['MySQL 5.7'.$A$2:.$A$832];1;0));&quot;&quot;;&quot;Y&quot;)">
            <text:p/>
          </table:table-cell>
          <table:table-cell table:formula="of:=IF(ISNA(VLOOKUP([.$A397];['Transact-SQL 2012'.$A$2:.$A$1001];1;0));&quot;&quot;;&quot;Y&quot;)">
            <text:p/>
          </table:table-cell>
          <table:table-cell table:formula="of:=IF(ISNA(VLOOKUP([.$A39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AST</text:p>
          </table:table-cell>
          <table:table-cell table:formula="of:=IF(ISNA(VLOOKUP([.$A398];['PostgreSQL 9.3'.$A$2:.$A$1001];1;0));&quot;&quot;;&quot;Y&quot;)" office:value-type="string" office:string-value="Y">
            <text:p>Y</text:p>
          </table:table-cell>
          <table:table-cell table:formula="of:=IF(ISNA(VLOOKUP([.$A398];['SQL 2011'.$A$2:.$A$1001];1;0));&quot;&quot;;&quot;Y&quot;)" office:value-type="string" office:string-value="Y">
            <text:p>Y</text:p>
          </table:table-cell>
          <table:table-cell table:formula="of:=IF(ISNA(VLOOKUP([.$A398];['SQL 2008'.$A$2:.$A$1001];1;0));&quot;&quot;;&quot;Y&quot;)" office:value-type="string" office:string-value="Y">
            <text:p>Y</text:p>
          </table:table-cell>
          <table:table-cell table:formula="of:=IF(ISNA(VLOOKUP([.$A398];['SQL 92'.$A$2:.$A$1001];1;0));&quot;&quot;;&quot;Y&quot;)" office:value-type="string" office:string-value="Y">
            <text:p>Y</text:p>
          </table:table-cell>
          <table:table-cell table:style-name="ce34" table:formula="of:=IF(ISNA(VLOOKUP([.$A398];['SQLite 3'.$A$2:.$B$1002];1;0));&quot;&quot;;&quot;Y&quot;)">
            <text:p/>
          </table:table-cell>
          <table:table-cell table:style-name="ce34" table:formula="of:=IF(ISNA(VLOOKUP([.$A398];['MySQL 5.7'.$A$2:.$A$832];1;0));&quot;&quot;;&quot;Y&quot;)">
            <text:p/>
          </table:table-cell>
          <table:table-cell table:formula="of:=IF(ISNA(VLOOKUP([.$A398];['Transact-SQL 2012'.$A$2:.$A$1001];1;0));&quot;&quot;;&quot;Y&quot;)">
            <text:p/>
          </table:table-cell>
          <table:table-cell table:formula="of:=IF(ISNA(VLOOKUP([.$A398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LAST_VALUE</text:p>
          </table:table-cell>
          <table:table-cell table:formula="of:=IF(ISNA(VLOOKUP([.$A399];['PostgreSQL 9.3'.$A$2:.$A$1001];1;0));&quot;&quot;;&quot;Y&quot;)">
            <text:p/>
          </table:table-cell>
          <table:table-cell table:formula="of:=IF(ISNA(VLOOKUP([.$A399];['SQL 2011'.$A$2:.$A$1001];1;0));&quot;&quot;;&quot;Y&quot;)" office:value-type="string" office:string-value="Y">
            <text:p>Y</text:p>
          </table:table-cell>
          <table:table-cell table:formula="of:=IF(ISNA(VLOOKUP([.$A399];['SQL 2008'.$A$2:.$A$1001];1;0));&quot;&quot;;&quot;Y&quot;)" office:value-type="string" office:string-value="Y">
            <text:p>Y</text:p>
          </table:table-cell>
          <table:table-cell table:formula="of:=IF(ISNA(VLOOKUP([.$A399];['SQL 92'.$A$2:.$A$1001];1;0));&quot;&quot;;&quot;Y&quot;)">
            <text:p/>
          </table:table-cell>
          <table:table-cell table:style-name="ce34" table:formula="of:=IF(ISNA(VLOOKUP([.$A399];['SQLite 3'.$A$2:.$B$1002];1;0));&quot;&quot;;&quot;Y&quot;)">
            <text:p/>
          </table:table-cell>
          <table:table-cell table:style-name="ce34" table:formula="of:=IF(ISNA(VLOOKUP([.$A399];['MySQL 5.7'.$A$2:.$A$832];1;0));&quot;&quot;;&quot;Y&quot;)">
            <text:p/>
          </table:table-cell>
          <table:table-cell table:formula="of:=IF(ISNA(VLOOKUP([.$A399];['Transact-SQL 2012'.$A$2:.$A$1001];1;0));&quot;&quot;;&quot;Y&quot;)">
            <text:p/>
          </table:table-cell>
          <table:table-cell table:formula="of:=IF(ISNA(VLOOKUP([.$A39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ATERAL</text:p>
          </table:table-cell>
          <table:table-cell table:formula="of:=IF(ISNA(VLOOKUP([.$A400];['PostgreSQL 9.3'.$A$2:.$A$1001];1;0));&quot;&quot;;&quot;Y&quot;)" office:value-type="string" office:string-value="Y">
            <text:p>Y</text:p>
          </table:table-cell>
          <table:table-cell table:formula="of:=IF(ISNA(VLOOKUP([.$A400];['SQL 2011'.$A$2:.$A$1001];1;0));&quot;&quot;;&quot;Y&quot;)" office:value-type="string" office:string-value="Y">
            <text:p>Y</text:p>
          </table:table-cell>
          <table:table-cell table:formula="of:=IF(ISNA(VLOOKUP([.$A400];['SQL 2008'.$A$2:.$A$1001];1;0));&quot;&quot;;&quot;Y&quot;)" office:value-type="string" office:string-value="Y">
            <text:p>Y</text:p>
          </table:table-cell>
          <table:table-cell table:formula="of:=IF(ISNA(VLOOKUP([.$A400];['SQL 92'.$A$2:.$A$1001];1;0));&quot;&quot;;&quot;Y&quot;)">
            <text:p/>
          </table:table-cell>
          <table:table-cell table:style-name="ce34" table:formula="of:=IF(ISNA(VLOOKUP([.$A400];['SQLite 3'.$A$2:.$B$1002];1;0));&quot;&quot;;&quot;Y&quot;)">
            <text:p/>
          </table:table-cell>
          <table:table-cell table:style-name="ce34" table:formula="of:=IF(ISNA(VLOOKUP([.$A400];['MySQL 5.7'.$A$2:.$A$832];1;0));&quot;&quot;;&quot;Y&quot;)">
            <text:p/>
          </table:table-cell>
          <table:table-cell table:formula="of:=IF(ISNA(VLOOKUP([.$A400];['Transact-SQL 2012'.$A$2:.$A$1001];1;0));&quot;&quot;;&quot;Y&quot;)">
            <text:p/>
          </table:table-cell>
          <table:table-cell table:formula="of:=IF(ISNA(VLOOKUP([.$A40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C_COLLATE</text:p>
          </table:table-cell>
          <table:table-cell table:formula="of:=IF(ISNA(VLOOKUP([.$A401];['PostgreSQL 9.3'.$A$2:.$A$1001];1;0));&quot;&quot;;&quot;Y&quot;)" office:value-type="string" office:string-value="Y">
            <text:p>Y</text:p>
          </table:table-cell>
          <table:table-cell table:formula="of:=IF(ISNA(VLOOKUP([.$A401];['SQL 2011'.$A$2:.$A$1001];1;0));&quot;&quot;;&quot;Y&quot;)">
            <text:p/>
          </table:table-cell>
          <table:table-cell table:formula="of:=IF(ISNA(VLOOKUP([.$A401];['SQL 2008'.$A$2:.$A$1001];1;0));&quot;&quot;;&quot;Y&quot;)">
            <text:p/>
          </table:table-cell>
          <table:table-cell table:formula="of:=IF(ISNA(VLOOKUP([.$A401];['SQL 92'.$A$2:.$A$1001];1;0));&quot;&quot;;&quot;Y&quot;)">
            <text:p/>
          </table:table-cell>
          <table:table-cell table:style-name="ce34" table:formula="of:=IF(ISNA(VLOOKUP([.$A401];['SQLite 3'.$A$2:.$B$1002];1;0));&quot;&quot;;&quot;Y&quot;)">
            <text:p/>
          </table:table-cell>
          <table:table-cell table:style-name="ce34" table:formula="of:=IF(ISNA(VLOOKUP([.$A401];['MySQL 5.7'.$A$2:.$A$832];1;0));&quot;&quot;;&quot;Y&quot;)">
            <text:p/>
          </table:table-cell>
          <table:table-cell table:formula="of:=IF(ISNA(VLOOKUP([.$A401];['Transact-SQL 2012'.$A$2:.$A$1001];1;0));&quot;&quot;;&quot;Y&quot;)">
            <text:p/>
          </table:table-cell>
          <table:table-cell table:formula="of:=IF(ISNA(VLOOKUP([.$A40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C_CTYPE</text:p>
          </table:table-cell>
          <table:table-cell table:formula="of:=IF(ISNA(VLOOKUP([.$A402];['PostgreSQL 9.3'.$A$2:.$A$1001];1;0));&quot;&quot;;&quot;Y&quot;)" office:value-type="string" office:string-value="Y">
            <text:p>Y</text:p>
          </table:table-cell>
          <table:table-cell table:formula="of:=IF(ISNA(VLOOKUP([.$A402];['SQL 2011'.$A$2:.$A$1001];1;0));&quot;&quot;;&quot;Y&quot;)">
            <text:p/>
          </table:table-cell>
          <table:table-cell table:formula="of:=IF(ISNA(VLOOKUP([.$A402];['SQL 2008'.$A$2:.$A$1001];1;0));&quot;&quot;;&quot;Y&quot;)">
            <text:p/>
          </table:table-cell>
          <table:table-cell table:formula="of:=IF(ISNA(VLOOKUP([.$A402];['SQL 92'.$A$2:.$A$1001];1;0));&quot;&quot;;&quot;Y&quot;)">
            <text:p/>
          </table:table-cell>
          <table:table-cell table:style-name="ce34" table:formula="of:=IF(ISNA(VLOOKUP([.$A402];['SQLite 3'.$A$2:.$B$1002];1;0));&quot;&quot;;&quot;Y&quot;)">
            <text:p/>
          </table:table-cell>
          <table:table-cell table:style-name="ce34" table:formula="of:=IF(ISNA(VLOOKUP([.$A402];['MySQL 5.7'.$A$2:.$A$832];1;0));&quot;&quot;;&quot;Y&quot;)">
            <text:p/>
          </table:table-cell>
          <table:table-cell table:formula="of:=IF(ISNA(VLOOKUP([.$A402];['Transact-SQL 2012'.$A$2:.$A$1001];1;0));&quot;&quot;;&quot;Y&quot;)">
            <text:p/>
          </table:table-cell>
          <table:table-cell table:formula="of:=IF(ISNA(VLOOKUP([.$A40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EAD</text:p>
          </table:table-cell>
          <table:table-cell table:formula="of:=IF(ISNA(VLOOKUP([.$A403];['PostgreSQL 9.3'.$A$2:.$A$1001];1;0));&quot;&quot;;&quot;Y&quot;)">
            <text:p/>
          </table:table-cell>
          <table:table-cell table:formula="of:=IF(ISNA(VLOOKUP([.$A403];['SQL 2011'.$A$2:.$A$1001];1;0));&quot;&quot;;&quot;Y&quot;)" office:value-type="string" office:string-value="Y">
            <text:p>Y</text:p>
          </table:table-cell>
          <table:table-cell table:formula="of:=IF(ISNA(VLOOKUP([.$A403];['SQL 2008'.$A$2:.$A$1001];1;0));&quot;&quot;;&quot;Y&quot;)" office:value-type="string" office:string-value="Y">
            <text:p>Y</text:p>
          </table:table-cell>
          <table:table-cell table:formula="of:=IF(ISNA(VLOOKUP([.$A403];['SQL 92'.$A$2:.$A$1001];1;0));&quot;&quot;;&quot;Y&quot;)">
            <text:p/>
          </table:table-cell>
          <table:table-cell table:style-name="ce34" table:formula="of:=IF(ISNA(VLOOKUP([.$A403];['SQLite 3'.$A$2:.$B$1002];1;0));&quot;&quot;;&quot;Y&quot;)">
            <text:p/>
          </table:table-cell>
          <table:table-cell table:style-name="ce34" table:formula="of:=IF(ISNA(VLOOKUP([.$A403];['MySQL 5.7'.$A$2:.$A$832];1;0));&quot;&quot;;&quot;Y&quot;)">
            <text:p/>
          </table:table-cell>
          <table:table-cell table:formula="of:=IF(ISNA(VLOOKUP([.$A403];['Transact-SQL 2012'.$A$2:.$A$1001];1;0));&quot;&quot;;&quot;Y&quot;)">
            <text:p/>
          </table:table-cell>
          <table:table-cell table:formula="of:=IF(ISNA(VLOOKUP([.$A40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EADING</text:p>
          </table:table-cell>
          <table:table-cell table:formula="of:=IF(ISNA(VLOOKUP([.$A404];['PostgreSQL 9.3'.$A$2:.$A$1001];1;0));&quot;&quot;;&quot;Y&quot;)" office:value-type="string" office:string-value="Y">
            <text:p>Y</text:p>
          </table:table-cell>
          <table:table-cell table:formula="of:=IF(ISNA(VLOOKUP([.$A404];['SQL 2011'.$A$2:.$A$1001];1;0));&quot;&quot;;&quot;Y&quot;)" office:value-type="string" office:string-value="Y">
            <text:p>Y</text:p>
          </table:table-cell>
          <table:table-cell table:formula="of:=IF(ISNA(VLOOKUP([.$A404];['SQL 2008'.$A$2:.$A$1001];1;0));&quot;&quot;;&quot;Y&quot;)" office:value-type="string" office:string-value="Y">
            <text:p>Y</text:p>
          </table:table-cell>
          <table:table-cell table:formula="of:=IF(ISNA(VLOOKUP([.$A404];['SQL 92'.$A$2:.$A$1001];1;0));&quot;&quot;;&quot;Y&quot;)" office:value-type="string" office:string-value="Y">
            <text:p>Y</text:p>
          </table:table-cell>
          <table:table-cell table:style-name="ce34" table:formula="of:=IF(ISNA(VLOOKUP([.$A404];['SQLite 3'.$A$2:.$B$1002];1;0));&quot;&quot;;&quot;Y&quot;)">
            <text:p/>
          </table:table-cell>
          <table:table-cell table:style-name="ce34" table:formula="of:=IF(ISNA(VLOOKUP([.$A404];['MySQL 5.7'.$A$2:.$A$832];1;0));&quot;&quot;;&quot;Y&quot;)" office:value-type="string" office:string-value="Y">
            <text:p>Y</text:p>
          </table:table-cell>
          <table:table-cell table:formula="of:=IF(ISNA(VLOOKUP([.$A404];['Transact-SQL 2012'.$A$2:.$A$1001];1;0));&quot;&quot;;&quot;Y&quot;)">
            <text:p/>
          </table:table-cell>
          <table:table-cell table:formula="of:=IF(ISNA(VLOOKUP([.$A40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LEAKPROOF</text:p>
          </table:table-cell>
          <table:table-cell table:formula="of:=IF(ISNA(VLOOKUP([.$A405];['PostgreSQL 9.3'.$A$2:.$A$1001];1;0));&quot;&quot;;&quot;Y&quot;)" office:value-type="string" office:string-value="Y">
            <text:p>Y</text:p>
          </table:table-cell>
          <table:table-cell table:formula="of:=IF(ISNA(VLOOKUP([.$A405];['SQL 2011'.$A$2:.$A$1001];1;0));&quot;&quot;;&quot;Y&quot;)">
            <text:p/>
          </table:table-cell>
          <table:table-cell table:formula="of:=IF(ISNA(VLOOKUP([.$A405];['SQL 2008'.$A$2:.$A$1001];1;0));&quot;&quot;;&quot;Y&quot;)">
            <text:p/>
          </table:table-cell>
          <table:table-cell table:formula="of:=IF(ISNA(VLOOKUP([.$A405];['SQL 92'.$A$2:.$A$1001];1;0));&quot;&quot;;&quot;Y&quot;)">
            <text:p/>
          </table:table-cell>
          <table:table-cell table:style-name="ce34" table:formula="of:=IF(ISNA(VLOOKUP([.$A405];['SQLite 3'.$A$2:.$B$1002];1;0));&quot;&quot;;&quot;Y&quot;)">
            <text:p/>
          </table:table-cell>
          <table:table-cell table:style-name="ce34" table:formula="of:=IF(ISNA(VLOOKUP([.$A405];['MySQL 5.7'.$A$2:.$A$832];1;0));&quot;&quot;;&quot;Y&quot;)">
            <text:p/>
          </table:table-cell>
          <table:table-cell table:formula="of:=IF(ISNA(VLOOKUP([.$A405];['Transact-SQL 2012'.$A$2:.$A$1001];1;0));&quot;&quot;;&quot;Y&quot;)">
            <text:p/>
          </table:table-cell>
          <table:table-cell table:formula="of:=IF(ISNA(VLOOKUP([.$A40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EAST</text:p>
          </table:table-cell>
          <table:table-cell table:formula="of:=IF(ISNA(VLOOKUP([.$A406];['PostgreSQL 9.3'.$A$2:.$A$1001];1;0));&quot;&quot;;&quot;Y&quot;)" office:value-type="string" office:string-value="Y">
            <text:p>Y</text:p>
          </table:table-cell>
          <table:table-cell table:formula="of:=IF(ISNA(VLOOKUP([.$A406];['SQL 2011'.$A$2:.$A$1001];1;0));&quot;&quot;;&quot;Y&quot;)">
            <text:p/>
          </table:table-cell>
          <table:table-cell table:formula="of:=IF(ISNA(VLOOKUP([.$A406];['SQL 2008'.$A$2:.$A$1001];1;0));&quot;&quot;;&quot;Y&quot;)">
            <text:p/>
          </table:table-cell>
          <table:table-cell table:formula="of:=IF(ISNA(VLOOKUP([.$A406];['SQL 92'.$A$2:.$A$1001];1;0));&quot;&quot;;&quot;Y&quot;)">
            <text:p/>
          </table:table-cell>
          <table:table-cell table:style-name="ce34" table:formula="of:=IF(ISNA(VLOOKUP([.$A406];['SQLite 3'.$A$2:.$B$1002];1;0));&quot;&quot;;&quot;Y&quot;)">
            <text:p/>
          </table:table-cell>
          <table:table-cell table:style-name="ce34" table:formula="of:=IF(ISNA(VLOOKUP([.$A406];['MySQL 5.7'.$A$2:.$A$832];1;0));&quot;&quot;;&quot;Y&quot;)">
            <text:p/>
          </table:table-cell>
          <table:table-cell table:formula="of:=IF(ISNA(VLOOKUP([.$A406];['Transact-SQL 2012'.$A$2:.$A$1001];1;0));&quot;&quot;;&quot;Y&quot;)">
            <text:p/>
          </table:table-cell>
          <table:table-cell table:formula="of:=IF(ISNA(VLOOKUP([.$A406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LEAVE</text:p>
          </table:table-cell>
          <table:table-cell table:formula="of:=IF(ISNA(VLOOKUP([.$A407];['PostgreSQL 9.3'.$A$2:.$A$1001];1;0));&quot;&quot;;&quot;Y&quot;)">
            <text:p/>
          </table:table-cell>
          <table:table-cell table:formula="of:=IF(ISNA(VLOOKUP([.$A407];['SQL 2011'.$A$2:.$A$1001];1;0));&quot;&quot;;&quot;Y&quot;)">
            <text:p/>
          </table:table-cell>
          <table:table-cell table:formula="of:=IF(ISNA(VLOOKUP([.$A407];['SQL 2008'.$A$2:.$A$1001];1;0));&quot;&quot;;&quot;Y&quot;)">
            <text:p/>
          </table:table-cell>
          <table:table-cell table:formula="of:=IF(ISNA(VLOOKUP([.$A407];['SQL 92'.$A$2:.$A$1001];1;0));&quot;&quot;;&quot;Y&quot;)">
            <text:p/>
          </table:table-cell>
          <table:table-cell table:style-name="ce34" table:formula="of:=IF(ISNA(VLOOKUP([.$A407];['SQLite 3'.$A$2:.$B$1002];1;0));&quot;&quot;;&quot;Y&quot;)">
            <text:p/>
          </table:table-cell>
          <table:table-cell table:style-name="ce34" table:formula="of:=IF(ISNA(VLOOKUP([.$A407];['MySQL 5.7'.$A$2:.$A$832];1;0));&quot;&quot;;&quot;Y&quot;)" office:value-type="string" office:string-value="Y">
            <text:p>Y</text:p>
          </table:table-cell>
          <table:table-cell table:formula="of:=IF(ISNA(VLOOKUP([.$A407];['Transact-SQL 2012'.$A$2:.$A$1001];1;0));&quot;&quot;;&quot;Y&quot;)">
            <text:p/>
          </table:table-cell>
          <table:table-cell table:formula="of:=IF(ISNA(VLOOKUP([.$A40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EFT</text:p>
          </table:table-cell>
          <table:table-cell table:formula="of:=IF(ISNA(VLOOKUP([.$A408];['PostgreSQL 9.3'.$A$2:.$A$1001];1;0));&quot;&quot;;&quot;Y&quot;)" office:value-type="string" office:string-value="Y">
            <text:p>Y</text:p>
          </table:table-cell>
          <table:table-cell table:formula="of:=IF(ISNA(VLOOKUP([.$A408];['SQL 2011'.$A$2:.$A$1001];1;0));&quot;&quot;;&quot;Y&quot;)" office:value-type="string" office:string-value="Y">
            <text:p>Y</text:p>
          </table:table-cell>
          <table:table-cell table:formula="of:=IF(ISNA(VLOOKUP([.$A408];['SQL 2008'.$A$2:.$A$1001];1;0));&quot;&quot;;&quot;Y&quot;)" office:value-type="string" office:string-value="Y">
            <text:p>Y</text:p>
          </table:table-cell>
          <table:table-cell table:formula="of:=IF(ISNA(VLOOKUP([.$A408];['SQL 92'.$A$2:.$A$1001];1;0));&quot;&quot;;&quot;Y&quot;)" office:value-type="string" office:string-value="Y">
            <text:p>Y</text:p>
          </table:table-cell>
          <table:table-cell table:style-name="ce34" table:formula="of:=IF(ISNA(VLOOKUP([.$A408];['SQLite 3'.$A$2:.$B$1002];1;0));&quot;&quot;;&quot;Y&quot;)" office:value-type="string" office:string-value="Y">
            <text:p>Y</text:p>
          </table:table-cell>
          <table:table-cell table:style-name="ce34" table:formula="of:=IF(ISNA(VLOOKUP([.$A408];['MySQL 5.7'.$A$2:.$A$832];1;0));&quot;&quot;;&quot;Y&quot;)" office:value-type="string" office:string-value="Y">
            <text:p>Y</text:p>
          </table:table-cell>
          <table:table-cell table:formula="of:=IF(ISNA(VLOOKUP([.$A408];['Transact-SQL 2012'.$A$2:.$A$1001];1;0));&quot;&quot;;&quot;Y&quot;)" office:value-type="string" office:string-value="Y">
            <text:p>Y</text:p>
          </table:table-cell>
          <table:table-cell table:formula="of:=IF(ISNA(VLOOKUP([.$A408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LENGTH</text:p>
          </table:table-cell>
          <table:table-cell table:formula="of:=IF(ISNA(VLOOKUP([.$A409];['PostgreSQL 9.3'.$A$2:.$A$1001];1;0));&quot;&quot;;&quot;Y&quot;)">
            <text:p/>
          </table:table-cell>
          <table:table-cell table:formula="of:=IF(ISNA(VLOOKUP([.$A409];['SQL 2011'.$A$2:.$A$1001];1;0));&quot;&quot;;&quot;Y&quot;)" office:value-type="string" office:string-value="Y">
            <text:p>Y</text:p>
          </table:table-cell>
          <table:table-cell table:formula="of:=IF(ISNA(VLOOKUP([.$A409];['SQL 2008'.$A$2:.$A$1001];1;0));&quot;&quot;;&quot;Y&quot;)" office:value-type="string" office:string-value="Y">
            <text:p>Y</text:p>
          </table:table-cell>
          <table:table-cell table:formula="of:=IF(ISNA(VLOOKUP([.$A409];['SQL 92'.$A$2:.$A$1001];1;0));&quot;&quot;;&quot;Y&quot;)" office:value-type="string" office:string-value="Y">
            <text:p>Y</text:p>
          </table:table-cell>
          <table:table-cell table:style-name="ce34" table:formula="of:=IF(ISNA(VLOOKUP([.$A409];['SQLite 3'.$A$2:.$B$1002];1;0));&quot;&quot;;&quot;Y&quot;)">
            <text:p/>
          </table:table-cell>
          <table:table-cell table:style-name="ce34" table:formula="of:=IF(ISNA(VLOOKUP([.$A409];['MySQL 5.7'.$A$2:.$A$832];1;0));&quot;&quot;;&quot;Y&quot;)">
            <text:p/>
          </table:table-cell>
          <table:table-cell table:formula="of:=IF(ISNA(VLOOKUP([.$A409];['Transact-SQL 2012'.$A$2:.$A$1001];1;0));&quot;&quot;;&quot;Y&quot;)">
            <text:p/>
          </table:table-cell>
          <table:table-cell table:formula="of:=IF(ISNA(VLOOKUP([.$A40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EVEL</text:p>
          </table:table-cell>
          <table:table-cell table:formula="of:=IF(ISNA(VLOOKUP([.$A410];['PostgreSQL 9.3'.$A$2:.$A$1001];1;0));&quot;&quot;;&quot;Y&quot;)" office:value-type="string" office:string-value="Y">
            <text:p>Y</text:p>
          </table:table-cell>
          <table:table-cell table:formula="of:=IF(ISNA(VLOOKUP([.$A410];['SQL 2011'.$A$2:.$A$1001];1;0));&quot;&quot;;&quot;Y&quot;)" office:value-type="string" office:string-value="Y">
            <text:p>Y</text:p>
          </table:table-cell>
          <table:table-cell table:formula="of:=IF(ISNA(VLOOKUP([.$A410];['SQL 2008'.$A$2:.$A$1001];1;0));&quot;&quot;;&quot;Y&quot;)" office:value-type="string" office:string-value="Y">
            <text:p>Y</text:p>
          </table:table-cell>
          <table:table-cell table:formula="of:=IF(ISNA(VLOOKUP([.$A410];['SQL 92'.$A$2:.$A$1001];1;0));&quot;&quot;;&quot;Y&quot;)" office:value-type="string" office:string-value="Y">
            <text:p>Y</text:p>
          </table:table-cell>
          <table:table-cell table:style-name="ce34" table:formula="of:=IF(ISNA(VLOOKUP([.$A410];['SQLite 3'.$A$2:.$B$1002];1;0));&quot;&quot;;&quot;Y&quot;)">
            <text:p/>
          </table:table-cell>
          <table:table-cell table:style-name="ce34" table:formula="of:=IF(ISNA(VLOOKUP([.$A410];['MySQL 5.7'.$A$2:.$A$832];1;0));&quot;&quot;;&quot;Y&quot;)">
            <text:p/>
          </table:table-cell>
          <table:table-cell table:formula="of:=IF(ISNA(VLOOKUP([.$A410];['Transact-SQL 2012'.$A$2:.$A$1001];1;0));&quot;&quot;;&quot;Y&quot;)">
            <text:p/>
          </table:table-cell>
          <table:table-cell table:formula="of:=IF(ISNA(VLOOKUP([.$A410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LIBRARY</text:p>
          </table:table-cell>
          <table:table-cell table:formula="of:=IF(ISNA(VLOOKUP([.$A411];['PostgreSQL 9.3'.$A$2:.$A$1001];1;0));&quot;&quot;;&quot;Y&quot;)">
            <text:p/>
          </table:table-cell>
          <table:table-cell table:formula="of:=IF(ISNA(VLOOKUP([.$A411];['SQL 2011'.$A$2:.$A$1001];1;0));&quot;&quot;;&quot;Y&quot;)" office:value-type="string" office:string-value="Y">
            <text:p>Y</text:p>
          </table:table-cell>
          <table:table-cell table:formula="of:=IF(ISNA(VLOOKUP([.$A411];['SQL 2008'.$A$2:.$A$1001];1;0));&quot;&quot;;&quot;Y&quot;)" office:value-type="string" office:string-value="Y">
            <text:p>Y</text:p>
          </table:table-cell>
          <table:table-cell table:formula="of:=IF(ISNA(VLOOKUP([.$A411];['SQL 92'.$A$2:.$A$1001];1;0));&quot;&quot;;&quot;Y&quot;)">
            <text:p/>
          </table:table-cell>
          <table:table-cell table:style-name="ce34" table:formula="of:=IF(ISNA(VLOOKUP([.$A411];['SQLite 3'.$A$2:.$B$1002];1;0));&quot;&quot;;&quot;Y&quot;)">
            <text:p/>
          </table:table-cell>
          <table:table-cell table:style-name="ce34" table:formula="of:=IF(ISNA(VLOOKUP([.$A411];['MySQL 5.7'.$A$2:.$A$832];1;0));&quot;&quot;;&quot;Y&quot;)">
            <text:p/>
          </table:table-cell>
          <table:table-cell table:formula="of:=IF(ISNA(VLOOKUP([.$A411];['Transact-SQL 2012'.$A$2:.$A$1001];1;0));&quot;&quot;;&quot;Y&quot;)">
            <text:p/>
          </table:table-cell>
          <table:table-cell table:formula="of:=IF(ISNA(VLOOKUP([.$A41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IKE</text:p>
          </table:table-cell>
          <table:table-cell table:formula="of:=IF(ISNA(VLOOKUP([.$A412];['PostgreSQL 9.3'.$A$2:.$A$1001];1;0));&quot;&quot;;&quot;Y&quot;)" office:value-type="string" office:string-value="Y">
            <text:p>Y</text:p>
          </table:table-cell>
          <table:table-cell table:formula="of:=IF(ISNA(VLOOKUP([.$A412];['SQL 2011'.$A$2:.$A$1001];1;0));&quot;&quot;;&quot;Y&quot;)" office:value-type="string" office:string-value="Y">
            <text:p>Y</text:p>
          </table:table-cell>
          <table:table-cell table:formula="of:=IF(ISNA(VLOOKUP([.$A412];['SQL 2008'.$A$2:.$A$1001];1;0));&quot;&quot;;&quot;Y&quot;)" office:value-type="string" office:string-value="Y">
            <text:p>Y</text:p>
          </table:table-cell>
          <table:table-cell table:formula="of:=IF(ISNA(VLOOKUP([.$A412];['SQL 92'.$A$2:.$A$1001];1;0));&quot;&quot;;&quot;Y&quot;)" office:value-type="string" office:string-value="Y">
            <text:p>Y</text:p>
          </table:table-cell>
          <table:table-cell table:style-name="ce34" table:formula="of:=IF(ISNA(VLOOKUP([.$A412];['SQLite 3'.$A$2:.$B$1002];1;0));&quot;&quot;;&quot;Y&quot;)" office:value-type="string" office:string-value="Y">
            <text:p>Y</text:p>
          </table:table-cell>
          <table:table-cell table:style-name="ce34" table:formula="of:=IF(ISNA(VLOOKUP([.$A412];['MySQL 5.7'.$A$2:.$A$832];1;0));&quot;&quot;;&quot;Y&quot;)" office:value-type="string" office:string-value="Y">
            <text:p>Y</text:p>
          </table:table-cell>
          <table:table-cell table:formula="of:=IF(ISNA(VLOOKUP([.$A412];['Transact-SQL 2012'.$A$2:.$A$1001];1;0));&quot;&quot;;&quot;Y&quot;)" office:value-type="string" office:string-value="Y">
            <text:p>Y</text:p>
          </table:table-cell>
          <table:table-cell table:formula="of:=IF(ISNA(VLOOKUP([.$A41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LIKE_REGEX</text:p>
          </table:table-cell>
          <table:table-cell table:formula="of:=IF(ISNA(VLOOKUP([.$A413];['PostgreSQL 9.3'.$A$2:.$A$1001];1;0));&quot;&quot;;&quot;Y&quot;)">
            <text:p/>
          </table:table-cell>
          <table:table-cell table:formula="of:=IF(ISNA(VLOOKUP([.$A413];['SQL 2011'.$A$2:.$A$1001];1;0));&quot;&quot;;&quot;Y&quot;)" office:value-type="string" office:string-value="Y">
            <text:p>Y</text:p>
          </table:table-cell>
          <table:table-cell table:formula="of:=IF(ISNA(VLOOKUP([.$A413];['SQL 2008'.$A$2:.$A$1001];1;0));&quot;&quot;;&quot;Y&quot;)" office:value-type="string" office:string-value="Y">
            <text:p>Y</text:p>
          </table:table-cell>
          <table:table-cell table:formula="of:=IF(ISNA(VLOOKUP([.$A413];['SQL 92'.$A$2:.$A$1001];1;0));&quot;&quot;;&quot;Y&quot;)">
            <text:p/>
          </table:table-cell>
          <table:table-cell table:style-name="ce34" table:formula="of:=IF(ISNA(VLOOKUP([.$A413];['SQLite 3'.$A$2:.$B$1002];1;0));&quot;&quot;;&quot;Y&quot;)">
            <text:p/>
          </table:table-cell>
          <table:table-cell table:style-name="ce34" table:formula="of:=IF(ISNA(VLOOKUP([.$A413];['MySQL 5.7'.$A$2:.$A$832];1;0));&quot;&quot;;&quot;Y&quot;)">
            <text:p/>
          </table:table-cell>
          <table:table-cell table:formula="of:=IF(ISNA(VLOOKUP([.$A413];['Transact-SQL 2012'.$A$2:.$A$1001];1;0));&quot;&quot;;&quot;Y&quot;)">
            <text:p/>
          </table:table-cell>
          <table:table-cell table:formula="of:=IF(ISNA(VLOOKUP([.$A41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IMIT</text:p>
          </table:table-cell>
          <table:table-cell table:formula="of:=IF(ISNA(VLOOKUP([.$A414];['PostgreSQL 9.3'.$A$2:.$A$1001];1;0));&quot;&quot;;&quot;Y&quot;)" office:value-type="string" office:string-value="Y">
            <text:p>Y</text:p>
          </table:table-cell>
          <table:table-cell table:formula="of:=IF(ISNA(VLOOKUP([.$A414];['SQL 2011'.$A$2:.$A$1001];1;0));&quot;&quot;;&quot;Y&quot;)" office:value-type="string" office:string-value="Y">
            <text:p>Y</text:p>
          </table:table-cell>
          <table:table-cell table:formula="of:=IF(ISNA(VLOOKUP([.$A414];['SQL 2008'.$A$2:.$A$1001];1;0));&quot;&quot;;&quot;Y&quot;)" office:value-type="string" office:string-value="Y">
            <text:p>Y</text:p>
          </table:table-cell>
          <table:table-cell table:formula="of:=IF(ISNA(VLOOKUP([.$A414];['SQL 92'.$A$2:.$A$1001];1;0));&quot;&quot;;&quot;Y&quot;)">
            <text:p/>
          </table:table-cell>
          <table:table-cell table:style-name="ce34" table:formula="of:=IF(ISNA(VLOOKUP([.$A414];['SQLite 3'.$A$2:.$B$1002];1;0));&quot;&quot;;&quot;Y&quot;)" office:value-type="string" office:string-value="Y">
            <text:p>Y</text:p>
          </table:table-cell>
          <table:table-cell table:style-name="ce34" table:formula="of:=IF(ISNA(VLOOKUP([.$A414];['MySQL 5.7'.$A$2:.$A$832];1;0));&quot;&quot;;&quot;Y&quot;)" office:value-type="string" office:string-value="Y">
            <text:p>Y</text:p>
          </table:table-cell>
          <table:table-cell table:formula="of:=IF(ISNA(VLOOKUP([.$A414];['Transact-SQL 2012'.$A$2:.$A$1001];1;0));&quot;&quot;;&quot;Y&quot;)">
            <text:p/>
          </table:table-cell>
          <table:table-cell table:formula="of:=IF(ISNA(VLOOKUP([.$A414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LINEAR</text:p>
          </table:table-cell>
          <table:table-cell table:formula="of:=IF(ISNA(VLOOKUP([.$A415];['PostgreSQL 9.3'.$A$2:.$A$1001];1;0));&quot;&quot;;&quot;Y&quot;)">
            <text:p/>
          </table:table-cell>
          <table:table-cell table:formula="of:=IF(ISNA(VLOOKUP([.$A415];['SQL 2011'.$A$2:.$A$1001];1;0));&quot;&quot;;&quot;Y&quot;)">
            <text:p/>
          </table:table-cell>
          <table:table-cell table:formula="of:=IF(ISNA(VLOOKUP([.$A415];['SQL 2008'.$A$2:.$A$1001];1;0));&quot;&quot;;&quot;Y&quot;)">
            <text:p/>
          </table:table-cell>
          <table:table-cell table:formula="of:=IF(ISNA(VLOOKUP([.$A415];['SQL 92'.$A$2:.$A$1001];1;0));&quot;&quot;;&quot;Y&quot;)">
            <text:p/>
          </table:table-cell>
          <table:table-cell table:style-name="ce34" table:formula="of:=IF(ISNA(VLOOKUP([.$A415];['SQLite 3'.$A$2:.$B$1002];1;0));&quot;&quot;;&quot;Y&quot;)">
            <text:p/>
          </table:table-cell>
          <table:table-cell table:style-name="ce34" table:formula="of:=IF(ISNA(VLOOKUP([.$A415];['MySQL 5.7'.$A$2:.$A$832];1;0));&quot;&quot;;&quot;Y&quot;)" office:value-type="string" office:string-value="Y">
            <text:p>Y</text:p>
          </table:table-cell>
          <table:table-cell table:formula="of:=IF(ISNA(VLOOKUP([.$A415];['Transact-SQL 2012'.$A$2:.$A$1001];1;0));&quot;&quot;;&quot;Y&quot;)">
            <text:p/>
          </table:table-cell>
          <table:table-cell table:formula="of:=IF(ISNA(VLOOKUP([.$A415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LINENO</text:p>
          </table:table-cell>
          <table:table-cell table:formula="of:=IF(ISNA(VLOOKUP([.$A416];['PostgreSQL 9.3'.$A$2:.$A$1001];1;0));&quot;&quot;;&quot;Y&quot;)">
            <text:p/>
          </table:table-cell>
          <table:table-cell table:formula="of:=IF(ISNA(VLOOKUP([.$A416];['SQL 2011'.$A$2:.$A$1001];1;0));&quot;&quot;;&quot;Y&quot;)">
            <text:p/>
          </table:table-cell>
          <table:table-cell table:formula="of:=IF(ISNA(VLOOKUP([.$A416];['SQL 2008'.$A$2:.$A$1001];1;0));&quot;&quot;;&quot;Y&quot;)">
            <text:p/>
          </table:table-cell>
          <table:table-cell table:formula="of:=IF(ISNA(VLOOKUP([.$A416];['SQL 92'.$A$2:.$A$1001];1;0));&quot;&quot;;&quot;Y&quot;)">
            <text:p/>
          </table:table-cell>
          <table:table-cell table:style-name="ce34" table:formula="of:=IF(ISNA(VLOOKUP([.$A416];['SQLite 3'.$A$2:.$B$1002];1;0));&quot;&quot;;&quot;Y&quot;)">
            <text:p/>
          </table:table-cell>
          <table:table-cell table:style-name="ce34" table:formula="of:=IF(ISNA(VLOOKUP([.$A416];['MySQL 5.7'.$A$2:.$A$832];1;0));&quot;&quot;;&quot;Y&quot;)">
            <text:p/>
          </table:table-cell>
          <table:table-cell table:formula="of:=IF(ISNA(VLOOKUP([.$A416];['Transact-SQL 2012'.$A$2:.$A$1001];1;0));&quot;&quot;;&quot;Y&quot;)" office:value-type="string" office:string-value="Y">
            <text:p>Y</text:p>
          </table:table-cell>
          <table:table-cell table:formula="of:=IF(ISNA(VLOOKUP([.$A416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LINES</text:p>
          </table:table-cell>
          <table:table-cell table:formula="of:=IF(ISNA(VLOOKUP([.$A417];['PostgreSQL 9.3'.$A$2:.$A$1001];1;0));&quot;&quot;;&quot;Y&quot;)">
            <text:p/>
          </table:table-cell>
          <table:table-cell table:formula="of:=IF(ISNA(VLOOKUP([.$A417];['SQL 2011'.$A$2:.$A$1001];1;0));&quot;&quot;;&quot;Y&quot;)">
            <text:p/>
          </table:table-cell>
          <table:table-cell table:formula="of:=IF(ISNA(VLOOKUP([.$A417];['SQL 2008'.$A$2:.$A$1001];1;0));&quot;&quot;;&quot;Y&quot;)">
            <text:p/>
          </table:table-cell>
          <table:table-cell table:formula="of:=IF(ISNA(VLOOKUP([.$A417];['SQL 92'.$A$2:.$A$1001];1;0));&quot;&quot;;&quot;Y&quot;)">
            <text:p/>
          </table:table-cell>
          <table:table-cell table:style-name="ce34" table:formula="of:=IF(ISNA(VLOOKUP([.$A417];['SQLite 3'.$A$2:.$B$1002];1;0));&quot;&quot;;&quot;Y&quot;)">
            <text:p/>
          </table:table-cell>
          <table:table-cell table:style-name="ce34" table:formula="of:=IF(ISNA(VLOOKUP([.$A417];['MySQL 5.7'.$A$2:.$A$832];1;0));&quot;&quot;;&quot;Y&quot;)" office:value-type="string" office:string-value="Y">
            <text:p>Y</text:p>
          </table:table-cell>
          <table:table-cell table:formula="of:=IF(ISNA(VLOOKUP([.$A417];['Transact-SQL 2012'.$A$2:.$A$1001];1;0));&quot;&quot;;&quot;Y&quot;)">
            <text:p/>
          </table:table-cell>
          <table:table-cell table:formula="of:=IF(ISNA(VLOOKUP([.$A41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INK</text:p>
          </table:table-cell>
          <table:table-cell table:formula="of:=IF(ISNA(VLOOKUP([.$A418];['PostgreSQL 9.3'.$A$2:.$A$1001];1;0));&quot;&quot;;&quot;Y&quot;)">
            <text:p/>
          </table:table-cell>
          <table:table-cell table:formula="of:=IF(ISNA(VLOOKUP([.$A418];['SQL 2011'.$A$2:.$A$1001];1;0));&quot;&quot;;&quot;Y&quot;)" office:value-type="string" office:string-value="Y">
            <text:p>Y</text:p>
          </table:table-cell>
          <table:table-cell table:formula="of:=IF(ISNA(VLOOKUP([.$A418];['SQL 2008'.$A$2:.$A$1001];1;0));&quot;&quot;;&quot;Y&quot;)" office:value-type="string" office:string-value="Y">
            <text:p>Y</text:p>
          </table:table-cell>
          <table:table-cell table:formula="of:=IF(ISNA(VLOOKUP([.$A418];['SQL 92'.$A$2:.$A$1001];1;0));&quot;&quot;;&quot;Y&quot;)">
            <text:p/>
          </table:table-cell>
          <table:table-cell table:style-name="ce34" table:formula="of:=IF(ISNA(VLOOKUP([.$A418];['SQLite 3'.$A$2:.$B$1002];1;0));&quot;&quot;;&quot;Y&quot;)">
            <text:p/>
          </table:table-cell>
          <table:table-cell table:style-name="ce34" table:formula="of:=IF(ISNA(VLOOKUP([.$A418];['MySQL 5.7'.$A$2:.$A$832];1;0));&quot;&quot;;&quot;Y&quot;)">
            <text:p/>
          </table:table-cell>
          <table:table-cell table:formula="of:=IF(ISNA(VLOOKUP([.$A418];['Transact-SQL 2012'.$A$2:.$A$1001];1;0));&quot;&quot;;&quot;Y&quot;)">
            <text:p/>
          </table:table-cell>
          <table:table-cell table:formula="of:=IF(ISNA(VLOOKUP([.$A41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ISTEN</text:p>
          </table:table-cell>
          <table:table-cell table:formula="of:=IF(ISNA(VLOOKUP([.$A419];['PostgreSQL 9.3'.$A$2:.$A$1001];1;0));&quot;&quot;;&quot;Y&quot;)" office:value-type="string" office:string-value="Y">
            <text:p>Y</text:p>
          </table:table-cell>
          <table:table-cell table:formula="of:=IF(ISNA(VLOOKUP([.$A419];['SQL 2011'.$A$2:.$A$1001];1;0));&quot;&quot;;&quot;Y&quot;)">
            <text:p/>
          </table:table-cell>
          <table:table-cell table:formula="of:=IF(ISNA(VLOOKUP([.$A419];['SQL 2008'.$A$2:.$A$1001];1;0));&quot;&quot;;&quot;Y&quot;)">
            <text:p/>
          </table:table-cell>
          <table:table-cell table:formula="of:=IF(ISNA(VLOOKUP([.$A419];['SQL 92'.$A$2:.$A$1001];1;0));&quot;&quot;;&quot;Y&quot;)">
            <text:p/>
          </table:table-cell>
          <table:table-cell table:style-name="ce34" table:formula="of:=IF(ISNA(VLOOKUP([.$A419];['SQLite 3'.$A$2:.$B$1002];1;0));&quot;&quot;;&quot;Y&quot;)">
            <text:p/>
          </table:table-cell>
          <table:table-cell table:style-name="ce34" table:formula="of:=IF(ISNA(VLOOKUP([.$A419];['MySQL 5.7'.$A$2:.$A$832];1;0));&quot;&quot;;&quot;Y&quot;)">
            <text:p/>
          </table:table-cell>
          <table:table-cell table:formula="of:=IF(ISNA(VLOOKUP([.$A419];['Transact-SQL 2012'.$A$2:.$A$1001];1;0));&quot;&quot;;&quot;Y&quot;)">
            <text:p/>
          </table:table-cell>
          <table:table-cell table:formula="of:=IF(ISNA(VLOOKUP([.$A41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N</text:p>
          </table:table-cell>
          <table:table-cell table:formula="of:=IF(ISNA(VLOOKUP([.$A420];['PostgreSQL 9.3'.$A$2:.$A$1001];1;0));&quot;&quot;;&quot;Y&quot;)">
            <text:p/>
          </table:table-cell>
          <table:table-cell table:formula="of:=IF(ISNA(VLOOKUP([.$A420];['SQL 2011'.$A$2:.$A$1001];1;0));&quot;&quot;;&quot;Y&quot;)" office:value-type="string" office:string-value="Y">
            <text:p>Y</text:p>
          </table:table-cell>
          <table:table-cell table:formula="of:=IF(ISNA(VLOOKUP([.$A420];['SQL 2008'.$A$2:.$A$1001];1;0));&quot;&quot;;&quot;Y&quot;)" office:value-type="string" office:string-value="Y">
            <text:p>Y</text:p>
          </table:table-cell>
          <table:table-cell table:formula="of:=IF(ISNA(VLOOKUP([.$A420];['SQL 92'.$A$2:.$A$1001];1;0));&quot;&quot;;&quot;Y&quot;)">
            <text:p/>
          </table:table-cell>
          <table:table-cell table:style-name="ce34" table:formula="of:=IF(ISNA(VLOOKUP([.$A420];['SQLite 3'.$A$2:.$B$1002];1;0));&quot;&quot;;&quot;Y&quot;)">
            <text:p/>
          </table:table-cell>
          <table:table-cell table:style-name="ce34" table:formula="of:=IF(ISNA(VLOOKUP([.$A420];['MySQL 5.7'.$A$2:.$A$832];1;0));&quot;&quot;;&quot;Y&quot;)">
            <text:p/>
          </table:table-cell>
          <table:table-cell table:formula="of:=IF(ISNA(VLOOKUP([.$A420];['Transact-SQL 2012'.$A$2:.$A$1001];1;0));&quot;&quot;;&quot;Y&quot;)">
            <text:p/>
          </table:table-cell>
          <table:table-cell table:formula="of:=IF(ISNA(VLOOKUP([.$A42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OAD</text:p>
          </table:table-cell>
          <table:table-cell table:formula="of:=IF(ISNA(VLOOKUP([.$A421];['PostgreSQL 9.3'.$A$2:.$A$1001];1;0));&quot;&quot;;&quot;Y&quot;)" office:value-type="string" office:string-value="Y">
            <text:p>Y</text:p>
          </table:table-cell>
          <table:table-cell table:formula="of:=IF(ISNA(VLOOKUP([.$A421];['SQL 2011'.$A$2:.$A$1001];1;0));&quot;&quot;;&quot;Y&quot;)">
            <text:p/>
          </table:table-cell>
          <table:table-cell table:formula="of:=IF(ISNA(VLOOKUP([.$A421];['SQL 2008'.$A$2:.$A$1001];1;0));&quot;&quot;;&quot;Y&quot;)">
            <text:p/>
          </table:table-cell>
          <table:table-cell table:formula="of:=IF(ISNA(VLOOKUP([.$A421];['SQL 92'.$A$2:.$A$1001];1;0));&quot;&quot;;&quot;Y&quot;)">
            <text:p/>
          </table:table-cell>
          <table:table-cell table:style-name="ce34" table:formula="of:=IF(ISNA(VLOOKUP([.$A421];['SQLite 3'.$A$2:.$B$1002];1;0));&quot;&quot;;&quot;Y&quot;)">
            <text:p/>
          </table:table-cell>
          <table:table-cell table:style-name="ce34" table:formula="of:=IF(ISNA(VLOOKUP([.$A421];['MySQL 5.7'.$A$2:.$A$832];1;0));&quot;&quot;;&quot;Y&quot;)" office:value-type="string" office:string-value="Y">
            <text:p>Y</text:p>
          </table:table-cell>
          <table:table-cell table:formula="of:=IF(ISNA(VLOOKUP([.$A421];['Transact-SQL 2012'.$A$2:.$A$1001];1;0));&quot;&quot;;&quot;Y&quot;)" office:value-type="string" office:string-value="Y">
            <text:p>Y</text:p>
          </table:table-cell>
          <table:table-cell table:formula="of:=IF(ISNA(VLOOKUP([.$A42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OCAL</text:p>
          </table:table-cell>
          <table:table-cell table:formula="of:=IF(ISNA(VLOOKUP([.$A422];['PostgreSQL 9.3'.$A$2:.$A$1001];1;0));&quot;&quot;;&quot;Y&quot;)" office:value-type="string" office:string-value="Y">
            <text:p>Y</text:p>
          </table:table-cell>
          <table:table-cell table:formula="of:=IF(ISNA(VLOOKUP([.$A422];['SQL 2011'.$A$2:.$A$1001];1;0));&quot;&quot;;&quot;Y&quot;)" office:value-type="string" office:string-value="Y">
            <text:p>Y</text:p>
          </table:table-cell>
          <table:table-cell table:formula="of:=IF(ISNA(VLOOKUP([.$A422];['SQL 2008'.$A$2:.$A$1001];1;0));&quot;&quot;;&quot;Y&quot;)" office:value-type="string" office:string-value="Y">
            <text:p>Y</text:p>
          </table:table-cell>
          <table:table-cell table:formula="of:=IF(ISNA(VLOOKUP([.$A422];['SQL 92'.$A$2:.$A$1001];1;0));&quot;&quot;;&quot;Y&quot;)" office:value-type="string" office:string-value="Y">
            <text:p>Y</text:p>
          </table:table-cell>
          <table:table-cell table:style-name="ce34" table:formula="of:=IF(ISNA(VLOOKUP([.$A422];['SQLite 3'.$A$2:.$B$1002];1;0));&quot;&quot;;&quot;Y&quot;)">
            <text:p/>
          </table:table-cell>
          <table:table-cell table:style-name="ce34" table:formula="of:=IF(ISNA(VLOOKUP([.$A422];['MySQL 5.7'.$A$2:.$A$832];1;0));&quot;&quot;;&quot;Y&quot;)">
            <text:p/>
          </table:table-cell>
          <table:table-cell table:formula="of:=IF(ISNA(VLOOKUP([.$A422];['Transact-SQL 2012'.$A$2:.$A$1001];1;0));&quot;&quot;;&quot;Y&quot;)">
            <text:p/>
          </table:table-cell>
          <table:table-cell table:formula="of:=IF(ISNA(VLOOKUP([.$A42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LOCALTIME</text:p>
          </table:table-cell>
          <table:table-cell table:formula="of:=IF(ISNA(VLOOKUP([.$A423];['PostgreSQL 9.3'.$A$2:.$A$1001];1;0));&quot;&quot;;&quot;Y&quot;)" office:value-type="string" office:string-value="Y">
            <text:p>Y</text:p>
          </table:table-cell>
          <table:table-cell table:formula="of:=IF(ISNA(VLOOKUP([.$A423];['SQL 2011'.$A$2:.$A$1001];1;0));&quot;&quot;;&quot;Y&quot;)" office:value-type="string" office:string-value="Y">
            <text:p>Y</text:p>
          </table:table-cell>
          <table:table-cell table:formula="of:=IF(ISNA(VLOOKUP([.$A423];['SQL 2008'.$A$2:.$A$1001];1;0));&quot;&quot;;&quot;Y&quot;)" office:value-type="string" office:string-value="Y">
            <text:p>Y</text:p>
          </table:table-cell>
          <table:table-cell table:formula="of:=IF(ISNA(VLOOKUP([.$A423];['SQL 92'.$A$2:.$A$1001];1;0));&quot;&quot;;&quot;Y&quot;)">
            <text:p/>
          </table:table-cell>
          <table:table-cell table:style-name="ce34" table:formula="of:=IF(ISNA(VLOOKUP([.$A423];['SQLite 3'.$A$2:.$B$1002];1;0));&quot;&quot;;&quot;Y&quot;)">
            <text:p/>
          </table:table-cell>
          <table:table-cell table:style-name="ce34" table:formula="of:=IF(ISNA(VLOOKUP([.$A423];['MySQL 5.7'.$A$2:.$A$832];1;0));&quot;&quot;;&quot;Y&quot;)" office:value-type="string" office:string-value="Y">
            <text:p>Y</text:p>
          </table:table-cell>
          <table:table-cell table:formula="of:=IF(ISNA(VLOOKUP([.$A423];['Transact-SQL 2012'.$A$2:.$A$1001];1;0));&quot;&quot;;&quot;Y&quot;)">
            <text:p/>
          </table:table-cell>
          <table:table-cell table:formula="of:=IF(ISNA(VLOOKUP([.$A42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OCALTIMESTAMP</text:p>
          </table:table-cell>
          <table:table-cell table:formula="of:=IF(ISNA(VLOOKUP([.$A424];['PostgreSQL 9.3'.$A$2:.$A$1001];1;0));&quot;&quot;;&quot;Y&quot;)" office:value-type="string" office:string-value="Y">
            <text:p>Y</text:p>
          </table:table-cell>
          <table:table-cell table:formula="of:=IF(ISNA(VLOOKUP([.$A424];['SQL 2011'.$A$2:.$A$1001];1;0));&quot;&quot;;&quot;Y&quot;)" office:value-type="string" office:string-value="Y">
            <text:p>Y</text:p>
          </table:table-cell>
          <table:table-cell table:formula="of:=IF(ISNA(VLOOKUP([.$A424];['SQL 2008'.$A$2:.$A$1001];1;0));&quot;&quot;;&quot;Y&quot;)" office:value-type="string" office:string-value="Y">
            <text:p>Y</text:p>
          </table:table-cell>
          <table:table-cell table:formula="of:=IF(ISNA(VLOOKUP([.$A424];['SQL 92'.$A$2:.$A$1001];1;0));&quot;&quot;;&quot;Y&quot;)">
            <text:p/>
          </table:table-cell>
          <table:table-cell table:style-name="ce34" table:formula="of:=IF(ISNA(VLOOKUP([.$A424];['SQLite 3'.$A$2:.$B$1002];1;0));&quot;&quot;;&quot;Y&quot;)">
            <text:p/>
          </table:table-cell>
          <table:table-cell table:style-name="ce34" table:formula="of:=IF(ISNA(VLOOKUP([.$A424];['MySQL 5.7'.$A$2:.$A$832];1;0));&quot;&quot;;&quot;Y&quot;)" office:value-type="string" office:string-value="Y">
            <text:p>Y</text:p>
          </table:table-cell>
          <table:table-cell table:formula="of:=IF(ISNA(VLOOKUP([.$A424];['Transact-SQL 2012'.$A$2:.$A$1001];1;0));&quot;&quot;;&quot;Y&quot;)">
            <text:p/>
          </table:table-cell>
          <table:table-cell table:formula="of:=IF(ISNA(VLOOKUP([.$A42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OCATION</text:p>
          </table:table-cell>
          <table:table-cell table:formula="of:=IF(ISNA(VLOOKUP([.$A425];['PostgreSQL 9.3'.$A$2:.$A$1001];1;0));&quot;&quot;;&quot;Y&quot;)" office:value-type="string" office:string-value="Y">
            <text:p>Y</text:p>
          </table:table-cell>
          <table:table-cell table:formula="of:=IF(ISNA(VLOOKUP([.$A425];['SQL 2011'.$A$2:.$A$1001];1;0));&quot;&quot;;&quot;Y&quot;)" office:value-type="string" office:string-value="Y">
            <text:p>Y</text:p>
          </table:table-cell>
          <table:table-cell table:formula="of:=IF(ISNA(VLOOKUP([.$A425];['SQL 2008'.$A$2:.$A$1001];1;0));&quot;&quot;;&quot;Y&quot;)" office:value-type="string" office:string-value="Y">
            <text:p>Y</text:p>
          </table:table-cell>
          <table:table-cell table:formula="of:=IF(ISNA(VLOOKUP([.$A425];['SQL 92'.$A$2:.$A$1001];1;0));&quot;&quot;;&quot;Y&quot;)">
            <text:p/>
          </table:table-cell>
          <table:table-cell table:style-name="ce34" table:formula="of:=IF(ISNA(VLOOKUP([.$A425];['SQLite 3'.$A$2:.$B$1002];1;0));&quot;&quot;;&quot;Y&quot;)">
            <text:p/>
          </table:table-cell>
          <table:table-cell table:style-name="ce34" table:formula="of:=IF(ISNA(VLOOKUP([.$A425];['MySQL 5.7'.$A$2:.$A$832];1;0));&quot;&quot;;&quot;Y&quot;)">
            <text:p/>
          </table:table-cell>
          <table:table-cell table:formula="of:=IF(ISNA(VLOOKUP([.$A425];['Transact-SQL 2012'.$A$2:.$A$1001];1;0));&quot;&quot;;&quot;Y&quot;)">
            <text:p/>
          </table:table-cell>
          <table:table-cell table:formula="of:=IF(ISNA(VLOOKUP([.$A42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OCATOR</text:p>
          </table:table-cell>
          <table:table-cell table:formula="of:=IF(ISNA(VLOOKUP([.$A426];['PostgreSQL 9.3'.$A$2:.$A$1001];1;0));&quot;&quot;;&quot;Y&quot;)">
            <text:p/>
          </table:table-cell>
          <table:table-cell table:formula="of:=IF(ISNA(VLOOKUP([.$A426];['SQL 2011'.$A$2:.$A$1001];1;0));&quot;&quot;;&quot;Y&quot;)" office:value-type="string" office:string-value="Y">
            <text:p>Y</text:p>
          </table:table-cell>
          <table:table-cell table:formula="of:=IF(ISNA(VLOOKUP([.$A426];['SQL 2008'.$A$2:.$A$1001];1;0));&quot;&quot;;&quot;Y&quot;)" office:value-type="string" office:string-value="Y">
            <text:p>Y</text:p>
          </table:table-cell>
          <table:table-cell table:formula="of:=IF(ISNA(VLOOKUP([.$A426];['SQL 92'.$A$2:.$A$1001];1;0));&quot;&quot;;&quot;Y&quot;)">
            <text:p/>
          </table:table-cell>
          <table:table-cell table:style-name="ce34" table:formula="of:=IF(ISNA(VLOOKUP([.$A426];['SQLite 3'.$A$2:.$B$1002];1;0));&quot;&quot;;&quot;Y&quot;)">
            <text:p/>
          </table:table-cell>
          <table:table-cell table:style-name="ce34" table:formula="of:=IF(ISNA(VLOOKUP([.$A426];['MySQL 5.7'.$A$2:.$A$832];1;0));&quot;&quot;;&quot;Y&quot;)">
            <text:p/>
          </table:table-cell>
          <table:table-cell table:formula="of:=IF(ISNA(VLOOKUP([.$A426];['Transact-SQL 2012'.$A$2:.$A$1001];1;0));&quot;&quot;;&quot;Y&quot;)">
            <text:p/>
          </table:table-cell>
          <table:table-cell table:formula="of:=IF(ISNA(VLOOKUP([.$A42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OCK</text:p>
          </table:table-cell>
          <table:table-cell table:formula="of:=IF(ISNA(VLOOKUP([.$A427];['PostgreSQL 9.3'.$A$2:.$A$1001];1;0));&quot;&quot;;&quot;Y&quot;)" office:value-type="string" office:string-value="Y">
            <text:p>Y</text:p>
          </table:table-cell>
          <table:table-cell table:formula="of:=IF(ISNA(VLOOKUP([.$A427];['SQL 2011'.$A$2:.$A$1001];1;0));&quot;&quot;;&quot;Y&quot;)">
            <text:p/>
          </table:table-cell>
          <table:table-cell table:formula="of:=IF(ISNA(VLOOKUP([.$A427];['SQL 2008'.$A$2:.$A$1001];1;0));&quot;&quot;;&quot;Y&quot;)">
            <text:p/>
          </table:table-cell>
          <table:table-cell table:formula="of:=IF(ISNA(VLOOKUP([.$A427];['SQL 92'.$A$2:.$A$1001];1;0));&quot;&quot;;&quot;Y&quot;)">
            <text:p/>
          </table:table-cell>
          <table:table-cell table:style-name="ce34" table:formula="of:=IF(ISNA(VLOOKUP([.$A427];['SQLite 3'.$A$2:.$B$1002];1;0));&quot;&quot;;&quot;Y&quot;)">
            <text:p/>
          </table:table-cell>
          <table:table-cell table:style-name="ce34" table:formula="of:=IF(ISNA(VLOOKUP([.$A427];['MySQL 5.7'.$A$2:.$A$832];1;0));&quot;&quot;;&quot;Y&quot;)" office:value-type="string" office:string-value="Y">
            <text:p>Y</text:p>
          </table:table-cell>
          <table:table-cell table:formula="of:=IF(ISNA(VLOOKUP([.$A427];['Transact-SQL 2012'.$A$2:.$A$1001];1;0));&quot;&quot;;&quot;Y&quot;)">
            <text:p/>
          </table:table-cell>
          <table:table-cell table:formula="of:=IF(ISNA(VLOOKUP([.$A427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LONG</text:p>
          </table:table-cell>
          <table:table-cell table:formula="of:=IF(ISNA(VLOOKUP([.$A428];['PostgreSQL 9.3'.$A$2:.$A$1001];1;0));&quot;&quot;;&quot;Y&quot;)">
            <text:p/>
          </table:table-cell>
          <table:table-cell table:formula="of:=IF(ISNA(VLOOKUP([.$A428];['SQL 2011'.$A$2:.$A$1001];1;0));&quot;&quot;;&quot;Y&quot;)">
            <text:p/>
          </table:table-cell>
          <table:table-cell table:formula="of:=IF(ISNA(VLOOKUP([.$A428];['SQL 2008'.$A$2:.$A$1001];1;0));&quot;&quot;;&quot;Y&quot;)">
            <text:p/>
          </table:table-cell>
          <table:table-cell table:formula="of:=IF(ISNA(VLOOKUP([.$A428];['SQL 92'.$A$2:.$A$1001];1;0));&quot;&quot;;&quot;Y&quot;)">
            <text:p/>
          </table:table-cell>
          <table:table-cell table:style-name="ce34" table:formula="of:=IF(ISNA(VLOOKUP([.$A428];['SQLite 3'.$A$2:.$B$1002];1;0));&quot;&quot;;&quot;Y&quot;)">
            <text:p/>
          </table:table-cell>
          <table:table-cell table:style-name="ce34" table:formula="of:=IF(ISNA(VLOOKUP([.$A428];['MySQL 5.7'.$A$2:.$A$832];1;0));&quot;&quot;;&quot;Y&quot;)" office:value-type="string" office:string-value="Y">
            <text:p>Y</text:p>
          </table:table-cell>
          <table:table-cell table:formula="of:=IF(ISNA(VLOOKUP([.$A428];['Transact-SQL 2012'.$A$2:.$A$1001];1;0));&quot;&quot;;&quot;Y&quot;)">
            <text:p/>
          </table:table-cell>
          <table:table-cell table:formula="of:=IF(ISNA(VLOOKUP([.$A428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LONGBLOB</text:p>
          </table:table-cell>
          <table:table-cell table:formula="of:=IF(ISNA(VLOOKUP([.$A429];['PostgreSQL 9.3'.$A$2:.$A$1001];1;0));&quot;&quot;;&quot;Y&quot;)">
            <text:p/>
          </table:table-cell>
          <table:table-cell table:formula="of:=IF(ISNA(VLOOKUP([.$A429];['SQL 2011'.$A$2:.$A$1001];1;0));&quot;&quot;;&quot;Y&quot;)">
            <text:p/>
          </table:table-cell>
          <table:table-cell table:formula="of:=IF(ISNA(VLOOKUP([.$A429];['SQL 2008'.$A$2:.$A$1001];1;0));&quot;&quot;;&quot;Y&quot;)">
            <text:p/>
          </table:table-cell>
          <table:table-cell table:formula="of:=IF(ISNA(VLOOKUP([.$A429];['SQL 92'.$A$2:.$A$1001];1;0));&quot;&quot;;&quot;Y&quot;)">
            <text:p/>
          </table:table-cell>
          <table:table-cell table:style-name="ce34" table:formula="of:=IF(ISNA(VLOOKUP([.$A429];['SQLite 3'.$A$2:.$B$1002];1;0));&quot;&quot;;&quot;Y&quot;)">
            <text:p/>
          </table:table-cell>
          <table:table-cell table:style-name="ce34" table:formula="of:=IF(ISNA(VLOOKUP([.$A429];['MySQL 5.7'.$A$2:.$A$832];1;0));&quot;&quot;;&quot;Y&quot;)" office:value-type="string" office:string-value="Y">
            <text:p>Y</text:p>
          </table:table-cell>
          <table:table-cell table:formula="of:=IF(ISNA(VLOOKUP([.$A429];['Transact-SQL 2012'.$A$2:.$A$1001];1;0));&quot;&quot;;&quot;Y&quot;)">
            <text:p/>
          </table:table-cell>
          <table:table-cell table:formula="of:=IF(ISNA(VLOOKUP([.$A429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LONGTEXT</text:p>
          </table:table-cell>
          <table:table-cell table:formula="of:=IF(ISNA(VLOOKUP([.$A430];['PostgreSQL 9.3'.$A$2:.$A$1001];1;0));&quot;&quot;;&quot;Y&quot;)">
            <text:p/>
          </table:table-cell>
          <table:table-cell table:formula="of:=IF(ISNA(VLOOKUP([.$A430];['SQL 2011'.$A$2:.$A$1001];1;0));&quot;&quot;;&quot;Y&quot;)">
            <text:p/>
          </table:table-cell>
          <table:table-cell table:formula="of:=IF(ISNA(VLOOKUP([.$A430];['SQL 2008'.$A$2:.$A$1001];1;0));&quot;&quot;;&quot;Y&quot;)">
            <text:p/>
          </table:table-cell>
          <table:table-cell table:formula="of:=IF(ISNA(VLOOKUP([.$A430];['SQL 92'.$A$2:.$A$1001];1;0));&quot;&quot;;&quot;Y&quot;)">
            <text:p/>
          </table:table-cell>
          <table:table-cell table:style-name="ce34" table:formula="of:=IF(ISNA(VLOOKUP([.$A430];['SQLite 3'.$A$2:.$B$1002];1;0));&quot;&quot;;&quot;Y&quot;)">
            <text:p/>
          </table:table-cell>
          <table:table-cell table:style-name="ce34" table:formula="of:=IF(ISNA(VLOOKUP([.$A430];['MySQL 5.7'.$A$2:.$A$832];1;0));&quot;&quot;;&quot;Y&quot;)" office:value-type="string" office:string-value="Y">
            <text:p>Y</text:p>
          </table:table-cell>
          <table:table-cell table:formula="of:=IF(ISNA(VLOOKUP([.$A430];['Transact-SQL 2012'.$A$2:.$A$1001];1;0));&quot;&quot;;&quot;Y&quot;)">
            <text:p/>
          </table:table-cell>
          <table:table-cell table:formula="of:=IF(ISNA(VLOOKUP([.$A430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LOOP</text:p>
          </table:table-cell>
          <table:table-cell table:formula="of:=IF(ISNA(VLOOKUP([.$A431];['PostgreSQL 9.3'.$A$2:.$A$1001];1;0));&quot;&quot;;&quot;Y&quot;)">
            <text:p/>
          </table:table-cell>
          <table:table-cell table:formula="of:=IF(ISNA(VLOOKUP([.$A431];['SQL 2011'.$A$2:.$A$1001];1;0));&quot;&quot;;&quot;Y&quot;)">
            <text:p/>
          </table:table-cell>
          <table:table-cell table:formula="of:=IF(ISNA(VLOOKUP([.$A431];['SQL 2008'.$A$2:.$A$1001];1;0));&quot;&quot;;&quot;Y&quot;)">
            <text:p/>
          </table:table-cell>
          <table:table-cell table:formula="of:=IF(ISNA(VLOOKUP([.$A431];['SQL 92'.$A$2:.$A$1001];1;0));&quot;&quot;;&quot;Y&quot;)">
            <text:p/>
          </table:table-cell>
          <table:table-cell table:style-name="ce34" table:formula="of:=IF(ISNA(VLOOKUP([.$A431];['SQLite 3'.$A$2:.$B$1002];1;0));&quot;&quot;;&quot;Y&quot;)">
            <text:p/>
          </table:table-cell>
          <table:table-cell table:style-name="ce34" table:formula="of:=IF(ISNA(VLOOKUP([.$A431];['MySQL 5.7'.$A$2:.$A$832];1;0));&quot;&quot;;&quot;Y&quot;)" office:value-type="string" office:string-value="Y">
            <text:p>Y</text:p>
          </table:table-cell>
          <table:table-cell table:formula="of:=IF(ISNA(VLOOKUP([.$A431];['Transact-SQL 2012'.$A$2:.$A$1001];1;0));&quot;&quot;;&quot;Y&quot;)">
            <text:p/>
          </table:table-cell>
          <table:table-cell table:formula="of:=IF(ISNA(VLOOKUP([.$A431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LOW_PRIORITY</text:p>
          </table:table-cell>
          <table:table-cell table:formula="of:=IF(ISNA(VLOOKUP([.$A432];['PostgreSQL 9.3'.$A$2:.$A$1001];1;0));&quot;&quot;;&quot;Y&quot;)">
            <text:p/>
          </table:table-cell>
          <table:table-cell table:formula="of:=IF(ISNA(VLOOKUP([.$A432];['SQL 2011'.$A$2:.$A$1001];1;0));&quot;&quot;;&quot;Y&quot;)">
            <text:p/>
          </table:table-cell>
          <table:table-cell table:formula="of:=IF(ISNA(VLOOKUP([.$A432];['SQL 2008'.$A$2:.$A$1001];1;0));&quot;&quot;;&quot;Y&quot;)">
            <text:p/>
          </table:table-cell>
          <table:table-cell table:formula="of:=IF(ISNA(VLOOKUP([.$A432];['SQL 92'.$A$2:.$A$1001];1;0));&quot;&quot;;&quot;Y&quot;)">
            <text:p/>
          </table:table-cell>
          <table:table-cell table:style-name="ce34" table:formula="of:=IF(ISNA(VLOOKUP([.$A432];['SQLite 3'.$A$2:.$B$1002];1;0));&quot;&quot;;&quot;Y&quot;)">
            <text:p/>
          </table:table-cell>
          <table:table-cell table:style-name="ce34" table:formula="of:=IF(ISNA(VLOOKUP([.$A432];['MySQL 5.7'.$A$2:.$A$832];1;0));&quot;&quot;;&quot;Y&quot;)" office:value-type="string" office:string-value="Y">
            <text:p>Y</text:p>
          </table:table-cell>
          <table:table-cell table:formula="of:=IF(ISNA(VLOOKUP([.$A432];['Transact-SQL 2012'.$A$2:.$A$1001];1;0));&quot;&quot;;&quot;Y&quot;)">
            <text:p/>
          </table:table-cell>
          <table:table-cell table:formula="of:=IF(ISNA(VLOOKUP([.$A43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LOWER</text:p>
          </table:table-cell>
          <table:table-cell table:formula="of:=IF(ISNA(VLOOKUP([.$A433];['PostgreSQL 9.3'.$A$2:.$A$1001];1;0));&quot;&quot;;&quot;Y&quot;)">
            <text:p/>
          </table:table-cell>
          <table:table-cell table:formula="of:=IF(ISNA(VLOOKUP([.$A433];['SQL 2011'.$A$2:.$A$1001];1;0));&quot;&quot;;&quot;Y&quot;)" office:value-type="string" office:string-value="Y">
            <text:p>Y</text:p>
          </table:table-cell>
          <table:table-cell table:formula="of:=IF(ISNA(VLOOKUP([.$A433];['SQL 2008'.$A$2:.$A$1001];1;0));&quot;&quot;;&quot;Y&quot;)" office:value-type="string" office:string-value="Y">
            <text:p>Y</text:p>
          </table:table-cell>
          <table:table-cell table:formula="of:=IF(ISNA(VLOOKUP([.$A433];['SQL 92'.$A$2:.$A$1001];1;0));&quot;&quot;;&quot;Y&quot;)" office:value-type="string" office:string-value="Y">
            <text:p>Y</text:p>
          </table:table-cell>
          <table:table-cell table:style-name="ce34" table:formula="of:=IF(ISNA(VLOOKUP([.$A433];['SQLite 3'.$A$2:.$B$1002];1;0));&quot;&quot;;&quot;Y&quot;)">
            <text:p/>
          </table:table-cell>
          <table:table-cell table:style-name="ce34" table:formula="of:=IF(ISNA(VLOOKUP([.$A433];['MySQL 5.7'.$A$2:.$A$832];1;0));&quot;&quot;;&quot;Y&quot;)">
            <text:p/>
          </table:table-cell>
          <table:table-cell table:formula="of:=IF(ISNA(VLOOKUP([.$A433];['Transact-SQL 2012'.$A$2:.$A$1001];1;0));&quot;&quot;;&quot;Y&quot;)">
            <text:p/>
          </table:table-cell>
          <table:table-cell table:formula="of:=IF(ISNA(VLOOKUP([.$A433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M</text:p>
          </table:table-cell>
          <table:table-cell table:formula="of:=IF(ISNA(VLOOKUP([.$A434];['PostgreSQL 9.3'.$A$2:.$A$1001];1;0));&quot;&quot;;&quot;Y&quot;)">
            <text:p/>
          </table:table-cell>
          <table:table-cell table:formula="of:=IF(ISNA(VLOOKUP([.$A434];['SQL 2011'.$A$2:.$A$1001];1;0));&quot;&quot;;&quot;Y&quot;)" office:value-type="string" office:string-value="Y">
            <text:p>Y</text:p>
          </table:table-cell>
          <table:table-cell table:formula="of:=IF(ISNA(VLOOKUP([.$A434];['SQL 2008'.$A$2:.$A$1001];1;0));&quot;&quot;;&quot;Y&quot;)" office:value-type="string" office:string-value="Y">
            <text:p>Y</text:p>
          </table:table-cell>
          <table:table-cell table:formula="of:=IF(ISNA(VLOOKUP([.$A434];['SQL 92'.$A$2:.$A$1001];1;0));&quot;&quot;;&quot;Y&quot;)">
            <text:p/>
          </table:table-cell>
          <table:table-cell table:style-name="ce34" table:formula="of:=IF(ISNA(VLOOKUP([.$A434];['SQLite 3'.$A$2:.$B$1002];1;0));&quot;&quot;;&quot;Y&quot;)">
            <text:p/>
          </table:table-cell>
          <table:table-cell table:style-name="ce34" table:formula="of:=IF(ISNA(VLOOKUP([.$A434];['MySQL 5.7'.$A$2:.$A$832];1;0));&quot;&quot;;&quot;Y&quot;)">
            <text:p/>
          </table:table-cell>
          <table:table-cell table:formula="of:=IF(ISNA(VLOOKUP([.$A434];['Transact-SQL 2012'.$A$2:.$A$1001];1;0));&quot;&quot;;&quot;Y&quot;)">
            <text:p/>
          </table:table-cell>
          <table:table-cell table:formula="of:=IF(ISNA(VLOOKUP([.$A43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MAP</text:p>
          </table:table-cell>
          <table:table-cell table:formula="of:=IF(ISNA(VLOOKUP([.$A435];['PostgreSQL 9.3'.$A$2:.$A$1001];1;0));&quot;&quot;;&quot;Y&quot;)">
            <text:p/>
          </table:table-cell>
          <table:table-cell table:formula="of:=IF(ISNA(VLOOKUP([.$A435];['SQL 2011'.$A$2:.$A$1001];1;0));&quot;&quot;;&quot;Y&quot;)" office:value-type="string" office:string-value="Y">
            <text:p>Y</text:p>
          </table:table-cell>
          <table:table-cell table:formula="of:=IF(ISNA(VLOOKUP([.$A435];['SQL 2008'.$A$2:.$A$1001];1;0));&quot;&quot;;&quot;Y&quot;)" office:value-type="string" office:string-value="Y">
            <text:p>Y</text:p>
          </table:table-cell>
          <table:table-cell table:formula="of:=IF(ISNA(VLOOKUP([.$A435];['SQL 92'.$A$2:.$A$1001];1;0));&quot;&quot;;&quot;Y&quot;)">
            <text:p/>
          </table:table-cell>
          <table:table-cell table:style-name="ce34" table:formula="of:=IF(ISNA(VLOOKUP([.$A435];['SQLite 3'.$A$2:.$B$1002];1;0));&quot;&quot;;&quot;Y&quot;)">
            <text:p/>
          </table:table-cell>
          <table:table-cell table:style-name="ce34" table:formula="of:=IF(ISNA(VLOOKUP([.$A435];['MySQL 5.7'.$A$2:.$A$832];1;0));&quot;&quot;;&quot;Y&quot;)">
            <text:p/>
          </table:table-cell>
          <table:table-cell table:formula="of:=IF(ISNA(VLOOKUP([.$A435];['Transact-SQL 2012'.$A$2:.$A$1001];1;0));&quot;&quot;;&quot;Y&quot;)">
            <text:p/>
          </table:table-cell>
          <table:table-cell table:formula="of:=IF(ISNA(VLOOKUP([.$A43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MAPPING</text:p>
          </table:table-cell>
          <table:table-cell table:formula="of:=IF(ISNA(VLOOKUP([.$A436];['PostgreSQL 9.3'.$A$2:.$A$1001];1;0));&quot;&quot;;&quot;Y&quot;)" office:value-type="string" office:string-value="Y">
            <text:p>Y</text:p>
          </table:table-cell>
          <table:table-cell table:formula="of:=IF(ISNA(VLOOKUP([.$A436];['SQL 2011'.$A$2:.$A$1001];1;0));&quot;&quot;;&quot;Y&quot;)" office:value-type="string" office:string-value="Y">
            <text:p>Y</text:p>
          </table:table-cell>
          <table:table-cell table:formula="of:=IF(ISNA(VLOOKUP([.$A436];['SQL 2008'.$A$2:.$A$1001];1;0));&quot;&quot;;&quot;Y&quot;)" office:value-type="string" office:string-value="Y">
            <text:p>Y</text:p>
          </table:table-cell>
          <table:table-cell table:formula="of:=IF(ISNA(VLOOKUP([.$A436];['SQL 92'.$A$2:.$A$1001];1;0));&quot;&quot;;&quot;Y&quot;)">
            <text:p/>
          </table:table-cell>
          <table:table-cell table:style-name="ce34" table:formula="of:=IF(ISNA(VLOOKUP([.$A436];['SQLite 3'.$A$2:.$B$1002];1;0));&quot;&quot;;&quot;Y&quot;)">
            <text:p/>
          </table:table-cell>
          <table:table-cell table:style-name="ce34" table:formula="of:=IF(ISNA(VLOOKUP([.$A436];['MySQL 5.7'.$A$2:.$A$832];1;0));&quot;&quot;;&quot;Y&quot;)">
            <text:p/>
          </table:table-cell>
          <table:table-cell table:formula="of:=IF(ISNA(VLOOKUP([.$A436];['Transact-SQL 2012'.$A$2:.$A$1001];1;0));&quot;&quot;;&quot;Y&quot;)">
            <text:p/>
          </table:table-cell>
          <table:table-cell table:formula="of:=IF(ISNA(VLOOKUP([.$A436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MASTER_BIND</text:p>
          </table:table-cell>
          <table:table-cell table:formula="of:=IF(ISNA(VLOOKUP([.$A437];['PostgreSQL 9.3'.$A$2:.$A$1001];1;0));&quot;&quot;;&quot;Y&quot;)">
            <text:p/>
          </table:table-cell>
          <table:table-cell table:formula="of:=IF(ISNA(VLOOKUP([.$A437];['SQL 2011'.$A$2:.$A$1001];1;0));&quot;&quot;;&quot;Y&quot;)">
            <text:p/>
          </table:table-cell>
          <table:table-cell table:formula="of:=IF(ISNA(VLOOKUP([.$A437];['SQL 2008'.$A$2:.$A$1001];1;0));&quot;&quot;;&quot;Y&quot;)">
            <text:p/>
          </table:table-cell>
          <table:table-cell table:formula="of:=IF(ISNA(VLOOKUP([.$A437];['SQL 92'.$A$2:.$A$1001];1;0));&quot;&quot;;&quot;Y&quot;)">
            <text:p/>
          </table:table-cell>
          <table:table-cell table:style-name="ce34" table:formula="of:=IF(ISNA(VLOOKUP([.$A437];['SQLite 3'.$A$2:.$B$1002];1;0));&quot;&quot;;&quot;Y&quot;)">
            <text:p/>
          </table:table-cell>
          <table:table-cell table:style-name="ce34" table:formula="of:=IF(ISNA(VLOOKUP([.$A437];['MySQL 5.7'.$A$2:.$A$832];1;0));&quot;&quot;;&quot;Y&quot;)" office:value-type="string" office:string-value="Y">
            <text:p>Y</text:p>
          </table:table-cell>
          <table:table-cell table:formula="of:=IF(ISNA(VLOOKUP([.$A437];['Transact-SQL 2012'.$A$2:.$A$1001];1;0));&quot;&quot;;&quot;Y&quot;)">
            <text:p/>
          </table:table-cell>
          <table:table-cell table:formula="of:=IF(ISNA(VLOOKUP([.$A437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MASTER_SSL_VERIFY_SERVER_CERT</text:p>
          </table:table-cell>
          <table:table-cell table:formula="of:=IF(ISNA(VLOOKUP([.$A438];['PostgreSQL 9.3'.$A$2:.$A$1001];1;0));&quot;&quot;;&quot;Y&quot;)">
            <text:p/>
          </table:table-cell>
          <table:table-cell table:formula="of:=IF(ISNA(VLOOKUP([.$A438];['SQL 2011'.$A$2:.$A$1001];1;0));&quot;&quot;;&quot;Y&quot;)">
            <text:p/>
          </table:table-cell>
          <table:table-cell table:formula="of:=IF(ISNA(VLOOKUP([.$A438];['SQL 2008'.$A$2:.$A$1001];1;0));&quot;&quot;;&quot;Y&quot;)">
            <text:p/>
          </table:table-cell>
          <table:table-cell table:formula="of:=IF(ISNA(VLOOKUP([.$A438];['SQL 92'.$A$2:.$A$1001];1;0));&quot;&quot;;&quot;Y&quot;)">
            <text:p/>
          </table:table-cell>
          <table:table-cell table:style-name="ce34" table:formula="of:=IF(ISNA(VLOOKUP([.$A438];['SQLite 3'.$A$2:.$B$1002];1;0));&quot;&quot;;&quot;Y&quot;)">
            <text:p/>
          </table:table-cell>
          <table:table-cell table:style-name="ce34" table:formula="of:=IF(ISNA(VLOOKUP([.$A438];['MySQL 5.7'.$A$2:.$A$832];1;0));&quot;&quot;;&quot;Y&quot;)" office:value-type="string" office:string-value="Y">
            <text:p>Y</text:p>
          </table:table-cell>
          <table:table-cell table:formula="of:=IF(ISNA(VLOOKUP([.$A438];['Transact-SQL 2012'.$A$2:.$A$1001];1;0));&quot;&quot;;&quot;Y&quot;)">
            <text:p/>
          </table:table-cell>
          <table:table-cell table:formula="of:=IF(ISNA(VLOOKUP([.$A43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MATCH</text:p>
          </table:table-cell>
          <table:table-cell table:formula="of:=IF(ISNA(VLOOKUP([.$A439];['PostgreSQL 9.3'.$A$2:.$A$1001];1;0));&quot;&quot;;&quot;Y&quot;)" office:value-type="string" office:string-value="Y">
            <text:p>Y</text:p>
          </table:table-cell>
          <table:table-cell table:formula="of:=IF(ISNA(VLOOKUP([.$A439];['SQL 2011'.$A$2:.$A$1001];1;0));&quot;&quot;;&quot;Y&quot;)" office:value-type="string" office:string-value="Y">
            <text:p>Y</text:p>
          </table:table-cell>
          <table:table-cell table:formula="of:=IF(ISNA(VLOOKUP([.$A439];['SQL 2008'.$A$2:.$A$1001];1;0));&quot;&quot;;&quot;Y&quot;)" office:value-type="string" office:string-value="Y">
            <text:p>Y</text:p>
          </table:table-cell>
          <table:table-cell table:formula="of:=IF(ISNA(VLOOKUP([.$A439];['SQL 92'.$A$2:.$A$1001];1;0));&quot;&quot;;&quot;Y&quot;)" office:value-type="string" office:string-value="Y">
            <text:p>Y</text:p>
          </table:table-cell>
          <table:table-cell table:style-name="ce34" table:formula="of:=IF(ISNA(VLOOKUP([.$A439];['SQLite 3'.$A$2:.$B$1002];1;0));&quot;&quot;;&quot;Y&quot;)" office:value-type="string" office:string-value="Y">
            <text:p>Y</text:p>
          </table:table-cell>
          <table:table-cell table:style-name="ce34" table:formula="of:=IF(ISNA(VLOOKUP([.$A439];['MySQL 5.7'.$A$2:.$A$832];1;0));&quot;&quot;;&quot;Y&quot;)" office:value-type="string" office:string-value="Y">
            <text:p>Y</text:p>
          </table:table-cell>
          <table:table-cell table:formula="of:=IF(ISNA(VLOOKUP([.$A439];['Transact-SQL 2012'.$A$2:.$A$1001];1;0));&quot;&quot;;&quot;Y&quot;)">
            <text:p/>
          </table:table-cell>
          <table:table-cell table:formula="of:=IF(ISNA(VLOOKUP([.$A439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MATCHED</text:p>
          </table:table-cell>
          <table:table-cell table:formula="of:=IF(ISNA(VLOOKUP([.$A440];['PostgreSQL 9.3'.$A$2:.$A$1001];1;0));&quot;&quot;;&quot;Y&quot;)">
            <text:p/>
          </table:table-cell>
          <table:table-cell table:formula="of:=IF(ISNA(VLOOKUP([.$A440];['SQL 2011'.$A$2:.$A$1001];1;0));&quot;&quot;;&quot;Y&quot;)" office:value-type="string" office:string-value="Y">
            <text:p>Y</text:p>
          </table:table-cell>
          <table:table-cell table:formula="of:=IF(ISNA(VLOOKUP([.$A440];['SQL 2008'.$A$2:.$A$1001];1;0));&quot;&quot;;&quot;Y&quot;)" office:value-type="string" office:string-value="Y">
            <text:p>Y</text:p>
          </table:table-cell>
          <table:table-cell table:formula="of:=IF(ISNA(VLOOKUP([.$A440];['SQL 92'.$A$2:.$A$1001];1;0));&quot;&quot;;&quot;Y&quot;)">
            <text:p/>
          </table:table-cell>
          <table:table-cell table:style-name="ce34" table:formula="of:=IF(ISNA(VLOOKUP([.$A440];['SQLite 3'.$A$2:.$B$1002];1;0));&quot;&quot;;&quot;Y&quot;)">
            <text:p/>
          </table:table-cell>
          <table:table-cell table:style-name="ce34" table:formula="of:=IF(ISNA(VLOOKUP([.$A440];['MySQL 5.7'.$A$2:.$A$832];1;0));&quot;&quot;;&quot;Y&quot;)">
            <text:p/>
          </table:table-cell>
          <table:table-cell table:formula="of:=IF(ISNA(VLOOKUP([.$A440];['Transact-SQL 2012'.$A$2:.$A$1001];1;0));&quot;&quot;;&quot;Y&quot;)">
            <text:p/>
          </table:table-cell>
          <table:table-cell table:formula="of:=IF(ISNA(VLOOKUP([.$A44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MATERIALIZED</text:p>
          </table:table-cell>
          <table:table-cell table:formula="of:=IF(ISNA(VLOOKUP([.$A441];['PostgreSQL 9.3'.$A$2:.$A$1001];1;0));&quot;&quot;;&quot;Y&quot;)" office:value-type="string" office:string-value="Y">
            <text:p>Y</text:p>
          </table:table-cell>
          <table:table-cell table:formula="of:=IF(ISNA(VLOOKUP([.$A441];['SQL 2011'.$A$2:.$A$1001];1;0));&quot;&quot;;&quot;Y&quot;)">
            <text:p/>
          </table:table-cell>
          <table:table-cell table:formula="of:=IF(ISNA(VLOOKUP([.$A441];['SQL 2008'.$A$2:.$A$1001];1;0));&quot;&quot;;&quot;Y&quot;)">
            <text:p/>
          </table:table-cell>
          <table:table-cell table:formula="of:=IF(ISNA(VLOOKUP([.$A441];['SQL 92'.$A$2:.$A$1001];1;0));&quot;&quot;;&quot;Y&quot;)">
            <text:p/>
          </table:table-cell>
          <table:table-cell table:style-name="ce34" table:formula="of:=IF(ISNA(VLOOKUP([.$A441];['SQLite 3'.$A$2:.$B$1002];1;0));&quot;&quot;;&quot;Y&quot;)">
            <text:p/>
          </table:table-cell>
          <table:table-cell table:style-name="ce34" table:formula="of:=IF(ISNA(VLOOKUP([.$A441];['MySQL 5.7'.$A$2:.$A$832];1;0));&quot;&quot;;&quot;Y&quot;)">
            <text:p/>
          </table:table-cell>
          <table:table-cell table:formula="of:=IF(ISNA(VLOOKUP([.$A441];['Transact-SQL 2012'.$A$2:.$A$1001];1;0));&quot;&quot;;&quot;Y&quot;)">
            <text:p/>
          </table:table-cell>
          <table:table-cell table:formula="of:=IF(ISNA(VLOOKUP([.$A44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MAX</text:p>
          </table:table-cell>
          <table:table-cell table:formula="of:=IF(ISNA(VLOOKUP([.$A442];['PostgreSQL 9.3'.$A$2:.$A$1001];1;0));&quot;&quot;;&quot;Y&quot;)">
            <text:p/>
          </table:table-cell>
          <table:table-cell table:formula="of:=IF(ISNA(VLOOKUP([.$A442];['SQL 2011'.$A$2:.$A$1001];1;0));&quot;&quot;;&quot;Y&quot;)" office:value-type="string" office:string-value="Y">
            <text:p>Y</text:p>
          </table:table-cell>
          <table:table-cell table:formula="of:=IF(ISNA(VLOOKUP([.$A442];['SQL 2008'.$A$2:.$A$1001];1;0));&quot;&quot;;&quot;Y&quot;)" office:value-type="string" office:string-value="Y">
            <text:p>Y</text:p>
          </table:table-cell>
          <table:table-cell table:formula="of:=IF(ISNA(VLOOKUP([.$A442];['SQL 92'.$A$2:.$A$1001];1;0));&quot;&quot;;&quot;Y&quot;)" office:value-type="string" office:string-value="Y">
            <text:p>Y</text:p>
          </table:table-cell>
          <table:table-cell table:style-name="ce34" table:formula="of:=IF(ISNA(VLOOKUP([.$A442];['SQLite 3'.$A$2:.$B$1002];1;0));&quot;&quot;;&quot;Y&quot;)">
            <text:p/>
          </table:table-cell>
          <table:table-cell table:style-name="ce34" table:formula="of:=IF(ISNA(VLOOKUP([.$A442];['MySQL 5.7'.$A$2:.$A$832];1;0));&quot;&quot;;&quot;Y&quot;)">
            <text:p/>
          </table:table-cell>
          <table:table-cell table:formula="of:=IF(ISNA(VLOOKUP([.$A442];['Transact-SQL 2012'.$A$2:.$A$1001];1;0));&quot;&quot;;&quot;Y&quot;)">
            <text:p/>
          </table:table-cell>
          <table:table-cell table:formula="of:=IF(ISNA(VLOOKUP([.$A44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MAX_CARDINALITY</text:p>
          </table:table-cell>
          <table:table-cell table:formula="of:=IF(ISNA(VLOOKUP([.$A443];['PostgreSQL 9.3'.$A$2:.$A$1001];1;0));&quot;&quot;;&quot;Y&quot;)">
            <text:p/>
          </table:table-cell>
          <table:table-cell table:formula="of:=IF(ISNA(VLOOKUP([.$A443];['SQL 2011'.$A$2:.$A$1001];1;0));&quot;&quot;;&quot;Y&quot;)">
            <text:p/>
          </table:table-cell>
          <table:table-cell table:formula="of:=IF(ISNA(VLOOKUP([.$A443];['SQL 2008'.$A$2:.$A$1001];1;0));&quot;&quot;;&quot;Y&quot;)" office:value-type="string" office:string-value="Y">
            <text:p>Y</text:p>
          </table:table-cell>
          <table:table-cell table:formula="of:=IF(ISNA(VLOOKUP([.$A443];['SQL 92'.$A$2:.$A$1001];1;0));&quot;&quot;;&quot;Y&quot;)">
            <text:p/>
          </table:table-cell>
          <table:table-cell table:style-name="ce34" table:formula="of:=IF(ISNA(VLOOKUP([.$A443];['SQLite 3'.$A$2:.$B$1002];1;0));&quot;&quot;;&quot;Y&quot;)">
            <text:p/>
          </table:table-cell>
          <table:table-cell table:style-name="ce34" table:formula="of:=IF(ISNA(VLOOKUP([.$A443];['MySQL 5.7'.$A$2:.$A$832];1;0));&quot;&quot;;&quot;Y&quot;)">
            <text:p/>
          </table:table-cell>
          <table:table-cell table:formula="of:=IF(ISNA(VLOOKUP([.$A443];['Transact-SQL 2012'.$A$2:.$A$1001];1;0));&quot;&quot;;&quot;Y&quot;)">
            <text:p/>
          </table:table-cell>
          <table:table-cell table:formula="of:=IF(ISNA(VLOOKUP([.$A44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MAXVALUE</text:p>
          </table:table-cell>
          <table:table-cell table:formula="of:=IF(ISNA(VLOOKUP([.$A444];['PostgreSQL 9.3'.$A$2:.$A$1001];1;0));&quot;&quot;;&quot;Y&quot;)" office:value-type="string" office:string-value="Y">
            <text:p>Y</text:p>
          </table:table-cell>
          <table:table-cell table:formula="of:=IF(ISNA(VLOOKUP([.$A444];['SQL 2011'.$A$2:.$A$1001];1;0));&quot;&quot;;&quot;Y&quot;)" office:value-type="string" office:string-value="Y">
            <text:p>Y</text:p>
          </table:table-cell>
          <table:table-cell table:formula="of:=IF(ISNA(VLOOKUP([.$A444];['SQL 2008'.$A$2:.$A$1001];1;0));&quot;&quot;;&quot;Y&quot;)" office:value-type="string" office:string-value="Y">
            <text:p>Y</text:p>
          </table:table-cell>
          <table:table-cell table:formula="of:=IF(ISNA(VLOOKUP([.$A444];['SQL 92'.$A$2:.$A$1001];1;0));&quot;&quot;;&quot;Y&quot;)">
            <text:p/>
          </table:table-cell>
          <table:table-cell table:style-name="ce34" table:formula="of:=IF(ISNA(VLOOKUP([.$A444];['SQLite 3'.$A$2:.$B$1002];1;0));&quot;&quot;;&quot;Y&quot;)">
            <text:p/>
          </table:table-cell>
          <table:table-cell table:style-name="ce34" table:formula="of:=IF(ISNA(VLOOKUP([.$A444];['MySQL 5.7'.$A$2:.$A$832];1;0));&quot;&quot;;&quot;Y&quot;)" office:value-type="string" office:string-value="Y">
            <text:p>Y</text:p>
          </table:table-cell>
          <table:table-cell table:formula="of:=IF(ISNA(VLOOKUP([.$A444];['Transact-SQL 2012'.$A$2:.$A$1001];1;0));&quot;&quot;;&quot;Y&quot;)">
            <text:p/>
          </table:table-cell>
          <table:table-cell table:formula="of:=IF(ISNA(VLOOKUP([.$A444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MEDIUMBLOB</text:p>
          </table:table-cell>
          <table:table-cell table:formula="of:=IF(ISNA(VLOOKUP([.$A445];['PostgreSQL 9.3'.$A$2:.$A$1001];1;0));&quot;&quot;;&quot;Y&quot;)">
            <text:p/>
          </table:table-cell>
          <table:table-cell table:formula="of:=IF(ISNA(VLOOKUP([.$A445];['SQL 2011'.$A$2:.$A$1001];1;0));&quot;&quot;;&quot;Y&quot;)">
            <text:p/>
          </table:table-cell>
          <table:table-cell table:formula="of:=IF(ISNA(VLOOKUP([.$A445];['SQL 2008'.$A$2:.$A$1001];1;0));&quot;&quot;;&quot;Y&quot;)">
            <text:p/>
          </table:table-cell>
          <table:table-cell table:formula="of:=IF(ISNA(VLOOKUP([.$A445];['SQL 92'.$A$2:.$A$1001];1;0));&quot;&quot;;&quot;Y&quot;)">
            <text:p/>
          </table:table-cell>
          <table:table-cell table:style-name="ce34" table:formula="of:=IF(ISNA(VLOOKUP([.$A445];['SQLite 3'.$A$2:.$B$1002];1;0));&quot;&quot;;&quot;Y&quot;)">
            <text:p/>
          </table:table-cell>
          <table:table-cell table:style-name="ce34" table:formula="of:=IF(ISNA(VLOOKUP([.$A445];['MySQL 5.7'.$A$2:.$A$832];1;0));&quot;&quot;;&quot;Y&quot;)" office:value-type="string" office:string-value="Y">
            <text:p>Y</text:p>
          </table:table-cell>
          <table:table-cell table:formula="of:=IF(ISNA(VLOOKUP([.$A445];['Transact-SQL 2012'.$A$2:.$A$1001];1;0));&quot;&quot;;&quot;Y&quot;)">
            <text:p/>
          </table:table-cell>
          <table:table-cell table:formula="of:=IF(ISNA(VLOOKUP([.$A445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MEDIUMINT</text:p>
          </table:table-cell>
          <table:table-cell table:formula="of:=IF(ISNA(VLOOKUP([.$A446];['PostgreSQL 9.3'.$A$2:.$A$1001];1;0));&quot;&quot;;&quot;Y&quot;)">
            <text:p/>
          </table:table-cell>
          <table:table-cell table:formula="of:=IF(ISNA(VLOOKUP([.$A446];['SQL 2011'.$A$2:.$A$1001];1;0));&quot;&quot;;&quot;Y&quot;)">
            <text:p/>
          </table:table-cell>
          <table:table-cell table:formula="of:=IF(ISNA(VLOOKUP([.$A446];['SQL 2008'.$A$2:.$A$1001];1;0));&quot;&quot;;&quot;Y&quot;)">
            <text:p/>
          </table:table-cell>
          <table:table-cell table:formula="of:=IF(ISNA(VLOOKUP([.$A446];['SQL 92'.$A$2:.$A$1001];1;0));&quot;&quot;;&quot;Y&quot;)">
            <text:p/>
          </table:table-cell>
          <table:table-cell table:style-name="ce34" table:formula="of:=IF(ISNA(VLOOKUP([.$A446];['SQLite 3'.$A$2:.$B$1002];1;0));&quot;&quot;;&quot;Y&quot;)">
            <text:p/>
          </table:table-cell>
          <table:table-cell table:style-name="ce34" table:formula="of:=IF(ISNA(VLOOKUP([.$A446];['MySQL 5.7'.$A$2:.$A$832];1;0));&quot;&quot;;&quot;Y&quot;)" office:value-type="string" office:string-value="Y">
            <text:p>Y</text:p>
          </table:table-cell>
          <table:table-cell table:formula="of:=IF(ISNA(VLOOKUP([.$A446];['Transact-SQL 2012'.$A$2:.$A$1001];1;0));&quot;&quot;;&quot;Y&quot;)">
            <text:p/>
          </table:table-cell>
          <table:table-cell table:formula="of:=IF(ISNA(VLOOKUP([.$A446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MEDIUMTEXT</text:p>
          </table:table-cell>
          <table:table-cell table:formula="of:=IF(ISNA(VLOOKUP([.$A447];['PostgreSQL 9.3'.$A$2:.$A$1001];1;0));&quot;&quot;;&quot;Y&quot;)">
            <text:p/>
          </table:table-cell>
          <table:table-cell table:formula="of:=IF(ISNA(VLOOKUP([.$A447];['SQL 2011'.$A$2:.$A$1001];1;0));&quot;&quot;;&quot;Y&quot;)">
            <text:p/>
          </table:table-cell>
          <table:table-cell table:formula="of:=IF(ISNA(VLOOKUP([.$A447];['SQL 2008'.$A$2:.$A$1001];1;0));&quot;&quot;;&quot;Y&quot;)">
            <text:p/>
          </table:table-cell>
          <table:table-cell table:formula="of:=IF(ISNA(VLOOKUP([.$A447];['SQL 92'.$A$2:.$A$1001];1;0));&quot;&quot;;&quot;Y&quot;)">
            <text:p/>
          </table:table-cell>
          <table:table-cell table:style-name="ce34" table:formula="of:=IF(ISNA(VLOOKUP([.$A447];['SQLite 3'.$A$2:.$B$1002];1;0));&quot;&quot;;&quot;Y&quot;)">
            <text:p/>
          </table:table-cell>
          <table:table-cell table:style-name="ce34" table:formula="of:=IF(ISNA(VLOOKUP([.$A447];['MySQL 5.7'.$A$2:.$A$832];1;0));&quot;&quot;;&quot;Y&quot;)" office:value-type="string" office:string-value="Y">
            <text:p>Y</text:p>
          </table:table-cell>
          <table:table-cell table:formula="of:=IF(ISNA(VLOOKUP([.$A447];['Transact-SQL 2012'.$A$2:.$A$1001];1;0));&quot;&quot;;&quot;Y&quot;)">
            <text:p/>
          </table:table-cell>
          <table:table-cell table:formula="of:=IF(ISNA(VLOOKUP([.$A44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MEMBER</text:p>
          </table:table-cell>
          <table:table-cell table:formula="of:=IF(ISNA(VLOOKUP([.$A448];['PostgreSQL 9.3'.$A$2:.$A$1001];1;0));&quot;&quot;;&quot;Y&quot;)">
            <text:p/>
          </table:table-cell>
          <table:table-cell table:formula="of:=IF(ISNA(VLOOKUP([.$A448];['SQL 2011'.$A$2:.$A$1001];1;0));&quot;&quot;;&quot;Y&quot;)" office:value-type="string" office:string-value="Y">
            <text:p>Y</text:p>
          </table:table-cell>
          <table:table-cell table:formula="of:=IF(ISNA(VLOOKUP([.$A448];['SQL 2008'.$A$2:.$A$1001];1;0));&quot;&quot;;&quot;Y&quot;)" office:value-type="string" office:string-value="Y">
            <text:p>Y</text:p>
          </table:table-cell>
          <table:table-cell table:formula="of:=IF(ISNA(VLOOKUP([.$A448];['SQL 92'.$A$2:.$A$1001];1;0));&quot;&quot;;&quot;Y&quot;)">
            <text:p/>
          </table:table-cell>
          <table:table-cell table:style-name="ce34" table:formula="of:=IF(ISNA(VLOOKUP([.$A448];['SQLite 3'.$A$2:.$B$1002];1;0));&quot;&quot;;&quot;Y&quot;)">
            <text:p/>
          </table:table-cell>
          <table:table-cell table:style-name="ce34" table:formula="of:=IF(ISNA(VLOOKUP([.$A448];['MySQL 5.7'.$A$2:.$A$832];1;0));&quot;&quot;;&quot;Y&quot;)">
            <text:p/>
          </table:table-cell>
          <table:table-cell table:formula="of:=IF(ISNA(VLOOKUP([.$A448];['Transact-SQL 2012'.$A$2:.$A$1001];1;0));&quot;&quot;;&quot;Y&quot;)">
            <text:p/>
          </table:table-cell>
          <table:table-cell table:formula="of:=IF(ISNA(VLOOKUP([.$A44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MERGE</text:p>
          </table:table-cell>
          <table:table-cell table:formula="of:=IF(ISNA(VLOOKUP([.$A449];['PostgreSQL 9.3'.$A$2:.$A$1001];1;0));&quot;&quot;;&quot;Y&quot;)">
            <text:p/>
          </table:table-cell>
          <table:table-cell table:formula="of:=IF(ISNA(VLOOKUP([.$A449];['SQL 2011'.$A$2:.$A$1001];1;0));&quot;&quot;;&quot;Y&quot;)" office:value-type="string" office:string-value="Y">
            <text:p>Y</text:p>
          </table:table-cell>
          <table:table-cell table:formula="of:=IF(ISNA(VLOOKUP([.$A449];['SQL 2008'.$A$2:.$A$1001];1;0));&quot;&quot;;&quot;Y&quot;)" office:value-type="string" office:string-value="Y">
            <text:p>Y</text:p>
          </table:table-cell>
          <table:table-cell table:formula="of:=IF(ISNA(VLOOKUP([.$A449];['SQL 92'.$A$2:.$A$1001];1;0));&quot;&quot;;&quot;Y&quot;)">
            <text:p/>
          </table:table-cell>
          <table:table-cell table:style-name="ce34" table:formula="of:=IF(ISNA(VLOOKUP([.$A449];['SQLite 3'.$A$2:.$B$1002];1;0));&quot;&quot;;&quot;Y&quot;)">
            <text:p/>
          </table:table-cell>
          <table:table-cell table:style-name="ce34" table:formula="of:=IF(ISNA(VLOOKUP([.$A449];['MySQL 5.7'.$A$2:.$A$832];1;0));&quot;&quot;;&quot;Y&quot;)">
            <text:p/>
          </table:table-cell>
          <table:table-cell table:formula="of:=IF(ISNA(VLOOKUP([.$A449];['Transact-SQL 2012'.$A$2:.$A$1001];1;0));&quot;&quot;;&quot;Y&quot;)" office:value-type="string" office:string-value="Y">
            <text:p>Y</text:p>
          </table:table-cell>
          <table:table-cell table:formula="of:=IF(ISNA(VLOOKUP([.$A44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MESSAGE_LENGTH</text:p>
          </table:table-cell>
          <table:table-cell table:formula="of:=IF(ISNA(VLOOKUP([.$A450];['PostgreSQL 9.3'.$A$2:.$A$1001];1;0));&quot;&quot;;&quot;Y&quot;)">
            <text:p/>
          </table:table-cell>
          <table:table-cell table:formula="of:=IF(ISNA(VLOOKUP([.$A450];['SQL 2011'.$A$2:.$A$1001];1;0));&quot;&quot;;&quot;Y&quot;)" office:value-type="string" office:string-value="Y">
            <text:p>Y</text:p>
          </table:table-cell>
          <table:table-cell table:formula="of:=IF(ISNA(VLOOKUP([.$A450];['SQL 2008'.$A$2:.$A$1001];1;0));&quot;&quot;;&quot;Y&quot;)" office:value-type="string" office:string-value="Y">
            <text:p>Y</text:p>
          </table:table-cell>
          <table:table-cell table:formula="of:=IF(ISNA(VLOOKUP([.$A450];['SQL 92'.$A$2:.$A$1001];1;0));&quot;&quot;;&quot;Y&quot;)" office:value-type="string" office:string-value="Y">
            <text:p>Y</text:p>
          </table:table-cell>
          <table:table-cell table:style-name="ce34" table:formula="of:=IF(ISNA(VLOOKUP([.$A450];['SQLite 3'.$A$2:.$B$1002];1;0));&quot;&quot;;&quot;Y&quot;)">
            <text:p/>
          </table:table-cell>
          <table:table-cell table:style-name="ce34" table:formula="of:=IF(ISNA(VLOOKUP([.$A450];['MySQL 5.7'.$A$2:.$A$832];1;0));&quot;&quot;;&quot;Y&quot;)">
            <text:p/>
          </table:table-cell>
          <table:table-cell table:formula="of:=IF(ISNA(VLOOKUP([.$A450];['Transact-SQL 2012'.$A$2:.$A$1001];1;0));&quot;&quot;;&quot;Y&quot;)">
            <text:p/>
          </table:table-cell>
          <table:table-cell table:formula="of:=IF(ISNA(VLOOKUP([.$A45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MESSAGE_OCTET_LENGTH</text:p>
          </table:table-cell>
          <table:table-cell table:formula="of:=IF(ISNA(VLOOKUP([.$A451];['PostgreSQL 9.3'.$A$2:.$A$1001];1;0));&quot;&quot;;&quot;Y&quot;)">
            <text:p/>
          </table:table-cell>
          <table:table-cell table:formula="of:=IF(ISNA(VLOOKUP([.$A451];['SQL 2011'.$A$2:.$A$1001];1;0));&quot;&quot;;&quot;Y&quot;)" office:value-type="string" office:string-value="Y">
            <text:p>Y</text:p>
          </table:table-cell>
          <table:table-cell table:formula="of:=IF(ISNA(VLOOKUP([.$A451];['SQL 2008'.$A$2:.$A$1001];1;0));&quot;&quot;;&quot;Y&quot;)" office:value-type="string" office:string-value="Y">
            <text:p>Y</text:p>
          </table:table-cell>
          <table:table-cell table:formula="of:=IF(ISNA(VLOOKUP([.$A451];['SQL 92'.$A$2:.$A$1001];1;0));&quot;&quot;;&quot;Y&quot;)" office:value-type="string" office:string-value="Y">
            <text:p>Y</text:p>
          </table:table-cell>
          <table:table-cell table:style-name="ce34" table:formula="of:=IF(ISNA(VLOOKUP([.$A451];['SQLite 3'.$A$2:.$B$1002];1;0));&quot;&quot;;&quot;Y&quot;)">
            <text:p/>
          </table:table-cell>
          <table:table-cell table:style-name="ce34" table:formula="of:=IF(ISNA(VLOOKUP([.$A451];['MySQL 5.7'.$A$2:.$A$832];1;0));&quot;&quot;;&quot;Y&quot;)">
            <text:p/>
          </table:table-cell>
          <table:table-cell table:formula="of:=IF(ISNA(VLOOKUP([.$A451];['Transact-SQL 2012'.$A$2:.$A$1001];1;0));&quot;&quot;;&quot;Y&quot;)">
            <text:p/>
          </table:table-cell>
          <table:table-cell table:formula="of:=IF(ISNA(VLOOKUP([.$A45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MESSAGE_TEXT</text:p>
          </table:table-cell>
          <table:table-cell table:formula="of:=IF(ISNA(VLOOKUP([.$A452];['PostgreSQL 9.3'.$A$2:.$A$1001];1;0));&quot;&quot;;&quot;Y&quot;)">
            <text:p/>
          </table:table-cell>
          <table:table-cell table:formula="of:=IF(ISNA(VLOOKUP([.$A452];['SQL 2011'.$A$2:.$A$1001];1;0));&quot;&quot;;&quot;Y&quot;)" office:value-type="string" office:string-value="Y">
            <text:p>Y</text:p>
          </table:table-cell>
          <table:table-cell table:formula="of:=IF(ISNA(VLOOKUP([.$A452];['SQL 2008'.$A$2:.$A$1001];1;0));&quot;&quot;;&quot;Y&quot;)" office:value-type="string" office:string-value="Y">
            <text:p>Y</text:p>
          </table:table-cell>
          <table:table-cell table:formula="of:=IF(ISNA(VLOOKUP([.$A452];['SQL 92'.$A$2:.$A$1001];1;0));&quot;&quot;;&quot;Y&quot;)" office:value-type="string" office:string-value="Y">
            <text:p>Y</text:p>
          </table:table-cell>
          <table:table-cell table:style-name="ce34" table:formula="of:=IF(ISNA(VLOOKUP([.$A452];['SQLite 3'.$A$2:.$B$1002];1;0));&quot;&quot;;&quot;Y&quot;)">
            <text:p/>
          </table:table-cell>
          <table:table-cell table:style-name="ce34" table:formula="of:=IF(ISNA(VLOOKUP([.$A452];['MySQL 5.7'.$A$2:.$A$832];1;0));&quot;&quot;;&quot;Y&quot;)">
            <text:p/>
          </table:table-cell>
          <table:table-cell table:formula="of:=IF(ISNA(VLOOKUP([.$A452];['Transact-SQL 2012'.$A$2:.$A$1001];1;0));&quot;&quot;;&quot;Y&quot;)">
            <text:p/>
          </table:table-cell>
          <table:table-cell table:formula="of:=IF(ISNA(VLOOKUP([.$A45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METHOD</text:p>
          </table:table-cell>
          <table:table-cell table:formula="of:=IF(ISNA(VLOOKUP([.$A453];['PostgreSQL 9.3'.$A$2:.$A$1001];1;0));&quot;&quot;;&quot;Y&quot;)">
            <text:p/>
          </table:table-cell>
          <table:table-cell table:formula="of:=IF(ISNA(VLOOKUP([.$A453];['SQL 2011'.$A$2:.$A$1001];1;0));&quot;&quot;;&quot;Y&quot;)" office:value-type="string" office:string-value="Y">
            <text:p>Y</text:p>
          </table:table-cell>
          <table:table-cell table:formula="of:=IF(ISNA(VLOOKUP([.$A453];['SQL 2008'.$A$2:.$A$1001];1;0));&quot;&quot;;&quot;Y&quot;)" office:value-type="string" office:string-value="Y">
            <text:p>Y</text:p>
          </table:table-cell>
          <table:table-cell table:formula="of:=IF(ISNA(VLOOKUP([.$A453];['SQL 92'.$A$2:.$A$1001];1;0));&quot;&quot;;&quot;Y&quot;)">
            <text:p/>
          </table:table-cell>
          <table:table-cell table:style-name="ce34" table:formula="of:=IF(ISNA(VLOOKUP([.$A453];['SQLite 3'.$A$2:.$B$1002];1;0));&quot;&quot;;&quot;Y&quot;)">
            <text:p/>
          </table:table-cell>
          <table:table-cell table:style-name="ce34" table:formula="of:=IF(ISNA(VLOOKUP([.$A453];['MySQL 5.7'.$A$2:.$A$832];1;0));&quot;&quot;;&quot;Y&quot;)">
            <text:p/>
          </table:table-cell>
          <table:table-cell table:formula="of:=IF(ISNA(VLOOKUP([.$A453];['Transact-SQL 2012'.$A$2:.$A$1001];1;0));&quot;&quot;;&quot;Y&quot;)">
            <text:p/>
          </table:table-cell>
          <table:table-cell table:formula="of:=IF(ISNA(VLOOKUP([.$A453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MIDDLEINT</text:p>
          </table:table-cell>
          <table:table-cell table:formula="of:=IF(ISNA(VLOOKUP([.$A454];['PostgreSQL 9.3'.$A$2:.$A$1001];1;0));&quot;&quot;;&quot;Y&quot;)">
            <text:p/>
          </table:table-cell>
          <table:table-cell table:formula="of:=IF(ISNA(VLOOKUP([.$A454];['SQL 2011'.$A$2:.$A$1001];1;0));&quot;&quot;;&quot;Y&quot;)">
            <text:p/>
          </table:table-cell>
          <table:table-cell table:formula="of:=IF(ISNA(VLOOKUP([.$A454];['SQL 2008'.$A$2:.$A$1001];1;0));&quot;&quot;;&quot;Y&quot;)">
            <text:p/>
          </table:table-cell>
          <table:table-cell table:formula="of:=IF(ISNA(VLOOKUP([.$A454];['SQL 92'.$A$2:.$A$1001];1;0));&quot;&quot;;&quot;Y&quot;)">
            <text:p/>
          </table:table-cell>
          <table:table-cell table:style-name="ce34" table:formula="of:=IF(ISNA(VLOOKUP([.$A454];['SQLite 3'.$A$2:.$B$1002];1;0));&quot;&quot;;&quot;Y&quot;)">
            <text:p/>
          </table:table-cell>
          <table:table-cell table:style-name="ce34" table:formula="of:=IF(ISNA(VLOOKUP([.$A454];['MySQL 5.7'.$A$2:.$A$832];1;0));&quot;&quot;;&quot;Y&quot;)" office:value-type="string" office:string-value="Y">
            <text:p>Y</text:p>
          </table:table-cell>
          <table:table-cell table:formula="of:=IF(ISNA(VLOOKUP([.$A454];['Transact-SQL 2012'.$A$2:.$A$1001];1;0));&quot;&quot;;&quot;Y&quot;)">
            <text:p/>
          </table:table-cell>
          <table:table-cell table:formula="of:=IF(ISNA(VLOOKUP([.$A45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MIN</text:p>
          </table:table-cell>
          <table:table-cell table:formula="of:=IF(ISNA(VLOOKUP([.$A455];['PostgreSQL 9.3'.$A$2:.$A$1001];1;0));&quot;&quot;;&quot;Y&quot;)">
            <text:p/>
          </table:table-cell>
          <table:table-cell table:formula="of:=IF(ISNA(VLOOKUP([.$A455];['SQL 2011'.$A$2:.$A$1001];1;0));&quot;&quot;;&quot;Y&quot;)" office:value-type="string" office:string-value="Y">
            <text:p>Y</text:p>
          </table:table-cell>
          <table:table-cell table:formula="of:=IF(ISNA(VLOOKUP([.$A455];['SQL 2008'.$A$2:.$A$1001];1;0));&quot;&quot;;&quot;Y&quot;)" office:value-type="string" office:string-value="Y">
            <text:p>Y</text:p>
          </table:table-cell>
          <table:table-cell table:formula="of:=IF(ISNA(VLOOKUP([.$A455];['SQL 92'.$A$2:.$A$1001];1;0));&quot;&quot;;&quot;Y&quot;)" office:value-type="string" office:string-value="Y">
            <text:p>Y</text:p>
          </table:table-cell>
          <table:table-cell table:style-name="ce34" table:formula="of:=IF(ISNA(VLOOKUP([.$A455];['SQLite 3'.$A$2:.$B$1002];1;0));&quot;&quot;;&quot;Y&quot;)">
            <text:p/>
          </table:table-cell>
          <table:table-cell table:style-name="ce34" table:formula="of:=IF(ISNA(VLOOKUP([.$A455];['MySQL 5.7'.$A$2:.$A$832];1;0));&quot;&quot;;&quot;Y&quot;)">
            <text:p/>
          </table:table-cell>
          <table:table-cell table:formula="of:=IF(ISNA(VLOOKUP([.$A455];['Transact-SQL 2012'.$A$2:.$A$1001];1;0));&quot;&quot;;&quot;Y&quot;)">
            <text:p/>
          </table:table-cell>
          <table:table-cell table:formula="of:=IF(ISNA(VLOOKUP([.$A455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MINUTE</text:p>
          </table:table-cell>
          <table:table-cell table:formula="of:=IF(ISNA(VLOOKUP([.$A456];['PostgreSQL 9.3'.$A$2:.$A$1001];1;0));&quot;&quot;;&quot;Y&quot;)" office:value-type="string" office:string-value="Y">
            <text:p>Y</text:p>
          </table:table-cell>
          <table:table-cell table:formula="of:=IF(ISNA(VLOOKUP([.$A456];['SQL 2011'.$A$2:.$A$1001];1;0));&quot;&quot;;&quot;Y&quot;)" office:value-type="string" office:string-value="Y">
            <text:p>Y</text:p>
          </table:table-cell>
          <table:table-cell table:formula="of:=IF(ISNA(VLOOKUP([.$A456];['SQL 2008'.$A$2:.$A$1001];1;0));&quot;&quot;;&quot;Y&quot;)" office:value-type="string" office:string-value="Y">
            <text:p>Y</text:p>
          </table:table-cell>
          <table:table-cell table:formula="of:=IF(ISNA(VLOOKUP([.$A456];['SQL 92'.$A$2:.$A$1001];1;0));&quot;&quot;;&quot;Y&quot;)" office:value-type="string" office:string-value="Y">
            <text:p>Y</text:p>
          </table:table-cell>
          <table:table-cell table:style-name="ce34" table:formula="of:=IF(ISNA(VLOOKUP([.$A456];['SQLite 3'.$A$2:.$B$1002];1;0));&quot;&quot;;&quot;Y&quot;)">
            <text:p/>
          </table:table-cell>
          <table:table-cell table:style-name="ce34" table:formula="of:=IF(ISNA(VLOOKUP([.$A456];['MySQL 5.7'.$A$2:.$A$832];1;0));&quot;&quot;;&quot;Y&quot;)">
            <text:p/>
          </table:table-cell>
          <table:table-cell table:formula="of:=IF(ISNA(VLOOKUP([.$A456];['Transact-SQL 2012'.$A$2:.$A$1001];1;0));&quot;&quot;;&quot;Y&quot;)">
            <text:p/>
          </table:table-cell>
          <table:table-cell table:formula="of:=IF(ISNA(VLOOKUP([.$A456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MINUTE_MICROSECOND</text:p>
          </table:table-cell>
          <table:table-cell table:formula="of:=IF(ISNA(VLOOKUP([.$A457];['PostgreSQL 9.3'.$A$2:.$A$1001];1;0));&quot;&quot;;&quot;Y&quot;)">
            <text:p/>
          </table:table-cell>
          <table:table-cell table:formula="of:=IF(ISNA(VLOOKUP([.$A457];['SQL 2011'.$A$2:.$A$1001];1;0));&quot;&quot;;&quot;Y&quot;)">
            <text:p/>
          </table:table-cell>
          <table:table-cell table:formula="of:=IF(ISNA(VLOOKUP([.$A457];['SQL 2008'.$A$2:.$A$1001];1;0));&quot;&quot;;&quot;Y&quot;)">
            <text:p/>
          </table:table-cell>
          <table:table-cell table:formula="of:=IF(ISNA(VLOOKUP([.$A457];['SQL 92'.$A$2:.$A$1001];1;0));&quot;&quot;;&quot;Y&quot;)">
            <text:p/>
          </table:table-cell>
          <table:table-cell table:style-name="ce34" table:formula="of:=IF(ISNA(VLOOKUP([.$A457];['SQLite 3'.$A$2:.$B$1002];1;0));&quot;&quot;;&quot;Y&quot;)">
            <text:p/>
          </table:table-cell>
          <table:table-cell table:style-name="ce34" table:formula="of:=IF(ISNA(VLOOKUP([.$A457];['MySQL 5.7'.$A$2:.$A$832];1;0));&quot;&quot;;&quot;Y&quot;)" office:value-type="string" office:string-value="Y">
            <text:p>Y</text:p>
          </table:table-cell>
          <table:table-cell table:formula="of:=IF(ISNA(VLOOKUP([.$A457];['Transact-SQL 2012'.$A$2:.$A$1001];1;0));&quot;&quot;;&quot;Y&quot;)">
            <text:p/>
          </table:table-cell>
          <table:table-cell table:formula="of:=IF(ISNA(VLOOKUP([.$A457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MINUTE_SECOND</text:p>
          </table:table-cell>
          <table:table-cell table:formula="of:=IF(ISNA(VLOOKUP([.$A458];['PostgreSQL 9.3'.$A$2:.$A$1001];1;0));&quot;&quot;;&quot;Y&quot;)">
            <text:p/>
          </table:table-cell>
          <table:table-cell table:formula="of:=IF(ISNA(VLOOKUP([.$A458];['SQL 2011'.$A$2:.$A$1001];1;0));&quot;&quot;;&quot;Y&quot;)">
            <text:p/>
          </table:table-cell>
          <table:table-cell table:formula="of:=IF(ISNA(VLOOKUP([.$A458];['SQL 2008'.$A$2:.$A$1001];1;0));&quot;&quot;;&quot;Y&quot;)">
            <text:p/>
          </table:table-cell>
          <table:table-cell table:formula="of:=IF(ISNA(VLOOKUP([.$A458];['SQL 92'.$A$2:.$A$1001];1;0));&quot;&quot;;&quot;Y&quot;)">
            <text:p/>
          </table:table-cell>
          <table:table-cell table:style-name="ce34" table:formula="of:=IF(ISNA(VLOOKUP([.$A458];['SQLite 3'.$A$2:.$B$1002];1;0));&quot;&quot;;&quot;Y&quot;)">
            <text:p/>
          </table:table-cell>
          <table:table-cell table:style-name="ce34" table:formula="of:=IF(ISNA(VLOOKUP([.$A458];['MySQL 5.7'.$A$2:.$A$832];1;0));&quot;&quot;;&quot;Y&quot;)" office:value-type="string" office:string-value="Y">
            <text:p>Y</text:p>
          </table:table-cell>
          <table:table-cell table:formula="of:=IF(ISNA(VLOOKUP([.$A458];['Transact-SQL 2012'.$A$2:.$A$1001];1;0));&quot;&quot;;&quot;Y&quot;)">
            <text:p/>
          </table:table-cell>
          <table:table-cell table:formula="of:=IF(ISNA(VLOOKUP([.$A45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MINVALUE</text:p>
          </table:table-cell>
          <table:table-cell table:formula="of:=IF(ISNA(VLOOKUP([.$A459];['PostgreSQL 9.3'.$A$2:.$A$1001];1;0));&quot;&quot;;&quot;Y&quot;)" office:value-type="string" office:string-value="Y">
            <text:p>Y</text:p>
          </table:table-cell>
          <table:table-cell table:formula="of:=IF(ISNA(VLOOKUP([.$A459];['SQL 2011'.$A$2:.$A$1001];1;0));&quot;&quot;;&quot;Y&quot;)" office:value-type="string" office:string-value="Y">
            <text:p>Y</text:p>
          </table:table-cell>
          <table:table-cell table:formula="of:=IF(ISNA(VLOOKUP([.$A459];['SQL 2008'.$A$2:.$A$1001];1;0));&quot;&quot;;&quot;Y&quot;)" office:value-type="string" office:string-value="Y">
            <text:p>Y</text:p>
          </table:table-cell>
          <table:table-cell table:formula="of:=IF(ISNA(VLOOKUP([.$A459];['SQL 92'.$A$2:.$A$1001];1;0));&quot;&quot;;&quot;Y&quot;)">
            <text:p/>
          </table:table-cell>
          <table:table-cell table:style-name="ce34" table:formula="of:=IF(ISNA(VLOOKUP([.$A459];['SQLite 3'.$A$2:.$B$1002];1;0));&quot;&quot;;&quot;Y&quot;)">
            <text:p/>
          </table:table-cell>
          <table:table-cell table:style-name="ce34" table:formula="of:=IF(ISNA(VLOOKUP([.$A459];['MySQL 5.7'.$A$2:.$A$832];1;0));&quot;&quot;;&quot;Y&quot;)">
            <text:p/>
          </table:table-cell>
          <table:table-cell table:formula="of:=IF(ISNA(VLOOKUP([.$A459];['Transact-SQL 2012'.$A$2:.$A$1001];1;0));&quot;&quot;;&quot;Y&quot;)">
            <text:p/>
          </table:table-cell>
          <table:table-cell table:formula="of:=IF(ISNA(VLOOKUP([.$A45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MOD</text:p>
          </table:table-cell>
          <table:table-cell table:formula="of:=IF(ISNA(VLOOKUP([.$A460];['PostgreSQL 9.3'.$A$2:.$A$1001];1;0));&quot;&quot;;&quot;Y&quot;)">
            <text:p/>
          </table:table-cell>
          <table:table-cell table:formula="of:=IF(ISNA(VLOOKUP([.$A460];['SQL 2011'.$A$2:.$A$1001];1;0));&quot;&quot;;&quot;Y&quot;)" office:value-type="string" office:string-value="Y">
            <text:p>Y</text:p>
          </table:table-cell>
          <table:table-cell table:formula="of:=IF(ISNA(VLOOKUP([.$A460];['SQL 2008'.$A$2:.$A$1001];1;0));&quot;&quot;;&quot;Y&quot;)" office:value-type="string" office:string-value="Y">
            <text:p>Y</text:p>
          </table:table-cell>
          <table:table-cell table:formula="of:=IF(ISNA(VLOOKUP([.$A460];['SQL 92'.$A$2:.$A$1001];1;0));&quot;&quot;;&quot;Y&quot;)">
            <text:p/>
          </table:table-cell>
          <table:table-cell table:style-name="ce34" table:formula="of:=IF(ISNA(VLOOKUP([.$A460];['SQLite 3'.$A$2:.$B$1002];1;0));&quot;&quot;;&quot;Y&quot;)">
            <text:p/>
          </table:table-cell>
          <table:table-cell table:style-name="ce34" table:formula="of:=IF(ISNA(VLOOKUP([.$A460];['MySQL 5.7'.$A$2:.$A$832];1;0));&quot;&quot;;&quot;Y&quot;)" office:value-type="string" office:string-value="Y">
            <text:p>Y</text:p>
          </table:table-cell>
          <table:table-cell table:formula="of:=IF(ISNA(VLOOKUP([.$A460];['Transact-SQL 2012'.$A$2:.$A$1001];1;0));&quot;&quot;;&quot;Y&quot;)">
            <text:p/>
          </table:table-cell>
          <table:table-cell table:formula="of:=IF(ISNA(VLOOKUP([.$A46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MODE</text:p>
          </table:table-cell>
          <table:table-cell table:formula="of:=IF(ISNA(VLOOKUP([.$A461];['PostgreSQL 9.3'.$A$2:.$A$1001];1;0));&quot;&quot;;&quot;Y&quot;)" office:value-type="string" office:string-value="Y">
            <text:p>Y</text:p>
          </table:table-cell>
          <table:table-cell table:formula="of:=IF(ISNA(VLOOKUP([.$A461];['SQL 2011'.$A$2:.$A$1001];1;0));&quot;&quot;;&quot;Y&quot;)">
            <text:p/>
          </table:table-cell>
          <table:table-cell table:formula="of:=IF(ISNA(VLOOKUP([.$A461];['SQL 2008'.$A$2:.$A$1001];1;0));&quot;&quot;;&quot;Y&quot;)">
            <text:p/>
          </table:table-cell>
          <table:table-cell table:formula="of:=IF(ISNA(VLOOKUP([.$A461];['SQL 92'.$A$2:.$A$1001];1;0));&quot;&quot;;&quot;Y&quot;)">
            <text:p/>
          </table:table-cell>
          <table:table-cell table:style-name="ce34" table:formula="of:=IF(ISNA(VLOOKUP([.$A461];['SQLite 3'.$A$2:.$B$1002];1;0));&quot;&quot;;&quot;Y&quot;)">
            <text:p/>
          </table:table-cell>
          <table:table-cell table:style-name="ce34" table:formula="of:=IF(ISNA(VLOOKUP([.$A461];['MySQL 5.7'.$A$2:.$A$832];1;0));&quot;&quot;;&quot;Y&quot;)">
            <text:p/>
          </table:table-cell>
          <table:table-cell table:formula="of:=IF(ISNA(VLOOKUP([.$A461];['Transact-SQL 2012'.$A$2:.$A$1001];1;0));&quot;&quot;;&quot;Y&quot;)">
            <text:p/>
          </table:table-cell>
          <table:table-cell table:formula="of:=IF(ISNA(VLOOKUP([.$A46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MODIFIES</text:p>
          </table:table-cell>
          <table:table-cell table:formula="of:=IF(ISNA(VLOOKUP([.$A462];['PostgreSQL 9.3'.$A$2:.$A$1001];1;0));&quot;&quot;;&quot;Y&quot;)">
            <text:p/>
          </table:table-cell>
          <table:table-cell table:formula="of:=IF(ISNA(VLOOKUP([.$A462];['SQL 2011'.$A$2:.$A$1001];1;0));&quot;&quot;;&quot;Y&quot;)" office:value-type="string" office:string-value="Y">
            <text:p>Y</text:p>
          </table:table-cell>
          <table:table-cell table:formula="of:=IF(ISNA(VLOOKUP([.$A462];['SQL 2008'.$A$2:.$A$1001];1;0));&quot;&quot;;&quot;Y&quot;)" office:value-type="string" office:string-value="Y">
            <text:p>Y</text:p>
          </table:table-cell>
          <table:table-cell table:formula="of:=IF(ISNA(VLOOKUP([.$A462];['SQL 92'.$A$2:.$A$1001];1;0));&quot;&quot;;&quot;Y&quot;)">
            <text:p/>
          </table:table-cell>
          <table:table-cell table:style-name="ce34" table:formula="of:=IF(ISNA(VLOOKUP([.$A462];['SQLite 3'.$A$2:.$B$1002];1;0));&quot;&quot;;&quot;Y&quot;)">
            <text:p/>
          </table:table-cell>
          <table:table-cell table:style-name="ce34" table:formula="of:=IF(ISNA(VLOOKUP([.$A462];['MySQL 5.7'.$A$2:.$A$832];1;0));&quot;&quot;;&quot;Y&quot;)" office:value-type="string" office:string-value="Y">
            <text:p>Y</text:p>
          </table:table-cell>
          <table:table-cell table:formula="of:=IF(ISNA(VLOOKUP([.$A462];['Transact-SQL 2012'.$A$2:.$A$1001];1;0));&quot;&quot;;&quot;Y&quot;)">
            <text:p/>
          </table:table-cell>
          <table:table-cell table:formula="of:=IF(ISNA(VLOOKUP([.$A46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MODULE</text:p>
          </table:table-cell>
          <table:table-cell table:formula="of:=IF(ISNA(VLOOKUP([.$A463];['PostgreSQL 9.3'.$A$2:.$A$1001];1;0));&quot;&quot;;&quot;Y&quot;)">
            <text:p/>
          </table:table-cell>
          <table:table-cell table:formula="of:=IF(ISNA(VLOOKUP([.$A463];['SQL 2011'.$A$2:.$A$1001];1;0));&quot;&quot;;&quot;Y&quot;)" office:value-type="string" office:string-value="Y">
            <text:p>Y</text:p>
          </table:table-cell>
          <table:table-cell table:formula="of:=IF(ISNA(VLOOKUP([.$A463];['SQL 2008'.$A$2:.$A$1001];1;0));&quot;&quot;;&quot;Y&quot;)" office:value-type="string" office:string-value="Y">
            <text:p>Y</text:p>
          </table:table-cell>
          <table:table-cell table:formula="of:=IF(ISNA(VLOOKUP([.$A463];['SQL 92'.$A$2:.$A$1001];1;0));&quot;&quot;;&quot;Y&quot;)" office:value-type="string" office:string-value="Y">
            <text:p>Y</text:p>
          </table:table-cell>
          <table:table-cell table:style-name="ce34" table:formula="of:=IF(ISNA(VLOOKUP([.$A463];['SQLite 3'.$A$2:.$B$1002];1;0));&quot;&quot;;&quot;Y&quot;)">
            <text:p/>
          </table:table-cell>
          <table:table-cell table:style-name="ce34" table:formula="of:=IF(ISNA(VLOOKUP([.$A463];['MySQL 5.7'.$A$2:.$A$832];1;0));&quot;&quot;;&quot;Y&quot;)">
            <text:p/>
          </table:table-cell>
          <table:table-cell table:formula="of:=IF(ISNA(VLOOKUP([.$A463];['Transact-SQL 2012'.$A$2:.$A$1001];1;0));&quot;&quot;;&quot;Y&quot;)">
            <text:p/>
          </table:table-cell>
          <table:table-cell table:formula="of:=IF(ISNA(VLOOKUP([.$A463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MONTH</text:p>
          </table:table-cell>
          <table:table-cell table:formula="of:=IF(ISNA(VLOOKUP([.$A464];['PostgreSQL 9.3'.$A$2:.$A$1001];1;0));&quot;&quot;;&quot;Y&quot;)" office:value-type="string" office:string-value="Y">
            <text:p>Y</text:p>
          </table:table-cell>
          <table:table-cell table:formula="of:=IF(ISNA(VLOOKUP([.$A464];['SQL 2011'.$A$2:.$A$1001];1;0));&quot;&quot;;&quot;Y&quot;)" office:value-type="string" office:string-value="Y">
            <text:p>Y</text:p>
          </table:table-cell>
          <table:table-cell table:formula="of:=IF(ISNA(VLOOKUP([.$A464];['SQL 2008'.$A$2:.$A$1001];1;0));&quot;&quot;;&quot;Y&quot;)" office:value-type="string" office:string-value="Y">
            <text:p>Y</text:p>
          </table:table-cell>
          <table:table-cell table:formula="of:=IF(ISNA(VLOOKUP([.$A464];['SQL 92'.$A$2:.$A$1001];1;0));&quot;&quot;;&quot;Y&quot;)" office:value-type="string" office:string-value="Y">
            <text:p>Y</text:p>
          </table:table-cell>
          <table:table-cell table:style-name="ce34" table:formula="of:=IF(ISNA(VLOOKUP([.$A464];['SQLite 3'.$A$2:.$B$1002];1;0));&quot;&quot;;&quot;Y&quot;)">
            <text:p/>
          </table:table-cell>
          <table:table-cell table:style-name="ce34" table:formula="of:=IF(ISNA(VLOOKUP([.$A464];['MySQL 5.7'.$A$2:.$A$832];1;0));&quot;&quot;;&quot;Y&quot;)">
            <text:p/>
          </table:table-cell>
          <table:table-cell table:formula="of:=IF(ISNA(VLOOKUP([.$A464];['Transact-SQL 2012'.$A$2:.$A$1001];1;0));&quot;&quot;;&quot;Y&quot;)">
            <text:p/>
          </table:table-cell>
          <table:table-cell table:formula="of:=IF(ISNA(VLOOKUP([.$A46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MORE</text:p>
          </table:table-cell>
          <table:table-cell table:formula="of:=IF(ISNA(VLOOKUP([.$A465];['PostgreSQL 9.3'.$A$2:.$A$1001];1;0));&quot;&quot;;&quot;Y&quot;)">
            <text:p/>
          </table:table-cell>
          <table:table-cell table:formula="of:=IF(ISNA(VLOOKUP([.$A465];['SQL 2011'.$A$2:.$A$1001];1;0));&quot;&quot;;&quot;Y&quot;)" office:value-type="string" office:string-value="Y">
            <text:p>Y</text:p>
          </table:table-cell>
          <table:table-cell table:formula="of:=IF(ISNA(VLOOKUP([.$A465];['SQL 2008'.$A$2:.$A$1001];1;0));&quot;&quot;;&quot;Y&quot;)" office:value-type="string" office:string-value="Y">
            <text:p>Y</text:p>
          </table:table-cell>
          <table:table-cell table:formula="of:=IF(ISNA(VLOOKUP([.$A465];['SQL 92'.$A$2:.$A$1001];1;0));&quot;&quot;;&quot;Y&quot;)" office:value-type="string" office:string-value="Y">
            <text:p>Y</text:p>
          </table:table-cell>
          <table:table-cell table:style-name="ce34" table:formula="of:=IF(ISNA(VLOOKUP([.$A465];['SQLite 3'.$A$2:.$B$1002];1;0));&quot;&quot;;&quot;Y&quot;)">
            <text:p/>
          </table:table-cell>
          <table:table-cell table:style-name="ce34" table:formula="of:=IF(ISNA(VLOOKUP([.$A465];['MySQL 5.7'.$A$2:.$A$832];1;0));&quot;&quot;;&quot;Y&quot;)">
            <text:p/>
          </table:table-cell>
          <table:table-cell table:formula="of:=IF(ISNA(VLOOKUP([.$A465];['Transact-SQL 2012'.$A$2:.$A$1001];1;0));&quot;&quot;;&quot;Y&quot;)">
            <text:p/>
          </table:table-cell>
          <table:table-cell table:formula="of:=IF(ISNA(VLOOKUP([.$A46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MOVE</text:p>
          </table:table-cell>
          <table:table-cell table:formula="of:=IF(ISNA(VLOOKUP([.$A466];['PostgreSQL 9.3'.$A$2:.$A$1001];1;0));&quot;&quot;;&quot;Y&quot;)" office:value-type="string" office:string-value="Y">
            <text:p>Y</text:p>
          </table:table-cell>
          <table:table-cell table:formula="of:=IF(ISNA(VLOOKUP([.$A466];['SQL 2011'.$A$2:.$A$1001];1;0));&quot;&quot;;&quot;Y&quot;)">
            <text:p/>
          </table:table-cell>
          <table:table-cell table:formula="of:=IF(ISNA(VLOOKUP([.$A466];['SQL 2008'.$A$2:.$A$1001];1;0));&quot;&quot;;&quot;Y&quot;)">
            <text:p/>
          </table:table-cell>
          <table:table-cell table:formula="of:=IF(ISNA(VLOOKUP([.$A466];['SQL 92'.$A$2:.$A$1001];1;0));&quot;&quot;;&quot;Y&quot;)">
            <text:p/>
          </table:table-cell>
          <table:table-cell table:style-name="ce34" table:formula="of:=IF(ISNA(VLOOKUP([.$A466];['SQLite 3'.$A$2:.$B$1002];1;0));&quot;&quot;;&quot;Y&quot;)">
            <text:p/>
          </table:table-cell>
          <table:table-cell table:style-name="ce34" table:formula="of:=IF(ISNA(VLOOKUP([.$A466];['MySQL 5.7'.$A$2:.$A$832];1;0));&quot;&quot;;&quot;Y&quot;)">
            <text:p/>
          </table:table-cell>
          <table:table-cell table:formula="of:=IF(ISNA(VLOOKUP([.$A466];['Transact-SQL 2012'.$A$2:.$A$1001];1;0));&quot;&quot;;&quot;Y&quot;)">
            <text:p/>
          </table:table-cell>
          <table:table-cell table:formula="of:=IF(ISNA(VLOOKUP([.$A46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MULTISET</text:p>
          </table:table-cell>
          <table:table-cell table:formula="of:=IF(ISNA(VLOOKUP([.$A467];['PostgreSQL 9.3'.$A$2:.$A$1001];1;0));&quot;&quot;;&quot;Y&quot;)">
            <text:p/>
          </table:table-cell>
          <table:table-cell table:formula="of:=IF(ISNA(VLOOKUP([.$A467];['SQL 2011'.$A$2:.$A$1001];1;0));&quot;&quot;;&quot;Y&quot;)" office:value-type="string" office:string-value="Y">
            <text:p>Y</text:p>
          </table:table-cell>
          <table:table-cell table:formula="of:=IF(ISNA(VLOOKUP([.$A467];['SQL 2008'.$A$2:.$A$1001];1;0));&quot;&quot;;&quot;Y&quot;)" office:value-type="string" office:string-value="Y">
            <text:p>Y</text:p>
          </table:table-cell>
          <table:table-cell table:formula="of:=IF(ISNA(VLOOKUP([.$A467];['SQL 92'.$A$2:.$A$1001];1;0));&quot;&quot;;&quot;Y&quot;)">
            <text:p/>
          </table:table-cell>
          <table:table-cell table:style-name="ce34" table:formula="of:=IF(ISNA(VLOOKUP([.$A467];['SQLite 3'.$A$2:.$B$1002];1;0));&quot;&quot;;&quot;Y&quot;)">
            <text:p/>
          </table:table-cell>
          <table:table-cell table:style-name="ce34" table:formula="of:=IF(ISNA(VLOOKUP([.$A467];['MySQL 5.7'.$A$2:.$A$832];1;0));&quot;&quot;;&quot;Y&quot;)">
            <text:p/>
          </table:table-cell>
          <table:table-cell table:formula="of:=IF(ISNA(VLOOKUP([.$A467];['Transact-SQL 2012'.$A$2:.$A$1001];1;0));&quot;&quot;;&quot;Y&quot;)">
            <text:p/>
          </table:table-cell>
          <table:table-cell table:formula="of:=IF(ISNA(VLOOKUP([.$A46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MUMPS</text:p>
          </table:table-cell>
          <table:table-cell table:formula="of:=IF(ISNA(VLOOKUP([.$A468];['PostgreSQL 9.3'.$A$2:.$A$1001];1;0));&quot;&quot;;&quot;Y&quot;)">
            <text:p/>
          </table:table-cell>
          <table:table-cell table:formula="of:=IF(ISNA(VLOOKUP([.$A468];['SQL 2011'.$A$2:.$A$1001];1;0));&quot;&quot;;&quot;Y&quot;)" office:value-type="string" office:string-value="Y">
            <text:p>Y</text:p>
          </table:table-cell>
          <table:table-cell table:formula="of:=IF(ISNA(VLOOKUP([.$A468];['SQL 2008'.$A$2:.$A$1001];1;0));&quot;&quot;;&quot;Y&quot;)" office:value-type="string" office:string-value="Y">
            <text:p>Y</text:p>
          </table:table-cell>
          <table:table-cell table:formula="of:=IF(ISNA(VLOOKUP([.$A468];['SQL 92'.$A$2:.$A$1001];1;0));&quot;&quot;;&quot;Y&quot;)" office:value-type="string" office:string-value="Y">
            <text:p>Y</text:p>
          </table:table-cell>
          <table:table-cell table:style-name="ce34" table:formula="of:=IF(ISNA(VLOOKUP([.$A468];['SQLite 3'.$A$2:.$B$1002];1;0));&quot;&quot;;&quot;Y&quot;)">
            <text:p/>
          </table:table-cell>
          <table:table-cell table:style-name="ce34" table:formula="of:=IF(ISNA(VLOOKUP([.$A468];['MySQL 5.7'.$A$2:.$A$832];1;0));&quot;&quot;;&quot;Y&quot;)">
            <text:p/>
          </table:table-cell>
          <table:table-cell table:formula="of:=IF(ISNA(VLOOKUP([.$A468];['Transact-SQL 2012'.$A$2:.$A$1001];1;0));&quot;&quot;;&quot;Y&quot;)">
            <text:p/>
          </table:table-cell>
          <table:table-cell table:formula="of:=IF(ISNA(VLOOKUP([.$A46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AME</text:p>
          </table:table-cell>
          <table:table-cell table:formula="of:=IF(ISNA(VLOOKUP([.$A469];['PostgreSQL 9.3'.$A$2:.$A$1001];1;0));&quot;&quot;;&quot;Y&quot;)" office:value-type="string" office:string-value="Y">
            <text:p>Y</text:p>
          </table:table-cell>
          <table:table-cell table:formula="of:=IF(ISNA(VLOOKUP([.$A469];['SQL 2011'.$A$2:.$A$1001];1;0));&quot;&quot;;&quot;Y&quot;)" office:value-type="string" office:string-value="Y">
            <text:p>Y</text:p>
          </table:table-cell>
          <table:table-cell table:formula="of:=IF(ISNA(VLOOKUP([.$A469];['SQL 2008'.$A$2:.$A$1001];1;0));&quot;&quot;;&quot;Y&quot;)" office:value-type="string" office:string-value="Y">
            <text:p>Y</text:p>
          </table:table-cell>
          <table:table-cell table:formula="of:=IF(ISNA(VLOOKUP([.$A469];['SQL 92'.$A$2:.$A$1001];1;0));&quot;&quot;;&quot;Y&quot;)" office:value-type="string" office:string-value="Y">
            <text:p>Y</text:p>
          </table:table-cell>
          <table:table-cell table:style-name="ce34" table:formula="of:=IF(ISNA(VLOOKUP([.$A469];['SQLite 3'.$A$2:.$B$1002];1;0));&quot;&quot;;&quot;Y&quot;)">
            <text:p/>
          </table:table-cell>
          <table:table-cell table:style-name="ce34" table:formula="of:=IF(ISNA(VLOOKUP([.$A469];['MySQL 5.7'.$A$2:.$A$832];1;0));&quot;&quot;;&quot;Y&quot;)">
            <text:p/>
          </table:table-cell>
          <table:table-cell table:formula="of:=IF(ISNA(VLOOKUP([.$A469];['Transact-SQL 2012'.$A$2:.$A$1001];1;0));&quot;&quot;;&quot;Y&quot;)">
            <text:p/>
          </table:table-cell>
          <table:table-cell table:formula="of:=IF(ISNA(VLOOKUP([.$A46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AMES</text:p>
          </table:table-cell>
          <table:table-cell table:formula="of:=IF(ISNA(VLOOKUP([.$A470];['PostgreSQL 9.3'.$A$2:.$A$1001];1;0));&quot;&quot;;&quot;Y&quot;)" office:value-type="string" office:string-value="Y">
            <text:p>Y</text:p>
          </table:table-cell>
          <table:table-cell table:formula="of:=IF(ISNA(VLOOKUP([.$A470];['SQL 2011'.$A$2:.$A$1001];1;0));&quot;&quot;;&quot;Y&quot;)" office:value-type="string" office:string-value="Y">
            <text:p>Y</text:p>
          </table:table-cell>
          <table:table-cell table:formula="of:=IF(ISNA(VLOOKUP([.$A470];['SQL 2008'.$A$2:.$A$1001];1;0));&quot;&quot;;&quot;Y&quot;)" office:value-type="string" office:string-value="Y">
            <text:p>Y</text:p>
          </table:table-cell>
          <table:table-cell table:formula="of:=IF(ISNA(VLOOKUP([.$A470];['SQL 92'.$A$2:.$A$1001];1;0));&quot;&quot;;&quot;Y&quot;)" office:value-type="string" office:string-value="Y">
            <text:p>Y</text:p>
          </table:table-cell>
          <table:table-cell table:style-name="ce34" table:formula="of:=IF(ISNA(VLOOKUP([.$A470];['SQLite 3'.$A$2:.$B$1002];1;0));&quot;&quot;;&quot;Y&quot;)">
            <text:p/>
          </table:table-cell>
          <table:table-cell table:style-name="ce34" table:formula="of:=IF(ISNA(VLOOKUP([.$A470];['MySQL 5.7'.$A$2:.$A$832];1;0));&quot;&quot;;&quot;Y&quot;)">
            <text:p/>
          </table:table-cell>
          <table:table-cell table:formula="of:=IF(ISNA(VLOOKUP([.$A470];['Transact-SQL 2012'.$A$2:.$A$1001];1;0));&quot;&quot;;&quot;Y&quot;)">
            <text:p/>
          </table:table-cell>
          <table:table-cell table:formula="of:=IF(ISNA(VLOOKUP([.$A470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NAMESPACE</text:p>
          </table:table-cell>
          <table:table-cell table:formula="of:=IF(ISNA(VLOOKUP([.$A471];['PostgreSQL 9.3'.$A$2:.$A$1001];1;0));&quot;&quot;;&quot;Y&quot;)">
            <text:p/>
          </table:table-cell>
          <table:table-cell table:formula="of:=IF(ISNA(VLOOKUP([.$A471];['SQL 2011'.$A$2:.$A$1001];1;0));&quot;&quot;;&quot;Y&quot;)" office:value-type="string" office:string-value="Y">
            <text:p>Y</text:p>
          </table:table-cell>
          <table:table-cell table:formula="of:=IF(ISNA(VLOOKUP([.$A471];['SQL 2008'.$A$2:.$A$1001];1;0));&quot;&quot;;&quot;Y&quot;)" office:value-type="string" office:string-value="Y">
            <text:p>Y</text:p>
          </table:table-cell>
          <table:table-cell table:formula="of:=IF(ISNA(VLOOKUP([.$A471];['SQL 92'.$A$2:.$A$1001];1;0));&quot;&quot;;&quot;Y&quot;)">
            <text:p/>
          </table:table-cell>
          <table:table-cell table:style-name="ce34" table:formula="of:=IF(ISNA(VLOOKUP([.$A471];['SQLite 3'.$A$2:.$B$1002];1;0));&quot;&quot;;&quot;Y&quot;)">
            <text:p/>
          </table:table-cell>
          <table:table-cell table:style-name="ce34" table:formula="of:=IF(ISNA(VLOOKUP([.$A471];['MySQL 5.7'.$A$2:.$A$832];1;0));&quot;&quot;;&quot;Y&quot;)">
            <text:p/>
          </table:table-cell>
          <table:table-cell table:formula="of:=IF(ISNA(VLOOKUP([.$A471];['Transact-SQL 2012'.$A$2:.$A$1001];1;0));&quot;&quot;;&quot;Y&quot;)">
            <text:p/>
          </table:table-cell>
          <table:table-cell table:formula="of:=IF(ISNA(VLOOKUP([.$A47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ATIONAL</text:p>
          </table:table-cell>
          <table:table-cell table:formula="of:=IF(ISNA(VLOOKUP([.$A472];['PostgreSQL 9.3'.$A$2:.$A$1001];1;0));&quot;&quot;;&quot;Y&quot;)" office:value-type="string" office:string-value="Y">
            <text:p>Y</text:p>
          </table:table-cell>
          <table:table-cell table:formula="of:=IF(ISNA(VLOOKUP([.$A472];['SQL 2011'.$A$2:.$A$1001];1;0));&quot;&quot;;&quot;Y&quot;)" office:value-type="string" office:string-value="Y">
            <text:p>Y</text:p>
          </table:table-cell>
          <table:table-cell table:formula="of:=IF(ISNA(VLOOKUP([.$A472];['SQL 2008'.$A$2:.$A$1001];1;0));&quot;&quot;;&quot;Y&quot;)" office:value-type="string" office:string-value="Y">
            <text:p>Y</text:p>
          </table:table-cell>
          <table:table-cell table:formula="of:=IF(ISNA(VLOOKUP([.$A472];['SQL 92'.$A$2:.$A$1001];1;0));&quot;&quot;;&quot;Y&quot;)" office:value-type="string" office:string-value="Y">
            <text:p>Y</text:p>
          </table:table-cell>
          <table:table-cell table:style-name="ce34" table:formula="of:=IF(ISNA(VLOOKUP([.$A472];['SQLite 3'.$A$2:.$B$1002];1;0));&quot;&quot;;&quot;Y&quot;)">
            <text:p/>
          </table:table-cell>
          <table:table-cell table:style-name="ce34" table:formula="of:=IF(ISNA(VLOOKUP([.$A472];['MySQL 5.7'.$A$2:.$A$832];1;0));&quot;&quot;;&quot;Y&quot;)">
            <text:p/>
          </table:table-cell>
          <table:table-cell table:formula="of:=IF(ISNA(VLOOKUP([.$A472];['Transact-SQL 2012'.$A$2:.$A$1001];1;0));&quot;&quot;;&quot;Y&quot;)" office:value-type="string" office:string-value="Y">
            <text:p>Y</text:p>
          </table:table-cell>
          <table:table-cell table:formula="of:=IF(ISNA(VLOOKUP([.$A47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NATURAL</text:p>
          </table:table-cell>
          <table:table-cell table:formula="of:=IF(ISNA(VLOOKUP([.$A473];['PostgreSQL 9.3'.$A$2:.$A$1001];1;0));&quot;&quot;;&quot;Y&quot;)" office:value-type="string" office:string-value="Y">
            <text:p>Y</text:p>
          </table:table-cell>
          <table:table-cell table:formula="of:=IF(ISNA(VLOOKUP([.$A473];['SQL 2011'.$A$2:.$A$1001];1;0));&quot;&quot;;&quot;Y&quot;)" office:value-type="string" office:string-value="Y">
            <text:p>Y</text:p>
          </table:table-cell>
          <table:table-cell table:formula="of:=IF(ISNA(VLOOKUP([.$A473];['SQL 2008'.$A$2:.$A$1001];1;0));&quot;&quot;;&quot;Y&quot;)" office:value-type="string" office:string-value="Y">
            <text:p>Y</text:p>
          </table:table-cell>
          <table:table-cell table:formula="of:=IF(ISNA(VLOOKUP([.$A473];['SQL 92'.$A$2:.$A$1001];1;0));&quot;&quot;;&quot;Y&quot;)" office:value-type="string" office:string-value="Y">
            <text:p>Y</text:p>
          </table:table-cell>
          <table:table-cell table:style-name="ce34" table:formula="of:=IF(ISNA(VLOOKUP([.$A473];['SQLite 3'.$A$2:.$B$1002];1;0));&quot;&quot;;&quot;Y&quot;)" office:value-type="string" office:string-value="Y">
            <text:p>Y</text:p>
          </table:table-cell>
          <table:table-cell table:style-name="ce34" table:formula="of:=IF(ISNA(VLOOKUP([.$A473];['MySQL 5.7'.$A$2:.$A$832];1;0));&quot;&quot;;&quot;Y&quot;)" office:value-type="string" office:string-value="Y">
            <text:p>Y</text:p>
          </table:table-cell>
          <table:table-cell table:formula="of:=IF(ISNA(VLOOKUP([.$A473];['Transact-SQL 2012'.$A$2:.$A$1001];1;0));&quot;&quot;;&quot;Y&quot;)">
            <text:p/>
          </table:table-cell>
          <table:table-cell table:formula="of:=IF(ISNA(VLOOKUP([.$A473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NCHAR</text:p>
          </table:table-cell>
          <table:table-cell table:formula="of:=IF(ISNA(VLOOKUP([.$A474];['PostgreSQL 9.3'.$A$2:.$A$1001];1;0));&quot;&quot;;&quot;Y&quot;)" office:value-type="string" office:string-value="Y">
            <text:p>Y</text:p>
          </table:table-cell>
          <table:table-cell table:formula="of:=IF(ISNA(VLOOKUP([.$A474];['SQL 2011'.$A$2:.$A$1001];1;0));&quot;&quot;;&quot;Y&quot;)" office:value-type="string" office:string-value="Y">
            <text:p>Y</text:p>
          </table:table-cell>
          <table:table-cell table:formula="of:=IF(ISNA(VLOOKUP([.$A474];['SQL 2008'.$A$2:.$A$1001];1;0));&quot;&quot;;&quot;Y&quot;)" office:value-type="string" office:string-value="Y">
            <text:p>Y</text:p>
          </table:table-cell>
          <table:table-cell table:formula="of:=IF(ISNA(VLOOKUP([.$A474];['SQL 92'.$A$2:.$A$1001];1;0));&quot;&quot;;&quot;Y&quot;)" office:value-type="string" office:string-value="Y">
            <text:p>Y</text:p>
          </table:table-cell>
          <table:table-cell table:style-name="ce34" table:formula="of:=IF(ISNA(VLOOKUP([.$A474];['SQLite 3'.$A$2:.$B$1002];1;0));&quot;&quot;;&quot;Y&quot;)">
            <text:p/>
          </table:table-cell>
          <table:table-cell table:style-name="ce34" table:formula="of:=IF(ISNA(VLOOKUP([.$A474];['MySQL 5.7'.$A$2:.$A$832];1;0));&quot;&quot;;&quot;Y&quot;)">
            <text:p/>
          </table:table-cell>
          <table:table-cell table:formula="of:=IF(ISNA(VLOOKUP([.$A474];['Transact-SQL 2012'.$A$2:.$A$1001];1;0));&quot;&quot;;&quot;Y&quot;)">
            <text:p/>
          </table:table-cell>
          <table:table-cell table:formula="of:=IF(ISNA(VLOOKUP([.$A47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NCLOB</text:p>
          </table:table-cell>
          <table:table-cell table:formula="of:=IF(ISNA(VLOOKUP([.$A475];['PostgreSQL 9.3'.$A$2:.$A$1001];1;0));&quot;&quot;;&quot;Y&quot;)">
            <text:p/>
          </table:table-cell>
          <table:table-cell table:formula="of:=IF(ISNA(VLOOKUP([.$A475];['SQL 2011'.$A$2:.$A$1001];1;0));&quot;&quot;;&quot;Y&quot;)" office:value-type="string" office:string-value="Y">
            <text:p>Y</text:p>
          </table:table-cell>
          <table:table-cell table:formula="of:=IF(ISNA(VLOOKUP([.$A475];['SQL 2008'.$A$2:.$A$1001];1;0));&quot;&quot;;&quot;Y&quot;)" office:value-type="string" office:string-value="Y">
            <text:p>Y</text:p>
          </table:table-cell>
          <table:table-cell table:formula="of:=IF(ISNA(VLOOKUP([.$A475];['SQL 92'.$A$2:.$A$1001];1;0));&quot;&quot;;&quot;Y&quot;)">
            <text:p/>
          </table:table-cell>
          <table:table-cell table:style-name="ce34" table:formula="of:=IF(ISNA(VLOOKUP([.$A475];['SQLite 3'.$A$2:.$B$1002];1;0));&quot;&quot;;&quot;Y&quot;)">
            <text:p/>
          </table:table-cell>
          <table:table-cell table:style-name="ce34" table:formula="of:=IF(ISNA(VLOOKUP([.$A475];['MySQL 5.7'.$A$2:.$A$832];1;0));&quot;&quot;;&quot;Y&quot;)">
            <text:p/>
          </table:table-cell>
          <table:table-cell table:formula="of:=IF(ISNA(VLOOKUP([.$A475];['Transact-SQL 2012'.$A$2:.$A$1001];1;0));&quot;&quot;;&quot;Y&quot;)">
            <text:p/>
          </table:table-cell>
          <table:table-cell table:formula="of:=IF(ISNA(VLOOKUP([.$A47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ESTING</text:p>
          </table:table-cell>
          <table:table-cell table:formula="of:=IF(ISNA(VLOOKUP([.$A476];['PostgreSQL 9.3'.$A$2:.$A$1001];1;0));&quot;&quot;;&quot;Y&quot;)">
            <text:p/>
          </table:table-cell>
          <table:table-cell table:formula="of:=IF(ISNA(VLOOKUP([.$A476];['SQL 2011'.$A$2:.$A$1001];1;0));&quot;&quot;;&quot;Y&quot;)" office:value-type="string" office:string-value="Y">
            <text:p>Y</text:p>
          </table:table-cell>
          <table:table-cell table:formula="of:=IF(ISNA(VLOOKUP([.$A476];['SQL 2008'.$A$2:.$A$1001];1;0));&quot;&quot;;&quot;Y&quot;)" office:value-type="string" office:string-value="Y">
            <text:p>Y</text:p>
          </table:table-cell>
          <table:table-cell table:formula="of:=IF(ISNA(VLOOKUP([.$A476];['SQL 92'.$A$2:.$A$1001];1;0));&quot;&quot;;&quot;Y&quot;)">
            <text:p/>
          </table:table-cell>
          <table:table-cell table:style-name="ce34" table:formula="of:=IF(ISNA(VLOOKUP([.$A476];['SQLite 3'.$A$2:.$B$1002];1;0));&quot;&quot;;&quot;Y&quot;)">
            <text:p/>
          </table:table-cell>
          <table:table-cell table:style-name="ce34" table:formula="of:=IF(ISNA(VLOOKUP([.$A476];['MySQL 5.7'.$A$2:.$A$832];1;0));&quot;&quot;;&quot;Y&quot;)">
            <text:p/>
          </table:table-cell>
          <table:table-cell table:formula="of:=IF(ISNA(VLOOKUP([.$A476];['Transact-SQL 2012'.$A$2:.$A$1001];1;0));&quot;&quot;;&quot;Y&quot;)">
            <text:p/>
          </table:table-cell>
          <table:table-cell table:formula="of:=IF(ISNA(VLOOKUP([.$A47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EW</text:p>
          </table:table-cell>
          <table:table-cell table:formula="of:=IF(ISNA(VLOOKUP([.$A477];['PostgreSQL 9.3'.$A$2:.$A$1001];1;0));&quot;&quot;;&quot;Y&quot;)">
            <text:p/>
          </table:table-cell>
          <table:table-cell table:formula="of:=IF(ISNA(VLOOKUP([.$A477];['SQL 2011'.$A$2:.$A$1001];1;0));&quot;&quot;;&quot;Y&quot;)" office:value-type="string" office:string-value="Y">
            <text:p>Y</text:p>
          </table:table-cell>
          <table:table-cell table:formula="of:=IF(ISNA(VLOOKUP([.$A477];['SQL 2008'.$A$2:.$A$1001];1;0));&quot;&quot;;&quot;Y&quot;)" office:value-type="string" office:string-value="Y">
            <text:p>Y</text:p>
          </table:table-cell>
          <table:table-cell table:formula="of:=IF(ISNA(VLOOKUP([.$A477];['SQL 92'.$A$2:.$A$1001];1;0));&quot;&quot;;&quot;Y&quot;)">
            <text:p/>
          </table:table-cell>
          <table:table-cell table:style-name="ce34" table:formula="of:=IF(ISNA(VLOOKUP([.$A477];['SQLite 3'.$A$2:.$B$1002];1;0));&quot;&quot;;&quot;Y&quot;)">
            <text:p/>
          </table:table-cell>
          <table:table-cell table:style-name="ce34" table:formula="of:=IF(ISNA(VLOOKUP([.$A477];['MySQL 5.7'.$A$2:.$A$832];1;0));&quot;&quot;;&quot;Y&quot;)">
            <text:p/>
          </table:table-cell>
          <table:table-cell table:formula="of:=IF(ISNA(VLOOKUP([.$A477];['Transact-SQL 2012'.$A$2:.$A$1001];1;0));&quot;&quot;;&quot;Y&quot;)">
            <text:p/>
          </table:table-cell>
          <table:table-cell table:formula="of:=IF(ISNA(VLOOKUP([.$A47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EXT</text:p>
          </table:table-cell>
          <table:table-cell table:formula="of:=IF(ISNA(VLOOKUP([.$A478];['PostgreSQL 9.3'.$A$2:.$A$1001];1;0));&quot;&quot;;&quot;Y&quot;)" office:value-type="string" office:string-value="Y">
            <text:p>Y</text:p>
          </table:table-cell>
          <table:table-cell table:formula="of:=IF(ISNA(VLOOKUP([.$A478];['SQL 2011'.$A$2:.$A$1001];1;0));&quot;&quot;;&quot;Y&quot;)" office:value-type="string" office:string-value="Y">
            <text:p>Y</text:p>
          </table:table-cell>
          <table:table-cell table:formula="of:=IF(ISNA(VLOOKUP([.$A478];['SQL 2008'.$A$2:.$A$1001];1;0));&quot;&quot;;&quot;Y&quot;)" office:value-type="string" office:string-value="Y">
            <text:p>Y</text:p>
          </table:table-cell>
          <table:table-cell table:formula="of:=IF(ISNA(VLOOKUP([.$A478];['SQL 92'.$A$2:.$A$1001];1;0));&quot;&quot;;&quot;Y&quot;)" office:value-type="string" office:string-value="Y">
            <text:p>Y</text:p>
          </table:table-cell>
          <table:table-cell table:style-name="ce34" table:formula="of:=IF(ISNA(VLOOKUP([.$A478];['SQLite 3'.$A$2:.$B$1002];1;0));&quot;&quot;;&quot;Y&quot;)">
            <text:p/>
          </table:table-cell>
          <table:table-cell table:style-name="ce34" table:formula="of:=IF(ISNA(VLOOKUP([.$A478];['MySQL 5.7'.$A$2:.$A$832];1;0));&quot;&quot;;&quot;Y&quot;)">
            <text:p/>
          </table:table-cell>
          <table:table-cell table:formula="of:=IF(ISNA(VLOOKUP([.$A478];['Transact-SQL 2012'.$A$2:.$A$1001];1;0));&quot;&quot;;&quot;Y&quot;)">
            <text:p/>
          </table:table-cell>
          <table:table-cell table:formula="of:=IF(ISNA(VLOOKUP([.$A478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NFC</text:p>
          </table:table-cell>
          <table:table-cell table:formula="of:=IF(ISNA(VLOOKUP([.$A479];['PostgreSQL 9.3'.$A$2:.$A$1001];1;0));&quot;&quot;;&quot;Y&quot;)">
            <text:p/>
          </table:table-cell>
          <table:table-cell table:formula="of:=IF(ISNA(VLOOKUP([.$A479];['SQL 2011'.$A$2:.$A$1001];1;0));&quot;&quot;;&quot;Y&quot;)" office:value-type="string" office:string-value="Y">
            <text:p>Y</text:p>
          </table:table-cell>
          <table:table-cell table:formula="of:=IF(ISNA(VLOOKUP([.$A479];['SQL 2008'.$A$2:.$A$1001];1;0));&quot;&quot;;&quot;Y&quot;)" office:value-type="string" office:string-value="Y">
            <text:p>Y</text:p>
          </table:table-cell>
          <table:table-cell table:formula="of:=IF(ISNA(VLOOKUP([.$A479];['SQL 92'.$A$2:.$A$1001];1;0));&quot;&quot;;&quot;Y&quot;)">
            <text:p/>
          </table:table-cell>
          <table:table-cell table:style-name="ce34" table:formula="of:=IF(ISNA(VLOOKUP([.$A479];['SQLite 3'.$A$2:.$B$1002];1;0));&quot;&quot;;&quot;Y&quot;)">
            <text:p/>
          </table:table-cell>
          <table:table-cell table:style-name="ce34" table:formula="of:=IF(ISNA(VLOOKUP([.$A479];['MySQL 5.7'.$A$2:.$A$832];1;0));&quot;&quot;;&quot;Y&quot;)">
            <text:p/>
          </table:table-cell>
          <table:table-cell table:formula="of:=IF(ISNA(VLOOKUP([.$A479];['Transact-SQL 2012'.$A$2:.$A$1001];1;0));&quot;&quot;;&quot;Y&quot;)">
            <text:p/>
          </table:table-cell>
          <table:table-cell table:formula="of:=IF(ISNA(VLOOKUP([.$A47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FD</text:p>
          </table:table-cell>
          <table:table-cell table:formula="of:=IF(ISNA(VLOOKUP([.$A480];['PostgreSQL 9.3'.$A$2:.$A$1001];1;0));&quot;&quot;;&quot;Y&quot;)">
            <text:p/>
          </table:table-cell>
          <table:table-cell table:formula="of:=IF(ISNA(VLOOKUP([.$A480];['SQL 2011'.$A$2:.$A$1001];1;0));&quot;&quot;;&quot;Y&quot;)" office:value-type="string" office:string-value="Y">
            <text:p>Y</text:p>
          </table:table-cell>
          <table:table-cell table:formula="of:=IF(ISNA(VLOOKUP([.$A480];['SQL 2008'.$A$2:.$A$1001];1;0));&quot;&quot;;&quot;Y&quot;)" office:value-type="string" office:string-value="Y">
            <text:p>Y</text:p>
          </table:table-cell>
          <table:table-cell table:formula="of:=IF(ISNA(VLOOKUP([.$A480];['SQL 92'.$A$2:.$A$1001];1;0));&quot;&quot;;&quot;Y&quot;)">
            <text:p/>
          </table:table-cell>
          <table:table-cell table:style-name="ce34" table:formula="of:=IF(ISNA(VLOOKUP([.$A480];['SQLite 3'.$A$2:.$B$1002];1;0));&quot;&quot;;&quot;Y&quot;)">
            <text:p/>
          </table:table-cell>
          <table:table-cell table:style-name="ce34" table:formula="of:=IF(ISNA(VLOOKUP([.$A480];['MySQL 5.7'.$A$2:.$A$832];1;0));&quot;&quot;;&quot;Y&quot;)">
            <text:p/>
          </table:table-cell>
          <table:table-cell table:formula="of:=IF(ISNA(VLOOKUP([.$A480];['Transact-SQL 2012'.$A$2:.$A$1001];1;0));&quot;&quot;;&quot;Y&quot;)">
            <text:p/>
          </table:table-cell>
          <table:table-cell table:formula="of:=IF(ISNA(VLOOKUP([.$A48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FKC</text:p>
          </table:table-cell>
          <table:table-cell table:formula="of:=IF(ISNA(VLOOKUP([.$A481];['PostgreSQL 9.3'.$A$2:.$A$1001];1;0));&quot;&quot;;&quot;Y&quot;)">
            <text:p/>
          </table:table-cell>
          <table:table-cell table:formula="of:=IF(ISNA(VLOOKUP([.$A481];['SQL 2011'.$A$2:.$A$1001];1;0));&quot;&quot;;&quot;Y&quot;)" office:value-type="string" office:string-value="Y">
            <text:p>Y</text:p>
          </table:table-cell>
          <table:table-cell table:formula="of:=IF(ISNA(VLOOKUP([.$A481];['SQL 2008'.$A$2:.$A$1001];1;0));&quot;&quot;;&quot;Y&quot;)" office:value-type="string" office:string-value="Y">
            <text:p>Y</text:p>
          </table:table-cell>
          <table:table-cell table:formula="of:=IF(ISNA(VLOOKUP([.$A481];['SQL 92'.$A$2:.$A$1001];1;0));&quot;&quot;;&quot;Y&quot;)">
            <text:p/>
          </table:table-cell>
          <table:table-cell table:style-name="ce34" table:formula="of:=IF(ISNA(VLOOKUP([.$A481];['SQLite 3'.$A$2:.$B$1002];1;0));&quot;&quot;;&quot;Y&quot;)">
            <text:p/>
          </table:table-cell>
          <table:table-cell table:style-name="ce34" table:formula="of:=IF(ISNA(VLOOKUP([.$A481];['MySQL 5.7'.$A$2:.$A$832];1;0));&quot;&quot;;&quot;Y&quot;)">
            <text:p/>
          </table:table-cell>
          <table:table-cell table:formula="of:=IF(ISNA(VLOOKUP([.$A481];['Transact-SQL 2012'.$A$2:.$A$1001];1;0));&quot;&quot;;&quot;Y&quot;)">
            <text:p/>
          </table:table-cell>
          <table:table-cell table:formula="of:=IF(ISNA(VLOOKUP([.$A48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FKD</text:p>
          </table:table-cell>
          <table:table-cell table:formula="of:=IF(ISNA(VLOOKUP([.$A482];['PostgreSQL 9.3'.$A$2:.$A$1001];1;0));&quot;&quot;;&quot;Y&quot;)">
            <text:p/>
          </table:table-cell>
          <table:table-cell table:formula="of:=IF(ISNA(VLOOKUP([.$A482];['SQL 2011'.$A$2:.$A$1001];1;0));&quot;&quot;;&quot;Y&quot;)" office:value-type="string" office:string-value="Y">
            <text:p>Y</text:p>
          </table:table-cell>
          <table:table-cell table:formula="of:=IF(ISNA(VLOOKUP([.$A482];['SQL 2008'.$A$2:.$A$1001];1;0));&quot;&quot;;&quot;Y&quot;)" office:value-type="string" office:string-value="Y">
            <text:p>Y</text:p>
          </table:table-cell>
          <table:table-cell table:formula="of:=IF(ISNA(VLOOKUP([.$A482];['SQL 92'.$A$2:.$A$1001];1;0));&quot;&quot;;&quot;Y&quot;)">
            <text:p/>
          </table:table-cell>
          <table:table-cell table:style-name="ce34" table:formula="of:=IF(ISNA(VLOOKUP([.$A482];['SQLite 3'.$A$2:.$B$1002];1;0));&quot;&quot;;&quot;Y&quot;)">
            <text:p/>
          </table:table-cell>
          <table:table-cell table:style-name="ce34" table:formula="of:=IF(ISNA(VLOOKUP([.$A482];['MySQL 5.7'.$A$2:.$A$832];1;0));&quot;&quot;;&quot;Y&quot;)">
            <text:p/>
          </table:table-cell>
          <table:table-cell table:formula="of:=IF(ISNA(VLOOKUP([.$A482];['Transact-SQL 2012'.$A$2:.$A$1001];1;0));&quot;&quot;;&quot;Y&quot;)">
            <text:p/>
          </table:table-cell>
          <table:table-cell table:formula="of:=IF(ISNA(VLOOKUP([.$A48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IL</text:p>
          </table:table-cell>
          <table:table-cell table:formula="of:=IF(ISNA(VLOOKUP([.$A483];['PostgreSQL 9.3'.$A$2:.$A$1001];1;0));&quot;&quot;;&quot;Y&quot;)">
            <text:p/>
          </table:table-cell>
          <table:table-cell table:formula="of:=IF(ISNA(VLOOKUP([.$A483];['SQL 2011'.$A$2:.$A$1001];1;0));&quot;&quot;;&quot;Y&quot;)" office:value-type="string" office:string-value="Y">
            <text:p>Y</text:p>
          </table:table-cell>
          <table:table-cell table:formula="of:=IF(ISNA(VLOOKUP([.$A483];['SQL 2008'.$A$2:.$A$1001];1;0));&quot;&quot;;&quot;Y&quot;)" office:value-type="string" office:string-value="Y">
            <text:p>Y</text:p>
          </table:table-cell>
          <table:table-cell table:formula="of:=IF(ISNA(VLOOKUP([.$A483];['SQL 92'.$A$2:.$A$1001];1;0));&quot;&quot;;&quot;Y&quot;)">
            <text:p/>
          </table:table-cell>
          <table:table-cell table:style-name="ce34" table:formula="of:=IF(ISNA(VLOOKUP([.$A483];['SQLite 3'.$A$2:.$B$1002];1;0));&quot;&quot;;&quot;Y&quot;)">
            <text:p/>
          </table:table-cell>
          <table:table-cell table:style-name="ce34" table:formula="of:=IF(ISNA(VLOOKUP([.$A483];['MySQL 5.7'.$A$2:.$A$832];1;0));&quot;&quot;;&quot;Y&quot;)">
            <text:p/>
          </table:table-cell>
          <table:table-cell table:formula="of:=IF(ISNA(VLOOKUP([.$A483];['Transact-SQL 2012'.$A$2:.$A$1001];1;0));&quot;&quot;;&quot;Y&quot;)">
            <text:p/>
          </table:table-cell>
          <table:table-cell table:formula="of:=IF(ISNA(VLOOKUP([.$A48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O</text:p>
          </table:table-cell>
          <table:table-cell table:formula="of:=IF(ISNA(VLOOKUP([.$A484];['PostgreSQL 9.3'.$A$2:.$A$1001];1;0));&quot;&quot;;&quot;Y&quot;)" office:value-type="string" office:string-value="Y">
            <text:p>Y</text:p>
          </table:table-cell>
          <table:table-cell table:formula="of:=IF(ISNA(VLOOKUP([.$A484];['SQL 2011'.$A$2:.$A$1001];1;0));&quot;&quot;;&quot;Y&quot;)" office:value-type="string" office:string-value="Y">
            <text:p>Y</text:p>
          </table:table-cell>
          <table:table-cell table:formula="of:=IF(ISNA(VLOOKUP([.$A484];['SQL 2008'.$A$2:.$A$1001];1;0));&quot;&quot;;&quot;Y&quot;)" office:value-type="string" office:string-value="Y">
            <text:p>Y</text:p>
          </table:table-cell>
          <table:table-cell table:formula="of:=IF(ISNA(VLOOKUP([.$A484];['SQL 92'.$A$2:.$A$1001];1;0));&quot;&quot;;&quot;Y&quot;)" office:value-type="string" office:string-value="Y">
            <text:p>Y</text:p>
          </table:table-cell>
          <table:table-cell table:style-name="ce34" table:formula="of:=IF(ISNA(VLOOKUP([.$A484];['SQLite 3'.$A$2:.$B$1002];1;0));&quot;&quot;;&quot;Y&quot;)" office:value-type="string" office:string-value="Y">
            <text:p>Y</text:p>
          </table:table-cell>
          <table:table-cell table:style-name="ce34" table:formula="of:=IF(ISNA(VLOOKUP([.$A484];['MySQL 5.7'.$A$2:.$A$832];1;0));&quot;&quot;;&quot;Y&quot;)">
            <text:p/>
          </table:table-cell>
          <table:table-cell table:formula="of:=IF(ISNA(VLOOKUP([.$A484];['Transact-SQL 2012'.$A$2:.$A$1001];1;0));&quot;&quot;;&quot;Y&quot;)">
            <text:p/>
          </table:table-cell>
          <table:table-cell table:formula="of:=IF(ISNA(VLOOKUP([.$A48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NO_WRITE_TO_BINLOG</text:p>
          </table:table-cell>
          <table:table-cell table:formula="of:=IF(ISNA(VLOOKUP([.$A485];['PostgreSQL 9.3'.$A$2:.$A$1001];1;0));&quot;&quot;;&quot;Y&quot;)">
            <text:p/>
          </table:table-cell>
          <table:table-cell table:formula="of:=IF(ISNA(VLOOKUP([.$A485];['SQL 2011'.$A$2:.$A$1001];1;0));&quot;&quot;;&quot;Y&quot;)">
            <text:p/>
          </table:table-cell>
          <table:table-cell table:formula="of:=IF(ISNA(VLOOKUP([.$A485];['SQL 2008'.$A$2:.$A$1001];1;0));&quot;&quot;;&quot;Y&quot;)">
            <text:p/>
          </table:table-cell>
          <table:table-cell table:formula="of:=IF(ISNA(VLOOKUP([.$A485];['SQL 92'.$A$2:.$A$1001];1;0));&quot;&quot;;&quot;Y&quot;)">
            <text:p/>
          </table:table-cell>
          <table:table-cell table:style-name="ce34" table:formula="of:=IF(ISNA(VLOOKUP([.$A485];['SQLite 3'.$A$2:.$B$1002];1;0));&quot;&quot;;&quot;Y&quot;)">
            <text:p/>
          </table:table-cell>
          <table:table-cell table:style-name="ce34" table:formula="of:=IF(ISNA(VLOOKUP([.$A485];['MySQL 5.7'.$A$2:.$A$832];1;0));&quot;&quot;;&quot;Y&quot;)" office:value-type="string" office:string-value="Y">
            <text:p>Y</text:p>
          </table:table-cell>
          <table:table-cell table:formula="of:=IF(ISNA(VLOOKUP([.$A485];['Transact-SQL 2012'.$A$2:.$A$1001];1;0));&quot;&quot;;&quot;Y&quot;)">
            <text:p/>
          </table:table-cell>
          <table:table-cell table:formula="of:=IF(ISNA(VLOOKUP([.$A485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NOCHECK</text:p>
          </table:table-cell>
          <table:table-cell table:formula="of:=IF(ISNA(VLOOKUP([.$A486];['PostgreSQL 9.3'.$A$2:.$A$1001];1;0));&quot;&quot;;&quot;Y&quot;)">
            <text:p/>
          </table:table-cell>
          <table:table-cell table:formula="of:=IF(ISNA(VLOOKUP([.$A486];['SQL 2011'.$A$2:.$A$1001];1;0));&quot;&quot;;&quot;Y&quot;)">
            <text:p/>
          </table:table-cell>
          <table:table-cell table:formula="of:=IF(ISNA(VLOOKUP([.$A486];['SQL 2008'.$A$2:.$A$1001];1;0));&quot;&quot;;&quot;Y&quot;)">
            <text:p/>
          </table:table-cell>
          <table:table-cell table:formula="of:=IF(ISNA(VLOOKUP([.$A486];['SQL 92'.$A$2:.$A$1001];1;0));&quot;&quot;;&quot;Y&quot;)">
            <text:p/>
          </table:table-cell>
          <table:table-cell table:style-name="ce34" table:formula="of:=IF(ISNA(VLOOKUP([.$A486];['SQLite 3'.$A$2:.$B$1002];1;0));&quot;&quot;;&quot;Y&quot;)">
            <text:p/>
          </table:table-cell>
          <table:table-cell table:style-name="ce34" table:formula="of:=IF(ISNA(VLOOKUP([.$A486];['MySQL 5.7'.$A$2:.$A$832];1;0));&quot;&quot;;&quot;Y&quot;)">
            <text:p/>
          </table:table-cell>
          <table:table-cell table:formula="of:=IF(ISNA(VLOOKUP([.$A486];['Transact-SQL 2012'.$A$2:.$A$1001];1;0));&quot;&quot;;&quot;Y&quot;)" office:value-type="string" office:string-value="Y">
            <text:p>Y</text:p>
          </table:table-cell>
          <table:table-cell table:formula="of:=IF(ISNA(VLOOKUP([.$A486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NONBLOCKING</text:p>
          </table:table-cell>
          <table:table-cell table:formula="of:=IF(ISNA(VLOOKUP([.$A487];['PostgreSQL 9.3'.$A$2:.$A$1001];1;0));&quot;&quot;;&quot;Y&quot;)">
            <text:p/>
          </table:table-cell>
          <table:table-cell table:formula="of:=IF(ISNA(VLOOKUP([.$A487];['SQL 2011'.$A$2:.$A$1001];1;0));&quot;&quot;;&quot;Y&quot;)">
            <text:p/>
          </table:table-cell>
          <table:table-cell table:formula="of:=IF(ISNA(VLOOKUP([.$A487];['SQL 2008'.$A$2:.$A$1001];1;0));&quot;&quot;;&quot;Y&quot;)">
            <text:p/>
          </table:table-cell>
          <table:table-cell table:formula="of:=IF(ISNA(VLOOKUP([.$A487];['SQL 92'.$A$2:.$A$1001];1;0));&quot;&quot;;&quot;Y&quot;)">
            <text:p/>
          </table:table-cell>
          <table:table-cell table:style-name="ce34" table:formula="of:=IF(ISNA(VLOOKUP([.$A487];['SQLite 3'.$A$2:.$B$1002];1;0));&quot;&quot;;&quot;Y&quot;)">
            <text:p/>
          </table:table-cell>
          <table:table-cell table:style-name="ce34" table:formula="of:=IF(ISNA(VLOOKUP([.$A487];['MySQL 5.7'.$A$2:.$A$832];1;0));&quot;&quot;;&quot;Y&quot;)" office:value-type="string" office:string-value="Y">
            <text:p>Y</text:p>
          </table:table-cell>
          <table:table-cell table:formula="of:=IF(ISNA(VLOOKUP([.$A487];['Transact-SQL 2012'.$A$2:.$A$1001];1;0));&quot;&quot;;&quot;Y&quot;)">
            <text:p/>
          </table:table-cell>
          <table:table-cell table:formula="of:=IF(ISNA(VLOOKUP([.$A487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NONCLUSTERED</text:p>
          </table:table-cell>
          <table:table-cell table:formula="of:=IF(ISNA(VLOOKUP([.$A488];['PostgreSQL 9.3'.$A$2:.$A$1001];1;0));&quot;&quot;;&quot;Y&quot;)">
            <text:p/>
          </table:table-cell>
          <table:table-cell table:formula="of:=IF(ISNA(VLOOKUP([.$A488];['SQL 2011'.$A$2:.$A$1001];1;0));&quot;&quot;;&quot;Y&quot;)">
            <text:p/>
          </table:table-cell>
          <table:table-cell table:formula="of:=IF(ISNA(VLOOKUP([.$A488];['SQL 2008'.$A$2:.$A$1001];1;0));&quot;&quot;;&quot;Y&quot;)">
            <text:p/>
          </table:table-cell>
          <table:table-cell table:formula="of:=IF(ISNA(VLOOKUP([.$A488];['SQL 92'.$A$2:.$A$1001];1;0));&quot;&quot;;&quot;Y&quot;)">
            <text:p/>
          </table:table-cell>
          <table:table-cell table:style-name="ce34" table:formula="of:=IF(ISNA(VLOOKUP([.$A488];['SQLite 3'.$A$2:.$B$1002];1;0));&quot;&quot;;&quot;Y&quot;)">
            <text:p/>
          </table:table-cell>
          <table:table-cell table:style-name="ce34" table:formula="of:=IF(ISNA(VLOOKUP([.$A488];['MySQL 5.7'.$A$2:.$A$832];1;0));&quot;&quot;;&quot;Y&quot;)">
            <text:p/>
          </table:table-cell>
          <table:table-cell table:formula="of:=IF(ISNA(VLOOKUP([.$A488];['Transact-SQL 2012'.$A$2:.$A$1001];1;0));&quot;&quot;;&quot;Y&quot;)" office:value-type="string" office:string-value="Y">
            <text:p>Y</text:p>
          </table:table-cell>
          <table:table-cell table:formula="of:=IF(ISNA(VLOOKUP([.$A48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ONE</text:p>
          </table:table-cell>
          <table:table-cell table:formula="of:=IF(ISNA(VLOOKUP([.$A489];['PostgreSQL 9.3'.$A$2:.$A$1001];1;0));&quot;&quot;;&quot;Y&quot;)" office:value-type="string" office:string-value="Y">
            <text:p>Y</text:p>
          </table:table-cell>
          <table:table-cell table:formula="of:=IF(ISNA(VLOOKUP([.$A489];['SQL 2011'.$A$2:.$A$1001];1;0));&quot;&quot;;&quot;Y&quot;)" office:value-type="string" office:string-value="Y">
            <text:p>Y</text:p>
          </table:table-cell>
          <table:table-cell table:formula="of:=IF(ISNA(VLOOKUP([.$A489];['SQL 2008'.$A$2:.$A$1001];1;0));&quot;&quot;;&quot;Y&quot;)" office:value-type="string" office:string-value="Y">
            <text:p>Y</text:p>
          </table:table-cell>
          <table:table-cell table:formula="of:=IF(ISNA(VLOOKUP([.$A489];['SQL 92'.$A$2:.$A$1001];1;0));&quot;&quot;;&quot;Y&quot;)">
            <text:p/>
          </table:table-cell>
          <table:table-cell table:style-name="ce34" table:formula="of:=IF(ISNA(VLOOKUP([.$A489];['SQLite 3'.$A$2:.$B$1002];1;0));&quot;&quot;;&quot;Y&quot;)">
            <text:p/>
          </table:table-cell>
          <table:table-cell table:style-name="ce34" table:formula="of:=IF(ISNA(VLOOKUP([.$A489];['MySQL 5.7'.$A$2:.$A$832];1;0));&quot;&quot;;&quot;Y&quot;)">
            <text:p/>
          </table:table-cell>
          <table:table-cell table:formula="of:=IF(ISNA(VLOOKUP([.$A489];['Transact-SQL 2012'.$A$2:.$A$1001];1;0));&quot;&quot;;&quot;Y&quot;)">
            <text:p/>
          </table:table-cell>
          <table:table-cell table:formula="of:=IF(ISNA(VLOOKUP([.$A489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NORMALIZE</text:p>
          </table:table-cell>
          <table:table-cell table:formula="of:=IF(ISNA(VLOOKUP([.$A490];['PostgreSQL 9.3'.$A$2:.$A$1001];1;0));&quot;&quot;;&quot;Y&quot;)">
            <text:p/>
          </table:table-cell>
          <table:table-cell table:formula="of:=IF(ISNA(VLOOKUP([.$A490];['SQL 2011'.$A$2:.$A$1001];1;0));&quot;&quot;;&quot;Y&quot;)" office:value-type="string" office:string-value="Y">
            <text:p>Y</text:p>
          </table:table-cell>
          <table:table-cell table:formula="of:=IF(ISNA(VLOOKUP([.$A490];['SQL 2008'.$A$2:.$A$1001];1;0));&quot;&quot;;&quot;Y&quot;)" office:value-type="string" office:string-value="Y">
            <text:p>Y</text:p>
          </table:table-cell>
          <table:table-cell table:formula="of:=IF(ISNA(VLOOKUP([.$A490];['SQL 92'.$A$2:.$A$1001];1;0));&quot;&quot;;&quot;Y&quot;)">
            <text:p/>
          </table:table-cell>
          <table:table-cell table:style-name="ce34" table:formula="of:=IF(ISNA(VLOOKUP([.$A490];['SQLite 3'.$A$2:.$B$1002];1;0));&quot;&quot;;&quot;Y&quot;)">
            <text:p/>
          </table:table-cell>
          <table:table-cell table:style-name="ce34" table:formula="of:=IF(ISNA(VLOOKUP([.$A490];['MySQL 5.7'.$A$2:.$A$832];1;0));&quot;&quot;;&quot;Y&quot;)">
            <text:p/>
          </table:table-cell>
          <table:table-cell table:formula="of:=IF(ISNA(VLOOKUP([.$A490];['Transact-SQL 2012'.$A$2:.$A$1001];1;0));&quot;&quot;;&quot;Y&quot;)">
            <text:p/>
          </table:table-cell>
          <table:table-cell table:formula="of:=IF(ISNA(VLOOKUP([.$A49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ORMALIZED</text:p>
          </table:table-cell>
          <table:table-cell table:formula="of:=IF(ISNA(VLOOKUP([.$A491];['PostgreSQL 9.3'.$A$2:.$A$1001];1;0));&quot;&quot;;&quot;Y&quot;)">
            <text:p/>
          </table:table-cell>
          <table:table-cell table:formula="of:=IF(ISNA(VLOOKUP([.$A491];['SQL 2011'.$A$2:.$A$1001];1;0));&quot;&quot;;&quot;Y&quot;)" office:value-type="string" office:string-value="Y">
            <text:p>Y</text:p>
          </table:table-cell>
          <table:table-cell table:formula="of:=IF(ISNA(VLOOKUP([.$A491];['SQL 2008'.$A$2:.$A$1001];1;0));&quot;&quot;;&quot;Y&quot;)" office:value-type="string" office:string-value="Y">
            <text:p>Y</text:p>
          </table:table-cell>
          <table:table-cell table:formula="of:=IF(ISNA(VLOOKUP([.$A491];['SQL 92'.$A$2:.$A$1001];1;0));&quot;&quot;;&quot;Y&quot;)">
            <text:p/>
          </table:table-cell>
          <table:table-cell table:style-name="ce34" table:formula="of:=IF(ISNA(VLOOKUP([.$A491];['SQLite 3'.$A$2:.$B$1002];1;0));&quot;&quot;;&quot;Y&quot;)">
            <text:p/>
          </table:table-cell>
          <table:table-cell table:style-name="ce34" table:formula="of:=IF(ISNA(VLOOKUP([.$A491];['MySQL 5.7'.$A$2:.$A$832];1;0));&quot;&quot;;&quot;Y&quot;)">
            <text:p/>
          </table:table-cell>
          <table:table-cell table:formula="of:=IF(ISNA(VLOOKUP([.$A491];['Transact-SQL 2012'.$A$2:.$A$1001];1;0));&quot;&quot;;&quot;Y&quot;)">
            <text:p/>
          </table:table-cell>
          <table:table-cell table:formula="of:=IF(ISNA(VLOOKUP([.$A49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OT</text:p>
          </table:table-cell>
          <table:table-cell table:formula="of:=IF(ISNA(VLOOKUP([.$A492];['PostgreSQL 9.3'.$A$2:.$A$1001];1;0));&quot;&quot;;&quot;Y&quot;)" office:value-type="string" office:string-value="Y">
            <text:p>Y</text:p>
          </table:table-cell>
          <table:table-cell table:formula="of:=IF(ISNA(VLOOKUP([.$A492];['SQL 2011'.$A$2:.$A$1001];1;0));&quot;&quot;;&quot;Y&quot;)" office:value-type="string" office:string-value="Y">
            <text:p>Y</text:p>
          </table:table-cell>
          <table:table-cell table:formula="of:=IF(ISNA(VLOOKUP([.$A492];['SQL 2008'.$A$2:.$A$1001];1;0));&quot;&quot;;&quot;Y&quot;)" office:value-type="string" office:string-value="Y">
            <text:p>Y</text:p>
          </table:table-cell>
          <table:table-cell table:formula="of:=IF(ISNA(VLOOKUP([.$A492];['SQL 92'.$A$2:.$A$1001];1;0));&quot;&quot;;&quot;Y&quot;)" office:value-type="string" office:string-value="Y">
            <text:p>Y</text:p>
          </table:table-cell>
          <table:table-cell table:style-name="ce34" table:formula="of:=IF(ISNA(VLOOKUP([.$A492];['SQLite 3'.$A$2:.$B$1002];1;0));&quot;&quot;;&quot;Y&quot;)" office:value-type="string" office:string-value="Y">
            <text:p>Y</text:p>
          </table:table-cell>
          <table:table-cell table:style-name="ce34" table:formula="of:=IF(ISNA(VLOOKUP([.$A492];['MySQL 5.7'.$A$2:.$A$832];1;0));&quot;&quot;;&quot;Y&quot;)" office:value-type="string" office:string-value="Y">
            <text:p>Y</text:p>
          </table:table-cell>
          <table:table-cell table:formula="of:=IF(ISNA(VLOOKUP([.$A492];['Transact-SQL 2012'.$A$2:.$A$1001];1;0));&quot;&quot;;&quot;Y&quot;)" office:value-type="string" office:string-value="Y">
            <text:p>Y</text:p>
          </table:table-cell>
          <table:table-cell table:formula="of:=IF(ISNA(VLOOKUP([.$A49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NOTHING</text:p>
          </table:table-cell>
          <table:table-cell table:formula="of:=IF(ISNA(VLOOKUP([.$A493];['PostgreSQL 9.3'.$A$2:.$A$1001];1;0));&quot;&quot;;&quot;Y&quot;)" office:value-type="string" office:string-value="Y">
            <text:p>Y</text:p>
          </table:table-cell>
          <table:table-cell table:formula="of:=IF(ISNA(VLOOKUP([.$A493];['SQL 2011'.$A$2:.$A$1001];1;0));&quot;&quot;;&quot;Y&quot;)">
            <text:p/>
          </table:table-cell>
          <table:table-cell table:formula="of:=IF(ISNA(VLOOKUP([.$A493];['SQL 2008'.$A$2:.$A$1001];1;0));&quot;&quot;;&quot;Y&quot;)">
            <text:p/>
          </table:table-cell>
          <table:table-cell table:formula="of:=IF(ISNA(VLOOKUP([.$A493];['SQL 92'.$A$2:.$A$1001];1;0));&quot;&quot;;&quot;Y&quot;)">
            <text:p/>
          </table:table-cell>
          <table:table-cell table:style-name="ce34" table:formula="of:=IF(ISNA(VLOOKUP([.$A493];['SQLite 3'.$A$2:.$B$1002];1;0));&quot;&quot;;&quot;Y&quot;)">
            <text:p/>
          </table:table-cell>
          <table:table-cell table:style-name="ce34" table:formula="of:=IF(ISNA(VLOOKUP([.$A493];['MySQL 5.7'.$A$2:.$A$832];1;0));&quot;&quot;;&quot;Y&quot;)">
            <text:p/>
          </table:table-cell>
          <table:table-cell table:formula="of:=IF(ISNA(VLOOKUP([.$A493];['Transact-SQL 2012'.$A$2:.$A$1001];1;0));&quot;&quot;;&quot;Y&quot;)">
            <text:p/>
          </table:table-cell>
          <table:table-cell table:formula="of:=IF(ISNA(VLOOKUP([.$A49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OTIFY</text:p>
          </table:table-cell>
          <table:table-cell table:formula="of:=IF(ISNA(VLOOKUP([.$A494];['PostgreSQL 9.3'.$A$2:.$A$1001];1;0));&quot;&quot;;&quot;Y&quot;)" office:value-type="string" office:string-value="Y">
            <text:p>Y</text:p>
          </table:table-cell>
          <table:table-cell table:formula="of:=IF(ISNA(VLOOKUP([.$A494];['SQL 2011'.$A$2:.$A$1001];1;0));&quot;&quot;;&quot;Y&quot;)">
            <text:p/>
          </table:table-cell>
          <table:table-cell table:formula="of:=IF(ISNA(VLOOKUP([.$A494];['SQL 2008'.$A$2:.$A$1001];1;0));&quot;&quot;;&quot;Y&quot;)">
            <text:p/>
          </table:table-cell>
          <table:table-cell table:formula="of:=IF(ISNA(VLOOKUP([.$A494];['SQL 92'.$A$2:.$A$1001];1;0));&quot;&quot;;&quot;Y&quot;)">
            <text:p/>
          </table:table-cell>
          <table:table-cell table:style-name="ce34" table:formula="of:=IF(ISNA(VLOOKUP([.$A494];['SQLite 3'.$A$2:.$B$1002];1;0));&quot;&quot;;&quot;Y&quot;)">
            <text:p/>
          </table:table-cell>
          <table:table-cell table:style-name="ce34" table:formula="of:=IF(ISNA(VLOOKUP([.$A494];['MySQL 5.7'.$A$2:.$A$832];1;0));&quot;&quot;;&quot;Y&quot;)">
            <text:p/>
          </table:table-cell>
          <table:table-cell table:formula="of:=IF(ISNA(VLOOKUP([.$A494];['Transact-SQL 2012'.$A$2:.$A$1001];1;0));&quot;&quot;;&quot;Y&quot;)">
            <text:p/>
          </table:table-cell>
          <table:table-cell table:formula="of:=IF(ISNA(VLOOKUP([.$A49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OTNULL</text:p>
          </table:table-cell>
          <table:table-cell table:formula="of:=IF(ISNA(VLOOKUP([.$A495];['PostgreSQL 9.3'.$A$2:.$A$1001];1;0));&quot;&quot;;&quot;Y&quot;)" office:value-type="string" office:string-value="Y">
            <text:p>Y</text:p>
          </table:table-cell>
          <table:table-cell table:formula="of:=IF(ISNA(VLOOKUP([.$A495];['SQL 2011'.$A$2:.$A$1001];1;0));&quot;&quot;;&quot;Y&quot;)">
            <text:p/>
          </table:table-cell>
          <table:table-cell table:formula="of:=IF(ISNA(VLOOKUP([.$A495];['SQL 2008'.$A$2:.$A$1001];1;0));&quot;&quot;;&quot;Y&quot;)">
            <text:p/>
          </table:table-cell>
          <table:table-cell table:formula="of:=IF(ISNA(VLOOKUP([.$A495];['SQL 92'.$A$2:.$A$1001];1;0));&quot;&quot;;&quot;Y&quot;)">
            <text:p/>
          </table:table-cell>
          <table:table-cell table:style-name="ce34" table:formula="of:=IF(ISNA(VLOOKUP([.$A495];['SQLite 3'.$A$2:.$B$1002];1;0));&quot;&quot;;&quot;Y&quot;)" office:value-type="string" office:string-value="Y">
            <text:p>Y</text:p>
          </table:table-cell>
          <table:table-cell table:style-name="ce34" table:formula="of:=IF(ISNA(VLOOKUP([.$A495];['MySQL 5.7'.$A$2:.$A$832];1;0));&quot;&quot;;&quot;Y&quot;)">
            <text:p/>
          </table:table-cell>
          <table:table-cell table:formula="of:=IF(ISNA(VLOOKUP([.$A495];['Transact-SQL 2012'.$A$2:.$A$1001];1;0));&quot;&quot;;&quot;Y&quot;)">
            <text:p/>
          </table:table-cell>
          <table:table-cell table:formula="of:=IF(ISNA(VLOOKUP([.$A49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OWAIT</text:p>
          </table:table-cell>
          <table:table-cell table:formula="of:=IF(ISNA(VLOOKUP([.$A496];['PostgreSQL 9.3'.$A$2:.$A$1001];1;0));&quot;&quot;;&quot;Y&quot;)" office:value-type="string" office:string-value="Y">
            <text:p>Y</text:p>
          </table:table-cell>
          <table:table-cell table:formula="of:=IF(ISNA(VLOOKUP([.$A496];['SQL 2011'.$A$2:.$A$1001];1;0));&quot;&quot;;&quot;Y&quot;)">
            <text:p/>
          </table:table-cell>
          <table:table-cell table:formula="of:=IF(ISNA(VLOOKUP([.$A496];['SQL 2008'.$A$2:.$A$1001];1;0));&quot;&quot;;&quot;Y&quot;)">
            <text:p/>
          </table:table-cell>
          <table:table-cell table:formula="of:=IF(ISNA(VLOOKUP([.$A496];['SQL 92'.$A$2:.$A$1001];1;0));&quot;&quot;;&quot;Y&quot;)">
            <text:p/>
          </table:table-cell>
          <table:table-cell table:style-name="ce34" table:formula="of:=IF(ISNA(VLOOKUP([.$A496];['SQLite 3'.$A$2:.$B$1002];1;0));&quot;&quot;;&quot;Y&quot;)">
            <text:p/>
          </table:table-cell>
          <table:table-cell table:style-name="ce34" table:formula="of:=IF(ISNA(VLOOKUP([.$A496];['MySQL 5.7'.$A$2:.$A$832];1;0));&quot;&quot;;&quot;Y&quot;)">
            <text:p/>
          </table:table-cell>
          <table:table-cell table:formula="of:=IF(ISNA(VLOOKUP([.$A496];['Transact-SQL 2012'.$A$2:.$A$1001];1;0));&quot;&quot;;&quot;Y&quot;)">
            <text:p/>
          </table:table-cell>
          <table:table-cell table:formula="of:=IF(ISNA(VLOOKUP([.$A49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TH_VALUE</text:p>
          </table:table-cell>
          <table:table-cell table:formula="of:=IF(ISNA(VLOOKUP([.$A497];['PostgreSQL 9.3'.$A$2:.$A$1001];1;0));&quot;&quot;;&quot;Y&quot;)">
            <text:p/>
          </table:table-cell>
          <table:table-cell table:formula="of:=IF(ISNA(VLOOKUP([.$A497];['SQL 2011'.$A$2:.$A$1001];1;0));&quot;&quot;;&quot;Y&quot;)" office:value-type="string" office:string-value="Y">
            <text:p>Y</text:p>
          </table:table-cell>
          <table:table-cell table:formula="of:=IF(ISNA(VLOOKUP([.$A497];['SQL 2008'.$A$2:.$A$1001];1;0));&quot;&quot;;&quot;Y&quot;)" office:value-type="string" office:string-value="Y">
            <text:p>Y</text:p>
          </table:table-cell>
          <table:table-cell table:formula="of:=IF(ISNA(VLOOKUP([.$A497];['SQL 92'.$A$2:.$A$1001];1;0));&quot;&quot;;&quot;Y&quot;)">
            <text:p/>
          </table:table-cell>
          <table:table-cell table:style-name="ce34" table:formula="of:=IF(ISNA(VLOOKUP([.$A497];['SQLite 3'.$A$2:.$B$1002];1;0));&quot;&quot;;&quot;Y&quot;)">
            <text:p/>
          </table:table-cell>
          <table:table-cell table:style-name="ce34" table:formula="of:=IF(ISNA(VLOOKUP([.$A497];['MySQL 5.7'.$A$2:.$A$832];1;0));&quot;&quot;;&quot;Y&quot;)">
            <text:p/>
          </table:table-cell>
          <table:table-cell table:formula="of:=IF(ISNA(VLOOKUP([.$A497];['Transact-SQL 2012'.$A$2:.$A$1001];1;0));&quot;&quot;;&quot;Y&quot;)">
            <text:p/>
          </table:table-cell>
          <table:table-cell table:formula="of:=IF(ISNA(VLOOKUP([.$A49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TILE</text:p>
          </table:table-cell>
          <table:table-cell table:formula="of:=IF(ISNA(VLOOKUP([.$A498];['PostgreSQL 9.3'.$A$2:.$A$1001];1;0));&quot;&quot;;&quot;Y&quot;)">
            <text:p/>
          </table:table-cell>
          <table:table-cell table:formula="of:=IF(ISNA(VLOOKUP([.$A498];['SQL 2011'.$A$2:.$A$1001];1;0));&quot;&quot;;&quot;Y&quot;)" office:value-type="string" office:string-value="Y">
            <text:p>Y</text:p>
          </table:table-cell>
          <table:table-cell table:formula="of:=IF(ISNA(VLOOKUP([.$A498];['SQL 2008'.$A$2:.$A$1001];1;0));&quot;&quot;;&quot;Y&quot;)" office:value-type="string" office:string-value="Y">
            <text:p>Y</text:p>
          </table:table-cell>
          <table:table-cell table:formula="of:=IF(ISNA(VLOOKUP([.$A498];['SQL 92'.$A$2:.$A$1001];1;0));&quot;&quot;;&quot;Y&quot;)">
            <text:p/>
          </table:table-cell>
          <table:table-cell table:style-name="ce34" table:formula="of:=IF(ISNA(VLOOKUP([.$A498];['SQLite 3'.$A$2:.$B$1002];1;0));&quot;&quot;;&quot;Y&quot;)">
            <text:p/>
          </table:table-cell>
          <table:table-cell table:style-name="ce34" table:formula="of:=IF(ISNA(VLOOKUP([.$A498];['MySQL 5.7'.$A$2:.$A$832];1;0));&quot;&quot;;&quot;Y&quot;)">
            <text:p/>
          </table:table-cell>
          <table:table-cell table:formula="of:=IF(ISNA(VLOOKUP([.$A498];['Transact-SQL 2012'.$A$2:.$A$1001];1;0));&quot;&quot;;&quot;Y&quot;)">
            <text:p/>
          </table:table-cell>
          <table:table-cell table:formula="of:=IF(ISNA(VLOOKUP([.$A49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ULL</text:p>
          </table:table-cell>
          <table:table-cell table:formula="of:=IF(ISNA(VLOOKUP([.$A499];['PostgreSQL 9.3'.$A$2:.$A$1001];1;0));&quot;&quot;;&quot;Y&quot;)" office:value-type="string" office:string-value="Y">
            <text:p>Y</text:p>
          </table:table-cell>
          <table:table-cell table:formula="of:=IF(ISNA(VLOOKUP([.$A499];['SQL 2011'.$A$2:.$A$1001];1;0));&quot;&quot;;&quot;Y&quot;)" office:value-type="string" office:string-value="Y">
            <text:p>Y</text:p>
          </table:table-cell>
          <table:table-cell table:formula="of:=IF(ISNA(VLOOKUP([.$A499];['SQL 2008'.$A$2:.$A$1001];1;0));&quot;&quot;;&quot;Y&quot;)" office:value-type="string" office:string-value="Y">
            <text:p>Y</text:p>
          </table:table-cell>
          <table:table-cell table:formula="of:=IF(ISNA(VLOOKUP([.$A499];['SQL 92'.$A$2:.$A$1001];1;0));&quot;&quot;;&quot;Y&quot;)" office:value-type="string" office:string-value="Y">
            <text:p>Y</text:p>
          </table:table-cell>
          <table:table-cell table:style-name="ce34" table:formula="of:=IF(ISNA(VLOOKUP([.$A499];['SQLite 3'.$A$2:.$B$1002];1;0));&quot;&quot;;&quot;Y&quot;)" office:value-type="string" office:string-value="Y">
            <text:p>Y</text:p>
          </table:table-cell>
          <table:table-cell table:style-name="ce34" table:formula="of:=IF(ISNA(VLOOKUP([.$A499];['MySQL 5.7'.$A$2:.$A$832];1;0));&quot;&quot;;&quot;Y&quot;)" office:value-type="string" office:string-value="Y">
            <text:p>Y</text:p>
          </table:table-cell>
          <table:table-cell table:formula="of:=IF(ISNA(VLOOKUP([.$A499];['Transact-SQL 2012'.$A$2:.$A$1001];1;0));&quot;&quot;;&quot;Y&quot;)" office:value-type="string" office:string-value="Y">
            <text:p>Y</text:p>
          </table:table-cell>
          <table:table-cell table:formula="of:=IF(ISNA(VLOOKUP([.$A499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NULLABLE</text:p>
          </table:table-cell>
          <table:table-cell table:formula="of:=IF(ISNA(VLOOKUP([.$A500];['PostgreSQL 9.3'.$A$2:.$A$1001];1;0));&quot;&quot;;&quot;Y&quot;)">
            <text:p/>
          </table:table-cell>
          <table:table-cell table:formula="of:=IF(ISNA(VLOOKUP([.$A500];['SQL 2011'.$A$2:.$A$1001];1;0));&quot;&quot;;&quot;Y&quot;)" office:value-type="string" office:string-value="Y">
            <text:p>Y</text:p>
          </table:table-cell>
          <table:table-cell table:formula="of:=IF(ISNA(VLOOKUP([.$A500];['SQL 2008'.$A$2:.$A$1001];1;0));&quot;&quot;;&quot;Y&quot;)" office:value-type="string" office:string-value="Y">
            <text:p>Y</text:p>
          </table:table-cell>
          <table:table-cell table:formula="of:=IF(ISNA(VLOOKUP([.$A500];['SQL 92'.$A$2:.$A$1001];1;0));&quot;&quot;;&quot;Y&quot;)" office:value-type="string" office:string-value="Y">
            <text:p>Y</text:p>
          </table:table-cell>
          <table:table-cell table:style-name="ce34" table:formula="of:=IF(ISNA(VLOOKUP([.$A500];['SQLite 3'.$A$2:.$B$1002];1;0));&quot;&quot;;&quot;Y&quot;)">
            <text:p/>
          </table:table-cell>
          <table:table-cell table:style-name="ce34" table:formula="of:=IF(ISNA(VLOOKUP([.$A500];['MySQL 5.7'.$A$2:.$A$832];1;0));&quot;&quot;;&quot;Y&quot;)">
            <text:p/>
          </table:table-cell>
          <table:table-cell table:formula="of:=IF(ISNA(VLOOKUP([.$A500];['Transact-SQL 2012'.$A$2:.$A$1001];1;0));&quot;&quot;;&quot;Y&quot;)">
            <text:p/>
          </table:table-cell>
          <table:table-cell table:formula="of:=IF(ISNA(VLOOKUP([.$A50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ULLIF</text:p>
          </table:table-cell>
          <table:table-cell table:formula="of:=IF(ISNA(VLOOKUP([.$A501];['PostgreSQL 9.3'.$A$2:.$A$1001];1;0));&quot;&quot;;&quot;Y&quot;)" office:value-type="string" office:string-value="Y">
            <text:p>Y</text:p>
          </table:table-cell>
          <table:table-cell table:formula="of:=IF(ISNA(VLOOKUP([.$A501];['SQL 2011'.$A$2:.$A$1001];1;0));&quot;&quot;;&quot;Y&quot;)" office:value-type="string" office:string-value="Y">
            <text:p>Y</text:p>
          </table:table-cell>
          <table:table-cell table:formula="of:=IF(ISNA(VLOOKUP([.$A501];['SQL 2008'.$A$2:.$A$1001];1;0));&quot;&quot;;&quot;Y&quot;)" office:value-type="string" office:string-value="Y">
            <text:p>Y</text:p>
          </table:table-cell>
          <table:table-cell table:formula="of:=IF(ISNA(VLOOKUP([.$A501];['SQL 92'.$A$2:.$A$1001];1;0));&quot;&quot;;&quot;Y&quot;)" office:value-type="string" office:string-value="Y">
            <text:p>Y</text:p>
          </table:table-cell>
          <table:table-cell table:style-name="ce34" table:formula="of:=IF(ISNA(VLOOKUP([.$A501];['SQLite 3'.$A$2:.$B$1002];1;0));&quot;&quot;;&quot;Y&quot;)">
            <text:p/>
          </table:table-cell>
          <table:table-cell table:style-name="ce34" table:formula="of:=IF(ISNA(VLOOKUP([.$A501];['MySQL 5.7'.$A$2:.$A$832];1;0));&quot;&quot;;&quot;Y&quot;)">
            <text:p/>
          </table:table-cell>
          <table:table-cell table:formula="of:=IF(ISNA(VLOOKUP([.$A501];['Transact-SQL 2012'.$A$2:.$A$1001];1;0));&quot;&quot;;&quot;Y&quot;)" office:value-type="string" office:string-value="Y">
            <text:p>Y</text:p>
          </table:table-cell>
          <table:table-cell table:formula="of:=IF(ISNA(VLOOKUP([.$A50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NULLS</text:p>
          </table:table-cell>
          <table:table-cell table:formula="of:=IF(ISNA(VLOOKUP([.$A502];['PostgreSQL 9.3'.$A$2:.$A$1001];1;0));&quot;&quot;;&quot;Y&quot;)" office:value-type="string" office:string-value="Y">
            <text:p>Y</text:p>
          </table:table-cell>
          <table:table-cell table:formula="of:=IF(ISNA(VLOOKUP([.$A502];['SQL 2011'.$A$2:.$A$1001];1;0));&quot;&quot;;&quot;Y&quot;)" office:value-type="string" office:string-value="Y">
            <text:p>Y</text:p>
          </table:table-cell>
          <table:table-cell table:formula="of:=IF(ISNA(VLOOKUP([.$A502];['SQL 2008'.$A$2:.$A$1001];1;0));&quot;&quot;;&quot;Y&quot;)" office:value-type="string" office:string-value="Y">
            <text:p>Y</text:p>
          </table:table-cell>
          <table:table-cell table:formula="of:=IF(ISNA(VLOOKUP([.$A502];['SQL 92'.$A$2:.$A$1001];1;0));&quot;&quot;;&quot;Y&quot;)">
            <text:p/>
          </table:table-cell>
          <table:table-cell table:style-name="ce34" table:formula="of:=IF(ISNA(VLOOKUP([.$A502];['SQLite 3'.$A$2:.$B$1002];1;0));&quot;&quot;;&quot;Y&quot;)">
            <text:p/>
          </table:table-cell>
          <table:table-cell table:style-name="ce34" table:formula="of:=IF(ISNA(VLOOKUP([.$A502];['MySQL 5.7'.$A$2:.$A$832];1;0));&quot;&quot;;&quot;Y&quot;)">
            <text:p/>
          </table:table-cell>
          <table:table-cell table:formula="of:=IF(ISNA(VLOOKUP([.$A502];['Transact-SQL 2012'.$A$2:.$A$1001];1;0));&quot;&quot;;&quot;Y&quot;)">
            <text:p/>
          </table:table-cell>
          <table:table-cell table:formula="of:=IF(ISNA(VLOOKUP([.$A50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UMBER</text:p>
          </table:table-cell>
          <table:table-cell table:formula="of:=IF(ISNA(VLOOKUP([.$A503];['PostgreSQL 9.3'.$A$2:.$A$1001];1;0));&quot;&quot;;&quot;Y&quot;)">
            <text:p/>
          </table:table-cell>
          <table:table-cell table:formula="of:=IF(ISNA(VLOOKUP([.$A503];['SQL 2011'.$A$2:.$A$1001];1;0));&quot;&quot;;&quot;Y&quot;)" office:value-type="string" office:string-value="Y">
            <text:p>Y</text:p>
          </table:table-cell>
          <table:table-cell table:formula="of:=IF(ISNA(VLOOKUP([.$A503];['SQL 2008'.$A$2:.$A$1001];1;0));&quot;&quot;;&quot;Y&quot;)" office:value-type="string" office:string-value="Y">
            <text:p>Y</text:p>
          </table:table-cell>
          <table:table-cell table:formula="of:=IF(ISNA(VLOOKUP([.$A503];['SQL 92'.$A$2:.$A$1001];1;0));&quot;&quot;;&quot;Y&quot;)" office:value-type="string" office:string-value="Y">
            <text:p>Y</text:p>
          </table:table-cell>
          <table:table-cell table:style-name="ce34" table:formula="of:=IF(ISNA(VLOOKUP([.$A503];['SQLite 3'.$A$2:.$B$1002];1;0));&quot;&quot;;&quot;Y&quot;)">
            <text:p/>
          </table:table-cell>
          <table:table-cell table:style-name="ce34" table:formula="of:=IF(ISNA(VLOOKUP([.$A503];['MySQL 5.7'.$A$2:.$A$832];1;0));&quot;&quot;;&quot;Y&quot;)">
            <text:p/>
          </table:table-cell>
          <table:table-cell table:formula="of:=IF(ISNA(VLOOKUP([.$A503];['Transact-SQL 2012'.$A$2:.$A$1001];1;0));&quot;&quot;;&quot;Y&quot;)">
            <text:p/>
          </table:table-cell>
          <table:table-cell table:formula="of:=IF(ISNA(VLOOKUP([.$A50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NUMERIC</text:p>
          </table:table-cell>
          <table:table-cell table:formula="of:=IF(ISNA(VLOOKUP([.$A504];['PostgreSQL 9.3'.$A$2:.$A$1001];1;0));&quot;&quot;;&quot;Y&quot;)" office:value-type="string" office:string-value="Y">
            <text:p>Y</text:p>
          </table:table-cell>
          <table:table-cell table:formula="of:=IF(ISNA(VLOOKUP([.$A504];['SQL 2011'.$A$2:.$A$1001];1;0));&quot;&quot;;&quot;Y&quot;)" office:value-type="string" office:string-value="Y">
            <text:p>Y</text:p>
          </table:table-cell>
          <table:table-cell table:formula="of:=IF(ISNA(VLOOKUP([.$A504];['SQL 2008'.$A$2:.$A$1001];1;0));&quot;&quot;;&quot;Y&quot;)" office:value-type="string" office:string-value="Y">
            <text:p>Y</text:p>
          </table:table-cell>
          <table:table-cell table:formula="of:=IF(ISNA(VLOOKUP([.$A504];['SQL 92'.$A$2:.$A$1001];1;0));&quot;&quot;;&quot;Y&quot;)" office:value-type="string" office:string-value="Y">
            <text:p>Y</text:p>
          </table:table-cell>
          <table:table-cell table:style-name="ce34" table:formula="of:=IF(ISNA(VLOOKUP([.$A504];['SQLite 3'.$A$2:.$B$1002];1;0));&quot;&quot;;&quot;Y&quot;)">
            <text:p/>
          </table:table-cell>
          <table:table-cell table:style-name="ce34" table:formula="of:=IF(ISNA(VLOOKUP([.$A504];['MySQL 5.7'.$A$2:.$A$832];1;0));&quot;&quot;;&quot;Y&quot;)" office:value-type="string" office:string-value="Y">
            <text:p>Y</text:p>
          </table:table-cell>
          <table:table-cell table:formula="of:=IF(ISNA(VLOOKUP([.$A504];['Transact-SQL 2012'.$A$2:.$A$1001];1;0));&quot;&quot;;&quot;Y&quot;)">
            <text:p/>
          </table:table-cell>
          <table:table-cell table:formula="of:=IF(ISNA(VLOOKUP([.$A50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OBJECT</text:p>
          </table:table-cell>
          <table:table-cell table:formula="of:=IF(ISNA(VLOOKUP([.$A505];['PostgreSQL 9.3'.$A$2:.$A$1001];1;0));&quot;&quot;;&quot;Y&quot;)" office:value-type="string" office:string-value="Y">
            <text:p>Y</text:p>
          </table:table-cell>
          <table:table-cell table:formula="of:=IF(ISNA(VLOOKUP([.$A505];['SQL 2011'.$A$2:.$A$1001];1;0));&quot;&quot;;&quot;Y&quot;)" office:value-type="string" office:string-value="Y">
            <text:p>Y</text:p>
          </table:table-cell>
          <table:table-cell table:formula="of:=IF(ISNA(VLOOKUP([.$A505];['SQL 2008'.$A$2:.$A$1001];1;0));&quot;&quot;;&quot;Y&quot;)" office:value-type="string" office:string-value="Y">
            <text:p>Y</text:p>
          </table:table-cell>
          <table:table-cell table:formula="of:=IF(ISNA(VLOOKUP([.$A505];['SQL 92'.$A$2:.$A$1001];1;0));&quot;&quot;;&quot;Y&quot;)">
            <text:p/>
          </table:table-cell>
          <table:table-cell table:style-name="ce34" table:formula="of:=IF(ISNA(VLOOKUP([.$A505];['SQLite 3'.$A$2:.$B$1002];1;0));&quot;&quot;;&quot;Y&quot;)">
            <text:p/>
          </table:table-cell>
          <table:table-cell table:style-name="ce34" table:formula="of:=IF(ISNA(VLOOKUP([.$A505];['MySQL 5.7'.$A$2:.$A$832];1;0));&quot;&quot;;&quot;Y&quot;)">
            <text:p/>
          </table:table-cell>
          <table:table-cell table:formula="of:=IF(ISNA(VLOOKUP([.$A505];['Transact-SQL 2012'.$A$2:.$A$1001];1;0));&quot;&quot;;&quot;Y&quot;)">
            <text:p/>
          </table:table-cell>
          <table:table-cell table:formula="of:=IF(ISNA(VLOOKUP([.$A50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OCCURRENCES_REGEX</text:p>
          </table:table-cell>
          <table:table-cell table:formula="of:=IF(ISNA(VLOOKUP([.$A506];['PostgreSQL 9.3'.$A$2:.$A$1001];1;0));&quot;&quot;;&quot;Y&quot;)">
            <text:p/>
          </table:table-cell>
          <table:table-cell table:formula="of:=IF(ISNA(VLOOKUP([.$A506];['SQL 2011'.$A$2:.$A$1001];1;0));&quot;&quot;;&quot;Y&quot;)" office:value-type="string" office:string-value="Y">
            <text:p>Y</text:p>
          </table:table-cell>
          <table:table-cell table:formula="of:=IF(ISNA(VLOOKUP([.$A506];['SQL 2008'.$A$2:.$A$1001];1;0));&quot;&quot;;&quot;Y&quot;)" office:value-type="string" office:string-value="Y">
            <text:p>Y</text:p>
          </table:table-cell>
          <table:table-cell table:formula="of:=IF(ISNA(VLOOKUP([.$A506];['SQL 92'.$A$2:.$A$1001];1;0));&quot;&quot;;&quot;Y&quot;)">
            <text:p/>
          </table:table-cell>
          <table:table-cell table:style-name="ce34" table:formula="of:=IF(ISNA(VLOOKUP([.$A506];['SQLite 3'.$A$2:.$B$1002];1;0));&quot;&quot;;&quot;Y&quot;)">
            <text:p/>
          </table:table-cell>
          <table:table-cell table:style-name="ce34" table:formula="of:=IF(ISNA(VLOOKUP([.$A506];['MySQL 5.7'.$A$2:.$A$832];1;0));&quot;&quot;;&quot;Y&quot;)">
            <text:p/>
          </table:table-cell>
          <table:table-cell table:formula="of:=IF(ISNA(VLOOKUP([.$A506];['Transact-SQL 2012'.$A$2:.$A$1001];1;0));&quot;&quot;;&quot;Y&quot;)">
            <text:p/>
          </table:table-cell>
          <table:table-cell table:formula="of:=IF(ISNA(VLOOKUP([.$A50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OCTET_LENGTH</text:p>
          </table:table-cell>
          <table:table-cell table:formula="of:=IF(ISNA(VLOOKUP([.$A507];['PostgreSQL 9.3'.$A$2:.$A$1001];1;0));&quot;&quot;;&quot;Y&quot;)">
            <text:p/>
          </table:table-cell>
          <table:table-cell table:formula="of:=IF(ISNA(VLOOKUP([.$A507];['SQL 2011'.$A$2:.$A$1001];1;0));&quot;&quot;;&quot;Y&quot;)" office:value-type="string" office:string-value="Y">
            <text:p>Y</text:p>
          </table:table-cell>
          <table:table-cell table:formula="of:=IF(ISNA(VLOOKUP([.$A507];['SQL 2008'.$A$2:.$A$1001];1;0));&quot;&quot;;&quot;Y&quot;)" office:value-type="string" office:string-value="Y">
            <text:p>Y</text:p>
          </table:table-cell>
          <table:table-cell table:formula="of:=IF(ISNA(VLOOKUP([.$A507];['SQL 92'.$A$2:.$A$1001];1;0));&quot;&quot;;&quot;Y&quot;)" office:value-type="string" office:string-value="Y">
            <text:p>Y</text:p>
          </table:table-cell>
          <table:table-cell table:style-name="ce34" table:formula="of:=IF(ISNA(VLOOKUP([.$A507];['SQLite 3'.$A$2:.$B$1002];1;0));&quot;&quot;;&quot;Y&quot;)">
            <text:p/>
          </table:table-cell>
          <table:table-cell table:style-name="ce34" table:formula="of:=IF(ISNA(VLOOKUP([.$A507];['MySQL 5.7'.$A$2:.$A$832];1;0));&quot;&quot;;&quot;Y&quot;)">
            <text:p/>
          </table:table-cell>
          <table:table-cell table:formula="of:=IF(ISNA(VLOOKUP([.$A507];['Transact-SQL 2012'.$A$2:.$A$1001];1;0));&quot;&quot;;&quot;Y&quot;)">
            <text:p/>
          </table:table-cell>
          <table:table-cell table:formula="of:=IF(ISNA(VLOOKUP([.$A507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OCTETS</text:p>
          </table:table-cell>
          <table:table-cell table:formula="of:=IF(ISNA(VLOOKUP([.$A508];['PostgreSQL 9.3'.$A$2:.$A$1001];1;0));&quot;&quot;;&quot;Y&quot;)">
            <text:p/>
          </table:table-cell>
          <table:table-cell table:formula="of:=IF(ISNA(VLOOKUP([.$A508];['SQL 2011'.$A$2:.$A$1001];1;0));&quot;&quot;;&quot;Y&quot;)" office:value-type="string" office:string-value="Y">
            <text:p>Y</text:p>
          </table:table-cell>
          <table:table-cell table:formula="of:=IF(ISNA(VLOOKUP([.$A508];['SQL 2008'.$A$2:.$A$1001];1;0));&quot;&quot;;&quot;Y&quot;)" office:value-type="string" office:string-value="Y">
            <text:p>Y</text:p>
          </table:table-cell>
          <table:table-cell table:formula="of:=IF(ISNA(VLOOKUP([.$A508];['SQL 92'.$A$2:.$A$1001];1;0));&quot;&quot;;&quot;Y&quot;)">
            <text:p/>
          </table:table-cell>
          <table:table-cell table:style-name="ce34" table:formula="of:=IF(ISNA(VLOOKUP([.$A508];['SQLite 3'.$A$2:.$B$1002];1;0));&quot;&quot;;&quot;Y&quot;)">
            <text:p/>
          </table:table-cell>
          <table:table-cell table:style-name="ce34" table:formula="of:=IF(ISNA(VLOOKUP([.$A508];['MySQL 5.7'.$A$2:.$A$832];1;0));&quot;&quot;;&quot;Y&quot;)">
            <text:p/>
          </table:table-cell>
          <table:table-cell table:formula="of:=IF(ISNA(VLOOKUP([.$A508];['Transact-SQL 2012'.$A$2:.$A$1001];1;0));&quot;&quot;;&quot;Y&quot;)">
            <text:p/>
          </table:table-cell>
          <table:table-cell table:formula="of:=IF(ISNA(VLOOKUP([.$A50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OF</text:p>
          </table:table-cell>
          <table:table-cell table:formula="of:=IF(ISNA(VLOOKUP([.$A509];['PostgreSQL 9.3'.$A$2:.$A$1001];1;0));&quot;&quot;;&quot;Y&quot;)" office:value-type="string" office:string-value="Y">
            <text:p>Y</text:p>
          </table:table-cell>
          <table:table-cell table:formula="of:=IF(ISNA(VLOOKUP([.$A509];['SQL 2011'.$A$2:.$A$1001];1;0));&quot;&quot;;&quot;Y&quot;)" office:value-type="string" office:string-value="Y">
            <text:p>Y</text:p>
          </table:table-cell>
          <table:table-cell table:formula="of:=IF(ISNA(VLOOKUP([.$A509];['SQL 2008'.$A$2:.$A$1001];1;0));&quot;&quot;;&quot;Y&quot;)" office:value-type="string" office:string-value="Y">
            <text:p>Y</text:p>
          </table:table-cell>
          <table:table-cell table:formula="of:=IF(ISNA(VLOOKUP([.$A509];['SQL 92'.$A$2:.$A$1001];1;0));&quot;&quot;;&quot;Y&quot;)" office:value-type="string" office:string-value="Y">
            <text:p>Y</text:p>
          </table:table-cell>
          <table:table-cell table:style-name="ce34" table:formula="of:=IF(ISNA(VLOOKUP([.$A509];['SQLite 3'.$A$2:.$B$1002];1;0));&quot;&quot;;&quot;Y&quot;)" office:value-type="string" office:string-value="Y">
            <text:p>Y</text:p>
          </table:table-cell>
          <table:table-cell table:style-name="ce34" table:formula="of:=IF(ISNA(VLOOKUP([.$A509];['MySQL 5.7'.$A$2:.$A$832];1;0));&quot;&quot;;&quot;Y&quot;)">
            <text:p/>
          </table:table-cell>
          <table:table-cell table:formula="of:=IF(ISNA(VLOOKUP([.$A509];['Transact-SQL 2012'.$A$2:.$A$1001];1;0));&quot;&quot;;&quot;Y&quot;)" office:value-type="string" office:string-value="Y">
            <text:p>Y</text:p>
          </table:table-cell>
          <table:table-cell table:formula="of:=IF(ISNA(VLOOKUP([.$A509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OFF</text:p>
          </table:table-cell>
          <table:table-cell table:formula="of:=IF(ISNA(VLOOKUP([.$A510];['PostgreSQL 9.3'.$A$2:.$A$1001];1;0));&quot;&quot;;&quot;Y&quot;)" office:value-type="string" office:string-value="Y">
            <text:p>Y</text:p>
          </table:table-cell>
          <table:table-cell table:formula="of:=IF(ISNA(VLOOKUP([.$A510];['SQL 2011'.$A$2:.$A$1001];1;0));&quot;&quot;;&quot;Y&quot;)" office:value-type="string" office:string-value="Y">
            <text:p>Y</text:p>
          </table:table-cell>
          <table:table-cell table:formula="of:=IF(ISNA(VLOOKUP([.$A510];['SQL 2008'.$A$2:.$A$1001];1;0));&quot;&quot;;&quot;Y&quot;)" office:value-type="string" office:string-value="Y">
            <text:p>Y</text:p>
          </table:table-cell>
          <table:table-cell table:formula="of:=IF(ISNA(VLOOKUP([.$A510];['SQL 92'.$A$2:.$A$1001];1;0));&quot;&quot;;&quot;Y&quot;)">
            <text:p/>
          </table:table-cell>
          <table:table-cell table:style-name="ce34" table:formula="of:=IF(ISNA(VLOOKUP([.$A510];['SQLite 3'.$A$2:.$B$1002];1;0));&quot;&quot;;&quot;Y&quot;)">
            <text:p/>
          </table:table-cell>
          <table:table-cell table:style-name="ce34" table:formula="of:=IF(ISNA(VLOOKUP([.$A510];['MySQL 5.7'.$A$2:.$A$832];1;0));&quot;&quot;;&quot;Y&quot;)">
            <text:p/>
          </table:table-cell>
          <table:table-cell table:formula="of:=IF(ISNA(VLOOKUP([.$A510];['Transact-SQL 2012'.$A$2:.$A$1001];1;0));&quot;&quot;;&quot;Y&quot;)" office:value-type="string" office:string-value="Y">
            <text:p>Y</text:p>
          </table:table-cell>
          <table:table-cell table:formula="of:=IF(ISNA(VLOOKUP([.$A51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OFFSET</text:p>
          </table:table-cell>
          <table:table-cell table:formula="of:=IF(ISNA(VLOOKUP([.$A511];['PostgreSQL 9.3'.$A$2:.$A$1001];1;0));&quot;&quot;;&quot;Y&quot;)" office:value-type="string" office:string-value="Y">
            <text:p>Y</text:p>
          </table:table-cell>
          <table:table-cell table:formula="of:=IF(ISNA(VLOOKUP([.$A511];['SQL 2011'.$A$2:.$A$1001];1;0));&quot;&quot;;&quot;Y&quot;)" office:value-type="string" office:string-value="Y">
            <text:p>Y</text:p>
          </table:table-cell>
          <table:table-cell table:formula="of:=IF(ISNA(VLOOKUP([.$A511];['SQL 2008'.$A$2:.$A$1001];1;0));&quot;&quot;;&quot;Y&quot;)" office:value-type="string" office:string-value="Y">
            <text:p>Y</text:p>
          </table:table-cell>
          <table:table-cell table:formula="of:=IF(ISNA(VLOOKUP([.$A511];['SQL 92'.$A$2:.$A$1001];1;0));&quot;&quot;;&quot;Y&quot;)">
            <text:p/>
          </table:table-cell>
          <table:table-cell table:style-name="ce34" table:formula="of:=IF(ISNA(VLOOKUP([.$A511];['SQLite 3'.$A$2:.$B$1002];1;0));&quot;&quot;;&quot;Y&quot;)" office:value-type="string" office:string-value="Y">
            <text:p>Y</text:p>
          </table:table-cell>
          <table:table-cell table:style-name="ce34" table:formula="of:=IF(ISNA(VLOOKUP([.$A511];['MySQL 5.7'.$A$2:.$A$832];1;0));&quot;&quot;;&quot;Y&quot;)">
            <text:p/>
          </table:table-cell>
          <table:table-cell table:formula="of:=IF(ISNA(VLOOKUP([.$A511];['Transact-SQL 2012'.$A$2:.$A$1001];1;0));&quot;&quot;;&quot;Y&quot;)">
            <text:p/>
          </table:table-cell>
          <table:table-cell table:formula="of:=IF(ISNA(VLOOKUP([.$A511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OFFSETS</text:p>
          </table:table-cell>
          <table:table-cell table:formula="of:=IF(ISNA(VLOOKUP([.$A512];['PostgreSQL 9.3'.$A$2:.$A$1001];1;0));&quot;&quot;;&quot;Y&quot;)">
            <text:p/>
          </table:table-cell>
          <table:table-cell table:formula="of:=IF(ISNA(VLOOKUP([.$A512];['SQL 2011'.$A$2:.$A$1001];1;0));&quot;&quot;;&quot;Y&quot;)">
            <text:p/>
          </table:table-cell>
          <table:table-cell table:formula="of:=IF(ISNA(VLOOKUP([.$A512];['SQL 2008'.$A$2:.$A$1001];1;0));&quot;&quot;;&quot;Y&quot;)">
            <text:p/>
          </table:table-cell>
          <table:table-cell table:formula="of:=IF(ISNA(VLOOKUP([.$A512];['SQL 92'.$A$2:.$A$1001];1;0));&quot;&quot;;&quot;Y&quot;)">
            <text:p/>
          </table:table-cell>
          <table:table-cell table:style-name="ce34" table:formula="of:=IF(ISNA(VLOOKUP([.$A512];['SQLite 3'.$A$2:.$B$1002];1;0));&quot;&quot;;&quot;Y&quot;)">
            <text:p/>
          </table:table-cell>
          <table:table-cell table:style-name="ce34" table:formula="of:=IF(ISNA(VLOOKUP([.$A512];['MySQL 5.7'.$A$2:.$A$832];1;0));&quot;&quot;;&quot;Y&quot;)">
            <text:p/>
          </table:table-cell>
          <table:table-cell table:formula="of:=IF(ISNA(VLOOKUP([.$A512];['Transact-SQL 2012'.$A$2:.$A$1001];1;0));&quot;&quot;;&quot;Y&quot;)" office:value-type="string" office:string-value="Y">
            <text:p>Y</text:p>
          </table:table-cell>
          <table:table-cell table:formula="of:=IF(ISNA(VLOOKUP([.$A51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OIDS</text:p>
          </table:table-cell>
          <table:table-cell table:formula="of:=IF(ISNA(VLOOKUP([.$A513];['PostgreSQL 9.3'.$A$2:.$A$1001];1;0));&quot;&quot;;&quot;Y&quot;)" office:value-type="string" office:string-value="Y">
            <text:p>Y</text:p>
          </table:table-cell>
          <table:table-cell table:formula="of:=IF(ISNA(VLOOKUP([.$A513];['SQL 2011'.$A$2:.$A$1001];1;0));&quot;&quot;;&quot;Y&quot;)">
            <text:p/>
          </table:table-cell>
          <table:table-cell table:formula="of:=IF(ISNA(VLOOKUP([.$A513];['SQL 2008'.$A$2:.$A$1001];1;0));&quot;&quot;;&quot;Y&quot;)">
            <text:p/>
          </table:table-cell>
          <table:table-cell table:formula="of:=IF(ISNA(VLOOKUP([.$A513];['SQL 92'.$A$2:.$A$1001];1;0));&quot;&quot;;&quot;Y&quot;)">
            <text:p/>
          </table:table-cell>
          <table:table-cell table:style-name="ce34" table:formula="of:=IF(ISNA(VLOOKUP([.$A513];['SQLite 3'.$A$2:.$B$1002];1;0));&quot;&quot;;&quot;Y&quot;)">
            <text:p/>
          </table:table-cell>
          <table:table-cell table:style-name="ce34" table:formula="of:=IF(ISNA(VLOOKUP([.$A513];['MySQL 5.7'.$A$2:.$A$832];1;0));&quot;&quot;;&quot;Y&quot;)">
            <text:p/>
          </table:table-cell>
          <table:table-cell table:formula="of:=IF(ISNA(VLOOKUP([.$A513];['Transact-SQL 2012'.$A$2:.$A$1001];1;0));&quot;&quot;;&quot;Y&quot;)">
            <text:p/>
          </table:table-cell>
          <table:table-cell table:formula="of:=IF(ISNA(VLOOKUP([.$A51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OLD</text:p>
          </table:table-cell>
          <table:table-cell table:formula="of:=IF(ISNA(VLOOKUP([.$A514];['PostgreSQL 9.3'.$A$2:.$A$1001];1;0));&quot;&quot;;&quot;Y&quot;)">
            <text:p/>
          </table:table-cell>
          <table:table-cell table:formula="of:=IF(ISNA(VLOOKUP([.$A514];['SQL 2011'.$A$2:.$A$1001];1;0));&quot;&quot;;&quot;Y&quot;)" office:value-type="string" office:string-value="Y">
            <text:p>Y</text:p>
          </table:table-cell>
          <table:table-cell table:formula="of:=IF(ISNA(VLOOKUP([.$A514];['SQL 2008'.$A$2:.$A$1001];1;0));&quot;&quot;;&quot;Y&quot;)" office:value-type="string" office:string-value="Y">
            <text:p>Y</text:p>
          </table:table-cell>
          <table:table-cell table:formula="of:=IF(ISNA(VLOOKUP([.$A514];['SQL 92'.$A$2:.$A$1001];1;0));&quot;&quot;;&quot;Y&quot;)">
            <text:p/>
          </table:table-cell>
          <table:table-cell table:style-name="ce34" table:formula="of:=IF(ISNA(VLOOKUP([.$A514];['SQLite 3'.$A$2:.$B$1002];1;0));&quot;&quot;;&quot;Y&quot;)">
            <text:p/>
          </table:table-cell>
          <table:table-cell table:style-name="ce34" table:formula="of:=IF(ISNA(VLOOKUP([.$A514];['MySQL 5.7'.$A$2:.$A$832];1;0));&quot;&quot;;&quot;Y&quot;)">
            <text:p/>
          </table:table-cell>
          <table:table-cell table:formula="of:=IF(ISNA(VLOOKUP([.$A514];['Transact-SQL 2012'.$A$2:.$A$1001];1;0));&quot;&quot;;&quot;Y&quot;)">
            <text:p/>
          </table:table-cell>
          <table:table-cell table:formula="of:=IF(ISNA(VLOOKUP([.$A51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ON</text:p>
          </table:table-cell>
          <table:table-cell table:formula="of:=IF(ISNA(VLOOKUP([.$A515];['PostgreSQL 9.3'.$A$2:.$A$1001];1;0));&quot;&quot;;&quot;Y&quot;)" office:value-type="string" office:string-value="Y">
            <text:p>Y</text:p>
          </table:table-cell>
          <table:table-cell table:formula="of:=IF(ISNA(VLOOKUP([.$A515];['SQL 2011'.$A$2:.$A$1001];1;0));&quot;&quot;;&quot;Y&quot;)" office:value-type="string" office:string-value="Y">
            <text:p>Y</text:p>
          </table:table-cell>
          <table:table-cell table:formula="of:=IF(ISNA(VLOOKUP([.$A515];['SQL 2008'.$A$2:.$A$1001];1;0));&quot;&quot;;&quot;Y&quot;)" office:value-type="string" office:string-value="Y">
            <text:p>Y</text:p>
          </table:table-cell>
          <table:table-cell table:formula="of:=IF(ISNA(VLOOKUP([.$A515];['SQL 92'.$A$2:.$A$1001];1;0));&quot;&quot;;&quot;Y&quot;)" office:value-type="string" office:string-value="Y">
            <text:p>Y</text:p>
          </table:table-cell>
          <table:table-cell table:style-name="ce34" table:formula="of:=IF(ISNA(VLOOKUP([.$A515];['SQLite 3'.$A$2:.$B$1002];1;0));&quot;&quot;;&quot;Y&quot;)" office:value-type="string" office:string-value="Y">
            <text:p>Y</text:p>
          </table:table-cell>
          <table:table-cell table:style-name="ce34" table:formula="of:=IF(ISNA(VLOOKUP([.$A515];['MySQL 5.7'.$A$2:.$A$832];1;0));&quot;&quot;;&quot;Y&quot;)" office:value-type="string" office:string-value="Y">
            <text:p>Y</text:p>
          </table:table-cell>
          <table:table-cell table:formula="of:=IF(ISNA(VLOOKUP([.$A515];['Transact-SQL 2012'.$A$2:.$A$1001];1;0));&quot;&quot;;&quot;Y&quot;)" office:value-type="string" office:string-value="Y">
            <text:p>Y</text:p>
          </table:table-cell>
          <table:table-cell table:formula="of:=IF(ISNA(VLOOKUP([.$A515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ONLY</text:p>
          </table:table-cell>
          <table:table-cell table:formula="of:=IF(ISNA(VLOOKUP([.$A516];['PostgreSQL 9.3'.$A$2:.$A$1001];1;0));&quot;&quot;;&quot;Y&quot;)" office:value-type="string" office:string-value="Y">
            <text:p>Y</text:p>
          </table:table-cell>
          <table:table-cell table:formula="of:=IF(ISNA(VLOOKUP([.$A516];['SQL 2011'.$A$2:.$A$1001];1;0));&quot;&quot;;&quot;Y&quot;)" office:value-type="string" office:string-value="Y">
            <text:p>Y</text:p>
          </table:table-cell>
          <table:table-cell table:formula="of:=IF(ISNA(VLOOKUP([.$A516];['SQL 2008'.$A$2:.$A$1001];1;0));&quot;&quot;;&quot;Y&quot;)" office:value-type="string" office:string-value="Y">
            <text:p>Y</text:p>
          </table:table-cell>
          <table:table-cell table:formula="of:=IF(ISNA(VLOOKUP([.$A516];['SQL 92'.$A$2:.$A$1001];1;0));&quot;&quot;;&quot;Y&quot;)" office:value-type="string" office:string-value="Y">
            <text:p>Y</text:p>
          </table:table-cell>
          <table:table-cell table:style-name="ce34" table:formula="of:=IF(ISNA(VLOOKUP([.$A516];['SQLite 3'.$A$2:.$B$1002];1;0));&quot;&quot;;&quot;Y&quot;)">
            <text:p/>
          </table:table-cell>
          <table:table-cell table:style-name="ce34" table:formula="of:=IF(ISNA(VLOOKUP([.$A516];['MySQL 5.7'.$A$2:.$A$832];1;0));&quot;&quot;;&quot;Y&quot;)">
            <text:p/>
          </table:table-cell>
          <table:table-cell table:formula="of:=IF(ISNA(VLOOKUP([.$A516];['Transact-SQL 2012'.$A$2:.$A$1001];1;0));&quot;&quot;;&quot;Y&quot;)">
            <text:p/>
          </table:table-cell>
          <table:table-cell table:formula="of:=IF(ISNA(VLOOKUP([.$A516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OPEN</text:p>
          </table:table-cell>
          <table:table-cell table:formula="of:=IF(ISNA(VLOOKUP([.$A517];['PostgreSQL 9.3'.$A$2:.$A$1001];1;0));&quot;&quot;;&quot;Y&quot;)">
            <text:p/>
          </table:table-cell>
          <table:table-cell table:formula="of:=IF(ISNA(VLOOKUP([.$A517];['SQL 2011'.$A$2:.$A$1001];1;0));&quot;&quot;;&quot;Y&quot;)" office:value-type="string" office:string-value="Y">
            <text:p>Y</text:p>
          </table:table-cell>
          <table:table-cell table:formula="of:=IF(ISNA(VLOOKUP([.$A517];['SQL 2008'.$A$2:.$A$1001];1;0));&quot;&quot;;&quot;Y&quot;)" office:value-type="string" office:string-value="Y">
            <text:p>Y</text:p>
          </table:table-cell>
          <table:table-cell table:formula="of:=IF(ISNA(VLOOKUP([.$A517];['SQL 92'.$A$2:.$A$1001];1;0));&quot;&quot;;&quot;Y&quot;)" office:value-type="string" office:string-value="Y">
            <text:p>Y</text:p>
          </table:table-cell>
          <table:table-cell table:style-name="ce34" table:formula="of:=IF(ISNA(VLOOKUP([.$A517];['SQLite 3'.$A$2:.$B$1002];1;0));&quot;&quot;;&quot;Y&quot;)">
            <text:p/>
          </table:table-cell>
          <table:table-cell table:style-name="ce34" table:formula="of:=IF(ISNA(VLOOKUP([.$A517];['MySQL 5.7'.$A$2:.$A$832];1;0));&quot;&quot;;&quot;Y&quot;)">
            <text:p/>
          </table:table-cell>
          <table:table-cell table:formula="of:=IF(ISNA(VLOOKUP([.$A517];['Transact-SQL 2012'.$A$2:.$A$1001];1;0));&quot;&quot;;&quot;Y&quot;)" office:value-type="string" office:string-value="Y">
            <text:p>Y</text:p>
          </table:table-cell>
          <table:table-cell table:formula="of:=IF(ISNA(VLOOKUP([.$A517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OPENDATASOURCE</text:p>
          </table:table-cell>
          <table:table-cell table:formula="of:=IF(ISNA(VLOOKUP([.$A518];['PostgreSQL 9.3'.$A$2:.$A$1001];1;0));&quot;&quot;;&quot;Y&quot;)">
            <text:p/>
          </table:table-cell>
          <table:table-cell table:formula="of:=IF(ISNA(VLOOKUP([.$A518];['SQL 2011'.$A$2:.$A$1001];1;0));&quot;&quot;;&quot;Y&quot;)">
            <text:p/>
          </table:table-cell>
          <table:table-cell table:formula="of:=IF(ISNA(VLOOKUP([.$A518];['SQL 2008'.$A$2:.$A$1001];1;0));&quot;&quot;;&quot;Y&quot;)">
            <text:p/>
          </table:table-cell>
          <table:table-cell table:formula="of:=IF(ISNA(VLOOKUP([.$A518];['SQL 92'.$A$2:.$A$1001];1;0));&quot;&quot;;&quot;Y&quot;)">
            <text:p/>
          </table:table-cell>
          <table:table-cell table:style-name="ce34" table:formula="of:=IF(ISNA(VLOOKUP([.$A518];['SQLite 3'.$A$2:.$B$1002];1;0));&quot;&quot;;&quot;Y&quot;)">
            <text:p/>
          </table:table-cell>
          <table:table-cell table:style-name="ce34" table:formula="of:=IF(ISNA(VLOOKUP([.$A518];['MySQL 5.7'.$A$2:.$A$832];1;0));&quot;&quot;;&quot;Y&quot;)">
            <text:p/>
          </table:table-cell>
          <table:table-cell table:formula="of:=IF(ISNA(VLOOKUP([.$A518];['Transact-SQL 2012'.$A$2:.$A$1001];1;0));&quot;&quot;;&quot;Y&quot;)" office:value-type="string" office:string-value="Y">
            <text:p>Y</text:p>
          </table:table-cell>
          <table:table-cell table:formula="of:=IF(ISNA(VLOOKUP([.$A518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OPENQUERY</text:p>
          </table:table-cell>
          <table:table-cell table:formula="of:=IF(ISNA(VLOOKUP([.$A519];['PostgreSQL 9.3'.$A$2:.$A$1001];1;0));&quot;&quot;;&quot;Y&quot;)">
            <text:p/>
          </table:table-cell>
          <table:table-cell table:formula="of:=IF(ISNA(VLOOKUP([.$A519];['SQL 2011'.$A$2:.$A$1001];1;0));&quot;&quot;;&quot;Y&quot;)">
            <text:p/>
          </table:table-cell>
          <table:table-cell table:formula="of:=IF(ISNA(VLOOKUP([.$A519];['SQL 2008'.$A$2:.$A$1001];1;0));&quot;&quot;;&quot;Y&quot;)">
            <text:p/>
          </table:table-cell>
          <table:table-cell table:formula="of:=IF(ISNA(VLOOKUP([.$A519];['SQL 92'.$A$2:.$A$1001];1;0));&quot;&quot;;&quot;Y&quot;)">
            <text:p/>
          </table:table-cell>
          <table:table-cell table:style-name="ce34" table:formula="of:=IF(ISNA(VLOOKUP([.$A519];['SQLite 3'.$A$2:.$B$1002];1;0));&quot;&quot;;&quot;Y&quot;)">
            <text:p/>
          </table:table-cell>
          <table:table-cell table:style-name="ce34" table:formula="of:=IF(ISNA(VLOOKUP([.$A519];['MySQL 5.7'.$A$2:.$A$832];1;0));&quot;&quot;;&quot;Y&quot;)">
            <text:p/>
          </table:table-cell>
          <table:table-cell table:formula="of:=IF(ISNA(VLOOKUP([.$A519];['Transact-SQL 2012'.$A$2:.$A$1001];1;0));&quot;&quot;;&quot;Y&quot;)" office:value-type="string" office:string-value="Y">
            <text:p>Y</text:p>
          </table:table-cell>
          <table:table-cell table:formula="of:=IF(ISNA(VLOOKUP([.$A519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OPENROWSET</text:p>
          </table:table-cell>
          <table:table-cell table:formula="of:=IF(ISNA(VLOOKUP([.$A520];['PostgreSQL 9.3'.$A$2:.$A$1001];1;0));&quot;&quot;;&quot;Y&quot;)">
            <text:p/>
          </table:table-cell>
          <table:table-cell table:formula="of:=IF(ISNA(VLOOKUP([.$A520];['SQL 2011'.$A$2:.$A$1001];1;0));&quot;&quot;;&quot;Y&quot;)">
            <text:p/>
          </table:table-cell>
          <table:table-cell table:formula="of:=IF(ISNA(VLOOKUP([.$A520];['SQL 2008'.$A$2:.$A$1001];1;0));&quot;&quot;;&quot;Y&quot;)">
            <text:p/>
          </table:table-cell>
          <table:table-cell table:formula="of:=IF(ISNA(VLOOKUP([.$A520];['SQL 92'.$A$2:.$A$1001];1;0));&quot;&quot;;&quot;Y&quot;)">
            <text:p/>
          </table:table-cell>
          <table:table-cell table:style-name="ce34" table:formula="of:=IF(ISNA(VLOOKUP([.$A520];['SQLite 3'.$A$2:.$B$1002];1;0));&quot;&quot;;&quot;Y&quot;)">
            <text:p/>
          </table:table-cell>
          <table:table-cell table:style-name="ce34" table:formula="of:=IF(ISNA(VLOOKUP([.$A520];['MySQL 5.7'.$A$2:.$A$832];1;0));&quot;&quot;;&quot;Y&quot;)">
            <text:p/>
          </table:table-cell>
          <table:table-cell table:formula="of:=IF(ISNA(VLOOKUP([.$A520];['Transact-SQL 2012'.$A$2:.$A$1001];1;0));&quot;&quot;;&quot;Y&quot;)" office:value-type="string" office:string-value="Y">
            <text:p>Y</text:p>
          </table:table-cell>
          <table:table-cell table:formula="of:=IF(ISNA(VLOOKUP([.$A520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OPENXML</text:p>
          </table:table-cell>
          <table:table-cell table:formula="of:=IF(ISNA(VLOOKUP([.$A521];['PostgreSQL 9.3'.$A$2:.$A$1001];1;0));&quot;&quot;;&quot;Y&quot;)">
            <text:p/>
          </table:table-cell>
          <table:table-cell table:formula="of:=IF(ISNA(VLOOKUP([.$A521];['SQL 2011'.$A$2:.$A$1001];1;0));&quot;&quot;;&quot;Y&quot;)">
            <text:p/>
          </table:table-cell>
          <table:table-cell table:formula="of:=IF(ISNA(VLOOKUP([.$A521];['SQL 2008'.$A$2:.$A$1001];1;0));&quot;&quot;;&quot;Y&quot;)">
            <text:p/>
          </table:table-cell>
          <table:table-cell table:formula="of:=IF(ISNA(VLOOKUP([.$A521];['SQL 92'.$A$2:.$A$1001];1;0));&quot;&quot;;&quot;Y&quot;)">
            <text:p/>
          </table:table-cell>
          <table:table-cell table:style-name="ce34" table:formula="of:=IF(ISNA(VLOOKUP([.$A521];['SQLite 3'.$A$2:.$B$1002];1;0));&quot;&quot;;&quot;Y&quot;)">
            <text:p/>
          </table:table-cell>
          <table:table-cell table:style-name="ce34" table:formula="of:=IF(ISNA(VLOOKUP([.$A521];['MySQL 5.7'.$A$2:.$A$832];1;0));&quot;&quot;;&quot;Y&quot;)">
            <text:p/>
          </table:table-cell>
          <table:table-cell table:formula="of:=IF(ISNA(VLOOKUP([.$A521];['Transact-SQL 2012'.$A$2:.$A$1001];1;0));&quot;&quot;;&quot;Y&quot;)" office:value-type="string" office:string-value="Y">
            <text:p>Y</text:p>
          </table:table-cell>
          <table:table-cell table:formula="of:=IF(ISNA(VLOOKUP([.$A52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OPERATOR</text:p>
          </table:table-cell>
          <table:table-cell table:formula="of:=IF(ISNA(VLOOKUP([.$A522];['PostgreSQL 9.3'.$A$2:.$A$1001];1;0));&quot;&quot;;&quot;Y&quot;)" office:value-type="string" office:string-value="Y">
            <text:p>Y</text:p>
          </table:table-cell>
          <table:table-cell table:formula="of:=IF(ISNA(VLOOKUP([.$A522];['SQL 2011'.$A$2:.$A$1001];1;0));&quot;&quot;;&quot;Y&quot;)">
            <text:p/>
          </table:table-cell>
          <table:table-cell table:formula="of:=IF(ISNA(VLOOKUP([.$A522];['SQL 2008'.$A$2:.$A$1001];1;0));&quot;&quot;;&quot;Y&quot;)">
            <text:p/>
          </table:table-cell>
          <table:table-cell table:formula="of:=IF(ISNA(VLOOKUP([.$A522];['SQL 92'.$A$2:.$A$1001];1;0));&quot;&quot;;&quot;Y&quot;)">
            <text:p/>
          </table:table-cell>
          <table:table-cell table:style-name="ce34" table:formula="of:=IF(ISNA(VLOOKUP([.$A522];['SQLite 3'.$A$2:.$B$1002];1;0));&quot;&quot;;&quot;Y&quot;)">
            <text:p/>
          </table:table-cell>
          <table:table-cell table:style-name="ce34" table:formula="of:=IF(ISNA(VLOOKUP([.$A522];['MySQL 5.7'.$A$2:.$A$832];1;0));&quot;&quot;;&quot;Y&quot;)">
            <text:p/>
          </table:table-cell>
          <table:table-cell table:formula="of:=IF(ISNA(VLOOKUP([.$A522];['Transact-SQL 2012'.$A$2:.$A$1001];1;0));&quot;&quot;;&quot;Y&quot;)">
            <text:p/>
          </table:table-cell>
          <table:table-cell table:formula="of:=IF(ISNA(VLOOKUP([.$A522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OPTIMIZE</text:p>
          </table:table-cell>
          <table:table-cell table:formula="of:=IF(ISNA(VLOOKUP([.$A523];['PostgreSQL 9.3'.$A$2:.$A$1001];1;0));&quot;&quot;;&quot;Y&quot;)">
            <text:p/>
          </table:table-cell>
          <table:table-cell table:formula="of:=IF(ISNA(VLOOKUP([.$A523];['SQL 2011'.$A$2:.$A$1001];1;0));&quot;&quot;;&quot;Y&quot;)">
            <text:p/>
          </table:table-cell>
          <table:table-cell table:formula="of:=IF(ISNA(VLOOKUP([.$A523];['SQL 2008'.$A$2:.$A$1001];1;0));&quot;&quot;;&quot;Y&quot;)">
            <text:p/>
          </table:table-cell>
          <table:table-cell table:formula="of:=IF(ISNA(VLOOKUP([.$A523];['SQL 92'.$A$2:.$A$1001];1;0));&quot;&quot;;&quot;Y&quot;)">
            <text:p/>
          </table:table-cell>
          <table:table-cell table:style-name="ce34" table:formula="of:=IF(ISNA(VLOOKUP([.$A523];['SQLite 3'.$A$2:.$B$1002];1;0));&quot;&quot;;&quot;Y&quot;)">
            <text:p/>
          </table:table-cell>
          <table:table-cell table:style-name="ce34" table:formula="of:=IF(ISNA(VLOOKUP([.$A523];['MySQL 5.7'.$A$2:.$A$832];1;0));&quot;&quot;;&quot;Y&quot;)" office:value-type="string" office:string-value="Y">
            <text:p>Y</text:p>
          </table:table-cell>
          <table:table-cell table:formula="of:=IF(ISNA(VLOOKUP([.$A523];['Transact-SQL 2012'.$A$2:.$A$1001];1;0));&quot;&quot;;&quot;Y&quot;)">
            <text:p/>
          </table:table-cell>
          <table:table-cell table:formula="of:=IF(ISNA(VLOOKUP([.$A52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OPTION</text:p>
          </table:table-cell>
          <table:table-cell table:formula="of:=IF(ISNA(VLOOKUP([.$A524];['PostgreSQL 9.3'.$A$2:.$A$1001];1;0));&quot;&quot;;&quot;Y&quot;)" office:value-type="string" office:string-value="Y">
            <text:p>Y</text:p>
          </table:table-cell>
          <table:table-cell table:formula="of:=IF(ISNA(VLOOKUP([.$A524];['SQL 2011'.$A$2:.$A$1001];1;0));&quot;&quot;;&quot;Y&quot;)" office:value-type="string" office:string-value="Y">
            <text:p>Y</text:p>
          </table:table-cell>
          <table:table-cell table:formula="of:=IF(ISNA(VLOOKUP([.$A524];['SQL 2008'.$A$2:.$A$1001];1;0));&quot;&quot;;&quot;Y&quot;)" office:value-type="string" office:string-value="Y">
            <text:p>Y</text:p>
          </table:table-cell>
          <table:table-cell table:formula="of:=IF(ISNA(VLOOKUP([.$A524];['SQL 92'.$A$2:.$A$1001];1;0));&quot;&quot;;&quot;Y&quot;)" office:value-type="string" office:string-value="Y">
            <text:p>Y</text:p>
          </table:table-cell>
          <table:table-cell table:style-name="ce34" table:formula="of:=IF(ISNA(VLOOKUP([.$A524];['SQLite 3'.$A$2:.$B$1002];1;0));&quot;&quot;;&quot;Y&quot;)">
            <text:p/>
          </table:table-cell>
          <table:table-cell table:style-name="ce34" table:formula="of:=IF(ISNA(VLOOKUP([.$A524];['MySQL 5.7'.$A$2:.$A$832];1;0));&quot;&quot;;&quot;Y&quot;)" office:value-type="string" office:string-value="Y">
            <text:p>Y</text:p>
          </table:table-cell>
          <table:table-cell table:formula="of:=IF(ISNA(VLOOKUP([.$A524];['Transact-SQL 2012'.$A$2:.$A$1001];1;0));&quot;&quot;;&quot;Y&quot;)" office:value-type="string" office:string-value="Y">
            <text:p>Y</text:p>
          </table:table-cell>
          <table:table-cell table:formula="of:=IF(ISNA(VLOOKUP([.$A52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OPTIONALLY</text:p>
          </table:table-cell>
          <table:table-cell table:formula="of:=IF(ISNA(VLOOKUP([.$A525];['PostgreSQL 9.3'.$A$2:.$A$1001];1;0));&quot;&quot;;&quot;Y&quot;)">
            <text:p/>
          </table:table-cell>
          <table:table-cell table:formula="of:=IF(ISNA(VLOOKUP([.$A525];['SQL 2011'.$A$2:.$A$1001];1;0));&quot;&quot;;&quot;Y&quot;)">
            <text:p/>
          </table:table-cell>
          <table:table-cell table:formula="of:=IF(ISNA(VLOOKUP([.$A525];['SQL 2008'.$A$2:.$A$1001];1;0));&quot;&quot;;&quot;Y&quot;)">
            <text:p/>
          </table:table-cell>
          <table:table-cell table:formula="of:=IF(ISNA(VLOOKUP([.$A525];['SQL 92'.$A$2:.$A$1001];1;0));&quot;&quot;;&quot;Y&quot;)">
            <text:p/>
          </table:table-cell>
          <table:table-cell table:style-name="ce34" table:formula="of:=IF(ISNA(VLOOKUP([.$A525];['SQLite 3'.$A$2:.$B$1002];1;0));&quot;&quot;;&quot;Y&quot;)">
            <text:p/>
          </table:table-cell>
          <table:table-cell table:style-name="ce34" table:formula="of:=IF(ISNA(VLOOKUP([.$A525];['MySQL 5.7'.$A$2:.$A$832];1;0));&quot;&quot;;&quot;Y&quot;)" office:value-type="string" office:string-value="Y">
            <text:p>Y</text:p>
          </table:table-cell>
          <table:table-cell table:formula="of:=IF(ISNA(VLOOKUP([.$A525];['Transact-SQL 2012'.$A$2:.$A$1001];1;0));&quot;&quot;;&quot;Y&quot;)">
            <text:p/>
          </table:table-cell>
          <table:table-cell table:formula="of:=IF(ISNA(VLOOKUP([.$A52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OPTIONS</text:p>
          </table:table-cell>
          <table:table-cell table:formula="of:=IF(ISNA(VLOOKUP([.$A526];['PostgreSQL 9.3'.$A$2:.$A$1001];1;0));&quot;&quot;;&quot;Y&quot;)" office:value-type="string" office:string-value="Y">
            <text:p>Y</text:p>
          </table:table-cell>
          <table:table-cell table:formula="of:=IF(ISNA(VLOOKUP([.$A526];['SQL 2011'.$A$2:.$A$1001];1;0));&quot;&quot;;&quot;Y&quot;)" office:value-type="string" office:string-value="Y">
            <text:p>Y</text:p>
          </table:table-cell>
          <table:table-cell table:formula="of:=IF(ISNA(VLOOKUP([.$A526];['SQL 2008'.$A$2:.$A$1001];1;0));&quot;&quot;;&quot;Y&quot;)" office:value-type="string" office:string-value="Y">
            <text:p>Y</text:p>
          </table:table-cell>
          <table:table-cell table:formula="of:=IF(ISNA(VLOOKUP([.$A526];['SQL 92'.$A$2:.$A$1001];1;0));&quot;&quot;;&quot;Y&quot;)">
            <text:p/>
          </table:table-cell>
          <table:table-cell table:style-name="ce34" table:formula="of:=IF(ISNA(VLOOKUP([.$A526];['SQLite 3'.$A$2:.$B$1002];1;0));&quot;&quot;;&quot;Y&quot;)">
            <text:p/>
          </table:table-cell>
          <table:table-cell table:style-name="ce34" table:formula="of:=IF(ISNA(VLOOKUP([.$A526];['MySQL 5.7'.$A$2:.$A$832];1;0));&quot;&quot;;&quot;Y&quot;)">
            <text:p/>
          </table:table-cell>
          <table:table-cell table:formula="of:=IF(ISNA(VLOOKUP([.$A526];['Transact-SQL 2012'.$A$2:.$A$1001];1;0));&quot;&quot;;&quot;Y&quot;)">
            <text:p/>
          </table:table-cell>
          <table:table-cell table:formula="of:=IF(ISNA(VLOOKUP([.$A52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OR</text:p>
          </table:table-cell>
          <table:table-cell table:formula="of:=IF(ISNA(VLOOKUP([.$A527];['PostgreSQL 9.3'.$A$2:.$A$1001];1;0));&quot;&quot;;&quot;Y&quot;)" office:value-type="string" office:string-value="Y">
            <text:p>Y</text:p>
          </table:table-cell>
          <table:table-cell table:formula="of:=IF(ISNA(VLOOKUP([.$A527];['SQL 2011'.$A$2:.$A$1001];1;0));&quot;&quot;;&quot;Y&quot;)" office:value-type="string" office:string-value="Y">
            <text:p>Y</text:p>
          </table:table-cell>
          <table:table-cell table:formula="of:=IF(ISNA(VLOOKUP([.$A527];['SQL 2008'.$A$2:.$A$1001];1;0));&quot;&quot;;&quot;Y&quot;)" office:value-type="string" office:string-value="Y">
            <text:p>Y</text:p>
          </table:table-cell>
          <table:table-cell table:formula="of:=IF(ISNA(VLOOKUP([.$A527];['SQL 92'.$A$2:.$A$1001];1;0));&quot;&quot;;&quot;Y&quot;)" office:value-type="string" office:string-value="Y">
            <text:p>Y</text:p>
          </table:table-cell>
          <table:table-cell table:style-name="ce34" table:formula="of:=IF(ISNA(VLOOKUP([.$A527];['SQLite 3'.$A$2:.$B$1002];1;0));&quot;&quot;;&quot;Y&quot;)" office:value-type="string" office:string-value="Y">
            <text:p>Y</text:p>
          </table:table-cell>
          <table:table-cell table:style-name="ce34" table:formula="of:=IF(ISNA(VLOOKUP([.$A527];['MySQL 5.7'.$A$2:.$A$832];1;0));&quot;&quot;;&quot;Y&quot;)" office:value-type="string" office:string-value="Y">
            <text:p>Y</text:p>
          </table:table-cell>
          <table:table-cell table:formula="of:=IF(ISNA(VLOOKUP([.$A527];['Transact-SQL 2012'.$A$2:.$A$1001];1;0));&quot;&quot;;&quot;Y&quot;)" office:value-type="string" office:string-value="Y">
            <text:p>Y</text:p>
          </table:table-cell>
          <table:table-cell table:formula="of:=IF(ISNA(VLOOKUP([.$A527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ORDER</text:p>
          </table:table-cell>
          <table:table-cell table:formula="of:=IF(ISNA(VLOOKUP([.$A528];['PostgreSQL 9.3'.$A$2:.$A$1001];1;0));&quot;&quot;;&quot;Y&quot;)" office:value-type="string" office:string-value="Y">
            <text:p>Y</text:p>
          </table:table-cell>
          <table:table-cell table:formula="of:=IF(ISNA(VLOOKUP([.$A528];['SQL 2011'.$A$2:.$A$1001];1;0));&quot;&quot;;&quot;Y&quot;)" office:value-type="string" office:string-value="Y">
            <text:p>Y</text:p>
          </table:table-cell>
          <table:table-cell table:formula="of:=IF(ISNA(VLOOKUP([.$A528];['SQL 2008'.$A$2:.$A$1001];1;0));&quot;&quot;;&quot;Y&quot;)" office:value-type="string" office:string-value="Y">
            <text:p>Y</text:p>
          </table:table-cell>
          <table:table-cell table:formula="of:=IF(ISNA(VLOOKUP([.$A528];['SQL 92'.$A$2:.$A$1001];1;0));&quot;&quot;;&quot;Y&quot;)" office:value-type="string" office:string-value="Y">
            <text:p>Y</text:p>
          </table:table-cell>
          <table:table-cell table:style-name="ce34" table:formula="of:=IF(ISNA(VLOOKUP([.$A528];['SQLite 3'.$A$2:.$B$1002];1;0));&quot;&quot;;&quot;Y&quot;)" office:value-type="string" office:string-value="Y">
            <text:p>Y</text:p>
          </table:table-cell>
          <table:table-cell table:style-name="ce34" table:formula="of:=IF(ISNA(VLOOKUP([.$A528];['MySQL 5.7'.$A$2:.$A$832];1;0));&quot;&quot;;&quot;Y&quot;)" office:value-type="string" office:string-value="Y">
            <text:p>Y</text:p>
          </table:table-cell>
          <table:table-cell table:formula="of:=IF(ISNA(VLOOKUP([.$A528];['Transact-SQL 2012'.$A$2:.$A$1001];1;0));&quot;&quot;;&quot;Y&quot;)" office:value-type="string" office:string-value="Y">
            <text:p>Y</text:p>
          </table:table-cell>
          <table:table-cell table:formula="of:=IF(ISNA(VLOOKUP([.$A528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ORDERING</text:p>
          </table:table-cell>
          <table:table-cell table:formula="of:=IF(ISNA(VLOOKUP([.$A529];['PostgreSQL 9.3'.$A$2:.$A$1001];1;0));&quot;&quot;;&quot;Y&quot;)">
            <text:p/>
          </table:table-cell>
          <table:table-cell table:formula="of:=IF(ISNA(VLOOKUP([.$A529];['SQL 2011'.$A$2:.$A$1001];1;0));&quot;&quot;;&quot;Y&quot;)" office:value-type="string" office:string-value="Y">
            <text:p>Y</text:p>
          </table:table-cell>
          <table:table-cell table:formula="of:=IF(ISNA(VLOOKUP([.$A529];['SQL 2008'.$A$2:.$A$1001];1;0));&quot;&quot;;&quot;Y&quot;)" office:value-type="string" office:string-value="Y">
            <text:p>Y</text:p>
          </table:table-cell>
          <table:table-cell table:formula="of:=IF(ISNA(VLOOKUP([.$A529];['SQL 92'.$A$2:.$A$1001];1;0));&quot;&quot;;&quot;Y&quot;)">
            <text:p/>
          </table:table-cell>
          <table:table-cell table:style-name="ce34" table:formula="of:=IF(ISNA(VLOOKUP([.$A529];['SQLite 3'.$A$2:.$B$1002];1;0));&quot;&quot;;&quot;Y&quot;)">
            <text:p/>
          </table:table-cell>
          <table:table-cell table:style-name="ce34" table:formula="of:=IF(ISNA(VLOOKUP([.$A529];['MySQL 5.7'.$A$2:.$A$832];1;0));&quot;&quot;;&quot;Y&quot;)">
            <text:p/>
          </table:table-cell>
          <table:table-cell table:formula="of:=IF(ISNA(VLOOKUP([.$A529];['Transact-SQL 2012'.$A$2:.$A$1001];1;0));&quot;&quot;;&quot;Y&quot;)">
            <text:p/>
          </table:table-cell>
          <table:table-cell table:formula="of:=IF(ISNA(VLOOKUP([.$A52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ORDINALITY</text:p>
          </table:table-cell>
          <table:table-cell table:formula="of:=IF(ISNA(VLOOKUP([.$A530];['PostgreSQL 9.3'.$A$2:.$A$1001];1;0));&quot;&quot;;&quot;Y&quot;)">
            <text:p/>
          </table:table-cell>
          <table:table-cell table:formula="of:=IF(ISNA(VLOOKUP([.$A530];['SQL 2011'.$A$2:.$A$1001];1;0));&quot;&quot;;&quot;Y&quot;)" office:value-type="string" office:string-value="Y">
            <text:p>Y</text:p>
          </table:table-cell>
          <table:table-cell table:formula="of:=IF(ISNA(VLOOKUP([.$A530];['SQL 2008'.$A$2:.$A$1001];1;0));&quot;&quot;;&quot;Y&quot;)" office:value-type="string" office:string-value="Y">
            <text:p>Y</text:p>
          </table:table-cell>
          <table:table-cell table:formula="of:=IF(ISNA(VLOOKUP([.$A530];['SQL 92'.$A$2:.$A$1001];1;0));&quot;&quot;;&quot;Y&quot;)">
            <text:p/>
          </table:table-cell>
          <table:table-cell table:style-name="ce34" table:formula="of:=IF(ISNA(VLOOKUP([.$A530];['SQLite 3'.$A$2:.$B$1002];1;0));&quot;&quot;;&quot;Y&quot;)">
            <text:p/>
          </table:table-cell>
          <table:table-cell table:style-name="ce34" table:formula="of:=IF(ISNA(VLOOKUP([.$A530];['MySQL 5.7'.$A$2:.$A$832];1;0));&quot;&quot;;&quot;Y&quot;)">
            <text:p/>
          </table:table-cell>
          <table:table-cell table:formula="of:=IF(ISNA(VLOOKUP([.$A530];['Transact-SQL 2012'.$A$2:.$A$1001];1;0));&quot;&quot;;&quot;Y&quot;)">
            <text:p/>
          </table:table-cell>
          <table:table-cell table:formula="of:=IF(ISNA(VLOOKUP([.$A53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OTHERS</text:p>
          </table:table-cell>
          <table:table-cell table:formula="of:=IF(ISNA(VLOOKUP([.$A531];['PostgreSQL 9.3'.$A$2:.$A$1001];1;0));&quot;&quot;;&quot;Y&quot;)">
            <text:p/>
          </table:table-cell>
          <table:table-cell table:formula="of:=IF(ISNA(VLOOKUP([.$A531];['SQL 2011'.$A$2:.$A$1001];1;0));&quot;&quot;;&quot;Y&quot;)" office:value-type="string" office:string-value="Y">
            <text:p>Y</text:p>
          </table:table-cell>
          <table:table-cell table:formula="of:=IF(ISNA(VLOOKUP([.$A531];['SQL 2008'.$A$2:.$A$1001];1;0));&quot;&quot;;&quot;Y&quot;)" office:value-type="string" office:string-value="Y">
            <text:p>Y</text:p>
          </table:table-cell>
          <table:table-cell table:formula="of:=IF(ISNA(VLOOKUP([.$A531];['SQL 92'.$A$2:.$A$1001];1;0));&quot;&quot;;&quot;Y&quot;)">
            <text:p/>
          </table:table-cell>
          <table:table-cell table:style-name="ce34" table:formula="of:=IF(ISNA(VLOOKUP([.$A531];['SQLite 3'.$A$2:.$B$1002];1;0));&quot;&quot;;&quot;Y&quot;)">
            <text:p/>
          </table:table-cell>
          <table:table-cell table:style-name="ce34" table:formula="of:=IF(ISNA(VLOOKUP([.$A531];['MySQL 5.7'.$A$2:.$A$832];1;0));&quot;&quot;;&quot;Y&quot;)">
            <text:p/>
          </table:table-cell>
          <table:table-cell table:formula="of:=IF(ISNA(VLOOKUP([.$A531];['Transact-SQL 2012'.$A$2:.$A$1001];1;0));&quot;&quot;;&quot;Y&quot;)">
            <text:p/>
          </table:table-cell>
          <table:table-cell table:formula="of:=IF(ISNA(VLOOKUP([.$A53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OUT</text:p>
          </table:table-cell>
          <table:table-cell table:formula="of:=IF(ISNA(VLOOKUP([.$A532];['PostgreSQL 9.3'.$A$2:.$A$1001];1;0));&quot;&quot;;&quot;Y&quot;)" office:value-type="string" office:string-value="Y">
            <text:p>Y</text:p>
          </table:table-cell>
          <table:table-cell table:formula="of:=IF(ISNA(VLOOKUP([.$A532];['SQL 2011'.$A$2:.$A$1001];1;0));&quot;&quot;;&quot;Y&quot;)" office:value-type="string" office:string-value="Y">
            <text:p>Y</text:p>
          </table:table-cell>
          <table:table-cell table:formula="of:=IF(ISNA(VLOOKUP([.$A532];['SQL 2008'.$A$2:.$A$1001];1;0));&quot;&quot;;&quot;Y&quot;)" office:value-type="string" office:string-value="Y">
            <text:p>Y</text:p>
          </table:table-cell>
          <table:table-cell table:formula="of:=IF(ISNA(VLOOKUP([.$A532];['SQL 92'.$A$2:.$A$1001];1;0));&quot;&quot;;&quot;Y&quot;)">
            <text:p/>
          </table:table-cell>
          <table:table-cell table:style-name="ce34" table:formula="of:=IF(ISNA(VLOOKUP([.$A532];['SQLite 3'.$A$2:.$B$1002];1;0));&quot;&quot;;&quot;Y&quot;)">
            <text:p/>
          </table:table-cell>
          <table:table-cell table:style-name="ce34" table:formula="of:=IF(ISNA(VLOOKUP([.$A532];['MySQL 5.7'.$A$2:.$A$832];1;0));&quot;&quot;;&quot;Y&quot;)" office:value-type="string" office:string-value="Y">
            <text:p>Y</text:p>
          </table:table-cell>
          <table:table-cell table:formula="of:=IF(ISNA(VLOOKUP([.$A532];['Transact-SQL 2012'.$A$2:.$A$1001];1;0));&quot;&quot;;&quot;Y&quot;)">
            <text:p/>
          </table:table-cell>
          <table:table-cell table:formula="of:=IF(ISNA(VLOOKUP([.$A53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OUTER</text:p>
          </table:table-cell>
          <table:table-cell table:formula="of:=IF(ISNA(VLOOKUP([.$A533];['PostgreSQL 9.3'.$A$2:.$A$1001];1;0));&quot;&quot;;&quot;Y&quot;)" office:value-type="string" office:string-value="Y">
            <text:p>Y</text:p>
          </table:table-cell>
          <table:table-cell table:formula="of:=IF(ISNA(VLOOKUP([.$A533];['SQL 2011'.$A$2:.$A$1001];1;0));&quot;&quot;;&quot;Y&quot;)" office:value-type="string" office:string-value="Y">
            <text:p>Y</text:p>
          </table:table-cell>
          <table:table-cell table:formula="of:=IF(ISNA(VLOOKUP([.$A533];['SQL 2008'.$A$2:.$A$1001];1;0));&quot;&quot;;&quot;Y&quot;)" office:value-type="string" office:string-value="Y">
            <text:p>Y</text:p>
          </table:table-cell>
          <table:table-cell table:formula="of:=IF(ISNA(VLOOKUP([.$A533];['SQL 92'.$A$2:.$A$1001];1;0));&quot;&quot;;&quot;Y&quot;)" office:value-type="string" office:string-value="Y">
            <text:p>Y</text:p>
          </table:table-cell>
          <table:table-cell table:style-name="ce34" table:formula="of:=IF(ISNA(VLOOKUP([.$A533];['SQLite 3'.$A$2:.$B$1002];1;0));&quot;&quot;;&quot;Y&quot;)" office:value-type="string" office:string-value="Y">
            <text:p>Y</text:p>
          </table:table-cell>
          <table:table-cell table:style-name="ce34" table:formula="of:=IF(ISNA(VLOOKUP([.$A533];['MySQL 5.7'.$A$2:.$A$832];1;0));&quot;&quot;;&quot;Y&quot;)" office:value-type="string" office:string-value="Y">
            <text:p>Y</text:p>
          </table:table-cell>
          <table:table-cell table:formula="of:=IF(ISNA(VLOOKUP([.$A533];['Transact-SQL 2012'.$A$2:.$A$1001];1;0));&quot;&quot;;&quot;Y&quot;)" office:value-type="string" office:string-value="Y">
            <text:p>Y</text:p>
          </table:table-cell>
          <table:table-cell table:formula="of:=IF(ISNA(VLOOKUP([.$A533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OUTFILE</text:p>
          </table:table-cell>
          <table:table-cell table:formula="of:=IF(ISNA(VLOOKUP([.$A534];['PostgreSQL 9.3'.$A$2:.$A$1001];1;0));&quot;&quot;;&quot;Y&quot;)">
            <text:p/>
          </table:table-cell>
          <table:table-cell table:formula="of:=IF(ISNA(VLOOKUP([.$A534];['SQL 2011'.$A$2:.$A$1001];1;0));&quot;&quot;;&quot;Y&quot;)">
            <text:p/>
          </table:table-cell>
          <table:table-cell table:formula="of:=IF(ISNA(VLOOKUP([.$A534];['SQL 2008'.$A$2:.$A$1001];1;0));&quot;&quot;;&quot;Y&quot;)">
            <text:p/>
          </table:table-cell>
          <table:table-cell table:formula="of:=IF(ISNA(VLOOKUP([.$A534];['SQL 92'.$A$2:.$A$1001];1;0));&quot;&quot;;&quot;Y&quot;)">
            <text:p/>
          </table:table-cell>
          <table:table-cell table:style-name="ce34" table:formula="of:=IF(ISNA(VLOOKUP([.$A534];['SQLite 3'.$A$2:.$B$1002];1;0));&quot;&quot;;&quot;Y&quot;)">
            <text:p/>
          </table:table-cell>
          <table:table-cell table:style-name="ce34" table:formula="of:=IF(ISNA(VLOOKUP([.$A534];['MySQL 5.7'.$A$2:.$A$832];1;0));&quot;&quot;;&quot;Y&quot;)" office:value-type="string" office:string-value="Y">
            <text:p>Y</text:p>
          </table:table-cell>
          <table:table-cell table:formula="of:=IF(ISNA(VLOOKUP([.$A534];['Transact-SQL 2012'.$A$2:.$A$1001];1;0));&quot;&quot;;&quot;Y&quot;)">
            <text:p/>
          </table:table-cell>
          <table:table-cell table:formula="of:=IF(ISNA(VLOOKUP([.$A53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OUTPUT</text:p>
          </table:table-cell>
          <table:table-cell table:formula="of:=IF(ISNA(VLOOKUP([.$A535];['PostgreSQL 9.3'.$A$2:.$A$1001];1;0));&quot;&quot;;&quot;Y&quot;)">
            <text:p/>
          </table:table-cell>
          <table:table-cell table:formula="of:=IF(ISNA(VLOOKUP([.$A535];['SQL 2011'.$A$2:.$A$1001];1;0));&quot;&quot;;&quot;Y&quot;)" office:value-type="string" office:string-value="Y">
            <text:p>Y</text:p>
          </table:table-cell>
          <table:table-cell table:formula="of:=IF(ISNA(VLOOKUP([.$A535];['SQL 2008'.$A$2:.$A$1001];1;0));&quot;&quot;;&quot;Y&quot;)" office:value-type="string" office:string-value="Y">
            <text:p>Y</text:p>
          </table:table-cell>
          <table:table-cell table:formula="of:=IF(ISNA(VLOOKUP([.$A535];['SQL 92'.$A$2:.$A$1001];1;0));&quot;&quot;;&quot;Y&quot;)" office:value-type="string" office:string-value="Y">
            <text:p>Y</text:p>
          </table:table-cell>
          <table:table-cell table:style-name="ce34" table:formula="of:=IF(ISNA(VLOOKUP([.$A535];['SQLite 3'.$A$2:.$B$1002];1;0));&quot;&quot;;&quot;Y&quot;)">
            <text:p/>
          </table:table-cell>
          <table:table-cell table:style-name="ce34" table:formula="of:=IF(ISNA(VLOOKUP([.$A535];['MySQL 5.7'.$A$2:.$A$832];1;0));&quot;&quot;;&quot;Y&quot;)">
            <text:p/>
          </table:table-cell>
          <table:table-cell table:formula="of:=IF(ISNA(VLOOKUP([.$A535];['Transact-SQL 2012'.$A$2:.$A$1001];1;0));&quot;&quot;;&quot;Y&quot;)">
            <text:p/>
          </table:table-cell>
          <table:table-cell table:formula="of:=IF(ISNA(VLOOKUP([.$A535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OVER</text:p>
          </table:table-cell>
          <table:table-cell table:formula="of:=IF(ISNA(VLOOKUP([.$A536];['PostgreSQL 9.3'.$A$2:.$A$1001];1;0));&quot;&quot;;&quot;Y&quot;)" office:value-type="string" office:string-value="Y">
            <text:p>Y</text:p>
          </table:table-cell>
          <table:table-cell table:formula="of:=IF(ISNA(VLOOKUP([.$A536];['SQL 2011'.$A$2:.$A$1001];1;0));&quot;&quot;;&quot;Y&quot;)" office:value-type="string" office:string-value="Y">
            <text:p>Y</text:p>
          </table:table-cell>
          <table:table-cell table:formula="of:=IF(ISNA(VLOOKUP([.$A536];['SQL 2008'.$A$2:.$A$1001];1;0));&quot;&quot;;&quot;Y&quot;)" office:value-type="string" office:string-value="Y">
            <text:p>Y</text:p>
          </table:table-cell>
          <table:table-cell table:formula="of:=IF(ISNA(VLOOKUP([.$A536];['SQL 92'.$A$2:.$A$1001];1;0));&quot;&quot;;&quot;Y&quot;)">
            <text:p/>
          </table:table-cell>
          <table:table-cell table:style-name="ce34" table:formula="of:=IF(ISNA(VLOOKUP([.$A536];['SQLite 3'.$A$2:.$B$1002];1;0));&quot;&quot;;&quot;Y&quot;)">
            <text:p/>
          </table:table-cell>
          <table:table-cell table:style-name="ce34" table:formula="of:=IF(ISNA(VLOOKUP([.$A536];['MySQL 5.7'.$A$2:.$A$832];1;0));&quot;&quot;;&quot;Y&quot;)">
            <text:p/>
          </table:table-cell>
          <table:table-cell table:formula="of:=IF(ISNA(VLOOKUP([.$A536];['Transact-SQL 2012'.$A$2:.$A$1001];1;0));&quot;&quot;;&quot;Y&quot;)" office:value-type="string" office:string-value="Y">
            <text:p>Y</text:p>
          </table:table-cell>
          <table:table-cell table:formula="of:=IF(ISNA(VLOOKUP([.$A53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OVERLAPS</text:p>
          </table:table-cell>
          <table:table-cell table:formula="of:=IF(ISNA(VLOOKUP([.$A537];['PostgreSQL 9.3'.$A$2:.$A$1001];1;0));&quot;&quot;;&quot;Y&quot;)" office:value-type="string" office:string-value="Y">
            <text:p>Y</text:p>
          </table:table-cell>
          <table:table-cell table:formula="of:=IF(ISNA(VLOOKUP([.$A537];['SQL 2011'.$A$2:.$A$1001];1;0));&quot;&quot;;&quot;Y&quot;)" office:value-type="string" office:string-value="Y">
            <text:p>Y</text:p>
          </table:table-cell>
          <table:table-cell table:formula="of:=IF(ISNA(VLOOKUP([.$A537];['SQL 2008'.$A$2:.$A$1001];1;0));&quot;&quot;;&quot;Y&quot;)" office:value-type="string" office:string-value="Y">
            <text:p>Y</text:p>
          </table:table-cell>
          <table:table-cell table:formula="of:=IF(ISNA(VLOOKUP([.$A537];['SQL 92'.$A$2:.$A$1001];1;0));&quot;&quot;;&quot;Y&quot;)" office:value-type="string" office:string-value="Y">
            <text:p>Y</text:p>
          </table:table-cell>
          <table:table-cell table:style-name="ce34" table:formula="of:=IF(ISNA(VLOOKUP([.$A537];['SQLite 3'.$A$2:.$B$1002];1;0));&quot;&quot;;&quot;Y&quot;)">
            <text:p/>
          </table:table-cell>
          <table:table-cell table:style-name="ce34" table:formula="of:=IF(ISNA(VLOOKUP([.$A537];['MySQL 5.7'.$A$2:.$A$832];1;0));&quot;&quot;;&quot;Y&quot;)">
            <text:p/>
          </table:table-cell>
          <table:table-cell table:formula="of:=IF(ISNA(VLOOKUP([.$A537];['Transact-SQL 2012'.$A$2:.$A$1001];1;0));&quot;&quot;;&quot;Y&quot;)">
            <text:p/>
          </table:table-cell>
          <table:table-cell table:formula="of:=IF(ISNA(VLOOKUP([.$A537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OVERLAY</text:p>
          </table:table-cell>
          <table:table-cell table:formula="of:=IF(ISNA(VLOOKUP([.$A538];['PostgreSQL 9.3'.$A$2:.$A$1001];1;0));&quot;&quot;;&quot;Y&quot;)" office:value-type="string" office:string-value="Y">
            <text:p>Y</text:p>
          </table:table-cell>
          <table:table-cell table:formula="of:=IF(ISNA(VLOOKUP([.$A538];['SQL 2011'.$A$2:.$A$1001];1;0));&quot;&quot;;&quot;Y&quot;)" office:value-type="string" office:string-value="Y">
            <text:p>Y</text:p>
          </table:table-cell>
          <table:table-cell table:formula="of:=IF(ISNA(VLOOKUP([.$A538];['SQL 2008'.$A$2:.$A$1001];1;0));&quot;&quot;;&quot;Y&quot;)" office:value-type="string" office:string-value="Y">
            <text:p>Y</text:p>
          </table:table-cell>
          <table:table-cell table:formula="of:=IF(ISNA(VLOOKUP([.$A538];['SQL 92'.$A$2:.$A$1001];1;0));&quot;&quot;;&quot;Y&quot;)">
            <text:p/>
          </table:table-cell>
          <table:table-cell table:style-name="ce34" table:formula="of:=IF(ISNA(VLOOKUP([.$A538];['SQLite 3'.$A$2:.$B$1002];1;0));&quot;&quot;;&quot;Y&quot;)">
            <text:p/>
          </table:table-cell>
          <table:table-cell table:style-name="ce34" table:formula="of:=IF(ISNA(VLOOKUP([.$A538];['MySQL 5.7'.$A$2:.$A$832];1;0));&quot;&quot;;&quot;Y&quot;)">
            <text:p/>
          </table:table-cell>
          <table:table-cell table:formula="of:=IF(ISNA(VLOOKUP([.$A538];['Transact-SQL 2012'.$A$2:.$A$1001];1;0));&quot;&quot;;&quot;Y&quot;)">
            <text:p/>
          </table:table-cell>
          <table:table-cell table:formula="of:=IF(ISNA(VLOOKUP([.$A53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OVERRIDING</text:p>
          </table:table-cell>
          <table:table-cell table:formula="of:=IF(ISNA(VLOOKUP([.$A539];['PostgreSQL 9.3'.$A$2:.$A$1001];1;0));&quot;&quot;;&quot;Y&quot;)">
            <text:p/>
          </table:table-cell>
          <table:table-cell table:formula="of:=IF(ISNA(VLOOKUP([.$A539];['SQL 2011'.$A$2:.$A$1001];1;0));&quot;&quot;;&quot;Y&quot;)" office:value-type="string" office:string-value="Y">
            <text:p>Y</text:p>
          </table:table-cell>
          <table:table-cell table:formula="of:=IF(ISNA(VLOOKUP([.$A539];['SQL 2008'.$A$2:.$A$1001];1;0));&quot;&quot;;&quot;Y&quot;)" office:value-type="string" office:string-value="Y">
            <text:p>Y</text:p>
          </table:table-cell>
          <table:table-cell table:formula="of:=IF(ISNA(VLOOKUP([.$A539];['SQL 92'.$A$2:.$A$1001];1;0));&quot;&quot;;&quot;Y&quot;)">
            <text:p/>
          </table:table-cell>
          <table:table-cell table:style-name="ce34" table:formula="of:=IF(ISNA(VLOOKUP([.$A539];['SQLite 3'.$A$2:.$B$1002];1;0));&quot;&quot;;&quot;Y&quot;)">
            <text:p/>
          </table:table-cell>
          <table:table-cell table:style-name="ce34" table:formula="of:=IF(ISNA(VLOOKUP([.$A539];['MySQL 5.7'.$A$2:.$A$832];1;0));&quot;&quot;;&quot;Y&quot;)">
            <text:p/>
          </table:table-cell>
          <table:table-cell table:formula="of:=IF(ISNA(VLOOKUP([.$A539];['Transact-SQL 2012'.$A$2:.$A$1001];1;0));&quot;&quot;;&quot;Y&quot;)">
            <text:p/>
          </table:table-cell>
          <table:table-cell table:formula="of:=IF(ISNA(VLOOKUP([.$A53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OWNED</text:p>
          </table:table-cell>
          <table:table-cell table:formula="of:=IF(ISNA(VLOOKUP([.$A540];['PostgreSQL 9.3'.$A$2:.$A$1001];1;0));&quot;&quot;;&quot;Y&quot;)" office:value-type="string" office:string-value="Y">
            <text:p>Y</text:p>
          </table:table-cell>
          <table:table-cell table:formula="of:=IF(ISNA(VLOOKUP([.$A540];['SQL 2011'.$A$2:.$A$1001];1;0));&quot;&quot;;&quot;Y&quot;)">
            <text:p/>
          </table:table-cell>
          <table:table-cell table:formula="of:=IF(ISNA(VLOOKUP([.$A540];['SQL 2008'.$A$2:.$A$1001];1;0));&quot;&quot;;&quot;Y&quot;)">
            <text:p/>
          </table:table-cell>
          <table:table-cell table:formula="of:=IF(ISNA(VLOOKUP([.$A540];['SQL 92'.$A$2:.$A$1001];1;0));&quot;&quot;;&quot;Y&quot;)">
            <text:p/>
          </table:table-cell>
          <table:table-cell table:style-name="ce34" table:formula="of:=IF(ISNA(VLOOKUP([.$A540];['SQLite 3'.$A$2:.$B$1002];1;0));&quot;&quot;;&quot;Y&quot;)">
            <text:p/>
          </table:table-cell>
          <table:table-cell table:style-name="ce34" table:formula="of:=IF(ISNA(VLOOKUP([.$A540];['MySQL 5.7'.$A$2:.$A$832];1;0));&quot;&quot;;&quot;Y&quot;)">
            <text:p/>
          </table:table-cell>
          <table:table-cell table:formula="of:=IF(ISNA(VLOOKUP([.$A540];['Transact-SQL 2012'.$A$2:.$A$1001];1;0));&quot;&quot;;&quot;Y&quot;)">
            <text:p/>
          </table:table-cell>
          <table:table-cell table:formula="of:=IF(ISNA(VLOOKUP([.$A54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OWNER</text:p>
          </table:table-cell>
          <table:table-cell table:formula="of:=IF(ISNA(VLOOKUP([.$A541];['PostgreSQL 9.3'.$A$2:.$A$1001];1;0));&quot;&quot;;&quot;Y&quot;)" office:value-type="string" office:string-value="Y">
            <text:p>Y</text:p>
          </table:table-cell>
          <table:table-cell table:formula="of:=IF(ISNA(VLOOKUP([.$A541];['SQL 2011'.$A$2:.$A$1001];1;0));&quot;&quot;;&quot;Y&quot;)">
            <text:p/>
          </table:table-cell>
          <table:table-cell table:formula="of:=IF(ISNA(VLOOKUP([.$A541];['SQL 2008'.$A$2:.$A$1001];1;0));&quot;&quot;;&quot;Y&quot;)">
            <text:p/>
          </table:table-cell>
          <table:table-cell table:formula="of:=IF(ISNA(VLOOKUP([.$A541];['SQL 92'.$A$2:.$A$1001];1;0));&quot;&quot;;&quot;Y&quot;)">
            <text:p/>
          </table:table-cell>
          <table:table-cell table:style-name="ce34" table:formula="of:=IF(ISNA(VLOOKUP([.$A541];['SQLite 3'.$A$2:.$B$1002];1;0));&quot;&quot;;&quot;Y&quot;)">
            <text:p/>
          </table:table-cell>
          <table:table-cell table:style-name="ce34" table:formula="of:=IF(ISNA(VLOOKUP([.$A541];['MySQL 5.7'.$A$2:.$A$832];1;0));&quot;&quot;;&quot;Y&quot;)">
            <text:p/>
          </table:table-cell>
          <table:table-cell table:formula="of:=IF(ISNA(VLOOKUP([.$A541];['Transact-SQL 2012'.$A$2:.$A$1001];1;0));&quot;&quot;;&quot;Y&quot;)">
            <text:p/>
          </table:table-cell>
          <table:table-cell table:formula="of:=IF(ISNA(VLOOKUP([.$A54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</text:p>
          </table:table-cell>
          <table:table-cell table:formula="of:=IF(ISNA(VLOOKUP([.$A542];['PostgreSQL 9.3'.$A$2:.$A$1001];1;0));&quot;&quot;;&quot;Y&quot;)">
            <text:p/>
          </table:table-cell>
          <table:table-cell table:formula="of:=IF(ISNA(VLOOKUP([.$A542];['SQL 2011'.$A$2:.$A$1001];1;0));&quot;&quot;;&quot;Y&quot;)" office:value-type="string" office:string-value="Y">
            <text:p>Y</text:p>
          </table:table-cell>
          <table:table-cell table:formula="of:=IF(ISNA(VLOOKUP([.$A542];['SQL 2008'.$A$2:.$A$1001];1;0));&quot;&quot;;&quot;Y&quot;)" office:value-type="string" office:string-value="Y">
            <text:p>Y</text:p>
          </table:table-cell>
          <table:table-cell table:formula="of:=IF(ISNA(VLOOKUP([.$A542];['SQL 92'.$A$2:.$A$1001];1;0));&quot;&quot;;&quot;Y&quot;)">
            <text:p/>
          </table:table-cell>
          <table:table-cell table:style-name="ce34" table:formula="of:=IF(ISNA(VLOOKUP([.$A542];['SQLite 3'.$A$2:.$B$1002];1;0));&quot;&quot;;&quot;Y&quot;)">
            <text:p/>
          </table:table-cell>
          <table:table-cell table:style-name="ce34" table:formula="of:=IF(ISNA(VLOOKUP([.$A542];['MySQL 5.7'.$A$2:.$A$832];1;0));&quot;&quot;;&quot;Y&quot;)">
            <text:p/>
          </table:table-cell>
          <table:table-cell table:formula="of:=IF(ISNA(VLOOKUP([.$A542];['Transact-SQL 2012'.$A$2:.$A$1001];1;0));&quot;&quot;;&quot;Y&quot;)">
            <text:p/>
          </table:table-cell>
          <table:table-cell table:formula="of:=IF(ISNA(VLOOKUP([.$A54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AD</text:p>
          </table:table-cell>
          <table:table-cell table:formula="of:=IF(ISNA(VLOOKUP([.$A543];['PostgreSQL 9.3'.$A$2:.$A$1001];1;0));&quot;&quot;;&quot;Y&quot;)">
            <text:p/>
          </table:table-cell>
          <table:table-cell table:formula="of:=IF(ISNA(VLOOKUP([.$A543];['SQL 2011'.$A$2:.$A$1001];1;0));&quot;&quot;;&quot;Y&quot;)" office:value-type="string" office:string-value="Y">
            <text:p>Y</text:p>
          </table:table-cell>
          <table:table-cell table:formula="of:=IF(ISNA(VLOOKUP([.$A543];['SQL 2008'.$A$2:.$A$1001];1;0));&quot;&quot;;&quot;Y&quot;)" office:value-type="string" office:string-value="Y">
            <text:p>Y</text:p>
          </table:table-cell>
          <table:table-cell table:formula="of:=IF(ISNA(VLOOKUP([.$A543];['SQL 92'.$A$2:.$A$1001];1;0));&quot;&quot;;&quot;Y&quot;)" office:value-type="string" office:string-value="Y">
            <text:p>Y</text:p>
          </table:table-cell>
          <table:table-cell table:style-name="ce34" table:formula="of:=IF(ISNA(VLOOKUP([.$A543];['SQLite 3'.$A$2:.$B$1002];1;0));&quot;&quot;;&quot;Y&quot;)">
            <text:p/>
          </table:table-cell>
          <table:table-cell table:style-name="ce34" table:formula="of:=IF(ISNA(VLOOKUP([.$A543];['MySQL 5.7'.$A$2:.$A$832];1;0));&quot;&quot;;&quot;Y&quot;)">
            <text:p/>
          </table:table-cell>
          <table:table-cell table:formula="of:=IF(ISNA(VLOOKUP([.$A543];['Transact-SQL 2012'.$A$2:.$A$1001];1;0));&quot;&quot;;&quot;Y&quot;)">
            <text:p/>
          </table:table-cell>
          <table:table-cell table:formula="of:=IF(ISNA(VLOOKUP([.$A543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PARAMETER</text:p>
          </table:table-cell>
          <table:table-cell table:formula="of:=IF(ISNA(VLOOKUP([.$A544];['PostgreSQL 9.3'.$A$2:.$A$1001];1;0));&quot;&quot;;&quot;Y&quot;)">
            <text:p/>
          </table:table-cell>
          <table:table-cell table:formula="of:=IF(ISNA(VLOOKUP([.$A544];['SQL 2011'.$A$2:.$A$1001];1;0));&quot;&quot;;&quot;Y&quot;)" office:value-type="string" office:string-value="Y">
            <text:p>Y</text:p>
          </table:table-cell>
          <table:table-cell table:formula="of:=IF(ISNA(VLOOKUP([.$A544];['SQL 2008'.$A$2:.$A$1001];1;0));&quot;&quot;;&quot;Y&quot;)" office:value-type="string" office:string-value="Y">
            <text:p>Y</text:p>
          </table:table-cell>
          <table:table-cell table:formula="of:=IF(ISNA(VLOOKUP([.$A544];['SQL 92'.$A$2:.$A$1001];1;0));&quot;&quot;;&quot;Y&quot;)">
            <text:p/>
          </table:table-cell>
          <table:table-cell table:style-name="ce34" table:formula="of:=IF(ISNA(VLOOKUP([.$A544];['SQLite 3'.$A$2:.$B$1002];1;0));&quot;&quot;;&quot;Y&quot;)">
            <text:p/>
          </table:table-cell>
          <table:table-cell table:style-name="ce34" table:formula="of:=IF(ISNA(VLOOKUP([.$A544];['MySQL 5.7'.$A$2:.$A$832];1;0));&quot;&quot;;&quot;Y&quot;)">
            <text:p/>
          </table:table-cell>
          <table:table-cell table:formula="of:=IF(ISNA(VLOOKUP([.$A544];['Transact-SQL 2012'.$A$2:.$A$1001];1;0));&quot;&quot;;&quot;Y&quot;)">
            <text:p/>
          </table:table-cell>
          <table:table-cell table:formula="of:=IF(ISNA(VLOOKUP([.$A54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ARAMETER_MODE</text:p>
          </table:table-cell>
          <table:table-cell table:formula="of:=IF(ISNA(VLOOKUP([.$A545];['PostgreSQL 9.3'.$A$2:.$A$1001];1;0));&quot;&quot;;&quot;Y&quot;)">
            <text:p/>
          </table:table-cell>
          <table:table-cell table:formula="of:=IF(ISNA(VLOOKUP([.$A545];['SQL 2011'.$A$2:.$A$1001];1;0));&quot;&quot;;&quot;Y&quot;)" office:value-type="string" office:string-value="Y">
            <text:p>Y</text:p>
          </table:table-cell>
          <table:table-cell table:formula="of:=IF(ISNA(VLOOKUP([.$A545];['SQL 2008'.$A$2:.$A$1001];1;0));&quot;&quot;;&quot;Y&quot;)" office:value-type="string" office:string-value="Y">
            <text:p>Y</text:p>
          </table:table-cell>
          <table:table-cell table:formula="of:=IF(ISNA(VLOOKUP([.$A545];['SQL 92'.$A$2:.$A$1001];1;0));&quot;&quot;;&quot;Y&quot;)">
            <text:p/>
          </table:table-cell>
          <table:table-cell table:style-name="ce34" table:formula="of:=IF(ISNA(VLOOKUP([.$A545];['SQLite 3'.$A$2:.$B$1002];1;0));&quot;&quot;;&quot;Y&quot;)">
            <text:p/>
          </table:table-cell>
          <table:table-cell table:style-name="ce34" table:formula="of:=IF(ISNA(VLOOKUP([.$A545];['MySQL 5.7'.$A$2:.$A$832];1;0));&quot;&quot;;&quot;Y&quot;)">
            <text:p/>
          </table:table-cell>
          <table:table-cell table:formula="of:=IF(ISNA(VLOOKUP([.$A545];['Transact-SQL 2012'.$A$2:.$A$1001];1;0));&quot;&quot;;&quot;Y&quot;)">
            <text:p/>
          </table:table-cell>
          <table:table-cell table:formula="of:=IF(ISNA(VLOOKUP([.$A54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ARAMETER_NAME</text:p>
          </table:table-cell>
          <table:table-cell table:formula="of:=IF(ISNA(VLOOKUP([.$A546];['PostgreSQL 9.3'.$A$2:.$A$1001];1;0));&quot;&quot;;&quot;Y&quot;)">
            <text:p/>
          </table:table-cell>
          <table:table-cell table:formula="of:=IF(ISNA(VLOOKUP([.$A546];['SQL 2011'.$A$2:.$A$1001];1;0));&quot;&quot;;&quot;Y&quot;)" office:value-type="string" office:string-value="Y">
            <text:p>Y</text:p>
          </table:table-cell>
          <table:table-cell table:formula="of:=IF(ISNA(VLOOKUP([.$A546];['SQL 2008'.$A$2:.$A$1001];1;0));&quot;&quot;;&quot;Y&quot;)" office:value-type="string" office:string-value="Y">
            <text:p>Y</text:p>
          </table:table-cell>
          <table:table-cell table:formula="of:=IF(ISNA(VLOOKUP([.$A546];['SQL 92'.$A$2:.$A$1001];1;0));&quot;&quot;;&quot;Y&quot;)">
            <text:p/>
          </table:table-cell>
          <table:table-cell table:style-name="ce34" table:formula="of:=IF(ISNA(VLOOKUP([.$A546];['SQLite 3'.$A$2:.$B$1002];1;0));&quot;&quot;;&quot;Y&quot;)">
            <text:p/>
          </table:table-cell>
          <table:table-cell table:style-name="ce34" table:formula="of:=IF(ISNA(VLOOKUP([.$A546];['MySQL 5.7'.$A$2:.$A$832];1;0));&quot;&quot;;&quot;Y&quot;)">
            <text:p/>
          </table:table-cell>
          <table:table-cell table:formula="of:=IF(ISNA(VLOOKUP([.$A546];['Transact-SQL 2012'.$A$2:.$A$1001];1;0));&quot;&quot;;&quot;Y&quot;)">
            <text:p/>
          </table:table-cell>
          <table:table-cell table:formula="of:=IF(ISNA(VLOOKUP([.$A546];[ODBC.$A$2:.$A$1001];1;0));&quot;&quot;;&quot;Y&quot;)">
            <text:p/>
          </table:table-cell>
          <table:table-cell table:number-columns-repeated="1014"/>
        </table:table-row>
        <table:table-row table:style-name="ro4">
          <table:table-cell table:style-name="ce26" office:value-type="string">
            <text:p>PARAMETER_ORDINAL_POSITION</text:p>
          </table:table-cell>
          <table:table-cell table:formula="of:=IF(ISNA(VLOOKUP([.$A547];['PostgreSQL 9.3'.$A$2:.$A$1001];1;0));&quot;&quot;;&quot;Y&quot;)">
            <text:p/>
          </table:table-cell>
          <table:table-cell table:formula="of:=IF(ISNA(VLOOKUP([.$A547];['SQL 2011'.$A$2:.$A$1001];1;0));&quot;&quot;;&quot;Y&quot;)" office:value-type="string" office:string-value="Y">
            <text:p>Y</text:p>
          </table:table-cell>
          <table:table-cell table:formula="of:=IF(ISNA(VLOOKUP([.$A547];['SQL 2008'.$A$2:.$A$1001];1;0));&quot;&quot;;&quot;Y&quot;)" office:value-type="string" office:string-value="Y">
            <text:p>Y</text:p>
          </table:table-cell>
          <table:table-cell table:formula="of:=IF(ISNA(VLOOKUP([.$A547];['SQL 92'.$A$2:.$A$1001];1;0));&quot;&quot;;&quot;Y&quot;)">
            <text:p/>
          </table:table-cell>
          <table:table-cell table:style-name="ce34" table:formula="of:=IF(ISNA(VLOOKUP([.$A547];['SQLite 3'.$A$2:.$B$1002];1;0));&quot;&quot;;&quot;Y&quot;)">
            <text:p/>
          </table:table-cell>
          <table:table-cell table:style-name="ce34" table:formula="of:=IF(ISNA(VLOOKUP([.$A547];['MySQL 5.7'.$A$2:.$A$832];1;0));&quot;&quot;;&quot;Y&quot;)">
            <text:p/>
          </table:table-cell>
          <table:table-cell table:formula="of:=IF(ISNA(VLOOKUP([.$A547];['Transact-SQL 2012'.$A$2:.$A$1001];1;0));&quot;&quot;;&quot;Y&quot;)">
            <text:p/>
          </table:table-cell>
          <table:table-cell table:formula="of:=IF(ISNA(VLOOKUP([.$A547];[ODBC.$A$2:.$A$1001];1;0));&quot;&quot;;&quot;Y&quot;)">
            <text:p/>
          </table:table-cell>
          <table:table-cell table:number-columns-repeated="1014"/>
        </table:table-row>
        <table:table-row table:style-name="ro4">
          <table:table-cell table:style-name="ce26" office:value-type="string">
            <text:p>PARAMETER_SPECIFIC_CATALOG</text:p>
          </table:table-cell>
          <table:table-cell table:formula="of:=IF(ISNA(VLOOKUP([.$A548];['PostgreSQL 9.3'.$A$2:.$A$1001];1;0));&quot;&quot;;&quot;Y&quot;)">
            <text:p/>
          </table:table-cell>
          <table:table-cell table:formula="of:=IF(ISNA(VLOOKUP([.$A548];['SQL 2011'.$A$2:.$A$1001];1;0));&quot;&quot;;&quot;Y&quot;)" office:value-type="string" office:string-value="Y">
            <text:p>Y</text:p>
          </table:table-cell>
          <table:table-cell table:formula="of:=IF(ISNA(VLOOKUP([.$A548];['SQL 2008'.$A$2:.$A$1001];1;0));&quot;&quot;;&quot;Y&quot;)" office:value-type="string" office:string-value="Y">
            <text:p>Y</text:p>
          </table:table-cell>
          <table:table-cell table:formula="of:=IF(ISNA(VLOOKUP([.$A548];['SQL 92'.$A$2:.$A$1001];1;0));&quot;&quot;;&quot;Y&quot;)">
            <text:p/>
          </table:table-cell>
          <table:table-cell table:style-name="ce34" table:formula="of:=IF(ISNA(VLOOKUP([.$A548];['SQLite 3'.$A$2:.$B$1002];1;0));&quot;&quot;;&quot;Y&quot;)">
            <text:p/>
          </table:table-cell>
          <table:table-cell table:style-name="ce34" table:formula="of:=IF(ISNA(VLOOKUP([.$A548];['MySQL 5.7'.$A$2:.$A$832];1;0));&quot;&quot;;&quot;Y&quot;)">
            <text:p/>
          </table:table-cell>
          <table:table-cell table:formula="of:=IF(ISNA(VLOOKUP([.$A548];['Transact-SQL 2012'.$A$2:.$A$1001];1;0));&quot;&quot;;&quot;Y&quot;)">
            <text:p/>
          </table:table-cell>
          <table:table-cell table:formula="of:=IF(ISNA(VLOOKUP([.$A548];[ODBC.$A$2:.$A$1001];1;0));&quot;&quot;;&quot;Y&quot;)">
            <text:p/>
          </table:table-cell>
          <table:table-cell table:number-columns-repeated="1014"/>
        </table:table-row>
        <table:table-row table:style-name="ro4">
          <table:table-cell table:style-name="ce26" office:value-type="string">
            <text:p>PARAMETER_SPECIFIC_NAME</text:p>
          </table:table-cell>
          <table:table-cell table:formula="of:=IF(ISNA(VLOOKUP([.$A549];['PostgreSQL 9.3'.$A$2:.$A$1001];1;0));&quot;&quot;;&quot;Y&quot;)">
            <text:p/>
          </table:table-cell>
          <table:table-cell table:formula="of:=IF(ISNA(VLOOKUP([.$A549];['SQL 2011'.$A$2:.$A$1001];1;0));&quot;&quot;;&quot;Y&quot;)" office:value-type="string" office:string-value="Y">
            <text:p>Y</text:p>
          </table:table-cell>
          <table:table-cell table:formula="of:=IF(ISNA(VLOOKUP([.$A549];['SQL 2008'.$A$2:.$A$1001];1;0));&quot;&quot;;&quot;Y&quot;)" office:value-type="string" office:string-value="Y">
            <text:p>Y</text:p>
          </table:table-cell>
          <table:table-cell table:formula="of:=IF(ISNA(VLOOKUP([.$A549];['SQL 92'.$A$2:.$A$1001];1;0));&quot;&quot;;&quot;Y&quot;)">
            <text:p/>
          </table:table-cell>
          <table:table-cell table:style-name="ce34" table:formula="of:=IF(ISNA(VLOOKUP([.$A549];['SQLite 3'.$A$2:.$B$1002];1;0));&quot;&quot;;&quot;Y&quot;)">
            <text:p/>
          </table:table-cell>
          <table:table-cell table:style-name="ce34" table:formula="of:=IF(ISNA(VLOOKUP([.$A549];['MySQL 5.7'.$A$2:.$A$832];1;0));&quot;&quot;;&quot;Y&quot;)">
            <text:p/>
          </table:table-cell>
          <table:table-cell table:formula="of:=IF(ISNA(VLOOKUP([.$A549];['Transact-SQL 2012'.$A$2:.$A$1001];1;0));&quot;&quot;;&quot;Y&quot;)">
            <text:p/>
          </table:table-cell>
          <table:table-cell table:formula="of:=IF(ISNA(VLOOKUP([.$A549];[ODBC.$A$2:.$A$1001];1;0));&quot;&quot;;&quot;Y&quot;)">
            <text:p/>
          </table:table-cell>
          <table:table-cell table:number-columns-repeated="1014"/>
        </table:table-row>
        <table:table-row table:style-name="ro4">
          <table:table-cell table:style-name="ce26" office:value-type="string">
            <text:p>PARAMETER_SPECIFIC_SCHEMA</text:p>
          </table:table-cell>
          <table:table-cell table:formula="of:=IF(ISNA(VLOOKUP([.$A550];['PostgreSQL 9.3'.$A$2:.$A$1001];1;0));&quot;&quot;;&quot;Y&quot;)">
            <text:p/>
          </table:table-cell>
          <table:table-cell table:formula="of:=IF(ISNA(VLOOKUP([.$A550];['SQL 2011'.$A$2:.$A$1001];1;0));&quot;&quot;;&quot;Y&quot;)" office:value-type="string" office:string-value="Y">
            <text:p>Y</text:p>
          </table:table-cell>
          <table:table-cell table:formula="of:=IF(ISNA(VLOOKUP([.$A550];['SQL 2008'.$A$2:.$A$1001];1;0));&quot;&quot;;&quot;Y&quot;)" office:value-type="string" office:string-value="Y">
            <text:p>Y</text:p>
          </table:table-cell>
          <table:table-cell table:formula="of:=IF(ISNA(VLOOKUP([.$A550];['SQL 92'.$A$2:.$A$1001];1;0));&quot;&quot;;&quot;Y&quot;)">
            <text:p/>
          </table:table-cell>
          <table:table-cell table:style-name="ce34" table:formula="of:=IF(ISNA(VLOOKUP([.$A550];['SQLite 3'.$A$2:.$B$1002];1;0));&quot;&quot;;&quot;Y&quot;)">
            <text:p/>
          </table:table-cell>
          <table:table-cell table:style-name="ce34" table:formula="of:=IF(ISNA(VLOOKUP([.$A550];['MySQL 5.7'.$A$2:.$A$832];1;0));&quot;&quot;;&quot;Y&quot;)">
            <text:p/>
          </table:table-cell>
          <table:table-cell table:formula="of:=IF(ISNA(VLOOKUP([.$A550];['Transact-SQL 2012'.$A$2:.$A$1001];1;0));&quot;&quot;;&quot;Y&quot;)">
            <text:p/>
          </table:table-cell>
          <table:table-cell table:formula="of:=IF(ISNA(VLOOKUP([.$A55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ARSER</text:p>
          </table:table-cell>
          <table:table-cell table:formula="of:=IF(ISNA(VLOOKUP([.$A551];['PostgreSQL 9.3'.$A$2:.$A$1001];1;0));&quot;&quot;;&quot;Y&quot;)" office:value-type="string" office:string-value="Y">
            <text:p>Y</text:p>
          </table:table-cell>
          <table:table-cell table:formula="of:=IF(ISNA(VLOOKUP([.$A551];['SQL 2011'.$A$2:.$A$1001];1;0));&quot;&quot;;&quot;Y&quot;)">
            <text:p/>
          </table:table-cell>
          <table:table-cell table:formula="of:=IF(ISNA(VLOOKUP([.$A551];['SQL 2008'.$A$2:.$A$1001];1;0));&quot;&quot;;&quot;Y&quot;)">
            <text:p/>
          </table:table-cell>
          <table:table-cell table:formula="of:=IF(ISNA(VLOOKUP([.$A551];['SQL 92'.$A$2:.$A$1001];1;0));&quot;&quot;;&quot;Y&quot;)">
            <text:p/>
          </table:table-cell>
          <table:table-cell table:style-name="ce34" table:formula="of:=IF(ISNA(VLOOKUP([.$A551];['SQLite 3'.$A$2:.$B$1002];1;0));&quot;&quot;;&quot;Y&quot;)">
            <text:p/>
          </table:table-cell>
          <table:table-cell table:style-name="ce34" table:formula="of:=IF(ISNA(VLOOKUP([.$A551];['MySQL 5.7'.$A$2:.$A$832];1;0));&quot;&quot;;&quot;Y&quot;)">
            <text:p/>
          </table:table-cell>
          <table:table-cell table:formula="of:=IF(ISNA(VLOOKUP([.$A551];['Transact-SQL 2012'.$A$2:.$A$1001];1;0));&quot;&quot;;&quot;Y&quot;)">
            <text:p/>
          </table:table-cell>
          <table:table-cell table:formula="of:=IF(ISNA(VLOOKUP([.$A55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ARTIAL</text:p>
          </table:table-cell>
          <table:table-cell table:formula="of:=IF(ISNA(VLOOKUP([.$A552];['PostgreSQL 9.3'.$A$2:.$A$1001];1;0));&quot;&quot;;&quot;Y&quot;)" office:value-type="string" office:string-value="Y">
            <text:p>Y</text:p>
          </table:table-cell>
          <table:table-cell table:formula="of:=IF(ISNA(VLOOKUP([.$A552];['SQL 2011'.$A$2:.$A$1001];1;0));&quot;&quot;;&quot;Y&quot;)" office:value-type="string" office:string-value="Y">
            <text:p>Y</text:p>
          </table:table-cell>
          <table:table-cell table:formula="of:=IF(ISNA(VLOOKUP([.$A552];['SQL 2008'.$A$2:.$A$1001];1;0));&quot;&quot;;&quot;Y&quot;)" office:value-type="string" office:string-value="Y">
            <text:p>Y</text:p>
          </table:table-cell>
          <table:table-cell table:formula="of:=IF(ISNA(VLOOKUP([.$A552];['SQL 92'.$A$2:.$A$1001];1;0));&quot;&quot;;&quot;Y&quot;)" office:value-type="string" office:string-value="Y">
            <text:p>Y</text:p>
          </table:table-cell>
          <table:table-cell table:style-name="ce34" table:formula="of:=IF(ISNA(VLOOKUP([.$A552];['SQLite 3'.$A$2:.$B$1002];1;0));&quot;&quot;;&quot;Y&quot;)">
            <text:p/>
          </table:table-cell>
          <table:table-cell table:style-name="ce34" table:formula="of:=IF(ISNA(VLOOKUP([.$A552];['MySQL 5.7'.$A$2:.$A$832];1;0));&quot;&quot;;&quot;Y&quot;)">
            <text:p/>
          </table:table-cell>
          <table:table-cell table:formula="of:=IF(ISNA(VLOOKUP([.$A552];['Transact-SQL 2012'.$A$2:.$A$1001];1;0));&quot;&quot;;&quot;Y&quot;)">
            <text:p/>
          </table:table-cell>
          <table:table-cell table:formula="of:=IF(ISNA(VLOOKUP([.$A55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PARTITION</text:p>
          </table:table-cell>
          <table:table-cell table:formula="of:=IF(ISNA(VLOOKUP([.$A553];['PostgreSQL 9.3'.$A$2:.$A$1001];1;0));&quot;&quot;;&quot;Y&quot;)" office:value-type="string" office:string-value="Y">
            <text:p>Y</text:p>
          </table:table-cell>
          <table:table-cell table:formula="of:=IF(ISNA(VLOOKUP([.$A553];['SQL 2011'.$A$2:.$A$1001];1;0));&quot;&quot;;&quot;Y&quot;)" office:value-type="string" office:string-value="Y">
            <text:p>Y</text:p>
          </table:table-cell>
          <table:table-cell table:formula="of:=IF(ISNA(VLOOKUP([.$A553];['SQL 2008'.$A$2:.$A$1001];1;0));&quot;&quot;;&quot;Y&quot;)" office:value-type="string" office:string-value="Y">
            <text:p>Y</text:p>
          </table:table-cell>
          <table:table-cell table:formula="of:=IF(ISNA(VLOOKUP([.$A553];['SQL 92'.$A$2:.$A$1001];1;0));&quot;&quot;;&quot;Y&quot;)">
            <text:p/>
          </table:table-cell>
          <table:table-cell table:style-name="ce34" table:formula="of:=IF(ISNA(VLOOKUP([.$A553];['SQLite 3'.$A$2:.$B$1002];1;0));&quot;&quot;;&quot;Y&quot;)">
            <text:p/>
          </table:table-cell>
          <table:table-cell table:style-name="ce34" table:formula="of:=IF(ISNA(VLOOKUP([.$A553];['MySQL 5.7'.$A$2:.$A$832];1;0));&quot;&quot;;&quot;Y&quot;)" office:value-type="string" office:string-value="Y">
            <text:p>Y</text:p>
          </table:table-cell>
          <table:table-cell table:formula="of:=IF(ISNA(VLOOKUP([.$A553];['Transact-SQL 2012'.$A$2:.$A$1001];1;0));&quot;&quot;;&quot;Y&quot;)">
            <text:p/>
          </table:table-cell>
          <table:table-cell table:formula="of:=IF(ISNA(VLOOKUP([.$A55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ASCAL</text:p>
          </table:table-cell>
          <table:table-cell table:formula="of:=IF(ISNA(VLOOKUP([.$A554];['PostgreSQL 9.3'.$A$2:.$A$1001];1;0));&quot;&quot;;&quot;Y&quot;)">
            <text:p/>
          </table:table-cell>
          <table:table-cell table:formula="of:=IF(ISNA(VLOOKUP([.$A554];['SQL 2011'.$A$2:.$A$1001];1;0));&quot;&quot;;&quot;Y&quot;)" office:value-type="string" office:string-value="Y">
            <text:p>Y</text:p>
          </table:table-cell>
          <table:table-cell table:formula="of:=IF(ISNA(VLOOKUP([.$A554];['SQL 2008'.$A$2:.$A$1001];1;0));&quot;&quot;;&quot;Y&quot;)" office:value-type="string" office:string-value="Y">
            <text:p>Y</text:p>
          </table:table-cell>
          <table:table-cell table:formula="of:=IF(ISNA(VLOOKUP([.$A554];['SQL 92'.$A$2:.$A$1001];1;0));&quot;&quot;;&quot;Y&quot;)" office:value-type="string" office:string-value="Y">
            <text:p>Y</text:p>
          </table:table-cell>
          <table:table-cell table:style-name="ce34" table:formula="of:=IF(ISNA(VLOOKUP([.$A554];['SQLite 3'.$A$2:.$B$1002];1;0));&quot;&quot;;&quot;Y&quot;)">
            <text:p/>
          </table:table-cell>
          <table:table-cell table:style-name="ce34" table:formula="of:=IF(ISNA(VLOOKUP([.$A554];['MySQL 5.7'.$A$2:.$A$832];1;0));&quot;&quot;;&quot;Y&quot;)">
            <text:p/>
          </table:table-cell>
          <table:table-cell table:formula="of:=IF(ISNA(VLOOKUP([.$A554];['Transact-SQL 2012'.$A$2:.$A$1001];1;0));&quot;&quot;;&quot;Y&quot;)">
            <text:p/>
          </table:table-cell>
          <table:table-cell table:formula="of:=IF(ISNA(VLOOKUP([.$A55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PASSING</text:p>
          </table:table-cell>
          <table:table-cell table:formula="of:=IF(ISNA(VLOOKUP([.$A555];['PostgreSQL 9.3'.$A$2:.$A$1001];1;0));&quot;&quot;;&quot;Y&quot;)" office:value-type="string" office:string-value="Y">
            <text:p>Y</text:p>
          </table:table-cell>
          <table:table-cell table:formula="of:=IF(ISNA(VLOOKUP([.$A555];['SQL 2011'.$A$2:.$A$1001];1;0));&quot;&quot;;&quot;Y&quot;)" office:value-type="string" office:string-value="Y">
            <text:p>Y</text:p>
          </table:table-cell>
          <table:table-cell table:formula="of:=IF(ISNA(VLOOKUP([.$A555];['SQL 2008'.$A$2:.$A$1001];1;0));&quot;&quot;;&quot;Y&quot;)" office:value-type="string" office:string-value="Y">
            <text:p>Y</text:p>
          </table:table-cell>
          <table:table-cell table:formula="of:=IF(ISNA(VLOOKUP([.$A555];['SQL 92'.$A$2:.$A$1001];1;0));&quot;&quot;;&quot;Y&quot;)">
            <text:p/>
          </table:table-cell>
          <table:table-cell table:style-name="ce34" table:formula="of:=IF(ISNA(VLOOKUP([.$A555];['SQLite 3'.$A$2:.$B$1002];1;0));&quot;&quot;;&quot;Y&quot;)">
            <text:p/>
          </table:table-cell>
          <table:table-cell table:style-name="ce34" table:formula="of:=IF(ISNA(VLOOKUP([.$A555];['MySQL 5.7'.$A$2:.$A$832];1;0));&quot;&quot;;&quot;Y&quot;)">
            <text:p/>
          </table:table-cell>
          <table:table-cell table:formula="of:=IF(ISNA(VLOOKUP([.$A555];['Transact-SQL 2012'.$A$2:.$A$1001];1;0));&quot;&quot;;&quot;Y&quot;)">
            <text:p/>
          </table:table-cell>
          <table:table-cell table:formula="of:=IF(ISNA(VLOOKUP([.$A55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ASSTHROUGH</text:p>
          </table:table-cell>
          <table:table-cell table:formula="of:=IF(ISNA(VLOOKUP([.$A556];['PostgreSQL 9.3'.$A$2:.$A$1001];1;0));&quot;&quot;;&quot;Y&quot;)">
            <text:p/>
          </table:table-cell>
          <table:table-cell table:formula="of:=IF(ISNA(VLOOKUP([.$A556];['SQL 2011'.$A$2:.$A$1001];1;0));&quot;&quot;;&quot;Y&quot;)" office:value-type="string" office:string-value="Y">
            <text:p>Y</text:p>
          </table:table-cell>
          <table:table-cell table:formula="of:=IF(ISNA(VLOOKUP([.$A556];['SQL 2008'.$A$2:.$A$1001];1;0));&quot;&quot;;&quot;Y&quot;)" office:value-type="string" office:string-value="Y">
            <text:p>Y</text:p>
          </table:table-cell>
          <table:table-cell table:formula="of:=IF(ISNA(VLOOKUP([.$A556];['SQL 92'.$A$2:.$A$1001];1;0));&quot;&quot;;&quot;Y&quot;)">
            <text:p/>
          </table:table-cell>
          <table:table-cell table:style-name="ce34" table:formula="of:=IF(ISNA(VLOOKUP([.$A556];['SQLite 3'.$A$2:.$B$1002];1;0));&quot;&quot;;&quot;Y&quot;)">
            <text:p/>
          </table:table-cell>
          <table:table-cell table:style-name="ce34" table:formula="of:=IF(ISNA(VLOOKUP([.$A556];['MySQL 5.7'.$A$2:.$A$832];1;0));&quot;&quot;;&quot;Y&quot;)">
            <text:p/>
          </table:table-cell>
          <table:table-cell table:formula="of:=IF(ISNA(VLOOKUP([.$A556];['Transact-SQL 2012'.$A$2:.$A$1001];1;0));&quot;&quot;;&quot;Y&quot;)">
            <text:p/>
          </table:table-cell>
          <table:table-cell table:formula="of:=IF(ISNA(VLOOKUP([.$A55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ASSWORD</text:p>
          </table:table-cell>
          <table:table-cell table:formula="of:=IF(ISNA(VLOOKUP([.$A557];['PostgreSQL 9.3'.$A$2:.$A$1001];1;0));&quot;&quot;;&quot;Y&quot;)" office:value-type="string" office:string-value="Y">
            <text:p>Y</text:p>
          </table:table-cell>
          <table:table-cell table:formula="of:=IF(ISNA(VLOOKUP([.$A557];['SQL 2011'.$A$2:.$A$1001];1;0));&quot;&quot;;&quot;Y&quot;)">
            <text:p/>
          </table:table-cell>
          <table:table-cell table:formula="of:=IF(ISNA(VLOOKUP([.$A557];['SQL 2008'.$A$2:.$A$1001];1;0));&quot;&quot;;&quot;Y&quot;)">
            <text:p/>
          </table:table-cell>
          <table:table-cell table:formula="of:=IF(ISNA(VLOOKUP([.$A557];['SQL 92'.$A$2:.$A$1001];1;0));&quot;&quot;;&quot;Y&quot;)">
            <text:p/>
          </table:table-cell>
          <table:table-cell table:style-name="ce34" table:formula="of:=IF(ISNA(VLOOKUP([.$A557];['SQLite 3'.$A$2:.$B$1002];1;0));&quot;&quot;;&quot;Y&quot;)">
            <text:p/>
          </table:table-cell>
          <table:table-cell table:style-name="ce34" table:formula="of:=IF(ISNA(VLOOKUP([.$A557];['MySQL 5.7'.$A$2:.$A$832];1;0));&quot;&quot;;&quot;Y&quot;)">
            <text:p/>
          </table:table-cell>
          <table:table-cell table:formula="of:=IF(ISNA(VLOOKUP([.$A557];['Transact-SQL 2012'.$A$2:.$A$1001];1;0));&quot;&quot;;&quot;Y&quot;)">
            <text:p/>
          </table:table-cell>
          <table:table-cell table:formula="of:=IF(ISNA(VLOOKUP([.$A55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ATH</text:p>
          </table:table-cell>
          <table:table-cell table:formula="of:=IF(ISNA(VLOOKUP([.$A558];['PostgreSQL 9.3'.$A$2:.$A$1001];1;0));&quot;&quot;;&quot;Y&quot;)">
            <text:p/>
          </table:table-cell>
          <table:table-cell table:formula="of:=IF(ISNA(VLOOKUP([.$A558];['SQL 2011'.$A$2:.$A$1001];1;0));&quot;&quot;;&quot;Y&quot;)" office:value-type="string" office:string-value="Y">
            <text:p>Y</text:p>
          </table:table-cell>
          <table:table-cell table:formula="of:=IF(ISNA(VLOOKUP([.$A558];['SQL 2008'.$A$2:.$A$1001];1;0));&quot;&quot;;&quot;Y&quot;)" office:value-type="string" office:string-value="Y">
            <text:p>Y</text:p>
          </table:table-cell>
          <table:table-cell table:formula="of:=IF(ISNA(VLOOKUP([.$A558];['SQL 92'.$A$2:.$A$1001];1;0));&quot;&quot;;&quot;Y&quot;)">
            <text:p/>
          </table:table-cell>
          <table:table-cell table:style-name="ce34" table:formula="of:=IF(ISNA(VLOOKUP([.$A558];['SQLite 3'.$A$2:.$B$1002];1;0));&quot;&quot;;&quot;Y&quot;)">
            <text:p/>
          </table:table-cell>
          <table:table-cell table:style-name="ce34" table:formula="of:=IF(ISNA(VLOOKUP([.$A558];['MySQL 5.7'.$A$2:.$A$832];1;0));&quot;&quot;;&quot;Y&quot;)">
            <text:p/>
          </table:table-cell>
          <table:table-cell table:formula="of:=IF(ISNA(VLOOKUP([.$A558];['Transact-SQL 2012'.$A$2:.$A$1001];1;0));&quot;&quot;;&quot;Y&quot;)">
            <text:p/>
          </table:table-cell>
          <table:table-cell table:formula="of:=IF(ISNA(VLOOKUP([.$A55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ERCENT</text:p>
          </table:table-cell>
          <table:table-cell table:formula="of:=IF(ISNA(VLOOKUP([.$A559];['PostgreSQL 9.3'.$A$2:.$A$1001];1;0));&quot;&quot;;&quot;Y&quot;)">
            <text:p/>
          </table:table-cell>
          <table:table-cell table:formula="of:=IF(ISNA(VLOOKUP([.$A559];['SQL 2011'.$A$2:.$A$1001];1;0));&quot;&quot;;&quot;Y&quot;)" office:value-type="string" office:string-value="Y">
            <text:p>Y</text:p>
          </table:table-cell>
          <table:table-cell table:formula="of:=IF(ISNA(VLOOKUP([.$A559];['SQL 2008'.$A$2:.$A$1001];1;0));&quot;&quot;;&quot;Y&quot;)">
            <text:p/>
          </table:table-cell>
          <table:table-cell table:formula="of:=IF(ISNA(VLOOKUP([.$A559];['SQL 92'.$A$2:.$A$1001];1;0));&quot;&quot;;&quot;Y&quot;)">
            <text:p/>
          </table:table-cell>
          <table:table-cell table:style-name="ce34" table:formula="of:=IF(ISNA(VLOOKUP([.$A559];['SQLite 3'.$A$2:.$B$1002];1;0));&quot;&quot;;&quot;Y&quot;)">
            <text:p/>
          </table:table-cell>
          <table:table-cell table:style-name="ce34" table:formula="of:=IF(ISNA(VLOOKUP([.$A559];['MySQL 5.7'.$A$2:.$A$832];1;0));&quot;&quot;;&quot;Y&quot;)">
            <text:p/>
          </table:table-cell>
          <table:table-cell table:formula="of:=IF(ISNA(VLOOKUP([.$A559];['Transact-SQL 2012'.$A$2:.$A$1001];1;0));&quot;&quot;;&quot;Y&quot;)" office:value-type="string" office:string-value="Y">
            <text:p>Y</text:p>
          </table:table-cell>
          <table:table-cell table:formula="of:=IF(ISNA(VLOOKUP([.$A55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ERCENT_RANK</text:p>
          </table:table-cell>
          <table:table-cell table:formula="of:=IF(ISNA(VLOOKUP([.$A560];['PostgreSQL 9.3'.$A$2:.$A$1001];1;0));&quot;&quot;;&quot;Y&quot;)">
            <text:p/>
          </table:table-cell>
          <table:table-cell table:formula="of:=IF(ISNA(VLOOKUP([.$A560];['SQL 2011'.$A$2:.$A$1001];1;0));&quot;&quot;;&quot;Y&quot;)" office:value-type="string" office:string-value="Y">
            <text:p>Y</text:p>
          </table:table-cell>
          <table:table-cell table:formula="of:=IF(ISNA(VLOOKUP([.$A560];['SQL 2008'.$A$2:.$A$1001];1;0));&quot;&quot;;&quot;Y&quot;)" office:value-type="string" office:string-value="Y">
            <text:p>Y</text:p>
          </table:table-cell>
          <table:table-cell table:formula="of:=IF(ISNA(VLOOKUP([.$A560];['SQL 92'.$A$2:.$A$1001];1;0));&quot;&quot;;&quot;Y&quot;)">
            <text:p/>
          </table:table-cell>
          <table:table-cell table:style-name="ce34" table:formula="of:=IF(ISNA(VLOOKUP([.$A560];['SQLite 3'.$A$2:.$B$1002];1;0));&quot;&quot;;&quot;Y&quot;)">
            <text:p/>
          </table:table-cell>
          <table:table-cell table:style-name="ce34" table:formula="of:=IF(ISNA(VLOOKUP([.$A560];['MySQL 5.7'.$A$2:.$A$832];1;0));&quot;&quot;;&quot;Y&quot;)">
            <text:p/>
          </table:table-cell>
          <table:table-cell table:formula="of:=IF(ISNA(VLOOKUP([.$A560];['Transact-SQL 2012'.$A$2:.$A$1001];1;0));&quot;&quot;;&quot;Y&quot;)">
            <text:p/>
          </table:table-cell>
          <table:table-cell table:formula="of:=IF(ISNA(VLOOKUP([.$A56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ERCENTILE_CONT</text:p>
          </table:table-cell>
          <table:table-cell table:formula="of:=IF(ISNA(VLOOKUP([.$A561];['PostgreSQL 9.3'.$A$2:.$A$1001];1;0));&quot;&quot;;&quot;Y&quot;)">
            <text:p/>
          </table:table-cell>
          <table:table-cell table:formula="of:=IF(ISNA(VLOOKUP([.$A561];['SQL 2011'.$A$2:.$A$1001];1;0));&quot;&quot;;&quot;Y&quot;)" office:value-type="string" office:string-value="Y">
            <text:p>Y</text:p>
          </table:table-cell>
          <table:table-cell table:formula="of:=IF(ISNA(VLOOKUP([.$A561];['SQL 2008'.$A$2:.$A$1001];1;0));&quot;&quot;;&quot;Y&quot;)" office:value-type="string" office:string-value="Y">
            <text:p>Y</text:p>
          </table:table-cell>
          <table:table-cell table:formula="of:=IF(ISNA(VLOOKUP([.$A561];['SQL 92'.$A$2:.$A$1001];1;0));&quot;&quot;;&quot;Y&quot;)">
            <text:p/>
          </table:table-cell>
          <table:table-cell table:style-name="ce34" table:formula="of:=IF(ISNA(VLOOKUP([.$A561];['SQLite 3'.$A$2:.$B$1002];1;0));&quot;&quot;;&quot;Y&quot;)">
            <text:p/>
          </table:table-cell>
          <table:table-cell table:style-name="ce34" table:formula="of:=IF(ISNA(VLOOKUP([.$A561];['MySQL 5.7'.$A$2:.$A$832];1;0));&quot;&quot;;&quot;Y&quot;)">
            <text:p/>
          </table:table-cell>
          <table:table-cell table:formula="of:=IF(ISNA(VLOOKUP([.$A561];['Transact-SQL 2012'.$A$2:.$A$1001];1;0));&quot;&quot;;&quot;Y&quot;)">
            <text:p/>
          </table:table-cell>
          <table:table-cell table:formula="of:=IF(ISNA(VLOOKUP([.$A56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ERCENTILE_DISC</text:p>
          </table:table-cell>
          <table:table-cell table:formula="of:=IF(ISNA(VLOOKUP([.$A562];['PostgreSQL 9.3'.$A$2:.$A$1001];1;0));&quot;&quot;;&quot;Y&quot;)">
            <text:p/>
          </table:table-cell>
          <table:table-cell table:formula="of:=IF(ISNA(VLOOKUP([.$A562];['SQL 2011'.$A$2:.$A$1001];1;0));&quot;&quot;;&quot;Y&quot;)" office:value-type="string" office:string-value="Y">
            <text:p>Y</text:p>
          </table:table-cell>
          <table:table-cell table:formula="of:=IF(ISNA(VLOOKUP([.$A562];['SQL 2008'.$A$2:.$A$1001];1;0));&quot;&quot;;&quot;Y&quot;)" office:value-type="string" office:string-value="Y">
            <text:p>Y</text:p>
          </table:table-cell>
          <table:table-cell table:formula="of:=IF(ISNA(VLOOKUP([.$A562];['SQL 92'.$A$2:.$A$1001];1;0));&quot;&quot;;&quot;Y&quot;)">
            <text:p/>
          </table:table-cell>
          <table:table-cell table:style-name="ce34" table:formula="of:=IF(ISNA(VLOOKUP([.$A562];['SQLite 3'.$A$2:.$B$1002];1;0));&quot;&quot;;&quot;Y&quot;)">
            <text:p/>
          </table:table-cell>
          <table:table-cell table:style-name="ce34" table:formula="of:=IF(ISNA(VLOOKUP([.$A562];['MySQL 5.7'.$A$2:.$A$832];1;0));&quot;&quot;;&quot;Y&quot;)">
            <text:p/>
          </table:table-cell>
          <table:table-cell table:formula="of:=IF(ISNA(VLOOKUP([.$A562];['Transact-SQL 2012'.$A$2:.$A$1001];1;0));&quot;&quot;;&quot;Y&quot;)">
            <text:p/>
          </table:table-cell>
          <table:table-cell table:formula="of:=IF(ISNA(VLOOKUP([.$A56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ERIOD</text:p>
          </table:table-cell>
          <table:table-cell table:formula="of:=IF(ISNA(VLOOKUP([.$A563];['PostgreSQL 9.3'.$A$2:.$A$1001];1;0));&quot;&quot;;&quot;Y&quot;)">
            <text:p/>
          </table:table-cell>
          <table:table-cell table:formula="of:=IF(ISNA(VLOOKUP([.$A563];['SQL 2011'.$A$2:.$A$1001];1;0));&quot;&quot;;&quot;Y&quot;)" office:value-type="string" office:string-value="Y">
            <text:p>Y</text:p>
          </table:table-cell>
          <table:table-cell table:formula="of:=IF(ISNA(VLOOKUP([.$A563];['SQL 2008'.$A$2:.$A$1001];1;0));&quot;&quot;;&quot;Y&quot;)">
            <text:p/>
          </table:table-cell>
          <table:table-cell table:formula="of:=IF(ISNA(VLOOKUP([.$A563];['SQL 92'.$A$2:.$A$1001];1;0));&quot;&quot;;&quot;Y&quot;)">
            <text:p/>
          </table:table-cell>
          <table:table-cell table:style-name="ce34" table:formula="of:=IF(ISNA(VLOOKUP([.$A563];['SQLite 3'.$A$2:.$B$1002];1;0));&quot;&quot;;&quot;Y&quot;)">
            <text:p/>
          </table:table-cell>
          <table:table-cell table:style-name="ce34" table:formula="of:=IF(ISNA(VLOOKUP([.$A563];['MySQL 5.7'.$A$2:.$A$832];1;0));&quot;&quot;;&quot;Y&quot;)">
            <text:p/>
          </table:table-cell>
          <table:table-cell table:formula="of:=IF(ISNA(VLOOKUP([.$A563];['Transact-SQL 2012'.$A$2:.$A$1001];1;0));&quot;&quot;;&quot;Y&quot;)">
            <text:p/>
          </table:table-cell>
          <table:table-cell table:formula="of:=IF(ISNA(VLOOKUP([.$A56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ERMISSION</text:p>
          </table:table-cell>
          <table:table-cell table:formula="of:=IF(ISNA(VLOOKUP([.$A564];['PostgreSQL 9.3'.$A$2:.$A$1001];1;0));&quot;&quot;;&quot;Y&quot;)">
            <text:p/>
          </table:table-cell>
          <table:table-cell table:formula="of:=IF(ISNA(VLOOKUP([.$A564];['SQL 2011'.$A$2:.$A$1001];1;0));&quot;&quot;;&quot;Y&quot;)" office:value-type="string" office:string-value="Y">
            <text:p>Y</text:p>
          </table:table-cell>
          <table:table-cell table:formula="of:=IF(ISNA(VLOOKUP([.$A564];['SQL 2008'.$A$2:.$A$1001];1;0));&quot;&quot;;&quot;Y&quot;)" office:value-type="string" office:string-value="Y">
            <text:p>Y</text:p>
          </table:table-cell>
          <table:table-cell table:formula="of:=IF(ISNA(VLOOKUP([.$A564];['SQL 92'.$A$2:.$A$1001];1;0));&quot;&quot;;&quot;Y&quot;)">
            <text:p/>
          </table:table-cell>
          <table:table-cell table:style-name="ce34" table:formula="of:=IF(ISNA(VLOOKUP([.$A564];['SQLite 3'.$A$2:.$B$1002];1;0));&quot;&quot;;&quot;Y&quot;)">
            <text:p/>
          </table:table-cell>
          <table:table-cell table:style-name="ce34" table:formula="of:=IF(ISNA(VLOOKUP([.$A564];['MySQL 5.7'.$A$2:.$A$832];1;0));&quot;&quot;;&quot;Y&quot;)">
            <text:p/>
          </table:table-cell>
          <table:table-cell table:formula="of:=IF(ISNA(VLOOKUP([.$A564];['Transact-SQL 2012'.$A$2:.$A$1001];1;0));&quot;&quot;;&quot;Y&quot;)">
            <text:p/>
          </table:table-cell>
          <table:table-cell table:formula="of:=IF(ISNA(VLOOKUP([.$A564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PIVOT</text:p>
          </table:table-cell>
          <table:table-cell table:formula="of:=IF(ISNA(VLOOKUP([.$A565];['PostgreSQL 9.3'.$A$2:.$A$1001];1;0));&quot;&quot;;&quot;Y&quot;)">
            <text:p/>
          </table:table-cell>
          <table:table-cell table:formula="of:=IF(ISNA(VLOOKUP([.$A565];['SQL 2011'.$A$2:.$A$1001];1;0));&quot;&quot;;&quot;Y&quot;)">
            <text:p/>
          </table:table-cell>
          <table:table-cell table:formula="of:=IF(ISNA(VLOOKUP([.$A565];['SQL 2008'.$A$2:.$A$1001];1;0));&quot;&quot;;&quot;Y&quot;)">
            <text:p/>
          </table:table-cell>
          <table:table-cell table:formula="of:=IF(ISNA(VLOOKUP([.$A565];['SQL 92'.$A$2:.$A$1001];1;0));&quot;&quot;;&quot;Y&quot;)">
            <text:p/>
          </table:table-cell>
          <table:table-cell table:style-name="ce34" table:formula="of:=IF(ISNA(VLOOKUP([.$A565];['SQLite 3'.$A$2:.$B$1002];1;0));&quot;&quot;;&quot;Y&quot;)">
            <text:p/>
          </table:table-cell>
          <table:table-cell table:style-name="ce34" table:formula="of:=IF(ISNA(VLOOKUP([.$A565];['MySQL 5.7'.$A$2:.$A$832];1;0));&quot;&quot;;&quot;Y&quot;)">
            <text:p/>
          </table:table-cell>
          <table:table-cell table:formula="of:=IF(ISNA(VLOOKUP([.$A565];['Transact-SQL 2012'.$A$2:.$A$1001];1;0));&quot;&quot;;&quot;Y&quot;)" office:value-type="string" office:string-value="Y">
            <text:p>Y</text:p>
          </table:table-cell>
          <table:table-cell table:formula="of:=IF(ISNA(VLOOKUP([.$A56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LACING</text:p>
          </table:table-cell>
          <table:table-cell table:formula="of:=IF(ISNA(VLOOKUP([.$A566];['PostgreSQL 9.3'.$A$2:.$A$1001];1;0));&quot;&quot;;&quot;Y&quot;)" office:value-type="string" office:string-value="Y">
            <text:p>Y</text:p>
          </table:table-cell>
          <table:table-cell table:formula="of:=IF(ISNA(VLOOKUP([.$A566];['SQL 2011'.$A$2:.$A$1001];1;0));&quot;&quot;;&quot;Y&quot;)" office:value-type="string" office:string-value="Y">
            <text:p>Y</text:p>
          </table:table-cell>
          <table:table-cell table:formula="of:=IF(ISNA(VLOOKUP([.$A566];['SQL 2008'.$A$2:.$A$1001];1;0));&quot;&quot;;&quot;Y&quot;)" office:value-type="string" office:string-value="Y">
            <text:p>Y</text:p>
          </table:table-cell>
          <table:table-cell table:formula="of:=IF(ISNA(VLOOKUP([.$A566];['SQL 92'.$A$2:.$A$1001];1;0));&quot;&quot;;&quot;Y&quot;)">
            <text:p/>
          </table:table-cell>
          <table:table-cell table:style-name="ce34" table:formula="of:=IF(ISNA(VLOOKUP([.$A566];['SQLite 3'.$A$2:.$B$1002];1;0));&quot;&quot;;&quot;Y&quot;)">
            <text:p/>
          </table:table-cell>
          <table:table-cell table:style-name="ce34" table:formula="of:=IF(ISNA(VLOOKUP([.$A566];['MySQL 5.7'.$A$2:.$A$832];1;0));&quot;&quot;;&quot;Y&quot;)">
            <text:p/>
          </table:table-cell>
          <table:table-cell table:formula="of:=IF(ISNA(VLOOKUP([.$A566];['Transact-SQL 2012'.$A$2:.$A$1001];1;0));&quot;&quot;;&quot;Y&quot;)">
            <text:p/>
          </table:table-cell>
          <table:table-cell table:formula="of:=IF(ISNA(VLOOKUP([.$A566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PLAN</text:p>
          </table:table-cell>
          <table:table-cell table:formula="of:=IF(ISNA(VLOOKUP([.$A567];['PostgreSQL 9.3'.$A$2:.$A$1001];1;0));&quot;&quot;;&quot;Y&quot;)">
            <text:p/>
          </table:table-cell>
          <table:table-cell table:formula="of:=IF(ISNA(VLOOKUP([.$A567];['SQL 2011'.$A$2:.$A$1001];1;0));&quot;&quot;;&quot;Y&quot;)">
            <text:p/>
          </table:table-cell>
          <table:table-cell table:formula="of:=IF(ISNA(VLOOKUP([.$A567];['SQL 2008'.$A$2:.$A$1001];1;0));&quot;&quot;;&quot;Y&quot;)">
            <text:p/>
          </table:table-cell>
          <table:table-cell table:formula="of:=IF(ISNA(VLOOKUP([.$A567];['SQL 92'.$A$2:.$A$1001];1;0));&quot;&quot;;&quot;Y&quot;)">
            <text:p/>
          </table:table-cell>
          <table:table-cell table:style-name="ce34" table:formula="of:=IF(ISNA(VLOOKUP([.$A567];['SQLite 3'.$A$2:.$B$1002];1;0));&quot;&quot;;&quot;Y&quot;)" office:value-type="string" office:string-value="Y">
            <text:p>Y</text:p>
          </table:table-cell>
          <table:table-cell table:style-name="ce34" table:formula="of:=IF(ISNA(VLOOKUP([.$A567];['MySQL 5.7'.$A$2:.$A$832];1;0));&quot;&quot;;&quot;Y&quot;)">
            <text:p/>
          </table:table-cell>
          <table:table-cell table:formula="of:=IF(ISNA(VLOOKUP([.$A567];['Transact-SQL 2012'.$A$2:.$A$1001];1;0));&quot;&quot;;&quot;Y&quot;)" office:value-type="string" office:string-value="Y">
            <text:p>Y</text:p>
          </table:table-cell>
          <table:table-cell table:formula="of:=IF(ISNA(VLOOKUP([.$A56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LANS</text:p>
          </table:table-cell>
          <table:table-cell table:formula="of:=IF(ISNA(VLOOKUP([.$A568];['PostgreSQL 9.3'.$A$2:.$A$1001];1;0));&quot;&quot;;&quot;Y&quot;)" office:value-type="string" office:string-value="Y">
            <text:p>Y</text:p>
          </table:table-cell>
          <table:table-cell table:formula="of:=IF(ISNA(VLOOKUP([.$A568];['SQL 2011'.$A$2:.$A$1001];1;0));&quot;&quot;;&quot;Y&quot;)">
            <text:p/>
          </table:table-cell>
          <table:table-cell table:formula="of:=IF(ISNA(VLOOKUP([.$A568];['SQL 2008'.$A$2:.$A$1001];1;0));&quot;&quot;;&quot;Y&quot;)">
            <text:p/>
          </table:table-cell>
          <table:table-cell table:formula="of:=IF(ISNA(VLOOKUP([.$A568];['SQL 92'.$A$2:.$A$1001];1;0));&quot;&quot;;&quot;Y&quot;)">
            <text:p/>
          </table:table-cell>
          <table:table-cell table:style-name="ce34" table:formula="of:=IF(ISNA(VLOOKUP([.$A568];['SQLite 3'.$A$2:.$B$1002];1;0));&quot;&quot;;&quot;Y&quot;)">
            <text:p/>
          </table:table-cell>
          <table:table-cell table:style-name="ce34" table:formula="of:=IF(ISNA(VLOOKUP([.$A568];['MySQL 5.7'.$A$2:.$A$832];1;0));&quot;&quot;;&quot;Y&quot;)">
            <text:p/>
          </table:table-cell>
          <table:table-cell table:formula="of:=IF(ISNA(VLOOKUP([.$A568];['Transact-SQL 2012'.$A$2:.$A$1001];1;0));&quot;&quot;;&quot;Y&quot;)">
            <text:p/>
          </table:table-cell>
          <table:table-cell table:formula="of:=IF(ISNA(VLOOKUP([.$A56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LI</text:p>
          </table:table-cell>
          <table:table-cell table:formula="of:=IF(ISNA(VLOOKUP([.$A569];['PostgreSQL 9.3'.$A$2:.$A$1001];1;0));&quot;&quot;;&quot;Y&quot;)">
            <text:p/>
          </table:table-cell>
          <table:table-cell table:formula="of:=IF(ISNA(VLOOKUP([.$A569];['SQL 2011'.$A$2:.$A$1001];1;0));&quot;&quot;;&quot;Y&quot;)" office:value-type="string" office:string-value="Y">
            <text:p>Y</text:p>
          </table:table-cell>
          <table:table-cell table:formula="of:=IF(ISNA(VLOOKUP([.$A569];['SQL 2008'.$A$2:.$A$1001];1;0));&quot;&quot;;&quot;Y&quot;)" office:value-type="string" office:string-value="Y">
            <text:p>Y</text:p>
          </table:table-cell>
          <table:table-cell table:formula="of:=IF(ISNA(VLOOKUP([.$A569];['SQL 92'.$A$2:.$A$1001];1;0));&quot;&quot;;&quot;Y&quot;)" office:value-type="string" office:string-value="Y">
            <text:p>Y</text:p>
          </table:table-cell>
          <table:table-cell table:style-name="ce34" table:formula="of:=IF(ISNA(VLOOKUP([.$A569];['SQLite 3'.$A$2:.$B$1002];1;0));&quot;&quot;;&quot;Y&quot;)">
            <text:p/>
          </table:table-cell>
          <table:table-cell table:style-name="ce34" table:formula="of:=IF(ISNA(VLOOKUP([.$A569];['MySQL 5.7'.$A$2:.$A$832];1;0));&quot;&quot;;&quot;Y&quot;)">
            <text:p/>
          </table:table-cell>
          <table:table-cell table:formula="of:=IF(ISNA(VLOOKUP([.$A569];['Transact-SQL 2012'.$A$2:.$A$1001];1;0));&quot;&quot;;&quot;Y&quot;)">
            <text:p/>
          </table:table-cell>
          <table:table-cell table:formula="of:=IF(ISNA(VLOOKUP([.$A56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ORTION</text:p>
          </table:table-cell>
          <table:table-cell table:formula="of:=IF(ISNA(VLOOKUP([.$A570];['PostgreSQL 9.3'.$A$2:.$A$1001];1;0));&quot;&quot;;&quot;Y&quot;)">
            <text:p/>
          </table:table-cell>
          <table:table-cell table:formula="of:=IF(ISNA(VLOOKUP([.$A570];['SQL 2011'.$A$2:.$A$1001];1;0));&quot;&quot;;&quot;Y&quot;)" office:value-type="string" office:string-value="Y">
            <text:p>Y</text:p>
          </table:table-cell>
          <table:table-cell table:formula="of:=IF(ISNA(VLOOKUP([.$A570];['SQL 2008'.$A$2:.$A$1001];1;0));&quot;&quot;;&quot;Y&quot;)">
            <text:p/>
          </table:table-cell>
          <table:table-cell table:formula="of:=IF(ISNA(VLOOKUP([.$A570];['SQL 92'.$A$2:.$A$1001];1;0));&quot;&quot;;&quot;Y&quot;)">
            <text:p/>
          </table:table-cell>
          <table:table-cell table:style-name="ce34" table:formula="of:=IF(ISNA(VLOOKUP([.$A570];['SQLite 3'.$A$2:.$B$1002];1;0));&quot;&quot;;&quot;Y&quot;)">
            <text:p/>
          </table:table-cell>
          <table:table-cell table:style-name="ce34" table:formula="of:=IF(ISNA(VLOOKUP([.$A570];['MySQL 5.7'.$A$2:.$A$832];1;0));&quot;&quot;;&quot;Y&quot;)">
            <text:p/>
          </table:table-cell>
          <table:table-cell table:formula="of:=IF(ISNA(VLOOKUP([.$A570];['Transact-SQL 2012'.$A$2:.$A$1001];1;0));&quot;&quot;;&quot;Y&quot;)">
            <text:p/>
          </table:table-cell>
          <table:table-cell table:formula="of:=IF(ISNA(VLOOKUP([.$A57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OSITION</text:p>
          </table:table-cell>
          <table:table-cell table:formula="of:=IF(ISNA(VLOOKUP([.$A571];['PostgreSQL 9.3'.$A$2:.$A$1001];1;0));&quot;&quot;;&quot;Y&quot;)" office:value-type="string" office:string-value="Y">
            <text:p>Y</text:p>
          </table:table-cell>
          <table:table-cell table:formula="of:=IF(ISNA(VLOOKUP([.$A571];['SQL 2011'.$A$2:.$A$1001];1;0));&quot;&quot;;&quot;Y&quot;)" office:value-type="string" office:string-value="Y">
            <text:p>Y</text:p>
          </table:table-cell>
          <table:table-cell table:formula="of:=IF(ISNA(VLOOKUP([.$A571];['SQL 2008'.$A$2:.$A$1001];1;0));&quot;&quot;;&quot;Y&quot;)" office:value-type="string" office:string-value="Y">
            <text:p>Y</text:p>
          </table:table-cell>
          <table:table-cell table:formula="of:=IF(ISNA(VLOOKUP([.$A571];['SQL 92'.$A$2:.$A$1001];1;0));&quot;&quot;;&quot;Y&quot;)" office:value-type="string" office:string-value="Y">
            <text:p>Y</text:p>
          </table:table-cell>
          <table:table-cell table:style-name="ce34" table:formula="of:=IF(ISNA(VLOOKUP([.$A571];['SQLite 3'.$A$2:.$B$1002];1;0));&quot;&quot;;&quot;Y&quot;)">
            <text:p/>
          </table:table-cell>
          <table:table-cell table:style-name="ce34" table:formula="of:=IF(ISNA(VLOOKUP([.$A571];['MySQL 5.7'.$A$2:.$A$832];1;0));&quot;&quot;;&quot;Y&quot;)">
            <text:p/>
          </table:table-cell>
          <table:table-cell table:formula="of:=IF(ISNA(VLOOKUP([.$A571];['Transact-SQL 2012'.$A$2:.$A$1001];1;0));&quot;&quot;;&quot;Y&quot;)">
            <text:p/>
          </table:table-cell>
          <table:table-cell table:formula="of:=IF(ISNA(VLOOKUP([.$A57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POSITION_REGEX</text:p>
          </table:table-cell>
          <table:table-cell table:formula="of:=IF(ISNA(VLOOKUP([.$A572];['PostgreSQL 9.3'.$A$2:.$A$1001];1;0));&quot;&quot;;&quot;Y&quot;)">
            <text:p/>
          </table:table-cell>
          <table:table-cell table:formula="of:=IF(ISNA(VLOOKUP([.$A572];['SQL 2011'.$A$2:.$A$1001];1;0));&quot;&quot;;&quot;Y&quot;)" office:value-type="string" office:string-value="Y">
            <text:p>Y</text:p>
          </table:table-cell>
          <table:table-cell table:formula="of:=IF(ISNA(VLOOKUP([.$A572];['SQL 2008'.$A$2:.$A$1001];1;0));&quot;&quot;;&quot;Y&quot;)" office:value-type="string" office:string-value="Y">
            <text:p>Y</text:p>
          </table:table-cell>
          <table:table-cell table:formula="of:=IF(ISNA(VLOOKUP([.$A572];['SQL 92'.$A$2:.$A$1001];1;0));&quot;&quot;;&quot;Y&quot;)">
            <text:p/>
          </table:table-cell>
          <table:table-cell table:style-name="ce34" table:formula="of:=IF(ISNA(VLOOKUP([.$A572];['SQLite 3'.$A$2:.$B$1002];1;0));&quot;&quot;;&quot;Y&quot;)">
            <text:p/>
          </table:table-cell>
          <table:table-cell table:style-name="ce34" table:formula="of:=IF(ISNA(VLOOKUP([.$A572];['MySQL 5.7'.$A$2:.$A$832];1;0));&quot;&quot;;&quot;Y&quot;)">
            <text:p/>
          </table:table-cell>
          <table:table-cell table:formula="of:=IF(ISNA(VLOOKUP([.$A572];['Transact-SQL 2012'.$A$2:.$A$1001];1;0));&quot;&quot;;&quot;Y&quot;)">
            <text:p/>
          </table:table-cell>
          <table:table-cell table:formula="of:=IF(ISNA(VLOOKUP([.$A57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OWER</text:p>
          </table:table-cell>
          <table:table-cell table:formula="of:=IF(ISNA(VLOOKUP([.$A573];['PostgreSQL 9.3'.$A$2:.$A$1001];1;0));&quot;&quot;;&quot;Y&quot;)">
            <text:p/>
          </table:table-cell>
          <table:table-cell table:formula="of:=IF(ISNA(VLOOKUP([.$A573];['SQL 2011'.$A$2:.$A$1001];1;0));&quot;&quot;;&quot;Y&quot;)" office:value-type="string" office:string-value="Y">
            <text:p>Y</text:p>
          </table:table-cell>
          <table:table-cell table:formula="of:=IF(ISNA(VLOOKUP([.$A573];['SQL 2008'.$A$2:.$A$1001];1;0));&quot;&quot;;&quot;Y&quot;)" office:value-type="string" office:string-value="Y">
            <text:p>Y</text:p>
          </table:table-cell>
          <table:table-cell table:formula="of:=IF(ISNA(VLOOKUP([.$A573];['SQL 92'.$A$2:.$A$1001];1;0));&quot;&quot;;&quot;Y&quot;)">
            <text:p/>
          </table:table-cell>
          <table:table-cell table:style-name="ce34" table:formula="of:=IF(ISNA(VLOOKUP([.$A573];['SQLite 3'.$A$2:.$B$1002];1;0));&quot;&quot;;&quot;Y&quot;)">
            <text:p/>
          </table:table-cell>
          <table:table-cell table:style-name="ce34" table:formula="of:=IF(ISNA(VLOOKUP([.$A573];['MySQL 5.7'.$A$2:.$A$832];1;0));&quot;&quot;;&quot;Y&quot;)">
            <text:p/>
          </table:table-cell>
          <table:table-cell table:formula="of:=IF(ISNA(VLOOKUP([.$A573];['Transact-SQL 2012'.$A$2:.$A$1001];1;0));&quot;&quot;;&quot;Y&quot;)">
            <text:p/>
          </table:table-cell>
          <table:table-cell table:formula="of:=IF(ISNA(VLOOKUP([.$A573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PRAGMA</text:p>
          </table:table-cell>
          <table:table-cell table:formula="of:=IF(ISNA(VLOOKUP([.$A574];['PostgreSQL 9.3'.$A$2:.$A$1001];1;0));&quot;&quot;;&quot;Y&quot;)">
            <text:p/>
          </table:table-cell>
          <table:table-cell table:formula="of:=IF(ISNA(VLOOKUP([.$A574];['SQL 2011'.$A$2:.$A$1001];1;0));&quot;&quot;;&quot;Y&quot;)">
            <text:p/>
          </table:table-cell>
          <table:table-cell table:formula="of:=IF(ISNA(VLOOKUP([.$A574];['SQL 2008'.$A$2:.$A$1001];1;0));&quot;&quot;;&quot;Y&quot;)">
            <text:p/>
          </table:table-cell>
          <table:table-cell table:formula="of:=IF(ISNA(VLOOKUP([.$A574];['SQL 92'.$A$2:.$A$1001];1;0));&quot;&quot;;&quot;Y&quot;)">
            <text:p/>
          </table:table-cell>
          <table:table-cell table:style-name="ce34" table:formula="of:=IF(ISNA(VLOOKUP([.$A574];['SQLite 3'.$A$2:.$B$1002];1;0));&quot;&quot;;&quot;Y&quot;)" office:value-type="string" office:string-value="Y">
            <text:p>Y</text:p>
          </table:table-cell>
          <table:table-cell table:style-name="ce34" table:formula="of:=IF(ISNA(VLOOKUP([.$A574];['MySQL 5.7'.$A$2:.$A$832];1;0));&quot;&quot;;&quot;Y&quot;)">
            <text:p/>
          </table:table-cell>
          <table:table-cell table:formula="of:=IF(ISNA(VLOOKUP([.$A574];['Transact-SQL 2012'.$A$2:.$A$1001];1;0));&quot;&quot;;&quot;Y&quot;)">
            <text:p/>
          </table:table-cell>
          <table:table-cell table:formula="of:=IF(ISNA(VLOOKUP([.$A57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RECEDES</text:p>
          </table:table-cell>
          <table:table-cell table:formula="of:=IF(ISNA(VLOOKUP([.$A575];['PostgreSQL 9.3'.$A$2:.$A$1001];1;0));&quot;&quot;;&quot;Y&quot;)">
            <text:p/>
          </table:table-cell>
          <table:table-cell table:formula="of:=IF(ISNA(VLOOKUP([.$A575];['SQL 2011'.$A$2:.$A$1001];1;0));&quot;&quot;;&quot;Y&quot;)" office:value-type="string" office:string-value="Y">
            <text:p>Y</text:p>
          </table:table-cell>
          <table:table-cell table:formula="of:=IF(ISNA(VLOOKUP([.$A575];['SQL 2008'.$A$2:.$A$1001];1;0));&quot;&quot;;&quot;Y&quot;)">
            <text:p/>
          </table:table-cell>
          <table:table-cell table:formula="of:=IF(ISNA(VLOOKUP([.$A575];['SQL 92'.$A$2:.$A$1001];1;0));&quot;&quot;;&quot;Y&quot;)">
            <text:p/>
          </table:table-cell>
          <table:table-cell table:style-name="ce34" table:formula="of:=IF(ISNA(VLOOKUP([.$A575];['SQLite 3'.$A$2:.$B$1002];1;0));&quot;&quot;;&quot;Y&quot;)">
            <text:p/>
          </table:table-cell>
          <table:table-cell table:style-name="ce34" table:formula="of:=IF(ISNA(VLOOKUP([.$A575];['MySQL 5.7'.$A$2:.$A$832];1;0));&quot;&quot;;&quot;Y&quot;)">
            <text:p/>
          </table:table-cell>
          <table:table-cell table:formula="of:=IF(ISNA(VLOOKUP([.$A575];['Transact-SQL 2012'.$A$2:.$A$1001];1;0));&quot;&quot;;&quot;Y&quot;)">
            <text:p/>
          </table:table-cell>
          <table:table-cell table:formula="of:=IF(ISNA(VLOOKUP([.$A57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RECEDING</text:p>
          </table:table-cell>
          <table:table-cell table:formula="of:=IF(ISNA(VLOOKUP([.$A576];['PostgreSQL 9.3'.$A$2:.$A$1001];1;0));&quot;&quot;;&quot;Y&quot;)" office:value-type="string" office:string-value="Y">
            <text:p>Y</text:p>
          </table:table-cell>
          <table:table-cell table:formula="of:=IF(ISNA(VLOOKUP([.$A576];['SQL 2011'.$A$2:.$A$1001];1;0));&quot;&quot;;&quot;Y&quot;)" office:value-type="string" office:string-value="Y">
            <text:p>Y</text:p>
          </table:table-cell>
          <table:table-cell table:formula="of:=IF(ISNA(VLOOKUP([.$A576];['SQL 2008'.$A$2:.$A$1001];1;0));&quot;&quot;;&quot;Y&quot;)" office:value-type="string" office:string-value="Y">
            <text:p>Y</text:p>
          </table:table-cell>
          <table:table-cell table:formula="of:=IF(ISNA(VLOOKUP([.$A576];['SQL 92'.$A$2:.$A$1001];1;0));&quot;&quot;;&quot;Y&quot;)">
            <text:p/>
          </table:table-cell>
          <table:table-cell table:style-name="ce34" table:formula="of:=IF(ISNA(VLOOKUP([.$A576];['SQLite 3'.$A$2:.$B$1002];1;0));&quot;&quot;;&quot;Y&quot;)">
            <text:p/>
          </table:table-cell>
          <table:table-cell table:style-name="ce34" table:formula="of:=IF(ISNA(VLOOKUP([.$A576];['MySQL 5.7'.$A$2:.$A$832];1;0));&quot;&quot;;&quot;Y&quot;)">
            <text:p/>
          </table:table-cell>
          <table:table-cell table:formula="of:=IF(ISNA(VLOOKUP([.$A576];['Transact-SQL 2012'.$A$2:.$A$1001];1;0));&quot;&quot;;&quot;Y&quot;)">
            <text:p/>
          </table:table-cell>
          <table:table-cell table:formula="of:=IF(ISNA(VLOOKUP([.$A57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RECISION</text:p>
          </table:table-cell>
          <table:table-cell table:formula="of:=IF(ISNA(VLOOKUP([.$A577];['PostgreSQL 9.3'.$A$2:.$A$1001];1;0));&quot;&quot;;&quot;Y&quot;)" office:value-type="string" office:string-value="Y">
            <text:p>Y</text:p>
          </table:table-cell>
          <table:table-cell table:formula="of:=IF(ISNA(VLOOKUP([.$A577];['SQL 2011'.$A$2:.$A$1001];1;0));&quot;&quot;;&quot;Y&quot;)" office:value-type="string" office:string-value="Y">
            <text:p>Y</text:p>
          </table:table-cell>
          <table:table-cell table:formula="of:=IF(ISNA(VLOOKUP([.$A577];['SQL 2008'.$A$2:.$A$1001];1;0));&quot;&quot;;&quot;Y&quot;)" office:value-type="string" office:string-value="Y">
            <text:p>Y</text:p>
          </table:table-cell>
          <table:table-cell table:formula="of:=IF(ISNA(VLOOKUP([.$A577];['SQL 92'.$A$2:.$A$1001];1;0));&quot;&quot;;&quot;Y&quot;)" office:value-type="string" office:string-value="Y">
            <text:p>Y</text:p>
          </table:table-cell>
          <table:table-cell table:style-name="ce34" table:formula="of:=IF(ISNA(VLOOKUP([.$A577];['SQLite 3'.$A$2:.$B$1002];1;0));&quot;&quot;;&quot;Y&quot;)">
            <text:p/>
          </table:table-cell>
          <table:table-cell table:style-name="ce34" table:formula="of:=IF(ISNA(VLOOKUP([.$A577];['MySQL 5.7'.$A$2:.$A$832];1;0));&quot;&quot;;&quot;Y&quot;)" office:value-type="string" office:string-value="Y">
            <text:p>Y</text:p>
          </table:table-cell>
          <table:table-cell table:formula="of:=IF(ISNA(VLOOKUP([.$A577];['Transact-SQL 2012'.$A$2:.$A$1001];1;0));&quot;&quot;;&quot;Y&quot;)" office:value-type="string" office:string-value="Y">
            <text:p>Y</text:p>
          </table:table-cell>
          <table:table-cell table:formula="of:=IF(ISNA(VLOOKUP([.$A577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PREPARE</text:p>
          </table:table-cell>
          <table:table-cell table:formula="of:=IF(ISNA(VLOOKUP([.$A578];['PostgreSQL 9.3'.$A$2:.$A$1001];1;0));&quot;&quot;;&quot;Y&quot;)" office:value-type="string" office:string-value="Y">
            <text:p>Y</text:p>
          </table:table-cell>
          <table:table-cell table:formula="of:=IF(ISNA(VLOOKUP([.$A578];['SQL 2011'.$A$2:.$A$1001];1;0));&quot;&quot;;&quot;Y&quot;)" office:value-type="string" office:string-value="Y">
            <text:p>Y</text:p>
          </table:table-cell>
          <table:table-cell table:formula="of:=IF(ISNA(VLOOKUP([.$A578];['SQL 2008'.$A$2:.$A$1001];1;0));&quot;&quot;;&quot;Y&quot;)" office:value-type="string" office:string-value="Y">
            <text:p>Y</text:p>
          </table:table-cell>
          <table:table-cell table:formula="of:=IF(ISNA(VLOOKUP([.$A578];['SQL 92'.$A$2:.$A$1001];1;0));&quot;&quot;;&quot;Y&quot;)" office:value-type="string" office:string-value="Y">
            <text:p>Y</text:p>
          </table:table-cell>
          <table:table-cell table:style-name="ce34" table:formula="of:=IF(ISNA(VLOOKUP([.$A578];['SQLite 3'.$A$2:.$B$1002];1;0));&quot;&quot;;&quot;Y&quot;)">
            <text:p/>
          </table:table-cell>
          <table:table-cell table:style-name="ce34" table:formula="of:=IF(ISNA(VLOOKUP([.$A578];['MySQL 5.7'.$A$2:.$A$832];1;0));&quot;&quot;;&quot;Y&quot;)">
            <text:p/>
          </table:table-cell>
          <table:table-cell table:formula="of:=IF(ISNA(VLOOKUP([.$A578];['Transact-SQL 2012'.$A$2:.$A$1001];1;0));&quot;&quot;;&quot;Y&quot;)">
            <text:p/>
          </table:table-cell>
          <table:table-cell table:formula="of:=IF(ISNA(VLOOKUP([.$A578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PREPARED</text:p>
          </table:table-cell>
          <table:table-cell table:formula="of:=IF(ISNA(VLOOKUP([.$A579];['PostgreSQL 9.3'.$A$2:.$A$1001];1;0));&quot;&quot;;&quot;Y&quot;)" office:value-type="string" office:string-value="Y">
            <text:p>Y</text:p>
          </table:table-cell>
          <table:table-cell table:formula="of:=IF(ISNA(VLOOKUP([.$A579];['SQL 2011'.$A$2:.$A$1001];1;0));&quot;&quot;;&quot;Y&quot;)">
            <text:p/>
          </table:table-cell>
          <table:table-cell table:formula="of:=IF(ISNA(VLOOKUP([.$A579];['SQL 2008'.$A$2:.$A$1001];1;0));&quot;&quot;;&quot;Y&quot;)">
            <text:p/>
          </table:table-cell>
          <table:table-cell table:formula="of:=IF(ISNA(VLOOKUP([.$A579];['SQL 92'.$A$2:.$A$1001];1;0));&quot;&quot;;&quot;Y&quot;)">
            <text:p/>
          </table:table-cell>
          <table:table-cell table:style-name="ce34" table:formula="of:=IF(ISNA(VLOOKUP([.$A579];['SQLite 3'.$A$2:.$B$1002];1;0));&quot;&quot;;&quot;Y&quot;)">
            <text:p/>
          </table:table-cell>
          <table:table-cell table:style-name="ce34" table:formula="of:=IF(ISNA(VLOOKUP([.$A579];['MySQL 5.7'.$A$2:.$A$832];1;0));&quot;&quot;;&quot;Y&quot;)">
            <text:p/>
          </table:table-cell>
          <table:table-cell table:formula="of:=IF(ISNA(VLOOKUP([.$A579];['Transact-SQL 2012'.$A$2:.$A$1001];1;0));&quot;&quot;;&quot;Y&quot;)">
            <text:p/>
          </table:table-cell>
          <table:table-cell table:formula="of:=IF(ISNA(VLOOKUP([.$A57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RESERVE</text:p>
          </table:table-cell>
          <table:table-cell table:formula="of:=IF(ISNA(VLOOKUP([.$A580];['PostgreSQL 9.3'.$A$2:.$A$1001];1;0));&quot;&quot;;&quot;Y&quot;)" office:value-type="string" office:string-value="Y">
            <text:p>Y</text:p>
          </table:table-cell>
          <table:table-cell table:formula="of:=IF(ISNA(VLOOKUP([.$A580];['SQL 2011'.$A$2:.$A$1001];1;0));&quot;&quot;;&quot;Y&quot;)" office:value-type="string" office:string-value="Y">
            <text:p>Y</text:p>
          </table:table-cell>
          <table:table-cell table:formula="of:=IF(ISNA(VLOOKUP([.$A580];['SQL 2008'.$A$2:.$A$1001];1;0));&quot;&quot;;&quot;Y&quot;)" office:value-type="string" office:string-value="Y">
            <text:p>Y</text:p>
          </table:table-cell>
          <table:table-cell table:formula="of:=IF(ISNA(VLOOKUP([.$A580];['SQL 92'.$A$2:.$A$1001];1;0));&quot;&quot;;&quot;Y&quot;)" office:value-type="string" office:string-value="Y">
            <text:p>Y</text:p>
          </table:table-cell>
          <table:table-cell table:style-name="ce34" table:formula="of:=IF(ISNA(VLOOKUP([.$A580];['SQLite 3'.$A$2:.$B$1002];1;0));&quot;&quot;;&quot;Y&quot;)">
            <text:p/>
          </table:table-cell>
          <table:table-cell table:style-name="ce34" table:formula="of:=IF(ISNA(VLOOKUP([.$A580];['MySQL 5.7'.$A$2:.$A$832];1;0));&quot;&quot;;&quot;Y&quot;)">
            <text:p/>
          </table:table-cell>
          <table:table-cell table:formula="of:=IF(ISNA(VLOOKUP([.$A580];['Transact-SQL 2012'.$A$2:.$A$1001];1;0));&quot;&quot;;&quot;Y&quot;)">
            <text:p/>
          </table:table-cell>
          <table:table-cell table:formula="of:=IF(ISNA(VLOOKUP([.$A580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PRIMARY</text:p>
          </table:table-cell>
          <table:table-cell table:formula="of:=IF(ISNA(VLOOKUP([.$A581];['PostgreSQL 9.3'.$A$2:.$A$1001];1;0));&quot;&quot;;&quot;Y&quot;)" office:value-type="string" office:string-value="Y">
            <text:p>Y</text:p>
          </table:table-cell>
          <table:table-cell table:formula="of:=IF(ISNA(VLOOKUP([.$A581];['SQL 2011'.$A$2:.$A$1001];1;0));&quot;&quot;;&quot;Y&quot;)" office:value-type="string" office:string-value="Y">
            <text:p>Y</text:p>
          </table:table-cell>
          <table:table-cell table:formula="of:=IF(ISNA(VLOOKUP([.$A581];['SQL 2008'.$A$2:.$A$1001];1;0));&quot;&quot;;&quot;Y&quot;)" office:value-type="string" office:string-value="Y">
            <text:p>Y</text:p>
          </table:table-cell>
          <table:table-cell table:formula="of:=IF(ISNA(VLOOKUP([.$A581];['SQL 92'.$A$2:.$A$1001];1;0));&quot;&quot;;&quot;Y&quot;)" office:value-type="string" office:string-value="Y">
            <text:p>Y</text:p>
          </table:table-cell>
          <table:table-cell table:style-name="ce34" table:formula="of:=IF(ISNA(VLOOKUP([.$A581];['SQLite 3'.$A$2:.$B$1002];1;0));&quot;&quot;;&quot;Y&quot;)" office:value-type="string" office:string-value="Y">
            <text:p>Y</text:p>
          </table:table-cell>
          <table:table-cell table:style-name="ce34" table:formula="of:=IF(ISNA(VLOOKUP([.$A581];['MySQL 5.7'.$A$2:.$A$832];1;0));&quot;&quot;;&quot;Y&quot;)" office:value-type="string" office:string-value="Y">
            <text:p>Y</text:p>
          </table:table-cell>
          <table:table-cell table:formula="of:=IF(ISNA(VLOOKUP([.$A581];['Transact-SQL 2012'.$A$2:.$A$1001];1;0));&quot;&quot;;&quot;Y&quot;)" office:value-type="string" office:string-value="Y">
            <text:p>Y</text:p>
          </table:table-cell>
          <table:table-cell table:formula="of:=IF(ISNA(VLOOKUP([.$A58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PRINT</text:p>
          </table:table-cell>
          <table:table-cell table:formula="of:=IF(ISNA(VLOOKUP([.$A582];['PostgreSQL 9.3'.$A$2:.$A$1001];1;0));&quot;&quot;;&quot;Y&quot;)">
            <text:p/>
          </table:table-cell>
          <table:table-cell table:formula="of:=IF(ISNA(VLOOKUP([.$A582];['SQL 2011'.$A$2:.$A$1001];1;0));&quot;&quot;;&quot;Y&quot;)">
            <text:p/>
          </table:table-cell>
          <table:table-cell table:formula="of:=IF(ISNA(VLOOKUP([.$A582];['SQL 2008'.$A$2:.$A$1001];1;0));&quot;&quot;;&quot;Y&quot;)">
            <text:p/>
          </table:table-cell>
          <table:table-cell table:formula="of:=IF(ISNA(VLOOKUP([.$A582];['SQL 92'.$A$2:.$A$1001];1;0));&quot;&quot;;&quot;Y&quot;)">
            <text:p/>
          </table:table-cell>
          <table:table-cell table:style-name="ce34" table:formula="of:=IF(ISNA(VLOOKUP([.$A582];['SQLite 3'.$A$2:.$B$1002];1;0));&quot;&quot;;&quot;Y&quot;)">
            <text:p/>
          </table:table-cell>
          <table:table-cell table:style-name="ce34" table:formula="of:=IF(ISNA(VLOOKUP([.$A582];['MySQL 5.7'.$A$2:.$A$832];1;0));&quot;&quot;;&quot;Y&quot;)">
            <text:p/>
          </table:table-cell>
          <table:table-cell table:formula="of:=IF(ISNA(VLOOKUP([.$A582];['Transact-SQL 2012'.$A$2:.$A$1001];1;0));&quot;&quot;;&quot;Y&quot;)" office:value-type="string" office:string-value="Y">
            <text:p>Y</text:p>
          </table:table-cell>
          <table:table-cell table:formula="of:=IF(ISNA(VLOOKUP([.$A58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RIOR</text:p>
          </table:table-cell>
          <table:table-cell table:formula="of:=IF(ISNA(VLOOKUP([.$A583];['PostgreSQL 9.3'.$A$2:.$A$1001];1;0));&quot;&quot;;&quot;Y&quot;)" office:value-type="string" office:string-value="Y">
            <text:p>Y</text:p>
          </table:table-cell>
          <table:table-cell table:formula="of:=IF(ISNA(VLOOKUP([.$A583];['SQL 2011'.$A$2:.$A$1001];1;0));&quot;&quot;;&quot;Y&quot;)" office:value-type="string" office:string-value="Y">
            <text:p>Y</text:p>
          </table:table-cell>
          <table:table-cell table:formula="of:=IF(ISNA(VLOOKUP([.$A583];['SQL 2008'.$A$2:.$A$1001];1;0));&quot;&quot;;&quot;Y&quot;)" office:value-type="string" office:string-value="Y">
            <text:p>Y</text:p>
          </table:table-cell>
          <table:table-cell table:formula="of:=IF(ISNA(VLOOKUP([.$A583];['SQL 92'.$A$2:.$A$1001];1;0));&quot;&quot;;&quot;Y&quot;)" office:value-type="string" office:string-value="Y">
            <text:p>Y</text:p>
          </table:table-cell>
          <table:table-cell table:style-name="ce34" table:formula="of:=IF(ISNA(VLOOKUP([.$A583];['SQLite 3'.$A$2:.$B$1002];1;0));&quot;&quot;;&quot;Y&quot;)">
            <text:p/>
          </table:table-cell>
          <table:table-cell table:style-name="ce34" table:formula="of:=IF(ISNA(VLOOKUP([.$A583];['MySQL 5.7'.$A$2:.$A$832];1;0));&quot;&quot;;&quot;Y&quot;)">
            <text:p/>
          </table:table-cell>
          <table:table-cell table:formula="of:=IF(ISNA(VLOOKUP([.$A583];['Transact-SQL 2012'.$A$2:.$A$1001];1;0));&quot;&quot;;&quot;Y&quot;)">
            <text:p/>
          </table:table-cell>
          <table:table-cell table:formula="of:=IF(ISNA(VLOOKUP([.$A583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PRIVILEGES</text:p>
          </table:table-cell>
          <table:table-cell table:formula="of:=IF(ISNA(VLOOKUP([.$A584];['PostgreSQL 9.3'.$A$2:.$A$1001];1;0));&quot;&quot;;&quot;Y&quot;)" office:value-type="string" office:string-value="Y">
            <text:p>Y</text:p>
          </table:table-cell>
          <table:table-cell table:formula="of:=IF(ISNA(VLOOKUP([.$A584];['SQL 2011'.$A$2:.$A$1001];1;0));&quot;&quot;;&quot;Y&quot;)" office:value-type="string" office:string-value="Y">
            <text:p>Y</text:p>
          </table:table-cell>
          <table:table-cell table:formula="of:=IF(ISNA(VLOOKUP([.$A584];['SQL 2008'.$A$2:.$A$1001];1;0));&quot;&quot;;&quot;Y&quot;)" office:value-type="string" office:string-value="Y">
            <text:p>Y</text:p>
          </table:table-cell>
          <table:table-cell table:formula="of:=IF(ISNA(VLOOKUP([.$A584];['SQL 92'.$A$2:.$A$1001];1;0));&quot;&quot;;&quot;Y&quot;)" office:value-type="string" office:string-value="Y">
            <text:p>Y</text:p>
          </table:table-cell>
          <table:table-cell table:style-name="ce34" table:formula="of:=IF(ISNA(VLOOKUP([.$A584];['SQLite 3'.$A$2:.$B$1002];1;0));&quot;&quot;;&quot;Y&quot;)">
            <text:p/>
          </table:table-cell>
          <table:table-cell table:style-name="ce34" table:formula="of:=IF(ISNA(VLOOKUP([.$A584];['MySQL 5.7'.$A$2:.$A$832];1;0));&quot;&quot;;&quot;Y&quot;)">
            <text:p/>
          </table:table-cell>
          <table:table-cell table:formula="of:=IF(ISNA(VLOOKUP([.$A584];['Transact-SQL 2012'.$A$2:.$A$1001];1;0));&quot;&quot;;&quot;Y&quot;)">
            <text:p/>
          </table:table-cell>
          <table:table-cell table:formula="of:=IF(ISNA(VLOOKUP([.$A58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PROC</text:p>
          </table:table-cell>
          <table:table-cell table:formula="of:=IF(ISNA(VLOOKUP([.$A585];['PostgreSQL 9.3'.$A$2:.$A$1001];1;0));&quot;&quot;;&quot;Y&quot;)">
            <text:p/>
          </table:table-cell>
          <table:table-cell table:formula="of:=IF(ISNA(VLOOKUP([.$A585];['SQL 2011'.$A$2:.$A$1001];1;0));&quot;&quot;;&quot;Y&quot;)">
            <text:p/>
          </table:table-cell>
          <table:table-cell table:formula="of:=IF(ISNA(VLOOKUP([.$A585];['SQL 2008'.$A$2:.$A$1001];1;0));&quot;&quot;;&quot;Y&quot;)">
            <text:p/>
          </table:table-cell>
          <table:table-cell table:formula="of:=IF(ISNA(VLOOKUP([.$A585];['SQL 92'.$A$2:.$A$1001];1;0));&quot;&quot;;&quot;Y&quot;)">
            <text:p/>
          </table:table-cell>
          <table:table-cell table:style-name="ce34" table:formula="of:=IF(ISNA(VLOOKUP([.$A585];['SQLite 3'.$A$2:.$B$1002];1;0));&quot;&quot;;&quot;Y&quot;)">
            <text:p/>
          </table:table-cell>
          <table:table-cell table:style-name="ce34" table:formula="of:=IF(ISNA(VLOOKUP([.$A585];['MySQL 5.7'.$A$2:.$A$832];1;0));&quot;&quot;;&quot;Y&quot;)">
            <text:p/>
          </table:table-cell>
          <table:table-cell table:formula="of:=IF(ISNA(VLOOKUP([.$A585];['Transact-SQL 2012'.$A$2:.$A$1001];1;0));&quot;&quot;;&quot;Y&quot;)" office:value-type="string" office:string-value="Y">
            <text:p>Y</text:p>
          </table:table-cell>
          <table:table-cell table:formula="of:=IF(ISNA(VLOOKUP([.$A58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ROCEDURAL</text:p>
          </table:table-cell>
          <table:table-cell table:formula="of:=IF(ISNA(VLOOKUP([.$A586];['PostgreSQL 9.3'.$A$2:.$A$1001];1;0));&quot;&quot;;&quot;Y&quot;)" office:value-type="string" office:string-value="Y">
            <text:p>Y</text:p>
          </table:table-cell>
          <table:table-cell table:formula="of:=IF(ISNA(VLOOKUP([.$A586];['SQL 2011'.$A$2:.$A$1001];1;0));&quot;&quot;;&quot;Y&quot;)">
            <text:p/>
          </table:table-cell>
          <table:table-cell table:formula="of:=IF(ISNA(VLOOKUP([.$A586];['SQL 2008'.$A$2:.$A$1001];1;0));&quot;&quot;;&quot;Y&quot;)">
            <text:p/>
          </table:table-cell>
          <table:table-cell table:formula="of:=IF(ISNA(VLOOKUP([.$A586];['SQL 92'.$A$2:.$A$1001];1;0));&quot;&quot;;&quot;Y&quot;)">
            <text:p/>
          </table:table-cell>
          <table:table-cell table:style-name="ce34" table:formula="of:=IF(ISNA(VLOOKUP([.$A586];['SQLite 3'.$A$2:.$B$1002];1;0));&quot;&quot;;&quot;Y&quot;)">
            <text:p/>
          </table:table-cell>
          <table:table-cell table:style-name="ce34" table:formula="of:=IF(ISNA(VLOOKUP([.$A586];['MySQL 5.7'.$A$2:.$A$832];1;0));&quot;&quot;;&quot;Y&quot;)">
            <text:p/>
          </table:table-cell>
          <table:table-cell table:formula="of:=IF(ISNA(VLOOKUP([.$A586];['Transact-SQL 2012'.$A$2:.$A$1001];1;0));&quot;&quot;;&quot;Y&quot;)">
            <text:p/>
          </table:table-cell>
          <table:table-cell table:formula="of:=IF(ISNA(VLOOKUP([.$A58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ROCEDURE</text:p>
          </table:table-cell>
          <table:table-cell table:formula="of:=IF(ISNA(VLOOKUP([.$A587];['PostgreSQL 9.3'.$A$2:.$A$1001];1;0));&quot;&quot;;&quot;Y&quot;)" office:value-type="string" office:string-value="Y">
            <text:p>Y</text:p>
          </table:table-cell>
          <table:table-cell table:formula="of:=IF(ISNA(VLOOKUP([.$A587];['SQL 2011'.$A$2:.$A$1001];1;0));&quot;&quot;;&quot;Y&quot;)" office:value-type="string" office:string-value="Y">
            <text:p>Y</text:p>
          </table:table-cell>
          <table:table-cell table:formula="of:=IF(ISNA(VLOOKUP([.$A587];['SQL 2008'.$A$2:.$A$1001];1;0));&quot;&quot;;&quot;Y&quot;)" office:value-type="string" office:string-value="Y">
            <text:p>Y</text:p>
          </table:table-cell>
          <table:table-cell table:formula="of:=IF(ISNA(VLOOKUP([.$A587];['SQL 92'.$A$2:.$A$1001];1;0));&quot;&quot;;&quot;Y&quot;)" office:value-type="string" office:string-value="Y">
            <text:p>Y</text:p>
          </table:table-cell>
          <table:table-cell table:style-name="ce34" table:formula="of:=IF(ISNA(VLOOKUP([.$A587];['SQLite 3'.$A$2:.$B$1002];1;0));&quot;&quot;;&quot;Y&quot;)">
            <text:p/>
          </table:table-cell>
          <table:table-cell table:style-name="ce34" table:formula="of:=IF(ISNA(VLOOKUP([.$A587];['MySQL 5.7'.$A$2:.$A$832];1;0));&quot;&quot;;&quot;Y&quot;)" office:value-type="string" office:string-value="Y">
            <text:p>Y</text:p>
          </table:table-cell>
          <table:table-cell table:formula="of:=IF(ISNA(VLOOKUP([.$A587];['Transact-SQL 2012'.$A$2:.$A$1001];1;0));&quot;&quot;;&quot;Y&quot;)" office:value-type="string" office:string-value="Y">
            <text:p>Y</text:p>
          </table:table-cell>
          <table:table-cell table:formula="of:=IF(ISNA(VLOOKUP([.$A587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PROGRAM</text:p>
          </table:table-cell>
          <table:table-cell table:formula="of:=IF(ISNA(VLOOKUP([.$A588];['PostgreSQL 9.3'.$A$2:.$A$1001];1;0));&quot;&quot;;&quot;Y&quot;)" office:value-type="string" office:string-value="Y">
            <text:p>Y</text:p>
          </table:table-cell>
          <table:table-cell table:formula="of:=IF(ISNA(VLOOKUP([.$A588];['SQL 2011'.$A$2:.$A$1001];1;0));&quot;&quot;;&quot;Y&quot;)">
            <text:p/>
          </table:table-cell>
          <table:table-cell table:formula="of:=IF(ISNA(VLOOKUP([.$A588];['SQL 2008'.$A$2:.$A$1001];1;0));&quot;&quot;;&quot;Y&quot;)">
            <text:p/>
          </table:table-cell>
          <table:table-cell table:formula="of:=IF(ISNA(VLOOKUP([.$A588];['SQL 92'.$A$2:.$A$1001];1;0));&quot;&quot;;&quot;Y&quot;)">
            <text:p/>
          </table:table-cell>
          <table:table-cell table:style-name="ce34" table:formula="of:=IF(ISNA(VLOOKUP([.$A588];['SQLite 3'.$A$2:.$B$1002];1;0));&quot;&quot;;&quot;Y&quot;)">
            <text:p/>
          </table:table-cell>
          <table:table-cell table:style-name="ce34" table:formula="of:=IF(ISNA(VLOOKUP([.$A588];['MySQL 5.7'.$A$2:.$A$832];1;0));&quot;&quot;;&quot;Y&quot;)">
            <text:p/>
          </table:table-cell>
          <table:table-cell table:formula="of:=IF(ISNA(VLOOKUP([.$A588];['Transact-SQL 2012'.$A$2:.$A$1001];1;0));&quot;&quot;;&quot;Y&quot;)">
            <text:p/>
          </table:table-cell>
          <table:table-cell table:formula="of:=IF(ISNA(VLOOKUP([.$A58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PUBLIC</text:p>
          </table:table-cell>
          <table:table-cell table:formula="of:=IF(ISNA(VLOOKUP([.$A589];['PostgreSQL 9.3'.$A$2:.$A$1001];1;0));&quot;&quot;;&quot;Y&quot;)">
            <text:p/>
          </table:table-cell>
          <table:table-cell table:formula="of:=IF(ISNA(VLOOKUP([.$A589];['SQL 2011'.$A$2:.$A$1001];1;0));&quot;&quot;;&quot;Y&quot;)" office:value-type="string" office:string-value="Y">
            <text:p>Y</text:p>
          </table:table-cell>
          <table:table-cell table:formula="of:=IF(ISNA(VLOOKUP([.$A589];['SQL 2008'.$A$2:.$A$1001];1;0));&quot;&quot;;&quot;Y&quot;)" office:value-type="string" office:string-value="Y">
            <text:p>Y</text:p>
          </table:table-cell>
          <table:table-cell table:formula="of:=IF(ISNA(VLOOKUP([.$A589];['SQL 92'.$A$2:.$A$1001];1;0));&quot;&quot;;&quot;Y&quot;)" office:value-type="string" office:string-value="Y">
            <text:p>Y</text:p>
          </table:table-cell>
          <table:table-cell table:style-name="ce34" table:formula="of:=IF(ISNA(VLOOKUP([.$A589];['SQLite 3'.$A$2:.$B$1002];1;0));&quot;&quot;;&quot;Y&quot;)">
            <text:p/>
          </table:table-cell>
          <table:table-cell table:style-name="ce34" table:formula="of:=IF(ISNA(VLOOKUP([.$A589];['MySQL 5.7'.$A$2:.$A$832];1;0));&quot;&quot;;&quot;Y&quot;)">
            <text:p/>
          </table:table-cell>
          <table:table-cell table:formula="of:=IF(ISNA(VLOOKUP([.$A589];['Transact-SQL 2012'.$A$2:.$A$1001];1;0));&quot;&quot;;&quot;Y&quot;)" office:value-type="string" office:string-value="Y">
            <text:p>Y</text:p>
          </table:table-cell>
          <table:table-cell table:formula="of:=IF(ISNA(VLOOKUP([.$A589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PURGE</text:p>
          </table:table-cell>
          <table:table-cell table:formula="of:=IF(ISNA(VLOOKUP([.$A590];['PostgreSQL 9.3'.$A$2:.$A$1001];1;0));&quot;&quot;;&quot;Y&quot;)">
            <text:p/>
          </table:table-cell>
          <table:table-cell table:formula="of:=IF(ISNA(VLOOKUP([.$A590];['SQL 2011'.$A$2:.$A$1001];1;0));&quot;&quot;;&quot;Y&quot;)">
            <text:p/>
          </table:table-cell>
          <table:table-cell table:formula="of:=IF(ISNA(VLOOKUP([.$A590];['SQL 2008'.$A$2:.$A$1001];1;0));&quot;&quot;;&quot;Y&quot;)">
            <text:p/>
          </table:table-cell>
          <table:table-cell table:formula="of:=IF(ISNA(VLOOKUP([.$A590];['SQL 92'.$A$2:.$A$1001];1;0));&quot;&quot;;&quot;Y&quot;)">
            <text:p/>
          </table:table-cell>
          <table:table-cell table:style-name="ce34" table:formula="of:=IF(ISNA(VLOOKUP([.$A590];['SQLite 3'.$A$2:.$B$1002];1;0));&quot;&quot;;&quot;Y&quot;)">
            <text:p/>
          </table:table-cell>
          <table:table-cell table:style-name="ce34" table:formula="of:=IF(ISNA(VLOOKUP([.$A590];['MySQL 5.7'.$A$2:.$A$832];1;0));&quot;&quot;;&quot;Y&quot;)" office:value-type="string" office:string-value="Y">
            <text:p>Y</text:p>
          </table:table-cell>
          <table:table-cell table:formula="of:=IF(ISNA(VLOOKUP([.$A590];['Transact-SQL 2012'.$A$2:.$A$1001];1;0));&quot;&quot;;&quot;Y&quot;)">
            <text:p/>
          </table:table-cell>
          <table:table-cell table:formula="of:=IF(ISNA(VLOOKUP([.$A590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QUERY</text:p>
          </table:table-cell>
          <table:table-cell table:formula="of:=IF(ISNA(VLOOKUP([.$A591];['PostgreSQL 9.3'.$A$2:.$A$1001];1;0));&quot;&quot;;&quot;Y&quot;)">
            <text:p/>
          </table:table-cell>
          <table:table-cell table:formula="of:=IF(ISNA(VLOOKUP([.$A591];['SQL 2011'.$A$2:.$A$1001];1;0));&quot;&quot;;&quot;Y&quot;)">
            <text:p/>
          </table:table-cell>
          <table:table-cell table:formula="of:=IF(ISNA(VLOOKUP([.$A591];['SQL 2008'.$A$2:.$A$1001];1;0));&quot;&quot;;&quot;Y&quot;)">
            <text:p/>
          </table:table-cell>
          <table:table-cell table:formula="of:=IF(ISNA(VLOOKUP([.$A591];['SQL 92'.$A$2:.$A$1001];1;0));&quot;&quot;;&quot;Y&quot;)">
            <text:p/>
          </table:table-cell>
          <table:table-cell table:style-name="ce34" table:formula="of:=IF(ISNA(VLOOKUP([.$A591];['SQLite 3'.$A$2:.$B$1002];1;0));&quot;&quot;;&quot;Y&quot;)" office:value-type="string" office:string-value="Y">
            <text:p>Y</text:p>
          </table:table-cell>
          <table:table-cell table:style-name="ce34" table:formula="of:=IF(ISNA(VLOOKUP([.$A591];['MySQL 5.7'.$A$2:.$A$832];1;0));&quot;&quot;;&quot;Y&quot;)">
            <text:p/>
          </table:table-cell>
          <table:table-cell table:formula="of:=IF(ISNA(VLOOKUP([.$A591];['Transact-SQL 2012'.$A$2:.$A$1001];1;0));&quot;&quot;;&quot;Y&quot;)">
            <text:p/>
          </table:table-cell>
          <table:table-cell table:formula="of:=IF(ISNA(VLOOKUP([.$A59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QUOTE</text:p>
          </table:table-cell>
          <table:table-cell table:formula="of:=IF(ISNA(VLOOKUP([.$A592];['PostgreSQL 9.3'.$A$2:.$A$1001];1;0));&quot;&quot;;&quot;Y&quot;)" office:value-type="string" office:string-value="Y">
            <text:p>Y</text:p>
          </table:table-cell>
          <table:table-cell table:formula="of:=IF(ISNA(VLOOKUP([.$A592];['SQL 2011'.$A$2:.$A$1001];1;0));&quot;&quot;;&quot;Y&quot;)">
            <text:p/>
          </table:table-cell>
          <table:table-cell table:formula="of:=IF(ISNA(VLOOKUP([.$A592];['SQL 2008'.$A$2:.$A$1001];1;0));&quot;&quot;;&quot;Y&quot;)">
            <text:p/>
          </table:table-cell>
          <table:table-cell table:formula="of:=IF(ISNA(VLOOKUP([.$A592];['SQL 92'.$A$2:.$A$1001];1;0));&quot;&quot;;&quot;Y&quot;)">
            <text:p/>
          </table:table-cell>
          <table:table-cell table:style-name="ce34" table:formula="of:=IF(ISNA(VLOOKUP([.$A592];['SQLite 3'.$A$2:.$B$1002];1;0));&quot;&quot;;&quot;Y&quot;)">
            <text:p/>
          </table:table-cell>
          <table:table-cell table:style-name="ce34" table:formula="of:=IF(ISNA(VLOOKUP([.$A592];['MySQL 5.7'.$A$2:.$A$832];1;0));&quot;&quot;;&quot;Y&quot;)">
            <text:p/>
          </table:table-cell>
          <table:table-cell table:formula="of:=IF(ISNA(VLOOKUP([.$A592];['Transact-SQL 2012'.$A$2:.$A$1001];1;0));&quot;&quot;;&quot;Y&quot;)">
            <text:p/>
          </table:table-cell>
          <table:table-cell table:formula="of:=IF(ISNA(VLOOKUP([.$A592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RAISE</text:p>
          </table:table-cell>
          <table:table-cell table:formula="of:=IF(ISNA(VLOOKUP([.$A593];['PostgreSQL 9.3'.$A$2:.$A$1001];1;0));&quot;&quot;;&quot;Y&quot;)">
            <text:p/>
          </table:table-cell>
          <table:table-cell table:formula="of:=IF(ISNA(VLOOKUP([.$A593];['SQL 2011'.$A$2:.$A$1001];1;0));&quot;&quot;;&quot;Y&quot;)">
            <text:p/>
          </table:table-cell>
          <table:table-cell table:formula="of:=IF(ISNA(VLOOKUP([.$A593];['SQL 2008'.$A$2:.$A$1001];1;0));&quot;&quot;;&quot;Y&quot;)">
            <text:p/>
          </table:table-cell>
          <table:table-cell table:formula="of:=IF(ISNA(VLOOKUP([.$A593];['SQL 92'.$A$2:.$A$1001];1;0));&quot;&quot;;&quot;Y&quot;)">
            <text:p/>
          </table:table-cell>
          <table:table-cell table:style-name="ce34" table:formula="of:=IF(ISNA(VLOOKUP([.$A593];['SQLite 3'.$A$2:.$B$1002];1;0));&quot;&quot;;&quot;Y&quot;)" office:value-type="string" office:string-value="Y">
            <text:p>Y</text:p>
          </table:table-cell>
          <table:table-cell table:style-name="ce34" table:formula="of:=IF(ISNA(VLOOKUP([.$A593];['MySQL 5.7'.$A$2:.$A$832];1;0));&quot;&quot;;&quot;Y&quot;)">
            <text:p/>
          </table:table-cell>
          <table:table-cell table:formula="of:=IF(ISNA(VLOOKUP([.$A593];['Transact-SQL 2012'.$A$2:.$A$1001];1;0));&quot;&quot;;&quot;Y&quot;)">
            <text:p/>
          </table:table-cell>
          <table:table-cell table:formula="of:=IF(ISNA(VLOOKUP([.$A593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RAISERROR</text:p>
          </table:table-cell>
          <table:table-cell table:formula="of:=IF(ISNA(VLOOKUP([.$A594];['PostgreSQL 9.3'.$A$2:.$A$1001];1;0));&quot;&quot;;&quot;Y&quot;)">
            <text:p/>
          </table:table-cell>
          <table:table-cell table:formula="of:=IF(ISNA(VLOOKUP([.$A594];['SQL 2011'.$A$2:.$A$1001];1;0));&quot;&quot;;&quot;Y&quot;)">
            <text:p/>
          </table:table-cell>
          <table:table-cell table:formula="of:=IF(ISNA(VLOOKUP([.$A594];['SQL 2008'.$A$2:.$A$1001];1;0));&quot;&quot;;&quot;Y&quot;)">
            <text:p/>
          </table:table-cell>
          <table:table-cell table:formula="of:=IF(ISNA(VLOOKUP([.$A594];['SQL 92'.$A$2:.$A$1001];1;0));&quot;&quot;;&quot;Y&quot;)">
            <text:p/>
          </table:table-cell>
          <table:table-cell table:style-name="ce34" table:formula="of:=IF(ISNA(VLOOKUP([.$A594];['SQLite 3'.$A$2:.$B$1002];1;0));&quot;&quot;;&quot;Y&quot;)">
            <text:p/>
          </table:table-cell>
          <table:table-cell table:style-name="ce34" table:formula="of:=IF(ISNA(VLOOKUP([.$A594];['MySQL 5.7'.$A$2:.$A$832];1;0));&quot;&quot;;&quot;Y&quot;)">
            <text:p/>
          </table:table-cell>
          <table:table-cell table:formula="of:=IF(ISNA(VLOOKUP([.$A594];['Transact-SQL 2012'.$A$2:.$A$1001];1;0));&quot;&quot;;&quot;Y&quot;)" office:value-type="string" office:string-value="Y">
            <text:p>Y</text:p>
          </table:table-cell>
          <table:table-cell table:formula="of:=IF(ISNA(VLOOKUP([.$A59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ANGE</text:p>
          </table:table-cell>
          <table:table-cell table:formula="of:=IF(ISNA(VLOOKUP([.$A595];['PostgreSQL 9.3'.$A$2:.$A$1001];1;0));&quot;&quot;;&quot;Y&quot;)" office:value-type="string" office:string-value="Y">
            <text:p>Y</text:p>
          </table:table-cell>
          <table:table-cell table:formula="of:=IF(ISNA(VLOOKUP([.$A595];['SQL 2011'.$A$2:.$A$1001];1;0));&quot;&quot;;&quot;Y&quot;)" office:value-type="string" office:string-value="Y">
            <text:p>Y</text:p>
          </table:table-cell>
          <table:table-cell table:formula="of:=IF(ISNA(VLOOKUP([.$A595];['SQL 2008'.$A$2:.$A$1001];1;0));&quot;&quot;;&quot;Y&quot;)" office:value-type="string" office:string-value="Y">
            <text:p>Y</text:p>
          </table:table-cell>
          <table:table-cell table:formula="of:=IF(ISNA(VLOOKUP([.$A595];['SQL 92'.$A$2:.$A$1001];1;0));&quot;&quot;;&quot;Y&quot;)">
            <text:p/>
          </table:table-cell>
          <table:table-cell table:style-name="ce34" table:formula="of:=IF(ISNA(VLOOKUP([.$A595];['SQLite 3'.$A$2:.$B$1002];1;0));&quot;&quot;;&quot;Y&quot;)">
            <text:p/>
          </table:table-cell>
          <table:table-cell table:style-name="ce34" table:formula="of:=IF(ISNA(VLOOKUP([.$A595];['MySQL 5.7'.$A$2:.$A$832];1;0));&quot;&quot;;&quot;Y&quot;)" office:value-type="string" office:string-value="Y">
            <text:p>Y</text:p>
          </table:table-cell>
          <table:table-cell table:formula="of:=IF(ISNA(VLOOKUP([.$A595];['Transact-SQL 2012'.$A$2:.$A$1001];1;0));&quot;&quot;;&quot;Y&quot;)">
            <text:p/>
          </table:table-cell>
          <table:table-cell table:formula="of:=IF(ISNA(VLOOKUP([.$A59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ANK</text:p>
          </table:table-cell>
          <table:table-cell table:formula="of:=IF(ISNA(VLOOKUP([.$A596];['PostgreSQL 9.3'.$A$2:.$A$1001];1;0));&quot;&quot;;&quot;Y&quot;)">
            <text:p/>
          </table:table-cell>
          <table:table-cell table:formula="of:=IF(ISNA(VLOOKUP([.$A596];['SQL 2011'.$A$2:.$A$1001];1;0));&quot;&quot;;&quot;Y&quot;)" office:value-type="string" office:string-value="Y">
            <text:p>Y</text:p>
          </table:table-cell>
          <table:table-cell table:formula="of:=IF(ISNA(VLOOKUP([.$A596];['SQL 2008'.$A$2:.$A$1001];1;0));&quot;&quot;;&quot;Y&quot;)" office:value-type="string" office:string-value="Y">
            <text:p>Y</text:p>
          </table:table-cell>
          <table:table-cell table:formula="of:=IF(ISNA(VLOOKUP([.$A596];['SQL 92'.$A$2:.$A$1001];1;0));&quot;&quot;;&quot;Y&quot;)">
            <text:p/>
          </table:table-cell>
          <table:table-cell table:style-name="ce34" table:formula="of:=IF(ISNA(VLOOKUP([.$A596];['SQLite 3'.$A$2:.$B$1002];1;0));&quot;&quot;;&quot;Y&quot;)">
            <text:p/>
          </table:table-cell>
          <table:table-cell table:style-name="ce34" table:formula="of:=IF(ISNA(VLOOKUP([.$A596];['MySQL 5.7'.$A$2:.$A$832];1;0));&quot;&quot;;&quot;Y&quot;)">
            <text:p/>
          </table:table-cell>
          <table:table-cell table:formula="of:=IF(ISNA(VLOOKUP([.$A596];['Transact-SQL 2012'.$A$2:.$A$1001];1;0));&quot;&quot;;&quot;Y&quot;)">
            <text:p/>
          </table:table-cell>
          <table:table-cell table:formula="of:=IF(ISNA(VLOOKUP([.$A59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AD</text:p>
          </table:table-cell>
          <table:table-cell table:formula="of:=IF(ISNA(VLOOKUP([.$A597];['PostgreSQL 9.3'.$A$2:.$A$1001];1;0));&quot;&quot;;&quot;Y&quot;)" office:value-type="string" office:string-value="Y">
            <text:p>Y</text:p>
          </table:table-cell>
          <table:table-cell table:formula="of:=IF(ISNA(VLOOKUP([.$A597];['SQL 2011'.$A$2:.$A$1001];1;0));&quot;&quot;;&quot;Y&quot;)" office:value-type="string" office:string-value="Y">
            <text:p>Y</text:p>
          </table:table-cell>
          <table:table-cell table:formula="of:=IF(ISNA(VLOOKUP([.$A597];['SQL 2008'.$A$2:.$A$1001];1;0));&quot;&quot;;&quot;Y&quot;)" office:value-type="string" office:string-value="Y">
            <text:p>Y</text:p>
          </table:table-cell>
          <table:table-cell table:formula="of:=IF(ISNA(VLOOKUP([.$A597];['SQL 92'.$A$2:.$A$1001];1;0));&quot;&quot;;&quot;Y&quot;)" office:value-type="string" office:string-value="Y">
            <text:p>Y</text:p>
          </table:table-cell>
          <table:table-cell table:style-name="ce34" table:formula="of:=IF(ISNA(VLOOKUP([.$A597];['SQLite 3'.$A$2:.$B$1002];1;0));&quot;&quot;;&quot;Y&quot;)">
            <text:p/>
          </table:table-cell>
          <table:table-cell table:style-name="ce34" table:formula="of:=IF(ISNA(VLOOKUP([.$A597];['MySQL 5.7'.$A$2:.$A$832];1;0));&quot;&quot;;&quot;Y&quot;)" office:value-type="string" office:string-value="Y">
            <text:p>Y</text:p>
          </table:table-cell>
          <table:table-cell table:formula="of:=IF(ISNA(VLOOKUP([.$A597];['Transact-SQL 2012'.$A$2:.$A$1001];1;0));&quot;&quot;;&quot;Y&quot;)" office:value-type="string" office:string-value="Y">
            <text:p>Y</text:p>
          </table:table-cell>
          <table:table-cell table:formula="of:=IF(ISNA(VLOOKUP([.$A597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READ_WRITE</text:p>
          </table:table-cell>
          <table:table-cell table:formula="of:=IF(ISNA(VLOOKUP([.$A598];['PostgreSQL 9.3'.$A$2:.$A$1001];1;0));&quot;&quot;;&quot;Y&quot;)">
            <text:p/>
          </table:table-cell>
          <table:table-cell table:formula="of:=IF(ISNA(VLOOKUP([.$A598];['SQL 2011'.$A$2:.$A$1001];1;0));&quot;&quot;;&quot;Y&quot;)">
            <text:p/>
          </table:table-cell>
          <table:table-cell table:formula="of:=IF(ISNA(VLOOKUP([.$A598];['SQL 2008'.$A$2:.$A$1001];1;0));&quot;&quot;;&quot;Y&quot;)">
            <text:p/>
          </table:table-cell>
          <table:table-cell table:formula="of:=IF(ISNA(VLOOKUP([.$A598];['SQL 92'.$A$2:.$A$1001];1;0));&quot;&quot;;&quot;Y&quot;)">
            <text:p/>
          </table:table-cell>
          <table:table-cell table:style-name="ce34" table:formula="of:=IF(ISNA(VLOOKUP([.$A598];['SQLite 3'.$A$2:.$B$1002];1;0));&quot;&quot;;&quot;Y&quot;)">
            <text:p/>
          </table:table-cell>
          <table:table-cell table:style-name="ce34" table:formula="of:=IF(ISNA(VLOOKUP([.$A598];['MySQL 5.7'.$A$2:.$A$832];1;0));&quot;&quot;;&quot;Y&quot;)" office:value-type="string" office:string-value="Y">
            <text:p>Y</text:p>
          </table:table-cell>
          <table:table-cell table:formula="of:=IF(ISNA(VLOOKUP([.$A598];['Transact-SQL 2012'.$A$2:.$A$1001];1;0));&quot;&quot;;&quot;Y&quot;)">
            <text:p/>
          </table:table-cell>
          <table:table-cell table:formula="of:=IF(ISNA(VLOOKUP([.$A59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ADS</text:p>
          </table:table-cell>
          <table:table-cell table:formula="of:=IF(ISNA(VLOOKUP([.$A599];['PostgreSQL 9.3'.$A$2:.$A$1001];1;0));&quot;&quot;;&quot;Y&quot;)">
            <text:p/>
          </table:table-cell>
          <table:table-cell table:formula="of:=IF(ISNA(VLOOKUP([.$A599];['SQL 2011'.$A$2:.$A$1001];1;0));&quot;&quot;;&quot;Y&quot;)" office:value-type="string" office:string-value="Y">
            <text:p>Y</text:p>
          </table:table-cell>
          <table:table-cell table:formula="of:=IF(ISNA(VLOOKUP([.$A599];['SQL 2008'.$A$2:.$A$1001];1;0));&quot;&quot;;&quot;Y&quot;)" office:value-type="string" office:string-value="Y">
            <text:p>Y</text:p>
          </table:table-cell>
          <table:table-cell table:formula="of:=IF(ISNA(VLOOKUP([.$A599];['SQL 92'.$A$2:.$A$1001];1;0));&quot;&quot;;&quot;Y&quot;)">
            <text:p/>
          </table:table-cell>
          <table:table-cell table:style-name="ce34" table:formula="of:=IF(ISNA(VLOOKUP([.$A599];['SQLite 3'.$A$2:.$B$1002];1;0));&quot;&quot;;&quot;Y&quot;)">
            <text:p/>
          </table:table-cell>
          <table:table-cell table:style-name="ce34" table:formula="of:=IF(ISNA(VLOOKUP([.$A599];['MySQL 5.7'.$A$2:.$A$832];1;0));&quot;&quot;;&quot;Y&quot;)" office:value-type="string" office:string-value="Y">
            <text:p>Y</text:p>
          </table:table-cell>
          <table:table-cell table:formula="of:=IF(ISNA(VLOOKUP([.$A599];['Transact-SQL 2012'.$A$2:.$A$1001];1;0));&quot;&quot;;&quot;Y&quot;)">
            <text:p/>
          </table:table-cell>
          <table:table-cell table:formula="of:=IF(ISNA(VLOOKUP([.$A599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READTEXT</text:p>
          </table:table-cell>
          <table:table-cell table:formula="of:=IF(ISNA(VLOOKUP([.$A600];['PostgreSQL 9.3'.$A$2:.$A$1001];1;0));&quot;&quot;;&quot;Y&quot;)">
            <text:p/>
          </table:table-cell>
          <table:table-cell table:formula="of:=IF(ISNA(VLOOKUP([.$A600];['SQL 2011'.$A$2:.$A$1001];1;0));&quot;&quot;;&quot;Y&quot;)">
            <text:p/>
          </table:table-cell>
          <table:table-cell table:formula="of:=IF(ISNA(VLOOKUP([.$A600];['SQL 2008'.$A$2:.$A$1001];1;0));&quot;&quot;;&quot;Y&quot;)">
            <text:p/>
          </table:table-cell>
          <table:table-cell table:formula="of:=IF(ISNA(VLOOKUP([.$A600];['SQL 92'.$A$2:.$A$1001];1;0));&quot;&quot;;&quot;Y&quot;)">
            <text:p/>
          </table:table-cell>
          <table:table-cell table:style-name="ce34" table:formula="of:=IF(ISNA(VLOOKUP([.$A600];['SQLite 3'.$A$2:.$B$1002];1;0));&quot;&quot;;&quot;Y&quot;)">
            <text:p/>
          </table:table-cell>
          <table:table-cell table:style-name="ce34" table:formula="of:=IF(ISNA(VLOOKUP([.$A600];['MySQL 5.7'.$A$2:.$A$832];1;0));&quot;&quot;;&quot;Y&quot;)">
            <text:p/>
          </table:table-cell>
          <table:table-cell table:formula="of:=IF(ISNA(VLOOKUP([.$A600];['Transact-SQL 2012'.$A$2:.$A$1001];1;0));&quot;&quot;;&quot;Y&quot;)" office:value-type="string" office:string-value="Y">
            <text:p>Y</text:p>
          </table:table-cell>
          <table:table-cell table:formula="of:=IF(ISNA(VLOOKUP([.$A60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AL</text:p>
          </table:table-cell>
          <table:table-cell table:formula="of:=IF(ISNA(VLOOKUP([.$A601];['PostgreSQL 9.3'.$A$2:.$A$1001];1;0));&quot;&quot;;&quot;Y&quot;)" office:value-type="string" office:string-value="Y">
            <text:p>Y</text:p>
          </table:table-cell>
          <table:table-cell table:formula="of:=IF(ISNA(VLOOKUP([.$A601];['SQL 2011'.$A$2:.$A$1001];1;0));&quot;&quot;;&quot;Y&quot;)" office:value-type="string" office:string-value="Y">
            <text:p>Y</text:p>
          </table:table-cell>
          <table:table-cell table:formula="of:=IF(ISNA(VLOOKUP([.$A601];['SQL 2008'.$A$2:.$A$1001];1;0));&quot;&quot;;&quot;Y&quot;)" office:value-type="string" office:string-value="Y">
            <text:p>Y</text:p>
          </table:table-cell>
          <table:table-cell table:formula="of:=IF(ISNA(VLOOKUP([.$A601];['SQL 92'.$A$2:.$A$1001];1;0));&quot;&quot;;&quot;Y&quot;)" office:value-type="string" office:string-value="Y">
            <text:p>Y</text:p>
          </table:table-cell>
          <table:table-cell table:style-name="ce34" table:formula="of:=IF(ISNA(VLOOKUP([.$A601];['SQLite 3'.$A$2:.$B$1002];1;0));&quot;&quot;;&quot;Y&quot;)">
            <text:p/>
          </table:table-cell>
          <table:table-cell table:style-name="ce34" table:formula="of:=IF(ISNA(VLOOKUP([.$A601];['MySQL 5.7'.$A$2:.$A$832];1;0));&quot;&quot;;&quot;Y&quot;)" office:value-type="string" office:string-value="Y">
            <text:p>Y</text:p>
          </table:table-cell>
          <table:table-cell table:formula="of:=IF(ISNA(VLOOKUP([.$A601];['Transact-SQL 2012'.$A$2:.$A$1001];1;0));&quot;&quot;;&quot;Y&quot;)">
            <text:p/>
          </table:table-cell>
          <table:table-cell table:formula="of:=IF(ISNA(VLOOKUP([.$A60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REASSIGN</text:p>
          </table:table-cell>
          <table:table-cell table:formula="of:=IF(ISNA(VLOOKUP([.$A602];['PostgreSQL 9.3'.$A$2:.$A$1001];1;0));&quot;&quot;;&quot;Y&quot;)" office:value-type="string" office:string-value="Y">
            <text:p>Y</text:p>
          </table:table-cell>
          <table:table-cell table:formula="of:=IF(ISNA(VLOOKUP([.$A602];['SQL 2011'.$A$2:.$A$1001];1;0));&quot;&quot;;&quot;Y&quot;)">
            <text:p/>
          </table:table-cell>
          <table:table-cell table:formula="of:=IF(ISNA(VLOOKUP([.$A602];['SQL 2008'.$A$2:.$A$1001];1;0));&quot;&quot;;&quot;Y&quot;)">
            <text:p/>
          </table:table-cell>
          <table:table-cell table:formula="of:=IF(ISNA(VLOOKUP([.$A602];['SQL 92'.$A$2:.$A$1001];1;0));&quot;&quot;;&quot;Y&quot;)">
            <text:p/>
          </table:table-cell>
          <table:table-cell table:style-name="ce34" table:formula="of:=IF(ISNA(VLOOKUP([.$A602];['SQLite 3'.$A$2:.$B$1002];1;0));&quot;&quot;;&quot;Y&quot;)">
            <text:p/>
          </table:table-cell>
          <table:table-cell table:style-name="ce34" table:formula="of:=IF(ISNA(VLOOKUP([.$A602];['MySQL 5.7'.$A$2:.$A$832];1;0));&quot;&quot;;&quot;Y&quot;)">
            <text:p/>
          </table:table-cell>
          <table:table-cell table:formula="of:=IF(ISNA(VLOOKUP([.$A602];['Transact-SQL 2012'.$A$2:.$A$1001];1;0));&quot;&quot;;&quot;Y&quot;)">
            <text:p/>
          </table:table-cell>
          <table:table-cell table:formula="of:=IF(ISNA(VLOOKUP([.$A60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CHECK</text:p>
          </table:table-cell>
          <table:table-cell table:formula="of:=IF(ISNA(VLOOKUP([.$A603];['PostgreSQL 9.3'.$A$2:.$A$1001];1;0));&quot;&quot;;&quot;Y&quot;)" office:value-type="string" office:string-value="Y">
            <text:p>Y</text:p>
          </table:table-cell>
          <table:table-cell table:formula="of:=IF(ISNA(VLOOKUP([.$A603];['SQL 2011'.$A$2:.$A$1001];1;0));&quot;&quot;;&quot;Y&quot;)">
            <text:p/>
          </table:table-cell>
          <table:table-cell table:formula="of:=IF(ISNA(VLOOKUP([.$A603];['SQL 2008'.$A$2:.$A$1001];1;0));&quot;&quot;;&quot;Y&quot;)">
            <text:p/>
          </table:table-cell>
          <table:table-cell table:formula="of:=IF(ISNA(VLOOKUP([.$A603];['SQL 92'.$A$2:.$A$1001];1;0));&quot;&quot;;&quot;Y&quot;)">
            <text:p/>
          </table:table-cell>
          <table:table-cell table:style-name="ce34" table:formula="of:=IF(ISNA(VLOOKUP([.$A603];['SQLite 3'.$A$2:.$B$1002];1;0));&quot;&quot;;&quot;Y&quot;)">
            <text:p/>
          </table:table-cell>
          <table:table-cell table:style-name="ce34" table:formula="of:=IF(ISNA(VLOOKUP([.$A603];['MySQL 5.7'.$A$2:.$A$832];1;0));&quot;&quot;;&quot;Y&quot;)">
            <text:p/>
          </table:table-cell>
          <table:table-cell table:formula="of:=IF(ISNA(VLOOKUP([.$A603];['Transact-SQL 2012'.$A$2:.$A$1001];1;0));&quot;&quot;;&quot;Y&quot;)">
            <text:p/>
          </table:table-cell>
          <table:table-cell table:formula="of:=IF(ISNA(VLOOKUP([.$A603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RECONFIGURE</text:p>
          </table:table-cell>
          <table:table-cell table:formula="of:=IF(ISNA(VLOOKUP([.$A604];['PostgreSQL 9.3'.$A$2:.$A$1001];1;0));&quot;&quot;;&quot;Y&quot;)">
            <text:p/>
          </table:table-cell>
          <table:table-cell table:formula="of:=IF(ISNA(VLOOKUP([.$A604];['SQL 2011'.$A$2:.$A$1001];1;0));&quot;&quot;;&quot;Y&quot;)">
            <text:p/>
          </table:table-cell>
          <table:table-cell table:formula="of:=IF(ISNA(VLOOKUP([.$A604];['SQL 2008'.$A$2:.$A$1001];1;0));&quot;&quot;;&quot;Y&quot;)">
            <text:p/>
          </table:table-cell>
          <table:table-cell table:formula="of:=IF(ISNA(VLOOKUP([.$A604];['SQL 92'.$A$2:.$A$1001];1;0));&quot;&quot;;&quot;Y&quot;)">
            <text:p/>
          </table:table-cell>
          <table:table-cell table:style-name="ce34" table:formula="of:=IF(ISNA(VLOOKUP([.$A604];['SQLite 3'.$A$2:.$B$1002];1;0));&quot;&quot;;&quot;Y&quot;)">
            <text:p/>
          </table:table-cell>
          <table:table-cell table:style-name="ce34" table:formula="of:=IF(ISNA(VLOOKUP([.$A604];['MySQL 5.7'.$A$2:.$A$832];1;0));&quot;&quot;;&quot;Y&quot;)">
            <text:p/>
          </table:table-cell>
          <table:table-cell table:formula="of:=IF(ISNA(VLOOKUP([.$A604];['Transact-SQL 2012'.$A$2:.$A$1001];1;0));&quot;&quot;;&quot;Y&quot;)" office:value-type="string" office:string-value="Y">
            <text:p>Y</text:p>
          </table:table-cell>
          <table:table-cell table:formula="of:=IF(ISNA(VLOOKUP([.$A60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COVERY</text:p>
          </table:table-cell>
          <table:table-cell table:formula="of:=IF(ISNA(VLOOKUP([.$A605];['PostgreSQL 9.3'.$A$2:.$A$1001];1;0));&quot;&quot;;&quot;Y&quot;)">
            <text:p/>
          </table:table-cell>
          <table:table-cell table:formula="of:=IF(ISNA(VLOOKUP([.$A605];['SQL 2011'.$A$2:.$A$1001];1;0));&quot;&quot;;&quot;Y&quot;)" office:value-type="string" office:string-value="Y">
            <text:p>Y</text:p>
          </table:table-cell>
          <table:table-cell table:formula="of:=IF(ISNA(VLOOKUP([.$A605];['SQL 2008'.$A$2:.$A$1001];1;0));&quot;&quot;;&quot;Y&quot;)" office:value-type="string" office:string-value="Y">
            <text:p>Y</text:p>
          </table:table-cell>
          <table:table-cell table:formula="of:=IF(ISNA(VLOOKUP([.$A605];['SQL 92'.$A$2:.$A$1001];1;0));&quot;&quot;;&quot;Y&quot;)">
            <text:p/>
          </table:table-cell>
          <table:table-cell table:style-name="ce34" table:formula="of:=IF(ISNA(VLOOKUP([.$A605];['SQLite 3'.$A$2:.$B$1002];1;0));&quot;&quot;;&quot;Y&quot;)">
            <text:p/>
          </table:table-cell>
          <table:table-cell table:style-name="ce34" table:formula="of:=IF(ISNA(VLOOKUP([.$A605];['MySQL 5.7'.$A$2:.$A$832];1;0));&quot;&quot;;&quot;Y&quot;)">
            <text:p/>
          </table:table-cell>
          <table:table-cell table:formula="of:=IF(ISNA(VLOOKUP([.$A605];['Transact-SQL 2012'.$A$2:.$A$1001];1;0));&quot;&quot;;&quot;Y&quot;)">
            <text:p/>
          </table:table-cell>
          <table:table-cell table:formula="of:=IF(ISNA(VLOOKUP([.$A60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CURSIVE</text:p>
          </table:table-cell>
          <table:table-cell table:formula="of:=IF(ISNA(VLOOKUP([.$A606];['PostgreSQL 9.3'.$A$2:.$A$1001];1;0));&quot;&quot;;&quot;Y&quot;)" office:value-type="string" office:string-value="Y">
            <text:p>Y</text:p>
          </table:table-cell>
          <table:table-cell table:formula="of:=IF(ISNA(VLOOKUP([.$A606];['SQL 2011'.$A$2:.$A$1001];1;0));&quot;&quot;;&quot;Y&quot;)" office:value-type="string" office:string-value="Y">
            <text:p>Y</text:p>
          </table:table-cell>
          <table:table-cell table:formula="of:=IF(ISNA(VLOOKUP([.$A606];['SQL 2008'.$A$2:.$A$1001];1;0));&quot;&quot;;&quot;Y&quot;)" office:value-type="string" office:string-value="Y">
            <text:p>Y</text:p>
          </table:table-cell>
          <table:table-cell table:formula="of:=IF(ISNA(VLOOKUP([.$A606];['SQL 92'.$A$2:.$A$1001];1;0));&quot;&quot;;&quot;Y&quot;)">
            <text:p/>
          </table:table-cell>
          <table:table-cell table:style-name="ce34" table:formula="of:=IF(ISNA(VLOOKUP([.$A606];['SQLite 3'.$A$2:.$B$1002];1;0));&quot;&quot;;&quot;Y&quot;)">
            <text:p/>
          </table:table-cell>
          <table:table-cell table:style-name="ce34" table:formula="of:=IF(ISNA(VLOOKUP([.$A606];['MySQL 5.7'.$A$2:.$A$832];1;0));&quot;&quot;;&quot;Y&quot;)">
            <text:p/>
          </table:table-cell>
          <table:table-cell table:formula="of:=IF(ISNA(VLOOKUP([.$A606];['Transact-SQL 2012'.$A$2:.$A$1001];1;0));&quot;&quot;;&quot;Y&quot;)">
            <text:p/>
          </table:table-cell>
          <table:table-cell table:formula="of:=IF(ISNA(VLOOKUP([.$A60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F</text:p>
          </table:table-cell>
          <table:table-cell table:formula="of:=IF(ISNA(VLOOKUP([.$A607];['PostgreSQL 9.3'.$A$2:.$A$1001];1;0));&quot;&quot;;&quot;Y&quot;)" office:value-type="string" office:string-value="Y">
            <text:p>Y</text:p>
          </table:table-cell>
          <table:table-cell table:formula="of:=IF(ISNA(VLOOKUP([.$A607];['SQL 2011'.$A$2:.$A$1001];1;0));&quot;&quot;;&quot;Y&quot;)" office:value-type="string" office:string-value="Y">
            <text:p>Y</text:p>
          </table:table-cell>
          <table:table-cell table:formula="of:=IF(ISNA(VLOOKUP([.$A607];['SQL 2008'.$A$2:.$A$1001];1;0));&quot;&quot;;&quot;Y&quot;)" office:value-type="string" office:string-value="Y">
            <text:p>Y</text:p>
          </table:table-cell>
          <table:table-cell table:formula="of:=IF(ISNA(VLOOKUP([.$A607];['SQL 92'.$A$2:.$A$1001];1;0));&quot;&quot;;&quot;Y&quot;)">
            <text:p/>
          </table:table-cell>
          <table:table-cell table:style-name="ce34" table:formula="of:=IF(ISNA(VLOOKUP([.$A607];['SQLite 3'.$A$2:.$B$1002];1;0));&quot;&quot;;&quot;Y&quot;)">
            <text:p/>
          </table:table-cell>
          <table:table-cell table:style-name="ce34" table:formula="of:=IF(ISNA(VLOOKUP([.$A607];['MySQL 5.7'.$A$2:.$A$832];1;0));&quot;&quot;;&quot;Y&quot;)">
            <text:p/>
          </table:table-cell>
          <table:table-cell table:formula="of:=IF(ISNA(VLOOKUP([.$A607];['Transact-SQL 2012'.$A$2:.$A$1001];1;0));&quot;&quot;;&quot;Y&quot;)">
            <text:p/>
          </table:table-cell>
          <table:table-cell table:formula="of:=IF(ISNA(VLOOKUP([.$A60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FERENCES</text:p>
          </table:table-cell>
          <table:table-cell table:formula="of:=IF(ISNA(VLOOKUP([.$A608];['PostgreSQL 9.3'.$A$2:.$A$1001];1;0));&quot;&quot;;&quot;Y&quot;)" office:value-type="string" office:string-value="Y">
            <text:p>Y</text:p>
          </table:table-cell>
          <table:table-cell table:formula="of:=IF(ISNA(VLOOKUP([.$A608];['SQL 2011'.$A$2:.$A$1001];1;0));&quot;&quot;;&quot;Y&quot;)" office:value-type="string" office:string-value="Y">
            <text:p>Y</text:p>
          </table:table-cell>
          <table:table-cell table:formula="of:=IF(ISNA(VLOOKUP([.$A608];['SQL 2008'.$A$2:.$A$1001];1;0));&quot;&quot;;&quot;Y&quot;)" office:value-type="string" office:string-value="Y">
            <text:p>Y</text:p>
          </table:table-cell>
          <table:table-cell table:formula="of:=IF(ISNA(VLOOKUP([.$A608];['SQL 92'.$A$2:.$A$1001];1;0));&quot;&quot;;&quot;Y&quot;)" office:value-type="string" office:string-value="Y">
            <text:p>Y</text:p>
          </table:table-cell>
          <table:table-cell table:style-name="ce34" table:formula="of:=IF(ISNA(VLOOKUP([.$A608];['SQLite 3'.$A$2:.$B$1002];1;0));&quot;&quot;;&quot;Y&quot;)" office:value-type="string" office:string-value="Y">
            <text:p>Y</text:p>
          </table:table-cell>
          <table:table-cell table:style-name="ce34" table:formula="of:=IF(ISNA(VLOOKUP([.$A608];['MySQL 5.7'.$A$2:.$A$832];1;0));&quot;&quot;;&quot;Y&quot;)" office:value-type="string" office:string-value="Y">
            <text:p>Y</text:p>
          </table:table-cell>
          <table:table-cell table:formula="of:=IF(ISNA(VLOOKUP([.$A608];['Transact-SQL 2012'.$A$2:.$A$1001];1;0));&quot;&quot;;&quot;Y&quot;)" office:value-type="string" office:string-value="Y">
            <text:p>Y</text:p>
          </table:table-cell>
          <table:table-cell table:formula="of:=IF(ISNA(VLOOKUP([.$A608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REFERENCING</text:p>
          </table:table-cell>
          <table:table-cell table:formula="of:=IF(ISNA(VLOOKUP([.$A609];['PostgreSQL 9.3'.$A$2:.$A$1001];1;0));&quot;&quot;;&quot;Y&quot;)">
            <text:p/>
          </table:table-cell>
          <table:table-cell table:formula="of:=IF(ISNA(VLOOKUP([.$A609];['SQL 2011'.$A$2:.$A$1001];1;0));&quot;&quot;;&quot;Y&quot;)" office:value-type="string" office:string-value="Y">
            <text:p>Y</text:p>
          </table:table-cell>
          <table:table-cell table:formula="of:=IF(ISNA(VLOOKUP([.$A609];['SQL 2008'.$A$2:.$A$1001];1;0));&quot;&quot;;&quot;Y&quot;)" office:value-type="string" office:string-value="Y">
            <text:p>Y</text:p>
          </table:table-cell>
          <table:table-cell table:formula="of:=IF(ISNA(VLOOKUP([.$A609];['SQL 92'.$A$2:.$A$1001];1;0));&quot;&quot;;&quot;Y&quot;)">
            <text:p/>
          </table:table-cell>
          <table:table-cell table:style-name="ce34" table:formula="of:=IF(ISNA(VLOOKUP([.$A609];['SQLite 3'.$A$2:.$B$1002];1;0));&quot;&quot;;&quot;Y&quot;)">
            <text:p/>
          </table:table-cell>
          <table:table-cell table:style-name="ce34" table:formula="of:=IF(ISNA(VLOOKUP([.$A609];['MySQL 5.7'.$A$2:.$A$832];1;0));&quot;&quot;;&quot;Y&quot;)">
            <text:p/>
          </table:table-cell>
          <table:table-cell table:formula="of:=IF(ISNA(VLOOKUP([.$A609];['Transact-SQL 2012'.$A$2:.$A$1001];1;0));&quot;&quot;;&quot;Y&quot;)">
            <text:p/>
          </table:table-cell>
          <table:table-cell table:formula="of:=IF(ISNA(VLOOKUP([.$A60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FRESH</text:p>
          </table:table-cell>
          <table:table-cell table:formula="of:=IF(ISNA(VLOOKUP([.$A610];['PostgreSQL 9.3'.$A$2:.$A$1001];1;0));&quot;&quot;;&quot;Y&quot;)" office:value-type="string" office:string-value="Y">
            <text:p>Y</text:p>
          </table:table-cell>
          <table:table-cell table:formula="of:=IF(ISNA(VLOOKUP([.$A610];['SQL 2011'.$A$2:.$A$1001];1;0));&quot;&quot;;&quot;Y&quot;)">
            <text:p/>
          </table:table-cell>
          <table:table-cell table:formula="of:=IF(ISNA(VLOOKUP([.$A610];['SQL 2008'.$A$2:.$A$1001];1;0));&quot;&quot;;&quot;Y&quot;)">
            <text:p/>
          </table:table-cell>
          <table:table-cell table:formula="of:=IF(ISNA(VLOOKUP([.$A610];['SQL 92'.$A$2:.$A$1001];1;0));&quot;&quot;;&quot;Y&quot;)">
            <text:p/>
          </table:table-cell>
          <table:table-cell table:style-name="ce34" table:formula="of:=IF(ISNA(VLOOKUP([.$A610];['SQLite 3'.$A$2:.$B$1002];1;0));&quot;&quot;;&quot;Y&quot;)">
            <text:p/>
          </table:table-cell>
          <table:table-cell table:style-name="ce34" table:formula="of:=IF(ISNA(VLOOKUP([.$A610];['MySQL 5.7'.$A$2:.$A$832];1;0));&quot;&quot;;&quot;Y&quot;)">
            <text:p/>
          </table:table-cell>
          <table:table-cell table:formula="of:=IF(ISNA(VLOOKUP([.$A610];['Transact-SQL 2012'.$A$2:.$A$1001];1;0));&quot;&quot;;&quot;Y&quot;)">
            <text:p/>
          </table:table-cell>
          <table:table-cell table:formula="of:=IF(ISNA(VLOOKUP([.$A610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REGEXP</text:p>
          </table:table-cell>
          <table:table-cell table:formula="of:=IF(ISNA(VLOOKUP([.$A611];['PostgreSQL 9.3'.$A$2:.$A$1001];1;0));&quot;&quot;;&quot;Y&quot;)">
            <text:p/>
          </table:table-cell>
          <table:table-cell table:formula="of:=IF(ISNA(VLOOKUP([.$A611];['SQL 2011'.$A$2:.$A$1001];1;0));&quot;&quot;;&quot;Y&quot;)">
            <text:p/>
          </table:table-cell>
          <table:table-cell table:formula="of:=IF(ISNA(VLOOKUP([.$A611];['SQL 2008'.$A$2:.$A$1001];1;0));&quot;&quot;;&quot;Y&quot;)">
            <text:p/>
          </table:table-cell>
          <table:table-cell table:formula="of:=IF(ISNA(VLOOKUP([.$A611];['SQL 92'.$A$2:.$A$1001];1;0));&quot;&quot;;&quot;Y&quot;)">
            <text:p/>
          </table:table-cell>
          <table:table-cell table:style-name="ce34" table:formula="of:=IF(ISNA(VLOOKUP([.$A611];['SQLite 3'.$A$2:.$B$1002];1;0));&quot;&quot;;&quot;Y&quot;)" office:value-type="string" office:string-value="Y">
            <text:p>Y</text:p>
          </table:table-cell>
          <table:table-cell table:style-name="ce34" table:formula="of:=IF(ISNA(VLOOKUP([.$A611];['MySQL 5.7'.$A$2:.$A$832];1;0));&quot;&quot;;&quot;Y&quot;)" office:value-type="string" office:string-value="Y">
            <text:p>Y</text:p>
          </table:table-cell>
          <table:table-cell table:formula="of:=IF(ISNA(VLOOKUP([.$A611];['Transact-SQL 2012'.$A$2:.$A$1001];1;0));&quot;&quot;;&quot;Y&quot;)">
            <text:p/>
          </table:table-cell>
          <table:table-cell table:formula="of:=IF(ISNA(VLOOKUP([.$A61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GR_AVGX</text:p>
          </table:table-cell>
          <table:table-cell table:formula="of:=IF(ISNA(VLOOKUP([.$A612];['PostgreSQL 9.3'.$A$2:.$A$1001];1;0));&quot;&quot;;&quot;Y&quot;)">
            <text:p/>
          </table:table-cell>
          <table:table-cell table:formula="of:=IF(ISNA(VLOOKUP([.$A612];['SQL 2011'.$A$2:.$A$1001];1;0));&quot;&quot;;&quot;Y&quot;)" office:value-type="string" office:string-value="Y">
            <text:p>Y</text:p>
          </table:table-cell>
          <table:table-cell table:formula="of:=IF(ISNA(VLOOKUP([.$A612];['SQL 2008'.$A$2:.$A$1001];1;0));&quot;&quot;;&quot;Y&quot;)" office:value-type="string" office:string-value="Y">
            <text:p>Y</text:p>
          </table:table-cell>
          <table:table-cell table:formula="of:=IF(ISNA(VLOOKUP([.$A612];['SQL 92'.$A$2:.$A$1001];1;0));&quot;&quot;;&quot;Y&quot;)">
            <text:p/>
          </table:table-cell>
          <table:table-cell table:style-name="ce34" table:formula="of:=IF(ISNA(VLOOKUP([.$A612];['SQLite 3'.$A$2:.$B$1002];1;0));&quot;&quot;;&quot;Y&quot;)">
            <text:p/>
          </table:table-cell>
          <table:table-cell table:style-name="ce34" table:formula="of:=IF(ISNA(VLOOKUP([.$A612];['MySQL 5.7'.$A$2:.$A$832];1;0));&quot;&quot;;&quot;Y&quot;)">
            <text:p/>
          </table:table-cell>
          <table:table-cell table:formula="of:=IF(ISNA(VLOOKUP([.$A612];['Transact-SQL 2012'.$A$2:.$A$1001];1;0));&quot;&quot;;&quot;Y&quot;)">
            <text:p/>
          </table:table-cell>
          <table:table-cell table:formula="of:=IF(ISNA(VLOOKUP([.$A61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GR_AVGY</text:p>
          </table:table-cell>
          <table:table-cell table:formula="of:=IF(ISNA(VLOOKUP([.$A613];['PostgreSQL 9.3'.$A$2:.$A$1001];1;0));&quot;&quot;;&quot;Y&quot;)">
            <text:p/>
          </table:table-cell>
          <table:table-cell table:formula="of:=IF(ISNA(VLOOKUP([.$A613];['SQL 2011'.$A$2:.$A$1001];1;0));&quot;&quot;;&quot;Y&quot;)" office:value-type="string" office:string-value="Y">
            <text:p>Y</text:p>
          </table:table-cell>
          <table:table-cell table:formula="of:=IF(ISNA(VLOOKUP([.$A613];['SQL 2008'.$A$2:.$A$1001];1;0));&quot;&quot;;&quot;Y&quot;)" office:value-type="string" office:string-value="Y">
            <text:p>Y</text:p>
          </table:table-cell>
          <table:table-cell table:formula="of:=IF(ISNA(VLOOKUP([.$A613];['SQL 92'.$A$2:.$A$1001];1;0));&quot;&quot;;&quot;Y&quot;)">
            <text:p/>
          </table:table-cell>
          <table:table-cell table:style-name="ce34" table:formula="of:=IF(ISNA(VLOOKUP([.$A613];['SQLite 3'.$A$2:.$B$1002];1;0));&quot;&quot;;&quot;Y&quot;)">
            <text:p/>
          </table:table-cell>
          <table:table-cell table:style-name="ce34" table:formula="of:=IF(ISNA(VLOOKUP([.$A613];['MySQL 5.7'.$A$2:.$A$832];1;0));&quot;&quot;;&quot;Y&quot;)">
            <text:p/>
          </table:table-cell>
          <table:table-cell table:formula="of:=IF(ISNA(VLOOKUP([.$A613];['Transact-SQL 2012'.$A$2:.$A$1001];1;0));&quot;&quot;;&quot;Y&quot;)">
            <text:p/>
          </table:table-cell>
          <table:table-cell table:formula="of:=IF(ISNA(VLOOKUP([.$A61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GR_COUNT</text:p>
          </table:table-cell>
          <table:table-cell table:formula="of:=IF(ISNA(VLOOKUP([.$A614];['PostgreSQL 9.3'.$A$2:.$A$1001];1;0));&quot;&quot;;&quot;Y&quot;)">
            <text:p/>
          </table:table-cell>
          <table:table-cell table:formula="of:=IF(ISNA(VLOOKUP([.$A614];['SQL 2011'.$A$2:.$A$1001];1;0));&quot;&quot;;&quot;Y&quot;)" office:value-type="string" office:string-value="Y">
            <text:p>Y</text:p>
          </table:table-cell>
          <table:table-cell table:formula="of:=IF(ISNA(VLOOKUP([.$A614];['SQL 2008'.$A$2:.$A$1001];1;0));&quot;&quot;;&quot;Y&quot;)" office:value-type="string" office:string-value="Y">
            <text:p>Y</text:p>
          </table:table-cell>
          <table:table-cell table:formula="of:=IF(ISNA(VLOOKUP([.$A614];['SQL 92'.$A$2:.$A$1001];1;0));&quot;&quot;;&quot;Y&quot;)">
            <text:p/>
          </table:table-cell>
          <table:table-cell table:style-name="ce34" table:formula="of:=IF(ISNA(VLOOKUP([.$A614];['SQLite 3'.$A$2:.$B$1002];1;0));&quot;&quot;;&quot;Y&quot;)">
            <text:p/>
          </table:table-cell>
          <table:table-cell table:style-name="ce34" table:formula="of:=IF(ISNA(VLOOKUP([.$A614];['MySQL 5.7'.$A$2:.$A$832];1;0));&quot;&quot;;&quot;Y&quot;)">
            <text:p/>
          </table:table-cell>
          <table:table-cell table:formula="of:=IF(ISNA(VLOOKUP([.$A614];['Transact-SQL 2012'.$A$2:.$A$1001];1;0));&quot;&quot;;&quot;Y&quot;)">
            <text:p/>
          </table:table-cell>
          <table:table-cell table:formula="of:=IF(ISNA(VLOOKUP([.$A61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GR_INTERCEPT</text:p>
          </table:table-cell>
          <table:table-cell table:formula="of:=IF(ISNA(VLOOKUP([.$A615];['PostgreSQL 9.3'.$A$2:.$A$1001];1;0));&quot;&quot;;&quot;Y&quot;)">
            <text:p/>
          </table:table-cell>
          <table:table-cell table:formula="of:=IF(ISNA(VLOOKUP([.$A615];['SQL 2011'.$A$2:.$A$1001];1;0));&quot;&quot;;&quot;Y&quot;)" office:value-type="string" office:string-value="Y">
            <text:p>Y</text:p>
          </table:table-cell>
          <table:table-cell table:formula="of:=IF(ISNA(VLOOKUP([.$A615];['SQL 2008'.$A$2:.$A$1001];1;0));&quot;&quot;;&quot;Y&quot;)" office:value-type="string" office:string-value="Y">
            <text:p>Y</text:p>
          </table:table-cell>
          <table:table-cell table:formula="of:=IF(ISNA(VLOOKUP([.$A615];['SQL 92'.$A$2:.$A$1001];1;0));&quot;&quot;;&quot;Y&quot;)">
            <text:p/>
          </table:table-cell>
          <table:table-cell table:style-name="ce34" table:formula="of:=IF(ISNA(VLOOKUP([.$A615];['SQLite 3'.$A$2:.$B$1002];1;0));&quot;&quot;;&quot;Y&quot;)">
            <text:p/>
          </table:table-cell>
          <table:table-cell table:style-name="ce34" table:formula="of:=IF(ISNA(VLOOKUP([.$A615];['MySQL 5.7'.$A$2:.$A$832];1;0));&quot;&quot;;&quot;Y&quot;)">
            <text:p/>
          </table:table-cell>
          <table:table-cell table:formula="of:=IF(ISNA(VLOOKUP([.$A615];['Transact-SQL 2012'.$A$2:.$A$1001];1;0));&quot;&quot;;&quot;Y&quot;)">
            <text:p/>
          </table:table-cell>
          <table:table-cell table:formula="of:=IF(ISNA(VLOOKUP([.$A61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GR_R2</text:p>
          </table:table-cell>
          <table:table-cell table:formula="of:=IF(ISNA(VLOOKUP([.$A616];['PostgreSQL 9.3'.$A$2:.$A$1001];1;0));&quot;&quot;;&quot;Y&quot;)">
            <text:p/>
          </table:table-cell>
          <table:table-cell table:formula="of:=IF(ISNA(VLOOKUP([.$A616];['SQL 2011'.$A$2:.$A$1001];1;0));&quot;&quot;;&quot;Y&quot;)" office:value-type="string" office:string-value="Y">
            <text:p>Y</text:p>
          </table:table-cell>
          <table:table-cell table:formula="of:=IF(ISNA(VLOOKUP([.$A616];['SQL 2008'.$A$2:.$A$1001];1;0));&quot;&quot;;&quot;Y&quot;)" office:value-type="string" office:string-value="Y">
            <text:p>Y</text:p>
          </table:table-cell>
          <table:table-cell table:formula="of:=IF(ISNA(VLOOKUP([.$A616];['SQL 92'.$A$2:.$A$1001];1;0));&quot;&quot;;&quot;Y&quot;)">
            <text:p/>
          </table:table-cell>
          <table:table-cell table:style-name="ce34" table:formula="of:=IF(ISNA(VLOOKUP([.$A616];['SQLite 3'.$A$2:.$B$1002];1;0));&quot;&quot;;&quot;Y&quot;)">
            <text:p/>
          </table:table-cell>
          <table:table-cell table:style-name="ce34" table:formula="of:=IF(ISNA(VLOOKUP([.$A616];['MySQL 5.7'.$A$2:.$A$832];1;0));&quot;&quot;;&quot;Y&quot;)">
            <text:p/>
          </table:table-cell>
          <table:table-cell table:formula="of:=IF(ISNA(VLOOKUP([.$A616];['Transact-SQL 2012'.$A$2:.$A$1001];1;0));&quot;&quot;;&quot;Y&quot;)">
            <text:p/>
          </table:table-cell>
          <table:table-cell table:formula="of:=IF(ISNA(VLOOKUP([.$A61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GR_SLOPE</text:p>
          </table:table-cell>
          <table:table-cell table:formula="of:=IF(ISNA(VLOOKUP([.$A617];['PostgreSQL 9.3'.$A$2:.$A$1001];1;0));&quot;&quot;;&quot;Y&quot;)">
            <text:p/>
          </table:table-cell>
          <table:table-cell table:formula="of:=IF(ISNA(VLOOKUP([.$A617];['SQL 2011'.$A$2:.$A$1001];1;0));&quot;&quot;;&quot;Y&quot;)" office:value-type="string" office:string-value="Y">
            <text:p>Y</text:p>
          </table:table-cell>
          <table:table-cell table:formula="of:=IF(ISNA(VLOOKUP([.$A617];['SQL 2008'.$A$2:.$A$1001];1;0));&quot;&quot;;&quot;Y&quot;)" office:value-type="string" office:string-value="Y">
            <text:p>Y</text:p>
          </table:table-cell>
          <table:table-cell table:formula="of:=IF(ISNA(VLOOKUP([.$A617];['SQL 92'.$A$2:.$A$1001];1;0));&quot;&quot;;&quot;Y&quot;)">
            <text:p/>
          </table:table-cell>
          <table:table-cell table:style-name="ce34" table:formula="of:=IF(ISNA(VLOOKUP([.$A617];['SQLite 3'.$A$2:.$B$1002];1;0));&quot;&quot;;&quot;Y&quot;)">
            <text:p/>
          </table:table-cell>
          <table:table-cell table:style-name="ce34" table:formula="of:=IF(ISNA(VLOOKUP([.$A617];['MySQL 5.7'.$A$2:.$A$832];1;0));&quot;&quot;;&quot;Y&quot;)">
            <text:p/>
          </table:table-cell>
          <table:table-cell table:formula="of:=IF(ISNA(VLOOKUP([.$A617];['Transact-SQL 2012'.$A$2:.$A$1001];1;0));&quot;&quot;;&quot;Y&quot;)">
            <text:p/>
          </table:table-cell>
          <table:table-cell table:formula="of:=IF(ISNA(VLOOKUP([.$A61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GR_SXX</text:p>
          </table:table-cell>
          <table:table-cell table:formula="of:=IF(ISNA(VLOOKUP([.$A618];['PostgreSQL 9.3'.$A$2:.$A$1001];1;0));&quot;&quot;;&quot;Y&quot;)">
            <text:p/>
          </table:table-cell>
          <table:table-cell table:formula="of:=IF(ISNA(VLOOKUP([.$A618];['SQL 2011'.$A$2:.$A$1001];1;0));&quot;&quot;;&quot;Y&quot;)" office:value-type="string" office:string-value="Y">
            <text:p>Y</text:p>
          </table:table-cell>
          <table:table-cell table:formula="of:=IF(ISNA(VLOOKUP([.$A618];['SQL 2008'.$A$2:.$A$1001];1;0));&quot;&quot;;&quot;Y&quot;)" office:value-type="string" office:string-value="Y">
            <text:p>Y</text:p>
          </table:table-cell>
          <table:table-cell table:formula="of:=IF(ISNA(VLOOKUP([.$A618];['SQL 92'.$A$2:.$A$1001];1;0));&quot;&quot;;&quot;Y&quot;)">
            <text:p/>
          </table:table-cell>
          <table:table-cell table:style-name="ce34" table:formula="of:=IF(ISNA(VLOOKUP([.$A618];['SQLite 3'.$A$2:.$B$1002];1;0));&quot;&quot;;&quot;Y&quot;)">
            <text:p/>
          </table:table-cell>
          <table:table-cell table:style-name="ce34" table:formula="of:=IF(ISNA(VLOOKUP([.$A618];['MySQL 5.7'.$A$2:.$A$832];1;0));&quot;&quot;;&quot;Y&quot;)">
            <text:p/>
          </table:table-cell>
          <table:table-cell table:formula="of:=IF(ISNA(VLOOKUP([.$A618];['Transact-SQL 2012'.$A$2:.$A$1001];1;0));&quot;&quot;;&quot;Y&quot;)">
            <text:p/>
          </table:table-cell>
          <table:table-cell table:formula="of:=IF(ISNA(VLOOKUP([.$A61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GR_SXY</text:p>
          </table:table-cell>
          <table:table-cell table:formula="of:=IF(ISNA(VLOOKUP([.$A619];['PostgreSQL 9.3'.$A$2:.$A$1001];1;0));&quot;&quot;;&quot;Y&quot;)">
            <text:p/>
          </table:table-cell>
          <table:table-cell table:formula="of:=IF(ISNA(VLOOKUP([.$A619];['SQL 2011'.$A$2:.$A$1001];1;0));&quot;&quot;;&quot;Y&quot;)" office:value-type="string" office:string-value="Y">
            <text:p>Y</text:p>
          </table:table-cell>
          <table:table-cell table:formula="of:=IF(ISNA(VLOOKUP([.$A619];['SQL 2008'.$A$2:.$A$1001];1;0));&quot;&quot;;&quot;Y&quot;)" office:value-type="string" office:string-value="Y">
            <text:p>Y</text:p>
          </table:table-cell>
          <table:table-cell table:formula="of:=IF(ISNA(VLOOKUP([.$A619];['SQL 92'.$A$2:.$A$1001];1;0));&quot;&quot;;&quot;Y&quot;)">
            <text:p/>
          </table:table-cell>
          <table:table-cell table:style-name="ce34" table:formula="of:=IF(ISNA(VLOOKUP([.$A619];['SQLite 3'.$A$2:.$B$1002];1;0));&quot;&quot;;&quot;Y&quot;)">
            <text:p/>
          </table:table-cell>
          <table:table-cell table:style-name="ce34" table:formula="of:=IF(ISNA(VLOOKUP([.$A619];['MySQL 5.7'.$A$2:.$A$832];1;0));&quot;&quot;;&quot;Y&quot;)">
            <text:p/>
          </table:table-cell>
          <table:table-cell table:formula="of:=IF(ISNA(VLOOKUP([.$A619];['Transact-SQL 2012'.$A$2:.$A$1001];1;0));&quot;&quot;;&quot;Y&quot;)">
            <text:p/>
          </table:table-cell>
          <table:table-cell table:formula="of:=IF(ISNA(VLOOKUP([.$A61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GR_SYY</text:p>
          </table:table-cell>
          <table:table-cell table:formula="of:=IF(ISNA(VLOOKUP([.$A620];['PostgreSQL 9.3'.$A$2:.$A$1001];1;0));&quot;&quot;;&quot;Y&quot;)">
            <text:p/>
          </table:table-cell>
          <table:table-cell table:formula="of:=IF(ISNA(VLOOKUP([.$A620];['SQL 2011'.$A$2:.$A$1001];1;0));&quot;&quot;;&quot;Y&quot;)" office:value-type="string" office:string-value="Y">
            <text:p>Y</text:p>
          </table:table-cell>
          <table:table-cell table:formula="of:=IF(ISNA(VLOOKUP([.$A620];['SQL 2008'.$A$2:.$A$1001];1;0));&quot;&quot;;&quot;Y&quot;)" office:value-type="string" office:string-value="Y">
            <text:p>Y</text:p>
          </table:table-cell>
          <table:table-cell table:formula="of:=IF(ISNA(VLOOKUP([.$A620];['SQL 92'.$A$2:.$A$1001];1;0));&quot;&quot;;&quot;Y&quot;)">
            <text:p/>
          </table:table-cell>
          <table:table-cell table:style-name="ce34" table:formula="of:=IF(ISNA(VLOOKUP([.$A620];['SQLite 3'.$A$2:.$B$1002];1;0));&quot;&quot;;&quot;Y&quot;)">
            <text:p/>
          </table:table-cell>
          <table:table-cell table:style-name="ce34" table:formula="of:=IF(ISNA(VLOOKUP([.$A620];['MySQL 5.7'.$A$2:.$A$832];1;0));&quot;&quot;;&quot;Y&quot;)">
            <text:p/>
          </table:table-cell>
          <table:table-cell table:formula="of:=IF(ISNA(VLOOKUP([.$A620];['Transact-SQL 2012'.$A$2:.$A$1001];1;0));&quot;&quot;;&quot;Y&quot;)">
            <text:p/>
          </table:table-cell>
          <table:table-cell table:formula="of:=IF(ISNA(VLOOKUP([.$A62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INDEX</text:p>
          </table:table-cell>
          <table:table-cell table:formula="of:=IF(ISNA(VLOOKUP([.$A621];['PostgreSQL 9.3'.$A$2:.$A$1001];1;0));&quot;&quot;;&quot;Y&quot;)" office:value-type="string" office:string-value="Y">
            <text:p>Y</text:p>
          </table:table-cell>
          <table:table-cell table:formula="of:=IF(ISNA(VLOOKUP([.$A621];['SQL 2011'.$A$2:.$A$1001];1;0));&quot;&quot;;&quot;Y&quot;)">
            <text:p/>
          </table:table-cell>
          <table:table-cell table:formula="of:=IF(ISNA(VLOOKUP([.$A621];['SQL 2008'.$A$2:.$A$1001];1;0));&quot;&quot;;&quot;Y&quot;)">
            <text:p/>
          </table:table-cell>
          <table:table-cell table:formula="of:=IF(ISNA(VLOOKUP([.$A621];['SQL 92'.$A$2:.$A$1001];1;0));&quot;&quot;;&quot;Y&quot;)">
            <text:p/>
          </table:table-cell>
          <table:table-cell table:style-name="ce34" table:formula="of:=IF(ISNA(VLOOKUP([.$A621];['SQLite 3'.$A$2:.$B$1002];1;0));&quot;&quot;;&quot;Y&quot;)" office:value-type="string" office:string-value="Y">
            <text:p>Y</text:p>
          </table:table-cell>
          <table:table-cell table:style-name="ce34" table:formula="of:=IF(ISNA(VLOOKUP([.$A621];['MySQL 5.7'.$A$2:.$A$832];1;0));&quot;&quot;;&quot;Y&quot;)">
            <text:p/>
          </table:table-cell>
          <table:table-cell table:formula="of:=IF(ISNA(VLOOKUP([.$A621];['Transact-SQL 2012'.$A$2:.$A$1001];1;0));&quot;&quot;;&quot;Y&quot;)">
            <text:p/>
          </table:table-cell>
          <table:table-cell table:formula="of:=IF(ISNA(VLOOKUP([.$A62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LATIVE</text:p>
          </table:table-cell>
          <table:table-cell table:formula="of:=IF(ISNA(VLOOKUP([.$A622];['PostgreSQL 9.3'.$A$2:.$A$1001];1;0));&quot;&quot;;&quot;Y&quot;)" office:value-type="string" office:string-value="Y">
            <text:p>Y</text:p>
          </table:table-cell>
          <table:table-cell table:formula="of:=IF(ISNA(VLOOKUP([.$A622];['SQL 2011'.$A$2:.$A$1001];1;0));&quot;&quot;;&quot;Y&quot;)" office:value-type="string" office:string-value="Y">
            <text:p>Y</text:p>
          </table:table-cell>
          <table:table-cell table:formula="of:=IF(ISNA(VLOOKUP([.$A622];['SQL 2008'.$A$2:.$A$1001];1;0));&quot;&quot;;&quot;Y&quot;)" office:value-type="string" office:string-value="Y">
            <text:p>Y</text:p>
          </table:table-cell>
          <table:table-cell table:formula="of:=IF(ISNA(VLOOKUP([.$A622];['SQL 92'.$A$2:.$A$1001];1;0));&quot;&quot;;&quot;Y&quot;)" office:value-type="string" office:string-value="Y">
            <text:p>Y</text:p>
          </table:table-cell>
          <table:table-cell table:style-name="ce34" table:formula="of:=IF(ISNA(VLOOKUP([.$A622];['SQLite 3'.$A$2:.$B$1002];1;0));&quot;&quot;;&quot;Y&quot;)">
            <text:p/>
          </table:table-cell>
          <table:table-cell table:style-name="ce34" table:formula="of:=IF(ISNA(VLOOKUP([.$A622];['MySQL 5.7'.$A$2:.$A$832];1;0));&quot;&quot;;&quot;Y&quot;)">
            <text:p/>
          </table:table-cell>
          <table:table-cell table:formula="of:=IF(ISNA(VLOOKUP([.$A622];['Transact-SQL 2012'.$A$2:.$A$1001];1;0));&quot;&quot;;&quot;Y&quot;)">
            <text:p/>
          </table:table-cell>
          <table:table-cell table:formula="of:=IF(ISNA(VLOOKUP([.$A62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RELEASE</text:p>
          </table:table-cell>
          <table:table-cell table:formula="of:=IF(ISNA(VLOOKUP([.$A623];['PostgreSQL 9.3'.$A$2:.$A$1001];1;0));&quot;&quot;;&quot;Y&quot;)" office:value-type="string" office:string-value="Y">
            <text:p>Y</text:p>
          </table:table-cell>
          <table:table-cell table:formula="of:=IF(ISNA(VLOOKUP([.$A623];['SQL 2011'.$A$2:.$A$1001];1;0));&quot;&quot;;&quot;Y&quot;)" office:value-type="string" office:string-value="Y">
            <text:p>Y</text:p>
          </table:table-cell>
          <table:table-cell table:formula="of:=IF(ISNA(VLOOKUP([.$A623];['SQL 2008'.$A$2:.$A$1001];1;0));&quot;&quot;;&quot;Y&quot;)" office:value-type="string" office:string-value="Y">
            <text:p>Y</text:p>
          </table:table-cell>
          <table:table-cell table:formula="of:=IF(ISNA(VLOOKUP([.$A623];['SQL 92'.$A$2:.$A$1001];1;0));&quot;&quot;;&quot;Y&quot;)">
            <text:p/>
          </table:table-cell>
          <table:table-cell table:style-name="ce34" table:formula="of:=IF(ISNA(VLOOKUP([.$A623];['SQLite 3'.$A$2:.$B$1002];1;0));&quot;&quot;;&quot;Y&quot;)" office:value-type="string" office:string-value="Y">
            <text:p>Y</text:p>
          </table:table-cell>
          <table:table-cell table:style-name="ce34" table:formula="of:=IF(ISNA(VLOOKUP([.$A623];['MySQL 5.7'.$A$2:.$A$832];1;0));&quot;&quot;;&quot;Y&quot;)" office:value-type="string" office:string-value="Y">
            <text:p>Y</text:p>
          </table:table-cell>
          <table:table-cell table:formula="of:=IF(ISNA(VLOOKUP([.$A623];['Transact-SQL 2012'.$A$2:.$A$1001];1;0));&quot;&quot;;&quot;Y&quot;)">
            <text:p/>
          </table:table-cell>
          <table:table-cell table:formula="of:=IF(ISNA(VLOOKUP([.$A62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NAME</text:p>
          </table:table-cell>
          <table:table-cell table:formula="of:=IF(ISNA(VLOOKUP([.$A624];['PostgreSQL 9.3'.$A$2:.$A$1001];1;0));&quot;&quot;;&quot;Y&quot;)" office:value-type="string" office:string-value="Y">
            <text:p>Y</text:p>
          </table:table-cell>
          <table:table-cell table:formula="of:=IF(ISNA(VLOOKUP([.$A624];['SQL 2011'.$A$2:.$A$1001];1;0));&quot;&quot;;&quot;Y&quot;)">
            <text:p/>
          </table:table-cell>
          <table:table-cell table:formula="of:=IF(ISNA(VLOOKUP([.$A624];['SQL 2008'.$A$2:.$A$1001];1;0));&quot;&quot;;&quot;Y&quot;)">
            <text:p/>
          </table:table-cell>
          <table:table-cell table:formula="of:=IF(ISNA(VLOOKUP([.$A624];['SQL 92'.$A$2:.$A$1001];1;0));&quot;&quot;;&quot;Y&quot;)">
            <text:p/>
          </table:table-cell>
          <table:table-cell table:style-name="ce34" table:formula="of:=IF(ISNA(VLOOKUP([.$A624];['SQLite 3'.$A$2:.$B$1002];1;0));&quot;&quot;;&quot;Y&quot;)" office:value-type="string" office:string-value="Y">
            <text:p>Y</text:p>
          </table:table-cell>
          <table:table-cell table:style-name="ce34" table:formula="of:=IF(ISNA(VLOOKUP([.$A624];['MySQL 5.7'.$A$2:.$A$832];1;0));&quot;&quot;;&quot;Y&quot;)" office:value-type="string" office:string-value="Y">
            <text:p>Y</text:p>
          </table:table-cell>
          <table:table-cell table:formula="of:=IF(ISNA(VLOOKUP([.$A624];['Transact-SQL 2012'.$A$2:.$A$1001];1;0));&quot;&quot;;&quot;Y&quot;)">
            <text:p/>
          </table:table-cell>
          <table:table-cell table:formula="of:=IF(ISNA(VLOOKUP([.$A624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REPEAT</text:p>
          </table:table-cell>
          <table:table-cell table:formula="of:=IF(ISNA(VLOOKUP([.$A625];['PostgreSQL 9.3'.$A$2:.$A$1001];1;0));&quot;&quot;;&quot;Y&quot;)">
            <text:p/>
          </table:table-cell>
          <table:table-cell table:formula="of:=IF(ISNA(VLOOKUP([.$A625];['SQL 2011'.$A$2:.$A$1001];1;0));&quot;&quot;;&quot;Y&quot;)">
            <text:p/>
          </table:table-cell>
          <table:table-cell table:formula="of:=IF(ISNA(VLOOKUP([.$A625];['SQL 2008'.$A$2:.$A$1001];1;0));&quot;&quot;;&quot;Y&quot;)">
            <text:p/>
          </table:table-cell>
          <table:table-cell table:formula="of:=IF(ISNA(VLOOKUP([.$A625];['SQL 92'.$A$2:.$A$1001];1;0));&quot;&quot;;&quot;Y&quot;)">
            <text:p/>
          </table:table-cell>
          <table:table-cell table:style-name="ce34" table:formula="of:=IF(ISNA(VLOOKUP([.$A625];['SQLite 3'.$A$2:.$B$1002];1;0));&quot;&quot;;&quot;Y&quot;)">
            <text:p/>
          </table:table-cell>
          <table:table-cell table:style-name="ce34" table:formula="of:=IF(ISNA(VLOOKUP([.$A625];['MySQL 5.7'.$A$2:.$A$832];1;0));&quot;&quot;;&quot;Y&quot;)" office:value-type="string" office:string-value="Y">
            <text:p>Y</text:p>
          </table:table-cell>
          <table:table-cell table:formula="of:=IF(ISNA(VLOOKUP([.$A625];['Transact-SQL 2012'.$A$2:.$A$1001];1;0));&quot;&quot;;&quot;Y&quot;)">
            <text:p/>
          </table:table-cell>
          <table:table-cell table:formula="of:=IF(ISNA(VLOOKUP([.$A62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PEATABLE</text:p>
          </table:table-cell>
          <table:table-cell table:formula="of:=IF(ISNA(VLOOKUP([.$A626];['PostgreSQL 9.3'.$A$2:.$A$1001];1;0));&quot;&quot;;&quot;Y&quot;)" office:value-type="string" office:string-value="Y">
            <text:p>Y</text:p>
          </table:table-cell>
          <table:table-cell table:formula="of:=IF(ISNA(VLOOKUP([.$A626];['SQL 2011'.$A$2:.$A$1001];1;0));&quot;&quot;;&quot;Y&quot;)" office:value-type="string" office:string-value="Y">
            <text:p>Y</text:p>
          </table:table-cell>
          <table:table-cell table:formula="of:=IF(ISNA(VLOOKUP([.$A626];['SQL 2008'.$A$2:.$A$1001];1;0));&quot;&quot;;&quot;Y&quot;)" office:value-type="string" office:string-value="Y">
            <text:p>Y</text:p>
          </table:table-cell>
          <table:table-cell table:formula="of:=IF(ISNA(VLOOKUP([.$A626];['SQL 92'.$A$2:.$A$1001];1;0));&quot;&quot;;&quot;Y&quot;)" office:value-type="string" office:string-value="Y">
            <text:p>Y</text:p>
          </table:table-cell>
          <table:table-cell table:style-name="ce34" table:formula="of:=IF(ISNA(VLOOKUP([.$A626];['SQLite 3'.$A$2:.$B$1002];1;0));&quot;&quot;;&quot;Y&quot;)">
            <text:p/>
          </table:table-cell>
          <table:table-cell table:style-name="ce34" table:formula="of:=IF(ISNA(VLOOKUP([.$A626];['MySQL 5.7'.$A$2:.$A$832];1;0));&quot;&quot;;&quot;Y&quot;)">
            <text:p/>
          </table:table-cell>
          <table:table-cell table:formula="of:=IF(ISNA(VLOOKUP([.$A626];['Transact-SQL 2012'.$A$2:.$A$1001];1;0));&quot;&quot;;&quot;Y&quot;)">
            <text:p/>
          </table:table-cell>
          <table:table-cell table:formula="of:=IF(ISNA(VLOOKUP([.$A62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PLACE</text:p>
          </table:table-cell>
          <table:table-cell table:formula="of:=IF(ISNA(VLOOKUP([.$A627];['PostgreSQL 9.3'.$A$2:.$A$1001];1;0));&quot;&quot;;&quot;Y&quot;)" office:value-type="string" office:string-value="Y">
            <text:p>Y</text:p>
          </table:table-cell>
          <table:table-cell table:formula="of:=IF(ISNA(VLOOKUP([.$A627];['SQL 2011'.$A$2:.$A$1001];1;0));&quot;&quot;;&quot;Y&quot;)">
            <text:p/>
          </table:table-cell>
          <table:table-cell table:formula="of:=IF(ISNA(VLOOKUP([.$A627];['SQL 2008'.$A$2:.$A$1001];1;0));&quot;&quot;;&quot;Y&quot;)">
            <text:p/>
          </table:table-cell>
          <table:table-cell table:formula="of:=IF(ISNA(VLOOKUP([.$A627];['SQL 92'.$A$2:.$A$1001];1;0));&quot;&quot;;&quot;Y&quot;)">
            <text:p/>
          </table:table-cell>
          <table:table-cell table:style-name="ce34" table:formula="of:=IF(ISNA(VLOOKUP([.$A627];['SQLite 3'.$A$2:.$B$1002];1;0));&quot;&quot;;&quot;Y&quot;)" office:value-type="string" office:string-value="Y">
            <text:p>Y</text:p>
          </table:table-cell>
          <table:table-cell table:style-name="ce34" table:formula="of:=IF(ISNA(VLOOKUP([.$A627];['MySQL 5.7'.$A$2:.$A$832];1;0));&quot;&quot;;&quot;Y&quot;)" office:value-type="string" office:string-value="Y">
            <text:p>Y</text:p>
          </table:table-cell>
          <table:table-cell table:formula="of:=IF(ISNA(VLOOKUP([.$A627];['Transact-SQL 2012'.$A$2:.$A$1001];1;0));&quot;&quot;;&quot;Y&quot;)">
            <text:p/>
          </table:table-cell>
          <table:table-cell table:formula="of:=IF(ISNA(VLOOKUP([.$A62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PLICA</text:p>
          </table:table-cell>
          <table:table-cell table:formula="of:=IF(ISNA(VLOOKUP([.$A628];['PostgreSQL 9.3'.$A$2:.$A$1001];1;0));&quot;&quot;;&quot;Y&quot;)" office:value-type="string" office:string-value="Y">
            <text:p>Y</text:p>
          </table:table-cell>
          <table:table-cell table:formula="of:=IF(ISNA(VLOOKUP([.$A628];['SQL 2011'.$A$2:.$A$1001];1;0));&quot;&quot;;&quot;Y&quot;)">
            <text:p/>
          </table:table-cell>
          <table:table-cell table:formula="of:=IF(ISNA(VLOOKUP([.$A628];['SQL 2008'.$A$2:.$A$1001];1;0));&quot;&quot;;&quot;Y&quot;)">
            <text:p/>
          </table:table-cell>
          <table:table-cell table:formula="of:=IF(ISNA(VLOOKUP([.$A628];['SQL 92'.$A$2:.$A$1001];1;0));&quot;&quot;;&quot;Y&quot;)">
            <text:p/>
          </table:table-cell>
          <table:table-cell table:style-name="ce34" table:formula="of:=IF(ISNA(VLOOKUP([.$A628];['SQLite 3'.$A$2:.$B$1002];1;0));&quot;&quot;;&quot;Y&quot;)">
            <text:p/>
          </table:table-cell>
          <table:table-cell table:style-name="ce34" table:formula="of:=IF(ISNA(VLOOKUP([.$A628];['MySQL 5.7'.$A$2:.$A$832];1;0));&quot;&quot;;&quot;Y&quot;)">
            <text:p/>
          </table:table-cell>
          <table:table-cell table:formula="of:=IF(ISNA(VLOOKUP([.$A628];['Transact-SQL 2012'.$A$2:.$A$1001];1;0));&quot;&quot;;&quot;Y&quot;)">
            <text:p/>
          </table:table-cell>
          <table:table-cell table:formula="of:=IF(ISNA(VLOOKUP([.$A628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REPLICATION</text:p>
          </table:table-cell>
          <table:table-cell table:formula="of:=IF(ISNA(VLOOKUP([.$A629];['PostgreSQL 9.3'.$A$2:.$A$1001];1;0));&quot;&quot;;&quot;Y&quot;)">
            <text:p/>
          </table:table-cell>
          <table:table-cell table:formula="of:=IF(ISNA(VLOOKUP([.$A629];['SQL 2011'.$A$2:.$A$1001];1;0));&quot;&quot;;&quot;Y&quot;)">
            <text:p/>
          </table:table-cell>
          <table:table-cell table:formula="of:=IF(ISNA(VLOOKUP([.$A629];['SQL 2008'.$A$2:.$A$1001];1;0));&quot;&quot;;&quot;Y&quot;)">
            <text:p/>
          </table:table-cell>
          <table:table-cell table:formula="of:=IF(ISNA(VLOOKUP([.$A629];['SQL 92'.$A$2:.$A$1001];1;0));&quot;&quot;;&quot;Y&quot;)">
            <text:p/>
          </table:table-cell>
          <table:table-cell table:style-name="ce34" table:formula="of:=IF(ISNA(VLOOKUP([.$A629];['SQLite 3'.$A$2:.$B$1002];1;0));&quot;&quot;;&quot;Y&quot;)">
            <text:p/>
          </table:table-cell>
          <table:table-cell table:style-name="ce34" table:formula="of:=IF(ISNA(VLOOKUP([.$A629];['MySQL 5.7'.$A$2:.$A$832];1;0));&quot;&quot;;&quot;Y&quot;)">
            <text:p/>
          </table:table-cell>
          <table:table-cell table:formula="of:=IF(ISNA(VLOOKUP([.$A629];['Transact-SQL 2012'.$A$2:.$A$1001];1;0));&quot;&quot;;&quot;Y&quot;)" office:value-type="string" office:string-value="Y">
            <text:p>Y</text:p>
          </table:table-cell>
          <table:table-cell table:formula="of:=IF(ISNA(VLOOKUP([.$A629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REQUIRE</text:p>
          </table:table-cell>
          <table:table-cell table:formula="of:=IF(ISNA(VLOOKUP([.$A630];['PostgreSQL 9.3'.$A$2:.$A$1001];1;0));&quot;&quot;;&quot;Y&quot;)">
            <text:p/>
          </table:table-cell>
          <table:table-cell table:formula="of:=IF(ISNA(VLOOKUP([.$A630];['SQL 2011'.$A$2:.$A$1001];1;0));&quot;&quot;;&quot;Y&quot;)">
            <text:p/>
          </table:table-cell>
          <table:table-cell table:formula="of:=IF(ISNA(VLOOKUP([.$A630];['SQL 2008'.$A$2:.$A$1001];1;0));&quot;&quot;;&quot;Y&quot;)">
            <text:p/>
          </table:table-cell>
          <table:table-cell table:formula="of:=IF(ISNA(VLOOKUP([.$A630];['SQL 92'.$A$2:.$A$1001];1;0));&quot;&quot;;&quot;Y&quot;)">
            <text:p/>
          </table:table-cell>
          <table:table-cell table:style-name="ce34" table:formula="of:=IF(ISNA(VLOOKUP([.$A630];['SQLite 3'.$A$2:.$B$1002];1;0));&quot;&quot;;&quot;Y&quot;)">
            <text:p/>
          </table:table-cell>
          <table:table-cell table:style-name="ce34" table:formula="of:=IF(ISNA(VLOOKUP([.$A630];['MySQL 5.7'.$A$2:.$A$832];1;0));&quot;&quot;;&quot;Y&quot;)" office:value-type="string" office:string-value="Y">
            <text:p>Y</text:p>
          </table:table-cell>
          <table:table-cell table:formula="of:=IF(ISNA(VLOOKUP([.$A630];['Transact-SQL 2012'.$A$2:.$A$1001];1;0));&quot;&quot;;&quot;Y&quot;)">
            <text:p/>
          </table:table-cell>
          <table:table-cell table:formula="of:=IF(ISNA(VLOOKUP([.$A63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QUIRING</text:p>
          </table:table-cell>
          <table:table-cell table:formula="of:=IF(ISNA(VLOOKUP([.$A631];['PostgreSQL 9.3'.$A$2:.$A$1001];1;0));&quot;&quot;;&quot;Y&quot;)">
            <text:p/>
          </table:table-cell>
          <table:table-cell table:formula="of:=IF(ISNA(VLOOKUP([.$A631];['SQL 2011'.$A$2:.$A$1001];1;0));&quot;&quot;;&quot;Y&quot;)" office:value-type="string" office:string-value="Y">
            <text:p>Y</text:p>
          </table:table-cell>
          <table:table-cell table:formula="of:=IF(ISNA(VLOOKUP([.$A631];['SQL 2008'.$A$2:.$A$1001];1;0));&quot;&quot;;&quot;Y&quot;)" office:value-type="string" office:string-value="Y">
            <text:p>Y</text:p>
          </table:table-cell>
          <table:table-cell table:formula="of:=IF(ISNA(VLOOKUP([.$A631];['SQL 92'.$A$2:.$A$1001];1;0));&quot;&quot;;&quot;Y&quot;)">
            <text:p/>
          </table:table-cell>
          <table:table-cell table:style-name="ce34" table:formula="of:=IF(ISNA(VLOOKUP([.$A631];['SQLite 3'.$A$2:.$B$1002];1;0));&quot;&quot;;&quot;Y&quot;)">
            <text:p/>
          </table:table-cell>
          <table:table-cell table:style-name="ce34" table:formula="of:=IF(ISNA(VLOOKUP([.$A631];['MySQL 5.7'.$A$2:.$A$832];1;0));&quot;&quot;;&quot;Y&quot;)">
            <text:p/>
          </table:table-cell>
          <table:table-cell table:formula="of:=IF(ISNA(VLOOKUP([.$A631];['Transact-SQL 2012'.$A$2:.$A$1001];1;0));&quot;&quot;;&quot;Y&quot;)">
            <text:p/>
          </table:table-cell>
          <table:table-cell table:formula="of:=IF(ISNA(VLOOKUP([.$A63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SET</text:p>
          </table:table-cell>
          <table:table-cell table:formula="of:=IF(ISNA(VLOOKUP([.$A632];['PostgreSQL 9.3'.$A$2:.$A$1001];1;0));&quot;&quot;;&quot;Y&quot;)" office:value-type="string" office:string-value="Y">
            <text:p>Y</text:p>
          </table:table-cell>
          <table:table-cell table:formula="of:=IF(ISNA(VLOOKUP([.$A632];['SQL 2011'.$A$2:.$A$1001];1;0));&quot;&quot;;&quot;Y&quot;)">
            <text:p/>
          </table:table-cell>
          <table:table-cell table:formula="of:=IF(ISNA(VLOOKUP([.$A632];['SQL 2008'.$A$2:.$A$1001];1;0));&quot;&quot;;&quot;Y&quot;)">
            <text:p/>
          </table:table-cell>
          <table:table-cell table:formula="of:=IF(ISNA(VLOOKUP([.$A632];['SQL 92'.$A$2:.$A$1001];1;0));&quot;&quot;;&quot;Y&quot;)">
            <text:p/>
          </table:table-cell>
          <table:table-cell table:style-name="ce34" table:formula="of:=IF(ISNA(VLOOKUP([.$A632];['SQLite 3'.$A$2:.$B$1002];1;0));&quot;&quot;;&quot;Y&quot;)">
            <text:p/>
          </table:table-cell>
          <table:table-cell table:style-name="ce34" table:formula="of:=IF(ISNA(VLOOKUP([.$A632];['MySQL 5.7'.$A$2:.$A$832];1;0));&quot;&quot;;&quot;Y&quot;)">
            <text:p/>
          </table:table-cell>
          <table:table-cell table:formula="of:=IF(ISNA(VLOOKUP([.$A632];['Transact-SQL 2012'.$A$2:.$A$1001];1;0));&quot;&quot;;&quot;Y&quot;)">
            <text:p/>
          </table:table-cell>
          <table:table-cell table:formula="of:=IF(ISNA(VLOOKUP([.$A632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RESIGNAL</text:p>
          </table:table-cell>
          <table:table-cell table:formula="of:=IF(ISNA(VLOOKUP([.$A633];['PostgreSQL 9.3'.$A$2:.$A$1001];1;0));&quot;&quot;;&quot;Y&quot;)">
            <text:p/>
          </table:table-cell>
          <table:table-cell table:formula="of:=IF(ISNA(VLOOKUP([.$A633];['SQL 2011'.$A$2:.$A$1001];1;0));&quot;&quot;;&quot;Y&quot;)">
            <text:p/>
          </table:table-cell>
          <table:table-cell table:formula="of:=IF(ISNA(VLOOKUP([.$A633];['SQL 2008'.$A$2:.$A$1001];1;0));&quot;&quot;;&quot;Y&quot;)">
            <text:p/>
          </table:table-cell>
          <table:table-cell table:formula="of:=IF(ISNA(VLOOKUP([.$A633];['SQL 92'.$A$2:.$A$1001];1;0));&quot;&quot;;&quot;Y&quot;)">
            <text:p/>
          </table:table-cell>
          <table:table-cell table:style-name="ce34" table:formula="of:=IF(ISNA(VLOOKUP([.$A633];['SQLite 3'.$A$2:.$B$1002];1;0));&quot;&quot;;&quot;Y&quot;)">
            <text:p/>
          </table:table-cell>
          <table:table-cell table:style-name="ce34" table:formula="of:=IF(ISNA(VLOOKUP([.$A633];['MySQL 5.7'.$A$2:.$A$832];1;0));&quot;&quot;;&quot;Y&quot;)" office:value-type="string" office:string-value="Y">
            <text:p>Y</text:p>
          </table:table-cell>
          <table:table-cell table:formula="of:=IF(ISNA(VLOOKUP([.$A633];['Transact-SQL 2012'.$A$2:.$A$1001];1;0));&quot;&quot;;&quot;Y&quot;)">
            <text:p/>
          </table:table-cell>
          <table:table-cell table:formula="of:=IF(ISNA(VLOOKUP([.$A63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SPECT</text:p>
          </table:table-cell>
          <table:table-cell table:formula="of:=IF(ISNA(VLOOKUP([.$A634];['PostgreSQL 9.3'.$A$2:.$A$1001];1;0));&quot;&quot;;&quot;Y&quot;)">
            <text:p/>
          </table:table-cell>
          <table:table-cell table:formula="of:=IF(ISNA(VLOOKUP([.$A634];['SQL 2011'.$A$2:.$A$1001];1;0));&quot;&quot;;&quot;Y&quot;)" office:value-type="string" office:string-value="Y">
            <text:p>Y</text:p>
          </table:table-cell>
          <table:table-cell table:formula="of:=IF(ISNA(VLOOKUP([.$A634];['SQL 2008'.$A$2:.$A$1001];1;0));&quot;&quot;;&quot;Y&quot;)" office:value-type="string" office:string-value="Y">
            <text:p>Y</text:p>
          </table:table-cell>
          <table:table-cell table:formula="of:=IF(ISNA(VLOOKUP([.$A634];['SQL 92'.$A$2:.$A$1001];1;0));&quot;&quot;;&quot;Y&quot;)">
            <text:p/>
          </table:table-cell>
          <table:table-cell table:style-name="ce34" table:formula="of:=IF(ISNA(VLOOKUP([.$A634];['SQLite 3'.$A$2:.$B$1002];1;0));&quot;&quot;;&quot;Y&quot;)">
            <text:p/>
          </table:table-cell>
          <table:table-cell table:style-name="ce34" table:formula="of:=IF(ISNA(VLOOKUP([.$A634];['MySQL 5.7'.$A$2:.$A$832];1;0));&quot;&quot;;&quot;Y&quot;)">
            <text:p/>
          </table:table-cell>
          <table:table-cell table:formula="of:=IF(ISNA(VLOOKUP([.$A634];['Transact-SQL 2012'.$A$2:.$A$1001];1;0));&quot;&quot;;&quot;Y&quot;)">
            <text:p/>
          </table:table-cell>
          <table:table-cell table:formula="of:=IF(ISNA(VLOOKUP([.$A63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START</text:p>
          </table:table-cell>
          <table:table-cell table:formula="of:=IF(ISNA(VLOOKUP([.$A635];['PostgreSQL 9.3'.$A$2:.$A$1001];1;0));&quot;&quot;;&quot;Y&quot;)" office:value-type="string" office:string-value="Y">
            <text:p>Y</text:p>
          </table:table-cell>
          <table:table-cell table:formula="of:=IF(ISNA(VLOOKUP([.$A635];['SQL 2011'.$A$2:.$A$1001];1;0));&quot;&quot;;&quot;Y&quot;)" office:value-type="string" office:string-value="Y">
            <text:p>Y</text:p>
          </table:table-cell>
          <table:table-cell table:formula="of:=IF(ISNA(VLOOKUP([.$A635];['SQL 2008'.$A$2:.$A$1001];1;0));&quot;&quot;;&quot;Y&quot;)" office:value-type="string" office:string-value="Y">
            <text:p>Y</text:p>
          </table:table-cell>
          <table:table-cell table:formula="of:=IF(ISNA(VLOOKUP([.$A635];['SQL 92'.$A$2:.$A$1001];1;0));&quot;&quot;;&quot;Y&quot;)">
            <text:p/>
          </table:table-cell>
          <table:table-cell table:style-name="ce34" table:formula="of:=IF(ISNA(VLOOKUP([.$A635];['SQLite 3'.$A$2:.$B$1002];1;0));&quot;&quot;;&quot;Y&quot;)">
            <text:p/>
          </table:table-cell>
          <table:table-cell table:style-name="ce34" table:formula="of:=IF(ISNA(VLOOKUP([.$A635];['MySQL 5.7'.$A$2:.$A$832];1;0));&quot;&quot;;&quot;Y&quot;)">
            <text:p/>
          </table:table-cell>
          <table:table-cell table:formula="of:=IF(ISNA(VLOOKUP([.$A635];['Transact-SQL 2012'.$A$2:.$A$1001];1;0));&quot;&quot;;&quot;Y&quot;)">
            <text:p/>
          </table:table-cell>
          <table:table-cell table:formula="of:=IF(ISNA(VLOOKUP([.$A63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STORE</text:p>
          </table:table-cell>
          <table:table-cell table:formula="of:=IF(ISNA(VLOOKUP([.$A636];['PostgreSQL 9.3'.$A$2:.$A$1001];1;0));&quot;&quot;;&quot;Y&quot;)">
            <text:p/>
          </table:table-cell>
          <table:table-cell table:formula="of:=IF(ISNA(VLOOKUP([.$A636];['SQL 2011'.$A$2:.$A$1001];1;0));&quot;&quot;;&quot;Y&quot;)" office:value-type="string" office:string-value="Y">
            <text:p>Y</text:p>
          </table:table-cell>
          <table:table-cell table:formula="of:=IF(ISNA(VLOOKUP([.$A636];['SQL 2008'.$A$2:.$A$1001];1;0));&quot;&quot;;&quot;Y&quot;)" office:value-type="string" office:string-value="Y">
            <text:p>Y</text:p>
          </table:table-cell>
          <table:table-cell table:formula="of:=IF(ISNA(VLOOKUP([.$A636];['SQL 92'.$A$2:.$A$1001];1;0));&quot;&quot;;&quot;Y&quot;)">
            <text:p/>
          </table:table-cell>
          <table:table-cell table:style-name="ce34" table:formula="of:=IF(ISNA(VLOOKUP([.$A636];['SQLite 3'.$A$2:.$B$1002];1;0));&quot;&quot;;&quot;Y&quot;)">
            <text:p/>
          </table:table-cell>
          <table:table-cell table:style-name="ce34" table:formula="of:=IF(ISNA(VLOOKUP([.$A636];['MySQL 5.7'.$A$2:.$A$832];1;0));&quot;&quot;;&quot;Y&quot;)">
            <text:p/>
          </table:table-cell>
          <table:table-cell table:formula="of:=IF(ISNA(VLOOKUP([.$A636];['Transact-SQL 2012'.$A$2:.$A$1001];1;0));&quot;&quot;;&quot;Y&quot;)" office:value-type="string" office:string-value="Y">
            <text:p>Y</text:p>
          </table:table-cell>
          <table:table-cell table:formula="of:=IF(ISNA(VLOOKUP([.$A63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STRICT</text:p>
          </table:table-cell>
          <table:table-cell table:formula="of:=IF(ISNA(VLOOKUP([.$A637];['PostgreSQL 9.3'.$A$2:.$A$1001];1;0));&quot;&quot;;&quot;Y&quot;)" office:value-type="string" office:string-value="Y">
            <text:p>Y</text:p>
          </table:table-cell>
          <table:table-cell table:formula="of:=IF(ISNA(VLOOKUP([.$A637];['SQL 2011'.$A$2:.$A$1001];1;0));&quot;&quot;;&quot;Y&quot;)" office:value-type="string" office:string-value="Y">
            <text:p>Y</text:p>
          </table:table-cell>
          <table:table-cell table:formula="of:=IF(ISNA(VLOOKUP([.$A637];['SQL 2008'.$A$2:.$A$1001];1;0));&quot;&quot;;&quot;Y&quot;)" office:value-type="string" office:string-value="Y">
            <text:p>Y</text:p>
          </table:table-cell>
          <table:table-cell table:formula="of:=IF(ISNA(VLOOKUP([.$A637];['SQL 92'.$A$2:.$A$1001];1;0));&quot;&quot;;&quot;Y&quot;)" office:value-type="string" office:string-value="Y">
            <text:p>Y</text:p>
          </table:table-cell>
          <table:table-cell table:style-name="ce34" table:formula="of:=IF(ISNA(VLOOKUP([.$A637];['SQLite 3'.$A$2:.$B$1002];1;0));&quot;&quot;;&quot;Y&quot;)" office:value-type="string" office:string-value="Y">
            <text:p>Y</text:p>
          </table:table-cell>
          <table:table-cell table:style-name="ce34" table:formula="of:=IF(ISNA(VLOOKUP([.$A637];['MySQL 5.7'.$A$2:.$A$832];1;0));&quot;&quot;;&quot;Y&quot;)" office:value-type="string" office:string-value="Y">
            <text:p>Y</text:p>
          </table:table-cell>
          <table:table-cell table:formula="of:=IF(ISNA(VLOOKUP([.$A637];['Transact-SQL 2012'.$A$2:.$A$1001];1;0));&quot;&quot;;&quot;Y&quot;)" office:value-type="string" office:string-value="Y">
            <text:p>Y</text:p>
          </table:table-cell>
          <table:table-cell table:formula="of:=IF(ISNA(VLOOKUP([.$A637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RESULT</text:p>
          </table:table-cell>
          <table:table-cell table:formula="of:=IF(ISNA(VLOOKUP([.$A638];['PostgreSQL 9.3'.$A$2:.$A$1001];1;0));&quot;&quot;;&quot;Y&quot;)">
            <text:p/>
          </table:table-cell>
          <table:table-cell table:formula="of:=IF(ISNA(VLOOKUP([.$A638];['SQL 2011'.$A$2:.$A$1001];1;0));&quot;&quot;;&quot;Y&quot;)" office:value-type="string" office:string-value="Y">
            <text:p>Y</text:p>
          </table:table-cell>
          <table:table-cell table:formula="of:=IF(ISNA(VLOOKUP([.$A638];['SQL 2008'.$A$2:.$A$1001];1;0));&quot;&quot;;&quot;Y&quot;)" office:value-type="string" office:string-value="Y">
            <text:p>Y</text:p>
          </table:table-cell>
          <table:table-cell table:formula="of:=IF(ISNA(VLOOKUP([.$A638];['SQL 92'.$A$2:.$A$1001];1;0));&quot;&quot;;&quot;Y&quot;)">
            <text:p/>
          </table:table-cell>
          <table:table-cell table:style-name="ce34" table:formula="of:=IF(ISNA(VLOOKUP([.$A638];['SQLite 3'.$A$2:.$B$1002];1;0));&quot;&quot;;&quot;Y&quot;)">
            <text:p/>
          </table:table-cell>
          <table:table-cell table:style-name="ce34" table:formula="of:=IF(ISNA(VLOOKUP([.$A638];['MySQL 5.7'.$A$2:.$A$832];1;0));&quot;&quot;;&quot;Y&quot;)">
            <text:p/>
          </table:table-cell>
          <table:table-cell table:formula="of:=IF(ISNA(VLOOKUP([.$A638];['Transact-SQL 2012'.$A$2:.$A$1001];1;0));&quot;&quot;;&quot;Y&quot;)">
            <text:p/>
          </table:table-cell>
          <table:table-cell table:formula="of:=IF(ISNA(VLOOKUP([.$A63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TURN</text:p>
          </table:table-cell>
          <table:table-cell table:formula="of:=IF(ISNA(VLOOKUP([.$A639];['PostgreSQL 9.3'.$A$2:.$A$1001];1;0));&quot;&quot;;&quot;Y&quot;)">
            <text:p/>
          </table:table-cell>
          <table:table-cell table:formula="of:=IF(ISNA(VLOOKUP([.$A639];['SQL 2011'.$A$2:.$A$1001];1;0));&quot;&quot;;&quot;Y&quot;)" office:value-type="string" office:string-value="Y">
            <text:p>Y</text:p>
          </table:table-cell>
          <table:table-cell table:formula="of:=IF(ISNA(VLOOKUP([.$A639];['SQL 2008'.$A$2:.$A$1001];1;0));&quot;&quot;;&quot;Y&quot;)" office:value-type="string" office:string-value="Y">
            <text:p>Y</text:p>
          </table:table-cell>
          <table:table-cell table:formula="of:=IF(ISNA(VLOOKUP([.$A639];['SQL 92'.$A$2:.$A$1001];1;0));&quot;&quot;;&quot;Y&quot;)">
            <text:p/>
          </table:table-cell>
          <table:table-cell table:style-name="ce34" table:formula="of:=IF(ISNA(VLOOKUP([.$A639];['SQLite 3'.$A$2:.$B$1002];1;0));&quot;&quot;;&quot;Y&quot;)">
            <text:p/>
          </table:table-cell>
          <table:table-cell table:style-name="ce34" table:formula="of:=IF(ISNA(VLOOKUP([.$A639];['MySQL 5.7'.$A$2:.$A$832];1;0));&quot;&quot;;&quot;Y&quot;)" office:value-type="string" office:string-value="Y">
            <text:p>Y</text:p>
          </table:table-cell>
          <table:table-cell table:formula="of:=IF(ISNA(VLOOKUP([.$A639];['Transact-SQL 2012'.$A$2:.$A$1001];1;0));&quot;&quot;;&quot;Y&quot;)" office:value-type="string" office:string-value="Y">
            <text:p>Y</text:p>
          </table:table-cell>
          <table:table-cell table:formula="of:=IF(ISNA(VLOOKUP([.$A63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TURNED_CARDINALITY</text:p>
          </table:table-cell>
          <table:table-cell table:formula="of:=IF(ISNA(VLOOKUP([.$A640];['PostgreSQL 9.3'.$A$2:.$A$1001];1;0));&quot;&quot;;&quot;Y&quot;)">
            <text:p/>
          </table:table-cell>
          <table:table-cell table:formula="of:=IF(ISNA(VLOOKUP([.$A640];['SQL 2011'.$A$2:.$A$1001];1;0));&quot;&quot;;&quot;Y&quot;)" office:value-type="string" office:string-value="Y">
            <text:p>Y</text:p>
          </table:table-cell>
          <table:table-cell table:formula="of:=IF(ISNA(VLOOKUP([.$A640];['SQL 2008'.$A$2:.$A$1001];1;0));&quot;&quot;;&quot;Y&quot;)" office:value-type="string" office:string-value="Y">
            <text:p>Y</text:p>
          </table:table-cell>
          <table:table-cell table:formula="of:=IF(ISNA(VLOOKUP([.$A640];['SQL 92'.$A$2:.$A$1001];1;0));&quot;&quot;;&quot;Y&quot;)">
            <text:p/>
          </table:table-cell>
          <table:table-cell table:style-name="ce34" table:formula="of:=IF(ISNA(VLOOKUP([.$A640];['SQLite 3'.$A$2:.$B$1002];1;0));&quot;&quot;;&quot;Y&quot;)">
            <text:p/>
          </table:table-cell>
          <table:table-cell table:style-name="ce34" table:formula="of:=IF(ISNA(VLOOKUP([.$A640];['MySQL 5.7'.$A$2:.$A$832];1;0));&quot;&quot;;&quot;Y&quot;)">
            <text:p/>
          </table:table-cell>
          <table:table-cell table:formula="of:=IF(ISNA(VLOOKUP([.$A640];['Transact-SQL 2012'.$A$2:.$A$1001];1;0));&quot;&quot;;&quot;Y&quot;)">
            <text:p/>
          </table:table-cell>
          <table:table-cell table:formula="of:=IF(ISNA(VLOOKUP([.$A64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TURNED_LENGTH</text:p>
          </table:table-cell>
          <table:table-cell table:formula="of:=IF(ISNA(VLOOKUP([.$A641];['PostgreSQL 9.3'.$A$2:.$A$1001];1;0));&quot;&quot;;&quot;Y&quot;)">
            <text:p/>
          </table:table-cell>
          <table:table-cell table:formula="of:=IF(ISNA(VLOOKUP([.$A641];['SQL 2011'.$A$2:.$A$1001];1;0));&quot;&quot;;&quot;Y&quot;)" office:value-type="string" office:string-value="Y">
            <text:p>Y</text:p>
          </table:table-cell>
          <table:table-cell table:formula="of:=IF(ISNA(VLOOKUP([.$A641];['SQL 2008'.$A$2:.$A$1001];1;0));&quot;&quot;;&quot;Y&quot;)" office:value-type="string" office:string-value="Y">
            <text:p>Y</text:p>
          </table:table-cell>
          <table:table-cell table:formula="of:=IF(ISNA(VLOOKUP([.$A641];['SQL 92'.$A$2:.$A$1001];1;0));&quot;&quot;;&quot;Y&quot;)" office:value-type="string" office:string-value="Y">
            <text:p>Y</text:p>
          </table:table-cell>
          <table:table-cell table:style-name="ce34" table:formula="of:=IF(ISNA(VLOOKUP([.$A641];['SQLite 3'.$A$2:.$B$1002];1;0));&quot;&quot;;&quot;Y&quot;)">
            <text:p/>
          </table:table-cell>
          <table:table-cell table:style-name="ce34" table:formula="of:=IF(ISNA(VLOOKUP([.$A641];['MySQL 5.7'.$A$2:.$A$832];1;0));&quot;&quot;;&quot;Y&quot;)">
            <text:p/>
          </table:table-cell>
          <table:table-cell table:formula="of:=IF(ISNA(VLOOKUP([.$A641];['Transact-SQL 2012'.$A$2:.$A$1001];1;0));&quot;&quot;;&quot;Y&quot;)">
            <text:p/>
          </table:table-cell>
          <table:table-cell table:formula="of:=IF(ISNA(VLOOKUP([.$A64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TURNED_OCTET_LENGTH</text:p>
          </table:table-cell>
          <table:table-cell table:formula="of:=IF(ISNA(VLOOKUP([.$A642];['PostgreSQL 9.3'.$A$2:.$A$1001];1;0));&quot;&quot;;&quot;Y&quot;)">
            <text:p/>
          </table:table-cell>
          <table:table-cell table:formula="of:=IF(ISNA(VLOOKUP([.$A642];['SQL 2011'.$A$2:.$A$1001];1;0));&quot;&quot;;&quot;Y&quot;)" office:value-type="string" office:string-value="Y">
            <text:p>Y</text:p>
          </table:table-cell>
          <table:table-cell table:formula="of:=IF(ISNA(VLOOKUP([.$A642];['SQL 2008'.$A$2:.$A$1001];1;0));&quot;&quot;;&quot;Y&quot;)" office:value-type="string" office:string-value="Y">
            <text:p>Y</text:p>
          </table:table-cell>
          <table:table-cell table:formula="of:=IF(ISNA(VLOOKUP([.$A642];['SQL 92'.$A$2:.$A$1001];1;0));&quot;&quot;;&quot;Y&quot;)" office:value-type="string" office:string-value="Y">
            <text:p>Y</text:p>
          </table:table-cell>
          <table:table-cell table:style-name="ce34" table:formula="of:=IF(ISNA(VLOOKUP([.$A642];['SQLite 3'.$A$2:.$B$1002];1;0));&quot;&quot;;&quot;Y&quot;)">
            <text:p/>
          </table:table-cell>
          <table:table-cell table:style-name="ce34" table:formula="of:=IF(ISNA(VLOOKUP([.$A642];['MySQL 5.7'.$A$2:.$A$832];1;0));&quot;&quot;;&quot;Y&quot;)">
            <text:p/>
          </table:table-cell>
          <table:table-cell table:formula="of:=IF(ISNA(VLOOKUP([.$A642];['Transact-SQL 2012'.$A$2:.$A$1001];1;0));&quot;&quot;;&quot;Y&quot;)">
            <text:p/>
          </table:table-cell>
          <table:table-cell table:formula="of:=IF(ISNA(VLOOKUP([.$A64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TURNED_SQLSTATE</text:p>
          </table:table-cell>
          <table:table-cell table:formula="of:=IF(ISNA(VLOOKUP([.$A643];['PostgreSQL 9.3'.$A$2:.$A$1001];1;0));&quot;&quot;;&quot;Y&quot;)">
            <text:p/>
          </table:table-cell>
          <table:table-cell table:formula="of:=IF(ISNA(VLOOKUP([.$A643];['SQL 2011'.$A$2:.$A$1001];1;0));&quot;&quot;;&quot;Y&quot;)" office:value-type="string" office:string-value="Y">
            <text:p>Y</text:p>
          </table:table-cell>
          <table:table-cell table:formula="of:=IF(ISNA(VLOOKUP([.$A643];['SQL 2008'.$A$2:.$A$1001];1;0));&quot;&quot;;&quot;Y&quot;)" office:value-type="string" office:string-value="Y">
            <text:p>Y</text:p>
          </table:table-cell>
          <table:table-cell table:formula="of:=IF(ISNA(VLOOKUP([.$A643];['SQL 92'.$A$2:.$A$1001];1;0));&quot;&quot;;&quot;Y&quot;)" office:value-type="string" office:string-value="Y">
            <text:p>Y</text:p>
          </table:table-cell>
          <table:table-cell table:style-name="ce34" table:formula="of:=IF(ISNA(VLOOKUP([.$A643];['SQLite 3'.$A$2:.$B$1002];1;0));&quot;&quot;;&quot;Y&quot;)">
            <text:p/>
          </table:table-cell>
          <table:table-cell table:style-name="ce34" table:formula="of:=IF(ISNA(VLOOKUP([.$A643];['MySQL 5.7'.$A$2:.$A$832];1;0));&quot;&quot;;&quot;Y&quot;)">
            <text:p/>
          </table:table-cell>
          <table:table-cell table:formula="of:=IF(ISNA(VLOOKUP([.$A643];['Transact-SQL 2012'.$A$2:.$A$1001];1;0));&quot;&quot;;&quot;Y&quot;)">
            <text:p/>
          </table:table-cell>
          <table:table-cell table:formula="of:=IF(ISNA(VLOOKUP([.$A64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TURNING</text:p>
          </table:table-cell>
          <table:table-cell table:formula="of:=IF(ISNA(VLOOKUP([.$A644];['PostgreSQL 9.3'.$A$2:.$A$1001];1;0));&quot;&quot;;&quot;Y&quot;)" office:value-type="string" office:string-value="Y">
            <text:p>Y</text:p>
          </table:table-cell>
          <table:table-cell table:formula="of:=IF(ISNA(VLOOKUP([.$A644];['SQL 2011'.$A$2:.$A$1001];1;0));&quot;&quot;;&quot;Y&quot;)" office:value-type="string" office:string-value="Y">
            <text:p>Y</text:p>
          </table:table-cell>
          <table:table-cell table:formula="of:=IF(ISNA(VLOOKUP([.$A644];['SQL 2008'.$A$2:.$A$1001];1;0));&quot;&quot;;&quot;Y&quot;)" office:value-type="string" office:string-value="Y">
            <text:p>Y</text:p>
          </table:table-cell>
          <table:table-cell table:formula="of:=IF(ISNA(VLOOKUP([.$A644];['SQL 92'.$A$2:.$A$1001];1;0));&quot;&quot;;&quot;Y&quot;)">
            <text:p/>
          </table:table-cell>
          <table:table-cell table:style-name="ce34" table:formula="of:=IF(ISNA(VLOOKUP([.$A644];['SQLite 3'.$A$2:.$B$1002];1;0));&quot;&quot;;&quot;Y&quot;)">
            <text:p/>
          </table:table-cell>
          <table:table-cell table:style-name="ce34" table:formula="of:=IF(ISNA(VLOOKUP([.$A644];['MySQL 5.7'.$A$2:.$A$832];1;0));&quot;&quot;;&quot;Y&quot;)">
            <text:p/>
          </table:table-cell>
          <table:table-cell table:formula="of:=IF(ISNA(VLOOKUP([.$A644];['Transact-SQL 2012'.$A$2:.$A$1001];1;0));&quot;&quot;;&quot;Y&quot;)">
            <text:p/>
          </table:table-cell>
          <table:table-cell table:formula="of:=IF(ISNA(VLOOKUP([.$A64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TURNS</text:p>
          </table:table-cell>
          <table:table-cell table:formula="of:=IF(ISNA(VLOOKUP([.$A645];['PostgreSQL 9.3'.$A$2:.$A$1001];1;0));&quot;&quot;;&quot;Y&quot;)" office:value-type="string" office:string-value="Y">
            <text:p>Y</text:p>
          </table:table-cell>
          <table:table-cell table:formula="of:=IF(ISNA(VLOOKUP([.$A645];['SQL 2011'.$A$2:.$A$1001];1;0));&quot;&quot;;&quot;Y&quot;)" office:value-type="string" office:string-value="Y">
            <text:p>Y</text:p>
          </table:table-cell>
          <table:table-cell table:formula="of:=IF(ISNA(VLOOKUP([.$A645];['SQL 2008'.$A$2:.$A$1001];1;0));&quot;&quot;;&quot;Y&quot;)" office:value-type="string" office:string-value="Y">
            <text:p>Y</text:p>
          </table:table-cell>
          <table:table-cell table:formula="of:=IF(ISNA(VLOOKUP([.$A645];['SQL 92'.$A$2:.$A$1001];1;0));&quot;&quot;;&quot;Y&quot;)">
            <text:p/>
          </table:table-cell>
          <table:table-cell table:style-name="ce34" table:formula="of:=IF(ISNA(VLOOKUP([.$A645];['SQLite 3'.$A$2:.$B$1002];1;0));&quot;&quot;;&quot;Y&quot;)">
            <text:p/>
          </table:table-cell>
          <table:table-cell table:style-name="ce34" table:formula="of:=IF(ISNA(VLOOKUP([.$A645];['MySQL 5.7'.$A$2:.$A$832];1;0));&quot;&quot;;&quot;Y&quot;)">
            <text:p/>
          </table:table-cell>
          <table:table-cell table:formula="of:=IF(ISNA(VLOOKUP([.$A645];['Transact-SQL 2012'.$A$2:.$A$1001];1;0));&quot;&quot;;&quot;Y&quot;)">
            <text:p/>
          </table:table-cell>
          <table:table-cell table:formula="of:=IF(ISNA(VLOOKUP([.$A645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REVERT</text:p>
          </table:table-cell>
          <table:table-cell table:formula="of:=IF(ISNA(VLOOKUP([.$A646];['PostgreSQL 9.3'.$A$2:.$A$1001];1;0));&quot;&quot;;&quot;Y&quot;)">
            <text:p/>
          </table:table-cell>
          <table:table-cell table:formula="of:=IF(ISNA(VLOOKUP([.$A646];['SQL 2011'.$A$2:.$A$1001];1;0));&quot;&quot;;&quot;Y&quot;)">
            <text:p/>
          </table:table-cell>
          <table:table-cell table:formula="of:=IF(ISNA(VLOOKUP([.$A646];['SQL 2008'.$A$2:.$A$1001];1;0));&quot;&quot;;&quot;Y&quot;)">
            <text:p/>
          </table:table-cell>
          <table:table-cell table:formula="of:=IF(ISNA(VLOOKUP([.$A646];['SQL 92'.$A$2:.$A$1001];1;0));&quot;&quot;;&quot;Y&quot;)">
            <text:p/>
          </table:table-cell>
          <table:table-cell table:style-name="ce34" table:formula="of:=IF(ISNA(VLOOKUP([.$A646];['SQLite 3'.$A$2:.$B$1002];1;0));&quot;&quot;;&quot;Y&quot;)">
            <text:p/>
          </table:table-cell>
          <table:table-cell table:style-name="ce34" table:formula="of:=IF(ISNA(VLOOKUP([.$A646];['MySQL 5.7'.$A$2:.$A$832];1;0));&quot;&quot;;&quot;Y&quot;)">
            <text:p/>
          </table:table-cell>
          <table:table-cell table:formula="of:=IF(ISNA(VLOOKUP([.$A646];['Transact-SQL 2012'.$A$2:.$A$1001];1;0));&quot;&quot;;&quot;Y&quot;)" office:value-type="string" office:string-value="Y">
            <text:p>Y</text:p>
          </table:table-cell>
          <table:table-cell table:formula="of:=IF(ISNA(VLOOKUP([.$A64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EVOKE</text:p>
          </table:table-cell>
          <table:table-cell table:formula="of:=IF(ISNA(VLOOKUP([.$A647];['PostgreSQL 9.3'.$A$2:.$A$1001];1;0));&quot;&quot;;&quot;Y&quot;)" office:value-type="string" office:string-value="Y">
            <text:p>Y</text:p>
          </table:table-cell>
          <table:table-cell table:formula="of:=IF(ISNA(VLOOKUP([.$A647];['SQL 2011'.$A$2:.$A$1001];1;0));&quot;&quot;;&quot;Y&quot;)" office:value-type="string" office:string-value="Y">
            <text:p>Y</text:p>
          </table:table-cell>
          <table:table-cell table:formula="of:=IF(ISNA(VLOOKUP([.$A647];['SQL 2008'.$A$2:.$A$1001];1;0));&quot;&quot;;&quot;Y&quot;)" office:value-type="string" office:string-value="Y">
            <text:p>Y</text:p>
          </table:table-cell>
          <table:table-cell table:formula="of:=IF(ISNA(VLOOKUP([.$A647];['SQL 92'.$A$2:.$A$1001];1;0));&quot;&quot;;&quot;Y&quot;)" office:value-type="string" office:string-value="Y">
            <text:p>Y</text:p>
          </table:table-cell>
          <table:table-cell table:style-name="ce34" table:formula="of:=IF(ISNA(VLOOKUP([.$A647];['SQLite 3'.$A$2:.$B$1002];1;0));&quot;&quot;;&quot;Y&quot;)">
            <text:p/>
          </table:table-cell>
          <table:table-cell table:style-name="ce34" table:formula="of:=IF(ISNA(VLOOKUP([.$A647];['MySQL 5.7'.$A$2:.$A$832];1;0));&quot;&quot;;&quot;Y&quot;)" office:value-type="string" office:string-value="Y">
            <text:p>Y</text:p>
          </table:table-cell>
          <table:table-cell table:formula="of:=IF(ISNA(VLOOKUP([.$A647];['Transact-SQL 2012'.$A$2:.$A$1001];1;0));&quot;&quot;;&quot;Y&quot;)" office:value-type="string" office:string-value="Y">
            <text:p>Y</text:p>
          </table:table-cell>
          <table:table-cell table:formula="of:=IF(ISNA(VLOOKUP([.$A647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RIGHT</text:p>
          </table:table-cell>
          <table:table-cell table:formula="of:=IF(ISNA(VLOOKUP([.$A648];['PostgreSQL 9.3'.$A$2:.$A$1001];1;0));&quot;&quot;;&quot;Y&quot;)" office:value-type="string" office:string-value="Y">
            <text:p>Y</text:p>
          </table:table-cell>
          <table:table-cell table:formula="of:=IF(ISNA(VLOOKUP([.$A648];['SQL 2011'.$A$2:.$A$1001];1;0));&quot;&quot;;&quot;Y&quot;)" office:value-type="string" office:string-value="Y">
            <text:p>Y</text:p>
          </table:table-cell>
          <table:table-cell table:formula="of:=IF(ISNA(VLOOKUP([.$A648];['SQL 2008'.$A$2:.$A$1001];1;0));&quot;&quot;;&quot;Y&quot;)" office:value-type="string" office:string-value="Y">
            <text:p>Y</text:p>
          </table:table-cell>
          <table:table-cell table:formula="of:=IF(ISNA(VLOOKUP([.$A648];['SQL 92'.$A$2:.$A$1001];1;0));&quot;&quot;;&quot;Y&quot;)" office:value-type="string" office:string-value="Y">
            <text:p>Y</text:p>
          </table:table-cell>
          <table:table-cell table:style-name="ce34" table:formula="of:=IF(ISNA(VLOOKUP([.$A648];['SQLite 3'.$A$2:.$B$1002];1;0));&quot;&quot;;&quot;Y&quot;)" office:value-type="string" office:string-value="Y">
            <text:p>Y</text:p>
          </table:table-cell>
          <table:table-cell table:style-name="ce34" table:formula="of:=IF(ISNA(VLOOKUP([.$A648];['MySQL 5.7'.$A$2:.$A$832];1;0));&quot;&quot;;&quot;Y&quot;)" office:value-type="string" office:string-value="Y">
            <text:p>Y</text:p>
          </table:table-cell>
          <table:table-cell table:formula="of:=IF(ISNA(VLOOKUP([.$A648];['Transact-SQL 2012'.$A$2:.$A$1001];1;0));&quot;&quot;;&quot;Y&quot;)" office:value-type="string" office:string-value="Y">
            <text:p>Y</text:p>
          </table:table-cell>
          <table:table-cell table:formula="of:=IF(ISNA(VLOOKUP([.$A648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RLIKE</text:p>
          </table:table-cell>
          <table:table-cell table:formula="of:=IF(ISNA(VLOOKUP([.$A649];['PostgreSQL 9.3'.$A$2:.$A$1001];1;0));&quot;&quot;;&quot;Y&quot;)">
            <text:p/>
          </table:table-cell>
          <table:table-cell table:formula="of:=IF(ISNA(VLOOKUP([.$A649];['SQL 2011'.$A$2:.$A$1001];1;0));&quot;&quot;;&quot;Y&quot;)">
            <text:p/>
          </table:table-cell>
          <table:table-cell table:formula="of:=IF(ISNA(VLOOKUP([.$A649];['SQL 2008'.$A$2:.$A$1001];1;0));&quot;&quot;;&quot;Y&quot;)">
            <text:p/>
          </table:table-cell>
          <table:table-cell table:formula="of:=IF(ISNA(VLOOKUP([.$A649];['SQL 92'.$A$2:.$A$1001];1;0));&quot;&quot;;&quot;Y&quot;)">
            <text:p/>
          </table:table-cell>
          <table:table-cell table:style-name="ce34" table:formula="of:=IF(ISNA(VLOOKUP([.$A649];['SQLite 3'.$A$2:.$B$1002];1;0));&quot;&quot;;&quot;Y&quot;)">
            <text:p/>
          </table:table-cell>
          <table:table-cell table:style-name="ce34" table:formula="of:=IF(ISNA(VLOOKUP([.$A649];['MySQL 5.7'.$A$2:.$A$832];1;0));&quot;&quot;;&quot;Y&quot;)" office:value-type="string" office:string-value="Y">
            <text:p>Y</text:p>
          </table:table-cell>
          <table:table-cell table:formula="of:=IF(ISNA(VLOOKUP([.$A649];['Transact-SQL 2012'.$A$2:.$A$1001];1;0));&quot;&quot;;&quot;Y&quot;)">
            <text:p/>
          </table:table-cell>
          <table:table-cell table:formula="of:=IF(ISNA(VLOOKUP([.$A64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OLE</text:p>
          </table:table-cell>
          <table:table-cell table:formula="of:=IF(ISNA(VLOOKUP([.$A650];['PostgreSQL 9.3'.$A$2:.$A$1001];1;0));&quot;&quot;;&quot;Y&quot;)" office:value-type="string" office:string-value="Y">
            <text:p>Y</text:p>
          </table:table-cell>
          <table:table-cell table:formula="of:=IF(ISNA(VLOOKUP([.$A650];['SQL 2011'.$A$2:.$A$1001];1;0));&quot;&quot;;&quot;Y&quot;)" office:value-type="string" office:string-value="Y">
            <text:p>Y</text:p>
          </table:table-cell>
          <table:table-cell table:formula="of:=IF(ISNA(VLOOKUP([.$A650];['SQL 2008'.$A$2:.$A$1001];1;0));&quot;&quot;;&quot;Y&quot;)" office:value-type="string" office:string-value="Y">
            <text:p>Y</text:p>
          </table:table-cell>
          <table:table-cell table:formula="of:=IF(ISNA(VLOOKUP([.$A650];['SQL 92'.$A$2:.$A$1001];1;0));&quot;&quot;;&quot;Y&quot;)">
            <text:p/>
          </table:table-cell>
          <table:table-cell table:style-name="ce34" table:formula="of:=IF(ISNA(VLOOKUP([.$A650];['SQLite 3'.$A$2:.$B$1002];1;0));&quot;&quot;;&quot;Y&quot;)">
            <text:p/>
          </table:table-cell>
          <table:table-cell table:style-name="ce34" table:formula="of:=IF(ISNA(VLOOKUP([.$A650];['MySQL 5.7'.$A$2:.$A$832];1;0));&quot;&quot;;&quot;Y&quot;)">
            <text:p/>
          </table:table-cell>
          <table:table-cell table:formula="of:=IF(ISNA(VLOOKUP([.$A650];['Transact-SQL 2012'.$A$2:.$A$1001];1;0));&quot;&quot;;&quot;Y&quot;)">
            <text:p/>
          </table:table-cell>
          <table:table-cell table:formula="of:=IF(ISNA(VLOOKUP([.$A65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OLLBACK</text:p>
          </table:table-cell>
          <table:table-cell table:formula="of:=IF(ISNA(VLOOKUP([.$A651];['PostgreSQL 9.3'.$A$2:.$A$1001];1;0));&quot;&quot;;&quot;Y&quot;)" office:value-type="string" office:string-value="Y">
            <text:p>Y</text:p>
          </table:table-cell>
          <table:table-cell table:formula="of:=IF(ISNA(VLOOKUP([.$A651];['SQL 2011'.$A$2:.$A$1001];1;0));&quot;&quot;;&quot;Y&quot;)" office:value-type="string" office:string-value="Y">
            <text:p>Y</text:p>
          </table:table-cell>
          <table:table-cell table:formula="of:=IF(ISNA(VLOOKUP([.$A651];['SQL 2008'.$A$2:.$A$1001];1;0));&quot;&quot;;&quot;Y&quot;)" office:value-type="string" office:string-value="Y">
            <text:p>Y</text:p>
          </table:table-cell>
          <table:table-cell table:formula="of:=IF(ISNA(VLOOKUP([.$A651];['SQL 92'.$A$2:.$A$1001];1;0));&quot;&quot;;&quot;Y&quot;)" office:value-type="string" office:string-value="Y">
            <text:p>Y</text:p>
          </table:table-cell>
          <table:table-cell table:style-name="ce34" table:formula="of:=IF(ISNA(VLOOKUP([.$A651];['SQLite 3'.$A$2:.$B$1002];1;0));&quot;&quot;;&quot;Y&quot;)" office:value-type="string" office:string-value="Y">
            <text:p>Y</text:p>
          </table:table-cell>
          <table:table-cell table:style-name="ce34" table:formula="of:=IF(ISNA(VLOOKUP([.$A651];['MySQL 5.7'.$A$2:.$A$832];1;0));&quot;&quot;;&quot;Y&quot;)">
            <text:p/>
          </table:table-cell>
          <table:table-cell table:formula="of:=IF(ISNA(VLOOKUP([.$A651];['Transact-SQL 2012'.$A$2:.$A$1001];1;0));&quot;&quot;;&quot;Y&quot;)" office:value-type="string" office:string-value="Y">
            <text:p>Y</text:p>
          </table:table-cell>
          <table:table-cell table:formula="of:=IF(ISNA(VLOOKUP([.$A65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ROLLUP</text:p>
          </table:table-cell>
          <table:table-cell table:formula="of:=IF(ISNA(VLOOKUP([.$A652];['PostgreSQL 9.3'.$A$2:.$A$1001];1;0));&quot;&quot;;&quot;Y&quot;)">
            <text:p/>
          </table:table-cell>
          <table:table-cell table:formula="of:=IF(ISNA(VLOOKUP([.$A652];['SQL 2011'.$A$2:.$A$1001];1;0));&quot;&quot;;&quot;Y&quot;)" office:value-type="string" office:string-value="Y">
            <text:p>Y</text:p>
          </table:table-cell>
          <table:table-cell table:formula="of:=IF(ISNA(VLOOKUP([.$A652];['SQL 2008'.$A$2:.$A$1001];1;0));&quot;&quot;;&quot;Y&quot;)" office:value-type="string" office:string-value="Y">
            <text:p>Y</text:p>
          </table:table-cell>
          <table:table-cell table:formula="of:=IF(ISNA(VLOOKUP([.$A652];['SQL 92'.$A$2:.$A$1001];1;0));&quot;&quot;;&quot;Y&quot;)">
            <text:p/>
          </table:table-cell>
          <table:table-cell table:style-name="ce34" table:formula="of:=IF(ISNA(VLOOKUP([.$A652];['SQLite 3'.$A$2:.$B$1002];1;0));&quot;&quot;;&quot;Y&quot;)">
            <text:p/>
          </table:table-cell>
          <table:table-cell table:style-name="ce34" table:formula="of:=IF(ISNA(VLOOKUP([.$A652];['MySQL 5.7'.$A$2:.$A$832];1;0));&quot;&quot;;&quot;Y&quot;)">
            <text:p/>
          </table:table-cell>
          <table:table-cell table:formula="of:=IF(ISNA(VLOOKUP([.$A652];['Transact-SQL 2012'.$A$2:.$A$1001];1;0));&quot;&quot;;&quot;Y&quot;)">
            <text:p/>
          </table:table-cell>
          <table:table-cell table:formula="of:=IF(ISNA(VLOOKUP([.$A65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OUTINE</text:p>
          </table:table-cell>
          <table:table-cell table:formula="of:=IF(ISNA(VLOOKUP([.$A653];['PostgreSQL 9.3'.$A$2:.$A$1001];1;0));&quot;&quot;;&quot;Y&quot;)">
            <text:p/>
          </table:table-cell>
          <table:table-cell table:formula="of:=IF(ISNA(VLOOKUP([.$A653];['SQL 2011'.$A$2:.$A$1001];1;0));&quot;&quot;;&quot;Y&quot;)" office:value-type="string" office:string-value="Y">
            <text:p>Y</text:p>
          </table:table-cell>
          <table:table-cell table:formula="of:=IF(ISNA(VLOOKUP([.$A653];['SQL 2008'.$A$2:.$A$1001];1;0));&quot;&quot;;&quot;Y&quot;)" office:value-type="string" office:string-value="Y">
            <text:p>Y</text:p>
          </table:table-cell>
          <table:table-cell table:formula="of:=IF(ISNA(VLOOKUP([.$A653];['SQL 92'.$A$2:.$A$1001];1;0));&quot;&quot;;&quot;Y&quot;)">
            <text:p/>
          </table:table-cell>
          <table:table-cell table:style-name="ce34" table:formula="of:=IF(ISNA(VLOOKUP([.$A653];['SQLite 3'.$A$2:.$B$1002];1;0));&quot;&quot;;&quot;Y&quot;)">
            <text:p/>
          </table:table-cell>
          <table:table-cell table:style-name="ce34" table:formula="of:=IF(ISNA(VLOOKUP([.$A653];['MySQL 5.7'.$A$2:.$A$832];1;0));&quot;&quot;;&quot;Y&quot;)">
            <text:p/>
          </table:table-cell>
          <table:table-cell table:formula="of:=IF(ISNA(VLOOKUP([.$A653];['Transact-SQL 2012'.$A$2:.$A$1001];1;0));&quot;&quot;;&quot;Y&quot;)">
            <text:p/>
          </table:table-cell>
          <table:table-cell table:formula="of:=IF(ISNA(VLOOKUP([.$A65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OUTINE_CATALOG</text:p>
          </table:table-cell>
          <table:table-cell table:formula="of:=IF(ISNA(VLOOKUP([.$A654];['PostgreSQL 9.3'.$A$2:.$A$1001];1;0));&quot;&quot;;&quot;Y&quot;)">
            <text:p/>
          </table:table-cell>
          <table:table-cell table:formula="of:=IF(ISNA(VLOOKUP([.$A654];['SQL 2011'.$A$2:.$A$1001];1;0));&quot;&quot;;&quot;Y&quot;)" office:value-type="string" office:string-value="Y">
            <text:p>Y</text:p>
          </table:table-cell>
          <table:table-cell table:formula="of:=IF(ISNA(VLOOKUP([.$A654];['SQL 2008'.$A$2:.$A$1001];1;0));&quot;&quot;;&quot;Y&quot;)" office:value-type="string" office:string-value="Y">
            <text:p>Y</text:p>
          </table:table-cell>
          <table:table-cell table:formula="of:=IF(ISNA(VLOOKUP([.$A654];['SQL 92'.$A$2:.$A$1001];1;0));&quot;&quot;;&quot;Y&quot;)">
            <text:p/>
          </table:table-cell>
          <table:table-cell table:style-name="ce34" table:formula="of:=IF(ISNA(VLOOKUP([.$A654];['SQLite 3'.$A$2:.$B$1002];1;0));&quot;&quot;;&quot;Y&quot;)">
            <text:p/>
          </table:table-cell>
          <table:table-cell table:style-name="ce34" table:formula="of:=IF(ISNA(VLOOKUP([.$A654];['MySQL 5.7'.$A$2:.$A$832];1;0));&quot;&quot;;&quot;Y&quot;)">
            <text:p/>
          </table:table-cell>
          <table:table-cell table:formula="of:=IF(ISNA(VLOOKUP([.$A654];['Transact-SQL 2012'.$A$2:.$A$1001];1;0));&quot;&quot;;&quot;Y&quot;)">
            <text:p/>
          </table:table-cell>
          <table:table-cell table:formula="of:=IF(ISNA(VLOOKUP([.$A65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OUTINE_NAME</text:p>
          </table:table-cell>
          <table:table-cell table:formula="of:=IF(ISNA(VLOOKUP([.$A655];['PostgreSQL 9.3'.$A$2:.$A$1001];1;0));&quot;&quot;;&quot;Y&quot;)">
            <text:p/>
          </table:table-cell>
          <table:table-cell table:formula="of:=IF(ISNA(VLOOKUP([.$A655];['SQL 2011'.$A$2:.$A$1001];1;0));&quot;&quot;;&quot;Y&quot;)" office:value-type="string" office:string-value="Y">
            <text:p>Y</text:p>
          </table:table-cell>
          <table:table-cell table:formula="of:=IF(ISNA(VLOOKUP([.$A655];['SQL 2008'.$A$2:.$A$1001];1;0));&quot;&quot;;&quot;Y&quot;)" office:value-type="string" office:string-value="Y">
            <text:p>Y</text:p>
          </table:table-cell>
          <table:table-cell table:formula="of:=IF(ISNA(VLOOKUP([.$A655];['SQL 92'.$A$2:.$A$1001];1;0));&quot;&quot;;&quot;Y&quot;)">
            <text:p/>
          </table:table-cell>
          <table:table-cell table:style-name="ce34" table:formula="of:=IF(ISNA(VLOOKUP([.$A655];['SQLite 3'.$A$2:.$B$1002];1;0));&quot;&quot;;&quot;Y&quot;)">
            <text:p/>
          </table:table-cell>
          <table:table-cell table:style-name="ce34" table:formula="of:=IF(ISNA(VLOOKUP([.$A655];['MySQL 5.7'.$A$2:.$A$832];1;0));&quot;&quot;;&quot;Y&quot;)">
            <text:p/>
          </table:table-cell>
          <table:table-cell table:formula="of:=IF(ISNA(VLOOKUP([.$A655];['Transact-SQL 2012'.$A$2:.$A$1001];1;0));&quot;&quot;;&quot;Y&quot;)">
            <text:p/>
          </table:table-cell>
          <table:table-cell table:formula="of:=IF(ISNA(VLOOKUP([.$A65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OUTINE_SCHEMA</text:p>
          </table:table-cell>
          <table:table-cell table:formula="of:=IF(ISNA(VLOOKUP([.$A656];['PostgreSQL 9.3'.$A$2:.$A$1001];1;0));&quot;&quot;;&quot;Y&quot;)">
            <text:p/>
          </table:table-cell>
          <table:table-cell table:formula="of:=IF(ISNA(VLOOKUP([.$A656];['SQL 2011'.$A$2:.$A$1001];1;0));&quot;&quot;;&quot;Y&quot;)" office:value-type="string" office:string-value="Y">
            <text:p>Y</text:p>
          </table:table-cell>
          <table:table-cell table:formula="of:=IF(ISNA(VLOOKUP([.$A656];['SQL 2008'.$A$2:.$A$1001];1;0));&quot;&quot;;&quot;Y&quot;)" office:value-type="string" office:string-value="Y">
            <text:p>Y</text:p>
          </table:table-cell>
          <table:table-cell table:formula="of:=IF(ISNA(VLOOKUP([.$A656];['SQL 92'.$A$2:.$A$1001];1;0));&quot;&quot;;&quot;Y&quot;)">
            <text:p/>
          </table:table-cell>
          <table:table-cell table:style-name="ce34" table:formula="of:=IF(ISNA(VLOOKUP([.$A656];['SQLite 3'.$A$2:.$B$1002];1;0));&quot;&quot;;&quot;Y&quot;)">
            <text:p/>
          </table:table-cell>
          <table:table-cell table:style-name="ce34" table:formula="of:=IF(ISNA(VLOOKUP([.$A656];['MySQL 5.7'.$A$2:.$A$832];1;0));&quot;&quot;;&quot;Y&quot;)">
            <text:p/>
          </table:table-cell>
          <table:table-cell table:formula="of:=IF(ISNA(VLOOKUP([.$A656];['Transact-SQL 2012'.$A$2:.$A$1001];1;0));&quot;&quot;;&quot;Y&quot;)">
            <text:p/>
          </table:table-cell>
          <table:table-cell table:formula="of:=IF(ISNA(VLOOKUP([.$A65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OW</text:p>
          </table:table-cell>
          <table:table-cell table:formula="of:=IF(ISNA(VLOOKUP([.$A657];['PostgreSQL 9.3'.$A$2:.$A$1001];1;0));&quot;&quot;;&quot;Y&quot;)" office:value-type="string" office:string-value="Y">
            <text:p>Y</text:p>
          </table:table-cell>
          <table:table-cell table:formula="of:=IF(ISNA(VLOOKUP([.$A657];['SQL 2011'.$A$2:.$A$1001];1;0));&quot;&quot;;&quot;Y&quot;)" office:value-type="string" office:string-value="Y">
            <text:p>Y</text:p>
          </table:table-cell>
          <table:table-cell table:formula="of:=IF(ISNA(VLOOKUP([.$A657];['SQL 2008'.$A$2:.$A$1001];1;0));&quot;&quot;;&quot;Y&quot;)" office:value-type="string" office:string-value="Y">
            <text:p>Y</text:p>
          </table:table-cell>
          <table:table-cell table:formula="of:=IF(ISNA(VLOOKUP([.$A657];['SQL 92'.$A$2:.$A$1001];1;0));&quot;&quot;;&quot;Y&quot;)">
            <text:p/>
          </table:table-cell>
          <table:table-cell table:style-name="ce34" table:formula="of:=IF(ISNA(VLOOKUP([.$A657];['SQLite 3'.$A$2:.$B$1002];1;0));&quot;&quot;;&quot;Y&quot;)" office:value-type="string" office:string-value="Y">
            <text:p>Y</text:p>
          </table:table-cell>
          <table:table-cell table:style-name="ce34" table:formula="of:=IF(ISNA(VLOOKUP([.$A657];['MySQL 5.7'.$A$2:.$A$832];1;0));&quot;&quot;;&quot;Y&quot;)">
            <text:p/>
          </table:table-cell>
          <table:table-cell table:formula="of:=IF(ISNA(VLOOKUP([.$A657];['Transact-SQL 2012'.$A$2:.$A$1001];1;0));&quot;&quot;;&quot;Y&quot;)">
            <text:p/>
          </table:table-cell>
          <table:table-cell table:formula="of:=IF(ISNA(VLOOKUP([.$A65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OW_COUNT</text:p>
          </table:table-cell>
          <table:table-cell table:formula="of:=IF(ISNA(VLOOKUP([.$A658];['PostgreSQL 9.3'.$A$2:.$A$1001];1;0));&quot;&quot;;&quot;Y&quot;)">
            <text:p/>
          </table:table-cell>
          <table:table-cell table:formula="of:=IF(ISNA(VLOOKUP([.$A658];['SQL 2011'.$A$2:.$A$1001];1;0));&quot;&quot;;&quot;Y&quot;)" office:value-type="string" office:string-value="Y">
            <text:p>Y</text:p>
          </table:table-cell>
          <table:table-cell table:formula="of:=IF(ISNA(VLOOKUP([.$A658];['SQL 2008'.$A$2:.$A$1001];1;0));&quot;&quot;;&quot;Y&quot;)" office:value-type="string" office:string-value="Y">
            <text:p>Y</text:p>
          </table:table-cell>
          <table:table-cell table:formula="of:=IF(ISNA(VLOOKUP([.$A658];['SQL 92'.$A$2:.$A$1001];1;0));&quot;&quot;;&quot;Y&quot;)" office:value-type="string" office:string-value="Y">
            <text:p>Y</text:p>
          </table:table-cell>
          <table:table-cell table:style-name="ce34" table:formula="of:=IF(ISNA(VLOOKUP([.$A658];['SQLite 3'.$A$2:.$B$1002];1;0));&quot;&quot;;&quot;Y&quot;)">
            <text:p/>
          </table:table-cell>
          <table:table-cell table:style-name="ce34" table:formula="of:=IF(ISNA(VLOOKUP([.$A658];['MySQL 5.7'.$A$2:.$A$832];1;0));&quot;&quot;;&quot;Y&quot;)">
            <text:p/>
          </table:table-cell>
          <table:table-cell table:formula="of:=IF(ISNA(VLOOKUP([.$A658];['Transact-SQL 2012'.$A$2:.$A$1001];1;0));&quot;&quot;;&quot;Y&quot;)">
            <text:p/>
          </table:table-cell>
          <table:table-cell table:formula="of:=IF(ISNA(VLOOKUP([.$A65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OW_NUMBER</text:p>
          </table:table-cell>
          <table:table-cell table:formula="of:=IF(ISNA(VLOOKUP([.$A659];['PostgreSQL 9.3'.$A$2:.$A$1001];1;0));&quot;&quot;;&quot;Y&quot;)">
            <text:p/>
          </table:table-cell>
          <table:table-cell table:formula="of:=IF(ISNA(VLOOKUP([.$A659];['SQL 2011'.$A$2:.$A$1001];1;0));&quot;&quot;;&quot;Y&quot;)" office:value-type="string" office:string-value="Y">
            <text:p>Y</text:p>
          </table:table-cell>
          <table:table-cell table:formula="of:=IF(ISNA(VLOOKUP([.$A659];['SQL 2008'.$A$2:.$A$1001];1;0));&quot;&quot;;&quot;Y&quot;)" office:value-type="string" office:string-value="Y">
            <text:p>Y</text:p>
          </table:table-cell>
          <table:table-cell table:formula="of:=IF(ISNA(VLOOKUP([.$A659];['SQL 92'.$A$2:.$A$1001];1;0));&quot;&quot;;&quot;Y&quot;)">
            <text:p/>
          </table:table-cell>
          <table:table-cell table:style-name="ce34" table:formula="of:=IF(ISNA(VLOOKUP([.$A659];['SQLite 3'.$A$2:.$B$1002];1;0));&quot;&quot;;&quot;Y&quot;)">
            <text:p/>
          </table:table-cell>
          <table:table-cell table:style-name="ce34" table:formula="of:=IF(ISNA(VLOOKUP([.$A659];['MySQL 5.7'.$A$2:.$A$832];1;0));&quot;&quot;;&quot;Y&quot;)">
            <text:p/>
          </table:table-cell>
          <table:table-cell table:formula="of:=IF(ISNA(VLOOKUP([.$A659];['Transact-SQL 2012'.$A$2:.$A$1001];1;0));&quot;&quot;;&quot;Y&quot;)">
            <text:p/>
          </table:table-cell>
          <table:table-cell table:formula="of:=IF(ISNA(VLOOKUP([.$A659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ROWCOUNT</text:p>
          </table:table-cell>
          <table:table-cell table:formula="of:=IF(ISNA(VLOOKUP([.$A660];['PostgreSQL 9.3'.$A$2:.$A$1001];1;0));&quot;&quot;;&quot;Y&quot;)">
            <text:p/>
          </table:table-cell>
          <table:table-cell table:formula="of:=IF(ISNA(VLOOKUP([.$A660];['SQL 2011'.$A$2:.$A$1001];1;0));&quot;&quot;;&quot;Y&quot;)">
            <text:p/>
          </table:table-cell>
          <table:table-cell table:formula="of:=IF(ISNA(VLOOKUP([.$A660];['SQL 2008'.$A$2:.$A$1001];1;0));&quot;&quot;;&quot;Y&quot;)">
            <text:p/>
          </table:table-cell>
          <table:table-cell table:formula="of:=IF(ISNA(VLOOKUP([.$A660];['SQL 92'.$A$2:.$A$1001];1;0));&quot;&quot;;&quot;Y&quot;)">
            <text:p/>
          </table:table-cell>
          <table:table-cell table:style-name="ce34" table:formula="of:=IF(ISNA(VLOOKUP([.$A660];['SQLite 3'.$A$2:.$B$1002];1;0));&quot;&quot;;&quot;Y&quot;)">
            <text:p/>
          </table:table-cell>
          <table:table-cell table:style-name="ce34" table:formula="of:=IF(ISNA(VLOOKUP([.$A660];['MySQL 5.7'.$A$2:.$A$832];1;0));&quot;&quot;;&quot;Y&quot;)">
            <text:p/>
          </table:table-cell>
          <table:table-cell table:formula="of:=IF(ISNA(VLOOKUP([.$A660];['Transact-SQL 2012'.$A$2:.$A$1001];1;0));&quot;&quot;;&quot;Y&quot;)" office:value-type="string" office:string-value="Y">
            <text:p>Y</text:p>
          </table:table-cell>
          <table:table-cell table:formula="of:=IF(ISNA(VLOOKUP([.$A660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ROWGUIDCOL</text:p>
          </table:table-cell>
          <table:table-cell table:formula="of:=IF(ISNA(VLOOKUP([.$A661];['PostgreSQL 9.3'.$A$2:.$A$1001];1;0));&quot;&quot;;&quot;Y&quot;)">
            <text:p/>
          </table:table-cell>
          <table:table-cell table:formula="of:=IF(ISNA(VLOOKUP([.$A661];['SQL 2011'.$A$2:.$A$1001];1;0));&quot;&quot;;&quot;Y&quot;)">
            <text:p/>
          </table:table-cell>
          <table:table-cell table:formula="of:=IF(ISNA(VLOOKUP([.$A661];['SQL 2008'.$A$2:.$A$1001];1;0));&quot;&quot;;&quot;Y&quot;)">
            <text:p/>
          </table:table-cell>
          <table:table-cell table:formula="of:=IF(ISNA(VLOOKUP([.$A661];['SQL 92'.$A$2:.$A$1001];1;0));&quot;&quot;;&quot;Y&quot;)">
            <text:p/>
          </table:table-cell>
          <table:table-cell table:style-name="ce34" table:formula="of:=IF(ISNA(VLOOKUP([.$A661];['SQLite 3'.$A$2:.$B$1002];1;0));&quot;&quot;;&quot;Y&quot;)">
            <text:p/>
          </table:table-cell>
          <table:table-cell table:style-name="ce34" table:formula="of:=IF(ISNA(VLOOKUP([.$A661];['MySQL 5.7'.$A$2:.$A$832];1;0));&quot;&quot;;&quot;Y&quot;)">
            <text:p/>
          </table:table-cell>
          <table:table-cell table:formula="of:=IF(ISNA(VLOOKUP([.$A661];['Transact-SQL 2012'.$A$2:.$A$1001];1;0));&quot;&quot;;&quot;Y&quot;)" office:value-type="string" office:string-value="Y">
            <text:p>Y</text:p>
          </table:table-cell>
          <table:table-cell table:formula="of:=IF(ISNA(VLOOKUP([.$A66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ROWS</text:p>
          </table:table-cell>
          <table:table-cell table:formula="of:=IF(ISNA(VLOOKUP([.$A662];['PostgreSQL 9.3'.$A$2:.$A$1001];1;0));&quot;&quot;;&quot;Y&quot;)" office:value-type="string" office:string-value="Y">
            <text:p>Y</text:p>
          </table:table-cell>
          <table:table-cell table:formula="of:=IF(ISNA(VLOOKUP([.$A662];['SQL 2011'.$A$2:.$A$1001];1;0));&quot;&quot;;&quot;Y&quot;)" office:value-type="string" office:string-value="Y">
            <text:p>Y</text:p>
          </table:table-cell>
          <table:table-cell table:formula="of:=IF(ISNA(VLOOKUP([.$A662];['SQL 2008'.$A$2:.$A$1001];1;0));&quot;&quot;;&quot;Y&quot;)" office:value-type="string" office:string-value="Y">
            <text:p>Y</text:p>
          </table:table-cell>
          <table:table-cell table:formula="of:=IF(ISNA(VLOOKUP([.$A662];['SQL 92'.$A$2:.$A$1001];1;0));&quot;&quot;;&quot;Y&quot;)" office:value-type="string" office:string-value="Y">
            <text:p>Y</text:p>
          </table:table-cell>
          <table:table-cell table:style-name="ce34" table:formula="of:=IF(ISNA(VLOOKUP([.$A662];['SQLite 3'.$A$2:.$B$1002];1;0));&quot;&quot;;&quot;Y&quot;)">
            <text:p/>
          </table:table-cell>
          <table:table-cell table:style-name="ce34" table:formula="of:=IF(ISNA(VLOOKUP([.$A662];['MySQL 5.7'.$A$2:.$A$832];1;0));&quot;&quot;;&quot;Y&quot;)">
            <text:p/>
          </table:table-cell>
          <table:table-cell table:formula="of:=IF(ISNA(VLOOKUP([.$A662];['Transact-SQL 2012'.$A$2:.$A$1001];1;0));&quot;&quot;;&quot;Y&quot;)">
            <text:p/>
          </table:table-cell>
          <table:table-cell table:formula="of:=IF(ISNA(VLOOKUP([.$A66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RULE</text:p>
          </table:table-cell>
          <table:table-cell table:formula="of:=IF(ISNA(VLOOKUP([.$A663];['PostgreSQL 9.3'.$A$2:.$A$1001];1;0));&quot;&quot;;&quot;Y&quot;)" office:value-type="string" office:string-value="Y">
            <text:p>Y</text:p>
          </table:table-cell>
          <table:table-cell table:formula="of:=IF(ISNA(VLOOKUP([.$A663];['SQL 2011'.$A$2:.$A$1001];1;0));&quot;&quot;;&quot;Y&quot;)">
            <text:p/>
          </table:table-cell>
          <table:table-cell table:formula="of:=IF(ISNA(VLOOKUP([.$A663];['SQL 2008'.$A$2:.$A$1001];1;0));&quot;&quot;;&quot;Y&quot;)">
            <text:p/>
          </table:table-cell>
          <table:table-cell table:formula="of:=IF(ISNA(VLOOKUP([.$A663];['SQL 92'.$A$2:.$A$1001];1;0));&quot;&quot;;&quot;Y&quot;)">
            <text:p/>
          </table:table-cell>
          <table:table-cell table:style-name="ce34" table:formula="of:=IF(ISNA(VLOOKUP([.$A663];['SQLite 3'.$A$2:.$B$1002];1;0));&quot;&quot;;&quot;Y&quot;)">
            <text:p/>
          </table:table-cell>
          <table:table-cell table:style-name="ce34" table:formula="of:=IF(ISNA(VLOOKUP([.$A663];['MySQL 5.7'.$A$2:.$A$832];1;0));&quot;&quot;;&quot;Y&quot;)">
            <text:p/>
          </table:table-cell>
          <table:table-cell table:formula="of:=IF(ISNA(VLOOKUP([.$A663];['Transact-SQL 2012'.$A$2:.$A$1001];1;0));&quot;&quot;;&quot;Y&quot;)" office:value-type="string" office:string-value="Y">
            <text:p>Y</text:p>
          </table:table-cell>
          <table:table-cell table:formula="of:=IF(ISNA(VLOOKUP([.$A663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SAVE</text:p>
          </table:table-cell>
          <table:table-cell table:formula="of:=IF(ISNA(VLOOKUP([.$A664];['PostgreSQL 9.3'.$A$2:.$A$1001];1;0));&quot;&quot;;&quot;Y&quot;)">
            <text:p/>
          </table:table-cell>
          <table:table-cell table:formula="of:=IF(ISNA(VLOOKUP([.$A664];['SQL 2011'.$A$2:.$A$1001];1;0));&quot;&quot;;&quot;Y&quot;)">
            <text:p/>
          </table:table-cell>
          <table:table-cell table:formula="of:=IF(ISNA(VLOOKUP([.$A664];['SQL 2008'.$A$2:.$A$1001];1;0));&quot;&quot;;&quot;Y&quot;)">
            <text:p/>
          </table:table-cell>
          <table:table-cell table:formula="of:=IF(ISNA(VLOOKUP([.$A664];['SQL 92'.$A$2:.$A$1001];1;0));&quot;&quot;;&quot;Y&quot;)">
            <text:p/>
          </table:table-cell>
          <table:table-cell table:style-name="ce34" table:formula="of:=IF(ISNA(VLOOKUP([.$A664];['SQLite 3'.$A$2:.$B$1002];1;0));&quot;&quot;;&quot;Y&quot;)">
            <text:p/>
          </table:table-cell>
          <table:table-cell table:style-name="ce34" table:formula="of:=IF(ISNA(VLOOKUP([.$A664];['MySQL 5.7'.$A$2:.$A$832];1;0));&quot;&quot;;&quot;Y&quot;)">
            <text:p/>
          </table:table-cell>
          <table:table-cell table:formula="of:=IF(ISNA(VLOOKUP([.$A664];['Transact-SQL 2012'.$A$2:.$A$1001];1;0));&quot;&quot;;&quot;Y&quot;)" office:value-type="string" office:string-value="Y">
            <text:p>Y</text:p>
          </table:table-cell>
          <table:table-cell table:formula="of:=IF(ISNA(VLOOKUP([.$A66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AVEPOINT</text:p>
          </table:table-cell>
          <table:table-cell table:formula="of:=IF(ISNA(VLOOKUP([.$A665];['PostgreSQL 9.3'.$A$2:.$A$1001];1;0));&quot;&quot;;&quot;Y&quot;)" office:value-type="string" office:string-value="Y">
            <text:p>Y</text:p>
          </table:table-cell>
          <table:table-cell table:formula="of:=IF(ISNA(VLOOKUP([.$A665];['SQL 2011'.$A$2:.$A$1001];1;0));&quot;&quot;;&quot;Y&quot;)" office:value-type="string" office:string-value="Y">
            <text:p>Y</text:p>
          </table:table-cell>
          <table:table-cell table:formula="of:=IF(ISNA(VLOOKUP([.$A665];['SQL 2008'.$A$2:.$A$1001];1;0));&quot;&quot;;&quot;Y&quot;)" office:value-type="string" office:string-value="Y">
            <text:p>Y</text:p>
          </table:table-cell>
          <table:table-cell table:formula="of:=IF(ISNA(VLOOKUP([.$A665];['SQL 92'.$A$2:.$A$1001];1;0));&quot;&quot;;&quot;Y&quot;)">
            <text:p/>
          </table:table-cell>
          <table:table-cell table:style-name="ce34" table:formula="of:=IF(ISNA(VLOOKUP([.$A665];['SQLite 3'.$A$2:.$B$1002];1;0));&quot;&quot;;&quot;Y&quot;)" office:value-type="string" office:string-value="Y">
            <text:p>Y</text:p>
          </table:table-cell>
          <table:table-cell table:style-name="ce34" table:formula="of:=IF(ISNA(VLOOKUP([.$A665];['MySQL 5.7'.$A$2:.$A$832];1;0));&quot;&quot;;&quot;Y&quot;)">
            <text:p/>
          </table:table-cell>
          <table:table-cell table:formula="of:=IF(ISNA(VLOOKUP([.$A665];['Transact-SQL 2012'.$A$2:.$A$1001];1;0));&quot;&quot;;&quot;Y&quot;)">
            <text:p/>
          </table:table-cell>
          <table:table-cell table:formula="of:=IF(ISNA(VLOOKUP([.$A66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CALE</text:p>
          </table:table-cell>
          <table:table-cell table:formula="of:=IF(ISNA(VLOOKUP([.$A666];['PostgreSQL 9.3'.$A$2:.$A$1001];1;0));&quot;&quot;;&quot;Y&quot;)">
            <text:p/>
          </table:table-cell>
          <table:table-cell table:formula="of:=IF(ISNA(VLOOKUP([.$A666];['SQL 2011'.$A$2:.$A$1001];1;0));&quot;&quot;;&quot;Y&quot;)" office:value-type="string" office:string-value="Y">
            <text:p>Y</text:p>
          </table:table-cell>
          <table:table-cell table:formula="of:=IF(ISNA(VLOOKUP([.$A666];['SQL 2008'.$A$2:.$A$1001];1;0));&quot;&quot;;&quot;Y&quot;)" office:value-type="string" office:string-value="Y">
            <text:p>Y</text:p>
          </table:table-cell>
          <table:table-cell table:formula="of:=IF(ISNA(VLOOKUP([.$A666];['SQL 92'.$A$2:.$A$1001];1;0));&quot;&quot;;&quot;Y&quot;)" office:value-type="string" office:string-value="Y">
            <text:p>Y</text:p>
          </table:table-cell>
          <table:table-cell table:style-name="ce34" table:formula="of:=IF(ISNA(VLOOKUP([.$A666];['SQLite 3'.$A$2:.$B$1002];1;0));&quot;&quot;;&quot;Y&quot;)">
            <text:p/>
          </table:table-cell>
          <table:table-cell table:style-name="ce34" table:formula="of:=IF(ISNA(VLOOKUP([.$A666];['MySQL 5.7'.$A$2:.$A$832];1;0));&quot;&quot;;&quot;Y&quot;)">
            <text:p/>
          </table:table-cell>
          <table:table-cell table:formula="of:=IF(ISNA(VLOOKUP([.$A666];['Transact-SQL 2012'.$A$2:.$A$1001];1;0));&quot;&quot;;&quot;Y&quot;)">
            <text:p/>
          </table:table-cell>
          <table:table-cell table:formula="of:=IF(ISNA(VLOOKUP([.$A66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CHEMA</text:p>
          </table:table-cell>
          <table:table-cell table:formula="of:=IF(ISNA(VLOOKUP([.$A667];['PostgreSQL 9.3'.$A$2:.$A$1001];1;0));&quot;&quot;;&quot;Y&quot;)" office:value-type="string" office:string-value="Y">
            <text:p>Y</text:p>
          </table:table-cell>
          <table:table-cell table:formula="of:=IF(ISNA(VLOOKUP([.$A667];['SQL 2011'.$A$2:.$A$1001];1;0));&quot;&quot;;&quot;Y&quot;)" office:value-type="string" office:string-value="Y">
            <text:p>Y</text:p>
          </table:table-cell>
          <table:table-cell table:formula="of:=IF(ISNA(VLOOKUP([.$A667];['SQL 2008'.$A$2:.$A$1001];1;0));&quot;&quot;;&quot;Y&quot;)" office:value-type="string" office:string-value="Y">
            <text:p>Y</text:p>
          </table:table-cell>
          <table:table-cell table:formula="of:=IF(ISNA(VLOOKUP([.$A667];['SQL 92'.$A$2:.$A$1001];1;0));&quot;&quot;;&quot;Y&quot;)" office:value-type="string" office:string-value="Y">
            <text:p>Y</text:p>
          </table:table-cell>
          <table:table-cell table:style-name="ce34" table:formula="of:=IF(ISNA(VLOOKUP([.$A667];['SQLite 3'.$A$2:.$B$1002];1;0));&quot;&quot;;&quot;Y&quot;)">
            <text:p/>
          </table:table-cell>
          <table:table-cell table:style-name="ce34" table:formula="of:=IF(ISNA(VLOOKUP([.$A667];['MySQL 5.7'.$A$2:.$A$832];1;0));&quot;&quot;;&quot;Y&quot;)" office:value-type="string" office:string-value="Y">
            <text:p>Y</text:p>
          </table:table-cell>
          <table:table-cell table:formula="of:=IF(ISNA(VLOOKUP([.$A667];['Transact-SQL 2012'.$A$2:.$A$1001];1;0));&quot;&quot;;&quot;Y&quot;)" office:value-type="string" office:string-value="Y">
            <text:p>Y</text:p>
          </table:table-cell>
          <table:table-cell table:formula="of:=IF(ISNA(VLOOKUP([.$A667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SCHEMA_NAME</text:p>
          </table:table-cell>
          <table:table-cell table:formula="of:=IF(ISNA(VLOOKUP([.$A668];['PostgreSQL 9.3'.$A$2:.$A$1001];1;0));&quot;&quot;;&quot;Y&quot;)">
            <text:p/>
          </table:table-cell>
          <table:table-cell table:formula="of:=IF(ISNA(VLOOKUP([.$A668];['SQL 2011'.$A$2:.$A$1001];1;0));&quot;&quot;;&quot;Y&quot;)" office:value-type="string" office:string-value="Y">
            <text:p>Y</text:p>
          </table:table-cell>
          <table:table-cell table:formula="of:=IF(ISNA(VLOOKUP([.$A668];['SQL 2008'.$A$2:.$A$1001];1;0));&quot;&quot;;&quot;Y&quot;)" office:value-type="string" office:string-value="Y">
            <text:p>Y</text:p>
          </table:table-cell>
          <table:table-cell table:formula="of:=IF(ISNA(VLOOKUP([.$A668];['SQL 92'.$A$2:.$A$1001];1;0));&quot;&quot;;&quot;Y&quot;)" office:value-type="string" office:string-value="Y">
            <text:p>Y</text:p>
          </table:table-cell>
          <table:table-cell table:style-name="ce34" table:formula="of:=IF(ISNA(VLOOKUP([.$A668];['SQLite 3'.$A$2:.$B$1002];1;0));&quot;&quot;;&quot;Y&quot;)">
            <text:p/>
          </table:table-cell>
          <table:table-cell table:style-name="ce34" table:formula="of:=IF(ISNA(VLOOKUP([.$A668];['MySQL 5.7'.$A$2:.$A$832];1;0));&quot;&quot;;&quot;Y&quot;)">
            <text:p/>
          </table:table-cell>
          <table:table-cell table:formula="of:=IF(ISNA(VLOOKUP([.$A668];['Transact-SQL 2012'.$A$2:.$A$1001];1;0));&quot;&quot;;&quot;Y&quot;)">
            <text:p/>
          </table:table-cell>
          <table:table-cell table:formula="of:=IF(ISNA(VLOOKUP([.$A668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SCHEMAS</text:p>
          </table:table-cell>
          <table:table-cell table:formula="of:=IF(ISNA(VLOOKUP([.$A669];['PostgreSQL 9.3'.$A$2:.$A$1001];1;0));&quot;&quot;;&quot;Y&quot;)">
            <text:p/>
          </table:table-cell>
          <table:table-cell table:formula="of:=IF(ISNA(VLOOKUP([.$A669];['SQL 2011'.$A$2:.$A$1001];1;0));&quot;&quot;;&quot;Y&quot;)">
            <text:p/>
          </table:table-cell>
          <table:table-cell table:formula="of:=IF(ISNA(VLOOKUP([.$A669];['SQL 2008'.$A$2:.$A$1001];1;0));&quot;&quot;;&quot;Y&quot;)">
            <text:p/>
          </table:table-cell>
          <table:table-cell table:formula="of:=IF(ISNA(VLOOKUP([.$A669];['SQL 92'.$A$2:.$A$1001];1;0));&quot;&quot;;&quot;Y&quot;)">
            <text:p/>
          </table:table-cell>
          <table:table-cell table:style-name="ce34" table:formula="of:=IF(ISNA(VLOOKUP([.$A669];['SQLite 3'.$A$2:.$B$1002];1;0));&quot;&quot;;&quot;Y&quot;)">
            <text:p/>
          </table:table-cell>
          <table:table-cell table:style-name="ce34" table:formula="of:=IF(ISNA(VLOOKUP([.$A669];['MySQL 5.7'.$A$2:.$A$832];1;0));&quot;&quot;;&quot;Y&quot;)" office:value-type="string" office:string-value="Y">
            <text:p>Y</text:p>
          </table:table-cell>
          <table:table-cell table:formula="of:=IF(ISNA(VLOOKUP([.$A669];['Transact-SQL 2012'.$A$2:.$A$1001];1;0));&quot;&quot;;&quot;Y&quot;)">
            <text:p/>
          </table:table-cell>
          <table:table-cell table:formula="of:=IF(ISNA(VLOOKUP([.$A66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COPE</text:p>
          </table:table-cell>
          <table:table-cell table:formula="of:=IF(ISNA(VLOOKUP([.$A670];['PostgreSQL 9.3'.$A$2:.$A$1001];1;0));&quot;&quot;;&quot;Y&quot;)">
            <text:p/>
          </table:table-cell>
          <table:table-cell table:formula="of:=IF(ISNA(VLOOKUP([.$A670];['SQL 2011'.$A$2:.$A$1001];1;0));&quot;&quot;;&quot;Y&quot;)" office:value-type="string" office:string-value="Y">
            <text:p>Y</text:p>
          </table:table-cell>
          <table:table-cell table:formula="of:=IF(ISNA(VLOOKUP([.$A670];['SQL 2008'.$A$2:.$A$1001];1;0));&quot;&quot;;&quot;Y&quot;)" office:value-type="string" office:string-value="Y">
            <text:p>Y</text:p>
          </table:table-cell>
          <table:table-cell table:formula="of:=IF(ISNA(VLOOKUP([.$A670];['SQL 92'.$A$2:.$A$1001];1;0));&quot;&quot;;&quot;Y&quot;)">
            <text:p/>
          </table:table-cell>
          <table:table-cell table:style-name="ce34" table:formula="of:=IF(ISNA(VLOOKUP([.$A670];['SQLite 3'.$A$2:.$B$1002];1;0));&quot;&quot;;&quot;Y&quot;)">
            <text:p/>
          </table:table-cell>
          <table:table-cell table:style-name="ce34" table:formula="of:=IF(ISNA(VLOOKUP([.$A670];['MySQL 5.7'.$A$2:.$A$832];1;0));&quot;&quot;;&quot;Y&quot;)">
            <text:p/>
          </table:table-cell>
          <table:table-cell table:formula="of:=IF(ISNA(VLOOKUP([.$A670];['Transact-SQL 2012'.$A$2:.$A$1001];1;0));&quot;&quot;;&quot;Y&quot;)">
            <text:p/>
          </table:table-cell>
          <table:table-cell table:formula="of:=IF(ISNA(VLOOKUP([.$A67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COPE_CATALOG</text:p>
          </table:table-cell>
          <table:table-cell table:formula="of:=IF(ISNA(VLOOKUP([.$A671];['PostgreSQL 9.3'.$A$2:.$A$1001];1;0));&quot;&quot;;&quot;Y&quot;)">
            <text:p/>
          </table:table-cell>
          <table:table-cell table:formula="of:=IF(ISNA(VLOOKUP([.$A671];['SQL 2011'.$A$2:.$A$1001];1;0));&quot;&quot;;&quot;Y&quot;)" office:value-type="string" office:string-value="Y">
            <text:p>Y</text:p>
          </table:table-cell>
          <table:table-cell table:formula="of:=IF(ISNA(VLOOKUP([.$A671];['SQL 2008'.$A$2:.$A$1001];1;0));&quot;&quot;;&quot;Y&quot;)" office:value-type="string" office:string-value="Y">
            <text:p>Y</text:p>
          </table:table-cell>
          <table:table-cell table:formula="of:=IF(ISNA(VLOOKUP([.$A671];['SQL 92'.$A$2:.$A$1001];1;0));&quot;&quot;;&quot;Y&quot;)">
            <text:p/>
          </table:table-cell>
          <table:table-cell table:style-name="ce34" table:formula="of:=IF(ISNA(VLOOKUP([.$A671];['SQLite 3'.$A$2:.$B$1002];1;0));&quot;&quot;;&quot;Y&quot;)">
            <text:p/>
          </table:table-cell>
          <table:table-cell table:style-name="ce34" table:formula="of:=IF(ISNA(VLOOKUP([.$A671];['MySQL 5.7'.$A$2:.$A$832];1;0));&quot;&quot;;&quot;Y&quot;)">
            <text:p/>
          </table:table-cell>
          <table:table-cell table:formula="of:=IF(ISNA(VLOOKUP([.$A671];['Transact-SQL 2012'.$A$2:.$A$1001];1;0));&quot;&quot;;&quot;Y&quot;)">
            <text:p/>
          </table:table-cell>
          <table:table-cell table:formula="of:=IF(ISNA(VLOOKUP([.$A67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COPE_NAME</text:p>
          </table:table-cell>
          <table:table-cell table:formula="of:=IF(ISNA(VLOOKUP([.$A672];['PostgreSQL 9.3'.$A$2:.$A$1001];1;0));&quot;&quot;;&quot;Y&quot;)">
            <text:p/>
          </table:table-cell>
          <table:table-cell table:formula="of:=IF(ISNA(VLOOKUP([.$A672];['SQL 2011'.$A$2:.$A$1001];1;0));&quot;&quot;;&quot;Y&quot;)" office:value-type="string" office:string-value="Y">
            <text:p>Y</text:p>
          </table:table-cell>
          <table:table-cell table:formula="of:=IF(ISNA(VLOOKUP([.$A672];['SQL 2008'.$A$2:.$A$1001];1;0));&quot;&quot;;&quot;Y&quot;)" office:value-type="string" office:string-value="Y">
            <text:p>Y</text:p>
          </table:table-cell>
          <table:table-cell table:formula="of:=IF(ISNA(VLOOKUP([.$A672];['SQL 92'.$A$2:.$A$1001];1;0));&quot;&quot;;&quot;Y&quot;)">
            <text:p/>
          </table:table-cell>
          <table:table-cell table:style-name="ce34" table:formula="of:=IF(ISNA(VLOOKUP([.$A672];['SQLite 3'.$A$2:.$B$1002];1;0));&quot;&quot;;&quot;Y&quot;)">
            <text:p/>
          </table:table-cell>
          <table:table-cell table:style-name="ce34" table:formula="of:=IF(ISNA(VLOOKUP([.$A672];['MySQL 5.7'.$A$2:.$A$832];1;0));&quot;&quot;;&quot;Y&quot;)">
            <text:p/>
          </table:table-cell>
          <table:table-cell table:formula="of:=IF(ISNA(VLOOKUP([.$A672];['Transact-SQL 2012'.$A$2:.$A$1001];1;0));&quot;&quot;;&quot;Y&quot;)">
            <text:p/>
          </table:table-cell>
          <table:table-cell table:formula="of:=IF(ISNA(VLOOKUP([.$A67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COPE_SCHEMA</text:p>
          </table:table-cell>
          <table:table-cell table:formula="of:=IF(ISNA(VLOOKUP([.$A673];['PostgreSQL 9.3'.$A$2:.$A$1001];1;0));&quot;&quot;;&quot;Y&quot;)">
            <text:p/>
          </table:table-cell>
          <table:table-cell table:formula="of:=IF(ISNA(VLOOKUP([.$A673];['SQL 2011'.$A$2:.$A$1001];1;0));&quot;&quot;;&quot;Y&quot;)" office:value-type="string" office:string-value="Y">
            <text:p>Y</text:p>
          </table:table-cell>
          <table:table-cell table:formula="of:=IF(ISNA(VLOOKUP([.$A673];['SQL 2008'.$A$2:.$A$1001];1;0));&quot;&quot;;&quot;Y&quot;)" office:value-type="string" office:string-value="Y">
            <text:p>Y</text:p>
          </table:table-cell>
          <table:table-cell table:formula="of:=IF(ISNA(VLOOKUP([.$A673];['SQL 92'.$A$2:.$A$1001];1;0));&quot;&quot;;&quot;Y&quot;)">
            <text:p/>
          </table:table-cell>
          <table:table-cell table:style-name="ce34" table:formula="of:=IF(ISNA(VLOOKUP([.$A673];['SQLite 3'.$A$2:.$B$1002];1;0));&quot;&quot;;&quot;Y&quot;)">
            <text:p/>
          </table:table-cell>
          <table:table-cell table:style-name="ce34" table:formula="of:=IF(ISNA(VLOOKUP([.$A673];['MySQL 5.7'.$A$2:.$A$832];1;0));&quot;&quot;;&quot;Y&quot;)">
            <text:p/>
          </table:table-cell>
          <table:table-cell table:formula="of:=IF(ISNA(VLOOKUP([.$A673];['Transact-SQL 2012'.$A$2:.$A$1001];1;0));&quot;&quot;;&quot;Y&quot;)">
            <text:p/>
          </table:table-cell>
          <table:table-cell table:formula="of:=IF(ISNA(VLOOKUP([.$A67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CROLL</text:p>
          </table:table-cell>
          <table:table-cell table:formula="of:=IF(ISNA(VLOOKUP([.$A674];['PostgreSQL 9.3'.$A$2:.$A$1001];1;0));&quot;&quot;;&quot;Y&quot;)" office:value-type="string" office:string-value="Y">
            <text:p>Y</text:p>
          </table:table-cell>
          <table:table-cell table:formula="of:=IF(ISNA(VLOOKUP([.$A674];['SQL 2011'.$A$2:.$A$1001];1;0));&quot;&quot;;&quot;Y&quot;)" office:value-type="string" office:string-value="Y">
            <text:p>Y</text:p>
          </table:table-cell>
          <table:table-cell table:formula="of:=IF(ISNA(VLOOKUP([.$A674];['SQL 2008'.$A$2:.$A$1001];1;0));&quot;&quot;;&quot;Y&quot;)" office:value-type="string" office:string-value="Y">
            <text:p>Y</text:p>
          </table:table-cell>
          <table:table-cell table:formula="of:=IF(ISNA(VLOOKUP([.$A674];['SQL 92'.$A$2:.$A$1001];1;0));&quot;&quot;;&quot;Y&quot;)" office:value-type="string" office:string-value="Y">
            <text:p>Y</text:p>
          </table:table-cell>
          <table:table-cell table:style-name="ce34" table:formula="of:=IF(ISNA(VLOOKUP([.$A674];['SQLite 3'.$A$2:.$B$1002];1;0));&quot;&quot;;&quot;Y&quot;)">
            <text:p/>
          </table:table-cell>
          <table:table-cell table:style-name="ce34" table:formula="of:=IF(ISNA(VLOOKUP([.$A674];['MySQL 5.7'.$A$2:.$A$832];1;0));&quot;&quot;;&quot;Y&quot;)">
            <text:p/>
          </table:table-cell>
          <table:table-cell table:formula="of:=IF(ISNA(VLOOKUP([.$A674];['Transact-SQL 2012'.$A$2:.$A$1001];1;0));&quot;&quot;;&quot;Y&quot;)">
            <text:p/>
          </table:table-cell>
          <table:table-cell table:formula="of:=IF(ISNA(VLOOKUP([.$A67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SEARCH</text:p>
          </table:table-cell>
          <table:table-cell table:formula="of:=IF(ISNA(VLOOKUP([.$A675];['PostgreSQL 9.3'.$A$2:.$A$1001];1;0));&quot;&quot;;&quot;Y&quot;)" office:value-type="string" office:string-value="Y">
            <text:p>Y</text:p>
          </table:table-cell>
          <table:table-cell table:formula="of:=IF(ISNA(VLOOKUP([.$A675];['SQL 2011'.$A$2:.$A$1001];1;0));&quot;&quot;;&quot;Y&quot;)" office:value-type="string" office:string-value="Y">
            <text:p>Y</text:p>
          </table:table-cell>
          <table:table-cell table:formula="of:=IF(ISNA(VLOOKUP([.$A675];['SQL 2008'.$A$2:.$A$1001];1;0));&quot;&quot;;&quot;Y&quot;)" office:value-type="string" office:string-value="Y">
            <text:p>Y</text:p>
          </table:table-cell>
          <table:table-cell table:formula="of:=IF(ISNA(VLOOKUP([.$A675];['SQL 92'.$A$2:.$A$1001];1;0));&quot;&quot;;&quot;Y&quot;)">
            <text:p/>
          </table:table-cell>
          <table:table-cell table:style-name="ce34" table:formula="of:=IF(ISNA(VLOOKUP([.$A675];['SQLite 3'.$A$2:.$B$1002];1;0));&quot;&quot;;&quot;Y&quot;)">
            <text:p/>
          </table:table-cell>
          <table:table-cell table:style-name="ce34" table:formula="of:=IF(ISNA(VLOOKUP([.$A675];['MySQL 5.7'.$A$2:.$A$832];1;0));&quot;&quot;;&quot;Y&quot;)">
            <text:p/>
          </table:table-cell>
          <table:table-cell table:formula="of:=IF(ISNA(VLOOKUP([.$A675];['Transact-SQL 2012'.$A$2:.$A$1001];1;0));&quot;&quot;;&quot;Y&quot;)">
            <text:p/>
          </table:table-cell>
          <table:table-cell table:formula="of:=IF(ISNA(VLOOKUP([.$A67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ECOND</text:p>
          </table:table-cell>
          <table:table-cell table:formula="of:=IF(ISNA(VLOOKUP([.$A676];['PostgreSQL 9.3'.$A$2:.$A$1001];1;0));&quot;&quot;;&quot;Y&quot;)" office:value-type="string" office:string-value="Y">
            <text:p>Y</text:p>
          </table:table-cell>
          <table:table-cell table:formula="of:=IF(ISNA(VLOOKUP([.$A676];['SQL 2011'.$A$2:.$A$1001];1;0));&quot;&quot;;&quot;Y&quot;)" office:value-type="string" office:string-value="Y">
            <text:p>Y</text:p>
          </table:table-cell>
          <table:table-cell table:formula="of:=IF(ISNA(VLOOKUP([.$A676];['SQL 2008'.$A$2:.$A$1001];1;0));&quot;&quot;;&quot;Y&quot;)" office:value-type="string" office:string-value="Y">
            <text:p>Y</text:p>
          </table:table-cell>
          <table:table-cell table:formula="of:=IF(ISNA(VLOOKUP([.$A676];['SQL 92'.$A$2:.$A$1001];1;0));&quot;&quot;;&quot;Y&quot;)" office:value-type="string" office:string-value="Y">
            <text:p>Y</text:p>
          </table:table-cell>
          <table:table-cell table:style-name="ce34" table:formula="of:=IF(ISNA(VLOOKUP([.$A676];['SQLite 3'.$A$2:.$B$1002];1;0));&quot;&quot;;&quot;Y&quot;)">
            <text:p/>
          </table:table-cell>
          <table:table-cell table:style-name="ce34" table:formula="of:=IF(ISNA(VLOOKUP([.$A676];['MySQL 5.7'.$A$2:.$A$832];1;0));&quot;&quot;;&quot;Y&quot;)">
            <text:p/>
          </table:table-cell>
          <table:table-cell table:formula="of:=IF(ISNA(VLOOKUP([.$A676];['Transact-SQL 2012'.$A$2:.$A$1001];1;0));&quot;&quot;;&quot;Y&quot;)">
            <text:p/>
          </table:table-cell>
          <table:table-cell table:formula="of:=IF(ISNA(VLOOKUP([.$A676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SECOND_MICROSECOND</text:p>
          </table:table-cell>
          <table:table-cell table:formula="of:=IF(ISNA(VLOOKUP([.$A677];['PostgreSQL 9.3'.$A$2:.$A$1001];1;0));&quot;&quot;;&quot;Y&quot;)">
            <text:p/>
          </table:table-cell>
          <table:table-cell table:formula="of:=IF(ISNA(VLOOKUP([.$A677];['SQL 2011'.$A$2:.$A$1001];1;0));&quot;&quot;;&quot;Y&quot;)">
            <text:p/>
          </table:table-cell>
          <table:table-cell table:formula="of:=IF(ISNA(VLOOKUP([.$A677];['SQL 2008'.$A$2:.$A$1001];1;0));&quot;&quot;;&quot;Y&quot;)">
            <text:p/>
          </table:table-cell>
          <table:table-cell table:formula="of:=IF(ISNA(VLOOKUP([.$A677];['SQL 92'.$A$2:.$A$1001];1;0));&quot;&quot;;&quot;Y&quot;)">
            <text:p/>
          </table:table-cell>
          <table:table-cell table:style-name="ce34" table:formula="of:=IF(ISNA(VLOOKUP([.$A677];['SQLite 3'.$A$2:.$B$1002];1;0));&quot;&quot;;&quot;Y&quot;)">
            <text:p/>
          </table:table-cell>
          <table:table-cell table:style-name="ce34" table:formula="of:=IF(ISNA(VLOOKUP([.$A677];['MySQL 5.7'.$A$2:.$A$832];1;0));&quot;&quot;;&quot;Y&quot;)" office:value-type="string" office:string-value="Y">
            <text:p>Y</text:p>
          </table:table-cell>
          <table:table-cell table:formula="of:=IF(ISNA(VLOOKUP([.$A677];['Transact-SQL 2012'.$A$2:.$A$1001];1;0));&quot;&quot;;&quot;Y&quot;)">
            <text:p/>
          </table:table-cell>
          <table:table-cell table:formula="of:=IF(ISNA(VLOOKUP([.$A67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ECTION</text:p>
          </table:table-cell>
          <table:table-cell table:formula="of:=IF(ISNA(VLOOKUP([.$A678];['PostgreSQL 9.3'.$A$2:.$A$1001];1;0));&quot;&quot;;&quot;Y&quot;)">
            <text:p/>
          </table:table-cell>
          <table:table-cell table:formula="of:=IF(ISNA(VLOOKUP([.$A678];['SQL 2011'.$A$2:.$A$1001];1;0));&quot;&quot;;&quot;Y&quot;)" office:value-type="string" office:string-value="Y">
            <text:p>Y</text:p>
          </table:table-cell>
          <table:table-cell table:formula="of:=IF(ISNA(VLOOKUP([.$A678];['SQL 2008'.$A$2:.$A$1001];1;0));&quot;&quot;;&quot;Y&quot;)" office:value-type="string" office:string-value="Y">
            <text:p>Y</text:p>
          </table:table-cell>
          <table:table-cell table:formula="of:=IF(ISNA(VLOOKUP([.$A678];['SQL 92'.$A$2:.$A$1001];1;0));&quot;&quot;;&quot;Y&quot;)" office:value-type="string" office:string-value="Y">
            <text:p>Y</text:p>
          </table:table-cell>
          <table:table-cell table:style-name="ce34" table:formula="of:=IF(ISNA(VLOOKUP([.$A678];['SQLite 3'.$A$2:.$B$1002];1;0));&quot;&quot;;&quot;Y&quot;)">
            <text:p/>
          </table:table-cell>
          <table:table-cell table:style-name="ce34" table:formula="of:=IF(ISNA(VLOOKUP([.$A678];['MySQL 5.7'.$A$2:.$A$832];1;0));&quot;&quot;;&quot;Y&quot;)">
            <text:p/>
          </table:table-cell>
          <table:table-cell table:formula="of:=IF(ISNA(VLOOKUP([.$A678];['Transact-SQL 2012'.$A$2:.$A$1001];1;0));&quot;&quot;;&quot;Y&quot;)">
            <text:p/>
          </table:table-cell>
          <table:table-cell table:formula="of:=IF(ISNA(VLOOKUP([.$A678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SECURITY</text:p>
          </table:table-cell>
          <table:table-cell table:formula="of:=IF(ISNA(VLOOKUP([.$A679];['PostgreSQL 9.3'.$A$2:.$A$1001];1;0));&quot;&quot;;&quot;Y&quot;)" office:value-type="string" office:string-value="Y">
            <text:p>Y</text:p>
          </table:table-cell>
          <table:table-cell table:formula="of:=IF(ISNA(VLOOKUP([.$A679];['SQL 2011'.$A$2:.$A$1001];1;0));&quot;&quot;;&quot;Y&quot;)" office:value-type="string" office:string-value="Y">
            <text:p>Y</text:p>
          </table:table-cell>
          <table:table-cell table:formula="of:=IF(ISNA(VLOOKUP([.$A679];['SQL 2008'.$A$2:.$A$1001];1;0));&quot;&quot;;&quot;Y&quot;)" office:value-type="string" office:string-value="Y">
            <text:p>Y</text:p>
          </table:table-cell>
          <table:table-cell table:formula="of:=IF(ISNA(VLOOKUP([.$A679];['SQL 92'.$A$2:.$A$1001];1;0));&quot;&quot;;&quot;Y&quot;)">
            <text:p/>
          </table:table-cell>
          <table:table-cell table:style-name="ce34" table:formula="of:=IF(ISNA(VLOOKUP([.$A679];['SQLite 3'.$A$2:.$B$1002];1;0));&quot;&quot;;&quot;Y&quot;)">
            <text:p/>
          </table:table-cell>
          <table:table-cell table:style-name="ce34" table:formula="of:=IF(ISNA(VLOOKUP([.$A679];['MySQL 5.7'.$A$2:.$A$832];1;0));&quot;&quot;;&quot;Y&quot;)">
            <text:p/>
          </table:table-cell>
          <table:table-cell table:formula="of:=IF(ISNA(VLOOKUP([.$A679];['Transact-SQL 2012'.$A$2:.$A$1001];1;0));&quot;&quot;;&quot;Y&quot;)">
            <text:p/>
          </table:table-cell>
          <table:table-cell table:formula="of:=IF(ISNA(VLOOKUP([.$A679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SECURITYAUDIT</text:p>
          </table:table-cell>
          <table:table-cell table:formula="of:=IF(ISNA(VLOOKUP([.$A680];['PostgreSQL 9.3'.$A$2:.$A$1001];1;0));&quot;&quot;;&quot;Y&quot;)">
            <text:p/>
          </table:table-cell>
          <table:table-cell table:formula="of:=IF(ISNA(VLOOKUP([.$A680];['SQL 2011'.$A$2:.$A$1001];1;0));&quot;&quot;;&quot;Y&quot;)">
            <text:p/>
          </table:table-cell>
          <table:table-cell table:formula="of:=IF(ISNA(VLOOKUP([.$A680];['SQL 2008'.$A$2:.$A$1001];1;0));&quot;&quot;;&quot;Y&quot;)">
            <text:p/>
          </table:table-cell>
          <table:table-cell table:formula="of:=IF(ISNA(VLOOKUP([.$A680];['SQL 92'.$A$2:.$A$1001];1;0));&quot;&quot;;&quot;Y&quot;)">
            <text:p/>
          </table:table-cell>
          <table:table-cell table:style-name="ce34" table:formula="of:=IF(ISNA(VLOOKUP([.$A680];['SQLite 3'.$A$2:.$B$1002];1;0));&quot;&quot;;&quot;Y&quot;)">
            <text:p/>
          </table:table-cell>
          <table:table-cell table:style-name="ce34" table:formula="of:=IF(ISNA(VLOOKUP([.$A680];['MySQL 5.7'.$A$2:.$A$832];1;0));&quot;&quot;;&quot;Y&quot;)">
            <text:p/>
          </table:table-cell>
          <table:table-cell table:formula="of:=IF(ISNA(VLOOKUP([.$A680];['Transact-SQL 2012'.$A$2:.$A$1001];1;0));&quot;&quot;;&quot;Y&quot;)" office:value-type="string" office:string-value="Y">
            <text:p>Y</text:p>
          </table:table-cell>
          <table:table-cell table:formula="of:=IF(ISNA(VLOOKUP([.$A68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ELECT</text:p>
          </table:table-cell>
          <table:table-cell table:formula="of:=IF(ISNA(VLOOKUP([.$A681];['PostgreSQL 9.3'.$A$2:.$A$1001];1;0));&quot;&quot;;&quot;Y&quot;)" office:value-type="string" office:string-value="Y">
            <text:p>Y</text:p>
          </table:table-cell>
          <table:table-cell table:formula="of:=IF(ISNA(VLOOKUP([.$A681];['SQL 2011'.$A$2:.$A$1001];1;0));&quot;&quot;;&quot;Y&quot;)" office:value-type="string" office:string-value="Y">
            <text:p>Y</text:p>
          </table:table-cell>
          <table:table-cell table:formula="of:=IF(ISNA(VLOOKUP([.$A681];['SQL 2008'.$A$2:.$A$1001];1;0));&quot;&quot;;&quot;Y&quot;)" office:value-type="string" office:string-value="Y">
            <text:p>Y</text:p>
          </table:table-cell>
          <table:table-cell table:formula="of:=IF(ISNA(VLOOKUP([.$A681];['SQL 92'.$A$2:.$A$1001];1;0));&quot;&quot;;&quot;Y&quot;)" office:value-type="string" office:string-value="Y">
            <text:p>Y</text:p>
          </table:table-cell>
          <table:table-cell table:style-name="ce34" table:formula="of:=IF(ISNA(VLOOKUP([.$A681];['SQLite 3'.$A$2:.$B$1002];1;0));&quot;&quot;;&quot;Y&quot;)" office:value-type="string" office:string-value="Y">
            <text:p>Y</text:p>
          </table:table-cell>
          <table:table-cell table:style-name="ce34" table:formula="of:=IF(ISNA(VLOOKUP([.$A681];['MySQL 5.7'.$A$2:.$A$832];1;0));&quot;&quot;;&quot;Y&quot;)" office:value-type="string" office:string-value="Y">
            <text:p>Y</text:p>
          </table:table-cell>
          <table:table-cell table:formula="of:=IF(ISNA(VLOOKUP([.$A681];['Transact-SQL 2012'.$A$2:.$A$1001];1;0));&quot;&quot;;&quot;Y&quot;)" office:value-type="string" office:string-value="Y">
            <text:p>Y</text:p>
          </table:table-cell>
          <table:table-cell table:formula="of:=IF(ISNA(VLOOKUP([.$A68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SELECTIVE</text:p>
          </table:table-cell>
          <table:table-cell table:formula="of:=IF(ISNA(VLOOKUP([.$A682];['PostgreSQL 9.3'.$A$2:.$A$1001];1;0));&quot;&quot;;&quot;Y&quot;)">
            <text:p/>
          </table:table-cell>
          <table:table-cell table:formula="of:=IF(ISNA(VLOOKUP([.$A682];['SQL 2011'.$A$2:.$A$1001];1;0));&quot;&quot;;&quot;Y&quot;)" office:value-type="string" office:string-value="Y">
            <text:p>Y</text:p>
          </table:table-cell>
          <table:table-cell table:formula="of:=IF(ISNA(VLOOKUP([.$A682];['SQL 2008'.$A$2:.$A$1001];1;0));&quot;&quot;;&quot;Y&quot;)" office:value-type="string" office:string-value="Y">
            <text:p>Y</text:p>
          </table:table-cell>
          <table:table-cell table:formula="of:=IF(ISNA(VLOOKUP([.$A682];['SQL 92'.$A$2:.$A$1001];1;0));&quot;&quot;;&quot;Y&quot;)">
            <text:p/>
          </table:table-cell>
          <table:table-cell table:style-name="ce34" table:formula="of:=IF(ISNA(VLOOKUP([.$A682];['SQLite 3'.$A$2:.$B$1002];1;0));&quot;&quot;;&quot;Y&quot;)">
            <text:p/>
          </table:table-cell>
          <table:table-cell table:style-name="ce34" table:formula="of:=IF(ISNA(VLOOKUP([.$A682];['MySQL 5.7'.$A$2:.$A$832];1;0));&quot;&quot;;&quot;Y&quot;)">
            <text:p/>
          </table:table-cell>
          <table:table-cell table:formula="of:=IF(ISNA(VLOOKUP([.$A682];['Transact-SQL 2012'.$A$2:.$A$1001];1;0));&quot;&quot;;&quot;Y&quot;)">
            <text:p/>
          </table:table-cell>
          <table:table-cell table:formula="of:=IF(ISNA(VLOOKUP([.$A68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ELF</text:p>
          </table:table-cell>
          <table:table-cell table:formula="of:=IF(ISNA(VLOOKUP([.$A683];['PostgreSQL 9.3'.$A$2:.$A$1001];1;0));&quot;&quot;;&quot;Y&quot;)">
            <text:p/>
          </table:table-cell>
          <table:table-cell table:formula="of:=IF(ISNA(VLOOKUP([.$A683];['SQL 2011'.$A$2:.$A$1001];1;0));&quot;&quot;;&quot;Y&quot;)" office:value-type="string" office:string-value="Y">
            <text:p>Y</text:p>
          </table:table-cell>
          <table:table-cell table:formula="of:=IF(ISNA(VLOOKUP([.$A683];['SQL 2008'.$A$2:.$A$1001];1;0));&quot;&quot;;&quot;Y&quot;)" office:value-type="string" office:string-value="Y">
            <text:p>Y</text:p>
          </table:table-cell>
          <table:table-cell table:formula="of:=IF(ISNA(VLOOKUP([.$A683];['SQL 92'.$A$2:.$A$1001];1;0));&quot;&quot;;&quot;Y&quot;)">
            <text:p/>
          </table:table-cell>
          <table:table-cell table:style-name="ce34" table:formula="of:=IF(ISNA(VLOOKUP([.$A683];['SQLite 3'.$A$2:.$B$1002];1;0));&quot;&quot;;&quot;Y&quot;)">
            <text:p/>
          </table:table-cell>
          <table:table-cell table:style-name="ce34" table:formula="of:=IF(ISNA(VLOOKUP([.$A683];['MySQL 5.7'.$A$2:.$A$832];1;0));&quot;&quot;;&quot;Y&quot;)">
            <text:p/>
          </table:table-cell>
          <table:table-cell table:formula="of:=IF(ISNA(VLOOKUP([.$A683];['Transact-SQL 2012'.$A$2:.$A$1001];1;0));&quot;&quot;;&quot;Y&quot;)">
            <text:p/>
          </table:table-cell>
          <table:table-cell table:formula="of:=IF(ISNA(VLOOKUP([.$A683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SEMANTICKEYPHRASETABLE</text:p>
          </table:table-cell>
          <table:table-cell table:formula="of:=IF(ISNA(VLOOKUP([.$A684];['PostgreSQL 9.3'.$A$2:.$A$1001];1;0));&quot;&quot;;&quot;Y&quot;)">
            <text:p/>
          </table:table-cell>
          <table:table-cell table:formula="of:=IF(ISNA(VLOOKUP([.$A684];['SQL 2011'.$A$2:.$A$1001];1;0));&quot;&quot;;&quot;Y&quot;)">
            <text:p/>
          </table:table-cell>
          <table:table-cell table:formula="of:=IF(ISNA(VLOOKUP([.$A684];['SQL 2008'.$A$2:.$A$1001];1;0));&quot;&quot;;&quot;Y&quot;)">
            <text:p/>
          </table:table-cell>
          <table:table-cell table:formula="of:=IF(ISNA(VLOOKUP([.$A684];['SQL 92'.$A$2:.$A$1001];1;0));&quot;&quot;;&quot;Y&quot;)">
            <text:p/>
          </table:table-cell>
          <table:table-cell table:style-name="ce34" table:formula="of:=IF(ISNA(VLOOKUP([.$A684];['SQLite 3'.$A$2:.$B$1002];1;0));&quot;&quot;;&quot;Y&quot;)">
            <text:p/>
          </table:table-cell>
          <table:table-cell table:style-name="ce34" table:formula="of:=IF(ISNA(VLOOKUP([.$A684];['MySQL 5.7'.$A$2:.$A$832];1;0));&quot;&quot;;&quot;Y&quot;)">
            <text:p/>
          </table:table-cell>
          <table:table-cell table:formula="of:=IF(ISNA(VLOOKUP([.$A684];['Transact-SQL 2012'.$A$2:.$A$1001];1;0));&quot;&quot;;&quot;Y&quot;)" office:value-type="string" office:string-value="Y">
            <text:p>Y</text:p>
          </table:table-cell>
          <table:table-cell table:formula="of:=IF(ISNA(VLOOKUP([.$A684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SEMANTICSIMILARITYDETAILSTABLE</text:p>
          </table:table-cell>
          <table:table-cell table:formula="of:=IF(ISNA(VLOOKUP([.$A685];['PostgreSQL 9.3'.$A$2:.$A$1001];1;0));&quot;&quot;;&quot;Y&quot;)">
            <text:p/>
          </table:table-cell>
          <table:table-cell table:formula="of:=IF(ISNA(VLOOKUP([.$A685];['SQL 2011'.$A$2:.$A$1001];1;0));&quot;&quot;;&quot;Y&quot;)">
            <text:p/>
          </table:table-cell>
          <table:table-cell table:formula="of:=IF(ISNA(VLOOKUP([.$A685];['SQL 2008'.$A$2:.$A$1001];1;0));&quot;&quot;;&quot;Y&quot;)">
            <text:p/>
          </table:table-cell>
          <table:table-cell table:formula="of:=IF(ISNA(VLOOKUP([.$A685];['SQL 92'.$A$2:.$A$1001];1;0));&quot;&quot;;&quot;Y&quot;)">
            <text:p/>
          </table:table-cell>
          <table:table-cell table:style-name="ce34" table:formula="of:=IF(ISNA(VLOOKUP([.$A685];['SQLite 3'.$A$2:.$B$1002];1;0));&quot;&quot;;&quot;Y&quot;)">
            <text:p/>
          </table:table-cell>
          <table:table-cell table:style-name="ce34" table:formula="of:=IF(ISNA(VLOOKUP([.$A685];['MySQL 5.7'.$A$2:.$A$832];1;0));&quot;&quot;;&quot;Y&quot;)">
            <text:p/>
          </table:table-cell>
          <table:table-cell table:formula="of:=IF(ISNA(VLOOKUP([.$A685];['Transact-SQL 2012'.$A$2:.$A$1001];1;0));&quot;&quot;;&quot;Y&quot;)" office:value-type="string" office:string-value="Y">
            <text:p>Y</text:p>
          </table:table-cell>
          <table:table-cell table:formula="of:=IF(ISNA(VLOOKUP([.$A685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SEMANTICSIMILARITYTABLE</text:p>
          </table:table-cell>
          <table:table-cell table:formula="of:=IF(ISNA(VLOOKUP([.$A686];['PostgreSQL 9.3'.$A$2:.$A$1001];1;0));&quot;&quot;;&quot;Y&quot;)">
            <text:p/>
          </table:table-cell>
          <table:table-cell table:formula="of:=IF(ISNA(VLOOKUP([.$A686];['SQL 2011'.$A$2:.$A$1001];1;0));&quot;&quot;;&quot;Y&quot;)">
            <text:p/>
          </table:table-cell>
          <table:table-cell table:formula="of:=IF(ISNA(VLOOKUP([.$A686];['SQL 2008'.$A$2:.$A$1001];1;0));&quot;&quot;;&quot;Y&quot;)">
            <text:p/>
          </table:table-cell>
          <table:table-cell table:formula="of:=IF(ISNA(VLOOKUP([.$A686];['SQL 92'.$A$2:.$A$1001];1;0));&quot;&quot;;&quot;Y&quot;)">
            <text:p/>
          </table:table-cell>
          <table:table-cell table:style-name="ce34" table:formula="of:=IF(ISNA(VLOOKUP([.$A686];['SQLite 3'.$A$2:.$B$1002];1;0));&quot;&quot;;&quot;Y&quot;)">
            <text:p/>
          </table:table-cell>
          <table:table-cell table:style-name="ce34" table:formula="of:=IF(ISNA(VLOOKUP([.$A686];['MySQL 5.7'.$A$2:.$A$832];1;0));&quot;&quot;;&quot;Y&quot;)">
            <text:p/>
          </table:table-cell>
          <table:table-cell table:formula="of:=IF(ISNA(VLOOKUP([.$A686];['Transact-SQL 2012'.$A$2:.$A$1001];1;0));&quot;&quot;;&quot;Y&quot;)" office:value-type="string" office:string-value="Y">
            <text:p>Y</text:p>
          </table:table-cell>
          <table:table-cell table:formula="of:=IF(ISNA(VLOOKUP([.$A68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ENSITIVE</text:p>
          </table:table-cell>
          <table:table-cell table:formula="of:=IF(ISNA(VLOOKUP([.$A687];['PostgreSQL 9.3'.$A$2:.$A$1001];1;0));&quot;&quot;;&quot;Y&quot;)">
            <text:p/>
          </table:table-cell>
          <table:table-cell table:formula="of:=IF(ISNA(VLOOKUP([.$A687];['SQL 2011'.$A$2:.$A$1001];1;0));&quot;&quot;;&quot;Y&quot;)" office:value-type="string" office:string-value="Y">
            <text:p>Y</text:p>
          </table:table-cell>
          <table:table-cell table:formula="of:=IF(ISNA(VLOOKUP([.$A687];['SQL 2008'.$A$2:.$A$1001];1;0));&quot;&quot;;&quot;Y&quot;)" office:value-type="string" office:string-value="Y">
            <text:p>Y</text:p>
          </table:table-cell>
          <table:table-cell table:formula="of:=IF(ISNA(VLOOKUP([.$A687];['SQL 92'.$A$2:.$A$1001];1;0));&quot;&quot;;&quot;Y&quot;)">
            <text:p/>
          </table:table-cell>
          <table:table-cell table:style-name="ce34" table:formula="of:=IF(ISNA(VLOOKUP([.$A687];['SQLite 3'.$A$2:.$B$1002];1;0));&quot;&quot;;&quot;Y&quot;)">
            <text:p/>
          </table:table-cell>
          <table:table-cell table:style-name="ce34" table:formula="of:=IF(ISNA(VLOOKUP([.$A687];['MySQL 5.7'.$A$2:.$A$832];1;0));&quot;&quot;;&quot;Y&quot;)" office:value-type="string" office:string-value="Y">
            <text:p>Y</text:p>
          </table:table-cell>
          <table:table-cell table:formula="of:=IF(ISNA(VLOOKUP([.$A687];['Transact-SQL 2012'.$A$2:.$A$1001];1;0));&quot;&quot;;&quot;Y&quot;)">
            <text:p/>
          </table:table-cell>
          <table:table-cell table:formula="of:=IF(ISNA(VLOOKUP([.$A687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SEPARATOR</text:p>
          </table:table-cell>
          <table:table-cell table:formula="of:=IF(ISNA(VLOOKUP([.$A688];['PostgreSQL 9.3'.$A$2:.$A$1001];1;0));&quot;&quot;;&quot;Y&quot;)">
            <text:p/>
          </table:table-cell>
          <table:table-cell table:formula="of:=IF(ISNA(VLOOKUP([.$A688];['SQL 2011'.$A$2:.$A$1001];1;0));&quot;&quot;;&quot;Y&quot;)">
            <text:p/>
          </table:table-cell>
          <table:table-cell table:formula="of:=IF(ISNA(VLOOKUP([.$A688];['SQL 2008'.$A$2:.$A$1001];1;0));&quot;&quot;;&quot;Y&quot;)">
            <text:p/>
          </table:table-cell>
          <table:table-cell table:formula="of:=IF(ISNA(VLOOKUP([.$A688];['SQL 92'.$A$2:.$A$1001];1;0));&quot;&quot;;&quot;Y&quot;)">
            <text:p/>
          </table:table-cell>
          <table:table-cell table:style-name="ce34" table:formula="of:=IF(ISNA(VLOOKUP([.$A688];['SQLite 3'.$A$2:.$B$1002];1;0));&quot;&quot;;&quot;Y&quot;)">
            <text:p/>
          </table:table-cell>
          <table:table-cell table:style-name="ce34" table:formula="of:=IF(ISNA(VLOOKUP([.$A688];['MySQL 5.7'.$A$2:.$A$832];1;0));&quot;&quot;;&quot;Y&quot;)" office:value-type="string" office:string-value="Y">
            <text:p>Y</text:p>
          </table:table-cell>
          <table:table-cell table:formula="of:=IF(ISNA(VLOOKUP([.$A688];['Transact-SQL 2012'.$A$2:.$A$1001];1;0));&quot;&quot;;&quot;Y&quot;)">
            <text:p/>
          </table:table-cell>
          <table:table-cell table:formula="of:=IF(ISNA(VLOOKUP([.$A68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EQUENCE</text:p>
          </table:table-cell>
          <table:table-cell table:formula="of:=IF(ISNA(VLOOKUP([.$A689];['PostgreSQL 9.3'.$A$2:.$A$1001];1;0));&quot;&quot;;&quot;Y&quot;)" office:value-type="string" office:string-value="Y">
            <text:p>Y</text:p>
          </table:table-cell>
          <table:table-cell table:formula="of:=IF(ISNA(VLOOKUP([.$A689];['SQL 2011'.$A$2:.$A$1001];1;0));&quot;&quot;;&quot;Y&quot;)" office:value-type="string" office:string-value="Y">
            <text:p>Y</text:p>
          </table:table-cell>
          <table:table-cell table:formula="of:=IF(ISNA(VLOOKUP([.$A689];['SQL 2008'.$A$2:.$A$1001];1;0));&quot;&quot;;&quot;Y&quot;)" office:value-type="string" office:string-value="Y">
            <text:p>Y</text:p>
          </table:table-cell>
          <table:table-cell table:formula="of:=IF(ISNA(VLOOKUP([.$A689];['SQL 92'.$A$2:.$A$1001];1;0));&quot;&quot;;&quot;Y&quot;)">
            <text:p/>
          </table:table-cell>
          <table:table-cell table:style-name="ce34" table:formula="of:=IF(ISNA(VLOOKUP([.$A689];['SQLite 3'.$A$2:.$B$1002];1;0));&quot;&quot;;&quot;Y&quot;)">
            <text:p/>
          </table:table-cell>
          <table:table-cell table:style-name="ce34" table:formula="of:=IF(ISNA(VLOOKUP([.$A689];['MySQL 5.7'.$A$2:.$A$832];1;0));&quot;&quot;;&quot;Y&quot;)">
            <text:p/>
          </table:table-cell>
          <table:table-cell table:formula="of:=IF(ISNA(VLOOKUP([.$A689];['Transact-SQL 2012'.$A$2:.$A$1001];1;0));&quot;&quot;;&quot;Y&quot;)">
            <text:p/>
          </table:table-cell>
          <table:table-cell table:formula="of:=IF(ISNA(VLOOKUP([.$A68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EQUENCES</text:p>
          </table:table-cell>
          <table:table-cell table:formula="of:=IF(ISNA(VLOOKUP([.$A690];['PostgreSQL 9.3'.$A$2:.$A$1001];1;0));&quot;&quot;;&quot;Y&quot;)" office:value-type="string" office:string-value="Y">
            <text:p>Y</text:p>
          </table:table-cell>
          <table:table-cell table:formula="of:=IF(ISNA(VLOOKUP([.$A690];['SQL 2011'.$A$2:.$A$1001];1;0));&quot;&quot;;&quot;Y&quot;)">
            <text:p/>
          </table:table-cell>
          <table:table-cell table:formula="of:=IF(ISNA(VLOOKUP([.$A690];['SQL 2008'.$A$2:.$A$1001];1;0));&quot;&quot;;&quot;Y&quot;)">
            <text:p/>
          </table:table-cell>
          <table:table-cell table:formula="of:=IF(ISNA(VLOOKUP([.$A690];['SQL 92'.$A$2:.$A$1001];1;0));&quot;&quot;;&quot;Y&quot;)">
            <text:p/>
          </table:table-cell>
          <table:table-cell table:style-name="ce34" table:formula="of:=IF(ISNA(VLOOKUP([.$A690];['SQLite 3'.$A$2:.$B$1002];1;0));&quot;&quot;;&quot;Y&quot;)">
            <text:p/>
          </table:table-cell>
          <table:table-cell table:style-name="ce34" table:formula="of:=IF(ISNA(VLOOKUP([.$A690];['MySQL 5.7'.$A$2:.$A$832];1;0));&quot;&quot;;&quot;Y&quot;)">
            <text:p/>
          </table:table-cell>
          <table:table-cell table:formula="of:=IF(ISNA(VLOOKUP([.$A690];['Transact-SQL 2012'.$A$2:.$A$1001];1;0));&quot;&quot;;&quot;Y&quot;)">
            <text:p/>
          </table:table-cell>
          <table:table-cell table:formula="of:=IF(ISNA(VLOOKUP([.$A69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ERIALIZABLE</text:p>
          </table:table-cell>
          <table:table-cell table:formula="of:=IF(ISNA(VLOOKUP([.$A691];['PostgreSQL 9.3'.$A$2:.$A$1001];1;0));&quot;&quot;;&quot;Y&quot;)" office:value-type="string" office:string-value="Y">
            <text:p>Y</text:p>
          </table:table-cell>
          <table:table-cell table:formula="of:=IF(ISNA(VLOOKUP([.$A691];['SQL 2011'.$A$2:.$A$1001];1;0));&quot;&quot;;&quot;Y&quot;)" office:value-type="string" office:string-value="Y">
            <text:p>Y</text:p>
          </table:table-cell>
          <table:table-cell table:formula="of:=IF(ISNA(VLOOKUP([.$A691];['SQL 2008'.$A$2:.$A$1001];1;0));&quot;&quot;;&quot;Y&quot;)" office:value-type="string" office:string-value="Y">
            <text:p>Y</text:p>
          </table:table-cell>
          <table:table-cell table:formula="of:=IF(ISNA(VLOOKUP([.$A691];['SQL 92'.$A$2:.$A$1001];1;0));&quot;&quot;;&quot;Y&quot;)" office:value-type="string" office:string-value="Y">
            <text:p>Y</text:p>
          </table:table-cell>
          <table:table-cell table:style-name="ce34" table:formula="of:=IF(ISNA(VLOOKUP([.$A691];['SQLite 3'.$A$2:.$B$1002];1;0));&quot;&quot;;&quot;Y&quot;)">
            <text:p/>
          </table:table-cell>
          <table:table-cell table:style-name="ce34" table:formula="of:=IF(ISNA(VLOOKUP([.$A691];['MySQL 5.7'.$A$2:.$A$832];1;0));&quot;&quot;;&quot;Y&quot;)">
            <text:p/>
          </table:table-cell>
          <table:table-cell table:formula="of:=IF(ISNA(VLOOKUP([.$A691];['Transact-SQL 2012'.$A$2:.$A$1001];1;0));&quot;&quot;;&quot;Y&quot;)">
            <text:p/>
          </table:table-cell>
          <table:table-cell table:formula="of:=IF(ISNA(VLOOKUP([.$A69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ERVER</text:p>
          </table:table-cell>
          <table:table-cell table:formula="of:=IF(ISNA(VLOOKUP([.$A692];['PostgreSQL 9.3'.$A$2:.$A$1001];1;0));&quot;&quot;;&quot;Y&quot;)" office:value-type="string" office:string-value="Y">
            <text:p>Y</text:p>
          </table:table-cell>
          <table:table-cell table:formula="of:=IF(ISNA(VLOOKUP([.$A692];['SQL 2011'.$A$2:.$A$1001];1;0));&quot;&quot;;&quot;Y&quot;)" office:value-type="string" office:string-value="Y">
            <text:p>Y</text:p>
          </table:table-cell>
          <table:table-cell table:formula="of:=IF(ISNA(VLOOKUP([.$A692];['SQL 2008'.$A$2:.$A$1001];1;0));&quot;&quot;;&quot;Y&quot;)" office:value-type="string" office:string-value="Y">
            <text:p>Y</text:p>
          </table:table-cell>
          <table:table-cell table:formula="of:=IF(ISNA(VLOOKUP([.$A692];['SQL 92'.$A$2:.$A$1001];1;0));&quot;&quot;;&quot;Y&quot;)">
            <text:p/>
          </table:table-cell>
          <table:table-cell table:style-name="ce34" table:formula="of:=IF(ISNA(VLOOKUP([.$A692];['SQLite 3'.$A$2:.$B$1002];1;0));&quot;&quot;;&quot;Y&quot;)">
            <text:p/>
          </table:table-cell>
          <table:table-cell table:style-name="ce34" table:formula="of:=IF(ISNA(VLOOKUP([.$A692];['MySQL 5.7'.$A$2:.$A$832];1;0));&quot;&quot;;&quot;Y&quot;)">
            <text:p/>
          </table:table-cell>
          <table:table-cell table:formula="of:=IF(ISNA(VLOOKUP([.$A692];['Transact-SQL 2012'.$A$2:.$A$1001];1;0));&quot;&quot;;&quot;Y&quot;)">
            <text:p/>
          </table:table-cell>
          <table:table-cell table:formula="of:=IF(ISNA(VLOOKUP([.$A69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ERVER_NAME</text:p>
          </table:table-cell>
          <table:table-cell table:formula="of:=IF(ISNA(VLOOKUP([.$A693];['PostgreSQL 9.3'.$A$2:.$A$1001];1;0));&quot;&quot;;&quot;Y&quot;)">
            <text:p/>
          </table:table-cell>
          <table:table-cell table:formula="of:=IF(ISNA(VLOOKUP([.$A693];['SQL 2011'.$A$2:.$A$1001];1;0));&quot;&quot;;&quot;Y&quot;)" office:value-type="string" office:string-value="Y">
            <text:p>Y</text:p>
          </table:table-cell>
          <table:table-cell table:formula="of:=IF(ISNA(VLOOKUP([.$A693];['SQL 2008'.$A$2:.$A$1001];1;0));&quot;&quot;;&quot;Y&quot;)" office:value-type="string" office:string-value="Y">
            <text:p>Y</text:p>
          </table:table-cell>
          <table:table-cell table:formula="of:=IF(ISNA(VLOOKUP([.$A693];['SQL 92'.$A$2:.$A$1001];1;0));&quot;&quot;;&quot;Y&quot;)" office:value-type="string" office:string-value="Y">
            <text:p>Y</text:p>
          </table:table-cell>
          <table:table-cell table:style-name="ce34" table:formula="of:=IF(ISNA(VLOOKUP([.$A693];['SQLite 3'.$A$2:.$B$1002];1;0));&quot;&quot;;&quot;Y&quot;)">
            <text:p/>
          </table:table-cell>
          <table:table-cell table:style-name="ce34" table:formula="of:=IF(ISNA(VLOOKUP([.$A693];['MySQL 5.7'.$A$2:.$A$832];1;0));&quot;&quot;;&quot;Y&quot;)">
            <text:p/>
          </table:table-cell>
          <table:table-cell table:formula="of:=IF(ISNA(VLOOKUP([.$A693];['Transact-SQL 2012'.$A$2:.$A$1001];1;0));&quot;&quot;;&quot;Y&quot;)">
            <text:p/>
          </table:table-cell>
          <table:table-cell table:formula="of:=IF(ISNA(VLOOKUP([.$A69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ESSION</text:p>
          </table:table-cell>
          <table:table-cell table:formula="of:=IF(ISNA(VLOOKUP([.$A694];['PostgreSQL 9.3'.$A$2:.$A$1001];1;0));&quot;&quot;;&quot;Y&quot;)" office:value-type="string" office:string-value="Y">
            <text:p>Y</text:p>
          </table:table-cell>
          <table:table-cell table:formula="of:=IF(ISNA(VLOOKUP([.$A694];['SQL 2011'.$A$2:.$A$1001];1;0));&quot;&quot;;&quot;Y&quot;)" office:value-type="string" office:string-value="Y">
            <text:p>Y</text:p>
          </table:table-cell>
          <table:table-cell table:formula="of:=IF(ISNA(VLOOKUP([.$A694];['SQL 2008'.$A$2:.$A$1001];1;0));&quot;&quot;;&quot;Y&quot;)" office:value-type="string" office:string-value="Y">
            <text:p>Y</text:p>
          </table:table-cell>
          <table:table-cell table:formula="of:=IF(ISNA(VLOOKUP([.$A694];['SQL 92'.$A$2:.$A$1001];1;0));&quot;&quot;;&quot;Y&quot;)" office:value-type="string" office:string-value="Y">
            <text:p>Y</text:p>
          </table:table-cell>
          <table:table-cell table:style-name="ce34" table:formula="of:=IF(ISNA(VLOOKUP([.$A694];['SQLite 3'.$A$2:.$B$1002];1;0));&quot;&quot;;&quot;Y&quot;)">
            <text:p/>
          </table:table-cell>
          <table:table-cell table:style-name="ce34" table:formula="of:=IF(ISNA(VLOOKUP([.$A694];['MySQL 5.7'.$A$2:.$A$832];1;0));&quot;&quot;;&quot;Y&quot;)">
            <text:p/>
          </table:table-cell>
          <table:table-cell table:formula="of:=IF(ISNA(VLOOKUP([.$A694];['Transact-SQL 2012'.$A$2:.$A$1001];1;0));&quot;&quot;;&quot;Y&quot;)">
            <text:p/>
          </table:table-cell>
          <table:table-cell table:formula="of:=IF(ISNA(VLOOKUP([.$A69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SESSION_USER</text:p>
          </table:table-cell>
          <table:table-cell table:formula="of:=IF(ISNA(VLOOKUP([.$A695];['PostgreSQL 9.3'.$A$2:.$A$1001];1;0));&quot;&quot;;&quot;Y&quot;)" office:value-type="string" office:string-value="Y">
            <text:p>Y</text:p>
          </table:table-cell>
          <table:table-cell table:formula="of:=IF(ISNA(VLOOKUP([.$A695];['SQL 2011'.$A$2:.$A$1001];1;0));&quot;&quot;;&quot;Y&quot;)" office:value-type="string" office:string-value="Y">
            <text:p>Y</text:p>
          </table:table-cell>
          <table:table-cell table:formula="of:=IF(ISNA(VLOOKUP([.$A695];['SQL 2008'.$A$2:.$A$1001];1;0));&quot;&quot;;&quot;Y&quot;)" office:value-type="string" office:string-value="Y">
            <text:p>Y</text:p>
          </table:table-cell>
          <table:table-cell table:formula="of:=IF(ISNA(VLOOKUP([.$A695];['SQL 92'.$A$2:.$A$1001];1;0));&quot;&quot;;&quot;Y&quot;)" office:value-type="string" office:string-value="Y">
            <text:p>Y</text:p>
          </table:table-cell>
          <table:table-cell table:style-name="ce34" table:formula="of:=IF(ISNA(VLOOKUP([.$A695];['SQLite 3'.$A$2:.$B$1002];1;0));&quot;&quot;;&quot;Y&quot;)">
            <text:p/>
          </table:table-cell>
          <table:table-cell table:style-name="ce34" table:formula="of:=IF(ISNA(VLOOKUP([.$A695];['MySQL 5.7'.$A$2:.$A$832];1;0));&quot;&quot;;&quot;Y&quot;)">
            <text:p/>
          </table:table-cell>
          <table:table-cell table:formula="of:=IF(ISNA(VLOOKUP([.$A695];['Transact-SQL 2012'.$A$2:.$A$1001];1;0));&quot;&quot;;&quot;Y&quot;)" office:value-type="string" office:string-value="Y">
            <text:p>Y</text:p>
          </table:table-cell>
          <table:table-cell table:formula="of:=IF(ISNA(VLOOKUP([.$A695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SET</text:p>
          </table:table-cell>
          <table:table-cell table:formula="of:=IF(ISNA(VLOOKUP([.$A696];['PostgreSQL 9.3'.$A$2:.$A$1001];1;0));&quot;&quot;;&quot;Y&quot;)" office:value-type="string" office:string-value="Y">
            <text:p>Y</text:p>
          </table:table-cell>
          <table:table-cell table:formula="of:=IF(ISNA(VLOOKUP([.$A696];['SQL 2011'.$A$2:.$A$1001];1;0));&quot;&quot;;&quot;Y&quot;)" office:value-type="string" office:string-value="Y">
            <text:p>Y</text:p>
          </table:table-cell>
          <table:table-cell table:formula="of:=IF(ISNA(VLOOKUP([.$A696];['SQL 2008'.$A$2:.$A$1001];1;0));&quot;&quot;;&quot;Y&quot;)" office:value-type="string" office:string-value="Y">
            <text:p>Y</text:p>
          </table:table-cell>
          <table:table-cell table:formula="of:=IF(ISNA(VLOOKUP([.$A696];['SQL 92'.$A$2:.$A$1001];1;0));&quot;&quot;;&quot;Y&quot;)" office:value-type="string" office:string-value="Y">
            <text:p>Y</text:p>
          </table:table-cell>
          <table:table-cell table:style-name="ce34" table:formula="of:=IF(ISNA(VLOOKUP([.$A696];['SQLite 3'.$A$2:.$B$1002];1;0));&quot;&quot;;&quot;Y&quot;)" office:value-type="string" office:string-value="Y">
            <text:p>Y</text:p>
          </table:table-cell>
          <table:table-cell table:style-name="ce34" table:formula="of:=IF(ISNA(VLOOKUP([.$A696];['MySQL 5.7'.$A$2:.$A$832];1;0));&quot;&quot;;&quot;Y&quot;)" office:value-type="string" office:string-value="Y">
            <text:p>Y</text:p>
          </table:table-cell>
          <table:table-cell table:formula="of:=IF(ISNA(VLOOKUP([.$A696];['Transact-SQL 2012'.$A$2:.$A$1001];1;0));&quot;&quot;;&quot;Y&quot;)" office:value-type="string" office:string-value="Y">
            <text:p>Y</text:p>
          </table:table-cell>
          <table:table-cell table:formula="of:=IF(ISNA(VLOOKUP([.$A696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SETOF</text:p>
          </table:table-cell>
          <table:table-cell table:formula="of:=IF(ISNA(VLOOKUP([.$A697];['PostgreSQL 9.3'.$A$2:.$A$1001];1;0));&quot;&quot;;&quot;Y&quot;)" office:value-type="string" office:string-value="Y">
            <text:p>Y</text:p>
          </table:table-cell>
          <table:table-cell table:formula="of:=IF(ISNA(VLOOKUP([.$A697];['SQL 2011'.$A$2:.$A$1001];1;0));&quot;&quot;;&quot;Y&quot;)">
            <text:p/>
          </table:table-cell>
          <table:table-cell table:formula="of:=IF(ISNA(VLOOKUP([.$A697];['SQL 2008'.$A$2:.$A$1001];1;0));&quot;&quot;;&quot;Y&quot;)">
            <text:p/>
          </table:table-cell>
          <table:table-cell table:formula="of:=IF(ISNA(VLOOKUP([.$A697];['SQL 92'.$A$2:.$A$1001];1;0));&quot;&quot;;&quot;Y&quot;)">
            <text:p/>
          </table:table-cell>
          <table:table-cell table:style-name="ce34" table:formula="of:=IF(ISNA(VLOOKUP([.$A697];['SQLite 3'.$A$2:.$B$1002];1;0));&quot;&quot;;&quot;Y&quot;)">
            <text:p/>
          </table:table-cell>
          <table:table-cell table:style-name="ce34" table:formula="of:=IF(ISNA(VLOOKUP([.$A697];['MySQL 5.7'.$A$2:.$A$832];1;0));&quot;&quot;;&quot;Y&quot;)">
            <text:p/>
          </table:table-cell>
          <table:table-cell table:formula="of:=IF(ISNA(VLOOKUP([.$A697];['Transact-SQL 2012'.$A$2:.$A$1001];1;0));&quot;&quot;;&quot;Y&quot;)">
            <text:p/>
          </table:table-cell>
          <table:table-cell table:formula="of:=IF(ISNA(VLOOKUP([.$A69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ETS</text:p>
          </table:table-cell>
          <table:table-cell table:formula="of:=IF(ISNA(VLOOKUP([.$A698];['PostgreSQL 9.3'.$A$2:.$A$1001];1;0));&quot;&quot;;&quot;Y&quot;)">
            <text:p/>
          </table:table-cell>
          <table:table-cell table:formula="of:=IF(ISNA(VLOOKUP([.$A698];['SQL 2011'.$A$2:.$A$1001];1;0));&quot;&quot;;&quot;Y&quot;)" office:value-type="string" office:string-value="Y">
            <text:p>Y</text:p>
          </table:table-cell>
          <table:table-cell table:formula="of:=IF(ISNA(VLOOKUP([.$A698];['SQL 2008'.$A$2:.$A$1001];1;0));&quot;&quot;;&quot;Y&quot;)" office:value-type="string" office:string-value="Y">
            <text:p>Y</text:p>
          </table:table-cell>
          <table:table-cell table:formula="of:=IF(ISNA(VLOOKUP([.$A698];['SQL 92'.$A$2:.$A$1001];1;0));&quot;&quot;;&quot;Y&quot;)">
            <text:p/>
          </table:table-cell>
          <table:table-cell table:style-name="ce34" table:formula="of:=IF(ISNA(VLOOKUP([.$A698];['SQLite 3'.$A$2:.$B$1002];1;0));&quot;&quot;;&quot;Y&quot;)">
            <text:p/>
          </table:table-cell>
          <table:table-cell table:style-name="ce34" table:formula="of:=IF(ISNA(VLOOKUP([.$A698];['MySQL 5.7'.$A$2:.$A$832];1;0));&quot;&quot;;&quot;Y&quot;)">
            <text:p/>
          </table:table-cell>
          <table:table-cell table:formula="of:=IF(ISNA(VLOOKUP([.$A698];['Transact-SQL 2012'.$A$2:.$A$1001];1;0));&quot;&quot;;&quot;Y&quot;)">
            <text:p/>
          </table:table-cell>
          <table:table-cell table:formula="of:=IF(ISNA(VLOOKUP([.$A698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SETUSER</text:p>
          </table:table-cell>
          <table:table-cell table:formula="of:=IF(ISNA(VLOOKUP([.$A699];['PostgreSQL 9.3'.$A$2:.$A$1001];1;0));&quot;&quot;;&quot;Y&quot;)">
            <text:p/>
          </table:table-cell>
          <table:table-cell table:formula="of:=IF(ISNA(VLOOKUP([.$A699];['SQL 2011'.$A$2:.$A$1001];1;0));&quot;&quot;;&quot;Y&quot;)">
            <text:p/>
          </table:table-cell>
          <table:table-cell table:formula="of:=IF(ISNA(VLOOKUP([.$A699];['SQL 2008'.$A$2:.$A$1001];1;0));&quot;&quot;;&quot;Y&quot;)">
            <text:p/>
          </table:table-cell>
          <table:table-cell table:formula="of:=IF(ISNA(VLOOKUP([.$A699];['SQL 92'.$A$2:.$A$1001];1;0));&quot;&quot;;&quot;Y&quot;)">
            <text:p/>
          </table:table-cell>
          <table:table-cell table:style-name="ce34" table:formula="of:=IF(ISNA(VLOOKUP([.$A699];['SQLite 3'.$A$2:.$B$1002];1;0));&quot;&quot;;&quot;Y&quot;)">
            <text:p/>
          </table:table-cell>
          <table:table-cell table:style-name="ce34" table:formula="of:=IF(ISNA(VLOOKUP([.$A699];['MySQL 5.7'.$A$2:.$A$832];1;0));&quot;&quot;;&quot;Y&quot;)">
            <text:p/>
          </table:table-cell>
          <table:table-cell table:formula="of:=IF(ISNA(VLOOKUP([.$A699];['Transact-SQL 2012'.$A$2:.$A$1001];1;0));&quot;&quot;;&quot;Y&quot;)" office:value-type="string" office:string-value="Y">
            <text:p>Y</text:p>
          </table:table-cell>
          <table:table-cell table:formula="of:=IF(ISNA(VLOOKUP([.$A69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HARE</text:p>
          </table:table-cell>
          <table:table-cell table:formula="of:=IF(ISNA(VLOOKUP([.$A700];['PostgreSQL 9.3'.$A$2:.$A$1001];1;0));&quot;&quot;;&quot;Y&quot;)" office:value-type="string" office:string-value="Y">
            <text:p>Y</text:p>
          </table:table-cell>
          <table:table-cell table:formula="of:=IF(ISNA(VLOOKUP([.$A700];['SQL 2011'.$A$2:.$A$1001];1;0));&quot;&quot;;&quot;Y&quot;)">
            <text:p/>
          </table:table-cell>
          <table:table-cell table:formula="of:=IF(ISNA(VLOOKUP([.$A700];['SQL 2008'.$A$2:.$A$1001];1;0));&quot;&quot;;&quot;Y&quot;)">
            <text:p/>
          </table:table-cell>
          <table:table-cell table:formula="of:=IF(ISNA(VLOOKUP([.$A700];['SQL 92'.$A$2:.$A$1001];1;0));&quot;&quot;;&quot;Y&quot;)">
            <text:p/>
          </table:table-cell>
          <table:table-cell table:style-name="ce34" table:formula="of:=IF(ISNA(VLOOKUP([.$A700];['SQLite 3'.$A$2:.$B$1002];1;0));&quot;&quot;;&quot;Y&quot;)">
            <text:p/>
          </table:table-cell>
          <table:table-cell table:style-name="ce34" table:formula="of:=IF(ISNA(VLOOKUP([.$A700];['MySQL 5.7'.$A$2:.$A$832];1;0));&quot;&quot;;&quot;Y&quot;)">
            <text:p/>
          </table:table-cell>
          <table:table-cell table:formula="of:=IF(ISNA(VLOOKUP([.$A700];['Transact-SQL 2012'.$A$2:.$A$1001];1;0));&quot;&quot;;&quot;Y&quot;)">
            <text:p/>
          </table:table-cell>
          <table:table-cell table:formula="of:=IF(ISNA(VLOOKUP([.$A70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HOW</text:p>
          </table:table-cell>
          <table:table-cell table:formula="of:=IF(ISNA(VLOOKUP([.$A701];['PostgreSQL 9.3'.$A$2:.$A$1001];1;0));&quot;&quot;;&quot;Y&quot;)" office:value-type="string" office:string-value="Y">
            <text:p>Y</text:p>
          </table:table-cell>
          <table:table-cell table:formula="of:=IF(ISNA(VLOOKUP([.$A701];['SQL 2011'.$A$2:.$A$1001];1;0));&quot;&quot;;&quot;Y&quot;)">
            <text:p/>
          </table:table-cell>
          <table:table-cell table:formula="of:=IF(ISNA(VLOOKUP([.$A701];['SQL 2008'.$A$2:.$A$1001];1;0));&quot;&quot;;&quot;Y&quot;)">
            <text:p/>
          </table:table-cell>
          <table:table-cell table:formula="of:=IF(ISNA(VLOOKUP([.$A701];['SQL 92'.$A$2:.$A$1001];1;0));&quot;&quot;;&quot;Y&quot;)">
            <text:p/>
          </table:table-cell>
          <table:table-cell table:style-name="ce34" table:formula="of:=IF(ISNA(VLOOKUP([.$A701];['SQLite 3'.$A$2:.$B$1002];1;0));&quot;&quot;;&quot;Y&quot;)">
            <text:p/>
          </table:table-cell>
          <table:table-cell table:style-name="ce34" table:formula="of:=IF(ISNA(VLOOKUP([.$A701];['MySQL 5.7'.$A$2:.$A$832];1;0));&quot;&quot;;&quot;Y&quot;)" office:value-type="string" office:string-value="Y">
            <text:p>Y</text:p>
          </table:table-cell>
          <table:table-cell table:formula="of:=IF(ISNA(VLOOKUP([.$A701];['Transact-SQL 2012'.$A$2:.$A$1001];1;0));&quot;&quot;;&quot;Y&quot;)">
            <text:p/>
          </table:table-cell>
          <table:table-cell table:formula="of:=IF(ISNA(VLOOKUP([.$A701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SHUTDOWN</text:p>
          </table:table-cell>
          <table:table-cell table:formula="of:=IF(ISNA(VLOOKUP([.$A702];['PostgreSQL 9.3'.$A$2:.$A$1001];1;0));&quot;&quot;;&quot;Y&quot;)">
            <text:p/>
          </table:table-cell>
          <table:table-cell table:formula="of:=IF(ISNA(VLOOKUP([.$A702];['SQL 2011'.$A$2:.$A$1001];1;0));&quot;&quot;;&quot;Y&quot;)">
            <text:p/>
          </table:table-cell>
          <table:table-cell table:formula="of:=IF(ISNA(VLOOKUP([.$A702];['SQL 2008'.$A$2:.$A$1001];1;0));&quot;&quot;;&quot;Y&quot;)">
            <text:p/>
          </table:table-cell>
          <table:table-cell table:formula="of:=IF(ISNA(VLOOKUP([.$A702];['SQL 92'.$A$2:.$A$1001];1;0));&quot;&quot;;&quot;Y&quot;)">
            <text:p/>
          </table:table-cell>
          <table:table-cell table:style-name="ce34" table:formula="of:=IF(ISNA(VLOOKUP([.$A702];['SQLite 3'.$A$2:.$B$1002];1;0));&quot;&quot;;&quot;Y&quot;)">
            <text:p/>
          </table:table-cell>
          <table:table-cell table:style-name="ce34" table:formula="of:=IF(ISNA(VLOOKUP([.$A702];['MySQL 5.7'.$A$2:.$A$832];1;0));&quot;&quot;;&quot;Y&quot;)">
            <text:p/>
          </table:table-cell>
          <table:table-cell table:formula="of:=IF(ISNA(VLOOKUP([.$A702];['Transact-SQL 2012'.$A$2:.$A$1001];1;0));&quot;&quot;;&quot;Y&quot;)" office:value-type="string" office:string-value="Y">
            <text:p>Y</text:p>
          </table:table-cell>
          <table:table-cell table:formula="of:=IF(ISNA(VLOOKUP([.$A702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SIGNAL</text:p>
          </table:table-cell>
          <table:table-cell table:formula="of:=IF(ISNA(VLOOKUP([.$A703];['PostgreSQL 9.3'.$A$2:.$A$1001];1;0));&quot;&quot;;&quot;Y&quot;)">
            <text:p/>
          </table:table-cell>
          <table:table-cell table:formula="of:=IF(ISNA(VLOOKUP([.$A703];['SQL 2011'.$A$2:.$A$1001];1;0));&quot;&quot;;&quot;Y&quot;)">
            <text:p/>
          </table:table-cell>
          <table:table-cell table:formula="of:=IF(ISNA(VLOOKUP([.$A703];['SQL 2008'.$A$2:.$A$1001];1;0));&quot;&quot;;&quot;Y&quot;)">
            <text:p/>
          </table:table-cell>
          <table:table-cell table:formula="of:=IF(ISNA(VLOOKUP([.$A703];['SQL 92'.$A$2:.$A$1001];1;0));&quot;&quot;;&quot;Y&quot;)">
            <text:p/>
          </table:table-cell>
          <table:table-cell table:style-name="ce34" table:formula="of:=IF(ISNA(VLOOKUP([.$A703];['SQLite 3'.$A$2:.$B$1002];1;0));&quot;&quot;;&quot;Y&quot;)">
            <text:p/>
          </table:table-cell>
          <table:table-cell table:style-name="ce34" table:formula="of:=IF(ISNA(VLOOKUP([.$A703];['MySQL 5.7'.$A$2:.$A$832];1;0));&quot;&quot;;&quot;Y&quot;)" office:value-type="string" office:string-value="Y">
            <text:p>Y</text:p>
          </table:table-cell>
          <table:table-cell table:formula="of:=IF(ISNA(VLOOKUP([.$A703];['Transact-SQL 2012'.$A$2:.$A$1001];1;0));&quot;&quot;;&quot;Y&quot;)">
            <text:p/>
          </table:table-cell>
          <table:table-cell table:formula="of:=IF(ISNA(VLOOKUP([.$A70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IMILAR</text:p>
          </table:table-cell>
          <table:table-cell table:formula="of:=IF(ISNA(VLOOKUP([.$A704];['PostgreSQL 9.3'.$A$2:.$A$1001];1;0));&quot;&quot;;&quot;Y&quot;)" office:value-type="string" office:string-value="Y">
            <text:p>Y</text:p>
          </table:table-cell>
          <table:table-cell table:formula="of:=IF(ISNA(VLOOKUP([.$A704];['SQL 2011'.$A$2:.$A$1001];1;0));&quot;&quot;;&quot;Y&quot;)" office:value-type="string" office:string-value="Y">
            <text:p>Y</text:p>
          </table:table-cell>
          <table:table-cell table:formula="of:=IF(ISNA(VLOOKUP([.$A704];['SQL 2008'.$A$2:.$A$1001];1;0));&quot;&quot;;&quot;Y&quot;)" office:value-type="string" office:string-value="Y">
            <text:p>Y</text:p>
          </table:table-cell>
          <table:table-cell table:formula="of:=IF(ISNA(VLOOKUP([.$A704];['SQL 92'.$A$2:.$A$1001];1;0));&quot;&quot;;&quot;Y&quot;)">
            <text:p/>
          </table:table-cell>
          <table:table-cell table:style-name="ce34" table:formula="of:=IF(ISNA(VLOOKUP([.$A704];['SQLite 3'.$A$2:.$B$1002];1;0));&quot;&quot;;&quot;Y&quot;)">
            <text:p/>
          </table:table-cell>
          <table:table-cell table:style-name="ce34" table:formula="of:=IF(ISNA(VLOOKUP([.$A704];['MySQL 5.7'.$A$2:.$A$832];1;0));&quot;&quot;;&quot;Y&quot;)">
            <text:p/>
          </table:table-cell>
          <table:table-cell table:formula="of:=IF(ISNA(VLOOKUP([.$A704];['Transact-SQL 2012'.$A$2:.$A$1001];1;0));&quot;&quot;;&quot;Y&quot;)">
            <text:p/>
          </table:table-cell>
          <table:table-cell table:formula="of:=IF(ISNA(VLOOKUP([.$A70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IMPLE</text:p>
          </table:table-cell>
          <table:table-cell table:formula="of:=IF(ISNA(VLOOKUP([.$A705];['PostgreSQL 9.3'.$A$2:.$A$1001];1;0));&quot;&quot;;&quot;Y&quot;)" office:value-type="string" office:string-value="Y">
            <text:p>Y</text:p>
          </table:table-cell>
          <table:table-cell table:formula="of:=IF(ISNA(VLOOKUP([.$A705];['SQL 2011'.$A$2:.$A$1001];1;0));&quot;&quot;;&quot;Y&quot;)" office:value-type="string" office:string-value="Y">
            <text:p>Y</text:p>
          </table:table-cell>
          <table:table-cell table:formula="of:=IF(ISNA(VLOOKUP([.$A705];['SQL 2008'.$A$2:.$A$1001];1;0));&quot;&quot;;&quot;Y&quot;)" office:value-type="string" office:string-value="Y">
            <text:p>Y</text:p>
          </table:table-cell>
          <table:table-cell table:formula="of:=IF(ISNA(VLOOKUP([.$A705];['SQL 92'.$A$2:.$A$1001];1;0));&quot;&quot;;&quot;Y&quot;)">
            <text:p/>
          </table:table-cell>
          <table:table-cell table:style-name="ce34" table:formula="of:=IF(ISNA(VLOOKUP([.$A705];['SQLite 3'.$A$2:.$B$1002];1;0));&quot;&quot;;&quot;Y&quot;)">
            <text:p/>
          </table:table-cell>
          <table:table-cell table:style-name="ce34" table:formula="of:=IF(ISNA(VLOOKUP([.$A705];['MySQL 5.7'.$A$2:.$A$832];1;0));&quot;&quot;;&quot;Y&quot;)">
            <text:p/>
          </table:table-cell>
          <table:table-cell table:formula="of:=IF(ISNA(VLOOKUP([.$A705];['Transact-SQL 2012'.$A$2:.$A$1001];1;0));&quot;&quot;;&quot;Y&quot;)">
            <text:p/>
          </table:table-cell>
          <table:table-cell table:formula="of:=IF(ISNA(VLOOKUP([.$A70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IZE</text:p>
          </table:table-cell>
          <table:table-cell table:formula="of:=IF(ISNA(VLOOKUP([.$A706];['PostgreSQL 9.3'.$A$2:.$A$1001];1;0));&quot;&quot;;&quot;Y&quot;)">
            <text:p/>
          </table:table-cell>
          <table:table-cell table:formula="of:=IF(ISNA(VLOOKUP([.$A706];['SQL 2011'.$A$2:.$A$1001];1;0));&quot;&quot;;&quot;Y&quot;)" office:value-type="string" office:string-value="Y">
            <text:p>Y</text:p>
          </table:table-cell>
          <table:table-cell table:formula="of:=IF(ISNA(VLOOKUP([.$A706];['SQL 2008'.$A$2:.$A$1001];1;0));&quot;&quot;;&quot;Y&quot;)" office:value-type="string" office:string-value="Y">
            <text:p>Y</text:p>
          </table:table-cell>
          <table:table-cell table:formula="of:=IF(ISNA(VLOOKUP([.$A706];['SQL 92'.$A$2:.$A$1001];1;0));&quot;&quot;;&quot;Y&quot;)" office:value-type="string" office:string-value="Y">
            <text:p>Y</text:p>
          </table:table-cell>
          <table:table-cell table:style-name="ce34" table:formula="of:=IF(ISNA(VLOOKUP([.$A706];['SQLite 3'.$A$2:.$B$1002];1;0));&quot;&quot;;&quot;Y&quot;)">
            <text:p/>
          </table:table-cell>
          <table:table-cell table:style-name="ce34" table:formula="of:=IF(ISNA(VLOOKUP([.$A706];['MySQL 5.7'.$A$2:.$A$832];1;0));&quot;&quot;;&quot;Y&quot;)">
            <text:p/>
          </table:table-cell>
          <table:table-cell table:formula="of:=IF(ISNA(VLOOKUP([.$A706];['Transact-SQL 2012'.$A$2:.$A$1001];1;0));&quot;&quot;;&quot;Y&quot;)">
            <text:p/>
          </table:table-cell>
          <table:table-cell table:formula="of:=IF(ISNA(VLOOKUP([.$A706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SMALLINT</text:p>
          </table:table-cell>
          <table:table-cell table:formula="of:=IF(ISNA(VLOOKUP([.$A707];['PostgreSQL 9.3'.$A$2:.$A$1001];1;0));&quot;&quot;;&quot;Y&quot;)" office:value-type="string" office:string-value="Y">
            <text:p>Y</text:p>
          </table:table-cell>
          <table:table-cell table:formula="of:=IF(ISNA(VLOOKUP([.$A707];['SQL 2011'.$A$2:.$A$1001];1;0));&quot;&quot;;&quot;Y&quot;)" office:value-type="string" office:string-value="Y">
            <text:p>Y</text:p>
          </table:table-cell>
          <table:table-cell table:formula="of:=IF(ISNA(VLOOKUP([.$A707];['SQL 2008'.$A$2:.$A$1001];1;0));&quot;&quot;;&quot;Y&quot;)" office:value-type="string" office:string-value="Y">
            <text:p>Y</text:p>
          </table:table-cell>
          <table:table-cell table:formula="of:=IF(ISNA(VLOOKUP([.$A707];['SQL 92'.$A$2:.$A$1001];1;0));&quot;&quot;;&quot;Y&quot;)" office:value-type="string" office:string-value="Y">
            <text:p>Y</text:p>
          </table:table-cell>
          <table:table-cell table:style-name="ce34" table:formula="of:=IF(ISNA(VLOOKUP([.$A707];['SQLite 3'.$A$2:.$B$1002];1;0));&quot;&quot;;&quot;Y&quot;)">
            <text:p/>
          </table:table-cell>
          <table:table-cell table:style-name="ce34" table:formula="of:=IF(ISNA(VLOOKUP([.$A707];['MySQL 5.7'.$A$2:.$A$832];1;0));&quot;&quot;;&quot;Y&quot;)" office:value-type="string" office:string-value="Y">
            <text:p>Y</text:p>
          </table:table-cell>
          <table:table-cell table:formula="of:=IF(ISNA(VLOOKUP([.$A707];['Transact-SQL 2012'.$A$2:.$A$1001];1;0));&quot;&quot;;&quot;Y&quot;)">
            <text:p/>
          </table:table-cell>
          <table:table-cell table:formula="of:=IF(ISNA(VLOOKUP([.$A707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SNAPSHOT</text:p>
          </table:table-cell>
          <table:table-cell table:formula="of:=IF(ISNA(VLOOKUP([.$A708];['PostgreSQL 9.3'.$A$2:.$A$1001];1;0));&quot;&quot;;&quot;Y&quot;)" office:value-type="string" office:string-value="Y">
            <text:p>Y</text:p>
          </table:table-cell>
          <table:table-cell table:formula="of:=IF(ISNA(VLOOKUP([.$A708];['SQL 2011'.$A$2:.$A$1001];1;0));&quot;&quot;;&quot;Y&quot;)">
            <text:p/>
          </table:table-cell>
          <table:table-cell table:formula="of:=IF(ISNA(VLOOKUP([.$A708];['SQL 2008'.$A$2:.$A$1001];1;0));&quot;&quot;;&quot;Y&quot;)">
            <text:p/>
          </table:table-cell>
          <table:table-cell table:formula="of:=IF(ISNA(VLOOKUP([.$A708];['SQL 92'.$A$2:.$A$1001];1;0));&quot;&quot;;&quot;Y&quot;)">
            <text:p/>
          </table:table-cell>
          <table:table-cell table:style-name="ce34" table:formula="of:=IF(ISNA(VLOOKUP([.$A708];['SQLite 3'.$A$2:.$B$1002];1;0));&quot;&quot;;&quot;Y&quot;)">
            <text:p/>
          </table:table-cell>
          <table:table-cell table:style-name="ce34" table:formula="of:=IF(ISNA(VLOOKUP([.$A708];['MySQL 5.7'.$A$2:.$A$832];1;0));&quot;&quot;;&quot;Y&quot;)">
            <text:p/>
          </table:table-cell>
          <table:table-cell table:formula="of:=IF(ISNA(VLOOKUP([.$A708];['Transact-SQL 2012'.$A$2:.$A$1001];1;0));&quot;&quot;;&quot;Y&quot;)">
            <text:p/>
          </table:table-cell>
          <table:table-cell table:formula="of:=IF(ISNA(VLOOKUP([.$A70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OME</text:p>
          </table:table-cell>
          <table:table-cell table:formula="of:=IF(ISNA(VLOOKUP([.$A709];['PostgreSQL 9.3'.$A$2:.$A$1001];1;0));&quot;&quot;;&quot;Y&quot;)" office:value-type="string" office:string-value="Y">
            <text:p>Y</text:p>
          </table:table-cell>
          <table:table-cell table:formula="of:=IF(ISNA(VLOOKUP([.$A709];['SQL 2011'.$A$2:.$A$1001];1;0));&quot;&quot;;&quot;Y&quot;)" office:value-type="string" office:string-value="Y">
            <text:p>Y</text:p>
          </table:table-cell>
          <table:table-cell table:formula="of:=IF(ISNA(VLOOKUP([.$A709];['SQL 2008'.$A$2:.$A$1001];1;0));&quot;&quot;;&quot;Y&quot;)" office:value-type="string" office:string-value="Y">
            <text:p>Y</text:p>
          </table:table-cell>
          <table:table-cell table:formula="of:=IF(ISNA(VLOOKUP([.$A709];['SQL 92'.$A$2:.$A$1001];1;0));&quot;&quot;;&quot;Y&quot;)" office:value-type="string" office:string-value="Y">
            <text:p>Y</text:p>
          </table:table-cell>
          <table:table-cell table:style-name="ce34" table:formula="of:=IF(ISNA(VLOOKUP([.$A709];['SQLite 3'.$A$2:.$B$1002];1;0));&quot;&quot;;&quot;Y&quot;)">
            <text:p/>
          </table:table-cell>
          <table:table-cell table:style-name="ce34" table:formula="of:=IF(ISNA(VLOOKUP([.$A709];['MySQL 5.7'.$A$2:.$A$832];1;0));&quot;&quot;;&quot;Y&quot;)">
            <text:p/>
          </table:table-cell>
          <table:table-cell table:formula="of:=IF(ISNA(VLOOKUP([.$A709];['Transact-SQL 2012'.$A$2:.$A$1001];1;0));&quot;&quot;;&quot;Y&quot;)" office:value-type="string" office:string-value="Y">
            <text:p>Y</text:p>
          </table:table-cell>
          <table:table-cell table:formula="of:=IF(ISNA(VLOOKUP([.$A709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SOURCE</text:p>
          </table:table-cell>
          <table:table-cell table:formula="of:=IF(ISNA(VLOOKUP([.$A710];['PostgreSQL 9.3'.$A$2:.$A$1001];1;0));&quot;&quot;;&quot;Y&quot;)">
            <text:p/>
          </table:table-cell>
          <table:table-cell table:formula="of:=IF(ISNA(VLOOKUP([.$A710];['SQL 2011'.$A$2:.$A$1001];1;0));&quot;&quot;;&quot;Y&quot;)" office:value-type="string" office:string-value="Y">
            <text:p>Y</text:p>
          </table:table-cell>
          <table:table-cell table:formula="of:=IF(ISNA(VLOOKUP([.$A710];['SQL 2008'.$A$2:.$A$1001];1;0));&quot;&quot;;&quot;Y&quot;)" office:value-type="string" office:string-value="Y">
            <text:p>Y</text:p>
          </table:table-cell>
          <table:table-cell table:formula="of:=IF(ISNA(VLOOKUP([.$A710];['SQL 92'.$A$2:.$A$1001];1;0));&quot;&quot;;&quot;Y&quot;)">
            <text:p/>
          </table:table-cell>
          <table:table-cell table:style-name="ce34" table:formula="of:=IF(ISNA(VLOOKUP([.$A710];['SQLite 3'.$A$2:.$B$1002];1;0));&quot;&quot;;&quot;Y&quot;)">
            <text:p/>
          </table:table-cell>
          <table:table-cell table:style-name="ce34" table:formula="of:=IF(ISNA(VLOOKUP([.$A710];['MySQL 5.7'.$A$2:.$A$832];1;0));&quot;&quot;;&quot;Y&quot;)">
            <text:p/>
          </table:table-cell>
          <table:table-cell table:formula="of:=IF(ISNA(VLOOKUP([.$A710];['Transact-SQL 2012'.$A$2:.$A$1001];1;0));&quot;&quot;;&quot;Y&quot;)">
            <text:p/>
          </table:table-cell>
          <table:table-cell table:formula="of:=IF(ISNA(VLOOKUP([.$A71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PACE</text:p>
          </table:table-cell>
          <table:table-cell table:formula="of:=IF(ISNA(VLOOKUP([.$A711];['PostgreSQL 9.3'.$A$2:.$A$1001];1;0));&quot;&quot;;&quot;Y&quot;)">
            <text:p/>
          </table:table-cell>
          <table:table-cell table:formula="of:=IF(ISNA(VLOOKUP([.$A711];['SQL 2011'.$A$2:.$A$1001];1;0));&quot;&quot;;&quot;Y&quot;)" office:value-type="string" office:string-value="Y">
            <text:p>Y</text:p>
          </table:table-cell>
          <table:table-cell table:formula="of:=IF(ISNA(VLOOKUP([.$A711];['SQL 2008'.$A$2:.$A$1001];1;0));&quot;&quot;;&quot;Y&quot;)" office:value-type="string" office:string-value="Y">
            <text:p>Y</text:p>
          </table:table-cell>
          <table:table-cell table:formula="of:=IF(ISNA(VLOOKUP([.$A711];['SQL 92'.$A$2:.$A$1001];1;0));&quot;&quot;;&quot;Y&quot;)" office:value-type="string" office:string-value="Y">
            <text:p>Y</text:p>
          </table:table-cell>
          <table:table-cell table:style-name="ce34" table:formula="of:=IF(ISNA(VLOOKUP([.$A711];['SQLite 3'.$A$2:.$B$1002];1;0));&quot;&quot;;&quot;Y&quot;)">
            <text:p/>
          </table:table-cell>
          <table:table-cell table:style-name="ce34" table:formula="of:=IF(ISNA(VLOOKUP([.$A711];['MySQL 5.7'.$A$2:.$A$832];1;0));&quot;&quot;;&quot;Y&quot;)">
            <text:p/>
          </table:table-cell>
          <table:table-cell table:formula="of:=IF(ISNA(VLOOKUP([.$A711];['Transact-SQL 2012'.$A$2:.$A$1001];1;0));&quot;&quot;;&quot;Y&quot;)">
            <text:p/>
          </table:table-cell>
          <table:table-cell table:formula="of:=IF(ISNA(VLOOKUP([.$A71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SPATIAL</text:p>
          </table:table-cell>
          <table:table-cell table:formula="of:=IF(ISNA(VLOOKUP([.$A712];['PostgreSQL 9.3'.$A$2:.$A$1001];1;0));&quot;&quot;;&quot;Y&quot;)">
            <text:p/>
          </table:table-cell>
          <table:table-cell table:formula="of:=IF(ISNA(VLOOKUP([.$A712];['SQL 2011'.$A$2:.$A$1001];1;0));&quot;&quot;;&quot;Y&quot;)">
            <text:p/>
          </table:table-cell>
          <table:table-cell table:formula="of:=IF(ISNA(VLOOKUP([.$A712];['SQL 2008'.$A$2:.$A$1001];1;0));&quot;&quot;;&quot;Y&quot;)">
            <text:p/>
          </table:table-cell>
          <table:table-cell table:formula="of:=IF(ISNA(VLOOKUP([.$A712];['SQL 92'.$A$2:.$A$1001];1;0));&quot;&quot;;&quot;Y&quot;)">
            <text:p/>
          </table:table-cell>
          <table:table-cell table:style-name="ce34" table:formula="of:=IF(ISNA(VLOOKUP([.$A712];['SQLite 3'.$A$2:.$B$1002];1;0));&quot;&quot;;&quot;Y&quot;)">
            <text:p/>
          </table:table-cell>
          <table:table-cell table:style-name="ce34" table:formula="of:=IF(ISNA(VLOOKUP([.$A712];['MySQL 5.7'.$A$2:.$A$832];1;0));&quot;&quot;;&quot;Y&quot;)" office:value-type="string" office:string-value="Y">
            <text:p>Y</text:p>
          </table:table-cell>
          <table:table-cell table:formula="of:=IF(ISNA(VLOOKUP([.$A712];['Transact-SQL 2012'.$A$2:.$A$1001];1;0));&quot;&quot;;&quot;Y&quot;)">
            <text:p/>
          </table:table-cell>
          <table:table-cell table:formula="of:=IF(ISNA(VLOOKUP([.$A71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PECIFIC</text:p>
          </table:table-cell>
          <table:table-cell table:formula="of:=IF(ISNA(VLOOKUP([.$A713];['PostgreSQL 9.3'.$A$2:.$A$1001];1;0));&quot;&quot;;&quot;Y&quot;)">
            <text:p/>
          </table:table-cell>
          <table:table-cell table:formula="of:=IF(ISNA(VLOOKUP([.$A713];['SQL 2011'.$A$2:.$A$1001];1;0));&quot;&quot;;&quot;Y&quot;)" office:value-type="string" office:string-value="Y">
            <text:p>Y</text:p>
          </table:table-cell>
          <table:table-cell table:formula="of:=IF(ISNA(VLOOKUP([.$A713];['SQL 2008'.$A$2:.$A$1001];1;0));&quot;&quot;;&quot;Y&quot;)" office:value-type="string" office:string-value="Y">
            <text:p>Y</text:p>
          </table:table-cell>
          <table:table-cell table:formula="of:=IF(ISNA(VLOOKUP([.$A713];['SQL 92'.$A$2:.$A$1001];1;0));&quot;&quot;;&quot;Y&quot;)">
            <text:p/>
          </table:table-cell>
          <table:table-cell table:style-name="ce34" table:formula="of:=IF(ISNA(VLOOKUP([.$A713];['SQLite 3'.$A$2:.$B$1002];1;0));&quot;&quot;;&quot;Y&quot;)">
            <text:p/>
          </table:table-cell>
          <table:table-cell table:style-name="ce34" table:formula="of:=IF(ISNA(VLOOKUP([.$A713];['MySQL 5.7'.$A$2:.$A$832];1;0));&quot;&quot;;&quot;Y&quot;)" office:value-type="string" office:string-value="Y">
            <text:p>Y</text:p>
          </table:table-cell>
          <table:table-cell table:formula="of:=IF(ISNA(VLOOKUP([.$A713];['Transact-SQL 2012'.$A$2:.$A$1001];1;0));&quot;&quot;;&quot;Y&quot;)">
            <text:p/>
          </table:table-cell>
          <table:table-cell table:formula="of:=IF(ISNA(VLOOKUP([.$A71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PECIFIC_NAME</text:p>
          </table:table-cell>
          <table:table-cell table:formula="of:=IF(ISNA(VLOOKUP([.$A714];['PostgreSQL 9.3'.$A$2:.$A$1001];1;0));&quot;&quot;;&quot;Y&quot;)">
            <text:p/>
          </table:table-cell>
          <table:table-cell table:formula="of:=IF(ISNA(VLOOKUP([.$A714];['SQL 2011'.$A$2:.$A$1001];1;0));&quot;&quot;;&quot;Y&quot;)" office:value-type="string" office:string-value="Y">
            <text:p>Y</text:p>
          </table:table-cell>
          <table:table-cell table:formula="of:=IF(ISNA(VLOOKUP([.$A714];['SQL 2008'.$A$2:.$A$1001];1;0));&quot;&quot;;&quot;Y&quot;)" office:value-type="string" office:string-value="Y">
            <text:p>Y</text:p>
          </table:table-cell>
          <table:table-cell table:formula="of:=IF(ISNA(VLOOKUP([.$A714];['SQL 92'.$A$2:.$A$1001];1;0));&quot;&quot;;&quot;Y&quot;)">
            <text:p/>
          </table:table-cell>
          <table:table-cell table:style-name="ce34" table:formula="of:=IF(ISNA(VLOOKUP([.$A714];['SQLite 3'.$A$2:.$B$1002];1;0));&quot;&quot;;&quot;Y&quot;)">
            <text:p/>
          </table:table-cell>
          <table:table-cell table:style-name="ce34" table:formula="of:=IF(ISNA(VLOOKUP([.$A714];['MySQL 5.7'.$A$2:.$A$832];1;0));&quot;&quot;;&quot;Y&quot;)">
            <text:p/>
          </table:table-cell>
          <table:table-cell table:formula="of:=IF(ISNA(VLOOKUP([.$A714];['Transact-SQL 2012'.$A$2:.$A$1001];1;0));&quot;&quot;;&quot;Y&quot;)">
            <text:p/>
          </table:table-cell>
          <table:table-cell table:formula="of:=IF(ISNA(VLOOKUP([.$A71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PECIFICTYPE</text:p>
          </table:table-cell>
          <table:table-cell table:formula="of:=IF(ISNA(VLOOKUP([.$A715];['PostgreSQL 9.3'.$A$2:.$A$1001];1;0));&quot;&quot;;&quot;Y&quot;)">
            <text:p/>
          </table:table-cell>
          <table:table-cell table:formula="of:=IF(ISNA(VLOOKUP([.$A715];['SQL 2011'.$A$2:.$A$1001];1;0));&quot;&quot;;&quot;Y&quot;)" office:value-type="string" office:string-value="Y">
            <text:p>Y</text:p>
          </table:table-cell>
          <table:table-cell table:formula="of:=IF(ISNA(VLOOKUP([.$A715];['SQL 2008'.$A$2:.$A$1001];1;0));&quot;&quot;;&quot;Y&quot;)" office:value-type="string" office:string-value="Y">
            <text:p>Y</text:p>
          </table:table-cell>
          <table:table-cell table:formula="of:=IF(ISNA(VLOOKUP([.$A715];['SQL 92'.$A$2:.$A$1001];1;0));&quot;&quot;;&quot;Y&quot;)">
            <text:p/>
          </table:table-cell>
          <table:table-cell table:style-name="ce34" table:formula="of:=IF(ISNA(VLOOKUP([.$A715];['SQLite 3'.$A$2:.$B$1002];1;0));&quot;&quot;;&quot;Y&quot;)">
            <text:p/>
          </table:table-cell>
          <table:table-cell table:style-name="ce34" table:formula="of:=IF(ISNA(VLOOKUP([.$A715];['MySQL 5.7'.$A$2:.$A$832];1;0));&quot;&quot;;&quot;Y&quot;)">
            <text:p/>
          </table:table-cell>
          <table:table-cell table:formula="of:=IF(ISNA(VLOOKUP([.$A715];['Transact-SQL 2012'.$A$2:.$A$1001];1;0));&quot;&quot;;&quot;Y&quot;)">
            <text:p/>
          </table:table-cell>
          <table:table-cell table:formula="of:=IF(ISNA(VLOOKUP([.$A71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QL</text:p>
          </table:table-cell>
          <table:table-cell table:formula="of:=IF(ISNA(VLOOKUP([.$A716];['PostgreSQL 9.3'.$A$2:.$A$1001];1;0));&quot;&quot;;&quot;Y&quot;)">
            <text:p/>
          </table:table-cell>
          <table:table-cell table:formula="of:=IF(ISNA(VLOOKUP([.$A716];['SQL 2011'.$A$2:.$A$1001];1;0));&quot;&quot;;&quot;Y&quot;)" office:value-type="string" office:string-value="Y">
            <text:p>Y</text:p>
          </table:table-cell>
          <table:table-cell table:formula="of:=IF(ISNA(VLOOKUP([.$A716];['SQL 2008'.$A$2:.$A$1001];1;0));&quot;&quot;;&quot;Y&quot;)" office:value-type="string" office:string-value="Y">
            <text:p>Y</text:p>
          </table:table-cell>
          <table:table-cell table:formula="of:=IF(ISNA(VLOOKUP([.$A716];['SQL 92'.$A$2:.$A$1001];1;0));&quot;&quot;;&quot;Y&quot;)" office:value-type="string" office:string-value="Y">
            <text:p>Y</text:p>
          </table:table-cell>
          <table:table-cell table:style-name="ce34" table:formula="of:=IF(ISNA(VLOOKUP([.$A716];['SQLite 3'.$A$2:.$B$1002];1;0));&quot;&quot;;&quot;Y&quot;)">
            <text:p/>
          </table:table-cell>
          <table:table-cell table:style-name="ce34" table:formula="of:=IF(ISNA(VLOOKUP([.$A716];['MySQL 5.7'.$A$2:.$A$832];1;0));&quot;&quot;;&quot;Y&quot;)" office:value-type="string" office:string-value="Y">
            <text:p>Y</text:p>
          </table:table-cell>
          <table:table-cell table:formula="of:=IF(ISNA(VLOOKUP([.$A716];['Transact-SQL 2012'.$A$2:.$A$1001];1;0));&quot;&quot;;&quot;Y&quot;)">
            <text:p/>
          </table:table-cell>
          <table:table-cell table:formula="of:=IF(ISNA(VLOOKUP([.$A716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SQL_BIG_RESULT</text:p>
          </table:table-cell>
          <table:table-cell table:formula="of:=IF(ISNA(VLOOKUP([.$A717];['PostgreSQL 9.3'.$A$2:.$A$1001];1;0));&quot;&quot;;&quot;Y&quot;)">
            <text:p/>
          </table:table-cell>
          <table:table-cell table:formula="of:=IF(ISNA(VLOOKUP([.$A717];['SQL 2011'.$A$2:.$A$1001];1;0));&quot;&quot;;&quot;Y&quot;)">
            <text:p/>
          </table:table-cell>
          <table:table-cell table:formula="of:=IF(ISNA(VLOOKUP([.$A717];['SQL 2008'.$A$2:.$A$1001];1;0));&quot;&quot;;&quot;Y&quot;)">
            <text:p/>
          </table:table-cell>
          <table:table-cell table:formula="of:=IF(ISNA(VLOOKUP([.$A717];['SQL 92'.$A$2:.$A$1001];1;0));&quot;&quot;;&quot;Y&quot;)">
            <text:p/>
          </table:table-cell>
          <table:table-cell table:style-name="ce34" table:formula="of:=IF(ISNA(VLOOKUP([.$A717];['SQLite 3'.$A$2:.$B$1002];1;0));&quot;&quot;;&quot;Y&quot;)">
            <text:p/>
          </table:table-cell>
          <table:table-cell table:style-name="ce34" table:formula="of:=IF(ISNA(VLOOKUP([.$A717];['MySQL 5.7'.$A$2:.$A$832];1;0));&quot;&quot;;&quot;Y&quot;)" office:value-type="string" office:string-value="Y">
            <text:p>Y</text:p>
          </table:table-cell>
          <table:table-cell table:formula="of:=IF(ISNA(VLOOKUP([.$A717];['Transact-SQL 2012'.$A$2:.$A$1001];1;0));&quot;&quot;;&quot;Y&quot;)">
            <text:p/>
          </table:table-cell>
          <table:table-cell table:formula="of:=IF(ISNA(VLOOKUP([.$A717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SQL_CALC_FOUND_ROWS</text:p>
          </table:table-cell>
          <table:table-cell table:formula="of:=IF(ISNA(VLOOKUP([.$A718];['PostgreSQL 9.3'.$A$2:.$A$1001];1;0));&quot;&quot;;&quot;Y&quot;)">
            <text:p/>
          </table:table-cell>
          <table:table-cell table:formula="of:=IF(ISNA(VLOOKUP([.$A718];['SQL 2011'.$A$2:.$A$1001];1;0));&quot;&quot;;&quot;Y&quot;)">
            <text:p/>
          </table:table-cell>
          <table:table-cell table:formula="of:=IF(ISNA(VLOOKUP([.$A718];['SQL 2008'.$A$2:.$A$1001];1;0));&quot;&quot;;&quot;Y&quot;)">
            <text:p/>
          </table:table-cell>
          <table:table-cell table:formula="of:=IF(ISNA(VLOOKUP([.$A718];['SQL 92'.$A$2:.$A$1001];1;0));&quot;&quot;;&quot;Y&quot;)">
            <text:p/>
          </table:table-cell>
          <table:table-cell table:style-name="ce34" table:formula="of:=IF(ISNA(VLOOKUP([.$A718];['SQLite 3'.$A$2:.$B$1002];1;0));&quot;&quot;;&quot;Y&quot;)">
            <text:p/>
          </table:table-cell>
          <table:table-cell table:style-name="ce34" table:formula="of:=IF(ISNA(VLOOKUP([.$A718];['MySQL 5.7'.$A$2:.$A$832];1;0));&quot;&quot;;&quot;Y&quot;)" office:value-type="string" office:string-value="Y">
            <text:p>Y</text:p>
          </table:table-cell>
          <table:table-cell table:formula="of:=IF(ISNA(VLOOKUP([.$A718];['Transact-SQL 2012'.$A$2:.$A$1001];1;0));&quot;&quot;;&quot;Y&quot;)">
            <text:p/>
          </table:table-cell>
          <table:table-cell table:formula="of:=IF(ISNA(VLOOKUP([.$A718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SQL_SMALL_RESULT</text:p>
          </table:table-cell>
          <table:table-cell table:formula="of:=IF(ISNA(VLOOKUP([.$A719];['PostgreSQL 9.3'.$A$2:.$A$1001];1;0));&quot;&quot;;&quot;Y&quot;)">
            <text:p/>
          </table:table-cell>
          <table:table-cell table:formula="of:=IF(ISNA(VLOOKUP([.$A719];['SQL 2011'.$A$2:.$A$1001];1;0));&quot;&quot;;&quot;Y&quot;)">
            <text:p/>
          </table:table-cell>
          <table:table-cell table:formula="of:=IF(ISNA(VLOOKUP([.$A719];['SQL 2008'.$A$2:.$A$1001];1;0));&quot;&quot;;&quot;Y&quot;)">
            <text:p/>
          </table:table-cell>
          <table:table-cell table:formula="of:=IF(ISNA(VLOOKUP([.$A719];['SQL 92'.$A$2:.$A$1001];1;0));&quot;&quot;;&quot;Y&quot;)">
            <text:p/>
          </table:table-cell>
          <table:table-cell table:style-name="ce34" table:formula="of:=IF(ISNA(VLOOKUP([.$A719];['SQLite 3'.$A$2:.$B$1002];1;0));&quot;&quot;;&quot;Y&quot;)">
            <text:p/>
          </table:table-cell>
          <table:table-cell table:style-name="ce34" table:formula="of:=IF(ISNA(VLOOKUP([.$A719];['MySQL 5.7'.$A$2:.$A$832];1;0));&quot;&quot;;&quot;Y&quot;)" office:value-type="string" office:string-value="Y">
            <text:p>Y</text:p>
          </table:table-cell>
          <table:table-cell table:formula="of:=IF(ISNA(VLOOKUP([.$A719];['Transact-SQL 2012'.$A$2:.$A$1001];1;0));&quot;&quot;;&quot;Y&quot;)">
            <text:p/>
          </table:table-cell>
          <table:table-cell table:formula="of:=IF(ISNA(VLOOKUP([.$A719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SQLCA</text:p>
          </table:table-cell>
          <table:table-cell table:formula="of:=IF(ISNA(VLOOKUP([.$A720];['PostgreSQL 9.3'.$A$2:.$A$1001];1;0));&quot;&quot;;&quot;Y&quot;)">
            <text:p/>
          </table:table-cell>
          <table:table-cell table:formula="of:=IF(ISNA(VLOOKUP([.$A720];['SQL 2011'.$A$2:.$A$1001];1;0));&quot;&quot;;&quot;Y&quot;)">
            <text:p/>
          </table:table-cell>
          <table:table-cell table:formula="of:=IF(ISNA(VLOOKUP([.$A720];['SQL 2008'.$A$2:.$A$1001];1;0));&quot;&quot;;&quot;Y&quot;)">
            <text:p/>
          </table:table-cell>
          <table:table-cell table:formula="of:=IF(ISNA(VLOOKUP([.$A720];['SQL 92'.$A$2:.$A$1001];1;0));&quot;&quot;;&quot;Y&quot;)">
            <text:p/>
          </table:table-cell>
          <table:table-cell table:style-name="ce34" table:formula="of:=IF(ISNA(VLOOKUP([.$A720];['SQLite 3'.$A$2:.$B$1002];1;0));&quot;&quot;;&quot;Y&quot;)">
            <text:p/>
          </table:table-cell>
          <table:table-cell table:style-name="ce34" table:formula="of:=IF(ISNA(VLOOKUP([.$A720];['MySQL 5.7'.$A$2:.$A$832];1;0));&quot;&quot;;&quot;Y&quot;)">
            <text:p/>
          </table:table-cell>
          <table:table-cell table:formula="of:=IF(ISNA(VLOOKUP([.$A720];['Transact-SQL 2012'.$A$2:.$A$1001];1;0));&quot;&quot;;&quot;Y&quot;)">
            <text:p/>
          </table:table-cell>
          <table:table-cell table:formula="of:=IF(ISNA(VLOOKUP([.$A720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SQLCODE</text:p>
          </table:table-cell>
          <table:table-cell table:formula="of:=IF(ISNA(VLOOKUP([.$A721];['PostgreSQL 9.3'.$A$2:.$A$1001];1;0));&quot;&quot;;&quot;Y&quot;)">
            <text:p/>
          </table:table-cell>
          <table:table-cell table:formula="of:=IF(ISNA(VLOOKUP([.$A721];['SQL 2011'.$A$2:.$A$1001];1;0));&quot;&quot;;&quot;Y&quot;)">
            <text:p/>
          </table:table-cell>
          <table:table-cell table:formula="of:=IF(ISNA(VLOOKUP([.$A721];['SQL 2008'.$A$2:.$A$1001];1;0));&quot;&quot;;&quot;Y&quot;)">
            <text:p/>
          </table:table-cell>
          <table:table-cell table:formula="of:=IF(ISNA(VLOOKUP([.$A721];['SQL 92'.$A$2:.$A$1001];1;0));&quot;&quot;;&quot;Y&quot;)" office:value-type="string" office:string-value="Y">
            <text:p>Y</text:p>
          </table:table-cell>
          <table:table-cell table:style-name="ce34" table:formula="of:=IF(ISNA(VLOOKUP([.$A721];['SQLite 3'.$A$2:.$B$1002];1;0));&quot;&quot;;&quot;Y&quot;)">
            <text:p/>
          </table:table-cell>
          <table:table-cell table:style-name="ce34" table:formula="of:=IF(ISNA(VLOOKUP([.$A721];['MySQL 5.7'.$A$2:.$A$832];1;0));&quot;&quot;;&quot;Y&quot;)">
            <text:p/>
          </table:table-cell>
          <table:table-cell table:formula="of:=IF(ISNA(VLOOKUP([.$A721];['Transact-SQL 2012'.$A$2:.$A$1001];1;0));&quot;&quot;;&quot;Y&quot;)">
            <text:p/>
          </table:table-cell>
          <table:table-cell table:formula="of:=IF(ISNA(VLOOKUP([.$A72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SQLERROR</text:p>
          </table:table-cell>
          <table:table-cell table:formula="of:=IF(ISNA(VLOOKUP([.$A722];['PostgreSQL 9.3'.$A$2:.$A$1001];1;0));&quot;&quot;;&quot;Y&quot;)">
            <text:p/>
          </table:table-cell>
          <table:table-cell table:formula="of:=IF(ISNA(VLOOKUP([.$A722];['SQL 2011'.$A$2:.$A$1001];1;0));&quot;&quot;;&quot;Y&quot;)">
            <text:p/>
          </table:table-cell>
          <table:table-cell table:formula="of:=IF(ISNA(VLOOKUP([.$A722];['SQL 2008'.$A$2:.$A$1001];1;0));&quot;&quot;;&quot;Y&quot;)">
            <text:p/>
          </table:table-cell>
          <table:table-cell table:formula="of:=IF(ISNA(VLOOKUP([.$A722];['SQL 92'.$A$2:.$A$1001];1;0));&quot;&quot;;&quot;Y&quot;)" office:value-type="string" office:string-value="Y">
            <text:p>Y</text:p>
          </table:table-cell>
          <table:table-cell table:style-name="ce34" table:formula="of:=IF(ISNA(VLOOKUP([.$A722];['SQLite 3'.$A$2:.$B$1002];1;0));&quot;&quot;;&quot;Y&quot;)">
            <text:p/>
          </table:table-cell>
          <table:table-cell table:style-name="ce34" table:formula="of:=IF(ISNA(VLOOKUP([.$A722];['MySQL 5.7'.$A$2:.$A$832];1;0));&quot;&quot;;&quot;Y&quot;)">
            <text:p/>
          </table:table-cell>
          <table:table-cell table:formula="of:=IF(ISNA(VLOOKUP([.$A722];['Transact-SQL 2012'.$A$2:.$A$1001];1;0));&quot;&quot;;&quot;Y&quot;)">
            <text:p/>
          </table:table-cell>
          <table:table-cell table:formula="of:=IF(ISNA(VLOOKUP([.$A72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SQLEXCEPTION</text:p>
          </table:table-cell>
          <table:table-cell table:formula="of:=IF(ISNA(VLOOKUP([.$A723];['PostgreSQL 9.3'.$A$2:.$A$1001];1;0));&quot;&quot;;&quot;Y&quot;)">
            <text:p/>
          </table:table-cell>
          <table:table-cell table:formula="of:=IF(ISNA(VLOOKUP([.$A723];['SQL 2011'.$A$2:.$A$1001];1;0));&quot;&quot;;&quot;Y&quot;)" office:value-type="string" office:string-value="Y">
            <text:p>Y</text:p>
          </table:table-cell>
          <table:table-cell table:formula="of:=IF(ISNA(VLOOKUP([.$A723];['SQL 2008'.$A$2:.$A$1001];1;0));&quot;&quot;;&quot;Y&quot;)" office:value-type="string" office:string-value="Y">
            <text:p>Y</text:p>
          </table:table-cell>
          <table:table-cell table:formula="of:=IF(ISNA(VLOOKUP([.$A723];['SQL 92'.$A$2:.$A$1001];1;0));&quot;&quot;;&quot;Y&quot;)">
            <text:p/>
          </table:table-cell>
          <table:table-cell table:style-name="ce34" table:formula="of:=IF(ISNA(VLOOKUP([.$A723];['SQLite 3'.$A$2:.$B$1002];1;0));&quot;&quot;;&quot;Y&quot;)">
            <text:p/>
          </table:table-cell>
          <table:table-cell table:style-name="ce34" table:formula="of:=IF(ISNA(VLOOKUP([.$A723];['MySQL 5.7'.$A$2:.$A$832];1;0));&quot;&quot;;&quot;Y&quot;)" office:value-type="string" office:string-value="Y">
            <text:p>Y</text:p>
          </table:table-cell>
          <table:table-cell table:formula="of:=IF(ISNA(VLOOKUP([.$A723];['Transact-SQL 2012'.$A$2:.$A$1001];1;0));&quot;&quot;;&quot;Y&quot;)">
            <text:p/>
          </table:table-cell>
          <table:table-cell table:formula="of:=IF(ISNA(VLOOKUP([.$A72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QLSTATE</text:p>
          </table:table-cell>
          <table:table-cell table:formula="of:=IF(ISNA(VLOOKUP([.$A724];['PostgreSQL 9.3'.$A$2:.$A$1001];1;0));&quot;&quot;;&quot;Y&quot;)">
            <text:p/>
          </table:table-cell>
          <table:table-cell table:formula="of:=IF(ISNA(VLOOKUP([.$A724];['SQL 2011'.$A$2:.$A$1001];1;0));&quot;&quot;;&quot;Y&quot;)" office:value-type="string" office:string-value="Y">
            <text:p>Y</text:p>
          </table:table-cell>
          <table:table-cell table:formula="of:=IF(ISNA(VLOOKUP([.$A724];['SQL 2008'.$A$2:.$A$1001];1;0));&quot;&quot;;&quot;Y&quot;)" office:value-type="string" office:string-value="Y">
            <text:p>Y</text:p>
          </table:table-cell>
          <table:table-cell table:formula="of:=IF(ISNA(VLOOKUP([.$A724];['SQL 92'.$A$2:.$A$1001];1;0));&quot;&quot;;&quot;Y&quot;)" office:value-type="string" office:string-value="Y">
            <text:p>Y</text:p>
          </table:table-cell>
          <table:table-cell table:style-name="ce34" table:formula="of:=IF(ISNA(VLOOKUP([.$A724];['SQLite 3'.$A$2:.$B$1002];1;0));&quot;&quot;;&quot;Y&quot;)">
            <text:p/>
          </table:table-cell>
          <table:table-cell table:style-name="ce34" table:formula="of:=IF(ISNA(VLOOKUP([.$A724];['MySQL 5.7'.$A$2:.$A$832];1;0));&quot;&quot;;&quot;Y&quot;)" office:value-type="string" office:string-value="Y">
            <text:p>Y</text:p>
          </table:table-cell>
          <table:table-cell table:formula="of:=IF(ISNA(VLOOKUP([.$A724];['Transact-SQL 2012'.$A$2:.$A$1001];1;0));&quot;&quot;;&quot;Y&quot;)">
            <text:p/>
          </table:table-cell>
          <table:table-cell table:formula="of:=IF(ISNA(VLOOKUP([.$A72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SQLWARNING</text:p>
          </table:table-cell>
          <table:table-cell table:formula="of:=IF(ISNA(VLOOKUP([.$A725];['PostgreSQL 9.3'.$A$2:.$A$1001];1;0));&quot;&quot;;&quot;Y&quot;)">
            <text:p/>
          </table:table-cell>
          <table:table-cell table:formula="of:=IF(ISNA(VLOOKUP([.$A725];['SQL 2011'.$A$2:.$A$1001];1;0));&quot;&quot;;&quot;Y&quot;)" office:value-type="string" office:string-value="Y">
            <text:p>Y</text:p>
          </table:table-cell>
          <table:table-cell table:formula="of:=IF(ISNA(VLOOKUP([.$A725];['SQL 2008'.$A$2:.$A$1001];1;0));&quot;&quot;;&quot;Y&quot;)" office:value-type="string" office:string-value="Y">
            <text:p>Y</text:p>
          </table:table-cell>
          <table:table-cell table:formula="of:=IF(ISNA(VLOOKUP([.$A725];['SQL 92'.$A$2:.$A$1001];1;0));&quot;&quot;;&quot;Y&quot;)">
            <text:p/>
          </table:table-cell>
          <table:table-cell table:style-name="ce34" table:formula="of:=IF(ISNA(VLOOKUP([.$A725];['SQLite 3'.$A$2:.$B$1002];1;0));&quot;&quot;;&quot;Y&quot;)">
            <text:p/>
          </table:table-cell>
          <table:table-cell table:style-name="ce34" table:formula="of:=IF(ISNA(VLOOKUP([.$A725];['MySQL 5.7'.$A$2:.$A$832];1;0));&quot;&quot;;&quot;Y&quot;)" office:value-type="string" office:string-value="Y">
            <text:p>Y</text:p>
          </table:table-cell>
          <table:table-cell table:formula="of:=IF(ISNA(VLOOKUP([.$A725];['Transact-SQL 2012'.$A$2:.$A$1001];1;0));&quot;&quot;;&quot;Y&quot;)">
            <text:p/>
          </table:table-cell>
          <table:table-cell table:formula="of:=IF(ISNA(VLOOKUP([.$A725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SQRT</text:p>
          </table:table-cell>
          <table:table-cell table:formula="of:=IF(ISNA(VLOOKUP([.$A726];['PostgreSQL 9.3'.$A$2:.$A$1001];1;0));&quot;&quot;;&quot;Y&quot;)">
            <text:p/>
          </table:table-cell>
          <table:table-cell table:formula="of:=IF(ISNA(VLOOKUP([.$A726];['SQL 2011'.$A$2:.$A$1001];1;0));&quot;&quot;;&quot;Y&quot;)" office:value-type="string" office:string-value="Y">
            <text:p>Y</text:p>
          </table:table-cell>
          <table:table-cell table:formula="of:=IF(ISNA(VLOOKUP([.$A726];['SQL 2008'.$A$2:.$A$1001];1;0));&quot;&quot;;&quot;Y&quot;)" office:value-type="string" office:string-value="Y">
            <text:p>Y</text:p>
          </table:table-cell>
          <table:table-cell table:formula="of:=IF(ISNA(VLOOKUP([.$A726];['SQL 92'.$A$2:.$A$1001];1;0));&quot;&quot;;&quot;Y&quot;)">
            <text:p/>
          </table:table-cell>
          <table:table-cell table:style-name="ce34" table:formula="of:=IF(ISNA(VLOOKUP([.$A726];['SQLite 3'.$A$2:.$B$1002];1;0));&quot;&quot;;&quot;Y&quot;)">
            <text:p/>
          </table:table-cell>
          <table:table-cell table:style-name="ce34" table:formula="of:=IF(ISNA(VLOOKUP([.$A726];['MySQL 5.7'.$A$2:.$A$832];1;0));&quot;&quot;;&quot;Y&quot;)">
            <text:p/>
          </table:table-cell>
          <table:table-cell table:formula="of:=IF(ISNA(VLOOKUP([.$A726];['Transact-SQL 2012'.$A$2:.$A$1001];1;0));&quot;&quot;;&quot;Y&quot;)">
            <text:p/>
          </table:table-cell>
          <table:table-cell table:formula="of:=IF(ISNA(VLOOKUP([.$A726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SSL</text:p>
          </table:table-cell>
          <table:table-cell table:formula="of:=IF(ISNA(VLOOKUP([.$A727];['PostgreSQL 9.3'.$A$2:.$A$1001];1;0));&quot;&quot;;&quot;Y&quot;)">
            <text:p/>
          </table:table-cell>
          <table:table-cell table:formula="of:=IF(ISNA(VLOOKUP([.$A727];['SQL 2011'.$A$2:.$A$1001];1;0));&quot;&quot;;&quot;Y&quot;)">
            <text:p/>
          </table:table-cell>
          <table:table-cell table:formula="of:=IF(ISNA(VLOOKUP([.$A727];['SQL 2008'.$A$2:.$A$1001];1;0));&quot;&quot;;&quot;Y&quot;)">
            <text:p/>
          </table:table-cell>
          <table:table-cell table:formula="of:=IF(ISNA(VLOOKUP([.$A727];['SQL 92'.$A$2:.$A$1001];1;0));&quot;&quot;;&quot;Y&quot;)">
            <text:p/>
          </table:table-cell>
          <table:table-cell table:style-name="ce34" table:formula="of:=IF(ISNA(VLOOKUP([.$A727];['SQLite 3'.$A$2:.$B$1002];1;0));&quot;&quot;;&quot;Y&quot;)">
            <text:p/>
          </table:table-cell>
          <table:table-cell table:style-name="ce34" table:formula="of:=IF(ISNA(VLOOKUP([.$A727];['MySQL 5.7'.$A$2:.$A$832];1;0));&quot;&quot;;&quot;Y&quot;)" office:value-type="string" office:string-value="Y">
            <text:p>Y</text:p>
          </table:table-cell>
          <table:table-cell table:formula="of:=IF(ISNA(VLOOKUP([.$A727];['Transact-SQL 2012'.$A$2:.$A$1001];1;0));&quot;&quot;;&quot;Y&quot;)">
            <text:p/>
          </table:table-cell>
          <table:table-cell table:formula="of:=IF(ISNA(VLOOKUP([.$A72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TABLE</text:p>
          </table:table-cell>
          <table:table-cell table:formula="of:=IF(ISNA(VLOOKUP([.$A728];['PostgreSQL 9.3'.$A$2:.$A$1001];1;0));&quot;&quot;;&quot;Y&quot;)" office:value-type="string" office:string-value="Y">
            <text:p>Y</text:p>
          </table:table-cell>
          <table:table-cell table:formula="of:=IF(ISNA(VLOOKUP([.$A728];['SQL 2011'.$A$2:.$A$1001];1;0));&quot;&quot;;&quot;Y&quot;)">
            <text:p/>
          </table:table-cell>
          <table:table-cell table:formula="of:=IF(ISNA(VLOOKUP([.$A728];['SQL 2008'.$A$2:.$A$1001];1;0));&quot;&quot;;&quot;Y&quot;)">
            <text:p/>
          </table:table-cell>
          <table:table-cell table:formula="of:=IF(ISNA(VLOOKUP([.$A728];['SQL 92'.$A$2:.$A$1001];1;0));&quot;&quot;;&quot;Y&quot;)">
            <text:p/>
          </table:table-cell>
          <table:table-cell table:style-name="ce34" table:formula="of:=IF(ISNA(VLOOKUP([.$A728];['SQLite 3'.$A$2:.$B$1002];1;0));&quot;&quot;;&quot;Y&quot;)">
            <text:p/>
          </table:table-cell>
          <table:table-cell table:style-name="ce34" table:formula="of:=IF(ISNA(VLOOKUP([.$A728];['MySQL 5.7'.$A$2:.$A$832];1;0));&quot;&quot;;&quot;Y&quot;)">
            <text:p/>
          </table:table-cell>
          <table:table-cell table:formula="of:=IF(ISNA(VLOOKUP([.$A728];['Transact-SQL 2012'.$A$2:.$A$1001];1;0));&quot;&quot;;&quot;Y&quot;)">
            <text:p/>
          </table:table-cell>
          <table:table-cell table:formula="of:=IF(ISNA(VLOOKUP([.$A72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TANDALONE</text:p>
          </table:table-cell>
          <table:table-cell table:formula="of:=IF(ISNA(VLOOKUP([.$A729];['PostgreSQL 9.3'.$A$2:.$A$1001];1;0));&quot;&quot;;&quot;Y&quot;)" office:value-type="string" office:string-value="Y">
            <text:p>Y</text:p>
          </table:table-cell>
          <table:table-cell table:formula="of:=IF(ISNA(VLOOKUP([.$A729];['SQL 2011'.$A$2:.$A$1001];1;0));&quot;&quot;;&quot;Y&quot;)" office:value-type="string" office:string-value="Y">
            <text:p>Y</text:p>
          </table:table-cell>
          <table:table-cell table:formula="of:=IF(ISNA(VLOOKUP([.$A729];['SQL 2008'.$A$2:.$A$1001];1;0));&quot;&quot;;&quot;Y&quot;)" office:value-type="string" office:string-value="Y">
            <text:p>Y</text:p>
          </table:table-cell>
          <table:table-cell table:formula="of:=IF(ISNA(VLOOKUP([.$A729];['SQL 92'.$A$2:.$A$1001];1;0));&quot;&quot;;&quot;Y&quot;)">
            <text:p/>
          </table:table-cell>
          <table:table-cell table:style-name="ce34" table:formula="of:=IF(ISNA(VLOOKUP([.$A729];['SQLite 3'.$A$2:.$B$1002];1;0));&quot;&quot;;&quot;Y&quot;)">
            <text:p/>
          </table:table-cell>
          <table:table-cell table:style-name="ce34" table:formula="of:=IF(ISNA(VLOOKUP([.$A729];['MySQL 5.7'.$A$2:.$A$832];1;0));&quot;&quot;;&quot;Y&quot;)">
            <text:p/>
          </table:table-cell>
          <table:table-cell table:formula="of:=IF(ISNA(VLOOKUP([.$A729];['Transact-SQL 2012'.$A$2:.$A$1001];1;0));&quot;&quot;;&quot;Y&quot;)">
            <text:p/>
          </table:table-cell>
          <table:table-cell table:formula="of:=IF(ISNA(VLOOKUP([.$A72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TART</text:p>
          </table:table-cell>
          <table:table-cell table:formula="of:=IF(ISNA(VLOOKUP([.$A730];['PostgreSQL 9.3'.$A$2:.$A$1001];1;0));&quot;&quot;;&quot;Y&quot;)" office:value-type="string" office:string-value="Y">
            <text:p>Y</text:p>
          </table:table-cell>
          <table:table-cell table:formula="of:=IF(ISNA(VLOOKUP([.$A730];['SQL 2011'.$A$2:.$A$1001];1;0));&quot;&quot;;&quot;Y&quot;)" office:value-type="string" office:string-value="Y">
            <text:p>Y</text:p>
          </table:table-cell>
          <table:table-cell table:formula="of:=IF(ISNA(VLOOKUP([.$A730];['SQL 2008'.$A$2:.$A$1001];1;0));&quot;&quot;;&quot;Y&quot;)" office:value-type="string" office:string-value="Y">
            <text:p>Y</text:p>
          </table:table-cell>
          <table:table-cell table:formula="of:=IF(ISNA(VLOOKUP([.$A730];['SQL 92'.$A$2:.$A$1001];1;0));&quot;&quot;;&quot;Y&quot;)">
            <text:p/>
          </table:table-cell>
          <table:table-cell table:style-name="ce34" table:formula="of:=IF(ISNA(VLOOKUP([.$A730];['SQLite 3'.$A$2:.$B$1002];1;0));&quot;&quot;;&quot;Y&quot;)">
            <text:p/>
          </table:table-cell>
          <table:table-cell table:style-name="ce34" table:formula="of:=IF(ISNA(VLOOKUP([.$A730];['MySQL 5.7'.$A$2:.$A$832];1;0));&quot;&quot;;&quot;Y&quot;)">
            <text:p/>
          </table:table-cell>
          <table:table-cell table:formula="of:=IF(ISNA(VLOOKUP([.$A730];['Transact-SQL 2012'.$A$2:.$A$1001];1;0));&quot;&quot;;&quot;Y&quot;)">
            <text:p/>
          </table:table-cell>
          <table:table-cell table:formula="of:=IF(ISNA(VLOOKUP([.$A730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STARTING</text:p>
          </table:table-cell>
          <table:table-cell table:formula="of:=IF(ISNA(VLOOKUP([.$A731];['PostgreSQL 9.3'.$A$2:.$A$1001];1;0));&quot;&quot;;&quot;Y&quot;)">
            <text:p/>
          </table:table-cell>
          <table:table-cell table:formula="of:=IF(ISNA(VLOOKUP([.$A731];['SQL 2011'.$A$2:.$A$1001];1;0));&quot;&quot;;&quot;Y&quot;)">
            <text:p/>
          </table:table-cell>
          <table:table-cell table:formula="of:=IF(ISNA(VLOOKUP([.$A731];['SQL 2008'.$A$2:.$A$1001];1;0));&quot;&quot;;&quot;Y&quot;)">
            <text:p/>
          </table:table-cell>
          <table:table-cell table:formula="of:=IF(ISNA(VLOOKUP([.$A731];['SQL 92'.$A$2:.$A$1001];1;0));&quot;&quot;;&quot;Y&quot;)">
            <text:p/>
          </table:table-cell>
          <table:table-cell table:style-name="ce34" table:formula="of:=IF(ISNA(VLOOKUP([.$A731];['SQLite 3'.$A$2:.$B$1002];1;0));&quot;&quot;;&quot;Y&quot;)">
            <text:p/>
          </table:table-cell>
          <table:table-cell table:style-name="ce34" table:formula="of:=IF(ISNA(VLOOKUP([.$A731];['MySQL 5.7'.$A$2:.$A$832];1;0));&quot;&quot;;&quot;Y&quot;)" office:value-type="string" office:string-value="Y">
            <text:p>Y</text:p>
          </table:table-cell>
          <table:table-cell table:formula="of:=IF(ISNA(VLOOKUP([.$A731];['Transact-SQL 2012'.$A$2:.$A$1001];1;0));&quot;&quot;;&quot;Y&quot;)">
            <text:p/>
          </table:table-cell>
          <table:table-cell table:formula="of:=IF(ISNA(VLOOKUP([.$A73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TATE</text:p>
          </table:table-cell>
          <table:table-cell table:formula="of:=IF(ISNA(VLOOKUP([.$A732];['PostgreSQL 9.3'.$A$2:.$A$1001];1;0));&quot;&quot;;&quot;Y&quot;)">
            <text:p/>
          </table:table-cell>
          <table:table-cell table:formula="of:=IF(ISNA(VLOOKUP([.$A732];['SQL 2011'.$A$2:.$A$1001];1;0));&quot;&quot;;&quot;Y&quot;)" office:value-type="string" office:string-value="Y">
            <text:p>Y</text:p>
          </table:table-cell>
          <table:table-cell table:formula="of:=IF(ISNA(VLOOKUP([.$A732];['SQL 2008'.$A$2:.$A$1001];1;0));&quot;&quot;;&quot;Y&quot;)" office:value-type="string" office:string-value="Y">
            <text:p>Y</text:p>
          </table:table-cell>
          <table:table-cell table:formula="of:=IF(ISNA(VLOOKUP([.$A732];['SQL 92'.$A$2:.$A$1001];1;0));&quot;&quot;;&quot;Y&quot;)">
            <text:p/>
          </table:table-cell>
          <table:table-cell table:style-name="ce34" table:formula="of:=IF(ISNA(VLOOKUP([.$A732];['SQLite 3'.$A$2:.$B$1002];1;0));&quot;&quot;;&quot;Y&quot;)">
            <text:p/>
          </table:table-cell>
          <table:table-cell table:style-name="ce34" table:formula="of:=IF(ISNA(VLOOKUP([.$A732];['MySQL 5.7'.$A$2:.$A$832];1;0));&quot;&quot;;&quot;Y&quot;)">
            <text:p/>
          </table:table-cell>
          <table:table-cell table:formula="of:=IF(ISNA(VLOOKUP([.$A732];['Transact-SQL 2012'.$A$2:.$A$1001];1;0));&quot;&quot;;&quot;Y&quot;)">
            <text:p/>
          </table:table-cell>
          <table:table-cell table:formula="of:=IF(ISNA(VLOOKUP([.$A73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TATEMENT</text:p>
          </table:table-cell>
          <table:table-cell table:formula="of:=IF(ISNA(VLOOKUP([.$A733];['PostgreSQL 9.3'.$A$2:.$A$1001];1;0));&quot;&quot;;&quot;Y&quot;)" office:value-type="string" office:string-value="Y">
            <text:p>Y</text:p>
          </table:table-cell>
          <table:table-cell table:formula="of:=IF(ISNA(VLOOKUP([.$A733];['SQL 2011'.$A$2:.$A$1001];1;0));&quot;&quot;;&quot;Y&quot;)" office:value-type="string" office:string-value="Y">
            <text:p>Y</text:p>
          </table:table-cell>
          <table:table-cell table:formula="of:=IF(ISNA(VLOOKUP([.$A733];['SQL 2008'.$A$2:.$A$1001];1;0));&quot;&quot;;&quot;Y&quot;)" office:value-type="string" office:string-value="Y">
            <text:p>Y</text:p>
          </table:table-cell>
          <table:table-cell table:formula="of:=IF(ISNA(VLOOKUP([.$A733];['SQL 92'.$A$2:.$A$1001];1;0));&quot;&quot;;&quot;Y&quot;)">
            <text:p/>
          </table:table-cell>
          <table:table-cell table:style-name="ce34" table:formula="of:=IF(ISNA(VLOOKUP([.$A733];['SQLite 3'.$A$2:.$B$1002];1;0));&quot;&quot;;&quot;Y&quot;)">
            <text:p/>
          </table:table-cell>
          <table:table-cell table:style-name="ce34" table:formula="of:=IF(ISNA(VLOOKUP([.$A733];['MySQL 5.7'.$A$2:.$A$832];1;0));&quot;&quot;;&quot;Y&quot;)">
            <text:p/>
          </table:table-cell>
          <table:table-cell table:formula="of:=IF(ISNA(VLOOKUP([.$A733];['Transact-SQL 2012'.$A$2:.$A$1001];1;0));&quot;&quot;;&quot;Y&quot;)">
            <text:p/>
          </table:table-cell>
          <table:table-cell table:formula="of:=IF(ISNA(VLOOKUP([.$A73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TATIC</text:p>
          </table:table-cell>
          <table:table-cell table:formula="of:=IF(ISNA(VLOOKUP([.$A734];['PostgreSQL 9.3'.$A$2:.$A$1001];1;0));&quot;&quot;;&quot;Y&quot;)">
            <text:p/>
          </table:table-cell>
          <table:table-cell table:formula="of:=IF(ISNA(VLOOKUP([.$A734];['SQL 2011'.$A$2:.$A$1001];1;0));&quot;&quot;;&quot;Y&quot;)" office:value-type="string" office:string-value="Y">
            <text:p>Y</text:p>
          </table:table-cell>
          <table:table-cell table:formula="of:=IF(ISNA(VLOOKUP([.$A734];['SQL 2008'.$A$2:.$A$1001];1;0));&quot;&quot;;&quot;Y&quot;)" office:value-type="string" office:string-value="Y">
            <text:p>Y</text:p>
          </table:table-cell>
          <table:table-cell table:formula="of:=IF(ISNA(VLOOKUP([.$A734];['SQL 92'.$A$2:.$A$1001];1;0));&quot;&quot;;&quot;Y&quot;)">
            <text:p/>
          </table:table-cell>
          <table:table-cell table:style-name="ce34" table:formula="of:=IF(ISNA(VLOOKUP([.$A734];['SQLite 3'.$A$2:.$B$1002];1;0));&quot;&quot;;&quot;Y&quot;)">
            <text:p/>
          </table:table-cell>
          <table:table-cell table:style-name="ce34" table:formula="of:=IF(ISNA(VLOOKUP([.$A734];['MySQL 5.7'.$A$2:.$A$832];1;0));&quot;&quot;;&quot;Y&quot;)">
            <text:p/>
          </table:table-cell>
          <table:table-cell table:formula="of:=IF(ISNA(VLOOKUP([.$A734];['Transact-SQL 2012'.$A$2:.$A$1001];1;0));&quot;&quot;;&quot;Y&quot;)">
            <text:p/>
          </table:table-cell>
          <table:table-cell table:formula="of:=IF(ISNA(VLOOKUP([.$A73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TATISTICS</text:p>
          </table:table-cell>
          <table:table-cell table:formula="of:=IF(ISNA(VLOOKUP([.$A735];['PostgreSQL 9.3'.$A$2:.$A$1001];1;0));&quot;&quot;;&quot;Y&quot;)" office:value-type="string" office:string-value="Y">
            <text:p>Y</text:p>
          </table:table-cell>
          <table:table-cell table:formula="of:=IF(ISNA(VLOOKUP([.$A735];['SQL 2011'.$A$2:.$A$1001];1;0));&quot;&quot;;&quot;Y&quot;)">
            <text:p/>
          </table:table-cell>
          <table:table-cell table:formula="of:=IF(ISNA(VLOOKUP([.$A735];['SQL 2008'.$A$2:.$A$1001];1;0));&quot;&quot;;&quot;Y&quot;)">
            <text:p/>
          </table:table-cell>
          <table:table-cell table:formula="of:=IF(ISNA(VLOOKUP([.$A735];['SQL 92'.$A$2:.$A$1001];1;0));&quot;&quot;;&quot;Y&quot;)">
            <text:p/>
          </table:table-cell>
          <table:table-cell table:style-name="ce34" table:formula="of:=IF(ISNA(VLOOKUP([.$A735];['SQLite 3'.$A$2:.$B$1002];1;0));&quot;&quot;;&quot;Y&quot;)">
            <text:p/>
          </table:table-cell>
          <table:table-cell table:style-name="ce34" table:formula="of:=IF(ISNA(VLOOKUP([.$A735];['MySQL 5.7'.$A$2:.$A$832];1;0));&quot;&quot;;&quot;Y&quot;)">
            <text:p/>
          </table:table-cell>
          <table:table-cell table:formula="of:=IF(ISNA(VLOOKUP([.$A735];['Transact-SQL 2012'.$A$2:.$A$1001];1;0));&quot;&quot;;&quot;Y&quot;)" office:value-type="string" office:string-value="Y">
            <text:p>Y</text:p>
          </table:table-cell>
          <table:table-cell table:formula="of:=IF(ISNA(VLOOKUP([.$A73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TDDEV_POP</text:p>
          </table:table-cell>
          <table:table-cell table:formula="of:=IF(ISNA(VLOOKUP([.$A736];['PostgreSQL 9.3'.$A$2:.$A$1001];1;0));&quot;&quot;;&quot;Y&quot;)">
            <text:p/>
          </table:table-cell>
          <table:table-cell table:formula="of:=IF(ISNA(VLOOKUP([.$A736];['SQL 2011'.$A$2:.$A$1001];1;0));&quot;&quot;;&quot;Y&quot;)" office:value-type="string" office:string-value="Y">
            <text:p>Y</text:p>
          </table:table-cell>
          <table:table-cell table:formula="of:=IF(ISNA(VLOOKUP([.$A736];['SQL 2008'.$A$2:.$A$1001];1;0));&quot;&quot;;&quot;Y&quot;)" office:value-type="string" office:string-value="Y">
            <text:p>Y</text:p>
          </table:table-cell>
          <table:table-cell table:formula="of:=IF(ISNA(VLOOKUP([.$A736];['SQL 92'.$A$2:.$A$1001];1;0));&quot;&quot;;&quot;Y&quot;)">
            <text:p/>
          </table:table-cell>
          <table:table-cell table:style-name="ce34" table:formula="of:=IF(ISNA(VLOOKUP([.$A736];['SQLite 3'.$A$2:.$B$1002];1;0));&quot;&quot;;&quot;Y&quot;)">
            <text:p/>
          </table:table-cell>
          <table:table-cell table:style-name="ce34" table:formula="of:=IF(ISNA(VLOOKUP([.$A736];['MySQL 5.7'.$A$2:.$A$832];1;0));&quot;&quot;;&quot;Y&quot;)">
            <text:p/>
          </table:table-cell>
          <table:table-cell table:formula="of:=IF(ISNA(VLOOKUP([.$A736];['Transact-SQL 2012'.$A$2:.$A$1001];1;0));&quot;&quot;;&quot;Y&quot;)">
            <text:p/>
          </table:table-cell>
          <table:table-cell table:formula="of:=IF(ISNA(VLOOKUP([.$A73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TDDEV_SAMP</text:p>
          </table:table-cell>
          <table:table-cell table:formula="of:=IF(ISNA(VLOOKUP([.$A737];['PostgreSQL 9.3'.$A$2:.$A$1001];1;0));&quot;&quot;;&quot;Y&quot;)">
            <text:p/>
          </table:table-cell>
          <table:table-cell table:formula="of:=IF(ISNA(VLOOKUP([.$A737];['SQL 2011'.$A$2:.$A$1001];1;0));&quot;&quot;;&quot;Y&quot;)" office:value-type="string" office:string-value="Y">
            <text:p>Y</text:p>
          </table:table-cell>
          <table:table-cell table:formula="of:=IF(ISNA(VLOOKUP([.$A737];['SQL 2008'.$A$2:.$A$1001];1;0));&quot;&quot;;&quot;Y&quot;)" office:value-type="string" office:string-value="Y">
            <text:p>Y</text:p>
          </table:table-cell>
          <table:table-cell table:formula="of:=IF(ISNA(VLOOKUP([.$A737];['SQL 92'.$A$2:.$A$1001];1;0));&quot;&quot;;&quot;Y&quot;)">
            <text:p/>
          </table:table-cell>
          <table:table-cell table:style-name="ce34" table:formula="of:=IF(ISNA(VLOOKUP([.$A737];['SQLite 3'.$A$2:.$B$1002];1;0));&quot;&quot;;&quot;Y&quot;)">
            <text:p/>
          </table:table-cell>
          <table:table-cell table:style-name="ce34" table:formula="of:=IF(ISNA(VLOOKUP([.$A737];['MySQL 5.7'.$A$2:.$A$832];1;0));&quot;&quot;;&quot;Y&quot;)">
            <text:p/>
          </table:table-cell>
          <table:table-cell table:formula="of:=IF(ISNA(VLOOKUP([.$A737];['Transact-SQL 2012'.$A$2:.$A$1001];1;0));&quot;&quot;;&quot;Y&quot;)">
            <text:p/>
          </table:table-cell>
          <table:table-cell table:formula="of:=IF(ISNA(VLOOKUP([.$A73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TDIN</text:p>
          </table:table-cell>
          <table:table-cell table:formula="of:=IF(ISNA(VLOOKUP([.$A738];['PostgreSQL 9.3'.$A$2:.$A$1001];1;0));&quot;&quot;;&quot;Y&quot;)" office:value-type="string" office:string-value="Y">
            <text:p>Y</text:p>
          </table:table-cell>
          <table:table-cell table:formula="of:=IF(ISNA(VLOOKUP([.$A738];['SQL 2011'.$A$2:.$A$1001];1;0));&quot;&quot;;&quot;Y&quot;)">
            <text:p/>
          </table:table-cell>
          <table:table-cell table:formula="of:=IF(ISNA(VLOOKUP([.$A738];['SQL 2008'.$A$2:.$A$1001];1;0));&quot;&quot;;&quot;Y&quot;)">
            <text:p/>
          </table:table-cell>
          <table:table-cell table:formula="of:=IF(ISNA(VLOOKUP([.$A738];['SQL 92'.$A$2:.$A$1001];1;0));&quot;&quot;;&quot;Y&quot;)">
            <text:p/>
          </table:table-cell>
          <table:table-cell table:style-name="ce34" table:formula="of:=IF(ISNA(VLOOKUP([.$A738];['SQLite 3'.$A$2:.$B$1002];1;0));&quot;&quot;;&quot;Y&quot;)">
            <text:p/>
          </table:table-cell>
          <table:table-cell table:style-name="ce34" table:formula="of:=IF(ISNA(VLOOKUP([.$A738];['MySQL 5.7'.$A$2:.$A$832];1;0));&quot;&quot;;&quot;Y&quot;)">
            <text:p/>
          </table:table-cell>
          <table:table-cell table:formula="of:=IF(ISNA(VLOOKUP([.$A738];['Transact-SQL 2012'.$A$2:.$A$1001];1;0));&quot;&quot;;&quot;Y&quot;)">
            <text:p/>
          </table:table-cell>
          <table:table-cell table:formula="of:=IF(ISNA(VLOOKUP([.$A73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TDOUT</text:p>
          </table:table-cell>
          <table:table-cell table:formula="of:=IF(ISNA(VLOOKUP([.$A739];['PostgreSQL 9.3'.$A$2:.$A$1001];1;0));&quot;&quot;;&quot;Y&quot;)" office:value-type="string" office:string-value="Y">
            <text:p>Y</text:p>
          </table:table-cell>
          <table:table-cell table:formula="of:=IF(ISNA(VLOOKUP([.$A739];['SQL 2011'.$A$2:.$A$1001];1;0));&quot;&quot;;&quot;Y&quot;)">
            <text:p/>
          </table:table-cell>
          <table:table-cell table:formula="of:=IF(ISNA(VLOOKUP([.$A739];['SQL 2008'.$A$2:.$A$1001];1;0));&quot;&quot;;&quot;Y&quot;)">
            <text:p/>
          </table:table-cell>
          <table:table-cell table:formula="of:=IF(ISNA(VLOOKUP([.$A739];['SQL 92'.$A$2:.$A$1001];1;0));&quot;&quot;;&quot;Y&quot;)">
            <text:p/>
          </table:table-cell>
          <table:table-cell table:style-name="ce34" table:formula="of:=IF(ISNA(VLOOKUP([.$A739];['SQLite 3'.$A$2:.$B$1002];1;0));&quot;&quot;;&quot;Y&quot;)">
            <text:p/>
          </table:table-cell>
          <table:table-cell table:style-name="ce34" table:formula="of:=IF(ISNA(VLOOKUP([.$A739];['MySQL 5.7'.$A$2:.$A$832];1;0));&quot;&quot;;&quot;Y&quot;)">
            <text:p/>
          </table:table-cell>
          <table:table-cell table:formula="of:=IF(ISNA(VLOOKUP([.$A739];['Transact-SQL 2012'.$A$2:.$A$1001];1;0));&quot;&quot;;&quot;Y&quot;)">
            <text:p/>
          </table:table-cell>
          <table:table-cell table:formula="of:=IF(ISNA(VLOOKUP([.$A73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TORAGE</text:p>
          </table:table-cell>
          <table:table-cell table:formula="of:=IF(ISNA(VLOOKUP([.$A740];['PostgreSQL 9.3'.$A$2:.$A$1001];1;0));&quot;&quot;;&quot;Y&quot;)" office:value-type="string" office:string-value="Y">
            <text:p>Y</text:p>
          </table:table-cell>
          <table:table-cell table:formula="of:=IF(ISNA(VLOOKUP([.$A740];['SQL 2011'.$A$2:.$A$1001];1;0));&quot;&quot;;&quot;Y&quot;)">
            <text:p/>
          </table:table-cell>
          <table:table-cell table:formula="of:=IF(ISNA(VLOOKUP([.$A740];['SQL 2008'.$A$2:.$A$1001];1;0));&quot;&quot;;&quot;Y&quot;)">
            <text:p/>
          </table:table-cell>
          <table:table-cell table:formula="of:=IF(ISNA(VLOOKUP([.$A740];['SQL 92'.$A$2:.$A$1001];1;0));&quot;&quot;;&quot;Y&quot;)">
            <text:p/>
          </table:table-cell>
          <table:table-cell table:style-name="ce34" table:formula="of:=IF(ISNA(VLOOKUP([.$A740];['SQLite 3'.$A$2:.$B$1002];1;0));&quot;&quot;;&quot;Y&quot;)">
            <text:p/>
          </table:table-cell>
          <table:table-cell table:style-name="ce34" table:formula="of:=IF(ISNA(VLOOKUP([.$A740];['MySQL 5.7'.$A$2:.$A$832];1;0));&quot;&quot;;&quot;Y&quot;)">
            <text:p/>
          </table:table-cell>
          <table:table-cell table:formula="of:=IF(ISNA(VLOOKUP([.$A740];['Transact-SQL 2012'.$A$2:.$A$1001];1;0));&quot;&quot;;&quot;Y&quot;)">
            <text:p/>
          </table:table-cell>
          <table:table-cell table:formula="of:=IF(ISNA(VLOOKUP([.$A740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STRAIGHT_JOIN</text:p>
          </table:table-cell>
          <table:table-cell table:formula="of:=IF(ISNA(VLOOKUP([.$A741];['PostgreSQL 9.3'.$A$2:.$A$1001];1;0));&quot;&quot;;&quot;Y&quot;)">
            <text:p/>
          </table:table-cell>
          <table:table-cell table:formula="of:=IF(ISNA(VLOOKUP([.$A741];['SQL 2011'.$A$2:.$A$1001];1;0));&quot;&quot;;&quot;Y&quot;)">
            <text:p/>
          </table:table-cell>
          <table:table-cell table:formula="of:=IF(ISNA(VLOOKUP([.$A741];['SQL 2008'.$A$2:.$A$1001];1;0));&quot;&quot;;&quot;Y&quot;)">
            <text:p/>
          </table:table-cell>
          <table:table-cell table:formula="of:=IF(ISNA(VLOOKUP([.$A741];['SQL 92'.$A$2:.$A$1001];1;0));&quot;&quot;;&quot;Y&quot;)">
            <text:p/>
          </table:table-cell>
          <table:table-cell table:style-name="ce34" table:formula="of:=IF(ISNA(VLOOKUP([.$A741];['SQLite 3'.$A$2:.$B$1002];1;0));&quot;&quot;;&quot;Y&quot;)">
            <text:p/>
          </table:table-cell>
          <table:table-cell table:style-name="ce34" table:formula="of:=IF(ISNA(VLOOKUP([.$A741];['MySQL 5.7'.$A$2:.$A$832];1;0));&quot;&quot;;&quot;Y&quot;)" office:value-type="string" office:string-value="Y">
            <text:p>Y</text:p>
          </table:table-cell>
          <table:table-cell table:formula="of:=IF(ISNA(VLOOKUP([.$A741];['Transact-SQL 2012'.$A$2:.$A$1001];1;0));&quot;&quot;;&quot;Y&quot;)">
            <text:p/>
          </table:table-cell>
          <table:table-cell table:formula="of:=IF(ISNA(VLOOKUP([.$A74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TRICT</text:p>
          </table:table-cell>
          <table:table-cell table:formula="of:=IF(ISNA(VLOOKUP([.$A742];['PostgreSQL 9.3'.$A$2:.$A$1001];1;0));&quot;&quot;;&quot;Y&quot;)" office:value-type="string" office:string-value="Y">
            <text:p>Y</text:p>
          </table:table-cell>
          <table:table-cell table:formula="of:=IF(ISNA(VLOOKUP([.$A742];['SQL 2011'.$A$2:.$A$1001];1;0));&quot;&quot;;&quot;Y&quot;)">
            <text:p/>
          </table:table-cell>
          <table:table-cell table:formula="of:=IF(ISNA(VLOOKUP([.$A742];['SQL 2008'.$A$2:.$A$1001];1;0));&quot;&quot;;&quot;Y&quot;)">
            <text:p/>
          </table:table-cell>
          <table:table-cell table:formula="of:=IF(ISNA(VLOOKUP([.$A742];['SQL 92'.$A$2:.$A$1001];1;0));&quot;&quot;;&quot;Y&quot;)">
            <text:p/>
          </table:table-cell>
          <table:table-cell table:style-name="ce34" table:formula="of:=IF(ISNA(VLOOKUP([.$A742];['SQLite 3'.$A$2:.$B$1002];1;0));&quot;&quot;;&quot;Y&quot;)">
            <text:p/>
          </table:table-cell>
          <table:table-cell table:style-name="ce34" table:formula="of:=IF(ISNA(VLOOKUP([.$A742];['MySQL 5.7'.$A$2:.$A$832];1;0));&quot;&quot;;&quot;Y&quot;)">
            <text:p/>
          </table:table-cell>
          <table:table-cell table:formula="of:=IF(ISNA(VLOOKUP([.$A742];['Transact-SQL 2012'.$A$2:.$A$1001];1;0));&quot;&quot;;&quot;Y&quot;)">
            <text:p/>
          </table:table-cell>
          <table:table-cell table:formula="of:=IF(ISNA(VLOOKUP([.$A74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TRIP</text:p>
          </table:table-cell>
          <table:table-cell table:formula="of:=IF(ISNA(VLOOKUP([.$A743];['PostgreSQL 9.3'.$A$2:.$A$1001];1;0));&quot;&quot;;&quot;Y&quot;)" office:value-type="string" office:string-value="Y">
            <text:p>Y</text:p>
          </table:table-cell>
          <table:table-cell table:formula="of:=IF(ISNA(VLOOKUP([.$A743];['SQL 2011'.$A$2:.$A$1001];1;0));&quot;&quot;;&quot;Y&quot;)" office:value-type="string" office:string-value="Y">
            <text:p>Y</text:p>
          </table:table-cell>
          <table:table-cell table:formula="of:=IF(ISNA(VLOOKUP([.$A743];['SQL 2008'.$A$2:.$A$1001];1;0));&quot;&quot;;&quot;Y&quot;)" office:value-type="string" office:string-value="Y">
            <text:p>Y</text:p>
          </table:table-cell>
          <table:table-cell table:formula="of:=IF(ISNA(VLOOKUP([.$A743];['SQL 92'.$A$2:.$A$1001];1;0));&quot;&quot;;&quot;Y&quot;)">
            <text:p/>
          </table:table-cell>
          <table:table-cell table:style-name="ce34" table:formula="of:=IF(ISNA(VLOOKUP([.$A743];['SQLite 3'.$A$2:.$B$1002];1;0));&quot;&quot;;&quot;Y&quot;)">
            <text:p/>
          </table:table-cell>
          <table:table-cell table:style-name="ce34" table:formula="of:=IF(ISNA(VLOOKUP([.$A743];['MySQL 5.7'.$A$2:.$A$832];1;0));&quot;&quot;;&quot;Y&quot;)">
            <text:p/>
          </table:table-cell>
          <table:table-cell table:formula="of:=IF(ISNA(VLOOKUP([.$A743];['Transact-SQL 2012'.$A$2:.$A$1001];1;0));&quot;&quot;;&quot;Y&quot;)">
            <text:p/>
          </table:table-cell>
          <table:table-cell table:formula="of:=IF(ISNA(VLOOKUP([.$A74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TRUCTURE</text:p>
          </table:table-cell>
          <table:table-cell table:formula="of:=IF(ISNA(VLOOKUP([.$A744];['PostgreSQL 9.3'.$A$2:.$A$1001];1;0));&quot;&quot;;&quot;Y&quot;)">
            <text:p/>
          </table:table-cell>
          <table:table-cell table:formula="of:=IF(ISNA(VLOOKUP([.$A744];['SQL 2011'.$A$2:.$A$1001];1;0));&quot;&quot;;&quot;Y&quot;)" office:value-type="string" office:string-value="Y">
            <text:p>Y</text:p>
          </table:table-cell>
          <table:table-cell table:formula="of:=IF(ISNA(VLOOKUP([.$A744];['SQL 2008'.$A$2:.$A$1001];1;0));&quot;&quot;;&quot;Y&quot;)" office:value-type="string" office:string-value="Y">
            <text:p>Y</text:p>
          </table:table-cell>
          <table:table-cell table:formula="of:=IF(ISNA(VLOOKUP([.$A744];['SQL 92'.$A$2:.$A$1001];1;0));&quot;&quot;;&quot;Y&quot;)">
            <text:p/>
          </table:table-cell>
          <table:table-cell table:style-name="ce34" table:formula="of:=IF(ISNA(VLOOKUP([.$A744];['SQLite 3'.$A$2:.$B$1002];1;0));&quot;&quot;;&quot;Y&quot;)">
            <text:p/>
          </table:table-cell>
          <table:table-cell table:style-name="ce34" table:formula="of:=IF(ISNA(VLOOKUP([.$A744];['MySQL 5.7'.$A$2:.$A$832];1;0));&quot;&quot;;&quot;Y&quot;)">
            <text:p/>
          </table:table-cell>
          <table:table-cell table:formula="of:=IF(ISNA(VLOOKUP([.$A744];['Transact-SQL 2012'.$A$2:.$A$1001];1;0));&quot;&quot;;&quot;Y&quot;)">
            <text:p/>
          </table:table-cell>
          <table:table-cell table:formula="of:=IF(ISNA(VLOOKUP([.$A74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TYLE</text:p>
          </table:table-cell>
          <table:table-cell table:formula="of:=IF(ISNA(VLOOKUP([.$A745];['PostgreSQL 9.3'.$A$2:.$A$1001];1;0));&quot;&quot;;&quot;Y&quot;)">
            <text:p/>
          </table:table-cell>
          <table:table-cell table:formula="of:=IF(ISNA(VLOOKUP([.$A745];['SQL 2011'.$A$2:.$A$1001];1;0));&quot;&quot;;&quot;Y&quot;)" office:value-type="string" office:string-value="Y">
            <text:p>Y</text:p>
          </table:table-cell>
          <table:table-cell table:formula="of:=IF(ISNA(VLOOKUP([.$A745];['SQL 2008'.$A$2:.$A$1001];1;0));&quot;&quot;;&quot;Y&quot;)" office:value-type="string" office:string-value="Y">
            <text:p>Y</text:p>
          </table:table-cell>
          <table:table-cell table:formula="of:=IF(ISNA(VLOOKUP([.$A745];['SQL 92'.$A$2:.$A$1001];1;0));&quot;&quot;;&quot;Y&quot;)">
            <text:p/>
          </table:table-cell>
          <table:table-cell table:style-name="ce34" table:formula="of:=IF(ISNA(VLOOKUP([.$A745];['SQLite 3'.$A$2:.$B$1002];1;0));&quot;&quot;;&quot;Y&quot;)">
            <text:p/>
          </table:table-cell>
          <table:table-cell table:style-name="ce34" table:formula="of:=IF(ISNA(VLOOKUP([.$A745];['MySQL 5.7'.$A$2:.$A$832];1;0));&quot;&quot;;&quot;Y&quot;)">
            <text:p/>
          </table:table-cell>
          <table:table-cell table:formula="of:=IF(ISNA(VLOOKUP([.$A745];['Transact-SQL 2012'.$A$2:.$A$1001];1;0));&quot;&quot;;&quot;Y&quot;)">
            <text:p/>
          </table:table-cell>
          <table:table-cell table:formula="of:=IF(ISNA(VLOOKUP([.$A74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UBCLASS_ORIGIN</text:p>
          </table:table-cell>
          <table:table-cell table:formula="of:=IF(ISNA(VLOOKUP([.$A746];['PostgreSQL 9.3'.$A$2:.$A$1001];1;0));&quot;&quot;;&quot;Y&quot;)">
            <text:p/>
          </table:table-cell>
          <table:table-cell table:formula="of:=IF(ISNA(VLOOKUP([.$A746];['SQL 2011'.$A$2:.$A$1001];1;0));&quot;&quot;;&quot;Y&quot;)" office:value-type="string" office:string-value="Y">
            <text:p>Y</text:p>
          </table:table-cell>
          <table:table-cell table:formula="of:=IF(ISNA(VLOOKUP([.$A746];['SQL 2008'.$A$2:.$A$1001];1;0));&quot;&quot;;&quot;Y&quot;)" office:value-type="string" office:string-value="Y">
            <text:p>Y</text:p>
          </table:table-cell>
          <table:table-cell table:formula="of:=IF(ISNA(VLOOKUP([.$A746];['SQL 92'.$A$2:.$A$1001];1;0));&quot;&quot;;&quot;Y&quot;)" office:value-type="string" office:string-value="Y">
            <text:p>Y</text:p>
          </table:table-cell>
          <table:table-cell table:style-name="ce34" table:formula="of:=IF(ISNA(VLOOKUP([.$A746];['SQLite 3'.$A$2:.$B$1002];1;0));&quot;&quot;;&quot;Y&quot;)">
            <text:p/>
          </table:table-cell>
          <table:table-cell table:style-name="ce34" table:formula="of:=IF(ISNA(VLOOKUP([.$A746];['MySQL 5.7'.$A$2:.$A$832];1;0));&quot;&quot;;&quot;Y&quot;)">
            <text:p/>
          </table:table-cell>
          <table:table-cell table:formula="of:=IF(ISNA(VLOOKUP([.$A746];['Transact-SQL 2012'.$A$2:.$A$1001];1;0));&quot;&quot;;&quot;Y&quot;)">
            <text:p/>
          </table:table-cell>
          <table:table-cell table:formula="of:=IF(ISNA(VLOOKUP([.$A74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UBMULTISET</text:p>
          </table:table-cell>
          <table:table-cell table:formula="of:=IF(ISNA(VLOOKUP([.$A747];['PostgreSQL 9.3'.$A$2:.$A$1001];1;0));&quot;&quot;;&quot;Y&quot;)">
            <text:p/>
          </table:table-cell>
          <table:table-cell table:formula="of:=IF(ISNA(VLOOKUP([.$A747];['SQL 2011'.$A$2:.$A$1001];1;0));&quot;&quot;;&quot;Y&quot;)" office:value-type="string" office:string-value="Y">
            <text:p>Y</text:p>
          </table:table-cell>
          <table:table-cell table:formula="of:=IF(ISNA(VLOOKUP([.$A747];['SQL 2008'.$A$2:.$A$1001];1;0));&quot;&quot;;&quot;Y&quot;)" office:value-type="string" office:string-value="Y">
            <text:p>Y</text:p>
          </table:table-cell>
          <table:table-cell table:formula="of:=IF(ISNA(VLOOKUP([.$A747];['SQL 92'.$A$2:.$A$1001];1;0));&quot;&quot;;&quot;Y&quot;)">
            <text:p/>
          </table:table-cell>
          <table:table-cell table:style-name="ce34" table:formula="of:=IF(ISNA(VLOOKUP([.$A747];['SQLite 3'.$A$2:.$B$1002];1;0));&quot;&quot;;&quot;Y&quot;)">
            <text:p/>
          </table:table-cell>
          <table:table-cell table:style-name="ce34" table:formula="of:=IF(ISNA(VLOOKUP([.$A747];['MySQL 5.7'.$A$2:.$A$832];1;0));&quot;&quot;;&quot;Y&quot;)">
            <text:p/>
          </table:table-cell>
          <table:table-cell table:formula="of:=IF(ISNA(VLOOKUP([.$A747];['Transact-SQL 2012'.$A$2:.$A$1001];1;0));&quot;&quot;;&quot;Y&quot;)">
            <text:p/>
          </table:table-cell>
          <table:table-cell table:formula="of:=IF(ISNA(VLOOKUP([.$A74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UBSTRING</text:p>
          </table:table-cell>
          <table:table-cell table:formula="of:=IF(ISNA(VLOOKUP([.$A748];['PostgreSQL 9.3'.$A$2:.$A$1001];1;0));&quot;&quot;;&quot;Y&quot;)" office:value-type="string" office:string-value="Y">
            <text:p>Y</text:p>
          </table:table-cell>
          <table:table-cell table:formula="of:=IF(ISNA(VLOOKUP([.$A748];['SQL 2011'.$A$2:.$A$1001];1;0));&quot;&quot;;&quot;Y&quot;)" office:value-type="string" office:string-value="Y">
            <text:p>Y</text:p>
          </table:table-cell>
          <table:table-cell table:formula="of:=IF(ISNA(VLOOKUP([.$A748];['SQL 2008'.$A$2:.$A$1001];1;0));&quot;&quot;;&quot;Y&quot;)" office:value-type="string" office:string-value="Y">
            <text:p>Y</text:p>
          </table:table-cell>
          <table:table-cell table:formula="of:=IF(ISNA(VLOOKUP([.$A748];['SQL 92'.$A$2:.$A$1001];1;0));&quot;&quot;;&quot;Y&quot;)" office:value-type="string" office:string-value="Y">
            <text:p>Y</text:p>
          </table:table-cell>
          <table:table-cell table:style-name="ce34" table:formula="of:=IF(ISNA(VLOOKUP([.$A748];['SQLite 3'.$A$2:.$B$1002];1;0));&quot;&quot;;&quot;Y&quot;)">
            <text:p/>
          </table:table-cell>
          <table:table-cell table:style-name="ce34" table:formula="of:=IF(ISNA(VLOOKUP([.$A748];['MySQL 5.7'.$A$2:.$A$832];1;0));&quot;&quot;;&quot;Y&quot;)">
            <text:p/>
          </table:table-cell>
          <table:table-cell table:formula="of:=IF(ISNA(VLOOKUP([.$A748];['Transact-SQL 2012'.$A$2:.$A$1001];1;0));&quot;&quot;;&quot;Y&quot;)">
            <text:p/>
          </table:table-cell>
          <table:table-cell table:formula="of:=IF(ISNA(VLOOKUP([.$A748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SUBSTRING_REGEX</text:p>
          </table:table-cell>
          <table:table-cell table:formula="of:=IF(ISNA(VLOOKUP([.$A749];['PostgreSQL 9.3'.$A$2:.$A$1001];1;0));&quot;&quot;;&quot;Y&quot;)">
            <text:p/>
          </table:table-cell>
          <table:table-cell table:formula="of:=IF(ISNA(VLOOKUP([.$A749];['SQL 2011'.$A$2:.$A$1001];1;0));&quot;&quot;;&quot;Y&quot;)" office:value-type="string" office:string-value="Y">
            <text:p>Y</text:p>
          </table:table-cell>
          <table:table-cell table:formula="of:=IF(ISNA(VLOOKUP([.$A749];['SQL 2008'.$A$2:.$A$1001];1;0));&quot;&quot;;&quot;Y&quot;)" office:value-type="string" office:string-value="Y">
            <text:p>Y</text:p>
          </table:table-cell>
          <table:table-cell table:formula="of:=IF(ISNA(VLOOKUP([.$A749];['SQL 92'.$A$2:.$A$1001];1;0));&quot;&quot;;&quot;Y&quot;)">
            <text:p/>
          </table:table-cell>
          <table:table-cell table:style-name="ce34" table:formula="of:=IF(ISNA(VLOOKUP([.$A749];['SQLite 3'.$A$2:.$B$1002];1;0));&quot;&quot;;&quot;Y&quot;)">
            <text:p/>
          </table:table-cell>
          <table:table-cell table:style-name="ce34" table:formula="of:=IF(ISNA(VLOOKUP([.$A749];['MySQL 5.7'.$A$2:.$A$832];1;0));&quot;&quot;;&quot;Y&quot;)">
            <text:p/>
          </table:table-cell>
          <table:table-cell table:formula="of:=IF(ISNA(VLOOKUP([.$A749];['Transact-SQL 2012'.$A$2:.$A$1001];1;0));&quot;&quot;;&quot;Y&quot;)">
            <text:p/>
          </table:table-cell>
          <table:table-cell table:formula="of:=IF(ISNA(VLOOKUP([.$A74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UCCEEDS</text:p>
          </table:table-cell>
          <table:table-cell table:formula="of:=IF(ISNA(VLOOKUP([.$A750];['PostgreSQL 9.3'.$A$2:.$A$1001];1;0));&quot;&quot;;&quot;Y&quot;)">
            <text:p/>
          </table:table-cell>
          <table:table-cell table:formula="of:=IF(ISNA(VLOOKUP([.$A750];['SQL 2011'.$A$2:.$A$1001];1;0));&quot;&quot;;&quot;Y&quot;)" office:value-type="string" office:string-value="Y">
            <text:p>Y</text:p>
          </table:table-cell>
          <table:table-cell table:formula="of:=IF(ISNA(VLOOKUP([.$A750];['SQL 2008'.$A$2:.$A$1001];1;0));&quot;&quot;;&quot;Y&quot;)">
            <text:p/>
          </table:table-cell>
          <table:table-cell table:formula="of:=IF(ISNA(VLOOKUP([.$A750];['SQL 92'.$A$2:.$A$1001];1;0));&quot;&quot;;&quot;Y&quot;)">
            <text:p/>
          </table:table-cell>
          <table:table-cell table:style-name="ce34" table:formula="of:=IF(ISNA(VLOOKUP([.$A750];['SQLite 3'.$A$2:.$B$1002];1;0));&quot;&quot;;&quot;Y&quot;)">
            <text:p/>
          </table:table-cell>
          <table:table-cell table:style-name="ce34" table:formula="of:=IF(ISNA(VLOOKUP([.$A750];['MySQL 5.7'.$A$2:.$A$832];1;0));&quot;&quot;;&quot;Y&quot;)">
            <text:p/>
          </table:table-cell>
          <table:table-cell table:formula="of:=IF(ISNA(VLOOKUP([.$A750];['Transact-SQL 2012'.$A$2:.$A$1001];1;0));&quot;&quot;;&quot;Y&quot;)">
            <text:p/>
          </table:table-cell>
          <table:table-cell table:formula="of:=IF(ISNA(VLOOKUP([.$A75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UM</text:p>
          </table:table-cell>
          <table:table-cell table:formula="of:=IF(ISNA(VLOOKUP([.$A751];['PostgreSQL 9.3'.$A$2:.$A$1001];1;0));&quot;&quot;;&quot;Y&quot;)">
            <text:p/>
          </table:table-cell>
          <table:table-cell table:formula="of:=IF(ISNA(VLOOKUP([.$A751];['SQL 2011'.$A$2:.$A$1001];1;0));&quot;&quot;;&quot;Y&quot;)" office:value-type="string" office:string-value="Y">
            <text:p>Y</text:p>
          </table:table-cell>
          <table:table-cell table:formula="of:=IF(ISNA(VLOOKUP([.$A751];['SQL 2008'.$A$2:.$A$1001];1;0));&quot;&quot;;&quot;Y&quot;)" office:value-type="string" office:string-value="Y">
            <text:p>Y</text:p>
          </table:table-cell>
          <table:table-cell table:formula="of:=IF(ISNA(VLOOKUP([.$A751];['SQL 92'.$A$2:.$A$1001];1;0));&quot;&quot;;&quot;Y&quot;)" office:value-type="string" office:string-value="Y">
            <text:p>Y</text:p>
          </table:table-cell>
          <table:table-cell table:style-name="ce34" table:formula="of:=IF(ISNA(VLOOKUP([.$A751];['SQLite 3'.$A$2:.$B$1002];1;0));&quot;&quot;;&quot;Y&quot;)">
            <text:p/>
          </table:table-cell>
          <table:table-cell table:style-name="ce34" table:formula="of:=IF(ISNA(VLOOKUP([.$A751];['MySQL 5.7'.$A$2:.$A$832];1;0));&quot;&quot;;&quot;Y&quot;)">
            <text:p/>
          </table:table-cell>
          <table:table-cell table:formula="of:=IF(ISNA(VLOOKUP([.$A751];['Transact-SQL 2012'.$A$2:.$A$1001];1;0));&quot;&quot;;&quot;Y&quot;)">
            <text:p/>
          </table:table-cell>
          <table:table-cell table:formula="of:=IF(ISNA(VLOOKUP([.$A75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SYMMETRIC</text:p>
          </table:table-cell>
          <table:table-cell table:formula="of:=IF(ISNA(VLOOKUP([.$A752];['PostgreSQL 9.3'.$A$2:.$A$1001];1;0));&quot;&quot;;&quot;Y&quot;)" office:value-type="string" office:string-value="Y">
            <text:p>Y</text:p>
          </table:table-cell>
          <table:table-cell table:formula="of:=IF(ISNA(VLOOKUP([.$A752];['SQL 2011'.$A$2:.$A$1001];1;0));&quot;&quot;;&quot;Y&quot;)" office:value-type="string" office:string-value="Y">
            <text:p>Y</text:p>
          </table:table-cell>
          <table:table-cell table:formula="of:=IF(ISNA(VLOOKUP([.$A752];['SQL 2008'.$A$2:.$A$1001];1;0));&quot;&quot;;&quot;Y&quot;)" office:value-type="string" office:string-value="Y">
            <text:p>Y</text:p>
          </table:table-cell>
          <table:table-cell table:formula="of:=IF(ISNA(VLOOKUP([.$A752];['SQL 92'.$A$2:.$A$1001];1;0));&quot;&quot;;&quot;Y&quot;)">
            <text:p/>
          </table:table-cell>
          <table:table-cell table:style-name="ce34" table:formula="of:=IF(ISNA(VLOOKUP([.$A752];['SQLite 3'.$A$2:.$B$1002];1;0));&quot;&quot;;&quot;Y&quot;)">
            <text:p/>
          </table:table-cell>
          <table:table-cell table:style-name="ce34" table:formula="of:=IF(ISNA(VLOOKUP([.$A752];['MySQL 5.7'.$A$2:.$A$832];1;0));&quot;&quot;;&quot;Y&quot;)">
            <text:p/>
          </table:table-cell>
          <table:table-cell table:formula="of:=IF(ISNA(VLOOKUP([.$A752];['Transact-SQL 2012'.$A$2:.$A$1001];1;0));&quot;&quot;;&quot;Y&quot;)">
            <text:p/>
          </table:table-cell>
          <table:table-cell table:formula="of:=IF(ISNA(VLOOKUP([.$A75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YSID</text:p>
          </table:table-cell>
          <table:table-cell table:formula="of:=IF(ISNA(VLOOKUP([.$A753];['PostgreSQL 9.3'.$A$2:.$A$1001];1;0));&quot;&quot;;&quot;Y&quot;)" office:value-type="string" office:string-value="Y">
            <text:p>Y</text:p>
          </table:table-cell>
          <table:table-cell table:formula="of:=IF(ISNA(VLOOKUP([.$A753];['SQL 2011'.$A$2:.$A$1001];1;0));&quot;&quot;;&quot;Y&quot;)">
            <text:p/>
          </table:table-cell>
          <table:table-cell table:formula="of:=IF(ISNA(VLOOKUP([.$A753];['SQL 2008'.$A$2:.$A$1001];1;0));&quot;&quot;;&quot;Y&quot;)">
            <text:p/>
          </table:table-cell>
          <table:table-cell table:formula="of:=IF(ISNA(VLOOKUP([.$A753];['SQL 92'.$A$2:.$A$1001];1;0));&quot;&quot;;&quot;Y&quot;)">
            <text:p/>
          </table:table-cell>
          <table:table-cell table:style-name="ce34" table:formula="of:=IF(ISNA(VLOOKUP([.$A753];['SQLite 3'.$A$2:.$B$1002];1;0));&quot;&quot;;&quot;Y&quot;)">
            <text:p/>
          </table:table-cell>
          <table:table-cell table:style-name="ce34" table:formula="of:=IF(ISNA(VLOOKUP([.$A753];['MySQL 5.7'.$A$2:.$A$832];1;0));&quot;&quot;;&quot;Y&quot;)">
            <text:p/>
          </table:table-cell>
          <table:table-cell table:formula="of:=IF(ISNA(VLOOKUP([.$A753];['Transact-SQL 2012'.$A$2:.$A$1001];1;0));&quot;&quot;;&quot;Y&quot;)">
            <text:p/>
          </table:table-cell>
          <table:table-cell table:formula="of:=IF(ISNA(VLOOKUP([.$A75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YSTEM</text:p>
          </table:table-cell>
          <table:table-cell table:formula="of:=IF(ISNA(VLOOKUP([.$A754];['PostgreSQL 9.3'.$A$2:.$A$1001];1;0));&quot;&quot;;&quot;Y&quot;)" office:value-type="string" office:string-value="Y">
            <text:p>Y</text:p>
          </table:table-cell>
          <table:table-cell table:formula="of:=IF(ISNA(VLOOKUP([.$A754];['SQL 2011'.$A$2:.$A$1001];1;0));&quot;&quot;;&quot;Y&quot;)" office:value-type="string" office:string-value="Y">
            <text:p>Y</text:p>
          </table:table-cell>
          <table:table-cell table:formula="of:=IF(ISNA(VLOOKUP([.$A754];['SQL 2008'.$A$2:.$A$1001];1;0));&quot;&quot;;&quot;Y&quot;)" office:value-type="string" office:string-value="Y">
            <text:p>Y</text:p>
          </table:table-cell>
          <table:table-cell table:formula="of:=IF(ISNA(VLOOKUP([.$A754];['SQL 92'.$A$2:.$A$1001];1;0));&quot;&quot;;&quot;Y&quot;)">
            <text:p/>
          </table:table-cell>
          <table:table-cell table:style-name="ce34" table:formula="of:=IF(ISNA(VLOOKUP([.$A754];['SQLite 3'.$A$2:.$B$1002];1;0));&quot;&quot;;&quot;Y&quot;)">
            <text:p/>
          </table:table-cell>
          <table:table-cell table:style-name="ce34" table:formula="of:=IF(ISNA(VLOOKUP([.$A754];['MySQL 5.7'.$A$2:.$A$832];1;0));&quot;&quot;;&quot;Y&quot;)">
            <text:p/>
          </table:table-cell>
          <table:table-cell table:formula="of:=IF(ISNA(VLOOKUP([.$A754];['Transact-SQL 2012'.$A$2:.$A$1001];1;0));&quot;&quot;;&quot;Y&quot;)">
            <text:p/>
          </table:table-cell>
          <table:table-cell table:formula="of:=IF(ISNA(VLOOKUP([.$A75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YSTEM_TIME</text:p>
          </table:table-cell>
          <table:table-cell table:formula="of:=IF(ISNA(VLOOKUP([.$A755];['PostgreSQL 9.3'.$A$2:.$A$1001];1;0));&quot;&quot;;&quot;Y&quot;)">
            <text:p/>
          </table:table-cell>
          <table:table-cell table:formula="of:=IF(ISNA(VLOOKUP([.$A755];['SQL 2011'.$A$2:.$A$1001];1;0));&quot;&quot;;&quot;Y&quot;)" office:value-type="string" office:string-value="Y">
            <text:p>Y</text:p>
          </table:table-cell>
          <table:table-cell table:formula="of:=IF(ISNA(VLOOKUP([.$A755];['SQL 2008'.$A$2:.$A$1001];1;0));&quot;&quot;;&quot;Y&quot;)">
            <text:p/>
          </table:table-cell>
          <table:table-cell table:formula="of:=IF(ISNA(VLOOKUP([.$A755];['SQL 92'.$A$2:.$A$1001];1;0));&quot;&quot;;&quot;Y&quot;)">
            <text:p/>
          </table:table-cell>
          <table:table-cell table:style-name="ce34" table:formula="of:=IF(ISNA(VLOOKUP([.$A755];['SQLite 3'.$A$2:.$B$1002];1;0));&quot;&quot;;&quot;Y&quot;)">
            <text:p/>
          </table:table-cell>
          <table:table-cell table:style-name="ce34" table:formula="of:=IF(ISNA(VLOOKUP([.$A755];['MySQL 5.7'.$A$2:.$A$832];1;0));&quot;&quot;;&quot;Y&quot;)">
            <text:p/>
          </table:table-cell>
          <table:table-cell table:formula="of:=IF(ISNA(VLOOKUP([.$A755];['Transact-SQL 2012'.$A$2:.$A$1001];1;0));&quot;&quot;;&quot;Y&quot;)">
            <text:p/>
          </table:table-cell>
          <table:table-cell table:formula="of:=IF(ISNA(VLOOKUP([.$A75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SYSTEM_USER</text:p>
          </table:table-cell>
          <table:table-cell table:formula="of:=IF(ISNA(VLOOKUP([.$A756];['PostgreSQL 9.3'.$A$2:.$A$1001];1;0));&quot;&quot;;&quot;Y&quot;)">
            <text:p/>
          </table:table-cell>
          <table:table-cell table:formula="of:=IF(ISNA(VLOOKUP([.$A756];['SQL 2011'.$A$2:.$A$1001];1;0));&quot;&quot;;&quot;Y&quot;)" office:value-type="string" office:string-value="Y">
            <text:p>Y</text:p>
          </table:table-cell>
          <table:table-cell table:formula="of:=IF(ISNA(VLOOKUP([.$A756];['SQL 2008'.$A$2:.$A$1001];1;0));&quot;&quot;;&quot;Y&quot;)" office:value-type="string" office:string-value="Y">
            <text:p>Y</text:p>
          </table:table-cell>
          <table:table-cell table:formula="of:=IF(ISNA(VLOOKUP([.$A756];['SQL 92'.$A$2:.$A$1001];1;0));&quot;&quot;;&quot;Y&quot;)" office:value-type="string" office:string-value="Y">
            <text:p>Y</text:p>
          </table:table-cell>
          <table:table-cell table:style-name="ce34" table:formula="of:=IF(ISNA(VLOOKUP([.$A756];['SQLite 3'.$A$2:.$B$1002];1;0));&quot;&quot;;&quot;Y&quot;)">
            <text:p/>
          </table:table-cell>
          <table:table-cell table:style-name="ce34" table:formula="of:=IF(ISNA(VLOOKUP([.$A756];['MySQL 5.7'.$A$2:.$A$832];1;0));&quot;&quot;;&quot;Y&quot;)">
            <text:p/>
          </table:table-cell>
          <table:table-cell table:formula="of:=IF(ISNA(VLOOKUP([.$A756];['Transact-SQL 2012'.$A$2:.$A$1001];1;0));&quot;&quot;;&quot;Y&quot;)" office:value-type="string" office:string-value="Y">
            <text:p>Y</text:p>
          </table:table-cell>
          <table:table-cell table:formula="of:=IF(ISNA(VLOOKUP([.$A756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T</text:p>
          </table:table-cell>
          <table:table-cell table:formula="of:=IF(ISNA(VLOOKUP([.$A757];['PostgreSQL 9.3'.$A$2:.$A$1001];1;0));&quot;&quot;;&quot;Y&quot;)">
            <text:p/>
          </table:table-cell>
          <table:table-cell table:formula="of:=IF(ISNA(VLOOKUP([.$A757];['SQL 2011'.$A$2:.$A$1001];1;0));&quot;&quot;;&quot;Y&quot;)" office:value-type="string" office:string-value="Y">
            <text:p>Y</text:p>
          </table:table-cell>
          <table:table-cell table:formula="of:=IF(ISNA(VLOOKUP([.$A757];['SQL 2008'.$A$2:.$A$1001];1;0));&quot;&quot;;&quot;Y&quot;)" office:value-type="string" office:string-value="Y">
            <text:p>Y</text:p>
          </table:table-cell>
          <table:table-cell table:formula="of:=IF(ISNA(VLOOKUP([.$A757];['SQL 92'.$A$2:.$A$1001];1;0));&quot;&quot;;&quot;Y&quot;)">
            <text:p/>
          </table:table-cell>
          <table:table-cell table:style-name="ce34" table:formula="of:=IF(ISNA(VLOOKUP([.$A757];['SQLite 3'.$A$2:.$B$1002];1;0));&quot;&quot;;&quot;Y&quot;)">
            <text:p/>
          </table:table-cell>
          <table:table-cell table:style-name="ce34" table:formula="of:=IF(ISNA(VLOOKUP([.$A757];['MySQL 5.7'.$A$2:.$A$832];1;0));&quot;&quot;;&quot;Y&quot;)">
            <text:p/>
          </table:table-cell>
          <table:table-cell table:formula="of:=IF(ISNA(VLOOKUP([.$A757];['Transact-SQL 2012'.$A$2:.$A$1001];1;0));&quot;&quot;;&quot;Y&quot;)">
            <text:p/>
          </table:table-cell>
          <table:table-cell table:formula="of:=IF(ISNA(VLOOKUP([.$A75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ABLE</text:p>
          </table:table-cell>
          <table:table-cell table:formula="of:=IF(ISNA(VLOOKUP([.$A758];['PostgreSQL 9.3'.$A$2:.$A$1001];1;0));&quot;&quot;;&quot;Y&quot;)" office:value-type="string" office:string-value="Y">
            <text:p>Y</text:p>
          </table:table-cell>
          <table:table-cell table:formula="of:=IF(ISNA(VLOOKUP([.$A758];['SQL 2011'.$A$2:.$A$1001];1;0));&quot;&quot;;&quot;Y&quot;)" office:value-type="string" office:string-value="Y">
            <text:p>Y</text:p>
          </table:table-cell>
          <table:table-cell table:formula="of:=IF(ISNA(VLOOKUP([.$A758];['SQL 2008'.$A$2:.$A$1001];1;0));&quot;&quot;;&quot;Y&quot;)" office:value-type="string" office:string-value="Y">
            <text:p>Y</text:p>
          </table:table-cell>
          <table:table-cell table:formula="of:=IF(ISNA(VLOOKUP([.$A758];['SQL 92'.$A$2:.$A$1001];1;0));&quot;&quot;;&quot;Y&quot;)" office:value-type="string" office:string-value="Y">
            <text:p>Y</text:p>
          </table:table-cell>
          <table:table-cell table:style-name="ce34" table:formula="of:=IF(ISNA(VLOOKUP([.$A758];['SQLite 3'.$A$2:.$B$1002];1;0));&quot;&quot;;&quot;Y&quot;)" office:value-type="string" office:string-value="Y">
            <text:p>Y</text:p>
          </table:table-cell>
          <table:table-cell table:style-name="ce34" table:formula="of:=IF(ISNA(VLOOKUP([.$A758];['MySQL 5.7'.$A$2:.$A$832];1;0));&quot;&quot;;&quot;Y&quot;)" office:value-type="string" office:string-value="Y">
            <text:p>Y</text:p>
          </table:table-cell>
          <table:table-cell table:formula="of:=IF(ISNA(VLOOKUP([.$A758];['Transact-SQL 2012'.$A$2:.$A$1001];1;0));&quot;&quot;;&quot;Y&quot;)" office:value-type="string" office:string-value="Y">
            <text:p>Y</text:p>
          </table:table-cell>
          <table:table-cell table:formula="of:=IF(ISNA(VLOOKUP([.$A758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TABLE_NAME</text:p>
          </table:table-cell>
          <table:table-cell table:formula="of:=IF(ISNA(VLOOKUP([.$A759];['PostgreSQL 9.3'.$A$2:.$A$1001];1;0));&quot;&quot;;&quot;Y&quot;)">
            <text:p/>
          </table:table-cell>
          <table:table-cell table:formula="of:=IF(ISNA(VLOOKUP([.$A759];['SQL 2011'.$A$2:.$A$1001];1;0));&quot;&quot;;&quot;Y&quot;)" office:value-type="string" office:string-value="Y">
            <text:p>Y</text:p>
          </table:table-cell>
          <table:table-cell table:formula="of:=IF(ISNA(VLOOKUP([.$A759];['SQL 2008'.$A$2:.$A$1001];1;0));&quot;&quot;;&quot;Y&quot;)" office:value-type="string" office:string-value="Y">
            <text:p>Y</text:p>
          </table:table-cell>
          <table:table-cell table:formula="of:=IF(ISNA(VLOOKUP([.$A759];['SQL 92'.$A$2:.$A$1001];1;0));&quot;&quot;;&quot;Y&quot;)" office:value-type="string" office:string-value="Y">
            <text:p>Y</text:p>
          </table:table-cell>
          <table:table-cell table:style-name="ce34" table:formula="of:=IF(ISNA(VLOOKUP([.$A759];['SQLite 3'.$A$2:.$B$1002];1;0));&quot;&quot;;&quot;Y&quot;)">
            <text:p/>
          </table:table-cell>
          <table:table-cell table:style-name="ce34" table:formula="of:=IF(ISNA(VLOOKUP([.$A759];['MySQL 5.7'.$A$2:.$A$832];1;0));&quot;&quot;;&quot;Y&quot;)">
            <text:p/>
          </table:table-cell>
          <table:table-cell table:formula="of:=IF(ISNA(VLOOKUP([.$A759];['Transact-SQL 2012'.$A$2:.$A$1001];1;0));&quot;&quot;;&quot;Y&quot;)">
            <text:p/>
          </table:table-cell>
          <table:table-cell table:formula="of:=IF(ISNA(VLOOKUP([.$A75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ABLES</text:p>
          </table:table-cell>
          <table:table-cell table:formula="of:=IF(ISNA(VLOOKUP([.$A760];['PostgreSQL 9.3'.$A$2:.$A$1001];1;0));&quot;&quot;;&quot;Y&quot;)" office:value-type="string" office:string-value="Y">
            <text:p>Y</text:p>
          </table:table-cell>
          <table:table-cell table:formula="of:=IF(ISNA(VLOOKUP([.$A760];['SQL 2011'.$A$2:.$A$1001];1;0));&quot;&quot;;&quot;Y&quot;)">
            <text:p/>
          </table:table-cell>
          <table:table-cell table:formula="of:=IF(ISNA(VLOOKUP([.$A760];['SQL 2008'.$A$2:.$A$1001];1;0));&quot;&quot;;&quot;Y&quot;)">
            <text:p/>
          </table:table-cell>
          <table:table-cell table:formula="of:=IF(ISNA(VLOOKUP([.$A760];['SQL 92'.$A$2:.$A$1001];1;0));&quot;&quot;;&quot;Y&quot;)">
            <text:p/>
          </table:table-cell>
          <table:table-cell table:style-name="ce34" table:formula="of:=IF(ISNA(VLOOKUP([.$A760];['SQLite 3'.$A$2:.$B$1002];1;0));&quot;&quot;;&quot;Y&quot;)">
            <text:p/>
          </table:table-cell>
          <table:table-cell table:style-name="ce34" table:formula="of:=IF(ISNA(VLOOKUP([.$A760];['MySQL 5.7'.$A$2:.$A$832];1;0));&quot;&quot;;&quot;Y&quot;)">
            <text:p/>
          </table:table-cell>
          <table:table-cell table:formula="of:=IF(ISNA(VLOOKUP([.$A760];['Transact-SQL 2012'.$A$2:.$A$1001];1;0));&quot;&quot;;&quot;Y&quot;)">
            <text:p/>
          </table:table-cell>
          <table:table-cell table:formula="of:=IF(ISNA(VLOOKUP([.$A76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ABLESAMPLE</text:p>
          </table:table-cell>
          <table:table-cell table:formula="of:=IF(ISNA(VLOOKUP([.$A761];['PostgreSQL 9.3'.$A$2:.$A$1001];1;0));&quot;&quot;;&quot;Y&quot;)">
            <text:p/>
          </table:table-cell>
          <table:table-cell table:formula="of:=IF(ISNA(VLOOKUP([.$A761];['SQL 2011'.$A$2:.$A$1001];1;0));&quot;&quot;;&quot;Y&quot;)" office:value-type="string" office:string-value="Y">
            <text:p>Y</text:p>
          </table:table-cell>
          <table:table-cell table:formula="of:=IF(ISNA(VLOOKUP([.$A761];['SQL 2008'.$A$2:.$A$1001];1;0));&quot;&quot;;&quot;Y&quot;)" office:value-type="string" office:string-value="Y">
            <text:p>Y</text:p>
          </table:table-cell>
          <table:table-cell table:formula="of:=IF(ISNA(VLOOKUP([.$A761];['SQL 92'.$A$2:.$A$1001];1;0));&quot;&quot;;&quot;Y&quot;)">
            <text:p/>
          </table:table-cell>
          <table:table-cell table:style-name="ce34" table:formula="of:=IF(ISNA(VLOOKUP([.$A761];['SQLite 3'.$A$2:.$B$1002];1;0));&quot;&quot;;&quot;Y&quot;)">
            <text:p/>
          </table:table-cell>
          <table:table-cell table:style-name="ce34" table:formula="of:=IF(ISNA(VLOOKUP([.$A761];['MySQL 5.7'.$A$2:.$A$832];1;0));&quot;&quot;;&quot;Y&quot;)">
            <text:p/>
          </table:table-cell>
          <table:table-cell table:formula="of:=IF(ISNA(VLOOKUP([.$A761];['Transact-SQL 2012'.$A$2:.$A$1001];1;0));&quot;&quot;;&quot;Y&quot;)" office:value-type="string" office:string-value="Y">
            <text:p>Y</text:p>
          </table:table-cell>
          <table:table-cell table:formula="of:=IF(ISNA(VLOOKUP([.$A76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ABLESPACE</text:p>
          </table:table-cell>
          <table:table-cell table:formula="of:=IF(ISNA(VLOOKUP([.$A762];['PostgreSQL 9.3'.$A$2:.$A$1001];1;0));&quot;&quot;;&quot;Y&quot;)" office:value-type="string" office:string-value="Y">
            <text:p>Y</text:p>
          </table:table-cell>
          <table:table-cell table:formula="of:=IF(ISNA(VLOOKUP([.$A762];['SQL 2011'.$A$2:.$A$1001];1;0));&quot;&quot;;&quot;Y&quot;)">
            <text:p/>
          </table:table-cell>
          <table:table-cell table:formula="of:=IF(ISNA(VLOOKUP([.$A762];['SQL 2008'.$A$2:.$A$1001];1;0));&quot;&quot;;&quot;Y&quot;)">
            <text:p/>
          </table:table-cell>
          <table:table-cell table:formula="of:=IF(ISNA(VLOOKUP([.$A762];['SQL 92'.$A$2:.$A$1001];1;0));&quot;&quot;;&quot;Y&quot;)">
            <text:p/>
          </table:table-cell>
          <table:table-cell table:style-name="ce34" table:formula="of:=IF(ISNA(VLOOKUP([.$A762];['SQLite 3'.$A$2:.$B$1002];1;0));&quot;&quot;;&quot;Y&quot;)">
            <text:p/>
          </table:table-cell>
          <table:table-cell table:style-name="ce34" table:formula="of:=IF(ISNA(VLOOKUP([.$A762];['MySQL 5.7'.$A$2:.$A$832];1;0));&quot;&quot;;&quot;Y&quot;)">
            <text:p/>
          </table:table-cell>
          <table:table-cell table:formula="of:=IF(ISNA(VLOOKUP([.$A762];['Transact-SQL 2012'.$A$2:.$A$1001];1;0));&quot;&quot;;&quot;Y&quot;)">
            <text:p/>
          </table:table-cell>
          <table:table-cell table:formula="of:=IF(ISNA(VLOOKUP([.$A76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EMP</text:p>
          </table:table-cell>
          <table:table-cell table:formula="of:=IF(ISNA(VLOOKUP([.$A763];['PostgreSQL 9.3'.$A$2:.$A$1001];1;0));&quot;&quot;;&quot;Y&quot;)" office:value-type="string" office:string-value="Y">
            <text:p>Y</text:p>
          </table:table-cell>
          <table:table-cell table:formula="of:=IF(ISNA(VLOOKUP([.$A763];['SQL 2011'.$A$2:.$A$1001];1;0));&quot;&quot;;&quot;Y&quot;)">
            <text:p/>
          </table:table-cell>
          <table:table-cell table:formula="of:=IF(ISNA(VLOOKUP([.$A763];['SQL 2008'.$A$2:.$A$1001];1;0));&quot;&quot;;&quot;Y&quot;)">
            <text:p/>
          </table:table-cell>
          <table:table-cell table:formula="of:=IF(ISNA(VLOOKUP([.$A763];['SQL 92'.$A$2:.$A$1001];1;0));&quot;&quot;;&quot;Y&quot;)">
            <text:p/>
          </table:table-cell>
          <table:table-cell table:style-name="ce34" table:formula="of:=IF(ISNA(VLOOKUP([.$A763];['SQLite 3'.$A$2:.$B$1002];1;0));&quot;&quot;;&quot;Y&quot;)" office:value-type="string" office:string-value="Y">
            <text:p>Y</text:p>
          </table:table-cell>
          <table:table-cell table:style-name="ce34" table:formula="of:=IF(ISNA(VLOOKUP([.$A763];['MySQL 5.7'.$A$2:.$A$832];1;0));&quot;&quot;;&quot;Y&quot;)">
            <text:p/>
          </table:table-cell>
          <table:table-cell table:formula="of:=IF(ISNA(VLOOKUP([.$A763];['Transact-SQL 2012'.$A$2:.$A$1001];1;0));&quot;&quot;;&quot;Y&quot;)">
            <text:p/>
          </table:table-cell>
          <table:table-cell table:formula="of:=IF(ISNA(VLOOKUP([.$A76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EMPLATE</text:p>
          </table:table-cell>
          <table:table-cell table:formula="of:=IF(ISNA(VLOOKUP([.$A764];['PostgreSQL 9.3'.$A$2:.$A$1001];1;0));&quot;&quot;;&quot;Y&quot;)" office:value-type="string" office:string-value="Y">
            <text:p>Y</text:p>
          </table:table-cell>
          <table:table-cell table:formula="of:=IF(ISNA(VLOOKUP([.$A764];['SQL 2011'.$A$2:.$A$1001];1;0));&quot;&quot;;&quot;Y&quot;)">
            <text:p/>
          </table:table-cell>
          <table:table-cell table:formula="of:=IF(ISNA(VLOOKUP([.$A764];['SQL 2008'.$A$2:.$A$1001];1;0));&quot;&quot;;&quot;Y&quot;)">
            <text:p/>
          </table:table-cell>
          <table:table-cell table:formula="of:=IF(ISNA(VLOOKUP([.$A764];['SQL 92'.$A$2:.$A$1001];1;0));&quot;&quot;;&quot;Y&quot;)">
            <text:p/>
          </table:table-cell>
          <table:table-cell table:style-name="ce34" table:formula="of:=IF(ISNA(VLOOKUP([.$A764];['SQLite 3'.$A$2:.$B$1002];1;0));&quot;&quot;;&quot;Y&quot;)">
            <text:p/>
          </table:table-cell>
          <table:table-cell table:style-name="ce34" table:formula="of:=IF(ISNA(VLOOKUP([.$A764];['MySQL 5.7'.$A$2:.$A$832];1;0));&quot;&quot;;&quot;Y&quot;)">
            <text:p/>
          </table:table-cell>
          <table:table-cell table:formula="of:=IF(ISNA(VLOOKUP([.$A764];['Transact-SQL 2012'.$A$2:.$A$1001];1;0));&quot;&quot;;&quot;Y&quot;)">
            <text:p/>
          </table:table-cell>
          <table:table-cell table:formula="of:=IF(ISNA(VLOOKUP([.$A76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EMPORARY</text:p>
          </table:table-cell>
          <table:table-cell table:formula="of:=IF(ISNA(VLOOKUP([.$A765];['PostgreSQL 9.3'.$A$2:.$A$1001];1;0));&quot;&quot;;&quot;Y&quot;)" office:value-type="string" office:string-value="Y">
            <text:p>Y</text:p>
          </table:table-cell>
          <table:table-cell table:formula="of:=IF(ISNA(VLOOKUP([.$A765];['SQL 2011'.$A$2:.$A$1001];1;0));&quot;&quot;;&quot;Y&quot;)" office:value-type="string" office:string-value="Y">
            <text:p>Y</text:p>
          </table:table-cell>
          <table:table-cell table:formula="of:=IF(ISNA(VLOOKUP([.$A765];['SQL 2008'.$A$2:.$A$1001];1;0));&quot;&quot;;&quot;Y&quot;)" office:value-type="string" office:string-value="Y">
            <text:p>Y</text:p>
          </table:table-cell>
          <table:table-cell table:formula="of:=IF(ISNA(VLOOKUP([.$A765];['SQL 92'.$A$2:.$A$1001];1;0));&quot;&quot;;&quot;Y&quot;)" office:value-type="string" office:string-value="Y">
            <text:p>Y</text:p>
          </table:table-cell>
          <table:table-cell table:style-name="ce34" table:formula="of:=IF(ISNA(VLOOKUP([.$A765];['SQLite 3'.$A$2:.$B$1002];1;0));&quot;&quot;;&quot;Y&quot;)" office:value-type="string" office:string-value="Y">
            <text:p>Y</text:p>
          </table:table-cell>
          <table:table-cell table:style-name="ce34" table:formula="of:=IF(ISNA(VLOOKUP([.$A765];['MySQL 5.7'.$A$2:.$A$832];1;0));&quot;&quot;;&quot;Y&quot;)">
            <text:p/>
          </table:table-cell>
          <table:table-cell table:formula="of:=IF(ISNA(VLOOKUP([.$A765];['Transact-SQL 2012'.$A$2:.$A$1001];1;0));&quot;&quot;;&quot;Y&quot;)">
            <text:p/>
          </table:table-cell>
          <table:table-cell table:formula="of:=IF(ISNA(VLOOKUP([.$A765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TERMINATED</text:p>
          </table:table-cell>
          <table:table-cell table:formula="of:=IF(ISNA(VLOOKUP([.$A766];['PostgreSQL 9.3'.$A$2:.$A$1001];1;0));&quot;&quot;;&quot;Y&quot;)">
            <text:p/>
          </table:table-cell>
          <table:table-cell table:formula="of:=IF(ISNA(VLOOKUP([.$A766];['SQL 2011'.$A$2:.$A$1001];1;0));&quot;&quot;;&quot;Y&quot;)">
            <text:p/>
          </table:table-cell>
          <table:table-cell table:formula="of:=IF(ISNA(VLOOKUP([.$A766];['SQL 2008'.$A$2:.$A$1001];1;0));&quot;&quot;;&quot;Y&quot;)">
            <text:p/>
          </table:table-cell>
          <table:table-cell table:formula="of:=IF(ISNA(VLOOKUP([.$A766];['SQL 92'.$A$2:.$A$1001];1;0));&quot;&quot;;&quot;Y&quot;)">
            <text:p/>
          </table:table-cell>
          <table:table-cell table:style-name="ce34" table:formula="of:=IF(ISNA(VLOOKUP([.$A766];['SQLite 3'.$A$2:.$B$1002];1;0));&quot;&quot;;&quot;Y&quot;)">
            <text:p/>
          </table:table-cell>
          <table:table-cell table:style-name="ce34" table:formula="of:=IF(ISNA(VLOOKUP([.$A766];['MySQL 5.7'.$A$2:.$A$832];1;0));&quot;&quot;;&quot;Y&quot;)" office:value-type="string" office:string-value="Y">
            <text:p>Y</text:p>
          </table:table-cell>
          <table:table-cell table:formula="of:=IF(ISNA(VLOOKUP([.$A766];['Transact-SQL 2012'.$A$2:.$A$1001];1;0));&quot;&quot;;&quot;Y&quot;)">
            <text:p/>
          </table:table-cell>
          <table:table-cell table:formula="of:=IF(ISNA(VLOOKUP([.$A76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EXT</text:p>
          </table:table-cell>
          <table:table-cell table:formula="of:=IF(ISNA(VLOOKUP([.$A767];['PostgreSQL 9.3'.$A$2:.$A$1001];1;0));&quot;&quot;;&quot;Y&quot;)" office:value-type="string" office:string-value="Y">
            <text:p>Y</text:p>
          </table:table-cell>
          <table:table-cell table:formula="of:=IF(ISNA(VLOOKUP([.$A767];['SQL 2011'.$A$2:.$A$1001];1;0));&quot;&quot;;&quot;Y&quot;)">
            <text:p/>
          </table:table-cell>
          <table:table-cell table:formula="of:=IF(ISNA(VLOOKUP([.$A767];['SQL 2008'.$A$2:.$A$1001];1;0));&quot;&quot;;&quot;Y&quot;)">
            <text:p/>
          </table:table-cell>
          <table:table-cell table:formula="of:=IF(ISNA(VLOOKUP([.$A767];['SQL 92'.$A$2:.$A$1001];1;0));&quot;&quot;;&quot;Y&quot;)">
            <text:p/>
          </table:table-cell>
          <table:table-cell table:style-name="ce34" table:formula="of:=IF(ISNA(VLOOKUP([.$A767];['SQLite 3'.$A$2:.$B$1002];1;0));&quot;&quot;;&quot;Y&quot;)">
            <text:p/>
          </table:table-cell>
          <table:table-cell table:style-name="ce34" table:formula="of:=IF(ISNA(VLOOKUP([.$A767];['MySQL 5.7'.$A$2:.$A$832];1;0));&quot;&quot;;&quot;Y&quot;)">
            <text:p/>
          </table:table-cell>
          <table:table-cell table:formula="of:=IF(ISNA(VLOOKUP([.$A767];['Transact-SQL 2012'.$A$2:.$A$1001];1;0));&quot;&quot;;&quot;Y&quot;)">
            <text:p/>
          </table:table-cell>
          <table:table-cell table:formula="of:=IF(ISNA(VLOOKUP([.$A767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TEXTSIZE</text:p>
          </table:table-cell>
          <table:table-cell table:formula="of:=IF(ISNA(VLOOKUP([.$A768];['PostgreSQL 9.3'.$A$2:.$A$1001];1;0));&quot;&quot;;&quot;Y&quot;)">
            <text:p/>
          </table:table-cell>
          <table:table-cell table:formula="of:=IF(ISNA(VLOOKUP([.$A768];['SQL 2011'.$A$2:.$A$1001];1;0));&quot;&quot;;&quot;Y&quot;)">
            <text:p/>
          </table:table-cell>
          <table:table-cell table:formula="of:=IF(ISNA(VLOOKUP([.$A768];['SQL 2008'.$A$2:.$A$1001];1;0));&quot;&quot;;&quot;Y&quot;)">
            <text:p/>
          </table:table-cell>
          <table:table-cell table:formula="of:=IF(ISNA(VLOOKUP([.$A768];['SQL 92'.$A$2:.$A$1001];1;0));&quot;&quot;;&quot;Y&quot;)">
            <text:p/>
          </table:table-cell>
          <table:table-cell table:style-name="ce34" table:formula="of:=IF(ISNA(VLOOKUP([.$A768];['SQLite 3'.$A$2:.$B$1002];1;0));&quot;&quot;;&quot;Y&quot;)">
            <text:p/>
          </table:table-cell>
          <table:table-cell table:style-name="ce34" table:formula="of:=IF(ISNA(VLOOKUP([.$A768];['MySQL 5.7'.$A$2:.$A$832];1;0));&quot;&quot;;&quot;Y&quot;)">
            <text:p/>
          </table:table-cell>
          <table:table-cell table:formula="of:=IF(ISNA(VLOOKUP([.$A768];['Transact-SQL 2012'.$A$2:.$A$1001];1;0));&quot;&quot;;&quot;Y&quot;)" office:value-type="string" office:string-value="Y">
            <text:p>Y</text:p>
          </table:table-cell>
          <table:table-cell table:formula="of:=IF(ISNA(VLOOKUP([.$A76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HEN</text:p>
          </table:table-cell>
          <table:table-cell table:formula="of:=IF(ISNA(VLOOKUP([.$A769];['PostgreSQL 9.3'.$A$2:.$A$1001];1;0));&quot;&quot;;&quot;Y&quot;)" office:value-type="string" office:string-value="Y">
            <text:p>Y</text:p>
          </table:table-cell>
          <table:table-cell table:formula="of:=IF(ISNA(VLOOKUP([.$A769];['SQL 2011'.$A$2:.$A$1001];1;0));&quot;&quot;;&quot;Y&quot;)" office:value-type="string" office:string-value="Y">
            <text:p>Y</text:p>
          </table:table-cell>
          <table:table-cell table:formula="of:=IF(ISNA(VLOOKUP([.$A769];['SQL 2008'.$A$2:.$A$1001];1;0));&quot;&quot;;&quot;Y&quot;)" office:value-type="string" office:string-value="Y">
            <text:p>Y</text:p>
          </table:table-cell>
          <table:table-cell table:formula="of:=IF(ISNA(VLOOKUP([.$A769];['SQL 92'.$A$2:.$A$1001];1;0));&quot;&quot;;&quot;Y&quot;)" office:value-type="string" office:string-value="Y">
            <text:p>Y</text:p>
          </table:table-cell>
          <table:table-cell table:style-name="ce34" table:formula="of:=IF(ISNA(VLOOKUP([.$A769];['SQLite 3'.$A$2:.$B$1002];1;0));&quot;&quot;;&quot;Y&quot;)" office:value-type="string" office:string-value="Y">
            <text:p>Y</text:p>
          </table:table-cell>
          <table:table-cell table:style-name="ce34" table:formula="of:=IF(ISNA(VLOOKUP([.$A769];['MySQL 5.7'.$A$2:.$A$832];1;0));&quot;&quot;;&quot;Y&quot;)" office:value-type="string" office:string-value="Y">
            <text:p>Y</text:p>
          </table:table-cell>
          <table:table-cell table:formula="of:=IF(ISNA(VLOOKUP([.$A769];['Transact-SQL 2012'.$A$2:.$A$1001];1;0));&quot;&quot;;&quot;Y&quot;)" office:value-type="string" office:string-value="Y">
            <text:p>Y</text:p>
          </table:table-cell>
          <table:table-cell table:formula="of:=IF(ISNA(VLOOKUP([.$A769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TIES</text:p>
          </table:table-cell>
          <table:table-cell table:formula="of:=IF(ISNA(VLOOKUP([.$A770];['PostgreSQL 9.3'.$A$2:.$A$1001];1;0));&quot;&quot;;&quot;Y&quot;)">
            <text:p/>
          </table:table-cell>
          <table:table-cell table:formula="of:=IF(ISNA(VLOOKUP([.$A770];['SQL 2011'.$A$2:.$A$1001];1;0));&quot;&quot;;&quot;Y&quot;)" office:value-type="string" office:string-value="Y">
            <text:p>Y</text:p>
          </table:table-cell>
          <table:table-cell table:formula="of:=IF(ISNA(VLOOKUP([.$A770];['SQL 2008'.$A$2:.$A$1001];1;0));&quot;&quot;;&quot;Y&quot;)" office:value-type="string" office:string-value="Y">
            <text:p>Y</text:p>
          </table:table-cell>
          <table:table-cell table:formula="of:=IF(ISNA(VLOOKUP([.$A770];['SQL 92'.$A$2:.$A$1001];1;0));&quot;&quot;;&quot;Y&quot;)">
            <text:p/>
          </table:table-cell>
          <table:table-cell table:style-name="ce34" table:formula="of:=IF(ISNA(VLOOKUP([.$A770];['SQLite 3'.$A$2:.$B$1002];1;0));&quot;&quot;;&quot;Y&quot;)">
            <text:p/>
          </table:table-cell>
          <table:table-cell table:style-name="ce34" table:formula="of:=IF(ISNA(VLOOKUP([.$A770];['MySQL 5.7'.$A$2:.$A$832];1;0));&quot;&quot;;&quot;Y&quot;)">
            <text:p/>
          </table:table-cell>
          <table:table-cell table:formula="of:=IF(ISNA(VLOOKUP([.$A770];['Transact-SQL 2012'.$A$2:.$A$1001];1;0));&quot;&quot;;&quot;Y&quot;)">
            <text:p/>
          </table:table-cell>
          <table:table-cell table:formula="of:=IF(ISNA(VLOOKUP([.$A77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IME</text:p>
          </table:table-cell>
          <table:table-cell table:formula="of:=IF(ISNA(VLOOKUP([.$A771];['PostgreSQL 9.3'.$A$2:.$A$1001];1;0));&quot;&quot;;&quot;Y&quot;)" office:value-type="string" office:string-value="Y">
            <text:p>Y</text:p>
          </table:table-cell>
          <table:table-cell table:formula="of:=IF(ISNA(VLOOKUP([.$A771];['SQL 2011'.$A$2:.$A$1001];1;0));&quot;&quot;;&quot;Y&quot;)" office:value-type="string" office:string-value="Y">
            <text:p>Y</text:p>
          </table:table-cell>
          <table:table-cell table:formula="of:=IF(ISNA(VLOOKUP([.$A771];['SQL 2008'.$A$2:.$A$1001];1;0));&quot;&quot;;&quot;Y&quot;)" office:value-type="string" office:string-value="Y">
            <text:p>Y</text:p>
          </table:table-cell>
          <table:table-cell table:formula="of:=IF(ISNA(VLOOKUP([.$A771];['SQL 92'.$A$2:.$A$1001];1;0));&quot;&quot;;&quot;Y&quot;)" office:value-type="string" office:string-value="Y">
            <text:p>Y</text:p>
          </table:table-cell>
          <table:table-cell table:style-name="ce34" table:formula="of:=IF(ISNA(VLOOKUP([.$A771];['SQLite 3'.$A$2:.$B$1002];1;0));&quot;&quot;;&quot;Y&quot;)">
            <text:p/>
          </table:table-cell>
          <table:table-cell table:style-name="ce34" table:formula="of:=IF(ISNA(VLOOKUP([.$A771];['MySQL 5.7'.$A$2:.$A$832];1;0));&quot;&quot;;&quot;Y&quot;)">
            <text:p/>
          </table:table-cell>
          <table:table-cell table:formula="of:=IF(ISNA(VLOOKUP([.$A771];['Transact-SQL 2012'.$A$2:.$A$1001];1;0));&quot;&quot;;&quot;Y&quot;)">
            <text:p/>
          </table:table-cell>
          <table:table-cell table:formula="of:=IF(ISNA(VLOOKUP([.$A77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TIMESTAMP</text:p>
          </table:table-cell>
          <table:table-cell table:formula="of:=IF(ISNA(VLOOKUP([.$A772];['PostgreSQL 9.3'.$A$2:.$A$1001];1;0));&quot;&quot;;&quot;Y&quot;)" office:value-type="string" office:string-value="Y">
            <text:p>Y</text:p>
          </table:table-cell>
          <table:table-cell table:formula="of:=IF(ISNA(VLOOKUP([.$A772];['SQL 2011'.$A$2:.$A$1001];1;0));&quot;&quot;;&quot;Y&quot;)" office:value-type="string" office:string-value="Y">
            <text:p>Y</text:p>
          </table:table-cell>
          <table:table-cell table:formula="of:=IF(ISNA(VLOOKUP([.$A772];['SQL 2008'.$A$2:.$A$1001];1;0));&quot;&quot;;&quot;Y&quot;)" office:value-type="string" office:string-value="Y">
            <text:p>Y</text:p>
          </table:table-cell>
          <table:table-cell table:formula="of:=IF(ISNA(VLOOKUP([.$A772];['SQL 92'.$A$2:.$A$1001];1;0));&quot;&quot;;&quot;Y&quot;)" office:value-type="string" office:string-value="Y">
            <text:p>Y</text:p>
          </table:table-cell>
          <table:table-cell table:style-name="ce34" table:formula="of:=IF(ISNA(VLOOKUP([.$A772];['SQLite 3'.$A$2:.$B$1002];1;0));&quot;&quot;;&quot;Y&quot;)">
            <text:p/>
          </table:table-cell>
          <table:table-cell table:style-name="ce34" table:formula="of:=IF(ISNA(VLOOKUP([.$A772];['MySQL 5.7'.$A$2:.$A$832];1;0));&quot;&quot;;&quot;Y&quot;)">
            <text:p/>
          </table:table-cell>
          <table:table-cell table:formula="of:=IF(ISNA(VLOOKUP([.$A772];['Transact-SQL 2012'.$A$2:.$A$1001];1;0));&quot;&quot;;&quot;Y&quot;)">
            <text:p/>
          </table:table-cell>
          <table:table-cell table:formula="of:=IF(ISNA(VLOOKUP([.$A77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TIMEZONE_HOUR</text:p>
          </table:table-cell>
          <table:table-cell table:formula="of:=IF(ISNA(VLOOKUP([.$A773];['PostgreSQL 9.3'.$A$2:.$A$1001];1;0));&quot;&quot;;&quot;Y&quot;)">
            <text:p/>
          </table:table-cell>
          <table:table-cell table:formula="of:=IF(ISNA(VLOOKUP([.$A773];['SQL 2011'.$A$2:.$A$1001];1;0));&quot;&quot;;&quot;Y&quot;)" office:value-type="string" office:string-value="Y">
            <text:p>Y</text:p>
          </table:table-cell>
          <table:table-cell table:formula="of:=IF(ISNA(VLOOKUP([.$A773];['SQL 2008'.$A$2:.$A$1001];1;0));&quot;&quot;;&quot;Y&quot;)" office:value-type="string" office:string-value="Y">
            <text:p>Y</text:p>
          </table:table-cell>
          <table:table-cell table:formula="of:=IF(ISNA(VLOOKUP([.$A773];['SQL 92'.$A$2:.$A$1001];1;0));&quot;&quot;;&quot;Y&quot;)" office:value-type="string" office:string-value="Y">
            <text:p>Y</text:p>
          </table:table-cell>
          <table:table-cell table:style-name="ce34" table:formula="of:=IF(ISNA(VLOOKUP([.$A773];['SQLite 3'.$A$2:.$B$1002];1;0));&quot;&quot;;&quot;Y&quot;)">
            <text:p/>
          </table:table-cell>
          <table:table-cell table:style-name="ce34" table:formula="of:=IF(ISNA(VLOOKUP([.$A773];['MySQL 5.7'.$A$2:.$A$832];1;0));&quot;&quot;;&quot;Y&quot;)">
            <text:p/>
          </table:table-cell>
          <table:table-cell table:formula="of:=IF(ISNA(VLOOKUP([.$A773];['Transact-SQL 2012'.$A$2:.$A$1001];1;0));&quot;&quot;;&quot;Y&quot;)">
            <text:p/>
          </table:table-cell>
          <table:table-cell table:formula="of:=IF(ISNA(VLOOKUP([.$A773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TIMEZONE_MINUTE</text:p>
          </table:table-cell>
          <table:table-cell table:formula="of:=IF(ISNA(VLOOKUP([.$A774];['PostgreSQL 9.3'.$A$2:.$A$1001];1;0));&quot;&quot;;&quot;Y&quot;)">
            <text:p/>
          </table:table-cell>
          <table:table-cell table:formula="of:=IF(ISNA(VLOOKUP([.$A774];['SQL 2011'.$A$2:.$A$1001];1;0));&quot;&quot;;&quot;Y&quot;)" office:value-type="string" office:string-value="Y">
            <text:p>Y</text:p>
          </table:table-cell>
          <table:table-cell table:formula="of:=IF(ISNA(VLOOKUP([.$A774];['SQL 2008'.$A$2:.$A$1001];1;0));&quot;&quot;;&quot;Y&quot;)" office:value-type="string" office:string-value="Y">
            <text:p>Y</text:p>
          </table:table-cell>
          <table:table-cell table:formula="of:=IF(ISNA(VLOOKUP([.$A774];['SQL 92'.$A$2:.$A$1001];1;0));&quot;&quot;;&quot;Y&quot;)" office:value-type="string" office:string-value="Y">
            <text:p>Y</text:p>
          </table:table-cell>
          <table:table-cell table:style-name="ce34" table:formula="of:=IF(ISNA(VLOOKUP([.$A774];['SQLite 3'.$A$2:.$B$1002];1;0));&quot;&quot;;&quot;Y&quot;)">
            <text:p/>
          </table:table-cell>
          <table:table-cell table:style-name="ce34" table:formula="of:=IF(ISNA(VLOOKUP([.$A774];['MySQL 5.7'.$A$2:.$A$832];1;0));&quot;&quot;;&quot;Y&quot;)">
            <text:p/>
          </table:table-cell>
          <table:table-cell table:formula="of:=IF(ISNA(VLOOKUP([.$A774];['Transact-SQL 2012'.$A$2:.$A$1001];1;0));&quot;&quot;;&quot;Y&quot;)">
            <text:p/>
          </table:table-cell>
          <table:table-cell table:formula="of:=IF(ISNA(VLOOKUP([.$A77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TINYBLOB</text:p>
          </table:table-cell>
          <table:table-cell table:formula="of:=IF(ISNA(VLOOKUP([.$A775];['PostgreSQL 9.3'.$A$2:.$A$1001];1;0));&quot;&quot;;&quot;Y&quot;)">
            <text:p/>
          </table:table-cell>
          <table:table-cell table:formula="of:=IF(ISNA(VLOOKUP([.$A775];['SQL 2011'.$A$2:.$A$1001];1;0));&quot;&quot;;&quot;Y&quot;)">
            <text:p/>
          </table:table-cell>
          <table:table-cell table:formula="of:=IF(ISNA(VLOOKUP([.$A775];['SQL 2008'.$A$2:.$A$1001];1;0));&quot;&quot;;&quot;Y&quot;)">
            <text:p/>
          </table:table-cell>
          <table:table-cell table:formula="of:=IF(ISNA(VLOOKUP([.$A775];['SQL 92'.$A$2:.$A$1001];1;0));&quot;&quot;;&quot;Y&quot;)">
            <text:p/>
          </table:table-cell>
          <table:table-cell table:style-name="ce34" table:formula="of:=IF(ISNA(VLOOKUP([.$A775];['SQLite 3'.$A$2:.$B$1002];1;0));&quot;&quot;;&quot;Y&quot;)">
            <text:p/>
          </table:table-cell>
          <table:table-cell table:style-name="ce34" table:formula="of:=IF(ISNA(VLOOKUP([.$A775];['MySQL 5.7'.$A$2:.$A$832];1;0));&quot;&quot;;&quot;Y&quot;)" office:value-type="string" office:string-value="Y">
            <text:p>Y</text:p>
          </table:table-cell>
          <table:table-cell table:formula="of:=IF(ISNA(VLOOKUP([.$A775];['Transact-SQL 2012'.$A$2:.$A$1001];1;0));&quot;&quot;;&quot;Y&quot;)">
            <text:p/>
          </table:table-cell>
          <table:table-cell table:formula="of:=IF(ISNA(VLOOKUP([.$A775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TINYINT</text:p>
          </table:table-cell>
          <table:table-cell table:formula="of:=IF(ISNA(VLOOKUP([.$A776];['PostgreSQL 9.3'.$A$2:.$A$1001];1;0));&quot;&quot;;&quot;Y&quot;)">
            <text:p/>
          </table:table-cell>
          <table:table-cell table:formula="of:=IF(ISNA(VLOOKUP([.$A776];['SQL 2011'.$A$2:.$A$1001];1;0));&quot;&quot;;&quot;Y&quot;)">
            <text:p/>
          </table:table-cell>
          <table:table-cell table:formula="of:=IF(ISNA(VLOOKUP([.$A776];['SQL 2008'.$A$2:.$A$1001];1;0));&quot;&quot;;&quot;Y&quot;)">
            <text:p/>
          </table:table-cell>
          <table:table-cell table:formula="of:=IF(ISNA(VLOOKUP([.$A776];['SQL 92'.$A$2:.$A$1001];1;0));&quot;&quot;;&quot;Y&quot;)">
            <text:p/>
          </table:table-cell>
          <table:table-cell table:style-name="ce34" table:formula="of:=IF(ISNA(VLOOKUP([.$A776];['SQLite 3'.$A$2:.$B$1002];1;0));&quot;&quot;;&quot;Y&quot;)">
            <text:p/>
          </table:table-cell>
          <table:table-cell table:style-name="ce34" table:formula="of:=IF(ISNA(VLOOKUP([.$A776];['MySQL 5.7'.$A$2:.$A$832];1;0));&quot;&quot;;&quot;Y&quot;)" office:value-type="string" office:string-value="Y">
            <text:p>Y</text:p>
          </table:table-cell>
          <table:table-cell table:formula="of:=IF(ISNA(VLOOKUP([.$A776];['Transact-SQL 2012'.$A$2:.$A$1001];1;0));&quot;&quot;;&quot;Y&quot;)">
            <text:p/>
          </table:table-cell>
          <table:table-cell table:formula="of:=IF(ISNA(VLOOKUP([.$A776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TINYTEXT</text:p>
          </table:table-cell>
          <table:table-cell table:formula="of:=IF(ISNA(VLOOKUP([.$A777];['PostgreSQL 9.3'.$A$2:.$A$1001];1;0));&quot;&quot;;&quot;Y&quot;)">
            <text:p/>
          </table:table-cell>
          <table:table-cell table:formula="of:=IF(ISNA(VLOOKUP([.$A777];['SQL 2011'.$A$2:.$A$1001];1;0));&quot;&quot;;&quot;Y&quot;)">
            <text:p/>
          </table:table-cell>
          <table:table-cell table:formula="of:=IF(ISNA(VLOOKUP([.$A777];['SQL 2008'.$A$2:.$A$1001];1;0));&quot;&quot;;&quot;Y&quot;)">
            <text:p/>
          </table:table-cell>
          <table:table-cell table:formula="of:=IF(ISNA(VLOOKUP([.$A777];['SQL 92'.$A$2:.$A$1001];1;0));&quot;&quot;;&quot;Y&quot;)">
            <text:p/>
          </table:table-cell>
          <table:table-cell table:style-name="ce34" table:formula="of:=IF(ISNA(VLOOKUP([.$A777];['SQLite 3'.$A$2:.$B$1002];1;0));&quot;&quot;;&quot;Y&quot;)">
            <text:p/>
          </table:table-cell>
          <table:table-cell table:style-name="ce34" table:formula="of:=IF(ISNA(VLOOKUP([.$A777];['MySQL 5.7'.$A$2:.$A$832];1;0));&quot;&quot;;&quot;Y&quot;)" office:value-type="string" office:string-value="Y">
            <text:p>Y</text:p>
          </table:table-cell>
          <table:table-cell table:formula="of:=IF(ISNA(VLOOKUP([.$A777];['Transact-SQL 2012'.$A$2:.$A$1001];1;0));&quot;&quot;;&quot;Y&quot;)">
            <text:p/>
          </table:table-cell>
          <table:table-cell table:formula="of:=IF(ISNA(VLOOKUP([.$A77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O</text:p>
          </table:table-cell>
          <table:table-cell table:formula="of:=IF(ISNA(VLOOKUP([.$A778];['PostgreSQL 9.3'.$A$2:.$A$1001];1;0));&quot;&quot;;&quot;Y&quot;)" office:value-type="string" office:string-value="Y">
            <text:p>Y</text:p>
          </table:table-cell>
          <table:table-cell table:formula="of:=IF(ISNA(VLOOKUP([.$A778];['SQL 2011'.$A$2:.$A$1001];1;0));&quot;&quot;;&quot;Y&quot;)" office:value-type="string" office:string-value="Y">
            <text:p>Y</text:p>
          </table:table-cell>
          <table:table-cell table:formula="of:=IF(ISNA(VLOOKUP([.$A778];['SQL 2008'.$A$2:.$A$1001];1;0));&quot;&quot;;&quot;Y&quot;)" office:value-type="string" office:string-value="Y">
            <text:p>Y</text:p>
          </table:table-cell>
          <table:table-cell table:formula="of:=IF(ISNA(VLOOKUP([.$A778];['SQL 92'.$A$2:.$A$1001];1;0));&quot;&quot;;&quot;Y&quot;)" office:value-type="string" office:string-value="Y">
            <text:p>Y</text:p>
          </table:table-cell>
          <table:table-cell table:style-name="ce34" table:formula="of:=IF(ISNA(VLOOKUP([.$A778];['SQLite 3'.$A$2:.$B$1002];1;0));&quot;&quot;;&quot;Y&quot;)" office:value-type="string" office:string-value="Y">
            <text:p>Y</text:p>
          </table:table-cell>
          <table:table-cell table:style-name="ce34" table:formula="of:=IF(ISNA(VLOOKUP([.$A778];['MySQL 5.7'.$A$2:.$A$832];1;0));&quot;&quot;;&quot;Y&quot;)" office:value-type="string" office:string-value="Y">
            <text:p>Y</text:p>
          </table:table-cell>
          <table:table-cell table:formula="of:=IF(ISNA(VLOOKUP([.$A778];['Transact-SQL 2012'.$A$2:.$A$1001];1;0));&quot;&quot;;&quot;Y&quot;)" office:value-type="string" office:string-value="Y">
            <text:p>Y</text:p>
          </table:table-cell>
          <table:table-cell table:formula="of:=IF(ISNA(VLOOKUP([.$A778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TOKEN</text:p>
          </table:table-cell>
          <table:table-cell table:formula="of:=IF(ISNA(VLOOKUP([.$A779];['PostgreSQL 9.3'.$A$2:.$A$1001];1;0));&quot;&quot;;&quot;Y&quot;)">
            <text:p/>
          </table:table-cell>
          <table:table-cell table:formula="of:=IF(ISNA(VLOOKUP([.$A779];['SQL 2011'.$A$2:.$A$1001];1;0));&quot;&quot;;&quot;Y&quot;)" office:value-type="string" office:string-value="Y">
            <text:p>Y</text:p>
          </table:table-cell>
          <table:table-cell table:formula="of:=IF(ISNA(VLOOKUP([.$A779];['SQL 2008'.$A$2:.$A$1001];1;0));&quot;&quot;;&quot;Y&quot;)" office:value-type="string" office:string-value="Y">
            <text:p>Y</text:p>
          </table:table-cell>
          <table:table-cell table:formula="of:=IF(ISNA(VLOOKUP([.$A779];['SQL 92'.$A$2:.$A$1001];1;0));&quot;&quot;;&quot;Y&quot;)">
            <text:p/>
          </table:table-cell>
          <table:table-cell table:style-name="ce34" table:formula="of:=IF(ISNA(VLOOKUP([.$A779];['SQLite 3'.$A$2:.$B$1002];1;0));&quot;&quot;;&quot;Y&quot;)">
            <text:p/>
          </table:table-cell>
          <table:table-cell table:style-name="ce34" table:formula="of:=IF(ISNA(VLOOKUP([.$A779];['MySQL 5.7'.$A$2:.$A$832];1;0));&quot;&quot;;&quot;Y&quot;)">
            <text:p/>
          </table:table-cell>
          <table:table-cell table:formula="of:=IF(ISNA(VLOOKUP([.$A779];['Transact-SQL 2012'.$A$2:.$A$1001];1;0));&quot;&quot;;&quot;Y&quot;)">
            <text:p/>
          </table:table-cell>
          <table:table-cell table:formula="of:=IF(ISNA(VLOOKUP([.$A779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TOP</text:p>
          </table:table-cell>
          <table:table-cell table:formula="of:=IF(ISNA(VLOOKUP([.$A780];['PostgreSQL 9.3'.$A$2:.$A$1001];1;0));&quot;&quot;;&quot;Y&quot;)">
            <text:p/>
          </table:table-cell>
          <table:table-cell table:formula="of:=IF(ISNA(VLOOKUP([.$A780];['SQL 2011'.$A$2:.$A$1001];1;0));&quot;&quot;;&quot;Y&quot;)">
            <text:p/>
          </table:table-cell>
          <table:table-cell table:formula="of:=IF(ISNA(VLOOKUP([.$A780];['SQL 2008'.$A$2:.$A$1001];1;0));&quot;&quot;;&quot;Y&quot;)">
            <text:p/>
          </table:table-cell>
          <table:table-cell table:formula="of:=IF(ISNA(VLOOKUP([.$A780];['SQL 92'.$A$2:.$A$1001];1;0));&quot;&quot;;&quot;Y&quot;)">
            <text:p/>
          </table:table-cell>
          <table:table-cell table:style-name="ce34" table:formula="of:=IF(ISNA(VLOOKUP([.$A780];['SQLite 3'.$A$2:.$B$1002];1;0));&quot;&quot;;&quot;Y&quot;)">
            <text:p/>
          </table:table-cell>
          <table:table-cell table:style-name="ce34" table:formula="of:=IF(ISNA(VLOOKUP([.$A780];['MySQL 5.7'.$A$2:.$A$832];1;0));&quot;&quot;;&quot;Y&quot;)">
            <text:p/>
          </table:table-cell>
          <table:table-cell table:formula="of:=IF(ISNA(VLOOKUP([.$A780];['Transact-SQL 2012'.$A$2:.$A$1001];1;0));&quot;&quot;;&quot;Y&quot;)" office:value-type="string" office:string-value="Y">
            <text:p>Y</text:p>
          </table:table-cell>
          <table:table-cell table:formula="of:=IF(ISNA(VLOOKUP([.$A78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OP_LEVEL_COUNT</text:p>
          </table:table-cell>
          <table:table-cell table:formula="of:=IF(ISNA(VLOOKUP([.$A781];['PostgreSQL 9.3'.$A$2:.$A$1001];1;0));&quot;&quot;;&quot;Y&quot;)">
            <text:p/>
          </table:table-cell>
          <table:table-cell table:formula="of:=IF(ISNA(VLOOKUP([.$A781];['SQL 2011'.$A$2:.$A$1001];1;0));&quot;&quot;;&quot;Y&quot;)" office:value-type="string" office:string-value="Y">
            <text:p>Y</text:p>
          </table:table-cell>
          <table:table-cell table:formula="of:=IF(ISNA(VLOOKUP([.$A781];['SQL 2008'.$A$2:.$A$1001];1;0));&quot;&quot;;&quot;Y&quot;)" office:value-type="string" office:string-value="Y">
            <text:p>Y</text:p>
          </table:table-cell>
          <table:table-cell table:formula="of:=IF(ISNA(VLOOKUP([.$A781];['SQL 92'.$A$2:.$A$1001];1;0));&quot;&quot;;&quot;Y&quot;)">
            <text:p/>
          </table:table-cell>
          <table:table-cell table:style-name="ce34" table:formula="of:=IF(ISNA(VLOOKUP([.$A781];['SQLite 3'.$A$2:.$B$1002];1;0));&quot;&quot;;&quot;Y&quot;)">
            <text:p/>
          </table:table-cell>
          <table:table-cell table:style-name="ce34" table:formula="of:=IF(ISNA(VLOOKUP([.$A781];['MySQL 5.7'.$A$2:.$A$832];1;0));&quot;&quot;;&quot;Y&quot;)">
            <text:p/>
          </table:table-cell>
          <table:table-cell table:formula="of:=IF(ISNA(VLOOKUP([.$A781];['Transact-SQL 2012'.$A$2:.$A$1001];1;0));&quot;&quot;;&quot;Y&quot;)">
            <text:p/>
          </table:table-cell>
          <table:table-cell table:formula="of:=IF(ISNA(VLOOKUP([.$A78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RAILING</text:p>
          </table:table-cell>
          <table:table-cell table:formula="of:=IF(ISNA(VLOOKUP([.$A782];['PostgreSQL 9.3'.$A$2:.$A$1001];1;0));&quot;&quot;;&quot;Y&quot;)" office:value-type="string" office:string-value="Y">
            <text:p>Y</text:p>
          </table:table-cell>
          <table:table-cell table:formula="of:=IF(ISNA(VLOOKUP([.$A782];['SQL 2011'.$A$2:.$A$1001];1;0));&quot;&quot;;&quot;Y&quot;)" office:value-type="string" office:string-value="Y">
            <text:p>Y</text:p>
          </table:table-cell>
          <table:table-cell table:formula="of:=IF(ISNA(VLOOKUP([.$A782];['SQL 2008'.$A$2:.$A$1001];1;0));&quot;&quot;;&quot;Y&quot;)" office:value-type="string" office:string-value="Y">
            <text:p>Y</text:p>
          </table:table-cell>
          <table:table-cell table:formula="of:=IF(ISNA(VLOOKUP([.$A782];['SQL 92'.$A$2:.$A$1001];1;0));&quot;&quot;;&quot;Y&quot;)" office:value-type="string" office:string-value="Y">
            <text:p>Y</text:p>
          </table:table-cell>
          <table:table-cell table:style-name="ce34" table:formula="of:=IF(ISNA(VLOOKUP([.$A782];['SQLite 3'.$A$2:.$B$1002];1;0));&quot;&quot;;&quot;Y&quot;)">
            <text:p/>
          </table:table-cell>
          <table:table-cell table:style-name="ce34" table:formula="of:=IF(ISNA(VLOOKUP([.$A782];['MySQL 5.7'.$A$2:.$A$832];1;0));&quot;&quot;;&quot;Y&quot;)" office:value-type="string" office:string-value="Y">
            <text:p>Y</text:p>
          </table:table-cell>
          <table:table-cell table:formula="of:=IF(ISNA(VLOOKUP([.$A782];['Transact-SQL 2012'.$A$2:.$A$1001];1;0));&quot;&quot;;&quot;Y&quot;)">
            <text:p/>
          </table:table-cell>
          <table:table-cell table:formula="of:=IF(ISNA(VLOOKUP([.$A78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TRAN</text:p>
          </table:table-cell>
          <table:table-cell table:formula="of:=IF(ISNA(VLOOKUP([.$A783];['PostgreSQL 9.3'.$A$2:.$A$1001];1;0));&quot;&quot;;&quot;Y&quot;)">
            <text:p/>
          </table:table-cell>
          <table:table-cell table:formula="of:=IF(ISNA(VLOOKUP([.$A783];['SQL 2011'.$A$2:.$A$1001];1;0));&quot;&quot;;&quot;Y&quot;)">
            <text:p/>
          </table:table-cell>
          <table:table-cell table:formula="of:=IF(ISNA(VLOOKUP([.$A783];['SQL 2008'.$A$2:.$A$1001];1;0));&quot;&quot;;&quot;Y&quot;)">
            <text:p/>
          </table:table-cell>
          <table:table-cell table:formula="of:=IF(ISNA(VLOOKUP([.$A783];['SQL 92'.$A$2:.$A$1001];1;0));&quot;&quot;;&quot;Y&quot;)">
            <text:p/>
          </table:table-cell>
          <table:table-cell table:style-name="ce34" table:formula="of:=IF(ISNA(VLOOKUP([.$A783];['SQLite 3'.$A$2:.$B$1002];1;0));&quot;&quot;;&quot;Y&quot;)">
            <text:p/>
          </table:table-cell>
          <table:table-cell table:style-name="ce34" table:formula="of:=IF(ISNA(VLOOKUP([.$A783];['MySQL 5.7'.$A$2:.$A$832];1;0));&quot;&quot;;&quot;Y&quot;)">
            <text:p/>
          </table:table-cell>
          <table:table-cell table:formula="of:=IF(ISNA(VLOOKUP([.$A783];['Transact-SQL 2012'.$A$2:.$A$1001];1;0));&quot;&quot;;&quot;Y&quot;)" office:value-type="string" office:string-value="Y">
            <text:p>Y</text:p>
          </table:table-cell>
          <table:table-cell table:formula="of:=IF(ISNA(VLOOKUP([.$A78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RANSACTION</text:p>
          </table:table-cell>
          <table:table-cell table:formula="of:=IF(ISNA(VLOOKUP([.$A784];['PostgreSQL 9.3'.$A$2:.$A$1001];1;0));&quot;&quot;;&quot;Y&quot;)" office:value-type="string" office:string-value="Y">
            <text:p>Y</text:p>
          </table:table-cell>
          <table:table-cell table:formula="of:=IF(ISNA(VLOOKUP([.$A784];['SQL 2011'.$A$2:.$A$1001];1;0));&quot;&quot;;&quot;Y&quot;)" office:value-type="string" office:string-value="Y">
            <text:p>Y</text:p>
          </table:table-cell>
          <table:table-cell table:formula="of:=IF(ISNA(VLOOKUP([.$A784];['SQL 2008'.$A$2:.$A$1001];1;0));&quot;&quot;;&quot;Y&quot;)" office:value-type="string" office:string-value="Y">
            <text:p>Y</text:p>
          </table:table-cell>
          <table:table-cell table:formula="of:=IF(ISNA(VLOOKUP([.$A784];['SQL 92'.$A$2:.$A$1001];1;0));&quot;&quot;;&quot;Y&quot;)" office:value-type="string" office:string-value="Y">
            <text:p>Y</text:p>
          </table:table-cell>
          <table:table-cell table:style-name="ce34" table:formula="of:=IF(ISNA(VLOOKUP([.$A784];['SQLite 3'.$A$2:.$B$1002];1;0));&quot;&quot;;&quot;Y&quot;)" office:value-type="string" office:string-value="Y">
            <text:p>Y</text:p>
          </table:table-cell>
          <table:table-cell table:style-name="ce34" table:formula="of:=IF(ISNA(VLOOKUP([.$A784];['MySQL 5.7'.$A$2:.$A$832];1;0));&quot;&quot;;&quot;Y&quot;)">
            <text:p/>
          </table:table-cell>
          <table:table-cell table:formula="of:=IF(ISNA(VLOOKUP([.$A784];['Transact-SQL 2012'.$A$2:.$A$1001];1;0));&quot;&quot;;&quot;Y&quot;)" office:value-type="string" office:string-value="Y">
            <text:p>Y</text:p>
          </table:table-cell>
          <table:table-cell table:formula="of:=IF(ISNA(VLOOKUP([.$A78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TRANSACTION_ACTIVE</text:p>
          </table:table-cell>
          <table:table-cell table:formula="of:=IF(ISNA(VLOOKUP([.$A785];['PostgreSQL 9.3'.$A$2:.$A$1001];1;0));&quot;&quot;;&quot;Y&quot;)">
            <text:p/>
          </table:table-cell>
          <table:table-cell table:formula="of:=IF(ISNA(VLOOKUP([.$A785];['SQL 2011'.$A$2:.$A$1001];1;0));&quot;&quot;;&quot;Y&quot;)" office:value-type="string" office:string-value="Y">
            <text:p>Y</text:p>
          </table:table-cell>
          <table:table-cell table:formula="of:=IF(ISNA(VLOOKUP([.$A785];['SQL 2008'.$A$2:.$A$1001];1;0));&quot;&quot;;&quot;Y&quot;)" office:value-type="string" office:string-value="Y">
            <text:p>Y</text:p>
          </table:table-cell>
          <table:table-cell table:formula="of:=IF(ISNA(VLOOKUP([.$A785];['SQL 92'.$A$2:.$A$1001];1;0));&quot;&quot;;&quot;Y&quot;)">
            <text:p/>
          </table:table-cell>
          <table:table-cell table:style-name="ce34" table:formula="of:=IF(ISNA(VLOOKUP([.$A785];['SQLite 3'.$A$2:.$B$1002];1;0));&quot;&quot;;&quot;Y&quot;)">
            <text:p/>
          </table:table-cell>
          <table:table-cell table:style-name="ce34" table:formula="of:=IF(ISNA(VLOOKUP([.$A785];['MySQL 5.7'.$A$2:.$A$832];1;0));&quot;&quot;;&quot;Y&quot;)">
            <text:p/>
          </table:table-cell>
          <table:table-cell table:formula="of:=IF(ISNA(VLOOKUP([.$A785];['Transact-SQL 2012'.$A$2:.$A$1001];1;0));&quot;&quot;;&quot;Y&quot;)">
            <text:p/>
          </table:table-cell>
          <table:table-cell table:formula="of:=IF(ISNA(VLOOKUP([.$A785];[ODBC.$A$2:.$A$1001];1;0));&quot;&quot;;&quot;Y&quot;)">
            <text:p/>
          </table:table-cell>
          <table:table-cell table:number-columns-repeated="1014"/>
        </table:table-row>
        <table:table-row table:style-name="ro4">
          <table:table-cell table:style-name="ce26" office:value-type="string">
            <text:p>TRANSACTIONS_COMMITTED</text:p>
          </table:table-cell>
          <table:table-cell table:formula="of:=IF(ISNA(VLOOKUP([.$A786];['PostgreSQL 9.3'.$A$2:.$A$1001];1;0));&quot;&quot;;&quot;Y&quot;)">
            <text:p/>
          </table:table-cell>
          <table:table-cell table:formula="of:=IF(ISNA(VLOOKUP([.$A786];['SQL 2011'.$A$2:.$A$1001];1;0));&quot;&quot;;&quot;Y&quot;)" office:value-type="string" office:string-value="Y">
            <text:p>Y</text:p>
          </table:table-cell>
          <table:table-cell table:formula="of:=IF(ISNA(VLOOKUP([.$A786];['SQL 2008'.$A$2:.$A$1001];1;0));&quot;&quot;;&quot;Y&quot;)" office:value-type="string" office:string-value="Y">
            <text:p>Y</text:p>
          </table:table-cell>
          <table:table-cell table:formula="of:=IF(ISNA(VLOOKUP([.$A786];['SQL 92'.$A$2:.$A$1001];1;0));&quot;&quot;;&quot;Y&quot;)">
            <text:p/>
          </table:table-cell>
          <table:table-cell table:style-name="ce34" table:formula="of:=IF(ISNA(VLOOKUP([.$A786];['SQLite 3'.$A$2:.$B$1002];1;0));&quot;&quot;;&quot;Y&quot;)">
            <text:p/>
          </table:table-cell>
          <table:table-cell table:style-name="ce34" table:formula="of:=IF(ISNA(VLOOKUP([.$A786];['MySQL 5.7'.$A$2:.$A$832];1;0));&quot;&quot;;&quot;Y&quot;)">
            <text:p/>
          </table:table-cell>
          <table:table-cell table:formula="of:=IF(ISNA(VLOOKUP([.$A786];['Transact-SQL 2012'.$A$2:.$A$1001];1;0));&quot;&quot;;&quot;Y&quot;)">
            <text:p/>
          </table:table-cell>
          <table:table-cell table:formula="of:=IF(ISNA(VLOOKUP([.$A786];[ODBC.$A$2:.$A$1001];1;0));&quot;&quot;;&quot;Y&quot;)">
            <text:p/>
          </table:table-cell>
          <table:table-cell table:number-columns-repeated="1014"/>
        </table:table-row>
        <table:table-row table:style-name="ro4">
          <table:table-cell table:style-name="ce26" office:value-type="string">
            <text:p>TRANSACTIONS_ROLLED_BACK</text:p>
          </table:table-cell>
          <table:table-cell table:formula="of:=IF(ISNA(VLOOKUP([.$A787];['PostgreSQL 9.3'.$A$2:.$A$1001];1;0));&quot;&quot;;&quot;Y&quot;)">
            <text:p/>
          </table:table-cell>
          <table:table-cell table:formula="of:=IF(ISNA(VLOOKUP([.$A787];['SQL 2011'.$A$2:.$A$1001];1;0));&quot;&quot;;&quot;Y&quot;)" office:value-type="string" office:string-value="Y">
            <text:p>Y</text:p>
          </table:table-cell>
          <table:table-cell table:formula="of:=IF(ISNA(VLOOKUP([.$A787];['SQL 2008'.$A$2:.$A$1001];1;0));&quot;&quot;;&quot;Y&quot;)" office:value-type="string" office:string-value="Y">
            <text:p>Y</text:p>
          </table:table-cell>
          <table:table-cell table:formula="of:=IF(ISNA(VLOOKUP([.$A787];['SQL 92'.$A$2:.$A$1001];1;0));&quot;&quot;;&quot;Y&quot;)">
            <text:p/>
          </table:table-cell>
          <table:table-cell table:style-name="ce34" table:formula="of:=IF(ISNA(VLOOKUP([.$A787];['SQLite 3'.$A$2:.$B$1002];1;0));&quot;&quot;;&quot;Y&quot;)">
            <text:p/>
          </table:table-cell>
          <table:table-cell table:style-name="ce34" table:formula="of:=IF(ISNA(VLOOKUP([.$A787];['MySQL 5.7'.$A$2:.$A$832];1;0));&quot;&quot;;&quot;Y&quot;)">
            <text:p/>
          </table:table-cell>
          <table:table-cell table:formula="of:=IF(ISNA(VLOOKUP([.$A787];['Transact-SQL 2012'.$A$2:.$A$1001];1;0));&quot;&quot;;&quot;Y&quot;)">
            <text:p/>
          </table:table-cell>
          <table:table-cell table:formula="of:=IF(ISNA(VLOOKUP([.$A78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RANSFORM</text:p>
          </table:table-cell>
          <table:table-cell table:formula="of:=IF(ISNA(VLOOKUP([.$A788];['PostgreSQL 9.3'.$A$2:.$A$1001];1;0));&quot;&quot;;&quot;Y&quot;)">
            <text:p/>
          </table:table-cell>
          <table:table-cell table:formula="of:=IF(ISNA(VLOOKUP([.$A788];['SQL 2011'.$A$2:.$A$1001];1;0));&quot;&quot;;&quot;Y&quot;)" office:value-type="string" office:string-value="Y">
            <text:p>Y</text:p>
          </table:table-cell>
          <table:table-cell table:formula="of:=IF(ISNA(VLOOKUP([.$A788];['SQL 2008'.$A$2:.$A$1001];1;0));&quot;&quot;;&quot;Y&quot;)" office:value-type="string" office:string-value="Y">
            <text:p>Y</text:p>
          </table:table-cell>
          <table:table-cell table:formula="of:=IF(ISNA(VLOOKUP([.$A788];['SQL 92'.$A$2:.$A$1001];1;0));&quot;&quot;;&quot;Y&quot;)">
            <text:p/>
          </table:table-cell>
          <table:table-cell table:style-name="ce34" table:formula="of:=IF(ISNA(VLOOKUP([.$A788];['SQLite 3'.$A$2:.$B$1002];1;0));&quot;&quot;;&quot;Y&quot;)">
            <text:p/>
          </table:table-cell>
          <table:table-cell table:style-name="ce34" table:formula="of:=IF(ISNA(VLOOKUP([.$A788];['MySQL 5.7'.$A$2:.$A$832];1;0));&quot;&quot;;&quot;Y&quot;)">
            <text:p/>
          </table:table-cell>
          <table:table-cell table:formula="of:=IF(ISNA(VLOOKUP([.$A788];['Transact-SQL 2012'.$A$2:.$A$1001];1;0));&quot;&quot;;&quot;Y&quot;)">
            <text:p/>
          </table:table-cell>
          <table:table-cell table:formula="of:=IF(ISNA(VLOOKUP([.$A78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RANSFORMS</text:p>
          </table:table-cell>
          <table:table-cell table:formula="of:=IF(ISNA(VLOOKUP([.$A789];['PostgreSQL 9.3'.$A$2:.$A$1001];1;0));&quot;&quot;;&quot;Y&quot;)">
            <text:p/>
          </table:table-cell>
          <table:table-cell table:formula="of:=IF(ISNA(VLOOKUP([.$A789];['SQL 2011'.$A$2:.$A$1001];1;0));&quot;&quot;;&quot;Y&quot;)" office:value-type="string" office:string-value="Y">
            <text:p>Y</text:p>
          </table:table-cell>
          <table:table-cell table:formula="of:=IF(ISNA(VLOOKUP([.$A789];['SQL 2008'.$A$2:.$A$1001];1;0));&quot;&quot;;&quot;Y&quot;)" office:value-type="string" office:string-value="Y">
            <text:p>Y</text:p>
          </table:table-cell>
          <table:table-cell table:formula="of:=IF(ISNA(VLOOKUP([.$A789];['SQL 92'.$A$2:.$A$1001];1;0));&quot;&quot;;&quot;Y&quot;)">
            <text:p/>
          </table:table-cell>
          <table:table-cell table:style-name="ce34" table:formula="of:=IF(ISNA(VLOOKUP([.$A789];['SQLite 3'.$A$2:.$B$1002];1;0));&quot;&quot;;&quot;Y&quot;)">
            <text:p/>
          </table:table-cell>
          <table:table-cell table:style-name="ce34" table:formula="of:=IF(ISNA(VLOOKUP([.$A789];['MySQL 5.7'.$A$2:.$A$832];1;0));&quot;&quot;;&quot;Y&quot;)">
            <text:p/>
          </table:table-cell>
          <table:table-cell table:formula="of:=IF(ISNA(VLOOKUP([.$A789];['Transact-SQL 2012'.$A$2:.$A$1001];1;0));&quot;&quot;;&quot;Y&quot;)">
            <text:p/>
          </table:table-cell>
          <table:table-cell table:formula="of:=IF(ISNA(VLOOKUP([.$A78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RANSLATE</text:p>
          </table:table-cell>
          <table:table-cell table:formula="of:=IF(ISNA(VLOOKUP([.$A790];['PostgreSQL 9.3'.$A$2:.$A$1001];1;0));&quot;&quot;;&quot;Y&quot;)">
            <text:p/>
          </table:table-cell>
          <table:table-cell table:formula="of:=IF(ISNA(VLOOKUP([.$A790];['SQL 2011'.$A$2:.$A$1001];1;0));&quot;&quot;;&quot;Y&quot;)" office:value-type="string" office:string-value="Y">
            <text:p>Y</text:p>
          </table:table-cell>
          <table:table-cell table:formula="of:=IF(ISNA(VLOOKUP([.$A790];['SQL 2008'.$A$2:.$A$1001];1;0));&quot;&quot;;&quot;Y&quot;)" office:value-type="string" office:string-value="Y">
            <text:p>Y</text:p>
          </table:table-cell>
          <table:table-cell table:formula="of:=IF(ISNA(VLOOKUP([.$A790];['SQL 92'.$A$2:.$A$1001];1;0));&quot;&quot;;&quot;Y&quot;)" office:value-type="string" office:string-value="Y">
            <text:p>Y</text:p>
          </table:table-cell>
          <table:table-cell table:style-name="ce34" table:formula="of:=IF(ISNA(VLOOKUP([.$A790];['SQLite 3'.$A$2:.$B$1002];1;0));&quot;&quot;;&quot;Y&quot;)">
            <text:p/>
          </table:table-cell>
          <table:table-cell table:style-name="ce34" table:formula="of:=IF(ISNA(VLOOKUP([.$A790];['MySQL 5.7'.$A$2:.$A$832];1;0));&quot;&quot;;&quot;Y&quot;)">
            <text:p/>
          </table:table-cell>
          <table:table-cell table:formula="of:=IF(ISNA(VLOOKUP([.$A790];['Transact-SQL 2012'.$A$2:.$A$1001];1;0));&quot;&quot;;&quot;Y&quot;)">
            <text:p/>
          </table:table-cell>
          <table:table-cell table:formula="of:=IF(ISNA(VLOOKUP([.$A790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TRANSLATE_REGEX</text:p>
          </table:table-cell>
          <table:table-cell table:formula="of:=IF(ISNA(VLOOKUP([.$A791];['PostgreSQL 9.3'.$A$2:.$A$1001];1;0));&quot;&quot;;&quot;Y&quot;)">
            <text:p/>
          </table:table-cell>
          <table:table-cell table:formula="of:=IF(ISNA(VLOOKUP([.$A791];['SQL 2011'.$A$2:.$A$1001];1;0));&quot;&quot;;&quot;Y&quot;)" office:value-type="string" office:string-value="Y">
            <text:p>Y</text:p>
          </table:table-cell>
          <table:table-cell table:formula="of:=IF(ISNA(VLOOKUP([.$A791];['SQL 2008'.$A$2:.$A$1001];1;0));&quot;&quot;;&quot;Y&quot;)" office:value-type="string" office:string-value="Y">
            <text:p>Y</text:p>
          </table:table-cell>
          <table:table-cell table:formula="of:=IF(ISNA(VLOOKUP([.$A791];['SQL 92'.$A$2:.$A$1001];1;0));&quot;&quot;;&quot;Y&quot;)">
            <text:p/>
          </table:table-cell>
          <table:table-cell table:style-name="ce34" table:formula="of:=IF(ISNA(VLOOKUP([.$A791];['SQLite 3'.$A$2:.$B$1002];1;0));&quot;&quot;;&quot;Y&quot;)">
            <text:p/>
          </table:table-cell>
          <table:table-cell table:style-name="ce34" table:formula="of:=IF(ISNA(VLOOKUP([.$A791];['MySQL 5.7'.$A$2:.$A$832];1;0));&quot;&quot;;&quot;Y&quot;)">
            <text:p/>
          </table:table-cell>
          <table:table-cell table:formula="of:=IF(ISNA(VLOOKUP([.$A791];['Transact-SQL 2012'.$A$2:.$A$1001];1;0));&quot;&quot;;&quot;Y&quot;)">
            <text:p/>
          </table:table-cell>
          <table:table-cell table:formula="of:=IF(ISNA(VLOOKUP([.$A79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RANSLATION</text:p>
          </table:table-cell>
          <table:table-cell table:formula="of:=IF(ISNA(VLOOKUP([.$A792];['PostgreSQL 9.3'.$A$2:.$A$1001];1;0));&quot;&quot;;&quot;Y&quot;)">
            <text:p/>
          </table:table-cell>
          <table:table-cell table:formula="of:=IF(ISNA(VLOOKUP([.$A792];['SQL 2011'.$A$2:.$A$1001];1;0));&quot;&quot;;&quot;Y&quot;)" office:value-type="string" office:string-value="Y">
            <text:p>Y</text:p>
          </table:table-cell>
          <table:table-cell table:formula="of:=IF(ISNA(VLOOKUP([.$A792];['SQL 2008'.$A$2:.$A$1001];1;0));&quot;&quot;;&quot;Y&quot;)" office:value-type="string" office:string-value="Y">
            <text:p>Y</text:p>
          </table:table-cell>
          <table:table-cell table:formula="of:=IF(ISNA(VLOOKUP([.$A792];['SQL 92'.$A$2:.$A$1001];1;0));&quot;&quot;;&quot;Y&quot;)" office:value-type="string" office:string-value="Y">
            <text:p>Y</text:p>
          </table:table-cell>
          <table:table-cell table:style-name="ce34" table:formula="of:=IF(ISNA(VLOOKUP([.$A792];['SQLite 3'.$A$2:.$B$1002];1;0));&quot;&quot;;&quot;Y&quot;)">
            <text:p/>
          </table:table-cell>
          <table:table-cell table:style-name="ce34" table:formula="of:=IF(ISNA(VLOOKUP([.$A792];['MySQL 5.7'.$A$2:.$A$832];1;0));&quot;&quot;;&quot;Y&quot;)">
            <text:p/>
          </table:table-cell>
          <table:table-cell table:formula="of:=IF(ISNA(VLOOKUP([.$A792];['Transact-SQL 2012'.$A$2:.$A$1001];1;0));&quot;&quot;;&quot;Y&quot;)">
            <text:p/>
          </table:table-cell>
          <table:table-cell table:formula="of:=IF(ISNA(VLOOKUP([.$A79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TREAT</text:p>
          </table:table-cell>
          <table:table-cell table:formula="of:=IF(ISNA(VLOOKUP([.$A793];['PostgreSQL 9.3'.$A$2:.$A$1001];1;0));&quot;&quot;;&quot;Y&quot;)" office:value-type="string" office:string-value="Y">
            <text:p>Y</text:p>
          </table:table-cell>
          <table:table-cell table:formula="of:=IF(ISNA(VLOOKUP([.$A793];['SQL 2011'.$A$2:.$A$1001];1;0));&quot;&quot;;&quot;Y&quot;)" office:value-type="string" office:string-value="Y">
            <text:p>Y</text:p>
          </table:table-cell>
          <table:table-cell table:formula="of:=IF(ISNA(VLOOKUP([.$A793];['SQL 2008'.$A$2:.$A$1001];1;0));&quot;&quot;;&quot;Y&quot;)" office:value-type="string" office:string-value="Y">
            <text:p>Y</text:p>
          </table:table-cell>
          <table:table-cell table:formula="of:=IF(ISNA(VLOOKUP([.$A793];['SQL 92'.$A$2:.$A$1001];1;0));&quot;&quot;;&quot;Y&quot;)">
            <text:p/>
          </table:table-cell>
          <table:table-cell table:style-name="ce34" table:formula="of:=IF(ISNA(VLOOKUP([.$A793];['SQLite 3'.$A$2:.$B$1002];1;0));&quot;&quot;;&quot;Y&quot;)">
            <text:p/>
          </table:table-cell>
          <table:table-cell table:style-name="ce34" table:formula="of:=IF(ISNA(VLOOKUP([.$A793];['MySQL 5.7'.$A$2:.$A$832];1;0));&quot;&quot;;&quot;Y&quot;)">
            <text:p/>
          </table:table-cell>
          <table:table-cell table:formula="of:=IF(ISNA(VLOOKUP([.$A793];['Transact-SQL 2012'.$A$2:.$A$1001];1;0));&quot;&quot;;&quot;Y&quot;)">
            <text:p/>
          </table:table-cell>
          <table:table-cell table:formula="of:=IF(ISNA(VLOOKUP([.$A79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RIGGER</text:p>
          </table:table-cell>
          <table:table-cell table:formula="of:=IF(ISNA(VLOOKUP([.$A794];['PostgreSQL 9.3'.$A$2:.$A$1001];1;0));&quot;&quot;;&quot;Y&quot;)" office:value-type="string" office:string-value="Y">
            <text:p>Y</text:p>
          </table:table-cell>
          <table:table-cell table:formula="of:=IF(ISNA(VLOOKUP([.$A794];['SQL 2011'.$A$2:.$A$1001];1;0));&quot;&quot;;&quot;Y&quot;)" office:value-type="string" office:string-value="Y">
            <text:p>Y</text:p>
          </table:table-cell>
          <table:table-cell table:formula="of:=IF(ISNA(VLOOKUP([.$A794];['SQL 2008'.$A$2:.$A$1001];1;0));&quot;&quot;;&quot;Y&quot;)" office:value-type="string" office:string-value="Y">
            <text:p>Y</text:p>
          </table:table-cell>
          <table:table-cell table:formula="of:=IF(ISNA(VLOOKUP([.$A794];['SQL 92'.$A$2:.$A$1001];1;0));&quot;&quot;;&quot;Y&quot;)">
            <text:p/>
          </table:table-cell>
          <table:table-cell table:style-name="ce34" table:formula="of:=IF(ISNA(VLOOKUP([.$A794];['SQLite 3'.$A$2:.$B$1002];1;0));&quot;&quot;;&quot;Y&quot;)" office:value-type="string" office:string-value="Y">
            <text:p>Y</text:p>
          </table:table-cell>
          <table:table-cell table:style-name="ce34" table:formula="of:=IF(ISNA(VLOOKUP([.$A794];['MySQL 5.7'.$A$2:.$A$832];1;0));&quot;&quot;;&quot;Y&quot;)" office:value-type="string" office:string-value="Y">
            <text:p>Y</text:p>
          </table:table-cell>
          <table:table-cell table:formula="of:=IF(ISNA(VLOOKUP([.$A794];['Transact-SQL 2012'.$A$2:.$A$1001];1;0));&quot;&quot;;&quot;Y&quot;)" office:value-type="string" office:string-value="Y">
            <text:p>Y</text:p>
          </table:table-cell>
          <table:table-cell table:formula="of:=IF(ISNA(VLOOKUP([.$A79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RIGGER_CATALOG</text:p>
          </table:table-cell>
          <table:table-cell table:formula="of:=IF(ISNA(VLOOKUP([.$A795];['PostgreSQL 9.3'.$A$2:.$A$1001];1;0));&quot;&quot;;&quot;Y&quot;)">
            <text:p/>
          </table:table-cell>
          <table:table-cell table:formula="of:=IF(ISNA(VLOOKUP([.$A795];['SQL 2011'.$A$2:.$A$1001];1;0));&quot;&quot;;&quot;Y&quot;)" office:value-type="string" office:string-value="Y">
            <text:p>Y</text:p>
          </table:table-cell>
          <table:table-cell table:formula="of:=IF(ISNA(VLOOKUP([.$A795];['SQL 2008'.$A$2:.$A$1001];1;0));&quot;&quot;;&quot;Y&quot;)" office:value-type="string" office:string-value="Y">
            <text:p>Y</text:p>
          </table:table-cell>
          <table:table-cell table:formula="of:=IF(ISNA(VLOOKUP([.$A795];['SQL 92'.$A$2:.$A$1001];1;0));&quot;&quot;;&quot;Y&quot;)">
            <text:p/>
          </table:table-cell>
          <table:table-cell table:style-name="ce34" table:formula="of:=IF(ISNA(VLOOKUP([.$A795];['SQLite 3'.$A$2:.$B$1002];1;0));&quot;&quot;;&quot;Y&quot;)">
            <text:p/>
          </table:table-cell>
          <table:table-cell table:style-name="ce34" table:formula="of:=IF(ISNA(VLOOKUP([.$A795];['MySQL 5.7'.$A$2:.$A$832];1;0));&quot;&quot;;&quot;Y&quot;)">
            <text:p/>
          </table:table-cell>
          <table:table-cell table:formula="of:=IF(ISNA(VLOOKUP([.$A795];['Transact-SQL 2012'.$A$2:.$A$1001];1;0));&quot;&quot;;&quot;Y&quot;)">
            <text:p/>
          </table:table-cell>
          <table:table-cell table:formula="of:=IF(ISNA(VLOOKUP([.$A79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RIGGER_NAME</text:p>
          </table:table-cell>
          <table:table-cell table:formula="of:=IF(ISNA(VLOOKUP([.$A796];['PostgreSQL 9.3'.$A$2:.$A$1001];1;0));&quot;&quot;;&quot;Y&quot;)">
            <text:p/>
          </table:table-cell>
          <table:table-cell table:formula="of:=IF(ISNA(VLOOKUP([.$A796];['SQL 2011'.$A$2:.$A$1001];1;0));&quot;&quot;;&quot;Y&quot;)" office:value-type="string" office:string-value="Y">
            <text:p>Y</text:p>
          </table:table-cell>
          <table:table-cell table:formula="of:=IF(ISNA(VLOOKUP([.$A796];['SQL 2008'.$A$2:.$A$1001];1;0));&quot;&quot;;&quot;Y&quot;)" office:value-type="string" office:string-value="Y">
            <text:p>Y</text:p>
          </table:table-cell>
          <table:table-cell table:formula="of:=IF(ISNA(VLOOKUP([.$A796];['SQL 92'.$A$2:.$A$1001];1;0));&quot;&quot;;&quot;Y&quot;)">
            <text:p/>
          </table:table-cell>
          <table:table-cell table:style-name="ce34" table:formula="of:=IF(ISNA(VLOOKUP([.$A796];['SQLite 3'.$A$2:.$B$1002];1;0));&quot;&quot;;&quot;Y&quot;)">
            <text:p/>
          </table:table-cell>
          <table:table-cell table:style-name="ce34" table:formula="of:=IF(ISNA(VLOOKUP([.$A796];['MySQL 5.7'.$A$2:.$A$832];1;0));&quot;&quot;;&quot;Y&quot;)">
            <text:p/>
          </table:table-cell>
          <table:table-cell table:formula="of:=IF(ISNA(VLOOKUP([.$A796];['Transact-SQL 2012'.$A$2:.$A$1001];1;0));&quot;&quot;;&quot;Y&quot;)">
            <text:p/>
          </table:table-cell>
          <table:table-cell table:formula="of:=IF(ISNA(VLOOKUP([.$A79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RIGGER_SCHEMA</text:p>
          </table:table-cell>
          <table:table-cell table:formula="of:=IF(ISNA(VLOOKUP([.$A797];['PostgreSQL 9.3'.$A$2:.$A$1001];1;0));&quot;&quot;;&quot;Y&quot;)">
            <text:p/>
          </table:table-cell>
          <table:table-cell table:formula="of:=IF(ISNA(VLOOKUP([.$A797];['SQL 2011'.$A$2:.$A$1001];1;0));&quot;&quot;;&quot;Y&quot;)" office:value-type="string" office:string-value="Y">
            <text:p>Y</text:p>
          </table:table-cell>
          <table:table-cell table:formula="of:=IF(ISNA(VLOOKUP([.$A797];['SQL 2008'.$A$2:.$A$1001];1;0));&quot;&quot;;&quot;Y&quot;)" office:value-type="string" office:string-value="Y">
            <text:p>Y</text:p>
          </table:table-cell>
          <table:table-cell table:formula="of:=IF(ISNA(VLOOKUP([.$A797];['SQL 92'.$A$2:.$A$1001];1;0));&quot;&quot;;&quot;Y&quot;)">
            <text:p/>
          </table:table-cell>
          <table:table-cell table:style-name="ce34" table:formula="of:=IF(ISNA(VLOOKUP([.$A797];['SQLite 3'.$A$2:.$B$1002];1;0));&quot;&quot;;&quot;Y&quot;)">
            <text:p/>
          </table:table-cell>
          <table:table-cell table:style-name="ce34" table:formula="of:=IF(ISNA(VLOOKUP([.$A797];['MySQL 5.7'.$A$2:.$A$832];1;0));&quot;&quot;;&quot;Y&quot;)">
            <text:p/>
          </table:table-cell>
          <table:table-cell table:formula="of:=IF(ISNA(VLOOKUP([.$A797];['Transact-SQL 2012'.$A$2:.$A$1001];1;0));&quot;&quot;;&quot;Y&quot;)">
            <text:p/>
          </table:table-cell>
          <table:table-cell table:formula="of:=IF(ISNA(VLOOKUP([.$A79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RIM</text:p>
          </table:table-cell>
          <table:table-cell table:formula="of:=IF(ISNA(VLOOKUP([.$A798];['PostgreSQL 9.3'.$A$2:.$A$1001];1;0));&quot;&quot;;&quot;Y&quot;)" office:value-type="string" office:string-value="Y">
            <text:p>Y</text:p>
          </table:table-cell>
          <table:table-cell table:formula="of:=IF(ISNA(VLOOKUP([.$A798];['SQL 2011'.$A$2:.$A$1001];1;0));&quot;&quot;;&quot;Y&quot;)" office:value-type="string" office:string-value="Y">
            <text:p>Y</text:p>
          </table:table-cell>
          <table:table-cell table:formula="of:=IF(ISNA(VLOOKUP([.$A798];['SQL 2008'.$A$2:.$A$1001];1;0));&quot;&quot;;&quot;Y&quot;)" office:value-type="string" office:string-value="Y">
            <text:p>Y</text:p>
          </table:table-cell>
          <table:table-cell table:formula="of:=IF(ISNA(VLOOKUP([.$A798];['SQL 92'.$A$2:.$A$1001];1;0));&quot;&quot;;&quot;Y&quot;)" office:value-type="string" office:string-value="Y">
            <text:p>Y</text:p>
          </table:table-cell>
          <table:table-cell table:style-name="ce34" table:formula="of:=IF(ISNA(VLOOKUP([.$A798];['SQLite 3'.$A$2:.$B$1002];1;0));&quot;&quot;;&quot;Y&quot;)">
            <text:p/>
          </table:table-cell>
          <table:table-cell table:style-name="ce34" table:formula="of:=IF(ISNA(VLOOKUP([.$A798];['MySQL 5.7'.$A$2:.$A$832];1;0));&quot;&quot;;&quot;Y&quot;)">
            <text:p/>
          </table:table-cell>
          <table:table-cell table:formula="of:=IF(ISNA(VLOOKUP([.$A798];['Transact-SQL 2012'.$A$2:.$A$1001];1;0));&quot;&quot;;&quot;Y&quot;)">
            <text:p/>
          </table:table-cell>
          <table:table-cell table:formula="of:=IF(ISNA(VLOOKUP([.$A798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TRIM_ARRAY</text:p>
          </table:table-cell>
          <table:table-cell table:formula="of:=IF(ISNA(VLOOKUP([.$A799];['PostgreSQL 9.3'.$A$2:.$A$1001];1;0));&quot;&quot;;&quot;Y&quot;)">
            <text:p/>
          </table:table-cell>
          <table:table-cell table:formula="of:=IF(ISNA(VLOOKUP([.$A799];['SQL 2011'.$A$2:.$A$1001];1;0));&quot;&quot;;&quot;Y&quot;)" office:value-type="string" office:string-value="Y">
            <text:p>Y</text:p>
          </table:table-cell>
          <table:table-cell table:formula="of:=IF(ISNA(VLOOKUP([.$A799];['SQL 2008'.$A$2:.$A$1001];1;0));&quot;&quot;;&quot;Y&quot;)" office:value-type="string" office:string-value="Y">
            <text:p>Y</text:p>
          </table:table-cell>
          <table:table-cell table:formula="of:=IF(ISNA(VLOOKUP([.$A799];['SQL 92'.$A$2:.$A$1001];1;0));&quot;&quot;;&quot;Y&quot;)">
            <text:p/>
          </table:table-cell>
          <table:table-cell table:style-name="ce34" table:formula="of:=IF(ISNA(VLOOKUP([.$A799];['SQLite 3'.$A$2:.$B$1002];1;0));&quot;&quot;;&quot;Y&quot;)">
            <text:p/>
          </table:table-cell>
          <table:table-cell table:style-name="ce34" table:formula="of:=IF(ISNA(VLOOKUP([.$A799];['MySQL 5.7'.$A$2:.$A$832];1;0));&quot;&quot;;&quot;Y&quot;)">
            <text:p/>
          </table:table-cell>
          <table:table-cell table:formula="of:=IF(ISNA(VLOOKUP([.$A799];['Transact-SQL 2012'.$A$2:.$A$1001];1;0));&quot;&quot;;&quot;Y&quot;)">
            <text:p/>
          </table:table-cell>
          <table:table-cell table:formula="of:=IF(ISNA(VLOOKUP([.$A79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8" office:value-type="string">
            <text:p>TRUE</text:p>
          </table:table-cell>
          <table:table-cell table:formula="of:=IF(ISNA(VLOOKUP([.$A800];['PostgreSQL 9.3'.$A$2:.$A$1001];1;0));&quot;&quot;;&quot;Y&quot;)" office:value-type="string" office:string-value="Y">
            <text:p>Y</text:p>
          </table:table-cell>
          <table:table-cell table:formula="of:=IF(ISNA(VLOOKUP([.$A800];['SQL 2011'.$A$2:.$A$1001];1;0));&quot;&quot;;&quot;Y&quot;)" office:value-type="string" office:string-value="Y">
            <text:p>Y</text:p>
          </table:table-cell>
          <table:table-cell table:formula="of:=IF(ISNA(VLOOKUP([.$A800];['SQL 2008'.$A$2:.$A$1001];1;0));&quot;&quot;;&quot;Y&quot;)" office:value-type="string" office:string-value="Y">
            <text:p>Y</text:p>
          </table:table-cell>
          <table:table-cell table:formula="of:=IF(ISNA(VLOOKUP([.$A800];['SQL 92'.$A$2:.$A$1001];1;0));&quot;&quot;;&quot;Y&quot;)" office:value-type="string" office:string-value="Y">
            <text:p>Y</text:p>
          </table:table-cell>
          <table:table-cell table:style-name="ce34" table:formula="of:=IF(ISNA(VLOOKUP([.$A800];['SQLite 3'.$A$2:.$B$1002];1;0));&quot;&quot;;&quot;Y&quot;)">
            <text:p/>
          </table:table-cell>
          <table:table-cell table:style-name="ce34" table:formula="of:=IF(ISNA(VLOOKUP([.$A800];['MySQL 5.7'.$A$2:.$A$832];1;0));&quot;&quot;;&quot;Y&quot;)" office:value-type="string" office:string-value="Y">
            <text:p>Y</text:p>
          </table:table-cell>
          <table:table-cell table:formula="of:=IF(ISNA(VLOOKUP([.$A800];['Transact-SQL 2012'.$A$2:.$A$1001];1;0));&quot;&quot;;&quot;Y&quot;)">
            <text:p/>
          </table:table-cell>
          <table:table-cell table:formula="of:=IF(ISNA(VLOOKUP([.$A800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TRUNCATE</text:p>
          </table:table-cell>
          <table:table-cell table:formula="of:=IF(ISNA(VLOOKUP([.$A801];['PostgreSQL 9.3'.$A$2:.$A$1001];1;0));&quot;&quot;;&quot;Y&quot;)" office:value-type="string" office:string-value="Y">
            <text:p>Y</text:p>
          </table:table-cell>
          <table:table-cell table:formula="of:=IF(ISNA(VLOOKUP([.$A801];['SQL 2011'.$A$2:.$A$1001];1;0));&quot;&quot;;&quot;Y&quot;)" office:value-type="string" office:string-value="Y">
            <text:p>Y</text:p>
          </table:table-cell>
          <table:table-cell table:formula="of:=IF(ISNA(VLOOKUP([.$A801];['SQL 2008'.$A$2:.$A$1001];1;0));&quot;&quot;;&quot;Y&quot;)" office:value-type="string" office:string-value="Y">
            <text:p>Y</text:p>
          </table:table-cell>
          <table:table-cell table:formula="of:=IF(ISNA(VLOOKUP([.$A801];['SQL 92'.$A$2:.$A$1001];1;0));&quot;&quot;;&quot;Y&quot;)">
            <text:p/>
          </table:table-cell>
          <table:table-cell table:style-name="ce34" table:formula="of:=IF(ISNA(VLOOKUP([.$A801];['SQLite 3'.$A$2:.$B$1002];1;0));&quot;&quot;;&quot;Y&quot;)">
            <text:p/>
          </table:table-cell>
          <table:table-cell table:style-name="ce34" table:formula="of:=IF(ISNA(VLOOKUP([.$A801];['MySQL 5.7'.$A$2:.$A$832];1;0));&quot;&quot;;&quot;Y&quot;)">
            <text:p/>
          </table:table-cell>
          <table:table-cell table:formula="of:=IF(ISNA(VLOOKUP([.$A801];['Transact-SQL 2012'.$A$2:.$A$1001];1;0));&quot;&quot;;&quot;Y&quot;)" office:value-type="string" office:string-value="Y">
            <text:p>Y</text:p>
          </table:table-cell>
          <table:table-cell table:formula="of:=IF(ISNA(VLOOKUP([.$A80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RUSTED</text:p>
          </table:table-cell>
          <table:table-cell table:formula="of:=IF(ISNA(VLOOKUP([.$A802];['PostgreSQL 9.3'.$A$2:.$A$1001];1;0));&quot;&quot;;&quot;Y&quot;)" office:value-type="string" office:string-value="Y">
            <text:p>Y</text:p>
          </table:table-cell>
          <table:table-cell table:formula="of:=IF(ISNA(VLOOKUP([.$A802];['SQL 2011'.$A$2:.$A$1001];1;0));&quot;&quot;;&quot;Y&quot;)">
            <text:p/>
          </table:table-cell>
          <table:table-cell table:formula="of:=IF(ISNA(VLOOKUP([.$A802];['SQL 2008'.$A$2:.$A$1001];1;0));&quot;&quot;;&quot;Y&quot;)">
            <text:p/>
          </table:table-cell>
          <table:table-cell table:formula="of:=IF(ISNA(VLOOKUP([.$A802];['SQL 92'.$A$2:.$A$1001];1;0));&quot;&quot;;&quot;Y&quot;)">
            <text:p/>
          </table:table-cell>
          <table:table-cell table:style-name="ce34" table:formula="of:=IF(ISNA(VLOOKUP([.$A802];['SQLite 3'.$A$2:.$B$1002];1;0));&quot;&quot;;&quot;Y&quot;)">
            <text:p/>
          </table:table-cell>
          <table:table-cell table:style-name="ce34" table:formula="of:=IF(ISNA(VLOOKUP([.$A802];['MySQL 5.7'.$A$2:.$A$832];1;0));&quot;&quot;;&quot;Y&quot;)">
            <text:p/>
          </table:table-cell>
          <table:table-cell table:formula="of:=IF(ISNA(VLOOKUP([.$A802];['Transact-SQL 2012'.$A$2:.$A$1001];1;0));&quot;&quot;;&quot;Y&quot;)">
            <text:p/>
          </table:table-cell>
          <table:table-cell table:formula="of:=IF(ISNA(VLOOKUP([.$A802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TRY_CONVERT</text:p>
          </table:table-cell>
          <table:table-cell table:formula="of:=IF(ISNA(VLOOKUP([.$A803];['PostgreSQL 9.3'.$A$2:.$A$1001];1;0));&quot;&quot;;&quot;Y&quot;)">
            <text:p/>
          </table:table-cell>
          <table:table-cell table:formula="of:=IF(ISNA(VLOOKUP([.$A803];['SQL 2011'.$A$2:.$A$1001];1;0));&quot;&quot;;&quot;Y&quot;)">
            <text:p/>
          </table:table-cell>
          <table:table-cell table:formula="of:=IF(ISNA(VLOOKUP([.$A803];['SQL 2008'.$A$2:.$A$1001];1;0));&quot;&quot;;&quot;Y&quot;)">
            <text:p/>
          </table:table-cell>
          <table:table-cell table:formula="of:=IF(ISNA(VLOOKUP([.$A803];['SQL 92'.$A$2:.$A$1001];1;0));&quot;&quot;;&quot;Y&quot;)">
            <text:p/>
          </table:table-cell>
          <table:table-cell table:style-name="ce34" table:formula="of:=IF(ISNA(VLOOKUP([.$A803];['SQLite 3'.$A$2:.$B$1002];1;0));&quot;&quot;;&quot;Y&quot;)">
            <text:p/>
          </table:table-cell>
          <table:table-cell table:style-name="ce34" table:formula="of:=IF(ISNA(VLOOKUP([.$A803];['MySQL 5.7'.$A$2:.$A$832];1;0));&quot;&quot;;&quot;Y&quot;)">
            <text:p/>
          </table:table-cell>
          <table:table-cell table:formula="of:=IF(ISNA(VLOOKUP([.$A803];['Transact-SQL 2012'.$A$2:.$A$1001];1;0));&quot;&quot;;&quot;Y&quot;)" office:value-type="string" office:string-value="Y">
            <text:p>Y</text:p>
          </table:table-cell>
          <table:table-cell table:formula="of:=IF(ISNA(VLOOKUP([.$A803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TSEQUAL</text:p>
          </table:table-cell>
          <table:table-cell table:formula="of:=IF(ISNA(VLOOKUP([.$A804];['PostgreSQL 9.3'.$A$2:.$A$1001];1;0));&quot;&quot;;&quot;Y&quot;)">
            <text:p/>
          </table:table-cell>
          <table:table-cell table:formula="of:=IF(ISNA(VLOOKUP([.$A804];['SQL 2011'.$A$2:.$A$1001];1;0));&quot;&quot;;&quot;Y&quot;)">
            <text:p/>
          </table:table-cell>
          <table:table-cell table:formula="of:=IF(ISNA(VLOOKUP([.$A804];['SQL 2008'.$A$2:.$A$1001];1;0));&quot;&quot;;&quot;Y&quot;)">
            <text:p/>
          </table:table-cell>
          <table:table-cell table:formula="of:=IF(ISNA(VLOOKUP([.$A804];['SQL 92'.$A$2:.$A$1001];1;0));&quot;&quot;;&quot;Y&quot;)">
            <text:p/>
          </table:table-cell>
          <table:table-cell table:style-name="ce34" table:formula="of:=IF(ISNA(VLOOKUP([.$A804];['SQLite 3'.$A$2:.$B$1002];1;0));&quot;&quot;;&quot;Y&quot;)">
            <text:p/>
          </table:table-cell>
          <table:table-cell table:style-name="ce34" table:formula="of:=IF(ISNA(VLOOKUP([.$A804];['MySQL 5.7'.$A$2:.$A$832];1;0));&quot;&quot;;&quot;Y&quot;)">
            <text:p/>
          </table:table-cell>
          <table:table-cell table:formula="of:=IF(ISNA(VLOOKUP([.$A804];['Transact-SQL 2012'.$A$2:.$A$1001];1;0));&quot;&quot;;&quot;Y&quot;)" office:value-type="string" office:string-value="Y">
            <text:p>Y</text:p>
          </table:table-cell>
          <table:table-cell table:formula="of:=IF(ISNA(VLOOKUP([.$A80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YPE</text:p>
          </table:table-cell>
          <table:table-cell table:formula="of:=IF(ISNA(VLOOKUP([.$A805];['PostgreSQL 9.3'.$A$2:.$A$1001];1;0));&quot;&quot;;&quot;Y&quot;)" office:value-type="string" office:string-value="Y">
            <text:p>Y</text:p>
          </table:table-cell>
          <table:table-cell table:formula="of:=IF(ISNA(VLOOKUP([.$A805];['SQL 2011'.$A$2:.$A$1001];1;0));&quot;&quot;;&quot;Y&quot;)" office:value-type="string" office:string-value="Y">
            <text:p>Y</text:p>
          </table:table-cell>
          <table:table-cell table:formula="of:=IF(ISNA(VLOOKUP([.$A805];['SQL 2008'.$A$2:.$A$1001];1;0));&quot;&quot;;&quot;Y&quot;)" office:value-type="string" office:string-value="Y">
            <text:p>Y</text:p>
          </table:table-cell>
          <table:table-cell table:formula="of:=IF(ISNA(VLOOKUP([.$A805];['SQL 92'.$A$2:.$A$1001];1;0));&quot;&quot;;&quot;Y&quot;)" office:value-type="string" office:string-value="Y">
            <text:p>Y</text:p>
          </table:table-cell>
          <table:table-cell table:style-name="ce34" table:formula="of:=IF(ISNA(VLOOKUP([.$A805];['SQLite 3'.$A$2:.$B$1002];1;0));&quot;&quot;;&quot;Y&quot;)">
            <text:p/>
          </table:table-cell>
          <table:table-cell table:style-name="ce34" table:formula="of:=IF(ISNA(VLOOKUP([.$A805];['MySQL 5.7'.$A$2:.$A$832];1;0));&quot;&quot;;&quot;Y&quot;)">
            <text:p/>
          </table:table-cell>
          <table:table-cell table:formula="of:=IF(ISNA(VLOOKUP([.$A805];['Transact-SQL 2012'.$A$2:.$A$1001];1;0));&quot;&quot;;&quot;Y&quot;)">
            <text:p/>
          </table:table-cell>
          <table:table-cell table:formula="of:=IF(ISNA(VLOOKUP([.$A80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TYPES</text:p>
          </table:table-cell>
          <table:table-cell table:formula="of:=IF(ISNA(VLOOKUP([.$A806];['PostgreSQL 9.3'.$A$2:.$A$1001];1;0));&quot;&quot;;&quot;Y&quot;)" office:value-type="string" office:string-value="Y">
            <text:p>Y</text:p>
          </table:table-cell>
          <table:table-cell table:formula="of:=IF(ISNA(VLOOKUP([.$A806];['SQL 2011'.$A$2:.$A$1001];1;0));&quot;&quot;;&quot;Y&quot;)">
            <text:p/>
          </table:table-cell>
          <table:table-cell table:formula="of:=IF(ISNA(VLOOKUP([.$A806];['SQL 2008'.$A$2:.$A$1001];1;0));&quot;&quot;;&quot;Y&quot;)">
            <text:p/>
          </table:table-cell>
          <table:table-cell table:formula="of:=IF(ISNA(VLOOKUP([.$A806];['SQL 92'.$A$2:.$A$1001];1;0));&quot;&quot;;&quot;Y&quot;)">
            <text:p/>
          </table:table-cell>
          <table:table-cell table:style-name="ce34" table:formula="of:=IF(ISNA(VLOOKUP([.$A806];['SQLite 3'.$A$2:.$B$1002];1;0));&quot;&quot;;&quot;Y&quot;)">
            <text:p/>
          </table:table-cell>
          <table:table-cell table:style-name="ce34" table:formula="of:=IF(ISNA(VLOOKUP([.$A806];['MySQL 5.7'.$A$2:.$A$832];1;0));&quot;&quot;;&quot;Y&quot;)">
            <text:p/>
          </table:table-cell>
          <table:table-cell table:formula="of:=IF(ISNA(VLOOKUP([.$A806];['Transact-SQL 2012'.$A$2:.$A$1001];1;0));&quot;&quot;;&quot;Y&quot;)">
            <text:p/>
          </table:table-cell>
          <table:table-cell table:formula="of:=IF(ISNA(VLOOKUP([.$A80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UESCAPE</text:p>
          </table:table-cell>
          <table:table-cell table:formula="of:=IF(ISNA(VLOOKUP([.$A807];['PostgreSQL 9.3'.$A$2:.$A$1001];1;0));&quot;&quot;;&quot;Y&quot;)">
            <text:p/>
          </table:table-cell>
          <table:table-cell table:formula="of:=IF(ISNA(VLOOKUP([.$A807];['SQL 2011'.$A$2:.$A$1001];1;0));&quot;&quot;;&quot;Y&quot;)" office:value-type="string" office:string-value="Y">
            <text:p>Y</text:p>
          </table:table-cell>
          <table:table-cell table:formula="of:=IF(ISNA(VLOOKUP([.$A807];['SQL 2008'.$A$2:.$A$1001];1;0));&quot;&quot;;&quot;Y&quot;)" office:value-type="string" office:string-value="Y">
            <text:p>Y</text:p>
          </table:table-cell>
          <table:table-cell table:formula="of:=IF(ISNA(VLOOKUP([.$A807];['SQL 92'.$A$2:.$A$1001];1;0));&quot;&quot;;&quot;Y&quot;)">
            <text:p/>
          </table:table-cell>
          <table:table-cell table:style-name="ce34" table:formula="of:=IF(ISNA(VLOOKUP([.$A807];['SQLite 3'.$A$2:.$B$1002];1;0));&quot;&quot;;&quot;Y&quot;)">
            <text:p/>
          </table:table-cell>
          <table:table-cell table:style-name="ce34" table:formula="of:=IF(ISNA(VLOOKUP([.$A807];['MySQL 5.7'.$A$2:.$A$832];1;0));&quot;&quot;;&quot;Y&quot;)">
            <text:p/>
          </table:table-cell>
          <table:table-cell table:formula="of:=IF(ISNA(VLOOKUP([.$A807];['Transact-SQL 2012'.$A$2:.$A$1001];1;0));&quot;&quot;;&quot;Y&quot;)">
            <text:p/>
          </table:table-cell>
          <table:table-cell table:formula="of:=IF(ISNA(VLOOKUP([.$A80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UNBOUNDED</text:p>
          </table:table-cell>
          <table:table-cell table:formula="of:=IF(ISNA(VLOOKUP([.$A808];['PostgreSQL 9.3'.$A$2:.$A$1001];1;0));&quot;&quot;;&quot;Y&quot;)" office:value-type="string" office:string-value="Y">
            <text:p>Y</text:p>
          </table:table-cell>
          <table:table-cell table:formula="of:=IF(ISNA(VLOOKUP([.$A808];['SQL 2011'.$A$2:.$A$1001];1;0));&quot;&quot;;&quot;Y&quot;)" office:value-type="string" office:string-value="Y">
            <text:p>Y</text:p>
          </table:table-cell>
          <table:table-cell table:formula="of:=IF(ISNA(VLOOKUP([.$A808];['SQL 2008'.$A$2:.$A$1001];1;0));&quot;&quot;;&quot;Y&quot;)" office:value-type="string" office:string-value="Y">
            <text:p>Y</text:p>
          </table:table-cell>
          <table:table-cell table:formula="of:=IF(ISNA(VLOOKUP([.$A808];['SQL 92'.$A$2:.$A$1001];1;0));&quot;&quot;;&quot;Y&quot;)">
            <text:p/>
          </table:table-cell>
          <table:table-cell table:style-name="ce34" table:formula="of:=IF(ISNA(VLOOKUP([.$A808];['SQLite 3'.$A$2:.$B$1002];1;0));&quot;&quot;;&quot;Y&quot;)">
            <text:p/>
          </table:table-cell>
          <table:table-cell table:style-name="ce34" table:formula="of:=IF(ISNA(VLOOKUP([.$A808];['MySQL 5.7'.$A$2:.$A$832];1;0));&quot;&quot;;&quot;Y&quot;)">
            <text:p/>
          </table:table-cell>
          <table:table-cell table:formula="of:=IF(ISNA(VLOOKUP([.$A808];['Transact-SQL 2012'.$A$2:.$A$1001];1;0));&quot;&quot;;&quot;Y&quot;)">
            <text:p/>
          </table:table-cell>
          <table:table-cell table:formula="of:=IF(ISNA(VLOOKUP([.$A80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UNCOMMITTED</text:p>
          </table:table-cell>
          <table:table-cell table:formula="of:=IF(ISNA(VLOOKUP([.$A809];['PostgreSQL 9.3'.$A$2:.$A$1001];1;0));&quot;&quot;;&quot;Y&quot;)" office:value-type="string" office:string-value="Y">
            <text:p>Y</text:p>
          </table:table-cell>
          <table:table-cell table:formula="of:=IF(ISNA(VLOOKUP([.$A809];['SQL 2011'.$A$2:.$A$1001];1;0));&quot;&quot;;&quot;Y&quot;)" office:value-type="string" office:string-value="Y">
            <text:p>Y</text:p>
          </table:table-cell>
          <table:table-cell table:formula="of:=IF(ISNA(VLOOKUP([.$A809];['SQL 2008'.$A$2:.$A$1001];1;0));&quot;&quot;;&quot;Y&quot;)" office:value-type="string" office:string-value="Y">
            <text:p>Y</text:p>
          </table:table-cell>
          <table:table-cell table:formula="of:=IF(ISNA(VLOOKUP([.$A809];['SQL 92'.$A$2:.$A$1001];1;0));&quot;&quot;;&quot;Y&quot;)" office:value-type="string" office:string-value="Y">
            <text:p>Y</text:p>
          </table:table-cell>
          <table:table-cell table:style-name="ce34" table:formula="of:=IF(ISNA(VLOOKUP([.$A809];['SQLite 3'.$A$2:.$B$1002];1;0));&quot;&quot;;&quot;Y&quot;)">
            <text:p/>
          </table:table-cell>
          <table:table-cell table:style-name="ce34" table:formula="of:=IF(ISNA(VLOOKUP([.$A809];['MySQL 5.7'.$A$2:.$A$832];1;0));&quot;&quot;;&quot;Y&quot;)">
            <text:p/>
          </table:table-cell>
          <table:table-cell table:formula="of:=IF(ISNA(VLOOKUP([.$A809];['Transact-SQL 2012'.$A$2:.$A$1001];1;0));&quot;&quot;;&quot;Y&quot;)">
            <text:p/>
          </table:table-cell>
          <table:table-cell table:formula="of:=IF(ISNA(VLOOKUP([.$A80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UNDER</text:p>
          </table:table-cell>
          <table:table-cell table:formula="of:=IF(ISNA(VLOOKUP([.$A810];['PostgreSQL 9.3'.$A$2:.$A$1001];1;0));&quot;&quot;;&quot;Y&quot;)">
            <text:p/>
          </table:table-cell>
          <table:table-cell table:formula="of:=IF(ISNA(VLOOKUP([.$A810];['SQL 2011'.$A$2:.$A$1001];1;0));&quot;&quot;;&quot;Y&quot;)" office:value-type="string" office:string-value="Y">
            <text:p>Y</text:p>
          </table:table-cell>
          <table:table-cell table:formula="of:=IF(ISNA(VLOOKUP([.$A810];['SQL 2008'.$A$2:.$A$1001];1;0));&quot;&quot;;&quot;Y&quot;)" office:value-type="string" office:string-value="Y">
            <text:p>Y</text:p>
          </table:table-cell>
          <table:table-cell table:formula="of:=IF(ISNA(VLOOKUP([.$A810];['SQL 92'.$A$2:.$A$1001];1;0));&quot;&quot;;&quot;Y&quot;)">
            <text:p/>
          </table:table-cell>
          <table:table-cell table:style-name="ce34" table:formula="of:=IF(ISNA(VLOOKUP([.$A810];['SQLite 3'.$A$2:.$B$1002];1;0));&quot;&quot;;&quot;Y&quot;)">
            <text:p/>
          </table:table-cell>
          <table:table-cell table:style-name="ce34" table:formula="of:=IF(ISNA(VLOOKUP([.$A810];['MySQL 5.7'.$A$2:.$A$832];1;0));&quot;&quot;;&quot;Y&quot;)">
            <text:p/>
          </table:table-cell>
          <table:table-cell table:formula="of:=IF(ISNA(VLOOKUP([.$A810];['Transact-SQL 2012'.$A$2:.$A$1001];1;0));&quot;&quot;;&quot;Y&quot;)">
            <text:p/>
          </table:table-cell>
          <table:table-cell table:formula="of:=IF(ISNA(VLOOKUP([.$A810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UNDO</text:p>
          </table:table-cell>
          <table:table-cell table:formula="of:=IF(ISNA(VLOOKUP([.$A811];['PostgreSQL 9.3'.$A$2:.$A$1001];1;0));&quot;&quot;;&quot;Y&quot;)">
            <text:p/>
          </table:table-cell>
          <table:table-cell table:formula="of:=IF(ISNA(VLOOKUP([.$A811];['SQL 2011'.$A$2:.$A$1001];1;0));&quot;&quot;;&quot;Y&quot;)">
            <text:p/>
          </table:table-cell>
          <table:table-cell table:formula="of:=IF(ISNA(VLOOKUP([.$A811];['SQL 2008'.$A$2:.$A$1001];1;0));&quot;&quot;;&quot;Y&quot;)">
            <text:p/>
          </table:table-cell>
          <table:table-cell table:formula="of:=IF(ISNA(VLOOKUP([.$A811];['SQL 92'.$A$2:.$A$1001];1;0));&quot;&quot;;&quot;Y&quot;)">
            <text:p/>
          </table:table-cell>
          <table:table-cell table:style-name="ce34" table:formula="of:=IF(ISNA(VLOOKUP([.$A811];['SQLite 3'.$A$2:.$B$1002];1;0));&quot;&quot;;&quot;Y&quot;)">
            <text:p/>
          </table:table-cell>
          <table:table-cell table:style-name="ce34" table:formula="of:=IF(ISNA(VLOOKUP([.$A811];['MySQL 5.7'.$A$2:.$A$832];1;0));&quot;&quot;;&quot;Y&quot;)" office:value-type="string" office:string-value="Y">
            <text:p>Y</text:p>
          </table:table-cell>
          <table:table-cell table:formula="of:=IF(ISNA(VLOOKUP([.$A811];['Transact-SQL 2012'.$A$2:.$A$1001];1;0));&quot;&quot;;&quot;Y&quot;)">
            <text:p/>
          </table:table-cell>
          <table:table-cell table:formula="of:=IF(ISNA(VLOOKUP([.$A81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UNENCRYPTED</text:p>
          </table:table-cell>
          <table:table-cell table:formula="of:=IF(ISNA(VLOOKUP([.$A812];['PostgreSQL 9.3'.$A$2:.$A$1001];1;0));&quot;&quot;;&quot;Y&quot;)" office:value-type="string" office:string-value="Y">
            <text:p>Y</text:p>
          </table:table-cell>
          <table:table-cell table:formula="of:=IF(ISNA(VLOOKUP([.$A812];['SQL 2011'.$A$2:.$A$1001];1;0));&quot;&quot;;&quot;Y&quot;)">
            <text:p/>
          </table:table-cell>
          <table:table-cell table:formula="of:=IF(ISNA(VLOOKUP([.$A812];['SQL 2008'.$A$2:.$A$1001];1;0));&quot;&quot;;&quot;Y&quot;)">
            <text:p/>
          </table:table-cell>
          <table:table-cell table:formula="of:=IF(ISNA(VLOOKUP([.$A812];['SQL 92'.$A$2:.$A$1001];1;0));&quot;&quot;;&quot;Y&quot;)">
            <text:p/>
          </table:table-cell>
          <table:table-cell table:style-name="ce34" table:formula="of:=IF(ISNA(VLOOKUP([.$A812];['SQLite 3'.$A$2:.$B$1002];1;0));&quot;&quot;;&quot;Y&quot;)">
            <text:p/>
          </table:table-cell>
          <table:table-cell table:style-name="ce34" table:formula="of:=IF(ISNA(VLOOKUP([.$A812];['MySQL 5.7'.$A$2:.$A$832];1;0));&quot;&quot;;&quot;Y&quot;)">
            <text:p/>
          </table:table-cell>
          <table:table-cell table:formula="of:=IF(ISNA(VLOOKUP([.$A812];['Transact-SQL 2012'.$A$2:.$A$1001];1;0));&quot;&quot;;&quot;Y&quot;)">
            <text:p/>
          </table:table-cell>
          <table:table-cell table:formula="of:=IF(ISNA(VLOOKUP([.$A81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UNION</text:p>
          </table:table-cell>
          <table:table-cell table:formula="of:=IF(ISNA(VLOOKUP([.$A813];['PostgreSQL 9.3'.$A$2:.$A$1001];1;0));&quot;&quot;;&quot;Y&quot;)" office:value-type="string" office:string-value="Y">
            <text:p>Y</text:p>
          </table:table-cell>
          <table:table-cell table:formula="of:=IF(ISNA(VLOOKUP([.$A813];['SQL 2011'.$A$2:.$A$1001];1;0));&quot;&quot;;&quot;Y&quot;)" office:value-type="string" office:string-value="Y">
            <text:p>Y</text:p>
          </table:table-cell>
          <table:table-cell table:formula="of:=IF(ISNA(VLOOKUP([.$A813];['SQL 2008'.$A$2:.$A$1001];1;0));&quot;&quot;;&quot;Y&quot;)" office:value-type="string" office:string-value="Y">
            <text:p>Y</text:p>
          </table:table-cell>
          <table:table-cell table:formula="of:=IF(ISNA(VLOOKUP([.$A813];['SQL 92'.$A$2:.$A$1001];1;0));&quot;&quot;;&quot;Y&quot;)" office:value-type="string" office:string-value="Y">
            <text:p>Y</text:p>
          </table:table-cell>
          <table:table-cell table:style-name="ce34" table:formula="of:=IF(ISNA(VLOOKUP([.$A813];['SQLite 3'.$A$2:.$B$1002];1;0));&quot;&quot;;&quot;Y&quot;)" office:value-type="string" office:string-value="Y">
            <text:p>Y</text:p>
          </table:table-cell>
          <table:table-cell table:style-name="ce34" table:formula="of:=IF(ISNA(VLOOKUP([.$A813];['MySQL 5.7'.$A$2:.$A$832];1;0));&quot;&quot;;&quot;Y&quot;)" office:value-type="string" office:string-value="Y">
            <text:p>Y</text:p>
          </table:table-cell>
          <table:table-cell table:formula="of:=IF(ISNA(VLOOKUP([.$A813];['Transact-SQL 2012'.$A$2:.$A$1001];1;0));&quot;&quot;;&quot;Y&quot;)" office:value-type="string" office:string-value="Y">
            <text:p>Y</text:p>
          </table:table-cell>
          <table:table-cell table:formula="of:=IF(ISNA(VLOOKUP([.$A813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UNIQUE</text:p>
          </table:table-cell>
          <table:table-cell table:formula="of:=IF(ISNA(VLOOKUP([.$A814];['PostgreSQL 9.3'.$A$2:.$A$1001];1;0));&quot;&quot;;&quot;Y&quot;)" office:value-type="string" office:string-value="Y">
            <text:p>Y</text:p>
          </table:table-cell>
          <table:table-cell table:formula="of:=IF(ISNA(VLOOKUP([.$A814];['SQL 2011'.$A$2:.$A$1001];1;0));&quot;&quot;;&quot;Y&quot;)" office:value-type="string" office:string-value="Y">
            <text:p>Y</text:p>
          </table:table-cell>
          <table:table-cell table:formula="of:=IF(ISNA(VLOOKUP([.$A814];['SQL 2008'.$A$2:.$A$1001];1;0));&quot;&quot;;&quot;Y&quot;)" office:value-type="string" office:string-value="Y">
            <text:p>Y</text:p>
          </table:table-cell>
          <table:table-cell table:formula="of:=IF(ISNA(VLOOKUP([.$A814];['SQL 92'.$A$2:.$A$1001];1;0));&quot;&quot;;&quot;Y&quot;)" office:value-type="string" office:string-value="Y">
            <text:p>Y</text:p>
          </table:table-cell>
          <table:table-cell table:style-name="ce34" table:formula="of:=IF(ISNA(VLOOKUP([.$A814];['SQLite 3'.$A$2:.$B$1002];1;0));&quot;&quot;;&quot;Y&quot;)" office:value-type="string" office:string-value="Y">
            <text:p>Y</text:p>
          </table:table-cell>
          <table:table-cell table:style-name="ce34" table:formula="of:=IF(ISNA(VLOOKUP([.$A814];['MySQL 5.7'.$A$2:.$A$832];1;0));&quot;&quot;;&quot;Y&quot;)" office:value-type="string" office:string-value="Y">
            <text:p>Y</text:p>
          </table:table-cell>
          <table:table-cell table:formula="of:=IF(ISNA(VLOOKUP([.$A814];['Transact-SQL 2012'.$A$2:.$A$1001];1;0));&quot;&quot;;&quot;Y&quot;)" office:value-type="string" office:string-value="Y">
            <text:p>Y</text:p>
          </table:table-cell>
          <table:table-cell table:formula="of:=IF(ISNA(VLOOKUP([.$A81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UNKNOWN</text:p>
          </table:table-cell>
          <table:table-cell table:formula="of:=IF(ISNA(VLOOKUP([.$A815];['PostgreSQL 9.3'.$A$2:.$A$1001];1;0));&quot;&quot;;&quot;Y&quot;)" office:value-type="string" office:string-value="Y">
            <text:p>Y</text:p>
          </table:table-cell>
          <table:table-cell table:formula="of:=IF(ISNA(VLOOKUP([.$A815];['SQL 2011'.$A$2:.$A$1001];1;0));&quot;&quot;;&quot;Y&quot;)" office:value-type="string" office:string-value="Y">
            <text:p>Y</text:p>
          </table:table-cell>
          <table:table-cell table:formula="of:=IF(ISNA(VLOOKUP([.$A815];['SQL 2008'.$A$2:.$A$1001];1;0));&quot;&quot;;&quot;Y&quot;)" office:value-type="string" office:string-value="Y">
            <text:p>Y</text:p>
          </table:table-cell>
          <table:table-cell table:formula="of:=IF(ISNA(VLOOKUP([.$A815];['SQL 92'.$A$2:.$A$1001];1;0));&quot;&quot;;&quot;Y&quot;)" office:value-type="string" office:string-value="Y">
            <text:p>Y</text:p>
          </table:table-cell>
          <table:table-cell table:style-name="ce34" table:formula="of:=IF(ISNA(VLOOKUP([.$A815];['SQLite 3'.$A$2:.$B$1002];1;0));&quot;&quot;;&quot;Y&quot;)">
            <text:p/>
          </table:table-cell>
          <table:table-cell table:style-name="ce34" table:formula="of:=IF(ISNA(VLOOKUP([.$A815];['MySQL 5.7'.$A$2:.$A$832];1;0));&quot;&quot;;&quot;Y&quot;)">
            <text:p/>
          </table:table-cell>
          <table:table-cell table:formula="of:=IF(ISNA(VLOOKUP([.$A815];['Transact-SQL 2012'.$A$2:.$A$1001];1;0));&quot;&quot;;&quot;Y&quot;)">
            <text:p/>
          </table:table-cell>
          <table:table-cell table:formula="of:=IF(ISNA(VLOOKUP([.$A815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UNLINK</text:p>
          </table:table-cell>
          <table:table-cell table:formula="of:=IF(ISNA(VLOOKUP([.$A816];['PostgreSQL 9.3'.$A$2:.$A$1001];1;0));&quot;&quot;;&quot;Y&quot;)">
            <text:p/>
          </table:table-cell>
          <table:table-cell table:formula="of:=IF(ISNA(VLOOKUP([.$A816];['SQL 2011'.$A$2:.$A$1001];1;0));&quot;&quot;;&quot;Y&quot;)" office:value-type="string" office:string-value="Y">
            <text:p>Y</text:p>
          </table:table-cell>
          <table:table-cell table:formula="of:=IF(ISNA(VLOOKUP([.$A816];['SQL 2008'.$A$2:.$A$1001];1;0));&quot;&quot;;&quot;Y&quot;)" office:value-type="string" office:string-value="Y">
            <text:p>Y</text:p>
          </table:table-cell>
          <table:table-cell table:formula="of:=IF(ISNA(VLOOKUP([.$A816];['SQL 92'.$A$2:.$A$1001];1;0));&quot;&quot;;&quot;Y&quot;)">
            <text:p/>
          </table:table-cell>
          <table:table-cell table:style-name="ce34" table:formula="of:=IF(ISNA(VLOOKUP([.$A816];['SQLite 3'.$A$2:.$B$1002];1;0));&quot;&quot;;&quot;Y&quot;)">
            <text:p/>
          </table:table-cell>
          <table:table-cell table:style-name="ce34" table:formula="of:=IF(ISNA(VLOOKUP([.$A816];['MySQL 5.7'.$A$2:.$A$832];1;0));&quot;&quot;;&quot;Y&quot;)">
            <text:p/>
          </table:table-cell>
          <table:table-cell table:formula="of:=IF(ISNA(VLOOKUP([.$A816];['Transact-SQL 2012'.$A$2:.$A$1001];1;0));&quot;&quot;;&quot;Y&quot;)">
            <text:p/>
          </table:table-cell>
          <table:table-cell table:formula="of:=IF(ISNA(VLOOKUP([.$A81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UNLISTEN</text:p>
          </table:table-cell>
          <table:table-cell table:formula="of:=IF(ISNA(VLOOKUP([.$A817];['PostgreSQL 9.3'.$A$2:.$A$1001];1;0));&quot;&quot;;&quot;Y&quot;)" office:value-type="string" office:string-value="Y">
            <text:p>Y</text:p>
          </table:table-cell>
          <table:table-cell table:formula="of:=IF(ISNA(VLOOKUP([.$A817];['SQL 2011'.$A$2:.$A$1001];1;0));&quot;&quot;;&quot;Y&quot;)">
            <text:p/>
          </table:table-cell>
          <table:table-cell table:formula="of:=IF(ISNA(VLOOKUP([.$A817];['SQL 2008'.$A$2:.$A$1001];1;0));&quot;&quot;;&quot;Y&quot;)">
            <text:p/>
          </table:table-cell>
          <table:table-cell table:formula="of:=IF(ISNA(VLOOKUP([.$A817];['SQL 92'.$A$2:.$A$1001];1;0));&quot;&quot;;&quot;Y&quot;)">
            <text:p/>
          </table:table-cell>
          <table:table-cell table:style-name="ce34" table:formula="of:=IF(ISNA(VLOOKUP([.$A817];['SQLite 3'.$A$2:.$B$1002];1;0));&quot;&quot;;&quot;Y&quot;)">
            <text:p/>
          </table:table-cell>
          <table:table-cell table:style-name="ce34" table:formula="of:=IF(ISNA(VLOOKUP([.$A817];['MySQL 5.7'.$A$2:.$A$832];1;0));&quot;&quot;;&quot;Y&quot;)">
            <text:p/>
          </table:table-cell>
          <table:table-cell table:formula="of:=IF(ISNA(VLOOKUP([.$A817];['Transact-SQL 2012'.$A$2:.$A$1001];1;0));&quot;&quot;;&quot;Y&quot;)">
            <text:p/>
          </table:table-cell>
          <table:table-cell table:formula="of:=IF(ISNA(VLOOKUP([.$A817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UNLOCK</text:p>
          </table:table-cell>
          <table:table-cell table:formula="of:=IF(ISNA(VLOOKUP([.$A818];['PostgreSQL 9.3'.$A$2:.$A$1001];1;0));&quot;&quot;;&quot;Y&quot;)">
            <text:p/>
          </table:table-cell>
          <table:table-cell table:formula="of:=IF(ISNA(VLOOKUP([.$A818];['SQL 2011'.$A$2:.$A$1001];1;0));&quot;&quot;;&quot;Y&quot;)">
            <text:p/>
          </table:table-cell>
          <table:table-cell table:formula="of:=IF(ISNA(VLOOKUP([.$A818];['SQL 2008'.$A$2:.$A$1001];1;0));&quot;&quot;;&quot;Y&quot;)">
            <text:p/>
          </table:table-cell>
          <table:table-cell table:formula="of:=IF(ISNA(VLOOKUP([.$A818];['SQL 92'.$A$2:.$A$1001];1;0));&quot;&quot;;&quot;Y&quot;)">
            <text:p/>
          </table:table-cell>
          <table:table-cell table:style-name="ce34" table:formula="of:=IF(ISNA(VLOOKUP([.$A818];['SQLite 3'.$A$2:.$B$1002];1;0));&quot;&quot;;&quot;Y&quot;)">
            <text:p/>
          </table:table-cell>
          <table:table-cell table:style-name="ce34" table:formula="of:=IF(ISNA(VLOOKUP([.$A818];['MySQL 5.7'.$A$2:.$A$832];1;0));&quot;&quot;;&quot;Y&quot;)" office:value-type="string" office:string-value="Y">
            <text:p>Y</text:p>
          </table:table-cell>
          <table:table-cell table:formula="of:=IF(ISNA(VLOOKUP([.$A818];['Transact-SQL 2012'.$A$2:.$A$1001];1;0));&quot;&quot;;&quot;Y&quot;)">
            <text:p/>
          </table:table-cell>
          <table:table-cell table:formula="of:=IF(ISNA(VLOOKUP([.$A81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UNLOGGED</text:p>
          </table:table-cell>
          <table:table-cell table:formula="of:=IF(ISNA(VLOOKUP([.$A819];['PostgreSQL 9.3'.$A$2:.$A$1001];1;0));&quot;&quot;;&quot;Y&quot;)" office:value-type="string" office:string-value="Y">
            <text:p>Y</text:p>
          </table:table-cell>
          <table:table-cell table:formula="of:=IF(ISNA(VLOOKUP([.$A819];['SQL 2011'.$A$2:.$A$1001];1;0));&quot;&quot;;&quot;Y&quot;)">
            <text:p/>
          </table:table-cell>
          <table:table-cell table:formula="of:=IF(ISNA(VLOOKUP([.$A819];['SQL 2008'.$A$2:.$A$1001];1;0));&quot;&quot;;&quot;Y&quot;)">
            <text:p/>
          </table:table-cell>
          <table:table-cell table:formula="of:=IF(ISNA(VLOOKUP([.$A819];['SQL 92'.$A$2:.$A$1001];1;0));&quot;&quot;;&quot;Y&quot;)">
            <text:p/>
          </table:table-cell>
          <table:table-cell table:style-name="ce34" table:formula="of:=IF(ISNA(VLOOKUP([.$A819];['SQLite 3'.$A$2:.$B$1002];1;0));&quot;&quot;;&quot;Y&quot;)">
            <text:p/>
          </table:table-cell>
          <table:table-cell table:style-name="ce34" table:formula="of:=IF(ISNA(VLOOKUP([.$A819];['MySQL 5.7'.$A$2:.$A$832];1;0));&quot;&quot;;&quot;Y&quot;)">
            <text:p/>
          </table:table-cell>
          <table:table-cell table:formula="of:=IF(ISNA(VLOOKUP([.$A819];['Transact-SQL 2012'.$A$2:.$A$1001];1;0));&quot;&quot;;&quot;Y&quot;)">
            <text:p/>
          </table:table-cell>
          <table:table-cell table:formula="of:=IF(ISNA(VLOOKUP([.$A81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UNNAMED</text:p>
          </table:table-cell>
          <table:table-cell table:formula="of:=IF(ISNA(VLOOKUP([.$A820];['PostgreSQL 9.3'.$A$2:.$A$1001];1;0));&quot;&quot;;&quot;Y&quot;)">
            <text:p/>
          </table:table-cell>
          <table:table-cell table:formula="of:=IF(ISNA(VLOOKUP([.$A820];['SQL 2011'.$A$2:.$A$1001];1;0));&quot;&quot;;&quot;Y&quot;)" office:value-type="string" office:string-value="Y">
            <text:p>Y</text:p>
          </table:table-cell>
          <table:table-cell table:formula="of:=IF(ISNA(VLOOKUP([.$A820];['SQL 2008'.$A$2:.$A$1001];1;0));&quot;&quot;;&quot;Y&quot;)" office:value-type="string" office:string-value="Y">
            <text:p>Y</text:p>
          </table:table-cell>
          <table:table-cell table:formula="of:=IF(ISNA(VLOOKUP([.$A820];['SQL 92'.$A$2:.$A$1001];1;0));&quot;&quot;;&quot;Y&quot;)" office:value-type="string" office:string-value="Y">
            <text:p>Y</text:p>
          </table:table-cell>
          <table:table-cell table:style-name="ce34" table:formula="of:=IF(ISNA(VLOOKUP([.$A820];['SQLite 3'.$A$2:.$B$1002];1;0));&quot;&quot;;&quot;Y&quot;)">
            <text:p/>
          </table:table-cell>
          <table:table-cell table:style-name="ce34" table:formula="of:=IF(ISNA(VLOOKUP([.$A820];['MySQL 5.7'.$A$2:.$A$832];1;0));&quot;&quot;;&quot;Y&quot;)">
            <text:p/>
          </table:table-cell>
          <table:table-cell table:formula="of:=IF(ISNA(VLOOKUP([.$A820];['Transact-SQL 2012'.$A$2:.$A$1001];1;0));&quot;&quot;;&quot;Y&quot;)">
            <text:p/>
          </table:table-cell>
          <table:table-cell table:formula="of:=IF(ISNA(VLOOKUP([.$A82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UNNEST</text:p>
          </table:table-cell>
          <table:table-cell table:formula="of:=IF(ISNA(VLOOKUP([.$A821];['PostgreSQL 9.3'.$A$2:.$A$1001];1;0));&quot;&quot;;&quot;Y&quot;)">
            <text:p/>
          </table:table-cell>
          <table:table-cell table:formula="of:=IF(ISNA(VLOOKUP([.$A821];['SQL 2011'.$A$2:.$A$1001];1;0));&quot;&quot;;&quot;Y&quot;)" office:value-type="string" office:string-value="Y">
            <text:p>Y</text:p>
          </table:table-cell>
          <table:table-cell table:formula="of:=IF(ISNA(VLOOKUP([.$A821];['SQL 2008'.$A$2:.$A$1001];1;0));&quot;&quot;;&quot;Y&quot;)" office:value-type="string" office:string-value="Y">
            <text:p>Y</text:p>
          </table:table-cell>
          <table:table-cell table:formula="of:=IF(ISNA(VLOOKUP([.$A821];['SQL 92'.$A$2:.$A$1001];1;0));&quot;&quot;;&quot;Y&quot;)">
            <text:p/>
          </table:table-cell>
          <table:table-cell table:style-name="ce34" table:formula="of:=IF(ISNA(VLOOKUP([.$A821];['SQLite 3'.$A$2:.$B$1002];1;0));&quot;&quot;;&quot;Y&quot;)">
            <text:p/>
          </table:table-cell>
          <table:table-cell table:style-name="ce34" table:formula="of:=IF(ISNA(VLOOKUP([.$A821];['MySQL 5.7'.$A$2:.$A$832];1;0));&quot;&quot;;&quot;Y&quot;)">
            <text:p/>
          </table:table-cell>
          <table:table-cell table:formula="of:=IF(ISNA(VLOOKUP([.$A821];['Transact-SQL 2012'.$A$2:.$A$1001];1;0));&quot;&quot;;&quot;Y&quot;)">
            <text:p/>
          </table:table-cell>
          <table:table-cell table:formula="of:=IF(ISNA(VLOOKUP([.$A821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UNPIVOT</text:p>
          </table:table-cell>
          <table:table-cell table:formula="of:=IF(ISNA(VLOOKUP([.$A822];['PostgreSQL 9.3'.$A$2:.$A$1001];1;0));&quot;&quot;;&quot;Y&quot;)">
            <text:p/>
          </table:table-cell>
          <table:table-cell table:formula="of:=IF(ISNA(VLOOKUP([.$A822];['SQL 2011'.$A$2:.$A$1001];1;0));&quot;&quot;;&quot;Y&quot;)">
            <text:p/>
          </table:table-cell>
          <table:table-cell table:formula="of:=IF(ISNA(VLOOKUP([.$A822];['SQL 2008'.$A$2:.$A$1001];1;0));&quot;&quot;;&quot;Y&quot;)">
            <text:p/>
          </table:table-cell>
          <table:table-cell table:formula="of:=IF(ISNA(VLOOKUP([.$A822];['SQL 92'.$A$2:.$A$1001];1;0));&quot;&quot;;&quot;Y&quot;)">
            <text:p/>
          </table:table-cell>
          <table:table-cell table:style-name="ce34" table:formula="of:=IF(ISNA(VLOOKUP([.$A822];['SQLite 3'.$A$2:.$B$1002];1;0));&quot;&quot;;&quot;Y&quot;)">
            <text:p/>
          </table:table-cell>
          <table:table-cell table:style-name="ce34" table:formula="of:=IF(ISNA(VLOOKUP([.$A822];['MySQL 5.7'.$A$2:.$A$832];1;0));&quot;&quot;;&quot;Y&quot;)">
            <text:p/>
          </table:table-cell>
          <table:table-cell table:formula="of:=IF(ISNA(VLOOKUP([.$A822];['Transact-SQL 2012'.$A$2:.$A$1001];1;0));&quot;&quot;;&quot;Y&quot;)" office:value-type="string" office:string-value="Y">
            <text:p>Y</text:p>
          </table:table-cell>
          <table:table-cell table:formula="of:=IF(ISNA(VLOOKUP([.$A822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UNSIGNED</text:p>
          </table:table-cell>
          <table:table-cell table:formula="of:=IF(ISNA(VLOOKUP([.$A823];['PostgreSQL 9.3'.$A$2:.$A$1001];1;0));&quot;&quot;;&quot;Y&quot;)">
            <text:p/>
          </table:table-cell>
          <table:table-cell table:formula="of:=IF(ISNA(VLOOKUP([.$A823];['SQL 2011'.$A$2:.$A$1001];1;0));&quot;&quot;;&quot;Y&quot;)">
            <text:p/>
          </table:table-cell>
          <table:table-cell table:formula="of:=IF(ISNA(VLOOKUP([.$A823];['SQL 2008'.$A$2:.$A$1001];1;0));&quot;&quot;;&quot;Y&quot;)">
            <text:p/>
          </table:table-cell>
          <table:table-cell table:formula="of:=IF(ISNA(VLOOKUP([.$A823];['SQL 92'.$A$2:.$A$1001];1;0));&quot;&quot;;&quot;Y&quot;)">
            <text:p/>
          </table:table-cell>
          <table:table-cell table:style-name="ce34" table:formula="of:=IF(ISNA(VLOOKUP([.$A823];['SQLite 3'.$A$2:.$B$1002];1;0));&quot;&quot;;&quot;Y&quot;)">
            <text:p/>
          </table:table-cell>
          <table:table-cell table:style-name="ce34" table:formula="of:=IF(ISNA(VLOOKUP([.$A823];['MySQL 5.7'.$A$2:.$A$832];1;0));&quot;&quot;;&quot;Y&quot;)" office:value-type="string" office:string-value="Y">
            <text:p>Y</text:p>
          </table:table-cell>
          <table:table-cell table:formula="of:=IF(ISNA(VLOOKUP([.$A823];['Transact-SQL 2012'.$A$2:.$A$1001];1;0));&quot;&quot;;&quot;Y&quot;)">
            <text:p/>
          </table:table-cell>
          <table:table-cell table:formula="of:=IF(ISNA(VLOOKUP([.$A82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UNTIL</text:p>
          </table:table-cell>
          <table:table-cell table:formula="of:=IF(ISNA(VLOOKUP([.$A824];['PostgreSQL 9.3'.$A$2:.$A$1001];1;0));&quot;&quot;;&quot;Y&quot;)" office:value-type="string" office:string-value="Y">
            <text:p>Y</text:p>
          </table:table-cell>
          <table:table-cell table:formula="of:=IF(ISNA(VLOOKUP([.$A824];['SQL 2011'.$A$2:.$A$1001];1;0));&quot;&quot;;&quot;Y&quot;)">
            <text:p/>
          </table:table-cell>
          <table:table-cell table:formula="of:=IF(ISNA(VLOOKUP([.$A824];['SQL 2008'.$A$2:.$A$1001];1;0));&quot;&quot;;&quot;Y&quot;)">
            <text:p/>
          </table:table-cell>
          <table:table-cell table:formula="of:=IF(ISNA(VLOOKUP([.$A824];['SQL 92'.$A$2:.$A$1001];1;0));&quot;&quot;;&quot;Y&quot;)">
            <text:p/>
          </table:table-cell>
          <table:table-cell table:style-name="ce34" table:formula="of:=IF(ISNA(VLOOKUP([.$A824];['SQLite 3'.$A$2:.$B$1002];1;0));&quot;&quot;;&quot;Y&quot;)">
            <text:p/>
          </table:table-cell>
          <table:table-cell table:style-name="ce34" table:formula="of:=IF(ISNA(VLOOKUP([.$A824];['MySQL 5.7'.$A$2:.$A$832];1;0));&quot;&quot;;&quot;Y&quot;)">
            <text:p/>
          </table:table-cell>
          <table:table-cell table:formula="of:=IF(ISNA(VLOOKUP([.$A824];['Transact-SQL 2012'.$A$2:.$A$1001];1;0));&quot;&quot;;&quot;Y&quot;)">
            <text:p/>
          </table:table-cell>
          <table:table-cell table:formula="of:=IF(ISNA(VLOOKUP([.$A82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UNTYPED</text:p>
          </table:table-cell>
          <table:table-cell table:formula="of:=IF(ISNA(VLOOKUP([.$A825];['PostgreSQL 9.3'.$A$2:.$A$1001];1;0));&quot;&quot;;&quot;Y&quot;)">
            <text:p/>
          </table:table-cell>
          <table:table-cell table:formula="of:=IF(ISNA(VLOOKUP([.$A825];['SQL 2011'.$A$2:.$A$1001];1;0));&quot;&quot;;&quot;Y&quot;)" office:value-type="string" office:string-value="Y">
            <text:p>Y</text:p>
          </table:table-cell>
          <table:table-cell table:formula="of:=IF(ISNA(VLOOKUP([.$A825];['SQL 2008'.$A$2:.$A$1001];1;0));&quot;&quot;;&quot;Y&quot;)" office:value-type="string" office:string-value="Y">
            <text:p>Y</text:p>
          </table:table-cell>
          <table:table-cell table:formula="of:=IF(ISNA(VLOOKUP([.$A825];['SQL 92'.$A$2:.$A$1001];1;0));&quot;&quot;;&quot;Y&quot;)">
            <text:p/>
          </table:table-cell>
          <table:table-cell table:style-name="ce34" table:formula="of:=IF(ISNA(VLOOKUP([.$A825];['SQLite 3'.$A$2:.$B$1002];1;0));&quot;&quot;;&quot;Y&quot;)">
            <text:p/>
          </table:table-cell>
          <table:table-cell table:style-name="ce34" table:formula="of:=IF(ISNA(VLOOKUP([.$A825];['MySQL 5.7'.$A$2:.$A$832];1;0));&quot;&quot;;&quot;Y&quot;)">
            <text:p/>
          </table:table-cell>
          <table:table-cell table:formula="of:=IF(ISNA(VLOOKUP([.$A825];['Transact-SQL 2012'.$A$2:.$A$1001];1;0));&quot;&quot;;&quot;Y&quot;)">
            <text:p/>
          </table:table-cell>
          <table:table-cell table:formula="of:=IF(ISNA(VLOOKUP([.$A82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UPDATE</text:p>
          </table:table-cell>
          <table:table-cell table:formula="of:=IF(ISNA(VLOOKUP([.$A826];['PostgreSQL 9.3'.$A$2:.$A$1001];1;0));&quot;&quot;;&quot;Y&quot;)" office:value-type="string" office:string-value="Y">
            <text:p>Y</text:p>
          </table:table-cell>
          <table:table-cell table:formula="of:=IF(ISNA(VLOOKUP([.$A826];['SQL 2011'.$A$2:.$A$1001];1;0));&quot;&quot;;&quot;Y&quot;)" office:value-type="string" office:string-value="Y">
            <text:p>Y</text:p>
          </table:table-cell>
          <table:table-cell table:formula="of:=IF(ISNA(VLOOKUP([.$A826];['SQL 2008'.$A$2:.$A$1001];1;0));&quot;&quot;;&quot;Y&quot;)" office:value-type="string" office:string-value="Y">
            <text:p>Y</text:p>
          </table:table-cell>
          <table:table-cell table:formula="of:=IF(ISNA(VLOOKUP([.$A826];['SQL 92'.$A$2:.$A$1001];1;0));&quot;&quot;;&quot;Y&quot;)" office:value-type="string" office:string-value="Y">
            <text:p>Y</text:p>
          </table:table-cell>
          <table:table-cell table:style-name="ce34" table:formula="of:=IF(ISNA(VLOOKUP([.$A826];['SQLite 3'.$A$2:.$B$1002];1;0));&quot;&quot;;&quot;Y&quot;)" office:value-type="string" office:string-value="Y">
            <text:p>Y</text:p>
          </table:table-cell>
          <table:table-cell table:style-name="ce34" table:formula="of:=IF(ISNA(VLOOKUP([.$A826];['MySQL 5.7'.$A$2:.$A$832];1;0));&quot;&quot;;&quot;Y&quot;)" office:value-type="string" office:string-value="Y">
            <text:p>Y</text:p>
          </table:table-cell>
          <table:table-cell table:formula="of:=IF(ISNA(VLOOKUP([.$A826];['Transact-SQL 2012'.$A$2:.$A$1001];1;0));&quot;&quot;;&quot;Y&quot;)" office:value-type="string" office:string-value="Y">
            <text:p>Y</text:p>
          </table:table-cell>
          <table:table-cell table:formula="of:=IF(ISNA(VLOOKUP([.$A826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UPDATETEXT</text:p>
          </table:table-cell>
          <table:table-cell table:formula="of:=IF(ISNA(VLOOKUP([.$A827];['PostgreSQL 9.3'.$A$2:.$A$1001];1;0));&quot;&quot;;&quot;Y&quot;)">
            <text:p/>
          </table:table-cell>
          <table:table-cell table:formula="of:=IF(ISNA(VLOOKUP([.$A827];['SQL 2011'.$A$2:.$A$1001];1;0));&quot;&quot;;&quot;Y&quot;)">
            <text:p/>
          </table:table-cell>
          <table:table-cell table:formula="of:=IF(ISNA(VLOOKUP([.$A827];['SQL 2008'.$A$2:.$A$1001];1;0));&quot;&quot;;&quot;Y&quot;)">
            <text:p/>
          </table:table-cell>
          <table:table-cell table:formula="of:=IF(ISNA(VLOOKUP([.$A827];['SQL 92'.$A$2:.$A$1001];1;0));&quot;&quot;;&quot;Y&quot;)">
            <text:p/>
          </table:table-cell>
          <table:table-cell table:style-name="ce34" table:formula="of:=IF(ISNA(VLOOKUP([.$A827];['SQLite 3'.$A$2:.$B$1002];1;0));&quot;&quot;;&quot;Y&quot;)">
            <text:p/>
          </table:table-cell>
          <table:table-cell table:style-name="ce34" table:formula="of:=IF(ISNA(VLOOKUP([.$A827];['MySQL 5.7'.$A$2:.$A$832];1;0));&quot;&quot;;&quot;Y&quot;)">
            <text:p/>
          </table:table-cell>
          <table:table-cell table:formula="of:=IF(ISNA(VLOOKUP([.$A827];['Transact-SQL 2012'.$A$2:.$A$1001];1;0));&quot;&quot;;&quot;Y&quot;)" office:value-type="string" office:string-value="Y">
            <text:p>Y</text:p>
          </table:table-cell>
          <table:table-cell table:formula="of:=IF(ISNA(VLOOKUP([.$A82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UPPER</text:p>
          </table:table-cell>
          <table:table-cell table:formula="of:=IF(ISNA(VLOOKUP([.$A828];['PostgreSQL 9.3'.$A$2:.$A$1001];1;0));&quot;&quot;;&quot;Y&quot;)">
            <text:p/>
          </table:table-cell>
          <table:table-cell table:formula="of:=IF(ISNA(VLOOKUP([.$A828];['SQL 2011'.$A$2:.$A$1001];1;0));&quot;&quot;;&quot;Y&quot;)" office:value-type="string" office:string-value="Y">
            <text:p>Y</text:p>
          </table:table-cell>
          <table:table-cell table:formula="of:=IF(ISNA(VLOOKUP([.$A828];['SQL 2008'.$A$2:.$A$1001];1;0));&quot;&quot;;&quot;Y&quot;)" office:value-type="string" office:string-value="Y">
            <text:p>Y</text:p>
          </table:table-cell>
          <table:table-cell table:formula="of:=IF(ISNA(VLOOKUP([.$A828];['SQL 92'.$A$2:.$A$1001];1;0));&quot;&quot;;&quot;Y&quot;)" office:value-type="string" office:string-value="Y">
            <text:p>Y</text:p>
          </table:table-cell>
          <table:table-cell table:style-name="ce34" table:formula="of:=IF(ISNA(VLOOKUP([.$A828];['SQLite 3'.$A$2:.$B$1002];1;0));&quot;&quot;;&quot;Y&quot;)">
            <text:p/>
          </table:table-cell>
          <table:table-cell table:style-name="ce34" table:formula="of:=IF(ISNA(VLOOKUP([.$A828];['MySQL 5.7'.$A$2:.$A$832];1;0));&quot;&quot;;&quot;Y&quot;)">
            <text:p/>
          </table:table-cell>
          <table:table-cell table:formula="of:=IF(ISNA(VLOOKUP([.$A828];['Transact-SQL 2012'.$A$2:.$A$1001];1;0));&quot;&quot;;&quot;Y&quot;)">
            <text:p/>
          </table:table-cell>
          <table:table-cell table:formula="of:=IF(ISNA(VLOOKUP([.$A828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URI</text:p>
          </table:table-cell>
          <table:table-cell table:formula="of:=IF(ISNA(VLOOKUP([.$A829];['PostgreSQL 9.3'.$A$2:.$A$1001];1;0));&quot;&quot;;&quot;Y&quot;)">
            <text:p/>
          </table:table-cell>
          <table:table-cell table:formula="of:=IF(ISNA(VLOOKUP([.$A829];['SQL 2011'.$A$2:.$A$1001];1;0));&quot;&quot;;&quot;Y&quot;)" office:value-type="string" office:string-value="Y">
            <text:p>Y</text:p>
          </table:table-cell>
          <table:table-cell table:formula="of:=IF(ISNA(VLOOKUP([.$A829];['SQL 2008'.$A$2:.$A$1001];1;0));&quot;&quot;;&quot;Y&quot;)" office:value-type="string" office:string-value="Y">
            <text:p>Y</text:p>
          </table:table-cell>
          <table:table-cell table:formula="of:=IF(ISNA(VLOOKUP([.$A829];['SQL 92'.$A$2:.$A$1001];1;0));&quot;&quot;;&quot;Y&quot;)">
            <text:p/>
          </table:table-cell>
          <table:table-cell table:style-name="ce34" table:formula="of:=IF(ISNA(VLOOKUP([.$A829];['SQLite 3'.$A$2:.$B$1002];1;0));&quot;&quot;;&quot;Y&quot;)">
            <text:p/>
          </table:table-cell>
          <table:table-cell table:style-name="ce34" table:formula="of:=IF(ISNA(VLOOKUP([.$A829];['MySQL 5.7'.$A$2:.$A$832];1;0));&quot;&quot;;&quot;Y&quot;)">
            <text:p/>
          </table:table-cell>
          <table:table-cell table:formula="of:=IF(ISNA(VLOOKUP([.$A829];['Transact-SQL 2012'.$A$2:.$A$1001];1;0));&quot;&quot;;&quot;Y&quot;)">
            <text:p/>
          </table:table-cell>
          <table:table-cell table:formula="of:=IF(ISNA(VLOOKUP([.$A82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USAGE</text:p>
          </table:table-cell>
          <table:table-cell table:formula="of:=IF(ISNA(VLOOKUP([.$A830];['PostgreSQL 9.3'.$A$2:.$A$1001];1;0));&quot;&quot;;&quot;Y&quot;)">
            <text:p/>
          </table:table-cell>
          <table:table-cell table:formula="of:=IF(ISNA(VLOOKUP([.$A830];['SQL 2011'.$A$2:.$A$1001];1;0));&quot;&quot;;&quot;Y&quot;)" office:value-type="string" office:string-value="Y">
            <text:p>Y</text:p>
          </table:table-cell>
          <table:table-cell table:formula="of:=IF(ISNA(VLOOKUP([.$A830];['SQL 2008'.$A$2:.$A$1001];1;0));&quot;&quot;;&quot;Y&quot;)" office:value-type="string" office:string-value="Y">
            <text:p>Y</text:p>
          </table:table-cell>
          <table:table-cell table:formula="of:=IF(ISNA(VLOOKUP([.$A830];['SQL 92'.$A$2:.$A$1001];1;0));&quot;&quot;;&quot;Y&quot;)" office:value-type="string" office:string-value="Y">
            <text:p>Y</text:p>
          </table:table-cell>
          <table:table-cell table:style-name="ce34" table:formula="of:=IF(ISNA(VLOOKUP([.$A830];['SQLite 3'.$A$2:.$B$1002];1;0));&quot;&quot;;&quot;Y&quot;)">
            <text:p/>
          </table:table-cell>
          <table:table-cell table:style-name="ce34" table:formula="of:=IF(ISNA(VLOOKUP([.$A830];['MySQL 5.7'.$A$2:.$A$832];1;0));&quot;&quot;;&quot;Y&quot;)" office:value-type="string" office:string-value="Y">
            <text:p>Y</text:p>
          </table:table-cell>
          <table:table-cell table:formula="of:=IF(ISNA(VLOOKUP([.$A830];['Transact-SQL 2012'.$A$2:.$A$1001];1;0));&quot;&quot;;&quot;Y&quot;)">
            <text:p/>
          </table:table-cell>
          <table:table-cell table:formula="of:=IF(ISNA(VLOOKUP([.$A830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USE</text:p>
          </table:table-cell>
          <table:table-cell table:formula="of:=IF(ISNA(VLOOKUP([.$A831];['PostgreSQL 9.3'.$A$2:.$A$1001];1;0));&quot;&quot;;&quot;Y&quot;)">
            <text:p/>
          </table:table-cell>
          <table:table-cell table:formula="of:=IF(ISNA(VLOOKUP([.$A831];['SQL 2011'.$A$2:.$A$1001];1;0));&quot;&quot;;&quot;Y&quot;)">
            <text:p/>
          </table:table-cell>
          <table:table-cell table:formula="of:=IF(ISNA(VLOOKUP([.$A831];['SQL 2008'.$A$2:.$A$1001];1;0));&quot;&quot;;&quot;Y&quot;)">
            <text:p/>
          </table:table-cell>
          <table:table-cell table:formula="of:=IF(ISNA(VLOOKUP([.$A831];['SQL 92'.$A$2:.$A$1001];1;0));&quot;&quot;;&quot;Y&quot;)">
            <text:p/>
          </table:table-cell>
          <table:table-cell table:style-name="ce34" table:formula="of:=IF(ISNA(VLOOKUP([.$A831];['SQLite 3'.$A$2:.$B$1002];1;0));&quot;&quot;;&quot;Y&quot;)">
            <text:p/>
          </table:table-cell>
          <table:table-cell table:style-name="ce34" table:formula="of:=IF(ISNA(VLOOKUP([.$A831];['MySQL 5.7'.$A$2:.$A$832];1;0));&quot;&quot;;&quot;Y&quot;)" office:value-type="string" office:string-value="Y">
            <text:p>Y</text:p>
          </table:table-cell>
          <table:table-cell table:formula="of:=IF(ISNA(VLOOKUP([.$A831];['Transact-SQL 2012'.$A$2:.$A$1001];1;0));&quot;&quot;;&quot;Y&quot;)" office:value-type="string" office:string-value="Y">
            <text:p>Y</text:p>
          </table:table-cell>
          <table:table-cell table:formula="of:=IF(ISNA(VLOOKUP([.$A83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USER</text:p>
          </table:table-cell>
          <table:table-cell table:formula="of:=IF(ISNA(VLOOKUP([.$A832];['PostgreSQL 9.3'.$A$2:.$A$1001];1;0));&quot;&quot;;&quot;Y&quot;)" office:value-type="string" office:string-value="Y">
            <text:p>Y</text:p>
          </table:table-cell>
          <table:table-cell table:formula="of:=IF(ISNA(VLOOKUP([.$A832];['SQL 2011'.$A$2:.$A$1001];1;0));&quot;&quot;;&quot;Y&quot;)" office:value-type="string" office:string-value="Y">
            <text:p>Y</text:p>
          </table:table-cell>
          <table:table-cell table:formula="of:=IF(ISNA(VLOOKUP([.$A832];['SQL 2008'.$A$2:.$A$1001];1;0));&quot;&quot;;&quot;Y&quot;)" office:value-type="string" office:string-value="Y">
            <text:p>Y</text:p>
          </table:table-cell>
          <table:table-cell table:formula="of:=IF(ISNA(VLOOKUP([.$A832];['SQL 92'.$A$2:.$A$1001];1;0));&quot;&quot;;&quot;Y&quot;)" office:value-type="string" office:string-value="Y">
            <text:p>Y</text:p>
          </table:table-cell>
          <table:table-cell table:style-name="ce34" table:formula="of:=IF(ISNA(VLOOKUP([.$A832];['SQLite 3'.$A$2:.$B$1002];1;0));&quot;&quot;;&quot;Y&quot;)">
            <text:p/>
          </table:table-cell>
          <table:table-cell table:style-name="ce34" table:formula="of:=IF(ISNA(VLOOKUP([.$A832];['MySQL 5.7'.$A$2:.$A$832];1;0));&quot;&quot;;&quot;Y&quot;)">
            <text:p/>
          </table:table-cell>
          <table:table-cell table:formula="of:=IF(ISNA(VLOOKUP([.$A832];['Transact-SQL 2012'.$A$2:.$A$1001];1;0));&quot;&quot;;&quot;Y&quot;)" office:value-type="string" office:string-value="Y">
            <text:p>Y</text:p>
          </table:table-cell>
          <table:table-cell table:formula="of:=IF(ISNA(VLOOKUP([.$A83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4">
          <table:table-cell table:style-name="ce26" office:value-type="string">
            <text:p>USER_DEFINED_TYPE_CATALOG</text:p>
          </table:table-cell>
          <table:table-cell table:formula="of:=IF(ISNA(VLOOKUP([.$A833];['PostgreSQL 9.3'.$A$2:.$A$1001];1;0));&quot;&quot;;&quot;Y&quot;)">
            <text:p/>
          </table:table-cell>
          <table:table-cell table:formula="of:=IF(ISNA(VLOOKUP([.$A833];['SQL 2011'.$A$2:.$A$1001];1;0));&quot;&quot;;&quot;Y&quot;)" office:value-type="string" office:string-value="Y">
            <text:p>Y</text:p>
          </table:table-cell>
          <table:table-cell table:formula="of:=IF(ISNA(VLOOKUP([.$A833];['SQL 2008'.$A$2:.$A$1001];1;0));&quot;&quot;;&quot;Y&quot;)" office:value-type="string" office:string-value="Y">
            <text:p>Y</text:p>
          </table:table-cell>
          <table:table-cell table:formula="of:=IF(ISNA(VLOOKUP([.$A833];['SQL 92'.$A$2:.$A$1001];1;0));&quot;&quot;;&quot;Y&quot;)">
            <text:p/>
          </table:table-cell>
          <table:table-cell table:style-name="ce34" table:formula="of:=IF(ISNA(VLOOKUP([.$A833];['SQLite 3'.$A$2:.$B$1002];1;0));&quot;&quot;;&quot;Y&quot;)">
            <text:p/>
          </table:table-cell>
          <table:table-cell table:style-name="ce34" table:formula="of:=IF(ISNA(VLOOKUP([.$A833];['MySQL 5.7'.$A$2:.$A$832];1;0));&quot;&quot;;&quot;Y&quot;)">
            <text:p/>
          </table:table-cell>
          <table:table-cell table:formula="of:=IF(ISNA(VLOOKUP([.$A833];['Transact-SQL 2012'.$A$2:.$A$1001];1;0));&quot;&quot;;&quot;Y&quot;)">
            <text:p/>
          </table:table-cell>
          <table:table-cell table:formula="of:=IF(ISNA(VLOOKUP([.$A833];[ODBC.$A$2:.$A$1001];1;0));&quot;&quot;;&quot;Y&quot;)">
            <text:p/>
          </table:table-cell>
          <table:table-cell table:number-columns-repeated="1014"/>
        </table:table-row>
        <table:table-row table:style-name="ro4">
          <table:table-cell table:style-name="ce26" office:value-type="string">
            <text:p>USER_DEFINED_TYPE_CODE</text:p>
          </table:table-cell>
          <table:table-cell table:formula="of:=IF(ISNA(VLOOKUP([.$A834];['PostgreSQL 9.3'.$A$2:.$A$1001];1;0));&quot;&quot;;&quot;Y&quot;)">
            <text:p/>
          </table:table-cell>
          <table:table-cell table:formula="of:=IF(ISNA(VLOOKUP([.$A834];['SQL 2011'.$A$2:.$A$1001];1;0));&quot;&quot;;&quot;Y&quot;)" office:value-type="string" office:string-value="Y">
            <text:p>Y</text:p>
          </table:table-cell>
          <table:table-cell table:formula="of:=IF(ISNA(VLOOKUP([.$A834];['SQL 2008'.$A$2:.$A$1001];1;0));&quot;&quot;;&quot;Y&quot;)" office:value-type="string" office:string-value="Y">
            <text:p>Y</text:p>
          </table:table-cell>
          <table:table-cell table:formula="of:=IF(ISNA(VLOOKUP([.$A834];['SQL 92'.$A$2:.$A$1001];1;0));&quot;&quot;;&quot;Y&quot;)">
            <text:p/>
          </table:table-cell>
          <table:table-cell table:style-name="ce34" table:formula="of:=IF(ISNA(VLOOKUP([.$A834];['SQLite 3'.$A$2:.$B$1002];1;0));&quot;&quot;;&quot;Y&quot;)">
            <text:p/>
          </table:table-cell>
          <table:table-cell table:style-name="ce34" table:formula="of:=IF(ISNA(VLOOKUP([.$A834];['MySQL 5.7'.$A$2:.$A$832];1;0));&quot;&quot;;&quot;Y&quot;)">
            <text:p/>
          </table:table-cell>
          <table:table-cell table:formula="of:=IF(ISNA(VLOOKUP([.$A834];['Transact-SQL 2012'.$A$2:.$A$1001];1;0));&quot;&quot;;&quot;Y&quot;)">
            <text:p/>
          </table:table-cell>
          <table:table-cell table:formula="of:=IF(ISNA(VLOOKUP([.$A834];[ODBC.$A$2:.$A$1001];1;0));&quot;&quot;;&quot;Y&quot;)">
            <text:p/>
          </table:table-cell>
          <table:table-cell table:number-columns-repeated="1014"/>
        </table:table-row>
        <table:table-row table:style-name="ro4">
          <table:table-cell table:style-name="ce26" office:value-type="string">
            <text:p>USER_DEFINED_TYPE_NAME</text:p>
          </table:table-cell>
          <table:table-cell table:formula="of:=IF(ISNA(VLOOKUP([.$A835];['PostgreSQL 9.3'.$A$2:.$A$1001];1;0));&quot;&quot;;&quot;Y&quot;)">
            <text:p/>
          </table:table-cell>
          <table:table-cell table:formula="of:=IF(ISNA(VLOOKUP([.$A835];['SQL 2011'.$A$2:.$A$1001];1;0));&quot;&quot;;&quot;Y&quot;)" office:value-type="string" office:string-value="Y">
            <text:p>Y</text:p>
          </table:table-cell>
          <table:table-cell table:formula="of:=IF(ISNA(VLOOKUP([.$A835];['SQL 2008'.$A$2:.$A$1001];1;0));&quot;&quot;;&quot;Y&quot;)" office:value-type="string" office:string-value="Y">
            <text:p>Y</text:p>
          </table:table-cell>
          <table:table-cell table:formula="of:=IF(ISNA(VLOOKUP([.$A835];['SQL 92'.$A$2:.$A$1001];1;0));&quot;&quot;;&quot;Y&quot;)">
            <text:p/>
          </table:table-cell>
          <table:table-cell table:style-name="ce34" table:formula="of:=IF(ISNA(VLOOKUP([.$A835];['SQLite 3'.$A$2:.$B$1002];1;0));&quot;&quot;;&quot;Y&quot;)">
            <text:p/>
          </table:table-cell>
          <table:table-cell table:style-name="ce34" table:formula="of:=IF(ISNA(VLOOKUP([.$A835];['MySQL 5.7'.$A$2:.$A$832];1;0));&quot;&quot;;&quot;Y&quot;)">
            <text:p/>
          </table:table-cell>
          <table:table-cell table:formula="of:=IF(ISNA(VLOOKUP([.$A835];['Transact-SQL 2012'.$A$2:.$A$1001];1;0));&quot;&quot;;&quot;Y&quot;)">
            <text:p/>
          </table:table-cell>
          <table:table-cell table:formula="of:=IF(ISNA(VLOOKUP([.$A835];[ODBC.$A$2:.$A$1001];1;0));&quot;&quot;;&quot;Y&quot;)">
            <text:p/>
          </table:table-cell>
          <table:table-cell table:number-columns-repeated="1014"/>
        </table:table-row>
        <table:table-row table:style-name="ro4">
          <table:table-cell table:style-name="ce26" office:value-type="string">
            <text:p>USER_DEFINED_TYPE_SCHEMA</text:p>
          </table:table-cell>
          <table:table-cell table:formula="of:=IF(ISNA(VLOOKUP([.$A836];['PostgreSQL 9.3'.$A$2:.$A$1001];1;0));&quot;&quot;;&quot;Y&quot;)">
            <text:p/>
          </table:table-cell>
          <table:table-cell table:formula="of:=IF(ISNA(VLOOKUP([.$A836];['SQL 2011'.$A$2:.$A$1001];1;0));&quot;&quot;;&quot;Y&quot;)" office:value-type="string" office:string-value="Y">
            <text:p>Y</text:p>
          </table:table-cell>
          <table:table-cell table:formula="of:=IF(ISNA(VLOOKUP([.$A836];['SQL 2008'.$A$2:.$A$1001];1;0));&quot;&quot;;&quot;Y&quot;)" office:value-type="string" office:string-value="Y">
            <text:p>Y</text:p>
          </table:table-cell>
          <table:table-cell table:formula="of:=IF(ISNA(VLOOKUP([.$A836];['SQL 92'.$A$2:.$A$1001];1;0));&quot;&quot;;&quot;Y&quot;)">
            <text:p/>
          </table:table-cell>
          <table:table-cell table:style-name="ce34" table:formula="of:=IF(ISNA(VLOOKUP([.$A836];['SQLite 3'.$A$2:.$B$1002];1;0));&quot;&quot;;&quot;Y&quot;)">
            <text:p/>
          </table:table-cell>
          <table:table-cell table:style-name="ce34" table:formula="of:=IF(ISNA(VLOOKUP([.$A836];['MySQL 5.7'.$A$2:.$A$832];1;0));&quot;&quot;;&quot;Y&quot;)">
            <text:p/>
          </table:table-cell>
          <table:table-cell table:formula="of:=IF(ISNA(VLOOKUP([.$A836];['Transact-SQL 2012'.$A$2:.$A$1001];1;0));&quot;&quot;;&quot;Y&quot;)">
            <text:p/>
          </table:table-cell>
          <table:table-cell table:formula="of:=IF(ISNA(VLOOKUP([.$A83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USING</text:p>
          </table:table-cell>
          <table:table-cell table:formula="of:=IF(ISNA(VLOOKUP([.$A837];['PostgreSQL 9.3'.$A$2:.$A$1001];1;0));&quot;&quot;;&quot;Y&quot;)" office:value-type="string" office:string-value="Y">
            <text:p>Y</text:p>
          </table:table-cell>
          <table:table-cell table:formula="of:=IF(ISNA(VLOOKUP([.$A837];['SQL 2011'.$A$2:.$A$1001];1;0));&quot;&quot;;&quot;Y&quot;)" office:value-type="string" office:string-value="Y">
            <text:p>Y</text:p>
          </table:table-cell>
          <table:table-cell table:formula="of:=IF(ISNA(VLOOKUP([.$A837];['SQL 2008'.$A$2:.$A$1001];1;0));&quot;&quot;;&quot;Y&quot;)" office:value-type="string" office:string-value="Y">
            <text:p>Y</text:p>
          </table:table-cell>
          <table:table-cell table:formula="of:=IF(ISNA(VLOOKUP([.$A837];['SQL 92'.$A$2:.$A$1001];1;0));&quot;&quot;;&quot;Y&quot;)" office:value-type="string" office:string-value="Y">
            <text:p>Y</text:p>
          </table:table-cell>
          <table:table-cell table:style-name="ce34" table:formula="of:=IF(ISNA(VLOOKUP([.$A837];['SQLite 3'.$A$2:.$B$1002];1;0));&quot;&quot;;&quot;Y&quot;)" office:value-type="string" office:string-value="Y">
            <text:p>Y</text:p>
          </table:table-cell>
          <table:table-cell table:style-name="ce34" table:formula="of:=IF(ISNA(VLOOKUP([.$A837];['MySQL 5.7'.$A$2:.$A$832];1;0));&quot;&quot;;&quot;Y&quot;)" office:value-type="string" office:string-value="Y">
            <text:p>Y</text:p>
          </table:table-cell>
          <table:table-cell table:formula="of:=IF(ISNA(VLOOKUP([.$A837];['Transact-SQL 2012'.$A$2:.$A$1001];1;0));&quot;&quot;;&quot;Y&quot;)">
            <text:p/>
          </table:table-cell>
          <table:table-cell table:formula="of:=IF(ISNA(VLOOKUP([.$A837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UTC_DATE</text:p>
          </table:table-cell>
          <table:table-cell table:formula="of:=IF(ISNA(VLOOKUP([.$A838];['PostgreSQL 9.3'.$A$2:.$A$1001];1;0));&quot;&quot;;&quot;Y&quot;)">
            <text:p/>
          </table:table-cell>
          <table:table-cell table:formula="of:=IF(ISNA(VLOOKUP([.$A838];['SQL 2011'.$A$2:.$A$1001];1;0));&quot;&quot;;&quot;Y&quot;)">
            <text:p/>
          </table:table-cell>
          <table:table-cell table:formula="of:=IF(ISNA(VLOOKUP([.$A838];['SQL 2008'.$A$2:.$A$1001];1;0));&quot;&quot;;&quot;Y&quot;)">
            <text:p/>
          </table:table-cell>
          <table:table-cell table:formula="of:=IF(ISNA(VLOOKUP([.$A838];['SQL 92'.$A$2:.$A$1001];1;0));&quot;&quot;;&quot;Y&quot;)">
            <text:p/>
          </table:table-cell>
          <table:table-cell table:style-name="ce34" table:formula="of:=IF(ISNA(VLOOKUP([.$A838];['SQLite 3'.$A$2:.$B$1002];1;0));&quot;&quot;;&quot;Y&quot;)">
            <text:p/>
          </table:table-cell>
          <table:table-cell table:style-name="ce34" table:formula="of:=IF(ISNA(VLOOKUP([.$A838];['MySQL 5.7'.$A$2:.$A$832];1;0));&quot;&quot;;&quot;Y&quot;)" office:value-type="string" office:string-value="Y">
            <text:p>Y</text:p>
          </table:table-cell>
          <table:table-cell table:formula="of:=IF(ISNA(VLOOKUP([.$A838];['Transact-SQL 2012'.$A$2:.$A$1001];1;0));&quot;&quot;;&quot;Y&quot;)">
            <text:p/>
          </table:table-cell>
          <table:table-cell table:formula="of:=IF(ISNA(VLOOKUP([.$A838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UTC_TIME</text:p>
          </table:table-cell>
          <table:table-cell table:formula="of:=IF(ISNA(VLOOKUP([.$A839];['PostgreSQL 9.3'.$A$2:.$A$1001];1;0));&quot;&quot;;&quot;Y&quot;)">
            <text:p/>
          </table:table-cell>
          <table:table-cell table:formula="of:=IF(ISNA(VLOOKUP([.$A839];['SQL 2011'.$A$2:.$A$1001];1;0));&quot;&quot;;&quot;Y&quot;)">
            <text:p/>
          </table:table-cell>
          <table:table-cell table:formula="of:=IF(ISNA(VLOOKUP([.$A839];['SQL 2008'.$A$2:.$A$1001];1;0));&quot;&quot;;&quot;Y&quot;)">
            <text:p/>
          </table:table-cell>
          <table:table-cell table:formula="of:=IF(ISNA(VLOOKUP([.$A839];['SQL 92'.$A$2:.$A$1001];1;0));&quot;&quot;;&quot;Y&quot;)">
            <text:p/>
          </table:table-cell>
          <table:table-cell table:style-name="ce34" table:formula="of:=IF(ISNA(VLOOKUP([.$A839];['SQLite 3'.$A$2:.$B$1002];1;0));&quot;&quot;;&quot;Y&quot;)">
            <text:p/>
          </table:table-cell>
          <table:table-cell table:style-name="ce34" table:formula="of:=IF(ISNA(VLOOKUP([.$A839];['MySQL 5.7'.$A$2:.$A$832];1;0));&quot;&quot;;&quot;Y&quot;)" office:value-type="string" office:string-value="Y">
            <text:p>Y</text:p>
          </table:table-cell>
          <table:table-cell table:formula="of:=IF(ISNA(VLOOKUP([.$A839];['Transact-SQL 2012'.$A$2:.$A$1001];1;0));&quot;&quot;;&quot;Y&quot;)">
            <text:p/>
          </table:table-cell>
          <table:table-cell table:formula="of:=IF(ISNA(VLOOKUP([.$A839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UTC_TIMESTAMP</text:p>
          </table:table-cell>
          <table:table-cell table:formula="of:=IF(ISNA(VLOOKUP([.$A840];['PostgreSQL 9.3'.$A$2:.$A$1001];1;0));&quot;&quot;;&quot;Y&quot;)">
            <text:p/>
          </table:table-cell>
          <table:table-cell table:formula="of:=IF(ISNA(VLOOKUP([.$A840];['SQL 2011'.$A$2:.$A$1001];1;0));&quot;&quot;;&quot;Y&quot;)">
            <text:p/>
          </table:table-cell>
          <table:table-cell table:formula="of:=IF(ISNA(VLOOKUP([.$A840];['SQL 2008'.$A$2:.$A$1001];1;0));&quot;&quot;;&quot;Y&quot;)">
            <text:p/>
          </table:table-cell>
          <table:table-cell table:formula="of:=IF(ISNA(VLOOKUP([.$A840];['SQL 92'.$A$2:.$A$1001];1;0));&quot;&quot;;&quot;Y&quot;)">
            <text:p/>
          </table:table-cell>
          <table:table-cell table:style-name="ce34" table:formula="of:=IF(ISNA(VLOOKUP([.$A840];['SQLite 3'.$A$2:.$B$1002];1;0));&quot;&quot;;&quot;Y&quot;)">
            <text:p/>
          </table:table-cell>
          <table:table-cell table:style-name="ce34" table:formula="of:=IF(ISNA(VLOOKUP([.$A840];['MySQL 5.7'.$A$2:.$A$832];1;0));&quot;&quot;;&quot;Y&quot;)" office:value-type="string" office:string-value="Y">
            <text:p>Y</text:p>
          </table:table-cell>
          <table:table-cell table:formula="of:=IF(ISNA(VLOOKUP([.$A840];['Transact-SQL 2012'.$A$2:.$A$1001];1;0));&quot;&quot;;&quot;Y&quot;)">
            <text:p/>
          </table:table-cell>
          <table:table-cell table:formula="of:=IF(ISNA(VLOOKUP([.$A84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VACUUM</text:p>
          </table:table-cell>
          <table:table-cell table:formula="of:=IF(ISNA(VLOOKUP([.$A841];['PostgreSQL 9.3'.$A$2:.$A$1001];1;0));&quot;&quot;;&quot;Y&quot;)" office:value-type="string" office:string-value="Y">
            <text:p>Y</text:p>
          </table:table-cell>
          <table:table-cell table:formula="of:=IF(ISNA(VLOOKUP([.$A841];['SQL 2011'.$A$2:.$A$1001];1;0));&quot;&quot;;&quot;Y&quot;)">
            <text:p/>
          </table:table-cell>
          <table:table-cell table:formula="of:=IF(ISNA(VLOOKUP([.$A841];['SQL 2008'.$A$2:.$A$1001];1;0));&quot;&quot;;&quot;Y&quot;)">
            <text:p/>
          </table:table-cell>
          <table:table-cell table:formula="of:=IF(ISNA(VLOOKUP([.$A841];['SQL 92'.$A$2:.$A$1001];1;0));&quot;&quot;;&quot;Y&quot;)">
            <text:p/>
          </table:table-cell>
          <table:table-cell table:style-name="ce34" table:formula="of:=IF(ISNA(VLOOKUP([.$A841];['SQLite 3'.$A$2:.$B$1002];1;0));&quot;&quot;;&quot;Y&quot;)" office:value-type="string" office:string-value="Y">
            <text:p>Y</text:p>
          </table:table-cell>
          <table:table-cell table:style-name="ce34" table:formula="of:=IF(ISNA(VLOOKUP([.$A841];['MySQL 5.7'.$A$2:.$A$832];1;0));&quot;&quot;;&quot;Y&quot;)">
            <text:p/>
          </table:table-cell>
          <table:table-cell table:formula="of:=IF(ISNA(VLOOKUP([.$A841];['Transact-SQL 2012'.$A$2:.$A$1001];1;0));&quot;&quot;;&quot;Y&quot;)">
            <text:p/>
          </table:table-cell>
          <table:table-cell table:formula="of:=IF(ISNA(VLOOKUP([.$A84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VALID</text:p>
          </table:table-cell>
          <table:table-cell table:formula="of:=IF(ISNA(VLOOKUP([.$A842];['PostgreSQL 9.3'.$A$2:.$A$1001];1;0));&quot;&quot;;&quot;Y&quot;)" office:value-type="string" office:string-value="Y">
            <text:p>Y</text:p>
          </table:table-cell>
          <table:table-cell table:formula="of:=IF(ISNA(VLOOKUP([.$A842];['SQL 2011'.$A$2:.$A$1001];1;0));&quot;&quot;;&quot;Y&quot;)" office:value-type="string" office:string-value="Y">
            <text:p>Y</text:p>
          </table:table-cell>
          <table:table-cell table:formula="of:=IF(ISNA(VLOOKUP([.$A842];['SQL 2008'.$A$2:.$A$1001];1;0));&quot;&quot;;&quot;Y&quot;)" office:value-type="string" office:string-value="Y">
            <text:p>Y</text:p>
          </table:table-cell>
          <table:table-cell table:formula="of:=IF(ISNA(VLOOKUP([.$A842];['SQL 92'.$A$2:.$A$1001];1;0));&quot;&quot;;&quot;Y&quot;)">
            <text:p/>
          </table:table-cell>
          <table:table-cell table:style-name="ce34" table:formula="of:=IF(ISNA(VLOOKUP([.$A842];['SQLite 3'.$A$2:.$B$1002];1;0));&quot;&quot;;&quot;Y&quot;)">
            <text:p/>
          </table:table-cell>
          <table:table-cell table:style-name="ce34" table:formula="of:=IF(ISNA(VLOOKUP([.$A842];['MySQL 5.7'.$A$2:.$A$832];1;0));&quot;&quot;;&quot;Y&quot;)">
            <text:p/>
          </table:table-cell>
          <table:table-cell table:formula="of:=IF(ISNA(VLOOKUP([.$A842];['Transact-SQL 2012'.$A$2:.$A$1001];1;0));&quot;&quot;;&quot;Y&quot;)">
            <text:p/>
          </table:table-cell>
          <table:table-cell table:formula="of:=IF(ISNA(VLOOKUP([.$A84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VALIDATE</text:p>
          </table:table-cell>
          <table:table-cell table:formula="of:=IF(ISNA(VLOOKUP([.$A843];['PostgreSQL 9.3'.$A$2:.$A$1001];1;0));&quot;&quot;;&quot;Y&quot;)" office:value-type="string" office:string-value="Y">
            <text:p>Y</text:p>
          </table:table-cell>
          <table:table-cell table:formula="of:=IF(ISNA(VLOOKUP([.$A843];['SQL 2011'.$A$2:.$A$1001];1;0));&quot;&quot;;&quot;Y&quot;)">
            <text:p/>
          </table:table-cell>
          <table:table-cell table:formula="of:=IF(ISNA(VLOOKUP([.$A843];['SQL 2008'.$A$2:.$A$1001];1;0));&quot;&quot;;&quot;Y&quot;)">
            <text:p/>
          </table:table-cell>
          <table:table-cell table:formula="of:=IF(ISNA(VLOOKUP([.$A843];['SQL 92'.$A$2:.$A$1001];1;0));&quot;&quot;;&quot;Y&quot;)">
            <text:p/>
          </table:table-cell>
          <table:table-cell table:style-name="ce34" table:formula="of:=IF(ISNA(VLOOKUP([.$A843];['SQLite 3'.$A$2:.$B$1002];1;0));&quot;&quot;;&quot;Y&quot;)">
            <text:p/>
          </table:table-cell>
          <table:table-cell table:style-name="ce34" table:formula="of:=IF(ISNA(VLOOKUP([.$A843];['MySQL 5.7'.$A$2:.$A$832];1;0));&quot;&quot;;&quot;Y&quot;)">
            <text:p/>
          </table:table-cell>
          <table:table-cell table:formula="of:=IF(ISNA(VLOOKUP([.$A843];['Transact-SQL 2012'.$A$2:.$A$1001];1;0));&quot;&quot;;&quot;Y&quot;)">
            <text:p/>
          </table:table-cell>
          <table:table-cell table:formula="of:=IF(ISNA(VLOOKUP([.$A84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VALIDATOR</text:p>
          </table:table-cell>
          <table:table-cell table:formula="of:=IF(ISNA(VLOOKUP([.$A844];['PostgreSQL 9.3'.$A$2:.$A$1001];1;0));&quot;&quot;;&quot;Y&quot;)" office:value-type="string" office:string-value="Y">
            <text:p>Y</text:p>
          </table:table-cell>
          <table:table-cell table:formula="of:=IF(ISNA(VLOOKUP([.$A844];['SQL 2011'.$A$2:.$A$1001];1;0));&quot;&quot;;&quot;Y&quot;)">
            <text:p/>
          </table:table-cell>
          <table:table-cell table:formula="of:=IF(ISNA(VLOOKUP([.$A844];['SQL 2008'.$A$2:.$A$1001];1;0));&quot;&quot;;&quot;Y&quot;)">
            <text:p/>
          </table:table-cell>
          <table:table-cell table:formula="of:=IF(ISNA(VLOOKUP([.$A844];['SQL 92'.$A$2:.$A$1001];1;0));&quot;&quot;;&quot;Y&quot;)">
            <text:p/>
          </table:table-cell>
          <table:table-cell table:style-name="ce34" table:formula="of:=IF(ISNA(VLOOKUP([.$A844];['SQLite 3'.$A$2:.$B$1002];1;0));&quot;&quot;;&quot;Y&quot;)">
            <text:p/>
          </table:table-cell>
          <table:table-cell table:style-name="ce34" table:formula="of:=IF(ISNA(VLOOKUP([.$A844];['MySQL 5.7'.$A$2:.$A$832];1;0));&quot;&quot;;&quot;Y&quot;)">
            <text:p/>
          </table:table-cell>
          <table:table-cell table:formula="of:=IF(ISNA(VLOOKUP([.$A844];['Transact-SQL 2012'.$A$2:.$A$1001];1;0));&quot;&quot;;&quot;Y&quot;)">
            <text:p/>
          </table:table-cell>
          <table:table-cell table:formula="of:=IF(ISNA(VLOOKUP([.$A84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VALUE</text:p>
          </table:table-cell>
          <table:table-cell table:formula="of:=IF(ISNA(VLOOKUP([.$A845];['PostgreSQL 9.3'.$A$2:.$A$1001];1;0));&quot;&quot;;&quot;Y&quot;)" office:value-type="string" office:string-value="Y">
            <text:p>Y</text:p>
          </table:table-cell>
          <table:table-cell table:formula="of:=IF(ISNA(VLOOKUP([.$A845];['SQL 2011'.$A$2:.$A$1001];1;0));&quot;&quot;;&quot;Y&quot;)" office:value-type="string" office:string-value="Y">
            <text:p>Y</text:p>
          </table:table-cell>
          <table:table-cell table:formula="of:=IF(ISNA(VLOOKUP([.$A845];['SQL 2008'.$A$2:.$A$1001];1;0));&quot;&quot;;&quot;Y&quot;)" office:value-type="string" office:string-value="Y">
            <text:p>Y</text:p>
          </table:table-cell>
          <table:table-cell table:formula="of:=IF(ISNA(VLOOKUP([.$A845];['SQL 92'.$A$2:.$A$1001];1;0));&quot;&quot;;&quot;Y&quot;)" office:value-type="string" office:string-value="Y">
            <text:p>Y</text:p>
          </table:table-cell>
          <table:table-cell table:style-name="ce34" table:formula="of:=IF(ISNA(VLOOKUP([.$A845];['SQLite 3'.$A$2:.$B$1002];1;0));&quot;&quot;;&quot;Y&quot;)">
            <text:p/>
          </table:table-cell>
          <table:table-cell table:style-name="ce34" table:formula="of:=IF(ISNA(VLOOKUP([.$A845];['MySQL 5.7'.$A$2:.$A$832];1;0));&quot;&quot;;&quot;Y&quot;)">
            <text:p/>
          </table:table-cell>
          <table:table-cell table:formula="of:=IF(ISNA(VLOOKUP([.$A845];['Transact-SQL 2012'.$A$2:.$A$1001];1;0));&quot;&quot;;&quot;Y&quot;)">
            <text:p/>
          </table:table-cell>
          <table:table-cell table:formula="of:=IF(ISNA(VLOOKUP([.$A845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VALUE_OF</text:p>
          </table:table-cell>
          <table:table-cell table:formula="of:=IF(ISNA(VLOOKUP([.$A846];['PostgreSQL 9.3'.$A$2:.$A$1001];1;0));&quot;&quot;;&quot;Y&quot;)">
            <text:p/>
          </table:table-cell>
          <table:table-cell table:formula="of:=IF(ISNA(VLOOKUP([.$A846];['SQL 2011'.$A$2:.$A$1001];1;0));&quot;&quot;;&quot;Y&quot;)" office:value-type="string" office:string-value="Y">
            <text:p>Y</text:p>
          </table:table-cell>
          <table:table-cell table:formula="of:=IF(ISNA(VLOOKUP([.$A846];['SQL 2008'.$A$2:.$A$1001];1;0));&quot;&quot;;&quot;Y&quot;)">
            <text:p/>
          </table:table-cell>
          <table:table-cell table:formula="of:=IF(ISNA(VLOOKUP([.$A846];['SQL 92'.$A$2:.$A$1001];1;0));&quot;&quot;;&quot;Y&quot;)">
            <text:p/>
          </table:table-cell>
          <table:table-cell table:style-name="ce34" table:formula="of:=IF(ISNA(VLOOKUP([.$A846];['SQLite 3'.$A$2:.$B$1002];1;0));&quot;&quot;;&quot;Y&quot;)">
            <text:p/>
          </table:table-cell>
          <table:table-cell table:style-name="ce34" table:formula="of:=IF(ISNA(VLOOKUP([.$A846];['MySQL 5.7'.$A$2:.$A$832];1;0));&quot;&quot;;&quot;Y&quot;)">
            <text:p/>
          </table:table-cell>
          <table:table-cell table:formula="of:=IF(ISNA(VLOOKUP([.$A846];['Transact-SQL 2012'.$A$2:.$A$1001];1;0));&quot;&quot;;&quot;Y&quot;)">
            <text:p/>
          </table:table-cell>
          <table:table-cell table:formula="of:=IF(ISNA(VLOOKUP([.$A84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VALUES</text:p>
          </table:table-cell>
          <table:table-cell table:formula="of:=IF(ISNA(VLOOKUP([.$A847];['PostgreSQL 9.3'.$A$2:.$A$1001];1;0));&quot;&quot;;&quot;Y&quot;)" office:value-type="string" office:string-value="Y">
            <text:p>Y</text:p>
          </table:table-cell>
          <table:table-cell table:formula="of:=IF(ISNA(VLOOKUP([.$A847];['SQL 2011'.$A$2:.$A$1001];1;0));&quot;&quot;;&quot;Y&quot;)" office:value-type="string" office:string-value="Y">
            <text:p>Y</text:p>
          </table:table-cell>
          <table:table-cell table:formula="of:=IF(ISNA(VLOOKUP([.$A847];['SQL 2008'.$A$2:.$A$1001];1;0));&quot;&quot;;&quot;Y&quot;)" office:value-type="string" office:string-value="Y">
            <text:p>Y</text:p>
          </table:table-cell>
          <table:table-cell table:formula="of:=IF(ISNA(VLOOKUP([.$A847];['SQL 92'.$A$2:.$A$1001];1;0));&quot;&quot;;&quot;Y&quot;)" office:value-type="string" office:string-value="Y">
            <text:p>Y</text:p>
          </table:table-cell>
          <table:table-cell table:style-name="ce34" table:formula="of:=IF(ISNA(VLOOKUP([.$A847];['SQLite 3'.$A$2:.$B$1002];1;0));&quot;&quot;;&quot;Y&quot;)" office:value-type="string" office:string-value="Y">
            <text:p>Y</text:p>
          </table:table-cell>
          <table:table-cell table:style-name="ce34" table:formula="of:=IF(ISNA(VLOOKUP([.$A847];['MySQL 5.7'.$A$2:.$A$832];1;0));&quot;&quot;;&quot;Y&quot;)" office:value-type="string" office:string-value="Y">
            <text:p>Y</text:p>
          </table:table-cell>
          <table:table-cell table:formula="of:=IF(ISNA(VLOOKUP([.$A847];['Transact-SQL 2012'.$A$2:.$A$1001];1;0));&quot;&quot;;&quot;Y&quot;)" office:value-type="string" office:string-value="Y">
            <text:p>Y</text:p>
          </table:table-cell>
          <table:table-cell table:formula="of:=IF(ISNA(VLOOKUP([.$A847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VAR_POP</text:p>
          </table:table-cell>
          <table:table-cell table:formula="of:=IF(ISNA(VLOOKUP([.$A848];['PostgreSQL 9.3'.$A$2:.$A$1001];1;0));&quot;&quot;;&quot;Y&quot;)">
            <text:p/>
          </table:table-cell>
          <table:table-cell table:formula="of:=IF(ISNA(VLOOKUP([.$A848];['SQL 2011'.$A$2:.$A$1001];1;0));&quot;&quot;;&quot;Y&quot;)" office:value-type="string" office:string-value="Y">
            <text:p>Y</text:p>
          </table:table-cell>
          <table:table-cell table:formula="of:=IF(ISNA(VLOOKUP([.$A848];['SQL 2008'.$A$2:.$A$1001];1;0));&quot;&quot;;&quot;Y&quot;)" office:value-type="string" office:string-value="Y">
            <text:p>Y</text:p>
          </table:table-cell>
          <table:table-cell table:formula="of:=IF(ISNA(VLOOKUP([.$A848];['SQL 92'.$A$2:.$A$1001];1;0));&quot;&quot;;&quot;Y&quot;)">
            <text:p/>
          </table:table-cell>
          <table:table-cell table:style-name="ce34" table:formula="of:=IF(ISNA(VLOOKUP([.$A848];['SQLite 3'.$A$2:.$B$1002];1;0));&quot;&quot;;&quot;Y&quot;)">
            <text:p/>
          </table:table-cell>
          <table:table-cell table:style-name="ce34" table:formula="of:=IF(ISNA(VLOOKUP([.$A848];['MySQL 5.7'.$A$2:.$A$832];1;0));&quot;&quot;;&quot;Y&quot;)">
            <text:p/>
          </table:table-cell>
          <table:table-cell table:formula="of:=IF(ISNA(VLOOKUP([.$A848];['Transact-SQL 2012'.$A$2:.$A$1001];1;0));&quot;&quot;;&quot;Y&quot;)">
            <text:p/>
          </table:table-cell>
          <table:table-cell table:formula="of:=IF(ISNA(VLOOKUP([.$A84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VAR_SAMP</text:p>
          </table:table-cell>
          <table:table-cell table:formula="of:=IF(ISNA(VLOOKUP([.$A849];['PostgreSQL 9.3'.$A$2:.$A$1001];1;0));&quot;&quot;;&quot;Y&quot;)">
            <text:p/>
          </table:table-cell>
          <table:table-cell table:formula="of:=IF(ISNA(VLOOKUP([.$A849];['SQL 2011'.$A$2:.$A$1001];1;0));&quot;&quot;;&quot;Y&quot;)" office:value-type="string" office:string-value="Y">
            <text:p>Y</text:p>
          </table:table-cell>
          <table:table-cell table:formula="of:=IF(ISNA(VLOOKUP([.$A849];['SQL 2008'.$A$2:.$A$1001];1;0));&quot;&quot;;&quot;Y&quot;)" office:value-type="string" office:string-value="Y">
            <text:p>Y</text:p>
          </table:table-cell>
          <table:table-cell table:formula="of:=IF(ISNA(VLOOKUP([.$A849];['SQL 92'.$A$2:.$A$1001];1;0));&quot;&quot;;&quot;Y&quot;)">
            <text:p/>
          </table:table-cell>
          <table:table-cell table:style-name="ce34" table:formula="of:=IF(ISNA(VLOOKUP([.$A849];['SQLite 3'.$A$2:.$B$1002];1;0));&quot;&quot;;&quot;Y&quot;)">
            <text:p/>
          </table:table-cell>
          <table:table-cell table:style-name="ce34" table:formula="of:=IF(ISNA(VLOOKUP([.$A849];['MySQL 5.7'.$A$2:.$A$832];1;0));&quot;&quot;;&quot;Y&quot;)">
            <text:p/>
          </table:table-cell>
          <table:table-cell table:formula="of:=IF(ISNA(VLOOKUP([.$A849];['Transact-SQL 2012'.$A$2:.$A$1001];1;0));&quot;&quot;;&quot;Y&quot;)">
            <text:p/>
          </table:table-cell>
          <table:table-cell table:formula="of:=IF(ISNA(VLOOKUP([.$A84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VARBINARY</text:p>
          </table:table-cell>
          <table:table-cell table:formula="of:=IF(ISNA(VLOOKUP([.$A850];['PostgreSQL 9.3'.$A$2:.$A$1001];1;0));&quot;&quot;;&quot;Y&quot;)">
            <text:p/>
          </table:table-cell>
          <table:table-cell table:formula="of:=IF(ISNA(VLOOKUP([.$A850];['SQL 2011'.$A$2:.$A$1001];1;0));&quot;&quot;;&quot;Y&quot;)" office:value-type="string" office:string-value="Y">
            <text:p>Y</text:p>
          </table:table-cell>
          <table:table-cell table:formula="of:=IF(ISNA(VLOOKUP([.$A850];['SQL 2008'.$A$2:.$A$1001];1;0));&quot;&quot;;&quot;Y&quot;)" office:value-type="string" office:string-value="Y">
            <text:p>Y</text:p>
          </table:table-cell>
          <table:table-cell table:formula="of:=IF(ISNA(VLOOKUP([.$A850];['SQL 92'.$A$2:.$A$1001];1;0));&quot;&quot;;&quot;Y&quot;)">
            <text:p/>
          </table:table-cell>
          <table:table-cell table:style-name="ce34" table:formula="of:=IF(ISNA(VLOOKUP([.$A850];['SQLite 3'.$A$2:.$B$1002];1;0));&quot;&quot;;&quot;Y&quot;)">
            <text:p/>
          </table:table-cell>
          <table:table-cell table:style-name="ce34" table:formula="of:=IF(ISNA(VLOOKUP([.$A850];['MySQL 5.7'.$A$2:.$A$832];1;0));&quot;&quot;;&quot;Y&quot;)" office:value-type="string" office:string-value="Y">
            <text:p>Y</text:p>
          </table:table-cell>
          <table:table-cell table:formula="of:=IF(ISNA(VLOOKUP([.$A850];['Transact-SQL 2012'.$A$2:.$A$1001];1;0));&quot;&quot;;&quot;Y&quot;)">
            <text:p/>
          </table:table-cell>
          <table:table-cell table:formula="of:=IF(ISNA(VLOOKUP([.$A85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VARCHAR</text:p>
          </table:table-cell>
          <table:table-cell table:formula="of:=IF(ISNA(VLOOKUP([.$A851];['PostgreSQL 9.3'.$A$2:.$A$1001];1;0));&quot;&quot;;&quot;Y&quot;)" office:value-type="string" office:string-value="Y">
            <text:p>Y</text:p>
          </table:table-cell>
          <table:table-cell table:formula="of:=IF(ISNA(VLOOKUP([.$A851];['SQL 2011'.$A$2:.$A$1001];1;0));&quot;&quot;;&quot;Y&quot;)" office:value-type="string" office:string-value="Y">
            <text:p>Y</text:p>
          </table:table-cell>
          <table:table-cell table:formula="of:=IF(ISNA(VLOOKUP([.$A851];['SQL 2008'.$A$2:.$A$1001];1;0));&quot;&quot;;&quot;Y&quot;)" office:value-type="string" office:string-value="Y">
            <text:p>Y</text:p>
          </table:table-cell>
          <table:table-cell table:formula="of:=IF(ISNA(VLOOKUP([.$A851];['SQL 92'.$A$2:.$A$1001];1;0));&quot;&quot;;&quot;Y&quot;)" office:value-type="string" office:string-value="Y">
            <text:p>Y</text:p>
          </table:table-cell>
          <table:table-cell table:style-name="ce34" table:formula="of:=IF(ISNA(VLOOKUP([.$A851];['SQLite 3'.$A$2:.$B$1002];1;0));&quot;&quot;;&quot;Y&quot;)">
            <text:p/>
          </table:table-cell>
          <table:table-cell table:style-name="ce34" table:formula="of:=IF(ISNA(VLOOKUP([.$A851];['MySQL 5.7'.$A$2:.$A$832];1;0));&quot;&quot;;&quot;Y&quot;)" office:value-type="string" office:string-value="Y">
            <text:p>Y</text:p>
          </table:table-cell>
          <table:table-cell table:formula="of:=IF(ISNA(VLOOKUP([.$A851];['Transact-SQL 2012'.$A$2:.$A$1001];1;0));&quot;&quot;;&quot;Y&quot;)">
            <text:p/>
          </table:table-cell>
          <table:table-cell table:formula="of:=IF(ISNA(VLOOKUP([.$A85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VARCHARACTER</text:p>
          </table:table-cell>
          <table:table-cell table:formula="of:=IF(ISNA(VLOOKUP([.$A852];['PostgreSQL 9.3'.$A$2:.$A$1001];1;0));&quot;&quot;;&quot;Y&quot;)">
            <text:p/>
          </table:table-cell>
          <table:table-cell table:formula="of:=IF(ISNA(VLOOKUP([.$A852];['SQL 2011'.$A$2:.$A$1001];1;0));&quot;&quot;;&quot;Y&quot;)">
            <text:p/>
          </table:table-cell>
          <table:table-cell table:formula="of:=IF(ISNA(VLOOKUP([.$A852];['SQL 2008'.$A$2:.$A$1001];1;0));&quot;&quot;;&quot;Y&quot;)">
            <text:p/>
          </table:table-cell>
          <table:table-cell table:formula="of:=IF(ISNA(VLOOKUP([.$A852];['SQL 92'.$A$2:.$A$1001];1;0));&quot;&quot;;&quot;Y&quot;)">
            <text:p/>
          </table:table-cell>
          <table:table-cell table:style-name="ce34" table:formula="of:=IF(ISNA(VLOOKUP([.$A852];['SQLite 3'.$A$2:.$B$1002];1;0));&quot;&quot;;&quot;Y&quot;)">
            <text:p/>
          </table:table-cell>
          <table:table-cell table:style-name="ce34" table:formula="of:=IF(ISNA(VLOOKUP([.$A852];['MySQL 5.7'.$A$2:.$A$832];1;0));&quot;&quot;;&quot;Y&quot;)" office:value-type="string" office:string-value="Y">
            <text:p>Y</text:p>
          </table:table-cell>
          <table:table-cell table:formula="of:=IF(ISNA(VLOOKUP([.$A852];['Transact-SQL 2012'.$A$2:.$A$1001];1;0));&quot;&quot;;&quot;Y&quot;)">
            <text:p/>
          </table:table-cell>
          <table:table-cell table:formula="of:=IF(ISNA(VLOOKUP([.$A85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VARIADIC</text:p>
          </table:table-cell>
          <table:table-cell table:formula="of:=IF(ISNA(VLOOKUP([.$A853];['PostgreSQL 9.3'.$A$2:.$A$1001];1;0));&quot;&quot;;&quot;Y&quot;)" office:value-type="string" office:string-value="Y">
            <text:p>Y</text:p>
          </table:table-cell>
          <table:table-cell table:formula="of:=IF(ISNA(VLOOKUP([.$A853];['SQL 2011'.$A$2:.$A$1001];1;0));&quot;&quot;;&quot;Y&quot;)">
            <text:p/>
          </table:table-cell>
          <table:table-cell table:formula="of:=IF(ISNA(VLOOKUP([.$A853];['SQL 2008'.$A$2:.$A$1001];1;0));&quot;&quot;;&quot;Y&quot;)">
            <text:p/>
          </table:table-cell>
          <table:table-cell table:formula="of:=IF(ISNA(VLOOKUP([.$A853];['SQL 92'.$A$2:.$A$1001];1;0));&quot;&quot;;&quot;Y&quot;)">
            <text:p/>
          </table:table-cell>
          <table:table-cell table:style-name="ce34" table:formula="of:=IF(ISNA(VLOOKUP([.$A853];['SQLite 3'.$A$2:.$B$1002];1;0));&quot;&quot;;&quot;Y&quot;)">
            <text:p/>
          </table:table-cell>
          <table:table-cell table:style-name="ce34" table:formula="of:=IF(ISNA(VLOOKUP([.$A853];['MySQL 5.7'.$A$2:.$A$832];1;0));&quot;&quot;;&quot;Y&quot;)">
            <text:p/>
          </table:table-cell>
          <table:table-cell table:formula="of:=IF(ISNA(VLOOKUP([.$A853];['Transact-SQL 2012'.$A$2:.$A$1001];1;0));&quot;&quot;;&quot;Y&quot;)">
            <text:p/>
          </table:table-cell>
          <table:table-cell table:formula="of:=IF(ISNA(VLOOKUP([.$A85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VARYING</text:p>
          </table:table-cell>
          <table:table-cell table:formula="of:=IF(ISNA(VLOOKUP([.$A854];['PostgreSQL 9.3'.$A$2:.$A$1001];1;0));&quot;&quot;;&quot;Y&quot;)" office:value-type="string" office:string-value="Y">
            <text:p>Y</text:p>
          </table:table-cell>
          <table:table-cell table:formula="of:=IF(ISNA(VLOOKUP([.$A854];['SQL 2011'.$A$2:.$A$1001];1;0));&quot;&quot;;&quot;Y&quot;)" office:value-type="string" office:string-value="Y">
            <text:p>Y</text:p>
          </table:table-cell>
          <table:table-cell table:formula="of:=IF(ISNA(VLOOKUP([.$A854];['SQL 2008'.$A$2:.$A$1001];1;0));&quot;&quot;;&quot;Y&quot;)" office:value-type="string" office:string-value="Y">
            <text:p>Y</text:p>
          </table:table-cell>
          <table:table-cell table:formula="of:=IF(ISNA(VLOOKUP([.$A854];['SQL 92'.$A$2:.$A$1001];1;0));&quot;&quot;;&quot;Y&quot;)" office:value-type="string" office:string-value="Y">
            <text:p>Y</text:p>
          </table:table-cell>
          <table:table-cell table:style-name="ce34" table:formula="of:=IF(ISNA(VLOOKUP([.$A854];['SQLite 3'.$A$2:.$B$1002];1;0));&quot;&quot;;&quot;Y&quot;)">
            <text:p/>
          </table:table-cell>
          <table:table-cell table:style-name="ce34" table:formula="of:=IF(ISNA(VLOOKUP([.$A854];['MySQL 5.7'.$A$2:.$A$832];1;0));&quot;&quot;;&quot;Y&quot;)" office:value-type="string" office:string-value="Y">
            <text:p>Y</text:p>
          </table:table-cell>
          <table:table-cell table:formula="of:=IF(ISNA(VLOOKUP([.$A854];['Transact-SQL 2012'.$A$2:.$A$1001];1;0));&quot;&quot;;&quot;Y&quot;)" office:value-type="string" office:string-value="Y">
            <text:p>Y</text:p>
          </table:table-cell>
          <table:table-cell table:formula="of:=IF(ISNA(VLOOKUP([.$A85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VERBOSE</text:p>
          </table:table-cell>
          <table:table-cell table:formula="of:=IF(ISNA(VLOOKUP([.$A855];['PostgreSQL 9.3'.$A$2:.$A$1001];1;0));&quot;&quot;;&quot;Y&quot;)" office:value-type="string" office:string-value="Y">
            <text:p>Y</text:p>
          </table:table-cell>
          <table:table-cell table:formula="of:=IF(ISNA(VLOOKUP([.$A855];['SQL 2011'.$A$2:.$A$1001];1;0));&quot;&quot;;&quot;Y&quot;)">
            <text:p/>
          </table:table-cell>
          <table:table-cell table:formula="of:=IF(ISNA(VLOOKUP([.$A855];['SQL 2008'.$A$2:.$A$1001];1;0));&quot;&quot;;&quot;Y&quot;)">
            <text:p/>
          </table:table-cell>
          <table:table-cell table:formula="of:=IF(ISNA(VLOOKUP([.$A855];['SQL 92'.$A$2:.$A$1001];1;0));&quot;&quot;;&quot;Y&quot;)">
            <text:p/>
          </table:table-cell>
          <table:table-cell table:style-name="ce34" table:formula="of:=IF(ISNA(VLOOKUP([.$A855];['SQLite 3'.$A$2:.$B$1002];1;0));&quot;&quot;;&quot;Y&quot;)">
            <text:p/>
          </table:table-cell>
          <table:table-cell table:style-name="ce34" table:formula="of:=IF(ISNA(VLOOKUP([.$A855];['MySQL 5.7'.$A$2:.$A$832];1;0));&quot;&quot;;&quot;Y&quot;)">
            <text:p/>
          </table:table-cell>
          <table:table-cell table:formula="of:=IF(ISNA(VLOOKUP([.$A855];['Transact-SQL 2012'.$A$2:.$A$1001];1;0));&quot;&quot;;&quot;Y&quot;)">
            <text:p/>
          </table:table-cell>
          <table:table-cell table:formula="of:=IF(ISNA(VLOOKUP([.$A85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VERSION</text:p>
          </table:table-cell>
          <table:table-cell table:formula="of:=IF(ISNA(VLOOKUP([.$A856];['PostgreSQL 9.3'.$A$2:.$A$1001];1;0));&quot;&quot;;&quot;Y&quot;)" office:value-type="string" office:string-value="Y">
            <text:p>Y</text:p>
          </table:table-cell>
          <table:table-cell table:formula="of:=IF(ISNA(VLOOKUP([.$A856];['SQL 2011'.$A$2:.$A$1001];1;0));&quot;&quot;;&quot;Y&quot;)" office:value-type="string" office:string-value="Y">
            <text:p>Y</text:p>
          </table:table-cell>
          <table:table-cell table:formula="of:=IF(ISNA(VLOOKUP([.$A856];['SQL 2008'.$A$2:.$A$1001];1;0));&quot;&quot;;&quot;Y&quot;)" office:value-type="string" office:string-value="Y">
            <text:p>Y</text:p>
          </table:table-cell>
          <table:table-cell table:formula="of:=IF(ISNA(VLOOKUP([.$A856];['SQL 92'.$A$2:.$A$1001];1;0));&quot;&quot;;&quot;Y&quot;)">
            <text:p/>
          </table:table-cell>
          <table:table-cell table:style-name="ce34" table:formula="of:=IF(ISNA(VLOOKUP([.$A856];['SQLite 3'.$A$2:.$B$1002];1;0));&quot;&quot;;&quot;Y&quot;)">
            <text:p/>
          </table:table-cell>
          <table:table-cell table:style-name="ce34" table:formula="of:=IF(ISNA(VLOOKUP([.$A856];['MySQL 5.7'.$A$2:.$A$832];1;0));&quot;&quot;;&quot;Y&quot;)">
            <text:p/>
          </table:table-cell>
          <table:table-cell table:formula="of:=IF(ISNA(VLOOKUP([.$A856];['Transact-SQL 2012'.$A$2:.$A$1001];1;0));&quot;&quot;;&quot;Y&quot;)">
            <text:p/>
          </table:table-cell>
          <table:table-cell table:formula="of:=IF(ISNA(VLOOKUP([.$A85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VERSIONING</text:p>
          </table:table-cell>
          <table:table-cell table:formula="of:=IF(ISNA(VLOOKUP([.$A857];['PostgreSQL 9.3'.$A$2:.$A$1001];1;0));&quot;&quot;;&quot;Y&quot;)">
            <text:p/>
          </table:table-cell>
          <table:table-cell table:formula="of:=IF(ISNA(VLOOKUP([.$A857];['SQL 2011'.$A$2:.$A$1001];1;0));&quot;&quot;;&quot;Y&quot;)" office:value-type="string" office:string-value="Y">
            <text:p>Y</text:p>
          </table:table-cell>
          <table:table-cell table:formula="of:=IF(ISNA(VLOOKUP([.$A857];['SQL 2008'.$A$2:.$A$1001];1;0));&quot;&quot;;&quot;Y&quot;)">
            <text:p/>
          </table:table-cell>
          <table:table-cell table:formula="of:=IF(ISNA(VLOOKUP([.$A857];['SQL 92'.$A$2:.$A$1001];1;0));&quot;&quot;;&quot;Y&quot;)">
            <text:p/>
          </table:table-cell>
          <table:table-cell table:style-name="ce34" table:formula="of:=IF(ISNA(VLOOKUP([.$A857];['SQLite 3'.$A$2:.$B$1002];1;0));&quot;&quot;;&quot;Y&quot;)">
            <text:p/>
          </table:table-cell>
          <table:table-cell table:style-name="ce34" table:formula="of:=IF(ISNA(VLOOKUP([.$A857];['MySQL 5.7'.$A$2:.$A$832];1;0));&quot;&quot;;&quot;Y&quot;)">
            <text:p/>
          </table:table-cell>
          <table:table-cell table:formula="of:=IF(ISNA(VLOOKUP([.$A857];['Transact-SQL 2012'.$A$2:.$A$1001];1;0));&quot;&quot;;&quot;Y&quot;)">
            <text:p/>
          </table:table-cell>
          <table:table-cell table:formula="of:=IF(ISNA(VLOOKUP([.$A85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VIEW</text:p>
          </table:table-cell>
          <table:table-cell table:formula="of:=IF(ISNA(VLOOKUP([.$A858];['PostgreSQL 9.3'.$A$2:.$A$1001];1;0));&quot;&quot;;&quot;Y&quot;)" office:value-type="string" office:string-value="Y">
            <text:p>Y</text:p>
          </table:table-cell>
          <table:table-cell table:formula="of:=IF(ISNA(VLOOKUP([.$A858];['SQL 2011'.$A$2:.$A$1001];1;0));&quot;&quot;;&quot;Y&quot;)" office:value-type="string" office:string-value="Y">
            <text:p>Y</text:p>
          </table:table-cell>
          <table:table-cell table:formula="of:=IF(ISNA(VLOOKUP([.$A858];['SQL 2008'.$A$2:.$A$1001];1;0));&quot;&quot;;&quot;Y&quot;)" office:value-type="string" office:string-value="Y">
            <text:p>Y</text:p>
          </table:table-cell>
          <table:table-cell table:formula="of:=IF(ISNA(VLOOKUP([.$A858];['SQL 92'.$A$2:.$A$1001];1;0));&quot;&quot;;&quot;Y&quot;)" office:value-type="string" office:string-value="Y">
            <text:p>Y</text:p>
          </table:table-cell>
          <table:table-cell table:style-name="ce34" table:formula="of:=IF(ISNA(VLOOKUP([.$A858];['SQLite 3'.$A$2:.$B$1002];1;0));&quot;&quot;;&quot;Y&quot;)" office:value-type="string" office:string-value="Y">
            <text:p>Y</text:p>
          </table:table-cell>
          <table:table-cell table:style-name="ce34" table:formula="of:=IF(ISNA(VLOOKUP([.$A858];['MySQL 5.7'.$A$2:.$A$832];1;0));&quot;&quot;;&quot;Y&quot;)">
            <text:p/>
          </table:table-cell>
          <table:table-cell table:formula="of:=IF(ISNA(VLOOKUP([.$A858];['Transact-SQL 2012'.$A$2:.$A$1001];1;0));&quot;&quot;;&quot;Y&quot;)" office:value-type="string" office:string-value="Y">
            <text:p>Y</text:p>
          </table:table-cell>
          <table:table-cell table:formula="of:=IF(ISNA(VLOOKUP([.$A858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VIRTUAL</text:p>
          </table:table-cell>
          <table:table-cell table:formula="of:=IF(ISNA(VLOOKUP([.$A859];['PostgreSQL 9.3'.$A$2:.$A$1001];1;0));&quot;&quot;;&quot;Y&quot;)">
            <text:p/>
          </table:table-cell>
          <table:table-cell table:formula="of:=IF(ISNA(VLOOKUP([.$A859];['SQL 2011'.$A$2:.$A$1001];1;0));&quot;&quot;;&quot;Y&quot;)">
            <text:p/>
          </table:table-cell>
          <table:table-cell table:formula="of:=IF(ISNA(VLOOKUP([.$A859];['SQL 2008'.$A$2:.$A$1001];1;0));&quot;&quot;;&quot;Y&quot;)">
            <text:p/>
          </table:table-cell>
          <table:table-cell table:formula="of:=IF(ISNA(VLOOKUP([.$A859];['SQL 92'.$A$2:.$A$1001];1;0));&quot;&quot;;&quot;Y&quot;)">
            <text:p/>
          </table:table-cell>
          <table:table-cell table:style-name="ce34" table:formula="of:=IF(ISNA(VLOOKUP([.$A859];['SQLite 3'.$A$2:.$B$1002];1;0));&quot;&quot;;&quot;Y&quot;)" office:value-type="string" office:string-value="Y">
            <text:p>Y</text:p>
          </table:table-cell>
          <table:table-cell table:style-name="ce34" table:formula="of:=IF(ISNA(VLOOKUP([.$A859];['MySQL 5.7'.$A$2:.$A$832];1;0));&quot;&quot;;&quot;Y&quot;)">
            <text:p/>
          </table:table-cell>
          <table:table-cell table:formula="of:=IF(ISNA(VLOOKUP([.$A859];['Transact-SQL 2012'.$A$2:.$A$1001];1;0));&quot;&quot;;&quot;Y&quot;)">
            <text:p/>
          </table:table-cell>
          <table:table-cell table:formula="of:=IF(ISNA(VLOOKUP([.$A85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VOLATILE</text:p>
          </table:table-cell>
          <table:table-cell table:formula="of:=IF(ISNA(VLOOKUP([.$A860];['PostgreSQL 9.3'.$A$2:.$A$1001];1;0));&quot;&quot;;&quot;Y&quot;)" office:value-type="string" office:string-value="Y">
            <text:p>Y</text:p>
          </table:table-cell>
          <table:table-cell table:formula="of:=IF(ISNA(VLOOKUP([.$A860];['SQL 2011'.$A$2:.$A$1001];1;0));&quot;&quot;;&quot;Y&quot;)">
            <text:p/>
          </table:table-cell>
          <table:table-cell table:formula="of:=IF(ISNA(VLOOKUP([.$A860];['SQL 2008'.$A$2:.$A$1001];1;0));&quot;&quot;;&quot;Y&quot;)">
            <text:p/>
          </table:table-cell>
          <table:table-cell table:formula="of:=IF(ISNA(VLOOKUP([.$A860];['SQL 92'.$A$2:.$A$1001];1;0));&quot;&quot;;&quot;Y&quot;)">
            <text:p/>
          </table:table-cell>
          <table:table-cell table:style-name="ce34" table:formula="of:=IF(ISNA(VLOOKUP([.$A860];['SQLite 3'.$A$2:.$B$1002];1;0));&quot;&quot;;&quot;Y&quot;)">
            <text:p/>
          </table:table-cell>
          <table:table-cell table:style-name="ce34" table:formula="of:=IF(ISNA(VLOOKUP([.$A860];['MySQL 5.7'.$A$2:.$A$832];1;0));&quot;&quot;;&quot;Y&quot;)">
            <text:p/>
          </table:table-cell>
          <table:table-cell table:formula="of:=IF(ISNA(VLOOKUP([.$A860];['Transact-SQL 2012'.$A$2:.$A$1001];1;0));&quot;&quot;;&quot;Y&quot;)">
            <text:p/>
          </table:table-cell>
          <table:table-cell table:formula="of:=IF(ISNA(VLOOKUP([.$A860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WAITFOR</text:p>
          </table:table-cell>
          <table:table-cell table:formula="of:=IF(ISNA(VLOOKUP([.$A861];['PostgreSQL 9.3'.$A$2:.$A$1001];1;0));&quot;&quot;;&quot;Y&quot;)">
            <text:p/>
          </table:table-cell>
          <table:table-cell table:formula="of:=IF(ISNA(VLOOKUP([.$A861];['SQL 2011'.$A$2:.$A$1001];1;0));&quot;&quot;;&quot;Y&quot;)">
            <text:p/>
          </table:table-cell>
          <table:table-cell table:formula="of:=IF(ISNA(VLOOKUP([.$A861];['SQL 2008'.$A$2:.$A$1001];1;0));&quot;&quot;;&quot;Y&quot;)">
            <text:p/>
          </table:table-cell>
          <table:table-cell table:formula="of:=IF(ISNA(VLOOKUP([.$A861];['SQL 92'.$A$2:.$A$1001];1;0));&quot;&quot;;&quot;Y&quot;)">
            <text:p/>
          </table:table-cell>
          <table:table-cell table:style-name="ce34" table:formula="of:=IF(ISNA(VLOOKUP([.$A861];['SQLite 3'.$A$2:.$B$1002];1;0));&quot;&quot;;&quot;Y&quot;)">
            <text:p/>
          </table:table-cell>
          <table:table-cell table:style-name="ce34" table:formula="of:=IF(ISNA(VLOOKUP([.$A861];['MySQL 5.7'.$A$2:.$A$832];1;0));&quot;&quot;;&quot;Y&quot;)">
            <text:p/>
          </table:table-cell>
          <table:table-cell table:formula="of:=IF(ISNA(VLOOKUP([.$A861];['Transact-SQL 2012'.$A$2:.$A$1001];1;0));&quot;&quot;;&quot;Y&quot;)" office:value-type="string" office:string-value="Y">
            <text:p>Y</text:p>
          </table:table-cell>
          <table:table-cell table:formula="of:=IF(ISNA(VLOOKUP([.$A86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WHEN</text:p>
          </table:table-cell>
          <table:table-cell table:formula="of:=IF(ISNA(VLOOKUP([.$A862];['PostgreSQL 9.3'.$A$2:.$A$1001];1;0));&quot;&quot;;&quot;Y&quot;)" office:value-type="string" office:string-value="Y">
            <text:p>Y</text:p>
          </table:table-cell>
          <table:table-cell table:formula="of:=IF(ISNA(VLOOKUP([.$A862];['SQL 2011'.$A$2:.$A$1001];1;0));&quot;&quot;;&quot;Y&quot;)" office:value-type="string" office:string-value="Y">
            <text:p>Y</text:p>
          </table:table-cell>
          <table:table-cell table:formula="of:=IF(ISNA(VLOOKUP([.$A862];['SQL 2008'.$A$2:.$A$1001];1;0));&quot;&quot;;&quot;Y&quot;)" office:value-type="string" office:string-value="Y">
            <text:p>Y</text:p>
          </table:table-cell>
          <table:table-cell table:formula="of:=IF(ISNA(VLOOKUP([.$A862];['SQL 92'.$A$2:.$A$1001];1;0));&quot;&quot;;&quot;Y&quot;)" office:value-type="string" office:string-value="Y">
            <text:p>Y</text:p>
          </table:table-cell>
          <table:table-cell table:style-name="ce34" table:formula="of:=IF(ISNA(VLOOKUP([.$A862];['SQLite 3'.$A$2:.$B$1002];1;0));&quot;&quot;;&quot;Y&quot;)" office:value-type="string" office:string-value="Y">
            <text:p>Y</text:p>
          </table:table-cell>
          <table:table-cell table:style-name="ce34" table:formula="of:=IF(ISNA(VLOOKUP([.$A862];['MySQL 5.7'.$A$2:.$A$832];1;0));&quot;&quot;;&quot;Y&quot;)" office:value-type="string" office:string-value="Y">
            <text:p>Y</text:p>
          </table:table-cell>
          <table:table-cell table:formula="of:=IF(ISNA(VLOOKUP([.$A862];['Transact-SQL 2012'.$A$2:.$A$1001];1;0));&quot;&quot;;&quot;Y&quot;)" office:value-type="string" office:string-value="Y">
            <text:p>Y</text:p>
          </table:table-cell>
          <table:table-cell table:formula="of:=IF(ISNA(VLOOKUP([.$A862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WHENEVER</text:p>
          </table:table-cell>
          <table:table-cell table:formula="of:=IF(ISNA(VLOOKUP([.$A863];['PostgreSQL 9.3'.$A$2:.$A$1001];1;0));&quot;&quot;;&quot;Y&quot;)">
            <text:p/>
          </table:table-cell>
          <table:table-cell table:formula="of:=IF(ISNA(VLOOKUP([.$A863];['SQL 2011'.$A$2:.$A$1001];1;0));&quot;&quot;;&quot;Y&quot;)" office:value-type="string" office:string-value="Y">
            <text:p>Y</text:p>
          </table:table-cell>
          <table:table-cell table:formula="of:=IF(ISNA(VLOOKUP([.$A863];['SQL 2008'.$A$2:.$A$1001];1;0));&quot;&quot;;&quot;Y&quot;)" office:value-type="string" office:string-value="Y">
            <text:p>Y</text:p>
          </table:table-cell>
          <table:table-cell table:formula="of:=IF(ISNA(VLOOKUP([.$A863];['SQL 92'.$A$2:.$A$1001];1;0));&quot;&quot;;&quot;Y&quot;)" office:value-type="string" office:string-value="Y">
            <text:p>Y</text:p>
          </table:table-cell>
          <table:table-cell table:style-name="ce34" table:formula="of:=IF(ISNA(VLOOKUP([.$A863];['SQLite 3'.$A$2:.$B$1002];1;0));&quot;&quot;;&quot;Y&quot;)">
            <text:p/>
          </table:table-cell>
          <table:table-cell table:style-name="ce34" table:formula="of:=IF(ISNA(VLOOKUP([.$A863];['MySQL 5.7'.$A$2:.$A$832];1;0));&quot;&quot;;&quot;Y&quot;)">
            <text:p/>
          </table:table-cell>
          <table:table-cell table:formula="of:=IF(ISNA(VLOOKUP([.$A863];['Transact-SQL 2012'.$A$2:.$A$1001];1;0));&quot;&quot;;&quot;Y&quot;)">
            <text:p/>
          </table:table-cell>
          <table:table-cell table:formula="of:=IF(ISNA(VLOOKUP([.$A863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WHERE</text:p>
          </table:table-cell>
          <table:table-cell table:formula="of:=IF(ISNA(VLOOKUP([.$A864];['PostgreSQL 9.3'.$A$2:.$A$1001];1;0));&quot;&quot;;&quot;Y&quot;)" office:value-type="string" office:string-value="Y">
            <text:p>Y</text:p>
          </table:table-cell>
          <table:table-cell table:formula="of:=IF(ISNA(VLOOKUP([.$A864];['SQL 2011'.$A$2:.$A$1001];1;0));&quot;&quot;;&quot;Y&quot;)" office:value-type="string" office:string-value="Y">
            <text:p>Y</text:p>
          </table:table-cell>
          <table:table-cell table:formula="of:=IF(ISNA(VLOOKUP([.$A864];['SQL 2008'.$A$2:.$A$1001];1;0));&quot;&quot;;&quot;Y&quot;)" office:value-type="string" office:string-value="Y">
            <text:p>Y</text:p>
          </table:table-cell>
          <table:table-cell table:formula="of:=IF(ISNA(VLOOKUP([.$A864];['SQL 92'.$A$2:.$A$1001];1;0));&quot;&quot;;&quot;Y&quot;)" office:value-type="string" office:string-value="Y">
            <text:p>Y</text:p>
          </table:table-cell>
          <table:table-cell table:style-name="ce34" table:formula="of:=IF(ISNA(VLOOKUP([.$A864];['SQLite 3'.$A$2:.$B$1002];1;0));&quot;&quot;;&quot;Y&quot;)" office:value-type="string" office:string-value="Y">
            <text:p>Y</text:p>
          </table:table-cell>
          <table:table-cell table:style-name="ce34" table:formula="of:=IF(ISNA(VLOOKUP([.$A864];['MySQL 5.7'.$A$2:.$A$832];1;0));&quot;&quot;;&quot;Y&quot;)" office:value-type="string" office:string-value="Y">
            <text:p>Y</text:p>
          </table:table-cell>
          <table:table-cell table:formula="of:=IF(ISNA(VLOOKUP([.$A864];['Transact-SQL 2012'.$A$2:.$A$1001];1;0));&quot;&quot;;&quot;Y&quot;)" office:value-type="string" office:string-value="Y">
            <text:p>Y</text:p>
          </table:table-cell>
          <table:table-cell table:formula="of:=IF(ISNA(VLOOKUP([.$A864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WHILE</text:p>
          </table:table-cell>
          <table:table-cell table:formula="of:=IF(ISNA(VLOOKUP([.$A865];['PostgreSQL 9.3'.$A$2:.$A$1001];1;0));&quot;&quot;;&quot;Y&quot;)">
            <text:p/>
          </table:table-cell>
          <table:table-cell table:formula="of:=IF(ISNA(VLOOKUP([.$A865];['SQL 2011'.$A$2:.$A$1001];1;0));&quot;&quot;;&quot;Y&quot;)">
            <text:p/>
          </table:table-cell>
          <table:table-cell table:formula="of:=IF(ISNA(VLOOKUP([.$A865];['SQL 2008'.$A$2:.$A$1001];1;0));&quot;&quot;;&quot;Y&quot;)">
            <text:p/>
          </table:table-cell>
          <table:table-cell table:formula="of:=IF(ISNA(VLOOKUP([.$A865];['SQL 92'.$A$2:.$A$1001];1;0));&quot;&quot;;&quot;Y&quot;)">
            <text:p/>
          </table:table-cell>
          <table:table-cell table:style-name="ce34" table:formula="of:=IF(ISNA(VLOOKUP([.$A865];['SQLite 3'.$A$2:.$B$1002];1;0));&quot;&quot;;&quot;Y&quot;)">
            <text:p/>
          </table:table-cell>
          <table:table-cell table:style-name="ce34" table:formula="of:=IF(ISNA(VLOOKUP([.$A865];['MySQL 5.7'.$A$2:.$A$832];1;0));&quot;&quot;;&quot;Y&quot;)" office:value-type="string" office:string-value="Y">
            <text:p>Y</text:p>
          </table:table-cell>
          <table:table-cell table:formula="of:=IF(ISNA(VLOOKUP([.$A865];['Transact-SQL 2012'.$A$2:.$A$1001];1;0));&quot;&quot;;&quot;Y&quot;)" office:value-type="string" office:string-value="Y">
            <text:p>Y</text:p>
          </table:table-cell>
          <table:table-cell table:formula="of:=IF(ISNA(VLOOKUP([.$A86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WHITESPACE</text:p>
          </table:table-cell>
          <table:table-cell table:formula="of:=IF(ISNA(VLOOKUP([.$A866];['PostgreSQL 9.3'.$A$2:.$A$1001];1;0));&quot;&quot;;&quot;Y&quot;)" office:value-type="string" office:string-value="Y">
            <text:p>Y</text:p>
          </table:table-cell>
          <table:table-cell table:formula="of:=IF(ISNA(VLOOKUP([.$A866];['SQL 2011'.$A$2:.$A$1001];1;0));&quot;&quot;;&quot;Y&quot;)" office:value-type="string" office:string-value="Y">
            <text:p>Y</text:p>
          </table:table-cell>
          <table:table-cell table:formula="of:=IF(ISNA(VLOOKUP([.$A866];['SQL 2008'.$A$2:.$A$1001];1;0));&quot;&quot;;&quot;Y&quot;)" office:value-type="string" office:string-value="Y">
            <text:p>Y</text:p>
          </table:table-cell>
          <table:table-cell table:formula="of:=IF(ISNA(VLOOKUP([.$A866];['SQL 92'.$A$2:.$A$1001];1;0));&quot;&quot;;&quot;Y&quot;)">
            <text:p/>
          </table:table-cell>
          <table:table-cell table:style-name="ce34" table:formula="of:=IF(ISNA(VLOOKUP([.$A866];['SQLite 3'.$A$2:.$B$1002];1;0));&quot;&quot;;&quot;Y&quot;)">
            <text:p/>
          </table:table-cell>
          <table:table-cell table:style-name="ce34" table:formula="of:=IF(ISNA(VLOOKUP([.$A866];['MySQL 5.7'.$A$2:.$A$832];1;0));&quot;&quot;;&quot;Y&quot;)">
            <text:p/>
          </table:table-cell>
          <table:table-cell table:formula="of:=IF(ISNA(VLOOKUP([.$A866];['Transact-SQL 2012'.$A$2:.$A$1001];1;0));&quot;&quot;;&quot;Y&quot;)">
            <text:p/>
          </table:table-cell>
          <table:table-cell table:formula="of:=IF(ISNA(VLOOKUP([.$A86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WIDTH_BUCKET</text:p>
          </table:table-cell>
          <table:table-cell table:formula="of:=IF(ISNA(VLOOKUP([.$A867];['PostgreSQL 9.3'.$A$2:.$A$1001];1;0));&quot;&quot;;&quot;Y&quot;)">
            <text:p/>
          </table:table-cell>
          <table:table-cell table:formula="of:=IF(ISNA(VLOOKUP([.$A867];['SQL 2011'.$A$2:.$A$1001];1;0));&quot;&quot;;&quot;Y&quot;)" office:value-type="string" office:string-value="Y">
            <text:p>Y</text:p>
          </table:table-cell>
          <table:table-cell table:formula="of:=IF(ISNA(VLOOKUP([.$A867];['SQL 2008'.$A$2:.$A$1001];1;0));&quot;&quot;;&quot;Y&quot;)" office:value-type="string" office:string-value="Y">
            <text:p>Y</text:p>
          </table:table-cell>
          <table:table-cell table:formula="of:=IF(ISNA(VLOOKUP([.$A867];['SQL 92'.$A$2:.$A$1001];1;0));&quot;&quot;;&quot;Y&quot;)">
            <text:p/>
          </table:table-cell>
          <table:table-cell table:style-name="ce34" table:formula="of:=IF(ISNA(VLOOKUP([.$A867];['SQLite 3'.$A$2:.$B$1002];1;0));&quot;&quot;;&quot;Y&quot;)">
            <text:p/>
          </table:table-cell>
          <table:table-cell table:style-name="ce34" table:formula="of:=IF(ISNA(VLOOKUP([.$A867];['MySQL 5.7'.$A$2:.$A$832];1;0));&quot;&quot;;&quot;Y&quot;)">
            <text:p/>
          </table:table-cell>
          <table:table-cell table:formula="of:=IF(ISNA(VLOOKUP([.$A867];['Transact-SQL 2012'.$A$2:.$A$1001];1;0));&quot;&quot;;&quot;Y&quot;)">
            <text:p/>
          </table:table-cell>
          <table:table-cell table:formula="of:=IF(ISNA(VLOOKUP([.$A86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WINDOW</text:p>
          </table:table-cell>
          <table:table-cell table:formula="of:=IF(ISNA(VLOOKUP([.$A868];['PostgreSQL 9.3'.$A$2:.$A$1001];1;0));&quot;&quot;;&quot;Y&quot;)" office:value-type="string" office:string-value="Y">
            <text:p>Y</text:p>
          </table:table-cell>
          <table:table-cell table:formula="of:=IF(ISNA(VLOOKUP([.$A868];['SQL 2011'.$A$2:.$A$1001];1;0));&quot;&quot;;&quot;Y&quot;)" office:value-type="string" office:string-value="Y">
            <text:p>Y</text:p>
          </table:table-cell>
          <table:table-cell table:formula="of:=IF(ISNA(VLOOKUP([.$A868];['SQL 2008'.$A$2:.$A$1001];1;0));&quot;&quot;;&quot;Y&quot;)" office:value-type="string" office:string-value="Y">
            <text:p>Y</text:p>
          </table:table-cell>
          <table:table-cell table:formula="of:=IF(ISNA(VLOOKUP([.$A868];['SQL 92'.$A$2:.$A$1001];1;0));&quot;&quot;;&quot;Y&quot;)">
            <text:p/>
          </table:table-cell>
          <table:table-cell table:style-name="ce34" table:formula="of:=IF(ISNA(VLOOKUP([.$A868];['SQLite 3'.$A$2:.$B$1002];1;0));&quot;&quot;;&quot;Y&quot;)">
            <text:p/>
          </table:table-cell>
          <table:table-cell table:style-name="ce34" table:formula="of:=IF(ISNA(VLOOKUP([.$A868];['MySQL 5.7'.$A$2:.$A$832];1;0));&quot;&quot;;&quot;Y&quot;)">
            <text:p/>
          </table:table-cell>
          <table:table-cell table:formula="of:=IF(ISNA(VLOOKUP([.$A868];['Transact-SQL 2012'.$A$2:.$A$1001];1;0));&quot;&quot;;&quot;Y&quot;)">
            <text:p/>
          </table:table-cell>
          <table:table-cell table:formula="of:=IF(ISNA(VLOOKUP([.$A86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WITH</text:p>
          </table:table-cell>
          <table:table-cell table:formula="of:=IF(ISNA(VLOOKUP([.$A869];['PostgreSQL 9.3'.$A$2:.$A$1001];1;0));&quot;&quot;;&quot;Y&quot;)" office:value-type="string" office:string-value="Y">
            <text:p>Y</text:p>
          </table:table-cell>
          <table:table-cell table:formula="of:=IF(ISNA(VLOOKUP([.$A869];['SQL 2011'.$A$2:.$A$1001];1;0));&quot;&quot;;&quot;Y&quot;)" office:value-type="string" office:string-value="Y">
            <text:p>Y</text:p>
          </table:table-cell>
          <table:table-cell table:formula="of:=IF(ISNA(VLOOKUP([.$A869];['SQL 2008'.$A$2:.$A$1001];1;0));&quot;&quot;;&quot;Y&quot;)" office:value-type="string" office:string-value="Y">
            <text:p>Y</text:p>
          </table:table-cell>
          <table:table-cell table:formula="of:=IF(ISNA(VLOOKUP([.$A869];['SQL 92'.$A$2:.$A$1001];1;0));&quot;&quot;;&quot;Y&quot;)" office:value-type="string" office:string-value="Y">
            <text:p>Y</text:p>
          </table:table-cell>
          <table:table-cell table:style-name="ce34" table:formula="of:=IF(ISNA(VLOOKUP([.$A869];['SQLite 3'.$A$2:.$B$1002];1;0));&quot;&quot;;&quot;Y&quot;)" office:value-type="string" office:string-value="Y">
            <text:p>Y</text:p>
          </table:table-cell>
          <table:table-cell table:style-name="ce34" table:formula="of:=IF(ISNA(VLOOKUP([.$A869];['MySQL 5.7'.$A$2:.$A$832];1;0));&quot;&quot;;&quot;Y&quot;)" office:value-type="string" office:string-value="Y">
            <text:p>Y</text:p>
          </table:table-cell>
          <table:table-cell table:formula="of:=IF(ISNA(VLOOKUP([.$A869];['Transact-SQL 2012'.$A$2:.$A$1001];1;0));&quot;&quot;;&quot;Y&quot;)" office:value-type="string" office:string-value="Y">
            <text:p>Y</text:p>
          </table:table-cell>
          <table:table-cell table:formula="of:=IF(ISNA(VLOOKUP([.$A869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WITHIN</text:p>
          </table:table-cell>
          <table:table-cell table:formula="of:=IF(ISNA(VLOOKUP([.$A870];['PostgreSQL 9.3'.$A$2:.$A$1001];1;0));&quot;&quot;;&quot;Y&quot;)">
            <text:p/>
          </table:table-cell>
          <table:table-cell table:formula="of:=IF(ISNA(VLOOKUP([.$A870];['SQL 2011'.$A$2:.$A$1001];1;0));&quot;&quot;;&quot;Y&quot;)" office:value-type="string" office:string-value="Y">
            <text:p>Y</text:p>
          </table:table-cell>
          <table:table-cell table:formula="of:=IF(ISNA(VLOOKUP([.$A870];['SQL 2008'.$A$2:.$A$1001];1;0));&quot;&quot;;&quot;Y&quot;)" office:value-type="string" office:string-value="Y">
            <text:p>Y</text:p>
          </table:table-cell>
          <table:table-cell table:formula="of:=IF(ISNA(VLOOKUP([.$A870];['SQL 92'.$A$2:.$A$1001];1;0));&quot;&quot;;&quot;Y&quot;)">
            <text:p/>
          </table:table-cell>
          <table:table-cell table:style-name="ce34" table:formula="of:=IF(ISNA(VLOOKUP([.$A870];['SQLite 3'.$A$2:.$B$1002];1;0));&quot;&quot;;&quot;Y&quot;)">
            <text:p/>
          </table:table-cell>
          <table:table-cell table:style-name="ce34" table:formula="of:=IF(ISNA(VLOOKUP([.$A870];['MySQL 5.7'.$A$2:.$A$832];1;0));&quot;&quot;;&quot;Y&quot;)">
            <text:p/>
          </table:table-cell>
          <table:table-cell table:formula="of:=IF(ISNA(VLOOKUP([.$A870];['Transact-SQL 2012'.$A$2:.$A$1001];1;0));&quot;&quot;;&quot;Y&quot;)">
            <text:p/>
          </table:table-cell>
          <table:table-cell table:formula="of:=IF(ISNA(VLOOKUP([.$A870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WITHIN GROUP</text:p>
          </table:table-cell>
          <table:table-cell table:formula="of:=IF(ISNA(VLOOKUP([.$A871];['PostgreSQL 9.3'.$A$2:.$A$1001];1;0));&quot;&quot;;&quot;Y&quot;)">
            <text:p/>
          </table:table-cell>
          <table:table-cell table:formula="of:=IF(ISNA(VLOOKUP([.$A871];['SQL 2011'.$A$2:.$A$1001];1;0));&quot;&quot;;&quot;Y&quot;)">
            <text:p/>
          </table:table-cell>
          <table:table-cell table:formula="of:=IF(ISNA(VLOOKUP([.$A871];['SQL 2008'.$A$2:.$A$1001];1;0));&quot;&quot;;&quot;Y&quot;)">
            <text:p/>
          </table:table-cell>
          <table:table-cell table:formula="of:=IF(ISNA(VLOOKUP([.$A871];['SQL 92'.$A$2:.$A$1001];1;0));&quot;&quot;;&quot;Y&quot;)">
            <text:p/>
          </table:table-cell>
          <table:table-cell table:style-name="ce34" table:formula="of:=IF(ISNA(VLOOKUP([.$A871];['SQLite 3'.$A$2:.$B$1002];1;0));&quot;&quot;;&quot;Y&quot;)">
            <text:p/>
          </table:table-cell>
          <table:table-cell table:style-name="ce34" table:formula="of:=IF(ISNA(VLOOKUP([.$A871];['MySQL 5.7'.$A$2:.$A$832];1;0));&quot;&quot;;&quot;Y&quot;)">
            <text:p/>
          </table:table-cell>
          <table:table-cell table:formula="of:=IF(ISNA(VLOOKUP([.$A871];['Transact-SQL 2012'.$A$2:.$A$1001];1;0));&quot;&quot;;&quot;Y&quot;)" office:value-type="string" office:string-value="Y">
            <text:p>Y</text:p>
          </table:table-cell>
          <table:table-cell table:formula="of:=IF(ISNA(VLOOKUP([.$A87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WITHOUT</text:p>
          </table:table-cell>
          <table:table-cell table:formula="of:=IF(ISNA(VLOOKUP([.$A872];['PostgreSQL 9.3'.$A$2:.$A$1001];1;0));&quot;&quot;;&quot;Y&quot;)" office:value-type="string" office:string-value="Y">
            <text:p>Y</text:p>
          </table:table-cell>
          <table:table-cell table:formula="of:=IF(ISNA(VLOOKUP([.$A872];['SQL 2011'.$A$2:.$A$1001];1;0));&quot;&quot;;&quot;Y&quot;)" office:value-type="string" office:string-value="Y">
            <text:p>Y</text:p>
          </table:table-cell>
          <table:table-cell table:formula="of:=IF(ISNA(VLOOKUP([.$A872];['SQL 2008'.$A$2:.$A$1001];1;0));&quot;&quot;;&quot;Y&quot;)" office:value-type="string" office:string-value="Y">
            <text:p>Y</text:p>
          </table:table-cell>
          <table:table-cell table:formula="of:=IF(ISNA(VLOOKUP([.$A872];['SQL 92'.$A$2:.$A$1001];1;0));&quot;&quot;;&quot;Y&quot;)">
            <text:p/>
          </table:table-cell>
          <table:table-cell table:style-name="ce34" table:formula="of:=IF(ISNA(VLOOKUP([.$A872];['SQLite 3'.$A$2:.$B$1002];1;0));&quot;&quot;;&quot;Y&quot;)" office:value-type="string" office:string-value="Y">
            <text:p>Y</text:p>
          </table:table-cell>
          <table:table-cell table:style-name="ce34" table:formula="of:=IF(ISNA(VLOOKUP([.$A872];['MySQL 5.7'.$A$2:.$A$832];1;0));&quot;&quot;;&quot;Y&quot;)">
            <text:p/>
          </table:table-cell>
          <table:table-cell table:formula="of:=IF(ISNA(VLOOKUP([.$A872];['Transact-SQL 2012'.$A$2:.$A$1001];1;0));&quot;&quot;;&quot;Y&quot;)">
            <text:p/>
          </table:table-cell>
          <table:table-cell table:formula="of:=IF(ISNA(VLOOKUP([.$A87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WORK</text:p>
          </table:table-cell>
          <table:table-cell table:formula="of:=IF(ISNA(VLOOKUP([.$A873];['PostgreSQL 9.3'.$A$2:.$A$1001];1;0));&quot;&quot;;&quot;Y&quot;)" office:value-type="string" office:string-value="Y">
            <text:p>Y</text:p>
          </table:table-cell>
          <table:table-cell table:formula="of:=IF(ISNA(VLOOKUP([.$A873];['SQL 2011'.$A$2:.$A$1001];1;0));&quot;&quot;;&quot;Y&quot;)" office:value-type="string" office:string-value="Y">
            <text:p>Y</text:p>
          </table:table-cell>
          <table:table-cell table:formula="of:=IF(ISNA(VLOOKUP([.$A873];['SQL 2008'.$A$2:.$A$1001];1;0));&quot;&quot;;&quot;Y&quot;)" office:value-type="string" office:string-value="Y">
            <text:p>Y</text:p>
          </table:table-cell>
          <table:table-cell table:formula="of:=IF(ISNA(VLOOKUP([.$A873];['SQL 92'.$A$2:.$A$1001];1;0));&quot;&quot;;&quot;Y&quot;)" office:value-type="string" office:string-value="Y">
            <text:p>Y</text:p>
          </table:table-cell>
          <table:table-cell table:style-name="ce34" table:formula="of:=IF(ISNA(VLOOKUP([.$A873];['SQLite 3'.$A$2:.$B$1002];1;0));&quot;&quot;;&quot;Y&quot;)">
            <text:p/>
          </table:table-cell>
          <table:table-cell table:style-name="ce34" table:formula="of:=IF(ISNA(VLOOKUP([.$A873];['MySQL 5.7'.$A$2:.$A$832];1;0));&quot;&quot;;&quot;Y&quot;)">
            <text:p/>
          </table:table-cell>
          <table:table-cell table:formula="of:=IF(ISNA(VLOOKUP([.$A873];['Transact-SQL 2012'.$A$2:.$A$1001];1;0));&quot;&quot;;&quot;Y&quot;)">
            <text:p/>
          </table:table-cell>
          <table:table-cell table:formula="of:=IF(ISNA(VLOOKUP([.$A873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2">
          <table:table-cell table:style-name="ce26" office:value-type="string">
            <text:p>WRAPPER</text:p>
          </table:table-cell>
          <table:table-cell table:formula="of:=IF(ISNA(VLOOKUP([.$A874];['PostgreSQL 9.3'.$A$2:.$A$1001];1;0));&quot;&quot;;&quot;Y&quot;)" office:value-type="string" office:string-value="Y">
            <text:p>Y</text:p>
          </table:table-cell>
          <table:table-cell table:formula="of:=IF(ISNA(VLOOKUP([.$A874];['SQL 2011'.$A$2:.$A$1001];1;0));&quot;&quot;;&quot;Y&quot;)" office:value-type="string" office:string-value="Y">
            <text:p>Y</text:p>
          </table:table-cell>
          <table:table-cell table:formula="of:=IF(ISNA(VLOOKUP([.$A874];['SQL 2008'.$A$2:.$A$1001];1;0));&quot;&quot;;&quot;Y&quot;)" office:value-type="string" office:string-value="Y">
            <text:p>Y</text:p>
          </table:table-cell>
          <table:table-cell table:formula="of:=IF(ISNA(VLOOKUP([.$A874];['SQL 92'.$A$2:.$A$1001];1;0));&quot;&quot;;&quot;Y&quot;)">
            <text:p/>
          </table:table-cell>
          <table:table-cell table:style-name="ce34" table:formula="of:=IF(ISNA(VLOOKUP([.$A874];['SQLite 3'.$A$2:.$B$1002];1;0));&quot;&quot;;&quot;Y&quot;)">
            <text:p/>
          </table:table-cell>
          <table:table-cell table:style-name="ce34" table:formula="of:=IF(ISNA(VLOOKUP([.$A874];['MySQL 5.7'.$A$2:.$A$832];1;0));&quot;&quot;;&quot;Y&quot;)">
            <text:p/>
          </table:table-cell>
          <table:table-cell table:formula="of:=IF(ISNA(VLOOKUP([.$A874];['Transact-SQL 2012'.$A$2:.$A$1001];1;0));&quot;&quot;;&quot;Y&quot;)">
            <text:p/>
          </table:table-cell>
          <table:table-cell table:formula="of:=IF(ISNA(VLOOKUP([.$A87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WRITE</text:p>
          </table:table-cell>
          <table:table-cell table:formula="of:=IF(ISNA(VLOOKUP([.$A875];['PostgreSQL 9.3'.$A$2:.$A$1001];1;0));&quot;&quot;;&quot;Y&quot;)" office:value-type="string" office:string-value="Y">
            <text:p>Y</text:p>
          </table:table-cell>
          <table:table-cell table:formula="of:=IF(ISNA(VLOOKUP([.$A875];['SQL 2011'.$A$2:.$A$1001];1;0));&quot;&quot;;&quot;Y&quot;)" office:value-type="string" office:string-value="Y">
            <text:p>Y</text:p>
          </table:table-cell>
          <table:table-cell table:formula="of:=IF(ISNA(VLOOKUP([.$A875];['SQL 2008'.$A$2:.$A$1001];1;0));&quot;&quot;;&quot;Y&quot;)" office:value-type="string" office:string-value="Y">
            <text:p>Y</text:p>
          </table:table-cell>
          <table:table-cell table:formula="of:=IF(ISNA(VLOOKUP([.$A875];['SQL 92'.$A$2:.$A$1001];1;0));&quot;&quot;;&quot;Y&quot;)" office:value-type="string" office:string-value="Y">
            <text:p>Y</text:p>
          </table:table-cell>
          <table:table-cell table:style-name="ce34" table:formula="of:=IF(ISNA(VLOOKUP([.$A875];['SQLite 3'.$A$2:.$B$1002];1;0));&quot;&quot;;&quot;Y&quot;)">
            <text:p/>
          </table:table-cell>
          <table:table-cell table:style-name="ce34" table:formula="of:=IF(ISNA(VLOOKUP([.$A875];['MySQL 5.7'.$A$2:.$A$832];1;0));&quot;&quot;;&quot;Y&quot;)" office:value-type="string" office:string-value="Y">
            <text:p>Y</text:p>
          </table:table-cell>
          <table:table-cell table:formula="of:=IF(ISNA(VLOOKUP([.$A875];['Transact-SQL 2012'.$A$2:.$A$1001];1;0));&quot;&quot;;&quot;Y&quot;)">
            <text:p/>
          </table:table-cell>
          <table:table-cell table:formula="of:=IF(ISNA(VLOOKUP([.$A875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WRITETEXT</text:p>
          </table:table-cell>
          <table:table-cell table:formula="of:=IF(ISNA(VLOOKUP([.$A876];['PostgreSQL 9.3'.$A$2:.$A$1001];1;0));&quot;&quot;;&quot;Y&quot;)">
            <text:p/>
          </table:table-cell>
          <table:table-cell table:formula="of:=IF(ISNA(VLOOKUP([.$A876];['SQL 2011'.$A$2:.$A$1001];1;0));&quot;&quot;;&quot;Y&quot;)">
            <text:p/>
          </table:table-cell>
          <table:table-cell table:formula="of:=IF(ISNA(VLOOKUP([.$A876];['SQL 2008'.$A$2:.$A$1001];1;0));&quot;&quot;;&quot;Y&quot;)">
            <text:p/>
          </table:table-cell>
          <table:table-cell table:formula="of:=IF(ISNA(VLOOKUP([.$A876];['SQL 92'.$A$2:.$A$1001];1;0));&quot;&quot;;&quot;Y&quot;)">
            <text:p/>
          </table:table-cell>
          <table:table-cell table:style-name="ce34" table:formula="of:=IF(ISNA(VLOOKUP([.$A876];['SQLite 3'.$A$2:.$B$1002];1;0));&quot;&quot;;&quot;Y&quot;)">
            <text:p/>
          </table:table-cell>
          <table:table-cell table:style-name="ce34" table:formula="of:=IF(ISNA(VLOOKUP([.$A876];['MySQL 5.7'.$A$2:.$A$832];1;0));&quot;&quot;;&quot;Y&quot;)">
            <text:p/>
          </table:table-cell>
          <table:table-cell table:formula="of:=IF(ISNA(VLOOKUP([.$A876];['Transact-SQL 2012'.$A$2:.$A$1001];1;0));&quot;&quot;;&quot;Y&quot;)" office:value-type="string" office:string-value="Y">
            <text:p>Y</text:p>
          </table:table-cell>
          <table:table-cell table:formula="of:=IF(ISNA(VLOOKUP([.$A87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</text:p>
          </table:table-cell>
          <table:table-cell table:formula="of:=IF(ISNA(VLOOKUP([.$A877];['PostgreSQL 9.3'.$A$2:.$A$1001];1;0));&quot;&quot;;&quot;Y&quot;)" office:value-type="string" office:string-value="Y">
            <text:p>Y</text:p>
          </table:table-cell>
          <table:table-cell table:formula="of:=IF(ISNA(VLOOKUP([.$A877];['SQL 2011'.$A$2:.$A$1001];1;0));&quot;&quot;;&quot;Y&quot;)" office:value-type="string" office:string-value="Y">
            <text:p>Y</text:p>
          </table:table-cell>
          <table:table-cell table:formula="of:=IF(ISNA(VLOOKUP([.$A877];['SQL 2008'.$A$2:.$A$1001];1;0));&quot;&quot;;&quot;Y&quot;)" office:value-type="string" office:string-value="Y">
            <text:p>Y</text:p>
          </table:table-cell>
          <table:table-cell table:formula="of:=IF(ISNA(VLOOKUP([.$A877];['SQL 92'.$A$2:.$A$1001];1;0));&quot;&quot;;&quot;Y&quot;)">
            <text:p/>
          </table:table-cell>
          <table:table-cell table:style-name="ce34" table:formula="of:=IF(ISNA(VLOOKUP([.$A877];['SQLite 3'.$A$2:.$B$1002];1;0));&quot;&quot;;&quot;Y&quot;)">
            <text:p/>
          </table:table-cell>
          <table:table-cell table:style-name="ce34" table:formula="of:=IF(ISNA(VLOOKUP([.$A877];['MySQL 5.7'.$A$2:.$A$832];1;0));&quot;&quot;;&quot;Y&quot;)">
            <text:p/>
          </table:table-cell>
          <table:table-cell table:formula="of:=IF(ISNA(VLOOKUP([.$A877];['Transact-SQL 2012'.$A$2:.$A$1001];1;0));&quot;&quot;;&quot;Y&quot;)">
            <text:p/>
          </table:table-cell>
          <table:table-cell table:formula="of:=IF(ISNA(VLOOKUP([.$A87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AGG</text:p>
          </table:table-cell>
          <table:table-cell table:formula="of:=IF(ISNA(VLOOKUP([.$A878];['PostgreSQL 9.3'.$A$2:.$A$1001];1;0));&quot;&quot;;&quot;Y&quot;)">
            <text:p/>
          </table:table-cell>
          <table:table-cell table:formula="of:=IF(ISNA(VLOOKUP([.$A878];['SQL 2011'.$A$2:.$A$1001];1;0));&quot;&quot;;&quot;Y&quot;)" office:value-type="string" office:string-value="Y">
            <text:p>Y</text:p>
          </table:table-cell>
          <table:table-cell table:formula="of:=IF(ISNA(VLOOKUP([.$A878];['SQL 2008'.$A$2:.$A$1001];1;0));&quot;&quot;;&quot;Y&quot;)" office:value-type="string" office:string-value="Y">
            <text:p>Y</text:p>
          </table:table-cell>
          <table:table-cell table:formula="of:=IF(ISNA(VLOOKUP([.$A878];['SQL 92'.$A$2:.$A$1001];1;0));&quot;&quot;;&quot;Y&quot;)">
            <text:p/>
          </table:table-cell>
          <table:table-cell table:style-name="ce34" table:formula="of:=IF(ISNA(VLOOKUP([.$A878];['SQLite 3'.$A$2:.$B$1002];1;0));&quot;&quot;;&quot;Y&quot;)">
            <text:p/>
          </table:table-cell>
          <table:table-cell table:style-name="ce34" table:formula="of:=IF(ISNA(VLOOKUP([.$A878];['MySQL 5.7'.$A$2:.$A$832];1;0));&quot;&quot;;&quot;Y&quot;)">
            <text:p/>
          </table:table-cell>
          <table:table-cell table:formula="of:=IF(ISNA(VLOOKUP([.$A878];['Transact-SQL 2012'.$A$2:.$A$1001];1;0));&quot;&quot;;&quot;Y&quot;)">
            <text:p/>
          </table:table-cell>
          <table:table-cell table:formula="of:=IF(ISNA(VLOOKUP([.$A87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ATTRIBUTES</text:p>
          </table:table-cell>
          <table:table-cell table:formula="of:=IF(ISNA(VLOOKUP([.$A879];['PostgreSQL 9.3'.$A$2:.$A$1001];1;0));&quot;&quot;;&quot;Y&quot;)" office:value-type="string" office:string-value="Y">
            <text:p>Y</text:p>
          </table:table-cell>
          <table:table-cell table:formula="of:=IF(ISNA(VLOOKUP([.$A879];['SQL 2011'.$A$2:.$A$1001];1;0));&quot;&quot;;&quot;Y&quot;)" office:value-type="string" office:string-value="Y">
            <text:p>Y</text:p>
          </table:table-cell>
          <table:table-cell table:formula="of:=IF(ISNA(VLOOKUP([.$A879];['SQL 2008'.$A$2:.$A$1001];1;0));&quot;&quot;;&quot;Y&quot;)" office:value-type="string" office:string-value="Y">
            <text:p>Y</text:p>
          </table:table-cell>
          <table:table-cell table:formula="of:=IF(ISNA(VLOOKUP([.$A879];['SQL 92'.$A$2:.$A$1001];1;0));&quot;&quot;;&quot;Y&quot;)">
            <text:p/>
          </table:table-cell>
          <table:table-cell table:style-name="ce34" table:formula="of:=IF(ISNA(VLOOKUP([.$A879];['SQLite 3'.$A$2:.$B$1002];1;0));&quot;&quot;;&quot;Y&quot;)">
            <text:p/>
          </table:table-cell>
          <table:table-cell table:style-name="ce34" table:formula="of:=IF(ISNA(VLOOKUP([.$A879];['MySQL 5.7'.$A$2:.$A$832];1;0));&quot;&quot;;&quot;Y&quot;)">
            <text:p/>
          </table:table-cell>
          <table:table-cell table:formula="of:=IF(ISNA(VLOOKUP([.$A879];['Transact-SQL 2012'.$A$2:.$A$1001];1;0));&quot;&quot;;&quot;Y&quot;)">
            <text:p/>
          </table:table-cell>
          <table:table-cell table:formula="of:=IF(ISNA(VLOOKUP([.$A87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BINARY</text:p>
          </table:table-cell>
          <table:table-cell table:formula="of:=IF(ISNA(VLOOKUP([.$A880];['PostgreSQL 9.3'.$A$2:.$A$1001];1;0));&quot;&quot;;&quot;Y&quot;)">
            <text:p/>
          </table:table-cell>
          <table:table-cell table:formula="of:=IF(ISNA(VLOOKUP([.$A880];['SQL 2011'.$A$2:.$A$1001];1;0));&quot;&quot;;&quot;Y&quot;)" office:value-type="string" office:string-value="Y">
            <text:p>Y</text:p>
          </table:table-cell>
          <table:table-cell table:formula="of:=IF(ISNA(VLOOKUP([.$A880];['SQL 2008'.$A$2:.$A$1001];1;0));&quot;&quot;;&quot;Y&quot;)" office:value-type="string" office:string-value="Y">
            <text:p>Y</text:p>
          </table:table-cell>
          <table:table-cell table:formula="of:=IF(ISNA(VLOOKUP([.$A880];['SQL 92'.$A$2:.$A$1001];1;0));&quot;&quot;;&quot;Y&quot;)">
            <text:p/>
          </table:table-cell>
          <table:table-cell table:style-name="ce34" table:formula="of:=IF(ISNA(VLOOKUP([.$A880];['SQLite 3'.$A$2:.$B$1002];1;0));&quot;&quot;;&quot;Y&quot;)">
            <text:p/>
          </table:table-cell>
          <table:table-cell table:style-name="ce34" table:formula="of:=IF(ISNA(VLOOKUP([.$A880];['MySQL 5.7'.$A$2:.$A$832];1;0));&quot;&quot;;&quot;Y&quot;)">
            <text:p/>
          </table:table-cell>
          <table:table-cell table:formula="of:=IF(ISNA(VLOOKUP([.$A880];['Transact-SQL 2012'.$A$2:.$A$1001];1;0));&quot;&quot;;&quot;Y&quot;)">
            <text:p/>
          </table:table-cell>
          <table:table-cell table:formula="of:=IF(ISNA(VLOOKUP([.$A88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CAST</text:p>
          </table:table-cell>
          <table:table-cell table:formula="of:=IF(ISNA(VLOOKUP([.$A881];['PostgreSQL 9.3'.$A$2:.$A$1001];1;0));&quot;&quot;;&quot;Y&quot;)">
            <text:p/>
          </table:table-cell>
          <table:table-cell table:formula="of:=IF(ISNA(VLOOKUP([.$A881];['SQL 2011'.$A$2:.$A$1001];1;0));&quot;&quot;;&quot;Y&quot;)" office:value-type="string" office:string-value="Y">
            <text:p>Y</text:p>
          </table:table-cell>
          <table:table-cell table:formula="of:=IF(ISNA(VLOOKUP([.$A881];['SQL 2008'.$A$2:.$A$1001];1;0));&quot;&quot;;&quot;Y&quot;)" office:value-type="string" office:string-value="Y">
            <text:p>Y</text:p>
          </table:table-cell>
          <table:table-cell table:formula="of:=IF(ISNA(VLOOKUP([.$A881];['SQL 92'.$A$2:.$A$1001];1;0));&quot;&quot;;&quot;Y&quot;)">
            <text:p/>
          </table:table-cell>
          <table:table-cell table:style-name="ce34" table:formula="of:=IF(ISNA(VLOOKUP([.$A881];['SQLite 3'.$A$2:.$B$1002];1;0));&quot;&quot;;&quot;Y&quot;)">
            <text:p/>
          </table:table-cell>
          <table:table-cell table:style-name="ce34" table:formula="of:=IF(ISNA(VLOOKUP([.$A881];['MySQL 5.7'.$A$2:.$A$832];1;0));&quot;&quot;;&quot;Y&quot;)">
            <text:p/>
          </table:table-cell>
          <table:table-cell table:formula="of:=IF(ISNA(VLOOKUP([.$A881];['Transact-SQL 2012'.$A$2:.$A$1001];1;0));&quot;&quot;;&quot;Y&quot;)">
            <text:p/>
          </table:table-cell>
          <table:table-cell table:formula="of:=IF(ISNA(VLOOKUP([.$A88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COMMENT</text:p>
          </table:table-cell>
          <table:table-cell table:formula="of:=IF(ISNA(VLOOKUP([.$A882];['PostgreSQL 9.3'.$A$2:.$A$1001];1;0));&quot;&quot;;&quot;Y&quot;)">
            <text:p/>
          </table:table-cell>
          <table:table-cell table:formula="of:=IF(ISNA(VLOOKUP([.$A882];['SQL 2011'.$A$2:.$A$1001];1;0));&quot;&quot;;&quot;Y&quot;)" office:value-type="string" office:string-value="Y">
            <text:p>Y</text:p>
          </table:table-cell>
          <table:table-cell table:formula="of:=IF(ISNA(VLOOKUP([.$A882];['SQL 2008'.$A$2:.$A$1001];1;0));&quot;&quot;;&quot;Y&quot;)" office:value-type="string" office:string-value="Y">
            <text:p>Y</text:p>
          </table:table-cell>
          <table:table-cell table:formula="of:=IF(ISNA(VLOOKUP([.$A882];['SQL 92'.$A$2:.$A$1001];1;0));&quot;&quot;;&quot;Y&quot;)">
            <text:p/>
          </table:table-cell>
          <table:table-cell table:style-name="ce34" table:formula="of:=IF(ISNA(VLOOKUP([.$A882];['SQLite 3'.$A$2:.$B$1002];1;0));&quot;&quot;;&quot;Y&quot;)">
            <text:p/>
          </table:table-cell>
          <table:table-cell table:style-name="ce34" table:formula="of:=IF(ISNA(VLOOKUP([.$A882];['MySQL 5.7'.$A$2:.$A$832];1;0));&quot;&quot;;&quot;Y&quot;)">
            <text:p/>
          </table:table-cell>
          <table:table-cell table:formula="of:=IF(ISNA(VLOOKUP([.$A882];['Transact-SQL 2012'.$A$2:.$A$1001];1;0));&quot;&quot;;&quot;Y&quot;)">
            <text:p/>
          </table:table-cell>
          <table:table-cell table:formula="of:=IF(ISNA(VLOOKUP([.$A88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CONCAT</text:p>
          </table:table-cell>
          <table:table-cell table:formula="of:=IF(ISNA(VLOOKUP([.$A883];['PostgreSQL 9.3'.$A$2:.$A$1001];1;0));&quot;&quot;;&quot;Y&quot;)" office:value-type="string" office:string-value="Y">
            <text:p>Y</text:p>
          </table:table-cell>
          <table:table-cell table:formula="of:=IF(ISNA(VLOOKUP([.$A883];['SQL 2011'.$A$2:.$A$1001];1;0));&quot;&quot;;&quot;Y&quot;)" office:value-type="string" office:string-value="Y">
            <text:p>Y</text:p>
          </table:table-cell>
          <table:table-cell table:formula="of:=IF(ISNA(VLOOKUP([.$A883];['SQL 2008'.$A$2:.$A$1001];1;0));&quot;&quot;;&quot;Y&quot;)" office:value-type="string" office:string-value="Y">
            <text:p>Y</text:p>
          </table:table-cell>
          <table:table-cell table:formula="of:=IF(ISNA(VLOOKUP([.$A883];['SQL 92'.$A$2:.$A$1001];1;0));&quot;&quot;;&quot;Y&quot;)">
            <text:p/>
          </table:table-cell>
          <table:table-cell table:style-name="ce34" table:formula="of:=IF(ISNA(VLOOKUP([.$A883];['SQLite 3'.$A$2:.$B$1002];1;0));&quot;&quot;;&quot;Y&quot;)">
            <text:p/>
          </table:table-cell>
          <table:table-cell table:style-name="ce34" table:formula="of:=IF(ISNA(VLOOKUP([.$A883];['MySQL 5.7'.$A$2:.$A$832];1;0));&quot;&quot;;&quot;Y&quot;)">
            <text:p/>
          </table:table-cell>
          <table:table-cell table:formula="of:=IF(ISNA(VLOOKUP([.$A883];['Transact-SQL 2012'.$A$2:.$A$1001];1;0));&quot;&quot;;&quot;Y&quot;)">
            <text:p/>
          </table:table-cell>
          <table:table-cell table:formula="of:=IF(ISNA(VLOOKUP([.$A88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DECLARATION</text:p>
          </table:table-cell>
          <table:table-cell table:formula="of:=IF(ISNA(VLOOKUP([.$A884];['PostgreSQL 9.3'.$A$2:.$A$1001];1;0));&quot;&quot;;&quot;Y&quot;)">
            <text:p/>
          </table:table-cell>
          <table:table-cell table:formula="of:=IF(ISNA(VLOOKUP([.$A884];['SQL 2011'.$A$2:.$A$1001];1;0));&quot;&quot;;&quot;Y&quot;)" office:value-type="string" office:string-value="Y">
            <text:p>Y</text:p>
          </table:table-cell>
          <table:table-cell table:formula="of:=IF(ISNA(VLOOKUP([.$A884];['SQL 2008'.$A$2:.$A$1001];1;0));&quot;&quot;;&quot;Y&quot;)" office:value-type="string" office:string-value="Y">
            <text:p>Y</text:p>
          </table:table-cell>
          <table:table-cell table:formula="of:=IF(ISNA(VLOOKUP([.$A884];['SQL 92'.$A$2:.$A$1001];1;0));&quot;&quot;;&quot;Y&quot;)">
            <text:p/>
          </table:table-cell>
          <table:table-cell table:style-name="ce34" table:formula="of:=IF(ISNA(VLOOKUP([.$A884];['SQLite 3'.$A$2:.$B$1002];1;0));&quot;&quot;;&quot;Y&quot;)">
            <text:p/>
          </table:table-cell>
          <table:table-cell table:style-name="ce34" table:formula="of:=IF(ISNA(VLOOKUP([.$A884];['MySQL 5.7'.$A$2:.$A$832];1;0));&quot;&quot;;&quot;Y&quot;)">
            <text:p/>
          </table:table-cell>
          <table:table-cell table:formula="of:=IF(ISNA(VLOOKUP([.$A884];['Transact-SQL 2012'.$A$2:.$A$1001];1;0));&quot;&quot;;&quot;Y&quot;)">
            <text:p/>
          </table:table-cell>
          <table:table-cell table:formula="of:=IF(ISNA(VLOOKUP([.$A88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DOCUMENT</text:p>
          </table:table-cell>
          <table:table-cell table:formula="of:=IF(ISNA(VLOOKUP([.$A885];['PostgreSQL 9.3'.$A$2:.$A$1001];1;0));&quot;&quot;;&quot;Y&quot;)">
            <text:p/>
          </table:table-cell>
          <table:table-cell table:formula="of:=IF(ISNA(VLOOKUP([.$A885];['SQL 2011'.$A$2:.$A$1001];1;0));&quot;&quot;;&quot;Y&quot;)" office:value-type="string" office:string-value="Y">
            <text:p>Y</text:p>
          </table:table-cell>
          <table:table-cell table:formula="of:=IF(ISNA(VLOOKUP([.$A885];['SQL 2008'.$A$2:.$A$1001];1;0));&quot;&quot;;&quot;Y&quot;)" office:value-type="string" office:string-value="Y">
            <text:p>Y</text:p>
          </table:table-cell>
          <table:table-cell table:formula="of:=IF(ISNA(VLOOKUP([.$A885];['SQL 92'.$A$2:.$A$1001];1;0));&quot;&quot;;&quot;Y&quot;)">
            <text:p/>
          </table:table-cell>
          <table:table-cell table:style-name="ce34" table:formula="of:=IF(ISNA(VLOOKUP([.$A885];['SQLite 3'.$A$2:.$B$1002];1;0));&quot;&quot;;&quot;Y&quot;)">
            <text:p/>
          </table:table-cell>
          <table:table-cell table:style-name="ce34" table:formula="of:=IF(ISNA(VLOOKUP([.$A885];['MySQL 5.7'.$A$2:.$A$832];1;0));&quot;&quot;;&quot;Y&quot;)">
            <text:p/>
          </table:table-cell>
          <table:table-cell table:formula="of:=IF(ISNA(VLOOKUP([.$A885];['Transact-SQL 2012'.$A$2:.$A$1001];1;0));&quot;&quot;;&quot;Y&quot;)">
            <text:p/>
          </table:table-cell>
          <table:table-cell table:formula="of:=IF(ISNA(VLOOKUP([.$A88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ELEMENT</text:p>
          </table:table-cell>
          <table:table-cell table:formula="of:=IF(ISNA(VLOOKUP([.$A886];['PostgreSQL 9.3'.$A$2:.$A$1001];1;0));&quot;&quot;;&quot;Y&quot;)" office:value-type="string" office:string-value="Y">
            <text:p>Y</text:p>
          </table:table-cell>
          <table:table-cell table:formula="of:=IF(ISNA(VLOOKUP([.$A886];['SQL 2011'.$A$2:.$A$1001];1;0));&quot;&quot;;&quot;Y&quot;)" office:value-type="string" office:string-value="Y">
            <text:p>Y</text:p>
          </table:table-cell>
          <table:table-cell table:formula="of:=IF(ISNA(VLOOKUP([.$A886];['SQL 2008'.$A$2:.$A$1001];1;0));&quot;&quot;;&quot;Y&quot;)" office:value-type="string" office:string-value="Y">
            <text:p>Y</text:p>
          </table:table-cell>
          <table:table-cell table:formula="of:=IF(ISNA(VLOOKUP([.$A886];['SQL 92'.$A$2:.$A$1001];1;0));&quot;&quot;;&quot;Y&quot;)">
            <text:p/>
          </table:table-cell>
          <table:table-cell table:style-name="ce34" table:formula="of:=IF(ISNA(VLOOKUP([.$A886];['SQLite 3'.$A$2:.$B$1002];1;0));&quot;&quot;;&quot;Y&quot;)">
            <text:p/>
          </table:table-cell>
          <table:table-cell table:style-name="ce34" table:formula="of:=IF(ISNA(VLOOKUP([.$A886];['MySQL 5.7'.$A$2:.$A$832];1;0));&quot;&quot;;&quot;Y&quot;)">
            <text:p/>
          </table:table-cell>
          <table:table-cell table:formula="of:=IF(ISNA(VLOOKUP([.$A886];['Transact-SQL 2012'.$A$2:.$A$1001];1;0));&quot;&quot;;&quot;Y&quot;)">
            <text:p/>
          </table:table-cell>
          <table:table-cell table:formula="of:=IF(ISNA(VLOOKUP([.$A88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EXISTS</text:p>
          </table:table-cell>
          <table:table-cell table:formula="of:=IF(ISNA(VLOOKUP([.$A887];['PostgreSQL 9.3'.$A$2:.$A$1001];1;0));&quot;&quot;;&quot;Y&quot;)" office:value-type="string" office:string-value="Y">
            <text:p>Y</text:p>
          </table:table-cell>
          <table:table-cell table:formula="of:=IF(ISNA(VLOOKUP([.$A887];['SQL 2011'.$A$2:.$A$1001];1;0));&quot;&quot;;&quot;Y&quot;)" office:value-type="string" office:string-value="Y">
            <text:p>Y</text:p>
          </table:table-cell>
          <table:table-cell table:formula="of:=IF(ISNA(VLOOKUP([.$A887];['SQL 2008'.$A$2:.$A$1001];1;0));&quot;&quot;;&quot;Y&quot;)" office:value-type="string" office:string-value="Y">
            <text:p>Y</text:p>
          </table:table-cell>
          <table:table-cell table:formula="of:=IF(ISNA(VLOOKUP([.$A887];['SQL 92'.$A$2:.$A$1001];1;0));&quot;&quot;;&quot;Y&quot;)">
            <text:p/>
          </table:table-cell>
          <table:table-cell table:style-name="ce34" table:formula="of:=IF(ISNA(VLOOKUP([.$A887];['SQLite 3'.$A$2:.$B$1002];1;0));&quot;&quot;;&quot;Y&quot;)">
            <text:p/>
          </table:table-cell>
          <table:table-cell table:style-name="ce34" table:formula="of:=IF(ISNA(VLOOKUP([.$A887];['MySQL 5.7'.$A$2:.$A$832];1;0));&quot;&quot;;&quot;Y&quot;)">
            <text:p/>
          </table:table-cell>
          <table:table-cell table:formula="of:=IF(ISNA(VLOOKUP([.$A887];['Transact-SQL 2012'.$A$2:.$A$1001];1;0));&quot;&quot;;&quot;Y&quot;)">
            <text:p/>
          </table:table-cell>
          <table:table-cell table:formula="of:=IF(ISNA(VLOOKUP([.$A88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FOREST</text:p>
          </table:table-cell>
          <table:table-cell table:formula="of:=IF(ISNA(VLOOKUP([.$A888];['PostgreSQL 9.3'.$A$2:.$A$1001];1;0));&quot;&quot;;&quot;Y&quot;)" office:value-type="string" office:string-value="Y">
            <text:p>Y</text:p>
          </table:table-cell>
          <table:table-cell table:formula="of:=IF(ISNA(VLOOKUP([.$A888];['SQL 2011'.$A$2:.$A$1001];1;0));&quot;&quot;;&quot;Y&quot;)" office:value-type="string" office:string-value="Y">
            <text:p>Y</text:p>
          </table:table-cell>
          <table:table-cell table:formula="of:=IF(ISNA(VLOOKUP([.$A888];['SQL 2008'.$A$2:.$A$1001];1;0));&quot;&quot;;&quot;Y&quot;)" office:value-type="string" office:string-value="Y">
            <text:p>Y</text:p>
          </table:table-cell>
          <table:table-cell table:formula="of:=IF(ISNA(VLOOKUP([.$A888];['SQL 92'.$A$2:.$A$1001];1;0));&quot;&quot;;&quot;Y&quot;)">
            <text:p/>
          </table:table-cell>
          <table:table-cell table:style-name="ce34" table:formula="of:=IF(ISNA(VLOOKUP([.$A888];['SQLite 3'.$A$2:.$B$1002];1;0));&quot;&quot;;&quot;Y&quot;)">
            <text:p/>
          </table:table-cell>
          <table:table-cell table:style-name="ce34" table:formula="of:=IF(ISNA(VLOOKUP([.$A888];['MySQL 5.7'.$A$2:.$A$832];1;0));&quot;&quot;;&quot;Y&quot;)">
            <text:p/>
          </table:table-cell>
          <table:table-cell table:formula="of:=IF(ISNA(VLOOKUP([.$A888];['Transact-SQL 2012'.$A$2:.$A$1001];1;0));&quot;&quot;;&quot;Y&quot;)">
            <text:p/>
          </table:table-cell>
          <table:table-cell table:formula="of:=IF(ISNA(VLOOKUP([.$A88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ITERATE</text:p>
          </table:table-cell>
          <table:table-cell table:formula="of:=IF(ISNA(VLOOKUP([.$A889];['PostgreSQL 9.3'.$A$2:.$A$1001];1;0));&quot;&quot;;&quot;Y&quot;)">
            <text:p/>
          </table:table-cell>
          <table:table-cell table:formula="of:=IF(ISNA(VLOOKUP([.$A889];['SQL 2011'.$A$2:.$A$1001];1;0));&quot;&quot;;&quot;Y&quot;)" office:value-type="string" office:string-value="Y">
            <text:p>Y</text:p>
          </table:table-cell>
          <table:table-cell table:formula="of:=IF(ISNA(VLOOKUP([.$A889];['SQL 2008'.$A$2:.$A$1001];1;0));&quot;&quot;;&quot;Y&quot;)" office:value-type="string" office:string-value="Y">
            <text:p>Y</text:p>
          </table:table-cell>
          <table:table-cell table:formula="of:=IF(ISNA(VLOOKUP([.$A889];['SQL 92'.$A$2:.$A$1001];1;0));&quot;&quot;;&quot;Y&quot;)">
            <text:p/>
          </table:table-cell>
          <table:table-cell table:style-name="ce34" table:formula="of:=IF(ISNA(VLOOKUP([.$A889];['SQLite 3'.$A$2:.$B$1002];1;0));&quot;&quot;;&quot;Y&quot;)">
            <text:p/>
          </table:table-cell>
          <table:table-cell table:style-name="ce34" table:formula="of:=IF(ISNA(VLOOKUP([.$A889];['MySQL 5.7'.$A$2:.$A$832];1;0));&quot;&quot;;&quot;Y&quot;)">
            <text:p/>
          </table:table-cell>
          <table:table-cell table:formula="of:=IF(ISNA(VLOOKUP([.$A889];['Transact-SQL 2012'.$A$2:.$A$1001];1;0));&quot;&quot;;&quot;Y&quot;)">
            <text:p/>
          </table:table-cell>
          <table:table-cell table:formula="of:=IF(ISNA(VLOOKUP([.$A889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NAMESPACES</text:p>
          </table:table-cell>
          <table:table-cell table:formula="of:=IF(ISNA(VLOOKUP([.$A890];['PostgreSQL 9.3'.$A$2:.$A$1001];1;0));&quot;&quot;;&quot;Y&quot;)">
            <text:p/>
          </table:table-cell>
          <table:table-cell table:formula="of:=IF(ISNA(VLOOKUP([.$A890];['SQL 2011'.$A$2:.$A$1001];1;0));&quot;&quot;;&quot;Y&quot;)" office:value-type="string" office:string-value="Y">
            <text:p>Y</text:p>
          </table:table-cell>
          <table:table-cell table:formula="of:=IF(ISNA(VLOOKUP([.$A890];['SQL 2008'.$A$2:.$A$1001];1;0));&quot;&quot;;&quot;Y&quot;)" office:value-type="string" office:string-value="Y">
            <text:p>Y</text:p>
          </table:table-cell>
          <table:table-cell table:formula="of:=IF(ISNA(VLOOKUP([.$A890];['SQL 92'.$A$2:.$A$1001];1;0));&quot;&quot;;&quot;Y&quot;)">
            <text:p/>
          </table:table-cell>
          <table:table-cell table:style-name="ce34" table:formula="of:=IF(ISNA(VLOOKUP([.$A890];['SQLite 3'.$A$2:.$B$1002];1;0));&quot;&quot;;&quot;Y&quot;)">
            <text:p/>
          </table:table-cell>
          <table:table-cell table:style-name="ce34" table:formula="of:=IF(ISNA(VLOOKUP([.$A890];['MySQL 5.7'.$A$2:.$A$832];1;0));&quot;&quot;;&quot;Y&quot;)">
            <text:p/>
          </table:table-cell>
          <table:table-cell table:formula="of:=IF(ISNA(VLOOKUP([.$A890];['Transact-SQL 2012'.$A$2:.$A$1001];1;0));&quot;&quot;;&quot;Y&quot;)">
            <text:p/>
          </table:table-cell>
          <table:table-cell table:formula="of:=IF(ISNA(VLOOKUP([.$A89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PARSE</text:p>
          </table:table-cell>
          <table:table-cell table:formula="of:=IF(ISNA(VLOOKUP([.$A891];['PostgreSQL 9.3'.$A$2:.$A$1001];1;0));&quot;&quot;;&quot;Y&quot;)" office:value-type="string" office:string-value="Y">
            <text:p>Y</text:p>
          </table:table-cell>
          <table:table-cell table:formula="of:=IF(ISNA(VLOOKUP([.$A891];['SQL 2011'.$A$2:.$A$1001];1;0));&quot;&quot;;&quot;Y&quot;)" office:value-type="string" office:string-value="Y">
            <text:p>Y</text:p>
          </table:table-cell>
          <table:table-cell table:formula="of:=IF(ISNA(VLOOKUP([.$A891];['SQL 2008'.$A$2:.$A$1001];1;0));&quot;&quot;;&quot;Y&quot;)" office:value-type="string" office:string-value="Y">
            <text:p>Y</text:p>
          </table:table-cell>
          <table:table-cell table:formula="of:=IF(ISNA(VLOOKUP([.$A891];['SQL 92'.$A$2:.$A$1001];1;0));&quot;&quot;;&quot;Y&quot;)">
            <text:p/>
          </table:table-cell>
          <table:table-cell table:style-name="ce34" table:formula="of:=IF(ISNA(VLOOKUP([.$A891];['SQLite 3'.$A$2:.$B$1002];1;0));&quot;&quot;;&quot;Y&quot;)">
            <text:p/>
          </table:table-cell>
          <table:table-cell table:style-name="ce34" table:formula="of:=IF(ISNA(VLOOKUP([.$A891];['MySQL 5.7'.$A$2:.$A$832];1;0));&quot;&quot;;&quot;Y&quot;)">
            <text:p/>
          </table:table-cell>
          <table:table-cell table:formula="of:=IF(ISNA(VLOOKUP([.$A891];['Transact-SQL 2012'.$A$2:.$A$1001];1;0));&quot;&quot;;&quot;Y&quot;)">
            <text:p/>
          </table:table-cell>
          <table:table-cell table:formula="of:=IF(ISNA(VLOOKUP([.$A891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PI</text:p>
          </table:table-cell>
          <table:table-cell table:formula="of:=IF(ISNA(VLOOKUP([.$A892];['PostgreSQL 9.3'.$A$2:.$A$1001];1;0));&quot;&quot;;&quot;Y&quot;)" office:value-type="string" office:string-value="Y">
            <text:p>Y</text:p>
          </table:table-cell>
          <table:table-cell table:formula="of:=IF(ISNA(VLOOKUP([.$A892];['SQL 2011'.$A$2:.$A$1001];1;0));&quot;&quot;;&quot;Y&quot;)" office:value-type="string" office:string-value="Y">
            <text:p>Y</text:p>
          </table:table-cell>
          <table:table-cell table:formula="of:=IF(ISNA(VLOOKUP([.$A892];['SQL 2008'.$A$2:.$A$1001];1;0));&quot;&quot;;&quot;Y&quot;)" office:value-type="string" office:string-value="Y">
            <text:p>Y</text:p>
          </table:table-cell>
          <table:table-cell table:formula="of:=IF(ISNA(VLOOKUP([.$A892];['SQL 92'.$A$2:.$A$1001];1;0));&quot;&quot;;&quot;Y&quot;)">
            <text:p/>
          </table:table-cell>
          <table:table-cell table:style-name="ce34" table:formula="of:=IF(ISNA(VLOOKUP([.$A892];['SQLite 3'.$A$2:.$B$1002];1;0));&quot;&quot;;&quot;Y&quot;)">
            <text:p/>
          </table:table-cell>
          <table:table-cell table:style-name="ce34" table:formula="of:=IF(ISNA(VLOOKUP([.$A892];['MySQL 5.7'.$A$2:.$A$832];1;0));&quot;&quot;;&quot;Y&quot;)">
            <text:p/>
          </table:table-cell>
          <table:table-cell table:formula="of:=IF(ISNA(VLOOKUP([.$A892];['Transact-SQL 2012'.$A$2:.$A$1001];1;0));&quot;&quot;;&quot;Y&quot;)">
            <text:p/>
          </table:table-cell>
          <table:table-cell table:formula="of:=IF(ISNA(VLOOKUP([.$A89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QUERY</text:p>
          </table:table-cell>
          <table:table-cell table:formula="of:=IF(ISNA(VLOOKUP([.$A893];['PostgreSQL 9.3'.$A$2:.$A$1001];1;0));&quot;&quot;;&quot;Y&quot;)">
            <text:p/>
          </table:table-cell>
          <table:table-cell table:formula="of:=IF(ISNA(VLOOKUP([.$A893];['SQL 2011'.$A$2:.$A$1001];1;0));&quot;&quot;;&quot;Y&quot;)" office:value-type="string" office:string-value="Y">
            <text:p>Y</text:p>
          </table:table-cell>
          <table:table-cell table:formula="of:=IF(ISNA(VLOOKUP([.$A893];['SQL 2008'.$A$2:.$A$1001];1;0));&quot;&quot;;&quot;Y&quot;)" office:value-type="string" office:string-value="Y">
            <text:p>Y</text:p>
          </table:table-cell>
          <table:table-cell table:formula="of:=IF(ISNA(VLOOKUP([.$A893];['SQL 92'.$A$2:.$A$1001];1;0));&quot;&quot;;&quot;Y&quot;)">
            <text:p/>
          </table:table-cell>
          <table:table-cell table:style-name="ce34" table:formula="of:=IF(ISNA(VLOOKUP([.$A893];['SQLite 3'.$A$2:.$B$1002];1;0));&quot;&quot;;&quot;Y&quot;)">
            <text:p/>
          </table:table-cell>
          <table:table-cell table:style-name="ce34" table:formula="of:=IF(ISNA(VLOOKUP([.$A893];['MySQL 5.7'.$A$2:.$A$832];1;0));&quot;&quot;;&quot;Y&quot;)">
            <text:p/>
          </table:table-cell>
          <table:table-cell table:formula="of:=IF(ISNA(VLOOKUP([.$A893];['Transact-SQL 2012'.$A$2:.$A$1001];1;0));&quot;&quot;;&quot;Y&quot;)">
            <text:p/>
          </table:table-cell>
          <table:table-cell table:formula="of:=IF(ISNA(VLOOKUP([.$A893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ROOT</text:p>
          </table:table-cell>
          <table:table-cell table:formula="of:=IF(ISNA(VLOOKUP([.$A894];['PostgreSQL 9.3'.$A$2:.$A$1001];1;0));&quot;&quot;;&quot;Y&quot;)" office:value-type="string" office:string-value="Y">
            <text:p>Y</text:p>
          </table:table-cell>
          <table:table-cell table:formula="of:=IF(ISNA(VLOOKUP([.$A894];['SQL 2011'.$A$2:.$A$1001];1;0));&quot;&quot;;&quot;Y&quot;)">
            <text:p/>
          </table:table-cell>
          <table:table-cell table:formula="of:=IF(ISNA(VLOOKUP([.$A894];['SQL 2008'.$A$2:.$A$1001];1;0));&quot;&quot;;&quot;Y&quot;)">
            <text:p/>
          </table:table-cell>
          <table:table-cell table:formula="of:=IF(ISNA(VLOOKUP([.$A894];['SQL 92'.$A$2:.$A$1001];1;0));&quot;&quot;;&quot;Y&quot;)">
            <text:p/>
          </table:table-cell>
          <table:table-cell table:style-name="ce34" table:formula="of:=IF(ISNA(VLOOKUP([.$A894];['SQLite 3'.$A$2:.$B$1002];1;0));&quot;&quot;;&quot;Y&quot;)">
            <text:p/>
          </table:table-cell>
          <table:table-cell table:style-name="ce34" table:formula="of:=IF(ISNA(VLOOKUP([.$A894];['MySQL 5.7'.$A$2:.$A$832];1;0));&quot;&quot;;&quot;Y&quot;)">
            <text:p/>
          </table:table-cell>
          <table:table-cell table:formula="of:=IF(ISNA(VLOOKUP([.$A894];['Transact-SQL 2012'.$A$2:.$A$1001];1;0));&quot;&quot;;&quot;Y&quot;)">
            <text:p/>
          </table:table-cell>
          <table:table-cell table:formula="of:=IF(ISNA(VLOOKUP([.$A89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SCHEMA</text:p>
          </table:table-cell>
          <table:table-cell table:formula="of:=IF(ISNA(VLOOKUP([.$A895];['PostgreSQL 9.3'.$A$2:.$A$1001];1;0));&quot;&quot;;&quot;Y&quot;)">
            <text:p/>
          </table:table-cell>
          <table:table-cell table:formula="of:=IF(ISNA(VLOOKUP([.$A895];['SQL 2011'.$A$2:.$A$1001];1;0));&quot;&quot;;&quot;Y&quot;)" office:value-type="string" office:string-value="Y">
            <text:p>Y</text:p>
          </table:table-cell>
          <table:table-cell table:formula="of:=IF(ISNA(VLOOKUP([.$A895];['SQL 2008'.$A$2:.$A$1001];1;0));&quot;&quot;;&quot;Y&quot;)" office:value-type="string" office:string-value="Y">
            <text:p>Y</text:p>
          </table:table-cell>
          <table:table-cell table:formula="of:=IF(ISNA(VLOOKUP([.$A895];['SQL 92'.$A$2:.$A$1001];1;0));&quot;&quot;;&quot;Y&quot;)">
            <text:p/>
          </table:table-cell>
          <table:table-cell table:style-name="ce34" table:formula="of:=IF(ISNA(VLOOKUP([.$A895];['SQLite 3'.$A$2:.$B$1002];1;0));&quot;&quot;;&quot;Y&quot;)">
            <text:p/>
          </table:table-cell>
          <table:table-cell table:style-name="ce34" table:formula="of:=IF(ISNA(VLOOKUP([.$A895];['MySQL 5.7'.$A$2:.$A$832];1;0));&quot;&quot;;&quot;Y&quot;)">
            <text:p/>
          </table:table-cell>
          <table:table-cell table:formula="of:=IF(ISNA(VLOOKUP([.$A895];['Transact-SQL 2012'.$A$2:.$A$1001];1;0));&quot;&quot;;&quot;Y&quot;)">
            <text:p/>
          </table:table-cell>
          <table:table-cell table:formula="of:=IF(ISNA(VLOOKUP([.$A895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SERIALIZE</text:p>
          </table:table-cell>
          <table:table-cell table:formula="of:=IF(ISNA(VLOOKUP([.$A896];['PostgreSQL 9.3'.$A$2:.$A$1001];1;0));&quot;&quot;;&quot;Y&quot;)" office:value-type="string" office:string-value="Y">
            <text:p>Y</text:p>
          </table:table-cell>
          <table:table-cell table:formula="of:=IF(ISNA(VLOOKUP([.$A896];['SQL 2011'.$A$2:.$A$1001];1;0));&quot;&quot;;&quot;Y&quot;)" office:value-type="string" office:string-value="Y">
            <text:p>Y</text:p>
          </table:table-cell>
          <table:table-cell table:formula="of:=IF(ISNA(VLOOKUP([.$A896];['SQL 2008'.$A$2:.$A$1001];1;0));&quot;&quot;;&quot;Y&quot;)" office:value-type="string" office:string-value="Y">
            <text:p>Y</text:p>
          </table:table-cell>
          <table:table-cell table:formula="of:=IF(ISNA(VLOOKUP([.$A896];['SQL 92'.$A$2:.$A$1001];1;0));&quot;&quot;;&quot;Y&quot;)">
            <text:p/>
          </table:table-cell>
          <table:table-cell table:style-name="ce34" table:formula="of:=IF(ISNA(VLOOKUP([.$A896];['SQLite 3'.$A$2:.$B$1002];1;0));&quot;&quot;;&quot;Y&quot;)">
            <text:p/>
          </table:table-cell>
          <table:table-cell table:style-name="ce34" table:formula="of:=IF(ISNA(VLOOKUP([.$A896];['MySQL 5.7'.$A$2:.$A$832];1;0));&quot;&quot;;&quot;Y&quot;)">
            <text:p/>
          </table:table-cell>
          <table:table-cell table:formula="of:=IF(ISNA(VLOOKUP([.$A896];['Transact-SQL 2012'.$A$2:.$A$1001];1;0));&quot;&quot;;&quot;Y&quot;)">
            <text:p/>
          </table:table-cell>
          <table:table-cell table:formula="of:=IF(ISNA(VLOOKUP([.$A896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TABLE</text:p>
          </table:table-cell>
          <table:table-cell table:formula="of:=IF(ISNA(VLOOKUP([.$A897];['PostgreSQL 9.3'.$A$2:.$A$1001];1;0));&quot;&quot;;&quot;Y&quot;)">
            <text:p/>
          </table:table-cell>
          <table:table-cell table:formula="of:=IF(ISNA(VLOOKUP([.$A897];['SQL 2011'.$A$2:.$A$1001];1;0));&quot;&quot;;&quot;Y&quot;)" office:value-type="string" office:string-value="Y">
            <text:p>Y</text:p>
          </table:table-cell>
          <table:table-cell table:formula="of:=IF(ISNA(VLOOKUP([.$A897];['SQL 2008'.$A$2:.$A$1001];1;0));&quot;&quot;;&quot;Y&quot;)" office:value-type="string" office:string-value="Y">
            <text:p>Y</text:p>
          </table:table-cell>
          <table:table-cell table:formula="of:=IF(ISNA(VLOOKUP([.$A897];['SQL 92'.$A$2:.$A$1001];1;0));&quot;&quot;;&quot;Y&quot;)">
            <text:p/>
          </table:table-cell>
          <table:table-cell table:style-name="ce34" table:formula="of:=IF(ISNA(VLOOKUP([.$A897];['SQLite 3'.$A$2:.$B$1002];1;0));&quot;&quot;;&quot;Y&quot;)">
            <text:p/>
          </table:table-cell>
          <table:table-cell table:style-name="ce34" table:formula="of:=IF(ISNA(VLOOKUP([.$A897];['MySQL 5.7'.$A$2:.$A$832];1;0));&quot;&quot;;&quot;Y&quot;)">
            <text:p/>
          </table:table-cell>
          <table:table-cell table:formula="of:=IF(ISNA(VLOOKUP([.$A897];['Transact-SQL 2012'.$A$2:.$A$1001];1;0));&quot;&quot;;&quot;Y&quot;)">
            <text:p/>
          </table:table-cell>
          <table:table-cell table:formula="of:=IF(ISNA(VLOOKUP([.$A897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TEXT</text:p>
          </table:table-cell>
          <table:table-cell table:formula="of:=IF(ISNA(VLOOKUP([.$A898];['PostgreSQL 9.3'.$A$2:.$A$1001];1;0));&quot;&quot;;&quot;Y&quot;)">
            <text:p/>
          </table:table-cell>
          <table:table-cell table:formula="of:=IF(ISNA(VLOOKUP([.$A898];['SQL 2011'.$A$2:.$A$1001];1;0));&quot;&quot;;&quot;Y&quot;)" office:value-type="string" office:string-value="Y">
            <text:p>Y</text:p>
          </table:table-cell>
          <table:table-cell table:formula="of:=IF(ISNA(VLOOKUP([.$A898];['SQL 2008'.$A$2:.$A$1001];1;0));&quot;&quot;;&quot;Y&quot;)" office:value-type="string" office:string-value="Y">
            <text:p>Y</text:p>
          </table:table-cell>
          <table:table-cell table:formula="of:=IF(ISNA(VLOOKUP([.$A898];['SQL 92'.$A$2:.$A$1001];1;0));&quot;&quot;;&quot;Y&quot;)">
            <text:p/>
          </table:table-cell>
          <table:table-cell table:style-name="ce34" table:formula="of:=IF(ISNA(VLOOKUP([.$A898];['SQLite 3'.$A$2:.$B$1002];1;0));&quot;&quot;;&quot;Y&quot;)">
            <text:p/>
          </table:table-cell>
          <table:table-cell table:style-name="ce34" table:formula="of:=IF(ISNA(VLOOKUP([.$A898];['MySQL 5.7'.$A$2:.$A$832];1;0));&quot;&quot;;&quot;Y&quot;)">
            <text:p/>
          </table:table-cell>
          <table:table-cell table:formula="of:=IF(ISNA(VLOOKUP([.$A898];['Transact-SQL 2012'.$A$2:.$A$1001];1;0));&quot;&quot;;&quot;Y&quot;)">
            <text:p/>
          </table:table-cell>
          <table:table-cell table:formula="of:=IF(ISNA(VLOOKUP([.$A898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XMLVALIDATE</text:p>
          </table:table-cell>
          <table:table-cell table:formula="of:=IF(ISNA(VLOOKUP([.$A899];['PostgreSQL 9.3'.$A$2:.$A$1001];1;0));&quot;&quot;;&quot;Y&quot;)">
            <text:p/>
          </table:table-cell>
          <table:table-cell table:formula="of:=IF(ISNA(VLOOKUP([.$A899];['SQL 2011'.$A$2:.$A$1001];1;0));&quot;&quot;;&quot;Y&quot;)" office:value-type="string" office:string-value="Y">
            <text:p>Y</text:p>
          </table:table-cell>
          <table:table-cell table:formula="of:=IF(ISNA(VLOOKUP([.$A899];['SQL 2008'.$A$2:.$A$1001];1;0));&quot;&quot;;&quot;Y&quot;)" office:value-type="string" office:string-value="Y">
            <text:p>Y</text:p>
          </table:table-cell>
          <table:table-cell table:formula="of:=IF(ISNA(VLOOKUP([.$A899];['SQL 92'.$A$2:.$A$1001];1;0));&quot;&quot;;&quot;Y&quot;)">
            <text:p/>
          </table:table-cell>
          <table:table-cell table:style-name="ce34" table:formula="of:=IF(ISNA(VLOOKUP([.$A899];['SQLite 3'.$A$2:.$B$1002];1;0));&quot;&quot;;&quot;Y&quot;)">
            <text:p/>
          </table:table-cell>
          <table:table-cell table:style-name="ce34" table:formula="of:=IF(ISNA(VLOOKUP([.$A899];['MySQL 5.7'.$A$2:.$A$832];1;0));&quot;&quot;;&quot;Y&quot;)">
            <text:p/>
          </table:table-cell>
          <table:table-cell table:formula="of:=IF(ISNA(VLOOKUP([.$A899];['Transact-SQL 2012'.$A$2:.$A$1001];1;0));&quot;&quot;;&quot;Y&quot;)">
            <text:p/>
          </table:table-cell>
          <table:table-cell table:formula="of:=IF(ISNA(VLOOKUP([.$A899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XOR</text:p>
          </table:table-cell>
          <table:table-cell table:formula="of:=IF(ISNA(VLOOKUP([.$A900];['PostgreSQL 9.3'.$A$2:.$A$1001];1;0));&quot;&quot;;&quot;Y&quot;)">
            <text:p/>
          </table:table-cell>
          <table:table-cell table:formula="of:=IF(ISNA(VLOOKUP([.$A900];['SQL 2011'.$A$2:.$A$1001];1;0));&quot;&quot;;&quot;Y&quot;)">
            <text:p/>
          </table:table-cell>
          <table:table-cell table:formula="of:=IF(ISNA(VLOOKUP([.$A900];['SQL 2008'.$A$2:.$A$1001];1;0));&quot;&quot;;&quot;Y&quot;)">
            <text:p/>
          </table:table-cell>
          <table:table-cell table:formula="of:=IF(ISNA(VLOOKUP([.$A900];['SQL 92'.$A$2:.$A$1001];1;0));&quot;&quot;;&quot;Y&quot;)">
            <text:p/>
          </table:table-cell>
          <table:table-cell table:style-name="ce34" table:formula="of:=IF(ISNA(VLOOKUP([.$A900];['SQLite 3'.$A$2:.$B$1002];1;0));&quot;&quot;;&quot;Y&quot;)">
            <text:p/>
          </table:table-cell>
          <table:table-cell table:style-name="ce34" table:formula="of:=IF(ISNA(VLOOKUP([.$A900];['MySQL 5.7'.$A$2:.$A$832];1;0));&quot;&quot;;&quot;Y&quot;)" office:value-type="string" office:string-value="Y">
            <text:p>Y</text:p>
          </table:table-cell>
          <table:table-cell table:formula="of:=IF(ISNA(VLOOKUP([.$A900];['Transact-SQL 2012'.$A$2:.$A$1001];1;0));&quot;&quot;;&quot;Y&quot;)">
            <text:p/>
          </table:table-cell>
          <table:table-cell table:formula="of:=IF(ISNA(VLOOKUP([.$A900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YEAR</text:p>
          </table:table-cell>
          <table:table-cell table:formula="of:=IF(ISNA(VLOOKUP([.$A901];['PostgreSQL 9.3'.$A$2:.$A$1001];1;0));&quot;&quot;;&quot;Y&quot;)" office:value-type="string" office:string-value="Y">
            <text:p>Y</text:p>
          </table:table-cell>
          <table:table-cell table:formula="of:=IF(ISNA(VLOOKUP([.$A901];['SQL 2011'.$A$2:.$A$1001];1;0));&quot;&quot;;&quot;Y&quot;)" office:value-type="string" office:string-value="Y">
            <text:p>Y</text:p>
          </table:table-cell>
          <table:table-cell table:formula="of:=IF(ISNA(VLOOKUP([.$A901];['SQL 2008'.$A$2:.$A$1001];1;0));&quot;&quot;;&quot;Y&quot;)" office:value-type="string" office:string-value="Y">
            <text:p>Y</text:p>
          </table:table-cell>
          <table:table-cell table:formula="of:=IF(ISNA(VLOOKUP([.$A901];['SQL 92'.$A$2:.$A$1001];1;0));&quot;&quot;;&quot;Y&quot;)" office:value-type="string" office:string-value="Y">
            <text:p>Y</text:p>
          </table:table-cell>
          <table:table-cell table:style-name="ce34" table:formula="of:=IF(ISNA(VLOOKUP([.$A901];['SQLite 3'.$A$2:.$B$1002];1;0));&quot;&quot;;&quot;Y&quot;)">
            <text:p/>
          </table:table-cell>
          <table:table-cell table:style-name="ce34" table:formula="of:=IF(ISNA(VLOOKUP([.$A901];['MySQL 5.7'.$A$2:.$A$832];1;0));&quot;&quot;;&quot;Y&quot;)">
            <text:p/>
          </table:table-cell>
          <table:table-cell table:formula="of:=IF(ISNA(VLOOKUP([.$A901];['Transact-SQL 2012'.$A$2:.$A$1001];1;0));&quot;&quot;;&quot;Y&quot;)">
            <text:p/>
          </table:table-cell>
          <table:table-cell table:formula="of:=IF(ISNA(VLOOKUP([.$A901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>
          <table:table-cell office:value-type="string">
            <text:p>YEAR_MONTH</text:p>
          </table:table-cell>
          <table:table-cell table:formula="of:=IF(ISNA(VLOOKUP([.$A902];['PostgreSQL 9.3'.$A$2:.$A$1001];1;0));&quot;&quot;;&quot;Y&quot;)">
            <text:p/>
          </table:table-cell>
          <table:table-cell table:formula="of:=IF(ISNA(VLOOKUP([.$A902];['SQL 2011'.$A$2:.$A$1001];1;0));&quot;&quot;;&quot;Y&quot;)">
            <text:p/>
          </table:table-cell>
          <table:table-cell table:formula="of:=IF(ISNA(VLOOKUP([.$A902];['SQL 2008'.$A$2:.$A$1001];1;0));&quot;&quot;;&quot;Y&quot;)">
            <text:p/>
          </table:table-cell>
          <table:table-cell table:formula="of:=IF(ISNA(VLOOKUP([.$A902];['SQL 92'.$A$2:.$A$1001];1;0));&quot;&quot;;&quot;Y&quot;)">
            <text:p/>
          </table:table-cell>
          <table:table-cell table:style-name="ce34" table:formula="of:=IF(ISNA(VLOOKUP([.$A902];['SQLite 3'.$A$2:.$B$1002];1;0));&quot;&quot;;&quot;Y&quot;)">
            <text:p/>
          </table:table-cell>
          <table:table-cell table:style-name="ce34" table:formula="of:=IF(ISNA(VLOOKUP([.$A902];['MySQL 5.7'.$A$2:.$A$832];1;0));&quot;&quot;;&quot;Y&quot;)" office:value-type="string" office:string-value="Y">
            <text:p>Y</text:p>
          </table:table-cell>
          <table:table-cell table:formula="of:=IF(ISNA(VLOOKUP([.$A902];['Transact-SQL 2012'.$A$2:.$A$1001];1;0));&quot;&quot;;&quot;Y&quot;)">
            <text:p/>
          </table:table-cell>
          <table:table-cell table:formula="of:=IF(ISNA(VLOOKUP([.$A902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YES</text:p>
          </table:table-cell>
          <table:table-cell table:formula="of:=IF(ISNA(VLOOKUP([.$A903];['PostgreSQL 9.3'.$A$2:.$A$1001];1;0));&quot;&quot;;&quot;Y&quot;)" office:value-type="string" office:string-value="Y">
            <text:p>Y</text:p>
          </table:table-cell>
          <table:table-cell table:formula="of:=IF(ISNA(VLOOKUP([.$A903];['SQL 2011'.$A$2:.$A$1001];1;0));&quot;&quot;;&quot;Y&quot;)" office:value-type="string" office:string-value="Y">
            <text:p>Y</text:p>
          </table:table-cell>
          <table:table-cell table:formula="of:=IF(ISNA(VLOOKUP([.$A903];['SQL 2008'.$A$2:.$A$1001];1;0));&quot;&quot;;&quot;Y&quot;)" office:value-type="string" office:string-value="Y">
            <text:p>Y</text:p>
          </table:table-cell>
          <table:table-cell table:formula="of:=IF(ISNA(VLOOKUP([.$A903];['SQL 92'.$A$2:.$A$1001];1;0));&quot;&quot;;&quot;Y&quot;)">
            <text:p/>
          </table:table-cell>
          <table:table-cell table:style-name="ce34" table:formula="of:=IF(ISNA(VLOOKUP([.$A903];['SQLite 3'.$A$2:.$B$1002];1;0));&quot;&quot;;&quot;Y&quot;)">
            <text:p/>
          </table:table-cell>
          <table:table-cell table:style-name="ce34" table:formula="of:=IF(ISNA(VLOOKUP([.$A903];['MySQL 5.7'.$A$2:.$A$832];1;0));&quot;&quot;;&quot;Y&quot;)">
            <text:p/>
          </table:table-cell>
          <table:table-cell table:formula="of:=IF(ISNA(VLOOKUP([.$A903];['Transact-SQL 2012'.$A$2:.$A$1001];1;0));&quot;&quot;;&quot;Y&quot;)">
            <text:p/>
          </table:table-cell>
          <table:table-cell table:formula="of:=IF(ISNA(VLOOKUP([.$A903];[ODBC.$A$2:.$A$1001];1;0));&quot;&quot;;&quot;Y&quot;)">
            <text:p/>
          </table:table-cell>
          <table:table-cell table:number-columns-repeated="1014"/>
        </table:table-row>
        <table:table-row table:style-name="ro3">
          <table:table-cell office:value-type="string">
            <text:p>ZEROFILL</text:p>
          </table:table-cell>
          <table:table-cell table:formula="of:=IF(ISNA(VLOOKUP([.$A904];['PostgreSQL 9.3'.$A$2:.$A$1001];1;0));&quot;&quot;;&quot;Y&quot;)">
            <text:p/>
          </table:table-cell>
          <table:table-cell table:formula="of:=IF(ISNA(VLOOKUP([.$A904];['SQL 2011'.$A$2:.$A$1001];1;0));&quot;&quot;;&quot;Y&quot;)">
            <text:p/>
          </table:table-cell>
          <table:table-cell table:formula="of:=IF(ISNA(VLOOKUP([.$A904];['SQL 2008'.$A$2:.$A$1001];1;0));&quot;&quot;;&quot;Y&quot;)">
            <text:p/>
          </table:table-cell>
          <table:table-cell table:formula="of:=IF(ISNA(VLOOKUP([.$A904];['SQL 92'.$A$2:.$A$1001];1;0));&quot;&quot;;&quot;Y&quot;)">
            <text:p/>
          </table:table-cell>
          <table:table-cell table:style-name="ce34" table:formula="of:=IF(ISNA(VLOOKUP([.$A904];['SQLite 3'.$A$2:.$B$1002];1;0));&quot;&quot;;&quot;Y&quot;)">
            <text:p/>
          </table:table-cell>
          <table:table-cell table:style-name="ce34" table:formula="of:=IF(ISNA(VLOOKUP([.$A904];['MySQL 5.7'.$A$2:.$A$832];1;0));&quot;&quot;;&quot;Y&quot;)" office:value-type="string" office:string-value="Y">
            <text:p>Y</text:p>
          </table:table-cell>
          <table:table-cell table:formula="of:=IF(ISNA(VLOOKUP([.$A904];['Transact-SQL 2012'.$A$2:.$A$1001];1;0));&quot;&quot;;&quot;Y&quot;)">
            <text:p/>
          </table:table-cell>
          <table:table-cell table:formula="of:=IF(ISNA(VLOOKUP([.$A904];[ODBC.$A$2:.$A$1001];1;0));&quot;&quot;;&quot;Y&quot;)">
            <text:p/>
          </table:table-cell>
          <table:table-cell table:number-columns-repeated="1014"/>
        </table:table-row>
        <table:table-row table:style-name="ro2">
          <table:table-cell table:style-name="ce26" office:value-type="string">
            <text:p>ZONE</text:p>
          </table:table-cell>
          <table:table-cell table:formula="of:=IF(ISNA(VLOOKUP([.$A905];['PostgreSQL 9.3'.$A$2:.$A$1001];1;0));&quot;&quot;;&quot;Y&quot;)" office:value-type="string" office:string-value="Y">
            <text:p>Y</text:p>
          </table:table-cell>
          <table:table-cell table:formula="of:=IF(ISNA(VLOOKUP([.$A905];['SQL 2011'.$A$2:.$A$1001];1;0));&quot;&quot;;&quot;Y&quot;)" office:value-type="string" office:string-value="Y">
            <text:p>Y</text:p>
          </table:table-cell>
          <table:table-cell table:formula="of:=IF(ISNA(VLOOKUP([.$A905];['SQL 2008'.$A$2:.$A$1001];1;0));&quot;&quot;;&quot;Y&quot;)" office:value-type="string" office:string-value="Y">
            <text:p>Y</text:p>
          </table:table-cell>
          <table:table-cell table:formula="of:=IF(ISNA(VLOOKUP([.$A905];['SQL 92'.$A$2:.$A$1001];1;0));&quot;&quot;;&quot;Y&quot;)" office:value-type="string" office:string-value="Y">
            <text:p>Y</text:p>
          </table:table-cell>
          <table:table-cell table:style-name="ce34" table:formula="of:=IF(ISNA(VLOOKUP([.$A905];['SQLite 3'.$A$2:.$B$1002];1;0));&quot;&quot;;&quot;Y&quot;)">
            <text:p/>
          </table:table-cell>
          <table:table-cell table:style-name="ce34" table:formula="of:=IF(ISNA(VLOOKUP([.$A905];['MySQL 5.7'.$A$2:.$A$832];1;0));&quot;&quot;;&quot;Y&quot;)">
            <text:p/>
          </table:table-cell>
          <table:table-cell table:formula="of:=IF(ISNA(VLOOKUP([.$A905];['Transact-SQL 2012'.$A$2:.$A$1001];1;0));&quot;&quot;;&quot;Y&quot;)">
            <text:p/>
          </table:table-cell>
          <table:table-cell table:formula="of:=IF(ISNA(VLOOKUP([.$A905];[ODBC.$A$2:.$A$1001];1;0));&quot;&quot;;&quot;Y&quot;)" office:value-type="string" office:string-value="Y">
            <text:p>Y</text:p>
          </table:table-cell>
          <table:table-cell table:number-columns-repeated="1014"/>
        </table:table-row>
        <table:table-row table:style-name="ro3" table:number-rows-repeated="1047574">
          <table:table-cell table:number-columns-repeated="1023"/>
        </table:table-row>
        <table:table-row table:style-name="ro9" table:number-rows-repeated="96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SQLite 3" table:style-name="ta1">
        <table:table-column table:style-name="co4" table:default-cell-style-name="Default"/>
        <table:table-column table:style-name="co3" table:default-cell-style-name="Default"/>
        <table:table-row table:style-name="ro3">
          <table:table-cell table:style-name="ce12" office:value-type="string">
            <text:p>Keyword</text:p>
          </table:table-cell>
          <table:table-cell table:style-name="ce12" office:value-type="string">
            <text:p>In summary?</text:p>
          </table:table-cell>
        </table:table-row>
        <table:table-row table:style-name="ro3">
          <table:table-cell office:value-type="string">
            <text:p>ABORT</text:p>
          </table:table-cell>
          <table:table-cell table:formula="of:=IF(ISNA(VLOOKUP([.$A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CTION</text:p>
          </table:table-cell>
          <table:table-cell table:formula="of:=IF(ISNA(VLOOKUP([.$A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DD</text:p>
          </table:table-cell>
          <table:table-cell table:formula="of:=IF(ISNA(VLOOKUP([.$A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FTER</text:p>
          </table:table-cell>
          <table:table-cell table:formula="of:=IF(ISNA(VLOOKUP([.$A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LL</text:p>
          </table:table-cell>
          <table:table-cell table:formula="of:=IF(ISNA(VLOOKUP([.$A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LTER</text:p>
          </table:table-cell>
          <table:table-cell table:formula="of:=IF(ISNA(VLOOKUP([.$A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NALYZE</text:p>
          </table:table-cell>
          <table:table-cell table:formula="of:=IF(ISNA(VLOOKUP([.$A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ND</text:p>
          </table:table-cell>
          <table:table-cell table:formula="of:=IF(ISNA(VLOOKUP([.$A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S</text:p>
          </table:table-cell>
          <table:table-cell table:formula="of:=IF(ISNA(VLOOKUP([.$A1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SC</text:p>
          </table:table-cell>
          <table:table-cell table:formula="of:=IF(ISNA(VLOOKUP([.$A1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TTACH</text:p>
          </table:table-cell>
          <table:table-cell table:formula="of:=IF(ISNA(VLOOKUP([.$A1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UTOINCREMENT</text:p>
          </table:table-cell>
          <table:table-cell table:formula="of:=IF(ISNA(VLOOKUP([.$A1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BEFORE</text:p>
          </table:table-cell>
          <table:table-cell table:formula="of:=IF(ISNA(VLOOKUP([.$A1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BEGIN</text:p>
          </table:table-cell>
          <table:table-cell table:formula="of:=IF(ISNA(VLOOKUP([.$A1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BETWEEN</text:p>
          </table:table-cell>
          <table:table-cell table:formula="of:=IF(ISNA(VLOOKUP([.$A1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BY</text:p>
          </table:table-cell>
          <table:table-cell table:formula="of:=IF(ISNA(VLOOKUP([.$A1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ASCADE</text:p>
          </table:table-cell>
          <table:table-cell table:formula="of:=IF(ISNA(VLOOKUP([.$A1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ASE</text:p>
          </table:table-cell>
          <table:table-cell table:formula="of:=IF(ISNA(VLOOKUP([.$A1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AST</text:p>
          </table:table-cell>
          <table:table-cell table:formula="of:=IF(ISNA(VLOOKUP([.$A2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HECK</text:p>
          </table:table-cell>
          <table:table-cell table:formula="of:=IF(ISNA(VLOOKUP([.$A2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OLLATE</text:p>
          </table:table-cell>
          <table:table-cell table:formula="of:=IF(ISNA(VLOOKUP([.$A2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OLUMN</text:p>
          </table:table-cell>
          <table:table-cell table:formula="of:=IF(ISNA(VLOOKUP([.$A2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OMMIT</text:p>
          </table:table-cell>
          <table:table-cell table:formula="of:=IF(ISNA(VLOOKUP([.$A2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ONFLICT</text:p>
          </table:table-cell>
          <table:table-cell table:formula="of:=IF(ISNA(VLOOKUP([.$A2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ONSTRAINT</text:p>
          </table:table-cell>
          <table:table-cell table:formula="of:=IF(ISNA(VLOOKUP([.$A2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OVERING</text:p>
          </table:table-cell>
          <table:table-cell table:formula="of:=IF(ISNA(VLOOKUP([.$A2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REATE</text:p>
          </table:table-cell>
          <table:table-cell table:formula="of:=IF(ISNA(VLOOKUP([.$A2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ROSS</text:p>
          </table:table-cell>
          <table:table-cell table:formula="of:=IF(ISNA(VLOOKUP([.$A2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URRENT_DATE</text:p>
          </table:table-cell>
          <table:table-cell table:formula="of:=IF(ISNA(VLOOKUP([.$A3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URRENT_TIME</text:p>
          </table:table-cell>
          <table:table-cell table:formula="of:=IF(ISNA(VLOOKUP([.$A3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URRENT_TIMESTAMP</text:p>
          </table:table-cell>
          <table:table-cell table:formula="of:=IF(ISNA(VLOOKUP([.$A3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ATABASE</text:p>
          </table:table-cell>
          <table:table-cell table:formula="of:=IF(ISNA(VLOOKUP([.$A3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ATETIME</text:p>
          </table:table-cell>
          <table:table-cell table:formula="of:=IF(ISNA(VLOOKUP([.$A3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EFAULT</text:p>
          </table:table-cell>
          <table:table-cell table:formula="of:=IF(ISNA(VLOOKUP([.$A3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EFERRABLE</text:p>
          </table:table-cell>
          <table:table-cell table:formula="of:=IF(ISNA(VLOOKUP([.$A3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EFERRED</text:p>
          </table:table-cell>
          <table:table-cell table:formula="of:=IF(ISNA(VLOOKUP([.$A3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ELETE</text:p>
          </table:table-cell>
          <table:table-cell table:formula="of:=IF(ISNA(VLOOKUP([.$A3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ESC</text:p>
          </table:table-cell>
          <table:table-cell table:formula="of:=IF(ISNA(VLOOKUP([.$A3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ETACH</text:p>
          </table:table-cell>
          <table:table-cell table:formula="of:=IF(ISNA(VLOOKUP([.$A4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ISTINCT</text:p>
          </table:table-cell>
          <table:table-cell table:formula="of:=IF(ISNA(VLOOKUP([.$A4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ROP</text:p>
          </table:table-cell>
          <table:table-cell table:formula="of:=IF(ISNA(VLOOKUP([.$A4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ACH</text:p>
          </table:table-cell>
          <table:table-cell table:formula="of:=IF(ISNA(VLOOKUP([.$A4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LSE</text:p>
          </table:table-cell>
          <table:table-cell table:formula="of:=IF(ISNA(VLOOKUP([.$A4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ND</text:p>
          </table:table-cell>
          <table:table-cell table:formula="of:=IF(ISNA(VLOOKUP([.$A4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SCAPE</text:p>
          </table:table-cell>
          <table:table-cell table:formula="of:=IF(ISNA(VLOOKUP([.$A4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XCEPT</text:p>
          </table:table-cell>
          <table:table-cell table:formula="of:=IF(ISNA(VLOOKUP([.$A4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XCLUSIVE</text:p>
          </table:table-cell>
          <table:table-cell table:formula="of:=IF(ISNA(VLOOKUP([.$A4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XISTS</text:p>
          </table:table-cell>
          <table:table-cell table:formula="of:=IF(ISNA(VLOOKUP([.$A4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XPLAIN</text:p>
          </table:table-cell>
          <table:table-cell table:formula="of:=IF(ISNA(VLOOKUP([.$A5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AIL</text:p>
          </table:table-cell>
          <table:table-cell table:formula="of:=IF(ISNA(VLOOKUP([.$A5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OR</text:p>
          </table:table-cell>
          <table:table-cell table:formula="of:=IF(ISNA(VLOOKUP([.$A5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OREIGN</text:p>
          </table:table-cell>
          <table:table-cell table:formula="of:=IF(ISNA(VLOOKUP([.$A5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ROM</text:p>
          </table:table-cell>
          <table:table-cell table:formula="of:=IF(ISNA(VLOOKUP([.$A5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ULL</text:p>
          </table:table-cell>
          <table:table-cell table:formula="of:=IF(ISNA(VLOOKUP([.$A5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GLOB</text:p>
          </table:table-cell>
          <table:table-cell table:formula="of:=IF(ISNA(VLOOKUP([.$A5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GROUP</text:p>
          </table:table-cell>
          <table:table-cell table:formula="of:=IF(ISNA(VLOOKUP([.$A5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HAVING</text:p>
          </table:table-cell>
          <table:table-cell table:formula="of:=IF(ISNA(VLOOKUP([.$A5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F</text:p>
          </table:table-cell>
          <table:table-cell table:formula="of:=IF(ISNA(VLOOKUP([.$A5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GNORE</text:p>
          </table:table-cell>
          <table:table-cell table:formula="of:=IF(ISNA(VLOOKUP([.$A6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MMEDIATE</text:p>
          </table:table-cell>
          <table:table-cell table:formula="of:=IF(ISNA(VLOOKUP([.$A6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</text:p>
          </table:table-cell>
          <table:table-cell table:formula="of:=IF(ISNA(VLOOKUP([.$A6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DEX</text:p>
          </table:table-cell>
          <table:table-cell table:formula="of:=IF(ISNA(VLOOKUP([.$A6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DEXED</text:p>
          </table:table-cell>
          <table:table-cell table:formula="of:=IF(ISNA(VLOOKUP([.$A6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ITIALLY</text:p>
          </table:table-cell>
          <table:table-cell table:formula="of:=IF(ISNA(VLOOKUP([.$A6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NER</text:p>
          </table:table-cell>
          <table:table-cell table:formula="of:=IF(ISNA(VLOOKUP([.$A6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SERT</text:p>
          </table:table-cell>
          <table:table-cell table:formula="of:=IF(ISNA(VLOOKUP([.$A6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STEAD</text:p>
          </table:table-cell>
          <table:table-cell table:formula="of:=IF(ISNA(VLOOKUP([.$A6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TERSECT</text:p>
          </table:table-cell>
          <table:table-cell table:formula="of:=IF(ISNA(VLOOKUP([.$A6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TO</text:p>
          </table:table-cell>
          <table:table-cell table:formula="of:=IF(ISNA(VLOOKUP([.$A7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S</text:p>
          </table:table-cell>
          <table:table-cell table:formula="of:=IF(ISNA(VLOOKUP([.$A7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SNULL</text:p>
          </table:table-cell>
          <table:table-cell table:formula="of:=IF(ISNA(VLOOKUP([.$A7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JOIN</text:p>
          </table:table-cell>
          <table:table-cell table:formula="of:=IF(ISNA(VLOOKUP([.$A7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KEY</text:p>
          </table:table-cell>
          <table:table-cell table:formula="of:=IF(ISNA(VLOOKUP([.$A7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EFT</text:p>
          </table:table-cell>
          <table:table-cell table:formula="of:=IF(ISNA(VLOOKUP([.$A7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IKE</text:p>
          </table:table-cell>
          <table:table-cell table:formula="of:=IF(ISNA(VLOOKUP([.$A7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IMIT</text:p>
          </table:table-cell>
          <table:table-cell table:formula="of:=IF(ISNA(VLOOKUP([.$A7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MATCH</text:p>
          </table:table-cell>
          <table:table-cell table:formula="of:=IF(ISNA(VLOOKUP([.$A7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NATURAL</text:p>
          </table:table-cell>
          <table:table-cell table:formula="of:=IF(ISNA(VLOOKUP([.$A7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NO</text:p>
          </table:table-cell>
          <table:table-cell table:formula="of:=IF(ISNA(VLOOKUP([.$A8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NOT</text:p>
          </table:table-cell>
          <table:table-cell table:formula="of:=IF(ISNA(VLOOKUP([.$A8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NOTNULL</text:p>
          </table:table-cell>
          <table:table-cell table:formula="of:=IF(ISNA(VLOOKUP([.$A8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NULL</text:p>
          </table:table-cell>
          <table:table-cell table:formula="of:=IF(ISNA(VLOOKUP([.$A8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F</text:p>
          </table:table-cell>
          <table:table-cell table:formula="of:=IF(ISNA(VLOOKUP([.$A8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FFSET</text:p>
          </table:table-cell>
          <table:table-cell table:formula="of:=IF(ISNA(VLOOKUP([.$A8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N</text:p>
          </table:table-cell>
          <table:table-cell table:formula="of:=IF(ISNA(VLOOKUP([.$A8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R</text:p>
          </table:table-cell>
          <table:table-cell table:formula="of:=IF(ISNA(VLOOKUP([.$A8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RDER</text:p>
          </table:table-cell>
          <table:table-cell table:formula="of:=IF(ISNA(VLOOKUP([.$A8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UTER</text:p>
          </table:table-cell>
          <table:table-cell table:formula="of:=IF(ISNA(VLOOKUP([.$A8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PLAN</text:p>
          </table:table-cell>
          <table:table-cell table:formula="of:=IF(ISNA(VLOOKUP([.$A9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PRAGMA</text:p>
          </table:table-cell>
          <table:table-cell table:formula="of:=IF(ISNA(VLOOKUP([.$A9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PRIMARY</text:p>
          </table:table-cell>
          <table:table-cell table:formula="of:=IF(ISNA(VLOOKUP([.$A9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QUERY</text:p>
          </table:table-cell>
          <table:table-cell table:formula="of:=IF(ISNA(VLOOKUP([.$A9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AISE</text:p>
          </table:table-cell>
          <table:table-cell table:formula="of:=IF(ISNA(VLOOKUP([.$A9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FERENCES</text:p>
          </table:table-cell>
          <table:table-cell table:formula="of:=IF(ISNA(VLOOKUP([.$A9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GEXP</text:p>
          </table:table-cell>
          <table:table-cell table:formula="of:=IF(ISNA(VLOOKUP([.$A9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INDEX</text:p>
          </table:table-cell>
          <table:table-cell table:formula="of:=IF(ISNA(VLOOKUP([.$A9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LEASE</text:p>
          </table:table-cell>
          <table:table-cell table:formula="of:=IF(ISNA(VLOOKUP([.$A9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NAME</text:p>
          </table:table-cell>
          <table:table-cell table:formula="of:=IF(ISNA(VLOOKUP([.$A9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PLACE</text:p>
          </table:table-cell>
          <table:table-cell table:formula="of:=IF(ISNA(VLOOKUP([.$A10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STRICT</text:p>
          </table:table-cell>
          <table:table-cell table:formula="of:=IF(ISNA(VLOOKUP([.$A10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IGHT</text:p>
          </table:table-cell>
          <table:table-cell table:formula="of:=IF(ISNA(VLOOKUP([.$A10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OLLBACK</text:p>
          </table:table-cell>
          <table:table-cell table:formula="of:=IF(ISNA(VLOOKUP([.$A10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OW</text:p>
          </table:table-cell>
          <table:table-cell table:formula="of:=IF(ISNA(VLOOKUP([.$A10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AVEPOINT</text:p>
          </table:table-cell>
          <table:table-cell table:formula="of:=IF(ISNA(VLOOKUP([.$A10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ELECT</text:p>
          </table:table-cell>
          <table:table-cell table:formula="of:=IF(ISNA(VLOOKUP([.$A10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ET</text:p>
          </table:table-cell>
          <table:table-cell table:formula="of:=IF(ISNA(VLOOKUP([.$A10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ABLE</text:p>
          </table:table-cell>
          <table:table-cell table:formula="of:=IF(ISNA(VLOOKUP([.$A10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EMP</text:p>
          </table:table-cell>
          <table:table-cell table:formula="of:=IF(ISNA(VLOOKUP([.$A10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EMPORARY</text:p>
          </table:table-cell>
          <table:table-cell table:formula="of:=IF(ISNA(VLOOKUP([.$A11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HEN</text:p>
          </table:table-cell>
          <table:table-cell table:formula="of:=IF(ISNA(VLOOKUP([.$A11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O</text:p>
          </table:table-cell>
          <table:table-cell table:formula="of:=IF(ISNA(VLOOKUP([.$A11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RANSACTION</text:p>
          </table:table-cell>
          <table:table-cell table:formula="of:=IF(ISNA(VLOOKUP([.$A11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RIGGER</text:p>
          </table:table-cell>
          <table:table-cell table:formula="of:=IF(ISNA(VLOOKUP([.$A11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NION</text:p>
          </table:table-cell>
          <table:table-cell table:formula="of:=IF(ISNA(VLOOKUP([.$A11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NIQUE</text:p>
          </table:table-cell>
          <table:table-cell table:formula="of:=IF(ISNA(VLOOKUP([.$A11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PDATE</text:p>
          </table:table-cell>
          <table:table-cell table:formula="of:=IF(ISNA(VLOOKUP([.$A11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SING</text:p>
          </table:table-cell>
          <table:table-cell table:formula="of:=IF(ISNA(VLOOKUP([.$A11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VACUUM</text:p>
          </table:table-cell>
          <table:table-cell table:formula="of:=IF(ISNA(VLOOKUP([.$A11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VALUES</text:p>
          </table:table-cell>
          <table:table-cell table:formula="of:=IF(ISNA(VLOOKUP([.$A12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VIEW</text:p>
          </table:table-cell>
          <table:table-cell table:formula="of:=IF(ISNA(VLOOKUP([.$A12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VIRTUAL</text:p>
          </table:table-cell>
          <table:table-cell table:formula="of:=IF(ISNA(VLOOKUP([.$A12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WHEN</text:p>
          </table:table-cell>
          <table:table-cell table:formula="of:=IF(ISNA(VLOOKUP([.$A12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WHERE</text:p>
          </table:table-cell>
          <table:table-cell table:formula="of:=IF(ISNA(VLOOKUP([.$A12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WITH</text:p>
          </table:table-cell>
          <table:table-cell table:formula="of:=IF(ISNA(VLOOKUP([.$A12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WITHOUT</text:p>
          </table:table-cell>
          <table:table-cell table:formula="of:=IF(ISNA(VLOOKUP([.$A126];[Summary.$A$1:.$B$905];1;0));&quot;&quot;;&quot;Y&quot;)" office:value-type="string" office:string-value="Y">
            <text:p>Y</text:p>
          </table:table-cell>
        </table:table-row>
      </table:table>
      <table:table table:name="PostgreSQL 9.3" table:style-name="ta1">
        <table:table-column table:style-name="co5" table:default-cell-style-name="Default"/>
        <table:table-column table:style-name="co3" table:default-cell-style-name="Default"/>
        <table:table-row table:style-name="ro3">
          <table:table-cell table:style-name="ce13"/>
          <table:table-cell table:style-name="ce12" office:value-type="string">
            <text:p>In summary?</text:p>
          </table:table-cell>
        </table:table-row>
        <table:table-row table:style-name="ro2">
          <table:table-cell table:style-name="ce13" office:value-type="string">
            <text:p>ABORT</text:p>
          </table:table-cell>
          <table:table-cell table:formula="of:=IF(ISNA(VLOOKUP([.$A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BSOLUTE</text:p>
          </table:table-cell>
          <table:table-cell table:formula="of:=IF(ISNA(VLOOKUP([.$A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CCESS</text:p>
          </table:table-cell>
          <table:table-cell table:formula="of:=IF(ISNA(VLOOKUP([.$A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CTION</text:p>
          </table:table-cell>
          <table:table-cell table:formula="of:=IF(ISNA(VLOOKUP([.$A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DD</text:p>
          </table:table-cell>
          <table:table-cell table:formula="of:=IF(ISNA(VLOOKUP([.$A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DMIN</text:p>
          </table:table-cell>
          <table:table-cell table:formula="of:=IF(ISNA(VLOOKUP([.$A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FTER</text:p>
          </table:table-cell>
          <table:table-cell table:formula="of:=IF(ISNA(VLOOKUP([.$A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GGREGATE</text:p>
          </table:table-cell>
          <table:table-cell table:formula="of:=IF(ISNA(VLOOKUP([.$A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LL</text:p>
          </table:table-cell>
          <table:table-cell table:formula="of:=IF(ISNA(VLOOKUP([.$A1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LSO</text:p>
          </table:table-cell>
          <table:table-cell table:formula="of:=IF(ISNA(VLOOKUP([.$A1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LTER</text:p>
          </table:table-cell>
          <table:table-cell table:formula="of:=IF(ISNA(VLOOKUP([.$A1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LWAYS</text:p>
          </table:table-cell>
          <table:table-cell table:formula="of:=IF(ISNA(VLOOKUP([.$A1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NALYSE</text:p>
          </table:table-cell>
          <table:table-cell table:formula="of:=IF(ISNA(VLOOKUP([.$A1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NALYZE</text:p>
          </table:table-cell>
          <table:table-cell table:formula="of:=IF(ISNA(VLOOKUP([.$A1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ND</text:p>
          </table:table-cell>
          <table:table-cell table:formula="of:=IF(ISNA(VLOOKUP([.$A1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NY</text:p>
          </table:table-cell>
          <table:table-cell table:formula="of:=IF(ISNA(VLOOKUP([.$A1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RRAY</text:p>
          </table:table-cell>
          <table:table-cell table:formula="of:=IF(ISNA(VLOOKUP([.$A1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S</text:p>
          </table:table-cell>
          <table:table-cell table:formula="of:=IF(ISNA(VLOOKUP([.$A1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SC</text:p>
          </table:table-cell>
          <table:table-cell table:formula="of:=IF(ISNA(VLOOKUP([.$A2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SSERTION</text:p>
          </table:table-cell>
          <table:table-cell table:formula="of:=IF(ISNA(VLOOKUP([.$A2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SSIGNMENT</text:p>
          </table:table-cell>
          <table:table-cell table:formula="of:=IF(ISNA(VLOOKUP([.$A2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SYMMETRIC</text:p>
          </table:table-cell>
          <table:table-cell table:formula="of:=IF(ISNA(VLOOKUP([.$A2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T</text:p>
          </table:table-cell>
          <table:table-cell table:formula="of:=IF(ISNA(VLOOKUP([.$A2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TTRIBUTE</text:p>
          </table:table-cell>
          <table:table-cell table:formula="of:=IF(ISNA(VLOOKUP([.$A2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AUTHORIZATION</text:p>
          </table:table-cell>
          <table:table-cell table:formula="of:=IF(ISNA(VLOOKUP([.$A2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BACKWARD</text:p>
          </table:table-cell>
          <table:table-cell table:formula="of:=IF(ISNA(VLOOKUP([.$A2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BEFORE</text:p>
          </table:table-cell>
          <table:table-cell table:formula="of:=IF(ISNA(VLOOKUP([.$A2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BEGIN</text:p>
          </table:table-cell>
          <table:table-cell table:formula="of:=IF(ISNA(VLOOKUP([.$A2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BETWEEN</text:p>
          </table:table-cell>
          <table:table-cell table:formula="of:=IF(ISNA(VLOOKUP([.$A3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BIGINT</text:p>
          </table:table-cell>
          <table:table-cell table:formula="of:=IF(ISNA(VLOOKUP([.$A3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BINARY</text:p>
          </table:table-cell>
          <table:table-cell table:formula="of:=IF(ISNA(VLOOKUP([.$A3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BIT</text:p>
          </table:table-cell>
          <table:table-cell table:formula="of:=IF(ISNA(VLOOKUP([.$A3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BOOLEAN</text:p>
          </table:table-cell>
          <table:table-cell table:formula="of:=IF(ISNA(VLOOKUP([.$A3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BOTH</text:p>
          </table:table-cell>
          <table:table-cell table:formula="of:=IF(ISNA(VLOOKUP([.$A3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BY</text:p>
          </table:table-cell>
          <table:table-cell table:formula="of:=IF(ISNA(VLOOKUP([.$A3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ACHE</text:p>
          </table:table-cell>
          <table:table-cell table:formula="of:=IF(ISNA(VLOOKUP([.$A3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ALLED</text:p>
          </table:table-cell>
          <table:table-cell table:formula="of:=IF(ISNA(VLOOKUP([.$A3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ASCADE</text:p>
          </table:table-cell>
          <table:table-cell table:formula="of:=IF(ISNA(VLOOKUP([.$A3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ASCADED</text:p>
          </table:table-cell>
          <table:table-cell table:formula="of:=IF(ISNA(VLOOKUP([.$A4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ASE</text:p>
          </table:table-cell>
          <table:table-cell table:formula="of:=IF(ISNA(VLOOKUP([.$A4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AST</text:p>
          </table:table-cell>
          <table:table-cell table:formula="of:=IF(ISNA(VLOOKUP([.$A4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ATALOG</text:p>
          </table:table-cell>
          <table:table-cell table:formula="of:=IF(ISNA(VLOOKUP([.$A4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HAIN</text:p>
          </table:table-cell>
          <table:table-cell table:formula="of:=IF(ISNA(VLOOKUP([.$A4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HAR</text:p>
          </table:table-cell>
          <table:table-cell table:formula="of:=IF(ISNA(VLOOKUP([.$A4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HARACTER</text:p>
          </table:table-cell>
          <table:table-cell table:formula="of:=IF(ISNA(VLOOKUP([.$A4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HARACTERISTICS</text:p>
          </table:table-cell>
          <table:table-cell table:formula="of:=IF(ISNA(VLOOKUP([.$A4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HECK</text:p>
          </table:table-cell>
          <table:table-cell table:formula="of:=IF(ISNA(VLOOKUP([.$A4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HECKPOINT</text:p>
          </table:table-cell>
          <table:table-cell table:formula="of:=IF(ISNA(VLOOKUP([.$A4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LASS</text:p>
          </table:table-cell>
          <table:table-cell table:formula="of:=IF(ISNA(VLOOKUP([.$A5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LOSE</text:p>
          </table:table-cell>
          <table:table-cell table:formula="of:=IF(ISNA(VLOOKUP([.$A5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LUSTER</text:p>
          </table:table-cell>
          <table:table-cell table:formula="of:=IF(ISNA(VLOOKUP([.$A5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OALESCE</text:p>
          </table:table-cell>
          <table:table-cell table:formula="of:=IF(ISNA(VLOOKUP([.$A5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OLLATE</text:p>
          </table:table-cell>
          <table:table-cell table:formula="of:=IF(ISNA(VLOOKUP([.$A5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OLLATION</text:p>
          </table:table-cell>
          <table:table-cell table:formula="of:=IF(ISNA(VLOOKUP([.$A5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OLUMN</text:p>
          </table:table-cell>
          <table:table-cell table:formula="of:=IF(ISNA(VLOOKUP([.$A5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OMMENT</text:p>
          </table:table-cell>
          <table:table-cell table:formula="of:=IF(ISNA(VLOOKUP([.$A5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OMMENTS</text:p>
          </table:table-cell>
          <table:table-cell table:formula="of:=IF(ISNA(VLOOKUP([.$A5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OMMIT</text:p>
          </table:table-cell>
          <table:table-cell table:formula="of:=IF(ISNA(VLOOKUP([.$A5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OMMITTED</text:p>
          </table:table-cell>
          <table:table-cell table:formula="of:=IF(ISNA(VLOOKUP([.$A6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ONCURRENTLY</text:p>
          </table:table-cell>
          <table:table-cell table:formula="of:=IF(ISNA(VLOOKUP([.$A6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ONFIGURATION</text:p>
          </table:table-cell>
          <table:table-cell table:formula="of:=IF(ISNA(VLOOKUP([.$A6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ONNECTION</text:p>
          </table:table-cell>
          <table:table-cell table:formula="of:=IF(ISNA(VLOOKUP([.$A6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ONSTRAINT</text:p>
          </table:table-cell>
          <table:table-cell table:formula="of:=IF(ISNA(VLOOKUP([.$A6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ONSTRAINTS</text:p>
          </table:table-cell>
          <table:table-cell table:formula="of:=IF(ISNA(VLOOKUP([.$A6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ONTENT</text:p>
          </table:table-cell>
          <table:table-cell table:formula="of:=IF(ISNA(VLOOKUP([.$A6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ONTINUE</text:p>
          </table:table-cell>
          <table:table-cell table:formula="of:=IF(ISNA(VLOOKUP([.$A6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ONVERSION</text:p>
          </table:table-cell>
          <table:table-cell table:formula="of:=IF(ISNA(VLOOKUP([.$A6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OPY</text:p>
          </table:table-cell>
          <table:table-cell table:formula="of:=IF(ISNA(VLOOKUP([.$A6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OST</text:p>
          </table:table-cell>
          <table:table-cell table:formula="of:=IF(ISNA(VLOOKUP([.$A7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REATE</text:p>
          </table:table-cell>
          <table:table-cell table:formula="of:=IF(ISNA(VLOOKUP([.$A7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ROSS</text:p>
          </table:table-cell>
          <table:table-cell table:formula="of:=IF(ISNA(VLOOKUP([.$A7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SV</text:p>
          </table:table-cell>
          <table:table-cell table:formula="of:=IF(ISNA(VLOOKUP([.$A7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URRENT</text:p>
          </table:table-cell>
          <table:table-cell table:formula="of:=IF(ISNA(VLOOKUP([.$A7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URRENT_CATALOG</text:p>
          </table:table-cell>
          <table:table-cell table:formula="of:=IF(ISNA(VLOOKUP([.$A7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URRENT_DATE</text:p>
          </table:table-cell>
          <table:table-cell table:formula="of:=IF(ISNA(VLOOKUP([.$A7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URRENT_ROLE</text:p>
          </table:table-cell>
          <table:table-cell table:formula="of:=IF(ISNA(VLOOKUP([.$A7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URRENT_SCHEMA</text:p>
          </table:table-cell>
          <table:table-cell table:formula="of:=IF(ISNA(VLOOKUP([.$A7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URRENT_TIME</text:p>
          </table:table-cell>
          <table:table-cell table:formula="of:=IF(ISNA(VLOOKUP([.$A79];[Summary.$A$1:.$B$905];1;0));&quot;&quot;;&quot;Y&quot;)" office:value-type="string" office:string-value="Y">
            <text:p>Y</text:p>
          </table:table-cell>
        </table:table-row>
        <table:table-row table:style-name="ro4">
          <table:table-cell table:style-name="ce13" office:value-type="string">
            <text:p>CURRENT_TIMESTAMP</text:p>
          </table:table-cell>
          <table:table-cell table:formula="of:=IF(ISNA(VLOOKUP([.$A8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URRENT_USER</text:p>
          </table:table-cell>
          <table:table-cell table:formula="of:=IF(ISNA(VLOOKUP([.$A8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URSOR</text:p>
          </table:table-cell>
          <table:table-cell table:formula="of:=IF(ISNA(VLOOKUP([.$A8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CYCLE</text:p>
          </table:table-cell>
          <table:table-cell table:formula="of:=IF(ISNA(VLOOKUP([.$A8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ATA</text:p>
          </table:table-cell>
          <table:table-cell table:formula="of:=IF(ISNA(VLOOKUP([.$A8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ATABASE</text:p>
          </table:table-cell>
          <table:table-cell table:formula="of:=IF(ISNA(VLOOKUP([.$A8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AY</text:p>
          </table:table-cell>
          <table:table-cell table:formula="of:=IF(ISNA(VLOOKUP([.$A8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EALLOCATE</text:p>
          </table:table-cell>
          <table:table-cell table:formula="of:=IF(ISNA(VLOOKUP([.$A8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EC</text:p>
          </table:table-cell>
          <table:table-cell table:formula="of:=IF(ISNA(VLOOKUP([.$A8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ECIMAL</text:p>
          </table:table-cell>
          <table:table-cell table:formula="of:=IF(ISNA(VLOOKUP([.$A8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ECLARE</text:p>
          </table:table-cell>
          <table:table-cell table:formula="of:=IF(ISNA(VLOOKUP([.$A9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EFAULT</text:p>
          </table:table-cell>
          <table:table-cell table:formula="of:=IF(ISNA(VLOOKUP([.$A9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EFAULTS</text:p>
          </table:table-cell>
          <table:table-cell table:formula="of:=IF(ISNA(VLOOKUP([.$A9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EFERRABLE</text:p>
          </table:table-cell>
          <table:table-cell table:formula="of:=IF(ISNA(VLOOKUP([.$A9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EFERRED</text:p>
          </table:table-cell>
          <table:table-cell table:formula="of:=IF(ISNA(VLOOKUP([.$A9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EFINER</text:p>
          </table:table-cell>
          <table:table-cell table:formula="of:=IF(ISNA(VLOOKUP([.$A9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ELETE</text:p>
          </table:table-cell>
          <table:table-cell table:formula="of:=IF(ISNA(VLOOKUP([.$A9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ELIMITER</text:p>
          </table:table-cell>
          <table:table-cell table:formula="of:=IF(ISNA(VLOOKUP([.$A9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ELIMITERS</text:p>
          </table:table-cell>
          <table:table-cell table:formula="of:=IF(ISNA(VLOOKUP([.$A9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ESC</text:p>
          </table:table-cell>
          <table:table-cell table:formula="of:=IF(ISNA(VLOOKUP([.$A9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ICTIONARY</text:p>
          </table:table-cell>
          <table:table-cell table:formula="of:=IF(ISNA(VLOOKUP([.$A10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ISABLE</text:p>
          </table:table-cell>
          <table:table-cell table:formula="of:=IF(ISNA(VLOOKUP([.$A10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ISCARD</text:p>
          </table:table-cell>
          <table:table-cell table:formula="of:=IF(ISNA(VLOOKUP([.$A10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ISTINCT</text:p>
          </table:table-cell>
          <table:table-cell table:formula="of:=IF(ISNA(VLOOKUP([.$A10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O</text:p>
          </table:table-cell>
          <table:table-cell table:formula="of:=IF(ISNA(VLOOKUP([.$A10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OCUMENT</text:p>
          </table:table-cell>
          <table:table-cell table:formula="of:=IF(ISNA(VLOOKUP([.$A10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OMAIN</text:p>
          </table:table-cell>
          <table:table-cell table:formula="of:=IF(ISNA(VLOOKUP([.$A10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OUBLE</text:p>
          </table:table-cell>
          <table:table-cell table:formula="of:=IF(ISNA(VLOOKUP([.$A10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DROP</text:p>
          </table:table-cell>
          <table:table-cell table:formula="of:=IF(ISNA(VLOOKUP([.$A10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EACH</text:p>
          </table:table-cell>
          <table:table-cell table:formula="of:=IF(ISNA(VLOOKUP([.$A10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ELSE</text:p>
          </table:table-cell>
          <table:table-cell table:formula="of:=IF(ISNA(VLOOKUP([.$A11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ENABLE</text:p>
          </table:table-cell>
          <table:table-cell table:formula="of:=IF(ISNA(VLOOKUP([.$A11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ENCODING</text:p>
          </table:table-cell>
          <table:table-cell table:formula="of:=IF(ISNA(VLOOKUP([.$A11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ENCRYPTED</text:p>
          </table:table-cell>
          <table:table-cell table:formula="of:=IF(ISNA(VLOOKUP([.$A11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END</text:p>
          </table:table-cell>
          <table:table-cell table:formula="of:=IF(ISNA(VLOOKUP([.$A11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ENUM</text:p>
          </table:table-cell>
          <table:table-cell table:formula="of:=IF(ISNA(VLOOKUP([.$A11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ESCAPE</text:p>
          </table:table-cell>
          <table:table-cell table:formula="of:=IF(ISNA(VLOOKUP([.$A11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EVENT</text:p>
          </table:table-cell>
          <table:table-cell table:formula="of:=IF(ISNA(VLOOKUP([.$A11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EXCEPT</text:p>
          </table:table-cell>
          <table:table-cell table:formula="of:=IF(ISNA(VLOOKUP([.$A11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EXCLUDE</text:p>
          </table:table-cell>
          <table:table-cell table:formula="of:=IF(ISNA(VLOOKUP([.$A11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EXCLUDING</text:p>
          </table:table-cell>
          <table:table-cell table:formula="of:=IF(ISNA(VLOOKUP([.$A12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EXCLUSIVE</text:p>
          </table:table-cell>
          <table:table-cell table:formula="of:=IF(ISNA(VLOOKUP([.$A12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EXECUTE</text:p>
          </table:table-cell>
          <table:table-cell table:formula="of:=IF(ISNA(VLOOKUP([.$A12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EXISTS</text:p>
          </table:table-cell>
          <table:table-cell table:formula="of:=IF(ISNA(VLOOKUP([.$A12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EXPLAIN</text:p>
          </table:table-cell>
          <table:table-cell table:formula="of:=IF(ISNA(VLOOKUP([.$A12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EXTENSION</text:p>
          </table:table-cell>
          <table:table-cell table:formula="of:=IF(ISNA(VLOOKUP([.$A12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EXTERNAL</text:p>
          </table:table-cell>
          <table:table-cell table:formula="of:=IF(ISNA(VLOOKUP([.$A12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EXTRACT</text:p>
          </table:table-cell>
          <table:table-cell table:formula="of:=IF(ISNA(VLOOKUP([.$A12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4" office:value-type="string">
            <text:p>FALSE</text:p>
          </table:table-cell>
          <table:table-cell table:formula="of:=IF(ISNA(VLOOKUP([.$A12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FAMILY</text:p>
          </table:table-cell>
          <table:table-cell table:formula="of:=IF(ISNA(VLOOKUP([.$A12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FETCH</text:p>
          </table:table-cell>
          <table:table-cell table:formula="of:=IF(ISNA(VLOOKUP([.$A13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FIRST</text:p>
          </table:table-cell>
          <table:table-cell table:formula="of:=IF(ISNA(VLOOKUP([.$A13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FLOAT</text:p>
          </table:table-cell>
          <table:table-cell table:formula="of:=IF(ISNA(VLOOKUP([.$A13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FOLLOWING</text:p>
          </table:table-cell>
          <table:table-cell table:formula="of:=IF(ISNA(VLOOKUP([.$A13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FOR</text:p>
          </table:table-cell>
          <table:table-cell table:formula="of:=IF(ISNA(VLOOKUP([.$A13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FORCE</text:p>
          </table:table-cell>
          <table:table-cell table:formula="of:=IF(ISNA(VLOOKUP([.$A13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FOREIGN</text:p>
          </table:table-cell>
          <table:table-cell table:formula="of:=IF(ISNA(VLOOKUP([.$A13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FORWARD</text:p>
          </table:table-cell>
          <table:table-cell table:formula="of:=IF(ISNA(VLOOKUP([.$A13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FREEZE</text:p>
          </table:table-cell>
          <table:table-cell table:formula="of:=IF(ISNA(VLOOKUP([.$A13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FROM</text:p>
          </table:table-cell>
          <table:table-cell table:formula="of:=IF(ISNA(VLOOKUP([.$A13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FULL</text:p>
          </table:table-cell>
          <table:table-cell table:formula="of:=IF(ISNA(VLOOKUP([.$A14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FUNCTION</text:p>
          </table:table-cell>
          <table:table-cell table:formula="of:=IF(ISNA(VLOOKUP([.$A14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FUNCTIONS</text:p>
          </table:table-cell>
          <table:table-cell table:formula="of:=IF(ISNA(VLOOKUP([.$A14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GLOBAL</text:p>
          </table:table-cell>
          <table:table-cell table:formula="of:=IF(ISNA(VLOOKUP([.$A14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GRANT</text:p>
          </table:table-cell>
          <table:table-cell table:formula="of:=IF(ISNA(VLOOKUP([.$A14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GRANTED</text:p>
          </table:table-cell>
          <table:table-cell table:formula="of:=IF(ISNA(VLOOKUP([.$A14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GREATEST</text:p>
          </table:table-cell>
          <table:table-cell table:formula="of:=IF(ISNA(VLOOKUP([.$A14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GROUP</text:p>
          </table:table-cell>
          <table:table-cell table:formula="of:=IF(ISNA(VLOOKUP([.$A14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HANDLER</text:p>
          </table:table-cell>
          <table:table-cell table:formula="of:=IF(ISNA(VLOOKUP([.$A14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HAVING</text:p>
          </table:table-cell>
          <table:table-cell table:formula="of:=IF(ISNA(VLOOKUP([.$A14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HEADER</text:p>
          </table:table-cell>
          <table:table-cell table:formula="of:=IF(ISNA(VLOOKUP([.$A15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HOLD</text:p>
          </table:table-cell>
          <table:table-cell table:formula="of:=IF(ISNA(VLOOKUP([.$A15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HOUR</text:p>
          </table:table-cell>
          <table:table-cell table:formula="of:=IF(ISNA(VLOOKUP([.$A15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DENTITY</text:p>
          </table:table-cell>
          <table:table-cell table:formula="of:=IF(ISNA(VLOOKUP([.$A15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F</text:p>
          </table:table-cell>
          <table:table-cell table:formula="of:=IF(ISNA(VLOOKUP([.$A15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LIKE</text:p>
          </table:table-cell>
          <table:table-cell table:formula="of:=IF(ISNA(VLOOKUP([.$A15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MMEDIATE</text:p>
          </table:table-cell>
          <table:table-cell table:formula="of:=IF(ISNA(VLOOKUP([.$A15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MMUTABLE</text:p>
          </table:table-cell>
          <table:table-cell table:formula="of:=IF(ISNA(VLOOKUP([.$A15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MPLICIT</text:p>
          </table:table-cell>
          <table:table-cell table:formula="of:=IF(ISNA(VLOOKUP([.$A15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N</text:p>
          </table:table-cell>
          <table:table-cell table:formula="of:=IF(ISNA(VLOOKUP([.$A15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NCLUDING</text:p>
          </table:table-cell>
          <table:table-cell table:formula="of:=IF(ISNA(VLOOKUP([.$A16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NCREMENT</text:p>
          </table:table-cell>
          <table:table-cell table:formula="of:=IF(ISNA(VLOOKUP([.$A16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NDEX</text:p>
          </table:table-cell>
          <table:table-cell table:formula="of:=IF(ISNA(VLOOKUP([.$A16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NDEXES</text:p>
          </table:table-cell>
          <table:table-cell table:formula="of:=IF(ISNA(VLOOKUP([.$A16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NHERIT</text:p>
          </table:table-cell>
          <table:table-cell table:formula="of:=IF(ISNA(VLOOKUP([.$A16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NHERITS</text:p>
          </table:table-cell>
          <table:table-cell table:formula="of:=IF(ISNA(VLOOKUP([.$A16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NITIALLY</text:p>
          </table:table-cell>
          <table:table-cell table:formula="of:=IF(ISNA(VLOOKUP([.$A16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NLINE</text:p>
          </table:table-cell>
          <table:table-cell table:formula="of:=IF(ISNA(VLOOKUP([.$A16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NNER</text:p>
          </table:table-cell>
          <table:table-cell table:formula="of:=IF(ISNA(VLOOKUP([.$A16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NOUT</text:p>
          </table:table-cell>
          <table:table-cell table:formula="of:=IF(ISNA(VLOOKUP([.$A16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NPUT</text:p>
          </table:table-cell>
          <table:table-cell table:formula="of:=IF(ISNA(VLOOKUP([.$A17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NSENSITIVE</text:p>
          </table:table-cell>
          <table:table-cell table:formula="of:=IF(ISNA(VLOOKUP([.$A17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NSERT</text:p>
          </table:table-cell>
          <table:table-cell table:formula="of:=IF(ISNA(VLOOKUP([.$A17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NSTEAD</text:p>
          </table:table-cell>
          <table:table-cell table:formula="of:=IF(ISNA(VLOOKUP([.$A17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NT</text:p>
          </table:table-cell>
          <table:table-cell table:formula="of:=IF(ISNA(VLOOKUP([.$A17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NTEGER</text:p>
          </table:table-cell>
          <table:table-cell table:formula="of:=IF(ISNA(VLOOKUP([.$A17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NTERSECT</text:p>
          </table:table-cell>
          <table:table-cell table:formula="of:=IF(ISNA(VLOOKUP([.$A17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NTERVAL</text:p>
          </table:table-cell>
          <table:table-cell table:formula="of:=IF(ISNA(VLOOKUP([.$A17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NTO</text:p>
          </table:table-cell>
          <table:table-cell table:formula="of:=IF(ISNA(VLOOKUP([.$A17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NVOKER</text:p>
          </table:table-cell>
          <table:table-cell table:formula="of:=IF(ISNA(VLOOKUP([.$A17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S</text:p>
          </table:table-cell>
          <table:table-cell table:formula="of:=IF(ISNA(VLOOKUP([.$A18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SNULL</text:p>
          </table:table-cell>
          <table:table-cell table:formula="of:=IF(ISNA(VLOOKUP([.$A18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ISOLATION</text:p>
          </table:table-cell>
          <table:table-cell table:formula="of:=IF(ISNA(VLOOKUP([.$A18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JOIN</text:p>
          </table:table-cell>
          <table:table-cell table:formula="of:=IF(ISNA(VLOOKUP([.$A18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KEY</text:p>
          </table:table-cell>
          <table:table-cell table:formula="of:=IF(ISNA(VLOOKUP([.$A18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LABEL</text:p>
          </table:table-cell>
          <table:table-cell table:formula="of:=IF(ISNA(VLOOKUP([.$A18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LANGUAGE</text:p>
          </table:table-cell>
          <table:table-cell table:formula="of:=IF(ISNA(VLOOKUP([.$A18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LARGE</text:p>
          </table:table-cell>
          <table:table-cell table:formula="of:=IF(ISNA(VLOOKUP([.$A18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LAST</text:p>
          </table:table-cell>
          <table:table-cell table:formula="of:=IF(ISNA(VLOOKUP([.$A18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LATERAL</text:p>
          </table:table-cell>
          <table:table-cell table:formula="of:=IF(ISNA(VLOOKUP([.$A18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LC_COLLATE</text:p>
          </table:table-cell>
          <table:table-cell table:formula="of:=IF(ISNA(VLOOKUP([.$A19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LC_CTYPE</text:p>
          </table:table-cell>
          <table:table-cell table:formula="of:=IF(ISNA(VLOOKUP([.$A19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LEADING</text:p>
          </table:table-cell>
          <table:table-cell table:formula="of:=IF(ISNA(VLOOKUP([.$A19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LEAKPROOF</text:p>
          </table:table-cell>
          <table:table-cell table:formula="of:=IF(ISNA(VLOOKUP([.$A19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LEAST</text:p>
          </table:table-cell>
          <table:table-cell table:formula="of:=IF(ISNA(VLOOKUP([.$A19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LEFT</text:p>
          </table:table-cell>
          <table:table-cell table:formula="of:=IF(ISNA(VLOOKUP([.$A19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LEVEL</text:p>
          </table:table-cell>
          <table:table-cell table:formula="of:=IF(ISNA(VLOOKUP([.$A19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LIKE</text:p>
          </table:table-cell>
          <table:table-cell table:formula="of:=IF(ISNA(VLOOKUP([.$A19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LIMIT</text:p>
          </table:table-cell>
          <table:table-cell table:formula="of:=IF(ISNA(VLOOKUP([.$A19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LISTEN</text:p>
          </table:table-cell>
          <table:table-cell table:formula="of:=IF(ISNA(VLOOKUP([.$A19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LOAD</text:p>
          </table:table-cell>
          <table:table-cell table:formula="of:=IF(ISNA(VLOOKUP([.$A20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LOCAL</text:p>
          </table:table-cell>
          <table:table-cell table:formula="of:=IF(ISNA(VLOOKUP([.$A20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LOCALTIME</text:p>
          </table:table-cell>
          <table:table-cell table:formula="of:=IF(ISNA(VLOOKUP([.$A20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LOCALTIMESTAMP</text:p>
          </table:table-cell>
          <table:table-cell table:formula="of:=IF(ISNA(VLOOKUP([.$A20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LOCATION</text:p>
          </table:table-cell>
          <table:table-cell table:formula="of:=IF(ISNA(VLOOKUP([.$A20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LOCK</text:p>
          </table:table-cell>
          <table:table-cell table:formula="of:=IF(ISNA(VLOOKUP([.$A20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MAPPING</text:p>
          </table:table-cell>
          <table:table-cell table:formula="of:=IF(ISNA(VLOOKUP([.$A20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MATCH</text:p>
          </table:table-cell>
          <table:table-cell table:formula="of:=IF(ISNA(VLOOKUP([.$A20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MATERIALIZED</text:p>
          </table:table-cell>
          <table:table-cell table:formula="of:=IF(ISNA(VLOOKUP([.$A20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MAXVALUE</text:p>
          </table:table-cell>
          <table:table-cell table:formula="of:=IF(ISNA(VLOOKUP([.$A20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MINUTE</text:p>
          </table:table-cell>
          <table:table-cell table:formula="of:=IF(ISNA(VLOOKUP([.$A21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MINVALUE</text:p>
          </table:table-cell>
          <table:table-cell table:formula="of:=IF(ISNA(VLOOKUP([.$A21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MODE</text:p>
          </table:table-cell>
          <table:table-cell table:formula="of:=IF(ISNA(VLOOKUP([.$A21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MONTH</text:p>
          </table:table-cell>
          <table:table-cell table:formula="of:=IF(ISNA(VLOOKUP([.$A21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MOVE</text:p>
          </table:table-cell>
          <table:table-cell table:formula="of:=IF(ISNA(VLOOKUP([.$A21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NAME</text:p>
          </table:table-cell>
          <table:table-cell table:formula="of:=IF(ISNA(VLOOKUP([.$A21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NAMES</text:p>
          </table:table-cell>
          <table:table-cell table:formula="of:=IF(ISNA(VLOOKUP([.$A21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NATIONAL</text:p>
          </table:table-cell>
          <table:table-cell table:formula="of:=IF(ISNA(VLOOKUP([.$A21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NATURAL</text:p>
          </table:table-cell>
          <table:table-cell table:formula="of:=IF(ISNA(VLOOKUP([.$A21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NCHAR</text:p>
          </table:table-cell>
          <table:table-cell table:formula="of:=IF(ISNA(VLOOKUP([.$A21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NEXT</text:p>
          </table:table-cell>
          <table:table-cell table:formula="of:=IF(ISNA(VLOOKUP([.$A22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NO</text:p>
          </table:table-cell>
          <table:table-cell table:formula="of:=IF(ISNA(VLOOKUP([.$A22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NONE</text:p>
          </table:table-cell>
          <table:table-cell table:formula="of:=IF(ISNA(VLOOKUP([.$A22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NOT</text:p>
          </table:table-cell>
          <table:table-cell table:formula="of:=IF(ISNA(VLOOKUP([.$A22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NOTHING</text:p>
          </table:table-cell>
          <table:table-cell table:formula="of:=IF(ISNA(VLOOKUP([.$A22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NOTIFY</text:p>
          </table:table-cell>
          <table:table-cell table:formula="of:=IF(ISNA(VLOOKUP([.$A22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NOTNULL</text:p>
          </table:table-cell>
          <table:table-cell table:formula="of:=IF(ISNA(VLOOKUP([.$A22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NOWAIT</text:p>
          </table:table-cell>
          <table:table-cell table:formula="of:=IF(ISNA(VLOOKUP([.$A22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NULL</text:p>
          </table:table-cell>
          <table:table-cell table:formula="of:=IF(ISNA(VLOOKUP([.$A22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NULLIF</text:p>
          </table:table-cell>
          <table:table-cell table:formula="of:=IF(ISNA(VLOOKUP([.$A22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NULLS</text:p>
          </table:table-cell>
          <table:table-cell table:formula="of:=IF(ISNA(VLOOKUP([.$A23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NUMERIC</text:p>
          </table:table-cell>
          <table:table-cell table:formula="of:=IF(ISNA(VLOOKUP([.$A23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OBJECT</text:p>
          </table:table-cell>
          <table:table-cell table:formula="of:=IF(ISNA(VLOOKUP([.$A23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OF</text:p>
          </table:table-cell>
          <table:table-cell table:formula="of:=IF(ISNA(VLOOKUP([.$A23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OFF</text:p>
          </table:table-cell>
          <table:table-cell table:formula="of:=IF(ISNA(VLOOKUP([.$A23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OFFSET</text:p>
          </table:table-cell>
          <table:table-cell table:formula="of:=IF(ISNA(VLOOKUP([.$A23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OIDS</text:p>
          </table:table-cell>
          <table:table-cell table:formula="of:=IF(ISNA(VLOOKUP([.$A23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ON</text:p>
          </table:table-cell>
          <table:table-cell table:formula="of:=IF(ISNA(VLOOKUP([.$A23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ONLY</text:p>
          </table:table-cell>
          <table:table-cell table:formula="of:=IF(ISNA(VLOOKUP([.$A23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OPERATOR</text:p>
          </table:table-cell>
          <table:table-cell table:formula="of:=IF(ISNA(VLOOKUP([.$A23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OPTION</text:p>
          </table:table-cell>
          <table:table-cell table:formula="of:=IF(ISNA(VLOOKUP([.$A24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OPTIONS</text:p>
          </table:table-cell>
          <table:table-cell table:formula="of:=IF(ISNA(VLOOKUP([.$A24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OR</text:p>
          </table:table-cell>
          <table:table-cell table:formula="of:=IF(ISNA(VLOOKUP([.$A24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ORDER</text:p>
          </table:table-cell>
          <table:table-cell table:formula="of:=IF(ISNA(VLOOKUP([.$A24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OUT</text:p>
          </table:table-cell>
          <table:table-cell table:formula="of:=IF(ISNA(VLOOKUP([.$A24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OUTER</text:p>
          </table:table-cell>
          <table:table-cell table:formula="of:=IF(ISNA(VLOOKUP([.$A24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OVER</text:p>
          </table:table-cell>
          <table:table-cell table:formula="of:=IF(ISNA(VLOOKUP([.$A24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OVERLAPS</text:p>
          </table:table-cell>
          <table:table-cell table:formula="of:=IF(ISNA(VLOOKUP([.$A24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OVERLAY</text:p>
          </table:table-cell>
          <table:table-cell table:formula="of:=IF(ISNA(VLOOKUP([.$A24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OWNED</text:p>
          </table:table-cell>
          <table:table-cell table:formula="of:=IF(ISNA(VLOOKUP([.$A24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OWNER</text:p>
          </table:table-cell>
          <table:table-cell table:formula="of:=IF(ISNA(VLOOKUP([.$A25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PARSER</text:p>
          </table:table-cell>
          <table:table-cell table:formula="of:=IF(ISNA(VLOOKUP([.$A25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PARTIAL</text:p>
          </table:table-cell>
          <table:table-cell table:formula="of:=IF(ISNA(VLOOKUP([.$A25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PARTITION</text:p>
          </table:table-cell>
          <table:table-cell table:formula="of:=IF(ISNA(VLOOKUP([.$A25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PASSING</text:p>
          </table:table-cell>
          <table:table-cell table:formula="of:=IF(ISNA(VLOOKUP([.$A25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PASSWORD</text:p>
          </table:table-cell>
          <table:table-cell table:formula="of:=IF(ISNA(VLOOKUP([.$A25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PLACING</text:p>
          </table:table-cell>
          <table:table-cell table:formula="of:=IF(ISNA(VLOOKUP([.$A25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PLANS</text:p>
          </table:table-cell>
          <table:table-cell table:formula="of:=IF(ISNA(VLOOKUP([.$A25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POSITION</text:p>
          </table:table-cell>
          <table:table-cell table:formula="of:=IF(ISNA(VLOOKUP([.$A25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PRECEDING</text:p>
          </table:table-cell>
          <table:table-cell table:formula="of:=IF(ISNA(VLOOKUP([.$A25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PRECISION</text:p>
          </table:table-cell>
          <table:table-cell table:formula="of:=IF(ISNA(VLOOKUP([.$A26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PREPARE</text:p>
          </table:table-cell>
          <table:table-cell table:formula="of:=IF(ISNA(VLOOKUP([.$A26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PREPARED</text:p>
          </table:table-cell>
          <table:table-cell table:formula="of:=IF(ISNA(VLOOKUP([.$A26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PRESERVE</text:p>
          </table:table-cell>
          <table:table-cell table:formula="of:=IF(ISNA(VLOOKUP([.$A26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PRIMARY</text:p>
          </table:table-cell>
          <table:table-cell table:formula="of:=IF(ISNA(VLOOKUP([.$A26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PRIOR</text:p>
          </table:table-cell>
          <table:table-cell table:formula="of:=IF(ISNA(VLOOKUP([.$A26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PRIVILEGES</text:p>
          </table:table-cell>
          <table:table-cell table:formula="of:=IF(ISNA(VLOOKUP([.$A26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PROCEDURAL</text:p>
          </table:table-cell>
          <table:table-cell table:formula="of:=IF(ISNA(VLOOKUP([.$A26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PROCEDURE</text:p>
          </table:table-cell>
          <table:table-cell table:formula="of:=IF(ISNA(VLOOKUP([.$A26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PROGRAM</text:p>
          </table:table-cell>
          <table:table-cell table:formula="of:=IF(ISNA(VLOOKUP([.$A26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QUOTE</text:p>
          </table:table-cell>
          <table:table-cell table:formula="of:=IF(ISNA(VLOOKUP([.$A27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ANGE</text:p>
          </table:table-cell>
          <table:table-cell table:formula="of:=IF(ISNA(VLOOKUP([.$A27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EAD</text:p>
          </table:table-cell>
          <table:table-cell table:formula="of:=IF(ISNA(VLOOKUP([.$A27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EAL</text:p>
          </table:table-cell>
          <table:table-cell table:formula="of:=IF(ISNA(VLOOKUP([.$A27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EASSIGN</text:p>
          </table:table-cell>
          <table:table-cell table:formula="of:=IF(ISNA(VLOOKUP([.$A27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ECHECK</text:p>
          </table:table-cell>
          <table:table-cell table:formula="of:=IF(ISNA(VLOOKUP([.$A27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ECURSIVE</text:p>
          </table:table-cell>
          <table:table-cell table:formula="of:=IF(ISNA(VLOOKUP([.$A27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EF</text:p>
          </table:table-cell>
          <table:table-cell table:formula="of:=IF(ISNA(VLOOKUP([.$A27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EFERENCES</text:p>
          </table:table-cell>
          <table:table-cell table:formula="of:=IF(ISNA(VLOOKUP([.$A27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EFRESH</text:p>
          </table:table-cell>
          <table:table-cell table:formula="of:=IF(ISNA(VLOOKUP([.$A27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EINDEX</text:p>
          </table:table-cell>
          <table:table-cell table:formula="of:=IF(ISNA(VLOOKUP([.$A28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ELATIVE</text:p>
          </table:table-cell>
          <table:table-cell table:formula="of:=IF(ISNA(VLOOKUP([.$A28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ELEASE</text:p>
          </table:table-cell>
          <table:table-cell table:formula="of:=IF(ISNA(VLOOKUP([.$A28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ENAME</text:p>
          </table:table-cell>
          <table:table-cell table:formula="of:=IF(ISNA(VLOOKUP([.$A28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EPEATABLE</text:p>
          </table:table-cell>
          <table:table-cell table:formula="of:=IF(ISNA(VLOOKUP([.$A28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EPLACE</text:p>
          </table:table-cell>
          <table:table-cell table:formula="of:=IF(ISNA(VLOOKUP([.$A28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EPLICA</text:p>
          </table:table-cell>
          <table:table-cell table:formula="of:=IF(ISNA(VLOOKUP([.$A28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ESET</text:p>
          </table:table-cell>
          <table:table-cell table:formula="of:=IF(ISNA(VLOOKUP([.$A28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ESTART</text:p>
          </table:table-cell>
          <table:table-cell table:formula="of:=IF(ISNA(VLOOKUP([.$A28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ESTRICT</text:p>
          </table:table-cell>
          <table:table-cell table:formula="of:=IF(ISNA(VLOOKUP([.$A28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ETURNING</text:p>
          </table:table-cell>
          <table:table-cell table:formula="of:=IF(ISNA(VLOOKUP([.$A29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ETURNS</text:p>
          </table:table-cell>
          <table:table-cell table:formula="of:=IF(ISNA(VLOOKUP([.$A29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EVOKE</text:p>
          </table:table-cell>
          <table:table-cell table:formula="of:=IF(ISNA(VLOOKUP([.$A29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IGHT</text:p>
          </table:table-cell>
          <table:table-cell table:formula="of:=IF(ISNA(VLOOKUP([.$A29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OLE</text:p>
          </table:table-cell>
          <table:table-cell table:formula="of:=IF(ISNA(VLOOKUP([.$A29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OLLBACK</text:p>
          </table:table-cell>
          <table:table-cell table:formula="of:=IF(ISNA(VLOOKUP([.$A29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OW</text:p>
          </table:table-cell>
          <table:table-cell table:formula="of:=IF(ISNA(VLOOKUP([.$A29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OWS</text:p>
          </table:table-cell>
          <table:table-cell table:formula="of:=IF(ISNA(VLOOKUP([.$A29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RULE</text:p>
          </table:table-cell>
          <table:table-cell table:formula="of:=IF(ISNA(VLOOKUP([.$A29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AVEPOINT</text:p>
          </table:table-cell>
          <table:table-cell table:formula="of:=IF(ISNA(VLOOKUP([.$A29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CHEMA</text:p>
          </table:table-cell>
          <table:table-cell table:formula="of:=IF(ISNA(VLOOKUP([.$A30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CROLL</text:p>
          </table:table-cell>
          <table:table-cell table:formula="of:=IF(ISNA(VLOOKUP([.$A30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EARCH</text:p>
          </table:table-cell>
          <table:table-cell table:formula="of:=IF(ISNA(VLOOKUP([.$A30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ECOND</text:p>
          </table:table-cell>
          <table:table-cell table:formula="of:=IF(ISNA(VLOOKUP([.$A30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ECURITY</text:p>
          </table:table-cell>
          <table:table-cell table:formula="of:=IF(ISNA(VLOOKUP([.$A30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ELECT</text:p>
          </table:table-cell>
          <table:table-cell table:formula="of:=IF(ISNA(VLOOKUP([.$A30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EQUENCE</text:p>
          </table:table-cell>
          <table:table-cell table:formula="of:=IF(ISNA(VLOOKUP([.$A30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EQUENCES</text:p>
          </table:table-cell>
          <table:table-cell table:formula="of:=IF(ISNA(VLOOKUP([.$A30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ERIALIZABLE</text:p>
          </table:table-cell>
          <table:table-cell table:formula="of:=IF(ISNA(VLOOKUP([.$A30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ERVER</text:p>
          </table:table-cell>
          <table:table-cell table:formula="of:=IF(ISNA(VLOOKUP([.$A30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ESSION</text:p>
          </table:table-cell>
          <table:table-cell table:formula="of:=IF(ISNA(VLOOKUP([.$A31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ESSION_USER</text:p>
          </table:table-cell>
          <table:table-cell table:formula="of:=IF(ISNA(VLOOKUP([.$A31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ET</text:p>
          </table:table-cell>
          <table:table-cell table:formula="of:=IF(ISNA(VLOOKUP([.$A31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ETOF</text:p>
          </table:table-cell>
          <table:table-cell table:formula="of:=IF(ISNA(VLOOKUP([.$A31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HARE</text:p>
          </table:table-cell>
          <table:table-cell table:formula="of:=IF(ISNA(VLOOKUP([.$A31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HOW</text:p>
          </table:table-cell>
          <table:table-cell table:formula="of:=IF(ISNA(VLOOKUP([.$A31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IMILAR</text:p>
          </table:table-cell>
          <table:table-cell table:formula="of:=IF(ISNA(VLOOKUP([.$A31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IMPLE</text:p>
          </table:table-cell>
          <table:table-cell table:formula="of:=IF(ISNA(VLOOKUP([.$A31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MALLINT</text:p>
          </table:table-cell>
          <table:table-cell table:formula="of:=IF(ISNA(VLOOKUP([.$A31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NAPSHOT</text:p>
          </table:table-cell>
          <table:table-cell table:formula="of:=IF(ISNA(VLOOKUP([.$A31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OME</text:p>
          </table:table-cell>
          <table:table-cell table:formula="of:=IF(ISNA(VLOOKUP([.$A32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TABLE</text:p>
          </table:table-cell>
          <table:table-cell table:formula="of:=IF(ISNA(VLOOKUP([.$A32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TANDALONE</text:p>
          </table:table-cell>
          <table:table-cell table:formula="of:=IF(ISNA(VLOOKUP([.$A32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TART</text:p>
          </table:table-cell>
          <table:table-cell table:formula="of:=IF(ISNA(VLOOKUP([.$A32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TATEMENT</text:p>
          </table:table-cell>
          <table:table-cell table:formula="of:=IF(ISNA(VLOOKUP([.$A32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TATISTICS</text:p>
          </table:table-cell>
          <table:table-cell table:formula="of:=IF(ISNA(VLOOKUP([.$A32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TDIN</text:p>
          </table:table-cell>
          <table:table-cell table:formula="of:=IF(ISNA(VLOOKUP([.$A32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TDOUT</text:p>
          </table:table-cell>
          <table:table-cell table:formula="of:=IF(ISNA(VLOOKUP([.$A32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TORAGE</text:p>
          </table:table-cell>
          <table:table-cell table:formula="of:=IF(ISNA(VLOOKUP([.$A32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TRICT</text:p>
          </table:table-cell>
          <table:table-cell table:formula="of:=IF(ISNA(VLOOKUP([.$A32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TRIP</text:p>
          </table:table-cell>
          <table:table-cell table:formula="of:=IF(ISNA(VLOOKUP([.$A33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UBSTRING</text:p>
          </table:table-cell>
          <table:table-cell table:formula="of:=IF(ISNA(VLOOKUP([.$A33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YMMETRIC</text:p>
          </table:table-cell>
          <table:table-cell table:formula="of:=IF(ISNA(VLOOKUP([.$A33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YSID</text:p>
          </table:table-cell>
          <table:table-cell table:formula="of:=IF(ISNA(VLOOKUP([.$A33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SYSTEM</text:p>
          </table:table-cell>
          <table:table-cell table:formula="of:=IF(ISNA(VLOOKUP([.$A33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TABLE</text:p>
          </table:table-cell>
          <table:table-cell table:formula="of:=IF(ISNA(VLOOKUP([.$A33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TABLES</text:p>
          </table:table-cell>
          <table:table-cell table:formula="of:=IF(ISNA(VLOOKUP([.$A33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TABLESPACE</text:p>
          </table:table-cell>
          <table:table-cell table:formula="of:=IF(ISNA(VLOOKUP([.$A33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TEMP</text:p>
          </table:table-cell>
          <table:table-cell table:formula="of:=IF(ISNA(VLOOKUP([.$A33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TEMPLATE</text:p>
          </table:table-cell>
          <table:table-cell table:formula="of:=IF(ISNA(VLOOKUP([.$A33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TEMPORARY</text:p>
          </table:table-cell>
          <table:table-cell table:formula="of:=IF(ISNA(VLOOKUP([.$A34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TEXT</text:p>
          </table:table-cell>
          <table:table-cell table:formula="of:=IF(ISNA(VLOOKUP([.$A34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THEN</text:p>
          </table:table-cell>
          <table:table-cell table:formula="of:=IF(ISNA(VLOOKUP([.$A34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TIME</text:p>
          </table:table-cell>
          <table:table-cell table:formula="of:=IF(ISNA(VLOOKUP([.$A34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TIMESTAMP</text:p>
          </table:table-cell>
          <table:table-cell table:formula="of:=IF(ISNA(VLOOKUP([.$A34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TO</text:p>
          </table:table-cell>
          <table:table-cell table:formula="of:=IF(ISNA(VLOOKUP([.$A34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TRAILING</text:p>
          </table:table-cell>
          <table:table-cell table:formula="of:=IF(ISNA(VLOOKUP([.$A34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TRANSACTION</text:p>
          </table:table-cell>
          <table:table-cell table:formula="of:=IF(ISNA(VLOOKUP([.$A34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TREAT</text:p>
          </table:table-cell>
          <table:table-cell table:formula="of:=IF(ISNA(VLOOKUP([.$A34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TRIGGER</text:p>
          </table:table-cell>
          <table:table-cell table:formula="of:=IF(ISNA(VLOOKUP([.$A34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TRIM</text:p>
          </table:table-cell>
          <table:table-cell table:formula="of:=IF(ISNA(VLOOKUP([.$A35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4" office:value-type="string">
            <text:p>TRUE</text:p>
          </table:table-cell>
          <table:table-cell table:formula="of:=IF(ISNA(VLOOKUP([.$A35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TRUNCATE</text:p>
          </table:table-cell>
          <table:table-cell table:formula="of:=IF(ISNA(VLOOKUP([.$A35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TRUSTED</text:p>
          </table:table-cell>
          <table:table-cell table:formula="of:=IF(ISNA(VLOOKUP([.$A35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TYPE</text:p>
          </table:table-cell>
          <table:table-cell table:formula="of:=IF(ISNA(VLOOKUP([.$A35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TYPES</text:p>
          </table:table-cell>
          <table:table-cell table:formula="of:=IF(ISNA(VLOOKUP([.$A35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UNBOUNDED</text:p>
          </table:table-cell>
          <table:table-cell table:formula="of:=IF(ISNA(VLOOKUP([.$A35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UNCOMMITTED</text:p>
          </table:table-cell>
          <table:table-cell table:formula="of:=IF(ISNA(VLOOKUP([.$A35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UNENCRYPTED</text:p>
          </table:table-cell>
          <table:table-cell table:formula="of:=IF(ISNA(VLOOKUP([.$A35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UNION</text:p>
          </table:table-cell>
          <table:table-cell table:formula="of:=IF(ISNA(VLOOKUP([.$A35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UNIQUE</text:p>
          </table:table-cell>
          <table:table-cell table:formula="of:=IF(ISNA(VLOOKUP([.$A36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UNKNOWN</text:p>
          </table:table-cell>
          <table:table-cell table:formula="of:=IF(ISNA(VLOOKUP([.$A36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UNLISTEN</text:p>
          </table:table-cell>
          <table:table-cell table:formula="of:=IF(ISNA(VLOOKUP([.$A36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UNLOGGED</text:p>
          </table:table-cell>
          <table:table-cell table:formula="of:=IF(ISNA(VLOOKUP([.$A36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UNTIL</text:p>
          </table:table-cell>
          <table:table-cell table:formula="of:=IF(ISNA(VLOOKUP([.$A36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UPDATE</text:p>
          </table:table-cell>
          <table:table-cell table:formula="of:=IF(ISNA(VLOOKUP([.$A36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USER</text:p>
          </table:table-cell>
          <table:table-cell table:formula="of:=IF(ISNA(VLOOKUP([.$A36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USING</text:p>
          </table:table-cell>
          <table:table-cell table:formula="of:=IF(ISNA(VLOOKUP([.$A36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VACUUM</text:p>
          </table:table-cell>
          <table:table-cell table:formula="of:=IF(ISNA(VLOOKUP([.$A36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VALID</text:p>
          </table:table-cell>
          <table:table-cell table:formula="of:=IF(ISNA(VLOOKUP([.$A36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VALIDATE</text:p>
          </table:table-cell>
          <table:table-cell table:formula="of:=IF(ISNA(VLOOKUP([.$A37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VALIDATOR</text:p>
          </table:table-cell>
          <table:table-cell table:formula="of:=IF(ISNA(VLOOKUP([.$A37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VALUE</text:p>
          </table:table-cell>
          <table:table-cell table:formula="of:=IF(ISNA(VLOOKUP([.$A37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VALUES</text:p>
          </table:table-cell>
          <table:table-cell table:formula="of:=IF(ISNA(VLOOKUP([.$A37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VARCHAR</text:p>
          </table:table-cell>
          <table:table-cell table:formula="of:=IF(ISNA(VLOOKUP([.$A37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VARIADIC</text:p>
          </table:table-cell>
          <table:table-cell table:formula="of:=IF(ISNA(VLOOKUP([.$A37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VARYING</text:p>
          </table:table-cell>
          <table:table-cell table:formula="of:=IF(ISNA(VLOOKUP([.$A37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VERBOSE</text:p>
          </table:table-cell>
          <table:table-cell table:formula="of:=IF(ISNA(VLOOKUP([.$A37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VERSION</text:p>
          </table:table-cell>
          <table:table-cell table:formula="of:=IF(ISNA(VLOOKUP([.$A37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VIEW</text:p>
          </table:table-cell>
          <table:table-cell table:formula="of:=IF(ISNA(VLOOKUP([.$A37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VOLATILE</text:p>
          </table:table-cell>
          <table:table-cell table:formula="of:=IF(ISNA(VLOOKUP([.$A38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WHEN</text:p>
          </table:table-cell>
          <table:table-cell table:formula="of:=IF(ISNA(VLOOKUP([.$A38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WHERE</text:p>
          </table:table-cell>
          <table:table-cell table:formula="of:=IF(ISNA(VLOOKUP([.$A38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WHITESPACE</text:p>
          </table:table-cell>
          <table:table-cell table:formula="of:=IF(ISNA(VLOOKUP([.$A38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WINDOW</text:p>
          </table:table-cell>
          <table:table-cell table:formula="of:=IF(ISNA(VLOOKUP([.$A38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WITH</text:p>
          </table:table-cell>
          <table:table-cell table:formula="of:=IF(ISNA(VLOOKUP([.$A38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WITHOUT</text:p>
          </table:table-cell>
          <table:table-cell table:formula="of:=IF(ISNA(VLOOKUP([.$A38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WORK</text:p>
          </table:table-cell>
          <table:table-cell table:formula="of:=IF(ISNA(VLOOKUP([.$A38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WRAPPER</text:p>
          </table:table-cell>
          <table:table-cell table:formula="of:=IF(ISNA(VLOOKUP([.$A38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WRITE</text:p>
          </table:table-cell>
          <table:table-cell table:formula="of:=IF(ISNA(VLOOKUP([.$A38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XML</text:p>
          </table:table-cell>
          <table:table-cell table:formula="of:=IF(ISNA(VLOOKUP([.$A39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XMLATTRIBUTES</text:p>
          </table:table-cell>
          <table:table-cell table:formula="of:=IF(ISNA(VLOOKUP([.$A39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XMLCONCAT</text:p>
          </table:table-cell>
          <table:table-cell table:formula="of:=IF(ISNA(VLOOKUP([.$A39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XMLELEMENT</text:p>
          </table:table-cell>
          <table:table-cell table:formula="of:=IF(ISNA(VLOOKUP([.$A39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XMLEXISTS</text:p>
          </table:table-cell>
          <table:table-cell table:formula="of:=IF(ISNA(VLOOKUP([.$A39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XMLFOREST</text:p>
          </table:table-cell>
          <table:table-cell table:formula="of:=IF(ISNA(VLOOKUP([.$A39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XMLPARSE</text:p>
          </table:table-cell>
          <table:table-cell table:formula="of:=IF(ISNA(VLOOKUP([.$A39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XMLPI</text:p>
          </table:table-cell>
          <table:table-cell table:formula="of:=IF(ISNA(VLOOKUP([.$A39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XMLROOT</text:p>
          </table:table-cell>
          <table:table-cell table:formula="of:=IF(ISNA(VLOOKUP([.$A39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XMLSERIALIZE</text:p>
          </table:table-cell>
          <table:table-cell table:formula="of:=IF(ISNA(VLOOKUP([.$A39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YEAR</text:p>
          </table:table-cell>
          <table:table-cell table:formula="of:=IF(ISNA(VLOOKUP([.$A40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YES</text:p>
          </table:table-cell>
          <table:table-cell table:formula="of:=IF(ISNA(VLOOKUP([.$A40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3" office:value-type="string">
            <text:p>ZONE</text:p>
          </table:table-cell>
          <table:table-cell table:formula="of:=IF(ISNA(VLOOKUP([.$A402];[Summary.$A$1:.$B$905];1;0));&quot;&quot;;&quot;Y&quot;)" office:value-type="string" office:string-value="Y">
            <text:p>Y</text:p>
          </table:table-cell>
        </table:table-row>
        <table:table-row table:style-name="ro3" table:number-rows-repeated="349">
          <table:table-cell table:style-name="ce13"/>
          <table:table-cell/>
        </table:table-row>
        <table:table-row table:style-name="ro3" table:number-rows-repeated="1047824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MySQL 5.7" table:style-name="ta1">
        <office:forms form:automatic-focus="false" form:apply-design-mode="false"/>
        <table:table-column table:style-name="co6" table:default-cell-style-name="Default"/>
        <table:table-column table:style-name="co3" table:default-cell-style-name="Default"/>
        <table:table-row table:style-name="ro3">
          <table:table-cell/>
          <table:table-cell table:style-name="ce12" office:value-type="string">
            <text:p>In summary?</text:p>
          </table:table-cell>
        </table:table-row>
        <table:table-row table:style-name="ro3">
          <table:table-cell office:value-type="string">
            <text:p>ACCESSIBLE</text:p>
          </table:table-cell>
          <table:table-cell table:formula="of:=IF(ISNA(VLOOKUP([.$A2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DD</text:p>
          </table:table-cell>
          <table:table-cell table:formula="of:=IF(ISNA(VLOOKUP([.$A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LL</text:p>
          </table:table-cell>
          <table:table-cell table:formula="of:=IF(ISNA(VLOOKUP([.$A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LTER</text:p>
          </table:table-cell>
          <table:table-cell table:formula="of:=IF(ISNA(VLOOKUP([.$A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NALYZE</text:p>
          </table:table-cell>
          <table:table-cell table:formula="of:=IF(ISNA(VLOOKUP([.$A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ND</text:p>
          </table:table-cell>
          <table:table-cell table:formula="of:=IF(ISNA(VLOOKUP([.$A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S</text:p>
          </table:table-cell>
          <table:table-cell table:formula="of:=IF(ISNA(VLOOKUP([.$A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SC</text:p>
          </table:table-cell>
          <table:table-cell table:formula="of:=IF(ISNA(VLOOKUP([.$A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SENSITIVE</text:p>
          </table:table-cell>
          <table:table-cell table:formula="of:=IF(ISNA(VLOOKUP([.$A1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BEFORE</text:p>
          </table:table-cell>
          <table:table-cell table:formula="of:=IF(ISNA(VLOOKUP([.$A1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BETWEEN</text:p>
          </table:table-cell>
          <table:table-cell table:formula="of:=IF(ISNA(VLOOKUP([.$A1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BIGINT</text:p>
          </table:table-cell>
          <table:table-cell table:formula="of:=IF(ISNA(VLOOKUP([.$A1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BINARY</text:p>
          </table:table-cell>
          <table:table-cell table:formula="of:=IF(ISNA(VLOOKUP([.$A1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BLOB</text:p>
          </table:table-cell>
          <table:table-cell table:formula="of:=IF(ISNA(VLOOKUP([.$A1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BOTH</text:p>
          </table:table-cell>
          <table:table-cell table:formula="of:=IF(ISNA(VLOOKUP([.$A1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BY</text:p>
          </table:table-cell>
          <table:table-cell table:formula="of:=IF(ISNA(VLOOKUP([.$A1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ALL</text:p>
          </table:table-cell>
          <table:table-cell table:formula="of:=IF(ISNA(VLOOKUP([.$A1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ASCADE</text:p>
          </table:table-cell>
          <table:table-cell table:formula="of:=IF(ISNA(VLOOKUP([.$A1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ASE</text:p>
          </table:table-cell>
          <table:table-cell table:formula="of:=IF(ISNA(VLOOKUP([.$A2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HANGE</text:p>
          </table:table-cell>
          <table:table-cell table:formula="of:=IF(ISNA(VLOOKUP([.$A2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HAR</text:p>
          </table:table-cell>
          <table:table-cell table:formula="of:=IF(ISNA(VLOOKUP([.$A2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HARACTER</text:p>
          </table:table-cell>
          <table:table-cell table:formula="of:=IF(ISNA(VLOOKUP([.$A2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HECK</text:p>
          </table:table-cell>
          <table:table-cell table:formula="of:=IF(ISNA(VLOOKUP([.$A2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OLLATE</text:p>
          </table:table-cell>
          <table:table-cell table:formula="of:=IF(ISNA(VLOOKUP([.$A2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OLUMN</text:p>
          </table:table-cell>
          <table:table-cell table:formula="of:=IF(ISNA(VLOOKUP([.$A2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ONDITION</text:p>
          </table:table-cell>
          <table:table-cell table:formula="of:=IF(ISNA(VLOOKUP([.$A2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ONSTRAINT</text:p>
          </table:table-cell>
          <table:table-cell table:formula="of:=IF(ISNA(VLOOKUP([.$A2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ONTINUE</text:p>
          </table:table-cell>
          <table:table-cell table:formula="of:=IF(ISNA(VLOOKUP([.$A2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ONVERT</text:p>
          </table:table-cell>
          <table:table-cell table:formula="of:=IF(ISNA(VLOOKUP([.$A3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REATE</text:p>
          </table:table-cell>
          <table:table-cell table:formula="of:=IF(ISNA(VLOOKUP([.$A3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ROSS</text:p>
          </table:table-cell>
          <table:table-cell table:formula="of:=IF(ISNA(VLOOKUP([.$A3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URRENT_DATE</text:p>
          </table:table-cell>
          <table:table-cell table:formula="of:=IF(ISNA(VLOOKUP([.$A3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URRENT_TIME</text:p>
          </table:table-cell>
          <table:table-cell table:formula="of:=IF(ISNA(VLOOKUP([.$A3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URRENT_TIMESTAMP</text:p>
          </table:table-cell>
          <table:table-cell table:formula="of:=IF(ISNA(VLOOKUP([.$A3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URRENT_USER</text:p>
          </table:table-cell>
          <table:table-cell table:formula="of:=IF(ISNA(VLOOKUP([.$A3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URSOR</text:p>
          </table:table-cell>
          <table:table-cell table:formula="of:=IF(ISNA(VLOOKUP([.$A3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ATABASE</text:p>
          </table:table-cell>
          <table:table-cell table:formula="of:=IF(ISNA(VLOOKUP([.$A3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ATABASES</text:p>
          </table:table-cell>
          <table:table-cell table:formula="of:=IF(ISNA(VLOOKUP([.$A3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AY_HOUR</text:p>
          </table:table-cell>
          <table:table-cell table:formula="of:=IF(ISNA(VLOOKUP([.$A4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AY_MICROSECOND</text:p>
          </table:table-cell>
          <table:table-cell table:formula="of:=IF(ISNA(VLOOKUP([.$A4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AY_MINUTE</text:p>
          </table:table-cell>
          <table:table-cell table:formula="of:=IF(ISNA(VLOOKUP([.$A4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AY_SECOND</text:p>
          </table:table-cell>
          <table:table-cell table:formula="of:=IF(ISNA(VLOOKUP([.$A4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EC</text:p>
          </table:table-cell>
          <table:table-cell table:formula="of:=IF(ISNA(VLOOKUP([.$A4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ECIMAL</text:p>
          </table:table-cell>
          <table:table-cell table:formula="of:=IF(ISNA(VLOOKUP([.$A4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ECLARE</text:p>
          </table:table-cell>
          <table:table-cell table:formula="of:=IF(ISNA(VLOOKUP([.$A4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EFAULT</text:p>
          </table:table-cell>
          <table:table-cell table:formula="of:=IF(ISNA(VLOOKUP([.$A4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ELAYED</text:p>
          </table:table-cell>
          <table:table-cell table:formula="of:=IF(ISNA(VLOOKUP([.$A4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ELETE</text:p>
          </table:table-cell>
          <table:table-cell table:formula="of:=IF(ISNA(VLOOKUP([.$A4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ESC</text:p>
          </table:table-cell>
          <table:table-cell table:formula="of:=IF(ISNA(VLOOKUP([.$A5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ESCRIBE</text:p>
          </table:table-cell>
          <table:table-cell table:formula="of:=IF(ISNA(VLOOKUP([.$A5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ETERMINISTIC</text:p>
          </table:table-cell>
          <table:table-cell table:formula="of:=IF(ISNA(VLOOKUP([.$A5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ISTINCT</text:p>
          </table:table-cell>
          <table:table-cell table:formula="of:=IF(ISNA(VLOOKUP([.$A5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ISTINCTROW</text:p>
          </table:table-cell>
          <table:table-cell table:formula="of:=IF(ISNA(VLOOKUP([.$A5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IV</text:p>
          </table:table-cell>
          <table:table-cell table:formula="of:=IF(ISNA(VLOOKUP([.$A5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OUBLE</text:p>
          </table:table-cell>
          <table:table-cell table:formula="of:=IF(ISNA(VLOOKUP([.$A5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ROP</text:p>
          </table:table-cell>
          <table:table-cell table:formula="of:=IF(ISNA(VLOOKUP([.$A5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UAL</text:p>
          </table:table-cell>
          <table:table-cell table:formula="of:=IF(ISNA(VLOOKUP([.$A5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ACH</text:p>
          </table:table-cell>
          <table:table-cell table:formula="of:=IF(ISNA(VLOOKUP([.$A5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LSE</text:p>
          </table:table-cell>
          <table:table-cell table:formula="of:=IF(ISNA(VLOOKUP([.$A6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LSEIF</text:p>
          </table:table-cell>
          <table:table-cell table:formula="of:=IF(ISNA(VLOOKUP([.$A6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NCLOSED</text:p>
          </table:table-cell>
          <table:table-cell table:formula="of:=IF(ISNA(VLOOKUP([.$A6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SCAPED</text:p>
          </table:table-cell>
          <table:table-cell table:formula="of:=IF(ISNA(VLOOKUP([.$A6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XISTS</text:p>
          </table:table-cell>
          <table:table-cell table:formula="of:=IF(ISNA(VLOOKUP([.$A6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XIT</text:p>
          </table:table-cell>
          <table:table-cell table:formula="of:=IF(ISNA(VLOOKUP([.$A6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XPLAIN</text:p>
          </table:table-cell>
          <table:table-cell table:formula="of:=IF(ISNA(VLOOKUP([.$A66];[Summary.$A$1:.$B$905];1;0));&quot;&quot;;&quot;Y&quot;)" office:value-type="string" office:string-value="Y">
            <text:p>Y</text:p>
          </table:table-cell>
        </table:table-row>
        <table:table-row table:style-name="ro3">
          <table:table-cell table:style-name="ce15" office:value-type="string">
            <text:p>FALSE</text:p>
          </table:table-cell>
          <table:table-cell table:formula="of:=IF(ISNA(VLOOKUP([.$A6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ETCH</text:p>
          </table:table-cell>
          <table:table-cell table:formula="of:=IF(ISNA(VLOOKUP([.$A6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LOAT</text:p>
          </table:table-cell>
          <table:table-cell table:formula="of:=IF(ISNA(VLOOKUP([.$A6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LOAT4</text:p>
          </table:table-cell>
          <table:table-cell table:formula="of:=IF(ISNA(VLOOKUP([.$A7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LOAT8</text:p>
          </table:table-cell>
          <table:table-cell table:formula="of:=IF(ISNA(VLOOKUP([.$A7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OR</text:p>
          </table:table-cell>
          <table:table-cell table:formula="of:=IF(ISNA(VLOOKUP([.$A7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ORCE</text:p>
          </table:table-cell>
          <table:table-cell table:formula="of:=IF(ISNA(VLOOKUP([.$A7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OREIGN</text:p>
          </table:table-cell>
          <table:table-cell table:formula="of:=IF(ISNA(VLOOKUP([.$A7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ROM</text:p>
          </table:table-cell>
          <table:table-cell table:formula="of:=IF(ISNA(VLOOKUP([.$A7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ULLTEXT</text:p>
          </table:table-cell>
          <table:table-cell table:formula="of:=IF(ISNA(VLOOKUP([.$A7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GET</text:p>
          </table:table-cell>
          <table:table-cell table:formula="of:=IF(ISNA(VLOOKUP([.$A7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GRANT</text:p>
          </table:table-cell>
          <table:table-cell table:formula="of:=IF(ISNA(VLOOKUP([.$A7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GROUP</text:p>
          </table:table-cell>
          <table:table-cell table:formula="of:=IF(ISNA(VLOOKUP([.$A7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HAVING</text:p>
          </table:table-cell>
          <table:table-cell table:formula="of:=IF(ISNA(VLOOKUP([.$A8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HIGH_PRIORITY</text:p>
          </table:table-cell>
          <table:table-cell table:formula="of:=IF(ISNA(VLOOKUP([.$A8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HOUR_MICROSECOND</text:p>
          </table:table-cell>
          <table:table-cell table:formula="of:=IF(ISNA(VLOOKUP([.$A8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HOUR_MINUTE</text:p>
          </table:table-cell>
          <table:table-cell table:formula="of:=IF(ISNA(VLOOKUP([.$A8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HOUR_SECOND</text:p>
          </table:table-cell>
          <table:table-cell table:formula="of:=IF(ISNA(VLOOKUP([.$A8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F</text:p>
          </table:table-cell>
          <table:table-cell table:formula="of:=IF(ISNA(VLOOKUP([.$A8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GNORE</text:p>
          </table:table-cell>
          <table:table-cell table:formula="of:=IF(ISNA(VLOOKUP([.$A8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</text:p>
          </table:table-cell>
          <table:table-cell table:formula="of:=IF(ISNA(VLOOKUP([.$A8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DEX</text:p>
          </table:table-cell>
          <table:table-cell table:formula="of:=IF(ISNA(VLOOKUP([.$A8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FILE</text:p>
          </table:table-cell>
          <table:table-cell table:formula="of:=IF(ISNA(VLOOKUP([.$A8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NER</text:p>
          </table:table-cell>
          <table:table-cell table:formula="of:=IF(ISNA(VLOOKUP([.$A9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OUT</text:p>
          </table:table-cell>
          <table:table-cell table:formula="of:=IF(ISNA(VLOOKUP([.$A9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SENSITIVE</text:p>
          </table:table-cell>
          <table:table-cell table:formula="of:=IF(ISNA(VLOOKUP([.$A9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SERT</text:p>
          </table:table-cell>
          <table:table-cell table:formula="of:=IF(ISNA(VLOOKUP([.$A9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T</text:p>
          </table:table-cell>
          <table:table-cell table:formula="of:=IF(ISNA(VLOOKUP([.$A9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T1</text:p>
          </table:table-cell>
          <table:table-cell table:formula="of:=IF(ISNA(VLOOKUP([.$A9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T2</text:p>
          </table:table-cell>
          <table:table-cell table:formula="of:=IF(ISNA(VLOOKUP([.$A9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T3</text:p>
          </table:table-cell>
          <table:table-cell table:formula="of:=IF(ISNA(VLOOKUP([.$A9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T4</text:p>
          </table:table-cell>
          <table:table-cell table:formula="of:=IF(ISNA(VLOOKUP([.$A9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T8</text:p>
          </table:table-cell>
          <table:table-cell table:formula="of:=IF(ISNA(VLOOKUP([.$A9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TEGER</text:p>
          </table:table-cell>
          <table:table-cell table:formula="of:=IF(ISNA(VLOOKUP([.$A10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TERVAL</text:p>
          </table:table-cell>
          <table:table-cell table:formula="of:=IF(ISNA(VLOOKUP([.$A10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TO</text:p>
          </table:table-cell>
          <table:table-cell table:formula="of:=IF(ISNA(VLOOKUP([.$A10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O_AFTER_GTIDS</text:p>
          </table:table-cell>
          <table:table-cell table:formula="of:=IF(ISNA(VLOOKUP([.$A10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O_BEFORE_GTIDS</text:p>
          </table:table-cell>
          <table:table-cell table:formula="of:=IF(ISNA(VLOOKUP([.$A10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S</text:p>
          </table:table-cell>
          <table:table-cell table:formula="of:=IF(ISNA(VLOOKUP([.$A10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TERATE</text:p>
          </table:table-cell>
          <table:table-cell table:formula="of:=IF(ISNA(VLOOKUP([.$A10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JOIN</text:p>
          </table:table-cell>
          <table:table-cell table:formula="of:=IF(ISNA(VLOOKUP([.$A10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KEY</text:p>
          </table:table-cell>
          <table:table-cell table:formula="of:=IF(ISNA(VLOOKUP([.$A10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KEYS</text:p>
          </table:table-cell>
          <table:table-cell table:formula="of:=IF(ISNA(VLOOKUP([.$A10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KILL</text:p>
          </table:table-cell>
          <table:table-cell table:formula="of:=IF(ISNA(VLOOKUP([.$A11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EADING</text:p>
          </table:table-cell>
          <table:table-cell table:formula="of:=IF(ISNA(VLOOKUP([.$A11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EAVE</text:p>
          </table:table-cell>
          <table:table-cell table:formula="of:=IF(ISNA(VLOOKUP([.$A11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EFT</text:p>
          </table:table-cell>
          <table:table-cell table:formula="of:=IF(ISNA(VLOOKUP([.$A11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IKE</text:p>
          </table:table-cell>
          <table:table-cell table:formula="of:=IF(ISNA(VLOOKUP([.$A11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IMIT</text:p>
          </table:table-cell>
          <table:table-cell table:formula="of:=IF(ISNA(VLOOKUP([.$A11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INEAR</text:p>
          </table:table-cell>
          <table:table-cell table:formula="of:=IF(ISNA(VLOOKUP([.$A11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INES</text:p>
          </table:table-cell>
          <table:table-cell table:formula="of:=IF(ISNA(VLOOKUP([.$A11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OAD</text:p>
          </table:table-cell>
          <table:table-cell table:formula="of:=IF(ISNA(VLOOKUP([.$A11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OCALTIME</text:p>
          </table:table-cell>
          <table:table-cell table:formula="of:=IF(ISNA(VLOOKUP([.$A11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OCALTIMESTAMP</text:p>
          </table:table-cell>
          <table:table-cell table:formula="of:=IF(ISNA(VLOOKUP([.$A12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OCK</text:p>
          </table:table-cell>
          <table:table-cell table:formula="of:=IF(ISNA(VLOOKUP([.$A12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ONG</text:p>
          </table:table-cell>
          <table:table-cell table:formula="of:=IF(ISNA(VLOOKUP([.$A12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ONGBLOB</text:p>
          </table:table-cell>
          <table:table-cell table:formula="of:=IF(ISNA(VLOOKUP([.$A12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ONGTEXT</text:p>
          </table:table-cell>
          <table:table-cell table:formula="of:=IF(ISNA(VLOOKUP([.$A12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OOP</text:p>
          </table:table-cell>
          <table:table-cell table:formula="of:=IF(ISNA(VLOOKUP([.$A12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OW_PRIORITY</text:p>
          </table:table-cell>
          <table:table-cell table:formula="of:=IF(ISNA(VLOOKUP([.$A12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MASTER_BIND</text:p>
          </table:table-cell>
          <table:table-cell table:formula="of:=IF(ISNA(VLOOKUP([.$A12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MASTER_SSL_VERIFY_SERVER_CERT</text:p>
          </table:table-cell>
          <table:table-cell table:formula="of:=IF(ISNA(VLOOKUP([.$A12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MATCH</text:p>
          </table:table-cell>
          <table:table-cell table:formula="of:=IF(ISNA(VLOOKUP([.$A12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MAXVALUE</text:p>
          </table:table-cell>
          <table:table-cell table:formula="of:=IF(ISNA(VLOOKUP([.$A13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MEDIUMBLOB</text:p>
          </table:table-cell>
          <table:table-cell table:formula="of:=IF(ISNA(VLOOKUP([.$A13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MEDIUMINT</text:p>
          </table:table-cell>
          <table:table-cell table:formula="of:=IF(ISNA(VLOOKUP([.$A13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MEDIUMTEXT</text:p>
          </table:table-cell>
          <table:table-cell table:formula="of:=IF(ISNA(VLOOKUP([.$A13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MIDDLEINT</text:p>
          </table:table-cell>
          <table:table-cell table:formula="of:=IF(ISNA(VLOOKUP([.$A13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MINUTE_MICROSECOND</text:p>
          </table:table-cell>
          <table:table-cell table:formula="of:=IF(ISNA(VLOOKUP([.$A13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MINUTE_SECOND</text:p>
          </table:table-cell>
          <table:table-cell table:formula="of:=IF(ISNA(VLOOKUP([.$A13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MOD</text:p>
          </table:table-cell>
          <table:table-cell table:formula="of:=IF(ISNA(VLOOKUP([.$A13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MODIFIES</text:p>
          </table:table-cell>
          <table:table-cell table:formula="of:=IF(ISNA(VLOOKUP([.$A13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NATURAL</text:p>
          </table:table-cell>
          <table:table-cell table:formula="of:=IF(ISNA(VLOOKUP([.$A13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NO_WRITE_TO_BINLOG</text:p>
          </table:table-cell>
          <table:table-cell table:formula="of:=IF(ISNA(VLOOKUP([.$A14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NONBLOCKING</text:p>
          </table:table-cell>
          <table:table-cell table:formula="of:=IF(ISNA(VLOOKUP([.$A14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NOT</text:p>
          </table:table-cell>
          <table:table-cell table:formula="of:=IF(ISNA(VLOOKUP([.$A14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NULL</text:p>
          </table:table-cell>
          <table:table-cell table:formula="of:=IF(ISNA(VLOOKUP([.$A14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NUMERIC</text:p>
          </table:table-cell>
          <table:table-cell table:formula="of:=IF(ISNA(VLOOKUP([.$A14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N</text:p>
          </table:table-cell>
          <table:table-cell table:formula="of:=IF(ISNA(VLOOKUP([.$A14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PTIMIZE</text:p>
          </table:table-cell>
          <table:table-cell table:formula="of:=IF(ISNA(VLOOKUP([.$A14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PTION</text:p>
          </table:table-cell>
          <table:table-cell table:formula="of:=IF(ISNA(VLOOKUP([.$A14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PTIONALLY</text:p>
          </table:table-cell>
          <table:table-cell table:formula="of:=IF(ISNA(VLOOKUP([.$A14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R</text:p>
          </table:table-cell>
          <table:table-cell table:formula="of:=IF(ISNA(VLOOKUP([.$A14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RDER</text:p>
          </table:table-cell>
          <table:table-cell table:formula="of:=IF(ISNA(VLOOKUP([.$A15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UT</text:p>
          </table:table-cell>
          <table:table-cell table:formula="of:=IF(ISNA(VLOOKUP([.$A15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UTER</text:p>
          </table:table-cell>
          <table:table-cell table:formula="of:=IF(ISNA(VLOOKUP([.$A15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UTFILE</text:p>
          </table:table-cell>
          <table:table-cell table:formula="of:=IF(ISNA(VLOOKUP([.$A15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PARTITION</text:p>
          </table:table-cell>
          <table:table-cell table:formula="of:=IF(ISNA(VLOOKUP([.$A15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PRECISION</text:p>
          </table:table-cell>
          <table:table-cell table:formula="of:=IF(ISNA(VLOOKUP([.$A15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PRIMARY</text:p>
          </table:table-cell>
          <table:table-cell table:formula="of:=IF(ISNA(VLOOKUP([.$A15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PROCEDURE</text:p>
          </table:table-cell>
          <table:table-cell table:formula="of:=IF(ISNA(VLOOKUP([.$A15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PURGE</text:p>
          </table:table-cell>
          <table:table-cell table:formula="of:=IF(ISNA(VLOOKUP([.$A15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ANGE</text:p>
          </table:table-cell>
          <table:table-cell table:formula="of:=IF(ISNA(VLOOKUP([.$A15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AD</text:p>
          </table:table-cell>
          <table:table-cell table:formula="of:=IF(ISNA(VLOOKUP([.$A16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AD_WRITE</text:p>
          </table:table-cell>
          <table:table-cell table:formula="of:=IF(ISNA(VLOOKUP([.$A16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ADS</text:p>
          </table:table-cell>
          <table:table-cell table:formula="of:=IF(ISNA(VLOOKUP([.$A16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AL</text:p>
          </table:table-cell>
          <table:table-cell table:formula="of:=IF(ISNA(VLOOKUP([.$A16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FERENCES</text:p>
          </table:table-cell>
          <table:table-cell table:formula="of:=IF(ISNA(VLOOKUP([.$A16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GEXP</text:p>
          </table:table-cell>
          <table:table-cell table:formula="of:=IF(ISNA(VLOOKUP([.$A16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LEASE</text:p>
          </table:table-cell>
          <table:table-cell table:formula="of:=IF(ISNA(VLOOKUP([.$A16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NAME</text:p>
          </table:table-cell>
          <table:table-cell table:formula="of:=IF(ISNA(VLOOKUP([.$A16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PEAT</text:p>
          </table:table-cell>
          <table:table-cell table:formula="of:=IF(ISNA(VLOOKUP([.$A16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PLACE</text:p>
          </table:table-cell>
          <table:table-cell table:formula="of:=IF(ISNA(VLOOKUP([.$A16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QUIRE</text:p>
          </table:table-cell>
          <table:table-cell table:formula="of:=IF(ISNA(VLOOKUP([.$A17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SIGNAL</text:p>
          </table:table-cell>
          <table:table-cell table:formula="of:=IF(ISNA(VLOOKUP([.$A17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STRICT</text:p>
          </table:table-cell>
          <table:table-cell table:formula="of:=IF(ISNA(VLOOKUP([.$A17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TURN</text:p>
          </table:table-cell>
          <table:table-cell table:formula="of:=IF(ISNA(VLOOKUP([.$A17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VOKE</text:p>
          </table:table-cell>
          <table:table-cell table:formula="of:=IF(ISNA(VLOOKUP([.$A17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IGHT</text:p>
          </table:table-cell>
          <table:table-cell table:formula="of:=IF(ISNA(VLOOKUP([.$A17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LIKE</text:p>
          </table:table-cell>
          <table:table-cell table:formula="of:=IF(ISNA(VLOOKUP([.$A17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CHEMA</text:p>
          </table:table-cell>
          <table:table-cell table:formula="of:=IF(ISNA(VLOOKUP([.$A17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CHEMAS</text:p>
          </table:table-cell>
          <table:table-cell table:formula="of:=IF(ISNA(VLOOKUP([.$A17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ECOND_MICROSECOND</text:p>
          </table:table-cell>
          <table:table-cell table:formula="of:=IF(ISNA(VLOOKUP([.$A17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ELECT</text:p>
          </table:table-cell>
          <table:table-cell table:formula="of:=IF(ISNA(VLOOKUP([.$A18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ENSITIVE</text:p>
          </table:table-cell>
          <table:table-cell table:formula="of:=IF(ISNA(VLOOKUP([.$A18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EPARATOR</text:p>
          </table:table-cell>
          <table:table-cell table:formula="of:=IF(ISNA(VLOOKUP([.$A18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ET</text:p>
          </table:table-cell>
          <table:table-cell table:formula="of:=IF(ISNA(VLOOKUP([.$A18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HOW</text:p>
          </table:table-cell>
          <table:table-cell table:formula="of:=IF(ISNA(VLOOKUP([.$A18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IGNAL</text:p>
          </table:table-cell>
          <table:table-cell table:formula="of:=IF(ISNA(VLOOKUP([.$A18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MALLINT</text:p>
          </table:table-cell>
          <table:table-cell table:formula="of:=IF(ISNA(VLOOKUP([.$A18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PATIAL</text:p>
          </table:table-cell>
          <table:table-cell table:formula="of:=IF(ISNA(VLOOKUP([.$A18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PECIFIC</text:p>
          </table:table-cell>
          <table:table-cell table:formula="of:=IF(ISNA(VLOOKUP([.$A18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QL</text:p>
          </table:table-cell>
          <table:table-cell table:formula="of:=IF(ISNA(VLOOKUP([.$A18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QL_BIG_RESULT</text:p>
          </table:table-cell>
          <table:table-cell table:formula="of:=IF(ISNA(VLOOKUP([.$A19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QL_CALC_FOUND_ROWS</text:p>
          </table:table-cell>
          <table:table-cell table:formula="of:=IF(ISNA(VLOOKUP([.$A19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QL_SMALL_RESULT</text:p>
          </table:table-cell>
          <table:table-cell table:formula="of:=IF(ISNA(VLOOKUP([.$A19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QLEXCEPTION</text:p>
          </table:table-cell>
          <table:table-cell table:formula="of:=IF(ISNA(VLOOKUP([.$A19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QLSTATE</text:p>
          </table:table-cell>
          <table:table-cell table:formula="of:=IF(ISNA(VLOOKUP([.$A19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QLWARNING</text:p>
          </table:table-cell>
          <table:table-cell table:formula="of:=IF(ISNA(VLOOKUP([.$A19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SL</text:p>
          </table:table-cell>
          <table:table-cell table:formula="of:=IF(ISNA(VLOOKUP([.$A19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TARTING</text:p>
          </table:table-cell>
          <table:table-cell table:formula="of:=IF(ISNA(VLOOKUP([.$A19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TRAIGHT_JOIN</text:p>
          </table:table-cell>
          <table:table-cell table:formula="of:=IF(ISNA(VLOOKUP([.$A19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ABLE</text:p>
          </table:table-cell>
          <table:table-cell table:formula="of:=IF(ISNA(VLOOKUP([.$A19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ERMINATED</text:p>
          </table:table-cell>
          <table:table-cell table:formula="of:=IF(ISNA(VLOOKUP([.$A20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HEN</text:p>
          </table:table-cell>
          <table:table-cell table:formula="of:=IF(ISNA(VLOOKUP([.$A20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INYBLOB</text:p>
          </table:table-cell>
          <table:table-cell table:formula="of:=IF(ISNA(VLOOKUP([.$A20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INYINT</text:p>
          </table:table-cell>
          <table:table-cell table:formula="of:=IF(ISNA(VLOOKUP([.$A20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INYTEXT</text:p>
          </table:table-cell>
          <table:table-cell table:formula="of:=IF(ISNA(VLOOKUP([.$A20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O</text:p>
          </table:table-cell>
          <table:table-cell table:formula="of:=IF(ISNA(VLOOKUP([.$A20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RAILING</text:p>
          </table:table-cell>
          <table:table-cell table:formula="of:=IF(ISNA(VLOOKUP([.$A20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RIGGER</text:p>
          </table:table-cell>
          <table:table-cell table:formula="of:=IF(ISNA(VLOOKUP([.$A207];[Summary.$A$1:.$B$905];1;0));&quot;&quot;;&quot;Y&quot;)" office:value-type="string" office:string-value="Y">
            <text:p>Y</text:p>
          </table:table-cell>
        </table:table-row>
        <table:table-row table:style-name="ro3">
          <table:table-cell table:style-name="ce15" office:value-type="string">
            <text:p>TRUE</text:p>
          </table:table-cell>
          <table:table-cell table:formula="of:=IF(ISNA(VLOOKUP([.$A20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NDO</text:p>
          </table:table-cell>
          <table:table-cell table:formula="of:=IF(ISNA(VLOOKUP([.$A20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NION</text:p>
          </table:table-cell>
          <table:table-cell table:formula="of:=IF(ISNA(VLOOKUP([.$A21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NIQUE</text:p>
          </table:table-cell>
          <table:table-cell table:formula="of:=IF(ISNA(VLOOKUP([.$A21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NLOCK</text:p>
          </table:table-cell>
          <table:table-cell table:formula="of:=IF(ISNA(VLOOKUP([.$A21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NSIGNED</text:p>
          </table:table-cell>
          <table:table-cell table:formula="of:=IF(ISNA(VLOOKUP([.$A21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PDATE</text:p>
          </table:table-cell>
          <table:table-cell table:formula="of:=IF(ISNA(VLOOKUP([.$A21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SAGE</text:p>
          </table:table-cell>
          <table:table-cell table:formula="of:=IF(ISNA(VLOOKUP([.$A21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SE</text:p>
          </table:table-cell>
          <table:table-cell table:formula="of:=IF(ISNA(VLOOKUP([.$A21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SING</text:p>
          </table:table-cell>
          <table:table-cell table:formula="of:=IF(ISNA(VLOOKUP([.$A21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TC_DATE</text:p>
          </table:table-cell>
          <table:table-cell table:formula="of:=IF(ISNA(VLOOKUP([.$A21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TC_TIME</text:p>
          </table:table-cell>
          <table:table-cell table:formula="of:=IF(ISNA(VLOOKUP([.$A21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TC_TIMESTAMP</text:p>
          </table:table-cell>
          <table:table-cell table:formula="of:=IF(ISNA(VLOOKUP([.$A22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VALUES</text:p>
          </table:table-cell>
          <table:table-cell table:formula="of:=IF(ISNA(VLOOKUP([.$A22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VARBINARY</text:p>
          </table:table-cell>
          <table:table-cell table:formula="of:=IF(ISNA(VLOOKUP([.$A22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VARCHAR</text:p>
          </table:table-cell>
          <table:table-cell table:formula="of:=IF(ISNA(VLOOKUP([.$A223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VARCHARACTER</text:p>
          </table:table-cell>
          <table:table-cell table:formula="of:=IF(ISNA(VLOOKUP([.$A224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VARYING</text:p>
          </table:table-cell>
          <table:table-cell table:formula="of:=IF(ISNA(VLOOKUP([.$A225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WHEN</text:p>
          </table:table-cell>
          <table:table-cell table:formula="of:=IF(ISNA(VLOOKUP([.$A226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WHERE</text:p>
          </table:table-cell>
          <table:table-cell table:formula="of:=IF(ISNA(VLOOKUP([.$A227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WHILE</text:p>
          </table:table-cell>
          <table:table-cell table:formula="of:=IF(ISNA(VLOOKUP([.$A228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WITH</text:p>
          </table:table-cell>
          <table:table-cell table:formula="of:=IF(ISNA(VLOOKUP([.$A229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WRITE</text:p>
          </table:table-cell>
          <table:table-cell table:formula="of:=IF(ISNA(VLOOKUP([.$A230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XOR</text:p>
          </table:table-cell>
          <table:table-cell table:formula="of:=IF(ISNA(VLOOKUP([.$A231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YEAR_MONTH</text:p>
          </table:table-cell>
          <table:table-cell table:formula="of:=IF(ISNA(VLOOKUP([.$A232];[Summary.$A$1:.$B$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ZEROFILL</text:p>
          </table:table-cell>
          <table:table-cell table:formula="of:=IF(ISNA(VLOOKUP([.$A233];[Summary.$A$1:.$B$905];1;0));&quot;&quot;;&quot;Y&quot;)" office:value-type="string" office:string-value="Y">
            <text:p>Y</text:p>
          </table:table-cell>
        </table:table-row>
      </table:table>
      <table:table table:name="Transact-SQL 2012" table:style-name="ta1">
        <table:table-column table:style-name="co7" table:default-cell-style-name="Default"/>
        <table:table-column table:style-name="co3" table:default-cell-style-name="Default"/>
        <table:table-row table:style-name="ro3">
          <table:table-cell table:style-name="ce12" office:value-type="string">
            <text:p>Keyword</text:p>
          </table:table-cell>
          <table:table-cell table:style-name="ce12" office:value-type="string">
            <text:p>In summary?</text:p>
          </table:table-cell>
        </table:table-row>
        <table:table-row table:style-name="ro3">
          <table:table-cell office:value-type="string">
            <text:p>ADD</text:p>
          </table:table-cell>
          <table:table-cell table:formula="of:=IF(ISNA(VLOOKUP([.$A2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LL</text:p>
          </table:table-cell>
          <table:table-cell table:formula="of:=IF(ISNA(VLOOKUP([.$A3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LTER</text:p>
          </table:table-cell>
          <table:table-cell table:formula="of:=IF(ISNA(VLOOKUP([.$A4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ND</text:p>
          </table:table-cell>
          <table:table-cell table:formula="of:=IF(ISNA(VLOOKUP([.$A5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NY</text:p>
          </table:table-cell>
          <table:table-cell table:formula="of:=IF(ISNA(VLOOKUP([.$A6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S</text:p>
          </table:table-cell>
          <table:table-cell table:formula="of:=IF(ISNA(VLOOKUP([.$A7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SC</text:p>
          </table:table-cell>
          <table:table-cell table:formula="of:=IF(ISNA(VLOOKUP([.$A8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AUTHORIZATION</text:p>
          </table:table-cell>
          <table:table-cell table:formula="of:=IF(ISNA(VLOOKUP([.$A9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BACKUP</text:p>
          </table:table-cell>
          <table:table-cell table:formula="of:=IF(ISNA(VLOOKUP([.$A10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BEGIN</text:p>
          </table:table-cell>
          <table:table-cell table:formula="of:=IF(ISNA(VLOOKUP([.$A11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BETWEEN</text:p>
          </table:table-cell>
          <table:table-cell table:formula="of:=IF(ISNA(VLOOKUP([.$A12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BREAK</text:p>
          </table:table-cell>
          <table:table-cell table:formula="of:=IF(ISNA(VLOOKUP([.$A13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BROWSE</text:p>
          </table:table-cell>
          <table:table-cell table:formula="of:=IF(ISNA(VLOOKUP([.$A14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BULK</text:p>
          </table:table-cell>
          <table:table-cell table:formula="of:=IF(ISNA(VLOOKUP([.$A15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BY</text:p>
          </table:table-cell>
          <table:table-cell table:formula="of:=IF(ISNA(VLOOKUP([.$A16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ASCADE</text:p>
          </table:table-cell>
          <table:table-cell table:formula="of:=IF(ISNA(VLOOKUP([.$A17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ASE</text:p>
          </table:table-cell>
          <table:table-cell table:formula="of:=IF(ISNA(VLOOKUP([.$A18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HECK</text:p>
          </table:table-cell>
          <table:table-cell table:formula="of:=IF(ISNA(VLOOKUP([.$A19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HECKPOINT</text:p>
          </table:table-cell>
          <table:table-cell table:formula="of:=IF(ISNA(VLOOKUP([.$A20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LOSE</text:p>
          </table:table-cell>
          <table:table-cell table:formula="of:=IF(ISNA(VLOOKUP([.$A21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LUSTERED</text:p>
          </table:table-cell>
          <table:table-cell table:formula="of:=IF(ISNA(VLOOKUP([.$A22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OALESCE</text:p>
          </table:table-cell>
          <table:table-cell table:formula="of:=IF(ISNA(VLOOKUP([.$A23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OLLATE</text:p>
          </table:table-cell>
          <table:table-cell table:formula="of:=IF(ISNA(VLOOKUP([.$A24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OLUMN</text:p>
          </table:table-cell>
          <table:table-cell table:formula="of:=IF(ISNA(VLOOKUP([.$A25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OMMIT</text:p>
          </table:table-cell>
          <table:table-cell table:formula="of:=IF(ISNA(VLOOKUP([.$A26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OMPUTE</text:p>
          </table:table-cell>
          <table:table-cell table:formula="of:=IF(ISNA(VLOOKUP([.$A27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ONSTRAINT</text:p>
          </table:table-cell>
          <table:table-cell table:formula="of:=IF(ISNA(VLOOKUP([.$A28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ONTAINS</text:p>
          </table:table-cell>
          <table:table-cell table:formula="of:=IF(ISNA(VLOOKUP([.$A29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ONTAINSTABLE</text:p>
          </table:table-cell>
          <table:table-cell table:formula="of:=IF(ISNA(VLOOKUP([.$A30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ONTINUE</text:p>
          </table:table-cell>
          <table:table-cell table:formula="of:=IF(ISNA(VLOOKUP([.$A31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ONVERT</text:p>
          </table:table-cell>
          <table:table-cell table:formula="of:=IF(ISNA(VLOOKUP([.$A32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REATE</text:p>
          </table:table-cell>
          <table:table-cell table:formula="of:=IF(ISNA(VLOOKUP([.$A33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ROSS</text:p>
          </table:table-cell>
          <table:table-cell table:formula="of:=IF(ISNA(VLOOKUP([.$A34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URRENT</text:p>
          </table:table-cell>
          <table:table-cell table:formula="of:=IF(ISNA(VLOOKUP([.$A35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URRENT_DATE</text:p>
          </table:table-cell>
          <table:table-cell table:formula="of:=IF(ISNA(VLOOKUP([.$A36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URRENT_TIME</text:p>
          </table:table-cell>
          <table:table-cell table:formula="of:=IF(ISNA(VLOOKUP([.$A37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URRENT_TIMESTAMP</text:p>
          </table:table-cell>
          <table:table-cell table:formula="of:=IF(ISNA(VLOOKUP([.$A38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URRENT_USER</text:p>
          </table:table-cell>
          <table:table-cell table:formula="of:=IF(ISNA(VLOOKUP([.$A39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CURSOR</text:p>
          </table:table-cell>
          <table:table-cell table:formula="of:=IF(ISNA(VLOOKUP([.$A40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ATABASE</text:p>
          </table:table-cell>
          <table:table-cell table:formula="of:=IF(ISNA(VLOOKUP([.$A41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BCC</text:p>
          </table:table-cell>
          <table:table-cell table:formula="of:=IF(ISNA(VLOOKUP([.$A42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EALLOCATE</text:p>
          </table:table-cell>
          <table:table-cell table:formula="of:=IF(ISNA(VLOOKUP([.$A43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ECLARE</text:p>
          </table:table-cell>
          <table:table-cell table:formula="of:=IF(ISNA(VLOOKUP([.$A44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EFAULT</text:p>
          </table:table-cell>
          <table:table-cell table:formula="of:=IF(ISNA(VLOOKUP([.$A45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ELETE</text:p>
          </table:table-cell>
          <table:table-cell table:formula="of:=IF(ISNA(VLOOKUP([.$A46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ENY</text:p>
          </table:table-cell>
          <table:table-cell table:formula="of:=IF(ISNA(VLOOKUP([.$A47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ESC</text:p>
          </table:table-cell>
          <table:table-cell table:formula="of:=IF(ISNA(VLOOKUP([.$A48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ISK</text:p>
          </table:table-cell>
          <table:table-cell table:formula="of:=IF(ISNA(VLOOKUP([.$A49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ISTINCT</text:p>
          </table:table-cell>
          <table:table-cell table:formula="of:=IF(ISNA(VLOOKUP([.$A50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ISTRIBUTED</text:p>
          </table:table-cell>
          <table:table-cell table:formula="of:=IF(ISNA(VLOOKUP([.$A51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OUBLE</text:p>
          </table:table-cell>
          <table:table-cell table:formula="of:=IF(ISNA(VLOOKUP([.$A52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ROP</text:p>
          </table:table-cell>
          <table:table-cell table:formula="of:=IF(ISNA(VLOOKUP([.$A53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DUMP</text:p>
          </table:table-cell>
          <table:table-cell table:formula="of:=IF(ISNA(VLOOKUP([.$A54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LSE</text:p>
          </table:table-cell>
          <table:table-cell table:formula="of:=IF(ISNA(VLOOKUP([.$A55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ND</text:p>
          </table:table-cell>
          <table:table-cell table:formula="of:=IF(ISNA(VLOOKUP([.$A56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RRLVL</text:p>
          </table:table-cell>
          <table:table-cell table:formula="of:=IF(ISNA(VLOOKUP([.$A57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SCAPE</text:p>
          </table:table-cell>
          <table:table-cell table:formula="of:=IF(ISNA(VLOOKUP([.$A58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XCEPT</text:p>
          </table:table-cell>
          <table:table-cell table:formula="of:=IF(ISNA(VLOOKUP([.$A59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XEC</text:p>
          </table:table-cell>
          <table:table-cell table:formula="of:=IF(ISNA(VLOOKUP([.$A60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XECUTE</text:p>
          </table:table-cell>
          <table:table-cell table:formula="of:=IF(ISNA(VLOOKUP([.$A61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XISTS</text:p>
          </table:table-cell>
          <table:table-cell table:formula="of:=IF(ISNA(VLOOKUP([.$A62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XIT</text:p>
          </table:table-cell>
          <table:table-cell table:formula="of:=IF(ISNA(VLOOKUP([.$A63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EXTERNAL</text:p>
          </table:table-cell>
          <table:table-cell table:formula="of:=IF(ISNA(VLOOKUP([.$A64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ETCH</text:p>
          </table:table-cell>
          <table:table-cell table:formula="of:=IF(ISNA(VLOOKUP([.$A65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ILE</text:p>
          </table:table-cell>
          <table:table-cell table:formula="of:=IF(ISNA(VLOOKUP([.$A66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ILLFACTOR</text:p>
          </table:table-cell>
          <table:table-cell table:formula="of:=IF(ISNA(VLOOKUP([.$A67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OR</text:p>
          </table:table-cell>
          <table:table-cell table:formula="of:=IF(ISNA(VLOOKUP([.$A68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OREIGN</text:p>
          </table:table-cell>
          <table:table-cell table:formula="of:=IF(ISNA(VLOOKUP([.$A69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REETEXT</text:p>
          </table:table-cell>
          <table:table-cell table:formula="of:=IF(ISNA(VLOOKUP([.$A70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REETEXTTABLE</text:p>
          </table:table-cell>
          <table:table-cell table:formula="of:=IF(ISNA(VLOOKUP([.$A71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ROM</text:p>
          </table:table-cell>
          <table:table-cell table:formula="of:=IF(ISNA(VLOOKUP([.$A72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ULL</text:p>
          </table:table-cell>
          <table:table-cell table:formula="of:=IF(ISNA(VLOOKUP([.$A73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FUNCTION</text:p>
          </table:table-cell>
          <table:table-cell table:formula="of:=IF(ISNA(VLOOKUP([.$A74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GOTO</text:p>
          </table:table-cell>
          <table:table-cell table:formula="of:=IF(ISNA(VLOOKUP([.$A75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GRANT</text:p>
          </table:table-cell>
          <table:table-cell table:formula="of:=IF(ISNA(VLOOKUP([.$A76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GROUP</text:p>
          </table:table-cell>
          <table:table-cell table:formula="of:=IF(ISNA(VLOOKUP([.$A77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HAVING</text:p>
          </table:table-cell>
          <table:table-cell table:formula="of:=IF(ISNA(VLOOKUP([.$A78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HOLDLOCK</text:p>
          </table:table-cell>
          <table:table-cell table:formula="of:=IF(ISNA(VLOOKUP([.$A79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DENTITY</text:p>
          </table:table-cell>
          <table:table-cell table:formula="of:=IF(ISNA(VLOOKUP([.$A80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DENTITY_INSERT</text:p>
          </table:table-cell>
          <table:table-cell table:formula="of:=IF(ISNA(VLOOKUP([.$A81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DENTITYCOL</text:p>
          </table:table-cell>
          <table:table-cell table:formula="of:=IF(ISNA(VLOOKUP([.$A82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F</text:p>
          </table:table-cell>
          <table:table-cell table:formula="of:=IF(ISNA(VLOOKUP([.$A83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</text:p>
          </table:table-cell>
          <table:table-cell table:formula="of:=IF(ISNA(VLOOKUP([.$A84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DEX</text:p>
          </table:table-cell>
          <table:table-cell table:formula="of:=IF(ISNA(VLOOKUP([.$A85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NER</text:p>
          </table:table-cell>
          <table:table-cell table:formula="of:=IF(ISNA(VLOOKUP([.$A86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SERT</text:p>
          </table:table-cell>
          <table:table-cell table:formula="of:=IF(ISNA(VLOOKUP([.$A87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TERSECT</text:p>
          </table:table-cell>
          <table:table-cell table:formula="of:=IF(ISNA(VLOOKUP([.$A88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NTO</text:p>
          </table:table-cell>
          <table:table-cell table:formula="of:=IF(ISNA(VLOOKUP([.$A89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IS</text:p>
          </table:table-cell>
          <table:table-cell table:formula="of:=IF(ISNA(VLOOKUP([.$A90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JOIN</text:p>
          </table:table-cell>
          <table:table-cell table:formula="of:=IF(ISNA(VLOOKUP([.$A91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KEY</text:p>
          </table:table-cell>
          <table:table-cell table:formula="of:=IF(ISNA(VLOOKUP([.$A92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KILL</text:p>
          </table:table-cell>
          <table:table-cell table:formula="of:=IF(ISNA(VLOOKUP([.$A93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EFT</text:p>
          </table:table-cell>
          <table:table-cell table:formula="of:=IF(ISNA(VLOOKUP([.$A94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IKE</text:p>
          </table:table-cell>
          <table:table-cell table:formula="of:=IF(ISNA(VLOOKUP([.$A95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INENO</text:p>
          </table:table-cell>
          <table:table-cell table:formula="of:=IF(ISNA(VLOOKUP([.$A96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LOAD</text:p>
          </table:table-cell>
          <table:table-cell table:formula="of:=IF(ISNA(VLOOKUP([.$A97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MERGE</text:p>
          </table:table-cell>
          <table:table-cell table:formula="of:=IF(ISNA(VLOOKUP([.$A98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NATIONAL</text:p>
          </table:table-cell>
          <table:table-cell table:formula="of:=IF(ISNA(VLOOKUP([.$A99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NOCHECK</text:p>
          </table:table-cell>
          <table:table-cell table:formula="of:=IF(ISNA(VLOOKUP([.$A100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NONCLUSTERED</text:p>
          </table:table-cell>
          <table:table-cell table:formula="of:=IF(ISNA(VLOOKUP([.$A101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NOT</text:p>
          </table:table-cell>
          <table:table-cell table:formula="of:=IF(ISNA(VLOOKUP([.$A102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NULL</text:p>
          </table:table-cell>
          <table:table-cell table:formula="of:=IF(ISNA(VLOOKUP([.$A103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NULLIF</text:p>
          </table:table-cell>
          <table:table-cell table:formula="of:=IF(ISNA(VLOOKUP([.$A104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F</text:p>
          </table:table-cell>
          <table:table-cell table:formula="of:=IF(ISNA(VLOOKUP([.$A105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FF</text:p>
          </table:table-cell>
          <table:table-cell table:formula="of:=IF(ISNA(VLOOKUP([.$A106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FFSETS</text:p>
          </table:table-cell>
          <table:table-cell table:formula="of:=IF(ISNA(VLOOKUP([.$A107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N</text:p>
          </table:table-cell>
          <table:table-cell table:formula="of:=IF(ISNA(VLOOKUP([.$A108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PEN</text:p>
          </table:table-cell>
          <table:table-cell table:formula="of:=IF(ISNA(VLOOKUP([.$A109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PENDATASOURCE</text:p>
          </table:table-cell>
          <table:table-cell table:formula="of:=IF(ISNA(VLOOKUP([.$A110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PENQUERY</text:p>
          </table:table-cell>
          <table:table-cell table:formula="of:=IF(ISNA(VLOOKUP([.$A111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PENROWSET</text:p>
          </table:table-cell>
          <table:table-cell table:formula="of:=IF(ISNA(VLOOKUP([.$A112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PENXML</text:p>
          </table:table-cell>
          <table:table-cell table:formula="of:=IF(ISNA(VLOOKUP([.$A113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PTION</text:p>
          </table:table-cell>
          <table:table-cell table:formula="of:=IF(ISNA(VLOOKUP([.$A114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R</text:p>
          </table:table-cell>
          <table:table-cell table:formula="of:=IF(ISNA(VLOOKUP([.$A115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RDER</text:p>
          </table:table-cell>
          <table:table-cell table:formula="of:=IF(ISNA(VLOOKUP([.$A116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UTER</text:p>
          </table:table-cell>
          <table:table-cell table:formula="of:=IF(ISNA(VLOOKUP([.$A117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OVER</text:p>
          </table:table-cell>
          <table:table-cell table:formula="of:=IF(ISNA(VLOOKUP([.$A118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PERCENT</text:p>
          </table:table-cell>
          <table:table-cell table:formula="of:=IF(ISNA(VLOOKUP([.$A119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PIVOT</text:p>
          </table:table-cell>
          <table:table-cell table:formula="of:=IF(ISNA(VLOOKUP([.$A120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PLAN</text:p>
          </table:table-cell>
          <table:table-cell table:formula="of:=IF(ISNA(VLOOKUP([.$A121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PRECISION</text:p>
          </table:table-cell>
          <table:table-cell table:formula="of:=IF(ISNA(VLOOKUP([.$A122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PRIMARY</text:p>
          </table:table-cell>
          <table:table-cell table:formula="of:=IF(ISNA(VLOOKUP([.$A123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PRINT</text:p>
          </table:table-cell>
          <table:table-cell table:formula="of:=IF(ISNA(VLOOKUP([.$A124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PROC</text:p>
          </table:table-cell>
          <table:table-cell table:formula="of:=IF(ISNA(VLOOKUP([.$A125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PROCEDURE</text:p>
          </table:table-cell>
          <table:table-cell table:formula="of:=IF(ISNA(VLOOKUP([.$A126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PUBLIC</text:p>
          </table:table-cell>
          <table:table-cell table:formula="of:=IF(ISNA(VLOOKUP([.$A127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AISERROR</text:p>
          </table:table-cell>
          <table:table-cell table:formula="of:=IF(ISNA(VLOOKUP([.$A128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AD</text:p>
          </table:table-cell>
          <table:table-cell table:formula="of:=IF(ISNA(VLOOKUP([.$A129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ADTEXT</text:p>
          </table:table-cell>
          <table:table-cell table:formula="of:=IF(ISNA(VLOOKUP([.$A130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CONFIGURE</text:p>
          </table:table-cell>
          <table:table-cell table:formula="of:=IF(ISNA(VLOOKUP([.$A131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FERENCES</text:p>
          </table:table-cell>
          <table:table-cell table:formula="of:=IF(ISNA(VLOOKUP([.$A132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PLICATION</text:p>
          </table:table-cell>
          <table:table-cell table:formula="of:=IF(ISNA(VLOOKUP([.$A133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STORE</text:p>
          </table:table-cell>
          <table:table-cell table:formula="of:=IF(ISNA(VLOOKUP([.$A134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STRICT</text:p>
          </table:table-cell>
          <table:table-cell table:formula="of:=IF(ISNA(VLOOKUP([.$A135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TURN</text:p>
          </table:table-cell>
          <table:table-cell table:formula="of:=IF(ISNA(VLOOKUP([.$A136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VERT</text:p>
          </table:table-cell>
          <table:table-cell table:formula="of:=IF(ISNA(VLOOKUP([.$A137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EVOKE</text:p>
          </table:table-cell>
          <table:table-cell table:formula="of:=IF(ISNA(VLOOKUP([.$A138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IGHT</text:p>
          </table:table-cell>
          <table:table-cell table:formula="of:=IF(ISNA(VLOOKUP([.$A139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OLLBACK</text:p>
          </table:table-cell>
          <table:table-cell table:formula="of:=IF(ISNA(VLOOKUP([.$A140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OWCOUNT</text:p>
          </table:table-cell>
          <table:table-cell table:formula="of:=IF(ISNA(VLOOKUP([.$A141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OWGUIDCOL</text:p>
          </table:table-cell>
          <table:table-cell table:formula="of:=IF(ISNA(VLOOKUP([.$A142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RULE</text:p>
          </table:table-cell>
          <table:table-cell table:formula="of:=IF(ISNA(VLOOKUP([.$A143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AVE</text:p>
          </table:table-cell>
          <table:table-cell table:formula="of:=IF(ISNA(VLOOKUP([.$A144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CHEMA</text:p>
          </table:table-cell>
          <table:table-cell table:formula="of:=IF(ISNA(VLOOKUP([.$A145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ECURITYAUDIT</text:p>
          </table:table-cell>
          <table:table-cell table:formula="of:=IF(ISNA(VLOOKUP([.$A146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ELECT</text:p>
          </table:table-cell>
          <table:table-cell table:formula="of:=IF(ISNA(VLOOKUP([.$A147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EMANTICKEYPHRASETABLE</text:p>
          </table:table-cell>
          <table:table-cell table:formula="of:=IF(ISNA(VLOOKUP([.$A148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EMANTICSIMILARITYDETAILSTABLE</text:p>
          </table:table-cell>
          <table:table-cell table:formula="of:=IF(ISNA(VLOOKUP([.$A149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EMANTICSIMILARITYTABLE</text:p>
          </table:table-cell>
          <table:table-cell table:formula="of:=IF(ISNA(VLOOKUP([.$A150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ESSION_USER</text:p>
          </table:table-cell>
          <table:table-cell table:formula="of:=IF(ISNA(VLOOKUP([.$A151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ET</text:p>
          </table:table-cell>
          <table:table-cell table:formula="of:=IF(ISNA(VLOOKUP([.$A152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ETUSER</text:p>
          </table:table-cell>
          <table:table-cell table:formula="of:=IF(ISNA(VLOOKUP([.$A153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HUTDOWN</text:p>
          </table:table-cell>
          <table:table-cell table:formula="of:=IF(ISNA(VLOOKUP([.$A154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OME</text:p>
          </table:table-cell>
          <table:table-cell table:formula="of:=IF(ISNA(VLOOKUP([.$A155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TATISTICS</text:p>
          </table:table-cell>
          <table:table-cell table:formula="of:=IF(ISNA(VLOOKUP([.$A156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SYSTEM_USER</text:p>
          </table:table-cell>
          <table:table-cell table:formula="of:=IF(ISNA(VLOOKUP([.$A157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ABLE</text:p>
          </table:table-cell>
          <table:table-cell table:formula="of:=IF(ISNA(VLOOKUP([.$A158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ABLESAMPLE</text:p>
          </table:table-cell>
          <table:table-cell table:formula="of:=IF(ISNA(VLOOKUP([.$A159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EXTSIZE</text:p>
          </table:table-cell>
          <table:table-cell table:formula="of:=IF(ISNA(VLOOKUP([.$A160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HEN</text:p>
          </table:table-cell>
          <table:table-cell table:formula="of:=IF(ISNA(VLOOKUP([.$A161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O</text:p>
          </table:table-cell>
          <table:table-cell table:formula="of:=IF(ISNA(VLOOKUP([.$A162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OP</text:p>
          </table:table-cell>
          <table:table-cell table:formula="of:=IF(ISNA(VLOOKUP([.$A163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RAN</text:p>
          </table:table-cell>
          <table:table-cell table:formula="of:=IF(ISNA(VLOOKUP([.$A164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RANSACTION</text:p>
          </table:table-cell>
          <table:table-cell table:formula="of:=IF(ISNA(VLOOKUP([.$A165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RIGGER</text:p>
          </table:table-cell>
          <table:table-cell table:formula="of:=IF(ISNA(VLOOKUP([.$A166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RUNCATE</text:p>
          </table:table-cell>
          <table:table-cell table:formula="of:=IF(ISNA(VLOOKUP([.$A167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RY_CONVERT</text:p>
          </table:table-cell>
          <table:table-cell table:formula="of:=IF(ISNA(VLOOKUP([.$A168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TSEQUAL</text:p>
          </table:table-cell>
          <table:table-cell table:formula="of:=IF(ISNA(VLOOKUP([.$A169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NION</text:p>
          </table:table-cell>
          <table:table-cell table:formula="of:=IF(ISNA(VLOOKUP([.$A170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NIQUE</text:p>
          </table:table-cell>
          <table:table-cell table:formula="of:=IF(ISNA(VLOOKUP([.$A171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NPIVOT</text:p>
          </table:table-cell>
          <table:table-cell table:formula="of:=IF(ISNA(VLOOKUP([.$A172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PDATE</text:p>
          </table:table-cell>
          <table:table-cell table:formula="of:=IF(ISNA(VLOOKUP([.$A173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PDATETEXT</text:p>
          </table:table-cell>
          <table:table-cell table:formula="of:=IF(ISNA(VLOOKUP([.$A174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SE</text:p>
          </table:table-cell>
          <table:table-cell table:formula="of:=IF(ISNA(VLOOKUP([.$A175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USER</text:p>
          </table:table-cell>
          <table:table-cell table:formula="of:=IF(ISNA(VLOOKUP([.$A176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VALUES</text:p>
          </table:table-cell>
          <table:table-cell table:formula="of:=IF(ISNA(VLOOKUP([.$A177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VARYING</text:p>
          </table:table-cell>
          <table:table-cell table:formula="of:=IF(ISNA(VLOOKUP([.$A178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VIEW</text:p>
          </table:table-cell>
          <table:table-cell table:formula="of:=IF(ISNA(VLOOKUP([.$A179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WAITFOR</text:p>
          </table:table-cell>
          <table:table-cell table:formula="of:=IF(ISNA(VLOOKUP([.$A180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WHEN</text:p>
          </table:table-cell>
          <table:table-cell table:formula="of:=IF(ISNA(VLOOKUP([.$A181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WHERE</text:p>
          </table:table-cell>
          <table:table-cell table:formula="of:=IF(ISNA(VLOOKUP([.$A182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WHILE</text:p>
          </table:table-cell>
          <table:table-cell table:formula="of:=IF(ISNA(VLOOKUP([.$A183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WITH</text:p>
          </table:table-cell>
          <table:table-cell table:formula="of:=IF(ISNA(VLOOKUP([.$A184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WITHIN GROUP</text:p>
          </table:table-cell>
          <table:table-cell table:formula="of:=IF(ISNA(VLOOKUP([.$A185];[Summary.$A$1:.$A$1905];1;0));&quot;&quot;;&quot;Y&quot;)" office:value-type="string" office:string-value="Y">
            <text:p>Y</text:p>
          </table:table-cell>
        </table:table-row>
        <table:table-row table:style-name="ro3">
          <table:table-cell office:value-type="string">
            <text:p>WRITETEXT</text:p>
          </table:table-cell>
          <table:table-cell table:formula="of:=IF(ISNA(VLOOKUP([.$A186];[Summary.$A$1:.$A$1905];1;0));&quot;&quot;;&quot;Y&quot;)" office:value-type="string" office:string-value="Y">
            <text:p>Y</text:p>
          </table:table-cell>
        </table:table-row>
      </table:table>
      <table:table table:name="ODBC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22" table:default-cell-style-name="Default"/>
        <table:table-row table:style-name="ro3">
          <table:table-cell table:style-name="ce12" office:value-type="string">
            <text:p>Keyword</text:p>
          </table:table-cell>
          <table:table-cell table:style-name="ce12" office:value-type="string">
            <text:p>In summary?</text:p>
          </table:table-cell>
          <table:table-cell table:style-name="ce12" table:number-columns-repeated="1022"/>
        </table:table-row>
        <table:table-row table:style-name="ro3">
          <table:table-cell office:value-type="string">
            <text:p>ABSOLUTE</text:p>
          </table:table-cell>
          <table:table-cell table:formula="of:=IF(ISNA(VLOOKUP([.$A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EXEC</text:p>
          </table:table-cell>
          <table:table-cell table:formula="of:=IF(ISNA(VLOOKUP([.$A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OVERLAPS</text:p>
          </table:table-cell>
          <table:table-cell table:formula="of:=IF(ISNA(VLOOKUP([.$A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ACTION</text:p>
          </table:table-cell>
          <table:table-cell table:formula="of:=IF(ISNA(VLOOKUP([.$A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EXECUTE</text:p>
          </table:table-cell>
          <table:table-cell table:formula="of:=IF(ISNA(VLOOKUP([.$A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PAD</text:p>
          </table:table-cell>
          <table:table-cell table:formula="of:=IF(ISNA(VLOOKUP([.$A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ADA</text:p>
          </table:table-cell>
          <table:table-cell table:formula="of:=IF(ISNA(VLOOKUP([.$A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EXISTS</text:p>
          </table:table-cell>
          <table:table-cell table:formula="of:=IF(ISNA(VLOOKUP([.$A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PARTIAL</text:p>
          </table:table-cell>
          <table:table-cell table:formula="of:=IF(ISNA(VLOOKUP([.$A1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ADD</text:p>
          </table:table-cell>
          <table:table-cell table:formula="of:=IF(ISNA(VLOOKUP([.$A1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EXTERNAL</text:p>
          </table:table-cell>
          <table:table-cell table:formula="of:=IF(ISNA(VLOOKUP([.$A1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PASCAL</text:p>
          </table:table-cell>
          <table:table-cell table:formula="of:=IF(ISNA(VLOOKUP([.$A1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ALL</text:p>
          </table:table-cell>
          <table:table-cell table:formula="of:=IF(ISNA(VLOOKUP([.$A1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EXTRACT</text:p>
          </table:table-cell>
          <table:table-cell table:formula="of:=IF(ISNA(VLOOKUP([.$A1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POSITION</text:p>
          </table:table-cell>
          <table:table-cell table:formula="of:=IF(ISNA(VLOOKUP([.$A1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ALLOCATE</text:p>
          </table:table-cell>
          <table:table-cell table:formula="of:=IF(ISNA(VLOOKUP([.$A1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FALSE</text:p>
          </table:table-cell>
          <table:table-cell table:formula="of:=IF(ISNA(VLOOKUP([.$A1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PRECISION</text:p>
          </table:table-cell>
          <table:table-cell table:formula="of:=IF(ISNA(VLOOKUP([.$A1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ALTER</text:p>
          </table:table-cell>
          <table:table-cell table:formula="of:=IF(ISNA(VLOOKUP([.$A2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FETCH</text:p>
          </table:table-cell>
          <table:table-cell table:formula="of:=IF(ISNA(VLOOKUP([.$A2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PREPARE</text:p>
          </table:table-cell>
          <table:table-cell table:formula="of:=IF(ISNA(VLOOKUP([.$A2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AND</text:p>
          </table:table-cell>
          <table:table-cell table:formula="of:=IF(ISNA(VLOOKUP([.$A2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FIRST</text:p>
          </table:table-cell>
          <table:table-cell table:formula="of:=IF(ISNA(VLOOKUP([.$A2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PRESERVE</text:p>
          </table:table-cell>
          <table:table-cell table:formula="of:=IF(ISNA(VLOOKUP([.$A2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ANY</text:p>
          </table:table-cell>
          <table:table-cell table:formula="of:=IF(ISNA(VLOOKUP([.$A2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FLOAT</text:p>
          </table:table-cell>
          <table:table-cell table:formula="of:=IF(ISNA(VLOOKUP([.$A2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PRIMARY</text:p>
          </table:table-cell>
          <table:table-cell table:formula="of:=IF(ISNA(VLOOKUP([.$A2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ARE</text:p>
          </table:table-cell>
          <table:table-cell table:formula="of:=IF(ISNA(VLOOKUP([.$A2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FOR</text:p>
          </table:table-cell>
          <table:table-cell table:formula="of:=IF(ISNA(VLOOKUP([.$A3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PRIOR</text:p>
          </table:table-cell>
          <table:table-cell table:formula="of:=IF(ISNA(VLOOKUP([.$A3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AS</text:p>
          </table:table-cell>
          <table:table-cell table:formula="of:=IF(ISNA(VLOOKUP([.$A3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FOREIGN</text:p>
          </table:table-cell>
          <table:table-cell table:formula="of:=IF(ISNA(VLOOKUP([.$A3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PRIVILEGES</text:p>
          </table:table-cell>
          <table:table-cell table:formula="of:=IF(ISNA(VLOOKUP([.$A3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ASC</text:p>
          </table:table-cell>
          <table:table-cell table:formula="of:=IF(ISNA(VLOOKUP([.$A3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FORTRAN</text:p>
          </table:table-cell>
          <table:table-cell table:formula="of:=IF(ISNA(VLOOKUP([.$A3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PROCEDURE</text:p>
          </table:table-cell>
          <table:table-cell table:formula="of:=IF(ISNA(VLOOKUP([.$A3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ASSERTION</text:p>
          </table:table-cell>
          <table:table-cell table:formula="of:=IF(ISNA(VLOOKUP([.$A3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FOUND</text:p>
          </table:table-cell>
          <table:table-cell table:formula="of:=IF(ISNA(VLOOKUP([.$A3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PUBLIC</text:p>
          </table:table-cell>
          <table:table-cell table:formula="of:=IF(ISNA(VLOOKUP([.$A4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AT</text:p>
          </table:table-cell>
          <table:table-cell table:formula="of:=IF(ISNA(VLOOKUP([.$A4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FROM</text:p>
          </table:table-cell>
          <table:table-cell table:formula="of:=IF(ISNA(VLOOKUP([.$A4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READ</text:p>
          </table:table-cell>
          <table:table-cell table:formula="of:=IF(ISNA(VLOOKUP([.$A4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AUTHORIZATION</text:p>
          </table:table-cell>
          <table:table-cell table:formula="of:=IF(ISNA(VLOOKUP([.$A4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FULL</text:p>
          </table:table-cell>
          <table:table-cell table:formula="of:=IF(ISNA(VLOOKUP([.$A4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REAL</text:p>
          </table:table-cell>
          <table:table-cell table:formula="of:=IF(ISNA(VLOOKUP([.$A4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AVG</text:p>
          </table:table-cell>
          <table:table-cell table:formula="of:=IF(ISNA(VLOOKUP([.$A4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GET</text:p>
          </table:table-cell>
          <table:table-cell table:formula="of:=IF(ISNA(VLOOKUP([.$A4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REFERENCES</text:p>
          </table:table-cell>
          <table:table-cell table:formula="of:=IF(ISNA(VLOOKUP([.$A4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BEGIN</text:p>
          </table:table-cell>
          <table:table-cell table:formula="of:=IF(ISNA(VLOOKUP([.$A5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GLOBAL</text:p>
          </table:table-cell>
          <table:table-cell table:formula="of:=IF(ISNA(VLOOKUP([.$A5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RELATIVE</text:p>
          </table:table-cell>
          <table:table-cell table:formula="of:=IF(ISNA(VLOOKUP([.$A5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BETWEEN</text:p>
          </table:table-cell>
          <table:table-cell table:formula="of:=IF(ISNA(VLOOKUP([.$A5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GO</text:p>
          </table:table-cell>
          <table:table-cell table:formula="of:=IF(ISNA(VLOOKUP([.$A5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RESTRICT</text:p>
          </table:table-cell>
          <table:table-cell table:formula="of:=IF(ISNA(VLOOKUP([.$A5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BIT</text:p>
          </table:table-cell>
          <table:table-cell table:formula="of:=IF(ISNA(VLOOKUP([.$A5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GOTO</text:p>
          </table:table-cell>
          <table:table-cell table:formula="of:=IF(ISNA(VLOOKUP([.$A5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REVOKE</text:p>
          </table:table-cell>
          <table:table-cell table:formula="of:=IF(ISNA(VLOOKUP([.$A5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BIT_LENGTH</text:p>
          </table:table-cell>
          <table:table-cell table:formula="of:=IF(ISNA(VLOOKUP([.$A5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GRANT</text:p>
          </table:table-cell>
          <table:table-cell table:formula="of:=IF(ISNA(VLOOKUP([.$A6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RIGHT</text:p>
          </table:table-cell>
          <table:table-cell table:formula="of:=IF(ISNA(VLOOKUP([.$A6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BOTH</text:p>
          </table:table-cell>
          <table:table-cell table:formula="of:=IF(ISNA(VLOOKUP([.$A6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GROUP</text:p>
          </table:table-cell>
          <table:table-cell table:formula="of:=IF(ISNA(VLOOKUP([.$A6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ROLLBACK</text:p>
          </table:table-cell>
          <table:table-cell table:formula="of:=IF(ISNA(VLOOKUP([.$A6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BY</text:p>
          </table:table-cell>
          <table:table-cell table:formula="of:=IF(ISNA(VLOOKUP([.$A6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HAVING</text:p>
          </table:table-cell>
          <table:table-cell table:formula="of:=IF(ISNA(VLOOKUP([.$A6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ROWS</text:p>
          </table:table-cell>
          <table:table-cell table:formula="of:=IF(ISNA(VLOOKUP([.$A6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ASCADE</text:p>
          </table:table-cell>
          <table:table-cell table:formula="of:=IF(ISNA(VLOOKUP([.$A6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HOUR</text:p>
          </table:table-cell>
          <table:table-cell table:formula="of:=IF(ISNA(VLOOKUP([.$A6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SCHEMA</text:p>
          </table:table-cell>
          <table:table-cell table:formula="of:=IF(ISNA(VLOOKUP([.$A7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ASCADED</text:p>
          </table:table-cell>
          <table:table-cell table:formula="of:=IF(ISNA(VLOOKUP([.$A7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IDENTITY</text:p>
          </table:table-cell>
          <table:table-cell table:formula="of:=IF(ISNA(VLOOKUP([.$A7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SCROLL</text:p>
          </table:table-cell>
          <table:table-cell table:formula="of:=IF(ISNA(VLOOKUP([.$A7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ASE</text:p>
          </table:table-cell>
          <table:table-cell table:formula="of:=IF(ISNA(VLOOKUP([.$A7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IMMEDIATE</text:p>
          </table:table-cell>
          <table:table-cell table:formula="of:=IF(ISNA(VLOOKUP([.$A7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SECOND</text:p>
          </table:table-cell>
          <table:table-cell table:formula="of:=IF(ISNA(VLOOKUP([.$A7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AST</text:p>
          </table:table-cell>
          <table:table-cell table:formula="of:=IF(ISNA(VLOOKUP([.$A7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IN</text:p>
          </table:table-cell>
          <table:table-cell table:formula="of:=IF(ISNA(VLOOKUP([.$A7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SECTION</text:p>
          </table:table-cell>
          <table:table-cell table:formula="of:=IF(ISNA(VLOOKUP([.$A7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ATALOG</text:p>
          </table:table-cell>
          <table:table-cell table:formula="of:=IF(ISNA(VLOOKUP([.$A8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INCLUDE</text:p>
          </table:table-cell>
          <table:table-cell table:formula="of:=IF(ISNA(VLOOKUP([.$A8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SELECT</text:p>
          </table:table-cell>
          <table:table-cell table:formula="of:=IF(ISNA(VLOOKUP([.$A8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HAR</text:p>
          </table:table-cell>
          <table:table-cell table:formula="of:=IF(ISNA(VLOOKUP([.$A8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INDEX</text:p>
          </table:table-cell>
          <table:table-cell table:formula="of:=IF(ISNA(VLOOKUP([.$A8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SESSION</text:p>
          </table:table-cell>
          <table:table-cell table:formula="of:=IF(ISNA(VLOOKUP([.$A8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HAR_LENGTH</text:p>
          </table:table-cell>
          <table:table-cell table:formula="of:=IF(ISNA(VLOOKUP([.$A8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INDICATOR</text:p>
          </table:table-cell>
          <table:table-cell table:formula="of:=IF(ISNA(VLOOKUP([.$A8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SESSION_USER</text:p>
          </table:table-cell>
          <table:table-cell table:formula="of:=IF(ISNA(VLOOKUP([.$A8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HARACTER</text:p>
          </table:table-cell>
          <table:table-cell table:formula="of:=IF(ISNA(VLOOKUP([.$A8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INITIALLY</text:p>
          </table:table-cell>
          <table:table-cell table:formula="of:=IF(ISNA(VLOOKUP([.$A9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SET</text:p>
          </table:table-cell>
          <table:table-cell table:formula="of:=IF(ISNA(VLOOKUP([.$A9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HARACTER_LENGTH</text:p>
          </table:table-cell>
          <table:table-cell table:formula="of:=IF(ISNA(VLOOKUP([.$A9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INNER</text:p>
          </table:table-cell>
          <table:table-cell table:formula="of:=IF(ISNA(VLOOKUP([.$A9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SIZE</text:p>
          </table:table-cell>
          <table:table-cell table:formula="of:=IF(ISNA(VLOOKUP([.$A9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HECK</text:p>
          </table:table-cell>
          <table:table-cell table:formula="of:=IF(ISNA(VLOOKUP([.$A9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INPUT</text:p>
          </table:table-cell>
          <table:table-cell table:formula="of:=IF(ISNA(VLOOKUP([.$A9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SMALLINT</text:p>
          </table:table-cell>
          <table:table-cell table:formula="of:=IF(ISNA(VLOOKUP([.$A9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LOSE</text:p>
          </table:table-cell>
          <table:table-cell table:formula="of:=IF(ISNA(VLOOKUP([.$A9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INSENSITIVE</text:p>
          </table:table-cell>
          <table:table-cell table:formula="of:=IF(ISNA(VLOOKUP([.$A9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SOME</text:p>
          </table:table-cell>
          <table:table-cell table:formula="of:=IF(ISNA(VLOOKUP([.$A10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OALESCE</text:p>
          </table:table-cell>
          <table:table-cell table:formula="of:=IF(ISNA(VLOOKUP([.$A10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INSERT</text:p>
          </table:table-cell>
          <table:table-cell table:formula="of:=IF(ISNA(VLOOKUP([.$A10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SPACE</text:p>
          </table:table-cell>
          <table:table-cell table:formula="of:=IF(ISNA(VLOOKUP([.$A10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OLLATE</text:p>
          </table:table-cell>
          <table:table-cell table:formula="of:=IF(ISNA(VLOOKUP([.$A10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INT</text:p>
          </table:table-cell>
          <table:table-cell table:formula="of:=IF(ISNA(VLOOKUP([.$A10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SQL</text:p>
          </table:table-cell>
          <table:table-cell table:formula="of:=IF(ISNA(VLOOKUP([.$A10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OLLATION</text:p>
          </table:table-cell>
          <table:table-cell table:formula="of:=IF(ISNA(VLOOKUP([.$A10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INTEGER</text:p>
          </table:table-cell>
          <table:table-cell table:formula="of:=IF(ISNA(VLOOKUP([.$A10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SQLCA</text:p>
          </table:table-cell>
          <table:table-cell table:formula="of:=IF(ISNA(VLOOKUP([.$A10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OLUMN</text:p>
          </table:table-cell>
          <table:table-cell table:formula="of:=IF(ISNA(VLOOKUP([.$A11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INTERSECT</text:p>
          </table:table-cell>
          <table:table-cell table:formula="of:=IF(ISNA(VLOOKUP([.$A11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SQLCODE</text:p>
          </table:table-cell>
          <table:table-cell table:formula="of:=IF(ISNA(VLOOKUP([.$A11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OMMIT</text:p>
          </table:table-cell>
          <table:table-cell table:formula="of:=IF(ISNA(VLOOKUP([.$A11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INTERVAL</text:p>
          </table:table-cell>
          <table:table-cell table:formula="of:=IF(ISNA(VLOOKUP([.$A11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SQLERROR</text:p>
          </table:table-cell>
          <table:table-cell table:formula="of:=IF(ISNA(VLOOKUP([.$A11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ONNECT</text:p>
          </table:table-cell>
          <table:table-cell table:formula="of:=IF(ISNA(VLOOKUP([.$A11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INTO</text:p>
          </table:table-cell>
          <table:table-cell table:formula="of:=IF(ISNA(VLOOKUP([.$A11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SQLSTATE</text:p>
          </table:table-cell>
          <table:table-cell table:formula="of:=IF(ISNA(VLOOKUP([.$A11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ONNECTION</text:p>
          </table:table-cell>
          <table:table-cell table:formula="of:=IF(ISNA(VLOOKUP([.$A11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IS</text:p>
          </table:table-cell>
          <table:table-cell table:formula="of:=IF(ISNA(VLOOKUP([.$A12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SQLWARNING</text:p>
          </table:table-cell>
          <table:table-cell table:formula="of:=IF(ISNA(VLOOKUP([.$A12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ONSTRAINT</text:p>
          </table:table-cell>
          <table:table-cell table:formula="of:=IF(ISNA(VLOOKUP([.$A12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ISOLATION</text:p>
          </table:table-cell>
          <table:table-cell table:formula="of:=IF(ISNA(VLOOKUP([.$A12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SUBSTRING</text:p>
          </table:table-cell>
          <table:table-cell table:formula="of:=IF(ISNA(VLOOKUP([.$A12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ONSTRAINTS</text:p>
          </table:table-cell>
          <table:table-cell table:formula="of:=IF(ISNA(VLOOKUP([.$A12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JOIN</text:p>
          </table:table-cell>
          <table:table-cell table:formula="of:=IF(ISNA(VLOOKUP([.$A12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SUM</text:p>
          </table:table-cell>
          <table:table-cell table:formula="of:=IF(ISNA(VLOOKUP([.$A12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ONTINUE</text:p>
          </table:table-cell>
          <table:table-cell table:formula="of:=IF(ISNA(VLOOKUP([.$A12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KEY</text:p>
          </table:table-cell>
          <table:table-cell table:formula="of:=IF(ISNA(VLOOKUP([.$A12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SYSTEM_USER</text:p>
          </table:table-cell>
          <table:table-cell table:formula="of:=IF(ISNA(VLOOKUP([.$A13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ONVERT</text:p>
          </table:table-cell>
          <table:table-cell table:formula="of:=IF(ISNA(VLOOKUP([.$A13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LANGUAGE</text:p>
          </table:table-cell>
          <table:table-cell table:formula="of:=IF(ISNA(VLOOKUP([.$A13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TABLE</text:p>
          </table:table-cell>
          <table:table-cell table:formula="of:=IF(ISNA(VLOOKUP([.$A13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ORRESPONDING</text:p>
          </table:table-cell>
          <table:table-cell table:formula="of:=IF(ISNA(VLOOKUP([.$A13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LAST</text:p>
          </table:table-cell>
          <table:table-cell table:formula="of:=IF(ISNA(VLOOKUP([.$A13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TEMPORARY</text:p>
          </table:table-cell>
          <table:table-cell table:formula="of:=IF(ISNA(VLOOKUP([.$A13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OUNT</text:p>
          </table:table-cell>
          <table:table-cell table:formula="of:=IF(ISNA(VLOOKUP([.$A13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LEADING</text:p>
          </table:table-cell>
          <table:table-cell table:formula="of:=IF(ISNA(VLOOKUP([.$A13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THEN</text:p>
          </table:table-cell>
          <table:table-cell table:formula="of:=IF(ISNA(VLOOKUP([.$A13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REATE</text:p>
          </table:table-cell>
          <table:table-cell table:formula="of:=IF(ISNA(VLOOKUP([.$A14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LEFT</text:p>
          </table:table-cell>
          <table:table-cell table:formula="of:=IF(ISNA(VLOOKUP([.$A14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TIME</text:p>
          </table:table-cell>
          <table:table-cell table:formula="of:=IF(ISNA(VLOOKUP([.$A14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ROSS</text:p>
          </table:table-cell>
          <table:table-cell table:formula="of:=IF(ISNA(VLOOKUP([.$A14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LEVEL</text:p>
          </table:table-cell>
          <table:table-cell table:formula="of:=IF(ISNA(VLOOKUP([.$A14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TIMESTAMP</text:p>
          </table:table-cell>
          <table:table-cell table:formula="of:=IF(ISNA(VLOOKUP([.$A14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URRENT</text:p>
          </table:table-cell>
          <table:table-cell table:formula="of:=IF(ISNA(VLOOKUP([.$A14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LIKE</text:p>
          </table:table-cell>
          <table:table-cell table:formula="of:=IF(ISNA(VLOOKUP([.$A14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TIMEZONE_HOUR</text:p>
          </table:table-cell>
          <table:table-cell table:formula="of:=IF(ISNA(VLOOKUP([.$A14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URRENT_DATE</text:p>
          </table:table-cell>
          <table:table-cell table:formula="of:=IF(ISNA(VLOOKUP([.$A14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LOCAL</text:p>
          </table:table-cell>
          <table:table-cell table:formula="of:=IF(ISNA(VLOOKUP([.$A15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TIMEZONE_MINUTE</text:p>
          </table:table-cell>
          <table:table-cell table:formula="of:=IF(ISNA(VLOOKUP([.$A15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URRENT_TIME</text:p>
          </table:table-cell>
          <table:table-cell table:formula="of:=IF(ISNA(VLOOKUP([.$A15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LOWER</text:p>
          </table:table-cell>
          <table:table-cell table:formula="of:=IF(ISNA(VLOOKUP([.$A15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TO</text:p>
          </table:table-cell>
          <table:table-cell table:formula="of:=IF(ISNA(VLOOKUP([.$A15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URRENT_TIMESTAMP</text:p>
          </table:table-cell>
          <table:table-cell table:formula="of:=IF(ISNA(VLOOKUP([.$A15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MATCH</text:p>
          </table:table-cell>
          <table:table-cell table:formula="of:=IF(ISNA(VLOOKUP([.$A15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TRAILING</text:p>
          </table:table-cell>
          <table:table-cell table:formula="of:=IF(ISNA(VLOOKUP([.$A15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URRENT_USER</text:p>
          </table:table-cell>
          <table:table-cell table:formula="of:=IF(ISNA(VLOOKUP([.$A15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MAX</text:p>
          </table:table-cell>
          <table:table-cell table:formula="of:=IF(ISNA(VLOOKUP([.$A15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TRANSACTION</text:p>
          </table:table-cell>
          <table:table-cell table:formula="of:=IF(ISNA(VLOOKUP([.$A16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CURSOR</text:p>
          </table:table-cell>
          <table:table-cell table:formula="of:=IF(ISNA(VLOOKUP([.$A16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MIN</text:p>
          </table:table-cell>
          <table:table-cell table:formula="of:=IF(ISNA(VLOOKUP([.$A16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TRANSLATE</text:p>
          </table:table-cell>
          <table:table-cell table:formula="of:=IF(ISNA(VLOOKUP([.$A16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DATE</text:p>
          </table:table-cell>
          <table:table-cell table:formula="of:=IF(ISNA(VLOOKUP([.$A16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MINUTE</text:p>
          </table:table-cell>
          <table:table-cell table:formula="of:=IF(ISNA(VLOOKUP([.$A16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TRANSLATION</text:p>
          </table:table-cell>
          <table:table-cell table:formula="of:=IF(ISNA(VLOOKUP([.$A16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DAY</text:p>
          </table:table-cell>
          <table:table-cell table:formula="of:=IF(ISNA(VLOOKUP([.$A16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MODULE</text:p>
          </table:table-cell>
          <table:table-cell table:formula="of:=IF(ISNA(VLOOKUP([.$A16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TRIM</text:p>
          </table:table-cell>
          <table:table-cell table:formula="of:=IF(ISNA(VLOOKUP([.$A16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DEALLOCATE</text:p>
          </table:table-cell>
          <table:table-cell table:formula="of:=IF(ISNA(VLOOKUP([.$A17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MONTH</text:p>
          </table:table-cell>
          <table:table-cell table:formula="of:=IF(ISNA(VLOOKUP([.$A17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TRUE</text:p>
          </table:table-cell>
          <table:table-cell table:formula="of:=IF(ISNA(VLOOKUP([.$A17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DEC</text:p>
          </table:table-cell>
          <table:table-cell table:formula="of:=IF(ISNA(VLOOKUP([.$A17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NAMES</text:p>
          </table:table-cell>
          <table:table-cell table:formula="of:=IF(ISNA(VLOOKUP([.$A17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UNION</text:p>
          </table:table-cell>
          <table:table-cell table:formula="of:=IF(ISNA(VLOOKUP([.$A17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DECIMAL</text:p>
          </table:table-cell>
          <table:table-cell table:formula="of:=IF(ISNA(VLOOKUP([.$A17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NATIONAL</text:p>
          </table:table-cell>
          <table:table-cell table:formula="of:=IF(ISNA(VLOOKUP([.$A17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UNIQUE</text:p>
          </table:table-cell>
          <table:table-cell table:formula="of:=IF(ISNA(VLOOKUP([.$A17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DECLARE</text:p>
          </table:table-cell>
          <table:table-cell table:formula="of:=IF(ISNA(VLOOKUP([.$A17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NATURAL</text:p>
          </table:table-cell>
          <table:table-cell table:formula="of:=IF(ISNA(VLOOKUP([.$A18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UNKNOWN</text:p>
          </table:table-cell>
          <table:table-cell table:formula="of:=IF(ISNA(VLOOKUP([.$A18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DEFAULT</text:p>
          </table:table-cell>
          <table:table-cell table:formula="of:=IF(ISNA(VLOOKUP([.$A18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NCHAR</text:p>
          </table:table-cell>
          <table:table-cell table:formula="of:=IF(ISNA(VLOOKUP([.$A18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UPDATE</text:p>
          </table:table-cell>
          <table:table-cell table:formula="of:=IF(ISNA(VLOOKUP([.$A18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DEFERRABLE</text:p>
          </table:table-cell>
          <table:table-cell table:formula="of:=IF(ISNA(VLOOKUP([.$A18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NEXT</text:p>
          </table:table-cell>
          <table:table-cell table:formula="of:=IF(ISNA(VLOOKUP([.$A18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UPPER</text:p>
          </table:table-cell>
          <table:table-cell table:formula="of:=IF(ISNA(VLOOKUP([.$A18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DEFERRED</text:p>
          </table:table-cell>
          <table:table-cell table:formula="of:=IF(ISNA(VLOOKUP([.$A18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NO</text:p>
          </table:table-cell>
          <table:table-cell table:formula="of:=IF(ISNA(VLOOKUP([.$A18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USAGE</text:p>
          </table:table-cell>
          <table:table-cell table:formula="of:=IF(ISNA(VLOOKUP([.$A19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DELETE</text:p>
          </table:table-cell>
          <table:table-cell table:formula="of:=IF(ISNA(VLOOKUP([.$A19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NONE</text:p>
          </table:table-cell>
          <table:table-cell table:formula="of:=IF(ISNA(VLOOKUP([.$A19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USER</text:p>
          </table:table-cell>
          <table:table-cell table:formula="of:=IF(ISNA(VLOOKUP([.$A19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DESC</text:p>
          </table:table-cell>
          <table:table-cell table:formula="of:=IF(ISNA(VLOOKUP([.$A19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NOT</text:p>
          </table:table-cell>
          <table:table-cell table:formula="of:=IF(ISNA(VLOOKUP([.$A19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USING</text:p>
          </table:table-cell>
          <table:table-cell table:formula="of:=IF(ISNA(VLOOKUP([.$A19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DESCRIBE</text:p>
          </table:table-cell>
          <table:table-cell table:formula="of:=IF(ISNA(VLOOKUP([.$A19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NULL</text:p>
          </table:table-cell>
          <table:table-cell table:formula="of:=IF(ISNA(VLOOKUP([.$A19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VALUE</text:p>
          </table:table-cell>
          <table:table-cell table:formula="of:=IF(ISNA(VLOOKUP([.$A19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DESCRIPTOR</text:p>
          </table:table-cell>
          <table:table-cell table:formula="of:=IF(ISNA(VLOOKUP([.$A20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NULLIF</text:p>
          </table:table-cell>
          <table:table-cell table:formula="of:=IF(ISNA(VLOOKUP([.$A20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VALUES</text:p>
          </table:table-cell>
          <table:table-cell table:formula="of:=IF(ISNA(VLOOKUP([.$A20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DIAGNOSTICS</text:p>
          </table:table-cell>
          <table:table-cell table:formula="of:=IF(ISNA(VLOOKUP([.$A20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NUMERIC</text:p>
          </table:table-cell>
          <table:table-cell table:formula="of:=IF(ISNA(VLOOKUP([.$A20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VARCHAR</text:p>
          </table:table-cell>
          <table:table-cell table:formula="of:=IF(ISNA(VLOOKUP([.$A20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DISCONNECT</text:p>
          </table:table-cell>
          <table:table-cell table:formula="of:=IF(ISNA(VLOOKUP([.$A20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OCTET_LENGTH</text:p>
          </table:table-cell>
          <table:table-cell table:formula="of:=IF(ISNA(VLOOKUP([.$A20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VARYING</text:p>
          </table:table-cell>
          <table:table-cell table:formula="of:=IF(ISNA(VLOOKUP([.$A20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DISTINCT</text:p>
          </table:table-cell>
          <table:table-cell table:formula="of:=IF(ISNA(VLOOKUP([.$A20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OF</text:p>
          </table:table-cell>
          <table:table-cell table:formula="of:=IF(ISNA(VLOOKUP([.$A21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VIEW</text:p>
          </table:table-cell>
          <table:table-cell table:formula="of:=IF(ISNA(VLOOKUP([.$A21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DOMAIN</text:p>
          </table:table-cell>
          <table:table-cell table:formula="of:=IF(ISNA(VLOOKUP([.$A21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ON</text:p>
          </table:table-cell>
          <table:table-cell table:formula="of:=IF(ISNA(VLOOKUP([.$A21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WHEN</text:p>
          </table:table-cell>
          <table:table-cell table:formula="of:=IF(ISNA(VLOOKUP([.$A21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DOUBLE</text:p>
          </table:table-cell>
          <table:table-cell table:formula="of:=IF(ISNA(VLOOKUP([.$A21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ONLY</text:p>
          </table:table-cell>
          <table:table-cell table:formula="of:=IF(ISNA(VLOOKUP([.$A21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WHENEVER</text:p>
          </table:table-cell>
          <table:table-cell table:formula="of:=IF(ISNA(VLOOKUP([.$A21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DROP</text:p>
          </table:table-cell>
          <table:table-cell table:formula="of:=IF(ISNA(VLOOKUP([.$A21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OPEN</text:p>
          </table:table-cell>
          <table:table-cell table:formula="of:=IF(ISNA(VLOOKUP([.$A21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WHERE</text:p>
          </table:table-cell>
          <table:table-cell table:formula="of:=IF(ISNA(VLOOKUP([.$A22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ELSE</text:p>
          </table:table-cell>
          <table:table-cell table:formula="of:=IF(ISNA(VLOOKUP([.$A22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OPTION</text:p>
          </table:table-cell>
          <table:table-cell table:formula="of:=IF(ISNA(VLOOKUP([.$A22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WITH</text:p>
          </table:table-cell>
          <table:table-cell table:formula="of:=IF(ISNA(VLOOKUP([.$A22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END</text:p>
          </table:table-cell>
          <table:table-cell table:formula="of:=IF(ISNA(VLOOKUP([.$A22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OR</text:p>
          </table:table-cell>
          <table:table-cell table:formula="of:=IF(ISNA(VLOOKUP([.$A22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WORK</text:p>
          </table:table-cell>
          <table:table-cell table:formula="of:=IF(ISNA(VLOOKUP([.$A226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END-EXEC</text:p>
          </table:table-cell>
          <table:table-cell table:formula="of:=IF(ISNA(VLOOKUP([.$A227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ORDER</text:p>
          </table:table-cell>
          <table:table-cell table:formula="of:=IF(ISNA(VLOOKUP([.$A228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WRITE</text:p>
          </table:table-cell>
          <table:table-cell table:formula="of:=IF(ISNA(VLOOKUP([.$A229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ESCAPE</text:p>
          </table:table-cell>
          <table:table-cell table:formula="of:=IF(ISNA(VLOOKUP([.$A230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OUTER</text:p>
          </table:table-cell>
          <table:table-cell table:formula="of:=IF(ISNA(VLOOKUP([.$A231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YEAR</text:p>
          </table:table-cell>
          <table:table-cell table:formula="of:=IF(ISNA(VLOOKUP([.$A232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EXCEPT</text:p>
          </table:table-cell>
          <table:table-cell table:formula="of:=IF(ISNA(VLOOKUP([.$A233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OUTPUT</text:p>
          </table:table-cell>
          <table:table-cell table:formula="of:=IF(ISNA(VLOOKUP([.$A234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ZONE</text:p>
          </table:table-cell>
          <table:table-cell table:formula="of:=IF(ISNA(VLOOKUP([.$A235];[Summary.$A$1:.$A$1905];1;0));&quot;&quot;;&quot;Y&quot;)" office:value-type="string" office:string-value="Y">
            <text:p>Y</text:p>
          </table:table-cell>
          <table:table-cell table:number-columns-repeated="1022"/>
        </table:table-row>
        <table:table-row table:style-name="ro3">
          <table:table-cell office:value-type="string">
            <text:p>EXCEPTION</text:p>
          </table:table-cell>
          <table:table-cell table:formula="of:=IF(ISNA(VLOOKUP([.$A236];[Summary.$A$1:.$A$1905];1;0));&quot;&quot;;&quot;Y&quot;)" office:value-type="string" office:string-value="Y">
            <text:p>Y</text:p>
          </table:table-cell>
          <table:table-cell table:number-columns-repeated="1022"/>
        </table:table-row>
      </table:table>
      <table:table table:name="SQL 2011" table:style-name="ta1">
        <table:table-column table:style-name="co10" table:default-cell-style-name="ce19"/>
        <table:table-column table:style-name="co11" table:default-cell-style-name="ce8"/>
        <table:table-row table:style-name="ro6">
          <table:table-cell table:style-name="ce16" office:value-type="string">
            <text:p>Keyword</text:p>
          </table:table-cell>
          <table:table-cell table:style-name="ce20" office:value-type="string">
            <text:p>In summary?</text:p>
          </table:table-cell>
        </table:table-row>
        <table:table-row table:style-name="ro2">
          <table:table-cell table:style-name="ce17" office:value-type="string">
            <text:p>A</text:p>
          </table:table-cell>
          <table:table-cell table:formula="of:=IF(ISNA(VLOOKUP([.$A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BS</text:p>
          </table:table-cell>
          <table:table-cell table:formula="of:=IF(ISNA(VLOOKUP([.$A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BSENT</text:p>
          </table:table-cell>
          <table:table-cell table:formula="of:=IF(ISNA(VLOOKUP([.$A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BSOLUTE</text:p>
          </table:table-cell>
          <table:table-cell table:formula="of:=IF(ISNA(VLOOKUP([.$A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CCORDING</text:p>
          </table:table-cell>
          <table:table-cell table:formula="of:=IF(ISNA(VLOOKUP([.$A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CTION</text:p>
          </table:table-cell>
          <table:table-cell table:formula="of:=IF(ISNA(VLOOKUP([.$A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DA</text:p>
          </table:table-cell>
          <table:table-cell table:formula="of:=IF(ISNA(VLOOKUP([.$A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DD</text:p>
          </table:table-cell>
          <table:table-cell table:formula="of:=IF(ISNA(VLOOKUP([.$A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DMIN</text:p>
          </table:table-cell>
          <table:table-cell table:formula="of:=IF(ISNA(VLOOKUP([.$A1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FTER</text:p>
          </table:table-cell>
          <table:table-cell table:formula="of:=IF(ISNA(VLOOKUP([.$A1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LL</text:p>
          </table:table-cell>
          <table:table-cell table:formula="of:=IF(ISNA(VLOOKUP([.$A1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LLOCATE</text:p>
          </table:table-cell>
          <table:table-cell table:formula="of:=IF(ISNA(VLOOKUP([.$A1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LTER</text:p>
          </table:table-cell>
          <table:table-cell table:formula="of:=IF(ISNA(VLOOKUP([.$A1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LWAYS</text:p>
          </table:table-cell>
          <table:table-cell table:formula="of:=IF(ISNA(VLOOKUP([.$A1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ND</text:p>
          </table:table-cell>
          <table:table-cell table:formula="of:=IF(ISNA(VLOOKUP([.$A1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NY</text:p>
          </table:table-cell>
          <table:table-cell table:formula="of:=IF(ISNA(VLOOKUP([.$A1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RE</text:p>
          </table:table-cell>
          <table:table-cell table:formula="of:=IF(ISNA(VLOOKUP([.$A1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RRAY</text:p>
          </table:table-cell>
          <table:table-cell table:formula="of:=IF(ISNA(VLOOKUP([.$A1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RRAY_AGG</text:p>
          </table:table-cell>
          <table:table-cell table:formula="of:=IF(ISNA(VLOOKUP([.$A2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RRAY_MAX_CARDINALITY</text:p>
          </table:table-cell>
          <table:table-cell table:formula="of:=IF(ISNA(VLOOKUP([.$A2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S</text:p>
          </table:table-cell>
          <table:table-cell table:formula="of:=IF(ISNA(VLOOKUP([.$A2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SC</text:p>
          </table:table-cell>
          <table:table-cell table:formula="of:=IF(ISNA(VLOOKUP([.$A2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SENSITIVE</text:p>
          </table:table-cell>
          <table:table-cell table:formula="of:=IF(ISNA(VLOOKUP([.$A2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SSERTION</text:p>
          </table:table-cell>
          <table:table-cell table:formula="of:=IF(ISNA(VLOOKUP([.$A2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SSIGNMENT</text:p>
          </table:table-cell>
          <table:table-cell table:formula="of:=IF(ISNA(VLOOKUP([.$A2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SYMMETRIC</text:p>
          </table:table-cell>
          <table:table-cell table:formula="of:=IF(ISNA(VLOOKUP([.$A2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T</text:p>
          </table:table-cell>
          <table:table-cell table:formula="of:=IF(ISNA(VLOOKUP([.$A2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TOMIC</text:p>
          </table:table-cell>
          <table:table-cell table:formula="of:=IF(ISNA(VLOOKUP([.$A2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TTRIBUTE</text:p>
          </table:table-cell>
          <table:table-cell table:formula="of:=IF(ISNA(VLOOKUP([.$A3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TTRIBUTES</text:p>
          </table:table-cell>
          <table:table-cell table:formula="of:=IF(ISNA(VLOOKUP([.$A3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UTHORIZATION</text:p>
          </table:table-cell>
          <table:table-cell table:formula="of:=IF(ISNA(VLOOKUP([.$A3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VG</text:p>
          </table:table-cell>
          <table:table-cell table:formula="of:=IF(ISNA(VLOOKUP([.$A3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ASE64</text:p>
          </table:table-cell>
          <table:table-cell table:formula="of:=IF(ISNA(VLOOKUP([.$A3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EFORE</text:p>
          </table:table-cell>
          <table:table-cell table:formula="of:=IF(ISNA(VLOOKUP([.$A3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EGIN</text:p>
          </table:table-cell>
          <table:table-cell table:formula="of:=IF(ISNA(VLOOKUP([.$A3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EGIN_FRAME</text:p>
          </table:table-cell>
          <table:table-cell table:formula="of:=IF(ISNA(VLOOKUP([.$A3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EGIN_PARTITION</text:p>
          </table:table-cell>
          <table:table-cell table:formula="of:=IF(ISNA(VLOOKUP([.$A3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ERNOULLI</text:p>
          </table:table-cell>
          <table:table-cell table:formula="of:=IF(ISNA(VLOOKUP([.$A3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ETWEEN</text:p>
          </table:table-cell>
          <table:table-cell table:formula="of:=IF(ISNA(VLOOKUP([.$A4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IGINT</text:p>
          </table:table-cell>
          <table:table-cell table:formula="of:=IF(ISNA(VLOOKUP([.$A4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INARY</text:p>
          </table:table-cell>
          <table:table-cell table:formula="of:=IF(ISNA(VLOOKUP([.$A4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LOB</text:p>
          </table:table-cell>
          <table:table-cell table:formula="of:=IF(ISNA(VLOOKUP([.$A4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LOCKED</text:p>
          </table:table-cell>
          <table:table-cell table:formula="of:=IF(ISNA(VLOOKUP([.$A4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OM</text:p>
          </table:table-cell>
          <table:table-cell table:formula="of:=IF(ISNA(VLOOKUP([.$A4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OOLEAN</text:p>
          </table:table-cell>
          <table:table-cell table:formula="of:=IF(ISNA(VLOOKUP([.$A4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OTH</text:p>
          </table:table-cell>
          <table:table-cell table:formula="of:=IF(ISNA(VLOOKUP([.$A4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READTH</text:p>
          </table:table-cell>
          <table:table-cell table:formula="of:=IF(ISNA(VLOOKUP([.$A4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Y</text:p>
          </table:table-cell>
          <table:table-cell table:formula="of:=IF(ISNA(VLOOKUP([.$A4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</text:p>
          </table:table-cell>
          <table:table-cell table:formula="of:=IF(ISNA(VLOOKUP([.$A5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ALL</text:p>
          </table:table-cell>
          <table:table-cell table:formula="of:=IF(ISNA(VLOOKUP([.$A5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ALLED</text:p>
          </table:table-cell>
          <table:table-cell table:formula="of:=IF(ISNA(VLOOKUP([.$A5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ARDINALITY</text:p>
          </table:table-cell>
          <table:table-cell table:formula="of:=IF(ISNA(VLOOKUP([.$A5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ASCADE</text:p>
          </table:table-cell>
          <table:table-cell table:formula="of:=IF(ISNA(VLOOKUP([.$A5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ASCADED</text:p>
          </table:table-cell>
          <table:table-cell table:formula="of:=IF(ISNA(VLOOKUP([.$A5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ASE</text:p>
          </table:table-cell>
          <table:table-cell table:formula="of:=IF(ISNA(VLOOKUP([.$A5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AST</text:p>
          </table:table-cell>
          <table:table-cell table:formula="of:=IF(ISNA(VLOOKUP([.$A5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ATALOG</text:p>
          </table:table-cell>
          <table:table-cell table:formula="of:=IF(ISNA(VLOOKUP([.$A5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ATALOG_NAME</text:p>
          </table:table-cell>
          <table:table-cell table:formula="of:=IF(ISNA(VLOOKUP([.$A5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EIL</text:p>
          </table:table-cell>
          <table:table-cell table:formula="of:=IF(ISNA(VLOOKUP([.$A6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EILING</text:p>
          </table:table-cell>
          <table:table-cell table:formula="of:=IF(ISNA(VLOOKUP([.$A6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HAIN</text:p>
          </table:table-cell>
          <table:table-cell table:formula="of:=IF(ISNA(VLOOKUP([.$A6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HAR</text:p>
          </table:table-cell>
          <table:table-cell table:formula="of:=IF(ISNA(VLOOKUP([.$A6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HAR_LENGTH</text:p>
          </table:table-cell>
          <table:table-cell table:formula="of:=IF(ISNA(VLOOKUP([.$A6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HARACTER</text:p>
          </table:table-cell>
          <table:table-cell table:formula="of:=IF(ISNA(VLOOKUP([.$A6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HARACTER_LENGTH</text:p>
          </table:table-cell>
          <table:table-cell table:formula="of:=IF(ISNA(VLOOKUP([.$A6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HARACTER_SET_CATALOG</text:p>
          </table:table-cell>
          <table:table-cell table:formula="of:=IF(ISNA(VLOOKUP([.$A6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HARACTER_SET_NAME</text:p>
          </table:table-cell>
          <table:table-cell table:formula="of:=IF(ISNA(VLOOKUP([.$A6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HARACTER_SET_SCHEMA</text:p>
          </table:table-cell>
          <table:table-cell table:formula="of:=IF(ISNA(VLOOKUP([.$A6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HARACTERISTICS</text:p>
          </table:table-cell>
          <table:table-cell table:formula="of:=IF(ISNA(VLOOKUP([.$A7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HARACTERS</text:p>
          </table:table-cell>
          <table:table-cell table:formula="of:=IF(ISNA(VLOOKUP([.$A7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HECK</text:p>
          </table:table-cell>
          <table:table-cell table:formula="of:=IF(ISNA(VLOOKUP([.$A7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LASS_ORIGIN</text:p>
          </table:table-cell>
          <table:table-cell table:formula="of:=IF(ISNA(VLOOKUP([.$A7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LOB</text:p>
          </table:table-cell>
          <table:table-cell table:formula="of:=IF(ISNA(VLOOKUP([.$A7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LOSE</text:p>
          </table:table-cell>
          <table:table-cell table:formula="of:=IF(ISNA(VLOOKUP([.$A7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ALESCE</text:p>
          </table:table-cell>
          <table:table-cell table:formula="of:=IF(ISNA(VLOOKUP([.$A7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BOL</text:p>
          </table:table-cell>
          <table:table-cell table:formula="of:=IF(ISNA(VLOOKUP([.$A7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LLATE</text:p>
          </table:table-cell>
          <table:table-cell table:formula="of:=IF(ISNA(VLOOKUP([.$A7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LLATION</text:p>
          </table:table-cell>
          <table:table-cell table:formula="of:=IF(ISNA(VLOOKUP([.$A7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LLATION_CATALOG</text:p>
          </table:table-cell>
          <table:table-cell table:formula="of:=IF(ISNA(VLOOKUP([.$A8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LLATION_NAME</text:p>
          </table:table-cell>
          <table:table-cell table:formula="of:=IF(ISNA(VLOOKUP([.$A8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LLATION_SCHEMA</text:p>
          </table:table-cell>
          <table:table-cell table:formula="of:=IF(ISNA(VLOOKUP([.$A8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LLECT</text:p>
          </table:table-cell>
          <table:table-cell table:formula="of:=IF(ISNA(VLOOKUP([.$A8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LUMN</text:p>
          </table:table-cell>
          <table:table-cell table:formula="of:=IF(ISNA(VLOOKUP([.$A8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LUMN_NAME</text:p>
          </table:table-cell>
          <table:table-cell table:formula="of:=IF(ISNA(VLOOKUP([.$A8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LUMNS</text:p>
          </table:table-cell>
          <table:table-cell table:formula="of:=IF(ISNA(VLOOKUP([.$A8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MMAND_FUNCTION</text:p>
          </table:table-cell>
          <table:table-cell table:formula="of:=IF(ISNA(VLOOKUP([.$A8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MMAND_FUNCTION_CODE</text:p>
          </table:table-cell>
          <table:table-cell table:formula="of:=IF(ISNA(VLOOKUP([.$A8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MMIT</text:p>
          </table:table-cell>
          <table:table-cell table:formula="of:=IF(ISNA(VLOOKUP([.$A8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MMITTED</text:p>
          </table:table-cell>
          <table:table-cell table:formula="of:=IF(ISNA(VLOOKUP([.$A9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DITION</text:p>
          </table:table-cell>
          <table:table-cell table:formula="of:=IF(ISNA(VLOOKUP([.$A9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DITION_NUMBER</text:p>
          </table:table-cell>
          <table:table-cell table:formula="of:=IF(ISNA(VLOOKUP([.$A9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NECT</text:p>
          </table:table-cell>
          <table:table-cell table:formula="of:=IF(ISNA(VLOOKUP([.$A9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NECTION</text:p>
          </table:table-cell>
          <table:table-cell table:formula="of:=IF(ISNA(VLOOKUP([.$A9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NECTION_NAME</text:p>
          </table:table-cell>
          <table:table-cell table:formula="of:=IF(ISNA(VLOOKUP([.$A9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STRAINT</text:p>
          </table:table-cell>
          <table:table-cell table:formula="of:=IF(ISNA(VLOOKUP([.$A9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STRAINT_CATALOG</text:p>
          </table:table-cell>
          <table:table-cell table:formula="of:=IF(ISNA(VLOOKUP([.$A9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STRAINT_NAME</text:p>
          </table:table-cell>
          <table:table-cell table:formula="of:=IF(ISNA(VLOOKUP([.$A9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STRAINT_SCHEMA</text:p>
          </table:table-cell>
          <table:table-cell table:formula="of:=IF(ISNA(VLOOKUP([.$A9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STRAINTS</text:p>
          </table:table-cell>
          <table:table-cell table:formula="of:=IF(ISNA(VLOOKUP([.$A10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STRUCTOR</text:p>
          </table:table-cell>
          <table:table-cell table:formula="of:=IF(ISNA(VLOOKUP([.$A10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TAINS</text:p>
          </table:table-cell>
          <table:table-cell table:formula="of:=IF(ISNA(VLOOKUP([.$A10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TENT</text:p>
          </table:table-cell>
          <table:table-cell table:formula="of:=IF(ISNA(VLOOKUP([.$A10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TINUE</text:p>
          </table:table-cell>
          <table:table-cell table:formula="of:=IF(ISNA(VLOOKUP([.$A10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TROL</text:p>
          </table:table-cell>
          <table:table-cell table:formula="of:=IF(ISNA(VLOOKUP([.$A10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VERT</text:p>
          </table:table-cell>
          <table:table-cell table:formula="of:=IF(ISNA(VLOOKUP([.$A10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RR</text:p>
          </table:table-cell>
          <table:table-cell table:formula="of:=IF(ISNA(VLOOKUP([.$A10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RRESPONDING</text:p>
          </table:table-cell>
          <table:table-cell table:formula="of:=IF(ISNA(VLOOKUP([.$A10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UNT</text:p>
          </table:table-cell>
          <table:table-cell table:formula="of:=IF(ISNA(VLOOKUP([.$A10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VAR_POP</text:p>
          </table:table-cell>
          <table:table-cell table:formula="of:=IF(ISNA(VLOOKUP([.$A11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VAR_SAMP</text:p>
          </table:table-cell>
          <table:table-cell table:formula="of:=IF(ISNA(VLOOKUP([.$A11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REATE</text:p>
          </table:table-cell>
          <table:table-cell table:formula="of:=IF(ISNA(VLOOKUP([.$A11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ROSS</text:p>
          </table:table-cell>
          <table:table-cell table:formula="of:=IF(ISNA(VLOOKUP([.$A11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BE</text:p>
          </table:table-cell>
          <table:table-cell table:formula="of:=IF(ISNA(VLOOKUP([.$A11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ME_DIST</text:p>
          </table:table-cell>
          <table:table-cell table:formula="of:=IF(ISNA(VLOOKUP([.$A11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RENT</text:p>
          </table:table-cell>
          <table:table-cell table:formula="of:=IF(ISNA(VLOOKUP([.$A11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RENT_CATALOG</text:p>
          </table:table-cell>
          <table:table-cell table:formula="of:=IF(ISNA(VLOOKUP([.$A11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RENT_DATE</text:p>
          </table:table-cell>
          <table:table-cell table:formula="of:=IF(ISNA(VLOOKUP([.$A11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RENT_DEFAULT_TRANSFORM_GROUP</text:p>
          </table:table-cell>
          <table:table-cell table:formula="of:=IF(ISNA(VLOOKUP([.$A11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RENT_PATH</text:p>
          </table:table-cell>
          <table:table-cell table:formula="of:=IF(ISNA(VLOOKUP([.$A12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RENT_ROLE</text:p>
          </table:table-cell>
          <table:table-cell table:formula="of:=IF(ISNA(VLOOKUP([.$A12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RENT_ROW</text:p>
          </table:table-cell>
          <table:table-cell table:formula="of:=IF(ISNA(VLOOKUP([.$A12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RENT_SCHEMA</text:p>
          </table:table-cell>
          <table:table-cell table:formula="of:=IF(ISNA(VLOOKUP([.$A12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RENT_TIME</text:p>
          </table:table-cell>
          <table:table-cell table:formula="of:=IF(ISNA(VLOOKUP([.$A12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RENT_TIMESTAMP</text:p>
          </table:table-cell>
          <table:table-cell table:formula="of:=IF(ISNA(VLOOKUP([.$A12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RENT_TRANSFORM_GROUP_FOR_TYPE</text:p>
          </table:table-cell>
          <table:table-cell table:formula="of:=IF(ISNA(VLOOKUP([.$A12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RENT_USER</text:p>
          </table:table-cell>
          <table:table-cell table:formula="of:=IF(ISNA(VLOOKUP([.$A12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SOR</text:p>
          </table:table-cell>
          <table:table-cell table:formula="of:=IF(ISNA(VLOOKUP([.$A12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SOR_NAME</text:p>
          </table:table-cell>
          <table:table-cell table:formula="of:=IF(ISNA(VLOOKUP([.$A12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YCLE</text:p>
          </table:table-cell>
          <table:table-cell table:formula="of:=IF(ISNA(VLOOKUP([.$A13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ATA</text:p>
          </table:table-cell>
          <table:table-cell table:formula="of:=IF(ISNA(VLOOKUP([.$A13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ATALINK</text:p>
          </table:table-cell>
          <table:table-cell table:formula="of:=IF(ISNA(VLOOKUP([.$A13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ATE</text:p>
          </table:table-cell>
          <table:table-cell table:formula="of:=IF(ISNA(VLOOKUP([.$A13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ATETIME_INTERVAL_CODE</text:p>
          </table:table-cell>
          <table:table-cell table:formula="of:=IF(ISNA(VLOOKUP([.$A13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ATETIME_INTERVAL_PRECISION</text:p>
          </table:table-cell>
          <table:table-cell table:formula="of:=IF(ISNA(VLOOKUP([.$A13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AY</text:p>
          </table:table-cell>
          <table:table-cell table:formula="of:=IF(ISNA(VLOOKUP([.$A13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B</text:p>
          </table:table-cell>
          <table:table-cell table:formula="of:=IF(ISNA(VLOOKUP([.$A13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ALLOCATE</text:p>
          </table:table-cell>
          <table:table-cell table:formula="of:=IF(ISNA(VLOOKUP([.$A13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C</text:p>
          </table:table-cell>
          <table:table-cell table:formula="of:=IF(ISNA(VLOOKUP([.$A13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CIMAL</text:p>
          </table:table-cell>
          <table:table-cell table:formula="of:=IF(ISNA(VLOOKUP([.$A14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CLARE</text:p>
          </table:table-cell>
          <table:table-cell table:formula="of:=IF(ISNA(VLOOKUP([.$A14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FAULT</text:p>
          </table:table-cell>
          <table:table-cell table:formula="of:=IF(ISNA(VLOOKUP([.$A14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FAULTS</text:p>
          </table:table-cell>
          <table:table-cell table:formula="of:=IF(ISNA(VLOOKUP([.$A14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FERRABLE</text:p>
          </table:table-cell>
          <table:table-cell table:formula="of:=IF(ISNA(VLOOKUP([.$A14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FERRED</text:p>
          </table:table-cell>
          <table:table-cell table:formula="of:=IF(ISNA(VLOOKUP([.$A14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FINED</text:p>
          </table:table-cell>
          <table:table-cell table:formula="of:=IF(ISNA(VLOOKUP([.$A14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FINER</text:p>
          </table:table-cell>
          <table:table-cell table:formula="of:=IF(ISNA(VLOOKUP([.$A14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GREE</text:p>
          </table:table-cell>
          <table:table-cell table:formula="of:=IF(ISNA(VLOOKUP([.$A14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LETE</text:p>
          </table:table-cell>
          <table:table-cell table:formula="of:=IF(ISNA(VLOOKUP([.$A14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NSE_RANK</text:p>
          </table:table-cell>
          <table:table-cell table:formula="of:=IF(ISNA(VLOOKUP([.$A15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PTH</text:p>
          </table:table-cell>
          <table:table-cell table:formula="of:=IF(ISNA(VLOOKUP([.$A15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REF</text:p>
          </table:table-cell>
          <table:table-cell table:formula="of:=IF(ISNA(VLOOKUP([.$A15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RIVED</text:p>
          </table:table-cell>
          <table:table-cell table:formula="of:=IF(ISNA(VLOOKUP([.$A15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SC</text:p>
          </table:table-cell>
          <table:table-cell table:formula="of:=IF(ISNA(VLOOKUP([.$A15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SCRIBE</text:p>
          </table:table-cell>
          <table:table-cell table:formula="of:=IF(ISNA(VLOOKUP([.$A15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SCRIPTOR</text:p>
          </table:table-cell>
          <table:table-cell table:formula="of:=IF(ISNA(VLOOKUP([.$A15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TERMINISTIC</text:p>
          </table:table-cell>
          <table:table-cell table:formula="of:=IF(ISNA(VLOOKUP([.$A15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IAGNOSTICS</text:p>
          </table:table-cell>
          <table:table-cell table:formula="of:=IF(ISNA(VLOOKUP([.$A15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ISCONNECT</text:p>
          </table:table-cell>
          <table:table-cell table:formula="of:=IF(ISNA(VLOOKUP([.$A15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ISPATCH</text:p>
          </table:table-cell>
          <table:table-cell table:formula="of:=IF(ISNA(VLOOKUP([.$A16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ISTINCT</text:p>
          </table:table-cell>
          <table:table-cell table:formula="of:=IF(ISNA(VLOOKUP([.$A16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LNEWCOPY</text:p>
          </table:table-cell>
          <table:table-cell table:formula="of:=IF(ISNA(VLOOKUP([.$A16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LPREVIOUSCOPY</text:p>
          </table:table-cell>
          <table:table-cell table:formula="of:=IF(ISNA(VLOOKUP([.$A16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LURLCOMPLETE</text:p>
          </table:table-cell>
          <table:table-cell table:formula="of:=IF(ISNA(VLOOKUP([.$A16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LURLCOMPLETEONLY</text:p>
          </table:table-cell>
          <table:table-cell table:formula="of:=IF(ISNA(VLOOKUP([.$A16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LURLCOMPLETEWRITE</text:p>
          </table:table-cell>
          <table:table-cell table:formula="of:=IF(ISNA(VLOOKUP([.$A16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LURLPATH</text:p>
          </table:table-cell>
          <table:table-cell table:formula="of:=IF(ISNA(VLOOKUP([.$A16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LURLPATHONLY</text:p>
          </table:table-cell>
          <table:table-cell table:formula="of:=IF(ISNA(VLOOKUP([.$A16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LURLPATHWRITE</text:p>
          </table:table-cell>
          <table:table-cell table:formula="of:=IF(ISNA(VLOOKUP([.$A16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LURLSCHEME</text:p>
          </table:table-cell>
          <table:table-cell table:formula="of:=IF(ISNA(VLOOKUP([.$A17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LURLSERVER</text:p>
          </table:table-cell>
          <table:table-cell table:formula="of:=IF(ISNA(VLOOKUP([.$A17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LVALUE</text:p>
          </table:table-cell>
          <table:table-cell table:formula="of:=IF(ISNA(VLOOKUP([.$A17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OCUMENT</text:p>
          </table:table-cell>
          <table:table-cell table:formula="of:=IF(ISNA(VLOOKUP([.$A17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OMAIN</text:p>
          </table:table-cell>
          <table:table-cell table:formula="of:=IF(ISNA(VLOOKUP([.$A17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OUBLE</text:p>
          </table:table-cell>
          <table:table-cell table:formula="of:=IF(ISNA(VLOOKUP([.$A17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ROP</text:p>
          </table:table-cell>
          <table:table-cell table:formula="of:=IF(ISNA(VLOOKUP([.$A17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YNAMIC</text:p>
          </table:table-cell>
          <table:table-cell table:formula="of:=IF(ISNA(VLOOKUP([.$A17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YNAMIC_FUNCTION</text:p>
          </table:table-cell>
          <table:table-cell table:formula="of:=IF(ISNA(VLOOKUP([.$A17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YNAMIC_FUNCTION_CODE</text:p>
          </table:table-cell>
          <table:table-cell table:formula="of:=IF(ISNA(VLOOKUP([.$A17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ACH</text:p>
          </table:table-cell>
          <table:table-cell table:formula="of:=IF(ISNA(VLOOKUP([.$A18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LEMENT</text:p>
          </table:table-cell>
          <table:table-cell table:formula="of:=IF(ISNA(VLOOKUP([.$A18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LSE</text:p>
          </table:table-cell>
          <table:table-cell table:formula="of:=IF(ISNA(VLOOKUP([.$A18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MPTY</text:p>
          </table:table-cell>
          <table:table-cell table:formula="of:=IF(ISNA(VLOOKUP([.$A18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NCODING</text:p>
          </table:table-cell>
          <table:table-cell table:formula="of:=IF(ISNA(VLOOKUP([.$A18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ND</text:p>
          </table:table-cell>
          <table:table-cell table:formula="of:=IF(ISNA(VLOOKUP([.$A18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ND_FRAME</text:p>
          </table:table-cell>
          <table:table-cell table:formula="of:=IF(ISNA(VLOOKUP([.$A18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ND_PARTITION</text:p>
          </table:table-cell>
          <table:table-cell table:formula="of:=IF(ISNA(VLOOKUP([.$A18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ND-EXEC</text:p>
          </table:table-cell>
          <table:table-cell table:formula="of:=IF(ISNA(VLOOKUP([.$A18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NFORCED</text:p>
          </table:table-cell>
          <table:table-cell table:formula="of:=IF(ISNA(VLOOKUP([.$A18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QUALS</text:p>
          </table:table-cell>
          <table:table-cell table:formula="of:=IF(ISNA(VLOOKUP([.$A19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SCAPE</text:p>
          </table:table-cell>
          <table:table-cell table:formula="of:=IF(ISNA(VLOOKUP([.$A19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VERY</text:p>
          </table:table-cell>
          <table:table-cell table:formula="of:=IF(ISNA(VLOOKUP([.$A19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XCEPT</text:p>
          </table:table-cell>
          <table:table-cell table:formula="of:=IF(ISNA(VLOOKUP([.$A19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XCLUDE</text:p>
          </table:table-cell>
          <table:table-cell table:formula="of:=IF(ISNA(VLOOKUP([.$A19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XCLUDING</text:p>
          </table:table-cell>
          <table:table-cell table:formula="of:=IF(ISNA(VLOOKUP([.$A19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XEC</text:p>
          </table:table-cell>
          <table:table-cell table:formula="of:=IF(ISNA(VLOOKUP([.$A19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XECUTE</text:p>
          </table:table-cell>
          <table:table-cell table:formula="of:=IF(ISNA(VLOOKUP([.$A19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XISTS</text:p>
          </table:table-cell>
          <table:table-cell table:formula="of:=IF(ISNA(VLOOKUP([.$A19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XP</text:p>
          </table:table-cell>
          <table:table-cell table:formula="of:=IF(ISNA(VLOOKUP([.$A19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XPRESSION</text:p>
          </table:table-cell>
          <table:table-cell table:formula="of:=IF(ISNA(VLOOKUP([.$A20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XTERNAL</text:p>
          </table:table-cell>
          <table:table-cell table:formula="of:=IF(ISNA(VLOOKUP([.$A20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XTRACT</text:p>
          </table:table-cell>
          <table:table-cell table:formula="of:=IF(ISNA(VLOOKUP([.$A20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8" office:value-type="string">
            <text:p>FALSE</text:p>
          </table:table-cell>
          <table:table-cell table:formula="of:=IF(ISNA(VLOOKUP([.$A20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ETCH</text:p>
          </table:table-cell>
          <table:table-cell table:formula="of:=IF(ISNA(VLOOKUP([.$A20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ILE</text:p>
          </table:table-cell>
          <table:table-cell table:formula="of:=IF(ISNA(VLOOKUP([.$A20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ILTER</text:p>
          </table:table-cell>
          <table:table-cell table:formula="of:=IF(ISNA(VLOOKUP([.$A20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INAL</text:p>
          </table:table-cell>
          <table:table-cell table:formula="of:=IF(ISNA(VLOOKUP([.$A20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IRST</text:p>
          </table:table-cell>
          <table:table-cell table:formula="of:=IF(ISNA(VLOOKUP([.$A20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IRST_VALUE</text:p>
          </table:table-cell>
          <table:table-cell table:formula="of:=IF(ISNA(VLOOKUP([.$A20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LAG</text:p>
          </table:table-cell>
          <table:table-cell table:formula="of:=IF(ISNA(VLOOKUP([.$A21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LOAT</text:p>
          </table:table-cell>
          <table:table-cell table:formula="of:=IF(ISNA(VLOOKUP([.$A21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LOOR</text:p>
          </table:table-cell>
          <table:table-cell table:formula="of:=IF(ISNA(VLOOKUP([.$A21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OLLOWING</text:p>
          </table:table-cell>
          <table:table-cell table:formula="of:=IF(ISNA(VLOOKUP([.$A21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OR</text:p>
          </table:table-cell>
          <table:table-cell table:formula="of:=IF(ISNA(VLOOKUP([.$A21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OREIGN</text:p>
          </table:table-cell>
          <table:table-cell table:formula="of:=IF(ISNA(VLOOKUP([.$A21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ORTRAN</text:p>
          </table:table-cell>
          <table:table-cell table:formula="of:=IF(ISNA(VLOOKUP([.$A21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OUND</text:p>
          </table:table-cell>
          <table:table-cell table:formula="of:=IF(ISNA(VLOOKUP([.$A21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RAME_ROW</text:p>
          </table:table-cell>
          <table:table-cell table:formula="of:=IF(ISNA(VLOOKUP([.$A21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REE</text:p>
          </table:table-cell>
          <table:table-cell table:formula="of:=IF(ISNA(VLOOKUP([.$A21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ROM</text:p>
          </table:table-cell>
          <table:table-cell table:formula="of:=IF(ISNA(VLOOKUP([.$A22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S</text:p>
          </table:table-cell>
          <table:table-cell table:formula="of:=IF(ISNA(VLOOKUP([.$A22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ULL</text:p>
          </table:table-cell>
          <table:table-cell table:formula="of:=IF(ISNA(VLOOKUP([.$A22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UNCTION</text:p>
          </table:table-cell>
          <table:table-cell table:formula="of:=IF(ISNA(VLOOKUP([.$A22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USION</text:p>
          </table:table-cell>
          <table:table-cell table:formula="of:=IF(ISNA(VLOOKUP([.$A22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</text:p>
          </table:table-cell>
          <table:table-cell table:formula="of:=IF(ISNA(VLOOKUP([.$A22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ENERAL</text:p>
          </table:table-cell>
          <table:table-cell table:formula="of:=IF(ISNA(VLOOKUP([.$A22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ENERATED</text:p>
          </table:table-cell>
          <table:table-cell table:formula="of:=IF(ISNA(VLOOKUP([.$A22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ET</text:p>
          </table:table-cell>
          <table:table-cell table:formula="of:=IF(ISNA(VLOOKUP([.$A22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LOBAL</text:p>
          </table:table-cell>
          <table:table-cell table:formula="of:=IF(ISNA(VLOOKUP([.$A22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O</text:p>
          </table:table-cell>
          <table:table-cell table:formula="of:=IF(ISNA(VLOOKUP([.$A23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OTO</text:p>
          </table:table-cell>
          <table:table-cell table:formula="of:=IF(ISNA(VLOOKUP([.$A23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RANT</text:p>
          </table:table-cell>
          <table:table-cell table:formula="of:=IF(ISNA(VLOOKUP([.$A23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RANTED</text:p>
          </table:table-cell>
          <table:table-cell table:formula="of:=IF(ISNA(VLOOKUP([.$A23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ROUP</text:p>
          </table:table-cell>
          <table:table-cell table:formula="of:=IF(ISNA(VLOOKUP([.$A23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ROUPING</text:p>
          </table:table-cell>
          <table:table-cell table:formula="of:=IF(ISNA(VLOOKUP([.$A23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ROUPS</text:p>
          </table:table-cell>
          <table:table-cell table:formula="of:=IF(ISNA(VLOOKUP([.$A23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HAVING</text:p>
          </table:table-cell>
          <table:table-cell table:formula="of:=IF(ISNA(VLOOKUP([.$A23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HEX</text:p>
          </table:table-cell>
          <table:table-cell table:formula="of:=IF(ISNA(VLOOKUP([.$A23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HIERARCHY</text:p>
          </table:table-cell>
          <table:table-cell table:formula="of:=IF(ISNA(VLOOKUP([.$A23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HOLD</text:p>
          </table:table-cell>
          <table:table-cell table:formula="of:=IF(ISNA(VLOOKUP([.$A24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HOUR</text:p>
          </table:table-cell>
          <table:table-cell table:formula="of:=IF(ISNA(VLOOKUP([.$A24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D</text:p>
          </table:table-cell>
          <table:table-cell table:formula="of:=IF(ISNA(VLOOKUP([.$A24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DENTITY</text:p>
          </table:table-cell>
          <table:table-cell table:formula="of:=IF(ISNA(VLOOKUP([.$A24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GNORE</text:p>
          </table:table-cell>
          <table:table-cell table:formula="of:=IF(ISNA(VLOOKUP([.$A24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MMEDIATE</text:p>
          </table:table-cell>
          <table:table-cell table:formula="of:=IF(ISNA(VLOOKUP([.$A24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MMEDIATELY</text:p>
          </table:table-cell>
          <table:table-cell table:formula="of:=IF(ISNA(VLOOKUP([.$A24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MPLEMENTATION</text:p>
          </table:table-cell>
          <table:table-cell table:formula="of:=IF(ISNA(VLOOKUP([.$A24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MPORT</text:p>
          </table:table-cell>
          <table:table-cell table:formula="of:=IF(ISNA(VLOOKUP([.$A24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</text:p>
          </table:table-cell>
          <table:table-cell table:formula="of:=IF(ISNA(VLOOKUP([.$A24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CLUDING</text:p>
          </table:table-cell>
          <table:table-cell table:formula="of:=IF(ISNA(VLOOKUP([.$A25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CREMENT</text:p>
          </table:table-cell>
          <table:table-cell table:formula="of:=IF(ISNA(VLOOKUP([.$A25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DENT</text:p>
          </table:table-cell>
          <table:table-cell table:formula="of:=IF(ISNA(VLOOKUP([.$A25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DICATOR</text:p>
          </table:table-cell>
          <table:table-cell table:formula="of:=IF(ISNA(VLOOKUP([.$A25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ITIALLY</text:p>
          </table:table-cell>
          <table:table-cell table:formula="of:=IF(ISNA(VLOOKUP([.$A25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NER</text:p>
          </table:table-cell>
          <table:table-cell table:formula="of:=IF(ISNA(VLOOKUP([.$A25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OUT</text:p>
          </table:table-cell>
          <table:table-cell table:formula="of:=IF(ISNA(VLOOKUP([.$A25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PUT</text:p>
          </table:table-cell>
          <table:table-cell table:formula="of:=IF(ISNA(VLOOKUP([.$A25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SENSITIVE</text:p>
          </table:table-cell>
          <table:table-cell table:formula="of:=IF(ISNA(VLOOKUP([.$A25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SERT</text:p>
          </table:table-cell>
          <table:table-cell table:formula="of:=IF(ISNA(VLOOKUP([.$A25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STANCE</text:p>
          </table:table-cell>
          <table:table-cell table:formula="of:=IF(ISNA(VLOOKUP([.$A26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STANTIABLE</text:p>
          </table:table-cell>
          <table:table-cell table:formula="of:=IF(ISNA(VLOOKUP([.$A26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STEAD</text:p>
          </table:table-cell>
          <table:table-cell table:formula="of:=IF(ISNA(VLOOKUP([.$A26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T</text:p>
          </table:table-cell>
          <table:table-cell table:formula="of:=IF(ISNA(VLOOKUP([.$A26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TEGER</text:p>
          </table:table-cell>
          <table:table-cell table:formula="of:=IF(ISNA(VLOOKUP([.$A26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TEGRITY</text:p>
          </table:table-cell>
          <table:table-cell table:formula="of:=IF(ISNA(VLOOKUP([.$A26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TERSECT</text:p>
          </table:table-cell>
          <table:table-cell table:formula="of:=IF(ISNA(VLOOKUP([.$A26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TERSECTION</text:p>
          </table:table-cell>
          <table:table-cell table:formula="of:=IF(ISNA(VLOOKUP([.$A26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TERVAL</text:p>
          </table:table-cell>
          <table:table-cell table:formula="of:=IF(ISNA(VLOOKUP([.$A26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TO</text:p>
          </table:table-cell>
          <table:table-cell table:formula="of:=IF(ISNA(VLOOKUP([.$A26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VOKER</text:p>
          </table:table-cell>
          <table:table-cell table:formula="of:=IF(ISNA(VLOOKUP([.$A27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S</text:p>
          </table:table-cell>
          <table:table-cell table:formula="of:=IF(ISNA(VLOOKUP([.$A27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SOLATION</text:p>
          </table:table-cell>
          <table:table-cell table:formula="of:=IF(ISNA(VLOOKUP([.$A27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JOIN</text:p>
          </table:table-cell>
          <table:table-cell table:formula="of:=IF(ISNA(VLOOKUP([.$A27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K</text:p>
          </table:table-cell>
          <table:table-cell table:formula="of:=IF(ISNA(VLOOKUP([.$A27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KEY</text:p>
          </table:table-cell>
          <table:table-cell table:formula="of:=IF(ISNA(VLOOKUP([.$A27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KEY_MEMBER</text:p>
          </table:table-cell>
          <table:table-cell table:formula="of:=IF(ISNA(VLOOKUP([.$A27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KEY_TYPE</text:p>
          </table:table-cell>
          <table:table-cell table:formula="of:=IF(ISNA(VLOOKUP([.$A27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AG</text:p>
          </table:table-cell>
          <table:table-cell table:formula="of:=IF(ISNA(VLOOKUP([.$A27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ANGUAGE</text:p>
          </table:table-cell>
          <table:table-cell table:formula="of:=IF(ISNA(VLOOKUP([.$A27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ARGE</text:p>
          </table:table-cell>
          <table:table-cell table:formula="of:=IF(ISNA(VLOOKUP([.$A28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AST</text:p>
          </table:table-cell>
          <table:table-cell table:formula="of:=IF(ISNA(VLOOKUP([.$A28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AST_VALUE</text:p>
          </table:table-cell>
          <table:table-cell table:formula="of:=IF(ISNA(VLOOKUP([.$A28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ATERAL</text:p>
          </table:table-cell>
          <table:table-cell table:formula="of:=IF(ISNA(VLOOKUP([.$A28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EAD</text:p>
          </table:table-cell>
          <table:table-cell table:formula="of:=IF(ISNA(VLOOKUP([.$A28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EADING</text:p>
          </table:table-cell>
          <table:table-cell table:formula="of:=IF(ISNA(VLOOKUP([.$A28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EFT</text:p>
          </table:table-cell>
          <table:table-cell table:formula="of:=IF(ISNA(VLOOKUP([.$A28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ENGTH</text:p>
          </table:table-cell>
          <table:table-cell table:formula="of:=IF(ISNA(VLOOKUP([.$A28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EVEL</text:p>
          </table:table-cell>
          <table:table-cell table:formula="of:=IF(ISNA(VLOOKUP([.$A28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IBRARY</text:p>
          </table:table-cell>
          <table:table-cell table:formula="of:=IF(ISNA(VLOOKUP([.$A28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IKE</text:p>
          </table:table-cell>
          <table:table-cell table:formula="of:=IF(ISNA(VLOOKUP([.$A29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IKE_REGEX</text:p>
          </table:table-cell>
          <table:table-cell table:formula="of:=IF(ISNA(VLOOKUP([.$A29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IMIT</text:p>
          </table:table-cell>
          <table:table-cell table:formula="of:=IF(ISNA(VLOOKUP([.$A29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INK</text:p>
          </table:table-cell>
          <table:table-cell table:formula="of:=IF(ISNA(VLOOKUP([.$A29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N</text:p>
          </table:table-cell>
          <table:table-cell table:formula="of:=IF(ISNA(VLOOKUP([.$A29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OCAL</text:p>
          </table:table-cell>
          <table:table-cell table:formula="of:=IF(ISNA(VLOOKUP([.$A29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OCALTIME</text:p>
          </table:table-cell>
          <table:table-cell table:formula="of:=IF(ISNA(VLOOKUP([.$A29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OCALTIMESTAMP</text:p>
          </table:table-cell>
          <table:table-cell table:formula="of:=IF(ISNA(VLOOKUP([.$A29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OCATION</text:p>
          </table:table-cell>
          <table:table-cell table:formula="of:=IF(ISNA(VLOOKUP([.$A29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OCATOR</text:p>
          </table:table-cell>
          <table:table-cell table:formula="of:=IF(ISNA(VLOOKUP([.$A29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OWER</text:p>
          </table:table-cell>
          <table:table-cell table:formula="of:=IF(ISNA(VLOOKUP([.$A30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</text:p>
          </table:table-cell>
          <table:table-cell table:formula="of:=IF(ISNA(VLOOKUP([.$A30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AP</text:p>
          </table:table-cell>
          <table:table-cell table:formula="of:=IF(ISNA(VLOOKUP([.$A30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APPING</text:p>
          </table:table-cell>
          <table:table-cell table:formula="of:=IF(ISNA(VLOOKUP([.$A30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ATCH</text:p>
          </table:table-cell>
          <table:table-cell table:formula="of:=IF(ISNA(VLOOKUP([.$A30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ATCHED</text:p>
          </table:table-cell>
          <table:table-cell table:formula="of:=IF(ISNA(VLOOKUP([.$A30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AX</text:p>
          </table:table-cell>
          <table:table-cell table:formula="of:=IF(ISNA(VLOOKUP([.$A30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AXVALUE</text:p>
          </table:table-cell>
          <table:table-cell table:formula="of:=IF(ISNA(VLOOKUP([.$A30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EMBER</text:p>
          </table:table-cell>
          <table:table-cell table:formula="of:=IF(ISNA(VLOOKUP([.$A30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ERGE</text:p>
          </table:table-cell>
          <table:table-cell table:formula="of:=IF(ISNA(VLOOKUP([.$A30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ESSAGE_LENGTH</text:p>
          </table:table-cell>
          <table:table-cell table:formula="of:=IF(ISNA(VLOOKUP([.$A31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ESSAGE_OCTET_LENGTH</text:p>
          </table:table-cell>
          <table:table-cell table:formula="of:=IF(ISNA(VLOOKUP([.$A31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ESSAGE_TEXT</text:p>
          </table:table-cell>
          <table:table-cell table:formula="of:=IF(ISNA(VLOOKUP([.$A31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ETHOD</text:p>
          </table:table-cell>
          <table:table-cell table:formula="of:=IF(ISNA(VLOOKUP([.$A31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IN</text:p>
          </table:table-cell>
          <table:table-cell table:formula="of:=IF(ISNA(VLOOKUP([.$A31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INUTE</text:p>
          </table:table-cell>
          <table:table-cell table:formula="of:=IF(ISNA(VLOOKUP([.$A31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INVALUE</text:p>
          </table:table-cell>
          <table:table-cell table:formula="of:=IF(ISNA(VLOOKUP([.$A31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OD</text:p>
          </table:table-cell>
          <table:table-cell table:formula="of:=IF(ISNA(VLOOKUP([.$A31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ODIFIES</text:p>
          </table:table-cell>
          <table:table-cell table:formula="of:=IF(ISNA(VLOOKUP([.$A31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ODULE</text:p>
          </table:table-cell>
          <table:table-cell table:formula="of:=IF(ISNA(VLOOKUP([.$A31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ONTH</text:p>
          </table:table-cell>
          <table:table-cell table:formula="of:=IF(ISNA(VLOOKUP([.$A32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ORE</text:p>
          </table:table-cell>
          <table:table-cell table:formula="of:=IF(ISNA(VLOOKUP([.$A32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ULTISET</text:p>
          </table:table-cell>
          <table:table-cell table:formula="of:=IF(ISNA(VLOOKUP([.$A32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UMPS</text:p>
          </table:table-cell>
          <table:table-cell table:formula="of:=IF(ISNA(VLOOKUP([.$A32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AME</text:p>
          </table:table-cell>
          <table:table-cell table:formula="of:=IF(ISNA(VLOOKUP([.$A32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AMES</text:p>
          </table:table-cell>
          <table:table-cell table:formula="of:=IF(ISNA(VLOOKUP([.$A32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AMESPACE</text:p>
          </table:table-cell>
          <table:table-cell table:formula="of:=IF(ISNA(VLOOKUP([.$A32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ATIONAL</text:p>
          </table:table-cell>
          <table:table-cell table:formula="of:=IF(ISNA(VLOOKUP([.$A32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ATURAL</text:p>
          </table:table-cell>
          <table:table-cell table:formula="of:=IF(ISNA(VLOOKUP([.$A32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CHAR</text:p>
          </table:table-cell>
          <table:table-cell table:formula="of:=IF(ISNA(VLOOKUP([.$A32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CLOB</text:p>
          </table:table-cell>
          <table:table-cell table:formula="of:=IF(ISNA(VLOOKUP([.$A33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ESTING</text:p>
          </table:table-cell>
          <table:table-cell table:formula="of:=IF(ISNA(VLOOKUP([.$A33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EW</text:p>
          </table:table-cell>
          <table:table-cell table:formula="of:=IF(ISNA(VLOOKUP([.$A33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EXT</text:p>
          </table:table-cell>
          <table:table-cell table:formula="of:=IF(ISNA(VLOOKUP([.$A33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FC</text:p>
          </table:table-cell>
          <table:table-cell table:formula="of:=IF(ISNA(VLOOKUP([.$A33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FD</text:p>
          </table:table-cell>
          <table:table-cell table:formula="of:=IF(ISNA(VLOOKUP([.$A33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FKC</text:p>
          </table:table-cell>
          <table:table-cell table:formula="of:=IF(ISNA(VLOOKUP([.$A33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FKD</text:p>
          </table:table-cell>
          <table:table-cell table:formula="of:=IF(ISNA(VLOOKUP([.$A33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IL</text:p>
          </table:table-cell>
          <table:table-cell table:formula="of:=IF(ISNA(VLOOKUP([.$A33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O</text:p>
          </table:table-cell>
          <table:table-cell table:formula="of:=IF(ISNA(VLOOKUP([.$A33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ONE</text:p>
          </table:table-cell>
          <table:table-cell table:formula="of:=IF(ISNA(VLOOKUP([.$A34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ORMALIZE</text:p>
          </table:table-cell>
          <table:table-cell table:formula="of:=IF(ISNA(VLOOKUP([.$A34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ORMALIZED</text:p>
          </table:table-cell>
          <table:table-cell table:formula="of:=IF(ISNA(VLOOKUP([.$A34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OT</text:p>
          </table:table-cell>
          <table:table-cell table:formula="of:=IF(ISNA(VLOOKUP([.$A34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TH_VALUE</text:p>
          </table:table-cell>
          <table:table-cell table:formula="of:=IF(ISNA(VLOOKUP([.$A34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TILE</text:p>
          </table:table-cell>
          <table:table-cell table:formula="of:=IF(ISNA(VLOOKUP([.$A34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ULL</text:p>
          </table:table-cell>
          <table:table-cell table:formula="of:=IF(ISNA(VLOOKUP([.$A34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ULLABLE</text:p>
          </table:table-cell>
          <table:table-cell table:formula="of:=IF(ISNA(VLOOKUP([.$A34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ULLIF</text:p>
          </table:table-cell>
          <table:table-cell table:formula="of:=IF(ISNA(VLOOKUP([.$A34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ULLS</text:p>
          </table:table-cell>
          <table:table-cell table:formula="of:=IF(ISNA(VLOOKUP([.$A34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UMBER</text:p>
          </table:table-cell>
          <table:table-cell table:formula="of:=IF(ISNA(VLOOKUP([.$A35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UMERIC</text:p>
          </table:table-cell>
          <table:table-cell table:formula="of:=IF(ISNA(VLOOKUP([.$A35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BJECT</text:p>
          </table:table-cell>
          <table:table-cell table:formula="of:=IF(ISNA(VLOOKUP([.$A35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CCURRENCES_REGEX</text:p>
          </table:table-cell>
          <table:table-cell table:formula="of:=IF(ISNA(VLOOKUP([.$A35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CTET_LENGTH</text:p>
          </table:table-cell>
          <table:table-cell table:formula="of:=IF(ISNA(VLOOKUP([.$A35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CTETS</text:p>
          </table:table-cell>
          <table:table-cell table:formula="of:=IF(ISNA(VLOOKUP([.$A35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F</text:p>
          </table:table-cell>
          <table:table-cell table:formula="of:=IF(ISNA(VLOOKUP([.$A35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FF</text:p>
          </table:table-cell>
          <table:table-cell table:formula="of:=IF(ISNA(VLOOKUP([.$A35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FFSET</text:p>
          </table:table-cell>
          <table:table-cell table:formula="of:=IF(ISNA(VLOOKUP([.$A35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LD</text:p>
          </table:table-cell>
          <table:table-cell table:formula="of:=IF(ISNA(VLOOKUP([.$A35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N</text:p>
          </table:table-cell>
          <table:table-cell table:formula="of:=IF(ISNA(VLOOKUP([.$A36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NLY</text:p>
          </table:table-cell>
          <table:table-cell table:formula="of:=IF(ISNA(VLOOKUP([.$A36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PEN</text:p>
          </table:table-cell>
          <table:table-cell table:formula="of:=IF(ISNA(VLOOKUP([.$A36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PTION</text:p>
          </table:table-cell>
          <table:table-cell table:formula="of:=IF(ISNA(VLOOKUP([.$A36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PTIONS</text:p>
          </table:table-cell>
          <table:table-cell table:formula="of:=IF(ISNA(VLOOKUP([.$A36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R</text:p>
          </table:table-cell>
          <table:table-cell table:formula="of:=IF(ISNA(VLOOKUP([.$A36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RDER</text:p>
          </table:table-cell>
          <table:table-cell table:formula="of:=IF(ISNA(VLOOKUP([.$A36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RDERING</text:p>
          </table:table-cell>
          <table:table-cell table:formula="of:=IF(ISNA(VLOOKUP([.$A36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RDINALITY</text:p>
          </table:table-cell>
          <table:table-cell table:formula="of:=IF(ISNA(VLOOKUP([.$A36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THERS</text:p>
          </table:table-cell>
          <table:table-cell table:formula="of:=IF(ISNA(VLOOKUP([.$A36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UT</text:p>
          </table:table-cell>
          <table:table-cell table:formula="of:=IF(ISNA(VLOOKUP([.$A37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UTER</text:p>
          </table:table-cell>
          <table:table-cell table:formula="of:=IF(ISNA(VLOOKUP([.$A37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UTPUT</text:p>
          </table:table-cell>
          <table:table-cell table:formula="of:=IF(ISNA(VLOOKUP([.$A37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VER</text:p>
          </table:table-cell>
          <table:table-cell table:formula="of:=IF(ISNA(VLOOKUP([.$A37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VERLAPS</text:p>
          </table:table-cell>
          <table:table-cell table:formula="of:=IF(ISNA(VLOOKUP([.$A37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VERLAY</text:p>
          </table:table-cell>
          <table:table-cell table:formula="of:=IF(ISNA(VLOOKUP([.$A37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VERRIDING</text:p>
          </table:table-cell>
          <table:table-cell table:formula="of:=IF(ISNA(VLOOKUP([.$A37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</text:p>
          </table:table-cell>
          <table:table-cell table:formula="of:=IF(ISNA(VLOOKUP([.$A37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D</text:p>
          </table:table-cell>
          <table:table-cell table:formula="of:=IF(ISNA(VLOOKUP([.$A37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RAMETER</text:p>
          </table:table-cell>
          <table:table-cell table:formula="of:=IF(ISNA(VLOOKUP([.$A37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RAMETER_MODE</text:p>
          </table:table-cell>
          <table:table-cell table:formula="of:=IF(ISNA(VLOOKUP([.$A38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RAMETER_NAME</text:p>
          </table:table-cell>
          <table:table-cell table:formula="of:=IF(ISNA(VLOOKUP([.$A38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RAMETER_ORDINAL_POSITION</text:p>
          </table:table-cell>
          <table:table-cell table:formula="of:=IF(ISNA(VLOOKUP([.$A38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RAMETER_SPECIFIC_CATALOG</text:p>
          </table:table-cell>
          <table:table-cell table:formula="of:=IF(ISNA(VLOOKUP([.$A38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RAMETER_SPECIFIC_NAME</text:p>
          </table:table-cell>
          <table:table-cell table:formula="of:=IF(ISNA(VLOOKUP([.$A38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RAMETER_SPECIFIC_SCHEMA</text:p>
          </table:table-cell>
          <table:table-cell table:formula="of:=IF(ISNA(VLOOKUP([.$A38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RTIAL</text:p>
          </table:table-cell>
          <table:table-cell table:formula="of:=IF(ISNA(VLOOKUP([.$A38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RTITION</text:p>
          </table:table-cell>
          <table:table-cell table:formula="of:=IF(ISNA(VLOOKUP([.$A38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SCAL</text:p>
          </table:table-cell>
          <table:table-cell table:formula="of:=IF(ISNA(VLOOKUP([.$A38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SSING</text:p>
          </table:table-cell>
          <table:table-cell table:formula="of:=IF(ISNA(VLOOKUP([.$A38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SSTHROUGH</text:p>
          </table:table-cell>
          <table:table-cell table:formula="of:=IF(ISNA(VLOOKUP([.$A39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TH</text:p>
          </table:table-cell>
          <table:table-cell table:formula="of:=IF(ISNA(VLOOKUP([.$A39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ERCENT</text:p>
          </table:table-cell>
          <table:table-cell table:formula="of:=IF(ISNA(VLOOKUP([.$A39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ERCENT_RANK</text:p>
          </table:table-cell>
          <table:table-cell table:formula="of:=IF(ISNA(VLOOKUP([.$A39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ERCENTILE_CONT</text:p>
          </table:table-cell>
          <table:table-cell table:formula="of:=IF(ISNA(VLOOKUP([.$A39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ERCENTILE_DISC</text:p>
          </table:table-cell>
          <table:table-cell table:formula="of:=IF(ISNA(VLOOKUP([.$A39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ERIOD</text:p>
          </table:table-cell>
          <table:table-cell table:formula="of:=IF(ISNA(VLOOKUP([.$A39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ERMISSION</text:p>
          </table:table-cell>
          <table:table-cell table:formula="of:=IF(ISNA(VLOOKUP([.$A39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LACING</text:p>
          </table:table-cell>
          <table:table-cell table:formula="of:=IF(ISNA(VLOOKUP([.$A39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LI</text:p>
          </table:table-cell>
          <table:table-cell table:formula="of:=IF(ISNA(VLOOKUP([.$A39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ORTION</text:p>
          </table:table-cell>
          <table:table-cell table:formula="of:=IF(ISNA(VLOOKUP([.$A40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OSITION</text:p>
          </table:table-cell>
          <table:table-cell table:formula="of:=IF(ISNA(VLOOKUP([.$A40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OSITION_REGEX</text:p>
          </table:table-cell>
          <table:table-cell table:formula="of:=IF(ISNA(VLOOKUP([.$A40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OWER</text:p>
          </table:table-cell>
          <table:table-cell table:formula="of:=IF(ISNA(VLOOKUP([.$A40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RECEDES</text:p>
          </table:table-cell>
          <table:table-cell table:formula="of:=IF(ISNA(VLOOKUP([.$A40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RECEDING</text:p>
          </table:table-cell>
          <table:table-cell table:formula="of:=IF(ISNA(VLOOKUP([.$A40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RECISION</text:p>
          </table:table-cell>
          <table:table-cell table:formula="of:=IF(ISNA(VLOOKUP([.$A40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REPARE</text:p>
          </table:table-cell>
          <table:table-cell table:formula="of:=IF(ISNA(VLOOKUP([.$A40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RESERVE</text:p>
          </table:table-cell>
          <table:table-cell table:formula="of:=IF(ISNA(VLOOKUP([.$A40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RIMARY</text:p>
          </table:table-cell>
          <table:table-cell table:formula="of:=IF(ISNA(VLOOKUP([.$A40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RIOR</text:p>
          </table:table-cell>
          <table:table-cell table:formula="of:=IF(ISNA(VLOOKUP([.$A41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RIVILEGES</text:p>
          </table:table-cell>
          <table:table-cell table:formula="of:=IF(ISNA(VLOOKUP([.$A41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ROCEDURE</text:p>
          </table:table-cell>
          <table:table-cell table:formula="of:=IF(ISNA(VLOOKUP([.$A41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UBLIC</text:p>
          </table:table-cell>
          <table:table-cell table:formula="of:=IF(ISNA(VLOOKUP([.$A41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ANGE</text:p>
          </table:table-cell>
          <table:table-cell table:formula="of:=IF(ISNA(VLOOKUP([.$A41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ANK</text:p>
          </table:table-cell>
          <table:table-cell table:formula="of:=IF(ISNA(VLOOKUP([.$A41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AD</text:p>
          </table:table-cell>
          <table:table-cell table:formula="of:=IF(ISNA(VLOOKUP([.$A41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ADS</text:p>
          </table:table-cell>
          <table:table-cell table:formula="of:=IF(ISNA(VLOOKUP([.$A41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AL</text:p>
          </table:table-cell>
          <table:table-cell table:formula="of:=IF(ISNA(VLOOKUP([.$A41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COVERY</text:p>
          </table:table-cell>
          <table:table-cell table:formula="of:=IF(ISNA(VLOOKUP([.$A41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CURSIVE</text:p>
          </table:table-cell>
          <table:table-cell table:formula="of:=IF(ISNA(VLOOKUP([.$A42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F</text:p>
          </table:table-cell>
          <table:table-cell table:formula="of:=IF(ISNA(VLOOKUP([.$A42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FERENCES</text:p>
          </table:table-cell>
          <table:table-cell table:formula="of:=IF(ISNA(VLOOKUP([.$A42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FERENCING</text:p>
          </table:table-cell>
          <table:table-cell table:formula="of:=IF(ISNA(VLOOKUP([.$A42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GR_AVGX</text:p>
          </table:table-cell>
          <table:table-cell table:formula="of:=IF(ISNA(VLOOKUP([.$A42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GR_AVGY</text:p>
          </table:table-cell>
          <table:table-cell table:formula="of:=IF(ISNA(VLOOKUP([.$A42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GR_COUNT</text:p>
          </table:table-cell>
          <table:table-cell table:formula="of:=IF(ISNA(VLOOKUP([.$A42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GR_INTERCEPT</text:p>
          </table:table-cell>
          <table:table-cell table:formula="of:=IF(ISNA(VLOOKUP([.$A42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GR_R2</text:p>
          </table:table-cell>
          <table:table-cell table:formula="of:=IF(ISNA(VLOOKUP([.$A42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GR_SLOPE</text:p>
          </table:table-cell>
          <table:table-cell table:formula="of:=IF(ISNA(VLOOKUP([.$A42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GR_SXX</text:p>
          </table:table-cell>
          <table:table-cell table:formula="of:=IF(ISNA(VLOOKUP([.$A43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GR_SXY</text:p>
          </table:table-cell>
          <table:table-cell table:formula="of:=IF(ISNA(VLOOKUP([.$A43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GR_SYY</text:p>
          </table:table-cell>
          <table:table-cell table:formula="of:=IF(ISNA(VLOOKUP([.$A43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LATIVE</text:p>
          </table:table-cell>
          <table:table-cell table:formula="of:=IF(ISNA(VLOOKUP([.$A43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LEASE</text:p>
          </table:table-cell>
          <table:table-cell table:formula="of:=IF(ISNA(VLOOKUP([.$A43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PEATABLE</text:p>
          </table:table-cell>
          <table:table-cell table:formula="of:=IF(ISNA(VLOOKUP([.$A43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QUIRING</text:p>
          </table:table-cell>
          <table:table-cell table:formula="of:=IF(ISNA(VLOOKUP([.$A43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SPECT</text:p>
          </table:table-cell>
          <table:table-cell table:formula="of:=IF(ISNA(VLOOKUP([.$A43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START</text:p>
          </table:table-cell>
          <table:table-cell table:formula="of:=IF(ISNA(VLOOKUP([.$A43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STORE</text:p>
          </table:table-cell>
          <table:table-cell table:formula="of:=IF(ISNA(VLOOKUP([.$A43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STRICT</text:p>
          </table:table-cell>
          <table:table-cell table:formula="of:=IF(ISNA(VLOOKUP([.$A44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SULT</text:p>
          </table:table-cell>
          <table:table-cell table:formula="of:=IF(ISNA(VLOOKUP([.$A44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TURN</text:p>
          </table:table-cell>
          <table:table-cell table:formula="of:=IF(ISNA(VLOOKUP([.$A44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TURNED_CARDINALITY</text:p>
          </table:table-cell>
          <table:table-cell table:formula="of:=IF(ISNA(VLOOKUP([.$A44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TURNED_LENGTH</text:p>
          </table:table-cell>
          <table:table-cell table:formula="of:=IF(ISNA(VLOOKUP([.$A44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TURNED_OCTET_LENGTH</text:p>
          </table:table-cell>
          <table:table-cell table:formula="of:=IF(ISNA(VLOOKUP([.$A44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TURNED_SQLSTATE</text:p>
          </table:table-cell>
          <table:table-cell table:formula="of:=IF(ISNA(VLOOKUP([.$A44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TURNING</text:p>
          </table:table-cell>
          <table:table-cell table:formula="of:=IF(ISNA(VLOOKUP([.$A44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TURNS</text:p>
          </table:table-cell>
          <table:table-cell table:formula="of:=IF(ISNA(VLOOKUP([.$A44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VOKE</text:p>
          </table:table-cell>
          <table:table-cell table:formula="of:=IF(ISNA(VLOOKUP([.$A44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IGHT</text:p>
          </table:table-cell>
          <table:table-cell table:formula="of:=IF(ISNA(VLOOKUP([.$A45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OLE</text:p>
          </table:table-cell>
          <table:table-cell table:formula="of:=IF(ISNA(VLOOKUP([.$A45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OLLBACK</text:p>
          </table:table-cell>
          <table:table-cell table:formula="of:=IF(ISNA(VLOOKUP([.$A45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OLLUP</text:p>
          </table:table-cell>
          <table:table-cell table:formula="of:=IF(ISNA(VLOOKUP([.$A45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OUTINE</text:p>
          </table:table-cell>
          <table:table-cell table:formula="of:=IF(ISNA(VLOOKUP([.$A45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OUTINE_CATALOG</text:p>
          </table:table-cell>
          <table:table-cell table:formula="of:=IF(ISNA(VLOOKUP([.$A45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OUTINE_NAME</text:p>
          </table:table-cell>
          <table:table-cell table:formula="of:=IF(ISNA(VLOOKUP([.$A45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OUTINE_SCHEMA</text:p>
          </table:table-cell>
          <table:table-cell table:formula="of:=IF(ISNA(VLOOKUP([.$A45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OW</text:p>
          </table:table-cell>
          <table:table-cell table:formula="of:=IF(ISNA(VLOOKUP([.$A45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OW_COUNT</text:p>
          </table:table-cell>
          <table:table-cell table:formula="of:=IF(ISNA(VLOOKUP([.$A45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OW_NUMBER</text:p>
          </table:table-cell>
          <table:table-cell table:formula="of:=IF(ISNA(VLOOKUP([.$A46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OWS</text:p>
          </table:table-cell>
          <table:table-cell table:formula="of:=IF(ISNA(VLOOKUP([.$A46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AVEPOINT</text:p>
          </table:table-cell>
          <table:table-cell table:formula="of:=IF(ISNA(VLOOKUP([.$A46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CALE</text:p>
          </table:table-cell>
          <table:table-cell table:formula="of:=IF(ISNA(VLOOKUP([.$A46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CHEMA</text:p>
          </table:table-cell>
          <table:table-cell table:formula="of:=IF(ISNA(VLOOKUP([.$A46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CHEMA_NAME</text:p>
          </table:table-cell>
          <table:table-cell table:formula="of:=IF(ISNA(VLOOKUP([.$A46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COPE</text:p>
          </table:table-cell>
          <table:table-cell table:formula="of:=IF(ISNA(VLOOKUP([.$A46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COPE_CATALOG</text:p>
          </table:table-cell>
          <table:table-cell table:formula="of:=IF(ISNA(VLOOKUP([.$A46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COPE_NAME</text:p>
          </table:table-cell>
          <table:table-cell table:formula="of:=IF(ISNA(VLOOKUP([.$A46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COPE_SCHEMA</text:p>
          </table:table-cell>
          <table:table-cell table:formula="of:=IF(ISNA(VLOOKUP([.$A46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CROLL</text:p>
          </table:table-cell>
          <table:table-cell table:formula="of:=IF(ISNA(VLOOKUP([.$A47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ARCH</text:p>
          </table:table-cell>
          <table:table-cell table:formula="of:=IF(ISNA(VLOOKUP([.$A47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COND</text:p>
          </table:table-cell>
          <table:table-cell table:formula="of:=IF(ISNA(VLOOKUP([.$A47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CTION</text:p>
          </table:table-cell>
          <table:table-cell table:formula="of:=IF(ISNA(VLOOKUP([.$A47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CURITY</text:p>
          </table:table-cell>
          <table:table-cell table:formula="of:=IF(ISNA(VLOOKUP([.$A47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LECT</text:p>
          </table:table-cell>
          <table:table-cell table:formula="of:=IF(ISNA(VLOOKUP([.$A47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LECTIVE</text:p>
          </table:table-cell>
          <table:table-cell table:formula="of:=IF(ISNA(VLOOKUP([.$A47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LF</text:p>
          </table:table-cell>
          <table:table-cell table:formula="of:=IF(ISNA(VLOOKUP([.$A47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NSITIVE</text:p>
          </table:table-cell>
          <table:table-cell table:formula="of:=IF(ISNA(VLOOKUP([.$A47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QUENCE</text:p>
          </table:table-cell>
          <table:table-cell table:formula="of:=IF(ISNA(VLOOKUP([.$A47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RIALIZABLE</text:p>
          </table:table-cell>
          <table:table-cell table:formula="of:=IF(ISNA(VLOOKUP([.$A48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RVER</text:p>
          </table:table-cell>
          <table:table-cell table:formula="of:=IF(ISNA(VLOOKUP([.$A48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RVER_NAME</text:p>
          </table:table-cell>
          <table:table-cell table:formula="of:=IF(ISNA(VLOOKUP([.$A48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SSION</text:p>
          </table:table-cell>
          <table:table-cell table:formula="of:=IF(ISNA(VLOOKUP([.$A48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SSION_USER</text:p>
          </table:table-cell>
          <table:table-cell table:formula="of:=IF(ISNA(VLOOKUP([.$A48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T</text:p>
          </table:table-cell>
          <table:table-cell table:formula="of:=IF(ISNA(VLOOKUP([.$A48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TS</text:p>
          </table:table-cell>
          <table:table-cell table:formula="of:=IF(ISNA(VLOOKUP([.$A48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IMILAR</text:p>
          </table:table-cell>
          <table:table-cell table:formula="of:=IF(ISNA(VLOOKUP([.$A48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IMPLE</text:p>
          </table:table-cell>
          <table:table-cell table:formula="of:=IF(ISNA(VLOOKUP([.$A48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IZE</text:p>
          </table:table-cell>
          <table:table-cell table:formula="of:=IF(ISNA(VLOOKUP([.$A48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MALLINT</text:p>
          </table:table-cell>
          <table:table-cell table:formula="of:=IF(ISNA(VLOOKUP([.$A49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OME</text:p>
          </table:table-cell>
          <table:table-cell table:formula="of:=IF(ISNA(VLOOKUP([.$A49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OURCE</text:p>
          </table:table-cell>
          <table:table-cell table:formula="of:=IF(ISNA(VLOOKUP([.$A49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PACE</text:p>
          </table:table-cell>
          <table:table-cell table:formula="of:=IF(ISNA(VLOOKUP([.$A49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PECIFIC</text:p>
          </table:table-cell>
          <table:table-cell table:formula="of:=IF(ISNA(VLOOKUP([.$A49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PECIFIC_NAME</text:p>
          </table:table-cell>
          <table:table-cell table:formula="of:=IF(ISNA(VLOOKUP([.$A49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PECIFICTYPE</text:p>
          </table:table-cell>
          <table:table-cell table:formula="of:=IF(ISNA(VLOOKUP([.$A49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QL</text:p>
          </table:table-cell>
          <table:table-cell table:formula="of:=IF(ISNA(VLOOKUP([.$A49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QLEXCEPTION</text:p>
          </table:table-cell>
          <table:table-cell table:formula="of:=IF(ISNA(VLOOKUP([.$A49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QLSTATE</text:p>
          </table:table-cell>
          <table:table-cell table:formula="of:=IF(ISNA(VLOOKUP([.$A49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QLWARNING</text:p>
          </table:table-cell>
          <table:table-cell table:formula="of:=IF(ISNA(VLOOKUP([.$A50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QRT</text:p>
          </table:table-cell>
          <table:table-cell table:formula="of:=IF(ISNA(VLOOKUP([.$A50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TANDALONE</text:p>
          </table:table-cell>
          <table:table-cell table:formula="of:=IF(ISNA(VLOOKUP([.$A50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TART</text:p>
          </table:table-cell>
          <table:table-cell table:formula="of:=IF(ISNA(VLOOKUP([.$A50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TATE</text:p>
          </table:table-cell>
          <table:table-cell table:formula="of:=IF(ISNA(VLOOKUP([.$A50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TATEMENT</text:p>
          </table:table-cell>
          <table:table-cell table:formula="of:=IF(ISNA(VLOOKUP([.$A50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TATIC</text:p>
          </table:table-cell>
          <table:table-cell table:formula="of:=IF(ISNA(VLOOKUP([.$A50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TDDEV_POP</text:p>
          </table:table-cell>
          <table:table-cell table:formula="of:=IF(ISNA(VLOOKUP([.$A50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TDDEV_SAMP</text:p>
          </table:table-cell>
          <table:table-cell table:formula="of:=IF(ISNA(VLOOKUP([.$A50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TRIP</text:p>
          </table:table-cell>
          <table:table-cell table:formula="of:=IF(ISNA(VLOOKUP([.$A50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TRUCTURE</text:p>
          </table:table-cell>
          <table:table-cell table:formula="of:=IF(ISNA(VLOOKUP([.$A51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TYLE</text:p>
          </table:table-cell>
          <table:table-cell table:formula="of:=IF(ISNA(VLOOKUP([.$A51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UBCLASS_ORIGIN</text:p>
          </table:table-cell>
          <table:table-cell table:formula="of:=IF(ISNA(VLOOKUP([.$A51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UBMULTISET</text:p>
          </table:table-cell>
          <table:table-cell table:formula="of:=IF(ISNA(VLOOKUP([.$A51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UBSTRING</text:p>
          </table:table-cell>
          <table:table-cell table:formula="of:=IF(ISNA(VLOOKUP([.$A51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UBSTRING_REGEX</text:p>
          </table:table-cell>
          <table:table-cell table:formula="of:=IF(ISNA(VLOOKUP([.$A51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UCCEEDS</text:p>
          </table:table-cell>
          <table:table-cell table:formula="of:=IF(ISNA(VLOOKUP([.$A51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UM</text:p>
          </table:table-cell>
          <table:table-cell table:formula="of:=IF(ISNA(VLOOKUP([.$A51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YMMETRIC</text:p>
          </table:table-cell>
          <table:table-cell table:formula="of:=IF(ISNA(VLOOKUP([.$A51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YSTEM</text:p>
          </table:table-cell>
          <table:table-cell table:formula="of:=IF(ISNA(VLOOKUP([.$A51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YSTEM_TIME</text:p>
          </table:table-cell>
          <table:table-cell table:formula="of:=IF(ISNA(VLOOKUP([.$A52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YSTEM_USER</text:p>
          </table:table-cell>
          <table:table-cell table:formula="of:=IF(ISNA(VLOOKUP([.$A52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</text:p>
          </table:table-cell>
          <table:table-cell table:formula="of:=IF(ISNA(VLOOKUP([.$A52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ABLE</text:p>
          </table:table-cell>
          <table:table-cell table:formula="of:=IF(ISNA(VLOOKUP([.$A52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ABLE_NAME</text:p>
          </table:table-cell>
          <table:table-cell table:formula="of:=IF(ISNA(VLOOKUP([.$A52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ABLESAMPLE</text:p>
          </table:table-cell>
          <table:table-cell table:formula="of:=IF(ISNA(VLOOKUP([.$A52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EMPORARY</text:p>
          </table:table-cell>
          <table:table-cell table:formula="of:=IF(ISNA(VLOOKUP([.$A52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HEN</text:p>
          </table:table-cell>
          <table:table-cell table:formula="of:=IF(ISNA(VLOOKUP([.$A52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IES</text:p>
          </table:table-cell>
          <table:table-cell table:formula="of:=IF(ISNA(VLOOKUP([.$A52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IME</text:p>
          </table:table-cell>
          <table:table-cell table:formula="of:=IF(ISNA(VLOOKUP([.$A52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IMESTAMP</text:p>
          </table:table-cell>
          <table:table-cell table:formula="of:=IF(ISNA(VLOOKUP([.$A53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IMEZONE_HOUR</text:p>
          </table:table-cell>
          <table:table-cell table:formula="of:=IF(ISNA(VLOOKUP([.$A53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IMEZONE_MINUTE</text:p>
          </table:table-cell>
          <table:table-cell table:formula="of:=IF(ISNA(VLOOKUP([.$A53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O</text:p>
          </table:table-cell>
          <table:table-cell table:formula="of:=IF(ISNA(VLOOKUP([.$A53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OKEN</text:p>
          </table:table-cell>
          <table:table-cell table:formula="of:=IF(ISNA(VLOOKUP([.$A53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OP_LEVEL_COUNT</text:p>
          </table:table-cell>
          <table:table-cell table:formula="of:=IF(ISNA(VLOOKUP([.$A53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AILING</text:p>
          </table:table-cell>
          <table:table-cell table:formula="of:=IF(ISNA(VLOOKUP([.$A53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ANSACTION</text:p>
          </table:table-cell>
          <table:table-cell table:formula="of:=IF(ISNA(VLOOKUP([.$A53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ANSACTION_ACTIVE</text:p>
          </table:table-cell>
          <table:table-cell table:formula="of:=IF(ISNA(VLOOKUP([.$A53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ANSACTIONS_COMMITTED</text:p>
          </table:table-cell>
          <table:table-cell table:formula="of:=IF(ISNA(VLOOKUP([.$A53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ANSACTIONS_ROLLED_BACK</text:p>
          </table:table-cell>
          <table:table-cell table:formula="of:=IF(ISNA(VLOOKUP([.$A54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ANSFORM</text:p>
          </table:table-cell>
          <table:table-cell table:formula="of:=IF(ISNA(VLOOKUP([.$A54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ANSFORMS</text:p>
          </table:table-cell>
          <table:table-cell table:formula="of:=IF(ISNA(VLOOKUP([.$A54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ANSLATE</text:p>
          </table:table-cell>
          <table:table-cell table:formula="of:=IF(ISNA(VLOOKUP([.$A54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ANSLATE_REGEX</text:p>
          </table:table-cell>
          <table:table-cell table:formula="of:=IF(ISNA(VLOOKUP([.$A54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ANSLATION</text:p>
          </table:table-cell>
          <table:table-cell table:formula="of:=IF(ISNA(VLOOKUP([.$A54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EAT</text:p>
          </table:table-cell>
          <table:table-cell table:formula="of:=IF(ISNA(VLOOKUP([.$A54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IGGER</text:p>
          </table:table-cell>
          <table:table-cell table:formula="of:=IF(ISNA(VLOOKUP([.$A54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IGGER_CATALOG</text:p>
          </table:table-cell>
          <table:table-cell table:formula="of:=IF(ISNA(VLOOKUP([.$A54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IGGER_NAME</text:p>
          </table:table-cell>
          <table:table-cell table:formula="of:=IF(ISNA(VLOOKUP([.$A54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IGGER_SCHEMA</text:p>
          </table:table-cell>
          <table:table-cell table:formula="of:=IF(ISNA(VLOOKUP([.$A55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IM</text:p>
          </table:table-cell>
          <table:table-cell table:formula="of:=IF(ISNA(VLOOKUP([.$A55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IM_ARRAY</text:p>
          </table:table-cell>
          <table:table-cell table:formula="of:=IF(ISNA(VLOOKUP([.$A55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8" office:value-type="string">
            <text:p>TRUE</text:p>
          </table:table-cell>
          <table:table-cell table:formula="of:=IF(ISNA(VLOOKUP([.$A55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UNCATE</text:p>
          </table:table-cell>
          <table:table-cell table:formula="of:=IF(ISNA(VLOOKUP([.$A55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YPE</text:p>
          </table:table-cell>
          <table:table-cell table:formula="of:=IF(ISNA(VLOOKUP([.$A55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ESCAPE</text:p>
          </table:table-cell>
          <table:table-cell table:formula="of:=IF(ISNA(VLOOKUP([.$A55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NBOUNDED</text:p>
          </table:table-cell>
          <table:table-cell table:formula="of:=IF(ISNA(VLOOKUP([.$A55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NCOMMITTED</text:p>
          </table:table-cell>
          <table:table-cell table:formula="of:=IF(ISNA(VLOOKUP([.$A55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NDER</text:p>
          </table:table-cell>
          <table:table-cell table:formula="of:=IF(ISNA(VLOOKUP([.$A55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NION</text:p>
          </table:table-cell>
          <table:table-cell table:formula="of:=IF(ISNA(VLOOKUP([.$A56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NIQUE</text:p>
          </table:table-cell>
          <table:table-cell table:formula="of:=IF(ISNA(VLOOKUP([.$A56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NKNOWN</text:p>
          </table:table-cell>
          <table:table-cell table:formula="of:=IF(ISNA(VLOOKUP([.$A56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NLINK</text:p>
          </table:table-cell>
          <table:table-cell table:formula="of:=IF(ISNA(VLOOKUP([.$A56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NNAMED</text:p>
          </table:table-cell>
          <table:table-cell table:formula="of:=IF(ISNA(VLOOKUP([.$A56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NNEST</text:p>
          </table:table-cell>
          <table:table-cell table:formula="of:=IF(ISNA(VLOOKUP([.$A56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NTYPED</text:p>
          </table:table-cell>
          <table:table-cell table:formula="of:=IF(ISNA(VLOOKUP([.$A56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PDATE</text:p>
          </table:table-cell>
          <table:table-cell table:formula="of:=IF(ISNA(VLOOKUP([.$A56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PPER</text:p>
          </table:table-cell>
          <table:table-cell table:formula="of:=IF(ISNA(VLOOKUP([.$A56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RI</text:p>
          </table:table-cell>
          <table:table-cell table:formula="of:=IF(ISNA(VLOOKUP([.$A56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SAGE</text:p>
          </table:table-cell>
          <table:table-cell table:formula="of:=IF(ISNA(VLOOKUP([.$A57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SER</text:p>
          </table:table-cell>
          <table:table-cell table:formula="of:=IF(ISNA(VLOOKUP([.$A57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SER_DEFINED_TYPE_CATALOG</text:p>
          </table:table-cell>
          <table:table-cell table:formula="of:=IF(ISNA(VLOOKUP([.$A57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SER_DEFINED_TYPE_CODE</text:p>
          </table:table-cell>
          <table:table-cell table:formula="of:=IF(ISNA(VLOOKUP([.$A57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SER_DEFINED_TYPE_NAME</text:p>
          </table:table-cell>
          <table:table-cell table:formula="of:=IF(ISNA(VLOOKUP([.$A57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SER_DEFINED_TYPE_SCHEMA</text:p>
          </table:table-cell>
          <table:table-cell table:formula="of:=IF(ISNA(VLOOKUP([.$A57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SING</text:p>
          </table:table-cell>
          <table:table-cell table:formula="of:=IF(ISNA(VLOOKUP([.$A57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VALID</text:p>
          </table:table-cell>
          <table:table-cell table:formula="of:=IF(ISNA(VLOOKUP([.$A57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VALUE</text:p>
          </table:table-cell>
          <table:table-cell table:formula="of:=IF(ISNA(VLOOKUP([.$A57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VALUE_OF</text:p>
          </table:table-cell>
          <table:table-cell table:formula="of:=IF(ISNA(VLOOKUP([.$A57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VALUES</text:p>
          </table:table-cell>
          <table:table-cell table:formula="of:=IF(ISNA(VLOOKUP([.$A58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VAR_POP</text:p>
          </table:table-cell>
          <table:table-cell table:formula="of:=IF(ISNA(VLOOKUP([.$A58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VAR_SAMP</text:p>
          </table:table-cell>
          <table:table-cell table:formula="of:=IF(ISNA(VLOOKUP([.$A58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VARBINARY</text:p>
          </table:table-cell>
          <table:table-cell table:formula="of:=IF(ISNA(VLOOKUP([.$A58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VARCHAR</text:p>
          </table:table-cell>
          <table:table-cell table:formula="of:=IF(ISNA(VLOOKUP([.$A58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VARYING</text:p>
          </table:table-cell>
          <table:table-cell table:formula="of:=IF(ISNA(VLOOKUP([.$A58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VERSION</text:p>
          </table:table-cell>
          <table:table-cell table:formula="of:=IF(ISNA(VLOOKUP([.$A58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VERSIONING</text:p>
          </table:table-cell>
          <table:table-cell table:formula="of:=IF(ISNA(VLOOKUP([.$A58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VIEW</text:p>
          </table:table-cell>
          <table:table-cell table:formula="of:=IF(ISNA(VLOOKUP([.$A58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HEN</text:p>
          </table:table-cell>
          <table:table-cell table:formula="of:=IF(ISNA(VLOOKUP([.$A58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HENEVER</text:p>
          </table:table-cell>
          <table:table-cell table:formula="of:=IF(ISNA(VLOOKUP([.$A59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HERE</text:p>
          </table:table-cell>
          <table:table-cell table:formula="of:=IF(ISNA(VLOOKUP([.$A59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HITESPACE</text:p>
          </table:table-cell>
          <table:table-cell table:formula="of:=IF(ISNA(VLOOKUP([.$A59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IDTH_BUCKET</text:p>
          </table:table-cell>
          <table:table-cell table:formula="of:=IF(ISNA(VLOOKUP([.$A59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INDOW</text:p>
          </table:table-cell>
          <table:table-cell table:formula="of:=IF(ISNA(VLOOKUP([.$A59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ITH</text:p>
          </table:table-cell>
          <table:table-cell table:formula="of:=IF(ISNA(VLOOKUP([.$A59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ITHIN</text:p>
          </table:table-cell>
          <table:table-cell table:formula="of:=IF(ISNA(VLOOKUP([.$A59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ITHOUT</text:p>
          </table:table-cell>
          <table:table-cell table:formula="of:=IF(ISNA(VLOOKUP([.$A59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ORK</text:p>
          </table:table-cell>
          <table:table-cell table:formula="of:=IF(ISNA(VLOOKUP([.$A59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RAPPER</text:p>
          </table:table-cell>
          <table:table-cell table:formula="of:=IF(ISNA(VLOOKUP([.$A59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RITE</text:p>
          </table:table-cell>
          <table:table-cell table:formula="of:=IF(ISNA(VLOOKUP([.$A60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</text:p>
          </table:table-cell>
          <table:table-cell table:formula="of:=IF(ISNA(VLOOKUP([.$A60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AGG</text:p>
          </table:table-cell>
          <table:table-cell table:formula="of:=IF(ISNA(VLOOKUP([.$A60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ATTRIBUTES</text:p>
          </table:table-cell>
          <table:table-cell table:formula="of:=IF(ISNA(VLOOKUP([.$A60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BINARY</text:p>
          </table:table-cell>
          <table:table-cell table:formula="of:=IF(ISNA(VLOOKUP([.$A60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CAST</text:p>
          </table:table-cell>
          <table:table-cell table:formula="of:=IF(ISNA(VLOOKUP([.$A60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COMMENT</text:p>
          </table:table-cell>
          <table:table-cell table:formula="of:=IF(ISNA(VLOOKUP([.$A60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CONCAT</text:p>
          </table:table-cell>
          <table:table-cell table:formula="of:=IF(ISNA(VLOOKUP([.$A60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DECLARATION</text:p>
          </table:table-cell>
          <table:table-cell table:formula="of:=IF(ISNA(VLOOKUP([.$A60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DOCUMENT</text:p>
          </table:table-cell>
          <table:table-cell table:formula="of:=IF(ISNA(VLOOKUP([.$A60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ELEMENT</text:p>
          </table:table-cell>
          <table:table-cell table:formula="of:=IF(ISNA(VLOOKUP([.$A61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EXISTS</text:p>
          </table:table-cell>
          <table:table-cell table:formula="of:=IF(ISNA(VLOOKUP([.$A61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FOREST</text:p>
          </table:table-cell>
          <table:table-cell table:formula="of:=IF(ISNA(VLOOKUP([.$A61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ITERATE</text:p>
          </table:table-cell>
          <table:table-cell table:formula="of:=IF(ISNA(VLOOKUP([.$A61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NAMESPACES</text:p>
          </table:table-cell>
          <table:table-cell table:formula="of:=IF(ISNA(VLOOKUP([.$A61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PARSE</text:p>
          </table:table-cell>
          <table:table-cell table:formula="of:=IF(ISNA(VLOOKUP([.$A61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PI</text:p>
          </table:table-cell>
          <table:table-cell table:formula="of:=IF(ISNA(VLOOKUP([.$A61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QUERY</text:p>
          </table:table-cell>
          <table:table-cell table:formula="of:=IF(ISNA(VLOOKUP([.$A61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SCHEMA</text:p>
          </table:table-cell>
          <table:table-cell table:formula="of:=IF(ISNA(VLOOKUP([.$A61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SERIALIZE</text:p>
          </table:table-cell>
          <table:table-cell table:formula="of:=IF(ISNA(VLOOKUP([.$A61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TABLE</text:p>
          </table:table-cell>
          <table:table-cell table:formula="of:=IF(ISNA(VLOOKUP([.$A62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TEXT</text:p>
          </table:table-cell>
          <table:table-cell table:formula="of:=IF(ISNA(VLOOKUP([.$A62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VALIDATE</text:p>
          </table:table-cell>
          <table:table-cell table:formula="of:=IF(ISNA(VLOOKUP([.$A62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YEAR</text:p>
          </table:table-cell>
          <table:table-cell table:formula="of:=IF(ISNA(VLOOKUP([.$A62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YES</text:p>
          </table:table-cell>
          <table:table-cell table:formula="of:=IF(ISNA(VLOOKUP([.$A62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ZONE</text:p>
          </table:table-cell>
          <table:table-cell table:formula="of:=IF(ISNA(VLOOKUP([.$A625];[Summary.$A$1:.$B$905];1;0));&quot;&quot;;&quot;Y&quot;)" office:value-type="string" office:string-value="Y">
            <text:p>Y</text:p>
          </table:table-cell>
        </table:table-row>
        <table:table-row table:style-name="ro3" table:number-rows-repeated="1047950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SQL 2008" table:style-name="ta1">
        <table:table-column table:style-name="co1" table:default-cell-style-name="ce19"/>
        <table:table-column table:style-name="co2" table:default-cell-style-name="ce8"/>
        <table:table-row table:style-name="ro1">
          <table:table-cell table:style-name="ce16" office:value-type="string">
            <text:p>Keyword</text:p>
          </table:table-cell>
          <table:table-cell table:style-name="ce20" office:value-type="string">
            <text:p>In Summary?</text:p>
          </table:table-cell>
        </table:table-row>
        <table:table-row table:style-name="ro2">
          <table:table-cell table:style-name="ce17" office:value-type="string">
            <text:p>A</text:p>
          </table:table-cell>
          <table:table-cell table:formula="of:=IF(ISNA(VLOOKUP([.$A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BS</text:p>
          </table:table-cell>
          <table:table-cell table:formula="of:=IF(ISNA(VLOOKUP([.$A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BSENT</text:p>
          </table:table-cell>
          <table:table-cell table:formula="of:=IF(ISNA(VLOOKUP([.$A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BSOLUTE</text:p>
          </table:table-cell>
          <table:table-cell table:formula="of:=IF(ISNA(VLOOKUP([.$A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CCORDING</text:p>
          </table:table-cell>
          <table:table-cell table:formula="of:=IF(ISNA(VLOOKUP([.$A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CTION</text:p>
          </table:table-cell>
          <table:table-cell table:formula="of:=IF(ISNA(VLOOKUP([.$A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DA</text:p>
          </table:table-cell>
          <table:table-cell table:formula="of:=IF(ISNA(VLOOKUP([.$A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DD</text:p>
          </table:table-cell>
          <table:table-cell table:formula="of:=IF(ISNA(VLOOKUP([.$A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DMIN</text:p>
          </table:table-cell>
          <table:table-cell table:formula="of:=IF(ISNA(VLOOKUP([.$A1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FTER</text:p>
          </table:table-cell>
          <table:table-cell table:formula="of:=IF(ISNA(VLOOKUP([.$A1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LL</text:p>
          </table:table-cell>
          <table:table-cell table:formula="of:=IF(ISNA(VLOOKUP([.$A1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LLOCATE</text:p>
          </table:table-cell>
          <table:table-cell table:formula="of:=IF(ISNA(VLOOKUP([.$A1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LTER</text:p>
          </table:table-cell>
          <table:table-cell table:formula="of:=IF(ISNA(VLOOKUP([.$A1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LWAYS</text:p>
          </table:table-cell>
          <table:table-cell table:formula="of:=IF(ISNA(VLOOKUP([.$A1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ND</text:p>
          </table:table-cell>
          <table:table-cell table:formula="of:=IF(ISNA(VLOOKUP([.$A1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NY</text:p>
          </table:table-cell>
          <table:table-cell table:formula="of:=IF(ISNA(VLOOKUP([.$A1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RE</text:p>
          </table:table-cell>
          <table:table-cell table:formula="of:=IF(ISNA(VLOOKUP([.$A1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RRAY</text:p>
          </table:table-cell>
          <table:table-cell table:formula="of:=IF(ISNA(VLOOKUP([.$A1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RRAY_AGG</text:p>
          </table:table-cell>
          <table:table-cell table:formula="of:=IF(ISNA(VLOOKUP([.$A2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S</text:p>
          </table:table-cell>
          <table:table-cell table:formula="of:=IF(ISNA(VLOOKUP([.$A2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SC</text:p>
          </table:table-cell>
          <table:table-cell table:formula="of:=IF(ISNA(VLOOKUP([.$A2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SENSITIVE</text:p>
          </table:table-cell>
          <table:table-cell table:formula="of:=IF(ISNA(VLOOKUP([.$A2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SSERTION</text:p>
          </table:table-cell>
          <table:table-cell table:formula="of:=IF(ISNA(VLOOKUP([.$A2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SSIGNMENT</text:p>
          </table:table-cell>
          <table:table-cell table:formula="of:=IF(ISNA(VLOOKUP([.$A2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SYMMETRIC</text:p>
          </table:table-cell>
          <table:table-cell table:formula="of:=IF(ISNA(VLOOKUP([.$A2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T</text:p>
          </table:table-cell>
          <table:table-cell table:formula="of:=IF(ISNA(VLOOKUP([.$A2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TOMIC</text:p>
          </table:table-cell>
          <table:table-cell table:formula="of:=IF(ISNA(VLOOKUP([.$A2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TTRIBUTE</text:p>
          </table:table-cell>
          <table:table-cell table:formula="of:=IF(ISNA(VLOOKUP([.$A2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TTRIBUTES</text:p>
          </table:table-cell>
          <table:table-cell table:formula="of:=IF(ISNA(VLOOKUP([.$A3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UTHORIZATION</text:p>
          </table:table-cell>
          <table:table-cell table:formula="of:=IF(ISNA(VLOOKUP([.$A3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AVG</text:p>
          </table:table-cell>
          <table:table-cell table:formula="of:=IF(ISNA(VLOOKUP([.$A3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ASE64</text:p>
          </table:table-cell>
          <table:table-cell table:formula="of:=IF(ISNA(VLOOKUP([.$A3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EFORE</text:p>
          </table:table-cell>
          <table:table-cell table:formula="of:=IF(ISNA(VLOOKUP([.$A3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EGIN</text:p>
          </table:table-cell>
          <table:table-cell table:formula="of:=IF(ISNA(VLOOKUP([.$A3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ERNOULLI</text:p>
          </table:table-cell>
          <table:table-cell table:formula="of:=IF(ISNA(VLOOKUP([.$A3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ETWEEN</text:p>
          </table:table-cell>
          <table:table-cell table:formula="of:=IF(ISNA(VLOOKUP([.$A3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IGINT</text:p>
          </table:table-cell>
          <table:table-cell table:formula="of:=IF(ISNA(VLOOKUP([.$A3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INARY</text:p>
          </table:table-cell>
          <table:table-cell table:formula="of:=IF(ISNA(VLOOKUP([.$A3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LOB</text:p>
          </table:table-cell>
          <table:table-cell table:formula="of:=IF(ISNA(VLOOKUP([.$A4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LOCKED</text:p>
          </table:table-cell>
          <table:table-cell table:formula="of:=IF(ISNA(VLOOKUP([.$A4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OM</text:p>
          </table:table-cell>
          <table:table-cell table:formula="of:=IF(ISNA(VLOOKUP([.$A4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OOLEAN</text:p>
          </table:table-cell>
          <table:table-cell table:formula="of:=IF(ISNA(VLOOKUP([.$A4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OTH</text:p>
          </table:table-cell>
          <table:table-cell table:formula="of:=IF(ISNA(VLOOKUP([.$A4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READTH</text:p>
          </table:table-cell>
          <table:table-cell table:formula="of:=IF(ISNA(VLOOKUP([.$A4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BY</text:p>
          </table:table-cell>
          <table:table-cell table:formula="of:=IF(ISNA(VLOOKUP([.$A4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</text:p>
          </table:table-cell>
          <table:table-cell table:formula="of:=IF(ISNA(VLOOKUP([.$A4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ALL</text:p>
          </table:table-cell>
          <table:table-cell table:formula="of:=IF(ISNA(VLOOKUP([.$A4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ALLED</text:p>
          </table:table-cell>
          <table:table-cell table:formula="of:=IF(ISNA(VLOOKUP([.$A4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ARDINALITY</text:p>
          </table:table-cell>
          <table:table-cell table:formula="of:=IF(ISNA(VLOOKUP([.$A5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ASCADE</text:p>
          </table:table-cell>
          <table:table-cell table:formula="of:=IF(ISNA(VLOOKUP([.$A5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ASCADED</text:p>
          </table:table-cell>
          <table:table-cell table:formula="of:=IF(ISNA(VLOOKUP([.$A5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ASE</text:p>
          </table:table-cell>
          <table:table-cell table:formula="of:=IF(ISNA(VLOOKUP([.$A5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AST</text:p>
          </table:table-cell>
          <table:table-cell table:formula="of:=IF(ISNA(VLOOKUP([.$A5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ATALOG</text:p>
          </table:table-cell>
          <table:table-cell table:formula="of:=IF(ISNA(VLOOKUP([.$A5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ATALOG_NAME</text:p>
          </table:table-cell>
          <table:table-cell table:formula="of:=IF(ISNA(VLOOKUP([.$A5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EIL</text:p>
          </table:table-cell>
          <table:table-cell table:formula="of:=IF(ISNA(VLOOKUP([.$A5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EILING</text:p>
          </table:table-cell>
          <table:table-cell table:formula="of:=IF(ISNA(VLOOKUP([.$A5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HAIN</text:p>
          </table:table-cell>
          <table:table-cell table:formula="of:=IF(ISNA(VLOOKUP([.$A5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HAR</text:p>
          </table:table-cell>
          <table:table-cell table:formula="of:=IF(ISNA(VLOOKUP([.$A6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HAR_LENGTH</text:p>
          </table:table-cell>
          <table:table-cell table:formula="of:=IF(ISNA(VLOOKUP([.$A6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HARACTER</text:p>
          </table:table-cell>
          <table:table-cell table:formula="of:=IF(ISNA(VLOOKUP([.$A6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HARACTER_LENGTH</text:p>
          </table:table-cell>
          <table:table-cell table:formula="of:=IF(ISNA(VLOOKUP([.$A6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HARACTER_SET_CATALOG</text:p>
          </table:table-cell>
          <table:table-cell table:formula="of:=IF(ISNA(VLOOKUP([.$A6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HARACTER_SET_NAME</text:p>
          </table:table-cell>
          <table:table-cell table:formula="of:=IF(ISNA(VLOOKUP([.$A6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HARACTER_SET_SCHEMA</text:p>
          </table:table-cell>
          <table:table-cell table:formula="of:=IF(ISNA(VLOOKUP([.$A6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HARACTERISTICS</text:p>
          </table:table-cell>
          <table:table-cell table:formula="of:=IF(ISNA(VLOOKUP([.$A6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HARACTERS</text:p>
          </table:table-cell>
          <table:table-cell table:formula="of:=IF(ISNA(VLOOKUP([.$A6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HECK</text:p>
          </table:table-cell>
          <table:table-cell table:formula="of:=IF(ISNA(VLOOKUP([.$A6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LASS_ORIGIN</text:p>
          </table:table-cell>
          <table:table-cell table:formula="of:=IF(ISNA(VLOOKUP([.$A7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LOB</text:p>
          </table:table-cell>
          <table:table-cell table:formula="of:=IF(ISNA(VLOOKUP([.$A7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LOSE</text:p>
          </table:table-cell>
          <table:table-cell table:formula="of:=IF(ISNA(VLOOKUP([.$A7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ALESCE</text:p>
          </table:table-cell>
          <table:table-cell table:formula="of:=IF(ISNA(VLOOKUP([.$A7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BOL</text:p>
          </table:table-cell>
          <table:table-cell table:formula="of:=IF(ISNA(VLOOKUP([.$A7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LLATE</text:p>
          </table:table-cell>
          <table:table-cell table:formula="of:=IF(ISNA(VLOOKUP([.$A7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LLATION</text:p>
          </table:table-cell>
          <table:table-cell table:formula="of:=IF(ISNA(VLOOKUP([.$A7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LLATION_CATALOG</text:p>
          </table:table-cell>
          <table:table-cell table:formula="of:=IF(ISNA(VLOOKUP([.$A7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LLATION_NAME</text:p>
          </table:table-cell>
          <table:table-cell table:formula="of:=IF(ISNA(VLOOKUP([.$A7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LLATION_SCHEMA</text:p>
          </table:table-cell>
          <table:table-cell table:formula="of:=IF(ISNA(VLOOKUP([.$A7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LLECT</text:p>
          </table:table-cell>
          <table:table-cell table:formula="of:=IF(ISNA(VLOOKUP([.$A8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LUMN</text:p>
          </table:table-cell>
          <table:table-cell table:formula="of:=IF(ISNA(VLOOKUP([.$A8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LUMN_NAME</text:p>
          </table:table-cell>
          <table:table-cell table:formula="of:=IF(ISNA(VLOOKUP([.$A8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LUMNS</text:p>
          </table:table-cell>
          <table:table-cell table:formula="of:=IF(ISNA(VLOOKUP([.$A8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MMAND_FUNCTION</text:p>
          </table:table-cell>
          <table:table-cell table:formula="of:=IF(ISNA(VLOOKUP([.$A8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MMAND_FUNCTION_CODE</text:p>
          </table:table-cell>
          <table:table-cell table:formula="of:=IF(ISNA(VLOOKUP([.$A8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MMIT</text:p>
          </table:table-cell>
          <table:table-cell table:formula="of:=IF(ISNA(VLOOKUP([.$A8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MMITTED</text:p>
          </table:table-cell>
          <table:table-cell table:formula="of:=IF(ISNA(VLOOKUP([.$A8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DITION</text:p>
          </table:table-cell>
          <table:table-cell table:formula="of:=IF(ISNA(VLOOKUP([.$A8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DITION_NUMBER</text:p>
          </table:table-cell>
          <table:table-cell table:formula="of:=IF(ISNA(VLOOKUP([.$A8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NECT</text:p>
          </table:table-cell>
          <table:table-cell table:formula="of:=IF(ISNA(VLOOKUP([.$A9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NECTION</text:p>
          </table:table-cell>
          <table:table-cell table:formula="of:=IF(ISNA(VLOOKUP([.$A9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NECTION_NAME</text:p>
          </table:table-cell>
          <table:table-cell table:formula="of:=IF(ISNA(VLOOKUP([.$A9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STRAINT</text:p>
          </table:table-cell>
          <table:table-cell table:formula="of:=IF(ISNA(VLOOKUP([.$A9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STRAINT_CATALOG</text:p>
          </table:table-cell>
          <table:table-cell table:formula="of:=IF(ISNA(VLOOKUP([.$A9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STRAINT_NAME</text:p>
          </table:table-cell>
          <table:table-cell table:formula="of:=IF(ISNA(VLOOKUP([.$A9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STRAINT_SCHEMA</text:p>
          </table:table-cell>
          <table:table-cell table:formula="of:=IF(ISNA(VLOOKUP([.$A9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STRAINTS</text:p>
          </table:table-cell>
          <table:table-cell table:formula="of:=IF(ISNA(VLOOKUP([.$A9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STRUCTOR</text:p>
          </table:table-cell>
          <table:table-cell table:formula="of:=IF(ISNA(VLOOKUP([.$A9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TAINS</text:p>
          </table:table-cell>
          <table:table-cell table:formula="of:=IF(ISNA(VLOOKUP([.$A9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TENT</text:p>
          </table:table-cell>
          <table:table-cell table:formula="of:=IF(ISNA(VLOOKUP([.$A10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TINUE</text:p>
          </table:table-cell>
          <table:table-cell table:formula="of:=IF(ISNA(VLOOKUP([.$A10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TROL</text:p>
          </table:table-cell>
          <table:table-cell table:formula="of:=IF(ISNA(VLOOKUP([.$A10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NVERT</text:p>
          </table:table-cell>
          <table:table-cell table:formula="of:=IF(ISNA(VLOOKUP([.$A10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RR</text:p>
          </table:table-cell>
          <table:table-cell table:formula="of:=IF(ISNA(VLOOKUP([.$A10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RRESPONDING</text:p>
          </table:table-cell>
          <table:table-cell table:formula="of:=IF(ISNA(VLOOKUP([.$A10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UNT</text:p>
          </table:table-cell>
          <table:table-cell table:formula="of:=IF(ISNA(VLOOKUP([.$A10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VAR_POP</text:p>
          </table:table-cell>
          <table:table-cell table:formula="of:=IF(ISNA(VLOOKUP([.$A10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OVAR_SAMP</text:p>
          </table:table-cell>
          <table:table-cell table:formula="of:=IF(ISNA(VLOOKUP([.$A10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REATE</text:p>
          </table:table-cell>
          <table:table-cell table:formula="of:=IF(ISNA(VLOOKUP([.$A10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ROSS</text:p>
          </table:table-cell>
          <table:table-cell table:formula="of:=IF(ISNA(VLOOKUP([.$A11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BE</text:p>
          </table:table-cell>
          <table:table-cell table:formula="of:=IF(ISNA(VLOOKUP([.$A11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ME_DIST</text:p>
          </table:table-cell>
          <table:table-cell table:formula="of:=IF(ISNA(VLOOKUP([.$A11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RENT</text:p>
          </table:table-cell>
          <table:table-cell table:formula="of:=IF(ISNA(VLOOKUP([.$A11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RENT_CATALOG</text:p>
          </table:table-cell>
          <table:table-cell table:formula="of:=IF(ISNA(VLOOKUP([.$A11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RENT_DATE</text:p>
          </table:table-cell>
          <table:table-cell table:formula="of:=IF(ISNA(VLOOKUP([.$A115];[Summary.$A$1:.$B$905];1;0));&quot;&quot;;&quot;Y&quot;)" office:value-type="string" office:string-value="Y">
            <text:p>Y</text:p>
          </table:table-cell>
        </table:table-row>
        <table:table-row table:style-name="ro4">
          <table:table-cell table:style-name="ce17" office:value-type="string">
            <text:p>CURRENT_DEFAULT_TRANSFORM_GROUP</text:p>
          </table:table-cell>
          <table:table-cell table:formula="of:=IF(ISNA(VLOOKUP([.$A11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RENT_PATH</text:p>
          </table:table-cell>
          <table:table-cell table:formula="of:=IF(ISNA(VLOOKUP([.$A11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RENT_ROLE</text:p>
          </table:table-cell>
          <table:table-cell table:formula="of:=IF(ISNA(VLOOKUP([.$A11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RENT_SCHEMA</text:p>
          </table:table-cell>
          <table:table-cell table:formula="of:=IF(ISNA(VLOOKUP([.$A11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RENT_TIME</text:p>
          </table:table-cell>
          <table:table-cell table:formula="of:=IF(ISNA(VLOOKUP([.$A12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RENT_TIMESTAMP</text:p>
          </table:table-cell>
          <table:table-cell table:formula="of:=IF(ISNA(VLOOKUP([.$A121];[Summary.$A$1:.$B$905];1;0));&quot;&quot;;&quot;Y&quot;)" office:value-type="string" office:string-value="Y">
            <text:p>Y</text:p>
          </table:table-cell>
        </table:table-row>
        <table:table-row table:style-name="ro4">
          <table:table-cell table:style-name="ce17" office:value-type="string">
            <text:p>CURRENT_TRANSFORM_GROUP_FOR_TYPE</text:p>
          </table:table-cell>
          <table:table-cell table:formula="of:=IF(ISNA(VLOOKUP([.$A12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RENT_USER</text:p>
          </table:table-cell>
          <table:table-cell table:formula="of:=IF(ISNA(VLOOKUP([.$A12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SOR</text:p>
          </table:table-cell>
          <table:table-cell table:formula="of:=IF(ISNA(VLOOKUP([.$A12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URSOR_NAME</text:p>
          </table:table-cell>
          <table:table-cell table:formula="of:=IF(ISNA(VLOOKUP([.$A12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CYCLE</text:p>
          </table:table-cell>
          <table:table-cell table:formula="of:=IF(ISNA(VLOOKUP([.$A12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ATA</text:p>
          </table:table-cell>
          <table:table-cell table:formula="of:=IF(ISNA(VLOOKUP([.$A12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ATALINK</text:p>
          </table:table-cell>
          <table:table-cell table:formula="of:=IF(ISNA(VLOOKUP([.$A12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ATE</text:p>
          </table:table-cell>
          <table:table-cell table:formula="of:=IF(ISNA(VLOOKUP([.$A12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ATETIME_INTERVAL_CODE</text:p>
          </table:table-cell>
          <table:table-cell table:formula="of:=IF(ISNA(VLOOKUP([.$A130];[Summary.$A$1:.$B$905];1;0));&quot;&quot;;&quot;Y&quot;)" office:value-type="string" office:string-value="Y">
            <text:p>Y</text:p>
          </table:table-cell>
        </table:table-row>
        <table:table-row table:style-name="ro4">
          <table:table-cell table:style-name="ce17" office:value-type="string">
            <text:p>DATETIME_INTERVAL_PRECISION</text:p>
          </table:table-cell>
          <table:table-cell table:formula="of:=IF(ISNA(VLOOKUP([.$A13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AY</text:p>
          </table:table-cell>
          <table:table-cell table:formula="of:=IF(ISNA(VLOOKUP([.$A13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B</text:p>
          </table:table-cell>
          <table:table-cell table:formula="of:=IF(ISNA(VLOOKUP([.$A13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ALLOCATE</text:p>
          </table:table-cell>
          <table:table-cell table:formula="of:=IF(ISNA(VLOOKUP([.$A13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C</text:p>
          </table:table-cell>
          <table:table-cell table:formula="of:=IF(ISNA(VLOOKUP([.$A13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CIMAL</text:p>
          </table:table-cell>
          <table:table-cell table:formula="of:=IF(ISNA(VLOOKUP([.$A13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CLARE</text:p>
          </table:table-cell>
          <table:table-cell table:formula="of:=IF(ISNA(VLOOKUP([.$A13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FAULT</text:p>
          </table:table-cell>
          <table:table-cell table:formula="of:=IF(ISNA(VLOOKUP([.$A13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FAULTS</text:p>
          </table:table-cell>
          <table:table-cell table:formula="of:=IF(ISNA(VLOOKUP([.$A13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FERRABLE</text:p>
          </table:table-cell>
          <table:table-cell table:formula="of:=IF(ISNA(VLOOKUP([.$A14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FERRED</text:p>
          </table:table-cell>
          <table:table-cell table:formula="of:=IF(ISNA(VLOOKUP([.$A14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FINED</text:p>
          </table:table-cell>
          <table:table-cell table:formula="of:=IF(ISNA(VLOOKUP([.$A14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FINER</text:p>
          </table:table-cell>
          <table:table-cell table:formula="of:=IF(ISNA(VLOOKUP([.$A14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GREE</text:p>
          </table:table-cell>
          <table:table-cell table:formula="of:=IF(ISNA(VLOOKUP([.$A14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LETE</text:p>
          </table:table-cell>
          <table:table-cell table:formula="of:=IF(ISNA(VLOOKUP([.$A14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NSE_RANK</text:p>
          </table:table-cell>
          <table:table-cell table:formula="of:=IF(ISNA(VLOOKUP([.$A14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PTH</text:p>
          </table:table-cell>
          <table:table-cell table:formula="of:=IF(ISNA(VLOOKUP([.$A14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REF</text:p>
          </table:table-cell>
          <table:table-cell table:formula="of:=IF(ISNA(VLOOKUP([.$A14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RIVED</text:p>
          </table:table-cell>
          <table:table-cell table:formula="of:=IF(ISNA(VLOOKUP([.$A14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SC</text:p>
          </table:table-cell>
          <table:table-cell table:formula="of:=IF(ISNA(VLOOKUP([.$A15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SCRIBE</text:p>
          </table:table-cell>
          <table:table-cell table:formula="of:=IF(ISNA(VLOOKUP([.$A15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SCRIPTOR</text:p>
          </table:table-cell>
          <table:table-cell table:formula="of:=IF(ISNA(VLOOKUP([.$A15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ETERMINISTIC</text:p>
          </table:table-cell>
          <table:table-cell table:formula="of:=IF(ISNA(VLOOKUP([.$A15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IAGNOSTICS</text:p>
          </table:table-cell>
          <table:table-cell table:formula="of:=IF(ISNA(VLOOKUP([.$A15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ISCONNECT</text:p>
          </table:table-cell>
          <table:table-cell table:formula="of:=IF(ISNA(VLOOKUP([.$A15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ISPATCH</text:p>
          </table:table-cell>
          <table:table-cell table:formula="of:=IF(ISNA(VLOOKUP([.$A15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ISTINCT</text:p>
          </table:table-cell>
          <table:table-cell table:formula="of:=IF(ISNA(VLOOKUP([.$A15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LNEWCOPY</text:p>
          </table:table-cell>
          <table:table-cell table:formula="of:=IF(ISNA(VLOOKUP([.$A15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LPREVIOUSCOPY</text:p>
          </table:table-cell>
          <table:table-cell table:formula="of:=IF(ISNA(VLOOKUP([.$A15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LURLCOMPLETE</text:p>
          </table:table-cell>
          <table:table-cell table:formula="of:=IF(ISNA(VLOOKUP([.$A16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LURLCOMPLETEONLY</text:p>
          </table:table-cell>
          <table:table-cell table:formula="of:=IF(ISNA(VLOOKUP([.$A16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LURLCOMPLETEWRITE</text:p>
          </table:table-cell>
          <table:table-cell table:formula="of:=IF(ISNA(VLOOKUP([.$A16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LURLPATH</text:p>
          </table:table-cell>
          <table:table-cell table:formula="of:=IF(ISNA(VLOOKUP([.$A16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LURLPATHONLY</text:p>
          </table:table-cell>
          <table:table-cell table:formula="of:=IF(ISNA(VLOOKUP([.$A16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LURLPATHWRITE</text:p>
          </table:table-cell>
          <table:table-cell table:formula="of:=IF(ISNA(VLOOKUP([.$A16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LURLSCHEME</text:p>
          </table:table-cell>
          <table:table-cell table:formula="of:=IF(ISNA(VLOOKUP([.$A16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LURLSERVER</text:p>
          </table:table-cell>
          <table:table-cell table:formula="of:=IF(ISNA(VLOOKUP([.$A16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LVALUE</text:p>
          </table:table-cell>
          <table:table-cell table:formula="of:=IF(ISNA(VLOOKUP([.$A16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OCUMENT</text:p>
          </table:table-cell>
          <table:table-cell table:formula="of:=IF(ISNA(VLOOKUP([.$A16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OMAIN</text:p>
          </table:table-cell>
          <table:table-cell table:formula="of:=IF(ISNA(VLOOKUP([.$A17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OUBLE</text:p>
          </table:table-cell>
          <table:table-cell table:formula="of:=IF(ISNA(VLOOKUP([.$A17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ROP</text:p>
          </table:table-cell>
          <table:table-cell table:formula="of:=IF(ISNA(VLOOKUP([.$A17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YNAMIC</text:p>
          </table:table-cell>
          <table:table-cell table:formula="of:=IF(ISNA(VLOOKUP([.$A17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YNAMIC_FUNCTION</text:p>
          </table:table-cell>
          <table:table-cell table:formula="of:=IF(ISNA(VLOOKUP([.$A17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DYNAMIC_FUNCTION_CODE</text:p>
          </table:table-cell>
          <table:table-cell table:formula="of:=IF(ISNA(VLOOKUP([.$A17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ACH</text:p>
          </table:table-cell>
          <table:table-cell table:formula="of:=IF(ISNA(VLOOKUP([.$A17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LEMENT</text:p>
          </table:table-cell>
          <table:table-cell table:formula="of:=IF(ISNA(VLOOKUP([.$A17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LSE</text:p>
          </table:table-cell>
          <table:table-cell table:formula="of:=IF(ISNA(VLOOKUP([.$A17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MPTY</text:p>
          </table:table-cell>
          <table:table-cell table:formula="of:=IF(ISNA(VLOOKUP([.$A17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NCODING</text:p>
          </table:table-cell>
          <table:table-cell table:formula="of:=IF(ISNA(VLOOKUP([.$A18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ND</text:p>
          </table:table-cell>
          <table:table-cell table:formula="of:=IF(ISNA(VLOOKUP([.$A18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ND-EXEC</text:p>
          </table:table-cell>
          <table:table-cell table:formula="of:=IF(ISNA(VLOOKUP([.$A18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QUALS</text:p>
          </table:table-cell>
          <table:table-cell table:formula="of:=IF(ISNA(VLOOKUP([.$A18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SCAPE</text:p>
          </table:table-cell>
          <table:table-cell table:formula="of:=IF(ISNA(VLOOKUP([.$A18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VERY</text:p>
          </table:table-cell>
          <table:table-cell table:formula="of:=IF(ISNA(VLOOKUP([.$A18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XCEPT</text:p>
          </table:table-cell>
          <table:table-cell table:formula="of:=IF(ISNA(VLOOKUP([.$A18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XCLUDE</text:p>
          </table:table-cell>
          <table:table-cell table:formula="of:=IF(ISNA(VLOOKUP([.$A18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XCLUDING</text:p>
          </table:table-cell>
          <table:table-cell table:formula="of:=IF(ISNA(VLOOKUP([.$A18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XEC</text:p>
          </table:table-cell>
          <table:table-cell table:formula="of:=IF(ISNA(VLOOKUP([.$A18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XECUTE</text:p>
          </table:table-cell>
          <table:table-cell table:formula="of:=IF(ISNA(VLOOKUP([.$A19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XISTS</text:p>
          </table:table-cell>
          <table:table-cell table:formula="of:=IF(ISNA(VLOOKUP([.$A19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XP</text:p>
          </table:table-cell>
          <table:table-cell table:formula="of:=IF(ISNA(VLOOKUP([.$A19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XTERNAL</text:p>
          </table:table-cell>
          <table:table-cell table:formula="of:=IF(ISNA(VLOOKUP([.$A19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EXTRACT</text:p>
          </table:table-cell>
          <table:table-cell table:formula="of:=IF(ISNA(VLOOKUP([.$A19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8" office:value-type="string">
            <text:p>FALSE</text:p>
          </table:table-cell>
          <table:table-cell table:formula="of:=IF(ISNA(VLOOKUP([.$A19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ETCH</text:p>
          </table:table-cell>
          <table:table-cell table:formula="of:=IF(ISNA(VLOOKUP([.$A19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ILE</text:p>
          </table:table-cell>
          <table:table-cell table:formula="of:=IF(ISNA(VLOOKUP([.$A19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ILTER</text:p>
          </table:table-cell>
          <table:table-cell table:formula="of:=IF(ISNA(VLOOKUP([.$A19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INAL</text:p>
          </table:table-cell>
          <table:table-cell table:formula="of:=IF(ISNA(VLOOKUP([.$A19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IRST</text:p>
          </table:table-cell>
          <table:table-cell table:formula="of:=IF(ISNA(VLOOKUP([.$A20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IRST_VALUE</text:p>
          </table:table-cell>
          <table:table-cell table:formula="of:=IF(ISNA(VLOOKUP([.$A20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LAG</text:p>
          </table:table-cell>
          <table:table-cell table:formula="of:=IF(ISNA(VLOOKUP([.$A20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LOAT</text:p>
          </table:table-cell>
          <table:table-cell table:formula="of:=IF(ISNA(VLOOKUP([.$A20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LOOR</text:p>
          </table:table-cell>
          <table:table-cell table:formula="of:=IF(ISNA(VLOOKUP([.$A20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OLLOWING</text:p>
          </table:table-cell>
          <table:table-cell table:formula="of:=IF(ISNA(VLOOKUP([.$A20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OR</text:p>
          </table:table-cell>
          <table:table-cell table:formula="of:=IF(ISNA(VLOOKUP([.$A20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OREIGN</text:p>
          </table:table-cell>
          <table:table-cell table:formula="of:=IF(ISNA(VLOOKUP([.$A20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ORTRAN</text:p>
          </table:table-cell>
          <table:table-cell table:formula="of:=IF(ISNA(VLOOKUP([.$A20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OUND</text:p>
          </table:table-cell>
          <table:table-cell table:formula="of:=IF(ISNA(VLOOKUP([.$A20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REE</text:p>
          </table:table-cell>
          <table:table-cell table:formula="of:=IF(ISNA(VLOOKUP([.$A21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ROM</text:p>
          </table:table-cell>
          <table:table-cell table:formula="of:=IF(ISNA(VLOOKUP([.$A21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S</text:p>
          </table:table-cell>
          <table:table-cell table:formula="of:=IF(ISNA(VLOOKUP([.$A21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ULL</text:p>
          </table:table-cell>
          <table:table-cell table:formula="of:=IF(ISNA(VLOOKUP([.$A21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UNCTION</text:p>
          </table:table-cell>
          <table:table-cell table:formula="of:=IF(ISNA(VLOOKUP([.$A21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FUSION</text:p>
          </table:table-cell>
          <table:table-cell table:formula="of:=IF(ISNA(VLOOKUP([.$A21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</text:p>
          </table:table-cell>
          <table:table-cell table:formula="of:=IF(ISNA(VLOOKUP([.$A21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ENERAL</text:p>
          </table:table-cell>
          <table:table-cell table:formula="of:=IF(ISNA(VLOOKUP([.$A21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ENERATED</text:p>
          </table:table-cell>
          <table:table-cell table:formula="of:=IF(ISNA(VLOOKUP([.$A21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ET</text:p>
          </table:table-cell>
          <table:table-cell table:formula="of:=IF(ISNA(VLOOKUP([.$A21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LOBAL</text:p>
          </table:table-cell>
          <table:table-cell table:formula="of:=IF(ISNA(VLOOKUP([.$A22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O</text:p>
          </table:table-cell>
          <table:table-cell table:formula="of:=IF(ISNA(VLOOKUP([.$A22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OTO</text:p>
          </table:table-cell>
          <table:table-cell table:formula="of:=IF(ISNA(VLOOKUP([.$A22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RANT</text:p>
          </table:table-cell>
          <table:table-cell table:formula="of:=IF(ISNA(VLOOKUP([.$A22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RANTED</text:p>
          </table:table-cell>
          <table:table-cell table:formula="of:=IF(ISNA(VLOOKUP([.$A22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ROUP</text:p>
          </table:table-cell>
          <table:table-cell table:formula="of:=IF(ISNA(VLOOKUP([.$A22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GROUPING</text:p>
          </table:table-cell>
          <table:table-cell table:formula="of:=IF(ISNA(VLOOKUP([.$A22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HAVING</text:p>
          </table:table-cell>
          <table:table-cell table:formula="of:=IF(ISNA(VLOOKUP([.$A22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HEX</text:p>
          </table:table-cell>
          <table:table-cell table:formula="of:=IF(ISNA(VLOOKUP([.$A22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HIERARCHY</text:p>
          </table:table-cell>
          <table:table-cell table:formula="of:=IF(ISNA(VLOOKUP([.$A22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HOLD</text:p>
          </table:table-cell>
          <table:table-cell table:formula="of:=IF(ISNA(VLOOKUP([.$A23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HOUR</text:p>
          </table:table-cell>
          <table:table-cell table:formula="of:=IF(ISNA(VLOOKUP([.$A23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D</text:p>
          </table:table-cell>
          <table:table-cell table:formula="of:=IF(ISNA(VLOOKUP([.$A23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DENTITY</text:p>
          </table:table-cell>
          <table:table-cell table:formula="of:=IF(ISNA(VLOOKUP([.$A23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GNORE</text:p>
          </table:table-cell>
          <table:table-cell table:formula="of:=IF(ISNA(VLOOKUP([.$A23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MMEDIATE</text:p>
          </table:table-cell>
          <table:table-cell table:formula="of:=IF(ISNA(VLOOKUP([.$A23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MPLEMENTATION</text:p>
          </table:table-cell>
          <table:table-cell table:formula="of:=IF(ISNA(VLOOKUP([.$A23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MPORT</text:p>
          </table:table-cell>
          <table:table-cell table:formula="of:=IF(ISNA(VLOOKUP([.$A23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</text:p>
          </table:table-cell>
          <table:table-cell table:formula="of:=IF(ISNA(VLOOKUP([.$A23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CLUDING</text:p>
          </table:table-cell>
          <table:table-cell table:formula="of:=IF(ISNA(VLOOKUP([.$A23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CREMENT</text:p>
          </table:table-cell>
          <table:table-cell table:formula="of:=IF(ISNA(VLOOKUP([.$A24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DENT</text:p>
          </table:table-cell>
          <table:table-cell table:formula="of:=IF(ISNA(VLOOKUP([.$A24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DICATOR</text:p>
          </table:table-cell>
          <table:table-cell table:formula="of:=IF(ISNA(VLOOKUP([.$A24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ITIALLY</text:p>
          </table:table-cell>
          <table:table-cell table:formula="of:=IF(ISNA(VLOOKUP([.$A24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NER</text:p>
          </table:table-cell>
          <table:table-cell table:formula="of:=IF(ISNA(VLOOKUP([.$A24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OUT</text:p>
          </table:table-cell>
          <table:table-cell table:formula="of:=IF(ISNA(VLOOKUP([.$A24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PUT</text:p>
          </table:table-cell>
          <table:table-cell table:formula="of:=IF(ISNA(VLOOKUP([.$A24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SENSITIVE</text:p>
          </table:table-cell>
          <table:table-cell table:formula="of:=IF(ISNA(VLOOKUP([.$A24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SERT</text:p>
          </table:table-cell>
          <table:table-cell table:formula="of:=IF(ISNA(VLOOKUP([.$A24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STANCE</text:p>
          </table:table-cell>
          <table:table-cell table:formula="of:=IF(ISNA(VLOOKUP([.$A24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STANTIABLE</text:p>
          </table:table-cell>
          <table:table-cell table:formula="of:=IF(ISNA(VLOOKUP([.$A25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STEAD</text:p>
          </table:table-cell>
          <table:table-cell table:formula="of:=IF(ISNA(VLOOKUP([.$A25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T</text:p>
          </table:table-cell>
          <table:table-cell table:formula="of:=IF(ISNA(VLOOKUP([.$A25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TEGER</text:p>
          </table:table-cell>
          <table:table-cell table:formula="of:=IF(ISNA(VLOOKUP([.$A25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TEGRITY</text:p>
          </table:table-cell>
          <table:table-cell table:formula="of:=IF(ISNA(VLOOKUP([.$A25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TERSECT</text:p>
          </table:table-cell>
          <table:table-cell table:formula="of:=IF(ISNA(VLOOKUP([.$A25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TERSECTION</text:p>
          </table:table-cell>
          <table:table-cell table:formula="of:=IF(ISNA(VLOOKUP([.$A25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TERVAL</text:p>
          </table:table-cell>
          <table:table-cell table:formula="of:=IF(ISNA(VLOOKUP([.$A25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TO</text:p>
          </table:table-cell>
          <table:table-cell table:formula="of:=IF(ISNA(VLOOKUP([.$A25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NVOKER</text:p>
          </table:table-cell>
          <table:table-cell table:formula="of:=IF(ISNA(VLOOKUP([.$A25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S</text:p>
          </table:table-cell>
          <table:table-cell table:formula="of:=IF(ISNA(VLOOKUP([.$A26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ISOLATION</text:p>
          </table:table-cell>
          <table:table-cell table:formula="of:=IF(ISNA(VLOOKUP([.$A26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JOIN</text:p>
          </table:table-cell>
          <table:table-cell table:formula="of:=IF(ISNA(VLOOKUP([.$A26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K</text:p>
          </table:table-cell>
          <table:table-cell table:formula="of:=IF(ISNA(VLOOKUP([.$A26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KEY</text:p>
          </table:table-cell>
          <table:table-cell table:formula="of:=IF(ISNA(VLOOKUP([.$A26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KEY_MEMBER</text:p>
          </table:table-cell>
          <table:table-cell table:formula="of:=IF(ISNA(VLOOKUP([.$A26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KEY_TYPE</text:p>
          </table:table-cell>
          <table:table-cell table:formula="of:=IF(ISNA(VLOOKUP([.$A26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AG</text:p>
          </table:table-cell>
          <table:table-cell table:formula="of:=IF(ISNA(VLOOKUP([.$A26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ANGUAGE</text:p>
          </table:table-cell>
          <table:table-cell table:formula="of:=IF(ISNA(VLOOKUP([.$A26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ARGE</text:p>
          </table:table-cell>
          <table:table-cell table:formula="of:=IF(ISNA(VLOOKUP([.$A26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AST</text:p>
          </table:table-cell>
          <table:table-cell table:formula="of:=IF(ISNA(VLOOKUP([.$A27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AST_VALUE</text:p>
          </table:table-cell>
          <table:table-cell table:formula="of:=IF(ISNA(VLOOKUP([.$A27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ATERAL</text:p>
          </table:table-cell>
          <table:table-cell table:formula="of:=IF(ISNA(VLOOKUP([.$A27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EAD</text:p>
          </table:table-cell>
          <table:table-cell table:formula="of:=IF(ISNA(VLOOKUP([.$A27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EADING</text:p>
          </table:table-cell>
          <table:table-cell table:formula="of:=IF(ISNA(VLOOKUP([.$A27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EFT</text:p>
          </table:table-cell>
          <table:table-cell table:formula="of:=IF(ISNA(VLOOKUP([.$A27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ENGTH</text:p>
          </table:table-cell>
          <table:table-cell table:formula="of:=IF(ISNA(VLOOKUP([.$A27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EVEL</text:p>
          </table:table-cell>
          <table:table-cell table:formula="of:=IF(ISNA(VLOOKUP([.$A27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IBRARY</text:p>
          </table:table-cell>
          <table:table-cell table:formula="of:=IF(ISNA(VLOOKUP([.$A27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IKE</text:p>
          </table:table-cell>
          <table:table-cell table:formula="of:=IF(ISNA(VLOOKUP([.$A27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IKE_REGEX</text:p>
          </table:table-cell>
          <table:table-cell table:formula="of:=IF(ISNA(VLOOKUP([.$A28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IMIT</text:p>
          </table:table-cell>
          <table:table-cell table:formula="of:=IF(ISNA(VLOOKUP([.$A28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INK</text:p>
          </table:table-cell>
          <table:table-cell table:formula="of:=IF(ISNA(VLOOKUP([.$A28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N</text:p>
          </table:table-cell>
          <table:table-cell table:formula="of:=IF(ISNA(VLOOKUP([.$A28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OCAL</text:p>
          </table:table-cell>
          <table:table-cell table:formula="of:=IF(ISNA(VLOOKUP([.$A28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OCALTIME</text:p>
          </table:table-cell>
          <table:table-cell table:formula="of:=IF(ISNA(VLOOKUP([.$A28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OCALTIMESTAMP</text:p>
          </table:table-cell>
          <table:table-cell table:formula="of:=IF(ISNA(VLOOKUP([.$A28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OCATION</text:p>
          </table:table-cell>
          <table:table-cell table:formula="of:=IF(ISNA(VLOOKUP([.$A28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OCATOR</text:p>
          </table:table-cell>
          <table:table-cell table:formula="of:=IF(ISNA(VLOOKUP([.$A28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LOWER</text:p>
          </table:table-cell>
          <table:table-cell table:formula="of:=IF(ISNA(VLOOKUP([.$A28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</text:p>
          </table:table-cell>
          <table:table-cell table:formula="of:=IF(ISNA(VLOOKUP([.$A29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AP</text:p>
          </table:table-cell>
          <table:table-cell table:formula="of:=IF(ISNA(VLOOKUP([.$A29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APPING</text:p>
          </table:table-cell>
          <table:table-cell table:formula="of:=IF(ISNA(VLOOKUP([.$A29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ATCH</text:p>
          </table:table-cell>
          <table:table-cell table:formula="of:=IF(ISNA(VLOOKUP([.$A29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ATCHED</text:p>
          </table:table-cell>
          <table:table-cell table:formula="of:=IF(ISNA(VLOOKUP([.$A29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AX</text:p>
          </table:table-cell>
          <table:table-cell table:formula="of:=IF(ISNA(VLOOKUP([.$A29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AX_CARDINALITY</text:p>
          </table:table-cell>
          <table:table-cell table:formula="of:=IF(ISNA(VLOOKUP([.$A29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AXVALUE</text:p>
          </table:table-cell>
          <table:table-cell table:formula="of:=IF(ISNA(VLOOKUP([.$A29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EMBER</text:p>
          </table:table-cell>
          <table:table-cell table:formula="of:=IF(ISNA(VLOOKUP([.$A29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ERGE</text:p>
          </table:table-cell>
          <table:table-cell table:formula="of:=IF(ISNA(VLOOKUP([.$A29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ESSAGE_LENGTH</text:p>
          </table:table-cell>
          <table:table-cell table:formula="of:=IF(ISNA(VLOOKUP([.$A30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ESSAGE_OCTET_LENGTH</text:p>
          </table:table-cell>
          <table:table-cell table:formula="of:=IF(ISNA(VLOOKUP([.$A30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ESSAGE_TEXT</text:p>
          </table:table-cell>
          <table:table-cell table:formula="of:=IF(ISNA(VLOOKUP([.$A30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ETHOD</text:p>
          </table:table-cell>
          <table:table-cell table:formula="of:=IF(ISNA(VLOOKUP([.$A30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IN</text:p>
          </table:table-cell>
          <table:table-cell table:formula="of:=IF(ISNA(VLOOKUP([.$A30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INUTE</text:p>
          </table:table-cell>
          <table:table-cell table:formula="of:=IF(ISNA(VLOOKUP([.$A30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INVALUE</text:p>
          </table:table-cell>
          <table:table-cell table:formula="of:=IF(ISNA(VLOOKUP([.$A30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OD</text:p>
          </table:table-cell>
          <table:table-cell table:formula="of:=IF(ISNA(VLOOKUP([.$A30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ODIFIES</text:p>
          </table:table-cell>
          <table:table-cell table:formula="of:=IF(ISNA(VLOOKUP([.$A30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ODULE</text:p>
          </table:table-cell>
          <table:table-cell table:formula="of:=IF(ISNA(VLOOKUP([.$A30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ONTH</text:p>
          </table:table-cell>
          <table:table-cell table:formula="of:=IF(ISNA(VLOOKUP([.$A31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ORE</text:p>
          </table:table-cell>
          <table:table-cell table:formula="of:=IF(ISNA(VLOOKUP([.$A31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ULTISET</text:p>
          </table:table-cell>
          <table:table-cell table:formula="of:=IF(ISNA(VLOOKUP([.$A31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MUMPS</text:p>
          </table:table-cell>
          <table:table-cell table:formula="of:=IF(ISNA(VLOOKUP([.$A31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AME</text:p>
          </table:table-cell>
          <table:table-cell table:formula="of:=IF(ISNA(VLOOKUP([.$A31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AMES</text:p>
          </table:table-cell>
          <table:table-cell table:formula="of:=IF(ISNA(VLOOKUP([.$A31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AMESPACE</text:p>
          </table:table-cell>
          <table:table-cell table:formula="of:=IF(ISNA(VLOOKUP([.$A31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ATIONAL</text:p>
          </table:table-cell>
          <table:table-cell table:formula="of:=IF(ISNA(VLOOKUP([.$A31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ATURAL</text:p>
          </table:table-cell>
          <table:table-cell table:formula="of:=IF(ISNA(VLOOKUP([.$A31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CHAR</text:p>
          </table:table-cell>
          <table:table-cell table:formula="of:=IF(ISNA(VLOOKUP([.$A31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CLOB</text:p>
          </table:table-cell>
          <table:table-cell table:formula="of:=IF(ISNA(VLOOKUP([.$A32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ESTING</text:p>
          </table:table-cell>
          <table:table-cell table:formula="of:=IF(ISNA(VLOOKUP([.$A32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EW</text:p>
          </table:table-cell>
          <table:table-cell table:formula="of:=IF(ISNA(VLOOKUP([.$A32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EXT</text:p>
          </table:table-cell>
          <table:table-cell table:formula="of:=IF(ISNA(VLOOKUP([.$A32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FC</text:p>
          </table:table-cell>
          <table:table-cell table:formula="of:=IF(ISNA(VLOOKUP([.$A32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FD</text:p>
          </table:table-cell>
          <table:table-cell table:formula="of:=IF(ISNA(VLOOKUP([.$A32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FKC</text:p>
          </table:table-cell>
          <table:table-cell table:formula="of:=IF(ISNA(VLOOKUP([.$A32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FKD</text:p>
          </table:table-cell>
          <table:table-cell table:formula="of:=IF(ISNA(VLOOKUP([.$A32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IL</text:p>
          </table:table-cell>
          <table:table-cell table:formula="of:=IF(ISNA(VLOOKUP([.$A32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O</text:p>
          </table:table-cell>
          <table:table-cell table:formula="of:=IF(ISNA(VLOOKUP([.$A32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ONE</text:p>
          </table:table-cell>
          <table:table-cell table:formula="of:=IF(ISNA(VLOOKUP([.$A33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ORMALIZE</text:p>
          </table:table-cell>
          <table:table-cell table:formula="of:=IF(ISNA(VLOOKUP([.$A33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ORMALIZED</text:p>
          </table:table-cell>
          <table:table-cell table:formula="of:=IF(ISNA(VLOOKUP([.$A33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OT</text:p>
          </table:table-cell>
          <table:table-cell table:formula="of:=IF(ISNA(VLOOKUP([.$A33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TH_VALUE</text:p>
          </table:table-cell>
          <table:table-cell table:formula="of:=IF(ISNA(VLOOKUP([.$A33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TILE</text:p>
          </table:table-cell>
          <table:table-cell table:formula="of:=IF(ISNA(VLOOKUP([.$A33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ULL</text:p>
          </table:table-cell>
          <table:table-cell table:formula="of:=IF(ISNA(VLOOKUP([.$A33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ULLABLE</text:p>
          </table:table-cell>
          <table:table-cell table:formula="of:=IF(ISNA(VLOOKUP([.$A33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ULLIF</text:p>
          </table:table-cell>
          <table:table-cell table:formula="of:=IF(ISNA(VLOOKUP([.$A33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ULLS</text:p>
          </table:table-cell>
          <table:table-cell table:formula="of:=IF(ISNA(VLOOKUP([.$A33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UMBER</text:p>
          </table:table-cell>
          <table:table-cell table:formula="of:=IF(ISNA(VLOOKUP([.$A34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NUMERIC</text:p>
          </table:table-cell>
          <table:table-cell table:formula="of:=IF(ISNA(VLOOKUP([.$A34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BJECT</text:p>
          </table:table-cell>
          <table:table-cell table:formula="of:=IF(ISNA(VLOOKUP([.$A34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CCURRENCES_REGEX</text:p>
          </table:table-cell>
          <table:table-cell table:formula="of:=IF(ISNA(VLOOKUP([.$A34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CTET_LENGTH</text:p>
          </table:table-cell>
          <table:table-cell table:formula="of:=IF(ISNA(VLOOKUP([.$A34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CTETS</text:p>
          </table:table-cell>
          <table:table-cell table:formula="of:=IF(ISNA(VLOOKUP([.$A34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F</text:p>
          </table:table-cell>
          <table:table-cell table:formula="of:=IF(ISNA(VLOOKUP([.$A34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FF</text:p>
          </table:table-cell>
          <table:table-cell table:formula="of:=IF(ISNA(VLOOKUP([.$A34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FFSET</text:p>
          </table:table-cell>
          <table:table-cell table:formula="of:=IF(ISNA(VLOOKUP([.$A34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LD</text:p>
          </table:table-cell>
          <table:table-cell table:formula="of:=IF(ISNA(VLOOKUP([.$A34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N</text:p>
          </table:table-cell>
          <table:table-cell table:formula="of:=IF(ISNA(VLOOKUP([.$A35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NLY</text:p>
          </table:table-cell>
          <table:table-cell table:formula="of:=IF(ISNA(VLOOKUP([.$A35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PEN</text:p>
          </table:table-cell>
          <table:table-cell table:formula="of:=IF(ISNA(VLOOKUP([.$A35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PTION</text:p>
          </table:table-cell>
          <table:table-cell table:formula="of:=IF(ISNA(VLOOKUP([.$A35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PTIONS</text:p>
          </table:table-cell>
          <table:table-cell table:formula="of:=IF(ISNA(VLOOKUP([.$A35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R</text:p>
          </table:table-cell>
          <table:table-cell table:formula="of:=IF(ISNA(VLOOKUP([.$A35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RDER</text:p>
          </table:table-cell>
          <table:table-cell table:formula="of:=IF(ISNA(VLOOKUP([.$A35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RDERING</text:p>
          </table:table-cell>
          <table:table-cell table:formula="of:=IF(ISNA(VLOOKUP([.$A35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RDINALITY</text:p>
          </table:table-cell>
          <table:table-cell table:formula="of:=IF(ISNA(VLOOKUP([.$A35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THERS</text:p>
          </table:table-cell>
          <table:table-cell table:formula="of:=IF(ISNA(VLOOKUP([.$A35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UT</text:p>
          </table:table-cell>
          <table:table-cell table:formula="of:=IF(ISNA(VLOOKUP([.$A36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UTER</text:p>
          </table:table-cell>
          <table:table-cell table:formula="of:=IF(ISNA(VLOOKUP([.$A36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UTPUT</text:p>
          </table:table-cell>
          <table:table-cell table:formula="of:=IF(ISNA(VLOOKUP([.$A36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VER</text:p>
          </table:table-cell>
          <table:table-cell table:formula="of:=IF(ISNA(VLOOKUP([.$A36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VERLAPS</text:p>
          </table:table-cell>
          <table:table-cell table:formula="of:=IF(ISNA(VLOOKUP([.$A36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VERLAY</text:p>
          </table:table-cell>
          <table:table-cell table:formula="of:=IF(ISNA(VLOOKUP([.$A36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OVERRIDING</text:p>
          </table:table-cell>
          <table:table-cell table:formula="of:=IF(ISNA(VLOOKUP([.$A36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</text:p>
          </table:table-cell>
          <table:table-cell table:formula="of:=IF(ISNA(VLOOKUP([.$A36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D</text:p>
          </table:table-cell>
          <table:table-cell table:formula="of:=IF(ISNA(VLOOKUP([.$A36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RAMETER</text:p>
          </table:table-cell>
          <table:table-cell table:formula="of:=IF(ISNA(VLOOKUP([.$A36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RAMETER_MODE</text:p>
          </table:table-cell>
          <table:table-cell table:formula="of:=IF(ISNA(VLOOKUP([.$A37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RAMETER_NAME</text:p>
          </table:table-cell>
          <table:table-cell table:formula="of:=IF(ISNA(VLOOKUP([.$A371];[Summary.$A$1:.$B$905];1;0));&quot;&quot;;&quot;Y&quot;)" office:value-type="string" office:string-value="Y">
            <text:p>Y</text:p>
          </table:table-cell>
        </table:table-row>
        <table:table-row table:style-name="ro4">
          <table:table-cell table:style-name="ce17" office:value-type="string">
            <text:p>PARAMETER_ORDINAL_POSITION</text:p>
          </table:table-cell>
          <table:table-cell table:formula="of:=IF(ISNA(VLOOKUP([.$A372];[Summary.$A$1:.$B$905];1;0));&quot;&quot;;&quot;Y&quot;)" office:value-type="string" office:string-value="Y">
            <text:p>Y</text:p>
          </table:table-cell>
        </table:table-row>
        <table:table-row table:style-name="ro4">
          <table:table-cell table:style-name="ce17" office:value-type="string">
            <text:p>PARAMETER_SPECIFIC_CATALOG</text:p>
          </table:table-cell>
          <table:table-cell table:formula="of:=IF(ISNA(VLOOKUP([.$A373];[Summary.$A$1:.$B$905];1;0));&quot;&quot;;&quot;Y&quot;)" office:value-type="string" office:string-value="Y">
            <text:p>Y</text:p>
          </table:table-cell>
        </table:table-row>
        <table:table-row table:style-name="ro4">
          <table:table-cell table:style-name="ce17" office:value-type="string">
            <text:p>PARAMETER_SPECIFIC_NAME</text:p>
          </table:table-cell>
          <table:table-cell table:formula="of:=IF(ISNA(VLOOKUP([.$A374];[Summary.$A$1:.$B$905];1;0));&quot;&quot;;&quot;Y&quot;)" office:value-type="string" office:string-value="Y">
            <text:p>Y</text:p>
          </table:table-cell>
        </table:table-row>
        <table:table-row table:style-name="ro4">
          <table:table-cell table:style-name="ce17" office:value-type="string">
            <text:p>PARAMETER_SPECIFIC_SCHEMA</text:p>
          </table:table-cell>
          <table:table-cell table:formula="of:=IF(ISNA(VLOOKUP([.$A37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RTIAL</text:p>
          </table:table-cell>
          <table:table-cell table:formula="of:=IF(ISNA(VLOOKUP([.$A37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RTITION</text:p>
          </table:table-cell>
          <table:table-cell table:formula="of:=IF(ISNA(VLOOKUP([.$A37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SCAL</text:p>
          </table:table-cell>
          <table:table-cell table:formula="of:=IF(ISNA(VLOOKUP([.$A37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SSING</text:p>
          </table:table-cell>
          <table:table-cell table:formula="of:=IF(ISNA(VLOOKUP([.$A37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SSTHROUGH</text:p>
          </table:table-cell>
          <table:table-cell table:formula="of:=IF(ISNA(VLOOKUP([.$A38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ATH</text:p>
          </table:table-cell>
          <table:table-cell table:formula="of:=IF(ISNA(VLOOKUP([.$A38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ERCENT_RANK</text:p>
          </table:table-cell>
          <table:table-cell table:formula="of:=IF(ISNA(VLOOKUP([.$A38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ERCENTILE_CONT</text:p>
          </table:table-cell>
          <table:table-cell table:formula="of:=IF(ISNA(VLOOKUP([.$A38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ERCENTILE_DISC</text:p>
          </table:table-cell>
          <table:table-cell table:formula="of:=IF(ISNA(VLOOKUP([.$A38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ERMISSION</text:p>
          </table:table-cell>
          <table:table-cell table:formula="of:=IF(ISNA(VLOOKUP([.$A38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LACING</text:p>
          </table:table-cell>
          <table:table-cell table:formula="of:=IF(ISNA(VLOOKUP([.$A38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LI</text:p>
          </table:table-cell>
          <table:table-cell table:formula="of:=IF(ISNA(VLOOKUP([.$A38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OSITION</text:p>
          </table:table-cell>
          <table:table-cell table:formula="of:=IF(ISNA(VLOOKUP([.$A38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OSITION_REGEX</text:p>
          </table:table-cell>
          <table:table-cell table:formula="of:=IF(ISNA(VLOOKUP([.$A38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OWER</text:p>
          </table:table-cell>
          <table:table-cell table:formula="of:=IF(ISNA(VLOOKUP([.$A39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RECEDING</text:p>
          </table:table-cell>
          <table:table-cell table:formula="of:=IF(ISNA(VLOOKUP([.$A39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RECISION</text:p>
          </table:table-cell>
          <table:table-cell table:formula="of:=IF(ISNA(VLOOKUP([.$A39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REPARE</text:p>
          </table:table-cell>
          <table:table-cell table:formula="of:=IF(ISNA(VLOOKUP([.$A39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RESERVE</text:p>
          </table:table-cell>
          <table:table-cell table:formula="of:=IF(ISNA(VLOOKUP([.$A39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RIMARY</text:p>
          </table:table-cell>
          <table:table-cell table:formula="of:=IF(ISNA(VLOOKUP([.$A39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RIOR</text:p>
          </table:table-cell>
          <table:table-cell table:formula="of:=IF(ISNA(VLOOKUP([.$A39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RIVILEGES</text:p>
          </table:table-cell>
          <table:table-cell table:formula="of:=IF(ISNA(VLOOKUP([.$A39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ROCEDURE</text:p>
          </table:table-cell>
          <table:table-cell table:formula="of:=IF(ISNA(VLOOKUP([.$A39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PUBLIC</text:p>
          </table:table-cell>
          <table:table-cell table:formula="of:=IF(ISNA(VLOOKUP([.$A39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ANGE</text:p>
          </table:table-cell>
          <table:table-cell table:formula="of:=IF(ISNA(VLOOKUP([.$A40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ANK</text:p>
          </table:table-cell>
          <table:table-cell table:formula="of:=IF(ISNA(VLOOKUP([.$A40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AD</text:p>
          </table:table-cell>
          <table:table-cell table:formula="of:=IF(ISNA(VLOOKUP([.$A40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ADS</text:p>
          </table:table-cell>
          <table:table-cell table:formula="of:=IF(ISNA(VLOOKUP([.$A40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AL</text:p>
          </table:table-cell>
          <table:table-cell table:formula="of:=IF(ISNA(VLOOKUP([.$A40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COVERY</text:p>
          </table:table-cell>
          <table:table-cell table:formula="of:=IF(ISNA(VLOOKUP([.$A40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CURSIVE</text:p>
          </table:table-cell>
          <table:table-cell table:formula="of:=IF(ISNA(VLOOKUP([.$A40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F</text:p>
          </table:table-cell>
          <table:table-cell table:formula="of:=IF(ISNA(VLOOKUP([.$A40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FERENCES</text:p>
          </table:table-cell>
          <table:table-cell table:formula="of:=IF(ISNA(VLOOKUP([.$A40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FERENCING</text:p>
          </table:table-cell>
          <table:table-cell table:formula="of:=IF(ISNA(VLOOKUP([.$A40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GR_AVGX</text:p>
          </table:table-cell>
          <table:table-cell table:formula="of:=IF(ISNA(VLOOKUP([.$A41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GR_AVGY</text:p>
          </table:table-cell>
          <table:table-cell table:formula="of:=IF(ISNA(VLOOKUP([.$A41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GR_COUNT</text:p>
          </table:table-cell>
          <table:table-cell table:formula="of:=IF(ISNA(VLOOKUP([.$A41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GR_INTERCEPT</text:p>
          </table:table-cell>
          <table:table-cell table:formula="of:=IF(ISNA(VLOOKUP([.$A41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GR_R2</text:p>
          </table:table-cell>
          <table:table-cell table:formula="of:=IF(ISNA(VLOOKUP([.$A41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GR_SLOPE</text:p>
          </table:table-cell>
          <table:table-cell table:formula="of:=IF(ISNA(VLOOKUP([.$A41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GR_SXX</text:p>
          </table:table-cell>
          <table:table-cell table:formula="of:=IF(ISNA(VLOOKUP([.$A41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GR_SXY</text:p>
          </table:table-cell>
          <table:table-cell table:formula="of:=IF(ISNA(VLOOKUP([.$A41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GR_SYY</text:p>
          </table:table-cell>
          <table:table-cell table:formula="of:=IF(ISNA(VLOOKUP([.$A41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LATIVE</text:p>
          </table:table-cell>
          <table:table-cell table:formula="of:=IF(ISNA(VLOOKUP([.$A41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LEASE</text:p>
          </table:table-cell>
          <table:table-cell table:formula="of:=IF(ISNA(VLOOKUP([.$A42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PEATABLE</text:p>
          </table:table-cell>
          <table:table-cell table:formula="of:=IF(ISNA(VLOOKUP([.$A42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QUIRING</text:p>
          </table:table-cell>
          <table:table-cell table:formula="of:=IF(ISNA(VLOOKUP([.$A42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SPECT</text:p>
          </table:table-cell>
          <table:table-cell table:formula="of:=IF(ISNA(VLOOKUP([.$A42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START</text:p>
          </table:table-cell>
          <table:table-cell table:formula="of:=IF(ISNA(VLOOKUP([.$A42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STORE</text:p>
          </table:table-cell>
          <table:table-cell table:formula="of:=IF(ISNA(VLOOKUP([.$A42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STRICT</text:p>
          </table:table-cell>
          <table:table-cell table:formula="of:=IF(ISNA(VLOOKUP([.$A42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SULT</text:p>
          </table:table-cell>
          <table:table-cell table:formula="of:=IF(ISNA(VLOOKUP([.$A42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TURN</text:p>
          </table:table-cell>
          <table:table-cell table:formula="of:=IF(ISNA(VLOOKUP([.$A42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TURNED_CARDINALITY</text:p>
          </table:table-cell>
          <table:table-cell table:formula="of:=IF(ISNA(VLOOKUP([.$A42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TURNED_LENGTH</text:p>
          </table:table-cell>
          <table:table-cell table:formula="of:=IF(ISNA(VLOOKUP([.$A43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TURNED_OCTET_LENGTH</text:p>
          </table:table-cell>
          <table:table-cell table:formula="of:=IF(ISNA(VLOOKUP([.$A43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TURNED_SQLSTATE</text:p>
          </table:table-cell>
          <table:table-cell table:formula="of:=IF(ISNA(VLOOKUP([.$A43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TURNING</text:p>
          </table:table-cell>
          <table:table-cell table:formula="of:=IF(ISNA(VLOOKUP([.$A43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TURNS</text:p>
          </table:table-cell>
          <table:table-cell table:formula="of:=IF(ISNA(VLOOKUP([.$A43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EVOKE</text:p>
          </table:table-cell>
          <table:table-cell table:formula="of:=IF(ISNA(VLOOKUP([.$A43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IGHT</text:p>
          </table:table-cell>
          <table:table-cell table:formula="of:=IF(ISNA(VLOOKUP([.$A43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OLE</text:p>
          </table:table-cell>
          <table:table-cell table:formula="of:=IF(ISNA(VLOOKUP([.$A43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OLLBACK</text:p>
          </table:table-cell>
          <table:table-cell table:formula="of:=IF(ISNA(VLOOKUP([.$A43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OLLUP</text:p>
          </table:table-cell>
          <table:table-cell table:formula="of:=IF(ISNA(VLOOKUP([.$A43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OUTINE</text:p>
          </table:table-cell>
          <table:table-cell table:formula="of:=IF(ISNA(VLOOKUP([.$A44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OUTINE_CATALOG</text:p>
          </table:table-cell>
          <table:table-cell table:formula="of:=IF(ISNA(VLOOKUP([.$A44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OUTINE_NAME</text:p>
          </table:table-cell>
          <table:table-cell table:formula="of:=IF(ISNA(VLOOKUP([.$A44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OUTINE_SCHEMA</text:p>
          </table:table-cell>
          <table:table-cell table:formula="of:=IF(ISNA(VLOOKUP([.$A44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OW</text:p>
          </table:table-cell>
          <table:table-cell table:formula="of:=IF(ISNA(VLOOKUP([.$A44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OW_COUNT</text:p>
          </table:table-cell>
          <table:table-cell table:formula="of:=IF(ISNA(VLOOKUP([.$A44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OW_NUMBER</text:p>
          </table:table-cell>
          <table:table-cell table:formula="of:=IF(ISNA(VLOOKUP([.$A44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ROWS</text:p>
          </table:table-cell>
          <table:table-cell table:formula="of:=IF(ISNA(VLOOKUP([.$A44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AVEPOINT</text:p>
          </table:table-cell>
          <table:table-cell table:formula="of:=IF(ISNA(VLOOKUP([.$A44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CALE</text:p>
          </table:table-cell>
          <table:table-cell table:formula="of:=IF(ISNA(VLOOKUP([.$A44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CHEMA</text:p>
          </table:table-cell>
          <table:table-cell table:formula="of:=IF(ISNA(VLOOKUP([.$A45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CHEMA_NAME</text:p>
          </table:table-cell>
          <table:table-cell table:formula="of:=IF(ISNA(VLOOKUP([.$A45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COPE</text:p>
          </table:table-cell>
          <table:table-cell table:formula="of:=IF(ISNA(VLOOKUP([.$A45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COPE_CATALOG</text:p>
          </table:table-cell>
          <table:table-cell table:formula="of:=IF(ISNA(VLOOKUP([.$A45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COPE_NAME</text:p>
          </table:table-cell>
          <table:table-cell table:formula="of:=IF(ISNA(VLOOKUP([.$A45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COPE_SCHEMA</text:p>
          </table:table-cell>
          <table:table-cell table:formula="of:=IF(ISNA(VLOOKUP([.$A45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CROLL</text:p>
          </table:table-cell>
          <table:table-cell table:formula="of:=IF(ISNA(VLOOKUP([.$A45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ARCH</text:p>
          </table:table-cell>
          <table:table-cell table:formula="of:=IF(ISNA(VLOOKUP([.$A45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COND</text:p>
          </table:table-cell>
          <table:table-cell table:formula="of:=IF(ISNA(VLOOKUP([.$A45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CTION</text:p>
          </table:table-cell>
          <table:table-cell table:formula="of:=IF(ISNA(VLOOKUP([.$A45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CURITY</text:p>
          </table:table-cell>
          <table:table-cell table:formula="of:=IF(ISNA(VLOOKUP([.$A46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LECT</text:p>
          </table:table-cell>
          <table:table-cell table:formula="of:=IF(ISNA(VLOOKUP([.$A46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LECTIVE</text:p>
          </table:table-cell>
          <table:table-cell table:formula="of:=IF(ISNA(VLOOKUP([.$A46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LF</text:p>
          </table:table-cell>
          <table:table-cell table:formula="of:=IF(ISNA(VLOOKUP([.$A46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NSITIVE</text:p>
          </table:table-cell>
          <table:table-cell table:formula="of:=IF(ISNA(VLOOKUP([.$A46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QUENCE</text:p>
          </table:table-cell>
          <table:table-cell table:formula="of:=IF(ISNA(VLOOKUP([.$A46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RIALIZABLE</text:p>
          </table:table-cell>
          <table:table-cell table:formula="of:=IF(ISNA(VLOOKUP([.$A46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RVER</text:p>
          </table:table-cell>
          <table:table-cell table:formula="of:=IF(ISNA(VLOOKUP([.$A46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RVER_NAME</text:p>
          </table:table-cell>
          <table:table-cell table:formula="of:=IF(ISNA(VLOOKUP([.$A46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SSION</text:p>
          </table:table-cell>
          <table:table-cell table:formula="of:=IF(ISNA(VLOOKUP([.$A46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SSION_USER</text:p>
          </table:table-cell>
          <table:table-cell table:formula="of:=IF(ISNA(VLOOKUP([.$A47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T</text:p>
          </table:table-cell>
          <table:table-cell table:formula="of:=IF(ISNA(VLOOKUP([.$A47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ETS</text:p>
          </table:table-cell>
          <table:table-cell table:formula="of:=IF(ISNA(VLOOKUP([.$A47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IMILAR</text:p>
          </table:table-cell>
          <table:table-cell table:formula="of:=IF(ISNA(VLOOKUP([.$A47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IMPLE</text:p>
          </table:table-cell>
          <table:table-cell table:formula="of:=IF(ISNA(VLOOKUP([.$A47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IZE</text:p>
          </table:table-cell>
          <table:table-cell table:formula="of:=IF(ISNA(VLOOKUP([.$A47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MALLINT</text:p>
          </table:table-cell>
          <table:table-cell table:formula="of:=IF(ISNA(VLOOKUP([.$A47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OME</text:p>
          </table:table-cell>
          <table:table-cell table:formula="of:=IF(ISNA(VLOOKUP([.$A47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OURCE</text:p>
          </table:table-cell>
          <table:table-cell table:formula="of:=IF(ISNA(VLOOKUP([.$A47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PACE</text:p>
          </table:table-cell>
          <table:table-cell table:formula="of:=IF(ISNA(VLOOKUP([.$A47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PECIFIC</text:p>
          </table:table-cell>
          <table:table-cell table:formula="of:=IF(ISNA(VLOOKUP([.$A48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PECIFIC_NAME</text:p>
          </table:table-cell>
          <table:table-cell table:formula="of:=IF(ISNA(VLOOKUP([.$A48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PECIFICTYPE</text:p>
          </table:table-cell>
          <table:table-cell table:formula="of:=IF(ISNA(VLOOKUP([.$A48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QL</text:p>
          </table:table-cell>
          <table:table-cell table:formula="of:=IF(ISNA(VLOOKUP([.$A48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QLEXCEPTION</text:p>
          </table:table-cell>
          <table:table-cell table:formula="of:=IF(ISNA(VLOOKUP([.$A48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QLSTATE</text:p>
          </table:table-cell>
          <table:table-cell table:formula="of:=IF(ISNA(VLOOKUP([.$A48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QLWARNING</text:p>
          </table:table-cell>
          <table:table-cell table:formula="of:=IF(ISNA(VLOOKUP([.$A48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QRT</text:p>
          </table:table-cell>
          <table:table-cell table:formula="of:=IF(ISNA(VLOOKUP([.$A48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TANDALONE</text:p>
          </table:table-cell>
          <table:table-cell table:formula="of:=IF(ISNA(VLOOKUP([.$A48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TART</text:p>
          </table:table-cell>
          <table:table-cell table:formula="of:=IF(ISNA(VLOOKUP([.$A48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TATE</text:p>
          </table:table-cell>
          <table:table-cell table:formula="of:=IF(ISNA(VLOOKUP([.$A49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TATEMENT</text:p>
          </table:table-cell>
          <table:table-cell table:formula="of:=IF(ISNA(VLOOKUP([.$A49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TATIC</text:p>
          </table:table-cell>
          <table:table-cell table:formula="of:=IF(ISNA(VLOOKUP([.$A49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TDDEV_POP</text:p>
          </table:table-cell>
          <table:table-cell table:formula="of:=IF(ISNA(VLOOKUP([.$A49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TDDEV_SAMP</text:p>
          </table:table-cell>
          <table:table-cell table:formula="of:=IF(ISNA(VLOOKUP([.$A49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TRIP</text:p>
          </table:table-cell>
          <table:table-cell table:formula="of:=IF(ISNA(VLOOKUP([.$A49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TRUCTURE</text:p>
          </table:table-cell>
          <table:table-cell table:formula="of:=IF(ISNA(VLOOKUP([.$A49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TYLE</text:p>
          </table:table-cell>
          <table:table-cell table:formula="of:=IF(ISNA(VLOOKUP([.$A49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UBCLASS_ORIGIN</text:p>
          </table:table-cell>
          <table:table-cell table:formula="of:=IF(ISNA(VLOOKUP([.$A49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UBMULTISET</text:p>
          </table:table-cell>
          <table:table-cell table:formula="of:=IF(ISNA(VLOOKUP([.$A49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UBSTRING</text:p>
          </table:table-cell>
          <table:table-cell table:formula="of:=IF(ISNA(VLOOKUP([.$A50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UBSTRING_REGEX</text:p>
          </table:table-cell>
          <table:table-cell table:formula="of:=IF(ISNA(VLOOKUP([.$A50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UM</text:p>
          </table:table-cell>
          <table:table-cell table:formula="of:=IF(ISNA(VLOOKUP([.$A50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YMMETRIC</text:p>
          </table:table-cell>
          <table:table-cell table:formula="of:=IF(ISNA(VLOOKUP([.$A50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YSTEM</text:p>
          </table:table-cell>
          <table:table-cell table:formula="of:=IF(ISNA(VLOOKUP([.$A50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SYSTEM_USER</text:p>
          </table:table-cell>
          <table:table-cell table:formula="of:=IF(ISNA(VLOOKUP([.$A50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</text:p>
          </table:table-cell>
          <table:table-cell table:formula="of:=IF(ISNA(VLOOKUP([.$A50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ABLE</text:p>
          </table:table-cell>
          <table:table-cell table:formula="of:=IF(ISNA(VLOOKUP([.$A50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ABLE_NAME</text:p>
          </table:table-cell>
          <table:table-cell table:formula="of:=IF(ISNA(VLOOKUP([.$A50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ABLESAMPLE</text:p>
          </table:table-cell>
          <table:table-cell table:formula="of:=IF(ISNA(VLOOKUP([.$A50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EMPORARY</text:p>
          </table:table-cell>
          <table:table-cell table:formula="of:=IF(ISNA(VLOOKUP([.$A51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HEN</text:p>
          </table:table-cell>
          <table:table-cell table:formula="of:=IF(ISNA(VLOOKUP([.$A51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IES</text:p>
          </table:table-cell>
          <table:table-cell table:formula="of:=IF(ISNA(VLOOKUP([.$A51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IME</text:p>
          </table:table-cell>
          <table:table-cell table:formula="of:=IF(ISNA(VLOOKUP([.$A51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IMESTAMP</text:p>
          </table:table-cell>
          <table:table-cell table:formula="of:=IF(ISNA(VLOOKUP([.$A51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IMEZONE_HOUR</text:p>
          </table:table-cell>
          <table:table-cell table:formula="of:=IF(ISNA(VLOOKUP([.$A51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IMEZONE_MINUTE</text:p>
          </table:table-cell>
          <table:table-cell table:formula="of:=IF(ISNA(VLOOKUP([.$A51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O</text:p>
          </table:table-cell>
          <table:table-cell table:formula="of:=IF(ISNA(VLOOKUP([.$A51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OKEN</text:p>
          </table:table-cell>
          <table:table-cell table:formula="of:=IF(ISNA(VLOOKUP([.$A51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OP_LEVEL_COUNT</text:p>
          </table:table-cell>
          <table:table-cell table:formula="of:=IF(ISNA(VLOOKUP([.$A51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AILING</text:p>
          </table:table-cell>
          <table:table-cell table:formula="of:=IF(ISNA(VLOOKUP([.$A52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ANSACTION</text:p>
          </table:table-cell>
          <table:table-cell table:formula="of:=IF(ISNA(VLOOKUP([.$A52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ANSACTION_ACTIVE</text:p>
          </table:table-cell>
          <table:table-cell table:formula="of:=IF(ISNA(VLOOKUP([.$A522];[Summary.$A$1:.$B$905];1;0));&quot;&quot;;&quot;Y&quot;)" office:value-type="string" office:string-value="Y">
            <text:p>Y</text:p>
          </table:table-cell>
        </table:table-row>
        <table:table-row table:style-name="ro4">
          <table:table-cell table:style-name="ce17" office:value-type="string">
            <text:p>TRANSACTIONS_COMMITTED</text:p>
          </table:table-cell>
          <table:table-cell table:formula="of:=IF(ISNA(VLOOKUP([.$A523];[Summary.$A$1:.$B$905];1;0));&quot;&quot;;&quot;Y&quot;)" office:value-type="string" office:string-value="Y">
            <text:p>Y</text:p>
          </table:table-cell>
        </table:table-row>
        <table:table-row table:style-name="ro4">
          <table:table-cell table:style-name="ce17" office:value-type="string">
            <text:p>TRANSACTIONS_ROLLED_BACK</text:p>
          </table:table-cell>
          <table:table-cell table:formula="of:=IF(ISNA(VLOOKUP([.$A52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ANSFORM</text:p>
          </table:table-cell>
          <table:table-cell table:formula="of:=IF(ISNA(VLOOKUP([.$A52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ANSFORMS</text:p>
          </table:table-cell>
          <table:table-cell table:formula="of:=IF(ISNA(VLOOKUP([.$A52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ANSLATE</text:p>
          </table:table-cell>
          <table:table-cell table:formula="of:=IF(ISNA(VLOOKUP([.$A52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ANSLATE_REGEX</text:p>
          </table:table-cell>
          <table:table-cell table:formula="of:=IF(ISNA(VLOOKUP([.$A52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ANSLATION</text:p>
          </table:table-cell>
          <table:table-cell table:formula="of:=IF(ISNA(VLOOKUP([.$A52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EAT</text:p>
          </table:table-cell>
          <table:table-cell table:formula="of:=IF(ISNA(VLOOKUP([.$A53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IGGER</text:p>
          </table:table-cell>
          <table:table-cell table:formula="of:=IF(ISNA(VLOOKUP([.$A53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IGGER_CATALOG</text:p>
          </table:table-cell>
          <table:table-cell table:formula="of:=IF(ISNA(VLOOKUP([.$A53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IGGER_NAME</text:p>
          </table:table-cell>
          <table:table-cell table:formula="of:=IF(ISNA(VLOOKUP([.$A53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IGGER_SCHEMA</text:p>
          </table:table-cell>
          <table:table-cell table:formula="of:=IF(ISNA(VLOOKUP([.$A53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IM</text:p>
          </table:table-cell>
          <table:table-cell table:formula="of:=IF(ISNA(VLOOKUP([.$A53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IM_ARRAY</text:p>
          </table:table-cell>
          <table:table-cell table:formula="of:=IF(ISNA(VLOOKUP([.$A53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8" office:value-type="string">
            <text:p>TRUE</text:p>
          </table:table-cell>
          <table:table-cell table:formula="of:=IF(ISNA(VLOOKUP([.$A53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RUNCATE</text:p>
          </table:table-cell>
          <table:table-cell table:formula="of:=IF(ISNA(VLOOKUP([.$A53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TYPE</text:p>
          </table:table-cell>
          <table:table-cell table:formula="of:=IF(ISNA(VLOOKUP([.$A53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ESCAPE</text:p>
          </table:table-cell>
          <table:table-cell table:formula="of:=IF(ISNA(VLOOKUP([.$A54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NBOUNDED</text:p>
          </table:table-cell>
          <table:table-cell table:formula="of:=IF(ISNA(VLOOKUP([.$A54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NCOMMITTED</text:p>
          </table:table-cell>
          <table:table-cell table:formula="of:=IF(ISNA(VLOOKUP([.$A54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NDER</text:p>
          </table:table-cell>
          <table:table-cell table:formula="of:=IF(ISNA(VLOOKUP([.$A54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NION</text:p>
          </table:table-cell>
          <table:table-cell table:formula="of:=IF(ISNA(VLOOKUP([.$A54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NIQUE</text:p>
          </table:table-cell>
          <table:table-cell table:formula="of:=IF(ISNA(VLOOKUP([.$A54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NKNOWN</text:p>
          </table:table-cell>
          <table:table-cell table:formula="of:=IF(ISNA(VLOOKUP([.$A54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NLINK</text:p>
          </table:table-cell>
          <table:table-cell table:formula="of:=IF(ISNA(VLOOKUP([.$A54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NNAMED</text:p>
          </table:table-cell>
          <table:table-cell table:formula="of:=IF(ISNA(VLOOKUP([.$A54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NNEST</text:p>
          </table:table-cell>
          <table:table-cell table:formula="of:=IF(ISNA(VLOOKUP([.$A54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NTYPED</text:p>
          </table:table-cell>
          <table:table-cell table:formula="of:=IF(ISNA(VLOOKUP([.$A55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PDATE</text:p>
          </table:table-cell>
          <table:table-cell table:formula="of:=IF(ISNA(VLOOKUP([.$A55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PPER</text:p>
          </table:table-cell>
          <table:table-cell table:formula="of:=IF(ISNA(VLOOKUP([.$A55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RI</text:p>
          </table:table-cell>
          <table:table-cell table:formula="of:=IF(ISNA(VLOOKUP([.$A55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SAGE</text:p>
          </table:table-cell>
          <table:table-cell table:formula="of:=IF(ISNA(VLOOKUP([.$A55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SER</text:p>
          </table:table-cell>
          <table:table-cell table:formula="of:=IF(ISNA(VLOOKUP([.$A555];[Summary.$A$1:.$B$905];1;0));&quot;&quot;;&quot;Y&quot;)" office:value-type="string" office:string-value="Y">
            <text:p>Y</text:p>
          </table:table-cell>
        </table:table-row>
        <table:table-row table:style-name="ro4">
          <table:table-cell table:style-name="ce17" office:value-type="string">
            <text:p>USER_DEFINED_TYPE_CATALOG</text:p>
          </table:table-cell>
          <table:table-cell table:formula="of:=IF(ISNA(VLOOKUP([.$A556];[Summary.$A$1:.$B$905];1;0));&quot;&quot;;&quot;Y&quot;)" office:value-type="string" office:string-value="Y">
            <text:p>Y</text:p>
          </table:table-cell>
        </table:table-row>
        <table:table-row table:style-name="ro4">
          <table:table-cell table:style-name="ce17" office:value-type="string">
            <text:p>USER_DEFINED_TYPE_CODE</text:p>
          </table:table-cell>
          <table:table-cell table:formula="of:=IF(ISNA(VLOOKUP([.$A557];[Summary.$A$1:.$B$905];1;0));&quot;&quot;;&quot;Y&quot;)" office:value-type="string" office:string-value="Y">
            <text:p>Y</text:p>
          </table:table-cell>
        </table:table-row>
        <table:table-row table:style-name="ro4">
          <table:table-cell table:style-name="ce17" office:value-type="string">
            <text:p>USER_DEFINED_TYPE_NAME</text:p>
          </table:table-cell>
          <table:table-cell table:formula="of:=IF(ISNA(VLOOKUP([.$A558];[Summary.$A$1:.$B$905];1;0));&quot;&quot;;&quot;Y&quot;)" office:value-type="string" office:string-value="Y">
            <text:p>Y</text:p>
          </table:table-cell>
        </table:table-row>
        <table:table-row table:style-name="ro4">
          <table:table-cell table:style-name="ce17" office:value-type="string">
            <text:p>USER_DEFINED_TYPE_SCHEMA</text:p>
          </table:table-cell>
          <table:table-cell table:formula="of:=IF(ISNA(VLOOKUP([.$A55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USING</text:p>
          </table:table-cell>
          <table:table-cell table:formula="of:=IF(ISNA(VLOOKUP([.$A56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VALID</text:p>
          </table:table-cell>
          <table:table-cell table:formula="of:=IF(ISNA(VLOOKUP([.$A56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VALUE</text:p>
          </table:table-cell>
          <table:table-cell table:formula="of:=IF(ISNA(VLOOKUP([.$A56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VALUES</text:p>
          </table:table-cell>
          <table:table-cell table:formula="of:=IF(ISNA(VLOOKUP([.$A56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VAR_POP</text:p>
          </table:table-cell>
          <table:table-cell table:formula="of:=IF(ISNA(VLOOKUP([.$A56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VAR_SAMP</text:p>
          </table:table-cell>
          <table:table-cell table:formula="of:=IF(ISNA(VLOOKUP([.$A56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VARBINARY</text:p>
          </table:table-cell>
          <table:table-cell table:formula="of:=IF(ISNA(VLOOKUP([.$A56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VARCHAR</text:p>
          </table:table-cell>
          <table:table-cell table:formula="of:=IF(ISNA(VLOOKUP([.$A56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VARYING</text:p>
          </table:table-cell>
          <table:table-cell table:formula="of:=IF(ISNA(VLOOKUP([.$A56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VERSION</text:p>
          </table:table-cell>
          <table:table-cell table:formula="of:=IF(ISNA(VLOOKUP([.$A56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VIEW</text:p>
          </table:table-cell>
          <table:table-cell table:formula="of:=IF(ISNA(VLOOKUP([.$A57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HEN</text:p>
          </table:table-cell>
          <table:table-cell table:formula="of:=IF(ISNA(VLOOKUP([.$A57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HENEVER</text:p>
          </table:table-cell>
          <table:table-cell table:formula="of:=IF(ISNA(VLOOKUP([.$A57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HERE</text:p>
          </table:table-cell>
          <table:table-cell table:formula="of:=IF(ISNA(VLOOKUP([.$A57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HITESPACE</text:p>
          </table:table-cell>
          <table:table-cell table:formula="of:=IF(ISNA(VLOOKUP([.$A57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IDTH_BUCKET</text:p>
          </table:table-cell>
          <table:table-cell table:formula="of:=IF(ISNA(VLOOKUP([.$A57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INDOW</text:p>
          </table:table-cell>
          <table:table-cell table:formula="of:=IF(ISNA(VLOOKUP([.$A57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ITH</text:p>
          </table:table-cell>
          <table:table-cell table:formula="of:=IF(ISNA(VLOOKUP([.$A57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ITHIN</text:p>
          </table:table-cell>
          <table:table-cell table:formula="of:=IF(ISNA(VLOOKUP([.$A57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ITHOUT</text:p>
          </table:table-cell>
          <table:table-cell table:formula="of:=IF(ISNA(VLOOKUP([.$A57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ORK</text:p>
          </table:table-cell>
          <table:table-cell table:formula="of:=IF(ISNA(VLOOKUP([.$A58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RAPPER</text:p>
          </table:table-cell>
          <table:table-cell table:formula="of:=IF(ISNA(VLOOKUP([.$A58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WRITE</text:p>
          </table:table-cell>
          <table:table-cell table:formula="of:=IF(ISNA(VLOOKUP([.$A58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</text:p>
          </table:table-cell>
          <table:table-cell table:formula="of:=IF(ISNA(VLOOKUP([.$A58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AGG</text:p>
          </table:table-cell>
          <table:table-cell table:formula="of:=IF(ISNA(VLOOKUP([.$A58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ATTRIBUTES</text:p>
          </table:table-cell>
          <table:table-cell table:formula="of:=IF(ISNA(VLOOKUP([.$A58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BINARY</text:p>
          </table:table-cell>
          <table:table-cell table:formula="of:=IF(ISNA(VLOOKUP([.$A58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CAST</text:p>
          </table:table-cell>
          <table:table-cell table:formula="of:=IF(ISNA(VLOOKUP([.$A58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COMMENT</text:p>
          </table:table-cell>
          <table:table-cell table:formula="of:=IF(ISNA(VLOOKUP([.$A58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CONCAT</text:p>
          </table:table-cell>
          <table:table-cell table:formula="of:=IF(ISNA(VLOOKUP([.$A58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DECLARATION</text:p>
          </table:table-cell>
          <table:table-cell table:formula="of:=IF(ISNA(VLOOKUP([.$A59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DOCUMENT</text:p>
          </table:table-cell>
          <table:table-cell table:formula="of:=IF(ISNA(VLOOKUP([.$A59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ELEMENT</text:p>
          </table:table-cell>
          <table:table-cell table:formula="of:=IF(ISNA(VLOOKUP([.$A59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EXISTS</text:p>
          </table:table-cell>
          <table:table-cell table:formula="of:=IF(ISNA(VLOOKUP([.$A59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FOREST</text:p>
          </table:table-cell>
          <table:table-cell table:formula="of:=IF(ISNA(VLOOKUP([.$A59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ITERATE</text:p>
          </table:table-cell>
          <table:table-cell table:formula="of:=IF(ISNA(VLOOKUP([.$A59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NAMESPACES</text:p>
          </table:table-cell>
          <table:table-cell table:formula="of:=IF(ISNA(VLOOKUP([.$A59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PARSE</text:p>
          </table:table-cell>
          <table:table-cell table:formula="of:=IF(ISNA(VLOOKUP([.$A59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PI</text:p>
          </table:table-cell>
          <table:table-cell table:formula="of:=IF(ISNA(VLOOKUP([.$A59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QUERY</text:p>
          </table:table-cell>
          <table:table-cell table:formula="of:=IF(ISNA(VLOOKUP([.$A59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SCHEMA</text:p>
          </table:table-cell>
          <table:table-cell table:formula="of:=IF(ISNA(VLOOKUP([.$A60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SERIALIZE</text:p>
          </table:table-cell>
          <table:table-cell table:formula="of:=IF(ISNA(VLOOKUP([.$A60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TABLE</text:p>
          </table:table-cell>
          <table:table-cell table:formula="of:=IF(ISNA(VLOOKUP([.$A60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TEXT</text:p>
          </table:table-cell>
          <table:table-cell table:formula="of:=IF(ISNA(VLOOKUP([.$A60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XMLVALIDATE</text:p>
          </table:table-cell>
          <table:table-cell table:formula="of:=IF(ISNA(VLOOKUP([.$A60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YEAR</text:p>
          </table:table-cell>
          <table:table-cell table:formula="of:=IF(ISNA(VLOOKUP([.$A60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YES</text:p>
          </table:table-cell>
          <table:table-cell table:formula="of:=IF(ISNA(VLOOKUP([.$A60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17" office:value-type="string">
            <text:p>ZONE</text:p>
          </table:table-cell>
          <table:table-cell table:formula="of:=IF(ISNA(VLOOKUP([.$A607];[Summary.$A$1:.$B$905];1;0));&quot;&quot;;&quot;Y&quot;)" office:value-type="string" office:string-value="Y">
            <text:p>Y</text:p>
          </table:table-cell>
        </table:table-row>
        <table:table-row table:style-name="ro3" table:number-rows-repeated="1047968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SQL 92" table:style-name="ta1">
        <table:table-column table:style-name="co12" table:default-cell-style-name="ce3"/>
        <table:table-column table:style-name="co13" table:default-cell-style-name="ce8"/>
        <table:table-row table:style-name="ro7">
          <table:table-cell table:style-name="ce21" office:value-type="string">
            <text:p>Keyword</text:p>
          </table:table-cell>
          <table:table-cell table:style-name="ce20" office:value-type="string">
            <text:p>In Summary?</text:p>
          </table:table-cell>
        </table:table-row>
        <table:table-row table:style-name="ro2">
          <table:table-cell table:style-name="ce2" office:value-type="string">
            <text:p>ABSOLUTE</text:p>
          </table:table-cell>
          <table:table-cell table:style-name="ce22" table:formula="of:=IF(ISNA(VLOOKUP([.$A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ACTION</text:p>
          </table:table-cell>
          <table:table-cell table:style-name="ce22" table:formula="of:=IF(ISNA(VLOOKUP([.$A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ADA</text:p>
          </table:table-cell>
          <table:table-cell table:style-name="ce22" table:formula="of:=IF(ISNA(VLOOKUP([.$A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ADD</text:p>
          </table:table-cell>
          <table:table-cell table:style-name="ce22" table:formula="of:=IF(ISNA(VLOOKUP([.$A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ALL</text:p>
          </table:table-cell>
          <table:table-cell table:style-name="ce22" table:formula="of:=IF(ISNA(VLOOKUP([.$A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ALLOCATE</text:p>
          </table:table-cell>
          <table:table-cell table:style-name="ce22" table:formula="of:=IF(ISNA(VLOOKUP([.$A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ALTER</text:p>
          </table:table-cell>
          <table:table-cell table:style-name="ce22" table:formula="of:=IF(ISNA(VLOOKUP([.$A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AND</text:p>
          </table:table-cell>
          <table:table-cell table:style-name="ce22" table:formula="of:=IF(ISNA(VLOOKUP([.$A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ANY</text:p>
          </table:table-cell>
          <table:table-cell table:style-name="ce22" table:formula="of:=IF(ISNA(VLOOKUP([.$A1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ARE</text:p>
          </table:table-cell>
          <table:table-cell table:style-name="ce22" table:formula="of:=IF(ISNA(VLOOKUP([.$A1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AS</text:p>
          </table:table-cell>
          <table:table-cell table:style-name="ce22" table:formula="of:=IF(ISNA(VLOOKUP([.$A1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ASC</text:p>
          </table:table-cell>
          <table:table-cell table:style-name="ce22" table:formula="of:=IF(ISNA(VLOOKUP([.$A1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ASSERTION</text:p>
          </table:table-cell>
          <table:table-cell table:style-name="ce22" table:formula="of:=IF(ISNA(VLOOKUP([.$A1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AT</text:p>
          </table:table-cell>
          <table:table-cell table:style-name="ce22" table:formula="of:=IF(ISNA(VLOOKUP([.$A1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AUTHORIZATION</text:p>
          </table:table-cell>
          <table:table-cell table:style-name="ce22" table:formula="of:=IF(ISNA(VLOOKUP([.$A1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AVG</text:p>
          </table:table-cell>
          <table:table-cell table:style-name="ce22" table:formula="of:=IF(ISNA(VLOOKUP([.$A1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BEGIN</text:p>
          </table:table-cell>
          <table:table-cell table:style-name="ce22" table:formula="of:=IF(ISNA(VLOOKUP([.$A1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BETWEEN</text:p>
          </table:table-cell>
          <table:table-cell table:style-name="ce22" table:formula="of:=IF(ISNA(VLOOKUP([.$A1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BIT</text:p>
          </table:table-cell>
          <table:table-cell table:style-name="ce22" table:formula="of:=IF(ISNA(VLOOKUP([.$A2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BIT_LENGTH</text:p>
          </table:table-cell>
          <table:table-cell table:style-name="ce22" table:formula="of:=IF(ISNA(VLOOKUP([.$A2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BOTH</text:p>
          </table:table-cell>
          <table:table-cell table:style-name="ce22" table:formula="of:=IF(ISNA(VLOOKUP([.$A2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BY</text:p>
          </table:table-cell>
          <table:table-cell table:style-name="ce22" table:formula="of:=IF(ISNA(VLOOKUP([.$A2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</text:p>
          </table:table-cell>
          <table:table-cell table:style-name="ce22" table:formula="of:=IF(ISNA(VLOOKUP([.$A2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ASCADE</text:p>
          </table:table-cell>
          <table:table-cell table:style-name="ce22" table:formula="of:=IF(ISNA(VLOOKUP([.$A2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ASCADED</text:p>
          </table:table-cell>
          <table:table-cell table:style-name="ce22" table:formula="of:=IF(ISNA(VLOOKUP([.$A2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ASE</text:p>
          </table:table-cell>
          <table:table-cell table:style-name="ce22" table:formula="of:=IF(ISNA(VLOOKUP([.$A2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AST</text:p>
          </table:table-cell>
          <table:table-cell table:style-name="ce22" table:formula="of:=IF(ISNA(VLOOKUP([.$A2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ATALOG</text:p>
          </table:table-cell>
          <table:table-cell table:style-name="ce22" table:formula="of:=IF(ISNA(VLOOKUP([.$A2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ATALOG_NAME</text:p>
          </table:table-cell>
          <table:table-cell table:style-name="ce22" table:formula="of:=IF(ISNA(VLOOKUP([.$A3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HAR</text:p>
          </table:table-cell>
          <table:table-cell table:style-name="ce22" table:formula="of:=IF(ISNA(VLOOKUP([.$A3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HAR_LENGTH</text:p>
          </table:table-cell>
          <table:table-cell table:style-name="ce22" table:formula="of:=IF(ISNA(VLOOKUP([.$A3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HARACTER</text:p>
          </table:table-cell>
          <table:table-cell table:style-name="ce22" table:formula="of:=IF(ISNA(VLOOKUP([.$A3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HARACTER_LENGTH</text:p>
          </table:table-cell>
          <table:table-cell table:style-name="ce22" table:formula="of:=IF(ISNA(VLOOKUP([.$A3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HARACTER_SET_CATALOG</text:p>
          </table:table-cell>
          <table:table-cell table:style-name="ce22" table:formula="of:=IF(ISNA(VLOOKUP([.$A3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HARACTER_SET_NAME</text:p>
          </table:table-cell>
          <table:table-cell table:style-name="ce22" table:formula="of:=IF(ISNA(VLOOKUP([.$A3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HARACTER_SET_SCHEMA</text:p>
          </table:table-cell>
          <table:table-cell table:style-name="ce22" table:formula="of:=IF(ISNA(VLOOKUP([.$A3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HECK</text:p>
          </table:table-cell>
          <table:table-cell table:style-name="ce22" table:formula="of:=IF(ISNA(VLOOKUP([.$A3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LASS_ORIGIN</text:p>
          </table:table-cell>
          <table:table-cell table:style-name="ce22" table:formula="of:=IF(ISNA(VLOOKUP([.$A3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LOSE</text:p>
          </table:table-cell>
          <table:table-cell table:style-name="ce22" table:formula="of:=IF(ISNA(VLOOKUP([.$A4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ALESCE</text:p>
          </table:table-cell>
          <table:table-cell table:style-name="ce22" table:formula="of:=IF(ISNA(VLOOKUP([.$A4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BOL</text:p>
          </table:table-cell>
          <table:table-cell table:style-name="ce22" table:formula="of:=IF(ISNA(VLOOKUP([.$A4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LLATE</text:p>
          </table:table-cell>
          <table:table-cell table:style-name="ce22" table:formula="of:=IF(ISNA(VLOOKUP([.$A4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LLATION</text:p>
          </table:table-cell>
          <table:table-cell table:style-name="ce22" table:formula="of:=IF(ISNA(VLOOKUP([.$A4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LLATION_CATALOG</text:p>
          </table:table-cell>
          <table:table-cell table:style-name="ce22" table:formula="of:=IF(ISNA(VLOOKUP([.$A4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LLATION_NAME</text:p>
          </table:table-cell>
          <table:table-cell table:style-name="ce22" table:formula="of:=IF(ISNA(VLOOKUP([.$A4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LLATION_SCHEMA</text:p>
          </table:table-cell>
          <table:table-cell table:style-name="ce22" table:formula="of:=IF(ISNA(VLOOKUP([.$A4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LUMN</text:p>
          </table:table-cell>
          <table:table-cell table:style-name="ce22" table:formula="of:=IF(ISNA(VLOOKUP([.$A4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LUMN_NAME</text:p>
          </table:table-cell>
          <table:table-cell table:style-name="ce22" table:formula="of:=IF(ISNA(VLOOKUP([.$A4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MMAND_FUNCTION</text:p>
          </table:table-cell>
          <table:table-cell table:style-name="ce22" table:formula="of:=IF(ISNA(VLOOKUP([.$A5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MMIT</text:p>
          </table:table-cell>
          <table:table-cell table:style-name="ce22" table:formula="of:=IF(ISNA(VLOOKUP([.$A5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MMITTED</text:p>
          </table:table-cell>
          <table:table-cell table:style-name="ce22" table:formula="of:=IF(ISNA(VLOOKUP([.$A5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NDITION_NUMBER</text:p>
          </table:table-cell>
          <table:table-cell table:style-name="ce22" table:formula="of:=IF(ISNA(VLOOKUP([.$A5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NNECT</text:p>
          </table:table-cell>
          <table:table-cell table:style-name="ce22" table:formula="of:=IF(ISNA(VLOOKUP([.$A5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NNECTION</text:p>
          </table:table-cell>
          <table:table-cell table:style-name="ce22" table:formula="of:=IF(ISNA(VLOOKUP([.$A5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NNECTION_NAME</text:p>
          </table:table-cell>
          <table:table-cell table:style-name="ce22" table:formula="of:=IF(ISNA(VLOOKUP([.$A5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NSTRAINT</text:p>
          </table:table-cell>
          <table:table-cell table:style-name="ce22" table:formula="of:=IF(ISNA(VLOOKUP([.$A5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NSTRAINT_CATALOG</text:p>
          </table:table-cell>
          <table:table-cell table:style-name="ce22" table:formula="of:=IF(ISNA(VLOOKUP([.$A5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NSTRAINT_NAME</text:p>
          </table:table-cell>
          <table:table-cell table:style-name="ce22" table:formula="of:=IF(ISNA(VLOOKUP([.$A5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NSTRAINT_SCHEMA</text:p>
          </table:table-cell>
          <table:table-cell table:style-name="ce22" table:formula="of:=IF(ISNA(VLOOKUP([.$A6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NSTRAINTS</text:p>
          </table:table-cell>
          <table:table-cell table:style-name="ce22" table:formula="of:=IF(ISNA(VLOOKUP([.$A6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NTINUE</text:p>
          </table:table-cell>
          <table:table-cell table:style-name="ce22" table:formula="of:=IF(ISNA(VLOOKUP([.$A6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NVERT</text:p>
          </table:table-cell>
          <table:table-cell table:style-name="ce22" table:formula="of:=IF(ISNA(VLOOKUP([.$A6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RRESPONDING</text:p>
          </table:table-cell>
          <table:table-cell table:style-name="ce22" table:formula="of:=IF(ISNA(VLOOKUP([.$A6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OUNT</text:p>
          </table:table-cell>
          <table:table-cell table:style-name="ce22" table:formula="of:=IF(ISNA(VLOOKUP([.$A6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REATE</text:p>
          </table:table-cell>
          <table:table-cell table:style-name="ce22" table:formula="of:=IF(ISNA(VLOOKUP([.$A6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ROSS</text:p>
          </table:table-cell>
          <table:table-cell table:style-name="ce22" table:formula="of:=IF(ISNA(VLOOKUP([.$A6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URRENT</text:p>
          </table:table-cell>
          <table:table-cell table:style-name="ce22" table:formula="of:=IF(ISNA(VLOOKUP([.$A6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URRENT_DATE</text:p>
          </table:table-cell>
          <table:table-cell table:style-name="ce22" table:formula="of:=IF(ISNA(VLOOKUP([.$A6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URRENT_TIME</text:p>
          </table:table-cell>
          <table:table-cell table:style-name="ce22" table:formula="of:=IF(ISNA(VLOOKUP([.$A7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URRENT_TIMESTAMP</text:p>
          </table:table-cell>
          <table:table-cell table:style-name="ce22" table:formula="of:=IF(ISNA(VLOOKUP([.$A7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URRENT_USER</text:p>
          </table:table-cell>
          <table:table-cell table:style-name="ce22" table:formula="of:=IF(ISNA(VLOOKUP([.$A7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URSOR</text:p>
          </table:table-cell>
          <table:table-cell table:style-name="ce22" table:formula="of:=IF(ISNA(VLOOKUP([.$A7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CURSOR_NAME</text:p>
          </table:table-cell>
          <table:table-cell table:style-name="ce22" table:formula="of:=IF(ISNA(VLOOKUP([.$A7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ATA</text:p>
          </table:table-cell>
          <table:table-cell table:style-name="ce22" table:formula="of:=IF(ISNA(VLOOKUP([.$A7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ATE</text:p>
          </table:table-cell>
          <table:table-cell table:style-name="ce22" table:formula="of:=IF(ISNA(VLOOKUP([.$A7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ATETIME_INTERVAL_CODE</text:p>
          </table:table-cell>
          <table:table-cell table:style-name="ce22" table:formula="of:=IF(ISNA(VLOOKUP([.$A7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ATETIME_INTERVAL_PRECISION</text:p>
          </table:table-cell>
          <table:table-cell table:style-name="ce22" table:formula="of:=IF(ISNA(VLOOKUP([.$A7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AY</text:p>
          </table:table-cell>
          <table:table-cell table:style-name="ce22" table:formula="of:=IF(ISNA(VLOOKUP([.$A7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EALLOCATE</text:p>
          </table:table-cell>
          <table:table-cell table:style-name="ce22" table:formula="of:=IF(ISNA(VLOOKUP([.$A8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EC</text:p>
          </table:table-cell>
          <table:table-cell table:style-name="ce22" table:formula="of:=IF(ISNA(VLOOKUP([.$A8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ECIMAL</text:p>
          </table:table-cell>
          <table:table-cell table:style-name="ce22" table:formula="of:=IF(ISNA(VLOOKUP([.$A8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ECLARE</text:p>
          </table:table-cell>
          <table:table-cell table:style-name="ce22" table:formula="of:=IF(ISNA(VLOOKUP([.$A8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EFAULT</text:p>
          </table:table-cell>
          <table:table-cell table:style-name="ce22" table:formula="of:=IF(ISNA(VLOOKUP([.$A8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EFERRABLE</text:p>
          </table:table-cell>
          <table:table-cell table:style-name="ce22" table:formula="of:=IF(ISNA(VLOOKUP([.$A8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EFERRED</text:p>
          </table:table-cell>
          <table:table-cell table:style-name="ce22" table:formula="of:=IF(ISNA(VLOOKUP([.$A8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ELETE</text:p>
          </table:table-cell>
          <table:table-cell table:style-name="ce22" table:formula="of:=IF(ISNA(VLOOKUP([.$A8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ESC</text:p>
          </table:table-cell>
          <table:table-cell table:style-name="ce22" table:formula="of:=IF(ISNA(VLOOKUP([.$A8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ESCRIBE</text:p>
          </table:table-cell>
          <table:table-cell table:style-name="ce22" table:formula="of:=IF(ISNA(VLOOKUP([.$A8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ESCRIPTOR</text:p>
          </table:table-cell>
          <table:table-cell table:style-name="ce22" table:formula="of:=IF(ISNA(VLOOKUP([.$A9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IAGNOSTICS</text:p>
          </table:table-cell>
          <table:table-cell table:style-name="ce22" table:formula="of:=IF(ISNA(VLOOKUP([.$A9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ISCONNECT</text:p>
          </table:table-cell>
          <table:table-cell table:style-name="ce22" table:formula="of:=IF(ISNA(VLOOKUP([.$A9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ISTINCT</text:p>
          </table:table-cell>
          <table:table-cell table:style-name="ce22" table:formula="of:=IF(ISNA(VLOOKUP([.$A9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OMAIN</text:p>
          </table:table-cell>
          <table:table-cell table:style-name="ce22" table:formula="of:=IF(ISNA(VLOOKUP([.$A9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OUBLE</text:p>
          </table:table-cell>
          <table:table-cell table:style-name="ce22" table:formula="of:=IF(ISNA(VLOOKUP([.$A9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ROP</text:p>
          </table:table-cell>
          <table:table-cell table:style-name="ce22" table:formula="of:=IF(ISNA(VLOOKUP([.$A9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DYNAMIC_FUNCTION</text:p>
          </table:table-cell>
          <table:table-cell table:style-name="ce22" table:formula="of:=IF(ISNA(VLOOKUP([.$A9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ELSE</text:p>
          </table:table-cell>
          <table:table-cell table:style-name="ce22" table:formula="of:=IF(ISNA(VLOOKUP([.$A9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END</text:p>
          </table:table-cell>
          <table:table-cell table:style-name="ce22" table:formula="of:=IF(ISNA(VLOOKUP([.$A9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END-EXEC</text:p>
          </table:table-cell>
          <table:table-cell table:style-name="ce22" table:formula="of:=IF(ISNA(VLOOKUP([.$A10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ESCAPE</text:p>
          </table:table-cell>
          <table:table-cell table:style-name="ce22" table:formula="of:=IF(ISNA(VLOOKUP([.$A10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EXCEPT</text:p>
          </table:table-cell>
          <table:table-cell table:style-name="ce22" table:formula="of:=IF(ISNA(VLOOKUP([.$A10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EXCEPTION</text:p>
          </table:table-cell>
          <table:table-cell table:style-name="ce22" table:formula="of:=IF(ISNA(VLOOKUP([.$A10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EXEC</text:p>
          </table:table-cell>
          <table:table-cell table:style-name="ce22" table:formula="of:=IF(ISNA(VLOOKUP([.$A10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EXECUTE</text:p>
          </table:table-cell>
          <table:table-cell table:style-name="ce22" table:formula="of:=IF(ISNA(VLOOKUP([.$A10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EXISTS</text:p>
          </table:table-cell>
          <table:table-cell table:style-name="ce22" table:formula="of:=IF(ISNA(VLOOKUP([.$A10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EXTERNAL</text:p>
          </table:table-cell>
          <table:table-cell table:style-name="ce22" table:formula="of:=IF(ISNA(VLOOKUP([.$A10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EXTRACT</text:p>
          </table:table-cell>
          <table:table-cell table:style-name="ce22" table:formula="of:=IF(ISNA(VLOOKUP([.$A10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4" office:value-type="string">
            <text:p>FALSE</text:p>
          </table:table-cell>
          <table:table-cell table:style-name="ce22" table:formula="of:=IF(ISNA(VLOOKUP([.$A10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FETCH</text:p>
          </table:table-cell>
          <table:table-cell table:style-name="ce22" table:formula="of:=IF(ISNA(VLOOKUP([.$A11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FIRST</text:p>
          </table:table-cell>
          <table:table-cell table:style-name="ce22" table:formula="of:=IF(ISNA(VLOOKUP([.$A11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FLOAT</text:p>
          </table:table-cell>
          <table:table-cell table:style-name="ce22" table:formula="of:=IF(ISNA(VLOOKUP([.$A11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FOR</text:p>
          </table:table-cell>
          <table:table-cell table:style-name="ce22" table:formula="of:=IF(ISNA(VLOOKUP([.$A11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FOREIGN</text:p>
          </table:table-cell>
          <table:table-cell table:style-name="ce22" table:formula="of:=IF(ISNA(VLOOKUP([.$A11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FORTRAN</text:p>
          </table:table-cell>
          <table:table-cell table:style-name="ce22" table:formula="of:=IF(ISNA(VLOOKUP([.$A11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FOUND</text:p>
          </table:table-cell>
          <table:table-cell table:style-name="ce22" table:formula="of:=IF(ISNA(VLOOKUP([.$A11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FROM</text:p>
          </table:table-cell>
          <table:table-cell table:style-name="ce22" table:formula="of:=IF(ISNA(VLOOKUP([.$A11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FULL</text:p>
          </table:table-cell>
          <table:table-cell table:style-name="ce22" table:formula="of:=IF(ISNA(VLOOKUP([.$A11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GET</text:p>
          </table:table-cell>
          <table:table-cell table:style-name="ce22" table:formula="of:=IF(ISNA(VLOOKUP([.$A11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GLOBAL</text:p>
          </table:table-cell>
          <table:table-cell table:style-name="ce22" table:formula="of:=IF(ISNA(VLOOKUP([.$A12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GO</text:p>
          </table:table-cell>
          <table:table-cell table:style-name="ce22" table:formula="of:=IF(ISNA(VLOOKUP([.$A12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GOTO</text:p>
          </table:table-cell>
          <table:table-cell table:style-name="ce22" table:formula="of:=IF(ISNA(VLOOKUP([.$A12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GRANT</text:p>
          </table:table-cell>
          <table:table-cell table:style-name="ce22" table:formula="of:=IF(ISNA(VLOOKUP([.$A12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GROUP</text:p>
          </table:table-cell>
          <table:table-cell table:style-name="ce22" table:formula="of:=IF(ISNA(VLOOKUP([.$A12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HAVING</text:p>
          </table:table-cell>
          <table:table-cell table:style-name="ce22" table:formula="of:=IF(ISNA(VLOOKUP([.$A12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HOUR</text:p>
          </table:table-cell>
          <table:table-cell table:style-name="ce22" table:formula="of:=IF(ISNA(VLOOKUP([.$A12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IDENTITY</text:p>
          </table:table-cell>
          <table:table-cell table:style-name="ce22" table:formula="of:=IF(ISNA(VLOOKUP([.$A12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IMMEDIATE</text:p>
          </table:table-cell>
          <table:table-cell table:style-name="ce22" table:formula="of:=IF(ISNA(VLOOKUP([.$A12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IN</text:p>
          </table:table-cell>
          <table:table-cell table:style-name="ce22" table:formula="of:=IF(ISNA(VLOOKUP([.$A12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INDICATOR</text:p>
          </table:table-cell>
          <table:table-cell table:style-name="ce22" table:formula="of:=IF(ISNA(VLOOKUP([.$A13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INITIALLY</text:p>
          </table:table-cell>
          <table:table-cell table:style-name="ce22" table:formula="of:=IF(ISNA(VLOOKUP([.$A13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INNER</text:p>
          </table:table-cell>
          <table:table-cell table:style-name="ce22" table:formula="of:=IF(ISNA(VLOOKUP([.$A13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INPUT</text:p>
          </table:table-cell>
          <table:table-cell table:style-name="ce22" table:formula="of:=IF(ISNA(VLOOKUP([.$A13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INSENSITIVE</text:p>
          </table:table-cell>
          <table:table-cell table:style-name="ce22" table:formula="of:=IF(ISNA(VLOOKUP([.$A13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INSERT</text:p>
          </table:table-cell>
          <table:table-cell table:style-name="ce22" table:formula="of:=IF(ISNA(VLOOKUP([.$A13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INT</text:p>
          </table:table-cell>
          <table:table-cell table:style-name="ce22" table:formula="of:=IF(ISNA(VLOOKUP([.$A13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INTEGER</text:p>
          </table:table-cell>
          <table:table-cell table:style-name="ce22" table:formula="of:=IF(ISNA(VLOOKUP([.$A13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INTERSECT</text:p>
          </table:table-cell>
          <table:table-cell table:style-name="ce22" table:formula="of:=IF(ISNA(VLOOKUP([.$A13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INTERVAL</text:p>
          </table:table-cell>
          <table:table-cell table:style-name="ce22" table:formula="of:=IF(ISNA(VLOOKUP([.$A13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INTO</text:p>
          </table:table-cell>
          <table:table-cell table:style-name="ce22" table:formula="of:=IF(ISNA(VLOOKUP([.$A14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IS</text:p>
          </table:table-cell>
          <table:table-cell table:style-name="ce22" table:formula="of:=IF(ISNA(VLOOKUP([.$A14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ISOLATION</text:p>
          </table:table-cell>
          <table:table-cell table:style-name="ce22" table:formula="of:=IF(ISNA(VLOOKUP([.$A14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JOIN</text:p>
          </table:table-cell>
          <table:table-cell table:style-name="ce22" table:formula="of:=IF(ISNA(VLOOKUP([.$A14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KEY</text:p>
          </table:table-cell>
          <table:table-cell table:style-name="ce22" table:formula="of:=IF(ISNA(VLOOKUP([.$A14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LANGUAGE</text:p>
          </table:table-cell>
          <table:table-cell table:style-name="ce22" table:formula="of:=IF(ISNA(VLOOKUP([.$A14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LAST</text:p>
          </table:table-cell>
          <table:table-cell table:style-name="ce22" table:formula="of:=IF(ISNA(VLOOKUP([.$A14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LEADING</text:p>
          </table:table-cell>
          <table:table-cell table:style-name="ce22" table:formula="of:=IF(ISNA(VLOOKUP([.$A14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LEFT</text:p>
          </table:table-cell>
          <table:table-cell table:style-name="ce22" table:formula="of:=IF(ISNA(VLOOKUP([.$A14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LENGTH</text:p>
          </table:table-cell>
          <table:table-cell table:style-name="ce22" table:formula="of:=IF(ISNA(VLOOKUP([.$A14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LEVEL</text:p>
          </table:table-cell>
          <table:table-cell table:style-name="ce22" table:formula="of:=IF(ISNA(VLOOKUP([.$A15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LIKE</text:p>
          </table:table-cell>
          <table:table-cell table:style-name="ce22" table:formula="of:=IF(ISNA(VLOOKUP([.$A15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LOCAL</text:p>
          </table:table-cell>
          <table:table-cell table:style-name="ce22" table:formula="of:=IF(ISNA(VLOOKUP([.$A15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LOWER</text:p>
          </table:table-cell>
          <table:table-cell table:style-name="ce22" table:formula="of:=IF(ISNA(VLOOKUP([.$A15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MATCH</text:p>
          </table:table-cell>
          <table:table-cell table:style-name="ce22" table:formula="of:=IF(ISNA(VLOOKUP([.$A15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MAX</text:p>
          </table:table-cell>
          <table:table-cell table:style-name="ce22" table:formula="of:=IF(ISNA(VLOOKUP([.$A15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MESSAGE_LENGTH</text:p>
          </table:table-cell>
          <table:table-cell table:style-name="ce22" table:formula="of:=IF(ISNA(VLOOKUP([.$A15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MESSAGE_OCTET_LENGTH</text:p>
          </table:table-cell>
          <table:table-cell table:style-name="ce22" table:formula="of:=IF(ISNA(VLOOKUP([.$A15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MESSAGE_TEXT</text:p>
          </table:table-cell>
          <table:table-cell table:style-name="ce22" table:formula="of:=IF(ISNA(VLOOKUP([.$A15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MIN</text:p>
          </table:table-cell>
          <table:table-cell table:style-name="ce22" table:formula="of:=IF(ISNA(VLOOKUP([.$A15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MINUTE</text:p>
          </table:table-cell>
          <table:table-cell table:style-name="ce22" table:formula="of:=IF(ISNA(VLOOKUP([.$A16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MODULE</text:p>
          </table:table-cell>
          <table:table-cell table:style-name="ce22" table:formula="of:=IF(ISNA(VLOOKUP([.$A16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MONTH</text:p>
          </table:table-cell>
          <table:table-cell table:style-name="ce22" table:formula="of:=IF(ISNA(VLOOKUP([.$A16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MORE</text:p>
          </table:table-cell>
          <table:table-cell table:style-name="ce22" table:formula="of:=IF(ISNA(VLOOKUP([.$A16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MUMPS</text:p>
          </table:table-cell>
          <table:table-cell table:style-name="ce22" table:formula="of:=IF(ISNA(VLOOKUP([.$A16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NAME</text:p>
          </table:table-cell>
          <table:table-cell table:style-name="ce22" table:formula="of:=IF(ISNA(VLOOKUP([.$A16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NAMES</text:p>
          </table:table-cell>
          <table:table-cell table:style-name="ce22" table:formula="of:=IF(ISNA(VLOOKUP([.$A16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NATIONAL</text:p>
          </table:table-cell>
          <table:table-cell table:style-name="ce22" table:formula="of:=IF(ISNA(VLOOKUP([.$A16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NATURAL</text:p>
          </table:table-cell>
          <table:table-cell table:style-name="ce22" table:formula="of:=IF(ISNA(VLOOKUP([.$A16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NCHAR</text:p>
          </table:table-cell>
          <table:table-cell table:style-name="ce22" table:formula="of:=IF(ISNA(VLOOKUP([.$A16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NEXT</text:p>
          </table:table-cell>
          <table:table-cell table:style-name="ce22" table:formula="of:=IF(ISNA(VLOOKUP([.$A17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NO</text:p>
          </table:table-cell>
          <table:table-cell table:style-name="ce22" table:formula="of:=IF(ISNA(VLOOKUP([.$A17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NOT</text:p>
          </table:table-cell>
          <table:table-cell table:style-name="ce22" table:formula="of:=IF(ISNA(VLOOKUP([.$A17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NULL</text:p>
          </table:table-cell>
          <table:table-cell table:style-name="ce22" table:formula="of:=IF(ISNA(VLOOKUP([.$A17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NULLABLE</text:p>
          </table:table-cell>
          <table:table-cell table:style-name="ce22" table:formula="of:=IF(ISNA(VLOOKUP([.$A17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NULLIF</text:p>
          </table:table-cell>
          <table:table-cell table:style-name="ce22" table:formula="of:=IF(ISNA(VLOOKUP([.$A17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NUMBER</text:p>
          </table:table-cell>
          <table:table-cell table:style-name="ce22" table:formula="of:=IF(ISNA(VLOOKUP([.$A17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NUMERIC</text:p>
          </table:table-cell>
          <table:table-cell table:style-name="ce22" table:formula="of:=IF(ISNA(VLOOKUP([.$A17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OCTET_LENGTH</text:p>
          </table:table-cell>
          <table:table-cell table:style-name="ce22" table:formula="of:=IF(ISNA(VLOOKUP([.$A17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OF</text:p>
          </table:table-cell>
          <table:table-cell table:style-name="ce22" table:formula="of:=IF(ISNA(VLOOKUP([.$A17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ON</text:p>
          </table:table-cell>
          <table:table-cell table:style-name="ce22" table:formula="of:=IF(ISNA(VLOOKUP([.$A18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ONLY</text:p>
          </table:table-cell>
          <table:table-cell table:style-name="ce22" table:formula="of:=IF(ISNA(VLOOKUP([.$A18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OPEN</text:p>
          </table:table-cell>
          <table:table-cell table:style-name="ce22" table:formula="of:=IF(ISNA(VLOOKUP([.$A18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OPTION</text:p>
          </table:table-cell>
          <table:table-cell table:style-name="ce22" table:formula="of:=IF(ISNA(VLOOKUP([.$A18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OR</text:p>
          </table:table-cell>
          <table:table-cell table:style-name="ce22" table:formula="of:=IF(ISNA(VLOOKUP([.$A18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ORDER</text:p>
          </table:table-cell>
          <table:table-cell table:style-name="ce22" table:formula="of:=IF(ISNA(VLOOKUP([.$A18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OUTER</text:p>
          </table:table-cell>
          <table:table-cell table:style-name="ce22" table:formula="of:=IF(ISNA(VLOOKUP([.$A18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OUTPUT</text:p>
          </table:table-cell>
          <table:table-cell table:style-name="ce22" table:formula="of:=IF(ISNA(VLOOKUP([.$A18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OVERLAPS</text:p>
          </table:table-cell>
          <table:table-cell table:style-name="ce22" table:formula="of:=IF(ISNA(VLOOKUP([.$A18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PAD</text:p>
          </table:table-cell>
          <table:table-cell table:style-name="ce22" table:formula="of:=IF(ISNA(VLOOKUP([.$A18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PARTIAL</text:p>
          </table:table-cell>
          <table:table-cell table:style-name="ce22" table:formula="of:=IF(ISNA(VLOOKUP([.$A19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PASCAL</text:p>
          </table:table-cell>
          <table:table-cell table:style-name="ce22" table:formula="of:=IF(ISNA(VLOOKUP([.$A19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PLI</text:p>
          </table:table-cell>
          <table:table-cell table:style-name="ce22" table:formula="of:=IF(ISNA(VLOOKUP([.$A19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POSITION</text:p>
          </table:table-cell>
          <table:table-cell table:style-name="ce22" table:formula="of:=IF(ISNA(VLOOKUP([.$A19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PRECISION</text:p>
          </table:table-cell>
          <table:table-cell table:style-name="ce22" table:formula="of:=IF(ISNA(VLOOKUP([.$A19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PREPARE</text:p>
          </table:table-cell>
          <table:table-cell table:style-name="ce22" table:formula="of:=IF(ISNA(VLOOKUP([.$A19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PRESERVE</text:p>
          </table:table-cell>
          <table:table-cell table:style-name="ce22" table:formula="of:=IF(ISNA(VLOOKUP([.$A19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PRIMARY</text:p>
          </table:table-cell>
          <table:table-cell table:style-name="ce22" table:formula="of:=IF(ISNA(VLOOKUP([.$A19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PRIOR</text:p>
          </table:table-cell>
          <table:table-cell table:style-name="ce22" table:formula="of:=IF(ISNA(VLOOKUP([.$A19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PRIVILEGES</text:p>
          </table:table-cell>
          <table:table-cell table:style-name="ce22" table:formula="of:=IF(ISNA(VLOOKUP([.$A19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PROCEDURE</text:p>
          </table:table-cell>
          <table:table-cell table:style-name="ce22" table:formula="of:=IF(ISNA(VLOOKUP([.$A20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PUBLIC</text:p>
          </table:table-cell>
          <table:table-cell table:style-name="ce22" table:formula="of:=IF(ISNA(VLOOKUP([.$A20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READ</text:p>
          </table:table-cell>
          <table:table-cell table:style-name="ce22" table:formula="of:=IF(ISNA(VLOOKUP([.$A20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REAL</text:p>
          </table:table-cell>
          <table:table-cell table:style-name="ce22" table:formula="of:=IF(ISNA(VLOOKUP([.$A20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REFERENCES</text:p>
          </table:table-cell>
          <table:table-cell table:style-name="ce22" table:formula="of:=IF(ISNA(VLOOKUP([.$A20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RELATIVE</text:p>
          </table:table-cell>
          <table:table-cell table:style-name="ce22" table:formula="of:=IF(ISNA(VLOOKUP([.$A20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REPEATABLE</text:p>
          </table:table-cell>
          <table:table-cell table:style-name="ce22" table:formula="of:=IF(ISNA(VLOOKUP([.$A20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RESTRICT</text:p>
          </table:table-cell>
          <table:table-cell table:style-name="ce22" table:formula="of:=IF(ISNA(VLOOKUP([.$A20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RETURNED_LENGTH</text:p>
          </table:table-cell>
          <table:table-cell table:style-name="ce22" table:formula="of:=IF(ISNA(VLOOKUP([.$A20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RETURNED_OCTET_LENGTH</text:p>
          </table:table-cell>
          <table:table-cell table:style-name="ce22" table:formula="of:=IF(ISNA(VLOOKUP([.$A20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RETURNED_SQLSTATE</text:p>
          </table:table-cell>
          <table:table-cell table:style-name="ce22" table:formula="of:=IF(ISNA(VLOOKUP([.$A21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REVOKE</text:p>
          </table:table-cell>
          <table:table-cell table:style-name="ce22" table:formula="of:=IF(ISNA(VLOOKUP([.$A21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RIGHT</text:p>
          </table:table-cell>
          <table:table-cell table:style-name="ce22" table:formula="of:=IF(ISNA(VLOOKUP([.$A21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ROLLBACK</text:p>
          </table:table-cell>
          <table:table-cell table:style-name="ce22" table:formula="of:=IF(ISNA(VLOOKUP([.$A21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ROW_COUNT</text:p>
          </table:table-cell>
          <table:table-cell table:style-name="ce22" table:formula="of:=IF(ISNA(VLOOKUP([.$A21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ROWS</text:p>
          </table:table-cell>
          <table:table-cell table:style-name="ce22" table:formula="of:=IF(ISNA(VLOOKUP([.$A21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CALE</text:p>
          </table:table-cell>
          <table:table-cell table:style-name="ce22" table:formula="of:=IF(ISNA(VLOOKUP([.$A21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CHEMA</text:p>
          </table:table-cell>
          <table:table-cell table:style-name="ce22" table:formula="of:=IF(ISNA(VLOOKUP([.$A21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CHEMA_NAME</text:p>
          </table:table-cell>
          <table:table-cell table:style-name="ce22" table:formula="of:=IF(ISNA(VLOOKUP([.$A21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CROLL</text:p>
          </table:table-cell>
          <table:table-cell table:style-name="ce22" table:formula="of:=IF(ISNA(VLOOKUP([.$A21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ECOND</text:p>
          </table:table-cell>
          <table:table-cell table:style-name="ce22" table:formula="of:=IF(ISNA(VLOOKUP([.$A22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ECTION</text:p>
          </table:table-cell>
          <table:table-cell table:style-name="ce22" table:formula="of:=IF(ISNA(VLOOKUP([.$A22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ELECT</text:p>
          </table:table-cell>
          <table:table-cell table:style-name="ce22" table:formula="of:=IF(ISNA(VLOOKUP([.$A22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ERIALIZABLE</text:p>
          </table:table-cell>
          <table:table-cell table:style-name="ce22" table:formula="of:=IF(ISNA(VLOOKUP([.$A22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ERVER_NAME</text:p>
          </table:table-cell>
          <table:table-cell table:style-name="ce22" table:formula="of:=IF(ISNA(VLOOKUP([.$A22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ESSION</text:p>
          </table:table-cell>
          <table:table-cell table:style-name="ce22" table:formula="of:=IF(ISNA(VLOOKUP([.$A22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ESSION_USER</text:p>
          </table:table-cell>
          <table:table-cell table:style-name="ce22" table:formula="of:=IF(ISNA(VLOOKUP([.$A22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ET</text:p>
          </table:table-cell>
          <table:table-cell table:style-name="ce22" table:formula="of:=IF(ISNA(VLOOKUP([.$A22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IZE</text:p>
          </table:table-cell>
          <table:table-cell table:style-name="ce22" table:formula="of:=IF(ISNA(VLOOKUP([.$A22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MALLINT</text:p>
          </table:table-cell>
          <table:table-cell table:style-name="ce22" table:formula="of:=IF(ISNA(VLOOKUP([.$A22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OME</text:p>
          </table:table-cell>
          <table:table-cell table:style-name="ce22" table:formula="of:=IF(ISNA(VLOOKUP([.$A23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PACE</text:p>
          </table:table-cell>
          <table:table-cell table:style-name="ce22" table:formula="of:=IF(ISNA(VLOOKUP([.$A23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QL</text:p>
          </table:table-cell>
          <table:table-cell table:style-name="ce22" table:formula="of:=IF(ISNA(VLOOKUP([.$A23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QLCODE</text:p>
          </table:table-cell>
          <table:table-cell table:style-name="ce22" table:formula="of:=IF(ISNA(VLOOKUP([.$A23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QLERROR</text:p>
          </table:table-cell>
          <table:table-cell table:style-name="ce22" table:formula="of:=IF(ISNA(VLOOKUP([.$A23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QLSTATE</text:p>
          </table:table-cell>
          <table:table-cell table:style-name="ce22" table:formula="of:=IF(ISNA(VLOOKUP([.$A23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UBCLASS_ORIGIN</text:p>
          </table:table-cell>
          <table:table-cell table:style-name="ce22" table:formula="of:=IF(ISNA(VLOOKUP([.$A23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UBSTRING</text:p>
          </table:table-cell>
          <table:table-cell table:style-name="ce22" table:formula="of:=IF(ISNA(VLOOKUP([.$A23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UM</text:p>
          </table:table-cell>
          <table:table-cell table:style-name="ce22" table:formula="of:=IF(ISNA(VLOOKUP([.$A23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SYSTEM_USER</text:p>
          </table:table-cell>
          <table:table-cell table:style-name="ce22" table:formula="of:=IF(ISNA(VLOOKUP([.$A23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TABLE</text:p>
          </table:table-cell>
          <table:table-cell table:style-name="ce22" table:formula="of:=IF(ISNA(VLOOKUP([.$A24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TABLE_NAME</text:p>
          </table:table-cell>
          <table:table-cell table:style-name="ce22" table:formula="of:=IF(ISNA(VLOOKUP([.$A24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TEMPORARY</text:p>
          </table:table-cell>
          <table:table-cell table:style-name="ce22" table:formula="of:=IF(ISNA(VLOOKUP([.$A24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THEN</text:p>
          </table:table-cell>
          <table:table-cell table:style-name="ce22" table:formula="of:=IF(ISNA(VLOOKUP([.$A24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TIME</text:p>
          </table:table-cell>
          <table:table-cell table:style-name="ce22" table:formula="of:=IF(ISNA(VLOOKUP([.$A24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TIMESTAMP</text:p>
          </table:table-cell>
          <table:table-cell table:style-name="ce22" table:formula="of:=IF(ISNA(VLOOKUP([.$A24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TIMEZONE_HOUR</text:p>
          </table:table-cell>
          <table:table-cell table:style-name="ce22" table:formula="of:=IF(ISNA(VLOOKUP([.$A24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TIMEZONE_MINUTE</text:p>
          </table:table-cell>
          <table:table-cell table:style-name="ce22" table:formula="of:=IF(ISNA(VLOOKUP([.$A24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TO</text:p>
          </table:table-cell>
          <table:table-cell table:style-name="ce22" table:formula="of:=IF(ISNA(VLOOKUP([.$A24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TRAILING</text:p>
          </table:table-cell>
          <table:table-cell table:style-name="ce22" table:formula="of:=IF(ISNA(VLOOKUP([.$A24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TRANSACTION</text:p>
          </table:table-cell>
          <table:table-cell table:style-name="ce22" table:formula="of:=IF(ISNA(VLOOKUP([.$A25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TRANSLATE</text:p>
          </table:table-cell>
          <table:table-cell table:style-name="ce22" table:formula="of:=IF(ISNA(VLOOKUP([.$A25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TRANSLATION</text:p>
          </table:table-cell>
          <table:table-cell table:style-name="ce22" table:formula="of:=IF(ISNA(VLOOKUP([.$A25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TRIM</text:p>
          </table:table-cell>
          <table:table-cell table:style-name="ce22" table:formula="of:=IF(ISNA(VLOOKUP([.$A25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4" office:value-type="string">
            <text:p>TRUE</text:p>
          </table:table-cell>
          <table:table-cell table:style-name="ce22" table:formula="of:=IF(ISNA(VLOOKUP([.$A25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TYPE</text:p>
          </table:table-cell>
          <table:table-cell table:style-name="ce22" table:formula="of:=IF(ISNA(VLOOKUP([.$A25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UNCOMMITTED</text:p>
          </table:table-cell>
          <table:table-cell table:style-name="ce22" table:formula="of:=IF(ISNA(VLOOKUP([.$A25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UNION</text:p>
          </table:table-cell>
          <table:table-cell table:style-name="ce22" table:formula="of:=IF(ISNA(VLOOKUP([.$A25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UNIQUE</text:p>
          </table:table-cell>
          <table:table-cell table:style-name="ce22" table:formula="of:=IF(ISNA(VLOOKUP([.$A25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UNKNOWN</text:p>
          </table:table-cell>
          <table:table-cell table:style-name="ce22" table:formula="of:=IF(ISNA(VLOOKUP([.$A25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UNNAMED</text:p>
          </table:table-cell>
          <table:table-cell table:style-name="ce22" table:formula="of:=IF(ISNA(VLOOKUP([.$A26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UPDATE</text:p>
          </table:table-cell>
          <table:table-cell table:style-name="ce22" table:formula="of:=IF(ISNA(VLOOKUP([.$A26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UPPER</text:p>
          </table:table-cell>
          <table:table-cell table:style-name="ce22" table:formula="of:=IF(ISNA(VLOOKUP([.$A26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USAGE</text:p>
          </table:table-cell>
          <table:table-cell table:style-name="ce22" table:formula="of:=IF(ISNA(VLOOKUP([.$A26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USER</text:p>
          </table:table-cell>
          <table:table-cell table:style-name="ce22" table:formula="of:=IF(ISNA(VLOOKUP([.$A26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USING</text:p>
          </table:table-cell>
          <table:table-cell table:style-name="ce22" table:formula="of:=IF(ISNA(VLOOKUP([.$A26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VALUE</text:p>
          </table:table-cell>
          <table:table-cell table:style-name="ce22" table:formula="of:=IF(ISNA(VLOOKUP([.$A26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VALUES</text:p>
          </table:table-cell>
          <table:table-cell table:style-name="ce22" table:formula="of:=IF(ISNA(VLOOKUP([.$A26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VARCHAR</text:p>
          </table:table-cell>
          <table:table-cell table:style-name="ce22" table:formula="of:=IF(ISNA(VLOOKUP([.$A268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VARYING</text:p>
          </table:table-cell>
          <table:table-cell table:style-name="ce22" table:formula="of:=IF(ISNA(VLOOKUP([.$A269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VIEW</text:p>
          </table:table-cell>
          <table:table-cell table:style-name="ce22" table:formula="of:=IF(ISNA(VLOOKUP([.$A270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WHEN</text:p>
          </table:table-cell>
          <table:table-cell table:style-name="ce22" table:formula="of:=IF(ISNA(VLOOKUP([.$A271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WHENEVER</text:p>
          </table:table-cell>
          <table:table-cell table:style-name="ce22" table:formula="of:=IF(ISNA(VLOOKUP([.$A272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WHERE</text:p>
          </table:table-cell>
          <table:table-cell table:style-name="ce22" table:formula="of:=IF(ISNA(VLOOKUP([.$A273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WITH</text:p>
          </table:table-cell>
          <table:table-cell table:style-name="ce22" table:formula="of:=IF(ISNA(VLOOKUP([.$A274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WORK</text:p>
          </table:table-cell>
          <table:table-cell table:style-name="ce22" table:formula="of:=IF(ISNA(VLOOKUP([.$A275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WRITE</text:p>
          </table:table-cell>
          <table:table-cell table:style-name="ce22" table:formula="of:=IF(ISNA(VLOOKUP([.$A276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YEAR</text:p>
          </table:table-cell>
          <table:table-cell table:style-name="ce22" table:formula="of:=IF(ISNA(VLOOKUP([.$A277];[Summary.$A$1:.$B$905];1;0));&quot;&quot;;&quot;Y&quot;)" office:value-type="string" office:string-value="Y">
            <text:p>Y</text:p>
          </table:table-cell>
        </table:table-row>
        <table:table-row table:style-name="ro2">
          <table:table-cell table:style-name="ce2" office:value-type="string">
            <text:p>ZONE</text:p>
          </table:table-cell>
          <table:table-cell table:style-name="ce22" table:formula="of:=IF(ISNA(VLOOKUP([.$A278];[Summary.$A$1:.$B$905];1;0));&quot;&quot;;&quot;Y&quot;)" office:value-type="string" office:string-value="Y">
            <text:p>Y</text:p>
          </table:table-cell>
        </table:table-row>
        <table:table-row table:style-name="ro3" table:number-rows-repeated="1048297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Common" table:style-name="ta1">
        <table:table-column table:style-name="co16" table:default-cell-style-name="ce27"/>
        <table:table-row table:style-name="ro10">
          <table:table-cell table:style-name="ce25" office:value-type="string">
            <text:p>Common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2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2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2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2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2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2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2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2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2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2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#REF!&lt;&gt;&quot;&quot;; #REF!&lt;&gt;&quot;&quot;;#REF!&lt;&gt;&quot;&quot;;#REF!&lt;&gt;&quot;&quot;;#REF!&lt;&gt;&quot;&quot;;#REF!&lt;&gt;&quot;&quot;;#REF!&lt;&gt;&quot;&quot;;#REF!&lt;&gt;&quot;&quot;);#REF!;&quot;&quot;)" office:value-type="float" office:value="0">
            <text:p>Err:504</text:p>
          </table:table-cell>
        </table:table-row>
        <table:table-row table:style-name="ro3">
          <table:table-cell table:style-name="ce26" table:formula="of:=IF(AND([Summary.B2]&lt;&gt;&quot;&quot;; [Summary.C2]&lt;&gt;&quot;&quot;;[Summary.D2]&lt;&gt;&quot;&quot;;[Summary.E2]&lt;&gt;&quot;&quot;;[Summary.F2]&lt;&gt;&quot;&quot;;[Summary.G2]&lt;&gt;&quot;&quot;;[Summary.H2]&lt;&gt;&quot;&quot;;[Summary.I2]&lt;&gt;&quot;&quot;);[Summary.A2];&quot;&quot;)">
            <text:p/>
          </table:table-cell>
        </table:table-row>
        <table:table-row table:style-name="ro2">
          <table:table-cell table:style-name="ce26" table:formula="of:=IF(AND([Summary.B3]&lt;&gt;&quot;&quot;; [Summary.C3]&lt;&gt;&quot;&quot;;[Summary.D3]&lt;&gt;&quot;&quot;;[Summary.E3]&lt;&gt;&quot;&quot;;[Summary.F3]&lt;&gt;&quot;&quot;;[Summary.G3]&lt;&gt;&quot;&quot;;[Summary.H3]&lt;&gt;&quot;&quot;;[Summary.I3]&lt;&gt;&quot;&quot;);[Summary.A3];&quot;&quot;)">
            <text:p/>
          </table:table-cell>
        </table:table-row>
        <table:table-row table:style-name="ro3">
          <table:table-cell table:style-name="ce26" table:formula="of:=IF(AND([Summary.B4]&lt;&gt;&quot;&quot;; [Summary.C4]&lt;&gt;&quot;&quot;;[Summary.D4]&lt;&gt;&quot;&quot;;[Summary.E4]&lt;&gt;&quot;&quot;;[Summary.F4]&lt;&gt;&quot;&quot;;[Summary.G4]&lt;&gt;&quot;&quot;;[Summary.H4]&lt;&gt;&quot;&quot;;[Summary.I4]&lt;&gt;&quot;&quot;);[Summary.A4];&quot;&quot;)">
            <text:p/>
          </table:table-cell>
        </table:table-row>
        <table:table-row table:style-name="ro3">
          <table:table-cell table:style-name="ce26" table:formula="of:=IF(AND([Summary.B5]&lt;&gt;&quot;&quot;; [Summary.C5]&lt;&gt;&quot;&quot;;[Summary.D5]&lt;&gt;&quot;&quot;;[Summary.E5]&lt;&gt;&quot;&quot;;[Summary.F5]&lt;&gt;&quot;&quot;;[Summary.G5]&lt;&gt;&quot;&quot;;[Summary.H5]&lt;&gt;&quot;&quot;;[Summary.I5]&lt;&gt;&quot;&quot;);[Summary.A5];&quot;&quot;)">
            <text:p/>
          </table:table-cell>
        </table:table-row>
        <table:table-row table:style-name="ro3">
          <table:table-cell table:style-name="ce26" table:formula="of:=IF(AND([Summary.B6]&lt;&gt;&quot;&quot;; [Summary.C6]&lt;&gt;&quot;&quot;;[Summary.D6]&lt;&gt;&quot;&quot;;[Summary.E6]&lt;&gt;&quot;&quot;;[Summary.F6]&lt;&gt;&quot;&quot;;[Summary.G6]&lt;&gt;&quot;&quot;;[Summary.H6]&lt;&gt;&quot;&quot;;[Summary.I6]&lt;&gt;&quot;&quot;);[Summary.A6];&quot;&quot;)">
            <text:p/>
          </table:table-cell>
        </table:table-row>
        <table:table-row table:style-name="ro3">
          <table:table-cell table:style-name="ce26" table:formula="of:=IF(AND([Summary.B7]&lt;&gt;&quot;&quot;; [Summary.C7]&lt;&gt;&quot;&quot;;[Summary.D7]&lt;&gt;&quot;&quot;;[Summary.E7]&lt;&gt;&quot;&quot;;[Summary.F7]&lt;&gt;&quot;&quot;;[Summary.G7]&lt;&gt;&quot;&quot;;[Summary.H7]&lt;&gt;&quot;&quot;;[Summary.I7]&lt;&gt;&quot;&quot;);[Summary.A7];&quot;&quot;)">
            <text:p/>
          </table:table-cell>
        </table:table-row>
        <table:table-row table:style-name="ro3">
          <table:table-cell table:style-name="ce26" table:formula="of:=IF(AND([Summary.B8]&lt;&gt;&quot;&quot;; [Summary.C8]&lt;&gt;&quot;&quot;;[Summary.D8]&lt;&gt;&quot;&quot;;[Summary.E8]&lt;&gt;&quot;&quot;;[Summary.F8]&lt;&gt;&quot;&quot;;[Summary.G8]&lt;&gt;&quot;&quot;;[Summary.H8]&lt;&gt;&quot;&quot;;[Summary.I8]&lt;&gt;&quot;&quot;);[Summary.A8];&quot;&quot;)">
            <text:p/>
          </table:table-cell>
        </table:table-row>
        <table:table-row table:style-name="ro2">
          <table:table-cell table:style-name="ce26" table:formula="of:=IF(AND([Summary.B9]&lt;&gt;&quot;&quot;; [Summary.C9]&lt;&gt;&quot;&quot;;[Summary.D9]&lt;&gt;&quot;&quot;;[Summary.E9]&lt;&gt;&quot;&quot;;[Summary.F9]&lt;&gt;&quot;&quot;;[Summary.G9]&lt;&gt;&quot;&quot;;[Summary.H9]&lt;&gt;&quot;&quot;;[Summary.I9]&lt;&gt;&quot;&quot;);[Summary.A9];&quot;&quot;)">
            <text:p/>
          </table:table-cell>
        </table:table-row>
        <table:table-row table:style-name="ro3">
          <table:table-cell table:style-name="ce26" table:formula="of:=IF(AND([Summary.B10]&lt;&gt;&quot;&quot;; [Summary.C10]&lt;&gt;&quot;&quot;;[Summary.D10]&lt;&gt;&quot;&quot;;[Summary.E10]&lt;&gt;&quot;&quot;;[Summary.F10]&lt;&gt;&quot;&quot;;[Summary.G10]&lt;&gt;&quot;&quot;;[Summary.H10]&lt;&gt;&quot;&quot;;[Summary.I10]&lt;&gt;&quot;&quot;);[Summary.A10];&quot;&quot;)">
            <text:p/>
          </table:table-cell>
        </table:table-row>
        <table:table-row table:style-name="ro3">
          <table:table-cell table:style-name="ce26" table:formula="of:=IF(AND([Summary.B11]&lt;&gt;&quot;&quot;; [Summary.C11]&lt;&gt;&quot;&quot;;[Summary.D11]&lt;&gt;&quot;&quot;;[Summary.E11]&lt;&gt;&quot;&quot;;[Summary.F11]&lt;&gt;&quot;&quot;;[Summary.G11]&lt;&gt;&quot;&quot;;[Summary.H11]&lt;&gt;&quot;&quot;;[Summary.I11]&lt;&gt;&quot;&quot;);[Summary.A11];&quot;&quot;)">
            <text:p/>
          </table:table-cell>
        </table:table-row>
        <table:table-row table:style-name="ro3">
          <table:table-cell table:style-name="ce26" table:formula="of:=IF(AND([Summary.B12]&lt;&gt;&quot;&quot;; [Summary.C12]&lt;&gt;&quot;&quot;;[Summary.D12]&lt;&gt;&quot;&quot;;[Summary.E12]&lt;&gt;&quot;&quot;;[Summary.F12]&lt;&gt;&quot;&quot;;[Summary.G12]&lt;&gt;&quot;&quot;;[Summary.H12]&lt;&gt;&quot;&quot;;[Summary.I12]&lt;&gt;&quot;&quot;);[Summary.A12];&quot;&quot;)" office:value-type="string" office:string-value="ADD">
            <text:p>ADD</text:p>
          </table:table-cell>
        </table:table-row>
        <table:table-row table:style-name="ro3">
          <table:table-cell table:style-name="ce26" table:formula="of:=IF(AND([Summary.B13]&lt;&gt;&quot;&quot;; [Summary.C13]&lt;&gt;&quot;&quot;;[Summary.D13]&lt;&gt;&quot;&quot;;[Summary.E13]&lt;&gt;&quot;&quot;;[Summary.F13]&lt;&gt;&quot;&quot;;[Summary.G13]&lt;&gt;&quot;&quot;;[Summary.H13]&lt;&gt;&quot;&quot;;[Summary.I13]&lt;&gt;&quot;&quot;);[Summary.A13];&quot;&quot;)">
            <text:p/>
          </table:table-cell>
        </table:table-row>
        <table:table-row table:style-name="ro3">
          <table:table-cell table:style-name="ce26" table:formula="of:=IF(AND([Summary.B14]&lt;&gt;&quot;&quot;; [Summary.C14]&lt;&gt;&quot;&quot;;[Summary.D14]&lt;&gt;&quot;&quot;;[Summary.E14]&lt;&gt;&quot;&quot;;[Summary.F14]&lt;&gt;&quot;&quot;;[Summary.G14]&lt;&gt;&quot;&quot;;[Summary.H14]&lt;&gt;&quot;&quot;;[Summary.I14]&lt;&gt;&quot;&quot;);[Summary.A14];&quot;&quot;)">
            <text:p/>
          </table:table-cell>
        </table:table-row>
        <table:table-row table:style-name="ro3">
          <table:table-cell table:style-name="ce26" table:formula="of:=IF(AND([Summary.B15]&lt;&gt;&quot;&quot;; [Summary.C15]&lt;&gt;&quot;&quot;;[Summary.D15]&lt;&gt;&quot;&quot;;[Summary.E15]&lt;&gt;&quot;&quot;;[Summary.F15]&lt;&gt;&quot;&quot;;[Summary.G15]&lt;&gt;&quot;&quot;;[Summary.H15]&lt;&gt;&quot;&quot;;[Summary.I15]&lt;&gt;&quot;&quot;);[Summary.A15];&quot;&quot;)">
            <text:p/>
          </table:table-cell>
        </table:table-row>
        <table:table-row table:style-name="ro3">
          <table:table-cell table:style-name="ce26" table:formula="of:=IF(AND([Summary.B16]&lt;&gt;&quot;&quot;; [Summary.C16]&lt;&gt;&quot;&quot;;[Summary.D16]&lt;&gt;&quot;&quot;;[Summary.E16]&lt;&gt;&quot;&quot;;[Summary.F16]&lt;&gt;&quot;&quot;;[Summary.G16]&lt;&gt;&quot;&quot;;[Summary.H16]&lt;&gt;&quot;&quot;;[Summary.I16]&lt;&gt;&quot;&quot;);[Summary.A16];&quot;&quot;)" office:value-type="string" office:string-value="ALL">
            <text:p>ALL</text:p>
          </table:table-cell>
        </table:table-row>
        <table:table-row table:style-name="ro3">
          <table:table-cell table:style-name="ce26" table:formula="of:=IF(AND([Summary.B17]&lt;&gt;&quot;&quot;; [Summary.C17]&lt;&gt;&quot;&quot;;[Summary.D17]&lt;&gt;&quot;&quot;;[Summary.E17]&lt;&gt;&quot;&quot;;[Summary.F17]&lt;&gt;&quot;&quot;;[Summary.G17]&lt;&gt;&quot;&quot;;[Summary.H17]&lt;&gt;&quot;&quot;;[Summary.I17]&lt;&gt;&quot;&quot;);[Summary.A17];&quot;&quot;)">
            <text:p/>
          </table:table-cell>
        </table:table-row>
        <table:table-row table:style-name="ro3">
          <table:table-cell table:style-name="ce26" table:formula="of:=IF(AND([Summary.B18]&lt;&gt;&quot;&quot;; [Summary.C18]&lt;&gt;&quot;&quot;;[Summary.D18]&lt;&gt;&quot;&quot;;[Summary.E18]&lt;&gt;&quot;&quot;;[Summary.F18]&lt;&gt;&quot;&quot;;[Summary.G18]&lt;&gt;&quot;&quot;;[Summary.H18]&lt;&gt;&quot;&quot;;[Summary.I18]&lt;&gt;&quot;&quot;);[Summary.A18];&quot;&quot;)">
            <text:p/>
          </table:table-cell>
        </table:table-row>
        <table:table-row table:style-name="ro3">
          <table:table-cell table:style-name="ce26" table:formula="of:=IF(AND([Summary.B19]&lt;&gt;&quot;&quot;; [Summary.C19]&lt;&gt;&quot;&quot;;[Summary.D19]&lt;&gt;&quot;&quot;;[Summary.E19]&lt;&gt;&quot;&quot;;[Summary.F19]&lt;&gt;&quot;&quot;;[Summary.G19]&lt;&gt;&quot;&quot;;[Summary.H19]&lt;&gt;&quot;&quot;;[Summary.I19]&lt;&gt;&quot;&quot;);[Summary.A19];&quot;&quot;)" office:value-type="string" office:string-value="ALTER">
            <text:p>ALTER</text:p>
          </table:table-cell>
        </table:table-row>
        <table:table-row table:style-name="ro3">
          <table:table-cell table:style-name="ce26" table:formula="of:=IF(AND([Summary.B20]&lt;&gt;&quot;&quot;; [Summary.C20]&lt;&gt;&quot;&quot;;[Summary.D20]&lt;&gt;&quot;&quot;;[Summary.E20]&lt;&gt;&quot;&quot;;[Summary.F20]&lt;&gt;&quot;&quot;;[Summary.G20]&lt;&gt;&quot;&quot;;[Summary.H20]&lt;&gt;&quot;&quot;;[Summary.I20]&lt;&gt;&quot;&quot;);[Summary.A20];&quot;&quot;)">
            <text:p/>
          </table:table-cell>
        </table:table-row>
        <table:table-row table:style-name="ro3">
          <table:table-cell table:style-name="ce26" table:formula="of:=IF(AND([Summary.B21]&lt;&gt;&quot;&quot;; [Summary.C21]&lt;&gt;&quot;&quot;;[Summary.D21]&lt;&gt;&quot;&quot;;[Summary.E21]&lt;&gt;&quot;&quot;;[Summary.F21]&lt;&gt;&quot;&quot;;[Summary.G21]&lt;&gt;&quot;&quot;;[Summary.H21]&lt;&gt;&quot;&quot;;[Summary.I21]&lt;&gt;&quot;&quot;);[Summary.A21];&quot;&quot;)">
            <text:p/>
          </table:table-cell>
        </table:table-row>
        <table:table-row table:style-name="ro3">
          <table:table-cell table:style-name="ce26" table:formula="of:=IF(AND([Summary.B22]&lt;&gt;&quot;&quot;; [Summary.C22]&lt;&gt;&quot;&quot;;[Summary.D22]&lt;&gt;&quot;&quot;;[Summary.E22]&lt;&gt;&quot;&quot;;[Summary.F22]&lt;&gt;&quot;&quot;;[Summary.G22]&lt;&gt;&quot;&quot;;[Summary.H22]&lt;&gt;&quot;&quot;;[Summary.I22]&lt;&gt;&quot;&quot;);[Summary.A22];&quot;&quot;)">
            <text:p/>
          </table:table-cell>
        </table:table-row>
        <table:table-row table:style-name="ro3">
          <table:table-cell table:style-name="ce26" table:formula="of:=IF(AND([Summary.B23]&lt;&gt;&quot;&quot;; [Summary.C23]&lt;&gt;&quot;&quot;;[Summary.D23]&lt;&gt;&quot;&quot;;[Summary.E23]&lt;&gt;&quot;&quot;;[Summary.F23]&lt;&gt;&quot;&quot;;[Summary.G23]&lt;&gt;&quot;&quot;;[Summary.H23]&lt;&gt;&quot;&quot;;[Summary.I23]&lt;&gt;&quot;&quot;);[Summary.A23];&quot;&quot;)" office:value-type="string" office:string-value="AND">
            <text:p>AND</text:p>
          </table:table-cell>
        </table:table-row>
        <table:table-row table:style-name="ro3">
          <table:table-cell table:style-name="ce26" table:formula="of:=IF(AND([Summary.B24]&lt;&gt;&quot;&quot;; [Summary.C24]&lt;&gt;&quot;&quot;;[Summary.D24]&lt;&gt;&quot;&quot;;[Summary.E24]&lt;&gt;&quot;&quot;;[Summary.F24]&lt;&gt;&quot;&quot;;[Summary.G24]&lt;&gt;&quot;&quot;;[Summary.H24]&lt;&gt;&quot;&quot;;[Summary.I24]&lt;&gt;&quot;&quot;);[Summary.A24];&quot;&quot;)">
            <text:p/>
          </table:table-cell>
        </table:table-row>
        <table:table-row table:style-name="ro3">
          <table:table-cell table:style-name="ce26" table:formula="of:=IF(AND([Summary.B25]&lt;&gt;&quot;&quot;; [Summary.C25]&lt;&gt;&quot;&quot;;[Summary.D25]&lt;&gt;&quot;&quot;;[Summary.E25]&lt;&gt;&quot;&quot;;[Summary.F25]&lt;&gt;&quot;&quot;;[Summary.G25]&lt;&gt;&quot;&quot;;[Summary.H25]&lt;&gt;&quot;&quot;;[Summary.I25]&lt;&gt;&quot;&quot;);[Summary.A25];&quot;&quot;)">
            <text:p/>
          </table:table-cell>
        </table:table-row>
        <table:table-row table:style-name="ro3">
          <table:table-cell table:style-name="ce26" table:formula="of:=IF(AND([Summary.B26]&lt;&gt;&quot;&quot;; [Summary.C26]&lt;&gt;&quot;&quot;;[Summary.D26]&lt;&gt;&quot;&quot;;[Summary.E26]&lt;&gt;&quot;&quot;;[Summary.F26]&lt;&gt;&quot;&quot;;[Summary.G26]&lt;&gt;&quot;&quot;;[Summary.H26]&lt;&gt;&quot;&quot;;[Summary.I26]&lt;&gt;&quot;&quot;);[Summary.A26];&quot;&quot;)">
            <text:p/>
          </table:table-cell>
        </table:table-row>
        <table:table-row table:style-name="ro4">
          <table:table-cell table:style-name="ce26" table:formula="of:=IF(AND([Summary.B27]&lt;&gt;&quot;&quot;; [Summary.C27]&lt;&gt;&quot;&quot;;[Summary.D27]&lt;&gt;&quot;&quot;;[Summary.E27]&lt;&gt;&quot;&quot;;[Summary.F27]&lt;&gt;&quot;&quot;;[Summary.G27]&lt;&gt;&quot;&quot;;[Summary.H27]&lt;&gt;&quot;&quot;;[Summary.I27]&lt;&gt;&quot;&quot;);[Summary.A27];&quot;&quot;)">
            <text:p/>
          </table:table-cell>
        </table:table-row>
        <table:table-row table:style-name="ro3">
          <table:table-cell table:style-name="ce26" table:formula="of:=IF(AND([Summary.B28]&lt;&gt;&quot;&quot;; [Summary.C28]&lt;&gt;&quot;&quot;;[Summary.D28]&lt;&gt;&quot;&quot;;[Summary.E28]&lt;&gt;&quot;&quot;;[Summary.F28]&lt;&gt;&quot;&quot;;[Summary.G28]&lt;&gt;&quot;&quot;;[Summary.H28]&lt;&gt;&quot;&quot;;[Summary.I28]&lt;&gt;&quot;&quot;);[Summary.A28];&quot;&quot;)">
            <text:p/>
          </table:table-cell>
        </table:table-row>
        <table:table-row table:style-name="ro3">
          <table:table-cell table:style-name="ce26" table:formula="of:=IF(AND([Summary.B29]&lt;&gt;&quot;&quot;; [Summary.C29]&lt;&gt;&quot;&quot;;[Summary.D29]&lt;&gt;&quot;&quot;;[Summary.E29]&lt;&gt;&quot;&quot;;[Summary.F29]&lt;&gt;&quot;&quot;;[Summary.G29]&lt;&gt;&quot;&quot;;[Summary.H29]&lt;&gt;&quot;&quot;;[Summary.I29]&lt;&gt;&quot;&quot;);[Summary.A29];&quot;&quot;)" office:value-type="string" office:string-value="AS">
            <text:p>AS</text:p>
          </table:table-cell>
        </table:table-row>
        <table:table-row table:style-name="ro3">
          <table:table-cell table:style-name="ce26" table:formula="of:=IF(AND([Summary.B30]&lt;&gt;&quot;&quot;; [Summary.C30]&lt;&gt;&quot;&quot;;[Summary.D30]&lt;&gt;&quot;&quot;;[Summary.E30]&lt;&gt;&quot;&quot;;[Summary.F30]&lt;&gt;&quot;&quot;;[Summary.G30]&lt;&gt;&quot;&quot;;[Summary.H30]&lt;&gt;&quot;&quot;;[Summary.I30]&lt;&gt;&quot;&quot;);[Summary.A30];&quot;&quot;)" office:value-type="string" office:string-value="ASC">
            <text:p>ASC</text:p>
          </table:table-cell>
        </table:table-row>
        <table:table-row table:style-name="ro3">
          <table:table-cell table:style-name="ce26" table:formula="of:=IF(AND([Summary.B31]&lt;&gt;&quot;&quot;; [Summary.C31]&lt;&gt;&quot;&quot;;[Summary.D31]&lt;&gt;&quot;&quot;;[Summary.E31]&lt;&gt;&quot;&quot;;[Summary.F31]&lt;&gt;&quot;&quot;;[Summary.G31]&lt;&gt;&quot;&quot;;[Summary.H31]&lt;&gt;&quot;&quot;;[Summary.I31]&lt;&gt;&quot;&quot;);[Summary.A31];&quot;&quot;)">
            <text:p/>
          </table:table-cell>
        </table:table-row>
        <table:table-row table:style-name="ro3">
          <table:table-cell table:style-name="ce26" table:formula="of:=IF(AND([Summary.B32]&lt;&gt;&quot;&quot;; [Summary.C32]&lt;&gt;&quot;&quot;;[Summary.D32]&lt;&gt;&quot;&quot;;[Summary.E32]&lt;&gt;&quot;&quot;;[Summary.F32]&lt;&gt;&quot;&quot;;[Summary.G32]&lt;&gt;&quot;&quot;;[Summary.H32]&lt;&gt;&quot;&quot;;[Summary.I32]&lt;&gt;&quot;&quot;);[Summary.A32];&quot;&quot;)">
            <text:p/>
          </table:table-cell>
        </table:table-row>
        <table:table-row table:style-name="ro3">
          <table:table-cell table:style-name="ce26" table:formula="of:=IF(AND([Summary.B33]&lt;&gt;&quot;&quot;; [Summary.C33]&lt;&gt;&quot;&quot;;[Summary.D33]&lt;&gt;&quot;&quot;;[Summary.E33]&lt;&gt;&quot;&quot;;[Summary.F33]&lt;&gt;&quot;&quot;;[Summary.G33]&lt;&gt;&quot;&quot;;[Summary.H33]&lt;&gt;&quot;&quot;;[Summary.I33]&lt;&gt;&quot;&quot;);[Summary.A33];&quot;&quot;)">
            <text:p/>
          </table:table-cell>
        </table:table-row>
        <table:table-row table:style-name="ro3">
          <table:table-cell table:style-name="ce26" table:formula="of:=IF(AND([Summary.B34]&lt;&gt;&quot;&quot;; [Summary.C34]&lt;&gt;&quot;&quot;;[Summary.D34]&lt;&gt;&quot;&quot;;[Summary.E34]&lt;&gt;&quot;&quot;;[Summary.F34]&lt;&gt;&quot;&quot;;[Summary.G34]&lt;&gt;&quot;&quot;;[Summary.H34]&lt;&gt;&quot;&quot;;[Summary.I34]&lt;&gt;&quot;&quot;);[Summary.A34];&quot;&quot;)">
            <text:p/>
          </table:table-cell>
        </table:table-row>
        <table:table-row table:style-name="ro3">
          <table:table-cell table:style-name="ce26" table:formula="of:=IF(AND([Summary.B35]&lt;&gt;&quot;&quot;; [Summary.C35]&lt;&gt;&quot;&quot;;[Summary.D35]&lt;&gt;&quot;&quot;;[Summary.E35]&lt;&gt;&quot;&quot;;[Summary.F35]&lt;&gt;&quot;&quot;;[Summary.G35]&lt;&gt;&quot;&quot;;[Summary.H35]&lt;&gt;&quot;&quot;;[Summary.I35]&lt;&gt;&quot;&quot;);[Summary.A35];&quot;&quot;)">
            <text:p/>
          </table:table-cell>
        </table:table-row>
        <table:table-row table:style-name="ro3">
          <table:table-cell table:style-name="ce26" table:formula="of:=IF(AND([Summary.B36]&lt;&gt;&quot;&quot;; [Summary.C36]&lt;&gt;&quot;&quot;;[Summary.D36]&lt;&gt;&quot;&quot;;[Summary.E36]&lt;&gt;&quot;&quot;;[Summary.F36]&lt;&gt;&quot;&quot;;[Summary.G36]&lt;&gt;&quot;&quot;;[Summary.H36]&lt;&gt;&quot;&quot;;[Summary.I36]&lt;&gt;&quot;&quot;);[Summary.A36];&quot;&quot;)">
            <text:p/>
          </table:table-cell>
        </table:table-row>
        <table:table-row table:style-name="ro3">
          <table:table-cell table:style-name="ce26" table:formula="of:=IF(AND([Summary.B37]&lt;&gt;&quot;&quot;; [Summary.C37]&lt;&gt;&quot;&quot;;[Summary.D37]&lt;&gt;&quot;&quot;;[Summary.E37]&lt;&gt;&quot;&quot;;[Summary.F37]&lt;&gt;&quot;&quot;;[Summary.G37]&lt;&gt;&quot;&quot;;[Summary.H37]&lt;&gt;&quot;&quot;;[Summary.I37]&lt;&gt;&quot;&quot;);[Summary.A37];&quot;&quot;)">
            <text:p/>
          </table:table-cell>
        </table:table-row>
        <table:table-row table:style-name="ro3">
          <table:table-cell table:style-name="ce26" table:formula="of:=IF(AND([Summary.B38]&lt;&gt;&quot;&quot;; [Summary.C38]&lt;&gt;&quot;&quot;;[Summary.D38]&lt;&gt;&quot;&quot;;[Summary.E38]&lt;&gt;&quot;&quot;;[Summary.F38]&lt;&gt;&quot;&quot;;[Summary.G38]&lt;&gt;&quot;&quot;;[Summary.H38]&lt;&gt;&quot;&quot;;[Summary.I38]&lt;&gt;&quot;&quot;);[Summary.A38];&quot;&quot;)">
            <text:p/>
          </table:table-cell>
        </table:table-row>
        <table:table-row table:style-name="ro3">
          <table:table-cell table:style-name="ce26" table:formula="of:=IF(AND([Summary.B39]&lt;&gt;&quot;&quot;; [Summary.C39]&lt;&gt;&quot;&quot;;[Summary.D39]&lt;&gt;&quot;&quot;;[Summary.E39]&lt;&gt;&quot;&quot;;[Summary.F39]&lt;&gt;&quot;&quot;;[Summary.G39]&lt;&gt;&quot;&quot;;[Summary.H39]&lt;&gt;&quot;&quot;;[Summary.I39]&lt;&gt;&quot;&quot;);[Summary.A39];&quot;&quot;)">
            <text:p/>
          </table:table-cell>
        </table:table-row>
        <table:table-row table:style-name="ro3">
          <table:table-cell table:style-name="ce26" table:formula="of:=IF(AND([Summary.B40]&lt;&gt;&quot;&quot;; [Summary.C40]&lt;&gt;&quot;&quot;;[Summary.D40]&lt;&gt;&quot;&quot;;[Summary.E40]&lt;&gt;&quot;&quot;;[Summary.F40]&lt;&gt;&quot;&quot;;[Summary.G40]&lt;&gt;&quot;&quot;;[Summary.H40]&lt;&gt;&quot;&quot;;[Summary.I40]&lt;&gt;&quot;&quot;);[Summary.A40];&quot;&quot;)">
            <text:p/>
          </table:table-cell>
        </table:table-row>
        <table:table-row table:style-name="ro3">
          <table:table-cell table:style-name="ce26" table:formula="of:=IF(AND([Summary.B41]&lt;&gt;&quot;&quot;; [Summary.C41]&lt;&gt;&quot;&quot;;[Summary.D41]&lt;&gt;&quot;&quot;;[Summary.E41]&lt;&gt;&quot;&quot;;[Summary.F41]&lt;&gt;&quot;&quot;;[Summary.G41]&lt;&gt;&quot;&quot;;[Summary.H41]&lt;&gt;&quot;&quot;;[Summary.I41]&lt;&gt;&quot;&quot;);[Summary.A41];&quot;&quot;)">
            <text:p/>
          </table:table-cell>
        </table:table-row>
        <table:table-row table:style-name="ro3">
          <table:table-cell table:style-name="ce26" table:formula="of:=IF(AND([Summary.B42]&lt;&gt;&quot;&quot;; [Summary.C42]&lt;&gt;&quot;&quot;;[Summary.D42]&lt;&gt;&quot;&quot;;[Summary.E42]&lt;&gt;&quot;&quot;;[Summary.F42]&lt;&gt;&quot;&quot;;[Summary.G42]&lt;&gt;&quot;&quot;;[Summary.H42]&lt;&gt;&quot;&quot;;[Summary.I42]&lt;&gt;&quot;&quot;);[Summary.A42];&quot;&quot;)">
            <text:p/>
          </table:table-cell>
        </table:table-row>
        <table:table-row table:style-name="ro3">
          <table:table-cell table:style-name="ce26" table:formula="of:=IF(AND([Summary.B43]&lt;&gt;&quot;&quot;; [Summary.C43]&lt;&gt;&quot;&quot;;[Summary.D43]&lt;&gt;&quot;&quot;;[Summary.E43]&lt;&gt;&quot;&quot;;[Summary.F43]&lt;&gt;&quot;&quot;;[Summary.G43]&lt;&gt;&quot;&quot;;[Summary.H43]&lt;&gt;&quot;&quot;;[Summary.I43]&lt;&gt;&quot;&quot;);[Summary.A43];&quot;&quot;)">
            <text:p/>
          </table:table-cell>
        </table:table-row>
        <table:table-row table:style-name="ro3">
          <table:table-cell table:style-name="ce26" table:formula="of:=IF(AND([Summary.B44]&lt;&gt;&quot;&quot;; [Summary.C44]&lt;&gt;&quot;&quot;;[Summary.D44]&lt;&gt;&quot;&quot;;[Summary.E44]&lt;&gt;&quot;&quot;;[Summary.F44]&lt;&gt;&quot;&quot;;[Summary.G44]&lt;&gt;&quot;&quot;;[Summary.H44]&lt;&gt;&quot;&quot;;[Summary.I44]&lt;&gt;&quot;&quot;);[Summary.A44];&quot;&quot;)">
            <text:p/>
          </table:table-cell>
        </table:table-row>
        <table:table-row table:style-name="ro3">
          <table:table-cell table:style-name="ce26" table:formula="of:=IF(AND([Summary.B45]&lt;&gt;&quot;&quot;; [Summary.C45]&lt;&gt;&quot;&quot;;[Summary.D45]&lt;&gt;&quot;&quot;;[Summary.E45]&lt;&gt;&quot;&quot;;[Summary.F45]&lt;&gt;&quot;&quot;;[Summary.G45]&lt;&gt;&quot;&quot;;[Summary.H45]&lt;&gt;&quot;&quot;;[Summary.I45]&lt;&gt;&quot;&quot;);[Summary.A45];&quot;&quot;)">
            <text:p/>
          </table:table-cell>
        </table:table-row>
        <table:table-row table:style-name="ro3">
          <table:table-cell table:style-name="ce26" table:formula="of:=IF(AND([Summary.B46]&lt;&gt;&quot;&quot;; [Summary.C46]&lt;&gt;&quot;&quot;;[Summary.D46]&lt;&gt;&quot;&quot;;[Summary.E46]&lt;&gt;&quot;&quot;;[Summary.F46]&lt;&gt;&quot;&quot;;[Summary.G46]&lt;&gt;&quot;&quot;;[Summary.H46]&lt;&gt;&quot;&quot;;[Summary.I46]&lt;&gt;&quot;&quot;);[Summary.A46];&quot;&quot;)">
            <text:p/>
          </table:table-cell>
        </table:table-row>
        <table:table-row table:style-name="ro3">
          <table:table-cell table:style-name="ce26" table:formula="of:=IF(AND([Summary.B47]&lt;&gt;&quot;&quot;; [Summary.C47]&lt;&gt;&quot;&quot;;[Summary.D47]&lt;&gt;&quot;&quot;;[Summary.E47]&lt;&gt;&quot;&quot;;[Summary.F47]&lt;&gt;&quot;&quot;;[Summary.G47]&lt;&gt;&quot;&quot;;[Summary.H47]&lt;&gt;&quot;&quot;;[Summary.I47]&lt;&gt;&quot;&quot;);[Summary.A47];&quot;&quot;)">
            <text:p/>
          </table:table-cell>
        </table:table-row>
        <table:table-row table:style-name="ro2">
          <table:table-cell table:style-name="ce26" table:formula="of:=IF(AND([Summary.B48]&lt;&gt;&quot;&quot;; [Summary.C48]&lt;&gt;&quot;&quot;;[Summary.D48]&lt;&gt;&quot;&quot;;[Summary.E48]&lt;&gt;&quot;&quot;;[Summary.F48]&lt;&gt;&quot;&quot;;[Summary.G48]&lt;&gt;&quot;&quot;;[Summary.H48]&lt;&gt;&quot;&quot;;[Summary.I48]&lt;&gt;&quot;&quot;);[Summary.A48];&quot;&quot;)">
            <text:p/>
          </table:table-cell>
        </table:table-row>
        <table:table-row table:style-name="ro2">
          <table:table-cell table:style-name="ce26" table:formula="of:=IF(AND([Summary.B49]&lt;&gt;&quot;&quot;; [Summary.C49]&lt;&gt;&quot;&quot;;[Summary.D49]&lt;&gt;&quot;&quot;;[Summary.E49]&lt;&gt;&quot;&quot;;[Summary.F49]&lt;&gt;&quot;&quot;;[Summary.G49]&lt;&gt;&quot;&quot;;[Summary.H49]&lt;&gt;&quot;&quot;;[Summary.I49]&lt;&gt;&quot;&quot;);[Summary.A49];&quot;&quot;)">
            <text:p/>
          </table:table-cell>
        </table:table-row>
        <table:table-row table:style-name="ro3">
          <table:table-cell table:style-name="ce26" table:formula="of:=IF(AND([Summary.B50]&lt;&gt;&quot;&quot;; [Summary.C50]&lt;&gt;&quot;&quot;;[Summary.D50]&lt;&gt;&quot;&quot;;[Summary.E50]&lt;&gt;&quot;&quot;;[Summary.F50]&lt;&gt;&quot;&quot;;[Summary.G50]&lt;&gt;&quot;&quot;;[Summary.H50]&lt;&gt;&quot;&quot;;[Summary.I50]&lt;&gt;&quot;&quot;);[Summary.A50];&quot;&quot;)">
            <text:p/>
          </table:table-cell>
        </table:table-row>
        <table:table-row table:style-name="ro3">
          <table:table-cell table:style-name="ce26" table:formula="of:=IF(AND([Summary.B51]&lt;&gt;&quot;&quot;; [Summary.C51]&lt;&gt;&quot;&quot;;[Summary.D51]&lt;&gt;&quot;&quot;;[Summary.E51]&lt;&gt;&quot;&quot;;[Summary.F51]&lt;&gt;&quot;&quot;;[Summary.G51]&lt;&gt;&quot;&quot;;[Summary.H51]&lt;&gt;&quot;&quot;;[Summary.I51]&lt;&gt;&quot;&quot;);[Summary.A51];&quot;&quot;)" office:value-type="string" office:string-value="BETWEEN">
            <text:p>BETWEEN</text:p>
          </table:table-cell>
        </table:table-row>
        <table:table-row table:style-name="ro3">
          <table:table-cell table:style-name="ce26" table:formula="of:=IF(AND([Summary.B52]&lt;&gt;&quot;&quot;; [Summary.C52]&lt;&gt;&quot;&quot;;[Summary.D52]&lt;&gt;&quot;&quot;;[Summary.E52]&lt;&gt;&quot;&quot;;[Summary.F52]&lt;&gt;&quot;&quot;;[Summary.G52]&lt;&gt;&quot;&quot;;[Summary.H52]&lt;&gt;&quot;&quot;;[Summary.I52]&lt;&gt;&quot;&quot;);[Summary.A52];&quot;&quot;)">
            <text:p/>
          </table:table-cell>
        </table:table-row>
        <table:table-row table:style-name="ro3">
          <table:table-cell table:style-name="ce26" table:formula="of:=IF(AND([Summary.B53]&lt;&gt;&quot;&quot;; [Summary.C53]&lt;&gt;&quot;&quot;;[Summary.D53]&lt;&gt;&quot;&quot;;[Summary.E53]&lt;&gt;&quot;&quot;;[Summary.F53]&lt;&gt;&quot;&quot;;[Summary.G53]&lt;&gt;&quot;&quot;;[Summary.H53]&lt;&gt;&quot;&quot;;[Summary.I53]&lt;&gt;&quot;&quot;);[Summary.A53];&quot;&quot;)">
            <text:p/>
          </table:table-cell>
        </table:table-row>
        <table:table-row table:style-name="ro3">
          <table:table-cell table:style-name="ce26" table:formula="of:=IF(AND([Summary.B54]&lt;&gt;&quot;&quot;; [Summary.C54]&lt;&gt;&quot;&quot;;[Summary.D54]&lt;&gt;&quot;&quot;;[Summary.E54]&lt;&gt;&quot;&quot;;[Summary.F54]&lt;&gt;&quot;&quot;;[Summary.G54]&lt;&gt;&quot;&quot;;[Summary.H54]&lt;&gt;&quot;&quot;;[Summary.I54]&lt;&gt;&quot;&quot;);[Summary.A54];&quot;&quot;)">
            <text:p/>
          </table:table-cell>
        </table:table-row>
        <table:table-row table:style-name="ro4">
          <table:table-cell table:style-name="ce26" table:formula="of:=IF(AND([Summary.B55]&lt;&gt;&quot;&quot;; [Summary.C55]&lt;&gt;&quot;&quot;;[Summary.D55]&lt;&gt;&quot;&quot;;[Summary.E55]&lt;&gt;&quot;&quot;;[Summary.F55]&lt;&gt;&quot;&quot;;[Summary.G55]&lt;&gt;&quot;&quot;;[Summary.H55]&lt;&gt;&quot;&quot;;[Summary.I55]&lt;&gt;&quot;&quot;);[Summary.A55];&quot;&quot;)">
            <text:p/>
          </table:table-cell>
        </table:table-row>
        <table:table-row table:style-name="ro3">
          <table:table-cell table:style-name="ce26" table:formula="of:=IF(AND([Summary.B56]&lt;&gt;&quot;&quot;; [Summary.C56]&lt;&gt;&quot;&quot;;[Summary.D56]&lt;&gt;&quot;&quot;;[Summary.E56]&lt;&gt;&quot;&quot;;[Summary.F56]&lt;&gt;&quot;&quot;;[Summary.G56]&lt;&gt;&quot;&quot;;[Summary.H56]&lt;&gt;&quot;&quot;;[Summary.I56]&lt;&gt;&quot;&quot;);[Summary.A56];&quot;&quot;)">
            <text:p/>
          </table:table-cell>
        </table:table-row>
        <table:table-row table:style-name="ro3">
          <table:table-cell table:style-name="ce26" table:formula="of:=IF(AND([Summary.B57]&lt;&gt;&quot;&quot;; [Summary.C57]&lt;&gt;&quot;&quot;;[Summary.D57]&lt;&gt;&quot;&quot;;[Summary.E57]&lt;&gt;&quot;&quot;;[Summary.F57]&lt;&gt;&quot;&quot;;[Summary.G57]&lt;&gt;&quot;&quot;;[Summary.H57]&lt;&gt;&quot;&quot;;[Summary.I57]&lt;&gt;&quot;&quot;);[Summary.A57];&quot;&quot;)">
            <text:p/>
          </table:table-cell>
        </table:table-row>
        <table:table-row table:style-name="ro3">
          <table:table-cell table:style-name="ce26" table:formula="of:=IF(AND([Summary.B58]&lt;&gt;&quot;&quot;; [Summary.C58]&lt;&gt;&quot;&quot;;[Summary.D58]&lt;&gt;&quot;&quot;;[Summary.E58]&lt;&gt;&quot;&quot;;[Summary.F58]&lt;&gt;&quot;&quot;;[Summary.G58]&lt;&gt;&quot;&quot;;[Summary.H58]&lt;&gt;&quot;&quot;;[Summary.I58]&lt;&gt;&quot;&quot;);[Summary.A58];&quot;&quot;)">
            <text:p/>
          </table:table-cell>
        </table:table-row>
        <table:table-row table:style-name="ro3">
          <table:table-cell table:style-name="ce26" table:formula="of:=IF(AND([Summary.B59]&lt;&gt;&quot;&quot;; [Summary.C59]&lt;&gt;&quot;&quot;;[Summary.D59]&lt;&gt;&quot;&quot;;[Summary.E59]&lt;&gt;&quot;&quot;;[Summary.F59]&lt;&gt;&quot;&quot;;[Summary.G59]&lt;&gt;&quot;&quot;;[Summary.H59]&lt;&gt;&quot;&quot;;[Summary.I59]&lt;&gt;&quot;&quot;);[Summary.A59];&quot;&quot;)">
            <text:p/>
          </table:table-cell>
        </table:table-row>
        <table:table-row table:style-name="ro3">
          <table:table-cell table:style-name="ce26" table:formula="of:=IF(AND([Summary.B60]&lt;&gt;&quot;&quot;; [Summary.C60]&lt;&gt;&quot;&quot;;[Summary.D60]&lt;&gt;&quot;&quot;;[Summary.E60]&lt;&gt;&quot;&quot;;[Summary.F60]&lt;&gt;&quot;&quot;;[Summary.G60]&lt;&gt;&quot;&quot;;[Summary.H60]&lt;&gt;&quot;&quot;;[Summary.I60]&lt;&gt;&quot;&quot;);[Summary.A60];&quot;&quot;)">
            <text:p/>
          </table:table-cell>
        </table:table-row>
        <table:table-row table:style-name="ro4">
          <table:table-cell table:style-name="ce26" table:formula="of:=IF(AND([Summary.B61]&lt;&gt;&quot;&quot;; [Summary.C61]&lt;&gt;&quot;&quot;;[Summary.D61]&lt;&gt;&quot;&quot;;[Summary.E61]&lt;&gt;&quot;&quot;;[Summary.F61]&lt;&gt;&quot;&quot;;[Summary.G61]&lt;&gt;&quot;&quot;;[Summary.H61]&lt;&gt;&quot;&quot;;[Summary.I61]&lt;&gt;&quot;&quot;);[Summary.A61];&quot;&quot;)">
            <text:p/>
          </table:table-cell>
        </table:table-row>
        <table:table-row table:style-name="ro11">
          <table:table-cell table:style-name="ce26" table:formula="of:=IF(AND([Summary.B62]&lt;&gt;&quot;&quot;; [Summary.C62]&lt;&gt;&quot;&quot;;[Summary.D62]&lt;&gt;&quot;&quot;;[Summary.E62]&lt;&gt;&quot;&quot;;[Summary.F62]&lt;&gt;&quot;&quot;;[Summary.G62]&lt;&gt;&quot;&quot;;[Summary.H62]&lt;&gt;&quot;&quot;;[Summary.I62]&lt;&gt;&quot;&quot;);[Summary.A62];&quot;&quot;)">
            <text:p/>
          </table:table-cell>
        </table:table-row>
        <table:table-row table:style-name="ro3">
          <table:table-cell table:style-name="ce26" table:formula="of:=IF(AND([Summary.B63]&lt;&gt;&quot;&quot;; [Summary.C63]&lt;&gt;&quot;&quot;;[Summary.D63]&lt;&gt;&quot;&quot;;[Summary.E63]&lt;&gt;&quot;&quot;;[Summary.F63]&lt;&gt;&quot;&quot;;[Summary.G63]&lt;&gt;&quot;&quot;;[Summary.H63]&lt;&gt;&quot;&quot;;[Summary.I63]&lt;&gt;&quot;&quot;);[Summary.A63];&quot;&quot;)">
            <text:p/>
          </table:table-cell>
        </table:table-row>
        <table:table-row table:style-name="ro3">
          <table:table-cell table:style-name="ce26" table:formula="of:=IF(AND([Summary.B64]&lt;&gt;&quot;&quot;; [Summary.C64]&lt;&gt;&quot;&quot;;[Summary.D64]&lt;&gt;&quot;&quot;;[Summary.E64]&lt;&gt;&quot;&quot;;[Summary.F64]&lt;&gt;&quot;&quot;;[Summary.G64]&lt;&gt;&quot;&quot;;[Summary.H64]&lt;&gt;&quot;&quot;;[Summary.I64]&lt;&gt;&quot;&quot;);[Summary.A64];&quot;&quot;)">
            <text:p/>
          </table:table-cell>
        </table:table-row>
        <table:table-row table:style-name="ro3">
          <table:table-cell table:style-name="ce26" table:formula="of:=IF(AND([Summary.B65]&lt;&gt;&quot;&quot;; [Summary.C65]&lt;&gt;&quot;&quot;;[Summary.D65]&lt;&gt;&quot;&quot;;[Summary.E65]&lt;&gt;&quot;&quot;;[Summary.F65]&lt;&gt;&quot;&quot;;[Summary.G65]&lt;&gt;&quot;&quot;;[Summary.H65]&lt;&gt;&quot;&quot;;[Summary.I65]&lt;&gt;&quot;&quot;);[Summary.A65];&quot;&quot;)" office:value-type="string" office:string-value="BY">
            <text:p>BY</text:p>
          </table:table-cell>
        </table:table-row>
        <table:table-row table:style-name="ro3">
          <table:table-cell table:style-name="ce26" table:formula="of:=IF(AND([Summary.B66]&lt;&gt;&quot;&quot;; [Summary.C66]&lt;&gt;&quot;&quot;;[Summary.D66]&lt;&gt;&quot;&quot;;[Summary.E66]&lt;&gt;&quot;&quot;;[Summary.F66]&lt;&gt;&quot;&quot;;[Summary.G66]&lt;&gt;&quot;&quot;;[Summary.H66]&lt;&gt;&quot;&quot;;[Summary.I66]&lt;&gt;&quot;&quot;);[Summary.A66];&quot;&quot;)">
            <text:p/>
          </table:table-cell>
        </table:table-row>
        <table:table-row table:style-name="ro3">
          <table:table-cell table:style-name="ce26" table:formula="of:=IF(AND([Summary.B67]&lt;&gt;&quot;&quot;; [Summary.C67]&lt;&gt;&quot;&quot;;[Summary.D67]&lt;&gt;&quot;&quot;;[Summary.E67]&lt;&gt;&quot;&quot;;[Summary.F67]&lt;&gt;&quot;&quot;;[Summary.G67]&lt;&gt;&quot;&quot;;[Summary.H67]&lt;&gt;&quot;&quot;;[Summary.I67]&lt;&gt;&quot;&quot;);[Summary.A67];&quot;&quot;)">
            <text:p/>
          </table:table-cell>
        </table:table-row>
        <table:table-row table:style-name="ro3">
          <table:table-cell table:style-name="ce26" table:formula="of:=IF(AND([Summary.B68]&lt;&gt;&quot;&quot;; [Summary.C68]&lt;&gt;&quot;&quot;;[Summary.D68]&lt;&gt;&quot;&quot;;[Summary.E68]&lt;&gt;&quot;&quot;;[Summary.F68]&lt;&gt;&quot;&quot;;[Summary.G68]&lt;&gt;&quot;&quot;;[Summary.H68]&lt;&gt;&quot;&quot;;[Summary.I68]&lt;&gt;&quot;&quot;);[Summary.A68];&quot;&quot;)">
            <text:p/>
          </table:table-cell>
        </table:table-row>
        <table:table-row table:style-name="ro3">
          <table:table-cell table:style-name="ce26" table:formula="of:=IF(AND([Summary.B69]&lt;&gt;&quot;&quot;; [Summary.C69]&lt;&gt;&quot;&quot;;[Summary.D69]&lt;&gt;&quot;&quot;;[Summary.E69]&lt;&gt;&quot;&quot;;[Summary.F69]&lt;&gt;&quot;&quot;;[Summary.G69]&lt;&gt;&quot;&quot;;[Summary.H69]&lt;&gt;&quot;&quot;;[Summary.I69]&lt;&gt;&quot;&quot;);[Summary.A69];&quot;&quot;)">
            <text:p/>
          </table:table-cell>
        </table:table-row>
        <table:table-row table:style-name="ro3">
          <table:table-cell table:style-name="ce26" table:formula="of:=IF(AND([Summary.B70]&lt;&gt;&quot;&quot;; [Summary.C70]&lt;&gt;&quot;&quot;;[Summary.D70]&lt;&gt;&quot;&quot;;[Summary.E70]&lt;&gt;&quot;&quot;;[Summary.F70]&lt;&gt;&quot;&quot;;[Summary.G70]&lt;&gt;&quot;&quot;;[Summary.H70]&lt;&gt;&quot;&quot;;[Summary.I70]&lt;&gt;&quot;&quot;);[Summary.A70];&quot;&quot;)">
            <text:p/>
          </table:table-cell>
        </table:table-row>
        <table:table-row table:style-name="ro3">
          <table:table-cell table:style-name="ce26" table:formula="of:=IF(AND([Summary.B71]&lt;&gt;&quot;&quot;; [Summary.C71]&lt;&gt;&quot;&quot;;[Summary.D71]&lt;&gt;&quot;&quot;;[Summary.E71]&lt;&gt;&quot;&quot;;[Summary.F71]&lt;&gt;&quot;&quot;;[Summary.G71]&lt;&gt;&quot;&quot;;[Summary.H71]&lt;&gt;&quot;&quot;;[Summary.I71]&lt;&gt;&quot;&quot;);[Summary.A71];&quot;&quot;)" office:value-type="string" office:string-value="CASCADE">
            <text:p>CASCADE</text:p>
          </table:table-cell>
        </table:table-row>
        <table:table-row table:style-name="ro3">
          <table:table-cell table:style-name="ce26" table:formula="of:=IF(AND([Summary.B72]&lt;&gt;&quot;&quot;; [Summary.C72]&lt;&gt;&quot;&quot;;[Summary.D72]&lt;&gt;&quot;&quot;;[Summary.E72]&lt;&gt;&quot;&quot;;[Summary.F72]&lt;&gt;&quot;&quot;;[Summary.G72]&lt;&gt;&quot;&quot;;[Summary.H72]&lt;&gt;&quot;&quot;;[Summary.I72]&lt;&gt;&quot;&quot;);[Summary.A72];&quot;&quot;)">
            <text:p/>
          </table:table-cell>
        </table:table-row>
        <table:table-row table:style-name="ro3">
          <table:table-cell table:style-name="ce26" table:formula="of:=IF(AND([Summary.B74]&lt;&gt;&quot;&quot;; [Summary.C74]&lt;&gt;&quot;&quot;;[Summary.D74]&lt;&gt;&quot;&quot;;[Summary.E74]&lt;&gt;&quot;&quot;;[Summary.F74]&lt;&gt;&quot;&quot;;[Summary.G74]&lt;&gt;&quot;&quot;;[Summary.H74]&lt;&gt;&quot;&quot;;[Summary.I74]&lt;&gt;&quot;&quot;);[Summary.A74];&quot;&quot;)">
            <text:p/>
          </table:table-cell>
        </table:table-row>
        <table:table-row table:style-name="ro3">
          <table:table-cell table:style-name="ce26" table:formula="of:=IF(AND([Summary.B75]&lt;&gt;&quot;&quot;; [Summary.C75]&lt;&gt;&quot;&quot;;[Summary.D75]&lt;&gt;&quot;&quot;;[Summary.E75]&lt;&gt;&quot;&quot;;[Summary.F75]&lt;&gt;&quot;&quot;;[Summary.G75]&lt;&gt;&quot;&quot;;[Summary.H75]&lt;&gt;&quot;&quot;;[Summary.I75]&lt;&gt;&quot;&quot;);[Summary.A75];&quot;&quot;)">
            <text:p/>
          </table:table-cell>
        </table:table-row>
        <table:table-row table:style-name="ro3">
          <table:table-cell table:style-name="ce26" table:formula="of:=IF(AND([Summary.B76]&lt;&gt;&quot;&quot;; [Summary.C76]&lt;&gt;&quot;&quot;;[Summary.D76]&lt;&gt;&quot;&quot;;[Summary.E76]&lt;&gt;&quot;&quot;;[Summary.F76]&lt;&gt;&quot;&quot;;[Summary.G76]&lt;&gt;&quot;&quot;;[Summary.H76]&lt;&gt;&quot;&quot;;[Summary.I76]&lt;&gt;&quot;&quot;);[Summary.A76];&quot;&quot;)">
            <text:p/>
          </table:table-cell>
        </table:table-row>
        <table:table-row table:style-name="ro3">
          <table:table-cell table:style-name="ce26" table:formula="of:=IF(AND([Summary.B77]&lt;&gt;&quot;&quot;; [Summary.C77]&lt;&gt;&quot;&quot;;[Summary.D77]&lt;&gt;&quot;&quot;;[Summary.E77]&lt;&gt;&quot;&quot;;[Summary.F77]&lt;&gt;&quot;&quot;;[Summary.G77]&lt;&gt;&quot;&quot;;[Summary.H77]&lt;&gt;&quot;&quot;;[Summary.I77]&lt;&gt;&quot;&quot;);[Summary.A77];&quot;&quot;)">
            <text:p/>
          </table:table-cell>
        </table:table-row>
        <table:table-row table:style-name="ro3">
          <table:table-cell table:style-name="ce26" table:formula="of:=IF(AND([Summary.B78]&lt;&gt;&quot;&quot;; [Summary.C78]&lt;&gt;&quot;&quot;;[Summary.D78]&lt;&gt;&quot;&quot;;[Summary.E78]&lt;&gt;&quot;&quot;;[Summary.F78]&lt;&gt;&quot;&quot;;[Summary.G78]&lt;&gt;&quot;&quot;;[Summary.H78]&lt;&gt;&quot;&quot;;[Summary.I78]&lt;&gt;&quot;&quot;);[Summary.A78];&quot;&quot;)">
            <text:p/>
          </table:table-cell>
        </table:table-row>
        <table:table-row table:style-name="ro3">
          <table:table-cell table:style-name="ce26" table:formula="of:=IF(AND([Summary.B79]&lt;&gt;&quot;&quot;; [Summary.C79]&lt;&gt;&quot;&quot;;[Summary.D79]&lt;&gt;&quot;&quot;;[Summary.E79]&lt;&gt;&quot;&quot;;[Summary.F79]&lt;&gt;&quot;&quot;;[Summary.G79]&lt;&gt;&quot;&quot;;[Summary.H79]&lt;&gt;&quot;&quot;;[Summary.I79]&lt;&gt;&quot;&quot;);[Summary.A79];&quot;&quot;)">
            <text:p/>
          </table:table-cell>
        </table:table-row>
        <table:table-row table:style-name="ro3">
          <table:table-cell table:style-name="ce26" table:formula="of:=IF(AND([Summary.B80]&lt;&gt;&quot;&quot;; [Summary.C80]&lt;&gt;&quot;&quot;;[Summary.D80]&lt;&gt;&quot;&quot;;[Summary.E80]&lt;&gt;&quot;&quot;;[Summary.F80]&lt;&gt;&quot;&quot;;[Summary.G80]&lt;&gt;&quot;&quot;;[Summary.H80]&lt;&gt;&quot;&quot;;[Summary.I80]&lt;&gt;&quot;&quot;);[Summary.A80];&quot;&quot;)">
            <text:p/>
          </table:table-cell>
        </table:table-row>
        <table:table-row table:style-name="ro3">
          <table:table-cell table:style-name="ce26" table:formula="of:=IF(AND([Summary.B81]&lt;&gt;&quot;&quot;; [Summary.C81]&lt;&gt;&quot;&quot;;[Summary.D81]&lt;&gt;&quot;&quot;;[Summary.E81]&lt;&gt;&quot;&quot;;[Summary.F81]&lt;&gt;&quot;&quot;;[Summary.G81]&lt;&gt;&quot;&quot;;[Summary.H81]&lt;&gt;&quot;&quot;;[Summary.I81]&lt;&gt;&quot;&quot;);[Summary.A81];&quot;&quot;)">
            <text:p/>
          </table:table-cell>
        </table:table-row>
        <table:table-row table:style-name="ro3">
          <table:table-cell table:style-name="ce26" table:formula="of:=IF(AND([Summary.B82]&lt;&gt;&quot;&quot;; [Summary.C82]&lt;&gt;&quot;&quot;;[Summary.D82]&lt;&gt;&quot;&quot;;[Summary.E82]&lt;&gt;&quot;&quot;;[Summary.F82]&lt;&gt;&quot;&quot;;[Summary.G82]&lt;&gt;&quot;&quot;;[Summary.H82]&lt;&gt;&quot;&quot;;[Summary.I82]&lt;&gt;&quot;&quot;);[Summary.A82];&quot;&quot;)">
            <text:p/>
          </table:table-cell>
        </table:table-row>
        <table:table-row table:style-name="ro3">
          <table:table-cell table:style-name="ce26" table:formula="of:=IF(AND([Summary.B83]&lt;&gt;&quot;&quot;; [Summary.C83]&lt;&gt;&quot;&quot;;[Summary.D83]&lt;&gt;&quot;&quot;;[Summary.E83]&lt;&gt;&quot;&quot;;[Summary.F83]&lt;&gt;&quot;&quot;;[Summary.G83]&lt;&gt;&quot;&quot;;[Summary.H83]&lt;&gt;&quot;&quot;;[Summary.I83]&lt;&gt;&quot;&quot;);[Summary.A83];&quot;&quot;)">
            <text:p/>
          </table:table-cell>
        </table:table-row>
        <table:table-row table:style-name="ro3">
          <table:table-cell table:style-name="ce26" table:formula="of:=IF(AND([Summary.B84]&lt;&gt;&quot;&quot;; [Summary.C84]&lt;&gt;&quot;&quot;;[Summary.D84]&lt;&gt;&quot;&quot;;[Summary.E84]&lt;&gt;&quot;&quot;;[Summary.F84]&lt;&gt;&quot;&quot;;[Summary.G84]&lt;&gt;&quot;&quot;;[Summary.H84]&lt;&gt;&quot;&quot;;[Summary.I84]&lt;&gt;&quot;&quot;);[Summary.A84];&quot;&quot;)">
            <text:p/>
          </table:table-cell>
        </table:table-row>
        <table:table-row table:style-name="ro3">
          <table:table-cell table:style-name="ce26" table:formula="of:=IF(AND([Summary.B85]&lt;&gt;&quot;&quot;; [Summary.C85]&lt;&gt;&quot;&quot;;[Summary.D85]&lt;&gt;&quot;&quot;;[Summary.E85]&lt;&gt;&quot;&quot;;[Summary.F85]&lt;&gt;&quot;&quot;;[Summary.G85]&lt;&gt;&quot;&quot;;[Summary.H85]&lt;&gt;&quot;&quot;;[Summary.I85]&lt;&gt;&quot;&quot;);[Summary.A85];&quot;&quot;)">
            <text:p/>
          </table:table-cell>
        </table:table-row>
        <table:table-row table:style-name="ro3">
          <table:table-cell table:style-name="ce26" table:formula="of:=IF(AND([Summary.B86]&lt;&gt;&quot;&quot;; [Summary.C86]&lt;&gt;&quot;&quot;;[Summary.D86]&lt;&gt;&quot;&quot;;[Summary.E86]&lt;&gt;&quot;&quot;;[Summary.F86]&lt;&gt;&quot;&quot;;[Summary.G86]&lt;&gt;&quot;&quot;;[Summary.H86]&lt;&gt;&quot;&quot;;[Summary.I86]&lt;&gt;&quot;&quot;);[Summary.A86];&quot;&quot;)">
            <text:p/>
          </table:table-cell>
        </table:table-row>
        <table:table-row table:style-name="ro2">
          <table:table-cell table:style-name="ce26" table:formula="of:=IF(AND([Summary.B87]&lt;&gt;&quot;&quot;; [Summary.C87]&lt;&gt;&quot;&quot;;[Summary.D87]&lt;&gt;&quot;&quot;;[Summary.E87]&lt;&gt;&quot;&quot;;[Summary.F87]&lt;&gt;&quot;&quot;;[Summary.G87]&lt;&gt;&quot;&quot;;[Summary.H87]&lt;&gt;&quot;&quot;;[Summary.I87]&lt;&gt;&quot;&quot;);[Summary.A87];&quot;&quot;)">
            <text:p/>
          </table:table-cell>
        </table:table-row>
        <table:table-row table:style-name="ro3">
          <table:table-cell table:style-name="ce26" table:formula="of:=IF(AND([Summary.B88]&lt;&gt;&quot;&quot;; [Summary.C88]&lt;&gt;&quot;&quot;;[Summary.D88]&lt;&gt;&quot;&quot;;[Summary.E88]&lt;&gt;&quot;&quot;;[Summary.F88]&lt;&gt;&quot;&quot;;[Summary.G88]&lt;&gt;&quot;&quot;;[Summary.H88]&lt;&gt;&quot;&quot;;[Summary.I88]&lt;&gt;&quot;&quot;);[Summary.A88];&quot;&quot;)">
            <text:p/>
          </table:table-cell>
        </table:table-row>
        <table:table-row table:style-name="ro3">
          <table:table-cell table:style-name="ce26" table:formula="of:=IF(AND([Summary.B89]&lt;&gt;&quot;&quot;; [Summary.C89]&lt;&gt;&quot;&quot;;[Summary.D89]&lt;&gt;&quot;&quot;;[Summary.E89]&lt;&gt;&quot;&quot;;[Summary.F89]&lt;&gt;&quot;&quot;;[Summary.G89]&lt;&gt;&quot;&quot;;[Summary.H89]&lt;&gt;&quot;&quot;;[Summary.I89]&lt;&gt;&quot;&quot;);[Summary.A89];&quot;&quot;)">
            <text:p/>
          </table:table-cell>
        </table:table-row>
        <table:table-row table:style-name="ro3">
          <table:table-cell table:style-name="ce26" table:formula="of:=IF(AND([Summary.B90]&lt;&gt;&quot;&quot;; [Summary.C90]&lt;&gt;&quot;&quot;;[Summary.D90]&lt;&gt;&quot;&quot;;[Summary.E90]&lt;&gt;&quot;&quot;;[Summary.F90]&lt;&gt;&quot;&quot;;[Summary.G90]&lt;&gt;&quot;&quot;;[Summary.H90]&lt;&gt;&quot;&quot;;[Summary.I90]&lt;&gt;&quot;&quot;);[Summary.A90];&quot;&quot;)" office:value-type="string" office:string-value="CHECK">
            <text:p>CHECK</text:p>
          </table:table-cell>
        </table:table-row>
        <table:table-row table:style-name="ro3">
          <table:table-cell table:style-name="ce26" table:formula="of:=IF(AND([Summary.B91]&lt;&gt;&quot;&quot;; [Summary.C91]&lt;&gt;&quot;&quot;;[Summary.D91]&lt;&gt;&quot;&quot;;[Summary.E91]&lt;&gt;&quot;&quot;;[Summary.F91]&lt;&gt;&quot;&quot;;[Summary.G91]&lt;&gt;&quot;&quot;;[Summary.H91]&lt;&gt;&quot;&quot;;[Summary.I91]&lt;&gt;&quot;&quot;);[Summary.A91];&quot;&quot;)">
            <text:p/>
          </table:table-cell>
        </table:table-row>
        <table:table-row table:style-name="ro3">
          <table:table-cell table:style-name="ce26" table:formula="of:=IF(AND([Summary.B92]&lt;&gt;&quot;&quot;; [Summary.C92]&lt;&gt;&quot;&quot;;[Summary.D92]&lt;&gt;&quot;&quot;;[Summary.E92]&lt;&gt;&quot;&quot;;[Summary.F92]&lt;&gt;&quot;&quot;;[Summary.G92]&lt;&gt;&quot;&quot;;[Summary.H92]&lt;&gt;&quot;&quot;;[Summary.I92]&lt;&gt;&quot;&quot;);[Summary.A92];&quot;&quot;)">
            <text:p/>
          </table:table-cell>
        </table:table-row>
        <table:table-row table:style-name="ro3">
          <table:table-cell table:style-name="ce26" table:formula="of:=IF(AND([Summary.B93]&lt;&gt;&quot;&quot;; [Summary.C93]&lt;&gt;&quot;&quot;;[Summary.D93]&lt;&gt;&quot;&quot;;[Summary.E93]&lt;&gt;&quot;&quot;;[Summary.F93]&lt;&gt;&quot;&quot;;[Summary.G93]&lt;&gt;&quot;&quot;;[Summary.H93]&lt;&gt;&quot;&quot;;[Summary.I93]&lt;&gt;&quot;&quot;);[Summary.A93];&quot;&quot;)">
            <text:p/>
          </table:table-cell>
        </table:table-row>
        <table:table-row table:style-name="ro3">
          <table:table-cell table:style-name="ce26" table:formula="of:=IF(AND([Summary.B94]&lt;&gt;&quot;&quot;; [Summary.C94]&lt;&gt;&quot;&quot;;[Summary.D94]&lt;&gt;&quot;&quot;;[Summary.E94]&lt;&gt;&quot;&quot;;[Summary.F94]&lt;&gt;&quot;&quot;;[Summary.G94]&lt;&gt;&quot;&quot;;[Summary.H94]&lt;&gt;&quot;&quot;;[Summary.I94]&lt;&gt;&quot;&quot;);[Summary.A94];&quot;&quot;)">
            <text:p/>
          </table:table-cell>
        </table:table-row>
        <table:table-row table:style-name="ro2">
          <table:table-cell table:style-name="ce26" table:formula="of:=IF(AND([Summary.B95]&lt;&gt;&quot;&quot;; [Summary.C95]&lt;&gt;&quot;&quot;;[Summary.D95]&lt;&gt;&quot;&quot;;[Summary.E95]&lt;&gt;&quot;&quot;;[Summary.F95]&lt;&gt;&quot;&quot;;[Summary.G95]&lt;&gt;&quot;&quot;;[Summary.H95]&lt;&gt;&quot;&quot;;[Summary.I95]&lt;&gt;&quot;&quot;);[Summary.A95];&quot;&quot;)">
            <text:p/>
          </table:table-cell>
        </table:table-row>
        <table:table-row table:style-name="ro3">
          <table:table-cell table:style-name="ce26" table:formula="of:=IF(AND([Summary.B96]&lt;&gt;&quot;&quot;; [Summary.C96]&lt;&gt;&quot;&quot;;[Summary.D96]&lt;&gt;&quot;&quot;;[Summary.E96]&lt;&gt;&quot;&quot;;[Summary.F96]&lt;&gt;&quot;&quot;;[Summary.G96]&lt;&gt;&quot;&quot;;[Summary.H96]&lt;&gt;&quot;&quot;;[Summary.I96]&lt;&gt;&quot;&quot;);[Summary.A96];&quot;&quot;)">
            <text:p/>
          </table:table-cell>
        </table:table-row>
        <table:table-row table:style-name="ro3">
          <table:table-cell table:style-name="ce26" table:formula="of:=IF(AND([Summary.B97]&lt;&gt;&quot;&quot;; [Summary.C97]&lt;&gt;&quot;&quot;;[Summary.D97]&lt;&gt;&quot;&quot;;[Summary.E97]&lt;&gt;&quot;&quot;;[Summary.F97]&lt;&gt;&quot;&quot;;[Summary.G97]&lt;&gt;&quot;&quot;;[Summary.H97]&lt;&gt;&quot;&quot;;[Summary.I97]&lt;&gt;&quot;&quot;);[Summary.A97];&quot;&quot;)">
            <text:p/>
          </table:table-cell>
        </table:table-row>
        <table:table-row table:style-name="ro3">
          <table:table-cell table:style-name="ce26" table:formula="of:=IF(AND([Summary.B98]&lt;&gt;&quot;&quot;; [Summary.C98]&lt;&gt;&quot;&quot;;[Summary.D98]&lt;&gt;&quot;&quot;;[Summary.E98]&lt;&gt;&quot;&quot;;[Summary.F98]&lt;&gt;&quot;&quot;;[Summary.G98]&lt;&gt;&quot;&quot;;[Summary.H98]&lt;&gt;&quot;&quot;;[Summary.I98]&lt;&gt;&quot;&quot;);[Summary.A98];&quot;&quot;)">
            <text:p/>
          </table:table-cell>
        </table:table-row>
        <table:table-row table:style-name="ro3">
          <table:table-cell table:style-name="ce26" table:formula="of:=IF(AND([Summary.B99]&lt;&gt;&quot;&quot;; [Summary.C99]&lt;&gt;&quot;&quot;;[Summary.D99]&lt;&gt;&quot;&quot;;[Summary.E99]&lt;&gt;&quot;&quot;;[Summary.F99]&lt;&gt;&quot;&quot;;[Summary.G99]&lt;&gt;&quot;&quot;;[Summary.H99]&lt;&gt;&quot;&quot;;[Summary.I99]&lt;&gt;&quot;&quot;);[Summary.A99];&quot;&quot;)">
            <text:p/>
          </table:table-cell>
        </table:table-row>
        <table:table-row table:style-name="ro3">
          <table:table-cell table:style-name="ce26" table:formula="of:=IF(AND([Summary.B100]&lt;&gt;&quot;&quot;; [Summary.C100]&lt;&gt;&quot;&quot;;[Summary.D100]&lt;&gt;&quot;&quot;;[Summary.E100]&lt;&gt;&quot;&quot;;[Summary.F100]&lt;&gt;&quot;&quot;;[Summary.G100]&lt;&gt;&quot;&quot;;[Summary.H100]&lt;&gt;&quot;&quot;;[Summary.I100]&lt;&gt;&quot;&quot;);[Summary.A100];&quot;&quot;)" office:value-type="string" office:string-value="COLLATE">
            <text:p>COLLATE</text:p>
          </table:table-cell>
        </table:table-row>
        <table:table-row table:style-name="ro3">
          <table:table-cell table:style-name="ce26" table:formula="of:=IF(AND([Summary.B101]&lt;&gt;&quot;&quot;; [Summary.C101]&lt;&gt;&quot;&quot;;[Summary.D101]&lt;&gt;&quot;&quot;;[Summary.E101]&lt;&gt;&quot;&quot;;[Summary.F101]&lt;&gt;&quot;&quot;;[Summary.G101]&lt;&gt;&quot;&quot;;[Summary.H101]&lt;&gt;&quot;&quot;;[Summary.I101]&lt;&gt;&quot;&quot;);[Summary.A101];&quot;&quot;)">
            <text:p/>
          </table:table-cell>
        </table:table-row>
        <table:table-row table:style-name="ro3">
          <table:table-cell table:style-name="ce26" table:formula="of:=IF(AND([Summary.B102]&lt;&gt;&quot;&quot;; [Summary.C102]&lt;&gt;&quot;&quot;;[Summary.D102]&lt;&gt;&quot;&quot;;[Summary.E102]&lt;&gt;&quot;&quot;;[Summary.F102]&lt;&gt;&quot;&quot;;[Summary.G102]&lt;&gt;&quot;&quot;;[Summary.H102]&lt;&gt;&quot;&quot;;[Summary.I102]&lt;&gt;&quot;&quot;);[Summary.A102];&quot;&quot;)">
            <text:p/>
          </table:table-cell>
        </table:table-row>
        <table:table-row table:style-name="ro2">
          <table:table-cell table:style-name="ce26" table:formula="of:=IF(AND([Summary.B103]&lt;&gt;&quot;&quot;; [Summary.C103]&lt;&gt;&quot;&quot;;[Summary.D103]&lt;&gt;&quot;&quot;;[Summary.E103]&lt;&gt;&quot;&quot;;[Summary.F103]&lt;&gt;&quot;&quot;;[Summary.G103]&lt;&gt;&quot;&quot;;[Summary.H103]&lt;&gt;&quot;&quot;;[Summary.I103]&lt;&gt;&quot;&quot;);[Summary.A103];&quot;&quot;)">
            <text:p/>
          </table:table-cell>
        </table:table-row>
        <table:table-row table:style-name="ro3">
          <table:table-cell table:style-name="ce26" table:formula="of:=IF(AND([Summary.B104]&lt;&gt;&quot;&quot;; [Summary.C104]&lt;&gt;&quot;&quot;;[Summary.D104]&lt;&gt;&quot;&quot;;[Summary.E104]&lt;&gt;&quot;&quot;;[Summary.F104]&lt;&gt;&quot;&quot;;[Summary.G104]&lt;&gt;&quot;&quot;;[Summary.H104]&lt;&gt;&quot;&quot;;[Summary.I104]&lt;&gt;&quot;&quot;);[Summary.A104];&quot;&quot;)">
            <text:p/>
          </table:table-cell>
        </table:table-row>
        <table:table-row table:style-name="ro3">
          <table:table-cell table:style-name="ce26" table:formula="of:=IF(AND([Summary.B105]&lt;&gt;&quot;&quot;; [Summary.C105]&lt;&gt;&quot;&quot;;[Summary.D105]&lt;&gt;&quot;&quot;;[Summary.E105]&lt;&gt;&quot;&quot;;[Summary.F105]&lt;&gt;&quot;&quot;;[Summary.G105]&lt;&gt;&quot;&quot;;[Summary.H105]&lt;&gt;&quot;&quot;;[Summary.I105]&lt;&gt;&quot;&quot;);[Summary.A105];&quot;&quot;)">
            <text:p/>
          </table:table-cell>
        </table:table-row>
        <table:table-row table:style-name="ro3">
          <table:table-cell table:style-name="ce26" table:formula="of:=IF(AND([Summary.B106]&lt;&gt;&quot;&quot;; [Summary.C106]&lt;&gt;&quot;&quot;;[Summary.D106]&lt;&gt;&quot;&quot;;[Summary.E106]&lt;&gt;&quot;&quot;;[Summary.F106]&lt;&gt;&quot;&quot;;[Summary.G106]&lt;&gt;&quot;&quot;;[Summary.H106]&lt;&gt;&quot;&quot;;[Summary.I106]&lt;&gt;&quot;&quot;);[Summary.A106];&quot;&quot;)" office:value-type="string" office:string-value="COLUMN">
            <text:p>COLUMN</text:p>
          </table:table-cell>
        </table:table-row>
        <table:table-row table:style-name="ro3">
          <table:table-cell table:style-name="ce26" table:formula="of:=IF(AND([Summary.B107]&lt;&gt;&quot;&quot;; [Summary.C107]&lt;&gt;&quot;&quot;;[Summary.D107]&lt;&gt;&quot;&quot;;[Summary.E107]&lt;&gt;&quot;&quot;;[Summary.F107]&lt;&gt;&quot;&quot;;[Summary.G107]&lt;&gt;&quot;&quot;;[Summary.H107]&lt;&gt;&quot;&quot;;[Summary.I107]&lt;&gt;&quot;&quot;);[Summary.A107];&quot;&quot;)">
            <text:p/>
          </table:table-cell>
        </table:table-row>
        <table:table-row table:style-name="ro3">
          <table:table-cell table:style-name="ce26" table:formula="of:=IF(AND([Summary.B108]&lt;&gt;&quot;&quot;; [Summary.C108]&lt;&gt;&quot;&quot;;[Summary.D108]&lt;&gt;&quot;&quot;;[Summary.E108]&lt;&gt;&quot;&quot;;[Summary.F108]&lt;&gt;&quot;&quot;;[Summary.G108]&lt;&gt;&quot;&quot;;[Summary.H108]&lt;&gt;&quot;&quot;;[Summary.I108]&lt;&gt;&quot;&quot;);[Summary.A108];&quot;&quot;)">
            <text:p/>
          </table:table-cell>
        </table:table-row>
        <table:table-row table:style-name="ro3">
          <table:table-cell table:style-name="ce26" table:formula="of:=IF(AND([Summary.B109]&lt;&gt;&quot;&quot;; [Summary.C109]&lt;&gt;&quot;&quot;;[Summary.D109]&lt;&gt;&quot;&quot;;[Summary.E109]&lt;&gt;&quot;&quot;;[Summary.F109]&lt;&gt;&quot;&quot;;[Summary.G109]&lt;&gt;&quot;&quot;;[Summary.H109]&lt;&gt;&quot;&quot;;[Summary.I109]&lt;&gt;&quot;&quot;);[Summary.A109];&quot;&quot;)">
            <text:p/>
          </table:table-cell>
        </table:table-row>
        <table:table-row table:style-name="ro3">
          <table:table-cell table:style-name="ce26" table:formula="of:=IF(AND([Summary.B110]&lt;&gt;&quot;&quot;; [Summary.C110]&lt;&gt;&quot;&quot;;[Summary.D110]&lt;&gt;&quot;&quot;;[Summary.E110]&lt;&gt;&quot;&quot;;[Summary.F110]&lt;&gt;&quot;&quot;;[Summary.G110]&lt;&gt;&quot;&quot;;[Summary.H110]&lt;&gt;&quot;&quot;;[Summary.I110]&lt;&gt;&quot;&quot;);[Summary.A110];&quot;&quot;)">
            <text:p/>
          </table:table-cell>
        </table:table-row>
        <table:table-row table:style-name="ro3">
          <table:table-cell table:style-name="ce26" table:formula="of:=IF(AND([Summary.B111]&lt;&gt;&quot;&quot;; [Summary.C111]&lt;&gt;&quot;&quot;;[Summary.D111]&lt;&gt;&quot;&quot;;[Summary.E111]&lt;&gt;&quot;&quot;;[Summary.F111]&lt;&gt;&quot;&quot;;[Summary.G111]&lt;&gt;&quot;&quot;;[Summary.H111]&lt;&gt;&quot;&quot;;[Summary.I111]&lt;&gt;&quot;&quot;);[Summary.A111];&quot;&quot;)">
            <text:p/>
          </table:table-cell>
        </table:table-row>
        <table:table-row table:style-name="ro3">
          <table:table-cell table:style-name="ce26" table:formula="of:=IF(AND([Summary.B112]&lt;&gt;&quot;&quot;; [Summary.C112]&lt;&gt;&quot;&quot;;[Summary.D112]&lt;&gt;&quot;&quot;;[Summary.E112]&lt;&gt;&quot;&quot;;[Summary.F112]&lt;&gt;&quot;&quot;;[Summary.G112]&lt;&gt;&quot;&quot;;[Summary.H112]&lt;&gt;&quot;&quot;;[Summary.I112]&lt;&gt;&quot;&quot;);[Summary.A112];&quot;&quot;)">
            <text:p/>
          </table:table-cell>
        </table:table-row>
        <table:table-row table:style-name="ro3">
          <table:table-cell table:style-name="ce26" table:formula="of:=IF(AND([Summary.B113]&lt;&gt;&quot;&quot;; [Summary.C113]&lt;&gt;&quot;&quot;;[Summary.D113]&lt;&gt;&quot;&quot;;[Summary.E113]&lt;&gt;&quot;&quot;;[Summary.F113]&lt;&gt;&quot;&quot;;[Summary.G113]&lt;&gt;&quot;&quot;;[Summary.H113]&lt;&gt;&quot;&quot;;[Summary.I113]&lt;&gt;&quot;&quot;);[Summary.A113];&quot;&quot;)">
            <text:p/>
          </table:table-cell>
        </table:table-row>
        <table:table-row table:style-name="ro3">
          <table:table-cell table:style-name="ce26" table:formula="of:=IF(AND([Summary.B114]&lt;&gt;&quot;&quot;; [Summary.C114]&lt;&gt;&quot;&quot;;[Summary.D114]&lt;&gt;&quot;&quot;;[Summary.E114]&lt;&gt;&quot;&quot;;[Summary.F114]&lt;&gt;&quot;&quot;;[Summary.G114]&lt;&gt;&quot;&quot;;[Summary.H114]&lt;&gt;&quot;&quot;;[Summary.I114]&lt;&gt;&quot;&quot;);[Summary.A114];&quot;&quot;)">
            <text:p/>
          </table:table-cell>
        </table:table-row>
        <table:table-row table:style-name="ro2">
          <table:table-cell table:style-name="ce26" table:formula="of:=IF(AND([Summary.B115]&lt;&gt;&quot;&quot;; [Summary.C115]&lt;&gt;&quot;&quot;;[Summary.D115]&lt;&gt;&quot;&quot;;[Summary.E115]&lt;&gt;&quot;&quot;;[Summary.F115]&lt;&gt;&quot;&quot;;[Summary.G115]&lt;&gt;&quot;&quot;;[Summary.H115]&lt;&gt;&quot;&quot;;[Summary.I115]&lt;&gt;&quot;&quot;);[Summary.A115];&quot;&quot;)">
            <text:p/>
          </table:table-cell>
        </table:table-row>
        <table:table-row table:style-name="ro3">
          <table:table-cell table:style-name="ce26" table:formula="of:=IF(AND([Summary.B116]&lt;&gt;&quot;&quot;; [Summary.C116]&lt;&gt;&quot;&quot;;[Summary.D116]&lt;&gt;&quot;&quot;;[Summary.E116]&lt;&gt;&quot;&quot;;[Summary.F116]&lt;&gt;&quot;&quot;;[Summary.G116]&lt;&gt;&quot;&quot;;[Summary.H116]&lt;&gt;&quot;&quot;;[Summary.I116]&lt;&gt;&quot;&quot;);[Summary.A116];&quot;&quot;)">
            <text:p/>
          </table:table-cell>
        </table:table-row>
        <table:table-row table:style-name="ro3">
          <table:table-cell table:style-name="ce26" table:formula="of:=IF(AND([Summary.B117]&lt;&gt;&quot;&quot;; [Summary.C117]&lt;&gt;&quot;&quot;;[Summary.D117]&lt;&gt;&quot;&quot;;[Summary.E117]&lt;&gt;&quot;&quot;;[Summary.F117]&lt;&gt;&quot;&quot;;[Summary.G117]&lt;&gt;&quot;&quot;;[Summary.H117]&lt;&gt;&quot;&quot;;[Summary.I117]&lt;&gt;&quot;&quot;);[Summary.A117];&quot;&quot;)">
            <text:p/>
          </table:table-cell>
        </table:table-row>
        <table:table-row table:style-name="ro3">
          <table:table-cell table:style-name="ce26" table:formula="of:=IF(AND([Summary.B118]&lt;&gt;&quot;&quot;; [Summary.C118]&lt;&gt;&quot;&quot;;[Summary.D118]&lt;&gt;&quot;&quot;;[Summary.E118]&lt;&gt;&quot;&quot;;[Summary.F118]&lt;&gt;&quot;&quot;;[Summary.G118]&lt;&gt;&quot;&quot;;[Summary.H118]&lt;&gt;&quot;&quot;;[Summary.I118]&lt;&gt;&quot;&quot;);[Summary.A118];&quot;&quot;)">
            <text:p/>
          </table:table-cell>
        </table:table-row>
        <table:table-row table:style-name="ro3">
          <table:table-cell table:style-name="ce26" table:formula="of:=IF(AND([Summary.B119]&lt;&gt;&quot;&quot;; [Summary.C119]&lt;&gt;&quot;&quot;;[Summary.D119]&lt;&gt;&quot;&quot;;[Summary.E119]&lt;&gt;&quot;&quot;;[Summary.F119]&lt;&gt;&quot;&quot;;[Summary.G119]&lt;&gt;&quot;&quot;;[Summary.H119]&lt;&gt;&quot;&quot;;[Summary.I119]&lt;&gt;&quot;&quot;);[Summary.A119];&quot;&quot;)">
            <text:p/>
          </table:table-cell>
        </table:table-row>
        <table:table-row table:style-name="ro3">
          <table:table-cell table:style-name="ce26" table:formula="of:=IF(AND([Summary.B120]&lt;&gt;&quot;&quot;; [Summary.C120]&lt;&gt;&quot;&quot;;[Summary.D120]&lt;&gt;&quot;&quot;;[Summary.E120]&lt;&gt;&quot;&quot;;[Summary.F120]&lt;&gt;&quot;&quot;;[Summary.G120]&lt;&gt;&quot;&quot;;[Summary.H120]&lt;&gt;&quot;&quot;;[Summary.I120]&lt;&gt;&quot;&quot;);[Summary.A120];&quot;&quot;)">
            <text:p/>
          </table:table-cell>
        </table:table-row>
        <table:table-row table:style-name="ro3">
          <table:table-cell table:style-name="ce26" table:formula="of:=IF(AND([Summary.B121]&lt;&gt;&quot;&quot;; [Summary.C121]&lt;&gt;&quot;&quot;;[Summary.D121]&lt;&gt;&quot;&quot;;[Summary.E121]&lt;&gt;&quot;&quot;;[Summary.F121]&lt;&gt;&quot;&quot;;[Summary.G121]&lt;&gt;&quot;&quot;;[Summary.H121]&lt;&gt;&quot;&quot;;[Summary.I121]&lt;&gt;&quot;&quot;);[Summary.A121];&quot;&quot;)">
            <text:p/>
          </table:table-cell>
        </table:table-row>
        <table:table-row table:style-name="ro3">
          <table:table-cell table:style-name="ce26" table:formula="of:=IF(AND([Summary.B122]&lt;&gt;&quot;&quot;; [Summary.C122]&lt;&gt;&quot;&quot;;[Summary.D122]&lt;&gt;&quot;&quot;;[Summary.E122]&lt;&gt;&quot;&quot;;[Summary.F122]&lt;&gt;&quot;&quot;;[Summary.G122]&lt;&gt;&quot;&quot;;[Summary.H122]&lt;&gt;&quot;&quot;;[Summary.I122]&lt;&gt;&quot;&quot;);[Summary.A122];&quot;&quot;)">
            <text:p/>
          </table:table-cell>
        </table:table-row>
        <table:table-row table:style-name="ro3">
          <table:table-cell table:style-name="ce26" table:formula="of:=IF(AND([Summary.B123]&lt;&gt;&quot;&quot;; [Summary.C123]&lt;&gt;&quot;&quot;;[Summary.D123]&lt;&gt;&quot;&quot;;[Summary.E123]&lt;&gt;&quot;&quot;;[Summary.F123]&lt;&gt;&quot;&quot;;[Summary.G123]&lt;&gt;&quot;&quot;;[Summary.H123]&lt;&gt;&quot;&quot;;[Summary.I123]&lt;&gt;&quot;&quot;);[Summary.A123];&quot;&quot;)">
            <text:p/>
          </table:table-cell>
        </table:table-row>
        <table:table-row table:style-name="ro3">
          <table:table-cell table:style-name="ce26" table:formula="of:=IF(AND([Summary.B124]&lt;&gt;&quot;&quot;; [Summary.C124]&lt;&gt;&quot;&quot;;[Summary.D124]&lt;&gt;&quot;&quot;;[Summary.E124]&lt;&gt;&quot;&quot;;[Summary.F124]&lt;&gt;&quot;&quot;;[Summary.G124]&lt;&gt;&quot;&quot;;[Summary.H124]&lt;&gt;&quot;&quot;;[Summary.I124]&lt;&gt;&quot;&quot;);[Summary.A124];&quot;&quot;)" office:value-type="string" office:string-value="CONSTRAINT">
            <text:p>CONSTRAINT</text:p>
          </table:table-cell>
        </table:table-row>
        <table:table-row table:style-name="ro3">
          <table:table-cell table:style-name="ce26" table:formula="of:=IF(AND([Summary.B125]&lt;&gt;&quot;&quot;; [Summary.C125]&lt;&gt;&quot;&quot;;[Summary.D125]&lt;&gt;&quot;&quot;;[Summary.E125]&lt;&gt;&quot;&quot;;[Summary.F125]&lt;&gt;&quot;&quot;;[Summary.G125]&lt;&gt;&quot;&quot;;[Summary.H125]&lt;&gt;&quot;&quot;;[Summary.I125]&lt;&gt;&quot;&quot;);[Summary.A125];&quot;&quot;)">
            <text:p/>
          </table:table-cell>
        </table:table-row>
        <table:table-row table:style-name="ro3">
          <table:table-cell table:style-name="ce26" table:formula="of:=IF(AND([Summary.B126]&lt;&gt;&quot;&quot;; [Summary.C126]&lt;&gt;&quot;&quot;;[Summary.D126]&lt;&gt;&quot;&quot;;[Summary.E126]&lt;&gt;&quot;&quot;;[Summary.F126]&lt;&gt;&quot;&quot;;[Summary.G126]&lt;&gt;&quot;&quot;;[Summary.H126]&lt;&gt;&quot;&quot;;[Summary.I126]&lt;&gt;&quot;&quot;);[Summary.A126];&quot;&quot;)">
            <text:p/>
          </table:table-cell>
        </table:table-row>
        <table:table-row table:style-name="ro3">
          <table:table-cell table:style-name="ce26" table:formula="of:=IF(AND([Summary.B127]&lt;&gt;&quot;&quot;; [Summary.C127]&lt;&gt;&quot;&quot;;[Summary.D127]&lt;&gt;&quot;&quot;;[Summary.E127]&lt;&gt;&quot;&quot;;[Summary.F127]&lt;&gt;&quot;&quot;;[Summary.G127]&lt;&gt;&quot;&quot;;[Summary.H127]&lt;&gt;&quot;&quot;;[Summary.I127]&lt;&gt;&quot;&quot;);[Summary.A127];&quot;&quot;)">
            <text:p/>
          </table:table-cell>
        </table:table-row>
        <table:table-row table:style-name="ro3">
          <table:table-cell table:style-name="ce26" table:formula="of:=IF(AND([Summary.B128]&lt;&gt;&quot;&quot;; [Summary.C128]&lt;&gt;&quot;&quot;;[Summary.D128]&lt;&gt;&quot;&quot;;[Summary.E128]&lt;&gt;&quot;&quot;;[Summary.F128]&lt;&gt;&quot;&quot;;[Summary.G128]&lt;&gt;&quot;&quot;;[Summary.H128]&lt;&gt;&quot;&quot;;[Summary.I128]&lt;&gt;&quot;&quot;);[Summary.A128];&quot;&quot;)">
            <text:p/>
          </table:table-cell>
        </table:table-row>
        <table:table-row table:style-name="ro3">
          <table:table-cell table:style-name="ce26" table:formula="of:=IF(AND([Summary.B129]&lt;&gt;&quot;&quot;; [Summary.C129]&lt;&gt;&quot;&quot;;[Summary.D129]&lt;&gt;&quot;&quot;;[Summary.E129]&lt;&gt;&quot;&quot;;[Summary.F129]&lt;&gt;&quot;&quot;;[Summary.G129]&lt;&gt;&quot;&quot;;[Summary.H129]&lt;&gt;&quot;&quot;;[Summary.I129]&lt;&gt;&quot;&quot;);[Summary.A129];&quot;&quot;)">
            <text:p/>
          </table:table-cell>
        </table:table-row>
        <table:table-row table:style-name="ro3">
          <table:table-cell table:style-name="ce26" table:formula="of:=IF(AND([Summary.B130]&lt;&gt;&quot;&quot;; [Summary.C130]&lt;&gt;&quot;&quot;;[Summary.D130]&lt;&gt;&quot;&quot;;[Summary.E130]&lt;&gt;&quot;&quot;;[Summary.F130]&lt;&gt;&quot;&quot;;[Summary.G130]&lt;&gt;&quot;&quot;;[Summary.H130]&lt;&gt;&quot;&quot;;[Summary.I130]&lt;&gt;&quot;&quot;);[Summary.A130];&quot;&quot;)">
            <text:p/>
          </table:table-cell>
        </table:table-row>
        <table:table-row table:style-name="ro3">
          <table:table-cell table:style-name="ce26" table:formula="of:=IF(AND([Summary.B131]&lt;&gt;&quot;&quot;; [Summary.C131]&lt;&gt;&quot;&quot;;[Summary.D131]&lt;&gt;&quot;&quot;;[Summary.E131]&lt;&gt;&quot;&quot;;[Summary.F131]&lt;&gt;&quot;&quot;;[Summary.G131]&lt;&gt;&quot;&quot;;[Summary.H131]&lt;&gt;&quot;&quot;;[Summary.I131]&lt;&gt;&quot;&quot;);[Summary.A131];&quot;&quot;)">
            <text:p/>
          </table:table-cell>
        </table:table-row>
        <table:table-row table:style-name="ro3">
          <table:table-cell table:style-name="ce26" table:formula="of:=IF(AND([Summary.B132]&lt;&gt;&quot;&quot;; [Summary.C132]&lt;&gt;&quot;&quot;;[Summary.D132]&lt;&gt;&quot;&quot;;[Summary.E132]&lt;&gt;&quot;&quot;;[Summary.F132]&lt;&gt;&quot;&quot;;[Summary.G132]&lt;&gt;&quot;&quot;;[Summary.H132]&lt;&gt;&quot;&quot;;[Summary.I132]&lt;&gt;&quot;&quot;);[Summary.A132];&quot;&quot;)">
            <text:p/>
          </table:table-cell>
        </table:table-row>
        <table:table-row table:style-name="ro3">
          <table:table-cell table:style-name="ce26" table:formula="of:=IF(AND([Summary.B133]&lt;&gt;&quot;&quot;; [Summary.C133]&lt;&gt;&quot;&quot;;[Summary.D133]&lt;&gt;&quot;&quot;;[Summary.E133]&lt;&gt;&quot;&quot;;[Summary.F133]&lt;&gt;&quot;&quot;;[Summary.G133]&lt;&gt;&quot;&quot;;[Summary.H133]&lt;&gt;&quot;&quot;;[Summary.I133]&lt;&gt;&quot;&quot;);[Summary.A133];&quot;&quot;)">
            <text:p/>
          </table:table-cell>
        </table:table-row>
        <table:table-row table:style-name="ro2">
          <table:table-cell table:style-name="ce26" table:formula="of:=IF(AND([Summary.B134]&lt;&gt;&quot;&quot;; [Summary.C134]&lt;&gt;&quot;&quot;;[Summary.D134]&lt;&gt;&quot;&quot;;[Summary.E134]&lt;&gt;&quot;&quot;;[Summary.F134]&lt;&gt;&quot;&quot;;[Summary.G134]&lt;&gt;&quot;&quot;;[Summary.H134]&lt;&gt;&quot;&quot;;[Summary.I134]&lt;&gt;&quot;&quot;);[Summary.A134];&quot;&quot;)">
            <text:p/>
          </table:table-cell>
        </table:table-row>
        <table:table-row table:style-name="ro3">
          <table:table-cell table:style-name="ce26" table:formula="of:=IF(AND([Summary.B135]&lt;&gt;&quot;&quot;; [Summary.C135]&lt;&gt;&quot;&quot;;[Summary.D135]&lt;&gt;&quot;&quot;;[Summary.E135]&lt;&gt;&quot;&quot;;[Summary.F135]&lt;&gt;&quot;&quot;;[Summary.G135]&lt;&gt;&quot;&quot;;[Summary.H135]&lt;&gt;&quot;&quot;;[Summary.I135]&lt;&gt;&quot;&quot;);[Summary.A135];&quot;&quot;)">
            <text:p/>
          </table:table-cell>
        </table:table-row>
        <table:table-row table:style-name="ro3">
          <table:table-cell table:style-name="ce26" table:formula="of:=IF(AND([Summary.B136]&lt;&gt;&quot;&quot;; [Summary.C136]&lt;&gt;&quot;&quot;;[Summary.D136]&lt;&gt;&quot;&quot;;[Summary.E136]&lt;&gt;&quot;&quot;;[Summary.F136]&lt;&gt;&quot;&quot;;[Summary.G136]&lt;&gt;&quot;&quot;;[Summary.H136]&lt;&gt;&quot;&quot;;[Summary.I136]&lt;&gt;&quot;&quot;);[Summary.A136];&quot;&quot;)">
            <text:p/>
          </table:table-cell>
        </table:table-row>
        <table:table-row table:style-name="ro3">
          <table:table-cell table:style-name="ce26" table:formula="of:=IF(AND([Summary.B137]&lt;&gt;&quot;&quot;; [Summary.C137]&lt;&gt;&quot;&quot;;[Summary.D137]&lt;&gt;&quot;&quot;;[Summary.E137]&lt;&gt;&quot;&quot;;[Summary.F137]&lt;&gt;&quot;&quot;;[Summary.G137]&lt;&gt;&quot;&quot;;[Summary.H137]&lt;&gt;&quot;&quot;;[Summary.I137]&lt;&gt;&quot;&quot;);[Summary.A137];&quot;&quot;)">
            <text:p/>
          </table:table-cell>
        </table:table-row>
        <table:table-row table:style-name="ro3">
          <table:table-cell table:style-name="ce26" table:formula="of:=IF(AND([Summary.B138]&lt;&gt;&quot;&quot;; [Summary.C138]&lt;&gt;&quot;&quot;;[Summary.D138]&lt;&gt;&quot;&quot;;[Summary.E138]&lt;&gt;&quot;&quot;;[Summary.F138]&lt;&gt;&quot;&quot;;[Summary.G138]&lt;&gt;&quot;&quot;;[Summary.H138]&lt;&gt;&quot;&quot;;[Summary.I138]&lt;&gt;&quot;&quot;);[Summary.A138];&quot;&quot;)">
            <text:p/>
          </table:table-cell>
        </table:table-row>
        <table:table-row table:style-name="ro3">
          <table:table-cell table:style-name="ce26" table:formula="of:=IF(AND([Summary.B139]&lt;&gt;&quot;&quot;; [Summary.C139]&lt;&gt;&quot;&quot;;[Summary.D139]&lt;&gt;&quot;&quot;;[Summary.E139]&lt;&gt;&quot;&quot;;[Summary.F139]&lt;&gt;&quot;&quot;;[Summary.G139]&lt;&gt;&quot;&quot;;[Summary.H139]&lt;&gt;&quot;&quot;;[Summary.I139]&lt;&gt;&quot;&quot;);[Summary.A139];&quot;&quot;)">
            <text:p/>
          </table:table-cell>
        </table:table-row>
        <table:table-row table:style-name="ro3">
          <table:table-cell table:style-name="ce26" table:formula="of:=IF(AND([Summary.B140]&lt;&gt;&quot;&quot;; [Summary.C140]&lt;&gt;&quot;&quot;;[Summary.D140]&lt;&gt;&quot;&quot;;[Summary.E140]&lt;&gt;&quot;&quot;;[Summary.F140]&lt;&gt;&quot;&quot;;[Summary.G140]&lt;&gt;&quot;&quot;;[Summary.H140]&lt;&gt;&quot;&quot;;[Summary.I140]&lt;&gt;&quot;&quot;);[Summary.A140];&quot;&quot;)">
            <text:p/>
          </table:table-cell>
        </table:table-row>
        <table:table-row table:style-name="ro3">
          <table:table-cell table:style-name="ce26" table:formula="of:=IF(AND([Summary.B141]&lt;&gt;&quot;&quot;; [Summary.C141]&lt;&gt;&quot;&quot;;[Summary.D141]&lt;&gt;&quot;&quot;;[Summary.E141]&lt;&gt;&quot;&quot;;[Summary.F141]&lt;&gt;&quot;&quot;;[Summary.G141]&lt;&gt;&quot;&quot;;[Summary.H141]&lt;&gt;&quot;&quot;;[Summary.I141]&lt;&gt;&quot;&quot;);[Summary.A141];&quot;&quot;)">
            <text:p/>
          </table:table-cell>
        </table:table-row>
        <table:table-row table:style-name="ro2">
          <table:table-cell table:style-name="ce26" table:formula="of:=IF(AND([Summary.B142]&lt;&gt;&quot;&quot;; [Summary.C142]&lt;&gt;&quot;&quot;;[Summary.D142]&lt;&gt;&quot;&quot;;[Summary.E142]&lt;&gt;&quot;&quot;;[Summary.F142]&lt;&gt;&quot;&quot;;[Summary.G142]&lt;&gt;&quot;&quot;;[Summary.H142]&lt;&gt;&quot;&quot;;[Summary.I142]&lt;&gt;&quot;&quot;);[Summary.A142];&quot;&quot;)">
            <text:p/>
          </table:table-cell>
        </table:table-row>
        <table:table-row table:style-name="ro3">
          <table:table-cell table:style-name="ce26" table:formula="of:=IF(AND([Summary.B143]&lt;&gt;&quot;&quot;; [Summary.C143]&lt;&gt;&quot;&quot;;[Summary.D143]&lt;&gt;&quot;&quot;;[Summary.E143]&lt;&gt;&quot;&quot;;[Summary.F143]&lt;&gt;&quot;&quot;;[Summary.G143]&lt;&gt;&quot;&quot;;[Summary.H143]&lt;&gt;&quot;&quot;;[Summary.I143]&lt;&gt;&quot;&quot;);[Summary.A143];&quot;&quot;)">
            <text:p/>
          </table:table-cell>
        </table:table-row>
        <table:table-row table:style-name="ro3">
          <table:table-cell table:style-name="ce26" table:formula="of:=IF(AND([Summary.B144]&lt;&gt;&quot;&quot;; [Summary.C144]&lt;&gt;&quot;&quot;;[Summary.D144]&lt;&gt;&quot;&quot;;[Summary.E144]&lt;&gt;&quot;&quot;;[Summary.F144]&lt;&gt;&quot;&quot;;[Summary.G144]&lt;&gt;&quot;&quot;;[Summary.H144]&lt;&gt;&quot;&quot;;[Summary.I144]&lt;&gt;&quot;&quot;);[Summary.A144];&quot;&quot;)">
            <text:p/>
          </table:table-cell>
        </table:table-row>
        <table:table-row table:style-name="ro3">
          <table:table-cell table:style-name="ce26" table:formula="of:=IF(AND([Summary.B145]&lt;&gt;&quot;&quot;; [Summary.C145]&lt;&gt;&quot;&quot;;[Summary.D145]&lt;&gt;&quot;&quot;;[Summary.E145]&lt;&gt;&quot;&quot;;[Summary.F145]&lt;&gt;&quot;&quot;;[Summary.G145]&lt;&gt;&quot;&quot;;[Summary.H145]&lt;&gt;&quot;&quot;;[Summary.I145]&lt;&gt;&quot;&quot;);[Summary.A145];&quot;&quot;)" office:value-type="string" office:string-value="CREATE">
            <text:p>CREATE</text:p>
          </table:table-cell>
        </table:table-row>
        <table:table-row table:style-name="ro3">
          <table:table-cell table:style-name="ce26" table:formula="of:=IF(AND([Summary.B146]&lt;&gt;&quot;&quot;; [Summary.C146]&lt;&gt;&quot;&quot;;[Summary.D146]&lt;&gt;&quot;&quot;;[Summary.E146]&lt;&gt;&quot;&quot;;[Summary.F146]&lt;&gt;&quot;&quot;;[Summary.G146]&lt;&gt;&quot;&quot;;[Summary.H146]&lt;&gt;&quot;&quot;;[Summary.I146]&lt;&gt;&quot;&quot;);[Summary.A146];&quot;&quot;)" office:value-type="string" office:string-value="CROSS">
            <text:p>CROSS</text:p>
          </table:table-cell>
        </table:table-row>
        <table:table-row table:style-name="ro3">
          <table:table-cell table:style-name="ce26" table:formula="of:=IF(AND([Summary.B147]&lt;&gt;&quot;&quot;; [Summary.C147]&lt;&gt;&quot;&quot;;[Summary.D147]&lt;&gt;&quot;&quot;;[Summary.E147]&lt;&gt;&quot;&quot;;[Summary.F147]&lt;&gt;&quot;&quot;;[Summary.G147]&lt;&gt;&quot;&quot;;[Summary.H147]&lt;&gt;&quot;&quot;;[Summary.I147]&lt;&gt;&quot;&quot;);[Summary.A147];&quot;&quot;)">
            <text:p/>
          </table:table-cell>
        </table:table-row>
        <table:table-row table:style-name="ro3">
          <table:table-cell table:style-name="ce26" table:formula="of:=IF(AND([Summary.B148]&lt;&gt;&quot;&quot;; [Summary.C148]&lt;&gt;&quot;&quot;;[Summary.D148]&lt;&gt;&quot;&quot;;[Summary.E148]&lt;&gt;&quot;&quot;;[Summary.F148]&lt;&gt;&quot;&quot;;[Summary.G148]&lt;&gt;&quot;&quot;;[Summary.H148]&lt;&gt;&quot;&quot;;[Summary.I148]&lt;&gt;&quot;&quot;);[Summary.A148];&quot;&quot;)">
            <text:p/>
          </table:table-cell>
        </table:table-row>
        <table:table-row table:style-name="ro3">
          <table:table-cell table:style-name="ce26" table:formula="of:=IF(AND([Summary.B149]&lt;&gt;&quot;&quot;; [Summary.C149]&lt;&gt;&quot;&quot;;[Summary.D149]&lt;&gt;&quot;&quot;;[Summary.E149]&lt;&gt;&quot;&quot;;[Summary.F149]&lt;&gt;&quot;&quot;;[Summary.G149]&lt;&gt;&quot;&quot;;[Summary.H149]&lt;&gt;&quot;&quot;;[Summary.I149]&lt;&gt;&quot;&quot;);[Summary.A149];&quot;&quot;)">
            <text:p/>
          </table:table-cell>
        </table:table-row>
        <table:table-row table:style-name="ro3">
          <table:table-cell table:style-name="ce26" table:formula="of:=IF(AND([Summary.B150]&lt;&gt;&quot;&quot;; [Summary.C150]&lt;&gt;&quot;&quot;;[Summary.D150]&lt;&gt;&quot;&quot;;[Summary.E150]&lt;&gt;&quot;&quot;;[Summary.F150]&lt;&gt;&quot;&quot;;[Summary.G150]&lt;&gt;&quot;&quot;;[Summary.H150]&lt;&gt;&quot;&quot;;[Summary.I150]&lt;&gt;&quot;&quot;);[Summary.A150];&quot;&quot;)">
            <text:p/>
          </table:table-cell>
        </table:table-row>
        <table:table-row table:style-name="ro3">
          <table:table-cell table:style-name="ce26" table:formula="of:=IF(AND([Summary.B151]&lt;&gt;&quot;&quot;; [Summary.C151]&lt;&gt;&quot;&quot;;[Summary.D151]&lt;&gt;&quot;&quot;;[Summary.E151]&lt;&gt;&quot;&quot;;[Summary.F151]&lt;&gt;&quot;&quot;;[Summary.G151]&lt;&gt;&quot;&quot;;[Summary.H151]&lt;&gt;&quot;&quot;;[Summary.I151]&lt;&gt;&quot;&quot;);[Summary.A151];&quot;&quot;)">
            <text:p/>
          </table:table-cell>
        </table:table-row>
        <table:table-row table:style-name="ro3">
          <table:table-cell table:style-name="ce26" table:formula="of:=IF(AND([Summary.B152]&lt;&gt;&quot;&quot;; [Summary.C152]&lt;&gt;&quot;&quot;;[Summary.D152]&lt;&gt;&quot;&quot;;[Summary.E152]&lt;&gt;&quot;&quot;;[Summary.F152]&lt;&gt;&quot;&quot;;[Summary.G152]&lt;&gt;&quot;&quot;;[Summary.H152]&lt;&gt;&quot;&quot;;[Summary.I152]&lt;&gt;&quot;&quot;);[Summary.A152];&quot;&quot;)" office:value-type="string" office:string-value="CURRENT_DATE">
            <text:p>CURRENT_DATE</text:p>
          </table:table-cell>
        </table:table-row>
        <table:table-row table:style-name="ro3">
          <table:table-cell table:style-name="ce26" table:formula="of:=IF(AND([Summary.B153]&lt;&gt;&quot;&quot;; [Summary.C153]&lt;&gt;&quot;&quot;;[Summary.D153]&lt;&gt;&quot;&quot;;[Summary.E153]&lt;&gt;&quot;&quot;;[Summary.F153]&lt;&gt;&quot;&quot;;[Summary.G153]&lt;&gt;&quot;&quot;;[Summary.H153]&lt;&gt;&quot;&quot;;[Summary.I153]&lt;&gt;&quot;&quot;);[Summary.A153];&quot;&quot;)">
            <text:p/>
          </table:table-cell>
        </table:table-row>
        <table:table-row table:style-name="ro3">
          <table:table-cell table:style-name="ce26" table:formula="of:=IF(AND([Summary.B154]&lt;&gt;&quot;&quot;; [Summary.C154]&lt;&gt;&quot;&quot;;[Summary.D154]&lt;&gt;&quot;&quot;;[Summary.E154]&lt;&gt;&quot;&quot;;[Summary.F154]&lt;&gt;&quot;&quot;;[Summary.G154]&lt;&gt;&quot;&quot;;[Summary.H154]&lt;&gt;&quot;&quot;;[Summary.I154]&lt;&gt;&quot;&quot;);[Summary.A154];&quot;&quot;)">
            <text:p/>
          </table:table-cell>
        </table:table-row>
        <table:table-row table:style-name="ro3">
          <table:table-cell table:style-name="ce26" table:formula="of:=IF(AND([Summary.B155]&lt;&gt;&quot;&quot;; [Summary.C155]&lt;&gt;&quot;&quot;;[Summary.D155]&lt;&gt;&quot;&quot;;[Summary.E155]&lt;&gt;&quot;&quot;;[Summary.F155]&lt;&gt;&quot;&quot;;[Summary.G155]&lt;&gt;&quot;&quot;;[Summary.H155]&lt;&gt;&quot;&quot;;[Summary.I155]&lt;&gt;&quot;&quot;);[Summary.A155];&quot;&quot;)">
            <text:p/>
          </table:table-cell>
        </table:table-row>
        <table:table-row table:style-name="ro3">
          <table:table-cell table:style-name="ce26" table:formula="of:=IF(AND([Summary.B156]&lt;&gt;&quot;&quot;; [Summary.C156]&lt;&gt;&quot;&quot;;[Summary.D156]&lt;&gt;&quot;&quot;;[Summary.E156]&lt;&gt;&quot;&quot;;[Summary.F156]&lt;&gt;&quot;&quot;;[Summary.G156]&lt;&gt;&quot;&quot;;[Summary.H156]&lt;&gt;&quot;&quot;;[Summary.I156]&lt;&gt;&quot;&quot;);[Summary.A156];&quot;&quot;)">
            <text:p/>
          </table:table-cell>
        </table:table-row>
        <table:table-row table:style-name="ro3">
          <table:table-cell table:style-name="ce26" table:formula="of:=IF(AND([Summary.B157]&lt;&gt;&quot;&quot;; [Summary.C157]&lt;&gt;&quot;&quot;;[Summary.D157]&lt;&gt;&quot;&quot;;[Summary.E157]&lt;&gt;&quot;&quot;;[Summary.F157]&lt;&gt;&quot;&quot;;[Summary.G157]&lt;&gt;&quot;&quot;;[Summary.H157]&lt;&gt;&quot;&quot;;[Summary.I157]&lt;&gt;&quot;&quot;);[Summary.A157];&quot;&quot;)">
            <text:p/>
          </table:table-cell>
        </table:table-row>
        <table:table-row table:style-name="ro3">
          <table:table-cell table:style-name="ce26" table:formula="of:=IF(AND([Summary.B158]&lt;&gt;&quot;&quot;; [Summary.C158]&lt;&gt;&quot;&quot;;[Summary.D158]&lt;&gt;&quot;&quot;;[Summary.E158]&lt;&gt;&quot;&quot;;[Summary.F158]&lt;&gt;&quot;&quot;;[Summary.G158]&lt;&gt;&quot;&quot;;[Summary.H158]&lt;&gt;&quot;&quot;;[Summary.I158]&lt;&gt;&quot;&quot;);[Summary.A158];&quot;&quot;)" office:value-type="string" office:string-value="CURRENT_TIME">
            <text:p>CURRENT_TIME</text:p>
          </table:table-cell>
        </table:table-row>
        <table:table-row table:style-name="ro3">
          <table:table-cell table:style-name="ce26" table:formula="of:=IF(AND([Summary.B159]&lt;&gt;&quot;&quot;; [Summary.C159]&lt;&gt;&quot;&quot;;[Summary.D159]&lt;&gt;&quot;&quot;;[Summary.E159]&lt;&gt;&quot;&quot;;[Summary.F159]&lt;&gt;&quot;&quot;;[Summary.G159]&lt;&gt;&quot;&quot;;[Summary.H159]&lt;&gt;&quot;&quot;;[Summary.I159]&lt;&gt;&quot;&quot;);[Summary.A159];&quot;&quot;)" office:value-type="string" office:string-value="CURRENT_TIMESTAMP">
            <text:p>CURRENT_TIMESTAMP</text:p>
          </table:table-cell>
        </table:table-row>
        <table:table-row table:style-name="ro3">
          <table:table-cell table:style-name="ce26" table:formula="of:=IF(AND([Summary.B160]&lt;&gt;&quot;&quot;; [Summary.C160]&lt;&gt;&quot;&quot;;[Summary.D160]&lt;&gt;&quot;&quot;;[Summary.E160]&lt;&gt;&quot;&quot;;[Summary.F160]&lt;&gt;&quot;&quot;;[Summary.G160]&lt;&gt;&quot;&quot;;[Summary.H160]&lt;&gt;&quot;&quot;;[Summary.I160]&lt;&gt;&quot;&quot;);[Summary.A160];&quot;&quot;)">
            <text:p/>
          </table:table-cell>
        </table:table-row>
        <table:table-row table:style-name="ro3">
          <table:table-cell table:style-name="ce26" table:formula="of:=IF(AND([Summary.B161]&lt;&gt;&quot;&quot;; [Summary.C161]&lt;&gt;&quot;&quot;;[Summary.D161]&lt;&gt;&quot;&quot;;[Summary.E161]&lt;&gt;&quot;&quot;;[Summary.F161]&lt;&gt;&quot;&quot;;[Summary.G161]&lt;&gt;&quot;&quot;;[Summary.H161]&lt;&gt;&quot;&quot;;[Summary.I161]&lt;&gt;&quot;&quot;);[Summary.A161];&quot;&quot;)">
            <text:p/>
          </table:table-cell>
        </table:table-row>
        <table:table-row table:style-name="ro3">
          <table:table-cell table:style-name="ce26" table:formula="of:=IF(AND([Summary.B162]&lt;&gt;&quot;&quot;; [Summary.C162]&lt;&gt;&quot;&quot;;[Summary.D162]&lt;&gt;&quot;&quot;;[Summary.E162]&lt;&gt;&quot;&quot;;[Summary.F162]&lt;&gt;&quot;&quot;;[Summary.G162]&lt;&gt;&quot;&quot;;[Summary.H162]&lt;&gt;&quot;&quot;;[Summary.I162]&lt;&gt;&quot;&quot;);[Summary.A162];&quot;&quot;)">
            <text:p/>
          </table:table-cell>
        </table:table-row>
        <table:table-row table:style-name="ro3">
          <table:table-cell table:style-name="ce26" table:formula="of:=IF(AND([Summary.B163]&lt;&gt;&quot;&quot;; [Summary.C163]&lt;&gt;&quot;&quot;;[Summary.D163]&lt;&gt;&quot;&quot;;[Summary.E163]&lt;&gt;&quot;&quot;;[Summary.F163]&lt;&gt;&quot;&quot;;[Summary.G163]&lt;&gt;&quot;&quot;;[Summary.H163]&lt;&gt;&quot;&quot;;[Summary.I163]&lt;&gt;&quot;&quot;);[Summary.A163];&quot;&quot;)">
            <text:p/>
          </table:table-cell>
        </table:table-row>
        <table:table-row table:style-name="ro3">
          <table:table-cell table:style-name="ce26" table:formula="of:=IF(AND([Summary.B164]&lt;&gt;&quot;&quot;; [Summary.C164]&lt;&gt;&quot;&quot;;[Summary.D164]&lt;&gt;&quot;&quot;;[Summary.E164]&lt;&gt;&quot;&quot;;[Summary.F164]&lt;&gt;&quot;&quot;;[Summary.G164]&lt;&gt;&quot;&quot;;[Summary.H164]&lt;&gt;&quot;&quot;;[Summary.I164]&lt;&gt;&quot;&quot;);[Summary.A164];&quot;&quot;)">
            <text:p/>
          </table:table-cell>
        </table:table-row>
        <table:table-row table:style-name="ro3">
          <table:table-cell table:style-name="ce26" table:formula="of:=IF(AND([Summary.B165]&lt;&gt;&quot;&quot;; [Summary.C165]&lt;&gt;&quot;&quot;;[Summary.D165]&lt;&gt;&quot;&quot;;[Summary.E165]&lt;&gt;&quot;&quot;;[Summary.F165]&lt;&gt;&quot;&quot;;[Summary.G165]&lt;&gt;&quot;&quot;;[Summary.H165]&lt;&gt;&quot;&quot;;[Summary.I165]&lt;&gt;&quot;&quot;);[Summary.A165];&quot;&quot;)">
            <text:p/>
          </table:table-cell>
        </table:table-row>
        <table:table-row table:style-name="ro3">
          <table:table-cell table:style-name="ce26" table:formula="of:=IF(AND([Summary.B166]&lt;&gt;&quot;&quot;; [Summary.C166]&lt;&gt;&quot;&quot;;[Summary.D166]&lt;&gt;&quot;&quot;;[Summary.E166]&lt;&gt;&quot;&quot;;[Summary.F166]&lt;&gt;&quot;&quot;;[Summary.G166]&lt;&gt;&quot;&quot;;[Summary.H166]&lt;&gt;&quot;&quot;;[Summary.I166]&lt;&gt;&quot;&quot;);[Summary.A166];&quot;&quot;)">
            <text:p/>
          </table:table-cell>
        </table:table-row>
        <table:table-row table:style-name="ro3">
          <table:table-cell table:style-name="ce26" table:formula="of:=IF(AND([Summary.B167]&lt;&gt;&quot;&quot;; [Summary.C167]&lt;&gt;&quot;&quot;;[Summary.D167]&lt;&gt;&quot;&quot;;[Summary.E167]&lt;&gt;&quot;&quot;;[Summary.F167]&lt;&gt;&quot;&quot;;[Summary.G167]&lt;&gt;&quot;&quot;;[Summary.H167]&lt;&gt;&quot;&quot;;[Summary.I167]&lt;&gt;&quot;&quot;);[Summary.A167];&quot;&quot;)">
            <text:p/>
          </table:table-cell>
        </table:table-row>
        <table:table-row table:style-name="ro2">
          <table:table-cell table:style-name="ce26" table:formula="of:=IF(AND([Summary.B168]&lt;&gt;&quot;&quot;; [Summary.C168]&lt;&gt;&quot;&quot;;[Summary.D168]&lt;&gt;&quot;&quot;;[Summary.E168]&lt;&gt;&quot;&quot;;[Summary.F168]&lt;&gt;&quot;&quot;;[Summary.G168]&lt;&gt;&quot;&quot;;[Summary.H168]&lt;&gt;&quot;&quot;;[Summary.I168]&lt;&gt;&quot;&quot;);[Summary.A168];&quot;&quot;)">
            <text:p/>
          </table:table-cell>
        </table:table-row>
        <table:table-row table:style-name="ro3">
          <table:table-cell table:style-name="ce26" table:formula="of:=IF(AND([Summary.B169]&lt;&gt;&quot;&quot;; [Summary.C169]&lt;&gt;&quot;&quot;;[Summary.D169]&lt;&gt;&quot;&quot;;[Summary.E169]&lt;&gt;&quot;&quot;;[Summary.F169]&lt;&gt;&quot;&quot;;[Summary.G169]&lt;&gt;&quot;&quot;;[Summary.H169]&lt;&gt;&quot;&quot;;[Summary.I169]&lt;&gt;&quot;&quot;);[Summary.A169];&quot;&quot;)">
            <text:p/>
          </table:table-cell>
        </table:table-row>
        <table:table-row table:style-name="ro3">
          <table:table-cell table:style-name="ce26" table:formula="of:=IF(AND([Summary.B170]&lt;&gt;&quot;&quot;; [Summary.C170]&lt;&gt;&quot;&quot;;[Summary.D170]&lt;&gt;&quot;&quot;;[Summary.E170]&lt;&gt;&quot;&quot;;[Summary.F170]&lt;&gt;&quot;&quot;;[Summary.G170]&lt;&gt;&quot;&quot;;[Summary.H170]&lt;&gt;&quot;&quot;;[Summary.I170]&lt;&gt;&quot;&quot;);[Summary.A170];&quot;&quot;)">
            <text:p/>
          </table:table-cell>
        </table:table-row>
        <table:table-row table:style-name="ro3">
          <table:table-cell table:style-name="ce26" table:formula="of:=IF(AND([Summary.B171]&lt;&gt;&quot;&quot;; [Summary.C171]&lt;&gt;&quot;&quot;;[Summary.D171]&lt;&gt;&quot;&quot;;[Summary.E171]&lt;&gt;&quot;&quot;;[Summary.F171]&lt;&gt;&quot;&quot;;[Summary.G171]&lt;&gt;&quot;&quot;;[Summary.H171]&lt;&gt;&quot;&quot;;[Summary.I171]&lt;&gt;&quot;&quot;);[Summary.A171];&quot;&quot;)">
            <text:p/>
          </table:table-cell>
        </table:table-row>
        <table:table-row table:style-name="ro3">
          <table:table-cell table:style-name="ce26" table:formula="of:=IF(AND([Summary.B172]&lt;&gt;&quot;&quot;; [Summary.C172]&lt;&gt;&quot;&quot;;[Summary.D172]&lt;&gt;&quot;&quot;;[Summary.E172]&lt;&gt;&quot;&quot;;[Summary.F172]&lt;&gt;&quot;&quot;;[Summary.G172]&lt;&gt;&quot;&quot;;[Summary.H172]&lt;&gt;&quot;&quot;;[Summary.I172]&lt;&gt;&quot;&quot;);[Summary.A172];&quot;&quot;)">
            <text:p/>
          </table:table-cell>
        </table:table-row>
        <table:table-row table:style-name="ro3">
          <table:table-cell table:style-name="ce26" table:formula="of:=IF(AND([Summary.B173]&lt;&gt;&quot;&quot;; [Summary.C173]&lt;&gt;&quot;&quot;;[Summary.D173]&lt;&gt;&quot;&quot;;[Summary.E173]&lt;&gt;&quot;&quot;;[Summary.F173]&lt;&gt;&quot;&quot;;[Summary.G173]&lt;&gt;&quot;&quot;;[Summary.H173]&lt;&gt;&quot;&quot;;[Summary.I173]&lt;&gt;&quot;&quot;);[Summary.A173];&quot;&quot;)">
            <text:p/>
          </table:table-cell>
        </table:table-row>
        <table:table-row table:style-name="ro3">
          <table:table-cell table:style-name="ce26" table:formula="of:=IF(AND([Summary.B174]&lt;&gt;&quot;&quot;; [Summary.C174]&lt;&gt;&quot;&quot;;[Summary.D174]&lt;&gt;&quot;&quot;;[Summary.E174]&lt;&gt;&quot;&quot;;[Summary.F174]&lt;&gt;&quot;&quot;;[Summary.G174]&lt;&gt;&quot;&quot;;[Summary.H174]&lt;&gt;&quot;&quot;;[Summary.I174]&lt;&gt;&quot;&quot;);[Summary.A174];&quot;&quot;)">
            <text:p/>
          </table:table-cell>
        </table:table-row>
        <table:table-row table:style-name="ro3">
          <table:table-cell table:style-name="ce26" table:formula="of:=IF(AND([Summary.B175]&lt;&gt;&quot;&quot;; [Summary.C175]&lt;&gt;&quot;&quot;;[Summary.D175]&lt;&gt;&quot;&quot;;[Summary.E175]&lt;&gt;&quot;&quot;;[Summary.F175]&lt;&gt;&quot;&quot;;[Summary.G175]&lt;&gt;&quot;&quot;;[Summary.H175]&lt;&gt;&quot;&quot;;[Summary.I175]&lt;&gt;&quot;&quot;);[Summary.A175];&quot;&quot;)">
            <text:p/>
          </table:table-cell>
        </table:table-row>
        <table:table-row table:style-name="ro3">
          <table:table-cell table:style-name="ce26" table:formula="of:=IF(AND([Summary.B176]&lt;&gt;&quot;&quot;; [Summary.C176]&lt;&gt;&quot;&quot;;[Summary.D176]&lt;&gt;&quot;&quot;;[Summary.E176]&lt;&gt;&quot;&quot;;[Summary.F176]&lt;&gt;&quot;&quot;;[Summary.G176]&lt;&gt;&quot;&quot;;[Summary.H176]&lt;&gt;&quot;&quot;;[Summary.I176]&lt;&gt;&quot;&quot;);[Summary.A176];&quot;&quot;)">
            <text:p/>
          </table:table-cell>
        </table:table-row>
        <table:table-row table:style-name="ro3">
          <table:table-cell table:style-name="ce26" table:formula="of:=IF(AND([Summary.B177]&lt;&gt;&quot;&quot;; [Summary.C177]&lt;&gt;&quot;&quot;;[Summary.D177]&lt;&gt;&quot;&quot;;[Summary.E177]&lt;&gt;&quot;&quot;;[Summary.F177]&lt;&gt;&quot;&quot;;[Summary.G177]&lt;&gt;&quot;&quot;;[Summary.H177]&lt;&gt;&quot;&quot;;[Summary.I177]&lt;&gt;&quot;&quot;);[Summary.A177];&quot;&quot;)">
            <text:p/>
          </table:table-cell>
        </table:table-row>
        <table:table-row table:style-name="ro3">
          <table:table-cell table:style-name="ce26" table:formula="of:=IF(AND([Summary.B178]&lt;&gt;&quot;&quot;; [Summary.C178]&lt;&gt;&quot;&quot;;[Summary.D178]&lt;&gt;&quot;&quot;;[Summary.E178]&lt;&gt;&quot;&quot;;[Summary.F178]&lt;&gt;&quot;&quot;;[Summary.G178]&lt;&gt;&quot;&quot;;[Summary.H178]&lt;&gt;&quot;&quot;;[Summary.I178]&lt;&gt;&quot;&quot;);[Summary.A178];&quot;&quot;)">
            <text:p/>
          </table:table-cell>
        </table:table-row>
        <table:table-row table:style-name="ro3">
          <table:table-cell table:style-name="ce26" table:formula="of:=IF(AND([Summary.B179]&lt;&gt;&quot;&quot;; [Summary.C179]&lt;&gt;&quot;&quot;;[Summary.D179]&lt;&gt;&quot;&quot;;[Summary.E179]&lt;&gt;&quot;&quot;;[Summary.F179]&lt;&gt;&quot;&quot;;[Summary.G179]&lt;&gt;&quot;&quot;;[Summary.H179]&lt;&gt;&quot;&quot;;[Summary.I179]&lt;&gt;&quot;&quot;);[Summary.A179];&quot;&quot;)">
            <text:p/>
          </table:table-cell>
        </table:table-row>
        <table:table-row table:style-name="ro3">
          <table:table-cell table:style-name="ce26" table:formula="of:=IF(AND([Summary.B180]&lt;&gt;&quot;&quot;; [Summary.C180]&lt;&gt;&quot;&quot;;[Summary.D180]&lt;&gt;&quot;&quot;;[Summary.E180]&lt;&gt;&quot;&quot;;[Summary.F180]&lt;&gt;&quot;&quot;;[Summary.G180]&lt;&gt;&quot;&quot;;[Summary.H180]&lt;&gt;&quot;&quot;;[Summary.I180]&lt;&gt;&quot;&quot;);[Summary.A180];&quot;&quot;)">
            <text:p/>
          </table:table-cell>
        </table:table-row>
        <table:table-row table:style-name="ro3">
          <table:table-cell table:style-name="ce26" table:formula="of:=IF(AND([Summary.B181]&lt;&gt;&quot;&quot;; [Summary.C181]&lt;&gt;&quot;&quot;;[Summary.D181]&lt;&gt;&quot;&quot;;[Summary.E181]&lt;&gt;&quot;&quot;;[Summary.F181]&lt;&gt;&quot;&quot;;[Summary.G181]&lt;&gt;&quot;&quot;;[Summary.H181]&lt;&gt;&quot;&quot;;[Summary.I181]&lt;&gt;&quot;&quot;);[Summary.A181];&quot;&quot;)">
            <text:p/>
          </table:table-cell>
        </table:table-row>
        <table:table-row table:style-name="ro3">
          <table:table-cell table:style-name="ce26" table:formula="of:=IF(AND([Summary.B182]&lt;&gt;&quot;&quot;; [Summary.C182]&lt;&gt;&quot;&quot;;[Summary.D182]&lt;&gt;&quot;&quot;;[Summary.E182]&lt;&gt;&quot;&quot;;[Summary.F182]&lt;&gt;&quot;&quot;;[Summary.G182]&lt;&gt;&quot;&quot;;[Summary.H182]&lt;&gt;&quot;&quot;;[Summary.I182]&lt;&gt;&quot;&quot;);[Summary.A182];&quot;&quot;)">
            <text:p/>
          </table:table-cell>
        </table:table-row>
        <table:table-row table:style-name="ro3">
          <table:table-cell table:style-name="ce26" table:formula="of:=IF(AND([Summary.B183]&lt;&gt;&quot;&quot;; [Summary.C183]&lt;&gt;&quot;&quot;;[Summary.D183]&lt;&gt;&quot;&quot;;[Summary.E183]&lt;&gt;&quot;&quot;;[Summary.F183]&lt;&gt;&quot;&quot;;[Summary.G183]&lt;&gt;&quot;&quot;;[Summary.H183]&lt;&gt;&quot;&quot;;[Summary.I183]&lt;&gt;&quot;&quot;);[Summary.A183];&quot;&quot;)">
            <text:p/>
          </table:table-cell>
        </table:table-row>
        <table:table-row table:style-name="ro3">
          <table:table-cell table:style-name="ce26" table:formula="of:=IF(AND([Summary.B184]&lt;&gt;&quot;&quot;; [Summary.C184]&lt;&gt;&quot;&quot;;[Summary.D184]&lt;&gt;&quot;&quot;;[Summary.E184]&lt;&gt;&quot;&quot;;[Summary.F184]&lt;&gt;&quot;&quot;;[Summary.G184]&lt;&gt;&quot;&quot;;[Summary.H184]&lt;&gt;&quot;&quot;;[Summary.I184]&lt;&gt;&quot;&quot;);[Summary.A184];&quot;&quot;)" office:value-type="string" office:string-value="DEFAULT">
            <text:p>DEFAULT</text:p>
          </table:table-cell>
        </table:table-row>
        <table:table-row table:style-name="ro3">
          <table:table-cell table:style-name="ce26" table:formula="of:=IF(AND([Summary.B185]&lt;&gt;&quot;&quot;; [Summary.C185]&lt;&gt;&quot;&quot;;[Summary.D185]&lt;&gt;&quot;&quot;;[Summary.E185]&lt;&gt;&quot;&quot;;[Summary.F185]&lt;&gt;&quot;&quot;;[Summary.G185]&lt;&gt;&quot;&quot;;[Summary.H185]&lt;&gt;&quot;&quot;;[Summary.I185]&lt;&gt;&quot;&quot;);[Summary.A185];&quot;&quot;)">
            <text:p/>
          </table:table-cell>
        </table:table-row>
        <table:table-row table:style-name="ro3">
          <table:table-cell table:style-name="ce26" table:formula="of:=IF(AND([Summary.B186]&lt;&gt;&quot;&quot;; [Summary.C186]&lt;&gt;&quot;&quot;;[Summary.D186]&lt;&gt;&quot;&quot;;[Summary.E186]&lt;&gt;&quot;&quot;;[Summary.F186]&lt;&gt;&quot;&quot;;[Summary.G186]&lt;&gt;&quot;&quot;;[Summary.H186]&lt;&gt;&quot;&quot;;[Summary.I186]&lt;&gt;&quot;&quot;);[Summary.A186];&quot;&quot;)">
            <text:p/>
          </table:table-cell>
        </table:table-row>
        <table:table-row table:style-name="ro3">
          <table:table-cell table:style-name="ce26" table:formula="of:=IF(AND([Summary.B187]&lt;&gt;&quot;&quot;; [Summary.C187]&lt;&gt;&quot;&quot;;[Summary.D187]&lt;&gt;&quot;&quot;;[Summary.E187]&lt;&gt;&quot;&quot;;[Summary.F187]&lt;&gt;&quot;&quot;;[Summary.G187]&lt;&gt;&quot;&quot;;[Summary.H187]&lt;&gt;&quot;&quot;;[Summary.I187]&lt;&gt;&quot;&quot;);[Summary.A187];&quot;&quot;)">
            <text:p/>
          </table:table-cell>
        </table:table-row>
        <table:table-row table:style-name="ro3">
          <table:table-cell table:style-name="ce26" table:formula="of:=IF(AND([Summary.B188]&lt;&gt;&quot;&quot;; [Summary.C188]&lt;&gt;&quot;&quot;;[Summary.D188]&lt;&gt;&quot;&quot;;[Summary.E188]&lt;&gt;&quot;&quot;;[Summary.F188]&lt;&gt;&quot;&quot;;[Summary.G188]&lt;&gt;&quot;&quot;;[Summary.H188]&lt;&gt;&quot;&quot;;[Summary.I188]&lt;&gt;&quot;&quot;);[Summary.A188];&quot;&quot;)">
            <text:p/>
          </table:table-cell>
        </table:table-row>
        <table:table-row table:style-name="ro3">
          <table:table-cell table:style-name="ce26" table:formula="of:=IF(AND([Summary.B189]&lt;&gt;&quot;&quot;; [Summary.C189]&lt;&gt;&quot;&quot;;[Summary.D189]&lt;&gt;&quot;&quot;;[Summary.E189]&lt;&gt;&quot;&quot;;[Summary.F189]&lt;&gt;&quot;&quot;;[Summary.G189]&lt;&gt;&quot;&quot;;[Summary.H189]&lt;&gt;&quot;&quot;;[Summary.I189]&lt;&gt;&quot;&quot;);[Summary.A189];&quot;&quot;)">
            <text:p/>
          </table:table-cell>
        </table:table-row>
        <table:table-row table:style-name="ro3">
          <table:table-cell table:style-name="ce26" table:formula="of:=IF(AND([Summary.B190]&lt;&gt;&quot;&quot;; [Summary.C190]&lt;&gt;&quot;&quot;;[Summary.D190]&lt;&gt;&quot;&quot;;[Summary.E190]&lt;&gt;&quot;&quot;;[Summary.F190]&lt;&gt;&quot;&quot;;[Summary.G190]&lt;&gt;&quot;&quot;;[Summary.H190]&lt;&gt;&quot;&quot;;[Summary.I190]&lt;&gt;&quot;&quot;);[Summary.A190];&quot;&quot;)">
            <text:p/>
          </table:table-cell>
        </table:table-row>
        <table:table-row table:style-name="ro3">
          <table:table-cell table:style-name="ce26" table:formula="of:=IF(AND([Summary.B191]&lt;&gt;&quot;&quot;; [Summary.C191]&lt;&gt;&quot;&quot;;[Summary.D191]&lt;&gt;&quot;&quot;;[Summary.E191]&lt;&gt;&quot;&quot;;[Summary.F191]&lt;&gt;&quot;&quot;;[Summary.G191]&lt;&gt;&quot;&quot;;[Summary.H191]&lt;&gt;&quot;&quot;;[Summary.I191]&lt;&gt;&quot;&quot;);[Summary.A191];&quot;&quot;)">
            <text:p/>
          </table:table-cell>
        </table:table-row>
        <table:table-row table:style-name="ro2">
          <table:table-cell table:style-name="ce26" table:formula="of:=IF(AND([Summary.B192]&lt;&gt;&quot;&quot;; [Summary.C192]&lt;&gt;&quot;&quot;;[Summary.D192]&lt;&gt;&quot;&quot;;[Summary.E192]&lt;&gt;&quot;&quot;;[Summary.F192]&lt;&gt;&quot;&quot;;[Summary.G192]&lt;&gt;&quot;&quot;;[Summary.H192]&lt;&gt;&quot;&quot;;[Summary.I192]&lt;&gt;&quot;&quot;);[Summary.A192];&quot;&quot;)" office:value-type="string" office:string-value="DELETE">
            <text:p>DELETE</text:p>
          </table:table-cell>
        </table:table-row>
        <table:table-row table:style-name="ro3">
          <table:table-cell table:style-name="ce26" table:formula="of:=IF(AND([Summary.B193]&lt;&gt;&quot;&quot;; [Summary.C193]&lt;&gt;&quot;&quot;;[Summary.D193]&lt;&gt;&quot;&quot;;[Summary.E193]&lt;&gt;&quot;&quot;;[Summary.F193]&lt;&gt;&quot;&quot;;[Summary.G193]&lt;&gt;&quot;&quot;;[Summary.H193]&lt;&gt;&quot;&quot;;[Summary.I193]&lt;&gt;&quot;&quot;);[Summary.A193];&quot;&quot;)">
            <text:p/>
          </table:table-cell>
        </table:table-row>
        <table:table-row table:style-name="ro2">
          <table:table-cell table:style-name="ce26" table:formula="of:=IF(AND([Summary.B194]&lt;&gt;&quot;&quot;; [Summary.C194]&lt;&gt;&quot;&quot;;[Summary.D194]&lt;&gt;&quot;&quot;;[Summary.E194]&lt;&gt;&quot;&quot;;[Summary.F194]&lt;&gt;&quot;&quot;;[Summary.G194]&lt;&gt;&quot;&quot;;[Summary.H194]&lt;&gt;&quot;&quot;;[Summary.I194]&lt;&gt;&quot;&quot;);[Summary.A194];&quot;&quot;)">
            <text:p/>
          </table:table-cell>
        </table:table-row>
        <table:table-row table:style-name="ro3">
          <table:table-cell table:style-name="ce26" table:formula="of:=IF(AND([Summary.B195]&lt;&gt;&quot;&quot;; [Summary.C195]&lt;&gt;&quot;&quot;;[Summary.D195]&lt;&gt;&quot;&quot;;[Summary.E195]&lt;&gt;&quot;&quot;;[Summary.F195]&lt;&gt;&quot;&quot;;[Summary.G195]&lt;&gt;&quot;&quot;;[Summary.H195]&lt;&gt;&quot;&quot;;[Summary.I195]&lt;&gt;&quot;&quot;);[Summary.A195];&quot;&quot;)">
            <text:p/>
          </table:table-cell>
        </table:table-row>
        <table:table-row table:style-name="ro3">
          <table:table-cell table:style-name="ce26" table:formula="of:=IF(AND([Summary.B196]&lt;&gt;&quot;&quot;; [Summary.C196]&lt;&gt;&quot;&quot;;[Summary.D196]&lt;&gt;&quot;&quot;;[Summary.E196]&lt;&gt;&quot;&quot;;[Summary.F196]&lt;&gt;&quot;&quot;;[Summary.G196]&lt;&gt;&quot;&quot;;[Summary.H196]&lt;&gt;&quot;&quot;;[Summary.I196]&lt;&gt;&quot;&quot;);[Summary.A196];&quot;&quot;)">
            <text:p/>
          </table:table-cell>
        </table:table-row>
        <table:table-row table:style-name="ro3">
          <table:table-cell table:style-name="ce26" table:formula="of:=IF(AND([Summary.B197]&lt;&gt;&quot;&quot;; [Summary.C197]&lt;&gt;&quot;&quot;;[Summary.D197]&lt;&gt;&quot;&quot;;[Summary.E197]&lt;&gt;&quot;&quot;;[Summary.F197]&lt;&gt;&quot;&quot;;[Summary.G197]&lt;&gt;&quot;&quot;;[Summary.H197]&lt;&gt;&quot;&quot;;[Summary.I197]&lt;&gt;&quot;&quot;);[Summary.A197];&quot;&quot;)">
            <text:p/>
          </table:table-cell>
        </table:table-row>
        <table:table-row table:style-name="ro3">
          <table:table-cell table:style-name="ce26" table:formula="of:=IF(AND([Summary.B198]&lt;&gt;&quot;&quot;; [Summary.C198]&lt;&gt;&quot;&quot;;[Summary.D198]&lt;&gt;&quot;&quot;;[Summary.E198]&lt;&gt;&quot;&quot;;[Summary.F198]&lt;&gt;&quot;&quot;;[Summary.G198]&lt;&gt;&quot;&quot;;[Summary.H198]&lt;&gt;&quot;&quot;;[Summary.I198]&lt;&gt;&quot;&quot;);[Summary.A198];&quot;&quot;)">
            <text:p/>
          </table:table-cell>
        </table:table-row>
        <table:table-row table:style-name="ro3">
          <table:table-cell table:style-name="ce26" table:formula="of:=IF(AND([Summary.B199]&lt;&gt;&quot;&quot;; [Summary.C199]&lt;&gt;&quot;&quot;;[Summary.D199]&lt;&gt;&quot;&quot;;[Summary.E199]&lt;&gt;&quot;&quot;;[Summary.F199]&lt;&gt;&quot;&quot;;[Summary.G199]&lt;&gt;&quot;&quot;;[Summary.H199]&lt;&gt;&quot;&quot;;[Summary.I199]&lt;&gt;&quot;&quot;);[Summary.A199];&quot;&quot;)">
            <text:p/>
          </table:table-cell>
        </table:table-row>
        <table:table-row table:style-name="ro3">
          <table:table-cell table:style-name="ce26" table:formula="of:=IF(AND([Summary.B200]&lt;&gt;&quot;&quot;; [Summary.C200]&lt;&gt;&quot;&quot;;[Summary.D200]&lt;&gt;&quot;&quot;;[Summary.E200]&lt;&gt;&quot;&quot;;[Summary.F200]&lt;&gt;&quot;&quot;;[Summary.G200]&lt;&gt;&quot;&quot;;[Summary.H200]&lt;&gt;&quot;&quot;;[Summary.I200]&lt;&gt;&quot;&quot;);[Summary.A200];&quot;&quot;)" office:value-type="string" office:string-value="DESC">
            <text:p>DESC</text:p>
          </table:table-cell>
        </table:table-row>
        <table:table-row table:style-name="ro3">
          <table:table-cell table:style-name="ce26" table:formula="of:=IF(AND([Summary.B201]&lt;&gt;&quot;&quot;; [Summary.C201]&lt;&gt;&quot;&quot;;[Summary.D201]&lt;&gt;&quot;&quot;;[Summary.E201]&lt;&gt;&quot;&quot;;[Summary.F201]&lt;&gt;&quot;&quot;;[Summary.G201]&lt;&gt;&quot;&quot;;[Summary.H201]&lt;&gt;&quot;&quot;;[Summary.I201]&lt;&gt;&quot;&quot;);[Summary.A201];&quot;&quot;)">
            <text:p/>
          </table:table-cell>
        </table:table-row>
        <table:table-row table:style-name="ro3">
          <table:table-cell table:style-name="ce26" table:formula="of:=IF(AND([Summary.B202]&lt;&gt;&quot;&quot;; [Summary.C202]&lt;&gt;&quot;&quot;;[Summary.D202]&lt;&gt;&quot;&quot;;[Summary.E202]&lt;&gt;&quot;&quot;;[Summary.F202]&lt;&gt;&quot;&quot;;[Summary.G202]&lt;&gt;&quot;&quot;;[Summary.H202]&lt;&gt;&quot;&quot;;[Summary.I202]&lt;&gt;&quot;&quot;);[Summary.A202];&quot;&quot;)">
            <text:p/>
          </table:table-cell>
        </table:table-row>
        <table:table-row table:style-name="ro2">
          <table:table-cell table:style-name="ce26" table:formula="of:=IF(AND([Summary.B203]&lt;&gt;&quot;&quot;; [Summary.C203]&lt;&gt;&quot;&quot;;[Summary.D203]&lt;&gt;&quot;&quot;;[Summary.E203]&lt;&gt;&quot;&quot;;[Summary.F203]&lt;&gt;&quot;&quot;;[Summary.G203]&lt;&gt;&quot;&quot;;[Summary.H203]&lt;&gt;&quot;&quot;;[Summary.I203]&lt;&gt;&quot;&quot;);[Summary.A203];&quot;&quot;)">
            <text:p/>
          </table:table-cell>
        </table:table-row>
        <table:table-row table:style-name="ro3">
          <table:table-cell table:style-name="ce26" table:formula="of:=IF(AND([Summary.B204]&lt;&gt;&quot;&quot;; [Summary.C204]&lt;&gt;&quot;&quot;;[Summary.D204]&lt;&gt;&quot;&quot;;[Summary.E204]&lt;&gt;&quot;&quot;;[Summary.F204]&lt;&gt;&quot;&quot;;[Summary.G204]&lt;&gt;&quot;&quot;;[Summary.H204]&lt;&gt;&quot;&quot;;[Summary.I204]&lt;&gt;&quot;&quot;);[Summary.A204];&quot;&quot;)">
            <text:p/>
          </table:table-cell>
        </table:table-row>
        <table:table-row table:style-name="ro3">
          <table:table-cell table:style-name="ce26" table:formula="of:=IF(AND([Summary.B205]&lt;&gt;&quot;&quot;; [Summary.C205]&lt;&gt;&quot;&quot;;[Summary.D205]&lt;&gt;&quot;&quot;;[Summary.E205]&lt;&gt;&quot;&quot;;[Summary.F205]&lt;&gt;&quot;&quot;;[Summary.G205]&lt;&gt;&quot;&quot;;[Summary.H205]&lt;&gt;&quot;&quot;;[Summary.I205]&lt;&gt;&quot;&quot;);[Summary.A205];&quot;&quot;)">
            <text:p/>
          </table:table-cell>
        </table:table-row>
        <table:table-row table:style-name="ro3">
          <table:table-cell table:style-name="ce26" table:formula="of:=IF(AND([Summary.B206]&lt;&gt;&quot;&quot;; [Summary.C206]&lt;&gt;&quot;&quot;;[Summary.D206]&lt;&gt;&quot;&quot;;[Summary.E206]&lt;&gt;&quot;&quot;;[Summary.F206]&lt;&gt;&quot;&quot;;[Summary.G206]&lt;&gt;&quot;&quot;;[Summary.H206]&lt;&gt;&quot;&quot;;[Summary.I206]&lt;&gt;&quot;&quot;);[Summary.A206];&quot;&quot;)">
            <text:p/>
          </table:table-cell>
        </table:table-row>
        <table:table-row table:style-name="ro3">
          <table:table-cell table:style-name="ce26" table:formula="of:=IF(AND([Summary.B207]&lt;&gt;&quot;&quot;; [Summary.C207]&lt;&gt;&quot;&quot;;[Summary.D207]&lt;&gt;&quot;&quot;;[Summary.E207]&lt;&gt;&quot;&quot;;[Summary.F207]&lt;&gt;&quot;&quot;;[Summary.G207]&lt;&gt;&quot;&quot;;[Summary.H207]&lt;&gt;&quot;&quot;;[Summary.I207]&lt;&gt;&quot;&quot;);[Summary.A207];&quot;&quot;)">
            <text:p/>
          </table:table-cell>
        </table:table-row>
        <table:table-row table:style-name="ro3">
          <table:table-cell table:style-name="ce26" table:formula="of:=IF(AND([Summary.B208]&lt;&gt;&quot;&quot;; [Summary.C208]&lt;&gt;&quot;&quot;;[Summary.D208]&lt;&gt;&quot;&quot;;[Summary.E208]&lt;&gt;&quot;&quot;;[Summary.F208]&lt;&gt;&quot;&quot;;[Summary.G208]&lt;&gt;&quot;&quot;;[Summary.H208]&lt;&gt;&quot;&quot;;[Summary.I208]&lt;&gt;&quot;&quot;);[Summary.A208];&quot;&quot;)">
            <text:p/>
          </table:table-cell>
        </table:table-row>
        <table:table-row table:style-name="ro3">
          <table:table-cell table:style-name="ce26" table:formula="of:=IF(AND([Summary.B209]&lt;&gt;&quot;&quot;; [Summary.C209]&lt;&gt;&quot;&quot;;[Summary.D209]&lt;&gt;&quot;&quot;;[Summary.E209]&lt;&gt;&quot;&quot;;[Summary.F209]&lt;&gt;&quot;&quot;;[Summary.G209]&lt;&gt;&quot;&quot;;[Summary.H209]&lt;&gt;&quot;&quot;;[Summary.I209]&lt;&gt;&quot;&quot;);[Summary.A209];&quot;&quot;)">
            <text:p/>
          </table:table-cell>
        </table:table-row>
        <table:table-row table:style-name="ro3">
          <table:table-cell table:style-name="ce26" table:formula="of:=IF(AND([Summary.B210]&lt;&gt;&quot;&quot;; [Summary.C210]&lt;&gt;&quot;&quot;;[Summary.D210]&lt;&gt;&quot;&quot;;[Summary.E210]&lt;&gt;&quot;&quot;;[Summary.F210]&lt;&gt;&quot;&quot;;[Summary.G210]&lt;&gt;&quot;&quot;;[Summary.H210]&lt;&gt;&quot;&quot;;[Summary.I210]&lt;&gt;&quot;&quot;);[Summary.A210];&quot;&quot;)">
            <text:p/>
          </table:table-cell>
        </table:table-row>
        <table:table-row table:style-name="ro3">
          <table:table-cell table:style-name="ce26" table:formula="of:=IF(AND([Summary.B211]&lt;&gt;&quot;&quot;; [Summary.C211]&lt;&gt;&quot;&quot;;[Summary.D211]&lt;&gt;&quot;&quot;;[Summary.E211]&lt;&gt;&quot;&quot;;[Summary.F211]&lt;&gt;&quot;&quot;;[Summary.G211]&lt;&gt;&quot;&quot;;[Summary.H211]&lt;&gt;&quot;&quot;;[Summary.I211]&lt;&gt;&quot;&quot;);[Summary.A211];&quot;&quot;)">
            <text:p/>
          </table:table-cell>
        </table:table-row>
        <table:table-row table:style-name="ro3">
          <table:table-cell table:style-name="ce26" table:formula="of:=IF(AND([Summary.B212]&lt;&gt;&quot;&quot;; [Summary.C212]&lt;&gt;&quot;&quot;;[Summary.D212]&lt;&gt;&quot;&quot;;[Summary.E212]&lt;&gt;&quot;&quot;;[Summary.F212]&lt;&gt;&quot;&quot;;[Summary.G212]&lt;&gt;&quot;&quot;;[Summary.H212]&lt;&gt;&quot;&quot;;[Summary.I212]&lt;&gt;&quot;&quot;);[Summary.A212];&quot;&quot;)" office:value-type="string" office:string-value="DISTINCT">
            <text:p>DISTINCT</text:p>
          </table:table-cell>
        </table:table-row>
        <table:table-row table:style-name="ro3">
          <table:table-cell table:style-name="ce26" table:formula="of:=IF(AND([Summary.B213]&lt;&gt;&quot;&quot;; [Summary.C213]&lt;&gt;&quot;&quot;;[Summary.D213]&lt;&gt;&quot;&quot;;[Summary.E213]&lt;&gt;&quot;&quot;;[Summary.F213]&lt;&gt;&quot;&quot;;[Summary.G213]&lt;&gt;&quot;&quot;;[Summary.H213]&lt;&gt;&quot;&quot;;[Summary.I213]&lt;&gt;&quot;&quot;);[Summary.A213];&quot;&quot;)">
            <text:p/>
          </table:table-cell>
        </table:table-row>
        <table:table-row table:style-name="ro3">
          <table:table-cell table:style-name="ce26" table:formula="of:=IF(AND([Summary.B214]&lt;&gt;&quot;&quot;; [Summary.C214]&lt;&gt;&quot;&quot;;[Summary.D214]&lt;&gt;&quot;&quot;;[Summary.E214]&lt;&gt;&quot;&quot;;[Summary.F214]&lt;&gt;&quot;&quot;;[Summary.G214]&lt;&gt;&quot;&quot;;[Summary.H214]&lt;&gt;&quot;&quot;;[Summary.I214]&lt;&gt;&quot;&quot;);[Summary.A214];&quot;&quot;)">
            <text:p/>
          </table:table-cell>
        </table:table-row>
        <table:table-row table:style-name="ro3">
          <table:table-cell table:style-name="ce26" table:formula="of:=IF(AND([Summary.B215]&lt;&gt;&quot;&quot;; [Summary.C215]&lt;&gt;&quot;&quot;;[Summary.D215]&lt;&gt;&quot;&quot;;[Summary.E215]&lt;&gt;&quot;&quot;;[Summary.F215]&lt;&gt;&quot;&quot;;[Summary.G215]&lt;&gt;&quot;&quot;;[Summary.H215]&lt;&gt;&quot;&quot;;[Summary.I215]&lt;&gt;&quot;&quot;);[Summary.A215];&quot;&quot;)">
            <text:p/>
          </table:table-cell>
        </table:table-row>
        <table:table-row table:style-name="ro3">
          <table:table-cell table:style-name="ce26" table:formula="of:=IF(AND([Summary.B216]&lt;&gt;&quot;&quot;; [Summary.C216]&lt;&gt;&quot;&quot;;[Summary.D216]&lt;&gt;&quot;&quot;;[Summary.E216]&lt;&gt;&quot;&quot;;[Summary.F216]&lt;&gt;&quot;&quot;;[Summary.G216]&lt;&gt;&quot;&quot;;[Summary.H216]&lt;&gt;&quot;&quot;;[Summary.I216]&lt;&gt;&quot;&quot;);[Summary.A216];&quot;&quot;)">
            <text:p/>
          </table:table-cell>
        </table:table-row>
        <table:table-row table:style-name="ro3">
          <table:table-cell table:style-name="ce26" table:formula="of:=IF(AND([Summary.B217]&lt;&gt;&quot;&quot;; [Summary.C217]&lt;&gt;&quot;&quot;;[Summary.D217]&lt;&gt;&quot;&quot;;[Summary.E217]&lt;&gt;&quot;&quot;;[Summary.F217]&lt;&gt;&quot;&quot;;[Summary.G217]&lt;&gt;&quot;&quot;;[Summary.H217]&lt;&gt;&quot;&quot;;[Summary.I217]&lt;&gt;&quot;&quot;);[Summary.A217];&quot;&quot;)">
            <text:p/>
          </table:table-cell>
        </table:table-row>
        <table:table-row table:style-name="ro3">
          <table:table-cell table:style-name="ce26" table:formula="of:=IF(AND([Summary.B218]&lt;&gt;&quot;&quot;; [Summary.C218]&lt;&gt;&quot;&quot;;[Summary.D218]&lt;&gt;&quot;&quot;;[Summary.E218]&lt;&gt;&quot;&quot;;[Summary.F218]&lt;&gt;&quot;&quot;;[Summary.G218]&lt;&gt;&quot;&quot;;[Summary.H218]&lt;&gt;&quot;&quot;;[Summary.I218]&lt;&gt;&quot;&quot;);[Summary.A218];&quot;&quot;)">
            <text:p/>
          </table:table-cell>
        </table:table-row>
        <table:table-row table:style-name="ro3">
          <table:table-cell table:style-name="ce26" table:formula="of:=IF(AND([Summary.B219]&lt;&gt;&quot;&quot;; [Summary.C219]&lt;&gt;&quot;&quot;;[Summary.D219]&lt;&gt;&quot;&quot;;[Summary.E219]&lt;&gt;&quot;&quot;;[Summary.F219]&lt;&gt;&quot;&quot;;[Summary.G219]&lt;&gt;&quot;&quot;;[Summary.H219]&lt;&gt;&quot;&quot;;[Summary.I219]&lt;&gt;&quot;&quot;);[Summary.A219];&quot;&quot;)">
            <text:p/>
          </table:table-cell>
        </table:table-row>
        <table:table-row table:style-name="ro3">
          <table:table-cell table:style-name="ce26" table:formula="of:=IF(AND([Summary.B220]&lt;&gt;&quot;&quot;; [Summary.C220]&lt;&gt;&quot;&quot;;[Summary.D220]&lt;&gt;&quot;&quot;;[Summary.E220]&lt;&gt;&quot;&quot;;[Summary.F220]&lt;&gt;&quot;&quot;;[Summary.G220]&lt;&gt;&quot;&quot;;[Summary.H220]&lt;&gt;&quot;&quot;;[Summary.I220]&lt;&gt;&quot;&quot;);[Summary.A220];&quot;&quot;)">
            <text:p/>
          </table:table-cell>
        </table:table-row>
        <table:table-row table:style-name="ro2">
          <table:table-cell table:style-name="ce26" table:formula="of:=IF(AND([Summary.B221]&lt;&gt;&quot;&quot;; [Summary.C221]&lt;&gt;&quot;&quot;;[Summary.D221]&lt;&gt;&quot;&quot;;[Summary.E221]&lt;&gt;&quot;&quot;;[Summary.F221]&lt;&gt;&quot;&quot;;[Summary.G221]&lt;&gt;&quot;&quot;;[Summary.H221]&lt;&gt;&quot;&quot;;[Summary.I221]&lt;&gt;&quot;&quot;);[Summary.A221];&quot;&quot;)">
            <text:p/>
          </table:table-cell>
        </table:table-row>
        <table:table-row table:style-name="ro3">
          <table:table-cell table:style-name="ce26" table:formula="of:=IF(AND([Summary.B222]&lt;&gt;&quot;&quot;; [Summary.C222]&lt;&gt;&quot;&quot;;[Summary.D222]&lt;&gt;&quot;&quot;;[Summary.E222]&lt;&gt;&quot;&quot;;[Summary.F222]&lt;&gt;&quot;&quot;;[Summary.G222]&lt;&gt;&quot;&quot;;[Summary.H222]&lt;&gt;&quot;&quot;;[Summary.I222]&lt;&gt;&quot;&quot;);[Summary.A222];&quot;&quot;)">
            <text:p/>
          </table:table-cell>
        </table:table-row>
        <table:table-row table:style-name="ro3">
          <table:table-cell table:style-name="ce26" table:formula="of:=IF(AND([Summary.B223]&lt;&gt;&quot;&quot;; [Summary.C223]&lt;&gt;&quot;&quot;;[Summary.D223]&lt;&gt;&quot;&quot;;[Summary.E223]&lt;&gt;&quot;&quot;;[Summary.F223]&lt;&gt;&quot;&quot;;[Summary.G223]&lt;&gt;&quot;&quot;;[Summary.H223]&lt;&gt;&quot;&quot;;[Summary.I223]&lt;&gt;&quot;&quot;);[Summary.A223];&quot;&quot;)">
            <text:p/>
          </table:table-cell>
        </table:table-row>
        <table:table-row table:style-name="ro3">
          <table:table-cell table:style-name="ce26" table:formula="of:=IF(AND([Summary.B224]&lt;&gt;&quot;&quot;; [Summary.C224]&lt;&gt;&quot;&quot;;[Summary.D224]&lt;&gt;&quot;&quot;;[Summary.E224]&lt;&gt;&quot;&quot;;[Summary.F224]&lt;&gt;&quot;&quot;;[Summary.G224]&lt;&gt;&quot;&quot;;[Summary.H224]&lt;&gt;&quot;&quot;;[Summary.I224]&lt;&gt;&quot;&quot;);[Summary.A224];&quot;&quot;)">
            <text:p/>
          </table:table-cell>
        </table:table-row>
        <table:table-row table:style-name="ro2">
          <table:table-cell table:style-name="ce26" table:formula="of:=IF(AND([Summary.B225]&lt;&gt;&quot;&quot;; [Summary.C225]&lt;&gt;&quot;&quot;;[Summary.D225]&lt;&gt;&quot;&quot;;[Summary.E225]&lt;&gt;&quot;&quot;;[Summary.F225]&lt;&gt;&quot;&quot;;[Summary.G225]&lt;&gt;&quot;&quot;;[Summary.H225]&lt;&gt;&quot;&quot;;[Summary.I225]&lt;&gt;&quot;&quot;);[Summary.A225];&quot;&quot;)">
            <text:p/>
          </table:table-cell>
        </table:table-row>
        <table:table-row table:style-name="ro3">
          <table:table-cell table:style-name="ce26" table:formula="of:=IF(AND([Summary.B226]&lt;&gt;&quot;&quot;; [Summary.C226]&lt;&gt;&quot;&quot;;[Summary.D226]&lt;&gt;&quot;&quot;;[Summary.E226]&lt;&gt;&quot;&quot;;[Summary.F226]&lt;&gt;&quot;&quot;;[Summary.G226]&lt;&gt;&quot;&quot;;[Summary.H226]&lt;&gt;&quot;&quot;;[Summary.I226]&lt;&gt;&quot;&quot;);[Summary.A226];&quot;&quot;)">
            <text:p/>
          </table:table-cell>
        </table:table-row>
        <table:table-row table:style-name="ro3">
          <table:table-cell table:style-name="ce26" table:formula="of:=IF(AND([Summary.B227]&lt;&gt;&quot;&quot;; [Summary.C227]&lt;&gt;&quot;&quot;;[Summary.D227]&lt;&gt;&quot;&quot;;[Summary.E227]&lt;&gt;&quot;&quot;;[Summary.F227]&lt;&gt;&quot;&quot;;[Summary.G227]&lt;&gt;&quot;&quot;;[Summary.H227]&lt;&gt;&quot;&quot;;[Summary.I227]&lt;&gt;&quot;&quot;);[Summary.A227];&quot;&quot;)">
            <text:p/>
          </table:table-cell>
        </table:table-row>
        <table:table-row table:style-name="ro3">
          <table:table-cell table:style-name="ce26" table:formula="of:=IF(AND([Summary.B228]&lt;&gt;&quot;&quot;; [Summary.C228]&lt;&gt;&quot;&quot;;[Summary.D228]&lt;&gt;&quot;&quot;;[Summary.E228]&lt;&gt;&quot;&quot;;[Summary.F228]&lt;&gt;&quot;&quot;;[Summary.G228]&lt;&gt;&quot;&quot;;[Summary.H228]&lt;&gt;&quot;&quot;;[Summary.I228]&lt;&gt;&quot;&quot;);[Summary.A228];&quot;&quot;)">
            <text:p/>
          </table:table-cell>
        </table:table-row>
        <table:table-row table:style-name="ro3">
          <table:table-cell table:style-name="ce26" table:formula="of:=IF(AND([Summary.B229]&lt;&gt;&quot;&quot;; [Summary.C229]&lt;&gt;&quot;&quot;;[Summary.D229]&lt;&gt;&quot;&quot;;[Summary.E229]&lt;&gt;&quot;&quot;;[Summary.F229]&lt;&gt;&quot;&quot;;[Summary.G229]&lt;&gt;&quot;&quot;;[Summary.H229]&lt;&gt;&quot;&quot;;[Summary.I229]&lt;&gt;&quot;&quot;);[Summary.A229];&quot;&quot;)">
            <text:p/>
          </table:table-cell>
        </table:table-row>
        <table:table-row table:style-name="ro3">
          <table:table-cell table:style-name="ce26" table:formula="of:=IF(AND([Summary.B230]&lt;&gt;&quot;&quot;; [Summary.C230]&lt;&gt;&quot;&quot;;[Summary.D230]&lt;&gt;&quot;&quot;;[Summary.E230]&lt;&gt;&quot;&quot;;[Summary.F230]&lt;&gt;&quot;&quot;;[Summary.G230]&lt;&gt;&quot;&quot;;[Summary.H230]&lt;&gt;&quot;&quot;;[Summary.I230]&lt;&gt;&quot;&quot;);[Summary.A230];&quot;&quot;)">
            <text:p/>
          </table:table-cell>
        </table:table-row>
        <table:table-row table:style-name="ro3">
          <table:table-cell table:style-name="ce26" table:formula="of:=IF(AND([Summary.B231]&lt;&gt;&quot;&quot;; [Summary.C231]&lt;&gt;&quot;&quot;;[Summary.D231]&lt;&gt;&quot;&quot;;[Summary.E231]&lt;&gt;&quot;&quot;;[Summary.F231]&lt;&gt;&quot;&quot;;[Summary.G231]&lt;&gt;&quot;&quot;;[Summary.H231]&lt;&gt;&quot;&quot;;[Summary.I231]&lt;&gt;&quot;&quot;);[Summary.A231];&quot;&quot;)" office:value-type="string" office:string-value="DROP">
            <text:p>DROP</text:p>
          </table:table-cell>
        </table:table-row>
        <table:table-row table:style-name="ro3">
          <table:table-cell table:style-name="ce26" table:formula="of:=IF(AND([Summary.B232]&lt;&gt;&quot;&quot;; [Summary.C232]&lt;&gt;&quot;&quot;;[Summary.D232]&lt;&gt;&quot;&quot;;[Summary.E232]&lt;&gt;&quot;&quot;;[Summary.F232]&lt;&gt;&quot;&quot;;[Summary.G232]&lt;&gt;&quot;&quot;;[Summary.H232]&lt;&gt;&quot;&quot;;[Summary.I232]&lt;&gt;&quot;&quot;);[Summary.A232];&quot;&quot;)">
            <text:p/>
          </table:table-cell>
        </table:table-row>
        <table:table-row table:style-name="ro3">
          <table:table-cell table:style-name="ce26" table:formula="of:=IF(AND([Summary.B233]&lt;&gt;&quot;&quot;; [Summary.C233]&lt;&gt;&quot;&quot;;[Summary.D233]&lt;&gt;&quot;&quot;;[Summary.E233]&lt;&gt;&quot;&quot;;[Summary.F233]&lt;&gt;&quot;&quot;;[Summary.G233]&lt;&gt;&quot;&quot;;[Summary.H233]&lt;&gt;&quot;&quot;;[Summary.I233]&lt;&gt;&quot;&quot;);[Summary.A233];&quot;&quot;)">
            <text:p/>
          </table:table-cell>
        </table:table-row>
        <table:table-row table:style-name="ro3">
          <table:table-cell table:style-name="ce26" table:formula="of:=IF(AND([Summary.B234]&lt;&gt;&quot;&quot;; [Summary.C234]&lt;&gt;&quot;&quot;;[Summary.D234]&lt;&gt;&quot;&quot;;[Summary.E234]&lt;&gt;&quot;&quot;;[Summary.F234]&lt;&gt;&quot;&quot;;[Summary.G234]&lt;&gt;&quot;&quot;;[Summary.H234]&lt;&gt;&quot;&quot;;[Summary.I234]&lt;&gt;&quot;&quot;);[Summary.A234];&quot;&quot;)">
            <text:p/>
          </table:table-cell>
        </table:table-row>
        <table:table-row table:style-name="ro3">
          <table:table-cell table:style-name="ce26" table:formula="of:=IF(AND([Summary.B235]&lt;&gt;&quot;&quot;; [Summary.C235]&lt;&gt;&quot;&quot;;[Summary.D235]&lt;&gt;&quot;&quot;;[Summary.E235]&lt;&gt;&quot;&quot;;[Summary.F235]&lt;&gt;&quot;&quot;;[Summary.G235]&lt;&gt;&quot;&quot;;[Summary.H235]&lt;&gt;&quot;&quot;;[Summary.I235]&lt;&gt;&quot;&quot;);[Summary.A235];&quot;&quot;)">
            <text:p/>
          </table:table-cell>
        </table:table-row>
        <table:table-row table:style-name="ro3">
          <table:table-cell table:style-name="ce26" table:formula="of:=IF(AND([Summary.B236]&lt;&gt;&quot;&quot;; [Summary.C236]&lt;&gt;&quot;&quot;;[Summary.D236]&lt;&gt;&quot;&quot;;[Summary.E236]&lt;&gt;&quot;&quot;;[Summary.F236]&lt;&gt;&quot;&quot;;[Summary.G236]&lt;&gt;&quot;&quot;;[Summary.H236]&lt;&gt;&quot;&quot;;[Summary.I236]&lt;&gt;&quot;&quot;);[Summary.A236];&quot;&quot;)">
            <text:p/>
          </table:table-cell>
        </table:table-row>
        <table:table-row table:style-name="ro3">
          <table:table-cell table:style-name="ce26" table:formula="of:=IF(AND([Summary.B237]&lt;&gt;&quot;&quot;; [Summary.C237]&lt;&gt;&quot;&quot;;[Summary.D237]&lt;&gt;&quot;&quot;;[Summary.E237]&lt;&gt;&quot;&quot;;[Summary.F237]&lt;&gt;&quot;&quot;;[Summary.G237]&lt;&gt;&quot;&quot;;[Summary.H237]&lt;&gt;&quot;&quot;;[Summary.I237]&lt;&gt;&quot;&quot;);[Summary.A237];&quot;&quot;)">
            <text:p/>
          </table:table-cell>
        </table:table-row>
        <table:table-row table:style-name="ro3">
          <table:table-cell table:style-name="ce26" table:formula="of:=IF(AND([Summary.B238]&lt;&gt;&quot;&quot;; [Summary.C238]&lt;&gt;&quot;&quot;;[Summary.D238]&lt;&gt;&quot;&quot;;[Summary.E238]&lt;&gt;&quot;&quot;;[Summary.F238]&lt;&gt;&quot;&quot;;[Summary.G238]&lt;&gt;&quot;&quot;;[Summary.H238]&lt;&gt;&quot;&quot;;[Summary.I238]&lt;&gt;&quot;&quot;);[Summary.A238];&quot;&quot;)">
            <text:p/>
          </table:table-cell>
        </table:table-row>
        <table:table-row table:style-name="ro3">
          <table:table-cell table:style-name="ce26" table:formula="of:=IF(AND([Summary.B239]&lt;&gt;&quot;&quot;; [Summary.C239]&lt;&gt;&quot;&quot;;[Summary.D239]&lt;&gt;&quot;&quot;;[Summary.E239]&lt;&gt;&quot;&quot;;[Summary.F239]&lt;&gt;&quot;&quot;;[Summary.G239]&lt;&gt;&quot;&quot;;[Summary.H239]&lt;&gt;&quot;&quot;;[Summary.I239]&lt;&gt;&quot;&quot;);[Summary.A239];&quot;&quot;)" office:value-type="string" office:string-value="ELSE">
            <text:p>ELSE</text:p>
          </table:table-cell>
        </table:table-row>
        <table:table-row table:style-name="ro3">
          <table:table-cell table:style-name="ce26" table:formula="of:=IF(AND([Summary.B240]&lt;&gt;&quot;&quot;; [Summary.C240]&lt;&gt;&quot;&quot;;[Summary.D240]&lt;&gt;&quot;&quot;;[Summary.E240]&lt;&gt;&quot;&quot;;[Summary.F240]&lt;&gt;&quot;&quot;;[Summary.G240]&lt;&gt;&quot;&quot;;[Summary.H240]&lt;&gt;&quot;&quot;;[Summary.I240]&lt;&gt;&quot;&quot;);[Summary.A240];&quot;&quot;)">
            <text:p/>
          </table:table-cell>
        </table:table-row>
        <table:table-row table:style-name="ro3">
          <table:table-cell table:style-name="ce26" table:formula="of:=IF(AND([Summary.B241]&lt;&gt;&quot;&quot;; [Summary.C241]&lt;&gt;&quot;&quot;;[Summary.D241]&lt;&gt;&quot;&quot;;[Summary.E241]&lt;&gt;&quot;&quot;;[Summary.F241]&lt;&gt;&quot;&quot;;[Summary.G241]&lt;&gt;&quot;&quot;;[Summary.H241]&lt;&gt;&quot;&quot;;[Summary.I241]&lt;&gt;&quot;&quot;);[Summary.A241];&quot;&quot;)">
            <text:p/>
          </table:table-cell>
        </table:table-row>
        <table:table-row table:style-name="ro3">
          <table:table-cell table:style-name="ce26" table:formula="of:=IF(AND([Summary.B242]&lt;&gt;&quot;&quot;; [Summary.C242]&lt;&gt;&quot;&quot;;[Summary.D242]&lt;&gt;&quot;&quot;;[Summary.E242]&lt;&gt;&quot;&quot;;[Summary.F242]&lt;&gt;&quot;&quot;;[Summary.G242]&lt;&gt;&quot;&quot;;[Summary.H242]&lt;&gt;&quot;&quot;;[Summary.I242]&lt;&gt;&quot;&quot;);[Summary.A242];&quot;&quot;)">
            <text:p/>
          </table:table-cell>
        </table:table-row>
        <table:table-row table:style-name="ro3">
          <table:table-cell table:style-name="ce26" table:formula="of:=IF(AND([Summary.B243]&lt;&gt;&quot;&quot;; [Summary.C243]&lt;&gt;&quot;&quot;;[Summary.D243]&lt;&gt;&quot;&quot;;[Summary.E243]&lt;&gt;&quot;&quot;;[Summary.F243]&lt;&gt;&quot;&quot;;[Summary.G243]&lt;&gt;&quot;&quot;;[Summary.H243]&lt;&gt;&quot;&quot;;[Summary.I243]&lt;&gt;&quot;&quot;);[Summary.A243];&quot;&quot;)">
            <text:p/>
          </table:table-cell>
        </table:table-row>
        <table:table-row table:style-name="ro3">
          <table:table-cell table:style-name="ce26" table:formula="of:=IF(AND([Summary.B244]&lt;&gt;&quot;&quot;; [Summary.C244]&lt;&gt;&quot;&quot;;[Summary.D244]&lt;&gt;&quot;&quot;;[Summary.E244]&lt;&gt;&quot;&quot;;[Summary.F244]&lt;&gt;&quot;&quot;;[Summary.G244]&lt;&gt;&quot;&quot;;[Summary.H244]&lt;&gt;&quot;&quot;;[Summary.I244]&lt;&gt;&quot;&quot;);[Summary.A244];&quot;&quot;)">
            <text:p/>
          </table:table-cell>
        </table:table-row>
        <table:table-row table:style-name="ro3">
          <table:table-cell table:style-name="ce26" table:formula="of:=IF(AND([Summary.B245]&lt;&gt;&quot;&quot;; [Summary.C245]&lt;&gt;&quot;&quot;;[Summary.D245]&lt;&gt;&quot;&quot;;[Summary.E245]&lt;&gt;&quot;&quot;;[Summary.F245]&lt;&gt;&quot;&quot;;[Summary.G245]&lt;&gt;&quot;&quot;;[Summary.H245]&lt;&gt;&quot;&quot;;[Summary.I245]&lt;&gt;&quot;&quot;);[Summary.A245];&quot;&quot;)">
            <text:p/>
          </table:table-cell>
        </table:table-row>
        <table:table-row table:style-name="ro3">
          <table:table-cell table:style-name="ce26" table:formula="of:=IF(AND([Summary.B246]&lt;&gt;&quot;&quot;; [Summary.C246]&lt;&gt;&quot;&quot;;[Summary.D246]&lt;&gt;&quot;&quot;;[Summary.E246]&lt;&gt;&quot;&quot;;[Summary.F246]&lt;&gt;&quot;&quot;;[Summary.G246]&lt;&gt;&quot;&quot;;[Summary.H246]&lt;&gt;&quot;&quot;;[Summary.I246]&lt;&gt;&quot;&quot;);[Summary.A246];&quot;&quot;)">
            <text:p/>
          </table:table-cell>
        </table:table-row>
        <table:table-row table:style-name="ro3">
          <table:table-cell table:style-name="ce26" table:formula="of:=IF(AND([Summary.B247]&lt;&gt;&quot;&quot;; [Summary.C247]&lt;&gt;&quot;&quot;;[Summary.D247]&lt;&gt;&quot;&quot;;[Summary.E247]&lt;&gt;&quot;&quot;;[Summary.F247]&lt;&gt;&quot;&quot;;[Summary.G247]&lt;&gt;&quot;&quot;;[Summary.H247]&lt;&gt;&quot;&quot;;[Summary.I247]&lt;&gt;&quot;&quot;);[Summary.A247];&quot;&quot;)">
            <text:p/>
          </table:table-cell>
        </table:table-row>
        <table:table-row table:style-name="ro3">
          <table:table-cell table:style-name="ce26" table:formula="of:=IF(AND([Summary.B248]&lt;&gt;&quot;&quot;; [Summary.C248]&lt;&gt;&quot;&quot;;[Summary.D248]&lt;&gt;&quot;&quot;;[Summary.E248]&lt;&gt;&quot;&quot;;[Summary.F248]&lt;&gt;&quot;&quot;;[Summary.G248]&lt;&gt;&quot;&quot;;[Summary.H248]&lt;&gt;&quot;&quot;;[Summary.I248]&lt;&gt;&quot;&quot;);[Summary.A248];&quot;&quot;)">
            <text:p/>
          </table:table-cell>
        </table:table-row>
        <table:table-row table:style-name="ro2">
          <table:table-cell table:style-name="ce26" table:formula="of:=IF(AND([Summary.B249]&lt;&gt;&quot;&quot;; [Summary.C249]&lt;&gt;&quot;&quot;;[Summary.D249]&lt;&gt;&quot;&quot;;[Summary.E249]&lt;&gt;&quot;&quot;;[Summary.F249]&lt;&gt;&quot;&quot;;[Summary.G249]&lt;&gt;&quot;&quot;;[Summary.H249]&lt;&gt;&quot;&quot;;[Summary.I249]&lt;&gt;&quot;&quot;);[Summary.A249];&quot;&quot;)">
            <text:p/>
          </table:table-cell>
        </table:table-row>
        <table:table-row table:style-name="ro3">
          <table:table-cell table:style-name="ce26" table:formula="of:=IF(AND([Summary.B250]&lt;&gt;&quot;&quot;; [Summary.C250]&lt;&gt;&quot;&quot;;[Summary.D250]&lt;&gt;&quot;&quot;;[Summary.E250]&lt;&gt;&quot;&quot;;[Summary.F250]&lt;&gt;&quot;&quot;;[Summary.G250]&lt;&gt;&quot;&quot;;[Summary.H250]&lt;&gt;&quot;&quot;;[Summary.I250]&lt;&gt;&quot;&quot;);[Summary.A250];&quot;&quot;)">
            <text:p/>
          </table:table-cell>
        </table:table-row>
        <table:table-row table:style-name="ro3">
          <table:table-cell table:style-name="ce26" table:formula="of:=IF(AND([Summary.B251]&lt;&gt;&quot;&quot;; [Summary.C251]&lt;&gt;&quot;&quot;;[Summary.D251]&lt;&gt;&quot;&quot;;[Summary.E251]&lt;&gt;&quot;&quot;;[Summary.F251]&lt;&gt;&quot;&quot;;[Summary.G251]&lt;&gt;&quot;&quot;;[Summary.H251]&lt;&gt;&quot;&quot;;[Summary.I251]&lt;&gt;&quot;&quot;);[Summary.A251];&quot;&quot;)">
            <text:p/>
          </table:table-cell>
        </table:table-row>
        <table:table-row table:style-name="ro3">
          <table:table-cell table:style-name="ce26" table:formula="of:=IF(AND([Summary.B252]&lt;&gt;&quot;&quot;; [Summary.C252]&lt;&gt;&quot;&quot;;[Summary.D252]&lt;&gt;&quot;&quot;;[Summary.E252]&lt;&gt;&quot;&quot;;[Summary.F252]&lt;&gt;&quot;&quot;;[Summary.G252]&lt;&gt;&quot;&quot;;[Summary.H252]&lt;&gt;&quot;&quot;;[Summary.I252]&lt;&gt;&quot;&quot;);[Summary.A252];&quot;&quot;)">
            <text:p/>
          </table:table-cell>
        </table:table-row>
        <table:table-row table:style-name="ro2">
          <table:table-cell table:style-name="ce26" table:formula="of:=IF(AND([Summary.B253]&lt;&gt;&quot;&quot;; [Summary.C253]&lt;&gt;&quot;&quot;;[Summary.D253]&lt;&gt;&quot;&quot;;[Summary.E253]&lt;&gt;&quot;&quot;;[Summary.F253]&lt;&gt;&quot;&quot;;[Summary.G253]&lt;&gt;&quot;&quot;;[Summary.H253]&lt;&gt;&quot;&quot;;[Summary.I253]&lt;&gt;&quot;&quot;);[Summary.A253];&quot;&quot;)">
            <text:p/>
          </table:table-cell>
        </table:table-row>
        <table:table-row table:style-name="ro3">
          <table:table-cell table:style-name="ce26" table:formula="of:=IF(AND([Summary.B254]&lt;&gt;&quot;&quot;; [Summary.C254]&lt;&gt;&quot;&quot;;[Summary.D254]&lt;&gt;&quot;&quot;;[Summary.E254]&lt;&gt;&quot;&quot;;[Summary.F254]&lt;&gt;&quot;&quot;;[Summary.G254]&lt;&gt;&quot;&quot;;[Summary.H254]&lt;&gt;&quot;&quot;;[Summary.I254]&lt;&gt;&quot;&quot;);[Summary.A254];&quot;&quot;)">
            <text:p/>
          </table:table-cell>
        </table:table-row>
        <table:table-row table:style-name="ro3">
          <table:table-cell table:style-name="ce26" table:formula="of:=IF(AND([Summary.B255]&lt;&gt;&quot;&quot;; [Summary.C255]&lt;&gt;&quot;&quot;;[Summary.D255]&lt;&gt;&quot;&quot;;[Summary.E255]&lt;&gt;&quot;&quot;;[Summary.F255]&lt;&gt;&quot;&quot;;[Summary.G255]&lt;&gt;&quot;&quot;;[Summary.H255]&lt;&gt;&quot;&quot;;[Summary.I255]&lt;&gt;&quot;&quot;);[Summary.A255];&quot;&quot;)">
            <text:p/>
          </table:table-cell>
        </table:table-row>
        <table:table-row table:style-name="ro3">
          <table:table-cell table:style-name="ce26" table:formula="of:=IF(AND([Summary.B256]&lt;&gt;&quot;&quot;; [Summary.C256]&lt;&gt;&quot;&quot;;[Summary.D256]&lt;&gt;&quot;&quot;;[Summary.E256]&lt;&gt;&quot;&quot;;[Summary.F256]&lt;&gt;&quot;&quot;;[Summary.G256]&lt;&gt;&quot;&quot;;[Summary.H256]&lt;&gt;&quot;&quot;;[Summary.I256]&lt;&gt;&quot;&quot;);[Summary.A256];&quot;&quot;)">
            <text:p/>
          </table:table-cell>
        </table:table-row>
        <table:table-row table:style-name="ro3">
          <table:table-cell table:style-name="ce26" table:formula="of:=IF(AND([Summary.B257]&lt;&gt;&quot;&quot;; [Summary.C257]&lt;&gt;&quot;&quot;;[Summary.D257]&lt;&gt;&quot;&quot;;[Summary.E257]&lt;&gt;&quot;&quot;;[Summary.F257]&lt;&gt;&quot;&quot;;[Summary.G257]&lt;&gt;&quot;&quot;;[Summary.H257]&lt;&gt;&quot;&quot;;[Summary.I257]&lt;&gt;&quot;&quot;);[Summary.A257];&quot;&quot;)">
            <text:p/>
          </table:table-cell>
        </table:table-row>
        <table:table-row table:style-name="ro3">
          <table:table-cell table:style-name="ce26" table:formula="of:=IF(AND([Summary.B258]&lt;&gt;&quot;&quot;; [Summary.C258]&lt;&gt;&quot;&quot;;[Summary.D258]&lt;&gt;&quot;&quot;;[Summary.E258]&lt;&gt;&quot;&quot;;[Summary.F258]&lt;&gt;&quot;&quot;;[Summary.G258]&lt;&gt;&quot;&quot;;[Summary.H258]&lt;&gt;&quot;&quot;;[Summary.I258]&lt;&gt;&quot;&quot;);[Summary.A258];&quot;&quot;)">
            <text:p/>
          </table:table-cell>
        </table:table-row>
        <table:table-row table:style-name="ro3">
          <table:table-cell table:style-name="ce26" table:formula="of:=IF(AND([Summary.B259]&lt;&gt;&quot;&quot;; [Summary.C259]&lt;&gt;&quot;&quot;;[Summary.D259]&lt;&gt;&quot;&quot;;[Summary.E259]&lt;&gt;&quot;&quot;;[Summary.F259]&lt;&gt;&quot;&quot;;[Summary.G259]&lt;&gt;&quot;&quot;;[Summary.H259]&lt;&gt;&quot;&quot;;[Summary.I259]&lt;&gt;&quot;&quot;);[Summary.A259];&quot;&quot;)">
            <text:p/>
          </table:table-cell>
        </table:table-row>
        <table:table-row table:style-name="ro3">
          <table:table-cell table:style-name="ce26" table:formula="of:=IF(AND([Summary.B260]&lt;&gt;&quot;&quot;; [Summary.C260]&lt;&gt;&quot;&quot;;[Summary.D260]&lt;&gt;&quot;&quot;;[Summary.E260]&lt;&gt;&quot;&quot;;[Summary.F260]&lt;&gt;&quot;&quot;;[Summary.G260]&lt;&gt;&quot;&quot;;[Summary.H260]&lt;&gt;&quot;&quot;;[Summary.I260]&lt;&gt;&quot;&quot;);[Summary.A260];&quot;&quot;)">
            <text:p/>
          </table:table-cell>
        </table:table-row>
        <table:table-row table:style-name="ro3">
          <table:table-cell table:style-name="ce26" table:formula="of:=IF(AND([Summary.B261]&lt;&gt;&quot;&quot;; [Summary.C261]&lt;&gt;&quot;&quot;;[Summary.D261]&lt;&gt;&quot;&quot;;[Summary.E261]&lt;&gt;&quot;&quot;;[Summary.F261]&lt;&gt;&quot;&quot;;[Summary.G261]&lt;&gt;&quot;&quot;;[Summary.H261]&lt;&gt;&quot;&quot;;[Summary.I261]&lt;&gt;&quot;&quot;);[Summary.A261];&quot;&quot;)">
            <text:p/>
          </table:table-cell>
        </table:table-row>
        <table:table-row table:style-name="ro2">
          <table:table-cell table:style-name="ce26" table:formula="of:=IF(AND([Summary.B262]&lt;&gt;&quot;&quot;; [Summary.C262]&lt;&gt;&quot;&quot;;[Summary.D262]&lt;&gt;&quot;&quot;;[Summary.E262]&lt;&gt;&quot;&quot;;[Summary.F262]&lt;&gt;&quot;&quot;;[Summary.G262]&lt;&gt;&quot;&quot;;[Summary.H262]&lt;&gt;&quot;&quot;;[Summary.I262]&lt;&gt;&quot;&quot;);[Summary.A262];&quot;&quot;)">
            <text:p/>
          </table:table-cell>
        </table:table-row>
        <table:table-row table:style-name="ro3">
          <table:table-cell table:style-name="ce26" table:formula="of:=IF(AND([Summary.B263]&lt;&gt;&quot;&quot;; [Summary.C263]&lt;&gt;&quot;&quot;;[Summary.D263]&lt;&gt;&quot;&quot;;[Summary.E263]&lt;&gt;&quot;&quot;;[Summary.F263]&lt;&gt;&quot;&quot;;[Summary.G263]&lt;&gt;&quot;&quot;;[Summary.H263]&lt;&gt;&quot;&quot;;[Summary.I263]&lt;&gt;&quot;&quot;);[Summary.A263];&quot;&quot;)">
            <text:p/>
          </table:table-cell>
        </table:table-row>
        <table:table-row table:style-name="ro3">
          <table:table-cell table:style-name="ce26" table:formula="of:=IF(AND([Summary.B264]&lt;&gt;&quot;&quot;; [Summary.C264]&lt;&gt;&quot;&quot;;[Summary.D264]&lt;&gt;&quot;&quot;;[Summary.E264]&lt;&gt;&quot;&quot;;[Summary.F264]&lt;&gt;&quot;&quot;;[Summary.G264]&lt;&gt;&quot;&quot;;[Summary.H264]&lt;&gt;&quot;&quot;;[Summary.I264]&lt;&gt;&quot;&quot;);[Summary.A264];&quot;&quot;)">
            <text:p/>
          </table:table-cell>
        </table:table-row>
        <table:table-row table:style-name="ro3">
          <table:table-cell table:style-name="ce26" table:formula="of:=IF(AND([Summary.B265]&lt;&gt;&quot;&quot;; [Summary.C265]&lt;&gt;&quot;&quot;;[Summary.D265]&lt;&gt;&quot;&quot;;[Summary.E265]&lt;&gt;&quot;&quot;;[Summary.F265]&lt;&gt;&quot;&quot;;[Summary.G265]&lt;&gt;&quot;&quot;;[Summary.H265]&lt;&gt;&quot;&quot;;[Summary.I265]&lt;&gt;&quot;&quot;);[Summary.A265];&quot;&quot;)" office:value-type="string" office:string-value="EXISTS">
            <text:p>EXISTS</text:p>
          </table:table-cell>
        </table:table-row>
        <table:table-row table:style-name="ro2">
          <table:table-cell table:style-name="ce26" table:formula="of:=IF(AND([Summary.B266]&lt;&gt;&quot;&quot;; [Summary.C266]&lt;&gt;&quot;&quot;;[Summary.D266]&lt;&gt;&quot;&quot;;[Summary.E266]&lt;&gt;&quot;&quot;;[Summary.F266]&lt;&gt;&quot;&quot;;[Summary.G266]&lt;&gt;&quot;&quot;;[Summary.H266]&lt;&gt;&quot;&quot;;[Summary.I266]&lt;&gt;&quot;&quot;);[Summary.A266];&quot;&quot;)">
            <text:p/>
          </table:table-cell>
        </table:table-row>
        <table:table-row table:style-name="ro3">
          <table:table-cell table:style-name="ce26" table:formula="of:=IF(AND([Summary.B267]&lt;&gt;&quot;&quot;; [Summary.C267]&lt;&gt;&quot;&quot;;[Summary.D267]&lt;&gt;&quot;&quot;;[Summary.E267]&lt;&gt;&quot;&quot;;[Summary.F267]&lt;&gt;&quot;&quot;;[Summary.G267]&lt;&gt;&quot;&quot;;[Summary.H267]&lt;&gt;&quot;&quot;;[Summary.I267]&lt;&gt;&quot;&quot;);[Summary.A267];&quot;&quot;)">
            <text:p/>
          </table:table-cell>
        </table:table-row>
        <table:table-row table:style-name="ro3">
          <table:table-cell table:style-name="ce26" table:formula="of:=IF(AND([Summary.B268]&lt;&gt;&quot;&quot;; [Summary.C268]&lt;&gt;&quot;&quot;;[Summary.D268]&lt;&gt;&quot;&quot;;[Summary.E268]&lt;&gt;&quot;&quot;;[Summary.F268]&lt;&gt;&quot;&quot;;[Summary.G268]&lt;&gt;&quot;&quot;;[Summary.H268]&lt;&gt;&quot;&quot;;[Summary.I268]&lt;&gt;&quot;&quot;);[Summary.A268];&quot;&quot;)">
            <text:p/>
          </table:table-cell>
        </table:table-row>
        <table:table-row table:style-name="ro3">
          <table:table-cell table:style-name="ce26" table:formula="of:=IF(AND([Summary.B269]&lt;&gt;&quot;&quot;; [Summary.C269]&lt;&gt;&quot;&quot;;[Summary.D269]&lt;&gt;&quot;&quot;;[Summary.E269]&lt;&gt;&quot;&quot;;[Summary.F269]&lt;&gt;&quot;&quot;;[Summary.G269]&lt;&gt;&quot;&quot;;[Summary.H269]&lt;&gt;&quot;&quot;;[Summary.I269]&lt;&gt;&quot;&quot;);[Summary.A269];&quot;&quot;)">
            <text:p/>
          </table:table-cell>
        </table:table-row>
        <table:table-row table:style-name="ro3">
          <table:table-cell table:style-name="ce26" table:formula="of:=IF(AND([Summary.B270]&lt;&gt;&quot;&quot;; [Summary.C270]&lt;&gt;&quot;&quot;;[Summary.D270]&lt;&gt;&quot;&quot;;[Summary.E270]&lt;&gt;&quot;&quot;;[Summary.F270]&lt;&gt;&quot;&quot;;[Summary.G270]&lt;&gt;&quot;&quot;;[Summary.H270]&lt;&gt;&quot;&quot;;[Summary.I270]&lt;&gt;&quot;&quot;);[Summary.A270];&quot;&quot;)">
            <text:p/>
          </table:table-cell>
        </table:table-row>
        <table:table-row table:style-name="ro3">
          <table:table-cell table:style-name="ce26" table:formula="of:=IF(AND([Summary.B271]&lt;&gt;&quot;&quot;; [Summary.C271]&lt;&gt;&quot;&quot;;[Summary.D271]&lt;&gt;&quot;&quot;;[Summary.E271]&lt;&gt;&quot;&quot;;[Summary.F271]&lt;&gt;&quot;&quot;;[Summary.G271]&lt;&gt;&quot;&quot;;[Summary.H271]&lt;&gt;&quot;&quot;;[Summary.I271]&lt;&gt;&quot;&quot;);[Summary.A271];&quot;&quot;)">
            <text:p/>
          </table:table-cell>
        </table:table-row>
        <table:table-row table:style-name="ro3">
          <table:table-cell table:style-name="ce26" table:formula="of:=IF(AND([Summary.B272]&lt;&gt;&quot;&quot;; [Summary.C272]&lt;&gt;&quot;&quot;;[Summary.D272]&lt;&gt;&quot;&quot;;[Summary.E272]&lt;&gt;&quot;&quot;;[Summary.F272]&lt;&gt;&quot;&quot;;[Summary.G272]&lt;&gt;&quot;&quot;;[Summary.H272]&lt;&gt;&quot;&quot;;[Summary.I272]&lt;&gt;&quot;&quot;);[Summary.A272];&quot;&quot;)">
            <text:p/>
          </table:table-cell>
        </table:table-row>
        <table:table-row table:style-name="ro3">
          <table:table-cell table:style-name="ce26" table:formula="of:=IF(AND([Summary.B273]&lt;&gt;&quot;&quot;; [Summary.C273]&lt;&gt;&quot;&quot;;[Summary.D273]&lt;&gt;&quot;&quot;;[Summary.E273]&lt;&gt;&quot;&quot;;[Summary.F273]&lt;&gt;&quot;&quot;;[Summary.G273]&lt;&gt;&quot;&quot;;[Summary.H273]&lt;&gt;&quot;&quot;;[Summary.I273]&lt;&gt;&quot;&quot;);[Summary.A273];&quot;&quot;)">
            <text:p/>
          </table:table-cell>
        </table:table-row>
        <table:table-row table:style-name="ro3">
          <table:table-cell table:style-name="ce26" table:formula="of:=IF(AND([Summary.B274]&lt;&gt;&quot;&quot;; [Summary.C274]&lt;&gt;&quot;&quot;;[Summary.D274]&lt;&gt;&quot;&quot;;[Summary.E274]&lt;&gt;&quot;&quot;;[Summary.F274]&lt;&gt;&quot;&quot;;[Summary.G274]&lt;&gt;&quot;&quot;;[Summary.H274]&lt;&gt;&quot;&quot;;[Summary.I274]&lt;&gt;&quot;&quot;);[Summary.A274];&quot;&quot;)">
            <text:p/>
          </table:table-cell>
        </table:table-row>
        <table:table-row table:style-name="ro3">
          <table:table-cell table:style-name="ce26" table:formula="of:=IF(AND([Summary.B275]&lt;&gt;&quot;&quot;; [Summary.C275]&lt;&gt;&quot;&quot;;[Summary.D275]&lt;&gt;&quot;&quot;;[Summary.E275]&lt;&gt;&quot;&quot;;[Summary.F275]&lt;&gt;&quot;&quot;;[Summary.G275]&lt;&gt;&quot;&quot;;[Summary.H275]&lt;&gt;&quot;&quot;;[Summary.I275]&lt;&gt;&quot;&quot;);[Summary.A275];&quot;&quot;)">
            <text:p/>
          </table:table-cell>
        </table:table-row>
        <table:table-row table:style-name="ro3">
          <table:table-cell table:style-name="ce26" table:formula="of:=IF(AND([Summary.B276]&lt;&gt;&quot;&quot;; [Summary.C276]&lt;&gt;&quot;&quot;;[Summary.D276]&lt;&gt;&quot;&quot;;[Summary.E276]&lt;&gt;&quot;&quot;;[Summary.F276]&lt;&gt;&quot;&quot;;[Summary.G276]&lt;&gt;&quot;&quot;;[Summary.H276]&lt;&gt;&quot;&quot;;[Summary.I276]&lt;&gt;&quot;&quot;);[Summary.A276];&quot;&quot;)">
            <text:p/>
          </table:table-cell>
        </table:table-row>
        <table:table-row table:style-name="ro3">
          <table:table-cell table:style-name="ce26" table:formula="of:=IF(AND([Summary.B277]&lt;&gt;&quot;&quot;; [Summary.C277]&lt;&gt;&quot;&quot;;[Summary.D277]&lt;&gt;&quot;&quot;;[Summary.E277]&lt;&gt;&quot;&quot;;[Summary.F277]&lt;&gt;&quot;&quot;;[Summary.G277]&lt;&gt;&quot;&quot;;[Summary.H277]&lt;&gt;&quot;&quot;;[Summary.I277]&lt;&gt;&quot;&quot;);[Summary.A277];&quot;&quot;)">
            <text:p/>
          </table:table-cell>
        </table:table-row>
        <table:table-row table:style-name="ro3">
          <table:table-cell table:style-name="ce26" table:formula="of:=IF(AND([Summary.B278]&lt;&gt;&quot;&quot;; [Summary.C278]&lt;&gt;&quot;&quot;;[Summary.D278]&lt;&gt;&quot;&quot;;[Summary.E278]&lt;&gt;&quot;&quot;;[Summary.F278]&lt;&gt;&quot;&quot;;[Summary.G278]&lt;&gt;&quot;&quot;;[Summary.H278]&lt;&gt;&quot;&quot;;[Summary.I278]&lt;&gt;&quot;&quot;);[Summary.A278];&quot;&quot;)">
            <text:p/>
          </table:table-cell>
        </table:table-row>
        <table:table-row table:style-name="ro3">
          <table:table-cell table:style-name="ce26" table:formula="of:=IF(AND([Summary.B279]&lt;&gt;&quot;&quot;; [Summary.C279]&lt;&gt;&quot;&quot;;[Summary.D279]&lt;&gt;&quot;&quot;;[Summary.E279]&lt;&gt;&quot;&quot;;[Summary.F279]&lt;&gt;&quot;&quot;;[Summary.G279]&lt;&gt;&quot;&quot;;[Summary.H279]&lt;&gt;&quot;&quot;;[Summary.I279]&lt;&gt;&quot;&quot;);[Summary.A279];&quot;&quot;)">
            <text:p/>
          </table:table-cell>
        </table:table-row>
        <table:table-row table:style-name="ro3">
          <table:table-cell table:style-name="ce26" table:formula="of:=IF(AND([Summary.B280]&lt;&gt;&quot;&quot;; [Summary.C280]&lt;&gt;&quot;&quot;;[Summary.D280]&lt;&gt;&quot;&quot;;[Summary.E280]&lt;&gt;&quot;&quot;;[Summary.F280]&lt;&gt;&quot;&quot;;[Summary.G280]&lt;&gt;&quot;&quot;;[Summary.H280]&lt;&gt;&quot;&quot;;[Summary.I280]&lt;&gt;&quot;&quot;);[Summary.A280];&quot;&quot;)">
            <text:p/>
          </table:table-cell>
        </table:table-row>
        <table:table-row table:style-name="ro2">
          <table:table-cell table:style-name="ce26" table:formula="of:=IF(AND([Summary.B281]&lt;&gt;&quot;&quot;; [Summary.C281]&lt;&gt;&quot;&quot;;[Summary.D281]&lt;&gt;&quot;&quot;;[Summary.E281]&lt;&gt;&quot;&quot;;[Summary.F281]&lt;&gt;&quot;&quot;;[Summary.G281]&lt;&gt;&quot;&quot;;[Summary.H281]&lt;&gt;&quot;&quot;;[Summary.I281]&lt;&gt;&quot;&quot;);[Summary.A281];&quot;&quot;)">
            <text:p/>
          </table:table-cell>
        </table:table-row>
        <table:table-row table:style-name="ro3">
          <table:table-cell table:style-name="ce26" table:formula="of:=IF(AND([Summary.B282]&lt;&gt;&quot;&quot;; [Summary.C282]&lt;&gt;&quot;&quot;;[Summary.D282]&lt;&gt;&quot;&quot;;[Summary.E282]&lt;&gt;&quot;&quot;;[Summary.F282]&lt;&gt;&quot;&quot;;[Summary.G282]&lt;&gt;&quot;&quot;;[Summary.H282]&lt;&gt;&quot;&quot;;[Summary.I282]&lt;&gt;&quot;&quot;);[Summary.A282];&quot;&quot;)">
            <text:p/>
          </table:table-cell>
        </table:table-row>
        <table:table-row table:style-name="ro3">
          <table:table-cell table:style-name="ce26" table:formula="of:=IF(AND([Summary.B283]&lt;&gt;&quot;&quot;; [Summary.C283]&lt;&gt;&quot;&quot;;[Summary.D283]&lt;&gt;&quot;&quot;;[Summary.E283]&lt;&gt;&quot;&quot;;[Summary.F283]&lt;&gt;&quot;&quot;;[Summary.G283]&lt;&gt;&quot;&quot;;[Summary.H283]&lt;&gt;&quot;&quot;;[Summary.I283]&lt;&gt;&quot;&quot;);[Summary.A283];&quot;&quot;)">
            <text:p/>
          </table:table-cell>
        </table:table-row>
        <table:table-row table:style-name="ro3">
          <table:table-cell table:style-name="ce26" table:formula="of:=IF(AND([Summary.B284]&lt;&gt;&quot;&quot;; [Summary.C284]&lt;&gt;&quot;&quot;;[Summary.D284]&lt;&gt;&quot;&quot;;[Summary.E284]&lt;&gt;&quot;&quot;;[Summary.F284]&lt;&gt;&quot;&quot;;[Summary.G284]&lt;&gt;&quot;&quot;;[Summary.H284]&lt;&gt;&quot;&quot;;[Summary.I284]&lt;&gt;&quot;&quot;);[Summary.A284];&quot;&quot;)">
            <text:p/>
          </table:table-cell>
        </table:table-row>
        <table:table-row table:style-name="ro2">
          <table:table-cell table:style-name="ce26" table:formula="of:=IF(AND([Summary.B285]&lt;&gt;&quot;&quot;; [Summary.C285]&lt;&gt;&quot;&quot;;[Summary.D285]&lt;&gt;&quot;&quot;;[Summary.E285]&lt;&gt;&quot;&quot;;[Summary.F285]&lt;&gt;&quot;&quot;;[Summary.G285]&lt;&gt;&quot;&quot;;[Summary.H285]&lt;&gt;&quot;&quot;;[Summary.I285]&lt;&gt;&quot;&quot;);[Summary.A285];&quot;&quot;)">
            <text:p/>
          </table:table-cell>
        </table:table-row>
        <table:table-row table:style-name="ro3">
          <table:table-cell table:style-name="ce26" table:formula="of:=IF(AND([Summary.B286]&lt;&gt;&quot;&quot;; [Summary.C286]&lt;&gt;&quot;&quot;;[Summary.D286]&lt;&gt;&quot;&quot;;[Summary.E286]&lt;&gt;&quot;&quot;;[Summary.F286]&lt;&gt;&quot;&quot;;[Summary.G286]&lt;&gt;&quot;&quot;;[Summary.H286]&lt;&gt;&quot;&quot;;[Summary.I286]&lt;&gt;&quot;&quot;);[Summary.A286];&quot;&quot;)">
            <text:p/>
          </table:table-cell>
        </table:table-row>
        <table:table-row table:style-name="ro3">
          <table:table-cell table:style-name="ce26" table:formula="of:=IF(AND([Summary.B287]&lt;&gt;&quot;&quot;; [Summary.C287]&lt;&gt;&quot;&quot;;[Summary.D287]&lt;&gt;&quot;&quot;;[Summary.E287]&lt;&gt;&quot;&quot;;[Summary.F287]&lt;&gt;&quot;&quot;;[Summary.G287]&lt;&gt;&quot;&quot;;[Summary.H287]&lt;&gt;&quot;&quot;;[Summary.I287]&lt;&gt;&quot;&quot;);[Summary.A287];&quot;&quot;)">
            <text:p/>
          </table:table-cell>
        </table:table-row>
        <table:table-row table:style-name="ro3">
          <table:table-cell table:style-name="ce26" table:formula="of:=IF(AND([Summary.B288]&lt;&gt;&quot;&quot;; [Summary.C288]&lt;&gt;&quot;&quot;;[Summary.D288]&lt;&gt;&quot;&quot;;[Summary.E288]&lt;&gt;&quot;&quot;;[Summary.F288]&lt;&gt;&quot;&quot;;[Summary.G288]&lt;&gt;&quot;&quot;;[Summary.H288]&lt;&gt;&quot;&quot;;[Summary.I288]&lt;&gt;&quot;&quot;);[Summary.A288];&quot;&quot;)">
            <text:p/>
          </table:table-cell>
        </table:table-row>
        <table:table-row table:style-name="ro2">
          <table:table-cell table:style-name="ce26" table:formula="of:=IF(AND([Summary.B289]&lt;&gt;&quot;&quot;; [Summary.C289]&lt;&gt;&quot;&quot;;[Summary.D289]&lt;&gt;&quot;&quot;;[Summary.E289]&lt;&gt;&quot;&quot;;[Summary.F289]&lt;&gt;&quot;&quot;;[Summary.G289]&lt;&gt;&quot;&quot;;[Summary.H289]&lt;&gt;&quot;&quot;;[Summary.I289]&lt;&gt;&quot;&quot;);[Summary.A289];&quot;&quot;)" office:value-type="string" office:string-value="FOR">
            <text:p>FOR</text:p>
          </table:table-cell>
        </table:table-row>
        <table:table-row table:style-name="ro3">
          <table:table-cell table:style-name="ce26" table:formula="of:=IF(AND([Summary.B290]&lt;&gt;&quot;&quot;; [Summary.C290]&lt;&gt;&quot;&quot;;[Summary.D290]&lt;&gt;&quot;&quot;;[Summary.E290]&lt;&gt;&quot;&quot;;[Summary.F290]&lt;&gt;&quot;&quot;;[Summary.G290]&lt;&gt;&quot;&quot;;[Summary.H290]&lt;&gt;&quot;&quot;;[Summary.I290]&lt;&gt;&quot;&quot;);[Summary.A290];&quot;&quot;)">
            <text:p/>
          </table:table-cell>
        </table:table-row>
        <table:table-row table:style-name="ro2">
          <table:table-cell table:style-name="ce26" table:formula="of:=IF(AND([Summary.B291]&lt;&gt;&quot;&quot;; [Summary.C291]&lt;&gt;&quot;&quot;;[Summary.D291]&lt;&gt;&quot;&quot;;[Summary.E291]&lt;&gt;&quot;&quot;;[Summary.F291]&lt;&gt;&quot;&quot;;[Summary.G291]&lt;&gt;&quot;&quot;;[Summary.H291]&lt;&gt;&quot;&quot;;[Summary.I291]&lt;&gt;&quot;&quot;);[Summary.A291];&quot;&quot;)" office:value-type="string" office:string-value="FOREIGN">
            <text:p>FOREIGN</text:p>
          </table:table-cell>
        </table:table-row>
        <table:table-row table:style-name="ro3">
          <table:table-cell table:style-name="ce26" table:formula="of:=IF(AND([Summary.B292]&lt;&gt;&quot;&quot;; [Summary.C292]&lt;&gt;&quot;&quot;;[Summary.D292]&lt;&gt;&quot;&quot;;[Summary.E292]&lt;&gt;&quot;&quot;;[Summary.F292]&lt;&gt;&quot;&quot;;[Summary.G292]&lt;&gt;&quot;&quot;;[Summary.H292]&lt;&gt;&quot;&quot;;[Summary.I292]&lt;&gt;&quot;&quot;);[Summary.A292];&quot;&quot;)">
            <text:p/>
          </table:table-cell>
        </table:table-row>
        <table:table-row table:style-name="ro3">
          <table:table-cell table:style-name="ce26" table:formula="of:=IF(AND([Summary.B293]&lt;&gt;&quot;&quot;; [Summary.C293]&lt;&gt;&quot;&quot;;[Summary.D293]&lt;&gt;&quot;&quot;;[Summary.E293]&lt;&gt;&quot;&quot;;[Summary.F293]&lt;&gt;&quot;&quot;;[Summary.G293]&lt;&gt;&quot;&quot;;[Summary.H293]&lt;&gt;&quot;&quot;;[Summary.I293]&lt;&gt;&quot;&quot;);[Summary.A293];&quot;&quot;)">
            <text:p/>
          </table:table-cell>
        </table:table-row>
        <table:table-row table:style-name="ro3">
          <table:table-cell table:style-name="ce26" table:formula="of:=IF(AND([Summary.B294]&lt;&gt;&quot;&quot;; [Summary.C294]&lt;&gt;&quot;&quot;;[Summary.D294]&lt;&gt;&quot;&quot;;[Summary.E294]&lt;&gt;&quot;&quot;;[Summary.F294]&lt;&gt;&quot;&quot;;[Summary.G294]&lt;&gt;&quot;&quot;;[Summary.H294]&lt;&gt;&quot;&quot;;[Summary.I294]&lt;&gt;&quot;&quot;);[Summary.A294];&quot;&quot;)">
            <text:p/>
          </table:table-cell>
        </table:table-row>
        <table:table-row table:style-name="ro3">
          <table:table-cell table:style-name="ce26" table:formula="of:=IF(AND([Summary.B295]&lt;&gt;&quot;&quot;; [Summary.C295]&lt;&gt;&quot;&quot;;[Summary.D295]&lt;&gt;&quot;&quot;;[Summary.E295]&lt;&gt;&quot;&quot;;[Summary.F295]&lt;&gt;&quot;&quot;;[Summary.G295]&lt;&gt;&quot;&quot;;[Summary.H295]&lt;&gt;&quot;&quot;;[Summary.I295]&lt;&gt;&quot;&quot;);[Summary.A295];&quot;&quot;)">
            <text:p/>
          </table:table-cell>
        </table:table-row>
        <table:table-row table:style-name="ro3">
          <table:table-cell table:style-name="ce26" table:formula="of:=IF(AND([Summary.B296]&lt;&gt;&quot;&quot;; [Summary.C296]&lt;&gt;&quot;&quot;;[Summary.D296]&lt;&gt;&quot;&quot;;[Summary.E296]&lt;&gt;&quot;&quot;;[Summary.F296]&lt;&gt;&quot;&quot;;[Summary.G296]&lt;&gt;&quot;&quot;;[Summary.H296]&lt;&gt;&quot;&quot;;[Summary.I296]&lt;&gt;&quot;&quot;);[Summary.A296];&quot;&quot;)">
            <text:p/>
          </table:table-cell>
        </table:table-row>
        <table:table-row table:style-name="ro3">
          <table:table-cell table:style-name="ce26" table:formula="of:=IF(AND([Summary.B297]&lt;&gt;&quot;&quot;; [Summary.C297]&lt;&gt;&quot;&quot;;[Summary.D297]&lt;&gt;&quot;&quot;;[Summary.E297]&lt;&gt;&quot;&quot;;[Summary.F297]&lt;&gt;&quot;&quot;;[Summary.G297]&lt;&gt;&quot;&quot;;[Summary.H297]&lt;&gt;&quot;&quot;;[Summary.I297]&lt;&gt;&quot;&quot;);[Summary.A297];&quot;&quot;)">
            <text:p/>
          </table:table-cell>
        </table:table-row>
        <table:table-row table:style-name="ro3">
          <table:table-cell table:style-name="ce26" table:formula="of:=IF(AND([Summary.B298]&lt;&gt;&quot;&quot;; [Summary.C298]&lt;&gt;&quot;&quot;;[Summary.D298]&lt;&gt;&quot;&quot;;[Summary.E298]&lt;&gt;&quot;&quot;;[Summary.F298]&lt;&gt;&quot;&quot;;[Summary.G298]&lt;&gt;&quot;&quot;;[Summary.H298]&lt;&gt;&quot;&quot;;[Summary.I298]&lt;&gt;&quot;&quot;);[Summary.A298];&quot;&quot;)">
            <text:p/>
          </table:table-cell>
        </table:table-row>
        <table:table-row table:style-name="ro3">
          <table:table-cell table:style-name="ce26" table:formula="of:=IF(AND([Summary.B299]&lt;&gt;&quot;&quot;; [Summary.C299]&lt;&gt;&quot;&quot;;[Summary.D299]&lt;&gt;&quot;&quot;;[Summary.E299]&lt;&gt;&quot;&quot;;[Summary.F299]&lt;&gt;&quot;&quot;;[Summary.G299]&lt;&gt;&quot;&quot;;[Summary.H299]&lt;&gt;&quot;&quot;;[Summary.I299]&lt;&gt;&quot;&quot;);[Summary.A299];&quot;&quot;)">
            <text:p/>
          </table:table-cell>
        </table:table-row>
        <table:table-row table:style-name="ro3">
          <table:table-cell table:style-name="ce26" table:formula="of:=IF(AND([Summary.B300]&lt;&gt;&quot;&quot;; [Summary.C300]&lt;&gt;&quot;&quot;;[Summary.D300]&lt;&gt;&quot;&quot;;[Summary.E300]&lt;&gt;&quot;&quot;;[Summary.F300]&lt;&gt;&quot;&quot;;[Summary.G300]&lt;&gt;&quot;&quot;;[Summary.H300]&lt;&gt;&quot;&quot;;[Summary.I300]&lt;&gt;&quot;&quot;);[Summary.A300];&quot;&quot;)" office:value-type="string" office:string-value="FROM">
            <text:p>FROM</text:p>
          </table:table-cell>
        </table:table-row>
        <table:table-row table:style-name="ro3">
          <table:table-cell table:style-name="ce26" table:formula="of:=IF(AND([Summary.B301]&lt;&gt;&quot;&quot;; [Summary.C301]&lt;&gt;&quot;&quot;;[Summary.D301]&lt;&gt;&quot;&quot;;[Summary.E301]&lt;&gt;&quot;&quot;;[Summary.F301]&lt;&gt;&quot;&quot;;[Summary.G301]&lt;&gt;&quot;&quot;;[Summary.H301]&lt;&gt;&quot;&quot;;[Summary.I301]&lt;&gt;&quot;&quot;);[Summary.A301];&quot;&quot;)">
            <text:p/>
          </table:table-cell>
        </table:table-row>
        <table:table-row table:style-name="ro3">
          <table:table-cell table:style-name="ce26" table:formula="of:=IF(AND([Summary.B302]&lt;&gt;&quot;&quot;; [Summary.C302]&lt;&gt;&quot;&quot;;[Summary.D302]&lt;&gt;&quot;&quot;;[Summary.E302]&lt;&gt;&quot;&quot;;[Summary.F302]&lt;&gt;&quot;&quot;;[Summary.G302]&lt;&gt;&quot;&quot;;[Summary.H302]&lt;&gt;&quot;&quot;;[Summary.I302]&lt;&gt;&quot;&quot;);[Summary.A302];&quot;&quot;)">
            <text:p/>
          </table:table-cell>
        </table:table-row>
        <table:table-row table:style-name="ro3">
          <table:table-cell table:style-name="ce26" table:formula="of:=IF(AND([Summary.B303]&lt;&gt;&quot;&quot;; [Summary.C303]&lt;&gt;&quot;&quot;;[Summary.D303]&lt;&gt;&quot;&quot;;[Summary.E303]&lt;&gt;&quot;&quot;;[Summary.F303]&lt;&gt;&quot;&quot;;[Summary.G303]&lt;&gt;&quot;&quot;;[Summary.H303]&lt;&gt;&quot;&quot;;[Summary.I303]&lt;&gt;&quot;&quot;);[Summary.A303];&quot;&quot;)">
            <text:p/>
          </table:table-cell>
        </table:table-row>
        <table:table-row table:style-name="ro3">
          <table:table-cell table:style-name="ce26" table:formula="of:=IF(AND([Summary.B304]&lt;&gt;&quot;&quot;; [Summary.C304]&lt;&gt;&quot;&quot;;[Summary.D304]&lt;&gt;&quot;&quot;;[Summary.E304]&lt;&gt;&quot;&quot;;[Summary.F304]&lt;&gt;&quot;&quot;;[Summary.G304]&lt;&gt;&quot;&quot;;[Summary.H304]&lt;&gt;&quot;&quot;;[Summary.I304]&lt;&gt;&quot;&quot;);[Summary.A304];&quot;&quot;)">
            <text:p/>
          </table:table-cell>
        </table:table-row>
        <table:table-row table:style-name="ro3">
          <table:table-cell table:style-name="ce26" table:formula="of:=IF(AND([Summary.B305]&lt;&gt;&quot;&quot;; [Summary.C305]&lt;&gt;&quot;&quot;;[Summary.D305]&lt;&gt;&quot;&quot;;[Summary.E305]&lt;&gt;&quot;&quot;;[Summary.F305]&lt;&gt;&quot;&quot;;[Summary.G305]&lt;&gt;&quot;&quot;;[Summary.H305]&lt;&gt;&quot;&quot;;[Summary.I305]&lt;&gt;&quot;&quot;);[Summary.A305];&quot;&quot;)">
            <text:p/>
          </table:table-cell>
        </table:table-row>
        <table:table-row table:style-name="ro3">
          <table:table-cell table:style-name="ce26" table:formula="of:=IF(AND([Summary.B306]&lt;&gt;&quot;&quot;; [Summary.C306]&lt;&gt;&quot;&quot;;[Summary.D306]&lt;&gt;&quot;&quot;;[Summary.E306]&lt;&gt;&quot;&quot;;[Summary.F306]&lt;&gt;&quot;&quot;;[Summary.G306]&lt;&gt;&quot;&quot;;[Summary.H306]&lt;&gt;&quot;&quot;;[Summary.I306]&lt;&gt;&quot;&quot;);[Summary.A306];&quot;&quot;)">
            <text:p/>
          </table:table-cell>
        </table:table-row>
        <table:table-row table:style-name="ro3">
          <table:table-cell table:style-name="ce26" table:formula="of:=IF(AND([Summary.B307]&lt;&gt;&quot;&quot;; [Summary.C307]&lt;&gt;&quot;&quot;;[Summary.D307]&lt;&gt;&quot;&quot;;[Summary.E307]&lt;&gt;&quot;&quot;;[Summary.F307]&lt;&gt;&quot;&quot;;[Summary.G307]&lt;&gt;&quot;&quot;;[Summary.H307]&lt;&gt;&quot;&quot;;[Summary.I307]&lt;&gt;&quot;&quot;);[Summary.A307];&quot;&quot;)">
            <text:p/>
          </table:table-cell>
        </table:table-row>
        <table:table-row table:style-name="ro3">
          <table:table-cell table:style-name="ce26" table:formula="of:=IF(AND([Summary.B308]&lt;&gt;&quot;&quot;; [Summary.C308]&lt;&gt;&quot;&quot;;[Summary.D308]&lt;&gt;&quot;&quot;;[Summary.E308]&lt;&gt;&quot;&quot;;[Summary.F308]&lt;&gt;&quot;&quot;;[Summary.G308]&lt;&gt;&quot;&quot;;[Summary.H308]&lt;&gt;&quot;&quot;;[Summary.I308]&lt;&gt;&quot;&quot;);[Summary.A308];&quot;&quot;)">
            <text:p/>
          </table:table-cell>
        </table:table-row>
        <table:table-row table:style-name="ro3">
          <table:table-cell table:style-name="ce26" table:formula="of:=IF(AND([Summary.B309]&lt;&gt;&quot;&quot;; [Summary.C309]&lt;&gt;&quot;&quot;;[Summary.D309]&lt;&gt;&quot;&quot;;[Summary.E309]&lt;&gt;&quot;&quot;;[Summary.F309]&lt;&gt;&quot;&quot;;[Summary.G309]&lt;&gt;&quot;&quot;;[Summary.H309]&lt;&gt;&quot;&quot;;[Summary.I309]&lt;&gt;&quot;&quot;);[Summary.A309];&quot;&quot;)">
            <text:p/>
          </table:table-cell>
        </table:table-row>
        <table:table-row table:style-name="ro2">
          <table:table-cell table:style-name="ce26" table:formula="of:=IF(AND([Summary.B310]&lt;&gt;&quot;&quot;; [Summary.C310]&lt;&gt;&quot;&quot;;[Summary.D310]&lt;&gt;&quot;&quot;;[Summary.E310]&lt;&gt;&quot;&quot;;[Summary.F310]&lt;&gt;&quot;&quot;;[Summary.G310]&lt;&gt;&quot;&quot;;[Summary.H310]&lt;&gt;&quot;&quot;;[Summary.I310]&lt;&gt;&quot;&quot;);[Summary.A310];&quot;&quot;)">
            <text:p/>
          </table:table-cell>
        </table:table-row>
        <table:table-row table:style-name="ro3">
          <table:table-cell table:style-name="ce26" table:formula="of:=IF(AND([Summary.B311]&lt;&gt;&quot;&quot;; [Summary.C311]&lt;&gt;&quot;&quot;;[Summary.D311]&lt;&gt;&quot;&quot;;[Summary.E311]&lt;&gt;&quot;&quot;;[Summary.F311]&lt;&gt;&quot;&quot;;[Summary.G311]&lt;&gt;&quot;&quot;;[Summary.H311]&lt;&gt;&quot;&quot;;[Summary.I311]&lt;&gt;&quot;&quot;);[Summary.A311];&quot;&quot;)">
            <text:p/>
          </table:table-cell>
        </table:table-row>
        <table:table-row table:style-name="ro3">
          <table:table-cell table:style-name="ce26" table:formula="of:=IF(AND([Summary.B312]&lt;&gt;&quot;&quot;; [Summary.C312]&lt;&gt;&quot;&quot;;[Summary.D312]&lt;&gt;&quot;&quot;;[Summary.E312]&lt;&gt;&quot;&quot;;[Summary.F312]&lt;&gt;&quot;&quot;;[Summary.G312]&lt;&gt;&quot;&quot;;[Summary.H312]&lt;&gt;&quot;&quot;;[Summary.I312]&lt;&gt;&quot;&quot;);[Summary.A312];&quot;&quot;)">
            <text:p/>
          </table:table-cell>
        </table:table-row>
        <table:table-row table:style-name="ro3">
          <table:table-cell table:style-name="ce26" table:formula="of:=IF(AND([Summary.B313]&lt;&gt;&quot;&quot;; [Summary.C313]&lt;&gt;&quot;&quot;;[Summary.D313]&lt;&gt;&quot;&quot;;[Summary.E313]&lt;&gt;&quot;&quot;;[Summary.F313]&lt;&gt;&quot;&quot;;[Summary.G313]&lt;&gt;&quot;&quot;;[Summary.H313]&lt;&gt;&quot;&quot;;[Summary.I313]&lt;&gt;&quot;&quot;);[Summary.A313];&quot;&quot;)">
            <text:p/>
          </table:table-cell>
        </table:table-row>
        <table:table-row table:style-name="ro2">
          <table:table-cell table:style-name="ce26" table:formula="of:=IF(AND([Summary.B314]&lt;&gt;&quot;&quot;; [Summary.C314]&lt;&gt;&quot;&quot;;[Summary.D314]&lt;&gt;&quot;&quot;;[Summary.E314]&lt;&gt;&quot;&quot;;[Summary.F314]&lt;&gt;&quot;&quot;;[Summary.G314]&lt;&gt;&quot;&quot;;[Summary.H314]&lt;&gt;&quot;&quot;;[Summary.I314]&lt;&gt;&quot;&quot;);[Summary.A314];&quot;&quot;)">
            <text:p/>
          </table:table-cell>
        </table:table-row>
        <table:table-row table:style-name="ro3">
          <table:table-cell table:style-name="ce26" table:formula="of:=IF(AND([Summary.B315]&lt;&gt;&quot;&quot;; [Summary.C315]&lt;&gt;&quot;&quot;;[Summary.D315]&lt;&gt;&quot;&quot;;[Summary.E315]&lt;&gt;&quot;&quot;;[Summary.F315]&lt;&gt;&quot;&quot;;[Summary.G315]&lt;&gt;&quot;&quot;;[Summary.H315]&lt;&gt;&quot;&quot;;[Summary.I315]&lt;&gt;&quot;&quot;);[Summary.A315];&quot;&quot;)">
            <text:p/>
          </table:table-cell>
        </table:table-row>
        <table:table-row table:style-name="ro3">
          <table:table-cell table:style-name="ce26" table:formula="of:=IF(AND([Summary.B316]&lt;&gt;&quot;&quot;; [Summary.C316]&lt;&gt;&quot;&quot;;[Summary.D316]&lt;&gt;&quot;&quot;;[Summary.E316]&lt;&gt;&quot;&quot;;[Summary.F316]&lt;&gt;&quot;&quot;;[Summary.G316]&lt;&gt;&quot;&quot;;[Summary.H316]&lt;&gt;&quot;&quot;;[Summary.I316]&lt;&gt;&quot;&quot;);[Summary.A316];&quot;&quot;)">
            <text:p/>
          </table:table-cell>
        </table:table-row>
        <table:table-row table:style-name="ro3">
          <table:table-cell table:style-name="ce26" table:formula="of:=IF(AND([Summary.B317]&lt;&gt;&quot;&quot;; [Summary.C317]&lt;&gt;&quot;&quot;;[Summary.D317]&lt;&gt;&quot;&quot;;[Summary.E317]&lt;&gt;&quot;&quot;;[Summary.F317]&lt;&gt;&quot;&quot;;[Summary.G317]&lt;&gt;&quot;&quot;;[Summary.H317]&lt;&gt;&quot;&quot;;[Summary.I317]&lt;&gt;&quot;&quot;);[Summary.A317];&quot;&quot;)">
            <text:p/>
          </table:table-cell>
        </table:table-row>
        <table:table-row table:style-name="ro3">
          <table:table-cell table:style-name="ce26" table:formula="of:=IF(AND([Summary.B318]&lt;&gt;&quot;&quot;; [Summary.C318]&lt;&gt;&quot;&quot;;[Summary.D318]&lt;&gt;&quot;&quot;;[Summary.E318]&lt;&gt;&quot;&quot;;[Summary.F318]&lt;&gt;&quot;&quot;;[Summary.G318]&lt;&gt;&quot;&quot;;[Summary.H318]&lt;&gt;&quot;&quot;;[Summary.I318]&lt;&gt;&quot;&quot;);[Summary.A318];&quot;&quot;)" office:value-type="string" office:string-value="GROUP">
            <text:p>GROUP</text:p>
          </table:table-cell>
        </table:table-row>
        <table:table-row table:style-name="ro3">
          <table:table-cell table:style-name="ce26" table:formula="of:=IF(AND([Summary.B319]&lt;&gt;&quot;&quot;; [Summary.C319]&lt;&gt;&quot;&quot;;[Summary.D319]&lt;&gt;&quot;&quot;;[Summary.E319]&lt;&gt;&quot;&quot;;[Summary.F319]&lt;&gt;&quot;&quot;;[Summary.G319]&lt;&gt;&quot;&quot;;[Summary.H319]&lt;&gt;&quot;&quot;;[Summary.I319]&lt;&gt;&quot;&quot;);[Summary.A319];&quot;&quot;)">
            <text:p/>
          </table:table-cell>
        </table:table-row>
        <table:table-row table:style-name="ro3">
          <table:table-cell table:style-name="ce26" table:formula="of:=IF(AND([Summary.B320]&lt;&gt;&quot;&quot;; [Summary.C320]&lt;&gt;&quot;&quot;;[Summary.D320]&lt;&gt;&quot;&quot;;[Summary.E320]&lt;&gt;&quot;&quot;;[Summary.F320]&lt;&gt;&quot;&quot;;[Summary.G320]&lt;&gt;&quot;&quot;;[Summary.H320]&lt;&gt;&quot;&quot;;[Summary.I320]&lt;&gt;&quot;&quot;);[Summary.A320];&quot;&quot;)">
            <text:p/>
          </table:table-cell>
        </table:table-row>
        <table:table-row table:style-name="ro3">
          <table:table-cell table:style-name="ce26" table:formula="of:=IF(AND([Summary.B321]&lt;&gt;&quot;&quot;; [Summary.C321]&lt;&gt;&quot;&quot;;[Summary.D321]&lt;&gt;&quot;&quot;;[Summary.E321]&lt;&gt;&quot;&quot;;[Summary.F321]&lt;&gt;&quot;&quot;;[Summary.G321]&lt;&gt;&quot;&quot;;[Summary.H321]&lt;&gt;&quot;&quot;;[Summary.I321]&lt;&gt;&quot;&quot;);[Summary.A321];&quot;&quot;)">
            <text:p/>
          </table:table-cell>
        </table:table-row>
        <table:table-row table:style-name="ro3">
          <table:table-cell table:style-name="ce26" table:formula="of:=IF(AND([Summary.B322]&lt;&gt;&quot;&quot;; [Summary.C322]&lt;&gt;&quot;&quot;;[Summary.D322]&lt;&gt;&quot;&quot;;[Summary.E322]&lt;&gt;&quot;&quot;;[Summary.F322]&lt;&gt;&quot;&quot;;[Summary.G322]&lt;&gt;&quot;&quot;;[Summary.H322]&lt;&gt;&quot;&quot;;[Summary.I322]&lt;&gt;&quot;&quot;);[Summary.A322];&quot;&quot;)" office:value-type="string" office:string-value="HAVING">
            <text:p>HAVING</text:p>
          </table:table-cell>
        </table:table-row>
        <table:table-row table:style-name="ro3">
          <table:table-cell table:style-name="ce26" table:formula="of:=IF(AND([Summary.B323]&lt;&gt;&quot;&quot;; [Summary.C323]&lt;&gt;&quot;&quot;;[Summary.D323]&lt;&gt;&quot;&quot;;[Summary.E323]&lt;&gt;&quot;&quot;;[Summary.F323]&lt;&gt;&quot;&quot;;[Summary.G323]&lt;&gt;&quot;&quot;;[Summary.H323]&lt;&gt;&quot;&quot;;[Summary.I323]&lt;&gt;&quot;&quot;);[Summary.A323];&quot;&quot;)">
            <text:p/>
          </table:table-cell>
        </table:table-row>
        <table:table-row table:style-name="ro3">
          <table:table-cell table:style-name="ce26" table:formula="of:=IF(AND([Summary.B324]&lt;&gt;&quot;&quot;; [Summary.C324]&lt;&gt;&quot;&quot;;[Summary.D324]&lt;&gt;&quot;&quot;;[Summary.E324]&lt;&gt;&quot;&quot;;[Summary.F324]&lt;&gt;&quot;&quot;;[Summary.G324]&lt;&gt;&quot;&quot;;[Summary.H324]&lt;&gt;&quot;&quot;;[Summary.I324]&lt;&gt;&quot;&quot;);[Summary.A324];&quot;&quot;)">
            <text:p/>
          </table:table-cell>
        </table:table-row>
        <table:table-row table:style-name="ro3">
          <table:table-cell table:style-name="ce26" table:formula="of:=IF(AND([Summary.B325]&lt;&gt;&quot;&quot;; [Summary.C325]&lt;&gt;&quot;&quot;;[Summary.D325]&lt;&gt;&quot;&quot;;[Summary.E325]&lt;&gt;&quot;&quot;;[Summary.F325]&lt;&gt;&quot;&quot;;[Summary.G325]&lt;&gt;&quot;&quot;;[Summary.H325]&lt;&gt;&quot;&quot;;[Summary.I325]&lt;&gt;&quot;&quot;);[Summary.A325];&quot;&quot;)">
            <text:p/>
          </table:table-cell>
        </table:table-row>
        <table:table-row table:style-name="ro3">
          <table:table-cell table:style-name="ce26" table:formula="of:=IF(AND([Summary.B326]&lt;&gt;&quot;&quot;; [Summary.C326]&lt;&gt;&quot;&quot;;[Summary.D326]&lt;&gt;&quot;&quot;;[Summary.E326]&lt;&gt;&quot;&quot;;[Summary.F326]&lt;&gt;&quot;&quot;;[Summary.G326]&lt;&gt;&quot;&quot;;[Summary.H326]&lt;&gt;&quot;&quot;;[Summary.I326]&lt;&gt;&quot;&quot;);[Summary.A326];&quot;&quot;)">
            <text:p/>
          </table:table-cell>
        </table:table-row>
        <table:table-row table:style-name="ro3">
          <table:table-cell table:style-name="ce26" table:formula="of:=IF(AND([Summary.B327]&lt;&gt;&quot;&quot;; [Summary.C327]&lt;&gt;&quot;&quot;;[Summary.D327]&lt;&gt;&quot;&quot;;[Summary.E327]&lt;&gt;&quot;&quot;;[Summary.F327]&lt;&gt;&quot;&quot;;[Summary.G327]&lt;&gt;&quot;&quot;;[Summary.H327]&lt;&gt;&quot;&quot;;[Summary.I327]&lt;&gt;&quot;&quot;);[Summary.A327];&quot;&quot;)">
            <text:p/>
          </table:table-cell>
        </table:table-row>
        <table:table-row table:style-name="ro3">
          <table:table-cell table:style-name="ce26" table:formula="of:=IF(AND([Summary.B328]&lt;&gt;&quot;&quot;; [Summary.C328]&lt;&gt;&quot;&quot;;[Summary.D328]&lt;&gt;&quot;&quot;;[Summary.E328]&lt;&gt;&quot;&quot;;[Summary.F328]&lt;&gt;&quot;&quot;;[Summary.G328]&lt;&gt;&quot;&quot;;[Summary.H328]&lt;&gt;&quot;&quot;;[Summary.I328]&lt;&gt;&quot;&quot;);[Summary.A328];&quot;&quot;)">
            <text:p/>
          </table:table-cell>
        </table:table-row>
        <table:table-row table:style-name="ro3">
          <table:table-cell table:style-name="ce26" table:formula="of:=IF(AND([Summary.B329]&lt;&gt;&quot;&quot;; [Summary.C329]&lt;&gt;&quot;&quot;;[Summary.D329]&lt;&gt;&quot;&quot;;[Summary.E329]&lt;&gt;&quot;&quot;;[Summary.F329]&lt;&gt;&quot;&quot;;[Summary.G329]&lt;&gt;&quot;&quot;;[Summary.H329]&lt;&gt;&quot;&quot;;[Summary.I329]&lt;&gt;&quot;&quot;);[Summary.A329];&quot;&quot;)">
            <text:p/>
          </table:table-cell>
        </table:table-row>
        <table:table-row table:style-name="ro3">
          <table:table-cell table:style-name="ce26" table:formula="of:=IF(AND([Summary.B330]&lt;&gt;&quot;&quot;; [Summary.C330]&lt;&gt;&quot;&quot;;[Summary.D330]&lt;&gt;&quot;&quot;;[Summary.E330]&lt;&gt;&quot;&quot;;[Summary.F330]&lt;&gt;&quot;&quot;;[Summary.G330]&lt;&gt;&quot;&quot;;[Summary.H330]&lt;&gt;&quot;&quot;;[Summary.I330]&lt;&gt;&quot;&quot;);[Summary.A330];&quot;&quot;)">
            <text:p/>
          </table:table-cell>
        </table:table-row>
        <table:table-row table:style-name="ro3">
          <table:table-cell table:style-name="ce26" table:formula="of:=IF(AND([Summary.B331]&lt;&gt;&quot;&quot;; [Summary.C331]&lt;&gt;&quot;&quot;;[Summary.D331]&lt;&gt;&quot;&quot;;[Summary.E331]&lt;&gt;&quot;&quot;;[Summary.F331]&lt;&gt;&quot;&quot;;[Summary.G331]&lt;&gt;&quot;&quot;;[Summary.H331]&lt;&gt;&quot;&quot;;[Summary.I331]&lt;&gt;&quot;&quot;);[Summary.A331];&quot;&quot;)">
            <text:p/>
          </table:table-cell>
        </table:table-row>
        <table:table-row table:style-name="ro3">
          <table:table-cell table:style-name="ce26" table:formula="of:=IF(AND([Summary.B332]&lt;&gt;&quot;&quot;; [Summary.C332]&lt;&gt;&quot;&quot;;[Summary.D332]&lt;&gt;&quot;&quot;;[Summary.E332]&lt;&gt;&quot;&quot;;[Summary.F332]&lt;&gt;&quot;&quot;;[Summary.G332]&lt;&gt;&quot;&quot;;[Summary.H332]&lt;&gt;&quot;&quot;;[Summary.I332]&lt;&gt;&quot;&quot;);[Summary.A332];&quot;&quot;)">
            <text:p/>
          </table:table-cell>
        </table:table-row>
        <table:table-row table:style-name="ro3">
          <table:table-cell table:style-name="ce26" table:formula="of:=IF(AND([Summary.B333]&lt;&gt;&quot;&quot;; [Summary.C333]&lt;&gt;&quot;&quot;;[Summary.D333]&lt;&gt;&quot;&quot;;[Summary.E333]&lt;&gt;&quot;&quot;;[Summary.F333]&lt;&gt;&quot;&quot;;[Summary.G333]&lt;&gt;&quot;&quot;;[Summary.H333]&lt;&gt;&quot;&quot;;[Summary.I333]&lt;&gt;&quot;&quot;);[Summary.A333];&quot;&quot;)">
            <text:p/>
          </table:table-cell>
        </table:table-row>
        <table:table-row table:style-name="ro3">
          <table:table-cell table:style-name="ce26" table:formula="of:=IF(AND([Summary.B334]&lt;&gt;&quot;&quot;; [Summary.C334]&lt;&gt;&quot;&quot;;[Summary.D334]&lt;&gt;&quot;&quot;;[Summary.E334]&lt;&gt;&quot;&quot;;[Summary.F334]&lt;&gt;&quot;&quot;;[Summary.G334]&lt;&gt;&quot;&quot;;[Summary.H334]&lt;&gt;&quot;&quot;;[Summary.I334]&lt;&gt;&quot;&quot;);[Summary.A334];&quot;&quot;)">
            <text:p/>
          </table:table-cell>
        </table:table-row>
        <table:table-row table:style-name="ro3">
          <table:table-cell table:style-name="ce26" table:formula="of:=IF(AND([Summary.B335]&lt;&gt;&quot;&quot;; [Summary.C335]&lt;&gt;&quot;&quot;;[Summary.D335]&lt;&gt;&quot;&quot;;[Summary.E335]&lt;&gt;&quot;&quot;;[Summary.F335]&lt;&gt;&quot;&quot;;[Summary.G335]&lt;&gt;&quot;&quot;;[Summary.H335]&lt;&gt;&quot;&quot;;[Summary.I335]&lt;&gt;&quot;&quot;);[Summary.A335];&quot;&quot;)">
            <text:p/>
          </table:table-cell>
        </table:table-row>
        <table:table-row table:style-name="ro3">
          <table:table-cell table:style-name="ce26" table:formula="of:=IF(AND([Summary.B336]&lt;&gt;&quot;&quot;; [Summary.C336]&lt;&gt;&quot;&quot;;[Summary.D336]&lt;&gt;&quot;&quot;;[Summary.E336]&lt;&gt;&quot;&quot;;[Summary.F336]&lt;&gt;&quot;&quot;;[Summary.G336]&lt;&gt;&quot;&quot;;[Summary.H336]&lt;&gt;&quot;&quot;;[Summary.I336]&lt;&gt;&quot;&quot;);[Summary.A336];&quot;&quot;)">
            <text:p/>
          </table:table-cell>
        </table:table-row>
        <table:table-row table:style-name="ro3">
          <table:table-cell table:style-name="ce26" table:formula="of:=IF(AND([Summary.B337]&lt;&gt;&quot;&quot;; [Summary.C337]&lt;&gt;&quot;&quot;;[Summary.D337]&lt;&gt;&quot;&quot;;[Summary.E337]&lt;&gt;&quot;&quot;;[Summary.F337]&lt;&gt;&quot;&quot;;[Summary.G337]&lt;&gt;&quot;&quot;;[Summary.H337]&lt;&gt;&quot;&quot;;[Summary.I337]&lt;&gt;&quot;&quot;);[Summary.A337];&quot;&quot;)">
            <text:p/>
          </table:table-cell>
        </table:table-row>
        <table:table-row table:style-name="ro3">
          <table:table-cell table:style-name="ce26" table:formula="of:=IF(AND([Summary.B338]&lt;&gt;&quot;&quot;; [Summary.C338]&lt;&gt;&quot;&quot;;[Summary.D338]&lt;&gt;&quot;&quot;;[Summary.E338]&lt;&gt;&quot;&quot;;[Summary.F338]&lt;&gt;&quot;&quot;;[Summary.G338]&lt;&gt;&quot;&quot;;[Summary.H338]&lt;&gt;&quot;&quot;;[Summary.I338]&lt;&gt;&quot;&quot;);[Summary.A338];&quot;&quot;)">
            <text:p/>
          </table:table-cell>
        </table:table-row>
        <table:table-row table:style-name="ro3">
          <table:table-cell table:style-name="ce26" table:formula="of:=IF(AND([Summary.B339]&lt;&gt;&quot;&quot;; [Summary.C339]&lt;&gt;&quot;&quot;;[Summary.D339]&lt;&gt;&quot;&quot;;[Summary.E339]&lt;&gt;&quot;&quot;;[Summary.F339]&lt;&gt;&quot;&quot;;[Summary.G339]&lt;&gt;&quot;&quot;;[Summary.H339]&lt;&gt;&quot;&quot;;[Summary.I339]&lt;&gt;&quot;&quot;);[Summary.A339];&quot;&quot;)">
            <text:p/>
          </table:table-cell>
        </table:table-row>
        <table:table-row table:style-name="ro3">
          <table:table-cell table:style-name="ce26" table:formula="of:=IF(AND([Summary.B340]&lt;&gt;&quot;&quot;; [Summary.C340]&lt;&gt;&quot;&quot;;[Summary.D340]&lt;&gt;&quot;&quot;;[Summary.E340]&lt;&gt;&quot;&quot;;[Summary.F340]&lt;&gt;&quot;&quot;;[Summary.G340]&lt;&gt;&quot;&quot;;[Summary.H340]&lt;&gt;&quot;&quot;;[Summary.I340]&lt;&gt;&quot;&quot;);[Summary.A340];&quot;&quot;)">
            <text:p/>
          </table:table-cell>
        </table:table-row>
        <table:table-row table:style-name="ro3">
          <table:table-cell table:style-name="ce26" table:formula="of:=IF(AND([Summary.B341]&lt;&gt;&quot;&quot;; [Summary.C341]&lt;&gt;&quot;&quot;;[Summary.D341]&lt;&gt;&quot;&quot;;[Summary.E341]&lt;&gt;&quot;&quot;;[Summary.F341]&lt;&gt;&quot;&quot;;[Summary.G341]&lt;&gt;&quot;&quot;;[Summary.H341]&lt;&gt;&quot;&quot;;[Summary.I341]&lt;&gt;&quot;&quot;);[Summary.A341];&quot;&quot;)">
            <text:p/>
          </table:table-cell>
        </table:table-row>
        <table:table-row table:style-name="ro3">
          <table:table-cell table:style-name="ce26" table:formula="of:=IF(AND([Summary.B342]&lt;&gt;&quot;&quot;; [Summary.C342]&lt;&gt;&quot;&quot;;[Summary.D342]&lt;&gt;&quot;&quot;;[Summary.E342]&lt;&gt;&quot;&quot;;[Summary.F342]&lt;&gt;&quot;&quot;;[Summary.G342]&lt;&gt;&quot;&quot;;[Summary.H342]&lt;&gt;&quot;&quot;;[Summary.I342]&lt;&gt;&quot;&quot;);[Summary.A342];&quot;&quot;)">
            <text:p/>
          </table:table-cell>
        </table:table-row>
        <table:table-row table:style-name="ro3">
          <table:table-cell table:style-name="ce26" table:formula="of:=IF(AND([Summary.B343]&lt;&gt;&quot;&quot;; [Summary.C343]&lt;&gt;&quot;&quot;;[Summary.D343]&lt;&gt;&quot;&quot;;[Summary.E343]&lt;&gt;&quot;&quot;;[Summary.F343]&lt;&gt;&quot;&quot;;[Summary.G343]&lt;&gt;&quot;&quot;;[Summary.H343]&lt;&gt;&quot;&quot;;[Summary.I343]&lt;&gt;&quot;&quot;);[Summary.A343];&quot;&quot;)">
            <text:p/>
          </table:table-cell>
        </table:table-row>
        <table:table-row table:style-name="ro3">
          <table:table-cell table:style-name="ce26" table:formula="of:=IF(AND([Summary.B344]&lt;&gt;&quot;&quot;; [Summary.C344]&lt;&gt;&quot;&quot;;[Summary.D344]&lt;&gt;&quot;&quot;;[Summary.E344]&lt;&gt;&quot;&quot;;[Summary.F344]&lt;&gt;&quot;&quot;;[Summary.G344]&lt;&gt;&quot;&quot;;[Summary.H344]&lt;&gt;&quot;&quot;;[Summary.I344]&lt;&gt;&quot;&quot;);[Summary.A344];&quot;&quot;)">
            <text:p/>
          </table:table-cell>
        </table:table-row>
        <table:table-row table:style-name="ro3">
          <table:table-cell table:style-name="ce26" table:formula="of:=IF(AND([Summary.B345]&lt;&gt;&quot;&quot;; [Summary.C345]&lt;&gt;&quot;&quot;;[Summary.D345]&lt;&gt;&quot;&quot;;[Summary.E345]&lt;&gt;&quot;&quot;;[Summary.F345]&lt;&gt;&quot;&quot;;[Summary.G345]&lt;&gt;&quot;&quot;;[Summary.H345]&lt;&gt;&quot;&quot;;[Summary.I345]&lt;&gt;&quot;&quot;);[Summary.A345];&quot;&quot;)">
            <text:p/>
          </table:table-cell>
        </table:table-row>
        <table:table-row table:style-name="ro3">
          <table:table-cell table:style-name="ce26" table:formula="of:=IF(AND([Summary.B346]&lt;&gt;&quot;&quot;; [Summary.C346]&lt;&gt;&quot;&quot;;[Summary.D346]&lt;&gt;&quot;&quot;;[Summary.E346]&lt;&gt;&quot;&quot;;[Summary.F346]&lt;&gt;&quot;&quot;;[Summary.G346]&lt;&gt;&quot;&quot;;[Summary.H346]&lt;&gt;&quot;&quot;;[Summary.I346]&lt;&gt;&quot;&quot;);[Summary.A346];&quot;&quot;)" office:value-type="string" office:string-value="IN">
            <text:p>IN</text:p>
          </table:table-cell>
        </table:table-row>
        <table:table-row table:style-name="ro3">
          <table:table-cell table:style-name="ce26" table:formula="of:=IF(AND([Summary.B347]&lt;&gt;&quot;&quot;; [Summary.C347]&lt;&gt;&quot;&quot;;[Summary.D347]&lt;&gt;&quot;&quot;;[Summary.E347]&lt;&gt;&quot;&quot;;[Summary.F347]&lt;&gt;&quot;&quot;;[Summary.G347]&lt;&gt;&quot;&quot;;[Summary.H347]&lt;&gt;&quot;&quot;;[Summary.I347]&lt;&gt;&quot;&quot;);[Summary.A347];&quot;&quot;)">
            <text:p/>
          </table:table-cell>
        </table:table-row>
        <table:table-row table:style-name="ro3">
          <table:table-cell table:style-name="ce26" table:formula="of:=IF(AND([Summary.B348]&lt;&gt;&quot;&quot;; [Summary.C348]&lt;&gt;&quot;&quot;;[Summary.D348]&lt;&gt;&quot;&quot;;[Summary.E348]&lt;&gt;&quot;&quot;;[Summary.F348]&lt;&gt;&quot;&quot;;[Summary.G348]&lt;&gt;&quot;&quot;;[Summary.H348]&lt;&gt;&quot;&quot;;[Summary.I348]&lt;&gt;&quot;&quot;);[Summary.A348];&quot;&quot;)">
            <text:p/>
          </table:table-cell>
        </table:table-row>
        <table:table-row table:style-name="ro3">
          <table:table-cell table:style-name="ce26" table:formula="of:=IF(AND([Summary.B349]&lt;&gt;&quot;&quot;; [Summary.C349]&lt;&gt;&quot;&quot;;[Summary.D349]&lt;&gt;&quot;&quot;;[Summary.E349]&lt;&gt;&quot;&quot;;[Summary.F349]&lt;&gt;&quot;&quot;;[Summary.G349]&lt;&gt;&quot;&quot;;[Summary.H349]&lt;&gt;&quot;&quot;;[Summary.I349]&lt;&gt;&quot;&quot;);[Summary.A349];&quot;&quot;)">
            <text:p/>
          </table:table-cell>
        </table:table-row>
        <table:table-row table:style-name="ro3">
          <table:table-cell table:style-name="ce26" table:formula="of:=IF(AND([Summary.B350]&lt;&gt;&quot;&quot;; [Summary.C350]&lt;&gt;&quot;&quot;;[Summary.D350]&lt;&gt;&quot;&quot;;[Summary.E350]&lt;&gt;&quot;&quot;;[Summary.F350]&lt;&gt;&quot;&quot;;[Summary.G350]&lt;&gt;&quot;&quot;;[Summary.H350]&lt;&gt;&quot;&quot;;[Summary.I350]&lt;&gt;&quot;&quot;);[Summary.A350];&quot;&quot;)">
            <text:p/>
          </table:table-cell>
        </table:table-row>
        <table:table-row table:style-name="ro3">
          <table:table-cell table:style-name="ce26" table:formula="of:=IF(AND([Summary.B351]&lt;&gt;&quot;&quot;; [Summary.C351]&lt;&gt;&quot;&quot;;[Summary.D351]&lt;&gt;&quot;&quot;;[Summary.E351]&lt;&gt;&quot;&quot;;[Summary.F351]&lt;&gt;&quot;&quot;;[Summary.G351]&lt;&gt;&quot;&quot;;[Summary.H351]&lt;&gt;&quot;&quot;;[Summary.I351]&lt;&gt;&quot;&quot;);[Summary.A351];&quot;&quot;)">
            <text:p/>
          </table:table-cell>
        </table:table-row>
        <table:table-row table:style-name="ro3">
          <table:table-cell table:style-name="ce26" table:formula="of:=IF(AND([Summary.B352]&lt;&gt;&quot;&quot;; [Summary.C352]&lt;&gt;&quot;&quot;;[Summary.D352]&lt;&gt;&quot;&quot;;[Summary.E352]&lt;&gt;&quot;&quot;;[Summary.F352]&lt;&gt;&quot;&quot;;[Summary.G352]&lt;&gt;&quot;&quot;;[Summary.H352]&lt;&gt;&quot;&quot;;[Summary.I352]&lt;&gt;&quot;&quot;);[Summary.A352];&quot;&quot;)">
            <text:p/>
          </table:table-cell>
        </table:table-row>
        <table:table-row table:style-name="ro3">
          <table:table-cell table:style-name="ce26" table:formula="of:=IF(AND([Summary.B353]&lt;&gt;&quot;&quot;; [Summary.C353]&lt;&gt;&quot;&quot;;[Summary.D353]&lt;&gt;&quot;&quot;;[Summary.E353]&lt;&gt;&quot;&quot;;[Summary.F353]&lt;&gt;&quot;&quot;;[Summary.G353]&lt;&gt;&quot;&quot;;[Summary.H353]&lt;&gt;&quot;&quot;;[Summary.I353]&lt;&gt;&quot;&quot;);[Summary.A353];&quot;&quot;)">
            <text:p/>
          </table:table-cell>
        </table:table-row>
        <table:table-row table:style-name="ro3">
          <table:table-cell table:style-name="ce26" table:formula="of:=IF(AND([Summary.B354]&lt;&gt;&quot;&quot;; [Summary.C354]&lt;&gt;&quot;&quot;;[Summary.D354]&lt;&gt;&quot;&quot;;[Summary.E354]&lt;&gt;&quot;&quot;;[Summary.F354]&lt;&gt;&quot;&quot;;[Summary.G354]&lt;&gt;&quot;&quot;;[Summary.H354]&lt;&gt;&quot;&quot;;[Summary.I354]&lt;&gt;&quot;&quot;);[Summary.A354];&quot;&quot;)">
            <text:p/>
          </table:table-cell>
        </table:table-row>
        <table:table-row table:style-name="ro3">
          <table:table-cell table:style-name="ce26" table:formula="of:=IF(AND([Summary.B355]&lt;&gt;&quot;&quot;; [Summary.C355]&lt;&gt;&quot;&quot;;[Summary.D355]&lt;&gt;&quot;&quot;;[Summary.E355]&lt;&gt;&quot;&quot;;[Summary.F355]&lt;&gt;&quot;&quot;;[Summary.G355]&lt;&gt;&quot;&quot;;[Summary.H355]&lt;&gt;&quot;&quot;;[Summary.I355]&lt;&gt;&quot;&quot;);[Summary.A355];&quot;&quot;)">
            <text:p/>
          </table:table-cell>
        </table:table-row>
        <table:table-row table:style-name="ro3">
          <table:table-cell table:style-name="ce26" table:formula="of:=IF(AND([Summary.B356]&lt;&gt;&quot;&quot;; [Summary.C356]&lt;&gt;&quot;&quot;;[Summary.D356]&lt;&gt;&quot;&quot;;[Summary.E356]&lt;&gt;&quot;&quot;;[Summary.F356]&lt;&gt;&quot;&quot;;[Summary.G356]&lt;&gt;&quot;&quot;;[Summary.H356]&lt;&gt;&quot;&quot;;[Summary.I356]&lt;&gt;&quot;&quot;);[Summary.A356];&quot;&quot;)">
            <text:p/>
          </table:table-cell>
        </table:table-row>
        <table:table-row table:style-name="ro3">
          <table:table-cell table:style-name="ce26" table:formula="of:=IF(AND([Summary.B357]&lt;&gt;&quot;&quot;; [Summary.C357]&lt;&gt;&quot;&quot;;[Summary.D357]&lt;&gt;&quot;&quot;;[Summary.E357]&lt;&gt;&quot;&quot;;[Summary.F357]&lt;&gt;&quot;&quot;;[Summary.G357]&lt;&gt;&quot;&quot;;[Summary.H357]&lt;&gt;&quot;&quot;;[Summary.I357]&lt;&gt;&quot;&quot;);[Summary.A357];&quot;&quot;)">
            <text:p/>
          </table:table-cell>
        </table:table-row>
        <table:table-row table:style-name="ro3">
          <table:table-cell table:style-name="ce26" table:formula="of:=IF(AND([Summary.B358]&lt;&gt;&quot;&quot;; [Summary.C358]&lt;&gt;&quot;&quot;;[Summary.D358]&lt;&gt;&quot;&quot;;[Summary.E358]&lt;&gt;&quot;&quot;;[Summary.F358]&lt;&gt;&quot;&quot;;[Summary.G358]&lt;&gt;&quot;&quot;;[Summary.H358]&lt;&gt;&quot;&quot;;[Summary.I358]&lt;&gt;&quot;&quot;);[Summary.A358];&quot;&quot;)">
            <text:p/>
          </table:table-cell>
        </table:table-row>
        <table:table-row table:style-name="ro3">
          <table:table-cell table:style-name="ce26" table:formula="of:=IF(AND([Summary.B359]&lt;&gt;&quot;&quot;; [Summary.C359]&lt;&gt;&quot;&quot;;[Summary.D359]&lt;&gt;&quot;&quot;;[Summary.E359]&lt;&gt;&quot;&quot;;[Summary.F359]&lt;&gt;&quot;&quot;;[Summary.G359]&lt;&gt;&quot;&quot;;[Summary.H359]&lt;&gt;&quot;&quot;;[Summary.I359]&lt;&gt;&quot;&quot;);[Summary.A359];&quot;&quot;)">
            <text:p/>
          </table:table-cell>
        </table:table-row>
        <table:table-row table:style-name="ro3">
          <table:table-cell table:style-name="ce26" table:formula="of:=IF(AND([Summary.B360]&lt;&gt;&quot;&quot;; [Summary.C360]&lt;&gt;&quot;&quot;;[Summary.D360]&lt;&gt;&quot;&quot;;[Summary.E360]&lt;&gt;&quot;&quot;;[Summary.F360]&lt;&gt;&quot;&quot;;[Summary.G360]&lt;&gt;&quot;&quot;;[Summary.H360]&lt;&gt;&quot;&quot;;[Summary.I360]&lt;&gt;&quot;&quot;);[Summary.A360];&quot;&quot;)" office:value-type="string" office:string-value="INNER">
            <text:p>INNER</text:p>
          </table:table-cell>
        </table:table-row>
        <table:table-row table:style-name="ro3">
          <table:table-cell table:style-name="ce26" table:formula="of:=IF(AND([Summary.B361]&lt;&gt;&quot;&quot;; [Summary.C361]&lt;&gt;&quot;&quot;;[Summary.D361]&lt;&gt;&quot;&quot;;[Summary.E361]&lt;&gt;&quot;&quot;;[Summary.F361]&lt;&gt;&quot;&quot;;[Summary.G361]&lt;&gt;&quot;&quot;;[Summary.H361]&lt;&gt;&quot;&quot;;[Summary.I361]&lt;&gt;&quot;&quot;);[Summary.A361];&quot;&quot;)">
            <text:p/>
          </table:table-cell>
        </table:table-row>
        <table:table-row table:style-name="ro3">
          <table:table-cell table:style-name="ce26" table:formula="of:=IF(AND([Summary.B362]&lt;&gt;&quot;&quot;; [Summary.C362]&lt;&gt;&quot;&quot;;[Summary.D362]&lt;&gt;&quot;&quot;;[Summary.E362]&lt;&gt;&quot;&quot;;[Summary.F362]&lt;&gt;&quot;&quot;;[Summary.G362]&lt;&gt;&quot;&quot;;[Summary.H362]&lt;&gt;&quot;&quot;;[Summary.I362]&lt;&gt;&quot;&quot;);[Summary.A362];&quot;&quot;)">
            <text:p/>
          </table:table-cell>
        </table:table-row>
        <table:table-row table:style-name="ro3">
          <table:table-cell table:style-name="ce26" table:formula="of:=IF(AND([Summary.B363]&lt;&gt;&quot;&quot;; [Summary.C363]&lt;&gt;&quot;&quot;;[Summary.D363]&lt;&gt;&quot;&quot;;[Summary.E363]&lt;&gt;&quot;&quot;;[Summary.F363]&lt;&gt;&quot;&quot;;[Summary.G363]&lt;&gt;&quot;&quot;;[Summary.H363]&lt;&gt;&quot;&quot;;[Summary.I363]&lt;&gt;&quot;&quot;);[Summary.A363];&quot;&quot;)">
            <text:p/>
          </table:table-cell>
        </table:table-row>
        <table:table-row table:style-name="ro3">
          <table:table-cell table:style-name="ce26" table:formula="of:=IF(AND([Summary.B364]&lt;&gt;&quot;&quot;; [Summary.C364]&lt;&gt;&quot;&quot;;[Summary.D364]&lt;&gt;&quot;&quot;;[Summary.E364]&lt;&gt;&quot;&quot;;[Summary.F364]&lt;&gt;&quot;&quot;;[Summary.G364]&lt;&gt;&quot;&quot;;[Summary.H364]&lt;&gt;&quot;&quot;;[Summary.I364]&lt;&gt;&quot;&quot;);[Summary.A364];&quot;&quot;)" office:value-type="string" office:string-value="INSERT">
            <text:p>INSERT</text:p>
          </table:table-cell>
        </table:table-row>
        <table:table-row table:style-name="ro3">
          <table:table-cell table:style-name="ce26" table:formula="of:=IF(AND([Summary.B365]&lt;&gt;&quot;&quot;; [Summary.C365]&lt;&gt;&quot;&quot;;[Summary.D365]&lt;&gt;&quot;&quot;;[Summary.E365]&lt;&gt;&quot;&quot;;[Summary.F365]&lt;&gt;&quot;&quot;;[Summary.G365]&lt;&gt;&quot;&quot;;[Summary.H365]&lt;&gt;&quot;&quot;;[Summary.I365]&lt;&gt;&quot;&quot;);[Summary.A365];&quot;&quot;)">
            <text:p/>
          </table:table-cell>
        </table:table-row>
        <table:table-row table:style-name="ro3">
          <table:table-cell table:style-name="ce26" table:formula="of:=IF(AND([Summary.B366]&lt;&gt;&quot;&quot;; [Summary.C366]&lt;&gt;&quot;&quot;;[Summary.D366]&lt;&gt;&quot;&quot;;[Summary.E366]&lt;&gt;&quot;&quot;;[Summary.F366]&lt;&gt;&quot;&quot;;[Summary.G366]&lt;&gt;&quot;&quot;;[Summary.H366]&lt;&gt;&quot;&quot;;[Summary.I366]&lt;&gt;&quot;&quot;);[Summary.A366];&quot;&quot;)">
            <text:p/>
          </table:table-cell>
        </table:table-row>
        <table:table-row table:style-name="ro3">
          <table:table-cell table:style-name="ce26" table:formula="of:=IF(AND([Summary.B367]&lt;&gt;&quot;&quot;; [Summary.C367]&lt;&gt;&quot;&quot;;[Summary.D367]&lt;&gt;&quot;&quot;;[Summary.E367]&lt;&gt;&quot;&quot;;[Summary.F367]&lt;&gt;&quot;&quot;;[Summary.G367]&lt;&gt;&quot;&quot;;[Summary.H367]&lt;&gt;&quot;&quot;;[Summary.I367]&lt;&gt;&quot;&quot;);[Summary.A367];&quot;&quot;)">
            <text:p/>
          </table:table-cell>
        </table:table-row>
        <table:table-row table:style-name="ro3">
          <table:table-cell table:style-name="ce26" table:formula="of:=IF(AND([Summary.B368]&lt;&gt;&quot;&quot;; [Summary.C368]&lt;&gt;&quot;&quot;;[Summary.D368]&lt;&gt;&quot;&quot;;[Summary.E368]&lt;&gt;&quot;&quot;;[Summary.F368]&lt;&gt;&quot;&quot;;[Summary.G368]&lt;&gt;&quot;&quot;;[Summary.H368]&lt;&gt;&quot;&quot;;[Summary.I368]&lt;&gt;&quot;&quot;);[Summary.A368];&quot;&quot;)">
            <text:p/>
          </table:table-cell>
        </table:table-row>
        <table:table-row table:style-name="ro3">
          <table:table-cell table:style-name="ce26" table:formula="of:=IF(AND([Summary.B369]&lt;&gt;&quot;&quot;; [Summary.C369]&lt;&gt;&quot;&quot;;[Summary.D369]&lt;&gt;&quot;&quot;;[Summary.E369]&lt;&gt;&quot;&quot;;[Summary.F369]&lt;&gt;&quot;&quot;;[Summary.G369]&lt;&gt;&quot;&quot;;[Summary.H369]&lt;&gt;&quot;&quot;;[Summary.I369]&lt;&gt;&quot;&quot;);[Summary.A369];&quot;&quot;)">
            <text:p/>
          </table:table-cell>
        </table:table-row>
        <table:table-row table:style-name="ro3">
          <table:table-cell table:style-name="ce26" table:formula="of:=IF(AND([Summary.B370]&lt;&gt;&quot;&quot;; [Summary.C370]&lt;&gt;&quot;&quot;;[Summary.D370]&lt;&gt;&quot;&quot;;[Summary.E370]&lt;&gt;&quot;&quot;;[Summary.F370]&lt;&gt;&quot;&quot;;[Summary.G370]&lt;&gt;&quot;&quot;;[Summary.H370]&lt;&gt;&quot;&quot;;[Summary.I370]&lt;&gt;&quot;&quot;);[Summary.A370];&quot;&quot;)">
            <text:p/>
          </table:table-cell>
        </table:table-row>
        <table:table-row table:style-name="ro3">
          <table:table-cell table:style-name="ce26" table:formula="of:=IF(AND([Summary.B371]&lt;&gt;&quot;&quot;; [Summary.C371]&lt;&gt;&quot;&quot;;[Summary.D371]&lt;&gt;&quot;&quot;;[Summary.E371]&lt;&gt;&quot;&quot;;[Summary.F371]&lt;&gt;&quot;&quot;;[Summary.G371]&lt;&gt;&quot;&quot;;[Summary.H371]&lt;&gt;&quot;&quot;;[Summary.I371]&lt;&gt;&quot;&quot;);[Summary.A371];&quot;&quot;)">
            <text:p/>
          </table:table-cell>
        </table:table-row>
        <table:table-row table:style-name="ro3">
          <table:table-cell table:style-name="ce26" table:formula="of:=IF(AND([Summary.B372]&lt;&gt;&quot;&quot;; [Summary.C372]&lt;&gt;&quot;&quot;;[Summary.D372]&lt;&gt;&quot;&quot;;[Summary.E372]&lt;&gt;&quot;&quot;;[Summary.F372]&lt;&gt;&quot;&quot;;[Summary.G372]&lt;&gt;&quot;&quot;;[Summary.H372]&lt;&gt;&quot;&quot;;[Summary.I372]&lt;&gt;&quot;&quot;);[Summary.A372];&quot;&quot;)">
            <text:p/>
          </table:table-cell>
        </table:table-row>
        <table:table-row table:style-name="ro3">
          <table:table-cell table:style-name="ce26" table:formula="of:=IF(AND([Summary.B373]&lt;&gt;&quot;&quot;; [Summary.C373]&lt;&gt;&quot;&quot;;[Summary.D373]&lt;&gt;&quot;&quot;;[Summary.E373]&lt;&gt;&quot;&quot;;[Summary.F373]&lt;&gt;&quot;&quot;;[Summary.G373]&lt;&gt;&quot;&quot;;[Summary.H373]&lt;&gt;&quot;&quot;;[Summary.I373]&lt;&gt;&quot;&quot;);[Summary.A373];&quot;&quot;)">
            <text:p/>
          </table:table-cell>
        </table:table-row>
        <table:table-row table:style-name="ro3">
          <table:table-cell table:style-name="ce26" table:formula="of:=IF(AND([Summary.B374]&lt;&gt;&quot;&quot;; [Summary.C374]&lt;&gt;&quot;&quot;;[Summary.D374]&lt;&gt;&quot;&quot;;[Summary.E374]&lt;&gt;&quot;&quot;;[Summary.F374]&lt;&gt;&quot;&quot;;[Summary.G374]&lt;&gt;&quot;&quot;;[Summary.H374]&lt;&gt;&quot;&quot;;[Summary.I374]&lt;&gt;&quot;&quot;);[Summary.A374];&quot;&quot;)">
            <text:p/>
          </table:table-cell>
        </table:table-row>
        <table:table-row table:style-name="ro3">
          <table:table-cell table:style-name="ce26" table:formula="of:=IF(AND([Summary.B375]&lt;&gt;&quot;&quot;; [Summary.C375]&lt;&gt;&quot;&quot;;[Summary.D375]&lt;&gt;&quot;&quot;;[Summary.E375]&lt;&gt;&quot;&quot;;[Summary.F375]&lt;&gt;&quot;&quot;;[Summary.G375]&lt;&gt;&quot;&quot;;[Summary.H375]&lt;&gt;&quot;&quot;;[Summary.I375]&lt;&gt;&quot;&quot;);[Summary.A375];&quot;&quot;)">
            <text:p/>
          </table:table-cell>
        </table:table-row>
        <table:table-row table:style-name="ro3">
          <table:table-cell table:style-name="ce26" table:formula="of:=IF(AND([Summary.B376]&lt;&gt;&quot;&quot;; [Summary.C376]&lt;&gt;&quot;&quot;;[Summary.D376]&lt;&gt;&quot;&quot;;[Summary.E376]&lt;&gt;&quot;&quot;;[Summary.F376]&lt;&gt;&quot;&quot;;[Summary.G376]&lt;&gt;&quot;&quot;;[Summary.H376]&lt;&gt;&quot;&quot;;[Summary.I376]&lt;&gt;&quot;&quot;);[Summary.A376];&quot;&quot;)">
            <text:p/>
          </table:table-cell>
        </table:table-row>
        <table:table-row table:style-name="ro3">
          <table:table-cell table:style-name="ce26" table:formula="of:=IF(AND([Summary.B377]&lt;&gt;&quot;&quot;; [Summary.C377]&lt;&gt;&quot;&quot;;[Summary.D377]&lt;&gt;&quot;&quot;;[Summary.E377]&lt;&gt;&quot;&quot;;[Summary.F377]&lt;&gt;&quot;&quot;;[Summary.G377]&lt;&gt;&quot;&quot;;[Summary.H377]&lt;&gt;&quot;&quot;;[Summary.I377]&lt;&gt;&quot;&quot;);[Summary.A377];&quot;&quot;)">
            <text:p/>
          </table:table-cell>
        </table:table-row>
        <table:table-row table:style-name="ro3">
          <table:table-cell table:style-name="ce26" table:formula="of:=IF(AND([Summary.B378]&lt;&gt;&quot;&quot;; [Summary.C378]&lt;&gt;&quot;&quot;;[Summary.D378]&lt;&gt;&quot;&quot;;[Summary.E378]&lt;&gt;&quot;&quot;;[Summary.F378]&lt;&gt;&quot;&quot;;[Summary.G378]&lt;&gt;&quot;&quot;;[Summary.H378]&lt;&gt;&quot;&quot;;[Summary.I378]&lt;&gt;&quot;&quot;);[Summary.A378];&quot;&quot;)">
            <text:p/>
          </table:table-cell>
        </table:table-row>
        <table:table-row table:style-name="ro3">
          <table:table-cell table:style-name="ce26" table:formula="of:=IF(AND([Summary.B379]&lt;&gt;&quot;&quot;; [Summary.C379]&lt;&gt;&quot;&quot;;[Summary.D379]&lt;&gt;&quot;&quot;;[Summary.E379]&lt;&gt;&quot;&quot;;[Summary.F379]&lt;&gt;&quot;&quot;;[Summary.G379]&lt;&gt;&quot;&quot;;[Summary.H379]&lt;&gt;&quot;&quot;;[Summary.I379]&lt;&gt;&quot;&quot;);[Summary.A379];&quot;&quot;)" office:value-type="string" office:string-value="INTO">
            <text:p>INTO</text:p>
          </table:table-cell>
        </table:table-row>
        <table:table-row table:style-name="ro3">
          <table:table-cell table:style-name="ce26" table:formula="of:=IF(AND([Summary.B380]&lt;&gt;&quot;&quot;; [Summary.C380]&lt;&gt;&quot;&quot;;[Summary.D380]&lt;&gt;&quot;&quot;;[Summary.E380]&lt;&gt;&quot;&quot;;[Summary.F380]&lt;&gt;&quot;&quot;;[Summary.G380]&lt;&gt;&quot;&quot;;[Summary.H380]&lt;&gt;&quot;&quot;;[Summary.I380]&lt;&gt;&quot;&quot;);[Summary.A380];&quot;&quot;)">
            <text:p/>
          </table:table-cell>
        </table:table-row>
        <table:table-row table:style-name="ro3">
          <table:table-cell table:style-name="ce26" table:formula="of:=IF(AND([Summary.B381]&lt;&gt;&quot;&quot;; [Summary.C381]&lt;&gt;&quot;&quot;;[Summary.D381]&lt;&gt;&quot;&quot;;[Summary.E381]&lt;&gt;&quot;&quot;;[Summary.F381]&lt;&gt;&quot;&quot;;[Summary.G381]&lt;&gt;&quot;&quot;;[Summary.H381]&lt;&gt;&quot;&quot;;[Summary.I381]&lt;&gt;&quot;&quot;);[Summary.A381];&quot;&quot;)">
            <text:p/>
          </table:table-cell>
        </table:table-row>
        <table:table-row table:style-name="ro3">
          <table:table-cell table:style-name="ce26" table:formula="of:=IF(AND([Summary.B382]&lt;&gt;&quot;&quot;; [Summary.C382]&lt;&gt;&quot;&quot;;[Summary.D382]&lt;&gt;&quot;&quot;;[Summary.E382]&lt;&gt;&quot;&quot;;[Summary.F382]&lt;&gt;&quot;&quot;;[Summary.G382]&lt;&gt;&quot;&quot;;[Summary.H382]&lt;&gt;&quot;&quot;;[Summary.I382]&lt;&gt;&quot;&quot;);[Summary.A382];&quot;&quot;)">
            <text:p/>
          </table:table-cell>
        </table:table-row>
        <table:table-row table:style-name="ro3">
          <table:table-cell table:style-name="ce26" table:formula="of:=IF(AND([Summary.B383]&lt;&gt;&quot;&quot;; [Summary.C383]&lt;&gt;&quot;&quot;;[Summary.D383]&lt;&gt;&quot;&quot;;[Summary.E383]&lt;&gt;&quot;&quot;;[Summary.F383]&lt;&gt;&quot;&quot;;[Summary.G383]&lt;&gt;&quot;&quot;;[Summary.H383]&lt;&gt;&quot;&quot;;[Summary.I383]&lt;&gt;&quot;&quot;);[Summary.A383];&quot;&quot;)" office:value-type="string" office:string-value="IS">
            <text:p>IS</text:p>
          </table:table-cell>
        </table:table-row>
        <table:table-row table:style-name="ro3">
          <table:table-cell table:style-name="ce26" table:formula="of:=IF(AND([Summary.B384]&lt;&gt;&quot;&quot;; [Summary.C384]&lt;&gt;&quot;&quot;;[Summary.D384]&lt;&gt;&quot;&quot;;[Summary.E384]&lt;&gt;&quot;&quot;;[Summary.F384]&lt;&gt;&quot;&quot;;[Summary.G384]&lt;&gt;&quot;&quot;;[Summary.H384]&lt;&gt;&quot;&quot;;[Summary.I384]&lt;&gt;&quot;&quot;);[Summary.A384];&quot;&quot;)">
            <text:p/>
          </table:table-cell>
        </table:table-row>
        <table:table-row table:style-name="ro3">
          <table:table-cell table:style-name="ce26" table:formula="of:=IF(AND([Summary.B385]&lt;&gt;&quot;&quot;; [Summary.C385]&lt;&gt;&quot;&quot;;[Summary.D385]&lt;&gt;&quot;&quot;;[Summary.E385]&lt;&gt;&quot;&quot;;[Summary.F385]&lt;&gt;&quot;&quot;;[Summary.G385]&lt;&gt;&quot;&quot;;[Summary.H385]&lt;&gt;&quot;&quot;;[Summary.I385]&lt;&gt;&quot;&quot;);[Summary.A385];&quot;&quot;)">
            <text:p/>
          </table:table-cell>
        </table:table-row>
        <table:table-row table:style-name="ro3">
          <table:table-cell table:style-name="ce26" table:formula="of:=IF(AND([Summary.B386]&lt;&gt;&quot;&quot;; [Summary.C386]&lt;&gt;&quot;&quot;;[Summary.D386]&lt;&gt;&quot;&quot;;[Summary.E386]&lt;&gt;&quot;&quot;;[Summary.F386]&lt;&gt;&quot;&quot;;[Summary.G386]&lt;&gt;&quot;&quot;;[Summary.H386]&lt;&gt;&quot;&quot;;[Summary.I386]&lt;&gt;&quot;&quot;);[Summary.A386];&quot;&quot;)">
            <text:p/>
          </table:table-cell>
        </table:table-row>
        <table:table-row table:style-name="ro3">
          <table:table-cell table:style-name="ce26" table:formula="of:=IF(AND([Summary.B387]&lt;&gt;&quot;&quot;; [Summary.C387]&lt;&gt;&quot;&quot;;[Summary.D387]&lt;&gt;&quot;&quot;;[Summary.E387]&lt;&gt;&quot;&quot;;[Summary.F387]&lt;&gt;&quot;&quot;;[Summary.G387]&lt;&gt;&quot;&quot;;[Summary.H387]&lt;&gt;&quot;&quot;;[Summary.I387]&lt;&gt;&quot;&quot;);[Summary.A387];&quot;&quot;)" office:value-type="string" office:string-value="JOIN">
            <text:p>JOIN</text:p>
          </table:table-cell>
        </table:table-row>
        <table:table-row table:style-name="ro3">
          <table:table-cell table:style-name="ce26" table:formula="of:=IF(AND([Summary.B388]&lt;&gt;&quot;&quot;; [Summary.C388]&lt;&gt;&quot;&quot;;[Summary.D388]&lt;&gt;&quot;&quot;;[Summary.E388]&lt;&gt;&quot;&quot;;[Summary.F388]&lt;&gt;&quot;&quot;;[Summary.G388]&lt;&gt;&quot;&quot;;[Summary.H388]&lt;&gt;&quot;&quot;;[Summary.I388]&lt;&gt;&quot;&quot;);[Summary.A388];&quot;&quot;)">
            <text:p/>
          </table:table-cell>
        </table:table-row>
        <table:table-row table:style-name="ro3">
          <table:table-cell table:style-name="ce26" table:formula="of:=IF(AND([Summary.B389]&lt;&gt;&quot;&quot;; [Summary.C389]&lt;&gt;&quot;&quot;;[Summary.D389]&lt;&gt;&quot;&quot;;[Summary.E389]&lt;&gt;&quot;&quot;;[Summary.F389]&lt;&gt;&quot;&quot;;[Summary.G389]&lt;&gt;&quot;&quot;;[Summary.H389]&lt;&gt;&quot;&quot;;[Summary.I389]&lt;&gt;&quot;&quot;);[Summary.A389];&quot;&quot;)" office:value-type="string" office:string-value="KEY">
            <text:p>KEY</text:p>
          </table:table-cell>
        </table:table-row>
        <table:table-row table:style-name="ro3">
          <table:table-cell table:style-name="ce26" table:formula="of:=IF(AND([Summary.B390]&lt;&gt;&quot;&quot;; [Summary.C390]&lt;&gt;&quot;&quot;;[Summary.D390]&lt;&gt;&quot;&quot;;[Summary.E390]&lt;&gt;&quot;&quot;;[Summary.F390]&lt;&gt;&quot;&quot;;[Summary.G390]&lt;&gt;&quot;&quot;;[Summary.H390]&lt;&gt;&quot;&quot;;[Summary.I390]&lt;&gt;&quot;&quot;);[Summary.A390];&quot;&quot;)">
            <text:p/>
          </table:table-cell>
        </table:table-row>
        <table:table-row table:style-name="ro3">
          <table:table-cell table:style-name="ce26" table:formula="of:=IF(AND([Summary.B391]&lt;&gt;&quot;&quot;; [Summary.C391]&lt;&gt;&quot;&quot;;[Summary.D391]&lt;&gt;&quot;&quot;;[Summary.E391]&lt;&gt;&quot;&quot;;[Summary.F391]&lt;&gt;&quot;&quot;;[Summary.G391]&lt;&gt;&quot;&quot;;[Summary.H391]&lt;&gt;&quot;&quot;;[Summary.I391]&lt;&gt;&quot;&quot;);[Summary.A391];&quot;&quot;)">
            <text:p/>
          </table:table-cell>
        </table:table-row>
        <table:table-row table:style-name="ro3">
          <table:table-cell table:style-name="ce26" table:formula="of:=IF(AND([Summary.B392]&lt;&gt;&quot;&quot;; [Summary.C392]&lt;&gt;&quot;&quot;;[Summary.D392]&lt;&gt;&quot;&quot;;[Summary.E392]&lt;&gt;&quot;&quot;;[Summary.F392]&lt;&gt;&quot;&quot;;[Summary.G392]&lt;&gt;&quot;&quot;;[Summary.H392]&lt;&gt;&quot;&quot;;[Summary.I392]&lt;&gt;&quot;&quot;);[Summary.A392];&quot;&quot;)">
            <text:p/>
          </table:table-cell>
        </table:table-row>
        <table:table-row table:style-name="ro3">
          <table:table-cell table:style-name="ce26" table:formula="of:=IF(AND([Summary.B393]&lt;&gt;&quot;&quot;; [Summary.C393]&lt;&gt;&quot;&quot;;[Summary.D393]&lt;&gt;&quot;&quot;;[Summary.E393]&lt;&gt;&quot;&quot;;[Summary.F393]&lt;&gt;&quot;&quot;;[Summary.G393]&lt;&gt;&quot;&quot;;[Summary.H393]&lt;&gt;&quot;&quot;;[Summary.I393]&lt;&gt;&quot;&quot;);[Summary.A393];&quot;&quot;)">
            <text:p/>
          </table:table-cell>
        </table:table-row>
        <table:table-row table:style-name="ro2">
          <table:table-cell table:style-name="ce26" table:formula="of:=IF(AND([Summary.B394]&lt;&gt;&quot;&quot;; [Summary.C394]&lt;&gt;&quot;&quot;;[Summary.D394]&lt;&gt;&quot;&quot;;[Summary.E394]&lt;&gt;&quot;&quot;;[Summary.F394]&lt;&gt;&quot;&quot;;[Summary.G394]&lt;&gt;&quot;&quot;;[Summary.H394]&lt;&gt;&quot;&quot;;[Summary.I394]&lt;&gt;&quot;&quot;);[Summary.A394];&quot;&quot;)">
            <text:p/>
          </table:table-cell>
        </table:table-row>
        <table:table-row table:style-name="ro3">
          <table:table-cell table:style-name="ce26" table:formula="of:=IF(AND([Summary.B395]&lt;&gt;&quot;&quot;; [Summary.C395]&lt;&gt;&quot;&quot;;[Summary.D395]&lt;&gt;&quot;&quot;;[Summary.E395]&lt;&gt;&quot;&quot;;[Summary.F395]&lt;&gt;&quot;&quot;;[Summary.G395]&lt;&gt;&quot;&quot;;[Summary.H395]&lt;&gt;&quot;&quot;;[Summary.I395]&lt;&gt;&quot;&quot;);[Summary.A395];&quot;&quot;)">
            <text:p/>
          </table:table-cell>
        </table:table-row>
        <table:table-row table:style-name="ro3">
          <table:table-cell table:style-name="ce26" table:formula="of:=IF(AND([Summary.B396]&lt;&gt;&quot;&quot;; [Summary.C396]&lt;&gt;&quot;&quot;;[Summary.D396]&lt;&gt;&quot;&quot;;[Summary.E396]&lt;&gt;&quot;&quot;;[Summary.F396]&lt;&gt;&quot;&quot;;[Summary.G396]&lt;&gt;&quot;&quot;;[Summary.H396]&lt;&gt;&quot;&quot;;[Summary.I396]&lt;&gt;&quot;&quot;);[Summary.A396];&quot;&quot;)">
            <text:p/>
          </table:table-cell>
        </table:table-row>
        <table:table-row table:style-name="ro3">
          <table:table-cell table:style-name="ce26" table:formula="of:=IF(AND([Summary.B397]&lt;&gt;&quot;&quot;; [Summary.C397]&lt;&gt;&quot;&quot;;[Summary.D397]&lt;&gt;&quot;&quot;;[Summary.E397]&lt;&gt;&quot;&quot;;[Summary.F397]&lt;&gt;&quot;&quot;;[Summary.G397]&lt;&gt;&quot;&quot;;[Summary.H397]&lt;&gt;&quot;&quot;;[Summary.I397]&lt;&gt;&quot;&quot;);[Summary.A397];&quot;&quot;)">
            <text:p/>
          </table:table-cell>
        </table:table-row>
        <table:table-row table:style-name="ro3">
          <table:table-cell table:style-name="ce26" table:formula="of:=IF(AND([Summary.B398]&lt;&gt;&quot;&quot;; [Summary.C398]&lt;&gt;&quot;&quot;;[Summary.D398]&lt;&gt;&quot;&quot;;[Summary.E398]&lt;&gt;&quot;&quot;;[Summary.F398]&lt;&gt;&quot;&quot;;[Summary.G398]&lt;&gt;&quot;&quot;;[Summary.H398]&lt;&gt;&quot;&quot;;[Summary.I398]&lt;&gt;&quot;&quot;);[Summary.A398];&quot;&quot;)">
            <text:p/>
          </table:table-cell>
        </table:table-row>
        <table:table-row table:style-name="ro3">
          <table:table-cell table:style-name="ce26" table:formula="of:=IF(AND([Summary.B399]&lt;&gt;&quot;&quot;; [Summary.C399]&lt;&gt;&quot;&quot;;[Summary.D399]&lt;&gt;&quot;&quot;;[Summary.E399]&lt;&gt;&quot;&quot;;[Summary.F399]&lt;&gt;&quot;&quot;;[Summary.G399]&lt;&gt;&quot;&quot;;[Summary.H399]&lt;&gt;&quot;&quot;;[Summary.I399]&lt;&gt;&quot;&quot;);[Summary.A399];&quot;&quot;)">
            <text:p/>
          </table:table-cell>
        </table:table-row>
        <table:table-row table:style-name="ro3">
          <table:table-cell table:style-name="ce26" table:formula="of:=IF(AND([Summary.B400]&lt;&gt;&quot;&quot;; [Summary.C400]&lt;&gt;&quot;&quot;;[Summary.D400]&lt;&gt;&quot;&quot;;[Summary.E400]&lt;&gt;&quot;&quot;;[Summary.F400]&lt;&gt;&quot;&quot;;[Summary.G400]&lt;&gt;&quot;&quot;;[Summary.H400]&lt;&gt;&quot;&quot;;[Summary.I400]&lt;&gt;&quot;&quot;);[Summary.A400];&quot;&quot;)">
            <text:p/>
          </table:table-cell>
        </table:table-row>
        <table:table-row table:style-name="ro2">
          <table:table-cell table:style-name="ce26" table:formula="of:=IF(AND([Summary.B401]&lt;&gt;&quot;&quot;; [Summary.C401]&lt;&gt;&quot;&quot;;[Summary.D401]&lt;&gt;&quot;&quot;;[Summary.E401]&lt;&gt;&quot;&quot;;[Summary.F401]&lt;&gt;&quot;&quot;;[Summary.G401]&lt;&gt;&quot;&quot;;[Summary.H401]&lt;&gt;&quot;&quot;;[Summary.I401]&lt;&gt;&quot;&quot;);[Summary.A401];&quot;&quot;)">
            <text:p/>
          </table:table-cell>
        </table:table-row>
        <table:table-row table:style-name="ro3">
          <table:table-cell table:style-name="ce26" table:formula="of:=IF(AND([Summary.B402]&lt;&gt;&quot;&quot;; [Summary.C402]&lt;&gt;&quot;&quot;;[Summary.D402]&lt;&gt;&quot;&quot;;[Summary.E402]&lt;&gt;&quot;&quot;;[Summary.F402]&lt;&gt;&quot;&quot;;[Summary.G402]&lt;&gt;&quot;&quot;;[Summary.H402]&lt;&gt;&quot;&quot;;[Summary.I402]&lt;&gt;&quot;&quot;);[Summary.A402];&quot;&quot;)">
            <text:p/>
          </table:table-cell>
        </table:table-row>
        <table:table-row table:style-name="ro3">
          <table:table-cell table:style-name="ce26" table:formula="of:=IF(AND([Summary.B403]&lt;&gt;&quot;&quot;; [Summary.C403]&lt;&gt;&quot;&quot;;[Summary.D403]&lt;&gt;&quot;&quot;;[Summary.E403]&lt;&gt;&quot;&quot;;[Summary.F403]&lt;&gt;&quot;&quot;;[Summary.G403]&lt;&gt;&quot;&quot;;[Summary.H403]&lt;&gt;&quot;&quot;;[Summary.I403]&lt;&gt;&quot;&quot;);[Summary.A403];&quot;&quot;)">
            <text:p/>
          </table:table-cell>
        </table:table-row>
        <table:table-row table:style-name="ro3">
          <table:table-cell table:style-name="ce26" table:formula="of:=IF(AND([Summary.B404]&lt;&gt;&quot;&quot;; [Summary.C404]&lt;&gt;&quot;&quot;;[Summary.D404]&lt;&gt;&quot;&quot;;[Summary.E404]&lt;&gt;&quot;&quot;;[Summary.F404]&lt;&gt;&quot;&quot;;[Summary.G404]&lt;&gt;&quot;&quot;;[Summary.H404]&lt;&gt;&quot;&quot;;[Summary.I404]&lt;&gt;&quot;&quot;);[Summary.A404];&quot;&quot;)">
            <text:p/>
          </table:table-cell>
        </table:table-row>
        <table:table-row table:style-name="ro3">
          <table:table-cell table:style-name="ce26" table:formula="of:=IF(AND([Summary.B405]&lt;&gt;&quot;&quot;; [Summary.C405]&lt;&gt;&quot;&quot;;[Summary.D405]&lt;&gt;&quot;&quot;;[Summary.E405]&lt;&gt;&quot;&quot;;[Summary.F405]&lt;&gt;&quot;&quot;;[Summary.G405]&lt;&gt;&quot;&quot;;[Summary.H405]&lt;&gt;&quot;&quot;;[Summary.I405]&lt;&gt;&quot;&quot;);[Summary.A405];&quot;&quot;)">
            <text:p/>
          </table:table-cell>
        </table:table-row>
        <table:table-row table:style-name="ro3">
          <table:table-cell table:style-name="ce26" table:formula="of:=IF(AND([Summary.B406]&lt;&gt;&quot;&quot;; [Summary.C406]&lt;&gt;&quot;&quot;;[Summary.D406]&lt;&gt;&quot;&quot;;[Summary.E406]&lt;&gt;&quot;&quot;;[Summary.F406]&lt;&gt;&quot;&quot;;[Summary.G406]&lt;&gt;&quot;&quot;;[Summary.H406]&lt;&gt;&quot;&quot;;[Summary.I406]&lt;&gt;&quot;&quot;);[Summary.A406];&quot;&quot;)">
            <text:p/>
          </table:table-cell>
        </table:table-row>
        <table:table-row table:style-name="ro3">
          <table:table-cell table:style-name="ce26" table:formula="of:=IF(AND([Summary.B407]&lt;&gt;&quot;&quot;; [Summary.C407]&lt;&gt;&quot;&quot;;[Summary.D407]&lt;&gt;&quot;&quot;;[Summary.E407]&lt;&gt;&quot;&quot;;[Summary.F407]&lt;&gt;&quot;&quot;;[Summary.G407]&lt;&gt;&quot;&quot;;[Summary.H407]&lt;&gt;&quot;&quot;;[Summary.I407]&lt;&gt;&quot;&quot;);[Summary.A407];&quot;&quot;)">
            <text:p/>
          </table:table-cell>
        </table:table-row>
        <table:table-row table:style-name="ro3">
          <table:table-cell table:style-name="ce26" table:formula="of:=IF(AND([Summary.B408]&lt;&gt;&quot;&quot;; [Summary.C408]&lt;&gt;&quot;&quot;;[Summary.D408]&lt;&gt;&quot;&quot;;[Summary.E408]&lt;&gt;&quot;&quot;;[Summary.F408]&lt;&gt;&quot;&quot;;[Summary.G408]&lt;&gt;&quot;&quot;;[Summary.H408]&lt;&gt;&quot;&quot;;[Summary.I408]&lt;&gt;&quot;&quot;);[Summary.A408];&quot;&quot;)" office:value-type="string" office:string-value="LEFT">
            <text:p>LEFT</text:p>
          </table:table-cell>
        </table:table-row>
        <table:table-row table:style-name="ro3">
          <table:table-cell table:style-name="ce26" table:formula="of:=IF(AND([Summary.B409]&lt;&gt;&quot;&quot;; [Summary.C409]&lt;&gt;&quot;&quot;;[Summary.D409]&lt;&gt;&quot;&quot;;[Summary.E409]&lt;&gt;&quot;&quot;;[Summary.F409]&lt;&gt;&quot;&quot;;[Summary.G409]&lt;&gt;&quot;&quot;;[Summary.H409]&lt;&gt;&quot;&quot;;[Summary.I409]&lt;&gt;&quot;&quot;);[Summary.A409];&quot;&quot;)">
            <text:p/>
          </table:table-cell>
        </table:table-row>
        <table:table-row table:style-name="ro3">
          <table:table-cell table:style-name="ce26" table:formula="of:=IF(AND([Summary.B410]&lt;&gt;&quot;&quot;; [Summary.C410]&lt;&gt;&quot;&quot;;[Summary.D410]&lt;&gt;&quot;&quot;;[Summary.E410]&lt;&gt;&quot;&quot;;[Summary.F410]&lt;&gt;&quot;&quot;;[Summary.G410]&lt;&gt;&quot;&quot;;[Summary.H410]&lt;&gt;&quot;&quot;;[Summary.I410]&lt;&gt;&quot;&quot;);[Summary.A410];&quot;&quot;)">
            <text:p/>
          </table:table-cell>
        </table:table-row>
        <table:table-row table:style-name="ro3">
          <table:table-cell table:style-name="ce26" table:formula="of:=IF(AND([Summary.B411]&lt;&gt;&quot;&quot;; [Summary.C411]&lt;&gt;&quot;&quot;;[Summary.D411]&lt;&gt;&quot;&quot;;[Summary.E411]&lt;&gt;&quot;&quot;;[Summary.F411]&lt;&gt;&quot;&quot;;[Summary.G411]&lt;&gt;&quot;&quot;;[Summary.H411]&lt;&gt;&quot;&quot;;[Summary.I411]&lt;&gt;&quot;&quot;);[Summary.A411];&quot;&quot;)">
            <text:p/>
          </table:table-cell>
        </table:table-row>
        <table:table-row table:style-name="ro3">
          <table:table-cell table:style-name="ce26" table:formula="of:=IF(AND([Summary.B412]&lt;&gt;&quot;&quot;; [Summary.C412]&lt;&gt;&quot;&quot;;[Summary.D412]&lt;&gt;&quot;&quot;;[Summary.E412]&lt;&gt;&quot;&quot;;[Summary.F412]&lt;&gt;&quot;&quot;;[Summary.G412]&lt;&gt;&quot;&quot;;[Summary.H412]&lt;&gt;&quot;&quot;;[Summary.I412]&lt;&gt;&quot;&quot;);[Summary.A412];&quot;&quot;)" office:value-type="string" office:string-value="LIKE">
            <text:p>LIKE</text:p>
          </table:table-cell>
        </table:table-row>
        <table:table-row table:style-name="ro3">
          <table:table-cell table:style-name="ce26" table:formula="of:=IF(AND([Summary.B413]&lt;&gt;&quot;&quot;; [Summary.C413]&lt;&gt;&quot;&quot;;[Summary.D413]&lt;&gt;&quot;&quot;;[Summary.E413]&lt;&gt;&quot;&quot;;[Summary.F413]&lt;&gt;&quot;&quot;;[Summary.G413]&lt;&gt;&quot;&quot;;[Summary.H413]&lt;&gt;&quot;&quot;;[Summary.I413]&lt;&gt;&quot;&quot;);[Summary.A413];&quot;&quot;)">
            <text:p/>
          </table:table-cell>
        </table:table-row>
        <table:table-row table:style-name="ro3">
          <table:table-cell table:style-name="ce26" table:formula="of:=IF(AND([Summary.B414]&lt;&gt;&quot;&quot;; [Summary.C414]&lt;&gt;&quot;&quot;;[Summary.D414]&lt;&gt;&quot;&quot;;[Summary.E414]&lt;&gt;&quot;&quot;;[Summary.F414]&lt;&gt;&quot;&quot;;[Summary.G414]&lt;&gt;&quot;&quot;;[Summary.H414]&lt;&gt;&quot;&quot;;[Summary.I414]&lt;&gt;&quot;&quot;);[Summary.A414];&quot;&quot;)">
            <text:p/>
          </table:table-cell>
        </table:table-row>
        <table:table-row table:style-name="ro3">
          <table:table-cell table:style-name="ce26" table:formula="of:=IF(AND([Summary.B415]&lt;&gt;&quot;&quot;; [Summary.C415]&lt;&gt;&quot;&quot;;[Summary.D415]&lt;&gt;&quot;&quot;;[Summary.E415]&lt;&gt;&quot;&quot;;[Summary.F415]&lt;&gt;&quot;&quot;;[Summary.G415]&lt;&gt;&quot;&quot;;[Summary.H415]&lt;&gt;&quot;&quot;;[Summary.I415]&lt;&gt;&quot;&quot;);[Summary.A415];&quot;&quot;)">
            <text:p/>
          </table:table-cell>
        </table:table-row>
        <table:table-row table:style-name="ro3">
          <table:table-cell table:style-name="ce26" table:formula="of:=IF(AND([Summary.B416]&lt;&gt;&quot;&quot;; [Summary.C416]&lt;&gt;&quot;&quot;;[Summary.D416]&lt;&gt;&quot;&quot;;[Summary.E416]&lt;&gt;&quot;&quot;;[Summary.F416]&lt;&gt;&quot;&quot;;[Summary.G416]&lt;&gt;&quot;&quot;;[Summary.H416]&lt;&gt;&quot;&quot;;[Summary.I416]&lt;&gt;&quot;&quot;);[Summary.A416];&quot;&quot;)">
            <text:p/>
          </table:table-cell>
        </table:table-row>
        <table:table-row table:style-name="ro2">
          <table:table-cell table:style-name="ce26" table:formula="of:=IF(AND([Summary.B417]&lt;&gt;&quot;&quot;; [Summary.C417]&lt;&gt;&quot;&quot;;[Summary.D417]&lt;&gt;&quot;&quot;;[Summary.E417]&lt;&gt;&quot;&quot;;[Summary.F417]&lt;&gt;&quot;&quot;;[Summary.G417]&lt;&gt;&quot;&quot;;[Summary.H417]&lt;&gt;&quot;&quot;;[Summary.I417]&lt;&gt;&quot;&quot;);[Summary.A417];&quot;&quot;)">
            <text:p/>
          </table:table-cell>
        </table:table-row>
        <table:table-row table:style-name="ro3">
          <table:table-cell table:style-name="ce26" table:formula="of:=IF(AND([Summary.B418]&lt;&gt;&quot;&quot;; [Summary.C418]&lt;&gt;&quot;&quot;;[Summary.D418]&lt;&gt;&quot;&quot;;[Summary.E418]&lt;&gt;&quot;&quot;;[Summary.F418]&lt;&gt;&quot;&quot;;[Summary.G418]&lt;&gt;&quot;&quot;;[Summary.H418]&lt;&gt;&quot;&quot;;[Summary.I418]&lt;&gt;&quot;&quot;);[Summary.A418];&quot;&quot;)">
            <text:p/>
          </table:table-cell>
        </table:table-row>
        <table:table-row table:style-name="ro3">
          <table:table-cell table:style-name="ce26" table:formula="of:=IF(AND([Summary.B419]&lt;&gt;&quot;&quot;; [Summary.C419]&lt;&gt;&quot;&quot;;[Summary.D419]&lt;&gt;&quot;&quot;;[Summary.E419]&lt;&gt;&quot;&quot;;[Summary.F419]&lt;&gt;&quot;&quot;;[Summary.G419]&lt;&gt;&quot;&quot;;[Summary.H419]&lt;&gt;&quot;&quot;;[Summary.I419]&lt;&gt;&quot;&quot;);[Summary.A419];&quot;&quot;)">
            <text:p/>
          </table:table-cell>
        </table:table-row>
        <table:table-row table:style-name="ro3">
          <table:table-cell table:style-name="ce26" table:formula="of:=IF(AND([Summary.B420]&lt;&gt;&quot;&quot;; [Summary.C420]&lt;&gt;&quot;&quot;;[Summary.D420]&lt;&gt;&quot;&quot;;[Summary.E420]&lt;&gt;&quot;&quot;;[Summary.F420]&lt;&gt;&quot;&quot;;[Summary.G420]&lt;&gt;&quot;&quot;;[Summary.H420]&lt;&gt;&quot;&quot;;[Summary.I420]&lt;&gt;&quot;&quot;);[Summary.A420];&quot;&quot;)">
            <text:p/>
          </table:table-cell>
        </table:table-row>
        <table:table-row table:style-name="ro3">
          <table:table-cell table:style-name="ce26" table:formula="of:=IF(AND([Summary.B421]&lt;&gt;&quot;&quot;; [Summary.C421]&lt;&gt;&quot;&quot;;[Summary.D421]&lt;&gt;&quot;&quot;;[Summary.E421]&lt;&gt;&quot;&quot;;[Summary.F421]&lt;&gt;&quot;&quot;;[Summary.G421]&lt;&gt;&quot;&quot;;[Summary.H421]&lt;&gt;&quot;&quot;;[Summary.I421]&lt;&gt;&quot;&quot;);[Summary.A421];&quot;&quot;)">
            <text:p/>
          </table:table-cell>
        </table:table-row>
        <table:table-row table:style-name="ro3">
          <table:table-cell table:style-name="ce26" table:formula="of:=IF(AND([Summary.B422]&lt;&gt;&quot;&quot;; [Summary.C422]&lt;&gt;&quot;&quot;;[Summary.D422]&lt;&gt;&quot;&quot;;[Summary.E422]&lt;&gt;&quot;&quot;;[Summary.F422]&lt;&gt;&quot;&quot;;[Summary.G422]&lt;&gt;&quot;&quot;;[Summary.H422]&lt;&gt;&quot;&quot;;[Summary.I422]&lt;&gt;&quot;&quot;);[Summary.A422];&quot;&quot;)">
            <text:p/>
          </table:table-cell>
        </table:table-row>
        <table:table-row table:style-name="ro3">
          <table:table-cell table:style-name="ce26" table:formula="of:=IF(AND([Summary.B423]&lt;&gt;&quot;&quot;; [Summary.C423]&lt;&gt;&quot;&quot;;[Summary.D423]&lt;&gt;&quot;&quot;;[Summary.E423]&lt;&gt;&quot;&quot;;[Summary.F423]&lt;&gt;&quot;&quot;;[Summary.G423]&lt;&gt;&quot;&quot;;[Summary.H423]&lt;&gt;&quot;&quot;;[Summary.I423]&lt;&gt;&quot;&quot;);[Summary.A423];&quot;&quot;)">
            <text:p/>
          </table:table-cell>
        </table:table-row>
        <table:table-row table:style-name="ro3">
          <table:table-cell table:style-name="ce26" table:formula="of:=IF(AND([Summary.B424]&lt;&gt;&quot;&quot;; [Summary.C424]&lt;&gt;&quot;&quot;;[Summary.D424]&lt;&gt;&quot;&quot;;[Summary.E424]&lt;&gt;&quot;&quot;;[Summary.F424]&lt;&gt;&quot;&quot;;[Summary.G424]&lt;&gt;&quot;&quot;;[Summary.H424]&lt;&gt;&quot;&quot;;[Summary.I424]&lt;&gt;&quot;&quot;);[Summary.A424];&quot;&quot;)">
            <text:p/>
          </table:table-cell>
        </table:table-row>
        <table:table-row table:style-name="ro3">
          <table:table-cell table:style-name="ce26" table:formula="of:=IF(AND([Summary.B425]&lt;&gt;&quot;&quot;; [Summary.C425]&lt;&gt;&quot;&quot;;[Summary.D425]&lt;&gt;&quot;&quot;;[Summary.E425]&lt;&gt;&quot;&quot;;[Summary.F425]&lt;&gt;&quot;&quot;;[Summary.G425]&lt;&gt;&quot;&quot;;[Summary.H425]&lt;&gt;&quot;&quot;;[Summary.I425]&lt;&gt;&quot;&quot;);[Summary.A425];&quot;&quot;)">
            <text:p/>
          </table:table-cell>
        </table:table-row>
        <table:table-row table:style-name="ro3">
          <table:table-cell table:style-name="ce26" table:formula="of:=IF(AND([Summary.B426]&lt;&gt;&quot;&quot;; [Summary.C426]&lt;&gt;&quot;&quot;;[Summary.D426]&lt;&gt;&quot;&quot;;[Summary.E426]&lt;&gt;&quot;&quot;;[Summary.F426]&lt;&gt;&quot;&quot;;[Summary.G426]&lt;&gt;&quot;&quot;;[Summary.H426]&lt;&gt;&quot;&quot;;[Summary.I426]&lt;&gt;&quot;&quot;);[Summary.A426];&quot;&quot;)">
            <text:p/>
          </table:table-cell>
        </table:table-row>
        <table:table-row table:style-name="ro3">
          <table:table-cell table:style-name="ce26" table:formula="of:=IF(AND([Summary.B427]&lt;&gt;&quot;&quot;; [Summary.C427]&lt;&gt;&quot;&quot;;[Summary.D427]&lt;&gt;&quot;&quot;;[Summary.E427]&lt;&gt;&quot;&quot;;[Summary.F427]&lt;&gt;&quot;&quot;;[Summary.G427]&lt;&gt;&quot;&quot;;[Summary.H427]&lt;&gt;&quot;&quot;;[Summary.I427]&lt;&gt;&quot;&quot;);[Summary.A427];&quot;&quot;)">
            <text:p/>
          </table:table-cell>
        </table:table-row>
        <table:table-row table:style-name="ro3">
          <table:table-cell table:style-name="ce26" table:formula="of:=IF(AND([Summary.B428]&lt;&gt;&quot;&quot;; [Summary.C428]&lt;&gt;&quot;&quot;;[Summary.D428]&lt;&gt;&quot;&quot;;[Summary.E428]&lt;&gt;&quot;&quot;;[Summary.F428]&lt;&gt;&quot;&quot;;[Summary.G428]&lt;&gt;&quot;&quot;;[Summary.H428]&lt;&gt;&quot;&quot;;[Summary.I428]&lt;&gt;&quot;&quot;);[Summary.A428];&quot;&quot;)">
            <text:p/>
          </table:table-cell>
        </table:table-row>
        <table:table-row table:style-name="ro2">
          <table:table-cell table:style-name="ce26" table:formula="of:=IF(AND([Summary.B429]&lt;&gt;&quot;&quot;; [Summary.C429]&lt;&gt;&quot;&quot;;[Summary.D429]&lt;&gt;&quot;&quot;;[Summary.E429]&lt;&gt;&quot;&quot;;[Summary.F429]&lt;&gt;&quot;&quot;;[Summary.G429]&lt;&gt;&quot;&quot;;[Summary.H429]&lt;&gt;&quot;&quot;;[Summary.I429]&lt;&gt;&quot;&quot;);[Summary.A429];&quot;&quot;)">
            <text:p/>
          </table:table-cell>
        </table:table-row>
        <table:table-row table:style-name="ro2">
          <table:table-cell table:style-name="ce26" table:formula="of:=IF(AND([Summary.B430]&lt;&gt;&quot;&quot;; [Summary.C430]&lt;&gt;&quot;&quot;;[Summary.D430]&lt;&gt;&quot;&quot;;[Summary.E430]&lt;&gt;&quot;&quot;;[Summary.F430]&lt;&gt;&quot;&quot;;[Summary.G430]&lt;&gt;&quot;&quot;;[Summary.H430]&lt;&gt;&quot;&quot;;[Summary.I430]&lt;&gt;&quot;&quot;);[Summary.A430];&quot;&quot;)">
            <text:p/>
          </table:table-cell>
        </table:table-row>
        <table:table-row table:style-name="ro3">
          <table:table-cell table:style-name="ce26" table:formula="of:=IF(AND([Summary.B431]&lt;&gt;&quot;&quot;; [Summary.C431]&lt;&gt;&quot;&quot;;[Summary.D431]&lt;&gt;&quot;&quot;;[Summary.E431]&lt;&gt;&quot;&quot;;[Summary.F431]&lt;&gt;&quot;&quot;;[Summary.G431]&lt;&gt;&quot;&quot;;[Summary.H431]&lt;&gt;&quot;&quot;;[Summary.I431]&lt;&gt;&quot;&quot;);[Summary.A431];&quot;&quot;)">
            <text:p/>
          </table:table-cell>
        </table:table-row>
        <table:table-row table:style-name="ro3">
          <table:table-cell table:style-name="ce26" table:formula="of:=IF(AND([Summary.B432]&lt;&gt;&quot;&quot;; [Summary.C432]&lt;&gt;&quot;&quot;;[Summary.D432]&lt;&gt;&quot;&quot;;[Summary.E432]&lt;&gt;&quot;&quot;;[Summary.F432]&lt;&gt;&quot;&quot;;[Summary.G432]&lt;&gt;&quot;&quot;;[Summary.H432]&lt;&gt;&quot;&quot;;[Summary.I432]&lt;&gt;&quot;&quot;);[Summary.A432];&quot;&quot;)">
            <text:p/>
          </table:table-cell>
        </table:table-row>
        <table:table-row table:style-name="ro3">
          <table:table-cell table:style-name="ce26" table:formula="of:=IF(AND([Summary.B433]&lt;&gt;&quot;&quot;; [Summary.C433]&lt;&gt;&quot;&quot;;[Summary.D433]&lt;&gt;&quot;&quot;;[Summary.E433]&lt;&gt;&quot;&quot;;[Summary.F433]&lt;&gt;&quot;&quot;;[Summary.G433]&lt;&gt;&quot;&quot;;[Summary.H433]&lt;&gt;&quot;&quot;;[Summary.I433]&lt;&gt;&quot;&quot;);[Summary.A433];&quot;&quot;)">
            <text:p/>
          </table:table-cell>
        </table:table-row>
        <table:table-row table:style-name="ro3">
          <table:table-cell table:style-name="ce26" table:formula="of:=IF(AND([Summary.B434]&lt;&gt;&quot;&quot;; [Summary.C434]&lt;&gt;&quot;&quot;;[Summary.D434]&lt;&gt;&quot;&quot;;[Summary.E434]&lt;&gt;&quot;&quot;;[Summary.F434]&lt;&gt;&quot;&quot;;[Summary.G434]&lt;&gt;&quot;&quot;;[Summary.H434]&lt;&gt;&quot;&quot;;[Summary.I434]&lt;&gt;&quot;&quot;);[Summary.A434];&quot;&quot;)">
            <text:p/>
          </table:table-cell>
        </table:table-row>
        <table:table-row table:style-name="ro2">
          <table:table-cell table:style-name="ce26" table:formula="of:=IF(AND([Summary.B435]&lt;&gt;&quot;&quot;; [Summary.C435]&lt;&gt;&quot;&quot;;[Summary.D435]&lt;&gt;&quot;&quot;;[Summary.E435]&lt;&gt;&quot;&quot;;[Summary.F435]&lt;&gt;&quot;&quot;;[Summary.G435]&lt;&gt;&quot;&quot;;[Summary.H435]&lt;&gt;&quot;&quot;;[Summary.I435]&lt;&gt;&quot;&quot;);[Summary.A435];&quot;&quot;)">
            <text:p/>
          </table:table-cell>
        </table:table-row>
        <table:table-row table:style-name="ro3">
          <table:table-cell table:style-name="ce26" table:formula="of:=IF(AND([Summary.B436]&lt;&gt;&quot;&quot;; [Summary.C436]&lt;&gt;&quot;&quot;;[Summary.D436]&lt;&gt;&quot;&quot;;[Summary.E436]&lt;&gt;&quot;&quot;;[Summary.F436]&lt;&gt;&quot;&quot;;[Summary.G436]&lt;&gt;&quot;&quot;;[Summary.H436]&lt;&gt;&quot;&quot;;[Summary.I436]&lt;&gt;&quot;&quot;);[Summary.A436];&quot;&quot;)">
            <text:p/>
          </table:table-cell>
        </table:table-row>
        <table:table-row table:style-name="ro3">
          <table:table-cell table:style-name="ce26" table:formula="of:=IF(AND([Summary.B437]&lt;&gt;&quot;&quot;; [Summary.C437]&lt;&gt;&quot;&quot;;[Summary.D437]&lt;&gt;&quot;&quot;;[Summary.E437]&lt;&gt;&quot;&quot;;[Summary.F437]&lt;&gt;&quot;&quot;;[Summary.G437]&lt;&gt;&quot;&quot;;[Summary.H437]&lt;&gt;&quot;&quot;;[Summary.I437]&lt;&gt;&quot;&quot;);[Summary.A437];&quot;&quot;)">
            <text:p/>
          </table:table-cell>
        </table:table-row>
        <table:table-row table:style-name="ro3">
          <table:table-cell table:style-name="ce26" table:formula="of:=IF(AND([Summary.B438]&lt;&gt;&quot;&quot;; [Summary.C438]&lt;&gt;&quot;&quot;;[Summary.D438]&lt;&gt;&quot;&quot;;[Summary.E438]&lt;&gt;&quot;&quot;;[Summary.F438]&lt;&gt;&quot;&quot;;[Summary.G438]&lt;&gt;&quot;&quot;;[Summary.H438]&lt;&gt;&quot;&quot;;[Summary.I438]&lt;&gt;&quot;&quot;);[Summary.A438];&quot;&quot;)">
            <text:p/>
          </table:table-cell>
        </table:table-row>
        <table:table-row table:style-name="ro3">
          <table:table-cell table:style-name="ce26" table:formula="of:=IF(AND([Summary.B439]&lt;&gt;&quot;&quot;; [Summary.C439]&lt;&gt;&quot;&quot;;[Summary.D439]&lt;&gt;&quot;&quot;;[Summary.E439]&lt;&gt;&quot;&quot;;[Summary.F439]&lt;&gt;&quot;&quot;;[Summary.G439]&lt;&gt;&quot;&quot;;[Summary.H439]&lt;&gt;&quot;&quot;;[Summary.I439]&lt;&gt;&quot;&quot;);[Summary.A439];&quot;&quot;)">
            <text:p/>
          </table:table-cell>
        </table:table-row>
        <table:table-row table:style-name="ro3">
          <table:table-cell table:style-name="ce26" table:formula="of:=IF(AND([Summary.B440]&lt;&gt;&quot;&quot;; [Summary.C440]&lt;&gt;&quot;&quot;;[Summary.D440]&lt;&gt;&quot;&quot;;[Summary.E440]&lt;&gt;&quot;&quot;;[Summary.F440]&lt;&gt;&quot;&quot;;[Summary.G440]&lt;&gt;&quot;&quot;;[Summary.H440]&lt;&gt;&quot;&quot;;[Summary.I440]&lt;&gt;&quot;&quot;);[Summary.A440];&quot;&quot;)">
            <text:p/>
          </table:table-cell>
        </table:table-row>
        <table:table-row table:style-name="ro3">
          <table:table-cell table:style-name="ce26" table:formula="of:=IF(AND([Summary.B441]&lt;&gt;&quot;&quot;; [Summary.C441]&lt;&gt;&quot;&quot;;[Summary.D441]&lt;&gt;&quot;&quot;;[Summary.E441]&lt;&gt;&quot;&quot;;[Summary.F441]&lt;&gt;&quot;&quot;;[Summary.G441]&lt;&gt;&quot;&quot;;[Summary.H441]&lt;&gt;&quot;&quot;;[Summary.I441]&lt;&gt;&quot;&quot;);[Summary.A441];&quot;&quot;)">
            <text:p/>
          </table:table-cell>
        </table:table-row>
        <table:table-row table:style-name="ro3">
          <table:table-cell table:style-name="ce26" table:formula="of:=IF(AND([Summary.B442]&lt;&gt;&quot;&quot;; [Summary.C442]&lt;&gt;&quot;&quot;;[Summary.D442]&lt;&gt;&quot;&quot;;[Summary.E442]&lt;&gt;&quot;&quot;;[Summary.F442]&lt;&gt;&quot;&quot;;[Summary.G442]&lt;&gt;&quot;&quot;;[Summary.H442]&lt;&gt;&quot;&quot;;[Summary.I442]&lt;&gt;&quot;&quot;);[Summary.A442];&quot;&quot;)">
            <text:p/>
          </table:table-cell>
        </table:table-row>
        <table:table-row table:style-name="ro3">
          <table:table-cell table:style-name="ce26" table:formula="of:=IF(AND([Summary.B443]&lt;&gt;&quot;&quot;; [Summary.C443]&lt;&gt;&quot;&quot;;[Summary.D443]&lt;&gt;&quot;&quot;;[Summary.E443]&lt;&gt;&quot;&quot;;[Summary.F443]&lt;&gt;&quot;&quot;;[Summary.G443]&lt;&gt;&quot;&quot;;[Summary.H443]&lt;&gt;&quot;&quot;;[Summary.I443]&lt;&gt;&quot;&quot;);[Summary.A443];&quot;&quot;)">
            <text:p/>
          </table:table-cell>
        </table:table-row>
        <table:table-row table:style-name="ro3">
          <table:table-cell table:style-name="ce26" table:formula="of:=IF(AND([Summary.B444]&lt;&gt;&quot;&quot;; [Summary.C444]&lt;&gt;&quot;&quot;;[Summary.D444]&lt;&gt;&quot;&quot;;[Summary.E444]&lt;&gt;&quot;&quot;;[Summary.F444]&lt;&gt;&quot;&quot;;[Summary.G444]&lt;&gt;&quot;&quot;;[Summary.H444]&lt;&gt;&quot;&quot;;[Summary.I444]&lt;&gt;&quot;&quot;);[Summary.A444];&quot;&quot;)">
            <text:p/>
          </table:table-cell>
        </table:table-row>
        <table:table-row table:style-name="ro3">
          <table:table-cell table:style-name="ce26" table:formula="of:=IF(AND([Summary.B445]&lt;&gt;&quot;&quot;; [Summary.C445]&lt;&gt;&quot;&quot;;[Summary.D445]&lt;&gt;&quot;&quot;;[Summary.E445]&lt;&gt;&quot;&quot;;[Summary.F445]&lt;&gt;&quot;&quot;;[Summary.G445]&lt;&gt;&quot;&quot;;[Summary.H445]&lt;&gt;&quot;&quot;;[Summary.I445]&lt;&gt;&quot;&quot;);[Summary.A445];&quot;&quot;)">
            <text:p/>
          </table:table-cell>
        </table:table-row>
        <table:table-row table:style-name="ro3">
          <table:table-cell table:style-name="ce26" table:formula="of:=IF(AND([Summary.B446]&lt;&gt;&quot;&quot;; [Summary.C446]&lt;&gt;&quot;&quot;;[Summary.D446]&lt;&gt;&quot;&quot;;[Summary.E446]&lt;&gt;&quot;&quot;;[Summary.F446]&lt;&gt;&quot;&quot;;[Summary.G446]&lt;&gt;&quot;&quot;;[Summary.H446]&lt;&gt;&quot;&quot;;[Summary.I446]&lt;&gt;&quot;&quot;);[Summary.A446];&quot;&quot;)">
            <text:p/>
          </table:table-cell>
        </table:table-row>
        <table:table-row table:style-name="ro3">
          <table:table-cell table:style-name="ce26" table:formula="of:=IF(AND([Summary.B447]&lt;&gt;&quot;&quot;; [Summary.C447]&lt;&gt;&quot;&quot;;[Summary.D447]&lt;&gt;&quot;&quot;;[Summary.E447]&lt;&gt;&quot;&quot;;[Summary.F447]&lt;&gt;&quot;&quot;;[Summary.G447]&lt;&gt;&quot;&quot;;[Summary.H447]&lt;&gt;&quot;&quot;;[Summary.I447]&lt;&gt;&quot;&quot;);[Summary.A447];&quot;&quot;)">
            <text:p/>
          </table:table-cell>
        </table:table-row>
        <table:table-row table:style-name="ro3">
          <table:table-cell table:style-name="ce26" table:formula="of:=IF(AND([Summary.B448]&lt;&gt;&quot;&quot;; [Summary.C448]&lt;&gt;&quot;&quot;;[Summary.D448]&lt;&gt;&quot;&quot;;[Summary.E448]&lt;&gt;&quot;&quot;;[Summary.F448]&lt;&gt;&quot;&quot;;[Summary.G448]&lt;&gt;&quot;&quot;;[Summary.H448]&lt;&gt;&quot;&quot;;[Summary.I448]&lt;&gt;&quot;&quot;);[Summary.A448];&quot;&quot;)">
            <text:p/>
          </table:table-cell>
        </table:table-row>
        <table:table-row table:style-name="ro3">
          <table:table-cell table:style-name="ce26" table:formula="of:=IF(AND([Summary.B449]&lt;&gt;&quot;&quot;; [Summary.C449]&lt;&gt;&quot;&quot;;[Summary.D449]&lt;&gt;&quot;&quot;;[Summary.E449]&lt;&gt;&quot;&quot;;[Summary.F449]&lt;&gt;&quot;&quot;;[Summary.G449]&lt;&gt;&quot;&quot;;[Summary.H449]&lt;&gt;&quot;&quot;;[Summary.I449]&lt;&gt;&quot;&quot;);[Summary.A449];&quot;&quot;)">
            <text:p/>
          </table:table-cell>
        </table:table-row>
        <table:table-row table:style-name="ro3">
          <table:table-cell table:style-name="ce26" table:formula="of:=IF(AND([Summary.B450]&lt;&gt;&quot;&quot;; [Summary.C450]&lt;&gt;&quot;&quot;;[Summary.D450]&lt;&gt;&quot;&quot;;[Summary.E450]&lt;&gt;&quot;&quot;;[Summary.F450]&lt;&gt;&quot;&quot;;[Summary.G450]&lt;&gt;&quot;&quot;;[Summary.H450]&lt;&gt;&quot;&quot;;[Summary.I450]&lt;&gt;&quot;&quot;);[Summary.A450];&quot;&quot;)">
            <text:p/>
          </table:table-cell>
        </table:table-row>
        <table:table-row table:style-name="ro3">
          <table:table-cell table:style-name="ce26" table:formula="of:=IF(AND([Summary.B451]&lt;&gt;&quot;&quot;; [Summary.C451]&lt;&gt;&quot;&quot;;[Summary.D451]&lt;&gt;&quot;&quot;;[Summary.E451]&lt;&gt;&quot;&quot;;[Summary.F451]&lt;&gt;&quot;&quot;;[Summary.G451]&lt;&gt;&quot;&quot;;[Summary.H451]&lt;&gt;&quot;&quot;;[Summary.I451]&lt;&gt;&quot;&quot;);[Summary.A451];&quot;&quot;)">
            <text:p/>
          </table:table-cell>
        </table:table-row>
        <table:table-row table:style-name="ro3">
          <table:table-cell table:style-name="ce26" table:formula="of:=IF(AND([Summary.B452]&lt;&gt;&quot;&quot;; [Summary.C452]&lt;&gt;&quot;&quot;;[Summary.D452]&lt;&gt;&quot;&quot;;[Summary.E452]&lt;&gt;&quot;&quot;;[Summary.F452]&lt;&gt;&quot;&quot;;[Summary.G452]&lt;&gt;&quot;&quot;;[Summary.H452]&lt;&gt;&quot;&quot;;[Summary.I452]&lt;&gt;&quot;&quot;);[Summary.A452];&quot;&quot;)">
            <text:p/>
          </table:table-cell>
        </table:table-row>
        <table:table-row table:style-name="ro3">
          <table:table-cell table:style-name="ce26" table:formula="of:=IF(AND([Summary.B453]&lt;&gt;&quot;&quot;; [Summary.C453]&lt;&gt;&quot;&quot;;[Summary.D453]&lt;&gt;&quot;&quot;;[Summary.E453]&lt;&gt;&quot;&quot;;[Summary.F453]&lt;&gt;&quot;&quot;;[Summary.G453]&lt;&gt;&quot;&quot;;[Summary.H453]&lt;&gt;&quot;&quot;;[Summary.I453]&lt;&gt;&quot;&quot;);[Summary.A453];&quot;&quot;)">
            <text:p/>
          </table:table-cell>
        </table:table-row>
        <table:table-row table:style-name="ro3">
          <table:table-cell table:style-name="ce26" table:formula="of:=IF(AND([Summary.B454]&lt;&gt;&quot;&quot;; [Summary.C454]&lt;&gt;&quot;&quot;;[Summary.D454]&lt;&gt;&quot;&quot;;[Summary.E454]&lt;&gt;&quot;&quot;;[Summary.F454]&lt;&gt;&quot;&quot;;[Summary.G454]&lt;&gt;&quot;&quot;;[Summary.H454]&lt;&gt;&quot;&quot;;[Summary.I454]&lt;&gt;&quot;&quot;);[Summary.A454];&quot;&quot;)">
            <text:p/>
          </table:table-cell>
        </table:table-row>
        <table:table-row table:style-name="ro3">
          <table:table-cell table:style-name="ce26" table:formula="of:=IF(AND([Summary.B455]&lt;&gt;&quot;&quot;; [Summary.C455]&lt;&gt;&quot;&quot;;[Summary.D455]&lt;&gt;&quot;&quot;;[Summary.E455]&lt;&gt;&quot;&quot;;[Summary.F455]&lt;&gt;&quot;&quot;;[Summary.G455]&lt;&gt;&quot;&quot;;[Summary.H455]&lt;&gt;&quot;&quot;;[Summary.I455]&lt;&gt;&quot;&quot;);[Summary.A455];&quot;&quot;)">
            <text:p/>
          </table:table-cell>
        </table:table-row>
        <table:table-row table:style-name="ro3">
          <table:table-cell table:style-name="ce26" table:formula="of:=IF(AND([Summary.B456]&lt;&gt;&quot;&quot;; [Summary.C456]&lt;&gt;&quot;&quot;;[Summary.D456]&lt;&gt;&quot;&quot;;[Summary.E456]&lt;&gt;&quot;&quot;;[Summary.F456]&lt;&gt;&quot;&quot;;[Summary.G456]&lt;&gt;&quot;&quot;;[Summary.H456]&lt;&gt;&quot;&quot;;[Summary.I456]&lt;&gt;&quot;&quot;);[Summary.A456];&quot;&quot;)">
            <text:p/>
          </table:table-cell>
        </table:table-row>
        <table:table-row table:style-name="ro3">
          <table:table-cell table:style-name="ce26" table:formula="of:=IF(AND([Summary.B457]&lt;&gt;&quot;&quot;; [Summary.C457]&lt;&gt;&quot;&quot;;[Summary.D457]&lt;&gt;&quot;&quot;;[Summary.E457]&lt;&gt;&quot;&quot;;[Summary.F457]&lt;&gt;&quot;&quot;;[Summary.G457]&lt;&gt;&quot;&quot;;[Summary.H457]&lt;&gt;&quot;&quot;;[Summary.I457]&lt;&gt;&quot;&quot;);[Summary.A457];&quot;&quot;)">
            <text:p/>
          </table:table-cell>
        </table:table-row>
        <table:table-row table:style-name="ro3">
          <table:table-cell table:style-name="ce26" table:formula="of:=IF(AND([Summary.B458]&lt;&gt;&quot;&quot;; [Summary.C458]&lt;&gt;&quot;&quot;;[Summary.D458]&lt;&gt;&quot;&quot;;[Summary.E458]&lt;&gt;&quot;&quot;;[Summary.F458]&lt;&gt;&quot;&quot;;[Summary.G458]&lt;&gt;&quot;&quot;;[Summary.H458]&lt;&gt;&quot;&quot;;[Summary.I458]&lt;&gt;&quot;&quot;);[Summary.A458];&quot;&quot;)">
            <text:p/>
          </table:table-cell>
        </table:table-row>
        <table:table-row table:style-name="ro3">
          <table:table-cell table:style-name="ce26" table:formula="of:=IF(AND([Summary.B459]&lt;&gt;&quot;&quot;; [Summary.C459]&lt;&gt;&quot;&quot;;[Summary.D459]&lt;&gt;&quot;&quot;;[Summary.E459]&lt;&gt;&quot;&quot;;[Summary.F459]&lt;&gt;&quot;&quot;;[Summary.G459]&lt;&gt;&quot;&quot;;[Summary.H459]&lt;&gt;&quot;&quot;;[Summary.I459]&lt;&gt;&quot;&quot;);[Summary.A459];&quot;&quot;)">
            <text:p/>
          </table:table-cell>
        </table:table-row>
        <table:table-row table:style-name="ro3">
          <table:table-cell table:style-name="ce26" table:formula="of:=IF(AND([Summary.B460]&lt;&gt;&quot;&quot;; [Summary.C460]&lt;&gt;&quot;&quot;;[Summary.D460]&lt;&gt;&quot;&quot;;[Summary.E460]&lt;&gt;&quot;&quot;;[Summary.F460]&lt;&gt;&quot;&quot;;[Summary.G460]&lt;&gt;&quot;&quot;;[Summary.H460]&lt;&gt;&quot;&quot;;[Summary.I460]&lt;&gt;&quot;&quot;);[Summary.A460];&quot;&quot;)">
            <text:p/>
          </table:table-cell>
        </table:table-row>
        <table:table-row table:style-name="ro3">
          <table:table-cell table:style-name="ce26" table:formula="of:=IF(AND([Summary.B461]&lt;&gt;&quot;&quot;; [Summary.C461]&lt;&gt;&quot;&quot;;[Summary.D461]&lt;&gt;&quot;&quot;;[Summary.E461]&lt;&gt;&quot;&quot;;[Summary.F461]&lt;&gt;&quot;&quot;;[Summary.G461]&lt;&gt;&quot;&quot;;[Summary.H461]&lt;&gt;&quot;&quot;;[Summary.I461]&lt;&gt;&quot;&quot;);[Summary.A461];&quot;&quot;)">
            <text:p/>
          </table:table-cell>
        </table:table-row>
        <table:table-row table:style-name="ro3">
          <table:table-cell table:style-name="ce26" table:formula="of:=IF(AND([Summary.B462]&lt;&gt;&quot;&quot;; [Summary.C462]&lt;&gt;&quot;&quot;;[Summary.D462]&lt;&gt;&quot;&quot;;[Summary.E462]&lt;&gt;&quot;&quot;;[Summary.F462]&lt;&gt;&quot;&quot;;[Summary.G462]&lt;&gt;&quot;&quot;;[Summary.H462]&lt;&gt;&quot;&quot;;[Summary.I462]&lt;&gt;&quot;&quot;);[Summary.A462];&quot;&quot;)">
            <text:p/>
          </table:table-cell>
        </table:table-row>
        <table:table-row table:style-name="ro3">
          <table:table-cell table:style-name="ce26" table:formula="of:=IF(AND([Summary.B463]&lt;&gt;&quot;&quot;; [Summary.C463]&lt;&gt;&quot;&quot;;[Summary.D463]&lt;&gt;&quot;&quot;;[Summary.E463]&lt;&gt;&quot;&quot;;[Summary.F463]&lt;&gt;&quot;&quot;;[Summary.G463]&lt;&gt;&quot;&quot;;[Summary.H463]&lt;&gt;&quot;&quot;;[Summary.I463]&lt;&gt;&quot;&quot;);[Summary.A463];&quot;&quot;)">
            <text:p/>
          </table:table-cell>
        </table:table-row>
        <table:table-row table:style-name="ro3">
          <table:table-cell table:style-name="ce26" table:formula="of:=IF(AND([Summary.B464]&lt;&gt;&quot;&quot;; [Summary.C464]&lt;&gt;&quot;&quot;;[Summary.D464]&lt;&gt;&quot;&quot;;[Summary.E464]&lt;&gt;&quot;&quot;;[Summary.F464]&lt;&gt;&quot;&quot;;[Summary.G464]&lt;&gt;&quot;&quot;;[Summary.H464]&lt;&gt;&quot;&quot;;[Summary.I464]&lt;&gt;&quot;&quot;);[Summary.A464];&quot;&quot;)">
            <text:p/>
          </table:table-cell>
        </table:table-row>
        <table:table-row table:style-name="ro3">
          <table:table-cell table:style-name="ce26" table:formula="of:=IF(AND([Summary.B465]&lt;&gt;&quot;&quot;; [Summary.C465]&lt;&gt;&quot;&quot;;[Summary.D465]&lt;&gt;&quot;&quot;;[Summary.E465]&lt;&gt;&quot;&quot;;[Summary.F465]&lt;&gt;&quot;&quot;;[Summary.G465]&lt;&gt;&quot;&quot;;[Summary.H465]&lt;&gt;&quot;&quot;;[Summary.I465]&lt;&gt;&quot;&quot;);[Summary.A465];&quot;&quot;)">
            <text:p/>
          </table:table-cell>
        </table:table-row>
        <table:table-row table:style-name="ro3">
          <table:table-cell table:style-name="ce26" table:formula="of:=IF(AND([Summary.B466]&lt;&gt;&quot;&quot;; [Summary.C466]&lt;&gt;&quot;&quot;;[Summary.D466]&lt;&gt;&quot;&quot;;[Summary.E466]&lt;&gt;&quot;&quot;;[Summary.F466]&lt;&gt;&quot;&quot;;[Summary.G466]&lt;&gt;&quot;&quot;;[Summary.H466]&lt;&gt;&quot;&quot;;[Summary.I466]&lt;&gt;&quot;&quot;);[Summary.A466];&quot;&quot;)">
            <text:p/>
          </table:table-cell>
        </table:table-row>
        <table:table-row table:style-name="ro3">
          <table:table-cell table:style-name="ce26" table:formula="of:=IF(AND([Summary.B467]&lt;&gt;&quot;&quot;; [Summary.C467]&lt;&gt;&quot;&quot;;[Summary.D467]&lt;&gt;&quot;&quot;;[Summary.E467]&lt;&gt;&quot;&quot;;[Summary.F467]&lt;&gt;&quot;&quot;;[Summary.G467]&lt;&gt;&quot;&quot;;[Summary.H467]&lt;&gt;&quot;&quot;;[Summary.I467]&lt;&gt;&quot;&quot;);[Summary.A467];&quot;&quot;)">
            <text:p/>
          </table:table-cell>
        </table:table-row>
        <table:table-row table:style-name="ro3">
          <table:table-cell table:style-name="ce26" table:formula="of:=IF(AND([Summary.B468]&lt;&gt;&quot;&quot;; [Summary.C468]&lt;&gt;&quot;&quot;;[Summary.D468]&lt;&gt;&quot;&quot;;[Summary.E468]&lt;&gt;&quot;&quot;;[Summary.F468]&lt;&gt;&quot;&quot;;[Summary.G468]&lt;&gt;&quot;&quot;;[Summary.H468]&lt;&gt;&quot;&quot;;[Summary.I468]&lt;&gt;&quot;&quot;);[Summary.A468];&quot;&quot;)">
            <text:p/>
          </table:table-cell>
        </table:table-row>
        <table:table-row table:style-name="ro3">
          <table:table-cell table:style-name="ce26" table:formula="of:=IF(AND([Summary.B469]&lt;&gt;&quot;&quot;; [Summary.C469]&lt;&gt;&quot;&quot;;[Summary.D469]&lt;&gt;&quot;&quot;;[Summary.E469]&lt;&gt;&quot;&quot;;[Summary.F469]&lt;&gt;&quot;&quot;;[Summary.G469]&lt;&gt;&quot;&quot;;[Summary.H469]&lt;&gt;&quot;&quot;;[Summary.I469]&lt;&gt;&quot;&quot;);[Summary.A469];&quot;&quot;)">
            <text:p/>
          </table:table-cell>
        </table:table-row>
        <table:table-row table:style-name="ro3">
          <table:table-cell table:style-name="ce26" table:formula="of:=IF(AND([Summary.B470]&lt;&gt;&quot;&quot;; [Summary.C470]&lt;&gt;&quot;&quot;;[Summary.D470]&lt;&gt;&quot;&quot;;[Summary.E470]&lt;&gt;&quot;&quot;;[Summary.F470]&lt;&gt;&quot;&quot;;[Summary.G470]&lt;&gt;&quot;&quot;;[Summary.H470]&lt;&gt;&quot;&quot;;[Summary.I470]&lt;&gt;&quot;&quot;);[Summary.A470];&quot;&quot;)">
            <text:p/>
          </table:table-cell>
        </table:table-row>
        <table:table-row table:style-name="ro3">
          <table:table-cell table:style-name="ce26" table:formula="of:=IF(AND([Summary.B471]&lt;&gt;&quot;&quot;; [Summary.C471]&lt;&gt;&quot;&quot;;[Summary.D471]&lt;&gt;&quot;&quot;;[Summary.E471]&lt;&gt;&quot;&quot;;[Summary.F471]&lt;&gt;&quot;&quot;;[Summary.G471]&lt;&gt;&quot;&quot;;[Summary.H471]&lt;&gt;&quot;&quot;;[Summary.I471]&lt;&gt;&quot;&quot;);[Summary.A471];&quot;&quot;)">
            <text:p/>
          </table:table-cell>
        </table:table-row>
        <table:table-row table:style-name="ro3">
          <table:table-cell table:style-name="ce26" table:formula="of:=IF(AND([Summary.B472]&lt;&gt;&quot;&quot;; [Summary.C472]&lt;&gt;&quot;&quot;;[Summary.D472]&lt;&gt;&quot;&quot;;[Summary.E472]&lt;&gt;&quot;&quot;;[Summary.F472]&lt;&gt;&quot;&quot;;[Summary.G472]&lt;&gt;&quot;&quot;;[Summary.H472]&lt;&gt;&quot;&quot;;[Summary.I472]&lt;&gt;&quot;&quot;);[Summary.A472];&quot;&quot;)">
            <text:p/>
          </table:table-cell>
        </table:table-row>
        <table:table-row table:style-name="ro3">
          <table:table-cell table:style-name="ce26" table:formula="of:=IF(AND([Summary.B473]&lt;&gt;&quot;&quot;; [Summary.C473]&lt;&gt;&quot;&quot;;[Summary.D473]&lt;&gt;&quot;&quot;;[Summary.E473]&lt;&gt;&quot;&quot;;[Summary.F473]&lt;&gt;&quot;&quot;;[Summary.G473]&lt;&gt;&quot;&quot;;[Summary.H473]&lt;&gt;&quot;&quot;;[Summary.I473]&lt;&gt;&quot;&quot;);[Summary.A473];&quot;&quot;)">
            <text:p/>
          </table:table-cell>
        </table:table-row>
        <table:table-row table:style-name="ro3">
          <table:table-cell table:style-name="ce26" table:formula="of:=IF(AND([Summary.B474]&lt;&gt;&quot;&quot;; [Summary.C474]&lt;&gt;&quot;&quot;;[Summary.D474]&lt;&gt;&quot;&quot;;[Summary.E474]&lt;&gt;&quot;&quot;;[Summary.F474]&lt;&gt;&quot;&quot;;[Summary.G474]&lt;&gt;&quot;&quot;;[Summary.H474]&lt;&gt;&quot;&quot;;[Summary.I474]&lt;&gt;&quot;&quot;);[Summary.A474];&quot;&quot;)">
            <text:p/>
          </table:table-cell>
        </table:table-row>
        <table:table-row table:style-name="ro3">
          <table:table-cell table:style-name="ce26" table:formula="of:=IF(AND([Summary.B475]&lt;&gt;&quot;&quot;; [Summary.C475]&lt;&gt;&quot;&quot;;[Summary.D475]&lt;&gt;&quot;&quot;;[Summary.E475]&lt;&gt;&quot;&quot;;[Summary.F475]&lt;&gt;&quot;&quot;;[Summary.G475]&lt;&gt;&quot;&quot;;[Summary.H475]&lt;&gt;&quot;&quot;;[Summary.I475]&lt;&gt;&quot;&quot;);[Summary.A475];&quot;&quot;)">
            <text:p/>
          </table:table-cell>
        </table:table-row>
        <table:table-row table:style-name="ro3">
          <table:table-cell table:style-name="ce26" table:formula="of:=IF(AND([Summary.B476]&lt;&gt;&quot;&quot;; [Summary.C476]&lt;&gt;&quot;&quot;;[Summary.D476]&lt;&gt;&quot;&quot;;[Summary.E476]&lt;&gt;&quot;&quot;;[Summary.F476]&lt;&gt;&quot;&quot;;[Summary.G476]&lt;&gt;&quot;&quot;;[Summary.H476]&lt;&gt;&quot;&quot;;[Summary.I476]&lt;&gt;&quot;&quot;);[Summary.A476];&quot;&quot;)">
            <text:p/>
          </table:table-cell>
        </table:table-row>
        <table:table-row table:style-name="ro3">
          <table:table-cell table:style-name="ce26" table:formula="of:=IF(AND([Summary.B477]&lt;&gt;&quot;&quot;; [Summary.C477]&lt;&gt;&quot;&quot;;[Summary.D477]&lt;&gt;&quot;&quot;;[Summary.E477]&lt;&gt;&quot;&quot;;[Summary.F477]&lt;&gt;&quot;&quot;;[Summary.G477]&lt;&gt;&quot;&quot;;[Summary.H477]&lt;&gt;&quot;&quot;;[Summary.I477]&lt;&gt;&quot;&quot;);[Summary.A477];&quot;&quot;)">
            <text:p/>
          </table:table-cell>
        </table:table-row>
        <table:table-row table:style-name="ro3">
          <table:table-cell table:style-name="ce26" table:formula="of:=IF(AND([Summary.B478]&lt;&gt;&quot;&quot;; [Summary.C478]&lt;&gt;&quot;&quot;;[Summary.D478]&lt;&gt;&quot;&quot;;[Summary.E478]&lt;&gt;&quot;&quot;;[Summary.F478]&lt;&gt;&quot;&quot;;[Summary.G478]&lt;&gt;&quot;&quot;;[Summary.H478]&lt;&gt;&quot;&quot;;[Summary.I478]&lt;&gt;&quot;&quot;);[Summary.A478];&quot;&quot;)">
            <text:p/>
          </table:table-cell>
        </table:table-row>
        <table:table-row table:style-name="ro3">
          <table:table-cell table:style-name="ce26" table:formula="of:=IF(AND([Summary.B479]&lt;&gt;&quot;&quot;; [Summary.C479]&lt;&gt;&quot;&quot;;[Summary.D479]&lt;&gt;&quot;&quot;;[Summary.E479]&lt;&gt;&quot;&quot;;[Summary.F479]&lt;&gt;&quot;&quot;;[Summary.G479]&lt;&gt;&quot;&quot;;[Summary.H479]&lt;&gt;&quot;&quot;;[Summary.I479]&lt;&gt;&quot;&quot;);[Summary.A479];&quot;&quot;)">
            <text:p/>
          </table:table-cell>
        </table:table-row>
        <table:table-row table:style-name="ro3">
          <table:table-cell table:style-name="ce26" table:formula="of:=IF(AND([Summary.B480]&lt;&gt;&quot;&quot;; [Summary.C480]&lt;&gt;&quot;&quot;;[Summary.D480]&lt;&gt;&quot;&quot;;[Summary.E480]&lt;&gt;&quot;&quot;;[Summary.F480]&lt;&gt;&quot;&quot;;[Summary.G480]&lt;&gt;&quot;&quot;;[Summary.H480]&lt;&gt;&quot;&quot;;[Summary.I480]&lt;&gt;&quot;&quot;);[Summary.A480];&quot;&quot;)">
            <text:p/>
          </table:table-cell>
        </table:table-row>
        <table:table-row table:style-name="ro3">
          <table:table-cell table:style-name="ce26" table:formula="of:=IF(AND([Summary.B481]&lt;&gt;&quot;&quot;; [Summary.C481]&lt;&gt;&quot;&quot;;[Summary.D481]&lt;&gt;&quot;&quot;;[Summary.E481]&lt;&gt;&quot;&quot;;[Summary.F481]&lt;&gt;&quot;&quot;;[Summary.G481]&lt;&gt;&quot;&quot;;[Summary.H481]&lt;&gt;&quot;&quot;;[Summary.I481]&lt;&gt;&quot;&quot;);[Summary.A481];&quot;&quot;)">
            <text:p/>
          </table:table-cell>
        </table:table-row>
        <table:table-row table:style-name="ro3">
          <table:table-cell table:style-name="ce26" table:formula="of:=IF(AND([Summary.B482]&lt;&gt;&quot;&quot;; [Summary.C482]&lt;&gt;&quot;&quot;;[Summary.D482]&lt;&gt;&quot;&quot;;[Summary.E482]&lt;&gt;&quot;&quot;;[Summary.F482]&lt;&gt;&quot;&quot;;[Summary.G482]&lt;&gt;&quot;&quot;;[Summary.H482]&lt;&gt;&quot;&quot;;[Summary.I482]&lt;&gt;&quot;&quot;);[Summary.A482];&quot;&quot;)">
            <text:p/>
          </table:table-cell>
        </table:table-row>
        <table:table-row table:style-name="ro2">
          <table:table-cell table:style-name="ce26" table:formula="of:=IF(AND([Summary.B483]&lt;&gt;&quot;&quot;; [Summary.C483]&lt;&gt;&quot;&quot;;[Summary.D483]&lt;&gt;&quot;&quot;;[Summary.E483]&lt;&gt;&quot;&quot;;[Summary.F483]&lt;&gt;&quot;&quot;;[Summary.G483]&lt;&gt;&quot;&quot;;[Summary.H483]&lt;&gt;&quot;&quot;;[Summary.I483]&lt;&gt;&quot;&quot;);[Summary.A483];&quot;&quot;)">
            <text:p/>
          </table:table-cell>
        </table:table-row>
        <table:table-row table:style-name="ro3">
          <table:table-cell table:style-name="ce26" table:formula="of:=IF(AND([Summary.B484]&lt;&gt;&quot;&quot;; [Summary.C484]&lt;&gt;&quot;&quot;;[Summary.D484]&lt;&gt;&quot;&quot;;[Summary.E484]&lt;&gt;&quot;&quot;;[Summary.F484]&lt;&gt;&quot;&quot;;[Summary.G484]&lt;&gt;&quot;&quot;;[Summary.H484]&lt;&gt;&quot;&quot;;[Summary.I484]&lt;&gt;&quot;&quot;);[Summary.A484];&quot;&quot;)">
            <text:p/>
          </table:table-cell>
        </table:table-row>
        <table:table-row table:style-name="ro3">
          <table:table-cell table:style-name="ce26" table:formula="of:=IF(AND([Summary.B485]&lt;&gt;&quot;&quot;; [Summary.C485]&lt;&gt;&quot;&quot;;[Summary.D485]&lt;&gt;&quot;&quot;;[Summary.E485]&lt;&gt;&quot;&quot;;[Summary.F485]&lt;&gt;&quot;&quot;;[Summary.G485]&lt;&gt;&quot;&quot;;[Summary.H485]&lt;&gt;&quot;&quot;;[Summary.I485]&lt;&gt;&quot;&quot;);[Summary.A485];&quot;&quot;)">
            <text:p/>
          </table:table-cell>
        </table:table-row>
        <table:table-row table:style-name="ro3">
          <table:table-cell table:style-name="ce26" table:formula="of:=IF(AND([Summary.B486]&lt;&gt;&quot;&quot;; [Summary.C486]&lt;&gt;&quot;&quot;;[Summary.D486]&lt;&gt;&quot;&quot;;[Summary.E486]&lt;&gt;&quot;&quot;;[Summary.F486]&lt;&gt;&quot;&quot;;[Summary.G486]&lt;&gt;&quot;&quot;;[Summary.H486]&lt;&gt;&quot;&quot;;[Summary.I486]&lt;&gt;&quot;&quot;);[Summary.A486];&quot;&quot;)">
            <text:p/>
          </table:table-cell>
        </table:table-row>
        <table:table-row table:style-name="ro3">
          <table:table-cell table:style-name="ce26" table:formula="of:=IF(AND([Summary.B487]&lt;&gt;&quot;&quot;; [Summary.C487]&lt;&gt;&quot;&quot;;[Summary.D487]&lt;&gt;&quot;&quot;;[Summary.E487]&lt;&gt;&quot;&quot;;[Summary.F487]&lt;&gt;&quot;&quot;;[Summary.G487]&lt;&gt;&quot;&quot;;[Summary.H487]&lt;&gt;&quot;&quot;;[Summary.I487]&lt;&gt;&quot;&quot;);[Summary.A487];&quot;&quot;)">
            <text:p/>
          </table:table-cell>
        </table:table-row>
        <table:table-row table:style-name="ro3">
          <table:table-cell table:style-name="ce26" table:formula="of:=IF(AND([Summary.B488]&lt;&gt;&quot;&quot;; [Summary.C488]&lt;&gt;&quot;&quot;;[Summary.D488]&lt;&gt;&quot;&quot;;[Summary.E488]&lt;&gt;&quot;&quot;;[Summary.F488]&lt;&gt;&quot;&quot;;[Summary.G488]&lt;&gt;&quot;&quot;;[Summary.H488]&lt;&gt;&quot;&quot;;[Summary.I488]&lt;&gt;&quot;&quot;);[Summary.A488];&quot;&quot;)">
            <text:p/>
          </table:table-cell>
        </table:table-row>
        <table:table-row table:style-name="ro3">
          <table:table-cell table:style-name="ce26" table:formula="of:=IF(AND([Summary.B489]&lt;&gt;&quot;&quot;; [Summary.C489]&lt;&gt;&quot;&quot;;[Summary.D489]&lt;&gt;&quot;&quot;;[Summary.E489]&lt;&gt;&quot;&quot;;[Summary.F489]&lt;&gt;&quot;&quot;;[Summary.G489]&lt;&gt;&quot;&quot;;[Summary.H489]&lt;&gt;&quot;&quot;;[Summary.I489]&lt;&gt;&quot;&quot;);[Summary.A489];&quot;&quot;)">
            <text:p/>
          </table:table-cell>
        </table:table-row>
        <table:table-row table:style-name="ro3">
          <table:table-cell table:style-name="ce26" table:formula="of:=IF(AND([Summary.B490]&lt;&gt;&quot;&quot;; [Summary.C490]&lt;&gt;&quot;&quot;;[Summary.D490]&lt;&gt;&quot;&quot;;[Summary.E490]&lt;&gt;&quot;&quot;;[Summary.F490]&lt;&gt;&quot;&quot;;[Summary.G490]&lt;&gt;&quot;&quot;;[Summary.H490]&lt;&gt;&quot;&quot;;[Summary.I490]&lt;&gt;&quot;&quot;);[Summary.A490];&quot;&quot;)">
            <text:p/>
          </table:table-cell>
        </table:table-row>
        <table:table-row table:style-name="ro3">
          <table:table-cell table:style-name="ce26" table:formula="of:=IF(AND([Summary.B491]&lt;&gt;&quot;&quot;; [Summary.C491]&lt;&gt;&quot;&quot;;[Summary.D491]&lt;&gt;&quot;&quot;;[Summary.E491]&lt;&gt;&quot;&quot;;[Summary.F491]&lt;&gt;&quot;&quot;;[Summary.G491]&lt;&gt;&quot;&quot;;[Summary.H491]&lt;&gt;&quot;&quot;;[Summary.I491]&lt;&gt;&quot;&quot;);[Summary.A491];&quot;&quot;)">
            <text:p/>
          </table:table-cell>
        </table:table-row>
        <table:table-row table:style-name="ro3">
          <table:table-cell table:style-name="ce26" table:formula="of:=IF(AND([Summary.B492]&lt;&gt;&quot;&quot;; [Summary.C492]&lt;&gt;&quot;&quot;;[Summary.D492]&lt;&gt;&quot;&quot;;[Summary.E492]&lt;&gt;&quot;&quot;;[Summary.F492]&lt;&gt;&quot;&quot;;[Summary.G492]&lt;&gt;&quot;&quot;;[Summary.H492]&lt;&gt;&quot;&quot;;[Summary.I492]&lt;&gt;&quot;&quot;);[Summary.A492];&quot;&quot;)" office:value-type="string" office:string-value="NOT">
            <text:p>NOT</text:p>
          </table:table-cell>
        </table:table-row>
        <table:table-row table:style-name="ro3">
          <table:table-cell table:style-name="ce26" table:formula="of:=IF(AND([Summary.B493]&lt;&gt;&quot;&quot;; [Summary.C493]&lt;&gt;&quot;&quot;;[Summary.D493]&lt;&gt;&quot;&quot;;[Summary.E493]&lt;&gt;&quot;&quot;;[Summary.F493]&lt;&gt;&quot;&quot;;[Summary.G493]&lt;&gt;&quot;&quot;;[Summary.H493]&lt;&gt;&quot;&quot;;[Summary.I493]&lt;&gt;&quot;&quot;);[Summary.A493];&quot;&quot;)">
            <text:p/>
          </table:table-cell>
        </table:table-row>
        <table:table-row table:style-name="ro3">
          <table:table-cell table:style-name="ce26" table:formula="of:=IF(AND([Summary.B494]&lt;&gt;&quot;&quot;; [Summary.C494]&lt;&gt;&quot;&quot;;[Summary.D494]&lt;&gt;&quot;&quot;;[Summary.E494]&lt;&gt;&quot;&quot;;[Summary.F494]&lt;&gt;&quot;&quot;;[Summary.G494]&lt;&gt;&quot;&quot;;[Summary.H494]&lt;&gt;&quot;&quot;;[Summary.I494]&lt;&gt;&quot;&quot;);[Summary.A494];&quot;&quot;)">
            <text:p/>
          </table:table-cell>
        </table:table-row>
        <table:table-row table:style-name="ro3">
          <table:table-cell table:style-name="ce26" table:formula="of:=IF(AND([Summary.B495]&lt;&gt;&quot;&quot;; [Summary.C495]&lt;&gt;&quot;&quot;;[Summary.D495]&lt;&gt;&quot;&quot;;[Summary.E495]&lt;&gt;&quot;&quot;;[Summary.F495]&lt;&gt;&quot;&quot;;[Summary.G495]&lt;&gt;&quot;&quot;;[Summary.H495]&lt;&gt;&quot;&quot;;[Summary.I495]&lt;&gt;&quot;&quot;);[Summary.A495];&quot;&quot;)">
            <text:p/>
          </table:table-cell>
        </table:table-row>
        <table:table-row table:style-name="ro3">
          <table:table-cell table:style-name="ce26" table:formula="of:=IF(AND([Summary.B496]&lt;&gt;&quot;&quot;; [Summary.C496]&lt;&gt;&quot;&quot;;[Summary.D496]&lt;&gt;&quot;&quot;;[Summary.E496]&lt;&gt;&quot;&quot;;[Summary.F496]&lt;&gt;&quot;&quot;;[Summary.G496]&lt;&gt;&quot;&quot;;[Summary.H496]&lt;&gt;&quot;&quot;;[Summary.I496]&lt;&gt;&quot;&quot;);[Summary.A496];&quot;&quot;)">
            <text:p/>
          </table:table-cell>
        </table:table-row>
        <table:table-row table:style-name="ro3">
          <table:table-cell table:style-name="ce26" table:formula="of:=IF(AND([Summary.B497]&lt;&gt;&quot;&quot;; [Summary.C497]&lt;&gt;&quot;&quot;;[Summary.D497]&lt;&gt;&quot;&quot;;[Summary.E497]&lt;&gt;&quot;&quot;;[Summary.F497]&lt;&gt;&quot;&quot;;[Summary.G497]&lt;&gt;&quot;&quot;;[Summary.H497]&lt;&gt;&quot;&quot;;[Summary.I497]&lt;&gt;&quot;&quot;);[Summary.A497];&quot;&quot;)">
            <text:p/>
          </table:table-cell>
        </table:table-row>
        <table:table-row table:style-name="ro3">
          <table:table-cell table:style-name="ce26" table:formula="of:=IF(AND([Summary.B498]&lt;&gt;&quot;&quot;; [Summary.C498]&lt;&gt;&quot;&quot;;[Summary.D498]&lt;&gt;&quot;&quot;;[Summary.E498]&lt;&gt;&quot;&quot;;[Summary.F498]&lt;&gt;&quot;&quot;;[Summary.G498]&lt;&gt;&quot;&quot;;[Summary.H498]&lt;&gt;&quot;&quot;;[Summary.I498]&lt;&gt;&quot;&quot;);[Summary.A498];&quot;&quot;)">
            <text:p/>
          </table:table-cell>
        </table:table-row>
        <table:table-row table:style-name="ro3">
          <table:table-cell table:style-name="ce26" table:formula="of:=IF(AND([Summary.B499]&lt;&gt;&quot;&quot;; [Summary.C499]&lt;&gt;&quot;&quot;;[Summary.D499]&lt;&gt;&quot;&quot;;[Summary.E499]&lt;&gt;&quot;&quot;;[Summary.F499]&lt;&gt;&quot;&quot;;[Summary.G499]&lt;&gt;&quot;&quot;;[Summary.H499]&lt;&gt;&quot;&quot;;[Summary.I499]&lt;&gt;&quot;&quot;);[Summary.A499];&quot;&quot;)" office:value-type="string" office:string-value="NULL">
            <text:p>NULL</text:p>
          </table:table-cell>
        </table:table-row>
        <table:table-row table:style-name="ro3">
          <table:table-cell table:style-name="ce26" table:formula="of:=IF(AND([Summary.B500]&lt;&gt;&quot;&quot;; [Summary.C500]&lt;&gt;&quot;&quot;;[Summary.D500]&lt;&gt;&quot;&quot;;[Summary.E500]&lt;&gt;&quot;&quot;;[Summary.F500]&lt;&gt;&quot;&quot;;[Summary.G500]&lt;&gt;&quot;&quot;;[Summary.H500]&lt;&gt;&quot;&quot;;[Summary.I500]&lt;&gt;&quot;&quot;);[Summary.A500];&quot;&quot;)">
            <text:p/>
          </table:table-cell>
        </table:table-row>
        <table:table-row table:style-name="ro3">
          <table:table-cell table:style-name="ce26" table:formula="of:=IF(AND([Summary.B501]&lt;&gt;&quot;&quot;; [Summary.C501]&lt;&gt;&quot;&quot;;[Summary.D501]&lt;&gt;&quot;&quot;;[Summary.E501]&lt;&gt;&quot;&quot;;[Summary.F501]&lt;&gt;&quot;&quot;;[Summary.G501]&lt;&gt;&quot;&quot;;[Summary.H501]&lt;&gt;&quot;&quot;;[Summary.I501]&lt;&gt;&quot;&quot;);[Summary.A501];&quot;&quot;)">
            <text:p/>
          </table:table-cell>
        </table:table-row>
        <table:table-row table:style-name="ro3">
          <table:table-cell table:style-name="ce26" table:formula="of:=IF(AND([Summary.B502]&lt;&gt;&quot;&quot;; [Summary.C502]&lt;&gt;&quot;&quot;;[Summary.D502]&lt;&gt;&quot;&quot;;[Summary.E502]&lt;&gt;&quot;&quot;;[Summary.F502]&lt;&gt;&quot;&quot;;[Summary.G502]&lt;&gt;&quot;&quot;;[Summary.H502]&lt;&gt;&quot;&quot;;[Summary.I502]&lt;&gt;&quot;&quot;);[Summary.A502];&quot;&quot;)">
            <text:p/>
          </table:table-cell>
        </table:table-row>
        <table:table-row table:style-name="ro3">
          <table:table-cell table:style-name="ce26" table:formula="of:=IF(AND([Summary.B503]&lt;&gt;&quot;&quot;; [Summary.C503]&lt;&gt;&quot;&quot;;[Summary.D503]&lt;&gt;&quot;&quot;;[Summary.E503]&lt;&gt;&quot;&quot;;[Summary.F503]&lt;&gt;&quot;&quot;;[Summary.G503]&lt;&gt;&quot;&quot;;[Summary.H503]&lt;&gt;&quot;&quot;;[Summary.I503]&lt;&gt;&quot;&quot;);[Summary.A503];&quot;&quot;)">
            <text:p/>
          </table:table-cell>
        </table:table-row>
        <table:table-row table:style-name="ro3">
          <table:table-cell table:style-name="ce26" table:formula="of:=IF(AND([Summary.B504]&lt;&gt;&quot;&quot;; [Summary.C504]&lt;&gt;&quot;&quot;;[Summary.D504]&lt;&gt;&quot;&quot;;[Summary.E504]&lt;&gt;&quot;&quot;;[Summary.F504]&lt;&gt;&quot;&quot;;[Summary.G504]&lt;&gt;&quot;&quot;;[Summary.H504]&lt;&gt;&quot;&quot;;[Summary.I504]&lt;&gt;&quot;&quot;);[Summary.A504];&quot;&quot;)">
            <text:p/>
          </table:table-cell>
        </table:table-row>
        <table:table-row table:style-name="ro3">
          <table:table-cell table:style-name="ce26" table:formula="of:=IF(AND([Summary.B505]&lt;&gt;&quot;&quot;; [Summary.C505]&lt;&gt;&quot;&quot;;[Summary.D505]&lt;&gt;&quot;&quot;;[Summary.E505]&lt;&gt;&quot;&quot;;[Summary.F505]&lt;&gt;&quot;&quot;;[Summary.G505]&lt;&gt;&quot;&quot;;[Summary.H505]&lt;&gt;&quot;&quot;;[Summary.I505]&lt;&gt;&quot;&quot;);[Summary.A505];&quot;&quot;)">
            <text:p/>
          </table:table-cell>
        </table:table-row>
        <table:table-row table:style-name="ro3">
          <table:table-cell table:style-name="ce26" table:formula="of:=IF(AND([Summary.B506]&lt;&gt;&quot;&quot;; [Summary.C506]&lt;&gt;&quot;&quot;;[Summary.D506]&lt;&gt;&quot;&quot;;[Summary.E506]&lt;&gt;&quot;&quot;;[Summary.F506]&lt;&gt;&quot;&quot;;[Summary.G506]&lt;&gt;&quot;&quot;;[Summary.H506]&lt;&gt;&quot;&quot;;[Summary.I506]&lt;&gt;&quot;&quot;);[Summary.A506];&quot;&quot;)">
            <text:p/>
          </table:table-cell>
        </table:table-row>
        <table:table-row table:style-name="ro3">
          <table:table-cell table:style-name="ce26" table:formula="of:=IF(AND([Summary.B507]&lt;&gt;&quot;&quot;; [Summary.C507]&lt;&gt;&quot;&quot;;[Summary.D507]&lt;&gt;&quot;&quot;;[Summary.E507]&lt;&gt;&quot;&quot;;[Summary.F507]&lt;&gt;&quot;&quot;;[Summary.G507]&lt;&gt;&quot;&quot;;[Summary.H507]&lt;&gt;&quot;&quot;;[Summary.I507]&lt;&gt;&quot;&quot;);[Summary.A507];&quot;&quot;)">
            <text:p/>
          </table:table-cell>
        </table:table-row>
        <table:table-row table:style-name="ro3">
          <table:table-cell table:style-name="ce26" table:formula="of:=IF(AND([Summary.B508]&lt;&gt;&quot;&quot;; [Summary.C508]&lt;&gt;&quot;&quot;;[Summary.D508]&lt;&gt;&quot;&quot;;[Summary.E508]&lt;&gt;&quot;&quot;;[Summary.F508]&lt;&gt;&quot;&quot;;[Summary.G508]&lt;&gt;&quot;&quot;;[Summary.H508]&lt;&gt;&quot;&quot;;[Summary.I508]&lt;&gt;&quot;&quot;);[Summary.A508];&quot;&quot;)">
            <text:p/>
          </table:table-cell>
        </table:table-row>
        <table:table-row table:style-name="ro3">
          <table:table-cell table:style-name="ce26" table:formula="of:=IF(AND([Summary.B509]&lt;&gt;&quot;&quot;; [Summary.C509]&lt;&gt;&quot;&quot;;[Summary.D509]&lt;&gt;&quot;&quot;;[Summary.E509]&lt;&gt;&quot;&quot;;[Summary.F509]&lt;&gt;&quot;&quot;;[Summary.G509]&lt;&gt;&quot;&quot;;[Summary.H509]&lt;&gt;&quot;&quot;;[Summary.I509]&lt;&gt;&quot;&quot;);[Summary.A509];&quot;&quot;)">
            <text:p/>
          </table:table-cell>
        </table:table-row>
        <table:table-row table:style-name="ro4">
          <table:table-cell table:style-name="ce26" table:formula="of:=IF(AND([Summary.B510]&lt;&gt;&quot;&quot;; [Summary.C510]&lt;&gt;&quot;&quot;;[Summary.D510]&lt;&gt;&quot;&quot;;[Summary.E510]&lt;&gt;&quot;&quot;;[Summary.F510]&lt;&gt;&quot;&quot;;[Summary.G510]&lt;&gt;&quot;&quot;;[Summary.H510]&lt;&gt;&quot;&quot;;[Summary.I510]&lt;&gt;&quot;&quot;);[Summary.A510];&quot;&quot;)">
            <text:p/>
          </table:table-cell>
        </table:table-row>
        <table:table-row table:style-name="ro3">
          <table:table-cell table:style-name="ce26" table:formula="of:=IF(AND([Summary.B511]&lt;&gt;&quot;&quot;; [Summary.C511]&lt;&gt;&quot;&quot;;[Summary.D511]&lt;&gt;&quot;&quot;;[Summary.E511]&lt;&gt;&quot;&quot;;[Summary.F511]&lt;&gt;&quot;&quot;;[Summary.G511]&lt;&gt;&quot;&quot;;[Summary.H511]&lt;&gt;&quot;&quot;;[Summary.I511]&lt;&gt;&quot;&quot;);[Summary.A511];&quot;&quot;)">
            <text:p/>
          </table:table-cell>
        </table:table-row>
        <table:table-row table:style-name="ro3">
          <table:table-cell table:style-name="ce26" table:formula="of:=IF(AND([Summary.B512]&lt;&gt;&quot;&quot;; [Summary.C512]&lt;&gt;&quot;&quot;;[Summary.D512]&lt;&gt;&quot;&quot;;[Summary.E512]&lt;&gt;&quot;&quot;;[Summary.F512]&lt;&gt;&quot;&quot;;[Summary.G512]&lt;&gt;&quot;&quot;;[Summary.H512]&lt;&gt;&quot;&quot;;[Summary.I512]&lt;&gt;&quot;&quot;);[Summary.A512];&quot;&quot;)">
            <text:p/>
          </table:table-cell>
        </table:table-row>
        <table:table-row table:style-name="ro3">
          <table:table-cell table:style-name="ce26" table:formula="of:=IF(AND([Summary.B513]&lt;&gt;&quot;&quot;; [Summary.C513]&lt;&gt;&quot;&quot;;[Summary.D513]&lt;&gt;&quot;&quot;;[Summary.E513]&lt;&gt;&quot;&quot;;[Summary.F513]&lt;&gt;&quot;&quot;;[Summary.G513]&lt;&gt;&quot;&quot;;[Summary.H513]&lt;&gt;&quot;&quot;;[Summary.I513]&lt;&gt;&quot;&quot;);[Summary.A513];&quot;&quot;)">
            <text:p/>
          </table:table-cell>
        </table:table-row>
        <table:table-row table:style-name="ro3">
          <table:table-cell table:style-name="ce26" table:formula="of:=IF(AND([Summary.B514]&lt;&gt;&quot;&quot;; [Summary.C514]&lt;&gt;&quot;&quot;;[Summary.D514]&lt;&gt;&quot;&quot;;[Summary.E514]&lt;&gt;&quot;&quot;;[Summary.F514]&lt;&gt;&quot;&quot;;[Summary.G514]&lt;&gt;&quot;&quot;;[Summary.H514]&lt;&gt;&quot;&quot;;[Summary.I514]&lt;&gt;&quot;&quot;);[Summary.A514];&quot;&quot;)">
            <text:p/>
          </table:table-cell>
        </table:table-row>
        <table:table-row table:style-name="ro3">
          <table:table-cell table:style-name="ce26" table:formula="of:=IF(AND([Summary.B515]&lt;&gt;&quot;&quot;; [Summary.C515]&lt;&gt;&quot;&quot;;[Summary.D515]&lt;&gt;&quot;&quot;;[Summary.E515]&lt;&gt;&quot;&quot;;[Summary.F515]&lt;&gt;&quot;&quot;;[Summary.G515]&lt;&gt;&quot;&quot;;[Summary.H515]&lt;&gt;&quot;&quot;;[Summary.I515]&lt;&gt;&quot;&quot;);[Summary.A515];&quot;&quot;)" office:value-type="string" office:string-value="ON">
            <text:p>ON</text:p>
          </table:table-cell>
        </table:table-row>
        <table:table-row table:style-name="ro3">
          <table:table-cell table:style-name="ce26" table:formula="of:=IF(AND([Summary.B516]&lt;&gt;&quot;&quot;; [Summary.C516]&lt;&gt;&quot;&quot;;[Summary.D516]&lt;&gt;&quot;&quot;;[Summary.E516]&lt;&gt;&quot;&quot;;[Summary.F516]&lt;&gt;&quot;&quot;;[Summary.G516]&lt;&gt;&quot;&quot;;[Summary.H516]&lt;&gt;&quot;&quot;;[Summary.I516]&lt;&gt;&quot;&quot;);[Summary.A516];&quot;&quot;)">
            <text:p/>
          </table:table-cell>
        </table:table-row>
        <table:table-row table:style-name="ro3">
          <table:table-cell table:style-name="ce26" table:formula="of:=IF(AND([Summary.B517]&lt;&gt;&quot;&quot;; [Summary.C517]&lt;&gt;&quot;&quot;;[Summary.D517]&lt;&gt;&quot;&quot;;[Summary.E517]&lt;&gt;&quot;&quot;;[Summary.F517]&lt;&gt;&quot;&quot;;[Summary.G517]&lt;&gt;&quot;&quot;;[Summary.H517]&lt;&gt;&quot;&quot;;[Summary.I517]&lt;&gt;&quot;&quot;);[Summary.A517];&quot;&quot;)">
            <text:p/>
          </table:table-cell>
        </table:table-row>
        <table:table-row table:style-name="ro3">
          <table:table-cell table:style-name="ce26" table:formula="of:=IF(AND([Summary.B518]&lt;&gt;&quot;&quot;; [Summary.C518]&lt;&gt;&quot;&quot;;[Summary.D518]&lt;&gt;&quot;&quot;;[Summary.E518]&lt;&gt;&quot;&quot;;[Summary.F518]&lt;&gt;&quot;&quot;;[Summary.G518]&lt;&gt;&quot;&quot;;[Summary.H518]&lt;&gt;&quot;&quot;;[Summary.I518]&lt;&gt;&quot;&quot;);[Summary.A518];&quot;&quot;)">
            <text:p/>
          </table:table-cell>
        </table:table-row>
        <table:table-row table:style-name="ro3">
          <table:table-cell table:style-name="ce26" table:formula="of:=IF(AND([Summary.B519]&lt;&gt;&quot;&quot;; [Summary.C519]&lt;&gt;&quot;&quot;;[Summary.D519]&lt;&gt;&quot;&quot;;[Summary.E519]&lt;&gt;&quot;&quot;;[Summary.F519]&lt;&gt;&quot;&quot;;[Summary.G519]&lt;&gt;&quot;&quot;;[Summary.H519]&lt;&gt;&quot;&quot;;[Summary.I519]&lt;&gt;&quot;&quot;);[Summary.A519];&quot;&quot;)">
            <text:p/>
          </table:table-cell>
        </table:table-row>
        <table:table-row table:style-name="ro3">
          <table:table-cell table:style-name="ce26" table:formula="of:=IF(AND([Summary.B520]&lt;&gt;&quot;&quot;; [Summary.C520]&lt;&gt;&quot;&quot;;[Summary.D520]&lt;&gt;&quot;&quot;;[Summary.E520]&lt;&gt;&quot;&quot;;[Summary.F520]&lt;&gt;&quot;&quot;;[Summary.G520]&lt;&gt;&quot;&quot;;[Summary.H520]&lt;&gt;&quot;&quot;;[Summary.I520]&lt;&gt;&quot;&quot;);[Summary.A520];&quot;&quot;)">
            <text:p/>
          </table:table-cell>
        </table:table-row>
        <table:table-row table:style-name="ro3">
          <table:table-cell table:style-name="ce26" table:formula="of:=IF(AND([Summary.B521]&lt;&gt;&quot;&quot;; [Summary.C521]&lt;&gt;&quot;&quot;;[Summary.D521]&lt;&gt;&quot;&quot;;[Summary.E521]&lt;&gt;&quot;&quot;;[Summary.F521]&lt;&gt;&quot;&quot;;[Summary.G521]&lt;&gt;&quot;&quot;;[Summary.H521]&lt;&gt;&quot;&quot;;[Summary.I521]&lt;&gt;&quot;&quot;);[Summary.A521];&quot;&quot;)">
            <text:p/>
          </table:table-cell>
        </table:table-row>
        <table:table-row table:style-name="ro3">
          <table:table-cell table:style-name="ce26" table:formula="of:=IF(AND([Summary.B522]&lt;&gt;&quot;&quot;; [Summary.C522]&lt;&gt;&quot;&quot;;[Summary.D522]&lt;&gt;&quot;&quot;;[Summary.E522]&lt;&gt;&quot;&quot;;[Summary.F522]&lt;&gt;&quot;&quot;;[Summary.G522]&lt;&gt;&quot;&quot;;[Summary.H522]&lt;&gt;&quot;&quot;;[Summary.I522]&lt;&gt;&quot;&quot;);[Summary.A522];&quot;&quot;)">
            <text:p/>
          </table:table-cell>
        </table:table-row>
        <table:table-row table:style-name="ro3">
          <table:table-cell table:style-name="ce26" table:formula="of:=IF(AND([Summary.B523]&lt;&gt;&quot;&quot;; [Summary.C523]&lt;&gt;&quot;&quot;;[Summary.D523]&lt;&gt;&quot;&quot;;[Summary.E523]&lt;&gt;&quot;&quot;;[Summary.F523]&lt;&gt;&quot;&quot;;[Summary.G523]&lt;&gt;&quot;&quot;;[Summary.H523]&lt;&gt;&quot;&quot;;[Summary.I523]&lt;&gt;&quot;&quot;);[Summary.A523];&quot;&quot;)">
            <text:p/>
          </table:table-cell>
        </table:table-row>
        <table:table-row table:style-name="ro3">
          <table:table-cell table:style-name="ce26" table:formula="of:=IF(AND([Summary.B524]&lt;&gt;&quot;&quot;; [Summary.C524]&lt;&gt;&quot;&quot;;[Summary.D524]&lt;&gt;&quot;&quot;;[Summary.E524]&lt;&gt;&quot;&quot;;[Summary.F524]&lt;&gt;&quot;&quot;;[Summary.G524]&lt;&gt;&quot;&quot;;[Summary.H524]&lt;&gt;&quot;&quot;;[Summary.I524]&lt;&gt;&quot;&quot;);[Summary.A524];&quot;&quot;)">
            <text:p/>
          </table:table-cell>
        </table:table-row>
        <table:table-row table:style-name="ro3">
          <table:table-cell table:style-name="ce26" table:formula="of:=IF(AND([Summary.B525]&lt;&gt;&quot;&quot;; [Summary.C525]&lt;&gt;&quot;&quot;;[Summary.D525]&lt;&gt;&quot;&quot;;[Summary.E525]&lt;&gt;&quot;&quot;;[Summary.F525]&lt;&gt;&quot;&quot;;[Summary.G525]&lt;&gt;&quot;&quot;;[Summary.H525]&lt;&gt;&quot;&quot;;[Summary.I525]&lt;&gt;&quot;&quot;);[Summary.A525];&quot;&quot;)">
            <text:p/>
          </table:table-cell>
        </table:table-row>
        <table:table-row table:style-name="ro3">
          <table:table-cell table:style-name="ce26" table:formula="of:=IF(AND([Summary.B526]&lt;&gt;&quot;&quot;; [Summary.C526]&lt;&gt;&quot;&quot;;[Summary.D526]&lt;&gt;&quot;&quot;;[Summary.E526]&lt;&gt;&quot;&quot;;[Summary.F526]&lt;&gt;&quot;&quot;;[Summary.G526]&lt;&gt;&quot;&quot;;[Summary.H526]&lt;&gt;&quot;&quot;;[Summary.I526]&lt;&gt;&quot;&quot;);[Summary.A526];&quot;&quot;)">
            <text:p/>
          </table:table-cell>
        </table:table-row>
        <table:table-row table:style-name="ro3">
          <table:table-cell table:style-name="ce26" table:formula="of:=IF(AND([Summary.B527]&lt;&gt;&quot;&quot;; [Summary.C527]&lt;&gt;&quot;&quot;;[Summary.D527]&lt;&gt;&quot;&quot;;[Summary.E527]&lt;&gt;&quot;&quot;;[Summary.F527]&lt;&gt;&quot;&quot;;[Summary.G527]&lt;&gt;&quot;&quot;;[Summary.H527]&lt;&gt;&quot;&quot;;[Summary.I527]&lt;&gt;&quot;&quot;);[Summary.A527];&quot;&quot;)" office:value-type="string" office:string-value="OR">
            <text:p>OR</text:p>
          </table:table-cell>
        </table:table-row>
        <table:table-row table:style-name="ro3">
          <table:table-cell table:style-name="ce26" table:formula="of:=IF(AND([Summary.B528]&lt;&gt;&quot;&quot;; [Summary.C528]&lt;&gt;&quot;&quot;;[Summary.D528]&lt;&gt;&quot;&quot;;[Summary.E528]&lt;&gt;&quot;&quot;;[Summary.F528]&lt;&gt;&quot;&quot;;[Summary.G528]&lt;&gt;&quot;&quot;;[Summary.H528]&lt;&gt;&quot;&quot;;[Summary.I528]&lt;&gt;&quot;&quot;);[Summary.A528];&quot;&quot;)" office:value-type="string" office:string-value="ORDER">
            <text:p>ORDER</text:p>
          </table:table-cell>
        </table:table-row>
        <table:table-row table:style-name="ro3">
          <table:table-cell table:style-name="ce26" table:formula="of:=IF(AND([Summary.B529]&lt;&gt;&quot;&quot;; [Summary.C529]&lt;&gt;&quot;&quot;;[Summary.D529]&lt;&gt;&quot;&quot;;[Summary.E529]&lt;&gt;&quot;&quot;;[Summary.F529]&lt;&gt;&quot;&quot;;[Summary.G529]&lt;&gt;&quot;&quot;;[Summary.H529]&lt;&gt;&quot;&quot;;[Summary.I529]&lt;&gt;&quot;&quot;);[Summary.A529];&quot;&quot;)">
            <text:p/>
          </table:table-cell>
        </table:table-row>
        <table:table-row table:style-name="ro3">
          <table:table-cell table:style-name="ce26" table:formula="of:=IF(AND([Summary.B530]&lt;&gt;&quot;&quot;; [Summary.C530]&lt;&gt;&quot;&quot;;[Summary.D530]&lt;&gt;&quot;&quot;;[Summary.E530]&lt;&gt;&quot;&quot;;[Summary.F530]&lt;&gt;&quot;&quot;;[Summary.G530]&lt;&gt;&quot;&quot;;[Summary.H530]&lt;&gt;&quot;&quot;;[Summary.I530]&lt;&gt;&quot;&quot;);[Summary.A530];&quot;&quot;)">
            <text:p/>
          </table:table-cell>
        </table:table-row>
        <table:table-row table:style-name="ro3">
          <table:table-cell table:style-name="ce26" table:formula="of:=IF(AND([Summary.B531]&lt;&gt;&quot;&quot;; [Summary.C531]&lt;&gt;&quot;&quot;;[Summary.D531]&lt;&gt;&quot;&quot;;[Summary.E531]&lt;&gt;&quot;&quot;;[Summary.F531]&lt;&gt;&quot;&quot;;[Summary.G531]&lt;&gt;&quot;&quot;;[Summary.H531]&lt;&gt;&quot;&quot;;[Summary.I531]&lt;&gt;&quot;&quot;);[Summary.A531];&quot;&quot;)">
            <text:p/>
          </table:table-cell>
        </table:table-row>
        <table:table-row table:style-name="ro3">
          <table:table-cell table:style-name="ce26" table:formula="of:=IF(AND([Summary.B532]&lt;&gt;&quot;&quot;; [Summary.C532]&lt;&gt;&quot;&quot;;[Summary.D532]&lt;&gt;&quot;&quot;;[Summary.E532]&lt;&gt;&quot;&quot;;[Summary.F532]&lt;&gt;&quot;&quot;;[Summary.G532]&lt;&gt;&quot;&quot;;[Summary.H532]&lt;&gt;&quot;&quot;;[Summary.I532]&lt;&gt;&quot;&quot;);[Summary.A532];&quot;&quot;)">
            <text:p/>
          </table:table-cell>
        </table:table-row>
        <table:table-row table:style-name="ro3">
          <table:table-cell table:style-name="ce26" table:formula="of:=IF(AND([Summary.B533]&lt;&gt;&quot;&quot;; [Summary.C533]&lt;&gt;&quot;&quot;;[Summary.D533]&lt;&gt;&quot;&quot;;[Summary.E533]&lt;&gt;&quot;&quot;;[Summary.F533]&lt;&gt;&quot;&quot;;[Summary.G533]&lt;&gt;&quot;&quot;;[Summary.H533]&lt;&gt;&quot;&quot;;[Summary.I533]&lt;&gt;&quot;&quot;);[Summary.A533];&quot;&quot;)" office:value-type="string" office:string-value="OUTER">
            <text:p>OUTER</text:p>
          </table:table-cell>
        </table:table-row>
        <table:table-row table:style-name="ro3">
          <table:table-cell table:style-name="ce26" table:formula="of:=IF(AND([Summary.B534]&lt;&gt;&quot;&quot;; [Summary.C534]&lt;&gt;&quot;&quot;;[Summary.D534]&lt;&gt;&quot;&quot;;[Summary.E534]&lt;&gt;&quot;&quot;;[Summary.F534]&lt;&gt;&quot;&quot;;[Summary.G534]&lt;&gt;&quot;&quot;;[Summary.H534]&lt;&gt;&quot;&quot;;[Summary.I534]&lt;&gt;&quot;&quot;);[Summary.A534];&quot;&quot;)">
            <text:p/>
          </table:table-cell>
        </table:table-row>
        <table:table-row table:style-name="ro3">
          <table:table-cell table:style-name="ce26" table:formula="of:=IF(AND([Summary.B535]&lt;&gt;&quot;&quot;; [Summary.C535]&lt;&gt;&quot;&quot;;[Summary.D535]&lt;&gt;&quot;&quot;;[Summary.E535]&lt;&gt;&quot;&quot;;[Summary.F535]&lt;&gt;&quot;&quot;;[Summary.G535]&lt;&gt;&quot;&quot;;[Summary.H535]&lt;&gt;&quot;&quot;;[Summary.I535]&lt;&gt;&quot;&quot;);[Summary.A535];&quot;&quot;)">
            <text:p/>
          </table:table-cell>
        </table:table-row>
        <table:table-row table:style-name="ro3">
          <table:table-cell table:style-name="ce26" table:formula="of:=IF(AND([Summary.B536]&lt;&gt;&quot;&quot;; [Summary.C536]&lt;&gt;&quot;&quot;;[Summary.D536]&lt;&gt;&quot;&quot;;[Summary.E536]&lt;&gt;&quot;&quot;;[Summary.F536]&lt;&gt;&quot;&quot;;[Summary.G536]&lt;&gt;&quot;&quot;;[Summary.H536]&lt;&gt;&quot;&quot;;[Summary.I536]&lt;&gt;&quot;&quot;);[Summary.A536];&quot;&quot;)">
            <text:p/>
          </table:table-cell>
        </table:table-row>
        <table:table-row table:style-name="ro3">
          <table:table-cell table:style-name="ce26" table:formula="of:=IF(AND([Summary.B537]&lt;&gt;&quot;&quot;; [Summary.C537]&lt;&gt;&quot;&quot;;[Summary.D537]&lt;&gt;&quot;&quot;;[Summary.E537]&lt;&gt;&quot;&quot;;[Summary.F537]&lt;&gt;&quot;&quot;;[Summary.G537]&lt;&gt;&quot;&quot;;[Summary.H537]&lt;&gt;&quot;&quot;;[Summary.I537]&lt;&gt;&quot;&quot;);[Summary.A537];&quot;&quot;)">
            <text:p/>
          </table:table-cell>
        </table:table-row>
        <table:table-row table:style-name="ro3">
          <table:table-cell table:style-name="ce26" table:formula="of:=IF(AND([Summary.B538]&lt;&gt;&quot;&quot;; [Summary.C538]&lt;&gt;&quot;&quot;;[Summary.D538]&lt;&gt;&quot;&quot;;[Summary.E538]&lt;&gt;&quot;&quot;;[Summary.F538]&lt;&gt;&quot;&quot;;[Summary.G538]&lt;&gt;&quot;&quot;;[Summary.H538]&lt;&gt;&quot;&quot;;[Summary.I538]&lt;&gt;&quot;&quot;);[Summary.A538];&quot;&quot;)">
            <text:p/>
          </table:table-cell>
        </table:table-row>
        <table:table-row table:style-name="ro2">
          <table:table-cell table:style-name="ce26" table:formula="of:=IF(AND([Summary.B539]&lt;&gt;&quot;&quot;; [Summary.C539]&lt;&gt;&quot;&quot;;[Summary.D539]&lt;&gt;&quot;&quot;;[Summary.E539]&lt;&gt;&quot;&quot;;[Summary.F539]&lt;&gt;&quot;&quot;;[Summary.G539]&lt;&gt;&quot;&quot;;[Summary.H539]&lt;&gt;&quot;&quot;;[Summary.I539]&lt;&gt;&quot;&quot;);[Summary.A539];&quot;&quot;)">
            <text:p/>
          </table:table-cell>
        </table:table-row>
        <table:table-row table:style-name="ro3">
          <table:table-cell table:style-name="ce26" table:formula="of:=IF(AND([Summary.B540]&lt;&gt;&quot;&quot;; [Summary.C540]&lt;&gt;&quot;&quot;;[Summary.D540]&lt;&gt;&quot;&quot;;[Summary.E540]&lt;&gt;&quot;&quot;;[Summary.F540]&lt;&gt;&quot;&quot;;[Summary.G540]&lt;&gt;&quot;&quot;;[Summary.H540]&lt;&gt;&quot;&quot;;[Summary.I540]&lt;&gt;&quot;&quot;);[Summary.A540];&quot;&quot;)">
            <text:p/>
          </table:table-cell>
        </table:table-row>
        <table:table-row table:style-name="ro3">
          <table:table-cell table:style-name="ce26" table:formula="of:=IF(AND([Summary.B541]&lt;&gt;&quot;&quot;; [Summary.C541]&lt;&gt;&quot;&quot;;[Summary.D541]&lt;&gt;&quot;&quot;;[Summary.E541]&lt;&gt;&quot;&quot;;[Summary.F541]&lt;&gt;&quot;&quot;;[Summary.G541]&lt;&gt;&quot;&quot;;[Summary.H541]&lt;&gt;&quot;&quot;;[Summary.I541]&lt;&gt;&quot;&quot;);[Summary.A541];&quot;&quot;)">
            <text:p/>
          </table:table-cell>
        </table:table-row>
        <table:table-row table:style-name="ro3">
          <table:table-cell table:style-name="ce26" table:formula="of:=IF(AND([Summary.B542]&lt;&gt;&quot;&quot;; [Summary.C542]&lt;&gt;&quot;&quot;;[Summary.D542]&lt;&gt;&quot;&quot;;[Summary.E542]&lt;&gt;&quot;&quot;;[Summary.F542]&lt;&gt;&quot;&quot;;[Summary.G542]&lt;&gt;&quot;&quot;;[Summary.H542]&lt;&gt;&quot;&quot;;[Summary.I542]&lt;&gt;&quot;&quot;);[Summary.A542];&quot;&quot;)">
            <text:p/>
          </table:table-cell>
        </table:table-row>
        <table:table-row table:style-name="ro3">
          <table:table-cell table:style-name="ce26" table:formula="of:=IF(AND([Summary.B543]&lt;&gt;&quot;&quot;; [Summary.C543]&lt;&gt;&quot;&quot;;[Summary.D543]&lt;&gt;&quot;&quot;;[Summary.E543]&lt;&gt;&quot;&quot;;[Summary.F543]&lt;&gt;&quot;&quot;;[Summary.G543]&lt;&gt;&quot;&quot;;[Summary.H543]&lt;&gt;&quot;&quot;;[Summary.I543]&lt;&gt;&quot;&quot;);[Summary.A543];&quot;&quot;)">
            <text:p/>
          </table:table-cell>
        </table:table-row>
        <table:table-row table:style-name="ro3">
          <table:table-cell table:style-name="ce26" table:formula="of:=IF(AND([Summary.B544]&lt;&gt;&quot;&quot;; [Summary.C544]&lt;&gt;&quot;&quot;;[Summary.D544]&lt;&gt;&quot;&quot;;[Summary.E544]&lt;&gt;&quot;&quot;;[Summary.F544]&lt;&gt;&quot;&quot;;[Summary.G544]&lt;&gt;&quot;&quot;;[Summary.H544]&lt;&gt;&quot;&quot;;[Summary.I544]&lt;&gt;&quot;&quot;);[Summary.A544];&quot;&quot;)">
            <text:p/>
          </table:table-cell>
        </table:table-row>
        <table:table-row table:style-name="ro3">
          <table:table-cell table:style-name="ce26" table:formula="of:=IF(AND([Summary.B545]&lt;&gt;&quot;&quot;; [Summary.C545]&lt;&gt;&quot;&quot;;[Summary.D545]&lt;&gt;&quot;&quot;;[Summary.E545]&lt;&gt;&quot;&quot;;[Summary.F545]&lt;&gt;&quot;&quot;;[Summary.G545]&lt;&gt;&quot;&quot;;[Summary.H545]&lt;&gt;&quot;&quot;;[Summary.I545]&lt;&gt;&quot;&quot;);[Summary.A545];&quot;&quot;)">
            <text:p/>
          </table:table-cell>
        </table:table-row>
        <table:table-row table:style-name="ro3">
          <table:table-cell table:style-name="ce26" table:formula="of:=IF(AND([Summary.B546]&lt;&gt;&quot;&quot;; [Summary.C546]&lt;&gt;&quot;&quot;;[Summary.D546]&lt;&gt;&quot;&quot;;[Summary.E546]&lt;&gt;&quot;&quot;;[Summary.F546]&lt;&gt;&quot;&quot;;[Summary.G546]&lt;&gt;&quot;&quot;;[Summary.H546]&lt;&gt;&quot;&quot;;[Summary.I546]&lt;&gt;&quot;&quot;);[Summary.A546];&quot;&quot;)">
            <text:p/>
          </table:table-cell>
        </table:table-row>
        <table:table-row table:style-name="ro3">
          <table:table-cell table:style-name="ce26" table:formula="of:=IF(AND([Summary.B547]&lt;&gt;&quot;&quot;; [Summary.C547]&lt;&gt;&quot;&quot;;[Summary.D547]&lt;&gt;&quot;&quot;;[Summary.E547]&lt;&gt;&quot;&quot;;[Summary.F547]&lt;&gt;&quot;&quot;;[Summary.G547]&lt;&gt;&quot;&quot;;[Summary.H547]&lt;&gt;&quot;&quot;;[Summary.I547]&lt;&gt;&quot;&quot;);[Summary.A547];&quot;&quot;)">
            <text:p/>
          </table:table-cell>
        </table:table-row>
        <table:table-row table:style-name="ro3">
          <table:table-cell table:style-name="ce26" table:formula="of:=IF(AND([Summary.B548]&lt;&gt;&quot;&quot;; [Summary.C548]&lt;&gt;&quot;&quot;;[Summary.D548]&lt;&gt;&quot;&quot;;[Summary.E548]&lt;&gt;&quot;&quot;;[Summary.F548]&lt;&gt;&quot;&quot;;[Summary.G548]&lt;&gt;&quot;&quot;;[Summary.H548]&lt;&gt;&quot;&quot;;[Summary.I548]&lt;&gt;&quot;&quot;);[Summary.A548];&quot;&quot;)">
            <text:p/>
          </table:table-cell>
        </table:table-row>
        <table:table-row table:style-name="ro3">
          <table:table-cell table:style-name="ce26" table:formula="of:=IF(AND([Summary.B549]&lt;&gt;&quot;&quot;; [Summary.C549]&lt;&gt;&quot;&quot;;[Summary.D549]&lt;&gt;&quot;&quot;;[Summary.E549]&lt;&gt;&quot;&quot;;[Summary.F549]&lt;&gt;&quot;&quot;;[Summary.G549]&lt;&gt;&quot;&quot;;[Summary.H549]&lt;&gt;&quot;&quot;;[Summary.I549]&lt;&gt;&quot;&quot;);[Summary.A549];&quot;&quot;)">
            <text:p/>
          </table:table-cell>
        </table:table-row>
        <table:table-row table:style-name="ro2">
          <table:table-cell table:style-name="ce26" table:formula="of:=IF(AND([Summary.B550]&lt;&gt;&quot;&quot;; [Summary.C550]&lt;&gt;&quot;&quot;;[Summary.D550]&lt;&gt;&quot;&quot;;[Summary.E550]&lt;&gt;&quot;&quot;;[Summary.F550]&lt;&gt;&quot;&quot;;[Summary.G550]&lt;&gt;&quot;&quot;;[Summary.H550]&lt;&gt;&quot;&quot;;[Summary.I550]&lt;&gt;&quot;&quot;);[Summary.A550];&quot;&quot;)">
            <text:p/>
          </table:table-cell>
        </table:table-row>
        <table:table-row table:style-name="ro3">
          <table:table-cell table:style-name="ce26" table:formula="of:=IF(AND([Summary.B551]&lt;&gt;&quot;&quot;; [Summary.C551]&lt;&gt;&quot;&quot;;[Summary.D551]&lt;&gt;&quot;&quot;;[Summary.E551]&lt;&gt;&quot;&quot;;[Summary.F551]&lt;&gt;&quot;&quot;;[Summary.G551]&lt;&gt;&quot;&quot;;[Summary.H551]&lt;&gt;&quot;&quot;;[Summary.I551]&lt;&gt;&quot;&quot;);[Summary.A551];&quot;&quot;)">
            <text:p/>
          </table:table-cell>
        </table:table-row>
        <table:table-row table:style-name="ro3">
          <table:table-cell table:style-name="ce26" table:formula="of:=IF(AND([Summary.B552]&lt;&gt;&quot;&quot;; [Summary.C552]&lt;&gt;&quot;&quot;;[Summary.D552]&lt;&gt;&quot;&quot;;[Summary.E552]&lt;&gt;&quot;&quot;;[Summary.F552]&lt;&gt;&quot;&quot;;[Summary.G552]&lt;&gt;&quot;&quot;;[Summary.H552]&lt;&gt;&quot;&quot;;[Summary.I552]&lt;&gt;&quot;&quot;);[Summary.A552];&quot;&quot;)">
            <text:p/>
          </table:table-cell>
        </table:table-row>
        <table:table-row table:style-name="ro3">
          <table:table-cell table:style-name="ce26" table:formula="of:=IF(AND([Summary.B553]&lt;&gt;&quot;&quot;; [Summary.C553]&lt;&gt;&quot;&quot;;[Summary.D553]&lt;&gt;&quot;&quot;;[Summary.E553]&lt;&gt;&quot;&quot;;[Summary.F553]&lt;&gt;&quot;&quot;;[Summary.G553]&lt;&gt;&quot;&quot;;[Summary.H553]&lt;&gt;&quot;&quot;;[Summary.I553]&lt;&gt;&quot;&quot;);[Summary.A553];&quot;&quot;)">
            <text:p/>
          </table:table-cell>
        </table:table-row>
        <table:table-row table:style-name="ro3">
          <table:table-cell table:style-name="ce26" table:formula="of:=IF(AND([Summary.B554]&lt;&gt;&quot;&quot;; [Summary.C554]&lt;&gt;&quot;&quot;;[Summary.D554]&lt;&gt;&quot;&quot;;[Summary.E554]&lt;&gt;&quot;&quot;;[Summary.F554]&lt;&gt;&quot;&quot;;[Summary.G554]&lt;&gt;&quot;&quot;;[Summary.H554]&lt;&gt;&quot;&quot;;[Summary.I554]&lt;&gt;&quot;&quot;);[Summary.A554];&quot;&quot;)">
            <text:p/>
          </table:table-cell>
        </table:table-row>
        <table:table-row table:style-name="ro3">
          <table:table-cell table:style-name="ce26" table:formula="of:=IF(AND([Summary.B555]&lt;&gt;&quot;&quot;; [Summary.C555]&lt;&gt;&quot;&quot;;[Summary.D555]&lt;&gt;&quot;&quot;;[Summary.E555]&lt;&gt;&quot;&quot;;[Summary.F555]&lt;&gt;&quot;&quot;;[Summary.G555]&lt;&gt;&quot;&quot;;[Summary.H555]&lt;&gt;&quot;&quot;;[Summary.I555]&lt;&gt;&quot;&quot;);[Summary.A555];&quot;&quot;)">
            <text:p/>
          </table:table-cell>
        </table:table-row>
        <table:table-row table:style-name="ro3">
          <table:table-cell table:style-name="ce26" table:formula="of:=IF(AND([Summary.B556]&lt;&gt;&quot;&quot;; [Summary.C556]&lt;&gt;&quot;&quot;;[Summary.D556]&lt;&gt;&quot;&quot;;[Summary.E556]&lt;&gt;&quot;&quot;;[Summary.F556]&lt;&gt;&quot;&quot;;[Summary.G556]&lt;&gt;&quot;&quot;;[Summary.H556]&lt;&gt;&quot;&quot;;[Summary.I556]&lt;&gt;&quot;&quot;);[Summary.A556];&quot;&quot;)">
            <text:p/>
          </table:table-cell>
        </table:table-row>
        <table:table-row table:style-name="ro3">
          <table:table-cell table:style-name="ce26" table:formula="of:=IF(AND([Summary.B557]&lt;&gt;&quot;&quot;; [Summary.C557]&lt;&gt;&quot;&quot;;[Summary.D557]&lt;&gt;&quot;&quot;;[Summary.E557]&lt;&gt;&quot;&quot;;[Summary.F557]&lt;&gt;&quot;&quot;;[Summary.G557]&lt;&gt;&quot;&quot;;[Summary.H557]&lt;&gt;&quot;&quot;;[Summary.I557]&lt;&gt;&quot;&quot;);[Summary.A557];&quot;&quot;)">
            <text:p/>
          </table:table-cell>
        </table:table-row>
        <table:table-row table:style-name="ro3">
          <table:table-cell table:style-name="ce26" table:formula="of:=IF(AND([Summary.B558]&lt;&gt;&quot;&quot;; [Summary.C558]&lt;&gt;&quot;&quot;;[Summary.D558]&lt;&gt;&quot;&quot;;[Summary.E558]&lt;&gt;&quot;&quot;;[Summary.F558]&lt;&gt;&quot;&quot;;[Summary.G558]&lt;&gt;&quot;&quot;;[Summary.H558]&lt;&gt;&quot;&quot;;[Summary.I558]&lt;&gt;&quot;&quot;);[Summary.A558];&quot;&quot;)">
            <text:p/>
          </table:table-cell>
        </table:table-row>
        <table:table-row table:style-name="ro3">
          <table:table-cell table:style-name="ce26" table:formula="of:=IF(AND([Summary.B559]&lt;&gt;&quot;&quot;; [Summary.C559]&lt;&gt;&quot;&quot;;[Summary.D559]&lt;&gt;&quot;&quot;;[Summary.E559]&lt;&gt;&quot;&quot;;[Summary.F559]&lt;&gt;&quot;&quot;;[Summary.G559]&lt;&gt;&quot;&quot;;[Summary.H559]&lt;&gt;&quot;&quot;;[Summary.I559]&lt;&gt;&quot;&quot;);[Summary.A559];&quot;&quot;)">
            <text:p/>
          </table:table-cell>
        </table:table-row>
        <table:table-row table:style-name="ro3">
          <table:table-cell table:style-name="ce26" table:formula="of:=IF(AND([Summary.B560]&lt;&gt;&quot;&quot;; [Summary.C560]&lt;&gt;&quot;&quot;;[Summary.D560]&lt;&gt;&quot;&quot;;[Summary.E560]&lt;&gt;&quot;&quot;;[Summary.F560]&lt;&gt;&quot;&quot;;[Summary.G560]&lt;&gt;&quot;&quot;;[Summary.H560]&lt;&gt;&quot;&quot;;[Summary.I560]&lt;&gt;&quot;&quot;);[Summary.A560];&quot;&quot;)">
            <text:p/>
          </table:table-cell>
        </table:table-row>
        <table:table-row table:style-name="ro3">
          <table:table-cell table:style-name="ce26" table:formula="of:=IF(AND([Summary.B561]&lt;&gt;&quot;&quot;; [Summary.C561]&lt;&gt;&quot;&quot;;[Summary.D561]&lt;&gt;&quot;&quot;;[Summary.E561]&lt;&gt;&quot;&quot;;[Summary.F561]&lt;&gt;&quot;&quot;;[Summary.G561]&lt;&gt;&quot;&quot;;[Summary.H561]&lt;&gt;&quot;&quot;;[Summary.I561]&lt;&gt;&quot;&quot;);[Summary.A561];&quot;&quot;)">
            <text:p/>
          </table:table-cell>
        </table:table-row>
        <table:table-row table:style-name="ro3">
          <table:table-cell table:style-name="ce26" table:formula="of:=IF(AND([Summary.B562]&lt;&gt;&quot;&quot;; [Summary.C562]&lt;&gt;&quot;&quot;;[Summary.D562]&lt;&gt;&quot;&quot;;[Summary.E562]&lt;&gt;&quot;&quot;;[Summary.F562]&lt;&gt;&quot;&quot;;[Summary.G562]&lt;&gt;&quot;&quot;;[Summary.H562]&lt;&gt;&quot;&quot;;[Summary.I562]&lt;&gt;&quot;&quot;);[Summary.A562];&quot;&quot;)">
            <text:p/>
          </table:table-cell>
        </table:table-row>
        <table:table-row table:style-name="ro3">
          <table:table-cell table:style-name="ce26" table:formula="of:=IF(AND([Summary.B563]&lt;&gt;&quot;&quot;; [Summary.C563]&lt;&gt;&quot;&quot;;[Summary.D563]&lt;&gt;&quot;&quot;;[Summary.E563]&lt;&gt;&quot;&quot;;[Summary.F563]&lt;&gt;&quot;&quot;;[Summary.G563]&lt;&gt;&quot;&quot;;[Summary.H563]&lt;&gt;&quot;&quot;;[Summary.I563]&lt;&gt;&quot;&quot;);[Summary.A563];&quot;&quot;)">
            <text:p/>
          </table:table-cell>
        </table:table-row>
        <table:table-row table:style-name="ro3">
          <table:table-cell table:style-name="ce26" table:formula="of:=IF(AND([Summary.B564]&lt;&gt;&quot;&quot;; [Summary.C564]&lt;&gt;&quot;&quot;;[Summary.D564]&lt;&gt;&quot;&quot;;[Summary.E564]&lt;&gt;&quot;&quot;;[Summary.F564]&lt;&gt;&quot;&quot;;[Summary.G564]&lt;&gt;&quot;&quot;;[Summary.H564]&lt;&gt;&quot;&quot;;[Summary.I564]&lt;&gt;&quot;&quot;);[Summary.A564];&quot;&quot;)">
            <text:p/>
          </table:table-cell>
        </table:table-row>
        <table:table-row table:style-name="ro3">
          <table:table-cell table:style-name="ce26" table:formula="of:=IF(AND([Summary.B565]&lt;&gt;&quot;&quot;; [Summary.C565]&lt;&gt;&quot;&quot;;[Summary.D565]&lt;&gt;&quot;&quot;;[Summary.E565]&lt;&gt;&quot;&quot;;[Summary.F565]&lt;&gt;&quot;&quot;;[Summary.G565]&lt;&gt;&quot;&quot;;[Summary.H565]&lt;&gt;&quot;&quot;;[Summary.I565]&lt;&gt;&quot;&quot;);[Summary.A565];&quot;&quot;)">
            <text:p/>
          </table:table-cell>
        </table:table-row>
        <table:table-row table:style-name="ro3">
          <table:table-cell table:style-name="ce26" table:formula="of:=IF(AND([Summary.B566]&lt;&gt;&quot;&quot;; [Summary.C566]&lt;&gt;&quot;&quot;;[Summary.D566]&lt;&gt;&quot;&quot;;[Summary.E566]&lt;&gt;&quot;&quot;;[Summary.F566]&lt;&gt;&quot;&quot;;[Summary.G566]&lt;&gt;&quot;&quot;;[Summary.H566]&lt;&gt;&quot;&quot;;[Summary.I566]&lt;&gt;&quot;&quot;);[Summary.A566];&quot;&quot;)">
            <text:p/>
          </table:table-cell>
        </table:table-row>
        <table:table-row table:style-name="ro3">
          <table:table-cell table:style-name="ce26" table:formula="of:=IF(AND([Summary.B567]&lt;&gt;&quot;&quot;; [Summary.C567]&lt;&gt;&quot;&quot;;[Summary.D567]&lt;&gt;&quot;&quot;;[Summary.E567]&lt;&gt;&quot;&quot;;[Summary.F567]&lt;&gt;&quot;&quot;;[Summary.G567]&lt;&gt;&quot;&quot;;[Summary.H567]&lt;&gt;&quot;&quot;;[Summary.I567]&lt;&gt;&quot;&quot;);[Summary.A567];&quot;&quot;)">
            <text:p/>
          </table:table-cell>
        </table:table-row>
        <table:table-row table:style-name="ro3">
          <table:table-cell table:style-name="ce26" table:formula="of:=IF(AND([Summary.B568]&lt;&gt;&quot;&quot;; [Summary.C568]&lt;&gt;&quot;&quot;;[Summary.D568]&lt;&gt;&quot;&quot;;[Summary.E568]&lt;&gt;&quot;&quot;;[Summary.F568]&lt;&gt;&quot;&quot;;[Summary.G568]&lt;&gt;&quot;&quot;;[Summary.H568]&lt;&gt;&quot;&quot;;[Summary.I568]&lt;&gt;&quot;&quot;);[Summary.A568];&quot;&quot;)">
            <text:p/>
          </table:table-cell>
        </table:table-row>
        <table:table-row table:style-name="ro3">
          <table:table-cell table:style-name="ce26" table:formula="of:=IF(AND([Summary.B569]&lt;&gt;&quot;&quot;; [Summary.C569]&lt;&gt;&quot;&quot;;[Summary.D569]&lt;&gt;&quot;&quot;;[Summary.E569]&lt;&gt;&quot;&quot;;[Summary.F569]&lt;&gt;&quot;&quot;;[Summary.G569]&lt;&gt;&quot;&quot;;[Summary.H569]&lt;&gt;&quot;&quot;;[Summary.I569]&lt;&gt;&quot;&quot;);[Summary.A569];&quot;&quot;)">
            <text:p/>
          </table:table-cell>
        </table:table-row>
        <table:table-row table:style-name="ro3">
          <table:table-cell table:style-name="ce26" table:formula="of:=IF(AND([Summary.B570]&lt;&gt;&quot;&quot;; [Summary.C570]&lt;&gt;&quot;&quot;;[Summary.D570]&lt;&gt;&quot;&quot;;[Summary.E570]&lt;&gt;&quot;&quot;;[Summary.F570]&lt;&gt;&quot;&quot;;[Summary.G570]&lt;&gt;&quot;&quot;;[Summary.H570]&lt;&gt;&quot;&quot;;[Summary.I570]&lt;&gt;&quot;&quot;);[Summary.A570];&quot;&quot;)">
            <text:p/>
          </table:table-cell>
        </table:table-row>
        <table:table-row table:style-name="ro3">
          <table:table-cell table:style-name="ce26" table:formula="of:=IF(AND([Summary.B571]&lt;&gt;&quot;&quot;; [Summary.C571]&lt;&gt;&quot;&quot;;[Summary.D571]&lt;&gt;&quot;&quot;;[Summary.E571]&lt;&gt;&quot;&quot;;[Summary.F571]&lt;&gt;&quot;&quot;;[Summary.G571]&lt;&gt;&quot;&quot;;[Summary.H571]&lt;&gt;&quot;&quot;;[Summary.I571]&lt;&gt;&quot;&quot;);[Summary.A571];&quot;&quot;)">
            <text:p/>
          </table:table-cell>
        </table:table-row>
        <table:table-row table:style-name="ro3">
          <table:table-cell table:style-name="ce26" table:formula="of:=IF(AND([Summary.B572]&lt;&gt;&quot;&quot;; [Summary.C572]&lt;&gt;&quot;&quot;;[Summary.D572]&lt;&gt;&quot;&quot;;[Summary.E572]&lt;&gt;&quot;&quot;;[Summary.F572]&lt;&gt;&quot;&quot;;[Summary.G572]&lt;&gt;&quot;&quot;;[Summary.H572]&lt;&gt;&quot;&quot;;[Summary.I572]&lt;&gt;&quot;&quot;);[Summary.A572];&quot;&quot;)">
            <text:p/>
          </table:table-cell>
        </table:table-row>
        <table:table-row table:style-name="ro3">
          <table:table-cell table:style-name="ce26" table:formula="of:=IF(AND([Summary.B573]&lt;&gt;&quot;&quot;; [Summary.C573]&lt;&gt;&quot;&quot;;[Summary.D573]&lt;&gt;&quot;&quot;;[Summary.E573]&lt;&gt;&quot;&quot;;[Summary.F573]&lt;&gt;&quot;&quot;;[Summary.G573]&lt;&gt;&quot;&quot;;[Summary.H573]&lt;&gt;&quot;&quot;;[Summary.I573]&lt;&gt;&quot;&quot;);[Summary.A573];&quot;&quot;)">
            <text:p/>
          </table:table-cell>
        </table:table-row>
        <table:table-row table:style-name="ro3">
          <table:table-cell table:style-name="ce26" table:formula="of:=IF(AND([Summary.B574]&lt;&gt;&quot;&quot;; [Summary.C574]&lt;&gt;&quot;&quot;;[Summary.D574]&lt;&gt;&quot;&quot;;[Summary.E574]&lt;&gt;&quot;&quot;;[Summary.F574]&lt;&gt;&quot;&quot;;[Summary.G574]&lt;&gt;&quot;&quot;;[Summary.H574]&lt;&gt;&quot;&quot;;[Summary.I574]&lt;&gt;&quot;&quot;);[Summary.A574];&quot;&quot;)">
            <text:p/>
          </table:table-cell>
        </table:table-row>
        <table:table-row table:style-name="ro3">
          <table:table-cell table:style-name="ce26" table:formula="of:=IF(AND([Summary.B575]&lt;&gt;&quot;&quot;; [Summary.C575]&lt;&gt;&quot;&quot;;[Summary.D575]&lt;&gt;&quot;&quot;;[Summary.E575]&lt;&gt;&quot;&quot;;[Summary.F575]&lt;&gt;&quot;&quot;;[Summary.G575]&lt;&gt;&quot;&quot;;[Summary.H575]&lt;&gt;&quot;&quot;;[Summary.I575]&lt;&gt;&quot;&quot;);[Summary.A575];&quot;&quot;)">
            <text:p/>
          </table:table-cell>
        </table:table-row>
        <table:table-row table:style-name="ro3">
          <table:table-cell table:style-name="ce26" table:formula="of:=IF(AND([Summary.B576]&lt;&gt;&quot;&quot;; [Summary.C576]&lt;&gt;&quot;&quot;;[Summary.D576]&lt;&gt;&quot;&quot;;[Summary.E576]&lt;&gt;&quot;&quot;;[Summary.F576]&lt;&gt;&quot;&quot;;[Summary.G576]&lt;&gt;&quot;&quot;;[Summary.H576]&lt;&gt;&quot;&quot;;[Summary.I576]&lt;&gt;&quot;&quot;);[Summary.A576];&quot;&quot;)">
            <text:p/>
          </table:table-cell>
        </table:table-row>
        <table:table-row table:style-name="ro3">
          <table:table-cell table:style-name="ce26" table:formula="of:=IF(AND([Summary.B577]&lt;&gt;&quot;&quot;; [Summary.C577]&lt;&gt;&quot;&quot;;[Summary.D577]&lt;&gt;&quot;&quot;;[Summary.E577]&lt;&gt;&quot;&quot;;[Summary.F577]&lt;&gt;&quot;&quot;;[Summary.G577]&lt;&gt;&quot;&quot;;[Summary.H577]&lt;&gt;&quot;&quot;;[Summary.I577]&lt;&gt;&quot;&quot;);[Summary.A577];&quot;&quot;)">
            <text:p/>
          </table:table-cell>
        </table:table-row>
        <table:table-row table:style-name="ro3">
          <table:table-cell table:style-name="ce26" table:formula="of:=IF(AND([Summary.B578]&lt;&gt;&quot;&quot;; [Summary.C578]&lt;&gt;&quot;&quot;;[Summary.D578]&lt;&gt;&quot;&quot;;[Summary.E578]&lt;&gt;&quot;&quot;;[Summary.F578]&lt;&gt;&quot;&quot;;[Summary.G578]&lt;&gt;&quot;&quot;;[Summary.H578]&lt;&gt;&quot;&quot;;[Summary.I578]&lt;&gt;&quot;&quot;);[Summary.A578];&quot;&quot;)">
            <text:p/>
          </table:table-cell>
        </table:table-row>
        <table:table-row table:style-name="ro3">
          <table:table-cell table:style-name="ce26" table:formula="of:=IF(AND([Summary.B579]&lt;&gt;&quot;&quot;; [Summary.C579]&lt;&gt;&quot;&quot;;[Summary.D579]&lt;&gt;&quot;&quot;;[Summary.E579]&lt;&gt;&quot;&quot;;[Summary.F579]&lt;&gt;&quot;&quot;;[Summary.G579]&lt;&gt;&quot;&quot;;[Summary.H579]&lt;&gt;&quot;&quot;;[Summary.I579]&lt;&gt;&quot;&quot;);[Summary.A579];&quot;&quot;)">
            <text:p/>
          </table:table-cell>
        </table:table-row>
        <table:table-row table:style-name="ro3">
          <table:table-cell table:style-name="ce26" table:formula="of:=IF(AND([Summary.B580]&lt;&gt;&quot;&quot;; [Summary.C580]&lt;&gt;&quot;&quot;;[Summary.D580]&lt;&gt;&quot;&quot;;[Summary.E580]&lt;&gt;&quot;&quot;;[Summary.F580]&lt;&gt;&quot;&quot;;[Summary.G580]&lt;&gt;&quot;&quot;;[Summary.H580]&lt;&gt;&quot;&quot;;[Summary.I580]&lt;&gt;&quot;&quot;);[Summary.A580];&quot;&quot;)">
            <text:p/>
          </table:table-cell>
        </table:table-row>
        <table:table-row table:style-name="ro3">
          <table:table-cell table:style-name="ce26" table:formula="of:=IF(AND([Summary.B581]&lt;&gt;&quot;&quot;; [Summary.C581]&lt;&gt;&quot;&quot;;[Summary.D581]&lt;&gt;&quot;&quot;;[Summary.E581]&lt;&gt;&quot;&quot;;[Summary.F581]&lt;&gt;&quot;&quot;;[Summary.G581]&lt;&gt;&quot;&quot;;[Summary.H581]&lt;&gt;&quot;&quot;;[Summary.I581]&lt;&gt;&quot;&quot;);[Summary.A581];&quot;&quot;)" office:value-type="string" office:string-value="PRIMARY">
            <text:p>PRIMARY</text:p>
          </table:table-cell>
        </table:table-row>
        <table:table-row table:style-name="ro3">
          <table:table-cell table:style-name="ce26" table:formula="of:=IF(AND([Summary.B582]&lt;&gt;&quot;&quot;; [Summary.C582]&lt;&gt;&quot;&quot;;[Summary.D582]&lt;&gt;&quot;&quot;;[Summary.E582]&lt;&gt;&quot;&quot;;[Summary.F582]&lt;&gt;&quot;&quot;;[Summary.G582]&lt;&gt;&quot;&quot;;[Summary.H582]&lt;&gt;&quot;&quot;;[Summary.I582]&lt;&gt;&quot;&quot;);[Summary.A582];&quot;&quot;)">
            <text:p/>
          </table:table-cell>
        </table:table-row>
        <table:table-row table:style-name="ro2">
          <table:table-cell table:style-name="ce26" table:formula="of:=IF(AND([Summary.B583]&lt;&gt;&quot;&quot;; [Summary.C583]&lt;&gt;&quot;&quot;;[Summary.D583]&lt;&gt;&quot;&quot;;[Summary.E583]&lt;&gt;&quot;&quot;;[Summary.F583]&lt;&gt;&quot;&quot;;[Summary.G583]&lt;&gt;&quot;&quot;;[Summary.H583]&lt;&gt;&quot;&quot;;[Summary.I583]&lt;&gt;&quot;&quot;);[Summary.A583];&quot;&quot;)">
            <text:p/>
          </table:table-cell>
        </table:table-row>
        <table:table-row table:style-name="ro3">
          <table:table-cell table:style-name="ce26" table:formula="of:=IF(AND([Summary.B584]&lt;&gt;&quot;&quot;; [Summary.C584]&lt;&gt;&quot;&quot;;[Summary.D584]&lt;&gt;&quot;&quot;;[Summary.E584]&lt;&gt;&quot;&quot;;[Summary.F584]&lt;&gt;&quot;&quot;;[Summary.G584]&lt;&gt;&quot;&quot;;[Summary.H584]&lt;&gt;&quot;&quot;;[Summary.I584]&lt;&gt;&quot;&quot;);[Summary.A584];&quot;&quot;)">
            <text:p/>
          </table:table-cell>
        </table:table-row>
        <table:table-row table:style-name="ro3">
          <table:table-cell table:style-name="ce26" table:formula="of:=IF(AND([Summary.B585]&lt;&gt;&quot;&quot;; [Summary.C585]&lt;&gt;&quot;&quot;;[Summary.D585]&lt;&gt;&quot;&quot;;[Summary.E585]&lt;&gt;&quot;&quot;;[Summary.F585]&lt;&gt;&quot;&quot;;[Summary.G585]&lt;&gt;&quot;&quot;;[Summary.H585]&lt;&gt;&quot;&quot;;[Summary.I585]&lt;&gt;&quot;&quot;);[Summary.A585];&quot;&quot;)">
            <text:p/>
          </table:table-cell>
        </table:table-row>
        <table:table-row table:style-name="ro3">
          <table:table-cell table:style-name="ce26" table:formula="of:=IF(AND([Summary.B586]&lt;&gt;&quot;&quot;; [Summary.C586]&lt;&gt;&quot;&quot;;[Summary.D586]&lt;&gt;&quot;&quot;;[Summary.E586]&lt;&gt;&quot;&quot;;[Summary.F586]&lt;&gt;&quot;&quot;;[Summary.G586]&lt;&gt;&quot;&quot;;[Summary.H586]&lt;&gt;&quot;&quot;;[Summary.I586]&lt;&gt;&quot;&quot;);[Summary.A586];&quot;&quot;)">
            <text:p/>
          </table:table-cell>
        </table:table-row>
        <table:table-row table:style-name="ro3">
          <table:table-cell table:style-name="ce26" table:formula="of:=IF(AND([Summary.B587]&lt;&gt;&quot;&quot;; [Summary.C587]&lt;&gt;&quot;&quot;;[Summary.D587]&lt;&gt;&quot;&quot;;[Summary.E587]&lt;&gt;&quot;&quot;;[Summary.F587]&lt;&gt;&quot;&quot;;[Summary.G587]&lt;&gt;&quot;&quot;;[Summary.H587]&lt;&gt;&quot;&quot;;[Summary.I587]&lt;&gt;&quot;&quot;);[Summary.A587];&quot;&quot;)">
            <text:p/>
          </table:table-cell>
        </table:table-row>
        <table:table-row table:style-name="ro3">
          <table:table-cell table:style-name="ce26" table:formula="of:=IF(AND([Summary.B588]&lt;&gt;&quot;&quot;; [Summary.C588]&lt;&gt;&quot;&quot;;[Summary.D588]&lt;&gt;&quot;&quot;;[Summary.E588]&lt;&gt;&quot;&quot;;[Summary.F588]&lt;&gt;&quot;&quot;;[Summary.G588]&lt;&gt;&quot;&quot;;[Summary.H588]&lt;&gt;&quot;&quot;;[Summary.I588]&lt;&gt;&quot;&quot;);[Summary.A588];&quot;&quot;)">
            <text:p/>
          </table:table-cell>
        </table:table-row>
        <table:table-row table:style-name="ro3">
          <table:table-cell table:style-name="ce26" table:formula="of:=IF(AND([Summary.B589]&lt;&gt;&quot;&quot;; [Summary.C589]&lt;&gt;&quot;&quot;;[Summary.D589]&lt;&gt;&quot;&quot;;[Summary.E589]&lt;&gt;&quot;&quot;;[Summary.F589]&lt;&gt;&quot;&quot;;[Summary.G589]&lt;&gt;&quot;&quot;;[Summary.H589]&lt;&gt;&quot;&quot;;[Summary.I589]&lt;&gt;&quot;&quot;);[Summary.A589];&quot;&quot;)">
            <text:p/>
          </table:table-cell>
        </table:table-row>
        <table:table-row table:style-name="ro3">
          <table:table-cell table:style-name="ce26" table:formula="of:=IF(AND([Summary.B590]&lt;&gt;&quot;&quot;; [Summary.C590]&lt;&gt;&quot;&quot;;[Summary.D590]&lt;&gt;&quot;&quot;;[Summary.E590]&lt;&gt;&quot;&quot;;[Summary.F590]&lt;&gt;&quot;&quot;;[Summary.G590]&lt;&gt;&quot;&quot;;[Summary.H590]&lt;&gt;&quot;&quot;;[Summary.I590]&lt;&gt;&quot;&quot;);[Summary.A590];&quot;&quot;)">
            <text:p/>
          </table:table-cell>
        </table:table-row>
        <table:table-row table:style-name="ro3">
          <table:table-cell table:style-name="ce26" table:formula="of:=IF(AND([Summary.B591]&lt;&gt;&quot;&quot;; [Summary.C591]&lt;&gt;&quot;&quot;;[Summary.D591]&lt;&gt;&quot;&quot;;[Summary.E591]&lt;&gt;&quot;&quot;;[Summary.F591]&lt;&gt;&quot;&quot;;[Summary.G591]&lt;&gt;&quot;&quot;;[Summary.H591]&lt;&gt;&quot;&quot;;[Summary.I591]&lt;&gt;&quot;&quot;);[Summary.A591];&quot;&quot;)">
            <text:p/>
          </table:table-cell>
        </table:table-row>
        <table:table-row table:style-name="ro3">
          <table:table-cell table:style-name="ce26" table:formula="of:=IF(AND([Summary.B592]&lt;&gt;&quot;&quot;; [Summary.C592]&lt;&gt;&quot;&quot;;[Summary.D592]&lt;&gt;&quot;&quot;;[Summary.E592]&lt;&gt;&quot;&quot;;[Summary.F592]&lt;&gt;&quot;&quot;;[Summary.G592]&lt;&gt;&quot;&quot;;[Summary.H592]&lt;&gt;&quot;&quot;;[Summary.I592]&lt;&gt;&quot;&quot;);[Summary.A592];&quot;&quot;)">
            <text:p/>
          </table:table-cell>
        </table:table-row>
        <table:table-row table:style-name="ro3">
          <table:table-cell table:style-name="ce26" table:formula="of:=IF(AND([Summary.B593]&lt;&gt;&quot;&quot;; [Summary.C593]&lt;&gt;&quot;&quot;;[Summary.D593]&lt;&gt;&quot;&quot;;[Summary.E593]&lt;&gt;&quot;&quot;;[Summary.F593]&lt;&gt;&quot;&quot;;[Summary.G593]&lt;&gt;&quot;&quot;;[Summary.H593]&lt;&gt;&quot;&quot;;[Summary.I593]&lt;&gt;&quot;&quot;);[Summary.A593];&quot;&quot;)">
            <text:p/>
          </table:table-cell>
        </table:table-row>
        <table:table-row table:style-name="ro3">
          <table:table-cell table:style-name="ce26" table:formula="of:=IF(AND([Summary.B594]&lt;&gt;&quot;&quot;; [Summary.C594]&lt;&gt;&quot;&quot;;[Summary.D594]&lt;&gt;&quot;&quot;;[Summary.E594]&lt;&gt;&quot;&quot;;[Summary.F594]&lt;&gt;&quot;&quot;;[Summary.G594]&lt;&gt;&quot;&quot;;[Summary.H594]&lt;&gt;&quot;&quot;;[Summary.I594]&lt;&gt;&quot;&quot;);[Summary.A594];&quot;&quot;)">
            <text:p/>
          </table:table-cell>
        </table:table-row>
        <table:table-row table:style-name="ro3">
          <table:table-cell table:style-name="ce26" table:formula="of:=IF(AND([Summary.B595]&lt;&gt;&quot;&quot;; [Summary.C595]&lt;&gt;&quot;&quot;;[Summary.D595]&lt;&gt;&quot;&quot;;[Summary.E595]&lt;&gt;&quot;&quot;;[Summary.F595]&lt;&gt;&quot;&quot;;[Summary.G595]&lt;&gt;&quot;&quot;;[Summary.H595]&lt;&gt;&quot;&quot;;[Summary.I595]&lt;&gt;&quot;&quot;);[Summary.A595];&quot;&quot;)">
            <text:p/>
          </table:table-cell>
        </table:table-row>
        <table:table-row table:style-name="ro3">
          <table:table-cell table:style-name="ce26" table:formula="of:=IF(AND([Summary.B596]&lt;&gt;&quot;&quot;; [Summary.C596]&lt;&gt;&quot;&quot;;[Summary.D596]&lt;&gt;&quot;&quot;;[Summary.E596]&lt;&gt;&quot;&quot;;[Summary.F596]&lt;&gt;&quot;&quot;;[Summary.G596]&lt;&gt;&quot;&quot;;[Summary.H596]&lt;&gt;&quot;&quot;;[Summary.I596]&lt;&gt;&quot;&quot;);[Summary.A596];&quot;&quot;)">
            <text:p/>
          </table:table-cell>
        </table:table-row>
        <table:table-row table:style-name="ro3">
          <table:table-cell table:style-name="ce26" table:formula="of:=IF(AND([Summary.B597]&lt;&gt;&quot;&quot;; [Summary.C597]&lt;&gt;&quot;&quot;;[Summary.D597]&lt;&gt;&quot;&quot;;[Summary.E597]&lt;&gt;&quot;&quot;;[Summary.F597]&lt;&gt;&quot;&quot;;[Summary.G597]&lt;&gt;&quot;&quot;;[Summary.H597]&lt;&gt;&quot;&quot;;[Summary.I597]&lt;&gt;&quot;&quot;);[Summary.A597];&quot;&quot;)">
            <text:p/>
          </table:table-cell>
        </table:table-row>
        <table:table-row table:style-name="ro2">
          <table:table-cell table:style-name="ce26" table:formula="of:=IF(AND([Summary.B598]&lt;&gt;&quot;&quot;; [Summary.C598]&lt;&gt;&quot;&quot;;[Summary.D598]&lt;&gt;&quot;&quot;;[Summary.E598]&lt;&gt;&quot;&quot;;[Summary.F598]&lt;&gt;&quot;&quot;;[Summary.G598]&lt;&gt;&quot;&quot;;[Summary.H598]&lt;&gt;&quot;&quot;;[Summary.I598]&lt;&gt;&quot;&quot;);[Summary.A598];&quot;&quot;)">
            <text:p/>
          </table:table-cell>
        </table:table-row>
        <table:table-row table:style-name="ro3">
          <table:table-cell table:style-name="ce26" table:formula="of:=IF(AND([Summary.B599]&lt;&gt;&quot;&quot;; [Summary.C599]&lt;&gt;&quot;&quot;;[Summary.D599]&lt;&gt;&quot;&quot;;[Summary.E599]&lt;&gt;&quot;&quot;;[Summary.F599]&lt;&gt;&quot;&quot;;[Summary.G599]&lt;&gt;&quot;&quot;;[Summary.H599]&lt;&gt;&quot;&quot;;[Summary.I599]&lt;&gt;&quot;&quot;);[Summary.A599];&quot;&quot;)">
            <text:p/>
          </table:table-cell>
        </table:table-row>
        <table:table-row table:style-name="ro3">
          <table:table-cell table:style-name="ce26" table:formula="of:=IF(AND([Summary.B600]&lt;&gt;&quot;&quot;; [Summary.C600]&lt;&gt;&quot;&quot;;[Summary.D600]&lt;&gt;&quot;&quot;;[Summary.E600]&lt;&gt;&quot;&quot;;[Summary.F600]&lt;&gt;&quot;&quot;;[Summary.G600]&lt;&gt;&quot;&quot;;[Summary.H600]&lt;&gt;&quot;&quot;;[Summary.I600]&lt;&gt;&quot;&quot;);[Summary.A600];&quot;&quot;)">
            <text:p/>
          </table:table-cell>
        </table:table-row>
        <table:table-row table:style-name="ro3">
          <table:table-cell table:style-name="ce26" table:formula="of:=IF(AND([Summary.B601]&lt;&gt;&quot;&quot;; [Summary.C601]&lt;&gt;&quot;&quot;;[Summary.D601]&lt;&gt;&quot;&quot;;[Summary.E601]&lt;&gt;&quot;&quot;;[Summary.F601]&lt;&gt;&quot;&quot;;[Summary.G601]&lt;&gt;&quot;&quot;;[Summary.H601]&lt;&gt;&quot;&quot;;[Summary.I601]&lt;&gt;&quot;&quot;);[Summary.A601];&quot;&quot;)">
            <text:p/>
          </table:table-cell>
        </table:table-row>
        <table:table-row table:style-name="ro3">
          <table:table-cell table:style-name="ce26" table:formula="of:=IF(AND([Summary.B602]&lt;&gt;&quot;&quot;; [Summary.C602]&lt;&gt;&quot;&quot;;[Summary.D602]&lt;&gt;&quot;&quot;;[Summary.E602]&lt;&gt;&quot;&quot;;[Summary.F602]&lt;&gt;&quot;&quot;;[Summary.G602]&lt;&gt;&quot;&quot;;[Summary.H602]&lt;&gt;&quot;&quot;;[Summary.I602]&lt;&gt;&quot;&quot;);[Summary.A602];&quot;&quot;)">
            <text:p/>
          </table:table-cell>
        </table:table-row>
        <table:table-row table:style-name="ro3">
          <table:table-cell table:style-name="ce26" table:formula="of:=IF(AND([Summary.B603]&lt;&gt;&quot;&quot;; [Summary.C603]&lt;&gt;&quot;&quot;;[Summary.D603]&lt;&gt;&quot;&quot;;[Summary.E603]&lt;&gt;&quot;&quot;;[Summary.F603]&lt;&gt;&quot;&quot;;[Summary.G603]&lt;&gt;&quot;&quot;;[Summary.H603]&lt;&gt;&quot;&quot;;[Summary.I603]&lt;&gt;&quot;&quot;);[Summary.A603];&quot;&quot;)">
            <text:p/>
          </table:table-cell>
        </table:table-row>
        <table:table-row table:style-name="ro3">
          <table:table-cell table:style-name="ce26" table:formula="of:=IF(AND([Summary.B604]&lt;&gt;&quot;&quot;; [Summary.C604]&lt;&gt;&quot;&quot;;[Summary.D604]&lt;&gt;&quot;&quot;;[Summary.E604]&lt;&gt;&quot;&quot;;[Summary.F604]&lt;&gt;&quot;&quot;;[Summary.G604]&lt;&gt;&quot;&quot;;[Summary.H604]&lt;&gt;&quot;&quot;;[Summary.I604]&lt;&gt;&quot;&quot;);[Summary.A604];&quot;&quot;)">
            <text:p/>
          </table:table-cell>
        </table:table-row>
        <table:table-row table:style-name="ro3">
          <table:table-cell table:style-name="ce26" table:formula="of:=IF(AND([Summary.B605]&lt;&gt;&quot;&quot;; [Summary.C605]&lt;&gt;&quot;&quot;;[Summary.D605]&lt;&gt;&quot;&quot;;[Summary.E605]&lt;&gt;&quot;&quot;;[Summary.F605]&lt;&gt;&quot;&quot;;[Summary.G605]&lt;&gt;&quot;&quot;;[Summary.H605]&lt;&gt;&quot;&quot;;[Summary.I605]&lt;&gt;&quot;&quot;);[Summary.A605];&quot;&quot;)">
            <text:p/>
          </table:table-cell>
        </table:table-row>
        <table:table-row table:style-name="ro3">
          <table:table-cell table:style-name="ce26" table:formula="of:=IF(AND([Summary.B606]&lt;&gt;&quot;&quot;; [Summary.C606]&lt;&gt;&quot;&quot;;[Summary.D606]&lt;&gt;&quot;&quot;;[Summary.E606]&lt;&gt;&quot;&quot;;[Summary.F606]&lt;&gt;&quot;&quot;;[Summary.G606]&lt;&gt;&quot;&quot;;[Summary.H606]&lt;&gt;&quot;&quot;;[Summary.I606]&lt;&gt;&quot;&quot;);[Summary.A606];&quot;&quot;)">
            <text:p/>
          </table:table-cell>
        </table:table-row>
        <table:table-row table:style-name="ro3">
          <table:table-cell table:style-name="ce26" table:formula="of:=IF(AND([Summary.B607]&lt;&gt;&quot;&quot;; [Summary.C607]&lt;&gt;&quot;&quot;;[Summary.D607]&lt;&gt;&quot;&quot;;[Summary.E607]&lt;&gt;&quot;&quot;;[Summary.F607]&lt;&gt;&quot;&quot;;[Summary.G607]&lt;&gt;&quot;&quot;;[Summary.H607]&lt;&gt;&quot;&quot;;[Summary.I607]&lt;&gt;&quot;&quot;);[Summary.A607];&quot;&quot;)">
            <text:p/>
          </table:table-cell>
        </table:table-row>
        <table:table-row table:style-name="ro3">
          <table:table-cell table:style-name="ce26" table:formula="of:=IF(AND([Summary.B608]&lt;&gt;&quot;&quot;; [Summary.C608]&lt;&gt;&quot;&quot;;[Summary.D608]&lt;&gt;&quot;&quot;;[Summary.E608]&lt;&gt;&quot;&quot;;[Summary.F608]&lt;&gt;&quot;&quot;;[Summary.G608]&lt;&gt;&quot;&quot;;[Summary.H608]&lt;&gt;&quot;&quot;;[Summary.I608]&lt;&gt;&quot;&quot;);[Summary.A608];&quot;&quot;)" office:value-type="string" office:string-value="REFERENCES">
            <text:p>REFERENCES</text:p>
          </table:table-cell>
        </table:table-row>
        <table:table-row table:style-name="ro3">
          <table:table-cell table:style-name="ce26" table:formula="of:=IF(AND([Summary.B609]&lt;&gt;&quot;&quot;; [Summary.C609]&lt;&gt;&quot;&quot;;[Summary.D609]&lt;&gt;&quot;&quot;;[Summary.E609]&lt;&gt;&quot;&quot;;[Summary.F609]&lt;&gt;&quot;&quot;;[Summary.G609]&lt;&gt;&quot;&quot;;[Summary.H609]&lt;&gt;&quot;&quot;;[Summary.I609]&lt;&gt;&quot;&quot;);[Summary.A609];&quot;&quot;)">
            <text:p/>
          </table:table-cell>
        </table:table-row>
        <table:table-row table:style-name="ro3">
          <table:table-cell table:style-name="ce26" table:formula="of:=IF(AND([Summary.B610]&lt;&gt;&quot;&quot;; [Summary.C610]&lt;&gt;&quot;&quot;;[Summary.D610]&lt;&gt;&quot;&quot;;[Summary.E610]&lt;&gt;&quot;&quot;;[Summary.F610]&lt;&gt;&quot;&quot;;[Summary.G610]&lt;&gt;&quot;&quot;;[Summary.H610]&lt;&gt;&quot;&quot;;[Summary.I610]&lt;&gt;&quot;&quot;);[Summary.A610];&quot;&quot;)">
            <text:p/>
          </table:table-cell>
        </table:table-row>
        <table:table-row table:style-name="ro3">
          <table:table-cell table:style-name="ce26" table:formula="of:=IF(AND([Summary.B611]&lt;&gt;&quot;&quot;; [Summary.C611]&lt;&gt;&quot;&quot;;[Summary.D611]&lt;&gt;&quot;&quot;;[Summary.E611]&lt;&gt;&quot;&quot;;[Summary.F611]&lt;&gt;&quot;&quot;;[Summary.G611]&lt;&gt;&quot;&quot;;[Summary.H611]&lt;&gt;&quot;&quot;;[Summary.I611]&lt;&gt;&quot;&quot;);[Summary.A611];&quot;&quot;)">
            <text:p/>
          </table:table-cell>
        </table:table-row>
        <table:table-row table:style-name="ro3">
          <table:table-cell table:style-name="ce26" table:formula="of:=IF(AND([Summary.B612]&lt;&gt;&quot;&quot;; [Summary.C612]&lt;&gt;&quot;&quot;;[Summary.D612]&lt;&gt;&quot;&quot;;[Summary.E612]&lt;&gt;&quot;&quot;;[Summary.F612]&lt;&gt;&quot;&quot;;[Summary.G612]&lt;&gt;&quot;&quot;;[Summary.H612]&lt;&gt;&quot;&quot;;[Summary.I612]&lt;&gt;&quot;&quot;);[Summary.A612];&quot;&quot;)">
            <text:p/>
          </table:table-cell>
        </table:table-row>
        <table:table-row table:style-name="ro3">
          <table:table-cell table:style-name="ce26" table:formula="of:=IF(AND([Summary.B613]&lt;&gt;&quot;&quot;; [Summary.C613]&lt;&gt;&quot;&quot;;[Summary.D613]&lt;&gt;&quot;&quot;;[Summary.E613]&lt;&gt;&quot;&quot;;[Summary.F613]&lt;&gt;&quot;&quot;;[Summary.G613]&lt;&gt;&quot;&quot;;[Summary.H613]&lt;&gt;&quot;&quot;;[Summary.I613]&lt;&gt;&quot;&quot;);[Summary.A613];&quot;&quot;)">
            <text:p/>
          </table:table-cell>
        </table:table-row>
        <table:table-row table:style-name="ro3">
          <table:table-cell table:style-name="ce26" table:formula="of:=IF(AND([Summary.B614]&lt;&gt;&quot;&quot;; [Summary.C614]&lt;&gt;&quot;&quot;;[Summary.D614]&lt;&gt;&quot;&quot;;[Summary.E614]&lt;&gt;&quot;&quot;;[Summary.F614]&lt;&gt;&quot;&quot;;[Summary.G614]&lt;&gt;&quot;&quot;;[Summary.H614]&lt;&gt;&quot;&quot;;[Summary.I614]&lt;&gt;&quot;&quot;);[Summary.A614];&quot;&quot;)">
            <text:p/>
          </table:table-cell>
        </table:table-row>
        <table:table-row table:style-name="ro3">
          <table:table-cell table:style-name="ce26" table:formula="of:=IF(AND([Summary.B615]&lt;&gt;&quot;&quot;; [Summary.C615]&lt;&gt;&quot;&quot;;[Summary.D615]&lt;&gt;&quot;&quot;;[Summary.E615]&lt;&gt;&quot;&quot;;[Summary.F615]&lt;&gt;&quot;&quot;;[Summary.G615]&lt;&gt;&quot;&quot;;[Summary.H615]&lt;&gt;&quot;&quot;;[Summary.I615]&lt;&gt;&quot;&quot;);[Summary.A615];&quot;&quot;)">
            <text:p/>
          </table:table-cell>
        </table:table-row>
        <table:table-row table:style-name="ro3">
          <table:table-cell table:style-name="ce26" table:formula="of:=IF(AND([Summary.B616]&lt;&gt;&quot;&quot;; [Summary.C616]&lt;&gt;&quot;&quot;;[Summary.D616]&lt;&gt;&quot;&quot;;[Summary.E616]&lt;&gt;&quot;&quot;;[Summary.F616]&lt;&gt;&quot;&quot;;[Summary.G616]&lt;&gt;&quot;&quot;;[Summary.H616]&lt;&gt;&quot;&quot;;[Summary.I616]&lt;&gt;&quot;&quot;);[Summary.A616];&quot;&quot;)">
            <text:p/>
          </table:table-cell>
        </table:table-row>
        <table:table-row table:style-name="ro3">
          <table:table-cell table:style-name="ce26" table:formula="of:=IF(AND([Summary.B617]&lt;&gt;&quot;&quot;; [Summary.C617]&lt;&gt;&quot;&quot;;[Summary.D617]&lt;&gt;&quot;&quot;;[Summary.E617]&lt;&gt;&quot;&quot;;[Summary.F617]&lt;&gt;&quot;&quot;;[Summary.G617]&lt;&gt;&quot;&quot;;[Summary.H617]&lt;&gt;&quot;&quot;;[Summary.I617]&lt;&gt;&quot;&quot;);[Summary.A617];&quot;&quot;)">
            <text:p/>
          </table:table-cell>
        </table:table-row>
        <table:table-row table:style-name="ro3">
          <table:table-cell table:style-name="ce26" table:formula="of:=IF(AND([Summary.B618]&lt;&gt;&quot;&quot;; [Summary.C618]&lt;&gt;&quot;&quot;;[Summary.D618]&lt;&gt;&quot;&quot;;[Summary.E618]&lt;&gt;&quot;&quot;;[Summary.F618]&lt;&gt;&quot;&quot;;[Summary.G618]&lt;&gt;&quot;&quot;;[Summary.H618]&lt;&gt;&quot;&quot;;[Summary.I618]&lt;&gt;&quot;&quot;);[Summary.A618];&quot;&quot;)">
            <text:p/>
          </table:table-cell>
        </table:table-row>
        <table:table-row table:style-name="ro3">
          <table:table-cell table:style-name="ce26" table:formula="of:=IF(AND([Summary.B619]&lt;&gt;&quot;&quot;; [Summary.C619]&lt;&gt;&quot;&quot;;[Summary.D619]&lt;&gt;&quot;&quot;;[Summary.E619]&lt;&gt;&quot;&quot;;[Summary.F619]&lt;&gt;&quot;&quot;;[Summary.G619]&lt;&gt;&quot;&quot;;[Summary.H619]&lt;&gt;&quot;&quot;;[Summary.I619]&lt;&gt;&quot;&quot;);[Summary.A619];&quot;&quot;)">
            <text:p/>
          </table:table-cell>
        </table:table-row>
        <table:table-row table:style-name="ro3">
          <table:table-cell table:style-name="ce26" table:formula="of:=IF(AND([Summary.B620]&lt;&gt;&quot;&quot;; [Summary.C620]&lt;&gt;&quot;&quot;;[Summary.D620]&lt;&gt;&quot;&quot;;[Summary.E620]&lt;&gt;&quot;&quot;;[Summary.F620]&lt;&gt;&quot;&quot;;[Summary.G620]&lt;&gt;&quot;&quot;;[Summary.H620]&lt;&gt;&quot;&quot;;[Summary.I620]&lt;&gt;&quot;&quot;);[Summary.A620];&quot;&quot;)">
            <text:p/>
          </table:table-cell>
        </table:table-row>
        <table:table-row table:style-name="ro3">
          <table:table-cell table:style-name="ce26" table:formula="of:=IF(AND([Summary.B621]&lt;&gt;&quot;&quot;; [Summary.C621]&lt;&gt;&quot;&quot;;[Summary.D621]&lt;&gt;&quot;&quot;;[Summary.E621]&lt;&gt;&quot;&quot;;[Summary.F621]&lt;&gt;&quot;&quot;;[Summary.G621]&lt;&gt;&quot;&quot;;[Summary.H621]&lt;&gt;&quot;&quot;;[Summary.I621]&lt;&gt;&quot;&quot;);[Summary.A621];&quot;&quot;)">
            <text:p/>
          </table:table-cell>
        </table:table-row>
        <table:table-row table:style-name="ro3">
          <table:table-cell table:style-name="ce26" table:formula="of:=IF(AND([Summary.B622]&lt;&gt;&quot;&quot;; [Summary.C622]&lt;&gt;&quot;&quot;;[Summary.D622]&lt;&gt;&quot;&quot;;[Summary.E622]&lt;&gt;&quot;&quot;;[Summary.F622]&lt;&gt;&quot;&quot;;[Summary.G622]&lt;&gt;&quot;&quot;;[Summary.H622]&lt;&gt;&quot;&quot;;[Summary.I622]&lt;&gt;&quot;&quot;);[Summary.A622];&quot;&quot;)">
            <text:p/>
          </table:table-cell>
        </table:table-row>
        <table:table-row table:style-name="ro3">
          <table:table-cell table:style-name="ce26" table:formula="of:=IF(AND([Summary.B623]&lt;&gt;&quot;&quot;; [Summary.C623]&lt;&gt;&quot;&quot;;[Summary.D623]&lt;&gt;&quot;&quot;;[Summary.E623]&lt;&gt;&quot;&quot;;[Summary.F623]&lt;&gt;&quot;&quot;;[Summary.G623]&lt;&gt;&quot;&quot;;[Summary.H623]&lt;&gt;&quot;&quot;;[Summary.I623]&lt;&gt;&quot;&quot;);[Summary.A623];&quot;&quot;)">
            <text:p/>
          </table:table-cell>
        </table:table-row>
        <table:table-row table:style-name="ro3">
          <table:table-cell table:style-name="ce26" table:formula="of:=IF(AND([Summary.B624]&lt;&gt;&quot;&quot;; [Summary.C624]&lt;&gt;&quot;&quot;;[Summary.D624]&lt;&gt;&quot;&quot;;[Summary.E624]&lt;&gt;&quot;&quot;;[Summary.F624]&lt;&gt;&quot;&quot;;[Summary.G624]&lt;&gt;&quot;&quot;;[Summary.H624]&lt;&gt;&quot;&quot;;[Summary.I624]&lt;&gt;&quot;&quot;);[Summary.A624];&quot;&quot;)">
            <text:p/>
          </table:table-cell>
        </table:table-row>
        <table:table-row table:style-name="ro3">
          <table:table-cell table:style-name="ce26" table:formula="of:=IF(AND([Summary.B625]&lt;&gt;&quot;&quot;; [Summary.C625]&lt;&gt;&quot;&quot;;[Summary.D625]&lt;&gt;&quot;&quot;;[Summary.E625]&lt;&gt;&quot;&quot;;[Summary.F625]&lt;&gt;&quot;&quot;;[Summary.G625]&lt;&gt;&quot;&quot;;[Summary.H625]&lt;&gt;&quot;&quot;;[Summary.I625]&lt;&gt;&quot;&quot;);[Summary.A625];&quot;&quot;)">
            <text:p/>
          </table:table-cell>
        </table:table-row>
        <table:table-row table:style-name="ro3">
          <table:table-cell table:style-name="ce26" table:formula="of:=IF(AND([Summary.B626]&lt;&gt;&quot;&quot;; [Summary.C626]&lt;&gt;&quot;&quot;;[Summary.D626]&lt;&gt;&quot;&quot;;[Summary.E626]&lt;&gt;&quot;&quot;;[Summary.F626]&lt;&gt;&quot;&quot;;[Summary.G626]&lt;&gt;&quot;&quot;;[Summary.H626]&lt;&gt;&quot;&quot;;[Summary.I626]&lt;&gt;&quot;&quot;);[Summary.A626];&quot;&quot;)">
            <text:p/>
          </table:table-cell>
        </table:table-row>
        <table:table-row table:style-name="ro3">
          <table:table-cell table:style-name="ce26" table:formula="of:=IF(AND([Summary.B627]&lt;&gt;&quot;&quot;; [Summary.C627]&lt;&gt;&quot;&quot;;[Summary.D627]&lt;&gt;&quot;&quot;;[Summary.E627]&lt;&gt;&quot;&quot;;[Summary.F627]&lt;&gt;&quot;&quot;;[Summary.G627]&lt;&gt;&quot;&quot;;[Summary.H627]&lt;&gt;&quot;&quot;;[Summary.I627]&lt;&gt;&quot;&quot;);[Summary.A627];&quot;&quot;)">
            <text:p/>
          </table:table-cell>
        </table:table-row>
        <table:table-row table:style-name="ro3">
          <table:table-cell table:style-name="ce26" table:formula="of:=IF(AND([Summary.B628]&lt;&gt;&quot;&quot;; [Summary.C628]&lt;&gt;&quot;&quot;;[Summary.D628]&lt;&gt;&quot;&quot;;[Summary.E628]&lt;&gt;&quot;&quot;;[Summary.F628]&lt;&gt;&quot;&quot;;[Summary.G628]&lt;&gt;&quot;&quot;;[Summary.H628]&lt;&gt;&quot;&quot;;[Summary.I628]&lt;&gt;&quot;&quot;);[Summary.A628];&quot;&quot;)">
            <text:p/>
          </table:table-cell>
        </table:table-row>
        <table:table-row table:style-name="ro3">
          <table:table-cell table:style-name="ce26" table:formula="of:=IF(AND([Summary.B629]&lt;&gt;&quot;&quot;; [Summary.C629]&lt;&gt;&quot;&quot;;[Summary.D629]&lt;&gt;&quot;&quot;;[Summary.E629]&lt;&gt;&quot;&quot;;[Summary.F629]&lt;&gt;&quot;&quot;;[Summary.G629]&lt;&gt;&quot;&quot;;[Summary.H629]&lt;&gt;&quot;&quot;;[Summary.I629]&lt;&gt;&quot;&quot;);[Summary.A629];&quot;&quot;)">
            <text:p/>
          </table:table-cell>
        </table:table-row>
        <table:table-row table:style-name="ro3">
          <table:table-cell table:style-name="ce26" table:formula="of:=IF(AND([Summary.B630]&lt;&gt;&quot;&quot;; [Summary.C630]&lt;&gt;&quot;&quot;;[Summary.D630]&lt;&gt;&quot;&quot;;[Summary.E630]&lt;&gt;&quot;&quot;;[Summary.F630]&lt;&gt;&quot;&quot;;[Summary.G630]&lt;&gt;&quot;&quot;;[Summary.H630]&lt;&gt;&quot;&quot;;[Summary.I630]&lt;&gt;&quot;&quot;);[Summary.A630];&quot;&quot;)">
            <text:p/>
          </table:table-cell>
        </table:table-row>
        <table:table-row table:style-name="ro3">
          <table:table-cell table:style-name="ce26" table:formula="of:=IF(AND([Summary.B631]&lt;&gt;&quot;&quot;; [Summary.C631]&lt;&gt;&quot;&quot;;[Summary.D631]&lt;&gt;&quot;&quot;;[Summary.E631]&lt;&gt;&quot;&quot;;[Summary.F631]&lt;&gt;&quot;&quot;;[Summary.G631]&lt;&gt;&quot;&quot;;[Summary.H631]&lt;&gt;&quot;&quot;;[Summary.I631]&lt;&gt;&quot;&quot;);[Summary.A631];&quot;&quot;)">
            <text:p/>
          </table:table-cell>
        </table:table-row>
        <table:table-row table:style-name="ro3">
          <table:table-cell table:style-name="ce26" table:formula="of:=IF(AND([Summary.B632]&lt;&gt;&quot;&quot;; [Summary.C632]&lt;&gt;&quot;&quot;;[Summary.D632]&lt;&gt;&quot;&quot;;[Summary.E632]&lt;&gt;&quot;&quot;;[Summary.F632]&lt;&gt;&quot;&quot;;[Summary.G632]&lt;&gt;&quot;&quot;;[Summary.H632]&lt;&gt;&quot;&quot;;[Summary.I632]&lt;&gt;&quot;&quot;);[Summary.A632];&quot;&quot;)">
            <text:p/>
          </table:table-cell>
        </table:table-row>
        <table:table-row table:style-name="ro3">
          <table:table-cell table:style-name="ce26" table:formula="of:=IF(AND([Summary.B633]&lt;&gt;&quot;&quot;; [Summary.C633]&lt;&gt;&quot;&quot;;[Summary.D633]&lt;&gt;&quot;&quot;;[Summary.E633]&lt;&gt;&quot;&quot;;[Summary.F633]&lt;&gt;&quot;&quot;;[Summary.G633]&lt;&gt;&quot;&quot;;[Summary.H633]&lt;&gt;&quot;&quot;;[Summary.I633]&lt;&gt;&quot;&quot;);[Summary.A633];&quot;&quot;)">
            <text:p/>
          </table:table-cell>
        </table:table-row>
        <table:table-row table:style-name="ro3">
          <table:table-cell table:style-name="ce26" table:formula="of:=IF(AND([Summary.B634]&lt;&gt;&quot;&quot;; [Summary.C634]&lt;&gt;&quot;&quot;;[Summary.D634]&lt;&gt;&quot;&quot;;[Summary.E634]&lt;&gt;&quot;&quot;;[Summary.F634]&lt;&gt;&quot;&quot;;[Summary.G634]&lt;&gt;&quot;&quot;;[Summary.H634]&lt;&gt;&quot;&quot;;[Summary.I634]&lt;&gt;&quot;&quot;);[Summary.A634];&quot;&quot;)">
            <text:p/>
          </table:table-cell>
        </table:table-row>
        <table:table-row table:style-name="ro3">
          <table:table-cell table:style-name="ce26" table:formula="of:=IF(AND([Summary.B635]&lt;&gt;&quot;&quot;; [Summary.C635]&lt;&gt;&quot;&quot;;[Summary.D635]&lt;&gt;&quot;&quot;;[Summary.E635]&lt;&gt;&quot;&quot;;[Summary.F635]&lt;&gt;&quot;&quot;;[Summary.G635]&lt;&gt;&quot;&quot;;[Summary.H635]&lt;&gt;&quot;&quot;;[Summary.I635]&lt;&gt;&quot;&quot;);[Summary.A635];&quot;&quot;)">
            <text:p/>
          </table:table-cell>
        </table:table-row>
        <table:table-row table:style-name="ro3">
          <table:table-cell table:style-name="ce26" table:formula="of:=IF(AND([Summary.B636]&lt;&gt;&quot;&quot;; [Summary.C636]&lt;&gt;&quot;&quot;;[Summary.D636]&lt;&gt;&quot;&quot;;[Summary.E636]&lt;&gt;&quot;&quot;;[Summary.F636]&lt;&gt;&quot;&quot;;[Summary.G636]&lt;&gt;&quot;&quot;;[Summary.H636]&lt;&gt;&quot;&quot;;[Summary.I636]&lt;&gt;&quot;&quot;);[Summary.A636];&quot;&quot;)">
            <text:p/>
          </table:table-cell>
        </table:table-row>
        <table:table-row table:style-name="ro3">
          <table:table-cell table:style-name="ce26" table:formula="of:=IF(AND([Summary.B637]&lt;&gt;&quot;&quot;; [Summary.C637]&lt;&gt;&quot;&quot;;[Summary.D637]&lt;&gt;&quot;&quot;;[Summary.E637]&lt;&gt;&quot;&quot;;[Summary.F637]&lt;&gt;&quot;&quot;;[Summary.G637]&lt;&gt;&quot;&quot;;[Summary.H637]&lt;&gt;&quot;&quot;;[Summary.I637]&lt;&gt;&quot;&quot;);[Summary.A637];&quot;&quot;)" office:value-type="string" office:string-value="RESTRICT">
            <text:p>RESTRICT</text:p>
          </table:table-cell>
        </table:table-row>
        <table:table-row table:style-name="ro3">
          <table:table-cell table:style-name="ce26" table:formula="of:=IF(AND([Summary.B638]&lt;&gt;&quot;&quot;; [Summary.C638]&lt;&gt;&quot;&quot;;[Summary.D638]&lt;&gt;&quot;&quot;;[Summary.E638]&lt;&gt;&quot;&quot;;[Summary.F638]&lt;&gt;&quot;&quot;;[Summary.G638]&lt;&gt;&quot;&quot;;[Summary.H638]&lt;&gt;&quot;&quot;;[Summary.I638]&lt;&gt;&quot;&quot;);[Summary.A638];&quot;&quot;)">
            <text:p/>
          </table:table-cell>
        </table:table-row>
        <table:table-row table:style-name="ro3">
          <table:table-cell table:style-name="ce26" table:formula="of:=IF(AND([Summary.B639]&lt;&gt;&quot;&quot;; [Summary.C639]&lt;&gt;&quot;&quot;;[Summary.D639]&lt;&gt;&quot;&quot;;[Summary.E639]&lt;&gt;&quot;&quot;;[Summary.F639]&lt;&gt;&quot;&quot;;[Summary.G639]&lt;&gt;&quot;&quot;;[Summary.H639]&lt;&gt;&quot;&quot;;[Summary.I639]&lt;&gt;&quot;&quot;);[Summary.A639];&quot;&quot;)">
            <text:p/>
          </table:table-cell>
        </table:table-row>
        <table:table-row table:style-name="ro3">
          <table:table-cell table:style-name="ce26" table:formula="of:=IF(AND([Summary.B640]&lt;&gt;&quot;&quot;; [Summary.C640]&lt;&gt;&quot;&quot;;[Summary.D640]&lt;&gt;&quot;&quot;;[Summary.E640]&lt;&gt;&quot;&quot;;[Summary.F640]&lt;&gt;&quot;&quot;;[Summary.G640]&lt;&gt;&quot;&quot;;[Summary.H640]&lt;&gt;&quot;&quot;;[Summary.I640]&lt;&gt;&quot;&quot;);[Summary.A640];&quot;&quot;)">
            <text:p/>
          </table:table-cell>
        </table:table-row>
        <table:table-row table:style-name="ro3">
          <table:table-cell table:style-name="ce26" table:formula="of:=IF(AND([Summary.B641]&lt;&gt;&quot;&quot;; [Summary.C641]&lt;&gt;&quot;&quot;;[Summary.D641]&lt;&gt;&quot;&quot;;[Summary.E641]&lt;&gt;&quot;&quot;;[Summary.F641]&lt;&gt;&quot;&quot;;[Summary.G641]&lt;&gt;&quot;&quot;;[Summary.H641]&lt;&gt;&quot;&quot;;[Summary.I641]&lt;&gt;&quot;&quot;);[Summary.A641];&quot;&quot;)">
            <text:p/>
          </table:table-cell>
        </table:table-row>
        <table:table-row table:style-name="ro3">
          <table:table-cell table:style-name="ce26" table:formula="of:=IF(AND([Summary.B642]&lt;&gt;&quot;&quot;; [Summary.C642]&lt;&gt;&quot;&quot;;[Summary.D642]&lt;&gt;&quot;&quot;;[Summary.E642]&lt;&gt;&quot;&quot;;[Summary.F642]&lt;&gt;&quot;&quot;;[Summary.G642]&lt;&gt;&quot;&quot;;[Summary.H642]&lt;&gt;&quot;&quot;;[Summary.I642]&lt;&gt;&quot;&quot;);[Summary.A642];&quot;&quot;)">
            <text:p/>
          </table:table-cell>
        </table:table-row>
        <table:table-row table:style-name="ro3">
          <table:table-cell table:style-name="ce26" table:formula="of:=IF(AND([Summary.B643]&lt;&gt;&quot;&quot;; [Summary.C643]&lt;&gt;&quot;&quot;;[Summary.D643]&lt;&gt;&quot;&quot;;[Summary.E643]&lt;&gt;&quot;&quot;;[Summary.F643]&lt;&gt;&quot;&quot;;[Summary.G643]&lt;&gt;&quot;&quot;;[Summary.H643]&lt;&gt;&quot;&quot;;[Summary.I643]&lt;&gt;&quot;&quot;);[Summary.A643];&quot;&quot;)">
            <text:p/>
          </table:table-cell>
        </table:table-row>
        <table:table-row table:style-name="ro3">
          <table:table-cell table:style-name="ce26" table:formula="of:=IF(AND([Summary.B644]&lt;&gt;&quot;&quot;; [Summary.C644]&lt;&gt;&quot;&quot;;[Summary.D644]&lt;&gt;&quot;&quot;;[Summary.E644]&lt;&gt;&quot;&quot;;[Summary.F644]&lt;&gt;&quot;&quot;;[Summary.G644]&lt;&gt;&quot;&quot;;[Summary.H644]&lt;&gt;&quot;&quot;;[Summary.I644]&lt;&gt;&quot;&quot;);[Summary.A644];&quot;&quot;)">
            <text:p/>
          </table:table-cell>
        </table:table-row>
        <table:table-row table:style-name="ro3">
          <table:table-cell table:style-name="ce26" table:formula="of:=IF(AND([Summary.B645]&lt;&gt;&quot;&quot;; [Summary.C645]&lt;&gt;&quot;&quot;;[Summary.D645]&lt;&gt;&quot;&quot;;[Summary.E645]&lt;&gt;&quot;&quot;;[Summary.F645]&lt;&gt;&quot;&quot;;[Summary.G645]&lt;&gt;&quot;&quot;;[Summary.H645]&lt;&gt;&quot;&quot;;[Summary.I645]&lt;&gt;&quot;&quot;);[Summary.A645];&quot;&quot;)">
            <text:p/>
          </table:table-cell>
        </table:table-row>
        <table:table-row table:style-name="ro3">
          <table:table-cell table:style-name="ce26" table:formula="of:=IF(AND([Summary.B646]&lt;&gt;&quot;&quot;; [Summary.C646]&lt;&gt;&quot;&quot;;[Summary.D646]&lt;&gt;&quot;&quot;;[Summary.E646]&lt;&gt;&quot;&quot;;[Summary.F646]&lt;&gt;&quot;&quot;;[Summary.G646]&lt;&gt;&quot;&quot;;[Summary.H646]&lt;&gt;&quot;&quot;;[Summary.I646]&lt;&gt;&quot;&quot;);[Summary.A646];&quot;&quot;)">
            <text:p/>
          </table:table-cell>
        </table:table-row>
        <table:table-row table:style-name="ro3">
          <table:table-cell table:style-name="ce26" table:formula="of:=IF(AND([Summary.B647]&lt;&gt;&quot;&quot;; [Summary.C647]&lt;&gt;&quot;&quot;;[Summary.D647]&lt;&gt;&quot;&quot;;[Summary.E647]&lt;&gt;&quot;&quot;;[Summary.F647]&lt;&gt;&quot;&quot;;[Summary.G647]&lt;&gt;&quot;&quot;;[Summary.H647]&lt;&gt;&quot;&quot;;[Summary.I647]&lt;&gt;&quot;&quot;);[Summary.A647];&quot;&quot;)">
            <text:p/>
          </table:table-cell>
        </table:table-row>
        <table:table-row table:style-name="ro3">
          <table:table-cell table:style-name="ce26" table:formula="of:=IF(AND([Summary.B648]&lt;&gt;&quot;&quot;; [Summary.C648]&lt;&gt;&quot;&quot;;[Summary.D648]&lt;&gt;&quot;&quot;;[Summary.E648]&lt;&gt;&quot;&quot;;[Summary.F648]&lt;&gt;&quot;&quot;;[Summary.G648]&lt;&gt;&quot;&quot;;[Summary.H648]&lt;&gt;&quot;&quot;;[Summary.I648]&lt;&gt;&quot;&quot;);[Summary.A648];&quot;&quot;)" office:value-type="string" office:string-value="RIGHT">
            <text:p>RIGHT</text:p>
          </table:table-cell>
        </table:table-row>
        <table:table-row table:style-name="ro3">
          <table:table-cell table:style-name="ce26" table:formula="of:=IF(AND([Summary.B649]&lt;&gt;&quot;&quot;; [Summary.C649]&lt;&gt;&quot;&quot;;[Summary.D649]&lt;&gt;&quot;&quot;;[Summary.E649]&lt;&gt;&quot;&quot;;[Summary.F649]&lt;&gt;&quot;&quot;;[Summary.G649]&lt;&gt;&quot;&quot;;[Summary.H649]&lt;&gt;&quot;&quot;;[Summary.I649]&lt;&gt;&quot;&quot;);[Summary.A649];&quot;&quot;)">
            <text:p/>
          </table:table-cell>
        </table:table-row>
        <table:table-row table:style-name="ro3">
          <table:table-cell table:style-name="ce26" table:formula="of:=IF(AND([Summary.B650]&lt;&gt;&quot;&quot;; [Summary.C650]&lt;&gt;&quot;&quot;;[Summary.D650]&lt;&gt;&quot;&quot;;[Summary.E650]&lt;&gt;&quot;&quot;;[Summary.F650]&lt;&gt;&quot;&quot;;[Summary.G650]&lt;&gt;&quot;&quot;;[Summary.H650]&lt;&gt;&quot;&quot;;[Summary.I650]&lt;&gt;&quot;&quot;);[Summary.A650];&quot;&quot;)">
            <text:p/>
          </table:table-cell>
        </table:table-row>
        <table:table-row table:style-name="ro3">
          <table:table-cell table:style-name="ce26" table:formula="of:=IF(AND([Summary.B651]&lt;&gt;&quot;&quot;; [Summary.C651]&lt;&gt;&quot;&quot;;[Summary.D651]&lt;&gt;&quot;&quot;;[Summary.E651]&lt;&gt;&quot;&quot;;[Summary.F651]&lt;&gt;&quot;&quot;;[Summary.G651]&lt;&gt;&quot;&quot;;[Summary.H651]&lt;&gt;&quot;&quot;;[Summary.I651]&lt;&gt;&quot;&quot;);[Summary.A651];&quot;&quot;)">
            <text:p/>
          </table:table-cell>
        </table:table-row>
        <table:table-row table:style-name="ro3">
          <table:table-cell table:style-name="ce26" table:formula="of:=IF(AND([Summary.B652]&lt;&gt;&quot;&quot;; [Summary.C652]&lt;&gt;&quot;&quot;;[Summary.D652]&lt;&gt;&quot;&quot;;[Summary.E652]&lt;&gt;&quot;&quot;;[Summary.F652]&lt;&gt;&quot;&quot;;[Summary.G652]&lt;&gt;&quot;&quot;;[Summary.H652]&lt;&gt;&quot;&quot;;[Summary.I652]&lt;&gt;&quot;&quot;);[Summary.A652];&quot;&quot;)">
            <text:p/>
          </table:table-cell>
        </table:table-row>
        <table:table-row table:style-name="ro3">
          <table:table-cell table:style-name="ce26" table:formula="of:=IF(AND([Summary.B653]&lt;&gt;&quot;&quot;; [Summary.C653]&lt;&gt;&quot;&quot;;[Summary.D653]&lt;&gt;&quot;&quot;;[Summary.E653]&lt;&gt;&quot;&quot;;[Summary.F653]&lt;&gt;&quot;&quot;;[Summary.G653]&lt;&gt;&quot;&quot;;[Summary.H653]&lt;&gt;&quot;&quot;;[Summary.I653]&lt;&gt;&quot;&quot;);[Summary.A653];&quot;&quot;)">
            <text:p/>
          </table:table-cell>
        </table:table-row>
        <table:table-row table:style-name="ro3">
          <table:table-cell table:style-name="ce26" table:formula="of:=IF(AND([Summary.B654]&lt;&gt;&quot;&quot;; [Summary.C654]&lt;&gt;&quot;&quot;;[Summary.D654]&lt;&gt;&quot;&quot;;[Summary.E654]&lt;&gt;&quot;&quot;;[Summary.F654]&lt;&gt;&quot;&quot;;[Summary.G654]&lt;&gt;&quot;&quot;;[Summary.H654]&lt;&gt;&quot;&quot;;[Summary.I654]&lt;&gt;&quot;&quot;);[Summary.A654];&quot;&quot;)">
            <text:p/>
          </table:table-cell>
        </table:table-row>
        <table:table-row table:style-name="ro3">
          <table:table-cell table:style-name="ce26" table:formula="of:=IF(AND([Summary.B655]&lt;&gt;&quot;&quot;; [Summary.C655]&lt;&gt;&quot;&quot;;[Summary.D655]&lt;&gt;&quot;&quot;;[Summary.E655]&lt;&gt;&quot;&quot;;[Summary.F655]&lt;&gt;&quot;&quot;;[Summary.G655]&lt;&gt;&quot;&quot;;[Summary.H655]&lt;&gt;&quot;&quot;;[Summary.I655]&lt;&gt;&quot;&quot;);[Summary.A655];&quot;&quot;)">
            <text:p/>
          </table:table-cell>
        </table:table-row>
        <table:table-row table:style-name="ro3">
          <table:table-cell table:style-name="ce26" table:formula="of:=IF(AND([Summary.B656]&lt;&gt;&quot;&quot;; [Summary.C656]&lt;&gt;&quot;&quot;;[Summary.D656]&lt;&gt;&quot;&quot;;[Summary.E656]&lt;&gt;&quot;&quot;;[Summary.F656]&lt;&gt;&quot;&quot;;[Summary.G656]&lt;&gt;&quot;&quot;;[Summary.H656]&lt;&gt;&quot;&quot;;[Summary.I656]&lt;&gt;&quot;&quot;);[Summary.A656];&quot;&quot;)">
            <text:p/>
          </table:table-cell>
        </table:table-row>
        <table:table-row table:style-name="ro3">
          <table:table-cell table:style-name="ce26" table:formula="of:=IF(AND([Summary.B657]&lt;&gt;&quot;&quot;; [Summary.C657]&lt;&gt;&quot;&quot;;[Summary.D657]&lt;&gt;&quot;&quot;;[Summary.E657]&lt;&gt;&quot;&quot;;[Summary.F657]&lt;&gt;&quot;&quot;;[Summary.G657]&lt;&gt;&quot;&quot;;[Summary.H657]&lt;&gt;&quot;&quot;;[Summary.I657]&lt;&gt;&quot;&quot;);[Summary.A657];&quot;&quot;)">
            <text:p/>
          </table:table-cell>
        </table:table-row>
        <table:table-row table:style-name="ro3">
          <table:table-cell table:style-name="ce26" table:formula="of:=IF(AND([Summary.B658]&lt;&gt;&quot;&quot;; [Summary.C658]&lt;&gt;&quot;&quot;;[Summary.D658]&lt;&gt;&quot;&quot;;[Summary.E658]&lt;&gt;&quot;&quot;;[Summary.F658]&lt;&gt;&quot;&quot;;[Summary.G658]&lt;&gt;&quot;&quot;;[Summary.H658]&lt;&gt;&quot;&quot;;[Summary.I658]&lt;&gt;&quot;&quot;);[Summary.A658];&quot;&quot;)">
            <text:p/>
          </table:table-cell>
        </table:table-row>
        <table:table-row table:style-name="ro2">
          <table:table-cell table:style-name="ce26" table:formula="of:=IF(AND([Summary.B659]&lt;&gt;&quot;&quot;; [Summary.C659]&lt;&gt;&quot;&quot;;[Summary.D659]&lt;&gt;&quot;&quot;;[Summary.E659]&lt;&gt;&quot;&quot;;[Summary.F659]&lt;&gt;&quot;&quot;;[Summary.G659]&lt;&gt;&quot;&quot;;[Summary.H659]&lt;&gt;&quot;&quot;;[Summary.I659]&lt;&gt;&quot;&quot;);[Summary.A659];&quot;&quot;)">
            <text:p/>
          </table:table-cell>
        </table:table-row>
        <table:table-row table:style-name="ro3">
          <table:table-cell table:style-name="ce26" table:formula="of:=IF(AND([Summary.B660]&lt;&gt;&quot;&quot;; [Summary.C660]&lt;&gt;&quot;&quot;;[Summary.D660]&lt;&gt;&quot;&quot;;[Summary.E660]&lt;&gt;&quot;&quot;;[Summary.F660]&lt;&gt;&quot;&quot;;[Summary.G660]&lt;&gt;&quot;&quot;;[Summary.H660]&lt;&gt;&quot;&quot;;[Summary.I660]&lt;&gt;&quot;&quot;);[Summary.A660];&quot;&quot;)">
            <text:p/>
          </table:table-cell>
        </table:table-row>
        <table:table-row table:style-name="ro3">
          <table:table-cell table:style-name="ce26" table:formula="of:=IF(AND([Summary.B661]&lt;&gt;&quot;&quot;; [Summary.C661]&lt;&gt;&quot;&quot;;[Summary.D661]&lt;&gt;&quot;&quot;;[Summary.E661]&lt;&gt;&quot;&quot;;[Summary.F661]&lt;&gt;&quot;&quot;;[Summary.G661]&lt;&gt;&quot;&quot;;[Summary.H661]&lt;&gt;&quot;&quot;;[Summary.I661]&lt;&gt;&quot;&quot;);[Summary.A661];&quot;&quot;)">
            <text:p/>
          </table:table-cell>
        </table:table-row>
        <table:table-row table:style-name="ro3">
          <table:table-cell table:style-name="ce26" table:formula="of:=IF(AND([Summary.B662]&lt;&gt;&quot;&quot;; [Summary.C662]&lt;&gt;&quot;&quot;;[Summary.D662]&lt;&gt;&quot;&quot;;[Summary.E662]&lt;&gt;&quot;&quot;;[Summary.F662]&lt;&gt;&quot;&quot;;[Summary.G662]&lt;&gt;&quot;&quot;;[Summary.H662]&lt;&gt;&quot;&quot;;[Summary.I662]&lt;&gt;&quot;&quot;);[Summary.A662];&quot;&quot;)">
            <text:p/>
          </table:table-cell>
        </table:table-row>
        <table:table-row table:style-name="ro3">
          <table:table-cell table:style-name="ce26" table:formula="of:=IF(AND([Summary.B663]&lt;&gt;&quot;&quot;; [Summary.C663]&lt;&gt;&quot;&quot;;[Summary.D663]&lt;&gt;&quot;&quot;;[Summary.E663]&lt;&gt;&quot;&quot;;[Summary.F663]&lt;&gt;&quot;&quot;;[Summary.G663]&lt;&gt;&quot;&quot;;[Summary.H663]&lt;&gt;&quot;&quot;;[Summary.I663]&lt;&gt;&quot;&quot;);[Summary.A663];&quot;&quot;)">
            <text:p/>
          </table:table-cell>
        </table:table-row>
        <table:table-row table:style-name="ro3">
          <table:table-cell table:style-name="ce26" table:formula="of:=IF(AND([Summary.B664]&lt;&gt;&quot;&quot;; [Summary.C664]&lt;&gt;&quot;&quot;;[Summary.D664]&lt;&gt;&quot;&quot;;[Summary.E664]&lt;&gt;&quot;&quot;;[Summary.F664]&lt;&gt;&quot;&quot;;[Summary.G664]&lt;&gt;&quot;&quot;;[Summary.H664]&lt;&gt;&quot;&quot;;[Summary.I664]&lt;&gt;&quot;&quot;);[Summary.A664];&quot;&quot;)">
            <text:p/>
          </table:table-cell>
        </table:table-row>
        <table:table-row table:style-name="ro3">
          <table:table-cell table:style-name="ce26" table:formula="of:=IF(AND([Summary.B665]&lt;&gt;&quot;&quot;; [Summary.C665]&lt;&gt;&quot;&quot;;[Summary.D665]&lt;&gt;&quot;&quot;;[Summary.E665]&lt;&gt;&quot;&quot;;[Summary.F665]&lt;&gt;&quot;&quot;;[Summary.G665]&lt;&gt;&quot;&quot;;[Summary.H665]&lt;&gt;&quot;&quot;;[Summary.I665]&lt;&gt;&quot;&quot;);[Summary.A665];&quot;&quot;)">
            <text:p/>
          </table:table-cell>
        </table:table-row>
        <table:table-row table:style-name="ro3">
          <table:table-cell table:style-name="ce26" table:formula="of:=IF(AND([Summary.B666]&lt;&gt;&quot;&quot;; [Summary.C666]&lt;&gt;&quot;&quot;;[Summary.D666]&lt;&gt;&quot;&quot;;[Summary.E666]&lt;&gt;&quot;&quot;;[Summary.F666]&lt;&gt;&quot;&quot;;[Summary.G666]&lt;&gt;&quot;&quot;;[Summary.H666]&lt;&gt;&quot;&quot;;[Summary.I666]&lt;&gt;&quot;&quot;);[Summary.A666];&quot;&quot;)">
            <text:p/>
          </table:table-cell>
        </table:table-row>
        <table:table-row table:style-name="ro3">
          <table:table-cell table:style-name="ce26" table:formula="of:=IF(AND([Summary.B667]&lt;&gt;&quot;&quot;; [Summary.C667]&lt;&gt;&quot;&quot;;[Summary.D667]&lt;&gt;&quot;&quot;;[Summary.E667]&lt;&gt;&quot;&quot;;[Summary.F667]&lt;&gt;&quot;&quot;;[Summary.G667]&lt;&gt;&quot;&quot;;[Summary.H667]&lt;&gt;&quot;&quot;;[Summary.I667]&lt;&gt;&quot;&quot;);[Summary.A667];&quot;&quot;)">
            <text:p/>
          </table:table-cell>
        </table:table-row>
        <table:table-row table:style-name="ro3">
          <table:table-cell table:style-name="ce26" table:formula="of:=IF(AND([Summary.B668]&lt;&gt;&quot;&quot;; [Summary.C668]&lt;&gt;&quot;&quot;;[Summary.D668]&lt;&gt;&quot;&quot;;[Summary.E668]&lt;&gt;&quot;&quot;;[Summary.F668]&lt;&gt;&quot;&quot;;[Summary.G668]&lt;&gt;&quot;&quot;;[Summary.H668]&lt;&gt;&quot;&quot;;[Summary.I668]&lt;&gt;&quot;&quot;);[Summary.A668];&quot;&quot;)">
            <text:p/>
          </table:table-cell>
        </table:table-row>
        <table:table-row table:style-name="ro3">
          <table:table-cell table:style-name="ce26" table:formula="of:=IF(AND([Summary.B669]&lt;&gt;&quot;&quot;; [Summary.C669]&lt;&gt;&quot;&quot;;[Summary.D669]&lt;&gt;&quot;&quot;;[Summary.E669]&lt;&gt;&quot;&quot;;[Summary.F669]&lt;&gt;&quot;&quot;;[Summary.G669]&lt;&gt;&quot;&quot;;[Summary.H669]&lt;&gt;&quot;&quot;;[Summary.I669]&lt;&gt;&quot;&quot;);[Summary.A669];&quot;&quot;)">
            <text:p/>
          </table:table-cell>
        </table:table-row>
        <table:table-row table:style-name="ro2">
          <table:table-cell table:style-name="ce26" table:formula="of:=IF(AND([Summary.B670]&lt;&gt;&quot;&quot;; [Summary.C670]&lt;&gt;&quot;&quot;;[Summary.D670]&lt;&gt;&quot;&quot;;[Summary.E670]&lt;&gt;&quot;&quot;;[Summary.F670]&lt;&gt;&quot;&quot;;[Summary.G670]&lt;&gt;&quot;&quot;;[Summary.H670]&lt;&gt;&quot;&quot;;[Summary.I670]&lt;&gt;&quot;&quot;);[Summary.A670];&quot;&quot;)">
            <text:p/>
          </table:table-cell>
        </table:table-row>
        <table:table-row table:style-name="ro3">
          <table:table-cell table:style-name="ce26" table:formula="of:=IF(AND([Summary.B671]&lt;&gt;&quot;&quot;; [Summary.C671]&lt;&gt;&quot;&quot;;[Summary.D671]&lt;&gt;&quot;&quot;;[Summary.E671]&lt;&gt;&quot;&quot;;[Summary.F671]&lt;&gt;&quot;&quot;;[Summary.G671]&lt;&gt;&quot;&quot;;[Summary.H671]&lt;&gt;&quot;&quot;;[Summary.I671]&lt;&gt;&quot;&quot;);[Summary.A671];&quot;&quot;)">
            <text:p/>
          </table:table-cell>
        </table:table-row>
        <table:table-row table:style-name="ro3">
          <table:table-cell table:style-name="ce26" table:formula="of:=IF(AND([Summary.B672]&lt;&gt;&quot;&quot;; [Summary.C672]&lt;&gt;&quot;&quot;;[Summary.D672]&lt;&gt;&quot;&quot;;[Summary.E672]&lt;&gt;&quot;&quot;;[Summary.F672]&lt;&gt;&quot;&quot;;[Summary.G672]&lt;&gt;&quot;&quot;;[Summary.H672]&lt;&gt;&quot;&quot;;[Summary.I672]&lt;&gt;&quot;&quot;);[Summary.A672];&quot;&quot;)">
            <text:p/>
          </table:table-cell>
        </table:table-row>
        <table:table-row table:style-name="ro3">
          <table:table-cell table:style-name="ce26" table:formula="of:=IF(AND([Summary.B673]&lt;&gt;&quot;&quot;; [Summary.C673]&lt;&gt;&quot;&quot;;[Summary.D673]&lt;&gt;&quot;&quot;;[Summary.E673]&lt;&gt;&quot;&quot;;[Summary.F673]&lt;&gt;&quot;&quot;;[Summary.G673]&lt;&gt;&quot;&quot;;[Summary.H673]&lt;&gt;&quot;&quot;;[Summary.I673]&lt;&gt;&quot;&quot;);[Summary.A673];&quot;&quot;)">
            <text:p/>
          </table:table-cell>
        </table:table-row>
        <table:table-row table:style-name="ro3">
          <table:table-cell table:style-name="ce26" table:formula="of:=IF(AND([Summary.B674]&lt;&gt;&quot;&quot;; [Summary.C674]&lt;&gt;&quot;&quot;;[Summary.D674]&lt;&gt;&quot;&quot;;[Summary.E674]&lt;&gt;&quot;&quot;;[Summary.F674]&lt;&gt;&quot;&quot;;[Summary.G674]&lt;&gt;&quot;&quot;;[Summary.H674]&lt;&gt;&quot;&quot;;[Summary.I674]&lt;&gt;&quot;&quot;);[Summary.A674];&quot;&quot;)">
            <text:p/>
          </table:table-cell>
        </table:table-row>
        <table:table-row table:style-name="ro3">
          <table:table-cell table:style-name="ce26" table:formula="of:=IF(AND([Summary.B675]&lt;&gt;&quot;&quot;; [Summary.C675]&lt;&gt;&quot;&quot;;[Summary.D675]&lt;&gt;&quot;&quot;;[Summary.E675]&lt;&gt;&quot;&quot;;[Summary.F675]&lt;&gt;&quot;&quot;;[Summary.G675]&lt;&gt;&quot;&quot;;[Summary.H675]&lt;&gt;&quot;&quot;;[Summary.I675]&lt;&gt;&quot;&quot;);[Summary.A675];&quot;&quot;)">
            <text:p/>
          </table:table-cell>
        </table:table-row>
        <table:table-row table:style-name="ro3">
          <table:table-cell table:style-name="ce26" table:formula="of:=IF(AND([Summary.B676]&lt;&gt;&quot;&quot;; [Summary.C676]&lt;&gt;&quot;&quot;;[Summary.D676]&lt;&gt;&quot;&quot;;[Summary.E676]&lt;&gt;&quot;&quot;;[Summary.F676]&lt;&gt;&quot;&quot;;[Summary.G676]&lt;&gt;&quot;&quot;;[Summary.H676]&lt;&gt;&quot;&quot;;[Summary.I676]&lt;&gt;&quot;&quot;);[Summary.A676];&quot;&quot;)">
            <text:p/>
          </table:table-cell>
        </table:table-row>
        <table:table-row table:style-name="ro3">
          <table:table-cell table:style-name="ce26" table:formula="of:=IF(AND([Summary.B677]&lt;&gt;&quot;&quot;; [Summary.C677]&lt;&gt;&quot;&quot;;[Summary.D677]&lt;&gt;&quot;&quot;;[Summary.E677]&lt;&gt;&quot;&quot;;[Summary.F677]&lt;&gt;&quot;&quot;;[Summary.G677]&lt;&gt;&quot;&quot;;[Summary.H677]&lt;&gt;&quot;&quot;;[Summary.I677]&lt;&gt;&quot;&quot;);[Summary.A677];&quot;&quot;)">
            <text:p/>
          </table:table-cell>
        </table:table-row>
        <table:table-row table:style-name="ro3">
          <table:table-cell table:style-name="ce26" table:formula="of:=IF(AND([Summary.B678]&lt;&gt;&quot;&quot;; [Summary.C678]&lt;&gt;&quot;&quot;;[Summary.D678]&lt;&gt;&quot;&quot;;[Summary.E678]&lt;&gt;&quot;&quot;;[Summary.F678]&lt;&gt;&quot;&quot;;[Summary.G678]&lt;&gt;&quot;&quot;;[Summary.H678]&lt;&gt;&quot;&quot;;[Summary.I678]&lt;&gt;&quot;&quot;);[Summary.A678];&quot;&quot;)">
            <text:p/>
          </table:table-cell>
        </table:table-row>
        <table:table-row table:style-name="ro2">
          <table:table-cell table:style-name="ce26" table:formula="of:=IF(AND([Summary.B679]&lt;&gt;&quot;&quot;; [Summary.C679]&lt;&gt;&quot;&quot;;[Summary.D679]&lt;&gt;&quot;&quot;;[Summary.E679]&lt;&gt;&quot;&quot;;[Summary.F679]&lt;&gt;&quot;&quot;;[Summary.G679]&lt;&gt;&quot;&quot;;[Summary.H679]&lt;&gt;&quot;&quot;;[Summary.I679]&lt;&gt;&quot;&quot;);[Summary.A679];&quot;&quot;)">
            <text:p/>
          </table:table-cell>
        </table:table-row>
        <table:table-row table:style-name="ro3">
          <table:table-cell table:style-name="ce26" table:formula="of:=IF(AND([Summary.B680]&lt;&gt;&quot;&quot;; [Summary.C680]&lt;&gt;&quot;&quot;;[Summary.D680]&lt;&gt;&quot;&quot;;[Summary.E680]&lt;&gt;&quot;&quot;;[Summary.F680]&lt;&gt;&quot;&quot;;[Summary.G680]&lt;&gt;&quot;&quot;;[Summary.H680]&lt;&gt;&quot;&quot;;[Summary.I680]&lt;&gt;&quot;&quot;);[Summary.A680];&quot;&quot;)">
            <text:p/>
          </table:table-cell>
        </table:table-row>
        <table:table-row table:style-name="ro3">
          <table:table-cell table:style-name="ce26" table:formula="of:=IF(AND([Summary.B681]&lt;&gt;&quot;&quot;; [Summary.C681]&lt;&gt;&quot;&quot;;[Summary.D681]&lt;&gt;&quot;&quot;;[Summary.E681]&lt;&gt;&quot;&quot;;[Summary.F681]&lt;&gt;&quot;&quot;;[Summary.G681]&lt;&gt;&quot;&quot;;[Summary.H681]&lt;&gt;&quot;&quot;;[Summary.I681]&lt;&gt;&quot;&quot;);[Summary.A681];&quot;&quot;)" office:value-type="string" office:string-value="SELECT">
            <text:p>SELECT</text:p>
          </table:table-cell>
        </table:table-row>
        <table:table-row table:style-name="ro3">
          <table:table-cell table:style-name="ce26" table:formula="of:=IF(AND([Summary.B682]&lt;&gt;&quot;&quot;; [Summary.C682]&lt;&gt;&quot;&quot;;[Summary.D682]&lt;&gt;&quot;&quot;;[Summary.E682]&lt;&gt;&quot;&quot;;[Summary.F682]&lt;&gt;&quot;&quot;;[Summary.G682]&lt;&gt;&quot;&quot;;[Summary.H682]&lt;&gt;&quot;&quot;;[Summary.I682]&lt;&gt;&quot;&quot;);[Summary.A682];&quot;&quot;)">
            <text:p/>
          </table:table-cell>
        </table:table-row>
        <table:table-row table:style-name="ro3">
          <table:table-cell table:style-name="ce26" table:formula="of:=IF(AND([Summary.B683]&lt;&gt;&quot;&quot;; [Summary.C683]&lt;&gt;&quot;&quot;;[Summary.D683]&lt;&gt;&quot;&quot;;[Summary.E683]&lt;&gt;&quot;&quot;;[Summary.F683]&lt;&gt;&quot;&quot;;[Summary.G683]&lt;&gt;&quot;&quot;;[Summary.H683]&lt;&gt;&quot;&quot;;[Summary.I683]&lt;&gt;&quot;&quot;);[Summary.A683];&quot;&quot;)">
            <text:p/>
          </table:table-cell>
        </table:table-row>
        <table:table-row table:style-name="ro3">
          <table:table-cell table:style-name="ce26" table:formula="of:=IF(AND([Summary.B684]&lt;&gt;&quot;&quot;; [Summary.C684]&lt;&gt;&quot;&quot;;[Summary.D684]&lt;&gt;&quot;&quot;;[Summary.E684]&lt;&gt;&quot;&quot;;[Summary.F684]&lt;&gt;&quot;&quot;;[Summary.G684]&lt;&gt;&quot;&quot;;[Summary.H684]&lt;&gt;&quot;&quot;;[Summary.I684]&lt;&gt;&quot;&quot;);[Summary.A684];&quot;&quot;)">
            <text:p/>
          </table:table-cell>
        </table:table-row>
        <table:table-row table:style-name="ro3">
          <table:table-cell table:style-name="ce26" table:formula="of:=IF(AND([Summary.B685]&lt;&gt;&quot;&quot;; [Summary.C685]&lt;&gt;&quot;&quot;;[Summary.D685]&lt;&gt;&quot;&quot;;[Summary.E685]&lt;&gt;&quot;&quot;;[Summary.F685]&lt;&gt;&quot;&quot;;[Summary.G685]&lt;&gt;&quot;&quot;;[Summary.H685]&lt;&gt;&quot;&quot;;[Summary.I685]&lt;&gt;&quot;&quot;);[Summary.A685];&quot;&quot;)">
            <text:p/>
          </table:table-cell>
        </table:table-row>
        <table:table-row table:style-name="ro3">
          <table:table-cell table:style-name="ce26" table:formula="of:=IF(AND([Summary.B686]&lt;&gt;&quot;&quot;; [Summary.C686]&lt;&gt;&quot;&quot;;[Summary.D686]&lt;&gt;&quot;&quot;;[Summary.E686]&lt;&gt;&quot;&quot;;[Summary.F686]&lt;&gt;&quot;&quot;;[Summary.G686]&lt;&gt;&quot;&quot;;[Summary.H686]&lt;&gt;&quot;&quot;;[Summary.I686]&lt;&gt;&quot;&quot;);[Summary.A686];&quot;&quot;)">
            <text:p/>
          </table:table-cell>
        </table:table-row>
        <table:table-row table:style-name="ro3">
          <table:table-cell table:style-name="ce26" table:formula="of:=IF(AND([Summary.B687]&lt;&gt;&quot;&quot;; [Summary.C687]&lt;&gt;&quot;&quot;;[Summary.D687]&lt;&gt;&quot;&quot;;[Summary.E687]&lt;&gt;&quot;&quot;;[Summary.F687]&lt;&gt;&quot;&quot;;[Summary.G687]&lt;&gt;&quot;&quot;;[Summary.H687]&lt;&gt;&quot;&quot;;[Summary.I687]&lt;&gt;&quot;&quot;);[Summary.A687];&quot;&quot;)">
            <text:p/>
          </table:table-cell>
        </table:table-row>
        <table:table-row table:style-name="ro3">
          <table:table-cell table:style-name="ce26" table:formula="of:=IF(AND([Summary.B688]&lt;&gt;&quot;&quot;; [Summary.C688]&lt;&gt;&quot;&quot;;[Summary.D688]&lt;&gt;&quot;&quot;;[Summary.E688]&lt;&gt;&quot;&quot;;[Summary.F688]&lt;&gt;&quot;&quot;;[Summary.G688]&lt;&gt;&quot;&quot;;[Summary.H688]&lt;&gt;&quot;&quot;;[Summary.I688]&lt;&gt;&quot;&quot;);[Summary.A688];&quot;&quot;)">
            <text:p/>
          </table:table-cell>
        </table:table-row>
        <table:table-row table:style-name="ro3">
          <table:table-cell table:style-name="ce26" table:formula="of:=IF(AND([Summary.B689]&lt;&gt;&quot;&quot;; [Summary.C689]&lt;&gt;&quot;&quot;;[Summary.D689]&lt;&gt;&quot;&quot;;[Summary.E689]&lt;&gt;&quot;&quot;;[Summary.F689]&lt;&gt;&quot;&quot;;[Summary.G689]&lt;&gt;&quot;&quot;;[Summary.H689]&lt;&gt;&quot;&quot;;[Summary.I689]&lt;&gt;&quot;&quot;);[Summary.A689];&quot;&quot;)">
            <text:p/>
          </table:table-cell>
        </table:table-row>
        <table:table-row table:style-name="ro3">
          <table:table-cell table:style-name="ce26" table:formula="of:=IF(AND([Summary.B690]&lt;&gt;&quot;&quot;; [Summary.C690]&lt;&gt;&quot;&quot;;[Summary.D690]&lt;&gt;&quot;&quot;;[Summary.E690]&lt;&gt;&quot;&quot;;[Summary.F690]&lt;&gt;&quot;&quot;;[Summary.G690]&lt;&gt;&quot;&quot;;[Summary.H690]&lt;&gt;&quot;&quot;;[Summary.I690]&lt;&gt;&quot;&quot;);[Summary.A690];&quot;&quot;)">
            <text:p/>
          </table:table-cell>
        </table:table-row>
        <table:table-row table:style-name="ro3">
          <table:table-cell table:style-name="ce26" table:formula="of:=IF(AND([Summary.B691]&lt;&gt;&quot;&quot;; [Summary.C691]&lt;&gt;&quot;&quot;;[Summary.D691]&lt;&gt;&quot;&quot;;[Summary.E691]&lt;&gt;&quot;&quot;;[Summary.F691]&lt;&gt;&quot;&quot;;[Summary.G691]&lt;&gt;&quot;&quot;;[Summary.H691]&lt;&gt;&quot;&quot;;[Summary.I691]&lt;&gt;&quot;&quot;);[Summary.A691];&quot;&quot;)">
            <text:p/>
          </table:table-cell>
        </table:table-row>
        <table:table-row table:style-name="ro3">
          <table:table-cell table:style-name="ce26" table:formula="of:=IF(AND([Summary.B692]&lt;&gt;&quot;&quot;; [Summary.C692]&lt;&gt;&quot;&quot;;[Summary.D692]&lt;&gt;&quot;&quot;;[Summary.E692]&lt;&gt;&quot;&quot;;[Summary.F692]&lt;&gt;&quot;&quot;;[Summary.G692]&lt;&gt;&quot;&quot;;[Summary.H692]&lt;&gt;&quot;&quot;;[Summary.I692]&lt;&gt;&quot;&quot;);[Summary.A692];&quot;&quot;)">
            <text:p/>
          </table:table-cell>
        </table:table-row>
        <table:table-row table:style-name="ro3">
          <table:table-cell table:style-name="ce26" table:formula="of:=IF(AND([Summary.B693]&lt;&gt;&quot;&quot;; [Summary.C693]&lt;&gt;&quot;&quot;;[Summary.D693]&lt;&gt;&quot;&quot;;[Summary.E693]&lt;&gt;&quot;&quot;;[Summary.F693]&lt;&gt;&quot;&quot;;[Summary.G693]&lt;&gt;&quot;&quot;;[Summary.H693]&lt;&gt;&quot;&quot;;[Summary.I693]&lt;&gt;&quot;&quot;);[Summary.A693];&quot;&quot;)">
            <text:p/>
          </table:table-cell>
        </table:table-row>
        <table:table-row table:style-name="ro3">
          <table:table-cell table:style-name="ce26" table:formula="of:=IF(AND([Summary.B694]&lt;&gt;&quot;&quot;; [Summary.C694]&lt;&gt;&quot;&quot;;[Summary.D694]&lt;&gt;&quot;&quot;;[Summary.E694]&lt;&gt;&quot;&quot;;[Summary.F694]&lt;&gt;&quot;&quot;;[Summary.G694]&lt;&gt;&quot;&quot;;[Summary.H694]&lt;&gt;&quot;&quot;;[Summary.I694]&lt;&gt;&quot;&quot;);[Summary.A694];&quot;&quot;)">
            <text:p/>
          </table:table-cell>
        </table:table-row>
        <table:table-row table:style-name="ro3">
          <table:table-cell table:style-name="ce26" table:formula="of:=IF(AND([Summary.B695]&lt;&gt;&quot;&quot;; [Summary.C695]&lt;&gt;&quot;&quot;;[Summary.D695]&lt;&gt;&quot;&quot;;[Summary.E695]&lt;&gt;&quot;&quot;;[Summary.F695]&lt;&gt;&quot;&quot;;[Summary.G695]&lt;&gt;&quot;&quot;;[Summary.H695]&lt;&gt;&quot;&quot;;[Summary.I695]&lt;&gt;&quot;&quot;);[Summary.A695];&quot;&quot;)">
            <text:p/>
          </table:table-cell>
        </table:table-row>
        <table:table-row table:style-name="ro3">
          <table:table-cell table:style-name="ce26" table:formula="of:=IF(AND([Summary.B696]&lt;&gt;&quot;&quot;; [Summary.C696]&lt;&gt;&quot;&quot;;[Summary.D696]&lt;&gt;&quot;&quot;;[Summary.E696]&lt;&gt;&quot;&quot;;[Summary.F696]&lt;&gt;&quot;&quot;;[Summary.G696]&lt;&gt;&quot;&quot;;[Summary.H696]&lt;&gt;&quot;&quot;;[Summary.I696]&lt;&gt;&quot;&quot;);[Summary.A696];&quot;&quot;)" office:value-type="string" office:string-value="SET">
            <text:p>SET</text:p>
          </table:table-cell>
        </table:table-row>
        <table:table-row table:style-name="ro3">
          <table:table-cell table:style-name="ce26" table:formula="of:=IF(AND([Summary.B697]&lt;&gt;&quot;&quot;; [Summary.C697]&lt;&gt;&quot;&quot;;[Summary.D697]&lt;&gt;&quot;&quot;;[Summary.E697]&lt;&gt;&quot;&quot;;[Summary.F697]&lt;&gt;&quot;&quot;;[Summary.G697]&lt;&gt;&quot;&quot;;[Summary.H697]&lt;&gt;&quot;&quot;;[Summary.I697]&lt;&gt;&quot;&quot;);[Summary.A697];&quot;&quot;)">
            <text:p/>
          </table:table-cell>
        </table:table-row>
        <table:table-row table:style-name="ro3">
          <table:table-cell table:style-name="ce26" table:formula="of:=IF(AND([Summary.B698]&lt;&gt;&quot;&quot;; [Summary.C698]&lt;&gt;&quot;&quot;;[Summary.D698]&lt;&gt;&quot;&quot;;[Summary.E698]&lt;&gt;&quot;&quot;;[Summary.F698]&lt;&gt;&quot;&quot;;[Summary.G698]&lt;&gt;&quot;&quot;;[Summary.H698]&lt;&gt;&quot;&quot;;[Summary.I698]&lt;&gt;&quot;&quot;);[Summary.A698];&quot;&quot;)">
            <text:p/>
          </table:table-cell>
        </table:table-row>
        <table:table-row table:style-name="ro3">
          <table:table-cell table:style-name="ce26" table:formula="of:=IF(AND([Summary.B699]&lt;&gt;&quot;&quot;; [Summary.C699]&lt;&gt;&quot;&quot;;[Summary.D699]&lt;&gt;&quot;&quot;;[Summary.E699]&lt;&gt;&quot;&quot;;[Summary.F699]&lt;&gt;&quot;&quot;;[Summary.G699]&lt;&gt;&quot;&quot;;[Summary.H699]&lt;&gt;&quot;&quot;;[Summary.I699]&lt;&gt;&quot;&quot;);[Summary.A699];&quot;&quot;)">
            <text:p/>
          </table:table-cell>
        </table:table-row>
        <table:table-row table:style-name="ro3">
          <table:table-cell table:style-name="ce26" table:formula="of:=IF(AND([Summary.B700]&lt;&gt;&quot;&quot;; [Summary.C700]&lt;&gt;&quot;&quot;;[Summary.D700]&lt;&gt;&quot;&quot;;[Summary.E700]&lt;&gt;&quot;&quot;;[Summary.F700]&lt;&gt;&quot;&quot;;[Summary.G700]&lt;&gt;&quot;&quot;;[Summary.H700]&lt;&gt;&quot;&quot;;[Summary.I700]&lt;&gt;&quot;&quot;);[Summary.A700];&quot;&quot;)">
            <text:p/>
          </table:table-cell>
        </table:table-row>
        <table:table-row table:style-name="ro3">
          <table:table-cell table:style-name="ce26" table:formula="of:=IF(AND([Summary.B701]&lt;&gt;&quot;&quot;; [Summary.C701]&lt;&gt;&quot;&quot;;[Summary.D701]&lt;&gt;&quot;&quot;;[Summary.E701]&lt;&gt;&quot;&quot;;[Summary.F701]&lt;&gt;&quot;&quot;;[Summary.G701]&lt;&gt;&quot;&quot;;[Summary.H701]&lt;&gt;&quot;&quot;;[Summary.I701]&lt;&gt;&quot;&quot;);[Summary.A701];&quot;&quot;)">
            <text:p/>
          </table:table-cell>
        </table:table-row>
        <table:table-row table:style-name="ro3">
          <table:table-cell table:style-name="ce26" table:formula="of:=IF(AND([Summary.B702]&lt;&gt;&quot;&quot;; [Summary.C702]&lt;&gt;&quot;&quot;;[Summary.D702]&lt;&gt;&quot;&quot;;[Summary.E702]&lt;&gt;&quot;&quot;;[Summary.F702]&lt;&gt;&quot;&quot;;[Summary.G702]&lt;&gt;&quot;&quot;;[Summary.H702]&lt;&gt;&quot;&quot;;[Summary.I702]&lt;&gt;&quot;&quot;);[Summary.A702];&quot;&quot;)">
            <text:p/>
          </table:table-cell>
        </table:table-row>
        <table:table-row table:style-name="ro3">
          <table:table-cell table:style-name="ce26" table:formula="of:=IF(AND([Summary.B703]&lt;&gt;&quot;&quot;; [Summary.C703]&lt;&gt;&quot;&quot;;[Summary.D703]&lt;&gt;&quot;&quot;;[Summary.E703]&lt;&gt;&quot;&quot;;[Summary.F703]&lt;&gt;&quot;&quot;;[Summary.G703]&lt;&gt;&quot;&quot;;[Summary.H703]&lt;&gt;&quot;&quot;;[Summary.I703]&lt;&gt;&quot;&quot;);[Summary.A703];&quot;&quot;)">
            <text:p/>
          </table:table-cell>
        </table:table-row>
        <table:table-row table:style-name="ro3">
          <table:table-cell table:style-name="ce26" table:formula="of:=IF(AND([Summary.B704]&lt;&gt;&quot;&quot;; [Summary.C704]&lt;&gt;&quot;&quot;;[Summary.D704]&lt;&gt;&quot;&quot;;[Summary.E704]&lt;&gt;&quot;&quot;;[Summary.F704]&lt;&gt;&quot;&quot;;[Summary.G704]&lt;&gt;&quot;&quot;;[Summary.H704]&lt;&gt;&quot;&quot;;[Summary.I704]&lt;&gt;&quot;&quot;);[Summary.A704];&quot;&quot;)">
            <text:p/>
          </table:table-cell>
        </table:table-row>
        <table:table-row table:style-name="ro3">
          <table:table-cell table:style-name="ce26" table:formula="of:=IF(AND([Summary.B705]&lt;&gt;&quot;&quot;; [Summary.C705]&lt;&gt;&quot;&quot;;[Summary.D705]&lt;&gt;&quot;&quot;;[Summary.E705]&lt;&gt;&quot;&quot;;[Summary.F705]&lt;&gt;&quot;&quot;;[Summary.G705]&lt;&gt;&quot;&quot;;[Summary.H705]&lt;&gt;&quot;&quot;;[Summary.I705]&lt;&gt;&quot;&quot;);[Summary.A705];&quot;&quot;)">
            <text:p/>
          </table:table-cell>
        </table:table-row>
        <table:table-row table:style-name="ro3">
          <table:table-cell table:style-name="ce26" table:formula="of:=IF(AND([Summary.B706]&lt;&gt;&quot;&quot;; [Summary.C706]&lt;&gt;&quot;&quot;;[Summary.D706]&lt;&gt;&quot;&quot;;[Summary.E706]&lt;&gt;&quot;&quot;;[Summary.F706]&lt;&gt;&quot;&quot;;[Summary.G706]&lt;&gt;&quot;&quot;;[Summary.H706]&lt;&gt;&quot;&quot;;[Summary.I706]&lt;&gt;&quot;&quot;);[Summary.A706];&quot;&quot;)">
            <text:p/>
          </table:table-cell>
        </table:table-row>
        <table:table-row table:style-name="ro3">
          <table:table-cell table:style-name="ce26" table:formula="of:=IF(AND([Summary.B707]&lt;&gt;&quot;&quot;; [Summary.C707]&lt;&gt;&quot;&quot;;[Summary.D707]&lt;&gt;&quot;&quot;;[Summary.E707]&lt;&gt;&quot;&quot;;[Summary.F707]&lt;&gt;&quot;&quot;;[Summary.G707]&lt;&gt;&quot;&quot;;[Summary.H707]&lt;&gt;&quot;&quot;;[Summary.I707]&lt;&gt;&quot;&quot;);[Summary.A707];&quot;&quot;)">
            <text:p/>
          </table:table-cell>
        </table:table-row>
        <table:table-row table:style-name="ro3">
          <table:table-cell table:style-name="ce26" table:formula="of:=IF(AND([Summary.B708]&lt;&gt;&quot;&quot;; [Summary.C708]&lt;&gt;&quot;&quot;;[Summary.D708]&lt;&gt;&quot;&quot;;[Summary.E708]&lt;&gt;&quot;&quot;;[Summary.F708]&lt;&gt;&quot;&quot;;[Summary.G708]&lt;&gt;&quot;&quot;;[Summary.H708]&lt;&gt;&quot;&quot;;[Summary.I708]&lt;&gt;&quot;&quot;);[Summary.A708];&quot;&quot;)">
            <text:p/>
          </table:table-cell>
        </table:table-row>
        <table:table-row table:style-name="ro3">
          <table:table-cell table:style-name="ce26" table:formula="of:=IF(AND([Summary.B709]&lt;&gt;&quot;&quot;; [Summary.C709]&lt;&gt;&quot;&quot;;[Summary.D709]&lt;&gt;&quot;&quot;;[Summary.E709]&lt;&gt;&quot;&quot;;[Summary.F709]&lt;&gt;&quot;&quot;;[Summary.G709]&lt;&gt;&quot;&quot;;[Summary.H709]&lt;&gt;&quot;&quot;;[Summary.I709]&lt;&gt;&quot;&quot;);[Summary.A709];&quot;&quot;)">
            <text:p/>
          </table:table-cell>
        </table:table-row>
        <table:table-row table:style-name="ro3">
          <table:table-cell table:style-name="ce26" table:formula="of:=IF(AND([Summary.B710]&lt;&gt;&quot;&quot;; [Summary.C710]&lt;&gt;&quot;&quot;;[Summary.D710]&lt;&gt;&quot;&quot;;[Summary.E710]&lt;&gt;&quot;&quot;;[Summary.F710]&lt;&gt;&quot;&quot;;[Summary.G710]&lt;&gt;&quot;&quot;;[Summary.H710]&lt;&gt;&quot;&quot;;[Summary.I710]&lt;&gt;&quot;&quot;);[Summary.A710];&quot;&quot;)">
            <text:p/>
          </table:table-cell>
        </table:table-row>
        <table:table-row table:style-name="ro3">
          <table:table-cell table:style-name="ce26" table:formula="of:=IF(AND([Summary.B711]&lt;&gt;&quot;&quot;; [Summary.C711]&lt;&gt;&quot;&quot;;[Summary.D711]&lt;&gt;&quot;&quot;;[Summary.E711]&lt;&gt;&quot;&quot;;[Summary.F711]&lt;&gt;&quot;&quot;;[Summary.G711]&lt;&gt;&quot;&quot;;[Summary.H711]&lt;&gt;&quot;&quot;;[Summary.I711]&lt;&gt;&quot;&quot;);[Summary.A711];&quot;&quot;)">
            <text:p/>
          </table:table-cell>
        </table:table-row>
        <table:table-row table:style-name="ro3">
          <table:table-cell table:style-name="ce26" table:formula="of:=IF(AND([Summary.B712]&lt;&gt;&quot;&quot;; [Summary.C712]&lt;&gt;&quot;&quot;;[Summary.D712]&lt;&gt;&quot;&quot;;[Summary.E712]&lt;&gt;&quot;&quot;;[Summary.F712]&lt;&gt;&quot;&quot;;[Summary.G712]&lt;&gt;&quot;&quot;;[Summary.H712]&lt;&gt;&quot;&quot;;[Summary.I712]&lt;&gt;&quot;&quot;);[Summary.A712];&quot;&quot;)">
            <text:p/>
          </table:table-cell>
        </table:table-row>
        <table:table-row table:style-name="ro3">
          <table:table-cell table:style-name="ce26" table:formula="of:=IF(AND([Summary.B713]&lt;&gt;&quot;&quot;; [Summary.C713]&lt;&gt;&quot;&quot;;[Summary.D713]&lt;&gt;&quot;&quot;;[Summary.E713]&lt;&gt;&quot;&quot;;[Summary.F713]&lt;&gt;&quot;&quot;;[Summary.G713]&lt;&gt;&quot;&quot;;[Summary.H713]&lt;&gt;&quot;&quot;;[Summary.I713]&lt;&gt;&quot;&quot;);[Summary.A713];&quot;&quot;)">
            <text:p/>
          </table:table-cell>
        </table:table-row>
        <table:table-row table:style-name="ro2">
          <table:table-cell table:style-name="ce26" table:formula="of:=IF(AND([Summary.B714]&lt;&gt;&quot;&quot;; [Summary.C714]&lt;&gt;&quot;&quot;;[Summary.D714]&lt;&gt;&quot;&quot;;[Summary.E714]&lt;&gt;&quot;&quot;;[Summary.F714]&lt;&gt;&quot;&quot;;[Summary.G714]&lt;&gt;&quot;&quot;;[Summary.H714]&lt;&gt;&quot;&quot;;[Summary.I714]&lt;&gt;&quot;&quot;);[Summary.A714];&quot;&quot;)">
            <text:p/>
          </table:table-cell>
        </table:table-row>
        <table:table-row table:style-name="ro2">
          <table:table-cell table:style-name="ce26" table:formula="of:=IF(AND([Summary.B715]&lt;&gt;&quot;&quot;; [Summary.C715]&lt;&gt;&quot;&quot;;[Summary.D715]&lt;&gt;&quot;&quot;;[Summary.E715]&lt;&gt;&quot;&quot;;[Summary.F715]&lt;&gt;&quot;&quot;;[Summary.G715]&lt;&gt;&quot;&quot;;[Summary.H715]&lt;&gt;&quot;&quot;;[Summary.I715]&lt;&gt;&quot;&quot;);[Summary.A715];&quot;&quot;)">
            <text:p/>
          </table:table-cell>
        </table:table-row>
        <table:table-row table:style-name="ro3">
          <table:table-cell table:style-name="ce26" table:formula="of:=IF(AND([Summary.B716]&lt;&gt;&quot;&quot;; [Summary.C716]&lt;&gt;&quot;&quot;;[Summary.D716]&lt;&gt;&quot;&quot;;[Summary.E716]&lt;&gt;&quot;&quot;;[Summary.F716]&lt;&gt;&quot;&quot;;[Summary.G716]&lt;&gt;&quot;&quot;;[Summary.H716]&lt;&gt;&quot;&quot;;[Summary.I716]&lt;&gt;&quot;&quot;);[Summary.A716];&quot;&quot;)">
            <text:p/>
          </table:table-cell>
        </table:table-row>
        <table:table-row table:style-name="ro3">
          <table:table-cell table:style-name="ce26" table:formula="of:=IF(AND([Summary.B717]&lt;&gt;&quot;&quot;; [Summary.C717]&lt;&gt;&quot;&quot;;[Summary.D717]&lt;&gt;&quot;&quot;;[Summary.E717]&lt;&gt;&quot;&quot;;[Summary.F717]&lt;&gt;&quot;&quot;;[Summary.G717]&lt;&gt;&quot;&quot;;[Summary.H717]&lt;&gt;&quot;&quot;;[Summary.I717]&lt;&gt;&quot;&quot;);[Summary.A717];&quot;&quot;)">
            <text:p/>
          </table:table-cell>
        </table:table-row>
        <table:table-row table:style-name="ro3">
          <table:table-cell table:style-name="ce26" table:formula="of:=IF(AND([Summary.B718]&lt;&gt;&quot;&quot;; [Summary.C718]&lt;&gt;&quot;&quot;;[Summary.D718]&lt;&gt;&quot;&quot;;[Summary.E718]&lt;&gt;&quot;&quot;;[Summary.F718]&lt;&gt;&quot;&quot;;[Summary.G718]&lt;&gt;&quot;&quot;;[Summary.H718]&lt;&gt;&quot;&quot;;[Summary.I718]&lt;&gt;&quot;&quot;);[Summary.A718];&quot;&quot;)">
            <text:p/>
          </table:table-cell>
        </table:table-row>
        <table:table-row table:style-name="ro3">
          <table:table-cell table:style-name="ce26" table:formula="of:=IF(AND([Summary.B719]&lt;&gt;&quot;&quot;; [Summary.C719]&lt;&gt;&quot;&quot;;[Summary.D719]&lt;&gt;&quot;&quot;;[Summary.E719]&lt;&gt;&quot;&quot;;[Summary.F719]&lt;&gt;&quot;&quot;;[Summary.G719]&lt;&gt;&quot;&quot;;[Summary.H719]&lt;&gt;&quot;&quot;;[Summary.I719]&lt;&gt;&quot;&quot;);[Summary.A719];&quot;&quot;)">
            <text:p/>
          </table:table-cell>
        </table:table-row>
        <table:table-row table:style-name="ro3">
          <table:table-cell table:style-name="ce26" table:formula="of:=IF(AND([Summary.B720]&lt;&gt;&quot;&quot;; [Summary.C720]&lt;&gt;&quot;&quot;;[Summary.D720]&lt;&gt;&quot;&quot;;[Summary.E720]&lt;&gt;&quot;&quot;;[Summary.F720]&lt;&gt;&quot;&quot;;[Summary.G720]&lt;&gt;&quot;&quot;;[Summary.H720]&lt;&gt;&quot;&quot;;[Summary.I720]&lt;&gt;&quot;&quot;);[Summary.A720];&quot;&quot;)">
            <text:p/>
          </table:table-cell>
        </table:table-row>
        <table:table-row table:style-name="ro3">
          <table:table-cell table:style-name="ce26" table:formula="of:=IF(AND([Summary.B721]&lt;&gt;&quot;&quot;; [Summary.C721]&lt;&gt;&quot;&quot;;[Summary.D721]&lt;&gt;&quot;&quot;;[Summary.E721]&lt;&gt;&quot;&quot;;[Summary.F721]&lt;&gt;&quot;&quot;;[Summary.G721]&lt;&gt;&quot;&quot;;[Summary.H721]&lt;&gt;&quot;&quot;;[Summary.I721]&lt;&gt;&quot;&quot;);[Summary.A721];&quot;&quot;)">
            <text:p/>
          </table:table-cell>
        </table:table-row>
        <table:table-row table:style-name="ro3">
          <table:table-cell table:style-name="ce26" table:formula="of:=IF(AND([Summary.B722]&lt;&gt;&quot;&quot;; [Summary.C722]&lt;&gt;&quot;&quot;;[Summary.D722]&lt;&gt;&quot;&quot;;[Summary.E722]&lt;&gt;&quot;&quot;;[Summary.F722]&lt;&gt;&quot;&quot;;[Summary.G722]&lt;&gt;&quot;&quot;;[Summary.H722]&lt;&gt;&quot;&quot;;[Summary.I722]&lt;&gt;&quot;&quot;);[Summary.A722];&quot;&quot;)">
            <text:p/>
          </table:table-cell>
        </table:table-row>
        <table:table-row table:style-name="ro3">
          <table:table-cell table:style-name="ce26" table:formula="of:=IF(AND([Summary.B723]&lt;&gt;&quot;&quot;; [Summary.C723]&lt;&gt;&quot;&quot;;[Summary.D723]&lt;&gt;&quot;&quot;;[Summary.E723]&lt;&gt;&quot;&quot;;[Summary.F723]&lt;&gt;&quot;&quot;;[Summary.G723]&lt;&gt;&quot;&quot;;[Summary.H723]&lt;&gt;&quot;&quot;;[Summary.I723]&lt;&gt;&quot;&quot;);[Summary.A723];&quot;&quot;)">
            <text:p/>
          </table:table-cell>
        </table:table-row>
        <table:table-row table:style-name="ro3">
          <table:table-cell table:style-name="ce26" table:formula="of:=IF(AND([Summary.B724]&lt;&gt;&quot;&quot;; [Summary.C724]&lt;&gt;&quot;&quot;;[Summary.D724]&lt;&gt;&quot;&quot;;[Summary.E724]&lt;&gt;&quot;&quot;;[Summary.F724]&lt;&gt;&quot;&quot;;[Summary.G724]&lt;&gt;&quot;&quot;;[Summary.H724]&lt;&gt;&quot;&quot;;[Summary.I724]&lt;&gt;&quot;&quot;);[Summary.A724];&quot;&quot;)">
            <text:p/>
          </table:table-cell>
        </table:table-row>
        <table:table-row table:style-name="ro3">
          <table:table-cell table:style-name="ce26" table:formula="of:=IF(AND([Summary.B725]&lt;&gt;&quot;&quot;; [Summary.C725]&lt;&gt;&quot;&quot;;[Summary.D725]&lt;&gt;&quot;&quot;;[Summary.E725]&lt;&gt;&quot;&quot;;[Summary.F725]&lt;&gt;&quot;&quot;;[Summary.G725]&lt;&gt;&quot;&quot;;[Summary.H725]&lt;&gt;&quot;&quot;;[Summary.I725]&lt;&gt;&quot;&quot;);[Summary.A725];&quot;&quot;)">
            <text:p/>
          </table:table-cell>
        </table:table-row>
        <table:table-row table:style-name="ro3">
          <table:table-cell table:style-name="ce26" table:formula="of:=IF(AND([Summary.B726]&lt;&gt;&quot;&quot;; [Summary.C726]&lt;&gt;&quot;&quot;;[Summary.D726]&lt;&gt;&quot;&quot;;[Summary.E726]&lt;&gt;&quot;&quot;;[Summary.F726]&lt;&gt;&quot;&quot;;[Summary.G726]&lt;&gt;&quot;&quot;;[Summary.H726]&lt;&gt;&quot;&quot;;[Summary.I726]&lt;&gt;&quot;&quot;);[Summary.A726];&quot;&quot;)">
            <text:p/>
          </table:table-cell>
        </table:table-row>
        <table:table-row table:style-name="ro2">
          <table:table-cell table:style-name="ce26" table:formula="of:=IF(AND([Summary.B727]&lt;&gt;&quot;&quot;; [Summary.C727]&lt;&gt;&quot;&quot;;[Summary.D727]&lt;&gt;&quot;&quot;;[Summary.E727]&lt;&gt;&quot;&quot;;[Summary.F727]&lt;&gt;&quot;&quot;;[Summary.G727]&lt;&gt;&quot;&quot;;[Summary.H727]&lt;&gt;&quot;&quot;;[Summary.I727]&lt;&gt;&quot;&quot;);[Summary.A727];&quot;&quot;)">
            <text:p/>
          </table:table-cell>
        </table:table-row>
        <table:table-row table:style-name="ro3">
          <table:table-cell table:style-name="ce26" table:formula="of:=IF(AND([Summary.B728]&lt;&gt;&quot;&quot;; [Summary.C728]&lt;&gt;&quot;&quot;;[Summary.D728]&lt;&gt;&quot;&quot;;[Summary.E728]&lt;&gt;&quot;&quot;;[Summary.F728]&lt;&gt;&quot;&quot;;[Summary.G728]&lt;&gt;&quot;&quot;;[Summary.H728]&lt;&gt;&quot;&quot;;[Summary.I728]&lt;&gt;&quot;&quot;);[Summary.A728];&quot;&quot;)">
            <text:p/>
          </table:table-cell>
        </table:table-row>
        <table:table-row table:style-name="ro3">
          <table:table-cell table:style-name="ce26" table:formula="of:=IF(AND([Summary.B729]&lt;&gt;&quot;&quot;; [Summary.C729]&lt;&gt;&quot;&quot;;[Summary.D729]&lt;&gt;&quot;&quot;;[Summary.E729]&lt;&gt;&quot;&quot;;[Summary.F729]&lt;&gt;&quot;&quot;;[Summary.G729]&lt;&gt;&quot;&quot;;[Summary.H729]&lt;&gt;&quot;&quot;;[Summary.I729]&lt;&gt;&quot;&quot;);[Summary.A729];&quot;&quot;)">
            <text:p/>
          </table:table-cell>
        </table:table-row>
        <table:table-row table:style-name="ro3">
          <table:table-cell table:style-name="ce26" table:formula="of:=IF(AND([Summary.B730]&lt;&gt;&quot;&quot;; [Summary.C730]&lt;&gt;&quot;&quot;;[Summary.D730]&lt;&gt;&quot;&quot;;[Summary.E730]&lt;&gt;&quot;&quot;;[Summary.F730]&lt;&gt;&quot;&quot;;[Summary.G730]&lt;&gt;&quot;&quot;;[Summary.H730]&lt;&gt;&quot;&quot;;[Summary.I730]&lt;&gt;&quot;&quot;);[Summary.A730];&quot;&quot;)">
            <text:p/>
          </table:table-cell>
        </table:table-row>
        <table:table-row table:style-name="ro3">
          <table:table-cell table:style-name="ce26" table:formula="of:=IF(AND([Summary.B731]&lt;&gt;&quot;&quot;; [Summary.C731]&lt;&gt;&quot;&quot;;[Summary.D731]&lt;&gt;&quot;&quot;;[Summary.E731]&lt;&gt;&quot;&quot;;[Summary.F731]&lt;&gt;&quot;&quot;;[Summary.G731]&lt;&gt;&quot;&quot;;[Summary.H731]&lt;&gt;&quot;&quot;;[Summary.I731]&lt;&gt;&quot;&quot;);[Summary.A731];&quot;&quot;)">
            <text:p/>
          </table:table-cell>
        </table:table-row>
        <table:table-row table:style-name="ro3">
          <table:table-cell table:style-name="ce26" table:formula="of:=IF(AND([Summary.B732]&lt;&gt;&quot;&quot;; [Summary.C732]&lt;&gt;&quot;&quot;;[Summary.D732]&lt;&gt;&quot;&quot;;[Summary.E732]&lt;&gt;&quot;&quot;;[Summary.F732]&lt;&gt;&quot;&quot;;[Summary.G732]&lt;&gt;&quot;&quot;;[Summary.H732]&lt;&gt;&quot;&quot;;[Summary.I732]&lt;&gt;&quot;&quot;);[Summary.A732];&quot;&quot;)">
            <text:p/>
          </table:table-cell>
        </table:table-row>
        <table:table-row table:style-name="ro3">
          <table:table-cell table:style-name="ce26" table:formula="of:=IF(AND([Summary.B733]&lt;&gt;&quot;&quot;; [Summary.C733]&lt;&gt;&quot;&quot;;[Summary.D733]&lt;&gt;&quot;&quot;;[Summary.E733]&lt;&gt;&quot;&quot;;[Summary.F733]&lt;&gt;&quot;&quot;;[Summary.G733]&lt;&gt;&quot;&quot;;[Summary.H733]&lt;&gt;&quot;&quot;;[Summary.I733]&lt;&gt;&quot;&quot;);[Summary.A733];&quot;&quot;)">
            <text:p/>
          </table:table-cell>
        </table:table-row>
        <table:table-row table:style-name="ro3">
          <table:table-cell table:style-name="ce26" table:formula="of:=IF(AND([Summary.B734]&lt;&gt;&quot;&quot;; [Summary.C734]&lt;&gt;&quot;&quot;;[Summary.D734]&lt;&gt;&quot;&quot;;[Summary.E734]&lt;&gt;&quot;&quot;;[Summary.F734]&lt;&gt;&quot;&quot;;[Summary.G734]&lt;&gt;&quot;&quot;;[Summary.H734]&lt;&gt;&quot;&quot;;[Summary.I734]&lt;&gt;&quot;&quot;);[Summary.A734];&quot;&quot;)">
            <text:p/>
          </table:table-cell>
        </table:table-row>
        <table:table-row table:style-name="ro3">
          <table:table-cell table:style-name="ce26" table:formula="of:=IF(AND([Summary.B735]&lt;&gt;&quot;&quot;; [Summary.C735]&lt;&gt;&quot;&quot;;[Summary.D735]&lt;&gt;&quot;&quot;;[Summary.E735]&lt;&gt;&quot;&quot;;[Summary.F735]&lt;&gt;&quot;&quot;;[Summary.G735]&lt;&gt;&quot;&quot;;[Summary.H735]&lt;&gt;&quot;&quot;;[Summary.I735]&lt;&gt;&quot;&quot;);[Summary.A735];&quot;&quot;)">
            <text:p/>
          </table:table-cell>
        </table:table-row>
        <table:table-row table:style-name="ro3">
          <table:table-cell table:style-name="ce26" table:formula="of:=IF(AND([Summary.B736]&lt;&gt;&quot;&quot;; [Summary.C736]&lt;&gt;&quot;&quot;;[Summary.D736]&lt;&gt;&quot;&quot;;[Summary.E736]&lt;&gt;&quot;&quot;;[Summary.F736]&lt;&gt;&quot;&quot;;[Summary.G736]&lt;&gt;&quot;&quot;;[Summary.H736]&lt;&gt;&quot;&quot;;[Summary.I736]&lt;&gt;&quot;&quot;);[Summary.A736];&quot;&quot;)">
            <text:p/>
          </table:table-cell>
        </table:table-row>
        <table:table-row table:style-name="ro3">
          <table:table-cell table:style-name="ce26" table:formula="of:=IF(AND([Summary.B737]&lt;&gt;&quot;&quot;; [Summary.C737]&lt;&gt;&quot;&quot;;[Summary.D737]&lt;&gt;&quot;&quot;;[Summary.E737]&lt;&gt;&quot;&quot;;[Summary.F737]&lt;&gt;&quot;&quot;;[Summary.G737]&lt;&gt;&quot;&quot;;[Summary.H737]&lt;&gt;&quot;&quot;;[Summary.I737]&lt;&gt;&quot;&quot;);[Summary.A737];&quot;&quot;)">
            <text:p/>
          </table:table-cell>
        </table:table-row>
        <table:table-row table:style-name="ro3">
          <table:table-cell table:style-name="ce26" table:formula="of:=IF(AND([Summary.B738]&lt;&gt;&quot;&quot;; [Summary.C738]&lt;&gt;&quot;&quot;;[Summary.D738]&lt;&gt;&quot;&quot;;[Summary.E738]&lt;&gt;&quot;&quot;;[Summary.F738]&lt;&gt;&quot;&quot;;[Summary.G738]&lt;&gt;&quot;&quot;;[Summary.H738]&lt;&gt;&quot;&quot;;[Summary.I738]&lt;&gt;&quot;&quot;);[Summary.A738];&quot;&quot;)">
            <text:p/>
          </table:table-cell>
        </table:table-row>
        <table:table-row table:style-name="ro3">
          <table:table-cell table:style-name="ce26" table:formula="of:=IF(AND([Summary.B739]&lt;&gt;&quot;&quot;; [Summary.C739]&lt;&gt;&quot;&quot;;[Summary.D739]&lt;&gt;&quot;&quot;;[Summary.E739]&lt;&gt;&quot;&quot;;[Summary.F739]&lt;&gt;&quot;&quot;;[Summary.G739]&lt;&gt;&quot;&quot;;[Summary.H739]&lt;&gt;&quot;&quot;;[Summary.I739]&lt;&gt;&quot;&quot;);[Summary.A739];&quot;&quot;)">
            <text:p/>
          </table:table-cell>
        </table:table-row>
        <table:table-row table:style-name="ro3">
          <table:table-cell table:style-name="ce26" table:formula="of:=IF(AND([Summary.B740]&lt;&gt;&quot;&quot;; [Summary.C740]&lt;&gt;&quot;&quot;;[Summary.D740]&lt;&gt;&quot;&quot;;[Summary.E740]&lt;&gt;&quot;&quot;;[Summary.F740]&lt;&gt;&quot;&quot;;[Summary.G740]&lt;&gt;&quot;&quot;;[Summary.H740]&lt;&gt;&quot;&quot;;[Summary.I740]&lt;&gt;&quot;&quot;);[Summary.A740];&quot;&quot;)">
            <text:p/>
          </table:table-cell>
        </table:table-row>
        <table:table-row table:style-name="ro3">
          <table:table-cell table:style-name="ce26" table:formula="of:=IF(AND([Summary.B741]&lt;&gt;&quot;&quot;; [Summary.C741]&lt;&gt;&quot;&quot;;[Summary.D741]&lt;&gt;&quot;&quot;;[Summary.E741]&lt;&gt;&quot;&quot;;[Summary.F741]&lt;&gt;&quot;&quot;;[Summary.G741]&lt;&gt;&quot;&quot;;[Summary.H741]&lt;&gt;&quot;&quot;;[Summary.I741]&lt;&gt;&quot;&quot;);[Summary.A741];&quot;&quot;)">
            <text:p/>
          </table:table-cell>
        </table:table-row>
        <table:table-row table:style-name="ro3">
          <table:table-cell table:style-name="ce26" table:formula="of:=IF(AND([Summary.B742]&lt;&gt;&quot;&quot;; [Summary.C742]&lt;&gt;&quot;&quot;;[Summary.D742]&lt;&gt;&quot;&quot;;[Summary.E742]&lt;&gt;&quot;&quot;;[Summary.F742]&lt;&gt;&quot;&quot;;[Summary.G742]&lt;&gt;&quot;&quot;;[Summary.H742]&lt;&gt;&quot;&quot;;[Summary.I742]&lt;&gt;&quot;&quot;);[Summary.A742];&quot;&quot;)">
            <text:p/>
          </table:table-cell>
        </table:table-row>
        <table:table-row table:style-name="ro3">
          <table:table-cell table:style-name="ce26" table:formula="of:=IF(AND([Summary.B743]&lt;&gt;&quot;&quot;; [Summary.C743]&lt;&gt;&quot;&quot;;[Summary.D743]&lt;&gt;&quot;&quot;;[Summary.E743]&lt;&gt;&quot;&quot;;[Summary.F743]&lt;&gt;&quot;&quot;;[Summary.G743]&lt;&gt;&quot;&quot;;[Summary.H743]&lt;&gt;&quot;&quot;;[Summary.I743]&lt;&gt;&quot;&quot;);[Summary.A743];&quot;&quot;)">
            <text:p/>
          </table:table-cell>
        </table:table-row>
        <table:table-row table:style-name="ro3">
          <table:table-cell table:style-name="ce26" table:formula="of:=IF(AND([Summary.B744]&lt;&gt;&quot;&quot;; [Summary.C744]&lt;&gt;&quot;&quot;;[Summary.D744]&lt;&gt;&quot;&quot;;[Summary.E744]&lt;&gt;&quot;&quot;;[Summary.F744]&lt;&gt;&quot;&quot;;[Summary.G744]&lt;&gt;&quot;&quot;;[Summary.H744]&lt;&gt;&quot;&quot;;[Summary.I744]&lt;&gt;&quot;&quot;);[Summary.A744];&quot;&quot;)">
            <text:p/>
          </table:table-cell>
        </table:table-row>
        <table:table-row table:style-name="ro3">
          <table:table-cell table:style-name="ce26" table:formula="of:=IF(AND([Summary.B745]&lt;&gt;&quot;&quot;; [Summary.C745]&lt;&gt;&quot;&quot;;[Summary.D745]&lt;&gt;&quot;&quot;;[Summary.E745]&lt;&gt;&quot;&quot;;[Summary.F745]&lt;&gt;&quot;&quot;;[Summary.G745]&lt;&gt;&quot;&quot;;[Summary.H745]&lt;&gt;&quot;&quot;;[Summary.I745]&lt;&gt;&quot;&quot;);[Summary.A745];&quot;&quot;)">
            <text:p/>
          </table:table-cell>
        </table:table-row>
        <table:table-row table:style-name="ro3">
          <table:table-cell table:style-name="ce26" table:formula="of:=IF(AND([Summary.B746]&lt;&gt;&quot;&quot;; [Summary.C746]&lt;&gt;&quot;&quot;;[Summary.D746]&lt;&gt;&quot;&quot;;[Summary.E746]&lt;&gt;&quot;&quot;;[Summary.F746]&lt;&gt;&quot;&quot;;[Summary.G746]&lt;&gt;&quot;&quot;;[Summary.H746]&lt;&gt;&quot;&quot;;[Summary.I746]&lt;&gt;&quot;&quot;);[Summary.A746];&quot;&quot;)">
            <text:p/>
          </table:table-cell>
        </table:table-row>
        <table:table-row table:style-name="ro3">
          <table:table-cell table:style-name="ce26" table:formula="of:=IF(AND([Summary.B747]&lt;&gt;&quot;&quot;; [Summary.C747]&lt;&gt;&quot;&quot;;[Summary.D747]&lt;&gt;&quot;&quot;;[Summary.E747]&lt;&gt;&quot;&quot;;[Summary.F747]&lt;&gt;&quot;&quot;;[Summary.G747]&lt;&gt;&quot;&quot;;[Summary.H747]&lt;&gt;&quot;&quot;;[Summary.I747]&lt;&gt;&quot;&quot;);[Summary.A747];&quot;&quot;)">
            <text:p/>
          </table:table-cell>
        </table:table-row>
        <table:table-row table:style-name="ro2">
          <table:table-cell table:style-name="ce26" table:formula="of:=IF(AND([Summary.B748]&lt;&gt;&quot;&quot;; [Summary.C748]&lt;&gt;&quot;&quot;;[Summary.D748]&lt;&gt;&quot;&quot;;[Summary.E748]&lt;&gt;&quot;&quot;;[Summary.F748]&lt;&gt;&quot;&quot;;[Summary.G748]&lt;&gt;&quot;&quot;;[Summary.H748]&lt;&gt;&quot;&quot;;[Summary.I748]&lt;&gt;&quot;&quot;);[Summary.A748];&quot;&quot;)">
            <text:p/>
          </table:table-cell>
        </table:table-row>
        <table:table-row table:style-name="ro3">
          <table:table-cell table:style-name="ce26" table:formula="of:=IF(AND([Summary.B749]&lt;&gt;&quot;&quot;; [Summary.C749]&lt;&gt;&quot;&quot;;[Summary.D749]&lt;&gt;&quot;&quot;;[Summary.E749]&lt;&gt;&quot;&quot;;[Summary.F749]&lt;&gt;&quot;&quot;;[Summary.G749]&lt;&gt;&quot;&quot;;[Summary.H749]&lt;&gt;&quot;&quot;;[Summary.I749]&lt;&gt;&quot;&quot;);[Summary.A749];&quot;&quot;)">
            <text:p/>
          </table:table-cell>
        </table:table-row>
        <table:table-row table:style-name="ro3">
          <table:table-cell table:style-name="ce26" table:formula="of:=IF(AND([Summary.B750]&lt;&gt;&quot;&quot;; [Summary.C750]&lt;&gt;&quot;&quot;;[Summary.D750]&lt;&gt;&quot;&quot;;[Summary.E750]&lt;&gt;&quot;&quot;;[Summary.F750]&lt;&gt;&quot;&quot;;[Summary.G750]&lt;&gt;&quot;&quot;;[Summary.H750]&lt;&gt;&quot;&quot;;[Summary.I750]&lt;&gt;&quot;&quot;);[Summary.A750];&quot;&quot;)">
            <text:p/>
          </table:table-cell>
        </table:table-row>
        <table:table-row table:style-name="ro3">
          <table:table-cell table:style-name="ce26" table:formula="of:=IF(AND([Summary.B751]&lt;&gt;&quot;&quot;; [Summary.C751]&lt;&gt;&quot;&quot;;[Summary.D751]&lt;&gt;&quot;&quot;;[Summary.E751]&lt;&gt;&quot;&quot;;[Summary.F751]&lt;&gt;&quot;&quot;;[Summary.G751]&lt;&gt;&quot;&quot;;[Summary.H751]&lt;&gt;&quot;&quot;;[Summary.I751]&lt;&gt;&quot;&quot;);[Summary.A751];&quot;&quot;)">
            <text:p/>
          </table:table-cell>
        </table:table-row>
        <table:table-row table:style-name="ro3">
          <table:table-cell table:style-name="ce26" table:formula="of:=IF(AND([Summary.B752]&lt;&gt;&quot;&quot;; [Summary.C752]&lt;&gt;&quot;&quot;;[Summary.D752]&lt;&gt;&quot;&quot;;[Summary.E752]&lt;&gt;&quot;&quot;;[Summary.F752]&lt;&gt;&quot;&quot;;[Summary.G752]&lt;&gt;&quot;&quot;;[Summary.H752]&lt;&gt;&quot;&quot;;[Summary.I752]&lt;&gt;&quot;&quot;);[Summary.A752];&quot;&quot;)">
            <text:p/>
          </table:table-cell>
        </table:table-row>
        <table:table-row table:style-name="ro3">
          <table:table-cell table:style-name="ce26" table:formula="of:=IF(AND([Summary.B753]&lt;&gt;&quot;&quot;; [Summary.C753]&lt;&gt;&quot;&quot;;[Summary.D753]&lt;&gt;&quot;&quot;;[Summary.E753]&lt;&gt;&quot;&quot;;[Summary.F753]&lt;&gt;&quot;&quot;;[Summary.G753]&lt;&gt;&quot;&quot;;[Summary.H753]&lt;&gt;&quot;&quot;;[Summary.I753]&lt;&gt;&quot;&quot;);[Summary.A753];&quot;&quot;)">
            <text:p/>
          </table:table-cell>
        </table:table-row>
        <table:table-row table:style-name="ro3">
          <table:table-cell table:style-name="ce26" table:formula="of:=IF(AND([Summary.B754]&lt;&gt;&quot;&quot;; [Summary.C754]&lt;&gt;&quot;&quot;;[Summary.D754]&lt;&gt;&quot;&quot;;[Summary.E754]&lt;&gt;&quot;&quot;;[Summary.F754]&lt;&gt;&quot;&quot;;[Summary.G754]&lt;&gt;&quot;&quot;;[Summary.H754]&lt;&gt;&quot;&quot;;[Summary.I754]&lt;&gt;&quot;&quot;);[Summary.A754];&quot;&quot;)">
            <text:p/>
          </table:table-cell>
        </table:table-row>
        <table:table-row table:style-name="ro3">
          <table:table-cell table:style-name="ce26" table:formula="of:=IF(AND([Summary.B755]&lt;&gt;&quot;&quot;; [Summary.C755]&lt;&gt;&quot;&quot;;[Summary.D755]&lt;&gt;&quot;&quot;;[Summary.E755]&lt;&gt;&quot;&quot;;[Summary.F755]&lt;&gt;&quot;&quot;;[Summary.G755]&lt;&gt;&quot;&quot;;[Summary.H755]&lt;&gt;&quot;&quot;;[Summary.I755]&lt;&gt;&quot;&quot;);[Summary.A755];&quot;&quot;)">
            <text:p/>
          </table:table-cell>
        </table:table-row>
        <table:table-row table:style-name="ro3">
          <table:table-cell table:style-name="ce26" table:formula="of:=IF(AND([Summary.B756]&lt;&gt;&quot;&quot;; [Summary.C756]&lt;&gt;&quot;&quot;;[Summary.D756]&lt;&gt;&quot;&quot;;[Summary.E756]&lt;&gt;&quot;&quot;;[Summary.F756]&lt;&gt;&quot;&quot;;[Summary.G756]&lt;&gt;&quot;&quot;;[Summary.H756]&lt;&gt;&quot;&quot;;[Summary.I756]&lt;&gt;&quot;&quot;);[Summary.A756];&quot;&quot;)">
            <text:p/>
          </table:table-cell>
        </table:table-row>
        <table:table-row table:style-name="ro3">
          <table:table-cell table:style-name="ce26" table:formula="of:=IF(AND([Summary.B757]&lt;&gt;&quot;&quot;; [Summary.C757]&lt;&gt;&quot;&quot;;[Summary.D757]&lt;&gt;&quot;&quot;;[Summary.E757]&lt;&gt;&quot;&quot;;[Summary.F757]&lt;&gt;&quot;&quot;;[Summary.G757]&lt;&gt;&quot;&quot;;[Summary.H757]&lt;&gt;&quot;&quot;;[Summary.I757]&lt;&gt;&quot;&quot;);[Summary.A757];&quot;&quot;)">
            <text:p/>
          </table:table-cell>
        </table:table-row>
        <table:table-row table:style-name="ro3">
          <table:table-cell table:style-name="ce26" table:formula="of:=IF(AND([Summary.B758]&lt;&gt;&quot;&quot;; [Summary.C758]&lt;&gt;&quot;&quot;;[Summary.D758]&lt;&gt;&quot;&quot;;[Summary.E758]&lt;&gt;&quot;&quot;;[Summary.F758]&lt;&gt;&quot;&quot;;[Summary.G758]&lt;&gt;&quot;&quot;;[Summary.H758]&lt;&gt;&quot;&quot;;[Summary.I758]&lt;&gt;&quot;&quot;);[Summary.A758];&quot;&quot;)" office:value-type="string" office:string-value="TABLE">
            <text:p>TABLE</text:p>
          </table:table-cell>
        </table:table-row>
        <table:table-row table:style-name="ro3">
          <table:table-cell table:style-name="ce26" table:formula="of:=IF(AND([Summary.B759]&lt;&gt;&quot;&quot;; [Summary.C759]&lt;&gt;&quot;&quot;;[Summary.D759]&lt;&gt;&quot;&quot;;[Summary.E759]&lt;&gt;&quot;&quot;;[Summary.F759]&lt;&gt;&quot;&quot;;[Summary.G759]&lt;&gt;&quot;&quot;;[Summary.H759]&lt;&gt;&quot;&quot;;[Summary.I759]&lt;&gt;&quot;&quot;);[Summary.A759];&quot;&quot;)">
            <text:p/>
          </table:table-cell>
        </table:table-row>
        <table:table-row table:style-name="ro3">
          <table:table-cell table:style-name="ce26" table:formula="of:=IF(AND([Summary.B760]&lt;&gt;&quot;&quot;; [Summary.C760]&lt;&gt;&quot;&quot;;[Summary.D760]&lt;&gt;&quot;&quot;;[Summary.E760]&lt;&gt;&quot;&quot;;[Summary.F760]&lt;&gt;&quot;&quot;;[Summary.G760]&lt;&gt;&quot;&quot;;[Summary.H760]&lt;&gt;&quot;&quot;;[Summary.I760]&lt;&gt;&quot;&quot;);[Summary.A760];&quot;&quot;)">
            <text:p/>
          </table:table-cell>
        </table:table-row>
        <table:table-row table:style-name="ro3">
          <table:table-cell table:style-name="ce26" table:formula="of:=IF(AND([Summary.B761]&lt;&gt;&quot;&quot;; [Summary.C761]&lt;&gt;&quot;&quot;;[Summary.D761]&lt;&gt;&quot;&quot;;[Summary.E761]&lt;&gt;&quot;&quot;;[Summary.F761]&lt;&gt;&quot;&quot;;[Summary.G761]&lt;&gt;&quot;&quot;;[Summary.H761]&lt;&gt;&quot;&quot;;[Summary.I761]&lt;&gt;&quot;&quot;);[Summary.A761];&quot;&quot;)">
            <text:p/>
          </table:table-cell>
        </table:table-row>
        <table:table-row table:style-name="ro3">
          <table:table-cell table:style-name="ce26" table:formula="of:=IF(AND([Summary.B762]&lt;&gt;&quot;&quot;; [Summary.C762]&lt;&gt;&quot;&quot;;[Summary.D762]&lt;&gt;&quot;&quot;;[Summary.E762]&lt;&gt;&quot;&quot;;[Summary.F762]&lt;&gt;&quot;&quot;;[Summary.G762]&lt;&gt;&quot;&quot;;[Summary.H762]&lt;&gt;&quot;&quot;;[Summary.I762]&lt;&gt;&quot;&quot;);[Summary.A762];&quot;&quot;)">
            <text:p/>
          </table:table-cell>
        </table:table-row>
        <table:table-row table:style-name="ro2">
          <table:table-cell table:style-name="ce26" table:formula="of:=IF(AND([Summary.B763]&lt;&gt;&quot;&quot;; [Summary.C763]&lt;&gt;&quot;&quot;;[Summary.D763]&lt;&gt;&quot;&quot;;[Summary.E763]&lt;&gt;&quot;&quot;;[Summary.F763]&lt;&gt;&quot;&quot;;[Summary.G763]&lt;&gt;&quot;&quot;;[Summary.H763]&lt;&gt;&quot;&quot;;[Summary.I763]&lt;&gt;&quot;&quot;);[Summary.A763];&quot;&quot;)">
            <text:p/>
          </table:table-cell>
        </table:table-row>
        <table:table-row table:style-name="ro3">
          <table:table-cell table:style-name="ce26" table:formula="of:=IF(AND([Summary.B764]&lt;&gt;&quot;&quot;; [Summary.C764]&lt;&gt;&quot;&quot;;[Summary.D764]&lt;&gt;&quot;&quot;;[Summary.E764]&lt;&gt;&quot;&quot;;[Summary.F764]&lt;&gt;&quot;&quot;;[Summary.G764]&lt;&gt;&quot;&quot;;[Summary.H764]&lt;&gt;&quot;&quot;;[Summary.I764]&lt;&gt;&quot;&quot;);[Summary.A764];&quot;&quot;)">
            <text:p/>
          </table:table-cell>
        </table:table-row>
        <table:table-row table:style-name="ro2">
          <table:table-cell table:style-name="ce26" table:formula="of:=IF(AND([Summary.B765]&lt;&gt;&quot;&quot;; [Summary.C765]&lt;&gt;&quot;&quot;;[Summary.D765]&lt;&gt;&quot;&quot;;[Summary.E765]&lt;&gt;&quot;&quot;;[Summary.F765]&lt;&gt;&quot;&quot;;[Summary.G765]&lt;&gt;&quot;&quot;;[Summary.H765]&lt;&gt;&quot;&quot;;[Summary.I765]&lt;&gt;&quot;&quot;);[Summary.A765];&quot;&quot;)">
            <text:p/>
          </table:table-cell>
        </table:table-row>
        <table:table-row table:style-name="ro3">
          <table:table-cell table:style-name="ce26" table:formula="of:=IF(AND([Summary.B766]&lt;&gt;&quot;&quot;; [Summary.C766]&lt;&gt;&quot;&quot;;[Summary.D766]&lt;&gt;&quot;&quot;;[Summary.E766]&lt;&gt;&quot;&quot;;[Summary.F766]&lt;&gt;&quot;&quot;;[Summary.G766]&lt;&gt;&quot;&quot;;[Summary.H766]&lt;&gt;&quot;&quot;;[Summary.I766]&lt;&gt;&quot;&quot;);[Summary.A766];&quot;&quot;)">
            <text:p/>
          </table:table-cell>
        </table:table-row>
        <table:table-row table:style-name="ro3">
          <table:table-cell table:style-name="ce26" table:formula="of:=IF(AND([Summary.B767]&lt;&gt;&quot;&quot;; [Summary.C767]&lt;&gt;&quot;&quot;;[Summary.D767]&lt;&gt;&quot;&quot;;[Summary.E767]&lt;&gt;&quot;&quot;;[Summary.F767]&lt;&gt;&quot;&quot;;[Summary.G767]&lt;&gt;&quot;&quot;;[Summary.H767]&lt;&gt;&quot;&quot;;[Summary.I767]&lt;&gt;&quot;&quot;);[Summary.A767];&quot;&quot;)">
            <text:p/>
          </table:table-cell>
        </table:table-row>
        <table:table-row table:style-name="ro3">
          <table:table-cell table:style-name="ce26" table:formula="of:=IF(AND([Summary.B768]&lt;&gt;&quot;&quot;; [Summary.C768]&lt;&gt;&quot;&quot;;[Summary.D768]&lt;&gt;&quot;&quot;;[Summary.E768]&lt;&gt;&quot;&quot;;[Summary.F768]&lt;&gt;&quot;&quot;;[Summary.G768]&lt;&gt;&quot;&quot;;[Summary.H768]&lt;&gt;&quot;&quot;;[Summary.I768]&lt;&gt;&quot;&quot;);[Summary.A768];&quot;&quot;)">
            <text:p/>
          </table:table-cell>
        </table:table-row>
        <table:table-row table:style-name="ro3">
          <table:table-cell table:style-name="ce26" table:formula="of:=IF(AND([Summary.B769]&lt;&gt;&quot;&quot;; [Summary.C769]&lt;&gt;&quot;&quot;;[Summary.D769]&lt;&gt;&quot;&quot;;[Summary.E769]&lt;&gt;&quot;&quot;;[Summary.F769]&lt;&gt;&quot;&quot;;[Summary.G769]&lt;&gt;&quot;&quot;;[Summary.H769]&lt;&gt;&quot;&quot;;[Summary.I769]&lt;&gt;&quot;&quot;);[Summary.A769];&quot;&quot;)" office:value-type="string" office:string-value="THEN">
            <text:p>THEN</text:p>
          </table:table-cell>
        </table:table-row>
        <table:table-row table:style-name="ro2">
          <table:table-cell table:style-name="ce26" table:formula="of:=IF(AND([Summary.B770]&lt;&gt;&quot;&quot;; [Summary.C770]&lt;&gt;&quot;&quot;;[Summary.D770]&lt;&gt;&quot;&quot;;[Summary.E770]&lt;&gt;&quot;&quot;;[Summary.F770]&lt;&gt;&quot;&quot;;[Summary.G770]&lt;&gt;&quot;&quot;;[Summary.H770]&lt;&gt;&quot;&quot;;[Summary.I770]&lt;&gt;&quot;&quot;);[Summary.A770];&quot;&quot;)">
            <text:p/>
          </table:table-cell>
        </table:table-row>
        <table:table-row table:style-name="ro3">
          <table:table-cell table:style-name="ce26" table:formula="of:=IF(AND([Summary.B771]&lt;&gt;&quot;&quot;; [Summary.C771]&lt;&gt;&quot;&quot;;[Summary.D771]&lt;&gt;&quot;&quot;;[Summary.E771]&lt;&gt;&quot;&quot;;[Summary.F771]&lt;&gt;&quot;&quot;;[Summary.G771]&lt;&gt;&quot;&quot;;[Summary.H771]&lt;&gt;&quot;&quot;;[Summary.I771]&lt;&gt;&quot;&quot;);[Summary.A771];&quot;&quot;)">
            <text:p/>
          </table:table-cell>
        </table:table-row>
        <table:table-row table:style-name="ro3">
          <table:table-cell table:style-name="ce26" table:formula="of:=IF(AND([Summary.B772]&lt;&gt;&quot;&quot;; [Summary.C772]&lt;&gt;&quot;&quot;;[Summary.D772]&lt;&gt;&quot;&quot;;[Summary.E772]&lt;&gt;&quot;&quot;;[Summary.F772]&lt;&gt;&quot;&quot;;[Summary.G772]&lt;&gt;&quot;&quot;;[Summary.H772]&lt;&gt;&quot;&quot;;[Summary.I772]&lt;&gt;&quot;&quot;);[Summary.A772];&quot;&quot;)">
            <text:p/>
          </table:table-cell>
        </table:table-row>
        <table:table-row table:style-name="ro3">
          <table:table-cell table:style-name="ce26" table:formula="of:=IF(AND([Summary.B773]&lt;&gt;&quot;&quot;; [Summary.C773]&lt;&gt;&quot;&quot;;[Summary.D773]&lt;&gt;&quot;&quot;;[Summary.E773]&lt;&gt;&quot;&quot;;[Summary.F773]&lt;&gt;&quot;&quot;;[Summary.G773]&lt;&gt;&quot;&quot;;[Summary.H773]&lt;&gt;&quot;&quot;;[Summary.I773]&lt;&gt;&quot;&quot;);[Summary.A773];&quot;&quot;)">
            <text:p/>
          </table:table-cell>
        </table:table-row>
        <table:table-row table:style-name="ro3">
          <table:table-cell table:style-name="ce26" table:formula="of:=IF(AND([Summary.B774]&lt;&gt;&quot;&quot;; [Summary.C774]&lt;&gt;&quot;&quot;;[Summary.D774]&lt;&gt;&quot;&quot;;[Summary.E774]&lt;&gt;&quot;&quot;;[Summary.F774]&lt;&gt;&quot;&quot;;[Summary.G774]&lt;&gt;&quot;&quot;;[Summary.H774]&lt;&gt;&quot;&quot;;[Summary.I774]&lt;&gt;&quot;&quot;);[Summary.A774];&quot;&quot;)">
            <text:p/>
          </table:table-cell>
        </table:table-row>
        <table:table-row table:style-name="ro3">
          <table:table-cell table:style-name="ce26" table:formula="of:=IF(AND([Summary.B775]&lt;&gt;&quot;&quot;; [Summary.C775]&lt;&gt;&quot;&quot;;[Summary.D775]&lt;&gt;&quot;&quot;;[Summary.E775]&lt;&gt;&quot;&quot;;[Summary.F775]&lt;&gt;&quot;&quot;;[Summary.G775]&lt;&gt;&quot;&quot;;[Summary.H775]&lt;&gt;&quot;&quot;;[Summary.I775]&lt;&gt;&quot;&quot;);[Summary.A775];&quot;&quot;)">
            <text:p/>
          </table:table-cell>
        </table:table-row>
        <table:table-row table:style-name="ro3">
          <table:table-cell table:style-name="ce26" table:formula="of:=IF(AND([Summary.B776]&lt;&gt;&quot;&quot;; [Summary.C776]&lt;&gt;&quot;&quot;;[Summary.D776]&lt;&gt;&quot;&quot;;[Summary.E776]&lt;&gt;&quot;&quot;;[Summary.F776]&lt;&gt;&quot;&quot;;[Summary.G776]&lt;&gt;&quot;&quot;;[Summary.H776]&lt;&gt;&quot;&quot;;[Summary.I776]&lt;&gt;&quot;&quot;);[Summary.A776];&quot;&quot;)">
            <text:p/>
          </table:table-cell>
        </table:table-row>
        <table:table-row table:style-name="ro3">
          <table:table-cell table:style-name="ce26" table:formula="of:=IF(AND([Summary.B777]&lt;&gt;&quot;&quot;; [Summary.C777]&lt;&gt;&quot;&quot;;[Summary.D777]&lt;&gt;&quot;&quot;;[Summary.E777]&lt;&gt;&quot;&quot;;[Summary.F777]&lt;&gt;&quot;&quot;;[Summary.G777]&lt;&gt;&quot;&quot;;[Summary.H777]&lt;&gt;&quot;&quot;;[Summary.I777]&lt;&gt;&quot;&quot;);[Summary.A777];&quot;&quot;)">
            <text:p/>
          </table:table-cell>
        </table:table-row>
        <table:table-row table:style-name="ro3">
          <table:table-cell table:style-name="ce26" table:formula="of:=IF(AND([Summary.B778]&lt;&gt;&quot;&quot;; [Summary.C778]&lt;&gt;&quot;&quot;;[Summary.D778]&lt;&gt;&quot;&quot;;[Summary.E778]&lt;&gt;&quot;&quot;;[Summary.F778]&lt;&gt;&quot;&quot;;[Summary.G778]&lt;&gt;&quot;&quot;;[Summary.H778]&lt;&gt;&quot;&quot;;[Summary.I778]&lt;&gt;&quot;&quot;);[Summary.A778];&quot;&quot;)" office:value-type="string" office:string-value="TO">
            <text:p>TO</text:p>
          </table:table-cell>
        </table:table-row>
        <table:table-row table:style-name="ro3">
          <table:table-cell table:style-name="ce26" table:formula="of:=IF(AND([Summary.B779]&lt;&gt;&quot;&quot;; [Summary.C779]&lt;&gt;&quot;&quot;;[Summary.D779]&lt;&gt;&quot;&quot;;[Summary.E779]&lt;&gt;&quot;&quot;;[Summary.F779]&lt;&gt;&quot;&quot;;[Summary.G779]&lt;&gt;&quot;&quot;;[Summary.H779]&lt;&gt;&quot;&quot;;[Summary.I779]&lt;&gt;&quot;&quot;);[Summary.A779];&quot;&quot;)">
            <text:p/>
          </table:table-cell>
        </table:table-row>
        <table:table-row table:style-name="ro3">
          <table:table-cell table:style-name="ce26" table:formula="of:=IF(AND([Summary.B780]&lt;&gt;&quot;&quot;; [Summary.C780]&lt;&gt;&quot;&quot;;[Summary.D780]&lt;&gt;&quot;&quot;;[Summary.E780]&lt;&gt;&quot;&quot;;[Summary.F780]&lt;&gt;&quot;&quot;;[Summary.G780]&lt;&gt;&quot;&quot;;[Summary.H780]&lt;&gt;&quot;&quot;;[Summary.I780]&lt;&gt;&quot;&quot;);[Summary.A780];&quot;&quot;)">
            <text:p/>
          </table:table-cell>
        </table:table-row>
        <table:table-row table:style-name="ro3">
          <table:table-cell table:style-name="ce26" table:formula="of:=IF(AND([Summary.B781]&lt;&gt;&quot;&quot;; [Summary.C781]&lt;&gt;&quot;&quot;;[Summary.D781]&lt;&gt;&quot;&quot;;[Summary.E781]&lt;&gt;&quot;&quot;;[Summary.F781]&lt;&gt;&quot;&quot;;[Summary.G781]&lt;&gt;&quot;&quot;;[Summary.H781]&lt;&gt;&quot;&quot;;[Summary.I781]&lt;&gt;&quot;&quot;);[Summary.A781];&quot;&quot;)">
            <text:p/>
          </table:table-cell>
        </table:table-row>
        <table:table-row table:style-name="ro3">
          <table:table-cell table:style-name="ce26" table:formula="of:=IF(AND([Summary.B782]&lt;&gt;&quot;&quot;; [Summary.C782]&lt;&gt;&quot;&quot;;[Summary.D782]&lt;&gt;&quot;&quot;;[Summary.E782]&lt;&gt;&quot;&quot;;[Summary.F782]&lt;&gt;&quot;&quot;;[Summary.G782]&lt;&gt;&quot;&quot;;[Summary.H782]&lt;&gt;&quot;&quot;;[Summary.I782]&lt;&gt;&quot;&quot;);[Summary.A782];&quot;&quot;)">
            <text:p/>
          </table:table-cell>
        </table:table-row>
        <table:table-row table:style-name="ro3">
          <table:table-cell table:style-name="ce26" table:formula="of:=IF(AND([Summary.B783]&lt;&gt;&quot;&quot;; [Summary.C783]&lt;&gt;&quot;&quot;;[Summary.D783]&lt;&gt;&quot;&quot;;[Summary.E783]&lt;&gt;&quot;&quot;;[Summary.F783]&lt;&gt;&quot;&quot;;[Summary.G783]&lt;&gt;&quot;&quot;;[Summary.H783]&lt;&gt;&quot;&quot;;[Summary.I783]&lt;&gt;&quot;&quot;);[Summary.A783];&quot;&quot;)">
            <text:p/>
          </table:table-cell>
        </table:table-row>
        <table:table-row table:style-name="ro3">
          <table:table-cell table:style-name="ce26" table:formula="of:=IF(AND([Summary.B784]&lt;&gt;&quot;&quot;; [Summary.C784]&lt;&gt;&quot;&quot;;[Summary.D784]&lt;&gt;&quot;&quot;;[Summary.E784]&lt;&gt;&quot;&quot;;[Summary.F784]&lt;&gt;&quot;&quot;;[Summary.G784]&lt;&gt;&quot;&quot;;[Summary.H784]&lt;&gt;&quot;&quot;;[Summary.I784]&lt;&gt;&quot;&quot;);[Summary.A784];&quot;&quot;)">
            <text:p/>
          </table:table-cell>
        </table:table-row>
        <table:table-row table:style-name="ro3">
          <table:table-cell table:style-name="ce26" table:formula="of:=IF(AND([Summary.B785]&lt;&gt;&quot;&quot;; [Summary.C785]&lt;&gt;&quot;&quot;;[Summary.D785]&lt;&gt;&quot;&quot;;[Summary.E785]&lt;&gt;&quot;&quot;;[Summary.F785]&lt;&gt;&quot;&quot;;[Summary.G785]&lt;&gt;&quot;&quot;;[Summary.H785]&lt;&gt;&quot;&quot;;[Summary.I785]&lt;&gt;&quot;&quot;);[Summary.A785];&quot;&quot;)">
            <text:p/>
          </table:table-cell>
        </table:table-row>
        <table:table-row table:style-name="ro3">
          <table:table-cell table:style-name="ce26" table:formula="of:=IF(AND([Summary.B786]&lt;&gt;&quot;&quot;; [Summary.C786]&lt;&gt;&quot;&quot;;[Summary.D786]&lt;&gt;&quot;&quot;;[Summary.E786]&lt;&gt;&quot;&quot;;[Summary.F786]&lt;&gt;&quot;&quot;;[Summary.G786]&lt;&gt;&quot;&quot;;[Summary.H786]&lt;&gt;&quot;&quot;;[Summary.I786]&lt;&gt;&quot;&quot;);[Summary.A786];&quot;&quot;)">
            <text:p/>
          </table:table-cell>
        </table:table-row>
        <table:table-row table:style-name="ro3">
          <table:table-cell table:style-name="ce26" table:formula="of:=IF(AND([Summary.B787]&lt;&gt;&quot;&quot;; [Summary.C787]&lt;&gt;&quot;&quot;;[Summary.D787]&lt;&gt;&quot;&quot;;[Summary.E787]&lt;&gt;&quot;&quot;;[Summary.F787]&lt;&gt;&quot;&quot;;[Summary.G787]&lt;&gt;&quot;&quot;;[Summary.H787]&lt;&gt;&quot;&quot;;[Summary.I787]&lt;&gt;&quot;&quot;);[Summary.A787];&quot;&quot;)">
            <text:p/>
          </table:table-cell>
        </table:table-row>
        <table:table-row table:style-name="ro3">
          <table:table-cell table:style-name="ce26" table:formula="of:=IF(AND([Summary.B788]&lt;&gt;&quot;&quot;; [Summary.C788]&lt;&gt;&quot;&quot;;[Summary.D788]&lt;&gt;&quot;&quot;;[Summary.E788]&lt;&gt;&quot;&quot;;[Summary.F788]&lt;&gt;&quot;&quot;;[Summary.G788]&lt;&gt;&quot;&quot;;[Summary.H788]&lt;&gt;&quot;&quot;;[Summary.I788]&lt;&gt;&quot;&quot;);[Summary.A788];&quot;&quot;)">
            <text:p/>
          </table:table-cell>
        </table:table-row>
        <table:table-row table:style-name="ro3">
          <table:table-cell table:style-name="ce26" table:formula="of:=IF(AND([Summary.B789]&lt;&gt;&quot;&quot;; [Summary.C789]&lt;&gt;&quot;&quot;;[Summary.D789]&lt;&gt;&quot;&quot;;[Summary.E789]&lt;&gt;&quot;&quot;;[Summary.F789]&lt;&gt;&quot;&quot;;[Summary.G789]&lt;&gt;&quot;&quot;;[Summary.H789]&lt;&gt;&quot;&quot;;[Summary.I789]&lt;&gt;&quot;&quot;);[Summary.A789];&quot;&quot;)">
            <text:p/>
          </table:table-cell>
        </table:table-row>
        <table:table-row table:style-name="ro3">
          <table:table-cell table:style-name="ce26" table:formula="of:=IF(AND([Summary.B790]&lt;&gt;&quot;&quot;; [Summary.C790]&lt;&gt;&quot;&quot;;[Summary.D790]&lt;&gt;&quot;&quot;;[Summary.E790]&lt;&gt;&quot;&quot;;[Summary.F790]&lt;&gt;&quot;&quot;;[Summary.G790]&lt;&gt;&quot;&quot;;[Summary.H790]&lt;&gt;&quot;&quot;;[Summary.I790]&lt;&gt;&quot;&quot;);[Summary.A790];&quot;&quot;)">
            <text:p/>
          </table:table-cell>
        </table:table-row>
        <table:table-row table:style-name="ro3">
          <table:table-cell table:style-name="ce26" table:formula="of:=IF(AND([Summary.B791]&lt;&gt;&quot;&quot;; [Summary.C791]&lt;&gt;&quot;&quot;;[Summary.D791]&lt;&gt;&quot;&quot;;[Summary.E791]&lt;&gt;&quot;&quot;;[Summary.F791]&lt;&gt;&quot;&quot;;[Summary.G791]&lt;&gt;&quot;&quot;;[Summary.H791]&lt;&gt;&quot;&quot;;[Summary.I791]&lt;&gt;&quot;&quot;);[Summary.A791];&quot;&quot;)">
            <text:p/>
          </table:table-cell>
        </table:table-row>
        <table:table-row table:style-name="ro3">
          <table:table-cell table:style-name="ce26" table:formula="of:=IF(AND([Summary.B792]&lt;&gt;&quot;&quot;; [Summary.C792]&lt;&gt;&quot;&quot;;[Summary.D792]&lt;&gt;&quot;&quot;;[Summary.E792]&lt;&gt;&quot;&quot;;[Summary.F792]&lt;&gt;&quot;&quot;;[Summary.G792]&lt;&gt;&quot;&quot;;[Summary.H792]&lt;&gt;&quot;&quot;;[Summary.I792]&lt;&gt;&quot;&quot;);[Summary.A792];&quot;&quot;)">
            <text:p/>
          </table:table-cell>
        </table:table-row>
        <table:table-row table:style-name="ro3">
          <table:table-cell table:style-name="ce26" table:formula="of:=IF(AND([Summary.B793]&lt;&gt;&quot;&quot;; [Summary.C793]&lt;&gt;&quot;&quot;;[Summary.D793]&lt;&gt;&quot;&quot;;[Summary.E793]&lt;&gt;&quot;&quot;;[Summary.F793]&lt;&gt;&quot;&quot;;[Summary.G793]&lt;&gt;&quot;&quot;;[Summary.H793]&lt;&gt;&quot;&quot;;[Summary.I793]&lt;&gt;&quot;&quot;);[Summary.A793];&quot;&quot;)">
            <text:p/>
          </table:table-cell>
        </table:table-row>
        <table:table-row table:style-name="ro3">
          <table:table-cell table:style-name="ce26" table:formula="of:=IF(AND([Summary.B794]&lt;&gt;&quot;&quot;; [Summary.C794]&lt;&gt;&quot;&quot;;[Summary.D794]&lt;&gt;&quot;&quot;;[Summary.E794]&lt;&gt;&quot;&quot;;[Summary.F794]&lt;&gt;&quot;&quot;;[Summary.G794]&lt;&gt;&quot;&quot;;[Summary.H794]&lt;&gt;&quot;&quot;;[Summary.I794]&lt;&gt;&quot;&quot;);[Summary.A794];&quot;&quot;)">
            <text:p/>
          </table:table-cell>
        </table:table-row>
        <table:table-row table:style-name="ro3">
          <table:table-cell table:style-name="ce26" table:formula="of:=IF(AND([Summary.B795]&lt;&gt;&quot;&quot;; [Summary.C795]&lt;&gt;&quot;&quot;;[Summary.D795]&lt;&gt;&quot;&quot;;[Summary.E795]&lt;&gt;&quot;&quot;;[Summary.F795]&lt;&gt;&quot;&quot;;[Summary.G795]&lt;&gt;&quot;&quot;;[Summary.H795]&lt;&gt;&quot;&quot;;[Summary.I795]&lt;&gt;&quot;&quot;);[Summary.A795];&quot;&quot;)">
            <text:p/>
          </table:table-cell>
        </table:table-row>
        <table:table-row table:style-name="ro3">
          <table:table-cell table:style-name="ce26" table:formula="of:=IF(AND([Summary.B796]&lt;&gt;&quot;&quot;; [Summary.C796]&lt;&gt;&quot;&quot;;[Summary.D796]&lt;&gt;&quot;&quot;;[Summary.E796]&lt;&gt;&quot;&quot;;[Summary.F796]&lt;&gt;&quot;&quot;;[Summary.G796]&lt;&gt;&quot;&quot;;[Summary.H796]&lt;&gt;&quot;&quot;;[Summary.I796]&lt;&gt;&quot;&quot;);[Summary.A796];&quot;&quot;)">
            <text:p/>
          </table:table-cell>
        </table:table-row>
        <table:table-row table:style-name="ro3">
          <table:table-cell table:style-name="ce26" table:formula="of:=IF(AND([Summary.B797]&lt;&gt;&quot;&quot;; [Summary.C797]&lt;&gt;&quot;&quot;;[Summary.D797]&lt;&gt;&quot;&quot;;[Summary.E797]&lt;&gt;&quot;&quot;;[Summary.F797]&lt;&gt;&quot;&quot;;[Summary.G797]&lt;&gt;&quot;&quot;;[Summary.H797]&lt;&gt;&quot;&quot;;[Summary.I797]&lt;&gt;&quot;&quot;);[Summary.A797];&quot;&quot;)">
            <text:p/>
          </table:table-cell>
        </table:table-row>
        <table:table-row table:style-name="ro3">
          <table:table-cell table:style-name="ce26" table:formula="of:=IF(AND([Summary.B798]&lt;&gt;&quot;&quot;; [Summary.C798]&lt;&gt;&quot;&quot;;[Summary.D798]&lt;&gt;&quot;&quot;;[Summary.E798]&lt;&gt;&quot;&quot;;[Summary.F798]&lt;&gt;&quot;&quot;;[Summary.G798]&lt;&gt;&quot;&quot;;[Summary.H798]&lt;&gt;&quot;&quot;;[Summary.I798]&lt;&gt;&quot;&quot;);[Summary.A798];&quot;&quot;)">
            <text:p/>
          </table:table-cell>
        </table:table-row>
        <table:table-row table:style-name="ro3">
          <table:table-cell table:style-name="ce26" table:formula="of:=IF(AND([Summary.B799]&lt;&gt;&quot;&quot;; [Summary.C799]&lt;&gt;&quot;&quot;;[Summary.D799]&lt;&gt;&quot;&quot;;[Summary.E799]&lt;&gt;&quot;&quot;;[Summary.F799]&lt;&gt;&quot;&quot;;[Summary.G799]&lt;&gt;&quot;&quot;;[Summary.H799]&lt;&gt;&quot;&quot;;[Summary.I799]&lt;&gt;&quot;&quot;);[Summary.A799];&quot;&quot;)">
            <text:p/>
          </table:table-cell>
        </table:table-row>
        <table:table-row table:style-name="ro3">
          <table:table-cell table:style-name="ce26" table:formula="of:=IF(AND([Summary.B800]&lt;&gt;&quot;&quot;; [Summary.C800]&lt;&gt;&quot;&quot;;[Summary.D800]&lt;&gt;&quot;&quot;;[Summary.E800]&lt;&gt;&quot;&quot;;[Summary.F800]&lt;&gt;&quot;&quot;;[Summary.G800]&lt;&gt;&quot;&quot;;[Summary.H800]&lt;&gt;&quot;&quot;;[Summary.I800]&lt;&gt;&quot;&quot;);[Summary.A800];&quot;&quot;)">
            <text:p/>
          </table:table-cell>
        </table:table-row>
        <table:table-row table:style-name="ro3">
          <table:table-cell table:style-name="ce26" table:formula="of:=IF(AND([Summary.B801]&lt;&gt;&quot;&quot;; [Summary.C801]&lt;&gt;&quot;&quot;;[Summary.D801]&lt;&gt;&quot;&quot;;[Summary.E801]&lt;&gt;&quot;&quot;;[Summary.F801]&lt;&gt;&quot;&quot;;[Summary.G801]&lt;&gt;&quot;&quot;;[Summary.H801]&lt;&gt;&quot;&quot;;[Summary.I801]&lt;&gt;&quot;&quot;);[Summary.A801];&quot;&quot;)">
            <text:p/>
          </table:table-cell>
        </table:table-row>
        <table:table-row table:style-name="ro3">
          <table:table-cell table:style-name="ce26" table:formula="of:=IF(AND([Summary.B802]&lt;&gt;&quot;&quot;; [Summary.C802]&lt;&gt;&quot;&quot;;[Summary.D802]&lt;&gt;&quot;&quot;;[Summary.E802]&lt;&gt;&quot;&quot;;[Summary.F802]&lt;&gt;&quot;&quot;;[Summary.G802]&lt;&gt;&quot;&quot;;[Summary.H802]&lt;&gt;&quot;&quot;;[Summary.I802]&lt;&gt;&quot;&quot;);[Summary.A802];&quot;&quot;)">
            <text:p/>
          </table:table-cell>
        </table:table-row>
        <table:table-row table:style-name="ro3">
          <table:table-cell table:style-name="ce26" table:formula="of:=IF(AND([Summary.B803]&lt;&gt;&quot;&quot;; [Summary.C803]&lt;&gt;&quot;&quot;;[Summary.D803]&lt;&gt;&quot;&quot;;[Summary.E803]&lt;&gt;&quot;&quot;;[Summary.F803]&lt;&gt;&quot;&quot;;[Summary.G803]&lt;&gt;&quot;&quot;;[Summary.H803]&lt;&gt;&quot;&quot;;[Summary.I803]&lt;&gt;&quot;&quot;);[Summary.A803];&quot;&quot;)">
            <text:p/>
          </table:table-cell>
        </table:table-row>
        <table:table-row table:style-name="ro3">
          <table:table-cell table:style-name="ce26" table:formula="of:=IF(AND([Summary.B804]&lt;&gt;&quot;&quot;; [Summary.C804]&lt;&gt;&quot;&quot;;[Summary.D804]&lt;&gt;&quot;&quot;;[Summary.E804]&lt;&gt;&quot;&quot;;[Summary.F804]&lt;&gt;&quot;&quot;;[Summary.G804]&lt;&gt;&quot;&quot;;[Summary.H804]&lt;&gt;&quot;&quot;;[Summary.I804]&lt;&gt;&quot;&quot;);[Summary.A804];&quot;&quot;)">
            <text:p/>
          </table:table-cell>
        </table:table-row>
        <table:table-row table:style-name="ro3">
          <table:table-cell table:style-name="ce26" table:formula="of:=IF(AND([Summary.B805]&lt;&gt;&quot;&quot;; [Summary.C805]&lt;&gt;&quot;&quot;;[Summary.D805]&lt;&gt;&quot;&quot;;[Summary.E805]&lt;&gt;&quot;&quot;;[Summary.F805]&lt;&gt;&quot;&quot;;[Summary.G805]&lt;&gt;&quot;&quot;;[Summary.H805]&lt;&gt;&quot;&quot;;[Summary.I805]&lt;&gt;&quot;&quot;);[Summary.A805];&quot;&quot;)">
            <text:p/>
          </table:table-cell>
        </table:table-row>
        <table:table-row table:style-name="ro3">
          <table:table-cell table:style-name="ce26" table:formula="of:=IF(AND([Summary.B806]&lt;&gt;&quot;&quot;; [Summary.C806]&lt;&gt;&quot;&quot;;[Summary.D806]&lt;&gt;&quot;&quot;;[Summary.E806]&lt;&gt;&quot;&quot;;[Summary.F806]&lt;&gt;&quot;&quot;;[Summary.G806]&lt;&gt;&quot;&quot;;[Summary.H806]&lt;&gt;&quot;&quot;;[Summary.I806]&lt;&gt;&quot;&quot;);[Summary.A806];&quot;&quot;)">
            <text:p/>
          </table:table-cell>
        </table:table-row>
        <table:table-row table:style-name="ro3">
          <table:table-cell table:style-name="ce26" table:formula="of:=IF(AND([Summary.B807]&lt;&gt;&quot;&quot;; [Summary.C807]&lt;&gt;&quot;&quot;;[Summary.D807]&lt;&gt;&quot;&quot;;[Summary.E807]&lt;&gt;&quot;&quot;;[Summary.F807]&lt;&gt;&quot;&quot;;[Summary.G807]&lt;&gt;&quot;&quot;;[Summary.H807]&lt;&gt;&quot;&quot;;[Summary.I807]&lt;&gt;&quot;&quot;);[Summary.A807];&quot;&quot;)">
            <text:p/>
          </table:table-cell>
        </table:table-row>
        <table:table-row table:style-name="ro3">
          <table:table-cell table:style-name="ce26" table:formula="of:=IF(AND([Summary.B808]&lt;&gt;&quot;&quot;; [Summary.C808]&lt;&gt;&quot;&quot;;[Summary.D808]&lt;&gt;&quot;&quot;;[Summary.E808]&lt;&gt;&quot;&quot;;[Summary.F808]&lt;&gt;&quot;&quot;;[Summary.G808]&lt;&gt;&quot;&quot;;[Summary.H808]&lt;&gt;&quot;&quot;;[Summary.I808]&lt;&gt;&quot;&quot;);[Summary.A808];&quot;&quot;)">
            <text:p/>
          </table:table-cell>
        </table:table-row>
        <table:table-row table:style-name="ro3">
          <table:table-cell table:style-name="ce26" table:formula="of:=IF(AND([Summary.B809]&lt;&gt;&quot;&quot;; [Summary.C809]&lt;&gt;&quot;&quot;;[Summary.D809]&lt;&gt;&quot;&quot;;[Summary.E809]&lt;&gt;&quot;&quot;;[Summary.F809]&lt;&gt;&quot;&quot;;[Summary.G809]&lt;&gt;&quot;&quot;;[Summary.H809]&lt;&gt;&quot;&quot;;[Summary.I809]&lt;&gt;&quot;&quot;);[Summary.A809];&quot;&quot;)">
            <text:p/>
          </table:table-cell>
        </table:table-row>
        <table:table-row table:style-name="ro3">
          <table:table-cell table:style-name="ce26" table:formula="of:=IF(AND([Summary.B810]&lt;&gt;&quot;&quot;; [Summary.C810]&lt;&gt;&quot;&quot;;[Summary.D810]&lt;&gt;&quot;&quot;;[Summary.E810]&lt;&gt;&quot;&quot;;[Summary.F810]&lt;&gt;&quot;&quot;;[Summary.G810]&lt;&gt;&quot;&quot;;[Summary.H810]&lt;&gt;&quot;&quot;;[Summary.I810]&lt;&gt;&quot;&quot;);[Summary.A810];&quot;&quot;)">
            <text:p/>
          </table:table-cell>
        </table:table-row>
        <table:table-row table:style-name="ro3">
          <table:table-cell table:style-name="ce26" table:formula="of:=IF(AND([Summary.B811]&lt;&gt;&quot;&quot;; [Summary.C811]&lt;&gt;&quot;&quot;;[Summary.D811]&lt;&gt;&quot;&quot;;[Summary.E811]&lt;&gt;&quot;&quot;;[Summary.F811]&lt;&gt;&quot;&quot;;[Summary.G811]&lt;&gt;&quot;&quot;;[Summary.H811]&lt;&gt;&quot;&quot;;[Summary.I811]&lt;&gt;&quot;&quot;);[Summary.A811];&quot;&quot;)">
            <text:p/>
          </table:table-cell>
        </table:table-row>
        <table:table-row table:style-name="ro3">
          <table:table-cell table:style-name="ce26" table:formula="of:=IF(AND([Summary.B812]&lt;&gt;&quot;&quot;; [Summary.C812]&lt;&gt;&quot;&quot;;[Summary.D812]&lt;&gt;&quot;&quot;;[Summary.E812]&lt;&gt;&quot;&quot;;[Summary.F812]&lt;&gt;&quot;&quot;;[Summary.G812]&lt;&gt;&quot;&quot;;[Summary.H812]&lt;&gt;&quot;&quot;;[Summary.I812]&lt;&gt;&quot;&quot;);[Summary.A812];&quot;&quot;)">
            <text:p/>
          </table:table-cell>
        </table:table-row>
        <table:table-row table:style-name="ro3">
          <table:table-cell table:style-name="ce26" table:formula="of:=IF(AND([Summary.B813]&lt;&gt;&quot;&quot;; [Summary.C813]&lt;&gt;&quot;&quot;;[Summary.D813]&lt;&gt;&quot;&quot;;[Summary.E813]&lt;&gt;&quot;&quot;;[Summary.F813]&lt;&gt;&quot;&quot;;[Summary.G813]&lt;&gt;&quot;&quot;;[Summary.H813]&lt;&gt;&quot;&quot;;[Summary.I813]&lt;&gt;&quot;&quot;);[Summary.A813];&quot;&quot;)" office:value-type="string" office:string-value="UNION">
            <text:p>UNION</text:p>
          </table:table-cell>
        </table:table-row>
        <table:table-row table:style-name="ro3">
          <table:table-cell table:style-name="ce26" table:formula="of:=IF(AND([Summary.B814]&lt;&gt;&quot;&quot;; [Summary.C814]&lt;&gt;&quot;&quot;;[Summary.D814]&lt;&gt;&quot;&quot;;[Summary.E814]&lt;&gt;&quot;&quot;;[Summary.F814]&lt;&gt;&quot;&quot;;[Summary.G814]&lt;&gt;&quot;&quot;;[Summary.H814]&lt;&gt;&quot;&quot;;[Summary.I814]&lt;&gt;&quot;&quot;);[Summary.A814];&quot;&quot;)" office:value-type="string" office:string-value="UNIQUE">
            <text:p>UNIQUE</text:p>
          </table:table-cell>
        </table:table-row>
        <table:table-row table:style-name="ro3">
          <table:table-cell table:style-name="ce26" table:formula="of:=IF(AND([Summary.B815]&lt;&gt;&quot;&quot;; [Summary.C815]&lt;&gt;&quot;&quot;;[Summary.D815]&lt;&gt;&quot;&quot;;[Summary.E815]&lt;&gt;&quot;&quot;;[Summary.F815]&lt;&gt;&quot;&quot;;[Summary.G815]&lt;&gt;&quot;&quot;;[Summary.H815]&lt;&gt;&quot;&quot;;[Summary.I815]&lt;&gt;&quot;&quot;);[Summary.A815];&quot;&quot;)">
            <text:p/>
          </table:table-cell>
        </table:table-row>
        <table:table-row table:style-name="ro3">
          <table:table-cell table:style-name="ce26" table:formula="of:=IF(AND([Summary.B816]&lt;&gt;&quot;&quot;; [Summary.C816]&lt;&gt;&quot;&quot;;[Summary.D816]&lt;&gt;&quot;&quot;;[Summary.E816]&lt;&gt;&quot;&quot;;[Summary.F816]&lt;&gt;&quot;&quot;;[Summary.G816]&lt;&gt;&quot;&quot;;[Summary.H816]&lt;&gt;&quot;&quot;;[Summary.I816]&lt;&gt;&quot;&quot;);[Summary.A816];&quot;&quot;)">
            <text:p/>
          </table:table-cell>
        </table:table-row>
        <table:table-row table:style-name="ro3">
          <table:table-cell table:style-name="ce26" table:formula="of:=IF(AND([Summary.B817]&lt;&gt;&quot;&quot;; [Summary.C817]&lt;&gt;&quot;&quot;;[Summary.D817]&lt;&gt;&quot;&quot;;[Summary.E817]&lt;&gt;&quot;&quot;;[Summary.F817]&lt;&gt;&quot;&quot;;[Summary.G817]&lt;&gt;&quot;&quot;;[Summary.H817]&lt;&gt;&quot;&quot;;[Summary.I817]&lt;&gt;&quot;&quot;);[Summary.A817];&quot;&quot;)">
            <text:p/>
          </table:table-cell>
        </table:table-row>
        <table:table-row table:style-name="ro3">
          <table:table-cell table:style-name="ce26" table:formula="of:=IF(AND([Summary.B818]&lt;&gt;&quot;&quot;; [Summary.C818]&lt;&gt;&quot;&quot;;[Summary.D818]&lt;&gt;&quot;&quot;;[Summary.E818]&lt;&gt;&quot;&quot;;[Summary.F818]&lt;&gt;&quot;&quot;;[Summary.G818]&lt;&gt;&quot;&quot;;[Summary.H818]&lt;&gt;&quot;&quot;;[Summary.I818]&lt;&gt;&quot;&quot;);[Summary.A818];&quot;&quot;)">
            <text:p/>
          </table:table-cell>
        </table:table-row>
        <table:table-row table:style-name="ro3">
          <table:table-cell table:style-name="ce26" table:formula="of:=IF(AND([Summary.B819]&lt;&gt;&quot;&quot;; [Summary.C819]&lt;&gt;&quot;&quot;;[Summary.D819]&lt;&gt;&quot;&quot;;[Summary.E819]&lt;&gt;&quot;&quot;;[Summary.F819]&lt;&gt;&quot;&quot;;[Summary.G819]&lt;&gt;&quot;&quot;;[Summary.H819]&lt;&gt;&quot;&quot;;[Summary.I819]&lt;&gt;&quot;&quot;);[Summary.A819];&quot;&quot;)">
            <text:p/>
          </table:table-cell>
        </table:table-row>
        <table:table-row table:style-name="ro3">
          <table:table-cell table:style-name="ce26" table:formula="of:=IF(AND([Summary.B820]&lt;&gt;&quot;&quot;; [Summary.C820]&lt;&gt;&quot;&quot;;[Summary.D820]&lt;&gt;&quot;&quot;;[Summary.E820]&lt;&gt;&quot;&quot;;[Summary.F820]&lt;&gt;&quot;&quot;;[Summary.G820]&lt;&gt;&quot;&quot;;[Summary.H820]&lt;&gt;&quot;&quot;;[Summary.I820]&lt;&gt;&quot;&quot;);[Summary.A820];&quot;&quot;)">
            <text:p/>
          </table:table-cell>
        </table:table-row>
        <table:table-row table:style-name="ro3">
          <table:table-cell table:style-name="ce26" table:formula="of:=IF(AND([Summary.B821]&lt;&gt;&quot;&quot;; [Summary.C821]&lt;&gt;&quot;&quot;;[Summary.D821]&lt;&gt;&quot;&quot;;[Summary.E821]&lt;&gt;&quot;&quot;;[Summary.F821]&lt;&gt;&quot;&quot;;[Summary.G821]&lt;&gt;&quot;&quot;;[Summary.H821]&lt;&gt;&quot;&quot;;[Summary.I821]&lt;&gt;&quot;&quot;);[Summary.A821];&quot;&quot;)">
            <text:p/>
          </table:table-cell>
        </table:table-row>
        <table:table-row table:style-name="ro3">
          <table:table-cell table:style-name="ce26" table:formula="of:=IF(AND([Summary.B822]&lt;&gt;&quot;&quot;; [Summary.C822]&lt;&gt;&quot;&quot;;[Summary.D822]&lt;&gt;&quot;&quot;;[Summary.E822]&lt;&gt;&quot;&quot;;[Summary.F822]&lt;&gt;&quot;&quot;;[Summary.G822]&lt;&gt;&quot;&quot;;[Summary.H822]&lt;&gt;&quot;&quot;;[Summary.I822]&lt;&gt;&quot;&quot;);[Summary.A822];&quot;&quot;)">
            <text:p/>
          </table:table-cell>
        </table:table-row>
        <table:table-row table:style-name="ro3">
          <table:table-cell table:style-name="ce26" table:formula="of:=IF(AND([Summary.B823]&lt;&gt;&quot;&quot;; [Summary.C823]&lt;&gt;&quot;&quot;;[Summary.D823]&lt;&gt;&quot;&quot;;[Summary.E823]&lt;&gt;&quot;&quot;;[Summary.F823]&lt;&gt;&quot;&quot;;[Summary.G823]&lt;&gt;&quot;&quot;;[Summary.H823]&lt;&gt;&quot;&quot;;[Summary.I823]&lt;&gt;&quot;&quot;);[Summary.A823];&quot;&quot;)">
            <text:p/>
          </table:table-cell>
        </table:table-row>
        <table:table-row table:style-name="ro3">
          <table:table-cell table:style-name="ce26" table:formula="of:=IF(AND([Summary.B824]&lt;&gt;&quot;&quot;; [Summary.C824]&lt;&gt;&quot;&quot;;[Summary.D824]&lt;&gt;&quot;&quot;;[Summary.E824]&lt;&gt;&quot;&quot;;[Summary.F824]&lt;&gt;&quot;&quot;;[Summary.G824]&lt;&gt;&quot;&quot;;[Summary.H824]&lt;&gt;&quot;&quot;;[Summary.I824]&lt;&gt;&quot;&quot;);[Summary.A824];&quot;&quot;)">
            <text:p/>
          </table:table-cell>
        </table:table-row>
        <table:table-row table:style-name="ro3">
          <table:table-cell table:style-name="ce26" table:formula="of:=IF(AND([Summary.B825]&lt;&gt;&quot;&quot;; [Summary.C825]&lt;&gt;&quot;&quot;;[Summary.D825]&lt;&gt;&quot;&quot;;[Summary.E825]&lt;&gt;&quot;&quot;;[Summary.F825]&lt;&gt;&quot;&quot;;[Summary.G825]&lt;&gt;&quot;&quot;;[Summary.H825]&lt;&gt;&quot;&quot;;[Summary.I825]&lt;&gt;&quot;&quot;);[Summary.A825];&quot;&quot;)">
            <text:p/>
          </table:table-cell>
        </table:table-row>
        <table:table-row table:style-name="ro3">
          <table:table-cell table:style-name="ce26" table:formula="of:=IF(AND([Summary.B826]&lt;&gt;&quot;&quot;; [Summary.C826]&lt;&gt;&quot;&quot;;[Summary.D826]&lt;&gt;&quot;&quot;;[Summary.E826]&lt;&gt;&quot;&quot;;[Summary.F826]&lt;&gt;&quot;&quot;;[Summary.G826]&lt;&gt;&quot;&quot;;[Summary.H826]&lt;&gt;&quot;&quot;;[Summary.I826]&lt;&gt;&quot;&quot;);[Summary.A826];&quot;&quot;)" office:value-type="string" office:string-value="UPDATE">
            <text:p>UPDATE</text:p>
          </table:table-cell>
        </table:table-row>
        <table:table-row table:style-name="ro3">
          <table:table-cell table:style-name="ce26" table:formula="of:=IF(AND([Summary.B827]&lt;&gt;&quot;&quot;; [Summary.C827]&lt;&gt;&quot;&quot;;[Summary.D827]&lt;&gt;&quot;&quot;;[Summary.E827]&lt;&gt;&quot;&quot;;[Summary.F827]&lt;&gt;&quot;&quot;;[Summary.G827]&lt;&gt;&quot;&quot;;[Summary.H827]&lt;&gt;&quot;&quot;;[Summary.I827]&lt;&gt;&quot;&quot;);[Summary.A827];&quot;&quot;)">
            <text:p/>
          </table:table-cell>
        </table:table-row>
        <table:table-row table:style-name="ro3">
          <table:table-cell table:style-name="ce26" table:formula="of:=IF(AND([Summary.B828]&lt;&gt;&quot;&quot;; [Summary.C828]&lt;&gt;&quot;&quot;;[Summary.D828]&lt;&gt;&quot;&quot;;[Summary.E828]&lt;&gt;&quot;&quot;;[Summary.F828]&lt;&gt;&quot;&quot;;[Summary.G828]&lt;&gt;&quot;&quot;;[Summary.H828]&lt;&gt;&quot;&quot;;[Summary.I828]&lt;&gt;&quot;&quot;);[Summary.A828];&quot;&quot;)">
            <text:p/>
          </table:table-cell>
        </table:table-row>
        <table:table-row table:style-name="ro3">
          <table:table-cell table:style-name="ce26" table:formula="of:=IF(AND([Summary.B829]&lt;&gt;&quot;&quot;; [Summary.C829]&lt;&gt;&quot;&quot;;[Summary.D829]&lt;&gt;&quot;&quot;;[Summary.E829]&lt;&gt;&quot;&quot;;[Summary.F829]&lt;&gt;&quot;&quot;;[Summary.G829]&lt;&gt;&quot;&quot;;[Summary.H829]&lt;&gt;&quot;&quot;;[Summary.I829]&lt;&gt;&quot;&quot;);[Summary.A829];&quot;&quot;)">
            <text:p/>
          </table:table-cell>
        </table:table-row>
        <table:table-row table:style-name="ro3">
          <table:table-cell table:style-name="ce26" table:formula="of:=IF(AND([Summary.B830]&lt;&gt;&quot;&quot;; [Summary.C830]&lt;&gt;&quot;&quot;;[Summary.D830]&lt;&gt;&quot;&quot;;[Summary.E830]&lt;&gt;&quot;&quot;;[Summary.F830]&lt;&gt;&quot;&quot;;[Summary.G830]&lt;&gt;&quot;&quot;;[Summary.H830]&lt;&gt;&quot;&quot;;[Summary.I830]&lt;&gt;&quot;&quot;);[Summary.A830];&quot;&quot;)">
            <text:p/>
          </table:table-cell>
        </table:table-row>
        <table:table-row table:style-name="ro3">
          <table:table-cell table:style-name="ce26" table:formula="of:=IF(AND([Summary.B831]&lt;&gt;&quot;&quot;; [Summary.C831]&lt;&gt;&quot;&quot;;[Summary.D831]&lt;&gt;&quot;&quot;;[Summary.E831]&lt;&gt;&quot;&quot;;[Summary.F831]&lt;&gt;&quot;&quot;;[Summary.G831]&lt;&gt;&quot;&quot;;[Summary.H831]&lt;&gt;&quot;&quot;;[Summary.I831]&lt;&gt;&quot;&quot;);[Summary.A831];&quot;&quot;)">
            <text:p/>
          </table:table-cell>
        </table:table-row>
        <table:table-row table:style-name="ro3">
          <table:table-cell table:style-name="ce26" table:formula="of:=IF(AND([Summary.B832]&lt;&gt;&quot;&quot;; [Summary.C832]&lt;&gt;&quot;&quot;;[Summary.D832]&lt;&gt;&quot;&quot;;[Summary.E832]&lt;&gt;&quot;&quot;;[Summary.F832]&lt;&gt;&quot;&quot;;[Summary.G832]&lt;&gt;&quot;&quot;;[Summary.H832]&lt;&gt;&quot;&quot;;[Summary.I832]&lt;&gt;&quot;&quot;);[Summary.A832];&quot;&quot;)">
            <text:p/>
          </table:table-cell>
        </table:table-row>
        <table:table-row table:style-name="ro3">
          <table:table-cell table:style-name="ce26" table:formula="of:=IF(AND([Summary.B833]&lt;&gt;&quot;&quot;; [Summary.C833]&lt;&gt;&quot;&quot;;[Summary.D833]&lt;&gt;&quot;&quot;;[Summary.E833]&lt;&gt;&quot;&quot;;[Summary.F833]&lt;&gt;&quot;&quot;;[Summary.G833]&lt;&gt;&quot;&quot;;[Summary.H833]&lt;&gt;&quot;&quot;;[Summary.I833]&lt;&gt;&quot;&quot;);[Summary.A833];&quot;&quot;)">
            <text:p/>
          </table:table-cell>
        </table:table-row>
        <table:table-row table:style-name="ro3">
          <table:table-cell table:style-name="ce26" table:formula="of:=IF(AND([Summary.B834]&lt;&gt;&quot;&quot;; [Summary.C834]&lt;&gt;&quot;&quot;;[Summary.D834]&lt;&gt;&quot;&quot;;[Summary.E834]&lt;&gt;&quot;&quot;;[Summary.F834]&lt;&gt;&quot;&quot;;[Summary.G834]&lt;&gt;&quot;&quot;;[Summary.H834]&lt;&gt;&quot;&quot;;[Summary.I834]&lt;&gt;&quot;&quot;);[Summary.A834];&quot;&quot;)">
            <text:p/>
          </table:table-cell>
        </table:table-row>
        <table:table-row table:style-name="ro3">
          <table:table-cell table:style-name="ce26" table:formula="of:=IF(AND([Summary.B835]&lt;&gt;&quot;&quot;; [Summary.C835]&lt;&gt;&quot;&quot;;[Summary.D835]&lt;&gt;&quot;&quot;;[Summary.E835]&lt;&gt;&quot;&quot;;[Summary.F835]&lt;&gt;&quot;&quot;;[Summary.G835]&lt;&gt;&quot;&quot;;[Summary.H835]&lt;&gt;&quot;&quot;;[Summary.I835]&lt;&gt;&quot;&quot;);[Summary.A835];&quot;&quot;)">
            <text:p/>
          </table:table-cell>
        </table:table-row>
        <table:table-row table:style-name="ro3">
          <table:table-cell table:style-name="ce26" table:formula="of:=IF(AND([Summary.B836]&lt;&gt;&quot;&quot;; [Summary.C836]&lt;&gt;&quot;&quot;;[Summary.D836]&lt;&gt;&quot;&quot;;[Summary.E836]&lt;&gt;&quot;&quot;;[Summary.F836]&lt;&gt;&quot;&quot;;[Summary.G836]&lt;&gt;&quot;&quot;;[Summary.H836]&lt;&gt;&quot;&quot;;[Summary.I836]&lt;&gt;&quot;&quot;);[Summary.A836];&quot;&quot;)">
            <text:p/>
          </table:table-cell>
        </table:table-row>
        <table:table-row table:style-name="ro3">
          <table:table-cell table:style-name="ce26" table:formula="of:=IF(AND([Summary.B837]&lt;&gt;&quot;&quot;; [Summary.C837]&lt;&gt;&quot;&quot;;[Summary.D837]&lt;&gt;&quot;&quot;;[Summary.E837]&lt;&gt;&quot;&quot;;[Summary.F837]&lt;&gt;&quot;&quot;;[Summary.G837]&lt;&gt;&quot;&quot;;[Summary.H837]&lt;&gt;&quot;&quot;;[Summary.I837]&lt;&gt;&quot;&quot;);[Summary.A837];&quot;&quot;)">
            <text:p/>
          </table:table-cell>
        </table:table-row>
        <table:table-row table:style-name="ro3">
          <table:table-cell table:style-name="ce26" table:formula="of:=IF(AND([Summary.B838]&lt;&gt;&quot;&quot;; [Summary.C838]&lt;&gt;&quot;&quot;;[Summary.D838]&lt;&gt;&quot;&quot;;[Summary.E838]&lt;&gt;&quot;&quot;;[Summary.F838]&lt;&gt;&quot;&quot;;[Summary.G838]&lt;&gt;&quot;&quot;;[Summary.H838]&lt;&gt;&quot;&quot;;[Summary.I838]&lt;&gt;&quot;&quot;);[Summary.A838];&quot;&quot;)">
            <text:p/>
          </table:table-cell>
        </table:table-row>
        <table:table-row table:style-name="ro3">
          <table:table-cell table:style-name="ce26" table:formula="of:=IF(AND([Summary.B839]&lt;&gt;&quot;&quot;; [Summary.C839]&lt;&gt;&quot;&quot;;[Summary.D839]&lt;&gt;&quot;&quot;;[Summary.E839]&lt;&gt;&quot;&quot;;[Summary.F839]&lt;&gt;&quot;&quot;;[Summary.G839]&lt;&gt;&quot;&quot;;[Summary.H839]&lt;&gt;&quot;&quot;;[Summary.I839]&lt;&gt;&quot;&quot;);[Summary.A839];&quot;&quot;)">
            <text:p/>
          </table:table-cell>
        </table:table-row>
        <table:table-row table:style-name="ro3">
          <table:table-cell table:style-name="ce26" table:formula="of:=IF(AND([Summary.B840]&lt;&gt;&quot;&quot;; [Summary.C840]&lt;&gt;&quot;&quot;;[Summary.D840]&lt;&gt;&quot;&quot;;[Summary.E840]&lt;&gt;&quot;&quot;;[Summary.F840]&lt;&gt;&quot;&quot;;[Summary.G840]&lt;&gt;&quot;&quot;;[Summary.H840]&lt;&gt;&quot;&quot;;[Summary.I840]&lt;&gt;&quot;&quot;);[Summary.A840];&quot;&quot;)">
            <text:p/>
          </table:table-cell>
        </table:table-row>
        <table:table-row table:style-name="ro3">
          <table:table-cell table:style-name="ce26" table:formula="of:=IF(AND([Summary.B841]&lt;&gt;&quot;&quot;; [Summary.C841]&lt;&gt;&quot;&quot;;[Summary.D841]&lt;&gt;&quot;&quot;;[Summary.E841]&lt;&gt;&quot;&quot;;[Summary.F841]&lt;&gt;&quot;&quot;;[Summary.G841]&lt;&gt;&quot;&quot;;[Summary.H841]&lt;&gt;&quot;&quot;;[Summary.I841]&lt;&gt;&quot;&quot;);[Summary.A841];&quot;&quot;)">
            <text:p/>
          </table:table-cell>
        </table:table-row>
        <table:table-row table:style-name="ro3">
          <table:table-cell table:style-name="ce26" table:formula="of:=IF(AND([Summary.B842]&lt;&gt;&quot;&quot;; [Summary.C842]&lt;&gt;&quot;&quot;;[Summary.D842]&lt;&gt;&quot;&quot;;[Summary.E842]&lt;&gt;&quot;&quot;;[Summary.F842]&lt;&gt;&quot;&quot;;[Summary.G842]&lt;&gt;&quot;&quot;;[Summary.H842]&lt;&gt;&quot;&quot;;[Summary.I842]&lt;&gt;&quot;&quot;);[Summary.A842];&quot;&quot;)">
            <text:p/>
          </table:table-cell>
        </table:table-row>
        <table:table-row table:style-name="ro3">
          <table:table-cell table:style-name="ce26" table:formula="of:=IF(AND([Summary.B843]&lt;&gt;&quot;&quot;; [Summary.C843]&lt;&gt;&quot;&quot;;[Summary.D843]&lt;&gt;&quot;&quot;;[Summary.E843]&lt;&gt;&quot;&quot;;[Summary.F843]&lt;&gt;&quot;&quot;;[Summary.G843]&lt;&gt;&quot;&quot;;[Summary.H843]&lt;&gt;&quot;&quot;;[Summary.I843]&lt;&gt;&quot;&quot;);[Summary.A843];&quot;&quot;)">
            <text:p/>
          </table:table-cell>
        </table:table-row>
        <table:table-row table:style-name="ro3">
          <table:table-cell table:style-name="ce26" table:formula="of:=IF(AND([Summary.B844]&lt;&gt;&quot;&quot;; [Summary.C844]&lt;&gt;&quot;&quot;;[Summary.D844]&lt;&gt;&quot;&quot;;[Summary.E844]&lt;&gt;&quot;&quot;;[Summary.F844]&lt;&gt;&quot;&quot;;[Summary.G844]&lt;&gt;&quot;&quot;;[Summary.H844]&lt;&gt;&quot;&quot;;[Summary.I844]&lt;&gt;&quot;&quot;);[Summary.A844];&quot;&quot;)">
            <text:p/>
          </table:table-cell>
        </table:table-row>
        <table:table-row table:style-name="ro3">
          <table:table-cell table:style-name="ce26" table:formula="of:=IF(AND([Summary.B845]&lt;&gt;&quot;&quot;; [Summary.C845]&lt;&gt;&quot;&quot;;[Summary.D845]&lt;&gt;&quot;&quot;;[Summary.E845]&lt;&gt;&quot;&quot;;[Summary.F845]&lt;&gt;&quot;&quot;;[Summary.G845]&lt;&gt;&quot;&quot;;[Summary.H845]&lt;&gt;&quot;&quot;;[Summary.I845]&lt;&gt;&quot;&quot;);[Summary.A845];&quot;&quot;)">
            <text:p/>
          </table:table-cell>
        </table:table-row>
        <table:table-row table:style-name="ro3">
          <table:table-cell table:style-name="ce26" table:formula="of:=IF(AND([Summary.B846]&lt;&gt;&quot;&quot;; [Summary.C846]&lt;&gt;&quot;&quot;;[Summary.D846]&lt;&gt;&quot;&quot;;[Summary.E846]&lt;&gt;&quot;&quot;;[Summary.F846]&lt;&gt;&quot;&quot;;[Summary.G846]&lt;&gt;&quot;&quot;;[Summary.H846]&lt;&gt;&quot;&quot;;[Summary.I846]&lt;&gt;&quot;&quot;);[Summary.A846];&quot;&quot;)">
            <text:p/>
          </table:table-cell>
        </table:table-row>
        <table:table-row table:style-name="ro3">
          <table:table-cell table:style-name="ce26" table:formula="of:=IF(AND([Summary.B847]&lt;&gt;&quot;&quot;; [Summary.C847]&lt;&gt;&quot;&quot;;[Summary.D847]&lt;&gt;&quot;&quot;;[Summary.E847]&lt;&gt;&quot;&quot;;[Summary.F847]&lt;&gt;&quot;&quot;;[Summary.G847]&lt;&gt;&quot;&quot;;[Summary.H847]&lt;&gt;&quot;&quot;;[Summary.I847]&lt;&gt;&quot;&quot;);[Summary.A847];&quot;&quot;)" office:value-type="string" office:string-value="VALUES">
            <text:p>VALUES</text:p>
          </table:table-cell>
        </table:table-row>
        <table:table-row table:style-name="ro3">
          <table:table-cell table:style-name="ce26" table:formula="of:=IF(AND([Summary.B848]&lt;&gt;&quot;&quot;; [Summary.C848]&lt;&gt;&quot;&quot;;[Summary.D848]&lt;&gt;&quot;&quot;;[Summary.E848]&lt;&gt;&quot;&quot;;[Summary.F848]&lt;&gt;&quot;&quot;;[Summary.G848]&lt;&gt;&quot;&quot;;[Summary.H848]&lt;&gt;&quot;&quot;;[Summary.I848]&lt;&gt;&quot;&quot;);[Summary.A848];&quot;&quot;)">
            <text:p/>
          </table:table-cell>
        </table:table-row>
        <table:table-row table:style-name="ro3">
          <table:table-cell table:style-name="ce26" table:formula="of:=IF(AND([Summary.B849]&lt;&gt;&quot;&quot;; [Summary.C849]&lt;&gt;&quot;&quot;;[Summary.D849]&lt;&gt;&quot;&quot;;[Summary.E849]&lt;&gt;&quot;&quot;;[Summary.F849]&lt;&gt;&quot;&quot;;[Summary.G849]&lt;&gt;&quot;&quot;;[Summary.H849]&lt;&gt;&quot;&quot;;[Summary.I849]&lt;&gt;&quot;&quot;);[Summary.A849];&quot;&quot;)">
            <text:p/>
          </table:table-cell>
        </table:table-row>
        <table:table-row table:style-name="ro3">
          <table:table-cell table:style-name="ce26" table:formula="of:=IF(AND([Summary.B850]&lt;&gt;&quot;&quot;; [Summary.C850]&lt;&gt;&quot;&quot;;[Summary.D850]&lt;&gt;&quot;&quot;;[Summary.E850]&lt;&gt;&quot;&quot;;[Summary.F850]&lt;&gt;&quot;&quot;;[Summary.G850]&lt;&gt;&quot;&quot;;[Summary.H850]&lt;&gt;&quot;&quot;;[Summary.I850]&lt;&gt;&quot;&quot;);[Summary.A850];&quot;&quot;)">
            <text:p/>
          </table:table-cell>
        </table:table-row>
        <table:table-row table:style-name="ro3">
          <table:table-cell table:style-name="ce26" table:formula="of:=IF(AND([Summary.B851]&lt;&gt;&quot;&quot;; [Summary.C851]&lt;&gt;&quot;&quot;;[Summary.D851]&lt;&gt;&quot;&quot;;[Summary.E851]&lt;&gt;&quot;&quot;;[Summary.F851]&lt;&gt;&quot;&quot;;[Summary.G851]&lt;&gt;&quot;&quot;;[Summary.H851]&lt;&gt;&quot;&quot;;[Summary.I851]&lt;&gt;&quot;&quot;);[Summary.A851];&quot;&quot;)">
            <text:p/>
          </table:table-cell>
        </table:table-row>
        <table:table-row table:style-name="ro3">
          <table:table-cell table:style-name="ce26" table:formula="of:=IF(AND([Summary.B852]&lt;&gt;&quot;&quot;; [Summary.C852]&lt;&gt;&quot;&quot;;[Summary.D852]&lt;&gt;&quot;&quot;;[Summary.E852]&lt;&gt;&quot;&quot;;[Summary.F852]&lt;&gt;&quot;&quot;;[Summary.G852]&lt;&gt;&quot;&quot;;[Summary.H852]&lt;&gt;&quot;&quot;;[Summary.I852]&lt;&gt;&quot;&quot;);[Summary.A852];&quot;&quot;)">
            <text:p/>
          </table:table-cell>
        </table:table-row>
        <table:table-row table:style-name="ro3">
          <table:table-cell table:style-name="ce26" table:formula="of:=IF(AND([Summary.B853]&lt;&gt;&quot;&quot;; [Summary.C853]&lt;&gt;&quot;&quot;;[Summary.D853]&lt;&gt;&quot;&quot;;[Summary.E853]&lt;&gt;&quot;&quot;;[Summary.F853]&lt;&gt;&quot;&quot;;[Summary.G853]&lt;&gt;&quot;&quot;;[Summary.H853]&lt;&gt;&quot;&quot;;[Summary.I853]&lt;&gt;&quot;&quot;);[Summary.A853];&quot;&quot;)">
            <text:p/>
          </table:table-cell>
        </table:table-row>
        <table:table-row table:style-name="ro3">
          <table:table-cell table:style-name="ce26" table:formula="of:=IF(AND([Summary.B854]&lt;&gt;&quot;&quot;; [Summary.C854]&lt;&gt;&quot;&quot;;[Summary.D854]&lt;&gt;&quot;&quot;;[Summary.E854]&lt;&gt;&quot;&quot;;[Summary.F854]&lt;&gt;&quot;&quot;;[Summary.G854]&lt;&gt;&quot;&quot;;[Summary.H854]&lt;&gt;&quot;&quot;;[Summary.I854]&lt;&gt;&quot;&quot;);[Summary.A854];&quot;&quot;)">
            <text:p/>
          </table:table-cell>
        </table:table-row>
        <table:table-row table:style-name="ro3">
          <table:table-cell table:style-name="ce26" table:formula="of:=IF(AND([Summary.B855]&lt;&gt;&quot;&quot;; [Summary.C855]&lt;&gt;&quot;&quot;;[Summary.D855]&lt;&gt;&quot;&quot;;[Summary.E855]&lt;&gt;&quot;&quot;;[Summary.F855]&lt;&gt;&quot;&quot;;[Summary.G855]&lt;&gt;&quot;&quot;;[Summary.H855]&lt;&gt;&quot;&quot;;[Summary.I855]&lt;&gt;&quot;&quot;);[Summary.A855];&quot;&quot;)">
            <text:p/>
          </table:table-cell>
        </table:table-row>
        <table:table-row table:style-name="ro3">
          <table:table-cell table:style-name="ce26" table:formula="of:=IF(AND([Summary.B856]&lt;&gt;&quot;&quot;; [Summary.C856]&lt;&gt;&quot;&quot;;[Summary.D856]&lt;&gt;&quot;&quot;;[Summary.E856]&lt;&gt;&quot;&quot;;[Summary.F856]&lt;&gt;&quot;&quot;;[Summary.G856]&lt;&gt;&quot;&quot;;[Summary.H856]&lt;&gt;&quot;&quot;;[Summary.I856]&lt;&gt;&quot;&quot;);[Summary.A856];&quot;&quot;)">
            <text:p/>
          </table:table-cell>
        </table:table-row>
        <table:table-row table:style-name="ro3">
          <table:table-cell table:style-name="ce26" table:formula="of:=IF(AND([Summary.B857]&lt;&gt;&quot;&quot;; [Summary.C857]&lt;&gt;&quot;&quot;;[Summary.D857]&lt;&gt;&quot;&quot;;[Summary.E857]&lt;&gt;&quot;&quot;;[Summary.F857]&lt;&gt;&quot;&quot;;[Summary.G857]&lt;&gt;&quot;&quot;;[Summary.H857]&lt;&gt;&quot;&quot;;[Summary.I857]&lt;&gt;&quot;&quot;);[Summary.A857];&quot;&quot;)">
            <text:p/>
          </table:table-cell>
        </table:table-row>
        <table:table-row table:style-name="ro3">
          <table:table-cell table:style-name="ce26" table:formula="of:=IF(AND([Summary.B858]&lt;&gt;&quot;&quot;; [Summary.C858]&lt;&gt;&quot;&quot;;[Summary.D858]&lt;&gt;&quot;&quot;;[Summary.E858]&lt;&gt;&quot;&quot;;[Summary.F858]&lt;&gt;&quot;&quot;;[Summary.G858]&lt;&gt;&quot;&quot;;[Summary.H858]&lt;&gt;&quot;&quot;;[Summary.I858]&lt;&gt;&quot;&quot;);[Summary.A858];&quot;&quot;)">
            <text:p/>
          </table:table-cell>
        </table:table-row>
        <table:table-row table:style-name="ro3">
          <table:table-cell table:style-name="ce26" table:formula="of:=IF(AND([Summary.B859]&lt;&gt;&quot;&quot;; [Summary.C859]&lt;&gt;&quot;&quot;;[Summary.D859]&lt;&gt;&quot;&quot;;[Summary.E859]&lt;&gt;&quot;&quot;;[Summary.F859]&lt;&gt;&quot;&quot;;[Summary.G859]&lt;&gt;&quot;&quot;;[Summary.H859]&lt;&gt;&quot;&quot;;[Summary.I859]&lt;&gt;&quot;&quot;);[Summary.A859];&quot;&quot;)">
            <text:p/>
          </table:table-cell>
        </table:table-row>
        <table:table-row table:style-name="ro3">
          <table:table-cell table:style-name="ce26" table:formula="of:=IF(AND([Summary.B860]&lt;&gt;&quot;&quot;; [Summary.C860]&lt;&gt;&quot;&quot;;[Summary.D860]&lt;&gt;&quot;&quot;;[Summary.E860]&lt;&gt;&quot;&quot;;[Summary.F860]&lt;&gt;&quot;&quot;;[Summary.G860]&lt;&gt;&quot;&quot;;[Summary.H860]&lt;&gt;&quot;&quot;;[Summary.I860]&lt;&gt;&quot;&quot;);[Summary.A860];&quot;&quot;)">
            <text:p/>
          </table:table-cell>
        </table:table-row>
        <table:table-row table:style-name="ro3">
          <table:table-cell table:style-name="ce26" table:formula="of:=IF(AND([Summary.B861]&lt;&gt;&quot;&quot;; [Summary.C861]&lt;&gt;&quot;&quot;;[Summary.D861]&lt;&gt;&quot;&quot;;[Summary.E861]&lt;&gt;&quot;&quot;;[Summary.F861]&lt;&gt;&quot;&quot;;[Summary.G861]&lt;&gt;&quot;&quot;;[Summary.H861]&lt;&gt;&quot;&quot;;[Summary.I861]&lt;&gt;&quot;&quot;);[Summary.A861];&quot;&quot;)">
            <text:p/>
          </table:table-cell>
        </table:table-row>
        <table:table-row table:style-name="ro3">
          <table:table-cell table:style-name="ce26" table:formula="of:=IF(AND([Summary.B862]&lt;&gt;&quot;&quot;; [Summary.C862]&lt;&gt;&quot;&quot;;[Summary.D862]&lt;&gt;&quot;&quot;;[Summary.E862]&lt;&gt;&quot;&quot;;[Summary.F862]&lt;&gt;&quot;&quot;;[Summary.G862]&lt;&gt;&quot;&quot;;[Summary.H862]&lt;&gt;&quot;&quot;;[Summary.I862]&lt;&gt;&quot;&quot;);[Summary.A862];&quot;&quot;)" office:value-type="string" office:string-value="WHEN">
            <text:p>WHEN</text:p>
          </table:table-cell>
        </table:table-row>
        <table:table-row table:style-name="ro3">
          <table:table-cell table:style-name="ce26" table:formula="of:=IF(AND([Summary.B863]&lt;&gt;&quot;&quot;; [Summary.C863]&lt;&gt;&quot;&quot;;[Summary.D863]&lt;&gt;&quot;&quot;;[Summary.E863]&lt;&gt;&quot;&quot;;[Summary.F863]&lt;&gt;&quot;&quot;;[Summary.G863]&lt;&gt;&quot;&quot;;[Summary.H863]&lt;&gt;&quot;&quot;;[Summary.I863]&lt;&gt;&quot;&quot;);[Summary.A863];&quot;&quot;)">
            <text:p/>
          </table:table-cell>
        </table:table-row>
        <table:table-row table:style-name="ro3">
          <table:table-cell table:style-name="ce26" table:formula="of:=IF(AND([Summary.B864]&lt;&gt;&quot;&quot;; [Summary.C864]&lt;&gt;&quot;&quot;;[Summary.D864]&lt;&gt;&quot;&quot;;[Summary.E864]&lt;&gt;&quot;&quot;;[Summary.F864]&lt;&gt;&quot;&quot;;[Summary.G864]&lt;&gt;&quot;&quot;;[Summary.H864]&lt;&gt;&quot;&quot;;[Summary.I864]&lt;&gt;&quot;&quot;);[Summary.A864];&quot;&quot;)" office:value-type="string" office:string-value="WHERE">
            <text:p>WHERE</text:p>
          </table:table-cell>
        </table:table-row>
        <table:table-row table:style-name="ro3">
          <table:table-cell table:style-name="ce26" table:formula="of:=IF(AND([Summary.B865]&lt;&gt;&quot;&quot;; [Summary.C865]&lt;&gt;&quot;&quot;;[Summary.D865]&lt;&gt;&quot;&quot;;[Summary.E865]&lt;&gt;&quot;&quot;;[Summary.F865]&lt;&gt;&quot;&quot;;[Summary.G865]&lt;&gt;&quot;&quot;;[Summary.H865]&lt;&gt;&quot;&quot;;[Summary.I865]&lt;&gt;&quot;&quot;);[Summary.A865];&quot;&quot;)">
            <text:p/>
          </table:table-cell>
        </table:table-row>
        <table:table-row table:style-name="ro3">
          <table:table-cell table:style-name="ce26" table:formula="of:=IF(AND([Summary.B866]&lt;&gt;&quot;&quot;; [Summary.C866]&lt;&gt;&quot;&quot;;[Summary.D866]&lt;&gt;&quot;&quot;;[Summary.E866]&lt;&gt;&quot;&quot;;[Summary.F866]&lt;&gt;&quot;&quot;;[Summary.G866]&lt;&gt;&quot;&quot;;[Summary.H866]&lt;&gt;&quot;&quot;;[Summary.I866]&lt;&gt;&quot;&quot;);[Summary.A866];&quot;&quot;)">
            <text:p/>
          </table:table-cell>
        </table:table-row>
        <table:table-row table:style-name="ro3">
          <table:table-cell table:style-name="ce26" table:formula="of:=IF(AND([Summary.B867]&lt;&gt;&quot;&quot;; [Summary.C867]&lt;&gt;&quot;&quot;;[Summary.D867]&lt;&gt;&quot;&quot;;[Summary.E867]&lt;&gt;&quot;&quot;;[Summary.F867]&lt;&gt;&quot;&quot;;[Summary.G867]&lt;&gt;&quot;&quot;;[Summary.H867]&lt;&gt;&quot;&quot;;[Summary.I867]&lt;&gt;&quot;&quot;);[Summary.A867];&quot;&quot;)">
            <text:p/>
          </table:table-cell>
        </table:table-row>
        <table:table-row table:style-name="ro3">
          <table:table-cell table:style-name="ce26" table:formula="of:=IF(AND([Summary.B868]&lt;&gt;&quot;&quot;; [Summary.C868]&lt;&gt;&quot;&quot;;[Summary.D868]&lt;&gt;&quot;&quot;;[Summary.E868]&lt;&gt;&quot;&quot;;[Summary.F868]&lt;&gt;&quot;&quot;;[Summary.G868]&lt;&gt;&quot;&quot;;[Summary.H868]&lt;&gt;&quot;&quot;;[Summary.I868]&lt;&gt;&quot;&quot;);[Summary.A868];&quot;&quot;)">
            <text:p/>
          </table:table-cell>
        </table:table-row>
        <table:table-row table:style-name="ro3">
          <table:table-cell table:style-name="ce26" table:formula="of:=IF(AND([Summary.B869]&lt;&gt;&quot;&quot;; [Summary.C869]&lt;&gt;&quot;&quot;;[Summary.D869]&lt;&gt;&quot;&quot;;[Summary.E869]&lt;&gt;&quot;&quot;;[Summary.F869]&lt;&gt;&quot;&quot;;[Summary.G869]&lt;&gt;&quot;&quot;;[Summary.H869]&lt;&gt;&quot;&quot;;[Summary.I869]&lt;&gt;&quot;&quot;);[Summary.A869];&quot;&quot;)" office:value-type="string" office:string-value="WITH">
            <text:p>WITH</text:p>
          </table:table-cell>
        </table:table-row>
        <table:table-row table:style-name="ro3">
          <table:table-cell table:style-name="ce26" table:formula="of:=IF(AND([Summary.B870]&lt;&gt;&quot;&quot;; [Summary.C870]&lt;&gt;&quot;&quot;;[Summary.D870]&lt;&gt;&quot;&quot;;[Summary.E870]&lt;&gt;&quot;&quot;;[Summary.F870]&lt;&gt;&quot;&quot;;[Summary.G870]&lt;&gt;&quot;&quot;;[Summary.H870]&lt;&gt;&quot;&quot;;[Summary.I870]&lt;&gt;&quot;&quot;);[Summary.A870];&quot;&quot;)">
            <text:p/>
          </table:table-cell>
        </table:table-row>
        <table:table-row table:style-name="ro3">
          <table:table-cell table:style-name="ce26" table:formula="of:=IF(AND([Summary.B871]&lt;&gt;&quot;&quot;; [Summary.C871]&lt;&gt;&quot;&quot;;[Summary.D871]&lt;&gt;&quot;&quot;;[Summary.E871]&lt;&gt;&quot;&quot;;[Summary.F871]&lt;&gt;&quot;&quot;;[Summary.G871]&lt;&gt;&quot;&quot;;[Summary.H871]&lt;&gt;&quot;&quot;;[Summary.I871]&lt;&gt;&quot;&quot;);[Summary.A871];&quot;&quot;)">
            <text:p/>
          </table:table-cell>
        </table:table-row>
        <table:table-row table:style-name="ro3">
          <table:table-cell table:style-name="ce26" table:formula="of:=IF(AND([Summary.B872]&lt;&gt;&quot;&quot;; [Summary.C872]&lt;&gt;&quot;&quot;;[Summary.D872]&lt;&gt;&quot;&quot;;[Summary.E872]&lt;&gt;&quot;&quot;;[Summary.F872]&lt;&gt;&quot;&quot;;[Summary.G872]&lt;&gt;&quot;&quot;;[Summary.H872]&lt;&gt;&quot;&quot;;[Summary.I872]&lt;&gt;&quot;&quot;);[Summary.A872];&quot;&quot;)">
            <text:p/>
          </table:table-cell>
        </table:table-row>
        <table:table-row table:style-name="ro3">
          <table:table-cell table:style-name="ce26" table:formula="of:=IF(AND([Summary.B873]&lt;&gt;&quot;&quot;; [Summary.C873]&lt;&gt;&quot;&quot;;[Summary.D873]&lt;&gt;&quot;&quot;;[Summary.E873]&lt;&gt;&quot;&quot;;[Summary.F873]&lt;&gt;&quot;&quot;;[Summary.G873]&lt;&gt;&quot;&quot;;[Summary.H873]&lt;&gt;&quot;&quot;;[Summary.I873]&lt;&gt;&quot;&quot;);[Summary.A873];&quot;&quot;)">
            <text:p/>
          </table:table-cell>
        </table:table-row>
        <table:table-row table:style-name="ro3">
          <table:table-cell table:style-name="ce26" table:formula="of:=IF(AND([Summary.B874]&lt;&gt;&quot;&quot;; [Summary.C874]&lt;&gt;&quot;&quot;;[Summary.D874]&lt;&gt;&quot;&quot;;[Summary.E874]&lt;&gt;&quot;&quot;;[Summary.F874]&lt;&gt;&quot;&quot;;[Summary.G874]&lt;&gt;&quot;&quot;;[Summary.H874]&lt;&gt;&quot;&quot;;[Summary.I874]&lt;&gt;&quot;&quot;);[Summary.A874];&quot;&quot;)">
            <text:p/>
          </table:table-cell>
        </table:table-row>
        <table:table-row table:style-name="ro3">
          <table:table-cell table:style-name="ce26" table:formula="of:=IF(AND([Summary.B875]&lt;&gt;&quot;&quot;; [Summary.C875]&lt;&gt;&quot;&quot;;[Summary.D875]&lt;&gt;&quot;&quot;;[Summary.E875]&lt;&gt;&quot;&quot;;[Summary.F875]&lt;&gt;&quot;&quot;;[Summary.G875]&lt;&gt;&quot;&quot;;[Summary.H875]&lt;&gt;&quot;&quot;;[Summary.I875]&lt;&gt;&quot;&quot;);[Summary.A875];&quot;&quot;)">
            <text:p/>
          </table:table-cell>
        </table:table-row>
        <table:table-row table:style-name="ro3">
          <table:table-cell table:style-name="ce26" table:formula="of:=IF(AND([Summary.B876]&lt;&gt;&quot;&quot;; [Summary.C876]&lt;&gt;&quot;&quot;;[Summary.D876]&lt;&gt;&quot;&quot;;[Summary.E876]&lt;&gt;&quot;&quot;;[Summary.F876]&lt;&gt;&quot;&quot;;[Summary.G876]&lt;&gt;&quot;&quot;;[Summary.H876]&lt;&gt;&quot;&quot;;[Summary.I876]&lt;&gt;&quot;&quot;);[Summary.A876];&quot;&quot;)">
            <text:p/>
          </table:table-cell>
        </table:table-row>
        <table:table-row table:style-name="ro3">
          <table:table-cell table:style-name="ce26" table:formula="of:=IF(AND([Summary.B877]&lt;&gt;&quot;&quot;; [Summary.C877]&lt;&gt;&quot;&quot;;[Summary.D877]&lt;&gt;&quot;&quot;;[Summary.E877]&lt;&gt;&quot;&quot;;[Summary.F877]&lt;&gt;&quot;&quot;;[Summary.G877]&lt;&gt;&quot;&quot;;[Summary.H877]&lt;&gt;&quot;&quot;;[Summary.I877]&lt;&gt;&quot;&quot;);[Summary.A877];&quot;&quot;)">
            <text:p/>
          </table:table-cell>
        </table:table-row>
        <table:table-row table:style-name="ro3">
          <table:table-cell table:style-name="ce26" table:formula="of:=IF(AND([Summary.B878]&lt;&gt;&quot;&quot;; [Summary.C878]&lt;&gt;&quot;&quot;;[Summary.D878]&lt;&gt;&quot;&quot;;[Summary.E878]&lt;&gt;&quot;&quot;;[Summary.F878]&lt;&gt;&quot;&quot;;[Summary.G878]&lt;&gt;&quot;&quot;;[Summary.H878]&lt;&gt;&quot;&quot;;[Summary.I878]&lt;&gt;&quot;&quot;);[Summary.A878];&quot;&quot;)">
            <text:p/>
          </table:table-cell>
        </table:table-row>
        <table:table-row table:style-name="ro3">
          <table:table-cell table:style-name="ce26" table:formula="of:=IF(AND([Summary.B879]&lt;&gt;&quot;&quot;; [Summary.C879]&lt;&gt;&quot;&quot;;[Summary.D879]&lt;&gt;&quot;&quot;;[Summary.E879]&lt;&gt;&quot;&quot;;[Summary.F879]&lt;&gt;&quot;&quot;;[Summary.G879]&lt;&gt;&quot;&quot;;[Summary.H879]&lt;&gt;&quot;&quot;;[Summary.I879]&lt;&gt;&quot;&quot;);[Summary.A879];&quot;&quot;)">
            <text:p/>
          </table:table-cell>
        </table:table-row>
        <table:table-row table:style-name="ro3">
          <table:table-cell table:style-name="ce26" table:formula="of:=IF(AND([Summary.B880]&lt;&gt;&quot;&quot;; [Summary.C880]&lt;&gt;&quot;&quot;;[Summary.D880]&lt;&gt;&quot;&quot;;[Summary.E880]&lt;&gt;&quot;&quot;;[Summary.F880]&lt;&gt;&quot;&quot;;[Summary.G880]&lt;&gt;&quot;&quot;;[Summary.H880]&lt;&gt;&quot;&quot;;[Summary.I880]&lt;&gt;&quot;&quot;);[Summary.A880];&quot;&quot;)">
            <text:p/>
          </table:table-cell>
        </table:table-row>
        <table:table-row table:style-name="ro3">
          <table:table-cell table:style-name="ce26" table:formula="of:=IF(AND([Summary.B881]&lt;&gt;&quot;&quot;; [Summary.C881]&lt;&gt;&quot;&quot;;[Summary.D881]&lt;&gt;&quot;&quot;;[Summary.E881]&lt;&gt;&quot;&quot;;[Summary.F881]&lt;&gt;&quot;&quot;;[Summary.G881]&lt;&gt;&quot;&quot;;[Summary.H881]&lt;&gt;&quot;&quot;;[Summary.I881]&lt;&gt;&quot;&quot;);[Summary.A881];&quot;&quot;)">
            <text:p/>
          </table:table-cell>
        </table:table-row>
        <table:table-row table:style-name="ro3">
          <table:table-cell table:style-name="ce26" table:formula="of:=IF(AND([Summary.B882]&lt;&gt;&quot;&quot;; [Summary.C882]&lt;&gt;&quot;&quot;;[Summary.D882]&lt;&gt;&quot;&quot;;[Summary.E882]&lt;&gt;&quot;&quot;;[Summary.F882]&lt;&gt;&quot;&quot;;[Summary.G882]&lt;&gt;&quot;&quot;;[Summary.H882]&lt;&gt;&quot;&quot;;[Summary.I882]&lt;&gt;&quot;&quot;);[Summary.A882];&quot;&quot;)">
            <text:p/>
          </table:table-cell>
        </table:table-row>
        <table:table-row table:style-name="ro3">
          <table:table-cell table:style-name="ce26" table:formula="of:=IF(AND([Summary.B883]&lt;&gt;&quot;&quot;; [Summary.C883]&lt;&gt;&quot;&quot;;[Summary.D883]&lt;&gt;&quot;&quot;;[Summary.E883]&lt;&gt;&quot;&quot;;[Summary.F883]&lt;&gt;&quot;&quot;;[Summary.G883]&lt;&gt;&quot;&quot;;[Summary.H883]&lt;&gt;&quot;&quot;;[Summary.I883]&lt;&gt;&quot;&quot;);[Summary.A883];&quot;&quot;)">
            <text:p/>
          </table:table-cell>
        </table:table-row>
        <table:table-row table:style-name="ro3">
          <table:table-cell table:style-name="ce26" table:formula="of:=IF(AND([Summary.B884]&lt;&gt;&quot;&quot;; [Summary.C884]&lt;&gt;&quot;&quot;;[Summary.D884]&lt;&gt;&quot;&quot;;[Summary.E884]&lt;&gt;&quot;&quot;;[Summary.F884]&lt;&gt;&quot;&quot;;[Summary.G884]&lt;&gt;&quot;&quot;;[Summary.H884]&lt;&gt;&quot;&quot;;[Summary.I884]&lt;&gt;&quot;&quot;);[Summary.A884];&quot;&quot;)">
            <text:p/>
          </table:table-cell>
        </table:table-row>
        <table:table-row table:style-name="ro3">
          <table:table-cell table:style-name="ce26" table:formula="of:=IF(AND([Summary.B885]&lt;&gt;&quot;&quot;; [Summary.C885]&lt;&gt;&quot;&quot;;[Summary.D885]&lt;&gt;&quot;&quot;;[Summary.E885]&lt;&gt;&quot;&quot;;[Summary.F885]&lt;&gt;&quot;&quot;;[Summary.G885]&lt;&gt;&quot;&quot;;[Summary.H885]&lt;&gt;&quot;&quot;;[Summary.I885]&lt;&gt;&quot;&quot;);[Summary.A885];&quot;&quot;)">
            <text:p/>
          </table:table-cell>
        </table:table-row>
        <table:table-row table:style-name="ro3">
          <table:table-cell table:style-name="ce26" table:formula="of:=IF(AND([Summary.B886]&lt;&gt;&quot;&quot;; [Summary.C886]&lt;&gt;&quot;&quot;;[Summary.D886]&lt;&gt;&quot;&quot;;[Summary.E886]&lt;&gt;&quot;&quot;;[Summary.F886]&lt;&gt;&quot;&quot;;[Summary.G886]&lt;&gt;&quot;&quot;;[Summary.H886]&lt;&gt;&quot;&quot;;[Summary.I886]&lt;&gt;&quot;&quot;);[Summary.A886];&quot;&quot;)">
            <text:p/>
          </table:table-cell>
        </table:table-row>
        <table:table-row table:style-name="ro3">
          <table:table-cell table:style-name="ce26" table:formula="of:=IF(AND([Summary.B887]&lt;&gt;&quot;&quot;; [Summary.C887]&lt;&gt;&quot;&quot;;[Summary.D887]&lt;&gt;&quot;&quot;;[Summary.E887]&lt;&gt;&quot;&quot;;[Summary.F887]&lt;&gt;&quot;&quot;;[Summary.G887]&lt;&gt;&quot;&quot;;[Summary.H887]&lt;&gt;&quot;&quot;;[Summary.I887]&lt;&gt;&quot;&quot;);[Summary.A887];&quot;&quot;)">
            <text:p/>
          </table:table-cell>
        </table:table-row>
        <table:table-row table:style-name="ro3">
          <table:table-cell table:style-name="ce26" table:formula="of:=IF(AND([Summary.B888]&lt;&gt;&quot;&quot;; [Summary.C888]&lt;&gt;&quot;&quot;;[Summary.D888]&lt;&gt;&quot;&quot;;[Summary.E888]&lt;&gt;&quot;&quot;;[Summary.F888]&lt;&gt;&quot;&quot;;[Summary.G888]&lt;&gt;&quot;&quot;;[Summary.H888]&lt;&gt;&quot;&quot;;[Summary.I888]&lt;&gt;&quot;&quot;);[Summary.A888];&quot;&quot;)">
            <text:p/>
          </table:table-cell>
        </table:table-row>
        <table:table-row table:style-name="ro3">
          <table:table-cell table:style-name="ce26" table:formula="of:=IF(AND([Summary.B889]&lt;&gt;&quot;&quot;; [Summary.C889]&lt;&gt;&quot;&quot;;[Summary.D889]&lt;&gt;&quot;&quot;;[Summary.E889]&lt;&gt;&quot;&quot;;[Summary.F889]&lt;&gt;&quot;&quot;;[Summary.G889]&lt;&gt;&quot;&quot;;[Summary.H889]&lt;&gt;&quot;&quot;;[Summary.I889]&lt;&gt;&quot;&quot;);[Summary.A889];&quot;&quot;)">
            <text:p/>
          </table:table-cell>
        </table:table-row>
        <table:table-row table:style-name="ro3">
          <table:table-cell table:style-name="ce26" table:formula="of:=IF(AND([Summary.B890]&lt;&gt;&quot;&quot;; [Summary.C890]&lt;&gt;&quot;&quot;;[Summary.D890]&lt;&gt;&quot;&quot;;[Summary.E890]&lt;&gt;&quot;&quot;;[Summary.F890]&lt;&gt;&quot;&quot;;[Summary.G890]&lt;&gt;&quot;&quot;;[Summary.H890]&lt;&gt;&quot;&quot;;[Summary.I890]&lt;&gt;&quot;&quot;);[Summary.A890];&quot;&quot;)">
            <text:p/>
          </table:table-cell>
        </table:table-row>
        <table:table-row table:style-name="ro3">
          <table:table-cell table:style-name="ce26" table:formula="of:=IF(AND([Summary.B891]&lt;&gt;&quot;&quot;; [Summary.C891]&lt;&gt;&quot;&quot;;[Summary.D891]&lt;&gt;&quot;&quot;;[Summary.E891]&lt;&gt;&quot;&quot;;[Summary.F891]&lt;&gt;&quot;&quot;;[Summary.G891]&lt;&gt;&quot;&quot;;[Summary.H891]&lt;&gt;&quot;&quot;;[Summary.I891]&lt;&gt;&quot;&quot;);[Summary.A891];&quot;&quot;)">
            <text:p/>
          </table:table-cell>
        </table:table-row>
        <table:table-row table:style-name="ro3">
          <table:table-cell table:style-name="ce26" table:formula="of:=IF(AND([Summary.B892]&lt;&gt;&quot;&quot;; [Summary.C892]&lt;&gt;&quot;&quot;;[Summary.D892]&lt;&gt;&quot;&quot;;[Summary.E892]&lt;&gt;&quot;&quot;;[Summary.F892]&lt;&gt;&quot;&quot;;[Summary.G892]&lt;&gt;&quot;&quot;;[Summary.H892]&lt;&gt;&quot;&quot;;[Summary.I892]&lt;&gt;&quot;&quot;);[Summary.A892];&quot;&quot;)">
            <text:p/>
          </table:table-cell>
        </table:table-row>
        <table:table-row table:style-name="ro3">
          <table:table-cell table:style-name="ce26" table:formula="of:=IF(AND([Summary.B893]&lt;&gt;&quot;&quot;; [Summary.C893]&lt;&gt;&quot;&quot;;[Summary.D893]&lt;&gt;&quot;&quot;;[Summary.E893]&lt;&gt;&quot;&quot;;[Summary.F893]&lt;&gt;&quot;&quot;;[Summary.G893]&lt;&gt;&quot;&quot;;[Summary.H893]&lt;&gt;&quot;&quot;;[Summary.I893]&lt;&gt;&quot;&quot;);[Summary.A893];&quot;&quot;)">
            <text:p/>
          </table:table-cell>
        </table:table-row>
        <table:table-row table:style-name="ro3">
          <table:table-cell table:style-name="ce26" table:formula="of:=IF(AND([Summary.B894]&lt;&gt;&quot;&quot;; [Summary.C894]&lt;&gt;&quot;&quot;;[Summary.D894]&lt;&gt;&quot;&quot;;[Summary.E894]&lt;&gt;&quot;&quot;;[Summary.F894]&lt;&gt;&quot;&quot;;[Summary.G894]&lt;&gt;&quot;&quot;;[Summary.H894]&lt;&gt;&quot;&quot;;[Summary.I894]&lt;&gt;&quot;&quot;);[Summary.A894];&quot;&quot;)">
            <text:p/>
          </table:table-cell>
        </table:table-row>
        <table:table-row table:style-name="ro3">
          <table:table-cell table:style-name="ce26" table:formula="of:=IF(AND([Summary.B895]&lt;&gt;&quot;&quot;; [Summary.C895]&lt;&gt;&quot;&quot;;[Summary.D895]&lt;&gt;&quot;&quot;;[Summary.E895]&lt;&gt;&quot;&quot;;[Summary.F895]&lt;&gt;&quot;&quot;;[Summary.G895]&lt;&gt;&quot;&quot;;[Summary.H895]&lt;&gt;&quot;&quot;;[Summary.I895]&lt;&gt;&quot;&quot;);[Summary.A895];&quot;&quot;)">
            <text:p/>
          </table:table-cell>
        </table:table-row>
        <table:table-row table:style-name="ro3">
          <table:table-cell table:style-name="ce26" table:formula="of:=IF(AND([Summary.B896]&lt;&gt;&quot;&quot;; [Summary.C896]&lt;&gt;&quot;&quot;;[Summary.D896]&lt;&gt;&quot;&quot;;[Summary.E896]&lt;&gt;&quot;&quot;;[Summary.F896]&lt;&gt;&quot;&quot;;[Summary.G896]&lt;&gt;&quot;&quot;;[Summary.H896]&lt;&gt;&quot;&quot;;[Summary.I896]&lt;&gt;&quot;&quot;);[Summary.A896];&quot;&quot;)">
            <text:p/>
          </table:table-cell>
        </table:table-row>
        <table:table-row table:style-name="ro3">
          <table:table-cell table:style-name="ce26" table:formula="of:=IF(AND([Summary.B897]&lt;&gt;&quot;&quot;; [Summary.C897]&lt;&gt;&quot;&quot;;[Summary.D897]&lt;&gt;&quot;&quot;;[Summary.E897]&lt;&gt;&quot;&quot;;[Summary.F897]&lt;&gt;&quot;&quot;;[Summary.G897]&lt;&gt;&quot;&quot;;[Summary.H897]&lt;&gt;&quot;&quot;;[Summary.I897]&lt;&gt;&quot;&quot;);[Summary.A897];&quot;&quot;)">
            <text:p/>
          </table:table-cell>
        </table:table-row>
        <table:table-row table:style-name="ro3">
          <table:table-cell table:style-name="ce26" table:formula="of:=IF(AND([Summary.B898]&lt;&gt;&quot;&quot;; [Summary.C898]&lt;&gt;&quot;&quot;;[Summary.D898]&lt;&gt;&quot;&quot;;[Summary.E898]&lt;&gt;&quot;&quot;;[Summary.F898]&lt;&gt;&quot;&quot;;[Summary.G898]&lt;&gt;&quot;&quot;;[Summary.H898]&lt;&gt;&quot;&quot;;[Summary.I898]&lt;&gt;&quot;&quot;);[Summary.A898];&quot;&quot;)">
            <text:p/>
          </table:table-cell>
        </table:table-row>
        <table:table-row table:style-name="ro3">
          <table:table-cell table:style-name="ce26" table:formula="of:=IF(AND([Summary.B899]&lt;&gt;&quot;&quot;; [Summary.C899]&lt;&gt;&quot;&quot;;[Summary.D899]&lt;&gt;&quot;&quot;;[Summary.E899]&lt;&gt;&quot;&quot;;[Summary.F899]&lt;&gt;&quot;&quot;;[Summary.G899]&lt;&gt;&quot;&quot;;[Summary.H899]&lt;&gt;&quot;&quot;;[Summary.I899]&lt;&gt;&quot;&quot;);[Summary.A899];&quot;&quot;)">
            <text:p/>
          </table:table-cell>
        </table:table-row>
        <table:table-row table:style-name="ro3">
          <table:table-cell table:style-name="ce26" table:formula="of:=IF(AND([Summary.B900]&lt;&gt;&quot;&quot;; [Summary.C900]&lt;&gt;&quot;&quot;;[Summary.D900]&lt;&gt;&quot;&quot;;[Summary.E900]&lt;&gt;&quot;&quot;;[Summary.F900]&lt;&gt;&quot;&quot;;[Summary.G900]&lt;&gt;&quot;&quot;;[Summary.H900]&lt;&gt;&quot;&quot;;[Summary.I900]&lt;&gt;&quot;&quot;);[Summary.A900];&quot;&quot;)">
            <text:p/>
          </table:table-cell>
        </table:table-row>
        <table:table-row table:style-name="ro3">
          <table:table-cell table:style-name="ce26" table:formula="of:=IF(AND([Summary.B901]&lt;&gt;&quot;&quot;; [Summary.C901]&lt;&gt;&quot;&quot;;[Summary.D901]&lt;&gt;&quot;&quot;;[Summary.E901]&lt;&gt;&quot;&quot;;[Summary.F901]&lt;&gt;&quot;&quot;;[Summary.G901]&lt;&gt;&quot;&quot;;[Summary.H901]&lt;&gt;&quot;&quot;;[Summary.I901]&lt;&gt;&quot;&quot;);[Summary.A901];&quot;&quot;)">
            <text:p/>
          </table:table-cell>
        </table:table-row>
        <table:table-row table:style-name="ro3">
          <table:table-cell table:style-name="ce26" table:formula="of:=IF(AND([Summary.B902]&lt;&gt;&quot;&quot;; [Summary.C902]&lt;&gt;&quot;&quot;;[Summary.D902]&lt;&gt;&quot;&quot;;[Summary.E902]&lt;&gt;&quot;&quot;;[Summary.F902]&lt;&gt;&quot;&quot;;[Summary.G902]&lt;&gt;&quot;&quot;;[Summary.H902]&lt;&gt;&quot;&quot;;[Summary.I902]&lt;&gt;&quot;&quot;);[Summary.A902];&quot;&quot;)">
            <text:p/>
          </table:table-cell>
        </table:table-row>
        <table:table-row table:style-name="ro3">
          <table:table-cell table:style-name="ce26" table:formula="of:=IF(AND([Summary.B903]&lt;&gt;&quot;&quot;; [Summary.C903]&lt;&gt;&quot;&quot;;[Summary.D903]&lt;&gt;&quot;&quot;;[Summary.E903]&lt;&gt;&quot;&quot;;[Summary.F903]&lt;&gt;&quot;&quot;;[Summary.G903]&lt;&gt;&quot;&quot;;[Summary.H903]&lt;&gt;&quot;&quot;;[Summary.I903]&lt;&gt;&quot;&quot;);[Summary.A903];&quot;&quot;)">
            <text:p/>
          </table:table-cell>
        </table:table-row>
        <table:table-row table:style-name="ro3">
          <table:table-cell table:style-name="ce26" table:formula="of:=IF(AND([Summary.B904]&lt;&gt;&quot;&quot;; [Summary.C904]&lt;&gt;&quot;&quot;;[Summary.D904]&lt;&gt;&quot;&quot;;[Summary.E904]&lt;&gt;&quot;&quot;;[Summary.F904]&lt;&gt;&quot;&quot;;[Summary.G904]&lt;&gt;&quot;&quot;;[Summary.H904]&lt;&gt;&quot;&quot;;[Summary.I904]&lt;&gt;&quot;&quot;);[Summary.A904];&quot;&quot;)">
            <text:p/>
          </table:table-cell>
        </table:table-row>
        <table:table-row table:style-name="ro3">
          <table:table-cell table:style-name="ce26" table:formula="of:=IF(AND([Summary.B905]&lt;&gt;&quot;&quot;; [Summary.C905]&lt;&gt;&quot;&quot;;[Summary.D905]&lt;&gt;&quot;&quot;;[Summary.E905]&lt;&gt;&quot;&quot;;[Summary.F905]&lt;&gt;&quot;&quot;;[Summary.G905]&lt;&gt;&quot;&quot;;[Summary.H905]&lt;&gt;&quot;&quot;;[Summary.I905]&lt;&gt;&quot;&quot;);[Summary.A905];&quot;&quot;)">
            <text:p/>
          </table:table-cell>
        </table:table-row>
        <table:table-row table:style-name="ro3" table:number-rows-repeated="1047574">
          <table:table-cell/>
        </table:table-row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ummary.A1:Summary.I1048479">
          <table:sort>
            <table:sort-by table:field-number="0" table:data-type="automatic"/>
          </table:sort>
        </table:database-range>
        <table:database-range table:name="__Anonymous_Sheet_DB__3" table:target-range-address="'MySQL 5.7'.A1:'MySQL 5.7'.B1048407">
          <table:sort>
            <table:sort-by table:field-number="0" table:data-type="automatic"/>
          </table:sort>
        </table:database-range>
        <table:database-range table:name="__Anonymous_Sheet_DB__4" table:target-range-address="'Transact-SQL 2012'.A1:'Transact-SQL 2012'.B1048576">
          <table:sort>
            <table:sort-by table:field-number="0" table:data-type="automatic"/>
          </table:sort>
        </table:database-range>
        <table:database-range table:name="__Anonymous_Sheet_DB__6" table:target-range-address="'SQL 2011'.A1:'SQL 2011'.B1048576">
          <table:sort>
            <table:sort-by table:field-number="0" table:data-type="automatic"/>
          </table:sort>
        </table:database-range>
        <table:database-range table:name="__Anonymous_Sheet_DB__7" table:target-range-address="'SQL 2008'.A1:'SQL 2008'.B1048576">
          <table:sort>
            <table:sort-by table:field-number="0" table:data-type="automatic"/>
          </table:sort>
        </table:database-range>
        <table:database-range table:name="__Anonymous_Sheet_DB__8" table:target-range-address="'SQL 92'.A1:'SQL 92'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3">00/00/0000</text:date>, <text:time style:data-style-name="N2" text:time-value="0000-00-00T13:11:2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wford Currie</meta:initial-creator>
    <meta:creation-date>2014-02-03T09:44:08</meta:creation-date>
    <dc:date>2014-02-03T13:11:55</dc:date>
    <dc:creator>Crawford Currie</dc:creator>
    <meta:editing-duration>PT9M56S</meta:editing-duration>
    <meta:editing-cycles>2</meta:editing-cycles>
    <meta:generator>LibreOffice/3.6$Linux_x86 LibreOffice_project/360m1$Build-2</meta:generator>
    <meta:document-statistic meta:table-count="10" meta:cell-count="14530" meta:object-count="0"/>
  </office:meta>
</office:document-meta>
</file>